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pt"/>
    </style:style>
    <style:style style:name="co2" style:family="table-column">
      <style:table-column-properties fo:break-before="auto" style:column-width="66.19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5.2pt"/>
    </style:style>
    <style:style style:name="co6" style:family="table-column">
      <style:table-column-properties fo:break-before="auto" style:column-width="70.75pt"/>
    </style:style>
    <style:style style:name="co7" style:family="table-column">
      <style:table-column-properties fo:break-before="auto" style:column-width="76.79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58466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2a6099"/>
    </style:style>
    <style:style style:name="ce6" style:family="table-cell" style:parent-style-name="Default">
      <style:map style:condition="cell-content()=90" style:apply-style-name="Error" style:base-cell-address="Sheet2.A1"/>
    </style:style>
  </office:automatic-styles>
  <office:body>
    <office:spreadsheet>
      <table:calculation-settings table:automatic-find-labels="false" table:use-regular-expressions="false" table:use-wildcards="true"/>
      <table:table table:name="C-FT-Ensemb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column table:style-name="co4" table:number-columns-repeated="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37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0.7587805845" calcext:value-type="float">
            <text:p>0.7587805845</text:p>
          </table:table-cell>
          <table:table-cell table:style-name="ce2" office:value-type="float" office:value="0.7587410783" calcext:value-type="float">
            <text:p>0.7587410783</text:p>
          </table:table-cell>
          <table:table-cell table:style-name="ce2" office:value-type="float" office:value="0.7574383685" calcext:value-type="float">
            <text:p>0.7574383685</text:p>
          </table:table-cell>
          <table:table-cell table:number-columns-repeated="3" table:style-name="ce2" office:value-type="float" office:value="0.7559718636" calcext:value-type="float">
            <text:p>0.7559718636</text:p>
          </table:table-cell>
          <table:table-cell table:style-name="ce2" office:value-type="float" office:value="0.7557011527" calcext:value-type="float">
            <text:p>0.7557011527</text:p>
          </table:table-cell>
          <table:table-cell table:style-name="ce2" office:value-type="float" office:value="0.7549899747" calcext:value-type="float">
            <text:p>0.7549899747</text:p>
          </table:table-cell>
          <table:table-cell table:number-columns-repeated="3" table:style-name="ce2" office:value-type="float" office:value="0.7542151929" calcext:value-type="float">
            <text:p>0.7542151929</text:p>
          </table:table-cell>
          <table:table-cell table:number-columns-repeated="3" table:style-name="ce2" office:value-type="float" office:value="0.7534504185" calcext:value-type="float">
            <text:p>0.7534504185</text:p>
          </table:table-cell>
          <table:table-cell table:style-name="ce2" office:value-type="float" office:value="0.7508637608" calcext:value-type="float">
            <text:p>0.7508637608</text:p>
          </table:table-cell>
          <table:table-cell table:style-name="ce2" office:value-type="float" office:value="0.7499649385" calcext:value-type="float">
            <text:p>0.7499649385</text:p>
          </table:table-cell>
          <table:table-cell table:number-columns-repeated="3" table:style-name="ce2" office:value-type="float" office:value="0.7481851745" calcext:value-type="float">
            <text:p>0.7481851745</text:p>
          </table:table-cell>
          <table:table-cell table:style-name="ce2" office:value-type="float" office:value="0.7469518957" calcext:value-type="float">
            <text:p>0.7469518957</text:p>
          </table:table-cell>
          <table:table-cell table:style-name="ce2" office:value-type="float" office:value="0.7464377578" calcext:value-type="float">
            <text:p>0.7464377578</text:p>
          </table:table-cell>
          <table:table-cell table:style-name="ce2" office:value-type="float" office:value="0.7451261844" calcext:value-type="float">
            <text:p>0.7451261844</text:p>
          </table:table-cell>
          <table:table-cell table:number-columns-repeated="2" table:style-name="ce2" office:value-type="float" office:value="0.7447736872" calcext:value-type="float">
            <text:p>0.7447736872</text:p>
          </table:table-cell>
          <table:table-cell table:style-name="ce2" office:value-type="float" office:value="0.7433794161" calcext:value-type="float">
            <text:p>0.7433794161</text:p>
          </table:table-cell>
          <table:table-cell table:number-columns-repeated="3" table:style-name="ce2" office:value-type="float" office:value="0.7432186545" calcext:value-type="float">
            <text:p>0.7432186545</text:p>
          </table:table-cell>
          <table:table-cell table:number-columns-repeated="2" table:style-name="ce2" office:value-type="float" office:value="0.7419207454" calcext:value-type="float">
            <text:p>0.7419207454</text:p>
          </table:table-cell>
          <table:table-cell table:style-name="ce2" office:value-type="float" office:value="0.7412487153" calcext:value-type="float">
            <text:p>0.7412487153</text:p>
          </table:table-cell>
          <table:table-cell table:number-columns-repeated="3" table:style-name="ce2" office:value-type="float" office:value="0.7410724667" calcext:value-type="float">
            <text:p>0.7410724667</text:p>
          </table:table-cell>
          <table:table-cell table:style-name="ce2" office:value-type="float" office:value="0.7408785933" calcext:value-type="float">
            <text:p>0.7408785933</text:p>
          </table:table-cell>
          <table:table-cell table:style-name="ce2" office:value-type="float" office:value="0.7407023447" calcext:value-type="float">
            <text:p>0.7407023447</text:p>
          </table:table-cell>
          <table:table-cell table:number-columns-repeated="2" table:style-name="ce2" office:value-type="float" office:value="0.7400880072" calcext:value-type="float">
            <text:p>0.7400880072</text:p>
          </table:table-cell>
          <table:table-cell table:number-columns-repeated="3" table:style-name="ce2" office:value-type="float" office:value="0.7387869795" calcext:value-type="float">
            <text:p>0.7387869795</text:p>
          </table:table-cell>
          <table:table-cell table:number-columns-repeated="3" table:style-name="ce2" office:value-type="float" office:value="0.7386526949" calcext:value-type="float">
            <text:p>0.7386526949</text:p>
          </table:table-cell>
          <table:table-cell table:number-columns-repeated="2" table:style-name="ce2" office:value-type="float" office:value="0.7373712462" calcext:value-type="float">
            <text:p>0.7373712462</text:p>
          </table:table-cell>
          <table:table-cell table:style-name="ce2" office:value-type="float" office:value="0.7370011242" calcext:value-type="float">
            <text:p>0.7370011242</text:p>
          </table:table-cell>
          <table:table-cell table:style-name="ce2" office:value-type="float" office:value="0.7349442021" calcext:value-type="float">
            <text:p>0.7349442021</text:p>
          </table:table-cell>
          <table:table-cell table:number-columns-repeated="3" table:style-name="ce2" office:value-type="float" office:value="0.7339467061" calcext:value-type="float">
            <text:p>0.7339467061</text:p>
          </table:table-cell>
          <table:table-cell table:style-name="ce2" office:value-type="float" office:value="0.7334937771" calcext:value-type="float">
            <text:p>0.7334937771</text:p>
          </table:table-cell>
          <table:table-cell table:number-columns-repeated="3" table:style-name="ce2" office:value-type="float" office:value="0.732560019" calcext:value-type="float">
            <text:p>0.732560019</text:p>
          </table:table-cell>
          <table:table-cell table:style-name="ce2" office:value-type="float" office:value="0.732149755" calcext:value-type="float">
            <text:p>0.732149755</text:p>
          </table:table-cell>
          <table:table-cell table:style-name="ce2" office:value-type="float" office:value="0.731118813" calcext:value-type="float">
            <text:p>0.731118813</text:p>
          </table:table-cell>
          <table:table-cell table:number-columns-repeated="3" table:style-name="ce2" office:value-type="float" office:value="0.7299329214" calcext:value-type="float">
            <text:p>0.7299329214</text:p>
          </table:table-cell>
          <table:table-cell table:style-name="ce2" office:value-type="float" office:value="0.7274673051" calcext:value-type="float">
            <text:p>0.7274673051</text:p>
          </table:table-cell>
          <table:table-cell table:number-columns-repeated="3" table:style-name="ce2" office:value-type="float" office:value="0.7271766271" calcext:value-type="float">
            <text:p>0.7271766271</text:p>
          </table:table-cell>
          <table:table-cell table:number-columns-repeated="3" table:style-name="ce2" office:value-type="float" office:value="0.7258274676" calcext:value-type="float">
            <text:p>0.7258274676</text:p>
          </table:table-cell>
          <table:table-cell table:number-columns-repeated="2" table:style-name="ce2" office:value-type="float" office:value="0.7240773894" calcext:value-type="float">
            <text:p>0.7240773894</text:p>
          </table:table-cell>
          <table:table-cell table:number-columns-repeated="3" table:style-name="ce2" office:value-type="float" office:value="0.7234680346" calcext:value-type="float">
            <text:p>0.7234680346</text:p>
          </table:table-cell>
          <table:table-cell table:style-name="ce2" office:value-type="float" office:value="0.7220801812" calcext:value-type="float">
            <text:p>0.7220801812</text:p>
          </table:table-cell>
          <table:table-cell table:number-columns-repeated="2" table:style-name="ce2" office:value-type="float" office:value="0.7211968719" calcext:value-type="float">
            <text:p>0.7211968719</text:p>
          </table:table-cell>
          <table:table-cell table:style-name="ce2" office:value-type="float" office:value="0.7186618265" calcext:value-type="float">
            <text:p>0.7186618265</text:p>
          </table:table-cell>
          <table:table-cell table:number-columns-repeated="2" table:style-name="ce2" office:value-type="float" office:value="0.7164078528" calcext:value-type="float">
            <text:p>0.7164078528</text:p>
          </table:table-cell>
          <table:table-cell table:number-columns-repeated="2" table:style-name="ce2" office:value-type="float" office:value="0.7161840785" calcext:value-type="float">
            <text:p>0.7161840785</text:p>
          </table:table-cell>
          <table:table-cell table:number-columns-repeated="2" table:style-name="ce2" office:value-type="float" office:value="0.7131223382" calcext:value-type="float">
            <text:p>0.7131223382</text:p>
          </table:table-cell>
          <table:table-cell table:number-columns-repeated="3" table:style-name="ce2" office:value-type="float" office:value="0.7118163516" calcext:value-type="float">
            <text:p>0.7118163516</text:p>
          </table:table-cell>
          <table:table-cell table:number-columns-repeated="3" table:style-name="ce2" office:value-type="float" office:value="0.7089916391" calcext:value-type="float">
            <text:p>0.7089916391</text:p>
          </table:table-cell>
          <table:table-cell table:style-name="ce2" office:value-type="float" office:value="0.7211968719" calcext:value-type="float">
            <text:p>0.7211968719</text:p>
          </table:table-cell>
          <table:table-cell table:style-name="ce2" office:value-type="float" office:value="0.7186618265" calcext:value-type="float">
            <text:p>0.7186618265</text:p>
          </table:table-cell>
          <table:table-cell table:number-columns-repeated="2" table:style-name="ce2" office:value-type="float" office:value="0.7054385731" calcext:value-type="float">
            <text:p>0.7054385731</text:p>
          </table:table-cell>
          <table:table-cell table:number-columns-repeated="3" table:style-name="ce2" office:value-type="float" office:value="0.6992439231" calcext:value-type="float">
            <text:p>0.6992439231</text:p>
          </table:table-cell>
          <table:table-cell table:number-columns-repeated="3" table:style-name="ce2" office:value-type="float" office:value="0.697706597" calcext:value-type="float">
            <text:p>0.697706597</text:p>
          </table:table-cell>
          <table:table-cell table:number-columns-repeated="2" table:style-name="ce2" office:value-type="float" office:value="0.6817705141" calcext:value-type="float">
            <text:p>0.6817705141</text:p>
          </table:table-cell>
          <table:table-cell table:style-name="ce2" office:value-type="float" office:value="0.6787003647" calcext:value-type="float">
            <text:p>0.6787003647</text:p>
          </table:table-cell>
          <table:table-cell table:number-columns-repeated="3" table:style-name="ce2" office:value-type="float" office:value="0.6775475214" calcext:value-type="float">
            <text:p>0.6775475214</text:p>
          </table:table-cell>
          <table:table-cell table:number-columns-repeated="2" table:style-name="ce2" office:value-type="float" office:value="0.6728361335" calcext:value-type="float">
            <text:p>0.6728361335</text:p>
          </table:table-cell>
          <table:table-cell table:style-name="ce2" office:value-type="float" office:value="0.6787003647" calcext:value-type="float">
            <text:p>0.6787003647</text:p>
          </table:table-cell>
          <table:table-cell table:style-name="ce2" office:value-type="float" office:value="0.6671272372" calcext:value-type="float">
            <text:p>0.6671272372</text:p>
          </table:table-cell>
          <table:table-cell table:style-name="ce4" office:value-type="string" calcext:value-type="string">
            <text:p>Hard Ensemble</text:p>
          </table:table-cell>
          <table:table-cell table:style-name="ce4" office:value-type="string" calcext:value-type="string">
            <text:p>Soft Ensemble</text:p>
          </table:table-cell>
          <table:table-cell table:style-name="ce4" table:number-columns-repeated="110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2:.DE2])/COUNT([.A2:.DE2]));0)" office:value-type="float" office:value="0" calcext:value-type="float">
            <text:p>0</text:p>
          </table:table-cell>
          <table:table-cell table:formula="of:=ROUND(([.B2]*[.$B$1]+[.C2]*[.$C$1]+[.D2]*[.$D$1]+[.E2]*[.$E$1]+[.F2]*[.$F$1]+[.G2]*[.$G$1]+[.H2]*[.$H$1]+[.I2]*[.$I$1]+[.J2]*[.$J$1]+[.K2]*[.$K$1]+[.L2]*[.$L$1]+[.M2]*[.$M$1]+[.N2]*[.$N$1]+[.O2]*[.$O$1]+[.P2]*[.$P$1]+[.Q2]*[.$Q$1]+[.R2]*[.$R$1]+[.S2]*[.$S$1]+[.T2]*[.$T$1]+[.U2]*[.$U$1]+[.V2]*[.$V$1]+[.W2]*[.$W$1]+[.X2]*[.$X$1]+[.Y2]*[.$Y$1]+[.Z2]*[.$Z$1]+[.AA2]*[.$AA$1]+[.AB2]*[.$AB$1]+[.AC2]*[.$AC$1]+[.AD2]*[.$AD$1]+[.AE2]*[.$AE$1]+[.AF2]*[.$AF$1]+[.AG2]*[.$AG$1]+[.AH2]*[.$AH$1]+[.AI2]*[.$AI$1]+[.AJ2]*[.$AJ$1]+[.AK2]*[.$AK$1]+[.AL2]*[.$AL$1]+[.AM2]*[.$AM$1]+[.AN2]*[.$AN$1]+[.AO2]*[.$AO$1]+[.AP2]*[.$AP$1]+[.AQ2]*[.$AQ$1]+[.AR2]*[.$AR$1]+[.AS2]*[.$AS$1]+[.AT2]*[.$AT$1]+[.AU2]*[.$AU$1]+[.AV2]*[.$AV$1]+[.AW2]*[.$AW$1]+[.AX2]*[.$AX$1]+[.AY2]*[.$AY$1]+[.AZ2]*[.$AZ$1]+[.BA2]*[.$BA$1]+[.BB2]*[.$BB$1]+[.BC2]*[.$BC$1]+[.BD2]*[.$BD$1]+[.BE2]*[.$BE$1]+[.BF2]*[.$BF$1]+[.BG2]*[.$BG$1]+[.BH2]*[.$BH$1]+[.BI2]*[.$BI$1]+[.BJ2]*[.$BJ$1]+[.BK2]*[.$BK$1]+[.BL2]*[.$BL$1]+[.BM2]*[.$BM$1]+[.BN2]*[.$BN$1]+[.BO2]*[.$BO$1]+[.BP2]*[.$BP$1]+[.BQ2]*[.$BQ$1]+[.BR2]*[.$BR$1]+[.BS2]*[.$BS$1]+[.BT2]*[.$BT$1]+[.BU2]*[.$BU$1]+[.BV2]*[.$BV$1]+[.BW2]*[.$BW$1]+[.BX2]*[.$BX$1]+[.BY2]*[.$BY$1]+[.BZ2]*[.$BZ$1]+[.CA2]*[.$CA$1]+[.CB2]*[.$CB$1]+[.CC2]*[.$CC$1]+[.CD2]*[.$CD$1]+[.CE2]*[.$CE$1]+[.CF2]*[.$CF$1]+[.CG2]*[.$CG$1]+[.CH2]*[.$CH$1]+[.CI2]*[.$CI$1]+[.CJ2]*[.$CJ$1]+[.CK2]*[.$CK$1]+[.CL2]*[.$CL$1]+[.CM2]*[.$CM$1]+[.CN2]*[.$CN$1]+[.CO2]*[.$CO$1]+[.CP2]*[.$CP$1]+[.CQ2]*[.$CQ$1]+[.CR2]*[.$CR$1]+[.CS2]*[.$CS$1]+[.CT2]*[.$CT$1]+[.CU2]*[.$CU$1]+[.CV2]*[.$CV$1]+[.CW2]*[.$CW$1]+[.CX2]*[.$CX$1]+[.CY2]*[.$CY$1]+[.CZ2]*[.$CZ$1]+[.DA2]*[.$DA$1]+[.DB2]*[.$DB$1]+[.DC2]*[.$DC$1]+[.DD2]*[.$DD$1]+[.DE2]*[.$DE$1])/COUNT([.B2:.DE2]);0)" office:value-type="float" office:value="0" calcext:value-type="float">
            <text:p>0</text:p>
          </table:table-cell>
          <table:table-cell table:formula="of:=IF([.DG2]&lt;&gt;[.DF2];&quot;X&quot;;&quot;&quot;)">
            <text:p/>
          </table:table-cell>
          <table:table-cell table:number-columns-repeated="108"/>
          <table:table-cell table:formula="of:=IF([.HL2]&lt;&gt;[.HK2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3:.DE3])/COUNT([.A3:.DE3]));0)" office:value-type="float" office:value="0" calcext:value-type="float">
            <text:p>0</text:p>
          </table:table-cell>
          <table:table-cell table:formula="of:=ROUND(([.B3]*[.$B$1]+[.C3]*[.$C$1]+[.D3]*[.$D$1]+[.E3]*[.$E$1]+[.F3]*[.$F$1]+[.G3]*[.$G$1]+[.H3]*[.$H$1]+[.I3]*[.$I$1]+[.J3]*[.$J$1]+[.K3]*[.$K$1]+[.L3]*[.$L$1]+[.M3]*[.$M$1]+[.N3]*[.$N$1]+[.O3]*[.$O$1]+[.P3]*[.$P$1]+[.Q3]*[.$Q$1]+[.R3]*[.$R$1]+[.S3]*[.$S$1]+[.T3]*[.$T$1]+[.U3]*[.$U$1]+[.V3]*[.$V$1]+[.W3]*[.$W$1]+[.X3]*[.$X$1]+[.Y3]*[.$Y$1]+[.Z3]*[.$Z$1]+[.AA3]*[.$AA$1]+[.AB3]*[.$AB$1]+[.AC3]*[.$AC$1]+[.AD3]*[.$AD$1]+[.AE3]*[.$AE$1]+[.AF3]*[.$AF$1]+[.AG3]*[.$AG$1]+[.AH3]*[.$AH$1]+[.AI3]*[.$AI$1]+[.AJ3]*[.$AJ$1]+[.AK3]*[.$AK$1]+[.AL3]*[.$AL$1]+[.AM3]*[.$AM$1]+[.AN3]*[.$AN$1]+[.AO3]*[.$AO$1]+[.AP3]*[.$AP$1]+[.AQ3]*[.$AQ$1]+[.AR3]*[.$AR$1]+[.AS3]*[.$AS$1]+[.AT3]*[.$AT$1]+[.AU3]*[.$AU$1]+[.AV3]*[.$AV$1]+[.AW3]*[.$AW$1]+[.AX3]*[.$AX$1]+[.AY3]*[.$AY$1]+[.AZ3]*[.$AZ$1]+[.BA3]*[.$BA$1]+[.BB3]*[.$BB$1]+[.BC3]*[.$BC$1]+[.BD3]*[.$BD$1]+[.BE3]*[.$BE$1]+[.BF3]*[.$BF$1]+[.BG3]*[.$BG$1]+[.BH3]*[.$BH$1]+[.BI3]*[.$BI$1]+[.BJ3]*[.$BJ$1]+[.BK3]*[.$BK$1]+[.BL3]*[.$BL$1]+[.BM3]*[.$BM$1]+[.BN3]*[.$BN$1]+[.BO3]*[.$BO$1]+[.BP3]*[.$BP$1]+[.BQ3]*[.$BQ$1]+[.BR3]*[.$BR$1]+[.BS3]*[.$BS$1]+[.BT3]*[.$BT$1]+[.BU3]*[.$BU$1]+[.BV3]*[.$BV$1]+[.BW3]*[.$BW$1]+[.BX3]*[.$BX$1]+[.BY3]*[.$BY$1]+[.BZ3]*[.$BZ$1]+[.CA3]*[.$CA$1]+[.CB3]*[.$CB$1]+[.CC3]*[.$CC$1]+[.CD3]*[.$CD$1]+[.CE3]*[.$CE$1]+[.CF3]*[.$CF$1]+[.CG3]*[.$CG$1]+[.CH3]*[.$CH$1]+[.CI3]*[.$CI$1]+[.CJ3]*[.$CJ$1]+[.CK3]*[.$CK$1]+[.CL3]*[.$CL$1]+[.CM3]*[.$CM$1]+[.CN3]*[.$CN$1]+[.CO3]*[.$CO$1]+[.CP3]*[.$CP$1]+[.CQ3]*[.$CQ$1]+[.CR3]*[.$CR$1]+[.CS3]*[.$CS$1]+[.CT3]*[.$CT$1]+[.CU3]*[.$CU$1]+[.CV3]*[.$CV$1]+[.CW3]*[.$CW$1]+[.CX3]*[.$CX$1]+[.CY3]*[.$CY$1]+[.CZ3]*[.$CZ$1]+[.DA3]*[.$DA$1]+[.DB3]*[.$DB$1]+[.DC3]*[.$DC$1]+[.DD3]*[.$DD$1]+[.DE3]*[.$DE$1])/COUNT([.B3:.DE3]);0)" office:value-type="float" office:value="0" calcext:value-type="float">
            <text:p>0</text:p>
          </table:table-cell>
          <table:table-cell table:formula="of:=IF([.DG3]&lt;&gt;[.DF3];&quot;X&quot;;&quot;&quot;)">
            <text:p/>
          </table:table-cell>
          <table:table-cell table:number-columns-repeated="108"/>
          <table:table-cell table:formula="of:=IF([.HL3]&lt;&gt;[.HK3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4:.DE4])/COUNT([.A4:.DE4]));0)" office:value-type="float" office:value="0" calcext:value-type="float">
            <text:p>0</text:p>
          </table:table-cell>
          <table:table-cell table:formula="of:=ROUND(([.B4]*[.$B$1]+[.C4]*[.$C$1]+[.D4]*[.$D$1]+[.E4]*[.$E$1]+[.F4]*[.$F$1]+[.G4]*[.$G$1]+[.H4]*[.$H$1]+[.I4]*[.$I$1]+[.J4]*[.$J$1]+[.K4]*[.$K$1]+[.L4]*[.$L$1]+[.M4]*[.$M$1]+[.N4]*[.$N$1]+[.O4]*[.$O$1]+[.P4]*[.$P$1]+[.Q4]*[.$Q$1]+[.R4]*[.$R$1]+[.S4]*[.$S$1]+[.T4]*[.$T$1]+[.U4]*[.$U$1]+[.V4]*[.$V$1]+[.W4]*[.$W$1]+[.X4]*[.$X$1]+[.Y4]*[.$Y$1]+[.Z4]*[.$Z$1]+[.AA4]*[.$AA$1]+[.AB4]*[.$AB$1]+[.AC4]*[.$AC$1]+[.AD4]*[.$AD$1]+[.AE4]*[.$AE$1]+[.AF4]*[.$AF$1]+[.AG4]*[.$AG$1]+[.AH4]*[.$AH$1]+[.AI4]*[.$AI$1]+[.AJ4]*[.$AJ$1]+[.AK4]*[.$AK$1]+[.AL4]*[.$AL$1]+[.AM4]*[.$AM$1]+[.AN4]*[.$AN$1]+[.AO4]*[.$AO$1]+[.AP4]*[.$AP$1]+[.AQ4]*[.$AQ$1]+[.AR4]*[.$AR$1]+[.AS4]*[.$AS$1]+[.AT4]*[.$AT$1]+[.AU4]*[.$AU$1]+[.AV4]*[.$AV$1]+[.AW4]*[.$AW$1]+[.AX4]*[.$AX$1]+[.AY4]*[.$AY$1]+[.AZ4]*[.$AZ$1]+[.BA4]*[.$BA$1]+[.BB4]*[.$BB$1]+[.BC4]*[.$BC$1]+[.BD4]*[.$BD$1]+[.BE4]*[.$BE$1]+[.BF4]*[.$BF$1]+[.BG4]*[.$BG$1]+[.BH4]*[.$BH$1]+[.BI4]*[.$BI$1]+[.BJ4]*[.$BJ$1]+[.BK4]*[.$BK$1]+[.BL4]*[.$BL$1]+[.BM4]*[.$BM$1]+[.BN4]*[.$BN$1]+[.BO4]*[.$BO$1]+[.BP4]*[.$BP$1]+[.BQ4]*[.$BQ$1]+[.BR4]*[.$BR$1]+[.BS4]*[.$BS$1]+[.BT4]*[.$BT$1]+[.BU4]*[.$BU$1]+[.BV4]*[.$BV$1]+[.BW4]*[.$BW$1]+[.BX4]*[.$BX$1]+[.BY4]*[.$BY$1]+[.BZ4]*[.$BZ$1]+[.CA4]*[.$CA$1]+[.CB4]*[.$CB$1]+[.CC4]*[.$CC$1]+[.CD4]*[.$CD$1]+[.CE4]*[.$CE$1]+[.CF4]*[.$CF$1]+[.CG4]*[.$CG$1]+[.CH4]*[.$CH$1]+[.CI4]*[.$CI$1]+[.CJ4]*[.$CJ$1]+[.CK4]*[.$CK$1]+[.CL4]*[.$CL$1]+[.CM4]*[.$CM$1]+[.CN4]*[.$CN$1]+[.CO4]*[.$CO$1]+[.CP4]*[.$CP$1]+[.CQ4]*[.$CQ$1]+[.CR4]*[.$CR$1]+[.CS4]*[.$CS$1]+[.CT4]*[.$CT$1]+[.CU4]*[.$CU$1]+[.CV4]*[.$CV$1]+[.CW4]*[.$CW$1]+[.CX4]*[.$CX$1]+[.CY4]*[.$CY$1]+[.CZ4]*[.$CZ$1]+[.DA4]*[.$DA$1]+[.DB4]*[.$DB$1]+[.DC4]*[.$DC$1]+[.DD4]*[.$DD$1]+[.DE4]*[.$DE$1])/COUNT([.B4:.DE4]);0)" office:value-type="float" office:value="0" calcext:value-type="float">
            <text:p>0</text:p>
          </table:table-cell>
          <table:table-cell table:formula="of:=IF([.DG4]&lt;&gt;[.DF4];&quot;X&quot;;&quot;&quot;)">
            <text:p/>
          </table:table-cell>
          <table:table-cell table:number-columns-repeated="108"/>
          <table:table-cell table:formula="of:=IF([.HL4]&lt;&gt;[.HK4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5:.DE5])/COUNT([.A5:.DE5]));0)" office:value-type="float" office:value="0" calcext:value-type="float">
            <text:p>0</text:p>
          </table:table-cell>
          <table:table-cell table:formula="of:=ROUND(([.B5]*[.$B$1]+[.C5]*[.$C$1]+[.D5]*[.$D$1]+[.E5]*[.$E$1]+[.F5]*[.$F$1]+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+[.AM5]*[.$AM$1]+[.AN5]*[.$AN$1]+[.AO5]*[.$AO$1]+[.AP5]*[.$AP$1]+[.AQ5]*[.$AQ$1]+[.AR5]*[.$AR$1]+[.AS5]*[.$AS$1]+[.AT5]*[.$AT$1]+[.AU5]*[.$AU$1]+[.AV5]*[.$AV$1]+[.AW5]*[.$AW$1]+[.AX5]*[.$AX$1]+[.AY5]*[.$AY$1]+[.AZ5]*[.$AZ$1]+[.BA5]*[.$BA$1]+[.BB5]*[.$BB$1]+[.BC5]*[.$BC$1]+[.BD5]*[.$BD$1]+[.BE5]*[.$BE$1]+[.BF5]*[.$BF$1]+[.BG5]*[.$BG$1]+[.BH5]*[.$BH$1]+[.BI5]*[.$BI$1]+[.BJ5]*[.$BJ$1]+[.BK5]*[.$BK$1]+[.BL5]*[.$BL$1]+[.BM5]*[.$BM$1]+[.BN5]*[.$BN$1]+[.BO5]*[.$BO$1]+[.BP5]*[.$BP$1]+[.BQ5]*[.$BQ$1]+[.BR5]*[.$BR$1]+[.BS5]*[.$BS$1]+[.BT5]*[.$BT$1]+[.BU5]*[.$BU$1]+[.BV5]*[.$BV$1]+[.BW5]*[.$BW$1]+[.BX5]*[.$BX$1]+[.BY5]*[.$BY$1]+[.BZ5]*[.$BZ$1]+[.CA5]*[.$CA$1]+[.CB5]*[.$CB$1]+[.CC5]*[.$CC$1]+[.CD5]*[.$CD$1]+[.CE5]*[.$CE$1]+[.CF5]*[.$CF$1]+[.CG5]*[.$CG$1]+[.CH5]*[.$CH$1]+[.CI5]*[.$CI$1]+[.CJ5]*[.$CJ$1]+[.CK5]*[.$CK$1]+[.CL5]*[.$CL$1]+[.CM5]*[.$CM$1]+[.CN5]*[.$CN$1]+[.CO5]*[.$CO$1]+[.CP5]*[.$CP$1]+[.CQ5]*[.$CQ$1]+[.CR5]*[.$CR$1]+[.CS5]*[.$CS$1]+[.CT5]*[.$CT$1]+[.CU5]*[.$CU$1]+[.CV5]*[.$CV$1]+[.CW5]*[.$CW$1]+[.CX5]*[.$CX$1]+[.CY5]*[.$CY$1]+[.CZ5]*[.$CZ$1]+[.DA5]*[.$DA$1]+[.DB5]*[.$DB$1]+[.DC5]*[.$DC$1]+[.DD5]*[.$DD$1]+[.DE5]*[.$DE$1])/COUNT([.B5:.DE5]);0)" office:value-type="float" office:value="0" calcext:value-type="float">
            <text:p>0</text:p>
          </table:table-cell>
          <table:table-cell table:formula="of:=IF([.DG5]&lt;&gt;[.DF5];&quot;X&quot;;&quot;&quot;)">
            <text:p/>
          </table:table-cell>
          <table:table-cell table:number-columns-repeated="108"/>
          <table:table-cell table:formula="of:=IF([.HL5]&lt;&gt;[.HK5];&quot;X&quot;;&quot;&quot;)">
            <text:p/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6:.DE6])/COUNT([.A6:.DE6]));0)" office:value-type="float" office:value="0" calcext:value-type="float">
            <text:p>0</text:p>
          </table:table-cell>
          <table:table-cell table:formula="of:=ROUND(([.B6]*[.$B$1]+[.C6]*[.$C$1]+[.D6]*[.$D$1]+[.E6]*[.$E$1]+[.F6]*[.$F$1]+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+[.AM6]*[.$AM$1]+[.AN6]*[.$AN$1]+[.AO6]*[.$AO$1]+[.AP6]*[.$AP$1]+[.AQ6]*[.$AQ$1]+[.AR6]*[.$AR$1]+[.AS6]*[.$AS$1]+[.AT6]*[.$AT$1]+[.AU6]*[.$AU$1]+[.AV6]*[.$AV$1]+[.AW6]*[.$AW$1]+[.AX6]*[.$AX$1]+[.AY6]*[.$AY$1]+[.AZ6]*[.$AZ$1]+[.BA6]*[.$BA$1]+[.BB6]*[.$BB$1]+[.BC6]*[.$BC$1]+[.BD6]*[.$BD$1]+[.BE6]*[.$BE$1]+[.BF6]*[.$BF$1]+[.BG6]*[.$BG$1]+[.BH6]*[.$BH$1]+[.BI6]*[.$BI$1]+[.BJ6]*[.$BJ$1]+[.BK6]*[.$BK$1]+[.BL6]*[.$BL$1]+[.BM6]*[.$BM$1]+[.BN6]*[.$BN$1]+[.BO6]*[.$BO$1]+[.BP6]*[.$BP$1]+[.BQ6]*[.$BQ$1]+[.BR6]*[.$BR$1]+[.BS6]*[.$BS$1]+[.BT6]*[.$BT$1]+[.BU6]*[.$BU$1]+[.BV6]*[.$BV$1]+[.BW6]*[.$BW$1]+[.BX6]*[.$BX$1]+[.BY6]*[.$BY$1]+[.BZ6]*[.$BZ$1]+[.CA6]*[.$CA$1]+[.CB6]*[.$CB$1]+[.CC6]*[.$CC$1]+[.CD6]*[.$CD$1]+[.CE6]*[.$CE$1]+[.CF6]*[.$CF$1]+[.CG6]*[.$CG$1]+[.CH6]*[.$CH$1]+[.CI6]*[.$CI$1]+[.CJ6]*[.$CJ$1]+[.CK6]*[.$CK$1]+[.CL6]*[.$CL$1]+[.CM6]*[.$CM$1]+[.CN6]*[.$CN$1]+[.CO6]*[.$CO$1]+[.CP6]*[.$CP$1]+[.CQ6]*[.$CQ$1]+[.CR6]*[.$CR$1]+[.CS6]*[.$CS$1]+[.CT6]*[.$CT$1]+[.CU6]*[.$CU$1]+[.CV6]*[.$CV$1]+[.CW6]*[.$CW$1]+[.CX6]*[.$CX$1]+[.CY6]*[.$CY$1]+[.CZ6]*[.$CZ$1]+[.DA6]*[.$DA$1]+[.DB6]*[.$DB$1]+[.DC6]*[.$DC$1]+[.DD6]*[.$DD$1]+[.DE6]*[.$DE$1])/COUNT([.B6:.DE6]);0)" office:value-type="float" office:value="0" calcext:value-type="float">
            <text:p>0</text:p>
          </table:table-cell>
          <table:table-cell table:formula="of:=IF([.DG6]&lt;&gt;[.DF6];&quot;X&quot;;&quot;&quot;)">
            <text:p/>
          </table:table-cell>
          <table:table-cell table:number-columns-repeated="108"/>
          <table:table-cell table:formula="of:=IF([.HL6]&lt;&gt;[.HK6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7:.DE7])/COUNT([.A7:.DE7]));0)" office:value-type="float" office:value="0" calcext:value-type="float">
            <text:p>0</text:p>
          </table:table-cell>
          <table:table-cell table:formula="of:=ROUND(([.B7]*[.$B$1]+[.C7]*[.$C$1]+[.D7]*[.$D$1]+[.E7]*[.$E$1]+[.F7]*[.$F$1]+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+[.AM7]*[.$AM$1]+[.AN7]*[.$AN$1]+[.AO7]*[.$AO$1]+[.AP7]*[.$AP$1]+[.AQ7]*[.$AQ$1]+[.AR7]*[.$AR$1]+[.AS7]*[.$AS$1]+[.AT7]*[.$AT$1]+[.AU7]*[.$AU$1]+[.AV7]*[.$AV$1]+[.AW7]*[.$AW$1]+[.AX7]*[.$AX$1]+[.AY7]*[.$AY$1]+[.AZ7]*[.$AZ$1]+[.BA7]*[.$BA$1]+[.BB7]*[.$BB$1]+[.BC7]*[.$BC$1]+[.BD7]*[.$BD$1]+[.BE7]*[.$BE$1]+[.BF7]*[.$BF$1]+[.BG7]*[.$BG$1]+[.BH7]*[.$BH$1]+[.BI7]*[.$BI$1]+[.BJ7]*[.$BJ$1]+[.BK7]*[.$BK$1]+[.BL7]*[.$BL$1]+[.BM7]*[.$BM$1]+[.BN7]*[.$BN$1]+[.BO7]*[.$BO$1]+[.BP7]*[.$BP$1]+[.BQ7]*[.$BQ$1]+[.BR7]*[.$BR$1]+[.BS7]*[.$BS$1]+[.BT7]*[.$BT$1]+[.BU7]*[.$BU$1]+[.BV7]*[.$BV$1]+[.BW7]*[.$BW$1]+[.BX7]*[.$BX$1]+[.BY7]*[.$BY$1]+[.BZ7]*[.$BZ$1]+[.CA7]*[.$CA$1]+[.CB7]*[.$CB$1]+[.CC7]*[.$CC$1]+[.CD7]*[.$CD$1]+[.CE7]*[.$CE$1]+[.CF7]*[.$CF$1]+[.CG7]*[.$CG$1]+[.CH7]*[.$CH$1]+[.CI7]*[.$CI$1]+[.CJ7]*[.$CJ$1]+[.CK7]*[.$CK$1]+[.CL7]*[.$CL$1]+[.CM7]*[.$CM$1]+[.CN7]*[.$CN$1]+[.CO7]*[.$CO$1]+[.CP7]*[.$CP$1]+[.CQ7]*[.$CQ$1]+[.CR7]*[.$CR$1]+[.CS7]*[.$CS$1]+[.CT7]*[.$CT$1]+[.CU7]*[.$CU$1]+[.CV7]*[.$CV$1]+[.CW7]*[.$CW$1]+[.CX7]*[.$CX$1]+[.CY7]*[.$CY$1]+[.CZ7]*[.$CZ$1]+[.DA7]*[.$DA$1]+[.DB7]*[.$DB$1]+[.DC7]*[.$DC$1]+[.DD7]*[.$DD$1]+[.DE7]*[.$DE$1])/COUNT([.B7:.DE7]);0)" office:value-type="float" office:value="0" calcext:value-type="float">
            <text:p>0</text:p>
          </table:table-cell>
          <table:table-cell table:formula="of:=IF([.DG7]&lt;&gt;[.DF7];&quot;X&quot;;&quot;&quot;)">
            <text:p/>
          </table:table-cell>
          <table:table-cell table:number-columns-repeated="108"/>
          <table:table-cell table:formula="of:=IF([.HL7]&lt;&gt;[.HK7];&quot;X&quot;;&quot;&quot;)">
            <text:p/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8:.DE8])/COUNT([.A8:.DE8]));0)" office:value-type="float" office:value="0" calcext:value-type="float">
            <text:p>0</text:p>
          </table:table-cell>
          <table:table-cell table:formula="of:=ROUND(([.B8]*[.$B$1]+[.C8]*[.$C$1]+[.D8]*[.$D$1]+[.E8]*[.$E$1]+[.F8]*[.$F$1]+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+[.AM8]*[.$AM$1]+[.AN8]*[.$AN$1]+[.AO8]*[.$AO$1]+[.AP8]*[.$AP$1]+[.AQ8]*[.$AQ$1]+[.AR8]*[.$AR$1]+[.AS8]*[.$AS$1]+[.AT8]*[.$AT$1]+[.AU8]*[.$AU$1]+[.AV8]*[.$AV$1]+[.AW8]*[.$AW$1]+[.AX8]*[.$AX$1]+[.AY8]*[.$AY$1]+[.AZ8]*[.$AZ$1]+[.BA8]*[.$BA$1]+[.BB8]*[.$BB$1]+[.BC8]*[.$BC$1]+[.BD8]*[.$BD$1]+[.BE8]*[.$BE$1]+[.BF8]*[.$BF$1]+[.BG8]*[.$BG$1]+[.BH8]*[.$BH$1]+[.BI8]*[.$BI$1]+[.BJ8]*[.$BJ$1]+[.BK8]*[.$BK$1]+[.BL8]*[.$BL$1]+[.BM8]*[.$BM$1]+[.BN8]*[.$BN$1]+[.BO8]*[.$BO$1]+[.BP8]*[.$BP$1]+[.BQ8]*[.$BQ$1]+[.BR8]*[.$BR$1]+[.BS8]*[.$BS$1]+[.BT8]*[.$BT$1]+[.BU8]*[.$BU$1]+[.BV8]*[.$BV$1]+[.BW8]*[.$BW$1]+[.BX8]*[.$BX$1]+[.BY8]*[.$BY$1]+[.BZ8]*[.$BZ$1]+[.CA8]*[.$CA$1]+[.CB8]*[.$CB$1]+[.CC8]*[.$CC$1]+[.CD8]*[.$CD$1]+[.CE8]*[.$CE$1]+[.CF8]*[.$CF$1]+[.CG8]*[.$CG$1]+[.CH8]*[.$CH$1]+[.CI8]*[.$CI$1]+[.CJ8]*[.$CJ$1]+[.CK8]*[.$CK$1]+[.CL8]*[.$CL$1]+[.CM8]*[.$CM$1]+[.CN8]*[.$CN$1]+[.CO8]*[.$CO$1]+[.CP8]*[.$CP$1]+[.CQ8]*[.$CQ$1]+[.CR8]*[.$CR$1]+[.CS8]*[.$CS$1]+[.CT8]*[.$CT$1]+[.CU8]*[.$CU$1]+[.CV8]*[.$CV$1]+[.CW8]*[.$CW$1]+[.CX8]*[.$CX$1]+[.CY8]*[.$CY$1]+[.CZ8]*[.$CZ$1]+[.DA8]*[.$DA$1]+[.DB8]*[.$DB$1]+[.DC8]*[.$DC$1]+[.DD8]*[.$DD$1]+[.DE8]*[.$DE$1])/COUNT([.B8:.DE8]);0)" office:value-type="float" office:value="0" calcext:value-type="float">
            <text:p>0</text:p>
          </table:table-cell>
          <table:table-cell table:formula="of:=IF([.DG8]&lt;&gt;[.DF8];&quot;X&quot;;&quot;&quot;)">
            <text:p/>
          </table:table-cell>
          <table:table-cell table:number-columns-repeated="108"/>
          <table:table-cell table:formula="of:=IF([.HL8]&lt;&gt;[.HK8];&quot;X&quot;;&quot;&quot;)">
            <text:p/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9:.DE9])/COUNT([.A9:.DE9]));0)" office:value-type="float" office:value="0" calcext:value-type="float">
            <text:p>0</text:p>
          </table:table-cell>
          <table:table-cell table:formula="of:=ROUND(([.B9]*[.$B$1]+[.C9]*[.$C$1]+[.D9]*[.$D$1]+[.E9]*[.$E$1]+[.F9]*[.$F$1]+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+[.AM9]*[.$AM$1]+[.AN9]*[.$AN$1]+[.AO9]*[.$AO$1]+[.AP9]*[.$AP$1]+[.AQ9]*[.$AQ$1]+[.AR9]*[.$AR$1]+[.AS9]*[.$AS$1]+[.AT9]*[.$AT$1]+[.AU9]*[.$AU$1]+[.AV9]*[.$AV$1]+[.AW9]*[.$AW$1]+[.AX9]*[.$AX$1]+[.AY9]*[.$AY$1]+[.AZ9]*[.$AZ$1]+[.BA9]*[.$BA$1]+[.BB9]*[.$BB$1]+[.BC9]*[.$BC$1]+[.BD9]*[.$BD$1]+[.BE9]*[.$BE$1]+[.BF9]*[.$BF$1]+[.BG9]*[.$BG$1]+[.BH9]*[.$BH$1]+[.BI9]*[.$BI$1]+[.BJ9]*[.$BJ$1]+[.BK9]*[.$BK$1]+[.BL9]*[.$BL$1]+[.BM9]*[.$BM$1]+[.BN9]*[.$BN$1]+[.BO9]*[.$BO$1]+[.BP9]*[.$BP$1]+[.BQ9]*[.$BQ$1]+[.BR9]*[.$BR$1]+[.BS9]*[.$BS$1]+[.BT9]*[.$BT$1]+[.BU9]*[.$BU$1]+[.BV9]*[.$BV$1]+[.BW9]*[.$BW$1]+[.BX9]*[.$BX$1]+[.BY9]*[.$BY$1]+[.BZ9]*[.$BZ$1]+[.CA9]*[.$CA$1]+[.CB9]*[.$CB$1]+[.CC9]*[.$CC$1]+[.CD9]*[.$CD$1]+[.CE9]*[.$CE$1]+[.CF9]*[.$CF$1]+[.CG9]*[.$CG$1]+[.CH9]*[.$CH$1]+[.CI9]*[.$CI$1]+[.CJ9]*[.$CJ$1]+[.CK9]*[.$CK$1]+[.CL9]*[.$CL$1]+[.CM9]*[.$CM$1]+[.CN9]*[.$CN$1]+[.CO9]*[.$CO$1]+[.CP9]*[.$CP$1]+[.CQ9]*[.$CQ$1]+[.CR9]*[.$CR$1]+[.CS9]*[.$CS$1]+[.CT9]*[.$CT$1]+[.CU9]*[.$CU$1]+[.CV9]*[.$CV$1]+[.CW9]*[.$CW$1]+[.CX9]*[.$CX$1]+[.CY9]*[.$CY$1]+[.CZ9]*[.$CZ$1]+[.DA9]*[.$DA$1]+[.DB9]*[.$DB$1]+[.DC9]*[.$DC$1]+[.DD9]*[.$DD$1]+[.DE9]*[.$DE$1])/COUNT([.B9:.DE9]);0)" office:value-type="float" office:value="0" calcext:value-type="float">
            <text:p>0</text:p>
          </table:table-cell>
          <table:table-cell table:formula="of:=IF([.DG9]&lt;&gt;[.DF9];&quot;X&quot;;&quot;&quot;)">
            <text:p/>
          </table:table-cell>
          <table:table-cell table:number-columns-repeated="108"/>
          <table:table-cell table:formula="of:=IF([.HL9]&lt;&gt;[.HK9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0:.DE10])/COUNT([.A10:.DE10]));0)" office:value-type="float" office:value="1" calcext:value-type="float">
            <text:p>1</text:p>
          </table:table-cell>
          <table:table-cell table:formula="of:=ROUND(([.B10]*[.$B$1]+[.C10]*[.$C$1]+[.D10]*[.$D$1]+[.E10]*[.$E$1]+[.F10]*[.$F$1]+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+[.AM10]*[.$AM$1]+[.AN10]*[.$AN$1]+[.AO10]*[.$AO$1]+[.AP10]*[.$AP$1]+[.AQ10]*[.$AQ$1]+[.AR10]*[.$AR$1]+[.AS10]*[.$AS$1]+[.AT10]*[.$AT$1]+[.AU10]*[.$AU$1]+[.AV10]*[.$AV$1]+[.AW10]*[.$AW$1]+[.AX10]*[.$AX$1]+[.AY10]*[.$AY$1]+[.AZ10]*[.$AZ$1]+[.BA10]*[.$BA$1]+[.BB10]*[.$BB$1]+[.BC10]*[.$BC$1]+[.BD10]*[.$BD$1]+[.BE10]*[.$BE$1]+[.BF10]*[.$BF$1]+[.BG10]*[.$BG$1]+[.BH10]*[.$BH$1]+[.BI10]*[.$BI$1]+[.BJ10]*[.$BJ$1]+[.BK10]*[.$BK$1]+[.BL10]*[.$BL$1]+[.BM10]*[.$BM$1]+[.BN10]*[.$BN$1]+[.BO10]*[.$BO$1]+[.BP10]*[.$BP$1]+[.BQ10]*[.$BQ$1]+[.BR10]*[.$BR$1]+[.BS10]*[.$BS$1]+[.BT10]*[.$BT$1]+[.BU10]*[.$BU$1]+[.BV10]*[.$BV$1]+[.BW10]*[.$BW$1]+[.BX10]*[.$BX$1]+[.BY10]*[.$BY$1]+[.BZ10]*[.$BZ$1]+[.CA10]*[.$CA$1]+[.CB10]*[.$CB$1]+[.CC10]*[.$CC$1]+[.CD10]*[.$CD$1]+[.CE10]*[.$CE$1]+[.CF10]*[.$CF$1]+[.CG10]*[.$CG$1]+[.CH10]*[.$CH$1]+[.CI10]*[.$CI$1]+[.CJ10]*[.$CJ$1]+[.CK10]*[.$CK$1]+[.CL10]*[.$CL$1]+[.CM10]*[.$CM$1]+[.CN10]*[.$CN$1]+[.CO10]*[.$CO$1]+[.CP10]*[.$CP$1]+[.CQ10]*[.$CQ$1]+[.CR10]*[.$CR$1]+[.CS10]*[.$CS$1]+[.CT10]*[.$CT$1]+[.CU10]*[.$CU$1]+[.CV10]*[.$CV$1]+[.CW10]*[.$CW$1]+[.CX10]*[.$CX$1]+[.CY10]*[.$CY$1]+[.CZ10]*[.$CZ$1]+[.DA10]*[.$DA$1]+[.DB10]*[.$DB$1]+[.DC10]*[.$DC$1]+[.DD10]*[.$DD$1]+[.DE10]*[.$DE$1])/COUNT([.B10:.DE10]);0)" office:value-type="float" office:value="1" calcext:value-type="float">
            <text:p>1</text:p>
          </table:table-cell>
          <table:table-cell table:formula="of:=IF([.DG10]&lt;&gt;[.DF10];&quot;X&quot;;&quot;&quot;)">
            <text:p/>
          </table:table-cell>
          <table:table-cell table:number-columns-repeated="108"/>
          <table:table-cell table:formula="of:=IF([.HL10]&lt;&gt;[.HK10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1:.DE11])/COUNT([.A11:.DE11]));0)" office:value-type="float" office:value="1" calcext:value-type="float">
            <text:p>1</text:p>
          </table:table-cell>
          <table:table-cell table:formula="of:=ROUND(([.B11]*[.$B$1]+[.C11]*[.$C$1]+[.D11]*[.$D$1]+[.E11]*[.$E$1]+[.F11]*[.$F$1]+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+[.AM11]*[.$AM$1]+[.AN11]*[.$AN$1]+[.AO11]*[.$AO$1]+[.AP11]*[.$AP$1]+[.AQ11]*[.$AQ$1]+[.AR11]*[.$AR$1]+[.AS11]*[.$AS$1]+[.AT11]*[.$AT$1]+[.AU11]*[.$AU$1]+[.AV11]*[.$AV$1]+[.AW11]*[.$AW$1]+[.AX11]*[.$AX$1]+[.AY11]*[.$AY$1]+[.AZ11]*[.$AZ$1]+[.BA11]*[.$BA$1]+[.BB11]*[.$BB$1]+[.BC11]*[.$BC$1]+[.BD11]*[.$BD$1]+[.BE11]*[.$BE$1]+[.BF11]*[.$BF$1]+[.BG11]*[.$BG$1]+[.BH11]*[.$BH$1]+[.BI11]*[.$BI$1]+[.BJ11]*[.$BJ$1]+[.BK11]*[.$BK$1]+[.BL11]*[.$BL$1]+[.BM11]*[.$BM$1]+[.BN11]*[.$BN$1]+[.BO11]*[.$BO$1]+[.BP11]*[.$BP$1]+[.BQ11]*[.$BQ$1]+[.BR11]*[.$BR$1]+[.BS11]*[.$BS$1]+[.BT11]*[.$BT$1]+[.BU11]*[.$BU$1]+[.BV11]*[.$BV$1]+[.BW11]*[.$BW$1]+[.BX11]*[.$BX$1]+[.BY11]*[.$BY$1]+[.BZ11]*[.$BZ$1]+[.CA11]*[.$CA$1]+[.CB11]*[.$CB$1]+[.CC11]*[.$CC$1]+[.CD11]*[.$CD$1]+[.CE11]*[.$CE$1]+[.CF11]*[.$CF$1]+[.CG11]*[.$CG$1]+[.CH11]*[.$CH$1]+[.CI11]*[.$CI$1]+[.CJ11]*[.$CJ$1]+[.CK11]*[.$CK$1]+[.CL11]*[.$CL$1]+[.CM11]*[.$CM$1]+[.CN11]*[.$CN$1]+[.CO11]*[.$CO$1]+[.CP11]*[.$CP$1]+[.CQ11]*[.$CQ$1]+[.CR11]*[.$CR$1]+[.CS11]*[.$CS$1]+[.CT11]*[.$CT$1]+[.CU11]*[.$CU$1]+[.CV11]*[.$CV$1]+[.CW11]*[.$CW$1]+[.CX11]*[.$CX$1]+[.CY11]*[.$CY$1]+[.CZ11]*[.$CZ$1]+[.DA11]*[.$DA$1]+[.DB11]*[.$DB$1]+[.DC11]*[.$DC$1]+[.DD11]*[.$DD$1]+[.DE11]*[.$DE$1])/COUNT([.B11:.DE11]);0)" office:value-type="float" office:value="1" calcext:value-type="float">
            <text:p>1</text:p>
          </table:table-cell>
          <table:table-cell table:formula="of:=IF([.DG11]&lt;&gt;[.DF11];&quot;X&quot;;&quot;&quot;)">
            <text:p/>
          </table:table-cell>
          <table:table-cell table:number-columns-repeated="108"/>
          <table:table-cell table:formula="of:=IF([.HL11]&lt;&gt;[.HK11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2:.DE12])/COUNT([.A12:.DE12]));0)" office:value-type="float" office:value="1" calcext:value-type="float">
            <text:p>1</text:p>
          </table:table-cell>
          <table:table-cell table:formula="of:=ROUND(([.B12]*[.$B$1]+[.C12]*[.$C$1]+[.D12]*[.$D$1]+[.E12]*[.$E$1]+[.F12]*[.$F$1]+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+[.AM12]*[.$AM$1]+[.AN12]*[.$AN$1]+[.AO12]*[.$AO$1]+[.AP12]*[.$AP$1]+[.AQ12]*[.$AQ$1]+[.AR12]*[.$AR$1]+[.AS12]*[.$AS$1]+[.AT12]*[.$AT$1]+[.AU12]*[.$AU$1]+[.AV12]*[.$AV$1]+[.AW12]*[.$AW$1]+[.AX12]*[.$AX$1]+[.AY12]*[.$AY$1]+[.AZ12]*[.$AZ$1]+[.BA12]*[.$BA$1]+[.BB12]*[.$BB$1]+[.BC12]*[.$BC$1]+[.BD12]*[.$BD$1]+[.BE12]*[.$BE$1]+[.BF12]*[.$BF$1]+[.BG12]*[.$BG$1]+[.BH12]*[.$BH$1]+[.BI12]*[.$BI$1]+[.BJ12]*[.$BJ$1]+[.BK12]*[.$BK$1]+[.BL12]*[.$BL$1]+[.BM12]*[.$BM$1]+[.BN12]*[.$BN$1]+[.BO12]*[.$BO$1]+[.BP12]*[.$BP$1]+[.BQ12]*[.$BQ$1]+[.BR12]*[.$BR$1]+[.BS12]*[.$BS$1]+[.BT12]*[.$BT$1]+[.BU12]*[.$BU$1]+[.BV12]*[.$BV$1]+[.BW12]*[.$BW$1]+[.BX12]*[.$BX$1]+[.BY12]*[.$BY$1]+[.BZ12]*[.$BZ$1]+[.CA12]*[.$CA$1]+[.CB12]*[.$CB$1]+[.CC12]*[.$CC$1]+[.CD12]*[.$CD$1]+[.CE12]*[.$CE$1]+[.CF12]*[.$CF$1]+[.CG12]*[.$CG$1]+[.CH12]*[.$CH$1]+[.CI12]*[.$CI$1]+[.CJ12]*[.$CJ$1]+[.CK12]*[.$CK$1]+[.CL12]*[.$CL$1]+[.CM12]*[.$CM$1]+[.CN12]*[.$CN$1]+[.CO12]*[.$CO$1]+[.CP12]*[.$CP$1]+[.CQ12]*[.$CQ$1]+[.CR12]*[.$CR$1]+[.CS12]*[.$CS$1]+[.CT12]*[.$CT$1]+[.CU12]*[.$CU$1]+[.CV12]*[.$CV$1]+[.CW12]*[.$CW$1]+[.CX12]*[.$CX$1]+[.CY12]*[.$CY$1]+[.CZ12]*[.$CZ$1]+[.DA12]*[.$DA$1]+[.DB12]*[.$DB$1]+[.DC12]*[.$DC$1]+[.DD12]*[.$DD$1]+[.DE12]*[.$DE$1])/COUNT([.B12:.DE12]);0)" office:value-type="float" office:value="1" calcext:value-type="float">
            <text:p>1</text:p>
          </table:table-cell>
          <table:table-cell table:formula="of:=IF([.DG12]&lt;&gt;[.DF12];&quot;X&quot;;&quot;&quot;)">
            <text:p/>
          </table:table-cell>
          <table:table-cell table:number-columns-repeated="108"/>
          <table:table-cell table:formula="of:=IF([.HL12]&lt;&gt;[.HK12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3:.DE13])/COUNT([.A13:.DE13]));0)" office:value-type="float" office:value="1" calcext:value-type="float">
            <text:p>1</text:p>
          </table:table-cell>
          <table:table-cell table:formula="of:=ROUND(([.B13]*[.$B$1]+[.C13]*[.$C$1]+[.D13]*[.$D$1]+[.E13]*[.$E$1]+[.F13]*[.$F$1]+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+[.AM13]*[.$AM$1]+[.AN13]*[.$AN$1]+[.AO13]*[.$AO$1]+[.AP13]*[.$AP$1]+[.AQ13]*[.$AQ$1]+[.AR13]*[.$AR$1]+[.AS13]*[.$AS$1]+[.AT13]*[.$AT$1]+[.AU13]*[.$AU$1]+[.AV13]*[.$AV$1]+[.AW13]*[.$AW$1]+[.AX13]*[.$AX$1]+[.AY13]*[.$AY$1]+[.AZ13]*[.$AZ$1]+[.BA13]*[.$BA$1]+[.BB13]*[.$BB$1]+[.BC13]*[.$BC$1]+[.BD13]*[.$BD$1]+[.BE13]*[.$BE$1]+[.BF13]*[.$BF$1]+[.BG13]*[.$BG$1]+[.BH13]*[.$BH$1]+[.BI13]*[.$BI$1]+[.BJ13]*[.$BJ$1]+[.BK13]*[.$BK$1]+[.BL13]*[.$BL$1]+[.BM13]*[.$BM$1]+[.BN13]*[.$BN$1]+[.BO13]*[.$BO$1]+[.BP13]*[.$BP$1]+[.BQ13]*[.$BQ$1]+[.BR13]*[.$BR$1]+[.BS13]*[.$BS$1]+[.BT13]*[.$BT$1]+[.BU13]*[.$BU$1]+[.BV13]*[.$BV$1]+[.BW13]*[.$BW$1]+[.BX13]*[.$BX$1]+[.BY13]*[.$BY$1]+[.BZ13]*[.$BZ$1]+[.CA13]*[.$CA$1]+[.CB13]*[.$CB$1]+[.CC13]*[.$CC$1]+[.CD13]*[.$CD$1]+[.CE13]*[.$CE$1]+[.CF13]*[.$CF$1]+[.CG13]*[.$CG$1]+[.CH13]*[.$CH$1]+[.CI13]*[.$CI$1]+[.CJ13]*[.$CJ$1]+[.CK13]*[.$CK$1]+[.CL13]*[.$CL$1]+[.CM13]*[.$CM$1]+[.CN13]*[.$CN$1]+[.CO13]*[.$CO$1]+[.CP13]*[.$CP$1]+[.CQ13]*[.$CQ$1]+[.CR13]*[.$CR$1]+[.CS13]*[.$CS$1]+[.CT13]*[.$CT$1]+[.CU13]*[.$CU$1]+[.CV13]*[.$CV$1]+[.CW13]*[.$CW$1]+[.CX13]*[.$CX$1]+[.CY13]*[.$CY$1]+[.CZ13]*[.$CZ$1]+[.DA13]*[.$DA$1]+[.DB13]*[.$DB$1]+[.DC13]*[.$DC$1]+[.DD13]*[.$DD$1]+[.DE13]*[.$DE$1])/COUNT([.B13:.DE13]);0)" office:value-type="float" office:value="1" calcext:value-type="float">
            <text:p>1</text:p>
          </table:table-cell>
          <table:table-cell table:formula="of:=IF([.DG13]&lt;&gt;[.DF13];&quot;X&quot;;&quot;&quot;)">
            <text:p/>
          </table:table-cell>
          <table:table-cell table:number-columns-repeated="108"/>
          <table:table-cell table:formula="of:=IF([.HL13]&lt;&gt;[.HK13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4:.DE14])/COUNT([.A14:.DE14]));0)" office:value-type="float" office:value="1" calcext:value-type="float">
            <text:p>1</text:p>
          </table:table-cell>
          <table:table-cell table:formula="of:=ROUND(([.B14]*[.$B$1]+[.C14]*[.$C$1]+[.D14]*[.$D$1]+[.E14]*[.$E$1]+[.F14]*[.$F$1]+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+[.AM14]*[.$AM$1]+[.AN14]*[.$AN$1]+[.AO14]*[.$AO$1]+[.AP14]*[.$AP$1]+[.AQ14]*[.$AQ$1]+[.AR14]*[.$AR$1]+[.AS14]*[.$AS$1]+[.AT14]*[.$AT$1]+[.AU14]*[.$AU$1]+[.AV14]*[.$AV$1]+[.AW14]*[.$AW$1]+[.AX14]*[.$AX$1]+[.AY14]*[.$AY$1]+[.AZ14]*[.$AZ$1]+[.BA14]*[.$BA$1]+[.BB14]*[.$BB$1]+[.BC14]*[.$BC$1]+[.BD14]*[.$BD$1]+[.BE14]*[.$BE$1]+[.BF14]*[.$BF$1]+[.BG14]*[.$BG$1]+[.BH14]*[.$BH$1]+[.BI14]*[.$BI$1]+[.BJ14]*[.$BJ$1]+[.BK14]*[.$BK$1]+[.BL14]*[.$BL$1]+[.BM14]*[.$BM$1]+[.BN14]*[.$BN$1]+[.BO14]*[.$BO$1]+[.BP14]*[.$BP$1]+[.BQ14]*[.$BQ$1]+[.BR14]*[.$BR$1]+[.BS14]*[.$BS$1]+[.BT14]*[.$BT$1]+[.BU14]*[.$BU$1]+[.BV14]*[.$BV$1]+[.BW14]*[.$BW$1]+[.BX14]*[.$BX$1]+[.BY14]*[.$BY$1]+[.BZ14]*[.$BZ$1]+[.CA14]*[.$CA$1]+[.CB14]*[.$CB$1]+[.CC14]*[.$CC$1]+[.CD14]*[.$CD$1]+[.CE14]*[.$CE$1]+[.CF14]*[.$CF$1]+[.CG14]*[.$CG$1]+[.CH14]*[.$CH$1]+[.CI14]*[.$CI$1]+[.CJ14]*[.$CJ$1]+[.CK14]*[.$CK$1]+[.CL14]*[.$CL$1]+[.CM14]*[.$CM$1]+[.CN14]*[.$CN$1]+[.CO14]*[.$CO$1]+[.CP14]*[.$CP$1]+[.CQ14]*[.$CQ$1]+[.CR14]*[.$CR$1]+[.CS14]*[.$CS$1]+[.CT14]*[.$CT$1]+[.CU14]*[.$CU$1]+[.CV14]*[.$CV$1]+[.CW14]*[.$CW$1]+[.CX14]*[.$CX$1]+[.CY14]*[.$CY$1]+[.CZ14]*[.$CZ$1]+[.DA14]*[.$DA$1]+[.DB14]*[.$DB$1]+[.DC14]*[.$DC$1]+[.DD14]*[.$DD$1]+[.DE14]*[.$DE$1])/COUNT([.B14:.DE14]);0)" office:value-type="float" office:value="1" calcext:value-type="float">
            <text:p>1</text:p>
          </table:table-cell>
          <table:table-cell table:formula="of:=IF([.DG14]&lt;&gt;[.DF14];&quot;X&quot;;&quot;&quot;)">
            <text:p/>
          </table:table-cell>
          <table:table-cell table:number-columns-repeated="108"/>
          <table:table-cell table:formula="of:=IF([.HL14]&lt;&gt;[.HK14];&quot;X&quot;;&quot;&quot;)">
            <text:p/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(SUM([.B15:.DE15])/COUNT([.A15:.DE15]));0)" office:value-type="float" office:value="1" calcext:value-type="float">
            <text:p>1</text:p>
          </table:table-cell>
          <table:table-cell table:formula="of:=ROUND(([.B15]*[.$B$1]+[.C15]*[.$C$1]+[.D15]*[.$D$1]+[.E15]*[.$E$1]+[.F15]*[.$F$1]+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+[.AM15]*[.$AM$1]+[.AN15]*[.$AN$1]+[.AO15]*[.$AO$1]+[.AP15]*[.$AP$1]+[.AQ15]*[.$AQ$1]+[.AR15]*[.$AR$1]+[.AS15]*[.$AS$1]+[.AT15]*[.$AT$1]+[.AU15]*[.$AU$1]+[.AV15]*[.$AV$1]+[.AW15]*[.$AW$1]+[.AX15]*[.$AX$1]+[.AY15]*[.$AY$1]+[.AZ15]*[.$AZ$1]+[.BA15]*[.$BA$1]+[.BB15]*[.$BB$1]+[.BC15]*[.$BC$1]+[.BD15]*[.$BD$1]+[.BE15]*[.$BE$1]+[.BF15]*[.$BF$1]+[.BG15]*[.$BG$1]+[.BH15]*[.$BH$1]+[.BI15]*[.$BI$1]+[.BJ15]*[.$BJ$1]+[.BK15]*[.$BK$1]+[.BL15]*[.$BL$1]+[.BM15]*[.$BM$1]+[.BN15]*[.$BN$1]+[.BO15]*[.$BO$1]+[.BP15]*[.$BP$1]+[.BQ15]*[.$BQ$1]+[.BR15]*[.$BR$1]+[.BS15]*[.$BS$1]+[.BT15]*[.$BT$1]+[.BU15]*[.$BU$1]+[.BV15]*[.$BV$1]+[.BW15]*[.$BW$1]+[.BX15]*[.$BX$1]+[.BY15]*[.$BY$1]+[.BZ15]*[.$BZ$1]+[.CA15]*[.$CA$1]+[.CB15]*[.$CB$1]+[.CC15]*[.$CC$1]+[.CD15]*[.$CD$1]+[.CE15]*[.$CE$1]+[.CF15]*[.$CF$1]+[.CG15]*[.$CG$1]+[.CH15]*[.$CH$1]+[.CI15]*[.$CI$1]+[.CJ15]*[.$CJ$1]+[.CK15]*[.$CK$1]+[.CL15]*[.$CL$1]+[.CM15]*[.$CM$1]+[.CN15]*[.$CN$1]+[.CO15]*[.$CO$1]+[.CP15]*[.$CP$1]+[.CQ15]*[.$CQ$1]+[.CR15]*[.$CR$1]+[.CS15]*[.$CS$1]+[.CT15]*[.$CT$1]+[.CU15]*[.$CU$1]+[.CV15]*[.$CV$1]+[.CW15]*[.$CW$1]+[.CX15]*[.$CX$1]+[.CY15]*[.$CY$1]+[.CZ15]*[.$CZ$1]+[.DA15]*[.$DA$1]+[.DB15]*[.$DB$1]+[.DC15]*[.$DC$1]+[.DD15]*[.$DD$1]+[.DE15]*[.$DE$1])/COUNT([.B15:.DE15]);0)" office:value-type="float" office:value="1" calcext:value-type="float">
            <text:p>1</text:p>
          </table:table-cell>
          <table:table-cell table:formula="of:=IF([.DG15]&lt;&gt;[.DF15];&quot;X&quot;;&quot;&quot;)">
            <text:p/>
          </table:table-cell>
          <table:table-cell table:number-columns-repeated="108"/>
          <table:table-cell table:formula="of:=IF([.HL15]&lt;&gt;[.HK15];&quot;X&quot;;&quot;&quot;)">
            <text:p/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ROUND((SUM([.B16:.DE16])/COUNT([.A16:.DE16]));0)" office:value-type="float" office:value="1" calcext:value-type="float">
            <text:p>1</text:p>
          </table:table-cell>
          <table:table-cell table:formula="of:=ROUND(([.B16]*[.$B$1]+[.C16]*[.$C$1]+[.D16]*[.$D$1]+[.E16]*[.$E$1]+[.F16]*[.$F$1]+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+[.AM16]*[.$AM$1]+[.AN16]*[.$AN$1]+[.AO16]*[.$AO$1]+[.AP16]*[.$AP$1]+[.AQ16]*[.$AQ$1]+[.AR16]*[.$AR$1]+[.AS16]*[.$AS$1]+[.AT16]*[.$AT$1]+[.AU16]*[.$AU$1]+[.AV16]*[.$AV$1]+[.AW16]*[.$AW$1]+[.AX16]*[.$AX$1]+[.AY16]*[.$AY$1]+[.AZ16]*[.$AZ$1]+[.BA16]*[.$BA$1]+[.BB16]*[.$BB$1]+[.BC16]*[.$BC$1]+[.BD16]*[.$BD$1]+[.BE16]*[.$BE$1]+[.BF16]*[.$BF$1]+[.BG16]*[.$BG$1]+[.BH16]*[.$BH$1]+[.BI16]*[.$BI$1]+[.BJ16]*[.$BJ$1]+[.BK16]*[.$BK$1]+[.BL16]*[.$BL$1]+[.BM16]*[.$BM$1]+[.BN16]*[.$BN$1]+[.BO16]*[.$BO$1]+[.BP16]*[.$BP$1]+[.BQ16]*[.$BQ$1]+[.BR16]*[.$BR$1]+[.BS16]*[.$BS$1]+[.BT16]*[.$BT$1]+[.BU16]*[.$BU$1]+[.BV16]*[.$BV$1]+[.BW16]*[.$BW$1]+[.BX16]*[.$BX$1]+[.BY16]*[.$BY$1]+[.BZ16]*[.$BZ$1]+[.CA16]*[.$CA$1]+[.CB16]*[.$CB$1]+[.CC16]*[.$CC$1]+[.CD16]*[.$CD$1]+[.CE16]*[.$CE$1]+[.CF16]*[.$CF$1]+[.CG16]*[.$CG$1]+[.CH16]*[.$CH$1]+[.CI16]*[.$CI$1]+[.CJ16]*[.$CJ$1]+[.CK16]*[.$CK$1]+[.CL16]*[.$CL$1]+[.CM16]*[.$CM$1]+[.CN16]*[.$CN$1]+[.CO16]*[.$CO$1]+[.CP16]*[.$CP$1]+[.CQ16]*[.$CQ$1]+[.CR16]*[.$CR$1]+[.CS16]*[.$CS$1]+[.CT16]*[.$CT$1]+[.CU16]*[.$CU$1]+[.CV16]*[.$CV$1]+[.CW16]*[.$CW$1]+[.CX16]*[.$CX$1]+[.CY16]*[.$CY$1]+[.CZ16]*[.$CZ$1]+[.DA16]*[.$DA$1]+[.DB16]*[.$DB$1]+[.DC16]*[.$DC$1]+[.DD16]*[.$DD$1]+[.DE16]*[.$DE$1])/COUNT([.B16:.DE16]);0)" office:value-type="float" office:value="1" calcext:value-type="float">
            <text:p>1</text:p>
          </table:table-cell>
          <table:table-cell table:formula="of:=IF([.DG16]&lt;&gt;[.DF16];&quot;X&quot;;&quot;&quot;)">
            <text:p/>
          </table:table-cell>
          <table:table-cell table:number-columns-repeated="108"/>
          <table:table-cell table:formula="of:=IF([.HL16]&lt;&gt;[.HK16];&quot;X&quot;;&quot;&quot;)">
            <text:p/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SUM([.B17:.DE17])/COUNT([.A17:.DE17]));0)" office:value-type="float" office:value="1" calcext:value-type="float">
            <text:p>1</text:p>
          </table:table-cell>
          <table:table-cell table:formula="of:=ROUND(([.B17]*[.$B$1]+[.C17]*[.$C$1]+[.D17]*[.$D$1]+[.E17]*[.$E$1]+[.F17]*[.$F$1]+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+[.AM17]*[.$AM$1]+[.AN17]*[.$AN$1]+[.AO17]*[.$AO$1]+[.AP17]*[.$AP$1]+[.AQ17]*[.$AQ$1]+[.AR17]*[.$AR$1]+[.AS17]*[.$AS$1]+[.AT17]*[.$AT$1]+[.AU17]*[.$AU$1]+[.AV17]*[.$AV$1]+[.AW17]*[.$AW$1]+[.AX17]*[.$AX$1]+[.AY17]*[.$AY$1]+[.AZ17]*[.$AZ$1]+[.BA17]*[.$BA$1]+[.BB17]*[.$BB$1]+[.BC17]*[.$BC$1]+[.BD17]*[.$BD$1]+[.BE17]*[.$BE$1]+[.BF17]*[.$BF$1]+[.BG17]*[.$BG$1]+[.BH17]*[.$BH$1]+[.BI17]*[.$BI$1]+[.BJ17]*[.$BJ$1]+[.BK17]*[.$BK$1]+[.BL17]*[.$BL$1]+[.BM17]*[.$BM$1]+[.BN17]*[.$BN$1]+[.BO17]*[.$BO$1]+[.BP17]*[.$BP$1]+[.BQ17]*[.$BQ$1]+[.BR17]*[.$BR$1]+[.BS17]*[.$BS$1]+[.BT17]*[.$BT$1]+[.BU17]*[.$BU$1]+[.BV17]*[.$BV$1]+[.BW17]*[.$BW$1]+[.BX17]*[.$BX$1]+[.BY17]*[.$BY$1]+[.BZ17]*[.$BZ$1]+[.CA17]*[.$CA$1]+[.CB17]*[.$CB$1]+[.CC17]*[.$CC$1]+[.CD17]*[.$CD$1]+[.CE17]*[.$CE$1]+[.CF17]*[.$CF$1]+[.CG17]*[.$CG$1]+[.CH17]*[.$CH$1]+[.CI17]*[.$CI$1]+[.CJ17]*[.$CJ$1]+[.CK17]*[.$CK$1]+[.CL17]*[.$CL$1]+[.CM17]*[.$CM$1]+[.CN17]*[.$CN$1]+[.CO17]*[.$CO$1]+[.CP17]*[.$CP$1]+[.CQ17]*[.$CQ$1]+[.CR17]*[.$CR$1]+[.CS17]*[.$CS$1]+[.CT17]*[.$CT$1]+[.CU17]*[.$CU$1]+[.CV17]*[.$CV$1]+[.CW17]*[.$CW$1]+[.CX17]*[.$CX$1]+[.CY17]*[.$CY$1]+[.CZ17]*[.$CZ$1]+[.DA17]*[.$DA$1]+[.DB17]*[.$DB$1]+[.DC17]*[.$DC$1]+[.DD17]*[.$DD$1]+[.DE17]*[.$DE$1])/COUNT([.B17:.DE17]);0)" office:value-type="float" office:value="0" calcext:value-type="float">
            <text:p>0</text:p>
          </table:table-cell>
          <table:table-cell table:formula="of:=IF([.DG17]&lt;&gt;[.DF17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HL17]&lt;&gt;[.HK17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8:.DE18])/COUNT([.A18:.DE18]));0)" office:value-type="float" office:value="0" calcext:value-type="float">
            <text:p>0</text:p>
          </table:table-cell>
          <table:table-cell table:formula="of:=ROUND(([.B18]*[.$B$1]+[.C18]*[.$C$1]+[.D18]*[.$D$1]+[.E18]*[.$E$1]+[.F18]*[.$F$1]+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+[.AM18]*[.$AM$1]+[.AN18]*[.$AN$1]+[.AO18]*[.$AO$1]+[.AP18]*[.$AP$1]+[.AQ18]*[.$AQ$1]+[.AR18]*[.$AR$1]+[.AS18]*[.$AS$1]+[.AT18]*[.$AT$1]+[.AU18]*[.$AU$1]+[.AV18]*[.$AV$1]+[.AW18]*[.$AW$1]+[.AX18]*[.$AX$1]+[.AY18]*[.$AY$1]+[.AZ18]*[.$AZ$1]+[.BA18]*[.$BA$1]+[.BB18]*[.$BB$1]+[.BC18]*[.$BC$1]+[.BD18]*[.$BD$1]+[.BE18]*[.$BE$1]+[.BF18]*[.$BF$1]+[.BG18]*[.$BG$1]+[.BH18]*[.$BH$1]+[.BI18]*[.$BI$1]+[.BJ18]*[.$BJ$1]+[.BK18]*[.$BK$1]+[.BL18]*[.$BL$1]+[.BM18]*[.$BM$1]+[.BN18]*[.$BN$1]+[.BO18]*[.$BO$1]+[.BP18]*[.$BP$1]+[.BQ18]*[.$BQ$1]+[.BR18]*[.$BR$1]+[.BS18]*[.$BS$1]+[.BT18]*[.$BT$1]+[.BU18]*[.$BU$1]+[.BV18]*[.$BV$1]+[.BW18]*[.$BW$1]+[.BX18]*[.$BX$1]+[.BY18]*[.$BY$1]+[.BZ18]*[.$BZ$1]+[.CA18]*[.$CA$1]+[.CB18]*[.$CB$1]+[.CC18]*[.$CC$1]+[.CD18]*[.$CD$1]+[.CE18]*[.$CE$1]+[.CF18]*[.$CF$1]+[.CG18]*[.$CG$1]+[.CH18]*[.$CH$1]+[.CI18]*[.$CI$1]+[.CJ18]*[.$CJ$1]+[.CK18]*[.$CK$1]+[.CL18]*[.$CL$1]+[.CM18]*[.$CM$1]+[.CN18]*[.$CN$1]+[.CO18]*[.$CO$1]+[.CP18]*[.$CP$1]+[.CQ18]*[.$CQ$1]+[.CR18]*[.$CR$1]+[.CS18]*[.$CS$1]+[.CT18]*[.$CT$1]+[.CU18]*[.$CU$1]+[.CV18]*[.$CV$1]+[.CW18]*[.$CW$1]+[.CX18]*[.$CX$1]+[.CY18]*[.$CY$1]+[.CZ18]*[.$CZ$1]+[.DA18]*[.$DA$1]+[.DB18]*[.$DB$1]+[.DC18]*[.$DC$1]+[.DD18]*[.$DD$1]+[.DE18]*[.$DE$1])/COUNT([.B18:.DE18]);0)" office:value-type="float" office:value="0" calcext:value-type="float">
            <text:p>0</text:p>
          </table:table-cell>
          <table:table-cell table:formula="of:=IF([.DG18]&lt;&gt;[.DF18];&quot;X&quot;;&quot;&quot;)">
            <text:p/>
          </table:table-cell>
          <table:table-cell table:number-columns-repeated="108"/>
          <table:table-cell table:formula="of:=IF([.HL18]&lt;&gt;[.HK18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9:.DE19])/COUNT([.A19:.DE19]));0)" office:value-type="float" office:value="0" calcext:value-type="float">
            <text:p>0</text:p>
          </table:table-cell>
          <table:table-cell table:formula="of:=ROUND(([.B19]*[.$B$1]+[.C19]*[.$C$1]+[.D19]*[.$D$1]+[.E19]*[.$E$1]+[.F19]*[.$F$1]+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+[.AM19]*[.$AM$1]+[.AN19]*[.$AN$1]+[.AO19]*[.$AO$1]+[.AP19]*[.$AP$1]+[.AQ19]*[.$AQ$1]+[.AR19]*[.$AR$1]+[.AS19]*[.$AS$1]+[.AT19]*[.$AT$1]+[.AU19]*[.$AU$1]+[.AV19]*[.$AV$1]+[.AW19]*[.$AW$1]+[.AX19]*[.$AX$1]+[.AY19]*[.$AY$1]+[.AZ19]*[.$AZ$1]+[.BA19]*[.$BA$1]+[.BB19]*[.$BB$1]+[.BC19]*[.$BC$1]+[.BD19]*[.$BD$1]+[.BE19]*[.$BE$1]+[.BF19]*[.$BF$1]+[.BG19]*[.$BG$1]+[.BH19]*[.$BH$1]+[.BI19]*[.$BI$1]+[.BJ19]*[.$BJ$1]+[.BK19]*[.$BK$1]+[.BL19]*[.$BL$1]+[.BM19]*[.$BM$1]+[.BN19]*[.$BN$1]+[.BO19]*[.$BO$1]+[.BP19]*[.$BP$1]+[.BQ19]*[.$BQ$1]+[.BR19]*[.$BR$1]+[.BS19]*[.$BS$1]+[.BT19]*[.$BT$1]+[.BU19]*[.$BU$1]+[.BV19]*[.$BV$1]+[.BW19]*[.$BW$1]+[.BX19]*[.$BX$1]+[.BY19]*[.$BY$1]+[.BZ19]*[.$BZ$1]+[.CA19]*[.$CA$1]+[.CB19]*[.$CB$1]+[.CC19]*[.$CC$1]+[.CD19]*[.$CD$1]+[.CE19]*[.$CE$1]+[.CF19]*[.$CF$1]+[.CG19]*[.$CG$1]+[.CH19]*[.$CH$1]+[.CI19]*[.$CI$1]+[.CJ19]*[.$CJ$1]+[.CK19]*[.$CK$1]+[.CL19]*[.$CL$1]+[.CM19]*[.$CM$1]+[.CN19]*[.$CN$1]+[.CO19]*[.$CO$1]+[.CP19]*[.$CP$1]+[.CQ19]*[.$CQ$1]+[.CR19]*[.$CR$1]+[.CS19]*[.$CS$1]+[.CT19]*[.$CT$1]+[.CU19]*[.$CU$1]+[.CV19]*[.$CV$1]+[.CW19]*[.$CW$1]+[.CX19]*[.$CX$1]+[.CY19]*[.$CY$1]+[.CZ19]*[.$CZ$1]+[.DA19]*[.$DA$1]+[.DB19]*[.$DB$1]+[.DC19]*[.$DC$1]+[.DD19]*[.$DD$1]+[.DE19]*[.$DE$1])/COUNT([.B19:.DE19]);0)" office:value-type="float" office:value="0" calcext:value-type="float">
            <text:p>0</text:p>
          </table:table-cell>
          <table:table-cell table:formula="of:=IF([.DG19]&lt;&gt;[.DF19];&quot;X&quot;;&quot;&quot;)">
            <text:p/>
          </table:table-cell>
          <table:table-cell table:number-columns-repeated="108"/>
          <table:table-cell table:formula="of:=IF([.HL19]&lt;&gt;[.HK19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20:.DE20])/COUNT([.A20:.DE20]));0)" office:value-type="float" office:value="0" calcext:value-type="float">
            <text:p>0</text:p>
          </table:table-cell>
          <table:table-cell table:formula="of:=ROUND(([.B20]*[.$B$1]+[.C20]*[.$C$1]+[.D20]*[.$D$1]+[.E20]*[.$E$1]+[.F20]*[.$F$1]+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+[.AM20]*[.$AM$1]+[.AN20]*[.$AN$1]+[.AO20]*[.$AO$1]+[.AP20]*[.$AP$1]+[.AQ20]*[.$AQ$1]+[.AR20]*[.$AR$1]+[.AS20]*[.$AS$1]+[.AT20]*[.$AT$1]+[.AU20]*[.$AU$1]+[.AV20]*[.$AV$1]+[.AW20]*[.$AW$1]+[.AX20]*[.$AX$1]+[.AY20]*[.$AY$1]+[.AZ20]*[.$AZ$1]+[.BA20]*[.$BA$1]+[.BB20]*[.$BB$1]+[.BC20]*[.$BC$1]+[.BD20]*[.$BD$1]+[.BE20]*[.$BE$1]+[.BF20]*[.$BF$1]+[.BG20]*[.$BG$1]+[.BH20]*[.$BH$1]+[.BI20]*[.$BI$1]+[.BJ20]*[.$BJ$1]+[.BK20]*[.$BK$1]+[.BL20]*[.$BL$1]+[.BM20]*[.$BM$1]+[.BN20]*[.$BN$1]+[.BO20]*[.$BO$1]+[.BP20]*[.$BP$1]+[.BQ20]*[.$BQ$1]+[.BR20]*[.$BR$1]+[.BS20]*[.$BS$1]+[.BT20]*[.$BT$1]+[.BU20]*[.$BU$1]+[.BV20]*[.$BV$1]+[.BW20]*[.$BW$1]+[.BX20]*[.$BX$1]+[.BY20]*[.$BY$1]+[.BZ20]*[.$BZ$1]+[.CA20]*[.$CA$1]+[.CB20]*[.$CB$1]+[.CC20]*[.$CC$1]+[.CD20]*[.$CD$1]+[.CE20]*[.$CE$1]+[.CF20]*[.$CF$1]+[.CG20]*[.$CG$1]+[.CH20]*[.$CH$1]+[.CI20]*[.$CI$1]+[.CJ20]*[.$CJ$1]+[.CK20]*[.$CK$1]+[.CL20]*[.$CL$1]+[.CM20]*[.$CM$1]+[.CN20]*[.$CN$1]+[.CO20]*[.$CO$1]+[.CP20]*[.$CP$1]+[.CQ20]*[.$CQ$1]+[.CR20]*[.$CR$1]+[.CS20]*[.$CS$1]+[.CT20]*[.$CT$1]+[.CU20]*[.$CU$1]+[.CV20]*[.$CV$1]+[.CW20]*[.$CW$1]+[.CX20]*[.$CX$1]+[.CY20]*[.$CY$1]+[.CZ20]*[.$CZ$1]+[.DA20]*[.$DA$1]+[.DB20]*[.$DB$1]+[.DC20]*[.$DC$1]+[.DD20]*[.$DD$1]+[.DE20]*[.$DE$1])/COUNT([.B20:.DE20]);0)" office:value-type="float" office:value="0" calcext:value-type="float">
            <text:p>0</text:p>
          </table:table-cell>
          <table:table-cell table:formula="of:=IF([.DG20]&lt;&gt;[.DF20];&quot;X&quot;;&quot;&quot;)">
            <text:p/>
          </table:table-cell>
          <table:table-cell table:number-columns-repeated="108"/>
          <table:table-cell table:formula="of:=IF([.HL20]&lt;&gt;[.HK20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21:.DE21])/COUNT([.A21:.DE21]));0)" office:value-type="float" office:value="0" calcext:value-type="float">
            <text:p>0</text:p>
          </table:table-cell>
          <table:table-cell table:formula="of:=ROUND(([.B21]*[.$B$1]+[.C21]*[.$C$1]+[.D21]*[.$D$1]+[.E21]*[.$E$1]+[.F21]*[.$F$1]+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+[.AM21]*[.$AM$1]+[.AN21]*[.$AN$1]+[.AO21]*[.$AO$1]+[.AP21]*[.$AP$1]+[.AQ21]*[.$AQ$1]+[.AR21]*[.$AR$1]+[.AS21]*[.$AS$1]+[.AT21]*[.$AT$1]+[.AU21]*[.$AU$1]+[.AV21]*[.$AV$1]+[.AW21]*[.$AW$1]+[.AX21]*[.$AX$1]+[.AY21]*[.$AY$1]+[.AZ21]*[.$AZ$1]+[.BA21]*[.$BA$1]+[.BB21]*[.$BB$1]+[.BC21]*[.$BC$1]+[.BD21]*[.$BD$1]+[.BE21]*[.$BE$1]+[.BF21]*[.$BF$1]+[.BG21]*[.$BG$1]+[.BH21]*[.$BH$1]+[.BI21]*[.$BI$1]+[.BJ21]*[.$BJ$1]+[.BK21]*[.$BK$1]+[.BL21]*[.$BL$1]+[.BM21]*[.$BM$1]+[.BN21]*[.$BN$1]+[.BO21]*[.$BO$1]+[.BP21]*[.$BP$1]+[.BQ21]*[.$BQ$1]+[.BR21]*[.$BR$1]+[.BS21]*[.$BS$1]+[.BT21]*[.$BT$1]+[.BU21]*[.$BU$1]+[.BV21]*[.$BV$1]+[.BW21]*[.$BW$1]+[.BX21]*[.$BX$1]+[.BY21]*[.$BY$1]+[.BZ21]*[.$BZ$1]+[.CA21]*[.$CA$1]+[.CB21]*[.$CB$1]+[.CC21]*[.$CC$1]+[.CD21]*[.$CD$1]+[.CE21]*[.$CE$1]+[.CF21]*[.$CF$1]+[.CG21]*[.$CG$1]+[.CH21]*[.$CH$1]+[.CI21]*[.$CI$1]+[.CJ21]*[.$CJ$1]+[.CK21]*[.$CK$1]+[.CL21]*[.$CL$1]+[.CM21]*[.$CM$1]+[.CN21]*[.$CN$1]+[.CO21]*[.$CO$1]+[.CP21]*[.$CP$1]+[.CQ21]*[.$CQ$1]+[.CR21]*[.$CR$1]+[.CS21]*[.$CS$1]+[.CT21]*[.$CT$1]+[.CU21]*[.$CU$1]+[.CV21]*[.$CV$1]+[.CW21]*[.$CW$1]+[.CX21]*[.$CX$1]+[.CY21]*[.$CY$1]+[.CZ21]*[.$CZ$1]+[.DA21]*[.$DA$1]+[.DB21]*[.$DB$1]+[.DC21]*[.$DC$1]+[.DD21]*[.$DD$1]+[.DE21]*[.$DE$1])/COUNT([.B21:.DE21]);0)" office:value-type="float" office:value="0" calcext:value-type="float">
            <text:p>0</text:p>
          </table:table-cell>
          <table:table-cell table:formula="of:=IF([.DG21]&lt;&gt;[.DF21];&quot;X&quot;;&quot;&quot;)">
            <text:p/>
          </table:table-cell>
          <table:table-cell table:number-columns-repeated="108"/>
          <table:table-cell table:formula="of:=IF([.HL21]&lt;&gt;[.HK21];&quot;X&quot;;&quot;&quot;)">
            <text:p/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formula="of:=ROUND((SUM([.B22:.DE22])/COUNT([.A22:.DE22]));0)" office:value-type="float" office:value="0" calcext:value-type="float">
            <text:p>0</text:p>
          </table:table-cell>
          <table:table-cell table:formula="of:=ROUND(([.B22]*[.$B$1]+[.C22]*[.$C$1]+[.D22]*[.$D$1]+[.E22]*[.$E$1]+[.F22]*[.$F$1]+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+[.AM22]*[.$AM$1]+[.AN22]*[.$AN$1]+[.AO22]*[.$AO$1]+[.AP22]*[.$AP$1]+[.AQ22]*[.$AQ$1]+[.AR22]*[.$AR$1]+[.AS22]*[.$AS$1]+[.AT22]*[.$AT$1]+[.AU22]*[.$AU$1]+[.AV22]*[.$AV$1]+[.AW22]*[.$AW$1]+[.AX22]*[.$AX$1]+[.AY22]*[.$AY$1]+[.AZ22]*[.$AZ$1]+[.BA22]*[.$BA$1]+[.BB22]*[.$BB$1]+[.BC22]*[.$BC$1]+[.BD22]*[.$BD$1]+[.BE22]*[.$BE$1]+[.BF22]*[.$BF$1]+[.BG22]*[.$BG$1]+[.BH22]*[.$BH$1]+[.BI22]*[.$BI$1]+[.BJ22]*[.$BJ$1]+[.BK22]*[.$BK$1]+[.BL22]*[.$BL$1]+[.BM22]*[.$BM$1]+[.BN22]*[.$BN$1]+[.BO22]*[.$BO$1]+[.BP22]*[.$BP$1]+[.BQ22]*[.$BQ$1]+[.BR22]*[.$BR$1]+[.BS22]*[.$BS$1]+[.BT22]*[.$BT$1]+[.BU22]*[.$BU$1]+[.BV22]*[.$BV$1]+[.BW22]*[.$BW$1]+[.BX22]*[.$BX$1]+[.BY22]*[.$BY$1]+[.BZ22]*[.$BZ$1]+[.CA22]*[.$CA$1]+[.CB22]*[.$CB$1]+[.CC22]*[.$CC$1]+[.CD22]*[.$CD$1]+[.CE22]*[.$CE$1]+[.CF22]*[.$CF$1]+[.CG22]*[.$CG$1]+[.CH22]*[.$CH$1]+[.CI22]*[.$CI$1]+[.CJ22]*[.$CJ$1]+[.CK22]*[.$CK$1]+[.CL22]*[.$CL$1]+[.CM22]*[.$CM$1]+[.CN22]*[.$CN$1]+[.CO22]*[.$CO$1]+[.CP22]*[.$CP$1]+[.CQ22]*[.$CQ$1]+[.CR22]*[.$CR$1]+[.CS22]*[.$CS$1]+[.CT22]*[.$CT$1]+[.CU22]*[.$CU$1]+[.CV22]*[.$CV$1]+[.CW22]*[.$CW$1]+[.CX22]*[.$CX$1]+[.CY22]*[.$CY$1]+[.CZ22]*[.$CZ$1]+[.DA22]*[.$DA$1]+[.DB22]*[.$DB$1]+[.DC22]*[.$DC$1]+[.DD22]*[.$DD$1]+[.DE22]*[.$DE$1])/COUNT([.B22:.DE22]);0)" office:value-type="float" office:value="0" calcext:value-type="float">
            <text:p>0</text:p>
          </table:table-cell>
          <table:table-cell table:formula="of:=IF([.DG22]&lt;&gt;[.DF22];&quot;X&quot;;&quot;&quot;)">
            <text:p/>
          </table:table-cell>
          <table:table-cell table:number-columns-repeated="108"/>
          <table:table-cell table:formula="of:=IF([.HL22]&lt;&gt;[.HK22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23:.DE23])/COUNT([.A23:.DE23]));0)" office:value-type="float" office:value="0" calcext:value-type="float">
            <text:p>0</text:p>
          </table:table-cell>
          <table:table-cell table:formula="of:=ROUND(([.B23]*[.$B$1]+[.C23]*[.$C$1]+[.D23]*[.$D$1]+[.E23]*[.$E$1]+[.F23]*[.$F$1]+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+[.AM23]*[.$AM$1]+[.AN23]*[.$AN$1]+[.AO23]*[.$AO$1]+[.AP23]*[.$AP$1]+[.AQ23]*[.$AQ$1]+[.AR23]*[.$AR$1]+[.AS23]*[.$AS$1]+[.AT23]*[.$AT$1]+[.AU23]*[.$AU$1]+[.AV23]*[.$AV$1]+[.AW23]*[.$AW$1]+[.AX23]*[.$AX$1]+[.AY23]*[.$AY$1]+[.AZ23]*[.$AZ$1]+[.BA23]*[.$BA$1]+[.BB23]*[.$BB$1]+[.BC23]*[.$BC$1]+[.BD23]*[.$BD$1]+[.BE23]*[.$BE$1]+[.BF23]*[.$BF$1]+[.BG23]*[.$BG$1]+[.BH23]*[.$BH$1]+[.BI23]*[.$BI$1]+[.BJ23]*[.$BJ$1]+[.BK23]*[.$BK$1]+[.BL23]*[.$BL$1]+[.BM23]*[.$BM$1]+[.BN23]*[.$BN$1]+[.BO23]*[.$BO$1]+[.BP23]*[.$BP$1]+[.BQ23]*[.$BQ$1]+[.BR23]*[.$BR$1]+[.BS23]*[.$BS$1]+[.BT23]*[.$BT$1]+[.BU23]*[.$BU$1]+[.BV23]*[.$BV$1]+[.BW23]*[.$BW$1]+[.BX23]*[.$BX$1]+[.BY23]*[.$BY$1]+[.BZ23]*[.$BZ$1]+[.CA23]*[.$CA$1]+[.CB23]*[.$CB$1]+[.CC23]*[.$CC$1]+[.CD23]*[.$CD$1]+[.CE23]*[.$CE$1]+[.CF23]*[.$CF$1]+[.CG23]*[.$CG$1]+[.CH23]*[.$CH$1]+[.CI23]*[.$CI$1]+[.CJ23]*[.$CJ$1]+[.CK23]*[.$CK$1]+[.CL23]*[.$CL$1]+[.CM23]*[.$CM$1]+[.CN23]*[.$CN$1]+[.CO23]*[.$CO$1]+[.CP23]*[.$CP$1]+[.CQ23]*[.$CQ$1]+[.CR23]*[.$CR$1]+[.CS23]*[.$CS$1]+[.CT23]*[.$CT$1]+[.CU23]*[.$CU$1]+[.CV23]*[.$CV$1]+[.CW23]*[.$CW$1]+[.CX23]*[.$CX$1]+[.CY23]*[.$CY$1]+[.CZ23]*[.$CZ$1]+[.DA23]*[.$DA$1]+[.DB23]*[.$DB$1]+[.DC23]*[.$DC$1]+[.DD23]*[.$DD$1]+[.DE23]*[.$DE$1])/COUNT([.B23:.DE23]);0)" office:value-type="float" office:value="0" calcext:value-type="float">
            <text:p>0</text:p>
          </table:table-cell>
          <table:table-cell table:formula="of:=IF([.DG23]&lt;&gt;[.DF23];&quot;X&quot;;&quot;&quot;)">
            <text:p/>
          </table:table-cell>
          <table:table-cell table:number-columns-repeated="108"/>
          <table:table-cell table:formula="of:=IF([.HL23]&lt;&gt;[.HK23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24:.DE24])/COUNT([.A24:.DE24]));0)" office:value-type="float" office:value="0" calcext:value-type="float">
            <text:p>0</text:p>
          </table:table-cell>
          <table:table-cell table:formula="of:=ROUND(([.B24]*[.$B$1]+[.C24]*[.$C$1]+[.D24]*[.$D$1]+[.E24]*[.$E$1]+[.F24]*[.$F$1]+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+[.AM24]*[.$AM$1]+[.AN24]*[.$AN$1]+[.AO24]*[.$AO$1]+[.AP24]*[.$AP$1]+[.AQ24]*[.$AQ$1]+[.AR24]*[.$AR$1]+[.AS24]*[.$AS$1]+[.AT24]*[.$AT$1]+[.AU24]*[.$AU$1]+[.AV24]*[.$AV$1]+[.AW24]*[.$AW$1]+[.AX24]*[.$AX$1]+[.AY24]*[.$AY$1]+[.AZ24]*[.$AZ$1]+[.BA24]*[.$BA$1]+[.BB24]*[.$BB$1]+[.BC24]*[.$BC$1]+[.BD24]*[.$BD$1]+[.BE24]*[.$BE$1]+[.BF24]*[.$BF$1]+[.BG24]*[.$BG$1]+[.BH24]*[.$BH$1]+[.BI24]*[.$BI$1]+[.BJ24]*[.$BJ$1]+[.BK24]*[.$BK$1]+[.BL24]*[.$BL$1]+[.BM24]*[.$BM$1]+[.BN24]*[.$BN$1]+[.BO24]*[.$BO$1]+[.BP24]*[.$BP$1]+[.BQ24]*[.$BQ$1]+[.BR24]*[.$BR$1]+[.BS24]*[.$BS$1]+[.BT24]*[.$BT$1]+[.BU24]*[.$BU$1]+[.BV24]*[.$BV$1]+[.BW24]*[.$BW$1]+[.BX24]*[.$BX$1]+[.BY24]*[.$BY$1]+[.BZ24]*[.$BZ$1]+[.CA24]*[.$CA$1]+[.CB24]*[.$CB$1]+[.CC24]*[.$CC$1]+[.CD24]*[.$CD$1]+[.CE24]*[.$CE$1]+[.CF24]*[.$CF$1]+[.CG24]*[.$CG$1]+[.CH24]*[.$CH$1]+[.CI24]*[.$CI$1]+[.CJ24]*[.$CJ$1]+[.CK24]*[.$CK$1]+[.CL24]*[.$CL$1]+[.CM24]*[.$CM$1]+[.CN24]*[.$CN$1]+[.CO24]*[.$CO$1]+[.CP24]*[.$CP$1]+[.CQ24]*[.$CQ$1]+[.CR24]*[.$CR$1]+[.CS24]*[.$CS$1]+[.CT24]*[.$CT$1]+[.CU24]*[.$CU$1]+[.CV24]*[.$CV$1]+[.CW24]*[.$CW$1]+[.CX24]*[.$CX$1]+[.CY24]*[.$CY$1]+[.CZ24]*[.$CZ$1]+[.DA24]*[.$DA$1]+[.DB24]*[.$DB$1]+[.DC24]*[.$DC$1]+[.DD24]*[.$DD$1]+[.DE24]*[.$DE$1])/COUNT([.B24:.DE24]);0)" office:value-type="float" office:value="0" calcext:value-type="float">
            <text:p>0</text:p>
          </table:table-cell>
          <table:table-cell table:formula="of:=IF([.DG24]&lt;&gt;[.DF24];&quot;X&quot;;&quot;&quot;)">
            <text:p/>
          </table:table-cell>
          <table:table-cell table:number-columns-repeated="108"/>
          <table:table-cell table:formula="of:=IF([.HL24]&lt;&gt;[.HK24];&quot;X&quot;;&quot;&quot;)">
            <text:p/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formula="of:=ROUND((SUM([.B25:.DE25])/COUNT([.A25:.DE25]));0)" office:value-type="float" office:value="0" calcext:value-type="float">
            <text:p>0</text:p>
          </table:table-cell>
          <table:table-cell table:formula="of:=ROUND(([.B25]*[.$B$1]+[.C25]*[.$C$1]+[.D25]*[.$D$1]+[.E25]*[.$E$1]+[.F25]*[.$F$1]+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+[.AM25]*[.$AM$1]+[.AN25]*[.$AN$1]+[.AO25]*[.$AO$1]+[.AP25]*[.$AP$1]+[.AQ25]*[.$AQ$1]+[.AR25]*[.$AR$1]+[.AS25]*[.$AS$1]+[.AT25]*[.$AT$1]+[.AU25]*[.$AU$1]+[.AV25]*[.$AV$1]+[.AW25]*[.$AW$1]+[.AX25]*[.$AX$1]+[.AY25]*[.$AY$1]+[.AZ25]*[.$AZ$1]+[.BA25]*[.$BA$1]+[.BB25]*[.$BB$1]+[.BC25]*[.$BC$1]+[.BD25]*[.$BD$1]+[.BE25]*[.$BE$1]+[.BF25]*[.$BF$1]+[.BG25]*[.$BG$1]+[.BH25]*[.$BH$1]+[.BI25]*[.$BI$1]+[.BJ25]*[.$BJ$1]+[.BK25]*[.$BK$1]+[.BL25]*[.$BL$1]+[.BM25]*[.$BM$1]+[.BN25]*[.$BN$1]+[.BO25]*[.$BO$1]+[.BP25]*[.$BP$1]+[.BQ25]*[.$BQ$1]+[.BR25]*[.$BR$1]+[.BS25]*[.$BS$1]+[.BT25]*[.$BT$1]+[.BU25]*[.$BU$1]+[.BV25]*[.$BV$1]+[.BW25]*[.$BW$1]+[.BX25]*[.$BX$1]+[.BY25]*[.$BY$1]+[.BZ25]*[.$BZ$1]+[.CA25]*[.$CA$1]+[.CB25]*[.$CB$1]+[.CC25]*[.$CC$1]+[.CD25]*[.$CD$1]+[.CE25]*[.$CE$1]+[.CF25]*[.$CF$1]+[.CG25]*[.$CG$1]+[.CH25]*[.$CH$1]+[.CI25]*[.$CI$1]+[.CJ25]*[.$CJ$1]+[.CK25]*[.$CK$1]+[.CL25]*[.$CL$1]+[.CM25]*[.$CM$1]+[.CN25]*[.$CN$1]+[.CO25]*[.$CO$1]+[.CP25]*[.$CP$1]+[.CQ25]*[.$CQ$1]+[.CR25]*[.$CR$1]+[.CS25]*[.$CS$1]+[.CT25]*[.$CT$1]+[.CU25]*[.$CU$1]+[.CV25]*[.$CV$1]+[.CW25]*[.$CW$1]+[.CX25]*[.$CX$1]+[.CY25]*[.$CY$1]+[.CZ25]*[.$CZ$1]+[.DA25]*[.$DA$1]+[.DB25]*[.$DB$1]+[.DC25]*[.$DC$1]+[.DD25]*[.$DD$1]+[.DE25]*[.$DE$1])/COUNT([.B25:.DE25]);0)" office:value-type="float" office:value="0" calcext:value-type="float">
            <text:p>0</text:p>
          </table:table-cell>
          <table:table-cell table:formula="of:=IF([.DG25]&lt;&gt;[.DF25];&quot;X&quot;;&quot;&quot;)">
            <text:p/>
          </table:table-cell>
          <table:table-cell table:number-columns-repeated="108"/>
          <table:table-cell table:formula="of:=IF([.HL25]&lt;&gt;[.HK25];&quot;X&quot;;&quot;&quot;)">
            <text:p/>
          </table:table-cell>
        </table:table-row>
        <table:table-row table:style-name="ro1">
          <table:table-cell table:number-columns-repeated="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26:.DE26])/COUNT([.A26:.DE26]));0)" office:value-type="float" office:value="1" calcext:value-type="float">
            <text:p>1</text:p>
          </table:table-cell>
          <table:table-cell table:formula="of:=ROUND(([.B26]*[.$B$1]+[.C26]*[.$C$1]+[.D26]*[.$D$1]+[.E26]*[.$E$1]+[.F26]*[.$F$1]+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+[.AM26]*[.$AM$1]+[.AN26]*[.$AN$1]+[.AO26]*[.$AO$1]+[.AP26]*[.$AP$1]+[.AQ26]*[.$AQ$1]+[.AR26]*[.$AR$1]+[.AS26]*[.$AS$1]+[.AT26]*[.$AT$1]+[.AU26]*[.$AU$1]+[.AV26]*[.$AV$1]+[.AW26]*[.$AW$1]+[.AX26]*[.$AX$1]+[.AY26]*[.$AY$1]+[.AZ26]*[.$AZ$1]+[.BA26]*[.$BA$1]+[.BB26]*[.$BB$1]+[.BC26]*[.$BC$1]+[.BD26]*[.$BD$1]+[.BE26]*[.$BE$1]+[.BF26]*[.$BF$1]+[.BG26]*[.$BG$1]+[.BH26]*[.$BH$1]+[.BI26]*[.$BI$1]+[.BJ26]*[.$BJ$1]+[.BK26]*[.$BK$1]+[.BL26]*[.$BL$1]+[.BM26]*[.$BM$1]+[.BN26]*[.$BN$1]+[.BO26]*[.$BO$1]+[.BP26]*[.$BP$1]+[.BQ26]*[.$BQ$1]+[.BR26]*[.$BR$1]+[.BS26]*[.$BS$1]+[.BT26]*[.$BT$1]+[.BU26]*[.$BU$1]+[.BV26]*[.$BV$1]+[.BW26]*[.$BW$1]+[.BX26]*[.$BX$1]+[.BY26]*[.$BY$1]+[.BZ26]*[.$BZ$1]+[.CA26]*[.$CA$1]+[.CB26]*[.$CB$1]+[.CC26]*[.$CC$1]+[.CD26]*[.$CD$1]+[.CE26]*[.$CE$1]+[.CF26]*[.$CF$1]+[.CG26]*[.$CG$1]+[.CH26]*[.$CH$1]+[.CI26]*[.$CI$1]+[.CJ26]*[.$CJ$1]+[.CK26]*[.$CK$1]+[.CL26]*[.$CL$1]+[.CM26]*[.$CM$1]+[.CN26]*[.$CN$1]+[.CO26]*[.$CO$1]+[.CP26]*[.$CP$1]+[.CQ26]*[.$CQ$1]+[.CR26]*[.$CR$1]+[.CS26]*[.$CS$1]+[.CT26]*[.$CT$1]+[.CU26]*[.$CU$1]+[.CV26]*[.$CV$1]+[.CW26]*[.$CW$1]+[.CX26]*[.$CX$1]+[.CY26]*[.$CY$1]+[.CZ26]*[.$CZ$1]+[.DA26]*[.$DA$1]+[.DB26]*[.$DB$1]+[.DC26]*[.$DC$1]+[.DD26]*[.$DD$1]+[.DE26]*[.$DE$1])/COUNT([.B26:.DE26]);0)" office:value-type="float" office:value="1" calcext:value-type="float">
            <text:p>1</text:p>
          </table:table-cell>
          <table:table-cell table:formula="of:=IF([.DG26]&lt;&gt;[.DF26];&quot;X&quot;;&quot;&quot;)">
            <text:p/>
          </table:table-cell>
          <table:table-cell table:number-columns-repeated="108"/>
          <table:table-cell table:formula="of:=IF([.HL26]&lt;&gt;[.HK26];&quot;X&quot;;&quot;&quot;)">
            <text:p/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27:.DE27])/COUNT([.A27:.DE27]));0)" office:value-type="float" office:value="0" calcext:value-type="float">
            <text:p>0</text:p>
          </table:table-cell>
          <table:table-cell table:formula="of:=ROUND(([.B27]*[.$B$1]+[.C27]*[.$C$1]+[.D27]*[.$D$1]+[.E27]*[.$E$1]+[.F27]*[.$F$1]+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+[.AM27]*[.$AM$1]+[.AN27]*[.$AN$1]+[.AO27]*[.$AO$1]+[.AP27]*[.$AP$1]+[.AQ27]*[.$AQ$1]+[.AR27]*[.$AR$1]+[.AS27]*[.$AS$1]+[.AT27]*[.$AT$1]+[.AU27]*[.$AU$1]+[.AV27]*[.$AV$1]+[.AW27]*[.$AW$1]+[.AX27]*[.$AX$1]+[.AY27]*[.$AY$1]+[.AZ27]*[.$AZ$1]+[.BA27]*[.$BA$1]+[.BB27]*[.$BB$1]+[.BC27]*[.$BC$1]+[.BD27]*[.$BD$1]+[.BE27]*[.$BE$1]+[.BF27]*[.$BF$1]+[.BG27]*[.$BG$1]+[.BH27]*[.$BH$1]+[.BI27]*[.$BI$1]+[.BJ27]*[.$BJ$1]+[.BK27]*[.$BK$1]+[.BL27]*[.$BL$1]+[.BM27]*[.$BM$1]+[.BN27]*[.$BN$1]+[.BO27]*[.$BO$1]+[.BP27]*[.$BP$1]+[.BQ27]*[.$BQ$1]+[.BR27]*[.$BR$1]+[.BS27]*[.$BS$1]+[.BT27]*[.$BT$1]+[.BU27]*[.$BU$1]+[.BV27]*[.$BV$1]+[.BW27]*[.$BW$1]+[.BX27]*[.$BX$1]+[.BY27]*[.$BY$1]+[.BZ27]*[.$BZ$1]+[.CA27]*[.$CA$1]+[.CB27]*[.$CB$1]+[.CC27]*[.$CC$1]+[.CD27]*[.$CD$1]+[.CE27]*[.$CE$1]+[.CF27]*[.$CF$1]+[.CG27]*[.$CG$1]+[.CH27]*[.$CH$1]+[.CI27]*[.$CI$1]+[.CJ27]*[.$CJ$1]+[.CK27]*[.$CK$1]+[.CL27]*[.$CL$1]+[.CM27]*[.$CM$1]+[.CN27]*[.$CN$1]+[.CO27]*[.$CO$1]+[.CP27]*[.$CP$1]+[.CQ27]*[.$CQ$1]+[.CR27]*[.$CR$1]+[.CS27]*[.$CS$1]+[.CT27]*[.$CT$1]+[.CU27]*[.$CU$1]+[.CV27]*[.$CV$1]+[.CW27]*[.$CW$1]+[.CX27]*[.$CX$1]+[.CY27]*[.$CY$1]+[.CZ27]*[.$CZ$1]+[.DA27]*[.$DA$1]+[.DB27]*[.$DB$1]+[.DC27]*[.$DC$1]+[.DD27]*[.$DD$1]+[.DE27]*[.$DE$1])/COUNT([.B27:.DE27]);0)" office:value-type="float" office:value="0" calcext:value-type="float">
            <text:p>0</text:p>
          </table:table-cell>
          <table:table-cell table:formula="of:=IF([.DG27]&lt;&gt;[.DF27];&quot;X&quot;;&quot;&quot;)">
            <text:p/>
          </table:table-cell>
          <table:table-cell table:number-columns-repeated="108"/>
          <table:table-cell table:formula="of:=IF([.HL27]&lt;&gt;[.HK27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28:.DE28])/COUNT([.A28:.DE28]));0)" office:value-type="float" office:value="1" calcext:value-type="float">
            <text:p>1</text:p>
          </table:table-cell>
          <table:table-cell table:formula="of:=ROUND(([.B28]*[.$B$1]+[.C28]*[.$C$1]+[.D28]*[.$D$1]+[.E28]*[.$E$1]+[.F28]*[.$F$1]+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+[.AM28]*[.$AM$1]+[.AN28]*[.$AN$1]+[.AO28]*[.$AO$1]+[.AP28]*[.$AP$1]+[.AQ28]*[.$AQ$1]+[.AR28]*[.$AR$1]+[.AS28]*[.$AS$1]+[.AT28]*[.$AT$1]+[.AU28]*[.$AU$1]+[.AV28]*[.$AV$1]+[.AW28]*[.$AW$1]+[.AX28]*[.$AX$1]+[.AY28]*[.$AY$1]+[.AZ28]*[.$AZ$1]+[.BA28]*[.$BA$1]+[.BB28]*[.$BB$1]+[.BC28]*[.$BC$1]+[.BD28]*[.$BD$1]+[.BE28]*[.$BE$1]+[.BF28]*[.$BF$1]+[.BG28]*[.$BG$1]+[.BH28]*[.$BH$1]+[.BI28]*[.$BI$1]+[.BJ28]*[.$BJ$1]+[.BK28]*[.$BK$1]+[.BL28]*[.$BL$1]+[.BM28]*[.$BM$1]+[.BN28]*[.$BN$1]+[.BO28]*[.$BO$1]+[.BP28]*[.$BP$1]+[.BQ28]*[.$BQ$1]+[.BR28]*[.$BR$1]+[.BS28]*[.$BS$1]+[.BT28]*[.$BT$1]+[.BU28]*[.$BU$1]+[.BV28]*[.$BV$1]+[.BW28]*[.$BW$1]+[.BX28]*[.$BX$1]+[.BY28]*[.$BY$1]+[.BZ28]*[.$BZ$1]+[.CA28]*[.$CA$1]+[.CB28]*[.$CB$1]+[.CC28]*[.$CC$1]+[.CD28]*[.$CD$1]+[.CE28]*[.$CE$1]+[.CF28]*[.$CF$1]+[.CG28]*[.$CG$1]+[.CH28]*[.$CH$1]+[.CI28]*[.$CI$1]+[.CJ28]*[.$CJ$1]+[.CK28]*[.$CK$1]+[.CL28]*[.$CL$1]+[.CM28]*[.$CM$1]+[.CN28]*[.$CN$1]+[.CO28]*[.$CO$1]+[.CP28]*[.$CP$1]+[.CQ28]*[.$CQ$1]+[.CR28]*[.$CR$1]+[.CS28]*[.$CS$1]+[.CT28]*[.$CT$1]+[.CU28]*[.$CU$1]+[.CV28]*[.$CV$1]+[.CW28]*[.$CW$1]+[.CX28]*[.$CX$1]+[.CY28]*[.$CY$1]+[.CZ28]*[.$CZ$1]+[.DA28]*[.$DA$1]+[.DB28]*[.$DB$1]+[.DC28]*[.$DC$1]+[.DD28]*[.$DD$1]+[.DE28]*[.$DE$1])/COUNT([.B28:.DE28]);0)" office:value-type="float" office:value="1" calcext:value-type="float">
            <text:p>1</text:p>
          </table:table-cell>
          <table:table-cell table:formula="of:=IF([.DG28]&lt;&gt;[.DF28];&quot;X&quot;;&quot;&quot;)">
            <text:p/>
          </table:table-cell>
          <table:table-cell table:number-columns-repeated="108"/>
          <table:table-cell table:formula="of:=IF([.HL28]&lt;&gt;[.HK28];&quot;X&quot;;&quot;&quot;)">
            <text:p/>
          </table:table-cell>
        </table:table-row>
        <table:table-row table:style-name="ro1">
          <table:table-cell table:number-columns-repeated="9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formula="of:=ROUND((SUM([.B29:.DE29])/COUNT([.A29:.DE29]));0)" office:value-type="float" office:value="1" calcext:value-type="float">
            <text:p>1</text:p>
          </table:table-cell>
          <table:table-cell table:formula="of:=ROUND(([.B29]*[.$B$1]+[.C29]*[.$C$1]+[.D29]*[.$D$1]+[.E29]*[.$E$1]+[.F29]*[.$F$1]+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+[.AM29]*[.$AM$1]+[.AN29]*[.$AN$1]+[.AO29]*[.$AO$1]+[.AP29]*[.$AP$1]+[.AQ29]*[.$AQ$1]+[.AR29]*[.$AR$1]+[.AS29]*[.$AS$1]+[.AT29]*[.$AT$1]+[.AU29]*[.$AU$1]+[.AV29]*[.$AV$1]+[.AW29]*[.$AW$1]+[.AX29]*[.$AX$1]+[.AY29]*[.$AY$1]+[.AZ29]*[.$AZ$1]+[.BA29]*[.$BA$1]+[.BB29]*[.$BB$1]+[.BC29]*[.$BC$1]+[.BD29]*[.$BD$1]+[.BE29]*[.$BE$1]+[.BF29]*[.$BF$1]+[.BG29]*[.$BG$1]+[.BH29]*[.$BH$1]+[.BI29]*[.$BI$1]+[.BJ29]*[.$BJ$1]+[.BK29]*[.$BK$1]+[.BL29]*[.$BL$1]+[.BM29]*[.$BM$1]+[.BN29]*[.$BN$1]+[.BO29]*[.$BO$1]+[.BP29]*[.$BP$1]+[.BQ29]*[.$BQ$1]+[.BR29]*[.$BR$1]+[.BS29]*[.$BS$1]+[.BT29]*[.$BT$1]+[.BU29]*[.$BU$1]+[.BV29]*[.$BV$1]+[.BW29]*[.$BW$1]+[.BX29]*[.$BX$1]+[.BY29]*[.$BY$1]+[.BZ29]*[.$BZ$1]+[.CA29]*[.$CA$1]+[.CB29]*[.$CB$1]+[.CC29]*[.$CC$1]+[.CD29]*[.$CD$1]+[.CE29]*[.$CE$1]+[.CF29]*[.$CF$1]+[.CG29]*[.$CG$1]+[.CH29]*[.$CH$1]+[.CI29]*[.$CI$1]+[.CJ29]*[.$CJ$1]+[.CK29]*[.$CK$1]+[.CL29]*[.$CL$1]+[.CM29]*[.$CM$1]+[.CN29]*[.$CN$1]+[.CO29]*[.$CO$1]+[.CP29]*[.$CP$1]+[.CQ29]*[.$CQ$1]+[.CR29]*[.$CR$1]+[.CS29]*[.$CS$1]+[.CT29]*[.$CT$1]+[.CU29]*[.$CU$1]+[.CV29]*[.$CV$1]+[.CW29]*[.$CW$1]+[.CX29]*[.$CX$1]+[.CY29]*[.$CY$1]+[.CZ29]*[.$CZ$1]+[.DA29]*[.$DA$1]+[.DB29]*[.$DB$1]+[.DC29]*[.$DC$1]+[.DD29]*[.$DD$1]+[.DE29]*[.$DE$1])/COUNT([.B29:.DE29]);0)" office:value-type="float" office:value="1" calcext:value-type="float">
            <text:p>1</text:p>
          </table:table-cell>
          <table:table-cell table:formula="of:=IF([.DG29]&lt;&gt;[.DF29];&quot;X&quot;;&quot;&quot;)">
            <text:p/>
          </table:table-cell>
          <table:table-cell table:number-columns-repeated="108"/>
          <table:table-cell table:formula="of:=IF([.HL29]&lt;&gt;[.HK29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30:.DE30])/COUNT([.A30:.DE30]));0)" office:value-type="float" office:value="1" calcext:value-type="float">
            <text:p>1</text:p>
          </table:table-cell>
          <table:table-cell table:formula="of:=ROUND(([.B30]*[.$B$1]+[.C30]*[.$C$1]+[.D30]*[.$D$1]+[.E30]*[.$E$1]+[.F30]*[.$F$1]+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+[.AM30]*[.$AM$1]+[.AN30]*[.$AN$1]+[.AO30]*[.$AO$1]+[.AP30]*[.$AP$1]+[.AQ30]*[.$AQ$1]+[.AR30]*[.$AR$1]+[.AS30]*[.$AS$1]+[.AT30]*[.$AT$1]+[.AU30]*[.$AU$1]+[.AV30]*[.$AV$1]+[.AW30]*[.$AW$1]+[.AX30]*[.$AX$1]+[.AY30]*[.$AY$1]+[.AZ30]*[.$AZ$1]+[.BA30]*[.$BA$1]+[.BB30]*[.$BB$1]+[.BC30]*[.$BC$1]+[.BD30]*[.$BD$1]+[.BE30]*[.$BE$1]+[.BF30]*[.$BF$1]+[.BG30]*[.$BG$1]+[.BH30]*[.$BH$1]+[.BI30]*[.$BI$1]+[.BJ30]*[.$BJ$1]+[.BK30]*[.$BK$1]+[.BL30]*[.$BL$1]+[.BM30]*[.$BM$1]+[.BN30]*[.$BN$1]+[.BO30]*[.$BO$1]+[.BP30]*[.$BP$1]+[.BQ30]*[.$BQ$1]+[.BR30]*[.$BR$1]+[.BS30]*[.$BS$1]+[.BT30]*[.$BT$1]+[.BU30]*[.$BU$1]+[.BV30]*[.$BV$1]+[.BW30]*[.$BW$1]+[.BX30]*[.$BX$1]+[.BY30]*[.$BY$1]+[.BZ30]*[.$BZ$1]+[.CA30]*[.$CA$1]+[.CB30]*[.$CB$1]+[.CC30]*[.$CC$1]+[.CD30]*[.$CD$1]+[.CE30]*[.$CE$1]+[.CF30]*[.$CF$1]+[.CG30]*[.$CG$1]+[.CH30]*[.$CH$1]+[.CI30]*[.$CI$1]+[.CJ30]*[.$CJ$1]+[.CK30]*[.$CK$1]+[.CL30]*[.$CL$1]+[.CM30]*[.$CM$1]+[.CN30]*[.$CN$1]+[.CO30]*[.$CO$1]+[.CP30]*[.$CP$1]+[.CQ30]*[.$CQ$1]+[.CR30]*[.$CR$1]+[.CS30]*[.$CS$1]+[.CT30]*[.$CT$1]+[.CU30]*[.$CU$1]+[.CV30]*[.$CV$1]+[.CW30]*[.$CW$1]+[.CX30]*[.$CX$1]+[.CY30]*[.$CY$1]+[.CZ30]*[.$CZ$1]+[.DA30]*[.$DA$1]+[.DB30]*[.$DB$1]+[.DC30]*[.$DC$1]+[.DD30]*[.$DD$1]+[.DE30]*[.$DE$1])/COUNT([.B30:.DE30]);0)" office:value-type="float" office:value="1" calcext:value-type="float">
            <text:p>1</text:p>
          </table:table-cell>
          <table:table-cell table:formula="of:=IF([.DG30]&lt;&gt;[.DF30];&quot;X&quot;;&quot;&quot;)">
            <text:p/>
          </table:table-cell>
          <table:table-cell table:number-columns-repeated="108"/>
          <table:table-cell table:formula="of:=IF([.HL30]&lt;&gt;[.HK30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31:.DE31])/COUNT([.A31:.DE31]));0)" office:value-type="float" office:value="1" calcext:value-type="float">
            <text:p>1</text:p>
          </table:table-cell>
          <table:table-cell table:formula="of:=ROUND(([.B31]*[.$B$1]+[.C31]*[.$C$1]+[.D31]*[.$D$1]+[.E31]*[.$E$1]+[.F31]*[.$F$1]+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+[.AM31]*[.$AM$1]+[.AN31]*[.$AN$1]+[.AO31]*[.$AO$1]+[.AP31]*[.$AP$1]+[.AQ31]*[.$AQ$1]+[.AR31]*[.$AR$1]+[.AS31]*[.$AS$1]+[.AT31]*[.$AT$1]+[.AU31]*[.$AU$1]+[.AV31]*[.$AV$1]+[.AW31]*[.$AW$1]+[.AX31]*[.$AX$1]+[.AY31]*[.$AY$1]+[.AZ31]*[.$AZ$1]+[.BA31]*[.$BA$1]+[.BB31]*[.$BB$1]+[.BC31]*[.$BC$1]+[.BD31]*[.$BD$1]+[.BE31]*[.$BE$1]+[.BF31]*[.$BF$1]+[.BG31]*[.$BG$1]+[.BH31]*[.$BH$1]+[.BI31]*[.$BI$1]+[.BJ31]*[.$BJ$1]+[.BK31]*[.$BK$1]+[.BL31]*[.$BL$1]+[.BM31]*[.$BM$1]+[.BN31]*[.$BN$1]+[.BO31]*[.$BO$1]+[.BP31]*[.$BP$1]+[.BQ31]*[.$BQ$1]+[.BR31]*[.$BR$1]+[.BS31]*[.$BS$1]+[.BT31]*[.$BT$1]+[.BU31]*[.$BU$1]+[.BV31]*[.$BV$1]+[.BW31]*[.$BW$1]+[.BX31]*[.$BX$1]+[.BY31]*[.$BY$1]+[.BZ31]*[.$BZ$1]+[.CA31]*[.$CA$1]+[.CB31]*[.$CB$1]+[.CC31]*[.$CC$1]+[.CD31]*[.$CD$1]+[.CE31]*[.$CE$1]+[.CF31]*[.$CF$1]+[.CG31]*[.$CG$1]+[.CH31]*[.$CH$1]+[.CI31]*[.$CI$1]+[.CJ31]*[.$CJ$1]+[.CK31]*[.$CK$1]+[.CL31]*[.$CL$1]+[.CM31]*[.$CM$1]+[.CN31]*[.$CN$1]+[.CO31]*[.$CO$1]+[.CP31]*[.$CP$1]+[.CQ31]*[.$CQ$1]+[.CR31]*[.$CR$1]+[.CS31]*[.$CS$1]+[.CT31]*[.$CT$1]+[.CU31]*[.$CU$1]+[.CV31]*[.$CV$1]+[.CW31]*[.$CW$1]+[.CX31]*[.$CX$1]+[.CY31]*[.$CY$1]+[.CZ31]*[.$CZ$1]+[.DA31]*[.$DA$1]+[.DB31]*[.$DB$1]+[.DC31]*[.$DC$1]+[.DD31]*[.$DD$1]+[.DE31]*[.$DE$1])/COUNT([.B31:.DE31]);0)" office:value-type="float" office:value="1" calcext:value-type="float">
            <text:p>1</text:p>
          </table:table-cell>
          <table:table-cell table:formula="of:=IF([.DG31]&lt;&gt;[.DF31];&quot;X&quot;;&quot;&quot;)">
            <text:p/>
          </table:table-cell>
          <table:table-cell table:number-columns-repeated="108"/>
          <table:table-cell table:formula="of:=IF([.HL31]&lt;&gt;[.HK31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32:.DE32])/COUNT([.A32:.DE32]));0)" office:value-type="float" office:value="1" calcext:value-type="float">
            <text:p>1</text:p>
          </table:table-cell>
          <table:table-cell table:formula="of:=ROUND(([.B32]*[.$B$1]+[.C32]*[.$C$1]+[.D32]*[.$D$1]+[.E32]*[.$E$1]+[.F32]*[.$F$1]+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+[.AM32]*[.$AM$1]+[.AN32]*[.$AN$1]+[.AO32]*[.$AO$1]+[.AP32]*[.$AP$1]+[.AQ32]*[.$AQ$1]+[.AR32]*[.$AR$1]+[.AS32]*[.$AS$1]+[.AT32]*[.$AT$1]+[.AU32]*[.$AU$1]+[.AV32]*[.$AV$1]+[.AW32]*[.$AW$1]+[.AX32]*[.$AX$1]+[.AY32]*[.$AY$1]+[.AZ32]*[.$AZ$1]+[.BA32]*[.$BA$1]+[.BB32]*[.$BB$1]+[.BC32]*[.$BC$1]+[.BD32]*[.$BD$1]+[.BE32]*[.$BE$1]+[.BF32]*[.$BF$1]+[.BG32]*[.$BG$1]+[.BH32]*[.$BH$1]+[.BI32]*[.$BI$1]+[.BJ32]*[.$BJ$1]+[.BK32]*[.$BK$1]+[.BL32]*[.$BL$1]+[.BM32]*[.$BM$1]+[.BN32]*[.$BN$1]+[.BO32]*[.$BO$1]+[.BP32]*[.$BP$1]+[.BQ32]*[.$BQ$1]+[.BR32]*[.$BR$1]+[.BS32]*[.$BS$1]+[.BT32]*[.$BT$1]+[.BU32]*[.$BU$1]+[.BV32]*[.$BV$1]+[.BW32]*[.$BW$1]+[.BX32]*[.$BX$1]+[.BY32]*[.$BY$1]+[.BZ32]*[.$BZ$1]+[.CA32]*[.$CA$1]+[.CB32]*[.$CB$1]+[.CC32]*[.$CC$1]+[.CD32]*[.$CD$1]+[.CE32]*[.$CE$1]+[.CF32]*[.$CF$1]+[.CG32]*[.$CG$1]+[.CH32]*[.$CH$1]+[.CI32]*[.$CI$1]+[.CJ32]*[.$CJ$1]+[.CK32]*[.$CK$1]+[.CL32]*[.$CL$1]+[.CM32]*[.$CM$1]+[.CN32]*[.$CN$1]+[.CO32]*[.$CO$1]+[.CP32]*[.$CP$1]+[.CQ32]*[.$CQ$1]+[.CR32]*[.$CR$1]+[.CS32]*[.$CS$1]+[.CT32]*[.$CT$1]+[.CU32]*[.$CU$1]+[.CV32]*[.$CV$1]+[.CW32]*[.$CW$1]+[.CX32]*[.$CX$1]+[.CY32]*[.$CY$1]+[.CZ32]*[.$CZ$1]+[.DA32]*[.$DA$1]+[.DB32]*[.$DB$1]+[.DC32]*[.$DC$1]+[.DD32]*[.$DD$1]+[.DE32]*[.$DE$1])/COUNT([.B32:.DE32]);0)" office:value-type="float" office:value="1" calcext:value-type="float">
            <text:p>1</text:p>
          </table:table-cell>
          <table:table-cell table:formula="of:=IF([.DG32]&lt;&gt;[.DF32];&quot;X&quot;;&quot;&quot;)">
            <text:p/>
          </table:table-cell>
          <table:table-cell table:number-columns-repeated="108"/>
          <table:table-cell table:formula="of:=IF([.HL32]&lt;&gt;[.HK32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33:.DE33])/COUNT([.A33:.DE33]));0)" office:value-type="float" office:value="1" calcext:value-type="float">
            <text:p>1</text:p>
          </table:table-cell>
          <table:table-cell table:formula="of:=ROUND(([.B33]*[.$B$1]+[.C33]*[.$C$1]+[.D33]*[.$D$1]+[.E33]*[.$E$1]+[.F33]*[.$F$1]+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+[.AM33]*[.$AM$1]+[.AN33]*[.$AN$1]+[.AO33]*[.$AO$1]+[.AP33]*[.$AP$1]+[.AQ33]*[.$AQ$1]+[.AR33]*[.$AR$1]+[.AS33]*[.$AS$1]+[.AT33]*[.$AT$1]+[.AU33]*[.$AU$1]+[.AV33]*[.$AV$1]+[.AW33]*[.$AW$1]+[.AX33]*[.$AX$1]+[.AY33]*[.$AY$1]+[.AZ33]*[.$AZ$1]+[.BA33]*[.$BA$1]+[.BB33]*[.$BB$1]+[.BC33]*[.$BC$1]+[.BD33]*[.$BD$1]+[.BE33]*[.$BE$1]+[.BF33]*[.$BF$1]+[.BG33]*[.$BG$1]+[.BH33]*[.$BH$1]+[.BI33]*[.$BI$1]+[.BJ33]*[.$BJ$1]+[.BK33]*[.$BK$1]+[.BL33]*[.$BL$1]+[.BM33]*[.$BM$1]+[.BN33]*[.$BN$1]+[.BO33]*[.$BO$1]+[.BP33]*[.$BP$1]+[.BQ33]*[.$BQ$1]+[.BR33]*[.$BR$1]+[.BS33]*[.$BS$1]+[.BT33]*[.$BT$1]+[.BU33]*[.$BU$1]+[.BV33]*[.$BV$1]+[.BW33]*[.$BW$1]+[.BX33]*[.$BX$1]+[.BY33]*[.$BY$1]+[.BZ33]*[.$BZ$1]+[.CA33]*[.$CA$1]+[.CB33]*[.$CB$1]+[.CC33]*[.$CC$1]+[.CD33]*[.$CD$1]+[.CE33]*[.$CE$1]+[.CF33]*[.$CF$1]+[.CG33]*[.$CG$1]+[.CH33]*[.$CH$1]+[.CI33]*[.$CI$1]+[.CJ33]*[.$CJ$1]+[.CK33]*[.$CK$1]+[.CL33]*[.$CL$1]+[.CM33]*[.$CM$1]+[.CN33]*[.$CN$1]+[.CO33]*[.$CO$1]+[.CP33]*[.$CP$1]+[.CQ33]*[.$CQ$1]+[.CR33]*[.$CR$1]+[.CS33]*[.$CS$1]+[.CT33]*[.$CT$1]+[.CU33]*[.$CU$1]+[.CV33]*[.$CV$1]+[.CW33]*[.$CW$1]+[.CX33]*[.$CX$1]+[.CY33]*[.$CY$1]+[.CZ33]*[.$CZ$1]+[.DA33]*[.$DA$1]+[.DB33]*[.$DB$1]+[.DC33]*[.$DC$1]+[.DD33]*[.$DD$1]+[.DE33]*[.$DE$1])/COUNT([.B33:.DE33]);0)" office:value-type="float" office:value="1" calcext:value-type="float">
            <text:p>1</text:p>
          </table:table-cell>
          <table:table-cell table:formula="of:=IF([.DG33]&lt;&gt;[.DF33];&quot;X&quot;;&quot;&quot;)">
            <text:p/>
          </table:table-cell>
          <table:table-cell table:number-columns-repeated="108"/>
          <table:table-cell table:formula="of:=IF([.HL33]&lt;&gt;[.HK33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34:.DE34])/COUNT([.A34:.DE34]));0)" office:value-type="float" office:value="0" calcext:value-type="float">
            <text:p>0</text:p>
          </table:table-cell>
          <table:table-cell table:formula="of:=ROUND(([.B34]*[.$B$1]+[.C34]*[.$C$1]+[.D34]*[.$D$1]+[.E34]*[.$E$1]+[.F34]*[.$F$1]+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+[.AM34]*[.$AM$1]+[.AN34]*[.$AN$1]+[.AO34]*[.$AO$1]+[.AP34]*[.$AP$1]+[.AQ34]*[.$AQ$1]+[.AR34]*[.$AR$1]+[.AS34]*[.$AS$1]+[.AT34]*[.$AT$1]+[.AU34]*[.$AU$1]+[.AV34]*[.$AV$1]+[.AW34]*[.$AW$1]+[.AX34]*[.$AX$1]+[.AY34]*[.$AY$1]+[.AZ34]*[.$AZ$1]+[.BA34]*[.$BA$1]+[.BB34]*[.$BB$1]+[.BC34]*[.$BC$1]+[.BD34]*[.$BD$1]+[.BE34]*[.$BE$1]+[.BF34]*[.$BF$1]+[.BG34]*[.$BG$1]+[.BH34]*[.$BH$1]+[.BI34]*[.$BI$1]+[.BJ34]*[.$BJ$1]+[.BK34]*[.$BK$1]+[.BL34]*[.$BL$1]+[.BM34]*[.$BM$1]+[.BN34]*[.$BN$1]+[.BO34]*[.$BO$1]+[.BP34]*[.$BP$1]+[.BQ34]*[.$BQ$1]+[.BR34]*[.$BR$1]+[.BS34]*[.$BS$1]+[.BT34]*[.$BT$1]+[.BU34]*[.$BU$1]+[.BV34]*[.$BV$1]+[.BW34]*[.$BW$1]+[.BX34]*[.$BX$1]+[.BY34]*[.$BY$1]+[.BZ34]*[.$BZ$1]+[.CA34]*[.$CA$1]+[.CB34]*[.$CB$1]+[.CC34]*[.$CC$1]+[.CD34]*[.$CD$1]+[.CE34]*[.$CE$1]+[.CF34]*[.$CF$1]+[.CG34]*[.$CG$1]+[.CH34]*[.$CH$1]+[.CI34]*[.$CI$1]+[.CJ34]*[.$CJ$1]+[.CK34]*[.$CK$1]+[.CL34]*[.$CL$1]+[.CM34]*[.$CM$1]+[.CN34]*[.$CN$1]+[.CO34]*[.$CO$1]+[.CP34]*[.$CP$1]+[.CQ34]*[.$CQ$1]+[.CR34]*[.$CR$1]+[.CS34]*[.$CS$1]+[.CT34]*[.$CT$1]+[.CU34]*[.$CU$1]+[.CV34]*[.$CV$1]+[.CW34]*[.$CW$1]+[.CX34]*[.$CX$1]+[.CY34]*[.$CY$1]+[.CZ34]*[.$CZ$1]+[.DA34]*[.$DA$1]+[.DB34]*[.$DB$1]+[.DC34]*[.$DC$1]+[.DD34]*[.$DD$1]+[.DE34]*[.$DE$1])/COUNT([.B34:.DE34]);0)" office:value-type="float" office:value="0" calcext:value-type="float">
            <text:p>0</text:p>
          </table:table-cell>
          <table:table-cell table:formula="of:=IF([.DG34]&lt;&gt;[.DF34];&quot;X&quot;;&quot;&quot;)">
            <text:p/>
          </table:table-cell>
          <table:table-cell table:number-columns-repeated="108"/>
          <table:table-cell table:formula="of:=IF([.HL34]&lt;&gt;[.HK34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35:.DE35])/COUNT([.A35:.DE35]));0)" office:value-type="float" office:value="0" calcext:value-type="float">
            <text:p>0</text:p>
          </table:table-cell>
          <table:table-cell table:formula="of:=ROUND(([.B35]*[.$B$1]+[.C35]*[.$C$1]+[.D35]*[.$D$1]+[.E35]*[.$E$1]+[.F35]*[.$F$1]+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+[.AM35]*[.$AM$1]+[.AN35]*[.$AN$1]+[.AO35]*[.$AO$1]+[.AP35]*[.$AP$1]+[.AQ35]*[.$AQ$1]+[.AR35]*[.$AR$1]+[.AS35]*[.$AS$1]+[.AT35]*[.$AT$1]+[.AU35]*[.$AU$1]+[.AV35]*[.$AV$1]+[.AW35]*[.$AW$1]+[.AX35]*[.$AX$1]+[.AY35]*[.$AY$1]+[.AZ35]*[.$AZ$1]+[.BA35]*[.$BA$1]+[.BB35]*[.$BB$1]+[.BC35]*[.$BC$1]+[.BD35]*[.$BD$1]+[.BE35]*[.$BE$1]+[.BF35]*[.$BF$1]+[.BG35]*[.$BG$1]+[.BH35]*[.$BH$1]+[.BI35]*[.$BI$1]+[.BJ35]*[.$BJ$1]+[.BK35]*[.$BK$1]+[.BL35]*[.$BL$1]+[.BM35]*[.$BM$1]+[.BN35]*[.$BN$1]+[.BO35]*[.$BO$1]+[.BP35]*[.$BP$1]+[.BQ35]*[.$BQ$1]+[.BR35]*[.$BR$1]+[.BS35]*[.$BS$1]+[.BT35]*[.$BT$1]+[.BU35]*[.$BU$1]+[.BV35]*[.$BV$1]+[.BW35]*[.$BW$1]+[.BX35]*[.$BX$1]+[.BY35]*[.$BY$1]+[.BZ35]*[.$BZ$1]+[.CA35]*[.$CA$1]+[.CB35]*[.$CB$1]+[.CC35]*[.$CC$1]+[.CD35]*[.$CD$1]+[.CE35]*[.$CE$1]+[.CF35]*[.$CF$1]+[.CG35]*[.$CG$1]+[.CH35]*[.$CH$1]+[.CI35]*[.$CI$1]+[.CJ35]*[.$CJ$1]+[.CK35]*[.$CK$1]+[.CL35]*[.$CL$1]+[.CM35]*[.$CM$1]+[.CN35]*[.$CN$1]+[.CO35]*[.$CO$1]+[.CP35]*[.$CP$1]+[.CQ35]*[.$CQ$1]+[.CR35]*[.$CR$1]+[.CS35]*[.$CS$1]+[.CT35]*[.$CT$1]+[.CU35]*[.$CU$1]+[.CV35]*[.$CV$1]+[.CW35]*[.$CW$1]+[.CX35]*[.$CX$1]+[.CY35]*[.$CY$1]+[.CZ35]*[.$CZ$1]+[.DA35]*[.$DA$1]+[.DB35]*[.$DB$1]+[.DC35]*[.$DC$1]+[.DD35]*[.$DD$1]+[.DE35]*[.$DE$1])/COUNT([.B35:.DE35]);0)" office:value-type="float" office:value="0" calcext:value-type="float">
            <text:p>0</text:p>
          </table:table-cell>
          <table:table-cell table:formula="of:=IF([.DG35]&lt;&gt;[.DF35];&quot;X&quot;;&quot;&quot;)">
            <text:p/>
          </table:table-cell>
          <table:table-cell table:number-columns-repeated="108"/>
          <table:table-cell table:formula="of:=IF([.HL35]&lt;&gt;[.HK35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36:.DE36])/COUNT([.A36:.DE36]));0)" office:value-type="float" office:value="0" calcext:value-type="float">
            <text:p>0</text:p>
          </table:table-cell>
          <table:table-cell table:formula="of:=ROUND(([.B36]*[.$B$1]+[.C36]*[.$C$1]+[.D36]*[.$D$1]+[.E36]*[.$E$1]+[.F36]*[.$F$1]+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+[.AM36]*[.$AM$1]+[.AN36]*[.$AN$1]+[.AO36]*[.$AO$1]+[.AP36]*[.$AP$1]+[.AQ36]*[.$AQ$1]+[.AR36]*[.$AR$1]+[.AS36]*[.$AS$1]+[.AT36]*[.$AT$1]+[.AU36]*[.$AU$1]+[.AV36]*[.$AV$1]+[.AW36]*[.$AW$1]+[.AX36]*[.$AX$1]+[.AY36]*[.$AY$1]+[.AZ36]*[.$AZ$1]+[.BA36]*[.$BA$1]+[.BB36]*[.$BB$1]+[.BC36]*[.$BC$1]+[.BD36]*[.$BD$1]+[.BE36]*[.$BE$1]+[.BF36]*[.$BF$1]+[.BG36]*[.$BG$1]+[.BH36]*[.$BH$1]+[.BI36]*[.$BI$1]+[.BJ36]*[.$BJ$1]+[.BK36]*[.$BK$1]+[.BL36]*[.$BL$1]+[.BM36]*[.$BM$1]+[.BN36]*[.$BN$1]+[.BO36]*[.$BO$1]+[.BP36]*[.$BP$1]+[.BQ36]*[.$BQ$1]+[.BR36]*[.$BR$1]+[.BS36]*[.$BS$1]+[.BT36]*[.$BT$1]+[.BU36]*[.$BU$1]+[.BV36]*[.$BV$1]+[.BW36]*[.$BW$1]+[.BX36]*[.$BX$1]+[.BY36]*[.$BY$1]+[.BZ36]*[.$BZ$1]+[.CA36]*[.$CA$1]+[.CB36]*[.$CB$1]+[.CC36]*[.$CC$1]+[.CD36]*[.$CD$1]+[.CE36]*[.$CE$1]+[.CF36]*[.$CF$1]+[.CG36]*[.$CG$1]+[.CH36]*[.$CH$1]+[.CI36]*[.$CI$1]+[.CJ36]*[.$CJ$1]+[.CK36]*[.$CK$1]+[.CL36]*[.$CL$1]+[.CM36]*[.$CM$1]+[.CN36]*[.$CN$1]+[.CO36]*[.$CO$1]+[.CP36]*[.$CP$1]+[.CQ36]*[.$CQ$1]+[.CR36]*[.$CR$1]+[.CS36]*[.$CS$1]+[.CT36]*[.$CT$1]+[.CU36]*[.$CU$1]+[.CV36]*[.$CV$1]+[.CW36]*[.$CW$1]+[.CX36]*[.$CX$1]+[.CY36]*[.$CY$1]+[.CZ36]*[.$CZ$1]+[.DA36]*[.$DA$1]+[.DB36]*[.$DB$1]+[.DC36]*[.$DC$1]+[.DD36]*[.$DD$1]+[.DE36]*[.$DE$1])/COUNT([.B36:.DE36]);0)" office:value-type="float" office:value="0" calcext:value-type="float">
            <text:p>0</text:p>
          </table:table-cell>
          <table:table-cell table:formula="of:=IF([.DG36]&lt;&gt;[.DF36];&quot;X&quot;;&quot;&quot;)">
            <text:p/>
          </table:table-cell>
          <table:table-cell table:number-columns-repeated="108"/>
          <table:table-cell table:formula="of:=IF([.HL36]&lt;&gt;[.HK36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37:.DE37])/COUNT([.A37:.DE37]));0)" office:value-type="float" office:value="0" calcext:value-type="float">
            <text:p>0</text:p>
          </table:table-cell>
          <table:table-cell table:formula="of:=ROUND(([.B37]*[.$B$1]+[.C37]*[.$C$1]+[.D37]*[.$D$1]+[.E37]*[.$E$1]+[.F37]*[.$F$1]+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+[.AM37]*[.$AM$1]+[.AN37]*[.$AN$1]+[.AO37]*[.$AO$1]+[.AP37]*[.$AP$1]+[.AQ37]*[.$AQ$1]+[.AR37]*[.$AR$1]+[.AS37]*[.$AS$1]+[.AT37]*[.$AT$1]+[.AU37]*[.$AU$1]+[.AV37]*[.$AV$1]+[.AW37]*[.$AW$1]+[.AX37]*[.$AX$1]+[.AY37]*[.$AY$1]+[.AZ37]*[.$AZ$1]+[.BA37]*[.$BA$1]+[.BB37]*[.$BB$1]+[.BC37]*[.$BC$1]+[.BD37]*[.$BD$1]+[.BE37]*[.$BE$1]+[.BF37]*[.$BF$1]+[.BG37]*[.$BG$1]+[.BH37]*[.$BH$1]+[.BI37]*[.$BI$1]+[.BJ37]*[.$BJ$1]+[.BK37]*[.$BK$1]+[.BL37]*[.$BL$1]+[.BM37]*[.$BM$1]+[.BN37]*[.$BN$1]+[.BO37]*[.$BO$1]+[.BP37]*[.$BP$1]+[.BQ37]*[.$BQ$1]+[.BR37]*[.$BR$1]+[.BS37]*[.$BS$1]+[.BT37]*[.$BT$1]+[.BU37]*[.$BU$1]+[.BV37]*[.$BV$1]+[.BW37]*[.$BW$1]+[.BX37]*[.$BX$1]+[.BY37]*[.$BY$1]+[.BZ37]*[.$BZ$1]+[.CA37]*[.$CA$1]+[.CB37]*[.$CB$1]+[.CC37]*[.$CC$1]+[.CD37]*[.$CD$1]+[.CE37]*[.$CE$1]+[.CF37]*[.$CF$1]+[.CG37]*[.$CG$1]+[.CH37]*[.$CH$1]+[.CI37]*[.$CI$1]+[.CJ37]*[.$CJ$1]+[.CK37]*[.$CK$1]+[.CL37]*[.$CL$1]+[.CM37]*[.$CM$1]+[.CN37]*[.$CN$1]+[.CO37]*[.$CO$1]+[.CP37]*[.$CP$1]+[.CQ37]*[.$CQ$1]+[.CR37]*[.$CR$1]+[.CS37]*[.$CS$1]+[.CT37]*[.$CT$1]+[.CU37]*[.$CU$1]+[.CV37]*[.$CV$1]+[.CW37]*[.$CW$1]+[.CX37]*[.$CX$1]+[.CY37]*[.$CY$1]+[.CZ37]*[.$CZ$1]+[.DA37]*[.$DA$1]+[.DB37]*[.$DB$1]+[.DC37]*[.$DC$1]+[.DD37]*[.$DD$1]+[.DE37]*[.$DE$1])/COUNT([.B37:.DE37]);0)" office:value-type="float" office:value="0" calcext:value-type="float">
            <text:p>0</text:p>
          </table:table-cell>
          <table:table-cell table:formula="of:=IF([.DG37]&lt;&gt;[.DF37];&quot;X&quot;;&quot;&quot;)">
            <text:p/>
          </table:table-cell>
          <table:table-cell table:number-columns-repeated="108"/>
          <table:table-cell table:formula="of:=IF([.HL37]&lt;&gt;[.HK37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38:.DE38])/COUNT([.A38:.DE38]));0)" office:value-type="float" office:value="0" calcext:value-type="float">
            <text:p>0</text:p>
          </table:table-cell>
          <table:table-cell table:formula="of:=ROUND(([.B38]*[.$B$1]+[.C38]*[.$C$1]+[.D38]*[.$D$1]+[.E38]*[.$E$1]+[.F38]*[.$F$1]+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+[.AM38]*[.$AM$1]+[.AN38]*[.$AN$1]+[.AO38]*[.$AO$1]+[.AP38]*[.$AP$1]+[.AQ38]*[.$AQ$1]+[.AR38]*[.$AR$1]+[.AS38]*[.$AS$1]+[.AT38]*[.$AT$1]+[.AU38]*[.$AU$1]+[.AV38]*[.$AV$1]+[.AW38]*[.$AW$1]+[.AX38]*[.$AX$1]+[.AY38]*[.$AY$1]+[.AZ38]*[.$AZ$1]+[.BA38]*[.$BA$1]+[.BB38]*[.$BB$1]+[.BC38]*[.$BC$1]+[.BD38]*[.$BD$1]+[.BE38]*[.$BE$1]+[.BF38]*[.$BF$1]+[.BG38]*[.$BG$1]+[.BH38]*[.$BH$1]+[.BI38]*[.$BI$1]+[.BJ38]*[.$BJ$1]+[.BK38]*[.$BK$1]+[.BL38]*[.$BL$1]+[.BM38]*[.$BM$1]+[.BN38]*[.$BN$1]+[.BO38]*[.$BO$1]+[.BP38]*[.$BP$1]+[.BQ38]*[.$BQ$1]+[.BR38]*[.$BR$1]+[.BS38]*[.$BS$1]+[.BT38]*[.$BT$1]+[.BU38]*[.$BU$1]+[.BV38]*[.$BV$1]+[.BW38]*[.$BW$1]+[.BX38]*[.$BX$1]+[.BY38]*[.$BY$1]+[.BZ38]*[.$BZ$1]+[.CA38]*[.$CA$1]+[.CB38]*[.$CB$1]+[.CC38]*[.$CC$1]+[.CD38]*[.$CD$1]+[.CE38]*[.$CE$1]+[.CF38]*[.$CF$1]+[.CG38]*[.$CG$1]+[.CH38]*[.$CH$1]+[.CI38]*[.$CI$1]+[.CJ38]*[.$CJ$1]+[.CK38]*[.$CK$1]+[.CL38]*[.$CL$1]+[.CM38]*[.$CM$1]+[.CN38]*[.$CN$1]+[.CO38]*[.$CO$1]+[.CP38]*[.$CP$1]+[.CQ38]*[.$CQ$1]+[.CR38]*[.$CR$1]+[.CS38]*[.$CS$1]+[.CT38]*[.$CT$1]+[.CU38]*[.$CU$1]+[.CV38]*[.$CV$1]+[.CW38]*[.$CW$1]+[.CX38]*[.$CX$1]+[.CY38]*[.$CY$1]+[.CZ38]*[.$CZ$1]+[.DA38]*[.$DA$1]+[.DB38]*[.$DB$1]+[.DC38]*[.$DC$1]+[.DD38]*[.$DD$1]+[.DE38]*[.$DE$1])/COUNT([.B38:.DE38]);0)" office:value-type="float" office:value="0" calcext:value-type="float">
            <text:p>0</text:p>
          </table:table-cell>
          <table:table-cell table:formula="of:=IF([.DG38]&lt;&gt;[.DF38];&quot;X&quot;;&quot;&quot;)">
            <text:p/>
          </table:table-cell>
          <table:table-cell table:number-columns-repeated="108"/>
          <table:table-cell table:formula="of:=IF([.HL38]&lt;&gt;[.HK38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39:.DE39])/COUNT([.A39:.DE39]));0)" office:value-type="float" office:value="0" calcext:value-type="float">
            <text:p>0</text:p>
          </table:table-cell>
          <table:table-cell table:formula="of:=ROUND(([.B39]*[.$B$1]+[.C39]*[.$C$1]+[.D39]*[.$D$1]+[.E39]*[.$E$1]+[.F39]*[.$F$1]+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+[.AM39]*[.$AM$1]+[.AN39]*[.$AN$1]+[.AO39]*[.$AO$1]+[.AP39]*[.$AP$1]+[.AQ39]*[.$AQ$1]+[.AR39]*[.$AR$1]+[.AS39]*[.$AS$1]+[.AT39]*[.$AT$1]+[.AU39]*[.$AU$1]+[.AV39]*[.$AV$1]+[.AW39]*[.$AW$1]+[.AX39]*[.$AX$1]+[.AY39]*[.$AY$1]+[.AZ39]*[.$AZ$1]+[.BA39]*[.$BA$1]+[.BB39]*[.$BB$1]+[.BC39]*[.$BC$1]+[.BD39]*[.$BD$1]+[.BE39]*[.$BE$1]+[.BF39]*[.$BF$1]+[.BG39]*[.$BG$1]+[.BH39]*[.$BH$1]+[.BI39]*[.$BI$1]+[.BJ39]*[.$BJ$1]+[.BK39]*[.$BK$1]+[.BL39]*[.$BL$1]+[.BM39]*[.$BM$1]+[.BN39]*[.$BN$1]+[.BO39]*[.$BO$1]+[.BP39]*[.$BP$1]+[.BQ39]*[.$BQ$1]+[.BR39]*[.$BR$1]+[.BS39]*[.$BS$1]+[.BT39]*[.$BT$1]+[.BU39]*[.$BU$1]+[.BV39]*[.$BV$1]+[.BW39]*[.$BW$1]+[.BX39]*[.$BX$1]+[.BY39]*[.$BY$1]+[.BZ39]*[.$BZ$1]+[.CA39]*[.$CA$1]+[.CB39]*[.$CB$1]+[.CC39]*[.$CC$1]+[.CD39]*[.$CD$1]+[.CE39]*[.$CE$1]+[.CF39]*[.$CF$1]+[.CG39]*[.$CG$1]+[.CH39]*[.$CH$1]+[.CI39]*[.$CI$1]+[.CJ39]*[.$CJ$1]+[.CK39]*[.$CK$1]+[.CL39]*[.$CL$1]+[.CM39]*[.$CM$1]+[.CN39]*[.$CN$1]+[.CO39]*[.$CO$1]+[.CP39]*[.$CP$1]+[.CQ39]*[.$CQ$1]+[.CR39]*[.$CR$1]+[.CS39]*[.$CS$1]+[.CT39]*[.$CT$1]+[.CU39]*[.$CU$1]+[.CV39]*[.$CV$1]+[.CW39]*[.$CW$1]+[.CX39]*[.$CX$1]+[.CY39]*[.$CY$1]+[.CZ39]*[.$CZ$1]+[.DA39]*[.$DA$1]+[.DB39]*[.$DB$1]+[.DC39]*[.$DC$1]+[.DD39]*[.$DD$1]+[.DE39]*[.$DE$1])/COUNT([.B39:.DE39]);0)" office:value-type="float" office:value="0" calcext:value-type="float">
            <text:p>0</text:p>
          </table:table-cell>
          <table:table-cell table:formula="of:=IF([.DG39]&lt;&gt;[.DF39];&quot;X&quot;;&quot;&quot;)">
            <text:p/>
          </table:table-cell>
          <table:table-cell table:number-columns-repeated="108"/>
          <table:table-cell table:formula="of:=IF([.HL39]&lt;&gt;[.HK39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40:.DE40])/COUNT([.A40:.DE40]));0)" office:value-type="float" office:value="0" calcext:value-type="float">
            <text:p>0</text:p>
          </table:table-cell>
          <table:table-cell table:formula="of:=ROUND(([.B40]*[.$B$1]+[.C40]*[.$C$1]+[.D40]*[.$D$1]+[.E40]*[.$E$1]+[.F40]*[.$F$1]+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+[.AM40]*[.$AM$1]+[.AN40]*[.$AN$1]+[.AO40]*[.$AO$1]+[.AP40]*[.$AP$1]+[.AQ40]*[.$AQ$1]+[.AR40]*[.$AR$1]+[.AS40]*[.$AS$1]+[.AT40]*[.$AT$1]+[.AU40]*[.$AU$1]+[.AV40]*[.$AV$1]+[.AW40]*[.$AW$1]+[.AX40]*[.$AX$1]+[.AY40]*[.$AY$1]+[.AZ40]*[.$AZ$1]+[.BA40]*[.$BA$1]+[.BB40]*[.$BB$1]+[.BC40]*[.$BC$1]+[.BD40]*[.$BD$1]+[.BE40]*[.$BE$1]+[.BF40]*[.$BF$1]+[.BG40]*[.$BG$1]+[.BH40]*[.$BH$1]+[.BI40]*[.$BI$1]+[.BJ40]*[.$BJ$1]+[.BK40]*[.$BK$1]+[.BL40]*[.$BL$1]+[.BM40]*[.$BM$1]+[.BN40]*[.$BN$1]+[.BO40]*[.$BO$1]+[.BP40]*[.$BP$1]+[.BQ40]*[.$BQ$1]+[.BR40]*[.$BR$1]+[.BS40]*[.$BS$1]+[.BT40]*[.$BT$1]+[.BU40]*[.$BU$1]+[.BV40]*[.$BV$1]+[.BW40]*[.$BW$1]+[.BX40]*[.$BX$1]+[.BY40]*[.$BY$1]+[.BZ40]*[.$BZ$1]+[.CA40]*[.$CA$1]+[.CB40]*[.$CB$1]+[.CC40]*[.$CC$1]+[.CD40]*[.$CD$1]+[.CE40]*[.$CE$1]+[.CF40]*[.$CF$1]+[.CG40]*[.$CG$1]+[.CH40]*[.$CH$1]+[.CI40]*[.$CI$1]+[.CJ40]*[.$CJ$1]+[.CK40]*[.$CK$1]+[.CL40]*[.$CL$1]+[.CM40]*[.$CM$1]+[.CN40]*[.$CN$1]+[.CO40]*[.$CO$1]+[.CP40]*[.$CP$1]+[.CQ40]*[.$CQ$1]+[.CR40]*[.$CR$1]+[.CS40]*[.$CS$1]+[.CT40]*[.$CT$1]+[.CU40]*[.$CU$1]+[.CV40]*[.$CV$1]+[.CW40]*[.$CW$1]+[.CX40]*[.$CX$1]+[.CY40]*[.$CY$1]+[.CZ40]*[.$CZ$1]+[.DA40]*[.$DA$1]+[.DB40]*[.$DB$1]+[.DC40]*[.$DC$1]+[.DD40]*[.$DD$1]+[.DE40]*[.$DE$1])/COUNT([.B40:.DE40]);0)" office:value-type="float" office:value="0" calcext:value-type="float">
            <text:p>0</text:p>
          </table:table-cell>
          <table:table-cell table:formula="of:=IF([.DG40]&lt;&gt;[.DF40];&quot;X&quot;;&quot;&quot;)">
            <text:p/>
          </table:table-cell>
          <table:table-cell table:number-columns-repeated="108"/>
          <table:table-cell table:formula="of:=IF([.HL40]&lt;&gt;[.HK40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41:.DE41])/COUNT([.A41:.DE41]));0)" office:value-type="float" office:value="0" calcext:value-type="float">
            <text:p>0</text:p>
          </table:table-cell>
          <table:table-cell table:formula="of:=ROUND(([.B41]*[.$B$1]+[.C41]*[.$C$1]+[.D41]*[.$D$1]+[.E41]*[.$E$1]+[.F41]*[.$F$1]+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+[.AM41]*[.$AM$1]+[.AN41]*[.$AN$1]+[.AO41]*[.$AO$1]+[.AP41]*[.$AP$1]+[.AQ41]*[.$AQ$1]+[.AR41]*[.$AR$1]+[.AS41]*[.$AS$1]+[.AT41]*[.$AT$1]+[.AU41]*[.$AU$1]+[.AV41]*[.$AV$1]+[.AW41]*[.$AW$1]+[.AX41]*[.$AX$1]+[.AY41]*[.$AY$1]+[.AZ41]*[.$AZ$1]+[.BA41]*[.$BA$1]+[.BB41]*[.$BB$1]+[.BC41]*[.$BC$1]+[.BD41]*[.$BD$1]+[.BE41]*[.$BE$1]+[.BF41]*[.$BF$1]+[.BG41]*[.$BG$1]+[.BH41]*[.$BH$1]+[.BI41]*[.$BI$1]+[.BJ41]*[.$BJ$1]+[.BK41]*[.$BK$1]+[.BL41]*[.$BL$1]+[.BM41]*[.$BM$1]+[.BN41]*[.$BN$1]+[.BO41]*[.$BO$1]+[.BP41]*[.$BP$1]+[.BQ41]*[.$BQ$1]+[.BR41]*[.$BR$1]+[.BS41]*[.$BS$1]+[.BT41]*[.$BT$1]+[.BU41]*[.$BU$1]+[.BV41]*[.$BV$1]+[.BW41]*[.$BW$1]+[.BX41]*[.$BX$1]+[.BY41]*[.$BY$1]+[.BZ41]*[.$BZ$1]+[.CA41]*[.$CA$1]+[.CB41]*[.$CB$1]+[.CC41]*[.$CC$1]+[.CD41]*[.$CD$1]+[.CE41]*[.$CE$1]+[.CF41]*[.$CF$1]+[.CG41]*[.$CG$1]+[.CH41]*[.$CH$1]+[.CI41]*[.$CI$1]+[.CJ41]*[.$CJ$1]+[.CK41]*[.$CK$1]+[.CL41]*[.$CL$1]+[.CM41]*[.$CM$1]+[.CN41]*[.$CN$1]+[.CO41]*[.$CO$1]+[.CP41]*[.$CP$1]+[.CQ41]*[.$CQ$1]+[.CR41]*[.$CR$1]+[.CS41]*[.$CS$1]+[.CT41]*[.$CT$1]+[.CU41]*[.$CU$1]+[.CV41]*[.$CV$1]+[.CW41]*[.$CW$1]+[.CX41]*[.$CX$1]+[.CY41]*[.$CY$1]+[.CZ41]*[.$CZ$1]+[.DA41]*[.$DA$1]+[.DB41]*[.$DB$1]+[.DC41]*[.$DC$1]+[.DD41]*[.$DD$1]+[.DE41]*[.$DE$1])/COUNT([.B41:.DE41]);0)" office:value-type="float" office:value="0" calcext:value-type="float">
            <text:p>0</text:p>
          </table:table-cell>
          <table:table-cell table:formula="of:=IF([.DG41]&lt;&gt;[.DF41];&quot;X&quot;;&quot;&quot;)">
            <text:p/>
          </table:table-cell>
          <table:table-cell table:number-columns-repeated="108"/>
          <table:table-cell table:formula="of:=IF([.HL41]&lt;&gt;[.HK41];&quot;X&quot;;&quot;&quot;)">
            <text:p/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42:.DE42])/COUNT([.A42:.DE42]));0)" office:value-type="float" office:value="0" calcext:value-type="float">
            <text:p>0</text:p>
          </table:table-cell>
          <table:table-cell table:formula="of:=ROUND(([.B42]*[.$B$1]+[.C42]*[.$C$1]+[.D42]*[.$D$1]+[.E42]*[.$E$1]+[.F42]*[.$F$1]+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+[.AM42]*[.$AM$1]+[.AN42]*[.$AN$1]+[.AO42]*[.$AO$1]+[.AP42]*[.$AP$1]+[.AQ42]*[.$AQ$1]+[.AR42]*[.$AR$1]+[.AS42]*[.$AS$1]+[.AT42]*[.$AT$1]+[.AU42]*[.$AU$1]+[.AV42]*[.$AV$1]+[.AW42]*[.$AW$1]+[.AX42]*[.$AX$1]+[.AY42]*[.$AY$1]+[.AZ42]*[.$AZ$1]+[.BA42]*[.$BA$1]+[.BB42]*[.$BB$1]+[.BC42]*[.$BC$1]+[.BD42]*[.$BD$1]+[.BE42]*[.$BE$1]+[.BF42]*[.$BF$1]+[.BG42]*[.$BG$1]+[.BH42]*[.$BH$1]+[.BI42]*[.$BI$1]+[.BJ42]*[.$BJ$1]+[.BK42]*[.$BK$1]+[.BL42]*[.$BL$1]+[.BM42]*[.$BM$1]+[.BN42]*[.$BN$1]+[.BO42]*[.$BO$1]+[.BP42]*[.$BP$1]+[.BQ42]*[.$BQ$1]+[.BR42]*[.$BR$1]+[.BS42]*[.$BS$1]+[.BT42]*[.$BT$1]+[.BU42]*[.$BU$1]+[.BV42]*[.$BV$1]+[.BW42]*[.$BW$1]+[.BX42]*[.$BX$1]+[.BY42]*[.$BY$1]+[.BZ42]*[.$BZ$1]+[.CA42]*[.$CA$1]+[.CB42]*[.$CB$1]+[.CC42]*[.$CC$1]+[.CD42]*[.$CD$1]+[.CE42]*[.$CE$1]+[.CF42]*[.$CF$1]+[.CG42]*[.$CG$1]+[.CH42]*[.$CH$1]+[.CI42]*[.$CI$1]+[.CJ42]*[.$CJ$1]+[.CK42]*[.$CK$1]+[.CL42]*[.$CL$1]+[.CM42]*[.$CM$1]+[.CN42]*[.$CN$1]+[.CO42]*[.$CO$1]+[.CP42]*[.$CP$1]+[.CQ42]*[.$CQ$1]+[.CR42]*[.$CR$1]+[.CS42]*[.$CS$1]+[.CT42]*[.$CT$1]+[.CU42]*[.$CU$1]+[.CV42]*[.$CV$1]+[.CW42]*[.$CW$1]+[.CX42]*[.$CX$1]+[.CY42]*[.$CY$1]+[.CZ42]*[.$CZ$1]+[.DA42]*[.$DA$1]+[.DB42]*[.$DB$1]+[.DC42]*[.$DC$1]+[.DD42]*[.$DD$1]+[.DE42]*[.$DE$1])/COUNT([.B42:.DE42]);0)" office:value-type="float" office:value="0" calcext:value-type="float">
            <text:p>0</text:p>
          </table:table-cell>
          <table:table-cell table:formula="of:=IF([.DG42]&lt;&gt;[.DF42];&quot;X&quot;;&quot;&quot;)">
            <text:p/>
          </table:table-cell>
          <table:table-cell table:number-columns-repeated="108"/>
          <table:table-cell table:formula="of:=IF([.HL42]&lt;&gt;[.HK42]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formula="of:=ROUND((SUM([.B43:.DE43])/COUNT([.A43:.DE43]));0)" office:value-type="float" office:value="0" calcext:value-type="float">
            <text:p>0</text:p>
          </table:table-cell>
          <table:table-cell table:formula="of:=ROUND(([.B43]*[.$B$1]+[.C43]*[.$C$1]+[.D43]*[.$D$1]+[.E43]*[.$E$1]+[.F43]*[.$F$1]+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+[.AM43]*[.$AM$1]+[.AN43]*[.$AN$1]+[.AO43]*[.$AO$1]+[.AP43]*[.$AP$1]+[.AQ43]*[.$AQ$1]+[.AR43]*[.$AR$1]+[.AS43]*[.$AS$1]+[.AT43]*[.$AT$1]+[.AU43]*[.$AU$1]+[.AV43]*[.$AV$1]+[.AW43]*[.$AW$1]+[.AX43]*[.$AX$1]+[.AY43]*[.$AY$1]+[.AZ43]*[.$AZ$1]+[.BA43]*[.$BA$1]+[.BB43]*[.$BB$1]+[.BC43]*[.$BC$1]+[.BD43]*[.$BD$1]+[.BE43]*[.$BE$1]+[.BF43]*[.$BF$1]+[.BG43]*[.$BG$1]+[.BH43]*[.$BH$1]+[.BI43]*[.$BI$1]+[.BJ43]*[.$BJ$1]+[.BK43]*[.$BK$1]+[.BL43]*[.$BL$1]+[.BM43]*[.$BM$1]+[.BN43]*[.$BN$1]+[.BO43]*[.$BO$1]+[.BP43]*[.$BP$1]+[.BQ43]*[.$BQ$1]+[.BR43]*[.$BR$1]+[.BS43]*[.$BS$1]+[.BT43]*[.$BT$1]+[.BU43]*[.$BU$1]+[.BV43]*[.$BV$1]+[.BW43]*[.$BW$1]+[.BX43]*[.$BX$1]+[.BY43]*[.$BY$1]+[.BZ43]*[.$BZ$1]+[.CA43]*[.$CA$1]+[.CB43]*[.$CB$1]+[.CC43]*[.$CC$1]+[.CD43]*[.$CD$1]+[.CE43]*[.$CE$1]+[.CF43]*[.$CF$1]+[.CG43]*[.$CG$1]+[.CH43]*[.$CH$1]+[.CI43]*[.$CI$1]+[.CJ43]*[.$CJ$1]+[.CK43]*[.$CK$1]+[.CL43]*[.$CL$1]+[.CM43]*[.$CM$1]+[.CN43]*[.$CN$1]+[.CO43]*[.$CO$1]+[.CP43]*[.$CP$1]+[.CQ43]*[.$CQ$1]+[.CR43]*[.$CR$1]+[.CS43]*[.$CS$1]+[.CT43]*[.$CT$1]+[.CU43]*[.$CU$1]+[.CV43]*[.$CV$1]+[.CW43]*[.$CW$1]+[.CX43]*[.$CX$1]+[.CY43]*[.$CY$1]+[.CZ43]*[.$CZ$1]+[.DA43]*[.$DA$1]+[.DB43]*[.$DB$1]+[.DC43]*[.$DC$1]+[.DD43]*[.$DD$1]+[.DE43]*[.$DE$1])/COUNT([.B43:.DE43]);0)" office:value-type="float" office:value="0" calcext:value-type="float">
            <text:p>0</text:p>
          </table:table-cell>
          <table:table-cell table:formula="of:=IF([.DG43]&lt;&gt;[.DF43];&quot;X&quot;;&quot;&quot;)">
            <text:p/>
          </table:table-cell>
          <table:table-cell table:number-columns-repeated="108"/>
          <table:table-cell table:formula="of:=IF([.HL43]&lt;&gt;[.HK43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44:.DE44])/COUNT([.A44:.DE44]));0)" office:value-type="float" office:value="0" calcext:value-type="float">
            <text:p>0</text:p>
          </table:table-cell>
          <table:table-cell table:formula="of:=ROUND(([.B44]*[.$B$1]+[.C44]*[.$C$1]+[.D44]*[.$D$1]+[.E44]*[.$E$1]+[.F44]*[.$F$1]+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+[.AM44]*[.$AM$1]+[.AN44]*[.$AN$1]+[.AO44]*[.$AO$1]+[.AP44]*[.$AP$1]+[.AQ44]*[.$AQ$1]+[.AR44]*[.$AR$1]+[.AS44]*[.$AS$1]+[.AT44]*[.$AT$1]+[.AU44]*[.$AU$1]+[.AV44]*[.$AV$1]+[.AW44]*[.$AW$1]+[.AX44]*[.$AX$1]+[.AY44]*[.$AY$1]+[.AZ44]*[.$AZ$1]+[.BA44]*[.$BA$1]+[.BB44]*[.$BB$1]+[.BC44]*[.$BC$1]+[.BD44]*[.$BD$1]+[.BE44]*[.$BE$1]+[.BF44]*[.$BF$1]+[.BG44]*[.$BG$1]+[.BH44]*[.$BH$1]+[.BI44]*[.$BI$1]+[.BJ44]*[.$BJ$1]+[.BK44]*[.$BK$1]+[.BL44]*[.$BL$1]+[.BM44]*[.$BM$1]+[.BN44]*[.$BN$1]+[.BO44]*[.$BO$1]+[.BP44]*[.$BP$1]+[.BQ44]*[.$BQ$1]+[.BR44]*[.$BR$1]+[.BS44]*[.$BS$1]+[.BT44]*[.$BT$1]+[.BU44]*[.$BU$1]+[.BV44]*[.$BV$1]+[.BW44]*[.$BW$1]+[.BX44]*[.$BX$1]+[.BY44]*[.$BY$1]+[.BZ44]*[.$BZ$1]+[.CA44]*[.$CA$1]+[.CB44]*[.$CB$1]+[.CC44]*[.$CC$1]+[.CD44]*[.$CD$1]+[.CE44]*[.$CE$1]+[.CF44]*[.$CF$1]+[.CG44]*[.$CG$1]+[.CH44]*[.$CH$1]+[.CI44]*[.$CI$1]+[.CJ44]*[.$CJ$1]+[.CK44]*[.$CK$1]+[.CL44]*[.$CL$1]+[.CM44]*[.$CM$1]+[.CN44]*[.$CN$1]+[.CO44]*[.$CO$1]+[.CP44]*[.$CP$1]+[.CQ44]*[.$CQ$1]+[.CR44]*[.$CR$1]+[.CS44]*[.$CS$1]+[.CT44]*[.$CT$1]+[.CU44]*[.$CU$1]+[.CV44]*[.$CV$1]+[.CW44]*[.$CW$1]+[.CX44]*[.$CX$1]+[.CY44]*[.$CY$1]+[.CZ44]*[.$CZ$1]+[.DA44]*[.$DA$1]+[.DB44]*[.$DB$1]+[.DC44]*[.$DC$1]+[.DD44]*[.$DD$1]+[.DE44]*[.$DE$1])/COUNT([.B44:.DE44]);0)" office:value-type="float" office:value="0" calcext:value-type="float">
            <text:p>0</text:p>
          </table:table-cell>
          <table:table-cell table:formula="of:=IF([.DG44]&lt;&gt;[.DF44];&quot;X&quot;;&quot;&quot;)">
            <text:p/>
          </table:table-cell>
          <table:table-cell table:number-columns-repeated="108"/>
          <table:table-cell table:formula="of:=IF([.HL44]&lt;&gt;[.HK44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45:.DE45])/COUNT([.A45:.DE45]));0)" office:value-type="float" office:value="0" calcext:value-type="float">
            <text:p>0</text:p>
          </table:table-cell>
          <table:table-cell table:formula="of:=ROUND(([.B45]*[.$B$1]+[.C45]*[.$C$1]+[.D45]*[.$D$1]+[.E45]*[.$E$1]+[.F45]*[.$F$1]+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+[.AM45]*[.$AM$1]+[.AN45]*[.$AN$1]+[.AO45]*[.$AO$1]+[.AP45]*[.$AP$1]+[.AQ45]*[.$AQ$1]+[.AR45]*[.$AR$1]+[.AS45]*[.$AS$1]+[.AT45]*[.$AT$1]+[.AU45]*[.$AU$1]+[.AV45]*[.$AV$1]+[.AW45]*[.$AW$1]+[.AX45]*[.$AX$1]+[.AY45]*[.$AY$1]+[.AZ45]*[.$AZ$1]+[.BA45]*[.$BA$1]+[.BB45]*[.$BB$1]+[.BC45]*[.$BC$1]+[.BD45]*[.$BD$1]+[.BE45]*[.$BE$1]+[.BF45]*[.$BF$1]+[.BG45]*[.$BG$1]+[.BH45]*[.$BH$1]+[.BI45]*[.$BI$1]+[.BJ45]*[.$BJ$1]+[.BK45]*[.$BK$1]+[.BL45]*[.$BL$1]+[.BM45]*[.$BM$1]+[.BN45]*[.$BN$1]+[.BO45]*[.$BO$1]+[.BP45]*[.$BP$1]+[.BQ45]*[.$BQ$1]+[.BR45]*[.$BR$1]+[.BS45]*[.$BS$1]+[.BT45]*[.$BT$1]+[.BU45]*[.$BU$1]+[.BV45]*[.$BV$1]+[.BW45]*[.$BW$1]+[.BX45]*[.$BX$1]+[.BY45]*[.$BY$1]+[.BZ45]*[.$BZ$1]+[.CA45]*[.$CA$1]+[.CB45]*[.$CB$1]+[.CC45]*[.$CC$1]+[.CD45]*[.$CD$1]+[.CE45]*[.$CE$1]+[.CF45]*[.$CF$1]+[.CG45]*[.$CG$1]+[.CH45]*[.$CH$1]+[.CI45]*[.$CI$1]+[.CJ45]*[.$CJ$1]+[.CK45]*[.$CK$1]+[.CL45]*[.$CL$1]+[.CM45]*[.$CM$1]+[.CN45]*[.$CN$1]+[.CO45]*[.$CO$1]+[.CP45]*[.$CP$1]+[.CQ45]*[.$CQ$1]+[.CR45]*[.$CR$1]+[.CS45]*[.$CS$1]+[.CT45]*[.$CT$1]+[.CU45]*[.$CU$1]+[.CV45]*[.$CV$1]+[.CW45]*[.$CW$1]+[.CX45]*[.$CX$1]+[.CY45]*[.$CY$1]+[.CZ45]*[.$CZ$1]+[.DA45]*[.$DA$1]+[.DB45]*[.$DB$1]+[.DC45]*[.$DC$1]+[.DD45]*[.$DD$1]+[.DE45]*[.$DE$1])/COUNT([.B45:.DE45]);0)" office:value-type="float" office:value="0" calcext:value-type="float">
            <text:p>0</text:p>
          </table:table-cell>
          <table:table-cell table:formula="of:=IF([.DG45]&lt;&gt;[.DF45];&quot;X&quot;;&quot;&quot;)">
            <text:p/>
          </table:table-cell>
          <table:table-cell table:number-columns-repeated="108"/>
          <table:table-cell table:formula="of:=IF([.HL45]&lt;&gt;[.HK45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46:.DE46])/COUNT([.A46:.DE46]));0)" office:value-type="float" office:value="1" calcext:value-type="float">
            <text:p>1</text:p>
          </table:table-cell>
          <table:table-cell table:formula="of:=ROUND(([.B46]*[.$B$1]+[.C46]*[.$C$1]+[.D46]*[.$D$1]+[.E46]*[.$E$1]+[.F46]*[.$F$1]+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+[.AM46]*[.$AM$1]+[.AN46]*[.$AN$1]+[.AO46]*[.$AO$1]+[.AP46]*[.$AP$1]+[.AQ46]*[.$AQ$1]+[.AR46]*[.$AR$1]+[.AS46]*[.$AS$1]+[.AT46]*[.$AT$1]+[.AU46]*[.$AU$1]+[.AV46]*[.$AV$1]+[.AW46]*[.$AW$1]+[.AX46]*[.$AX$1]+[.AY46]*[.$AY$1]+[.AZ46]*[.$AZ$1]+[.BA46]*[.$BA$1]+[.BB46]*[.$BB$1]+[.BC46]*[.$BC$1]+[.BD46]*[.$BD$1]+[.BE46]*[.$BE$1]+[.BF46]*[.$BF$1]+[.BG46]*[.$BG$1]+[.BH46]*[.$BH$1]+[.BI46]*[.$BI$1]+[.BJ46]*[.$BJ$1]+[.BK46]*[.$BK$1]+[.BL46]*[.$BL$1]+[.BM46]*[.$BM$1]+[.BN46]*[.$BN$1]+[.BO46]*[.$BO$1]+[.BP46]*[.$BP$1]+[.BQ46]*[.$BQ$1]+[.BR46]*[.$BR$1]+[.BS46]*[.$BS$1]+[.BT46]*[.$BT$1]+[.BU46]*[.$BU$1]+[.BV46]*[.$BV$1]+[.BW46]*[.$BW$1]+[.BX46]*[.$BX$1]+[.BY46]*[.$BY$1]+[.BZ46]*[.$BZ$1]+[.CA46]*[.$CA$1]+[.CB46]*[.$CB$1]+[.CC46]*[.$CC$1]+[.CD46]*[.$CD$1]+[.CE46]*[.$CE$1]+[.CF46]*[.$CF$1]+[.CG46]*[.$CG$1]+[.CH46]*[.$CH$1]+[.CI46]*[.$CI$1]+[.CJ46]*[.$CJ$1]+[.CK46]*[.$CK$1]+[.CL46]*[.$CL$1]+[.CM46]*[.$CM$1]+[.CN46]*[.$CN$1]+[.CO46]*[.$CO$1]+[.CP46]*[.$CP$1]+[.CQ46]*[.$CQ$1]+[.CR46]*[.$CR$1]+[.CS46]*[.$CS$1]+[.CT46]*[.$CT$1]+[.CU46]*[.$CU$1]+[.CV46]*[.$CV$1]+[.CW46]*[.$CW$1]+[.CX46]*[.$CX$1]+[.CY46]*[.$CY$1]+[.CZ46]*[.$CZ$1]+[.DA46]*[.$DA$1]+[.DB46]*[.$DB$1]+[.DC46]*[.$DC$1]+[.DD46]*[.$DD$1]+[.DE46]*[.$DE$1])/COUNT([.B46:.DE46]);0)" office:value-type="float" office:value="1" calcext:value-type="float">
            <text:p>1</text:p>
          </table:table-cell>
          <table:table-cell table:formula="of:=IF([.DG46]&lt;&gt;[.DF46];&quot;X&quot;;&quot;&quot;)">
            <text:p/>
          </table:table-cell>
          <table:table-cell table:number-columns-repeated="108"/>
          <table:table-cell table:formula="of:=IF([.HL46]&lt;&gt;[.HK46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47:.DE47])/COUNT([.A47:.DE47]));0)" office:value-type="float" office:value="1" calcext:value-type="float">
            <text:p>1</text:p>
          </table:table-cell>
          <table:table-cell table:formula="of:=ROUND(([.B47]*[.$B$1]+[.C47]*[.$C$1]+[.D47]*[.$D$1]+[.E47]*[.$E$1]+[.F47]*[.$F$1]+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+[.AM47]*[.$AM$1]+[.AN47]*[.$AN$1]+[.AO47]*[.$AO$1]+[.AP47]*[.$AP$1]+[.AQ47]*[.$AQ$1]+[.AR47]*[.$AR$1]+[.AS47]*[.$AS$1]+[.AT47]*[.$AT$1]+[.AU47]*[.$AU$1]+[.AV47]*[.$AV$1]+[.AW47]*[.$AW$1]+[.AX47]*[.$AX$1]+[.AY47]*[.$AY$1]+[.AZ47]*[.$AZ$1]+[.BA47]*[.$BA$1]+[.BB47]*[.$BB$1]+[.BC47]*[.$BC$1]+[.BD47]*[.$BD$1]+[.BE47]*[.$BE$1]+[.BF47]*[.$BF$1]+[.BG47]*[.$BG$1]+[.BH47]*[.$BH$1]+[.BI47]*[.$BI$1]+[.BJ47]*[.$BJ$1]+[.BK47]*[.$BK$1]+[.BL47]*[.$BL$1]+[.BM47]*[.$BM$1]+[.BN47]*[.$BN$1]+[.BO47]*[.$BO$1]+[.BP47]*[.$BP$1]+[.BQ47]*[.$BQ$1]+[.BR47]*[.$BR$1]+[.BS47]*[.$BS$1]+[.BT47]*[.$BT$1]+[.BU47]*[.$BU$1]+[.BV47]*[.$BV$1]+[.BW47]*[.$BW$1]+[.BX47]*[.$BX$1]+[.BY47]*[.$BY$1]+[.BZ47]*[.$BZ$1]+[.CA47]*[.$CA$1]+[.CB47]*[.$CB$1]+[.CC47]*[.$CC$1]+[.CD47]*[.$CD$1]+[.CE47]*[.$CE$1]+[.CF47]*[.$CF$1]+[.CG47]*[.$CG$1]+[.CH47]*[.$CH$1]+[.CI47]*[.$CI$1]+[.CJ47]*[.$CJ$1]+[.CK47]*[.$CK$1]+[.CL47]*[.$CL$1]+[.CM47]*[.$CM$1]+[.CN47]*[.$CN$1]+[.CO47]*[.$CO$1]+[.CP47]*[.$CP$1]+[.CQ47]*[.$CQ$1]+[.CR47]*[.$CR$1]+[.CS47]*[.$CS$1]+[.CT47]*[.$CT$1]+[.CU47]*[.$CU$1]+[.CV47]*[.$CV$1]+[.CW47]*[.$CW$1]+[.CX47]*[.$CX$1]+[.CY47]*[.$CY$1]+[.CZ47]*[.$CZ$1]+[.DA47]*[.$DA$1]+[.DB47]*[.$DB$1]+[.DC47]*[.$DC$1]+[.DD47]*[.$DD$1]+[.DE47]*[.$DE$1])/COUNT([.B47:.DE47]);0)" office:value-type="float" office:value="1" calcext:value-type="float">
            <text:p>1</text:p>
          </table:table-cell>
          <table:table-cell table:formula="of:=IF([.DG47]&lt;&gt;[.DF47];&quot;X&quot;;&quot;&quot;)">
            <text:p/>
          </table:table-cell>
          <table:table-cell table:number-columns-repeated="108"/>
          <table:table-cell table:formula="of:=IF([.HL47]&lt;&gt;[.HK47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48:.DE48])/COUNT([.A48:.DE48]));0)" office:value-type="float" office:value="1" calcext:value-type="float">
            <text:p>1</text:p>
          </table:table-cell>
          <table:table-cell table:formula="of:=ROUND(([.B48]*[.$B$1]+[.C48]*[.$C$1]+[.D48]*[.$D$1]+[.E48]*[.$E$1]+[.F48]*[.$F$1]+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+[.AM48]*[.$AM$1]+[.AN48]*[.$AN$1]+[.AO48]*[.$AO$1]+[.AP48]*[.$AP$1]+[.AQ48]*[.$AQ$1]+[.AR48]*[.$AR$1]+[.AS48]*[.$AS$1]+[.AT48]*[.$AT$1]+[.AU48]*[.$AU$1]+[.AV48]*[.$AV$1]+[.AW48]*[.$AW$1]+[.AX48]*[.$AX$1]+[.AY48]*[.$AY$1]+[.AZ48]*[.$AZ$1]+[.BA48]*[.$BA$1]+[.BB48]*[.$BB$1]+[.BC48]*[.$BC$1]+[.BD48]*[.$BD$1]+[.BE48]*[.$BE$1]+[.BF48]*[.$BF$1]+[.BG48]*[.$BG$1]+[.BH48]*[.$BH$1]+[.BI48]*[.$BI$1]+[.BJ48]*[.$BJ$1]+[.BK48]*[.$BK$1]+[.BL48]*[.$BL$1]+[.BM48]*[.$BM$1]+[.BN48]*[.$BN$1]+[.BO48]*[.$BO$1]+[.BP48]*[.$BP$1]+[.BQ48]*[.$BQ$1]+[.BR48]*[.$BR$1]+[.BS48]*[.$BS$1]+[.BT48]*[.$BT$1]+[.BU48]*[.$BU$1]+[.BV48]*[.$BV$1]+[.BW48]*[.$BW$1]+[.BX48]*[.$BX$1]+[.BY48]*[.$BY$1]+[.BZ48]*[.$BZ$1]+[.CA48]*[.$CA$1]+[.CB48]*[.$CB$1]+[.CC48]*[.$CC$1]+[.CD48]*[.$CD$1]+[.CE48]*[.$CE$1]+[.CF48]*[.$CF$1]+[.CG48]*[.$CG$1]+[.CH48]*[.$CH$1]+[.CI48]*[.$CI$1]+[.CJ48]*[.$CJ$1]+[.CK48]*[.$CK$1]+[.CL48]*[.$CL$1]+[.CM48]*[.$CM$1]+[.CN48]*[.$CN$1]+[.CO48]*[.$CO$1]+[.CP48]*[.$CP$1]+[.CQ48]*[.$CQ$1]+[.CR48]*[.$CR$1]+[.CS48]*[.$CS$1]+[.CT48]*[.$CT$1]+[.CU48]*[.$CU$1]+[.CV48]*[.$CV$1]+[.CW48]*[.$CW$1]+[.CX48]*[.$CX$1]+[.CY48]*[.$CY$1]+[.CZ48]*[.$CZ$1]+[.DA48]*[.$DA$1]+[.DB48]*[.$DB$1]+[.DC48]*[.$DC$1]+[.DD48]*[.$DD$1]+[.DE48]*[.$DE$1])/COUNT([.B48:.DE48]);0)" office:value-type="float" office:value="1" calcext:value-type="float">
            <text:p>1</text:p>
          </table:table-cell>
          <table:table-cell table:formula="of:=IF([.DG48]&lt;&gt;[.DF48];&quot;X&quot;;&quot;&quot;)">
            <text:p/>
          </table:table-cell>
          <table:table-cell table:number-columns-repeated="108"/>
          <table:table-cell table:formula="of:=IF([.HL48]&lt;&gt;[.HK48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49:.DE49])/COUNT([.A49:.DE49]));0)" office:value-type="float" office:value="1" calcext:value-type="float">
            <text:p>1</text:p>
          </table:table-cell>
          <table:table-cell table:formula="of:=ROUND(([.B49]*[.$B$1]+[.C49]*[.$C$1]+[.D49]*[.$D$1]+[.E49]*[.$E$1]+[.F49]*[.$F$1]+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+[.AM49]*[.$AM$1]+[.AN49]*[.$AN$1]+[.AO49]*[.$AO$1]+[.AP49]*[.$AP$1]+[.AQ49]*[.$AQ$1]+[.AR49]*[.$AR$1]+[.AS49]*[.$AS$1]+[.AT49]*[.$AT$1]+[.AU49]*[.$AU$1]+[.AV49]*[.$AV$1]+[.AW49]*[.$AW$1]+[.AX49]*[.$AX$1]+[.AY49]*[.$AY$1]+[.AZ49]*[.$AZ$1]+[.BA49]*[.$BA$1]+[.BB49]*[.$BB$1]+[.BC49]*[.$BC$1]+[.BD49]*[.$BD$1]+[.BE49]*[.$BE$1]+[.BF49]*[.$BF$1]+[.BG49]*[.$BG$1]+[.BH49]*[.$BH$1]+[.BI49]*[.$BI$1]+[.BJ49]*[.$BJ$1]+[.BK49]*[.$BK$1]+[.BL49]*[.$BL$1]+[.BM49]*[.$BM$1]+[.BN49]*[.$BN$1]+[.BO49]*[.$BO$1]+[.BP49]*[.$BP$1]+[.BQ49]*[.$BQ$1]+[.BR49]*[.$BR$1]+[.BS49]*[.$BS$1]+[.BT49]*[.$BT$1]+[.BU49]*[.$BU$1]+[.BV49]*[.$BV$1]+[.BW49]*[.$BW$1]+[.BX49]*[.$BX$1]+[.BY49]*[.$BY$1]+[.BZ49]*[.$BZ$1]+[.CA49]*[.$CA$1]+[.CB49]*[.$CB$1]+[.CC49]*[.$CC$1]+[.CD49]*[.$CD$1]+[.CE49]*[.$CE$1]+[.CF49]*[.$CF$1]+[.CG49]*[.$CG$1]+[.CH49]*[.$CH$1]+[.CI49]*[.$CI$1]+[.CJ49]*[.$CJ$1]+[.CK49]*[.$CK$1]+[.CL49]*[.$CL$1]+[.CM49]*[.$CM$1]+[.CN49]*[.$CN$1]+[.CO49]*[.$CO$1]+[.CP49]*[.$CP$1]+[.CQ49]*[.$CQ$1]+[.CR49]*[.$CR$1]+[.CS49]*[.$CS$1]+[.CT49]*[.$CT$1]+[.CU49]*[.$CU$1]+[.CV49]*[.$CV$1]+[.CW49]*[.$CW$1]+[.CX49]*[.$CX$1]+[.CY49]*[.$CY$1]+[.CZ49]*[.$CZ$1]+[.DA49]*[.$DA$1]+[.DB49]*[.$DB$1]+[.DC49]*[.$DC$1]+[.DD49]*[.$DD$1]+[.DE49]*[.$DE$1])/COUNT([.B49:.DE49]);0)" office:value-type="float" office:value="1" calcext:value-type="float">
            <text:p>1</text:p>
          </table:table-cell>
          <table:table-cell table:formula="of:=IF([.DG49]&lt;&gt;[.DF49];&quot;X&quot;;&quot;&quot;)">
            <text:p/>
          </table:table-cell>
          <table:table-cell table:number-columns-repeated="108"/>
          <table:table-cell table:formula="of:=IF([.HL49]&lt;&gt;[.HK49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50:.DE50])/COUNT([.A50:.DE50]));0)" office:value-type="float" office:value="0" calcext:value-type="float">
            <text:p>0</text:p>
          </table:table-cell>
          <table:table-cell table:formula="of:=ROUND(([.B50]*[.$B$1]+[.C50]*[.$C$1]+[.D50]*[.$D$1]+[.E50]*[.$E$1]+[.F50]*[.$F$1]+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+[.AM50]*[.$AM$1]+[.AN50]*[.$AN$1]+[.AO50]*[.$AO$1]+[.AP50]*[.$AP$1]+[.AQ50]*[.$AQ$1]+[.AR50]*[.$AR$1]+[.AS50]*[.$AS$1]+[.AT50]*[.$AT$1]+[.AU50]*[.$AU$1]+[.AV50]*[.$AV$1]+[.AW50]*[.$AW$1]+[.AX50]*[.$AX$1]+[.AY50]*[.$AY$1]+[.AZ50]*[.$AZ$1]+[.BA50]*[.$BA$1]+[.BB50]*[.$BB$1]+[.BC50]*[.$BC$1]+[.BD50]*[.$BD$1]+[.BE50]*[.$BE$1]+[.BF50]*[.$BF$1]+[.BG50]*[.$BG$1]+[.BH50]*[.$BH$1]+[.BI50]*[.$BI$1]+[.BJ50]*[.$BJ$1]+[.BK50]*[.$BK$1]+[.BL50]*[.$BL$1]+[.BM50]*[.$BM$1]+[.BN50]*[.$BN$1]+[.BO50]*[.$BO$1]+[.BP50]*[.$BP$1]+[.BQ50]*[.$BQ$1]+[.BR50]*[.$BR$1]+[.BS50]*[.$BS$1]+[.BT50]*[.$BT$1]+[.BU50]*[.$BU$1]+[.BV50]*[.$BV$1]+[.BW50]*[.$BW$1]+[.BX50]*[.$BX$1]+[.BY50]*[.$BY$1]+[.BZ50]*[.$BZ$1]+[.CA50]*[.$CA$1]+[.CB50]*[.$CB$1]+[.CC50]*[.$CC$1]+[.CD50]*[.$CD$1]+[.CE50]*[.$CE$1]+[.CF50]*[.$CF$1]+[.CG50]*[.$CG$1]+[.CH50]*[.$CH$1]+[.CI50]*[.$CI$1]+[.CJ50]*[.$CJ$1]+[.CK50]*[.$CK$1]+[.CL50]*[.$CL$1]+[.CM50]*[.$CM$1]+[.CN50]*[.$CN$1]+[.CO50]*[.$CO$1]+[.CP50]*[.$CP$1]+[.CQ50]*[.$CQ$1]+[.CR50]*[.$CR$1]+[.CS50]*[.$CS$1]+[.CT50]*[.$CT$1]+[.CU50]*[.$CU$1]+[.CV50]*[.$CV$1]+[.CW50]*[.$CW$1]+[.CX50]*[.$CX$1]+[.CY50]*[.$CY$1]+[.CZ50]*[.$CZ$1]+[.DA50]*[.$DA$1]+[.DB50]*[.$DB$1]+[.DC50]*[.$DC$1]+[.DD50]*[.$DD$1]+[.DE50]*[.$DE$1])/COUNT([.B50:.DE50]);0)" office:value-type="float" office:value="0" calcext:value-type="float">
            <text:p>0</text:p>
          </table:table-cell>
          <table:table-cell table:formula="of:=IF([.DG50]&lt;&gt;[.DF50];&quot;X&quot;;&quot;&quot;)">
            <text:p/>
          </table:table-cell>
          <table:table-cell table:number-columns-repeated="108"/>
          <table:table-cell table:formula="of:=IF([.HL50]&lt;&gt;[.HK50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51:.DE51])/COUNT([.A51:.DE51]));0)" office:value-type="float" office:value="0" calcext:value-type="float">
            <text:p>0</text:p>
          </table:table-cell>
          <table:table-cell table:formula="of:=ROUND(([.B51]*[.$B$1]+[.C51]*[.$C$1]+[.D51]*[.$D$1]+[.E51]*[.$E$1]+[.F51]*[.$F$1]+[.G51]*[.$G$1]+[.H51]*[.$H$1]+[.I51]*[.$I$1]+[.J51]*[.$J$1]+[.K51]*[.$K$1]+[.L51]*[.$L$1]+[.M51]*[.$M$1]+[.N51]*[.$N$1]+[.O51]*[.$O$1]+[.P51]*[.$P$1]+[.Q51]*[.$Q$1]+[.R51]*[.$R$1]+[.S51]*[.$S$1]+[.T51]*[.$T$1]+[.U51]*[.$U$1]+[.V51]*[.$V$1]+[.W51]*[.$W$1]+[.X51]*[.$X$1]+[.Y51]*[.$Y$1]+[.Z51]*[.$Z$1]+[.AA51]*[.$AA$1]+[.AB51]*[.$AB$1]+[.AC51]*[.$AC$1]+[.AD51]*[.$AD$1]+[.AE51]*[.$AE$1]+[.AF51]*[.$AF$1]+[.AG51]*[.$AG$1]+[.AH51]*[.$AH$1]+[.AI51]*[.$AI$1]+[.AJ51]*[.$AJ$1]+[.AK51]*[.$AK$1]+[.AL51]*[.$AL$1]+[.AM51]*[.$AM$1]+[.AN51]*[.$AN$1]+[.AO51]*[.$AO$1]+[.AP51]*[.$AP$1]+[.AQ51]*[.$AQ$1]+[.AR51]*[.$AR$1]+[.AS51]*[.$AS$1]+[.AT51]*[.$AT$1]+[.AU51]*[.$AU$1]+[.AV51]*[.$AV$1]+[.AW51]*[.$AW$1]+[.AX51]*[.$AX$1]+[.AY51]*[.$AY$1]+[.AZ51]*[.$AZ$1]+[.BA51]*[.$BA$1]+[.BB51]*[.$BB$1]+[.BC51]*[.$BC$1]+[.BD51]*[.$BD$1]+[.BE51]*[.$BE$1]+[.BF51]*[.$BF$1]+[.BG51]*[.$BG$1]+[.BH51]*[.$BH$1]+[.BI51]*[.$BI$1]+[.BJ51]*[.$BJ$1]+[.BK51]*[.$BK$1]+[.BL51]*[.$BL$1]+[.BM51]*[.$BM$1]+[.BN51]*[.$BN$1]+[.BO51]*[.$BO$1]+[.BP51]*[.$BP$1]+[.BQ51]*[.$BQ$1]+[.BR51]*[.$BR$1]+[.BS51]*[.$BS$1]+[.BT51]*[.$BT$1]+[.BU51]*[.$BU$1]+[.BV51]*[.$BV$1]+[.BW51]*[.$BW$1]+[.BX51]*[.$BX$1]+[.BY51]*[.$BY$1]+[.BZ51]*[.$BZ$1]+[.CA51]*[.$CA$1]+[.CB51]*[.$CB$1]+[.CC51]*[.$CC$1]+[.CD51]*[.$CD$1]+[.CE51]*[.$CE$1]+[.CF51]*[.$CF$1]+[.CG51]*[.$CG$1]+[.CH51]*[.$CH$1]+[.CI51]*[.$CI$1]+[.CJ51]*[.$CJ$1]+[.CK51]*[.$CK$1]+[.CL51]*[.$CL$1]+[.CM51]*[.$CM$1]+[.CN51]*[.$CN$1]+[.CO51]*[.$CO$1]+[.CP51]*[.$CP$1]+[.CQ51]*[.$CQ$1]+[.CR51]*[.$CR$1]+[.CS51]*[.$CS$1]+[.CT51]*[.$CT$1]+[.CU51]*[.$CU$1]+[.CV51]*[.$CV$1]+[.CW51]*[.$CW$1]+[.CX51]*[.$CX$1]+[.CY51]*[.$CY$1]+[.CZ51]*[.$CZ$1]+[.DA51]*[.$DA$1]+[.DB51]*[.$DB$1]+[.DC51]*[.$DC$1]+[.DD51]*[.$DD$1]+[.DE51]*[.$DE$1])/COUNT([.B51:.DE51]);0)" office:value-type="float" office:value="0" calcext:value-type="float">
            <text:p>0</text:p>
          </table:table-cell>
          <table:table-cell table:formula="of:=IF([.DG51]&lt;&gt;[.DF51];&quot;X&quot;;&quot;&quot;)">
            <text:p/>
          </table:table-cell>
          <table:table-cell table:number-columns-repeated="108"/>
          <table:table-cell table:formula="of:=IF([.HL51]&lt;&gt;[.HK51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52:.DE52])/COUNT([.A52:.DE52]));0)" office:value-type="float" office:value="1" calcext:value-type="float">
            <text:p>1</text:p>
          </table:table-cell>
          <table:table-cell table:formula="of:=ROUND(([.B52]*[.$B$1]+[.C52]*[.$C$1]+[.D52]*[.$D$1]+[.E52]*[.$E$1]+[.F52]*[.$F$1]+[.G52]*[.$G$1]+[.H52]*[.$H$1]+[.I52]*[.$I$1]+[.J52]*[.$J$1]+[.K52]*[.$K$1]+[.L52]*[.$L$1]+[.M52]*[.$M$1]+[.N52]*[.$N$1]+[.O52]*[.$O$1]+[.P52]*[.$P$1]+[.Q52]*[.$Q$1]+[.R52]*[.$R$1]+[.S52]*[.$S$1]+[.T52]*[.$T$1]+[.U52]*[.$U$1]+[.V52]*[.$V$1]+[.W52]*[.$W$1]+[.X52]*[.$X$1]+[.Y52]*[.$Y$1]+[.Z52]*[.$Z$1]+[.AA52]*[.$AA$1]+[.AB52]*[.$AB$1]+[.AC52]*[.$AC$1]+[.AD52]*[.$AD$1]+[.AE52]*[.$AE$1]+[.AF52]*[.$AF$1]+[.AG52]*[.$AG$1]+[.AH52]*[.$AH$1]+[.AI52]*[.$AI$1]+[.AJ52]*[.$AJ$1]+[.AK52]*[.$AK$1]+[.AL52]*[.$AL$1]+[.AM52]*[.$AM$1]+[.AN52]*[.$AN$1]+[.AO52]*[.$AO$1]+[.AP52]*[.$AP$1]+[.AQ52]*[.$AQ$1]+[.AR52]*[.$AR$1]+[.AS52]*[.$AS$1]+[.AT52]*[.$AT$1]+[.AU52]*[.$AU$1]+[.AV52]*[.$AV$1]+[.AW52]*[.$AW$1]+[.AX52]*[.$AX$1]+[.AY52]*[.$AY$1]+[.AZ52]*[.$AZ$1]+[.BA52]*[.$BA$1]+[.BB52]*[.$BB$1]+[.BC52]*[.$BC$1]+[.BD52]*[.$BD$1]+[.BE52]*[.$BE$1]+[.BF52]*[.$BF$1]+[.BG52]*[.$BG$1]+[.BH52]*[.$BH$1]+[.BI52]*[.$BI$1]+[.BJ52]*[.$BJ$1]+[.BK52]*[.$BK$1]+[.BL52]*[.$BL$1]+[.BM52]*[.$BM$1]+[.BN52]*[.$BN$1]+[.BO52]*[.$BO$1]+[.BP52]*[.$BP$1]+[.BQ52]*[.$BQ$1]+[.BR52]*[.$BR$1]+[.BS52]*[.$BS$1]+[.BT52]*[.$BT$1]+[.BU52]*[.$BU$1]+[.BV52]*[.$BV$1]+[.BW52]*[.$BW$1]+[.BX52]*[.$BX$1]+[.BY52]*[.$BY$1]+[.BZ52]*[.$BZ$1]+[.CA52]*[.$CA$1]+[.CB52]*[.$CB$1]+[.CC52]*[.$CC$1]+[.CD52]*[.$CD$1]+[.CE52]*[.$CE$1]+[.CF52]*[.$CF$1]+[.CG52]*[.$CG$1]+[.CH52]*[.$CH$1]+[.CI52]*[.$CI$1]+[.CJ52]*[.$CJ$1]+[.CK52]*[.$CK$1]+[.CL52]*[.$CL$1]+[.CM52]*[.$CM$1]+[.CN52]*[.$CN$1]+[.CO52]*[.$CO$1]+[.CP52]*[.$CP$1]+[.CQ52]*[.$CQ$1]+[.CR52]*[.$CR$1]+[.CS52]*[.$CS$1]+[.CT52]*[.$CT$1]+[.CU52]*[.$CU$1]+[.CV52]*[.$CV$1]+[.CW52]*[.$CW$1]+[.CX52]*[.$CX$1]+[.CY52]*[.$CY$1]+[.CZ52]*[.$CZ$1]+[.DA52]*[.$DA$1]+[.DB52]*[.$DB$1]+[.DC52]*[.$DC$1]+[.DD52]*[.$DD$1]+[.DE52]*[.$DE$1])/COUNT([.B52:.DE52]);0)" office:value-type="float" office:value="1" calcext:value-type="float">
            <text:p>1</text:p>
          </table:table-cell>
          <table:table-cell table:formula="of:=IF([.DG52]&lt;&gt;[.DF52];&quot;X&quot;;&quot;&quot;)">
            <text:p/>
          </table:table-cell>
          <table:table-cell table:number-columns-repeated="108"/>
          <table:table-cell table:formula="of:=IF([.HL52]&lt;&gt;[.HK52];&quot;X&quot;;&quot;&quot;)">
            <text:p/>
          </table:table-cell>
        </table:table-row>
        <table:table-row table:style-name="ro1">
          <table:table-cell table:number-columns-repeated="8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formula="of:=ROUND((SUM([.B53:.DE53])/COUNT([.A53:.DE53]));0)" office:value-type="float" office:value="1" calcext:value-type="float">
            <text:p>1</text:p>
          </table:table-cell>
          <table:table-cell table:formula="of:=ROUND(([.B53]*[.$B$1]+[.C53]*[.$C$1]+[.D53]*[.$D$1]+[.E53]*[.$E$1]+[.F53]*[.$F$1]+[.G53]*[.$G$1]+[.H53]*[.$H$1]+[.I53]*[.$I$1]+[.J53]*[.$J$1]+[.K53]*[.$K$1]+[.L53]*[.$L$1]+[.M53]*[.$M$1]+[.N53]*[.$N$1]+[.O53]*[.$O$1]+[.P53]*[.$P$1]+[.Q53]*[.$Q$1]+[.R53]*[.$R$1]+[.S53]*[.$S$1]+[.T53]*[.$T$1]+[.U53]*[.$U$1]+[.V53]*[.$V$1]+[.W53]*[.$W$1]+[.X53]*[.$X$1]+[.Y53]*[.$Y$1]+[.Z53]*[.$Z$1]+[.AA53]*[.$AA$1]+[.AB53]*[.$AB$1]+[.AC53]*[.$AC$1]+[.AD53]*[.$AD$1]+[.AE53]*[.$AE$1]+[.AF53]*[.$AF$1]+[.AG53]*[.$AG$1]+[.AH53]*[.$AH$1]+[.AI53]*[.$AI$1]+[.AJ53]*[.$AJ$1]+[.AK53]*[.$AK$1]+[.AL53]*[.$AL$1]+[.AM53]*[.$AM$1]+[.AN53]*[.$AN$1]+[.AO53]*[.$AO$1]+[.AP53]*[.$AP$1]+[.AQ53]*[.$AQ$1]+[.AR53]*[.$AR$1]+[.AS53]*[.$AS$1]+[.AT53]*[.$AT$1]+[.AU53]*[.$AU$1]+[.AV53]*[.$AV$1]+[.AW53]*[.$AW$1]+[.AX53]*[.$AX$1]+[.AY53]*[.$AY$1]+[.AZ53]*[.$AZ$1]+[.BA53]*[.$BA$1]+[.BB53]*[.$BB$1]+[.BC53]*[.$BC$1]+[.BD53]*[.$BD$1]+[.BE53]*[.$BE$1]+[.BF53]*[.$BF$1]+[.BG53]*[.$BG$1]+[.BH53]*[.$BH$1]+[.BI53]*[.$BI$1]+[.BJ53]*[.$BJ$1]+[.BK53]*[.$BK$1]+[.BL53]*[.$BL$1]+[.BM53]*[.$BM$1]+[.BN53]*[.$BN$1]+[.BO53]*[.$BO$1]+[.BP53]*[.$BP$1]+[.BQ53]*[.$BQ$1]+[.BR53]*[.$BR$1]+[.BS53]*[.$BS$1]+[.BT53]*[.$BT$1]+[.BU53]*[.$BU$1]+[.BV53]*[.$BV$1]+[.BW53]*[.$BW$1]+[.BX53]*[.$BX$1]+[.BY53]*[.$BY$1]+[.BZ53]*[.$BZ$1]+[.CA53]*[.$CA$1]+[.CB53]*[.$CB$1]+[.CC53]*[.$CC$1]+[.CD53]*[.$CD$1]+[.CE53]*[.$CE$1]+[.CF53]*[.$CF$1]+[.CG53]*[.$CG$1]+[.CH53]*[.$CH$1]+[.CI53]*[.$CI$1]+[.CJ53]*[.$CJ$1]+[.CK53]*[.$CK$1]+[.CL53]*[.$CL$1]+[.CM53]*[.$CM$1]+[.CN53]*[.$CN$1]+[.CO53]*[.$CO$1]+[.CP53]*[.$CP$1]+[.CQ53]*[.$CQ$1]+[.CR53]*[.$CR$1]+[.CS53]*[.$CS$1]+[.CT53]*[.$CT$1]+[.CU53]*[.$CU$1]+[.CV53]*[.$CV$1]+[.CW53]*[.$CW$1]+[.CX53]*[.$CX$1]+[.CY53]*[.$CY$1]+[.CZ53]*[.$CZ$1]+[.DA53]*[.$DA$1]+[.DB53]*[.$DB$1]+[.DC53]*[.$DC$1]+[.DD53]*[.$DD$1]+[.DE53]*[.$DE$1])/COUNT([.B53:.DE53]);0)" office:value-type="float" office:value="1" calcext:value-type="float">
            <text:p>1</text:p>
          </table:table-cell>
          <table:table-cell table:formula="of:=IF([.DG53]&lt;&gt;[.DF53];&quot;X&quot;;&quot;&quot;)">
            <text:p/>
          </table:table-cell>
          <table:table-cell table:number-columns-repeated="108"/>
          <table:table-cell table:formula="of:=IF([.HL53]&lt;&gt;[.HK53];&quot;X&quot;;&quot;&quot;)">
            <text:p/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54:.DE54])/COUNT([.A54:.DE54]));0)" office:value-type="float" office:value="1" calcext:value-type="float">
            <text:p>1</text:p>
          </table:table-cell>
          <table:table-cell table:formula="of:=ROUND(([.B54]*[.$B$1]+[.C54]*[.$C$1]+[.D54]*[.$D$1]+[.E54]*[.$E$1]+[.F54]*[.$F$1]+[.G54]*[.$G$1]+[.H54]*[.$H$1]+[.I54]*[.$I$1]+[.J54]*[.$J$1]+[.K54]*[.$K$1]+[.L54]*[.$L$1]+[.M54]*[.$M$1]+[.N54]*[.$N$1]+[.O54]*[.$O$1]+[.P54]*[.$P$1]+[.Q54]*[.$Q$1]+[.R54]*[.$R$1]+[.S54]*[.$S$1]+[.T54]*[.$T$1]+[.U54]*[.$U$1]+[.V54]*[.$V$1]+[.W54]*[.$W$1]+[.X54]*[.$X$1]+[.Y54]*[.$Y$1]+[.Z54]*[.$Z$1]+[.AA54]*[.$AA$1]+[.AB54]*[.$AB$1]+[.AC54]*[.$AC$1]+[.AD54]*[.$AD$1]+[.AE54]*[.$AE$1]+[.AF54]*[.$AF$1]+[.AG54]*[.$AG$1]+[.AH54]*[.$AH$1]+[.AI54]*[.$AI$1]+[.AJ54]*[.$AJ$1]+[.AK54]*[.$AK$1]+[.AL54]*[.$AL$1]+[.AM54]*[.$AM$1]+[.AN54]*[.$AN$1]+[.AO54]*[.$AO$1]+[.AP54]*[.$AP$1]+[.AQ54]*[.$AQ$1]+[.AR54]*[.$AR$1]+[.AS54]*[.$AS$1]+[.AT54]*[.$AT$1]+[.AU54]*[.$AU$1]+[.AV54]*[.$AV$1]+[.AW54]*[.$AW$1]+[.AX54]*[.$AX$1]+[.AY54]*[.$AY$1]+[.AZ54]*[.$AZ$1]+[.BA54]*[.$BA$1]+[.BB54]*[.$BB$1]+[.BC54]*[.$BC$1]+[.BD54]*[.$BD$1]+[.BE54]*[.$BE$1]+[.BF54]*[.$BF$1]+[.BG54]*[.$BG$1]+[.BH54]*[.$BH$1]+[.BI54]*[.$BI$1]+[.BJ54]*[.$BJ$1]+[.BK54]*[.$BK$1]+[.BL54]*[.$BL$1]+[.BM54]*[.$BM$1]+[.BN54]*[.$BN$1]+[.BO54]*[.$BO$1]+[.BP54]*[.$BP$1]+[.BQ54]*[.$BQ$1]+[.BR54]*[.$BR$1]+[.BS54]*[.$BS$1]+[.BT54]*[.$BT$1]+[.BU54]*[.$BU$1]+[.BV54]*[.$BV$1]+[.BW54]*[.$BW$1]+[.BX54]*[.$BX$1]+[.BY54]*[.$BY$1]+[.BZ54]*[.$BZ$1]+[.CA54]*[.$CA$1]+[.CB54]*[.$CB$1]+[.CC54]*[.$CC$1]+[.CD54]*[.$CD$1]+[.CE54]*[.$CE$1]+[.CF54]*[.$CF$1]+[.CG54]*[.$CG$1]+[.CH54]*[.$CH$1]+[.CI54]*[.$CI$1]+[.CJ54]*[.$CJ$1]+[.CK54]*[.$CK$1]+[.CL54]*[.$CL$1]+[.CM54]*[.$CM$1]+[.CN54]*[.$CN$1]+[.CO54]*[.$CO$1]+[.CP54]*[.$CP$1]+[.CQ54]*[.$CQ$1]+[.CR54]*[.$CR$1]+[.CS54]*[.$CS$1]+[.CT54]*[.$CT$1]+[.CU54]*[.$CU$1]+[.CV54]*[.$CV$1]+[.CW54]*[.$CW$1]+[.CX54]*[.$CX$1]+[.CY54]*[.$CY$1]+[.CZ54]*[.$CZ$1]+[.DA54]*[.$DA$1]+[.DB54]*[.$DB$1]+[.DC54]*[.$DC$1]+[.DD54]*[.$DD$1]+[.DE54]*[.$DE$1])/COUNT([.B54:.DE54]);0)" office:value-type="float" office:value="1" calcext:value-type="float">
            <text:p>1</text:p>
          </table:table-cell>
          <table:table-cell table:formula="of:=IF([.DG54]&lt;&gt;[.DF54];&quot;X&quot;;&quot;&quot;)">
            <text:p/>
          </table:table-cell>
          <table:table-cell table:number-columns-repeated="108"/>
          <table:table-cell table:formula="of:=IF([.HL54]&lt;&gt;[.HK54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55:.DE55])/COUNT([.A55:.DE55]));0)" office:value-type="float" office:value="0" calcext:value-type="float">
            <text:p>0</text:p>
          </table:table-cell>
          <table:table-cell table:formula="of:=ROUND(([.B55]*[.$B$1]+[.C55]*[.$C$1]+[.D55]*[.$D$1]+[.E55]*[.$E$1]+[.F55]*[.$F$1]+[.G55]*[.$G$1]+[.H55]*[.$H$1]+[.I55]*[.$I$1]+[.J55]*[.$J$1]+[.K55]*[.$K$1]+[.L55]*[.$L$1]+[.M55]*[.$M$1]+[.N55]*[.$N$1]+[.O55]*[.$O$1]+[.P55]*[.$P$1]+[.Q55]*[.$Q$1]+[.R55]*[.$R$1]+[.S55]*[.$S$1]+[.T55]*[.$T$1]+[.U55]*[.$U$1]+[.V55]*[.$V$1]+[.W55]*[.$W$1]+[.X55]*[.$X$1]+[.Y55]*[.$Y$1]+[.Z55]*[.$Z$1]+[.AA55]*[.$AA$1]+[.AB55]*[.$AB$1]+[.AC55]*[.$AC$1]+[.AD55]*[.$AD$1]+[.AE55]*[.$AE$1]+[.AF55]*[.$AF$1]+[.AG55]*[.$AG$1]+[.AH55]*[.$AH$1]+[.AI55]*[.$AI$1]+[.AJ55]*[.$AJ$1]+[.AK55]*[.$AK$1]+[.AL55]*[.$AL$1]+[.AM55]*[.$AM$1]+[.AN55]*[.$AN$1]+[.AO55]*[.$AO$1]+[.AP55]*[.$AP$1]+[.AQ55]*[.$AQ$1]+[.AR55]*[.$AR$1]+[.AS55]*[.$AS$1]+[.AT55]*[.$AT$1]+[.AU55]*[.$AU$1]+[.AV55]*[.$AV$1]+[.AW55]*[.$AW$1]+[.AX55]*[.$AX$1]+[.AY55]*[.$AY$1]+[.AZ55]*[.$AZ$1]+[.BA55]*[.$BA$1]+[.BB55]*[.$BB$1]+[.BC55]*[.$BC$1]+[.BD55]*[.$BD$1]+[.BE55]*[.$BE$1]+[.BF55]*[.$BF$1]+[.BG55]*[.$BG$1]+[.BH55]*[.$BH$1]+[.BI55]*[.$BI$1]+[.BJ55]*[.$BJ$1]+[.BK55]*[.$BK$1]+[.BL55]*[.$BL$1]+[.BM55]*[.$BM$1]+[.BN55]*[.$BN$1]+[.BO55]*[.$BO$1]+[.BP55]*[.$BP$1]+[.BQ55]*[.$BQ$1]+[.BR55]*[.$BR$1]+[.BS55]*[.$BS$1]+[.BT55]*[.$BT$1]+[.BU55]*[.$BU$1]+[.BV55]*[.$BV$1]+[.BW55]*[.$BW$1]+[.BX55]*[.$BX$1]+[.BY55]*[.$BY$1]+[.BZ55]*[.$BZ$1]+[.CA55]*[.$CA$1]+[.CB55]*[.$CB$1]+[.CC55]*[.$CC$1]+[.CD55]*[.$CD$1]+[.CE55]*[.$CE$1]+[.CF55]*[.$CF$1]+[.CG55]*[.$CG$1]+[.CH55]*[.$CH$1]+[.CI55]*[.$CI$1]+[.CJ55]*[.$CJ$1]+[.CK55]*[.$CK$1]+[.CL55]*[.$CL$1]+[.CM55]*[.$CM$1]+[.CN55]*[.$CN$1]+[.CO55]*[.$CO$1]+[.CP55]*[.$CP$1]+[.CQ55]*[.$CQ$1]+[.CR55]*[.$CR$1]+[.CS55]*[.$CS$1]+[.CT55]*[.$CT$1]+[.CU55]*[.$CU$1]+[.CV55]*[.$CV$1]+[.CW55]*[.$CW$1]+[.CX55]*[.$CX$1]+[.CY55]*[.$CY$1]+[.CZ55]*[.$CZ$1]+[.DA55]*[.$DA$1]+[.DB55]*[.$DB$1]+[.DC55]*[.$DC$1]+[.DD55]*[.$DD$1]+[.DE55]*[.$DE$1])/COUNT([.B55:.DE55]);0)" office:value-type="float" office:value="0" calcext:value-type="float">
            <text:p>0</text:p>
          </table:table-cell>
          <table:table-cell table:formula="of:=IF([.DG55]&lt;&gt;[.DF55];&quot;X&quot;;&quot;&quot;)">
            <text:p/>
          </table:table-cell>
          <table:table-cell table:number-columns-repeated="108"/>
          <table:table-cell table:formula="of:=IF([.HL55]&lt;&gt;[.HK55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56:.DE56])/COUNT([.A56:.DE56]));0)" office:value-type="float" office:value="0" calcext:value-type="float">
            <text:p>0</text:p>
          </table:table-cell>
          <table:table-cell table:formula="of:=ROUND(([.B56]*[.$B$1]+[.C56]*[.$C$1]+[.D56]*[.$D$1]+[.E56]*[.$E$1]+[.F56]*[.$F$1]+[.G56]*[.$G$1]+[.H56]*[.$H$1]+[.I56]*[.$I$1]+[.J56]*[.$J$1]+[.K56]*[.$K$1]+[.L56]*[.$L$1]+[.M56]*[.$M$1]+[.N56]*[.$N$1]+[.O56]*[.$O$1]+[.P56]*[.$P$1]+[.Q56]*[.$Q$1]+[.R56]*[.$R$1]+[.S56]*[.$S$1]+[.T56]*[.$T$1]+[.U56]*[.$U$1]+[.V56]*[.$V$1]+[.W56]*[.$W$1]+[.X56]*[.$X$1]+[.Y56]*[.$Y$1]+[.Z56]*[.$Z$1]+[.AA56]*[.$AA$1]+[.AB56]*[.$AB$1]+[.AC56]*[.$AC$1]+[.AD56]*[.$AD$1]+[.AE56]*[.$AE$1]+[.AF56]*[.$AF$1]+[.AG56]*[.$AG$1]+[.AH56]*[.$AH$1]+[.AI56]*[.$AI$1]+[.AJ56]*[.$AJ$1]+[.AK56]*[.$AK$1]+[.AL56]*[.$AL$1]+[.AM56]*[.$AM$1]+[.AN56]*[.$AN$1]+[.AO56]*[.$AO$1]+[.AP56]*[.$AP$1]+[.AQ56]*[.$AQ$1]+[.AR56]*[.$AR$1]+[.AS56]*[.$AS$1]+[.AT56]*[.$AT$1]+[.AU56]*[.$AU$1]+[.AV56]*[.$AV$1]+[.AW56]*[.$AW$1]+[.AX56]*[.$AX$1]+[.AY56]*[.$AY$1]+[.AZ56]*[.$AZ$1]+[.BA56]*[.$BA$1]+[.BB56]*[.$BB$1]+[.BC56]*[.$BC$1]+[.BD56]*[.$BD$1]+[.BE56]*[.$BE$1]+[.BF56]*[.$BF$1]+[.BG56]*[.$BG$1]+[.BH56]*[.$BH$1]+[.BI56]*[.$BI$1]+[.BJ56]*[.$BJ$1]+[.BK56]*[.$BK$1]+[.BL56]*[.$BL$1]+[.BM56]*[.$BM$1]+[.BN56]*[.$BN$1]+[.BO56]*[.$BO$1]+[.BP56]*[.$BP$1]+[.BQ56]*[.$BQ$1]+[.BR56]*[.$BR$1]+[.BS56]*[.$BS$1]+[.BT56]*[.$BT$1]+[.BU56]*[.$BU$1]+[.BV56]*[.$BV$1]+[.BW56]*[.$BW$1]+[.BX56]*[.$BX$1]+[.BY56]*[.$BY$1]+[.BZ56]*[.$BZ$1]+[.CA56]*[.$CA$1]+[.CB56]*[.$CB$1]+[.CC56]*[.$CC$1]+[.CD56]*[.$CD$1]+[.CE56]*[.$CE$1]+[.CF56]*[.$CF$1]+[.CG56]*[.$CG$1]+[.CH56]*[.$CH$1]+[.CI56]*[.$CI$1]+[.CJ56]*[.$CJ$1]+[.CK56]*[.$CK$1]+[.CL56]*[.$CL$1]+[.CM56]*[.$CM$1]+[.CN56]*[.$CN$1]+[.CO56]*[.$CO$1]+[.CP56]*[.$CP$1]+[.CQ56]*[.$CQ$1]+[.CR56]*[.$CR$1]+[.CS56]*[.$CS$1]+[.CT56]*[.$CT$1]+[.CU56]*[.$CU$1]+[.CV56]*[.$CV$1]+[.CW56]*[.$CW$1]+[.CX56]*[.$CX$1]+[.CY56]*[.$CY$1]+[.CZ56]*[.$CZ$1]+[.DA56]*[.$DA$1]+[.DB56]*[.$DB$1]+[.DC56]*[.$DC$1]+[.DD56]*[.$DD$1]+[.DE56]*[.$DE$1])/COUNT([.B56:.DE56]);0)" office:value-type="float" office:value="0" calcext:value-type="float">
            <text:p>0</text:p>
          </table:table-cell>
          <table:table-cell table:formula="of:=IF([.DG56]&lt;&gt;[.DF56];&quot;X&quot;;&quot;&quot;)">
            <text:p/>
          </table:table-cell>
          <table:table-cell table:number-columns-repeated="108"/>
          <table:table-cell table:formula="of:=IF([.HL56]&lt;&gt;[.HK56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57:.DE57])/COUNT([.A57:.DE57]));0)" office:value-type="float" office:value="0" calcext:value-type="float">
            <text:p>0</text:p>
          </table:table-cell>
          <table:table-cell table:formula="of:=ROUND(([.B57]*[.$B$1]+[.C57]*[.$C$1]+[.D57]*[.$D$1]+[.E57]*[.$E$1]+[.F57]*[.$F$1]+[.G57]*[.$G$1]+[.H57]*[.$H$1]+[.I57]*[.$I$1]+[.J57]*[.$J$1]+[.K57]*[.$K$1]+[.L57]*[.$L$1]+[.M57]*[.$M$1]+[.N57]*[.$N$1]+[.O57]*[.$O$1]+[.P57]*[.$P$1]+[.Q57]*[.$Q$1]+[.R57]*[.$R$1]+[.S57]*[.$S$1]+[.T57]*[.$T$1]+[.U57]*[.$U$1]+[.V57]*[.$V$1]+[.W57]*[.$W$1]+[.X57]*[.$X$1]+[.Y57]*[.$Y$1]+[.Z57]*[.$Z$1]+[.AA57]*[.$AA$1]+[.AB57]*[.$AB$1]+[.AC57]*[.$AC$1]+[.AD57]*[.$AD$1]+[.AE57]*[.$AE$1]+[.AF57]*[.$AF$1]+[.AG57]*[.$AG$1]+[.AH57]*[.$AH$1]+[.AI57]*[.$AI$1]+[.AJ57]*[.$AJ$1]+[.AK57]*[.$AK$1]+[.AL57]*[.$AL$1]+[.AM57]*[.$AM$1]+[.AN57]*[.$AN$1]+[.AO57]*[.$AO$1]+[.AP57]*[.$AP$1]+[.AQ57]*[.$AQ$1]+[.AR57]*[.$AR$1]+[.AS57]*[.$AS$1]+[.AT57]*[.$AT$1]+[.AU57]*[.$AU$1]+[.AV57]*[.$AV$1]+[.AW57]*[.$AW$1]+[.AX57]*[.$AX$1]+[.AY57]*[.$AY$1]+[.AZ57]*[.$AZ$1]+[.BA57]*[.$BA$1]+[.BB57]*[.$BB$1]+[.BC57]*[.$BC$1]+[.BD57]*[.$BD$1]+[.BE57]*[.$BE$1]+[.BF57]*[.$BF$1]+[.BG57]*[.$BG$1]+[.BH57]*[.$BH$1]+[.BI57]*[.$BI$1]+[.BJ57]*[.$BJ$1]+[.BK57]*[.$BK$1]+[.BL57]*[.$BL$1]+[.BM57]*[.$BM$1]+[.BN57]*[.$BN$1]+[.BO57]*[.$BO$1]+[.BP57]*[.$BP$1]+[.BQ57]*[.$BQ$1]+[.BR57]*[.$BR$1]+[.BS57]*[.$BS$1]+[.BT57]*[.$BT$1]+[.BU57]*[.$BU$1]+[.BV57]*[.$BV$1]+[.BW57]*[.$BW$1]+[.BX57]*[.$BX$1]+[.BY57]*[.$BY$1]+[.BZ57]*[.$BZ$1]+[.CA57]*[.$CA$1]+[.CB57]*[.$CB$1]+[.CC57]*[.$CC$1]+[.CD57]*[.$CD$1]+[.CE57]*[.$CE$1]+[.CF57]*[.$CF$1]+[.CG57]*[.$CG$1]+[.CH57]*[.$CH$1]+[.CI57]*[.$CI$1]+[.CJ57]*[.$CJ$1]+[.CK57]*[.$CK$1]+[.CL57]*[.$CL$1]+[.CM57]*[.$CM$1]+[.CN57]*[.$CN$1]+[.CO57]*[.$CO$1]+[.CP57]*[.$CP$1]+[.CQ57]*[.$CQ$1]+[.CR57]*[.$CR$1]+[.CS57]*[.$CS$1]+[.CT57]*[.$CT$1]+[.CU57]*[.$CU$1]+[.CV57]*[.$CV$1]+[.CW57]*[.$CW$1]+[.CX57]*[.$CX$1]+[.CY57]*[.$CY$1]+[.CZ57]*[.$CZ$1]+[.DA57]*[.$DA$1]+[.DB57]*[.$DB$1]+[.DC57]*[.$DC$1]+[.DD57]*[.$DD$1]+[.DE57]*[.$DE$1])/COUNT([.B57:.DE57]);0)" office:value-type="float" office:value="0" calcext:value-type="float">
            <text:p>0</text:p>
          </table:table-cell>
          <table:table-cell table:formula="of:=IF([.DG57]&lt;&gt;[.DF57];&quot;X&quot;;&quot;&quot;)">
            <text:p/>
          </table:table-cell>
          <table:table-cell table:number-columns-repeated="108"/>
          <table:table-cell table:formula="of:=IF([.HL57]&lt;&gt;[.HK57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58:.DE58])/COUNT([.A58:.DE58]));0)" office:value-type="float" office:value="1" calcext:value-type="float">
            <text:p>1</text:p>
          </table:table-cell>
          <table:table-cell table:formula="of:=ROUND(([.B58]*[.$B$1]+[.C58]*[.$C$1]+[.D58]*[.$D$1]+[.E58]*[.$E$1]+[.F58]*[.$F$1]+[.G58]*[.$G$1]+[.H58]*[.$H$1]+[.I58]*[.$I$1]+[.J58]*[.$J$1]+[.K58]*[.$K$1]+[.L58]*[.$L$1]+[.M58]*[.$M$1]+[.N58]*[.$N$1]+[.O58]*[.$O$1]+[.P58]*[.$P$1]+[.Q58]*[.$Q$1]+[.R58]*[.$R$1]+[.S58]*[.$S$1]+[.T58]*[.$T$1]+[.U58]*[.$U$1]+[.V58]*[.$V$1]+[.W58]*[.$W$1]+[.X58]*[.$X$1]+[.Y58]*[.$Y$1]+[.Z58]*[.$Z$1]+[.AA58]*[.$AA$1]+[.AB58]*[.$AB$1]+[.AC58]*[.$AC$1]+[.AD58]*[.$AD$1]+[.AE58]*[.$AE$1]+[.AF58]*[.$AF$1]+[.AG58]*[.$AG$1]+[.AH58]*[.$AH$1]+[.AI58]*[.$AI$1]+[.AJ58]*[.$AJ$1]+[.AK58]*[.$AK$1]+[.AL58]*[.$AL$1]+[.AM58]*[.$AM$1]+[.AN58]*[.$AN$1]+[.AO58]*[.$AO$1]+[.AP58]*[.$AP$1]+[.AQ58]*[.$AQ$1]+[.AR58]*[.$AR$1]+[.AS58]*[.$AS$1]+[.AT58]*[.$AT$1]+[.AU58]*[.$AU$1]+[.AV58]*[.$AV$1]+[.AW58]*[.$AW$1]+[.AX58]*[.$AX$1]+[.AY58]*[.$AY$1]+[.AZ58]*[.$AZ$1]+[.BA58]*[.$BA$1]+[.BB58]*[.$BB$1]+[.BC58]*[.$BC$1]+[.BD58]*[.$BD$1]+[.BE58]*[.$BE$1]+[.BF58]*[.$BF$1]+[.BG58]*[.$BG$1]+[.BH58]*[.$BH$1]+[.BI58]*[.$BI$1]+[.BJ58]*[.$BJ$1]+[.BK58]*[.$BK$1]+[.BL58]*[.$BL$1]+[.BM58]*[.$BM$1]+[.BN58]*[.$BN$1]+[.BO58]*[.$BO$1]+[.BP58]*[.$BP$1]+[.BQ58]*[.$BQ$1]+[.BR58]*[.$BR$1]+[.BS58]*[.$BS$1]+[.BT58]*[.$BT$1]+[.BU58]*[.$BU$1]+[.BV58]*[.$BV$1]+[.BW58]*[.$BW$1]+[.BX58]*[.$BX$1]+[.BY58]*[.$BY$1]+[.BZ58]*[.$BZ$1]+[.CA58]*[.$CA$1]+[.CB58]*[.$CB$1]+[.CC58]*[.$CC$1]+[.CD58]*[.$CD$1]+[.CE58]*[.$CE$1]+[.CF58]*[.$CF$1]+[.CG58]*[.$CG$1]+[.CH58]*[.$CH$1]+[.CI58]*[.$CI$1]+[.CJ58]*[.$CJ$1]+[.CK58]*[.$CK$1]+[.CL58]*[.$CL$1]+[.CM58]*[.$CM$1]+[.CN58]*[.$CN$1]+[.CO58]*[.$CO$1]+[.CP58]*[.$CP$1]+[.CQ58]*[.$CQ$1]+[.CR58]*[.$CR$1]+[.CS58]*[.$CS$1]+[.CT58]*[.$CT$1]+[.CU58]*[.$CU$1]+[.CV58]*[.$CV$1]+[.CW58]*[.$CW$1]+[.CX58]*[.$CX$1]+[.CY58]*[.$CY$1]+[.CZ58]*[.$CZ$1]+[.DA58]*[.$DA$1]+[.DB58]*[.$DB$1]+[.DC58]*[.$DC$1]+[.DD58]*[.$DD$1]+[.DE58]*[.$DE$1])/COUNT([.B58:.DE58]);0)" office:value-type="float" office:value="1" calcext:value-type="float">
            <text:p>1</text:p>
          </table:table-cell>
          <table:table-cell table:formula="of:=IF([.DG58]&lt;&gt;[.DF58];&quot;X&quot;;&quot;&quot;)">
            <text:p/>
          </table:table-cell>
          <table:table-cell table:number-columns-repeated="108"/>
          <table:table-cell table:formula="of:=IF([.HL58]&lt;&gt;[.HK58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59:.DE59])/COUNT([.A59:.DE59]));0)" office:value-type="float" office:value="1" calcext:value-type="float">
            <text:p>1</text:p>
          </table:table-cell>
          <table:table-cell table:formula="of:=ROUND(([.B59]*[.$B$1]+[.C59]*[.$C$1]+[.D59]*[.$D$1]+[.E59]*[.$E$1]+[.F59]*[.$F$1]+[.G59]*[.$G$1]+[.H59]*[.$H$1]+[.I59]*[.$I$1]+[.J59]*[.$J$1]+[.K59]*[.$K$1]+[.L59]*[.$L$1]+[.M59]*[.$M$1]+[.N59]*[.$N$1]+[.O59]*[.$O$1]+[.P59]*[.$P$1]+[.Q59]*[.$Q$1]+[.R59]*[.$R$1]+[.S59]*[.$S$1]+[.T59]*[.$T$1]+[.U59]*[.$U$1]+[.V59]*[.$V$1]+[.W59]*[.$W$1]+[.X59]*[.$X$1]+[.Y59]*[.$Y$1]+[.Z59]*[.$Z$1]+[.AA59]*[.$AA$1]+[.AB59]*[.$AB$1]+[.AC59]*[.$AC$1]+[.AD59]*[.$AD$1]+[.AE59]*[.$AE$1]+[.AF59]*[.$AF$1]+[.AG59]*[.$AG$1]+[.AH59]*[.$AH$1]+[.AI59]*[.$AI$1]+[.AJ59]*[.$AJ$1]+[.AK59]*[.$AK$1]+[.AL59]*[.$AL$1]+[.AM59]*[.$AM$1]+[.AN59]*[.$AN$1]+[.AO59]*[.$AO$1]+[.AP59]*[.$AP$1]+[.AQ59]*[.$AQ$1]+[.AR59]*[.$AR$1]+[.AS59]*[.$AS$1]+[.AT59]*[.$AT$1]+[.AU59]*[.$AU$1]+[.AV59]*[.$AV$1]+[.AW59]*[.$AW$1]+[.AX59]*[.$AX$1]+[.AY59]*[.$AY$1]+[.AZ59]*[.$AZ$1]+[.BA59]*[.$BA$1]+[.BB59]*[.$BB$1]+[.BC59]*[.$BC$1]+[.BD59]*[.$BD$1]+[.BE59]*[.$BE$1]+[.BF59]*[.$BF$1]+[.BG59]*[.$BG$1]+[.BH59]*[.$BH$1]+[.BI59]*[.$BI$1]+[.BJ59]*[.$BJ$1]+[.BK59]*[.$BK$1]+[.BL59]*[.$BL$1]+[.BM59]*[.$BM$1]+[.BN59]*[.$BN$1]+[.BO59]*[.$BO$1]+[.BP59]*[.$BP$1]+[.BQ59]*[.$BQ$1]+[.BR59]*[.$BR$1]+[.BS59]*[.$BS$1]+[.BT59]*[.$BT$1]+[.BU59]*[.$BU$1]+[.BV59]*[.$BV$1]+[.BW59]*[.$BW$1]+[.BX59]*[.$BX$1]+[.BY59]*[.$BY$1]+[.BZ59]*[.$BZ$1]+[.CA59]*[.$CA$1]+[.CB59]*[.$CB$1]+[.CC59]*[.$CC$1]+[.CD59]*[.$CD$1]+[.CE59]*[.$CE$1]+[.CF59]*[.$CF$1]+[.CG59]*[.$CG$1]+[.CH59]*[.$CH$1]+[.CI59]*[.$CI$1]+[.CJ59]*[.$CJ$1]+[.CK59]*[.$CK$1]+[.CL59]*[.$CL$1]+[.CM59]*[.$CM$1]+[.CN59]*[.$CN$1]+[.CO59]*[.$CO$1]+[.CP59]*[.$CP$1]+[.CQ59]*[.$CQ$1]+[.CR59]*[.$CR$1]+[.CS59]*[.$CS$1]+[.CT59]*[.$CT$1]+[.CU59]*[.$CU$1]+[.CV59]*[.$CV$1]+[.CW59]*[.$CW$1]+[.CX59]*[.$CX$1]+[.CY59]*[.$CY$1]+[.CZ59]*[.$CZ$1]+[.DA59]*[.$DA$1]+[.DB59]*[.$DB$1]+[.DC59]*[.$DC$1]+[.DD59]*[.$DD$1]+[.DE59]*[.$DE$1])/COUNT([.B59:.DE59]);0)" office:value-type="float" office:value="1" calcext:value-type="float">
            <text:p>1</text:p>
          </table:table-cell>
          <table:table-cell table:formula="of:=IF([.DG59]&lt;&gt;[.DF59];&quot;X&quot;;&quot;&quot;)">
            <text:p/>
          </table:table-cell>
          <table:table-cell table:number-columns-repeated="108"/>
          <table:table-cell table:formula="of:=IF([.HL59]&lt;&gt;[.HK59];&quot;X&quot;;&quot;&quot;)">
            <text:p/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ROUND((SUM([.B60:.DE60])/COUNT([.A60:.DE60]));0)" office:value-type="float" office:value="1" calcext:value-type="float">
            <text:p>1</text:p>
          </table:table-cell>
          <table:table-cell table:formula="of:=ROUND(([.B60]*[.$B$1]+[.C60]*[.$C$1]+[.D60]*[.$D$1]+[.E60]*[.$E$1]+[.F60]*[.$F$1]+[.G60]*[.$G$1]+[.H60]*[.$H$1]+[.I60]*[.$I$1]+[.J60]*[.$J$1]+[.K60]*[.$K$1]+[.L60]*[.$L$1]+[.M60]*[.$M$1]+[.N60]*[.$N$1]+[.O60]*[.$O$1]+[.P60]*[.$P$1]+[.Q60]*[.$Q$1]+[.R60]*[.$R$1]+[.S60]*[.$S$1]+[.T60]*[.$T$1]+[.U60]*[.$U$1]+[.V60]*[.$V$1]+[.W60]*[.$W$1]+[.X60]*[.$X$1]+[.Y60]*[.$Y$1]+[.Z60]*[.$Z$1]+[.AA60]*[.$AA$1]+[.AB60]*[.$AB$1]+[.AC60]*[.$AC$1]+[.AD60]*[.$AD$1]+[.AE60]*[.$AE$1]+[.AF60]*[.$AF$1]+[.AG60]*[.$AG$1]+[.AH60]*[.$AH$1]+[.AI60]*[.$AI$1]+[.AJ60]*[.$AJ$1]+[.AK60]*[.$AK$1]+[.AL60]*[.$AL$1]+[.AM60]*[.$AM$1]+[.AN60]*[.$AN$1]+[.AO60]*[.$AO$1]+[.AP60]*[.$AP$1]+[.AQ60]*[.$AQ$1]+[.AR60]*[.$AR$1]+[.AS60]*[.$AS$1]+[.AT60]*[.$AT$1]+[.AU60]*[.$AU$1]+[.AV60]*[.$AV$1]+[.AW60]*[.$AW$1]+[.AX60]*[.$AX$1]+[.AY60]*[.$AY$1]+[.AZ60]*[.$AZ$1]+[.BA60]*[.$BA$1]+[.BB60]*[.$BB$1]+[.BC60]*[.$BC$1]+[.BD60]*[.$BD$1]+[.BE60]*[.$BE$1]+[.BF60]*[.$BF$1]+[.BG60]*[.$BG$1]+[.BH60]*[.$BH$1]+[.BI60]*[.$BI$1]+[.BJ60]*[.$BJ$1]+[.BK60]*[.$BK$1]+[.BL60]*[.$BL$1]+[.BM60]*[.$BM$1]+[.BN60]*[.$BN$1]+[.BO60]*[.$BO$1]+[.BP60]*[.$BP$1]+[.BQ60]*[.$BQ$1]+[.BR60]*[.$BR$1]+[.BS60]*[.$BS$1]+[.BT60]*[.$BT$1]+[.BU60]*[.$BU$1]+[.BV60]*[.$BV$1]+[.BW60]*[.$BW$1]+[.BX60]*[.$BX$1]+[.BY60]*[.$BY$1]+[.BZ60]*[.$BZ$1]+[.CA60]*[.$CA$1]+[.CB60]*[.$CB$1]+[.CC60]*[.$CC$1]+[.CD60]*[.$CD$1]+[.CE60]*[.$CE$1]+[.CF60]*[.$CF$1]+[.CG60]*[.$CG$1]+[.CH60]*[.$CH$1]+[.CI60]*[.$CI$1]+[.CJ60]*[.$CJ$1]+[.CK60]*[.$CK$1]+[.CL60]*[.$CL$1]+[.CM60]*[.$CM$1]+[.CN60]*[.$CN$1]+[.CO60]*[.$CO$1]+[.CP60]*[.$CP$1]+[.CQ60]*[.$CQ$1]+[.CR60]*[.$CR$1]+[.CS60]*[.$CS$1]+[.CT60]*[.$CT$1]+[.CU60]*[.$CU$1]+[.CV60]*[.$CV$1]+[.CW60]*[.$CW$1]+[.CX60]*[.$CX$1]+[.CY60]*[.$CY$1]+[.CZ60]*[.$CZ$1]+[.DA60]*[.$DA$1]+[.DB60]*[.$DB$1]+[.DC60]*[.$DC$1]+[.DD60]*[.$DD$1]+[.DE60]*[.$DE$1])/COUNT([.B60:.DE60]);0)" office:value-type="float" office:value="1" calcext:value-type="float">
            <text:p>1</text:p>
          </table:table-cell>
          <table:table-cell table:formula="of:=IF([.DG60]&lt;&gt;[.DF60];&quot;X&quot;;&quot;&quot;)">
            <text:p/>
          </table:table-cell>
          <table:table-cell table:number-columns-repeated="108"/>
          <table:table-cell table:formula="of:=IF([.HL60]&lt;&gt;[.HK60];&quot;X&quot;;&quot;&quot;)">
            <text:p/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" office:value-type="float" office:value="1" calcext:value-type="float">
            <text:p>1</text:p>
          </table:table-cell>
          <table:table-cell table:formula="of:=ROUND((SUM([.B61:.DE61])/COUNT([.A61:.DE61]));0)" office:value-type="float" office:value="1" calcext:value-type="float">
            <text:p>1</text:p>
          </table:table-cell>
          <table:table-cell table:formula="of:=ROUND(([.B61]*[.$B$1]+[.C61]*[.$C$1]+[.D61]*[.$D$1]+[.E61]*[.$E$1]+[.F61]*[.$F$1]+[.G61]*[.$G$1]+[.H61]*[.$H$1]+[.I61]*[.$I$1]+[.J61]*[.$J$1]+[.K61]*[.$K$1]+[.L61]*[.$L$1]+[.M61]*[.$M$1]+[.N61]*[.$N$1]+[.O61]*[.$O$1]+[.P61]*[.$P$1]+[.Q61]*[.$Q$1]+[.R61]*[.$R$1]+[.S61]*[.$S$1]+[.T61]*[.$T$1]+[.U61]*[.$U$1]+[.V61]*[.$V$1]+[.W61]*[.$W$1]+[.X61]*[.$X$1]+[.Y61]*[.$Y$1]+[.Z61]*[.$Z$1]+[.AA61]*[.$AA$1]+[.AB61]*[.$AB$1]+[.AC61]*[.$AC$1]+[.AD61]*[.$AD$1]+[.AE61]*[.$AE$1]+[.AF61]*[.$AF$1]+[.AG61]*[.$AG$1]+[.AH61]*[.$AH$1]+[.AI61]*[.$AI$1]+[.AJ61]*[.$AJ$1]+[.AK61]*[.$AK$1]+[.AL61]*[.$AL$1]+[.AM61]*[.$AM$1]+[.AN61]*[.$AN$1]+[.AO61]*[.$AO$1]+[.AP61]*[.$AP$1]+[.AQ61]*[.$AQ$1]+[.AR61]*[.$AR$1]+[.AS61]*[.$AS$1]+[.AT61]*[.$AT$1]+[.AU61]*[.$AU$1]+[.AV61]*[.$AV$1]+[.AW61]*[.$AW$1]+[.AX61]*[.$AX$1]+[.AY61]*[.$AY$1]+[.AZ61]*[.$AZ$1]+[.BA61]*[.$BA$1]+[.BB61]*[.$BB$1]+[.BC61]*[.$BC$1]+[.BD61]*[.$BD$1]+[.BE61]*[.$BE$1]+[.BF61]*[.$BF$1]+[.BG61]*[.$BG$1]+[.BH61]*[.$BH$1]+[.BI61]*[.$BI$1]+[.BJ61]*[.$BJ$1]+[.BK61]*[.$BK$1]+[.BL61]*[.$BL$1]+[.BM61]*[.$BM$1]+[.BN61]*[.$BN$1]+[.BO61]*[.$BO$1]+[.BP61]*[.$BP$1]+[.BQ61]*[.$BQ$1]+[.BR61]*[.$BR$1]+[.BS61]*[.$BS$1]+[.BT61]*[.$BT$1]+[.BU61]*[.$BU$1]+[.BV61]*[.$BV$1]+[.BW61]*[.$BW$1]+[.BX61]*[.$BX$1]+[.BY61]*[.$BY$1]+[.BZ61]*[.$BZ$1]+[.CA61]*[.$CA$1]+[.CB61]*[.$CB$1]+[.CC61]*[.$CC$1]+[.CD61]*[.$CD$1]+[.CE61]*[.$CE$1]+[.CF61]*[.$CF$1]+[.CG61]*[.$CG$1]+[.CH61]*[.$CH$1]+[.CI61]*[.$CI$1]+[.CJ61]*[.$CJ$1]+[.CK61]*[.$CK$1]+[.CL61]*[.$CL$1]+[.CM61]*[.$CM$1]+[.CN61]*[.$CN$1]+[.CO61]*[.$CO$1]+[.CP61]*[.$CP$1]+[.CQ61]*[.$CQ$1]+[.CR61]*[.$CR$1]+[.CS61]*[.$CS$1]+[.CT61]*[.$CT$1]+[.CU61]*[.$CU$1]+[.CV61]*[.$CV$1]+[.CW61]*[.$CW$1]+[.CX61]*[.$CX$1]+[.CY61]*[.$CY$1]+[.CZ61]*[.$CZ$1]+[.DA61]*[.$DA$1]+[.DB61]*[.$DB$1]+[.DC61]*[.$DC$1]+[.DD61]*[.$DD$1]+[.DE61]*[.$DE$1])/COUNT([.B61:.DE61]);0)" office:value-type="float" office:value="1" calcext:value-type="float">
            <text:p>1</text:p>
          </table:table-cell>
          <table:table-cell table:formula="of:=IF([.DG61]&lt;&gt;[.DF61];&quot;X&quot;;&quot;&quot;)">
            <text:p/>
          </table:table-cell>
          <table:table-cell table:number-columns-repeated="108"/>
          <table:table-cell table:formula="of:=IF([.HL61]&lt;&gt;[.HK61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62:.DE62])/COUNT([.A62:.DE62]));0)" office:value-type="float" office:value="0" calcext:value-type="float">
            <text:p>0</text:p>
          </table:table-cell>
          <table:table-cell table:formula="of:=ROUND(([.B62]*[.$B$1]+[.C62]*[.$C$1]+[.D62]*[.$D$1]+[.E62]*[.$E$1]+[.F62]*[.$F$1]+[.G62]*[.$G$1]+[.H62]*[.$H$1]+[.I62]*[.$I$1]+[.J62]*[.$J$1]+[.K62]*[.$K$1]+[.L62]*[.$L$1]+[.M62]*[.$M$1]+[.N62]*[.$N$1]+[.O62]*[.$O$1]+[.P62]*[.$P$1]+[.Q62]*[.$Q$1]+[.R62]*[.$R$1]+[.S62]*[.$S$1]+[.T62]*[.$T$1]+[.U62]*[.$U$1]+[.V62]*[.$V$1]+[.W62]*[.$W$1]+[.X62]*[.$X$1]+[.Y62]*[.$Y$1]+[.Z62]*[.$Z$1]+[.AA62]*[.$AA$1]+[.AB62]*[.$AB$1]+[.AC62]*[.$AC$1]+[.AD62]*[.$AD$1]+[.AE62]*[.$AE$1]+[.AF62]*[.$AF$1]+[.AG62]*[.$AG$1]+[.AH62]*[.$AH$1]+[.AI62]*[.$AI$1]+[.AJ62]*[.$AJ$1]+[.AK62]*[.$AK$1]+[.AL62]*[.$AL$1]+[.AM62]*[.$AM$1]+[.AN62]*[.$AN$1]+[.AO62]*[.$AO$1]+[.AP62]*[.$AP$1]+[.AQ62]*[.$AQ$1]+[.AR62]*[.$AR$1]+[.AS62]*[.$AS$1]+[.AT62]*[.$AT$1]+[.AU62]*[.$AU$1]+[.AV62]*[.$AV$1]+[.AW62]*[.$AW$1]+[.AX62]*[.$AX$1]+[.AY62]*[.$AY$1]+[.AZ62]*[.$AZ$1]+[.BA62]*[.$BA$1]+[.BB62]*[.$BB$1]+[.BC62]*[.$BC$1]+[.BD62]*[.$BD$1]+[.BE62]*[.$BE$1]+[.BF62]*[.$BF$1]+[.BG62]*[.$BG$1]+[.BH62]*[.$BH$1]+[.BI62]*[.$BI$1]+[.BJ62]*[.$BJ$1]+[.BK62]*[.$BK$1]+[.BL62]*[.$BL$1]+[.BM62]*[.$BM$1]+[.BN62]*[.$BN$1]+[.BO62]*[.$BO$1]+[.BP62]*[.$BP$1]+[.BQ62]*[.$BQ$1]+[.BR62]*[.$BR$1]+[.BS62]*[.$BS$1]+[.BT62]*[.$BT$1]+[.BU62]*[.$BU$1]+[.BV62]*[.$BV$1]+[.BW62]*[.$BW$1]+[.BX62]*[.$BX$1]+[.BY62]*[.$BY$1]+[.BZ62]*[.$BZ$1]+[.CA62]*[.$CA$1]+[.CB62]*[.$CB$1]+[.CC62]*[.$CC$1]+[.CD62]*[.$CD$1]+[.CE62]*[.$CE$1]+[.CF62]*[.$CF$1]+[.CG62]*[.$CG$1]+[.CH62]*[.$CH$1]+[.CI62]*[.$CI$1]+[.CJ62]*[.$CJ$1]+[.CK62]*[.$CK$1]+[.CL62]*[.$CL$1]+[.CM62]*[.$CM$1]+[.CN62]*[.$CN$1]+[.CO62]*[.$CO$1]+[.CP62]*[.$CP$1]+[.CQ62]*[.$CQ$1]+[.CR62]*[.$CR$1]+[.CS62]*[.$CS$1]+[.CT62]*[.$CT$1]+[.CU62]*[.$CU$1]+[.CV62]*[.$CV$1]+[.CW62]*[.$CW$1]+[.CX62]*[.$CX$1]+[.CY62]*[.$CY$1]+[.CZ62]*[.$CZ$1]+[.DA62]*[.$DA$1]+[.DB62]*[.$DB$1]+[.DC62]*[.$DC$1]+[.DD62]*[.$DD$1]+[.DE62]*[.$DE$1])/COUNT([.B62:.DE62]);0)" office:value-type="float" office:value="0" calcext:value-type="float">
            <text:p>0</text:p>
          </table:table-cell>
          <table:table-cell table:formula="of:=IF([.DG62]&lt;&gt;[.DF62];&quot;X&quot;;&quot;&quot;)">
            <text:p/>
          </table:table-cell>
          <table:table-cell table:number-columns-repeated="108"/>
          <table:table-cell table:formula="of:=IF([.HL62]&lt;&gt;[.HK62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63:.DE63])/COUNT([.A63:.DE63]));0)" office:value-type="float" office:value="0" calcext:value-type="float">
            <text:p>0</text:p>
          </table:table-cell>
          <table:table-cell table:formula="of:=ROUND(([.B63]*[.$B$1]+[.C63]*[.$C$1]+[.D63]*[.$D$1]+[.E63]*[.$E$1]+[.F63]*[.$F$1]+[.G63]*[.$G$1]+[.H63]*[.$H$1]+[.I63]*[.$I$1]+[.J63]*[.$J$1]+[.K63]*[.$K$1]+[.L63]*[.$L$1]+[.M63]*[.$M$1]+[.N63]*[.$N$1]+[.O63]*[.$O$1]+[.P63]*[.$P$1]+[.Q63]*[.$Q$1]+[.R63]*[.$R$1]+[.S63]*[.$S$1]+[.T63]*[.$T$1]+[.U63]*[.$U$1]+[.V63]*[.$V$1]+[.W63]*[.$W$1]+[.X63]*[.$X$1]+[.Y63]*[.$Y$1]+[.Z63]*[.$Z$1]+[.AA63]*[.$AA$1]+[.AB63]*[.$AB$1]+[.AC63]*[.$AC$1]+[.AD63]*[.$AD$1]+[.AE63]*[.$AE$1]+[.AF63]*[.$AF$1]+[.AG63]*[.$AG$1]+[.AH63]*[.$AH$1]+[.AI63]*[.$AI$1]+[.AJ63]*[.$AJ$1]+[.AK63]*[.$AK$1]+[.AL63]*[.$AL$1]+[.AM63]*[.$AM$1]+[.AN63]*[.$AN$1]+[.AO63]*[.$AO$1]+[.AP63]*[.$AP$1]+[.AQ63]*[.$AQ$1]+[.AR63]*[.$AR$1]+[.AS63]*[.$AS$1]+[.AT63]*[.$AT$1]+[.AU63]*[.$AU$1]+[.AV63]*[.$AV$1]+[.AW63]*[.$AW$1]+[.AX63]*[.$AX$1]+[.AY63]*[.$AY$1]+[.AZ63]*[.$AZ$1]+[.BA63]*[.$BA$1]+[.BB63]*[.$BB$1]+[.BC63]*[.$BC$1]+[.BD63]*[.$BD$1]+[.BE63]*[.$BE$1]+[.BF63]*[.$BF$1]+[.BG63]*[.$BG$1]+[.BH63]*[.$BH$1]+[.BI63]*[.$BI$1]+[.BJ63]*[.$BJ$1]+[.BK63]*[.$BK$1]+[.BL63]*[.$BL$1]+[.BM63]*[.$BM$1]+[.BN63]*[.$BN$1]+[.BO63]*[.$BO$1]+[.BP63]*[.$BP$1]+[.BQ63]*[.$BQ$1]+[.BR63]*[.$BR$1]+[.BS63]*[.$BS$1]+[.BT63]*[.$BT$1]+[.BU63]*[.$BU$1]+[.BV63]*[.$BV$1]+[.BW63]*[.$BW$1]+[.BX63]*[.$BX$1]+[.BY63]*[.$BY$1]+[.BZ63]*[.$BZ$1]+[.CA63]*[.$CA$1]+[.CB63]*[.$CB$1]+[.CC63]*[.$CC$1]+[.CD63]*[.$CD$1]+[.CE63]*[.$CE$1]+[.CF63]*[.$CF$1]+[.CG63]*[.$CG$1]+[.CH63]*[.$CH$1]+[.CI63]*[.$CI$1]+[.CJ63]*[.$CJ$1]+[.CK63]*[.$CK$1]+[.CL63]*[.$CL$1]+[.CM63]*[.$CM$1]+[.CN63]*[.$CN$1]+[.CO63]*[.$CO$1]+[.CP63]*[.$CP$1]+[.CQ63]*[.$CQ$1]+[.CR63]*[.$CR$1]+[.CS63]*[.$CS$1]+[.CT63]*[.$CT$1]+[.CU63]*[.$CU$1]+[.CV63]*[.$CV$1]+[.CW63]*[.$CW$1]+[.CX63]*[.$CX$1]+[.CY63]*[.$CY$1]+[.CZ63]*[.$CZ$1]+[.DA63]*[.$DA$1]+[.DB63]*[.$DB$1]+[.DC63]*[.$DC$1]+[.DD63]*[.$DD$1]+[.DE63]*[.$DE$1])/COUNT([.B63:.DE63]);0)" office:value-type="float" office:value="0" calcext:value-type="float">
            <text:p>0</text:p>
          </table:table-cell>
          <table:table-cell table:formula="of:=IF([.DG63]&lt;&gt;[.DF63];&quot;X&quot;;&quot;&quot;)">
            <text:p/>
          </table:table-cell>
          <table:table-cell table:number-columns-repeated="108"/>
          <table:table-cell table:formula="of:=IF([.HL63]&lt;&gt;[.HK63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64:.DE64])/COUNT([.A64:.DE64]));0)" office:value-type="float" office:value="0" calcext:value-type="float">
            <text:p>0</text:p>
          </table:table-cell>
          <table:table-cell table:formula="of:=ROUND(([.B64]*[.$B$1]+[.C64]*[.$C$1]+[.D64]*[.$D$1]+[.E64]*[.$E$1]+[.F64]*[.$F$1]+[.G64]*[.$G$1]+[.H64]*[.$H$1]+[.I64]*[.$I$1]+[.J64]*[.$J$1]+[.K64]*[.$K$1]+[.L64]*[.$L$1]+[.M64]*[.$M$1]+[.N64]*[.$N$1]+[.O64]*[.$O$1]+[.P64]*[.$P$1]+[.Q64]*[.$Q$1]+[.R64]*[.$R$1]+[.S64]*[.$S$1]+[.T64]*[.$T$1]+[.U64]*[.$U$1]+[.V64]*[.$V$1]+[.W64]*[.$W$1]+[.X64]*[.$X$1]+[.Y64]*[.$Y$1]+[.Z64]*[.$Z$1]+[.AA64]*[.$AA$1]+[.AB64]*[.$AB$1]+[.AC64]*[.$AC$1]+[.AD64]*[.$AD$1]+[.AE64]*[.$AE$1]+[.AF64]*[.$AF$1]+[.AG64]*[.$AG$1]+[.AH64]*[.$AH$1]+[.AI64]*[.$AI$1]+[.AJ64]*[.$AJ$1]+[.AK64]*[.$AK$1]+[.AL64]*[.$AL$1]+[.AM64]*[.$AM$1]+[.AN64]*[.$AN$1]+[.AO64]*[.$AO$1]+[.AP64]*[.$AP$1]+[.AQ64]*[.$AQ$1]+[.AR64]*[.$AR$1]+[.AS64]*[.$AS$1]+[.AT64]*[.$AT$1]+[.AU64]*[.$AU$1]+[.AV64]*[.$AV$1]+[.AW64]*[.$AW$1]+[.AX64]*[.$AX$1]+[.AY64]*[.$AY$1]+[.AZ64]*[.$AZ$1]+[.BA64]*[.$BA$1]+[.BB64]*[.$BB$1]+[.BC64]*[.$BC$1]+[.BD64]*[.$BD$1]+[.BE64]*[.$BE$1]+[.BF64]*[.$BF$1]+[.BG64]*[.$BG$1]+[.BH64]*[.$BH$1]+[.BI64]*[.$BI$1]+[.BJ64]*[.$BJ$1]+[.BK64]*[.$BK$1]+[.BL64]*[.$BL$1]+[.BM64]*[.$BM$1]+[.BN64]*[.$BN$1]+[.BO64]*[.$BO$1]+[.BP64]*[.$BP$1]+[.BQ64]*[.$BQ$1]+[.BR64]*[.$BR$1]+[.BS64]*[.$BS$1]+[.BT64]*[.$BT$1]+[.BU64]*[.$BU$1]+[.BV64]*[.$BV$1]+[.BW64]*[.$BW$1]+[.BX64]*[.$BX$1]+[.BY64]*[.$BY$1]+[.BZ64]*[.$BZ$1]+[.CA64]*[.$CA$1]+[.CB64]*[.$CB$1]+[.CC64]*[.$CC$1]+[.CD64]*[.$CD$1]+[.CE64]*[.$CE$1]+[.CF64]*[.$CF$1]+[.CG64]*[.$CG$1]+[.CH64]*[.$CH$1]+[.CI64]*[.$CI$1]+[.CJ64]*[.$CJ$1]+[.CK64]*[.$CK$1]+[.CL64]*[.$CL$1]+[.CM64]*[.$CM$1]+[.CN64]*[.$CN$1]+[.CO64]*[.$CO$1]+[.CP64]*[.$CP$1]+[.CQ64]*[.$CQ$1]+[.CR64]*[.$CR$1]+[.CS64]*[.$CS$1]+[.CT64]*[.$CT$1]+[.CU64]*[.$CU$1]+[.CV64]*[.$CV$1]+[.CW64]*[.$CW$1]+[.CX64]*[.$CX$1]+[.CY64]*[.$CY$1]+[.CZ64]*[.$CZ$1]+[.DA64]*[.$DA$1]+[.DB64]*[.$DB$1]+[.DC64]*[.$DC$1]+[.DD64]*[.$DD$1]+[.DE64]*[.$DE$1])/COUNT([.B64:.DE64]);0)" office:value-type="float" office:value="0" calcext:value-type="float">
            <text:p>0</text:p>
          </table:table-cell>
          <table:table-cell table:formula="of:=IF([.DG64]&lt;&gt;[.DF64];&quot;X&quot;;&quot;&quot;)">
            <text:p/>
          </table:table-cell>
          <table:table-cell table:number-columns-repeated="108"/>
          <table:table-cell table:formula="of:=IF([.HL64]&lt;&gt;[.HK64]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B65:.DE65])/COUNT([.A65:.DE65]));0)" office:value-type="float" office:value="0" calcext:value-type="float">
            <text:p>0</text:p>
          </table:table-cell>
          <table:table-cell table:formula="of:=ROUND(([.B65]*[.$B$1]+[.C65]*[.$C$1]+[.D65]*[.$D$1]+[.E65]*[.$E$1]+[.F65]*[.$F$1]+[.G65]*[.$G$1]+[.H65]*[.$H$1]+[.I65]*[.$I$1]+[.J65]*[.$J$1]+[.K65]*[.$K$1]+[.L65]*[.$L$1]+[.M65]*[.$M$1]+[.N65]*[.$N$1]+[.O65]*[.$O$1]+[.P65]*[.$P$1]+[.Q65]*[.$Q$1]+[.R65]*[.$R$1]+[.S65]*[.$S$1]+[.T65]*[.$T$1]+[.U65]*[.$U$1]+[.V65]*[.$V$1]+[.W65]*[.$W$1]+[.X65]*[.$X$1]+[.Y65]*[.$Y$1]+[.Z65]*[.$Z$1]+[.AA65]*[.$AA$1]+[.AB65]*[.$AB$1]+[.AC65]*[.$AC$1]+[.AD65]*[.$AD$1]+[.AE65]*[.$AE$1]+[.AF65]*[.$AF$1]+[.AG65]*[.$AG$1]+[.AH65]*[.$AH$1]+[.AI65]*[.$AI$1]+[.AJ65]*[.$AJ$1]+[.AK65]*[.$AK$1]+[.AL65]*[.$AL$1]+[.AM65]*[.$AM$1]+[.AN65]*[.$AN$1]+[.AO65]*[.$AO$1]+[.AP65]*[.$AP$1]+[.AQ65]*[.$AQ$1]+[.AR65]*[.$AR$1]+[.AS65]*[.$AS$1]+[.AT65]*[.$AT$1]+[.AU65]*[.$AU$1]+[.AV65]*[.$AV$1]+[.AW65]*[.$AW$1]+[.AX65]*[.$AX$1]+[.AY65]*[.$AY$1]+[.AZ65]*[.$AZ$1]+[.BA65]*[.$BA$1]+[.BB65]*[.$BB$1]+[.BC65]*[.$BC$1]+[.BD65]*[.$BD$1]+[.BE65]*[.$BE$1]+[.BF65]*[.$BF$1]+[.BG65]*[.$BG$1]+[.BH65]*[.$BH$1]+[.BI65]*[.$BI$1]+[.BJ65]*[.$BJ$1]+[.BK65]*[.$BK$1]+[.BL65]*[.$BL$1]+[.BM65]*[.$BM$1]+[.BN65]*[.$BN$1]+[.BO65]*[.$BO$1]+[.BP65]*[.$BP$1]+[.BQ65]*[.$BQ$1]+[.BR65]*[.$BR$1]+[.BS65]*[.$BS$1]+[.BT65]*[.$BT$1]+[.BU65]*[.$BU$1]+[.BV65]*[.$BV$1]+[.BW65]*[.$BW$1]+[.BX65]*[.$BX$1]+[.BY65]*[.$BY$1]+[.BZ65]*[.$BZ$1]+[.CA65]*[.$CA$1]+[.CB65]*[.$CB$1]+[.CC65]*[.$CC$1]+[.CD65]*[.$CD$1]+[.CE65]*[.$CE$1]+[.CF65]*[.$CF$1]+[.CG65]*[.$CG$1]+[.CH65]*[.$CH$1]+[.CI65]*[.$CI$1]+[.CJ65]*[.$CJ$1]+[.CK65]*[.$CK$1]+[.CL65]*[.$CL$1]+[.CM65]*[.$CM$1]+[.CN65]*[.$CN$1]+[.CO65]*[.$CO$1]+[.CP65]*[.$CP$1]+[.CQ65]*[.$CQ$1]+[.CR65]*[.$CR$1]+[.CS65]*[.$CS$1]+[.CT65]*[.$CT$1]+[.CU65]*[.$CU$1]+[.CV65]*[.$CV$1]+[.CW65]*[.$CW$1]+[.CX65]*[.$CX$1]+[.CY65]*[.$CY$1]+[.CZ65]*[.$CZ$1]+[.DA65]*[.$DA$1]+[.DB65]*[.$DB$1]+[.DC65]*[.$DC$1]+[.DD65]*[.$DD$1]+[.DE65]*[.$DE$1])/COUNT([.B65:.DE65]);0)" office:value-type="float" office:value="0" calcext:value-type="float">
            <text:p>0</text:p>
          </table:table-cell>
          <table:table-cell table:formula="of:=IF([.DG65]&lt;&gt;[.DF65];&quot;X&quot;;&quot;&quot;)">
            <text:p/>
          </table:table-cell>
          <table:table-cell table:number-columns-repeated="108"/>
          <table:table-cell table:formula="of:=IF([.HL65]&lt;&gt;[.HK65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66:.DE66])/COUNT([.A66:.DE66]));0)" office:value-type="float" office:value="0" calcext:value-type="float">
            <text:p>0</text:p>
          </table:table-cell>
          <table:table-cell table:formula="of:=ROUND(([.B66]*[.$B$1]+[.C66]*[.$C$1]+[.D66]*[.$D$1]+[.E66]*[.$E$1]+[.F66]*[.$F$1]+[.G66]*[.$G$1]+[.H66]*[.$H$1]+[.I66]*[.$I$1]+[.J66]*[.$J$1]+[.K66]*[.$K$1]+[.L66]*[.$L$1]+[.M66]*[.$M$1]+[.N66]*[.$N$1]+[.O66]*[.$O$1]+[.P66]*[.$P$1]+[.Q66]*[.$Q$1]+[.R66]*[.$R$1]+[.S66]*[.$S$1]+[.T66]*[.$T$1]+[.U66]*[.$U$1]+[.V66]*[.$V$1]+[.W66]*[.$W$1]+[.X66]*[.$X$1]+[.Y66]*[.$Y$1]+[.Z66]*[.$Z$1]+[.AA66]*[.$AA$1]+[.AB66]*[.$AB$1]+[.AC66]*[.$AC$1]+[.AD66]*[.$AD$1]+[.AE66]*[.$AE$1]+[.AF66]*[.$AF$1]+[.AG66]*[.$AG$1]+[.AH66]*[.$AH$1]+[.AI66]*[.$AI$1]+[.AJ66]*[.$AJ$1]+[.AK66]*[.$AK$1]+[.AL66]*[.$AL$1]+[.AM66]*[.$AM$1]+[.AN66]*[.$AN$1]+[.AO66]*[.$AO$1]+[.AP66]*[.$AP$1]+[.AQ66]*[.$AQ$1]+[.AR66]*[.$AR$1]+[.AS66]*[.$AS$1]+[.AT66]*[.$AT$1]+[.AU66]*[.$AU$1]+[.AV66]*[.$AV$1]+[.AW66]*[.$AW$1]+[.AX66]*[.$AX$1]+[.AY66]*[.$AY$1]+[.AZ66]*[.$AZ$1]+[.BA66]*[.$BA$1]+[.BB66]*[.$BB$1]+[.BC66]*[.$BC$1]+[.BD66]*[.$BD$1]+[.BE66]*[.$BE$1]+[.BF66]*[.$BF$1]+[.BG66]*[.$BG$1]+[.BH66]*[.$BH$1]+[.BI66]*[.$BI$1]+[.BJ66]*[.$BJ$1]+[.BK66]*[.$BK$1]+[.BL66]*[.$BL$1]+[.BM66]*[.$BM$1]+[.BN66]*[.$BN$1]+[.BO66]*[.$BO$1]+[.BP66]*[.$BP$1]+[.BQ66]*[.$BQ$1]+[.BR66]*[.$BR$1]+[.BS66]*[.$BS$1]+[.BT66]*[.$BT$1]+[.BU66]*[.$BU$1]+[.BV66]*[.$BV$1]+[.BW66]*[.$BW$1]+[.BX66]*[.$BX$1]+[.BY66]*[.$BY$1]+[.BZ66]*[.$BZ$1]+[.CA66]*[.$CA$1]+[.CB66]*[.$CB$1]+[.CC66]*[.$CC$1]+[.CD66]*[.$CD$1]+[.CE66]*[.$CE$1]+[.CF66]*[.$CF$1]+[.CG66]*[.$CG$1]+[.CH66]*[.$CH$1]+[.CI66]*[.$CI$1]+[.CJ66]*[.$CJ$1]+[.CK66]*[.$CK$1]+[.CL66]*[.$CL$1]+[.CM66]*[.$CM$1]+[.CN66]*[.$CN$1]+[.CO66]*[.$CO$1]+[.CP66]*[.$CP$1]+[.CQ66]*[.$CQ$1]+[.CR66]*[.$CR$1]+[.CS66]*[.$CS$1]+[.CT66]*[.$CT$1]+[.CU66]*[.$CU$1]+[.CV66]*[.$CV$1]+[.CW66]*[.$CW$1]+[.CX66]*[.$CX$1]+[.CY66]*[.$CY$1]+[.CZ66]*[.$CZ$1]+[.DA66]*[.$DA$1]+[.DB66]*[.$DB$1]+[.DC66]*[.$DC$1]+[.DD66]*[.$DD$1]+[.DE66]*[.$DE$1])/COUNT([.B66:.DE66]);0)" office:value-type="float" office:value="0" calcext:value-type="float">
            <text:p>0</text:p>
          </table:table-cell>
          <table:table-cell table:formula="of:=IF([.DG66]&lt;&gt;[.DF66];&quot;X&quot;;&quot;&quot;)">
            <text:p/>
          </table:table-cell>
          <table:table-cell table:number-columns-repeated="108"/>
          <table:table-cell table:formula="of:=IF([.HL66]&lt;&gt;[.HK66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67:.DE67])/COUNT([.A67:.DE67]));0)" office:value-type="float" office:value="0" calcext:value-type="float">
            <text:p>0</text:p>
          </table:table-cell>
          <table:table-cell table:formula="of:=ROUND(([.B67]*[.$B$1]+[.C67]*[.$C$1]+[.D67]*[.$D$1]+[.E67]*[.$E$1]+[.F67]*[.$F$1]+[.G67]*[.$G$1]+[.H67]*[.$H$1]+[.I67]*[.$I$1]+[.J67]*[.$J$1]+[.K67]*[.$K$1]+[.L67]*[.$L$1]+[.M67]*[.$M$1]+[.N67]*[.$N$1]+[.O67]*[.$O$1]+[.P67]*[.$P$1]+[.Q67]*[.$Q$1]+[.R67]*[.$R$1]+[.S67]*[.$S$1]+[.T67]*[.$T$1]+[.U67]*[.$U$1]+[.V67]*[.$V$1]+[.W67]*[.$W$1]+[.X67]*[.$X$1]+[.Y67]*[.$Y$1]+[.Z67]*[.$Z$1]+[.AA67]*[.$AA$1]+[.AB67]*[.$AB$1]+[.AC67]*[.$AC$1]+[.AD67]*[.$AD$1]+[.AE67]*[.$AE$1]+[.AF67]*[.$AF$1]+[.AG67]*[.$AG$1]+[.AH67]*[.$AH$1]+[.AI67]*[.$AI$1]+[.AJ67]*[.$AJ$1]+[.AK67]*[.$AK$1]+[.AL67]*[.$AL$1]+[.AM67]*[.$AM$1]+[.AN67]*[.$AN$1]+[.AO67]*[.$AO$1]+[.AP67]*[.$AP$1]+[.AQ67]*[.$AQ$1]+[.AR67]*[.$AR$1]+[.AS67]*[.$AS$1]+[.AT67]*[.$AT$1]+[.AU67]*[.$AU$1]+[.AV67]*[.$AV$1]+[.AW67]*[.$AW$1]+[.AX67]*[.$AX$1]+[.AY67]*[.$AY$1]+[.AZ67]*[.$AZ$1]+[.BA67]*[.$BA$1]+[.BB67]*[.$BB$1]+[.BC67]*[.$BC$1]+[.BD67]*[.$BD$1]+[.BE67]*[.$BE$1]+[.BF67]*[.$BF$1]+[.BG67]*[.$BG$1]+[.BH67]*[.$BH$1]+[.BI67]*[.$BI$1]+[.BJ67]*[.$BJ$1]+[.BK67]*[.$BK$1]+[.BL67]*[.$BL$1]+[.BM67]*[.$BM$1]+[.BN67]*[.$BN$1]+[.BO67]*[.$BO$1]+[.BP67]*[.$BP$1]+[.BQ67]*[.$BQ$1]+[.BR67]*[.$BR$1]+[.BS67]*[.$BS$1]+[.BT67]*[.$BT$1]+[.BU67]*[.$BU$1]+[.BV67]*[.$BV$1]+[.BW67]*[.$BW$1]+[.BX67]*[.$BX$1]+[.BY67]*[.$BY$1]+[.BZ67]*[.$BZ$1]+[.CA67]*[.$CA$1]+[.CB67]*[.$CB$1]+[.CC67]*[.$CC$1]+[.CD67]*[.$CD$1]+[.CE67]*[.$CE$1]+[.CF67]*[.$CF$1]+[.CG67]*[.$CG$1]+[.CH67]*[.$CH$1]+[.CI67]*[.$CI$1]+[.CJ67]*[.$CJ$1]+[.CK67]*[.$CK$1]+[.CL67]*[.$CL$1]+[.CM67]*[.$CM$1]+[.CN67]*[.$CN$1]+[.CO67]*[.$CO$1]+[.CP67]*[.$CP$1]+[.CQ67]*[.$CQ$1]+[.CR67]*[.$CR$1]+[.CS67]*[.$CS$1]+[.CT67]*[.$CT$1]+[.CU67]*[.$CU$1]+[.CV67]*[.$CV$1]+[.CW67]*[.$CW$1]+[.CX67]*[.$CX$1]+[.CY67]*[.$CY$1]+[.CZ67]*[.$CZ$1]+[.DA67]*[.$DA$1]+[.DB67]*[.$DB$1]+[.DC67]*[.$DC$1]+[.DD67]*[.$DD$1]+[.DE67]*[.$DE$1])/COUNT([.B67:.DE67]);0)" office:value-type="float" office:value="0" calcext:value-type="float">
            <text:p>0</text:p>
          </table:table-cell>
          <table:table-cell table:formula="of:=IF([.DG67]&lt;&gt;[.DF67];&quot;X&quot;;&quot;&quot;)">
            <text:p/>
          </table:table-cell>
          <table:table-cell table:number-columns-repeated="108"/>
          <table:table-cell table:formula="of:=IF([.HL67]&lt;&gt;[.HK67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68:.DE68])/COUNT([.A68:.DE68]));0)" office:value-type="float" office:value="0" calcext:value-type="float">
            <text:p>0</text:p>
          </table:table-cell>
          <table:table-cell table:formula="of:=ROUND(([.B68]*[.$B$1]+[.C68]*[.$C$1]+[.D68]*[.$D$1]+[.E68]*[.$E$1]+[.F68]*[.$F$1]+[.G68]*[.$G$1]+[.H68]*[.$H$1]+[.I68]*[.$I$1]+[.J68]*[.$J$1]+[.K68]*[.$K$1]+[.L68]*[.$L$1]+[.M68]*[.$M$1]+[.N68]*[.$N$1]+[.O68]*[.$O$1]+[.P68]*[.$P$1]+[.Q68]*[.$Q$1]+[.R68]*[.$R$1]+[.S68]*[.$S$1]+[.T68]*[.$T$1]+[.U68]*[.$U$1]+[.V68]*[.$V$1]+[.W68]*[.$W$1]+[.X68]*[.$X$1]+[.Y68]*[.$Y$1]+[.Z68]*[.$Z$1]+[.AA68]*[.$AA$1]+[.AB68]*[.$AB$1]+[.AC68]*[.$AC$1]+[.AD68]*[.$AD$1]+[.AE68]*[.$AE$1]+[.AF68]*[.$AF$1]+[.AG68]*[.$AG$1]+[.AH68]*[.$AH$1]+[.AI68]*[.$AI$1]+[.AJ68]*[.$AJ$1]+[.AK68]*[.$AK$1]+[.AL68]*[.$AL$1]+[.AM68]*[.$AM$1]+[.AN68]*[.$AN$1]+[.AO68]*[.$AO$1]+[.AP68]*[.$AP$1]+[.AQ68]*[.$AQ$1]+[.AR68]*[.$AR$1]+[.AS68]*[.$AS$1]+[.AT68]*[.$AT$1]+[.AU68]*[.$AU$1]+[.AV68]*[.$AV$1]+[.AW68]*[.$AW$1]+[.AX68]*[.$AX$1]+[.AY68]*[.$AY$1]+[.AZ68]*[.$AZ$1]+[.BA68]*[.$BA$1]+[.BB68]*[.$BB$1]+[.BC68]*[.$BC$1]+[.BD68]*[.$BD$1]+[.BE68]*[.$BE$1]+[.BF68]*[.$BF$1]+[.BG68]*[.$BG$1]+[.BH68]*[.$BH$1]+[.BI68]*[.$BI$1]+[.BJ68]*[.$BJ$1]+[.BK68]*[.$BK$1]+[.BL68]*[.$BL$1]+[.BM68]*[.$BM$1]+[.BN68]*[.$BN$1]+[.BO68]*[.$BO$1]+[.BP68]*[.$BP$1]+[.BQ68]*[.$BQ$1]+[.BR68]*[.$BR$1]+[.BS68]*[.$BS$1]+[.BT68]*[.$BT$1]+[.BU68]*[.$BU$1]+[.BV68]*[.$BV$1]+[.BW68]*[.$BW$1]+[.BX68]*[.$BX$1]+[.BY68]*[.$BY$1]+[.BZ68]*[.$BZ$1]+[.CA68]*[.$CA$1]+[.CB68]*[.$CB$1]+[.CC68]*[.$CC$1]+[.CD68]*[.$CD$1]+[.CE68]*[.$CE$1]+[.CF68]*[.$CF$1]+[.CG68]*[.$CG$1]+[.CH68]*[.$CH$1]+[.CI68]*[.$CI$1]+[.CJ68]*[.$CJ$1]+[.CK68]*[.$CK$1]+[.CL68]*[.$CL$1]+[.CM68]*[.$CM$1]+[.CN68]*[.$CN$1]+[.CO68]*[.$CO$1]+[.CP68]*[.$CP$1]+[.CQ68]*[.$CQ$1]+[.CR68]*[.$CR$1]+[.CS68]*[.$CS$1]+[.CT68]*[.$CT$1]+[.CU68]*[.$CU$1]+[.CV68]*[.$CV$1]+[.CW68]*[.$CW$1]+[.CX68]*[.$CX$1]+[.CY68]*[.$CY$1]+[.CZ68]*[.$CZ$1]+[.DA68]*[.$DA$1]+[.DB68]*[.$DB$1]+[.DC68]*[.$DC$1]+[.DD68]*[.$DD$1]+[.DE68]*[.$DE$1])/COUNT([.B68:.DE68]);0)" office:value-type="float" office:value="0" calcext:value-type="float">
            <text:p>0</text:p>
          </table:table-cell>
          <table:table-cell table:formula="of:=IF([.DG68]&lt;&gt;[.DF68];&quot;X&quot;;&quot;&quot;)">
            <text:p/>
          </table:table-cell>
          <table:table-cell table:number-columns-repeated="108"/>
          <table:table-cell table:formula="of:=IF([.HL68]&lt;&gt;[.HK68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69:.DE69])/COUNT([.A69:.DE69]));0)" office:value-type="float" office:value="0" calcext:value-type="float">
            <text:p>0</text:p>
          </table:table-cell>
          <table:table-cell table:formula="of:=ROUND(([.B69]*[.$B$1]+[.C69]*[.$C$1]+[.D69]*[.$D$1]+[.E69]*[.$E$1]+[.F69]*[.$F$1]+[.G69]*[.$G$1]+[.H69]*[.$H$1]+[.I69]*[.$I$1]+[.J69]*[.$J$1]+[.K69]*[.$K$1]+[.L69]*[.$L$1]+[.M69]*[.$M$1]+[.N69]*[.$N$1]+[.O69]*[.$O$1]+[.P69]*[.$P$1]+[.Q69]*[.$Q$1]+[.R69]*[.$R$1]+[.S69]*[.$S$1]+[.T69]*[.$T$1]+[.U69]*[.$U$1]+[.V69]*[.$V$1]+[.W69]*[.$W$1]+[.X69]*[.$X$1]+[.Y69]*[.$Y$1]+[.Z69]*[.$Z$1]+[.AA69]*[.$AA$1]+[.AB69]*[.$AB$1]+[.AC69]*[.$AC$1]+[.AD69]*[.$AD$1]+[.AE69]*[.$AE$1]+[.AF69]*[.$AF$1]+[.AG69]*[.$AG$1]+[.AH69]*[.$AH$1]+[.AI69]*[.$AI$1]+[.AJ69]*[.$AJ$1]+[.AK69]*[.$AK$1]+[.AL69]*[.$AL$1]+[.AM69]*[.$AM$1]+[.AN69]*[.$AN$1]+[.AO69]*[.$AO$1]+[.AP69]*[.$AP$1]+[.AQ69]*[.$AQ$1]+[.AR69]*[.$AR$1]+[.AS69]*[.$AS$1]+[.AT69]*[.$AT$1]+[.AU69]*[.$AU$1]+[.AV69]*[.$AV$1]+[.AW69]*[.$AW$1]+[.AX69]*[.$AX$1]+[.AY69]*[.$AY$1]+[.AZ69]*[.$AZ$1]+[.BA69]*[.$BA$1]+[.BB69]*[.$BB$1]+[.BC69]*[.$BC$1]+[.BD69]*[.$BD$1]+[.BE69]*[.$BE$1]+[.BF69]*[.$BF$1]+[.BG69]*[.$BG$1]+[.BH69]*[.$BH$1]+[.BI69]*[.$BI$1]+[.BJ69]*[.$BJ$1]+[.BK69]*[.$BK$1]+[.BL69]*[.$BL$1]+[.BM69]*[.$BM$1]+[.BN69]*[.$BN$1]+[.BO69]*[.$BO$1]+[.BP69]*[.$BP$1]+[.BQ69]*[.$BQ$1]+[.BR69]*[.$BR$1]+[.BS69]*[.$BS$1]+[.BT69]*[.$BT$1]+[.BU69]*[.$BU$1]+[.BV69]*[.$BV$1]+[.BW69]*[.$BW$1]+[.BX69]*[.$BX$1]+[.BY69]*[.$BY$1]+[.BZ69]*[.$BZ$1]+[.CA69]*[.$CA$1]+[.CB69]*[.$CB$1]+[.CC69]*[.$CC$1]+[.CD69]*[.$CD$1]+[.CE69]*[.$CE$1]+[.CF69]*[.$CF$1]+[.CG69]*[.$CG$1]+[.CH69]*[.$CH$1]+[.CI69]*[.$CI$1]+[.CJ69]*[.$CJ$1]+[.CK69]*[.$CK$1]+[.CL69]*[.$CL$1]+[.CM69]*[.$CM$1]+[.CN69]*[.$CN$1]+[.CO69]*[.$CO$1]+[.CP69]*[.$CP$1]+[.CQ69]*[.$CQ$1]+[.CR69]*[.$CR$1]+[.CS69]*[.$CS$1]+[.CT69]*[.$CT$1]+[.CU69]*[.$CU$1]+[.CV69]*[.$CV$1]+[.CW69]*[.$CW$1]+[.CX69]*[.$CX$1]+[.CY69]*[.$CY$1]+[.CZ69]*[.$CZ$1]+[.DA69]*[.$DA$1]+[.DB69]*[.$DB$1]+[.DC69]*[.$DC$1]+[.DD69]*[.$DD$1]+[.DE69]*[.$DE$1])/COUNT([.B69:.DE69]);0)" office:value-type="float" office:value="0" calcext:value-type="float">
            <text:p>0</text:p>
          </table:table-cell>
          <table:table-cell table:formula="of:=IF([.DG69]&lt;&gt;[.DF69];&quot;X&quot;;&quot;&quot;)">
            <text:p/>
          </table:table-cell>
          <table:table-cell table:number-columns-repeated="108"/>
          <table:table-cell table:formula="of:=IF([.HL69]&lt;&gt;[.HK69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70:.DE70])/COUNT([.A70:.DE70]));0)" office:value-type="float" office:value="0" calcext:value-type="float">
            <text:p>0</text:p>
          </table:table-cell>
          <table:table-cell table:formula="of:=ROUND(([.B70]*[.$B$1]+[.C70]*[.$C$1]+[.D70]*[.$D$1]+[.E70]*[.$E$1]+[.F70]*[.$F$1]+[.G70]*[.$G$1]+[.H70]*[.$H$1]+[.I70]*[.$I$1]+[.J70]*[.$J$1]+[.K70]*[.$K$1]+[.L70]*[.$L$1]+[.M70]*[.$M$1]+[.N70]*[.$N$1]+[.O70]*[.$O$1]+[.P70]*[.$P$1]+[.Q70]*[.$Q$1]+[.R70]*[.$R$1]+[.S70]*[.$S$1]+[.T70]*[.$T$1]+[.U70]*[.$U$1]+[.V70]*[.$V$1]+[.W70]*[.$W$1]+[.X70]*[.$X$1]+[.Y70]*[.$Y$1]+[.Z70]*[.$Z$1]+[.AA70]*[.$AA$1]+[.AB70]*[.$AB$1]+[.AC70]*[.$AC$1]+[.AD70]*[.$AD$1]+[.AE70]*[.$AE$1]+[.AF70]*[.$AF$1]+[.AG70]*[.$AG$1]+[.AH70]*[.$AH$1]+[.AI70]*[.$AI$1]+[.AJ70]*[.$AJ$1]+[.AK70]*[.$AK$1]+[.AL70]*[.$AL$1]+[.AM70]*[.$AM$1]+[.AN70]*[.$AN$1]+[.AO70]*[.$AO$1]+[.AP70]*[.$AP$1]+[.AQ70]*[.$AQ$1]+[.AR70]*[.$AR$1]+[.AS70]*[.$AS$1]+[.AT70]*[.$AT$1]+[.AU70]*[.$AU$1]+[.AV70]*[.$AV$1]+[.AW70]*[.$AW$1]+[.AX70]*[.$AX$1]+[.AY70]*[.$AY$1]+[.AZ70]*[.$AZ$1]+[.BA70]*[.$BA$1]+[.BB70]*[.$BB$1]+[.BC70]*[.$BC$1]+[.BD70]*[.$BD$1]+[.BE70]*[.$BE$1]+[.BF70]*[.$BF$1]+[.BG70]*[.$BG$1]+[.BH70]*[.$BH$1]+[.BI70]*[.$BI$1]+[.BJ70]*[.$BJ$1]+[.BK70]*[.$BK$1]+[.BL70]*[.$BL$1]+[.BM70]*[.$BM$1]+[.BN70]*[.$BN$1]+[.BO70]*[.$BO$1]+[.BP70]*[.$BP$1]+[.BQ70]*[.$BQ$1]+[.BR70]*[.$BR$1]+[.BS70]*[.$BS$1]+[.BT70]*[.$BT$1]+[.BU70]*[.$BU$1]+[.BV70]*[.$BV$1]+[.BW70]*[.$BW$1]+[.BX70]*[.$BX$1]+[.BY70]*[.$BY$1]+[.BZ70]*[.$BZ$1]+[.CA70]*[.$CA$1]+[.CB70]*[.$CB$1]+[.CC70]*[.$CC$1]+[.CD70]*[.$CD$1]+[.CE70]*[.$CE$1]+[.CF70]*[.$CF$1]+[.CG70]*[.$CG$1]+[.CH70]*[.$CH$1]+[.CI70]*[.$CI$1]+[.CJ70]*[.$CJ$1]+[.CK70]*[.$CK$1]+[.CL70]*[.$CL$1]+[.CM70]*[.$CM$1]+[.CN70]*[.$CN$1]+[.CO70]*[.$CO$1]+[.CP70]*[.$CP$1]+[.CQ70]*[.$CQ$1]+[.CR70]*[.$CR$1]+[.CS70]*[.$CS$1]+[.CT70]*[.$CT$1]+[.CU70]*[.$CU$1]+[.CV70]*[.$CV$1]+[.CW70]*[.$CW$1]+[.CX70]*[.$CX$1]+[.CY70]*[.$CY$1]+[.CZ70]*[.$CZ$1]+[.DA70]*[.$DA$1]+[.DB70]*[.$DB$1]+[.DC70]*[.$DC$1]+[.DD70]*[.$DD$1]+[.DE70]*[.$DE$1])/COUNT([.B70:.DE70]);0)" office:value-type="float" office:value="0" calcext:value-type="float">
            <text:p>0</text:p>
          </table:table-cell>
          <table:table-cell table:formula="of:=IF([.DG70]&lt;&gt;[.DF70];&quot;X&quot;;&quot;&quot;)">
            <text:p/>
          </table:table-cell>
          <table:table-cell table:number-columns-repeated="108"/>
          <table:table-cell table:formula="of:=IF([.HL70]&lt;&gt;[.HK70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71:.DE71])/COUNT([.A71:.DE71]));0)" office:value-type="float" office:value="0" calcext:value-type="float">
            <text:p>0</text:p>
          </table:table-cell>
          <table:table-cell table:formula="of:=ROUND(([.B71]*[.$B$1]+[.C71]*[.$C$1]+[.D71]*[.$D$1]+[.E71]*[.$E$1]+[.F71]*[.$F$1]+[.G71]*[.$G$1]+[.H71]*[.$H$1]+[.I71]*[.$I$1]+[.J71]*[.$J$1]+[.K71]*[.$K$1]+[.L71]*[.$L$1]+[.M71]*[.$M$1]+[.N71]*[.$N$1]+[.O71]*[.$O$1]+[.P71]*[.$P$1]+[.Q71]*[.$Q$1]+[.R71]*[.$R$1]+[.S71]*[.$S$1]+[.T71]*[.$T$1]+[.U71]*[.$U$1]+[.V71]*[.$V$1]+[.W71]*[.$W$1]+[.X71]*[.$X$1]+[.Y71]*[.$Y$1]+[.Z71]*[.$Z$1]+[.AA71]*[.$AA$1]+[.AB71]*[.$AB$1]+[.AC71]*[.$AC$1]+[.AD71]*[.$AD$1]+[.AE71]*[.$AE$1]+[.AF71]*[.$AF$1]+[.AG71]*[.$AG$1]+[.AH71]*[.$AH$1]+[.AI71]*[.$AI$1]+[.AJ71]*[.$AJ$1]+[.AK71]*[.$AK$1]+[.AL71]*[.$AL$1]+[.AM71]*[.$AM$1]+[.AN71]*[.$AN$1]+[.AO71]*[.$AO$1]+[.AP71]*[.$AP$1]+[.AQ71]*[.$AQ$1]+[.AR71]*[.$AR$1]+[.AS71]*[.$AS$1]+[.AT71]*[.$AT$1]+[.AU71]*[.$AU$1]+[.AV71]*[.$AV$1]+[.AW71]*[.$AW$1]+[.AX71]*[.$AX$1]+[.AY71]*[.$AY$1]+[.AZ71]*[.$AZ$1]+[.BA71]*[.$BA$1]+[.BB71]*[.$BB$1]+[.BC71]*[.$BC$1]+[.BD71]*[.$BD$1]+[.BE71]*[.$BE$1]+[.BF71]*[.$BF$1]+[.BG71]*[.$BG$1]+[.BH71]*[.$BH$1]+[.BI71]*[.$BI$1]+[.BJ71]*[.$BJ$1]+[.BK71]*[.$BK$1]+[.BL71]*[.$BL$1]+[.BM71]*[.$BM$1]+[.BN71]*[.$BN$1]+[.BO71]*[.$BO$1]+[.BP71]*[.$BP$1]+[.BQ71]*[.$BQ$1]+[.BR71]*[.$BR$1]+[.BS71]*[.$BS$1]+[.BT71]*[.$BT$1]+[.BU71]*[.$BU$1]+[.BV71]*[.$BV$1]+[.BW71]*[.$BW$1]+[.BX71]*[.$BX$1]+[.BY71]*[.$BY$1]+[.BZ71]*[.$BZ$1]+[.CA71]*[.$CA$1]+[.CB71]*[.$CB$1]+[.CC71]*[.$CC$1]+[.CD71]*[.$CD$1]+[.CE71]*[.$CE$1]+[.CF71]*[.$CF$1]+[.CG71]*[.$CG$1]+[.CH71]*[.$CH$1]+[.CI71]*[.$CI$1]+[.CJ71]*[.$CJ$1]+[.CK71]*[.$CK$1]+[.CL71]*[.$CL$1]+[.CM71]*[.$CM$1]+[.CN71]*[.$CN$1]+[.CO71]*[.$CO$1]+[.CP71]*[.$CP$1]+[.CQ71]*[.$CQ$1]+[.CR71]*[.$CR$1]+[.CS71]*[.$CS$1]+[.CT71]*[.$CT$1]+[.CU71]*[.$CU$1]+[.CV71]*[.$CV$1]+[.CW71]*[.$CW$1]+[.CX71]*[.$CX$1]+[.CY71]*[.$CY$1]+[.CZ71]*[.$CZ$1]+[.DA71]*[.$DA$1]+[.DB71]*[.$DB$1]+[.DC71]*[.$DC$1]+[.DD71]*[.$DD$1]+[.DE71]*[.$DE$1])/COUNT([.B71:.DE71]);0)" office:value-type="float" office:value="0" calcext:value-type="float">
            <text:p>0</text:p>
          </table:table-cell>
          <table:table-cell table:formula="of:=IF([.DG71]&lt;&gt;[.DF71];&quot;X&quot;;&quot;&quot;)">
            <text:p/>
          </table:table-cell>
          <table:table-cell table:number-columns-repeated="108"/>
          <table:table-cell table:formula="of:=IF([.HL71]&lt;&gt;[.HK71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72:.DE72])/COUNT([.A72:.DE72]));0)" office:value-type="float" office:value="0" calcext:value-type="float">
            <text:p>0</text:p>
          </table:table-cell>
          <table:table-cell table:formula="of:=ROUND(([.B72]*[.$B$1]+[.C72]*[.$C$1]+[.D72]*[.$D$1]+[.E72]*[.$E$1]+[.F72]*[.$F$1]+[.G72]*[.$G$1]+[.H72]*[.$H$1]+[.I72]*[.$I$1]+[.J72]*[.$J$1]+[.K72]*[.$K$1]+[.L72]*[.$L$1]+[.M72]*[.$M$1]+[.N72]*[.$N$1]+[.O72]*[.$O$1]+[.P72]*[.$P$1]+[.Q72]*[.$Q$1]+[.R72]*[.$R$1]+[.S72]*[.$S$1]+[.T72]*[.$T$1]+[.U72]*[.$U$1]+[.V72]*[.$V$1]+[.W72]*[.$W$1]+[.X72]*[.$X$1]+[.Y72]*[.$Y$1]+[.Z72]*[.$Z$1]+[.AA72]*[.$AA$1]+[.AB72]*[.$AB$1]+[.AC72]*[.$AC$1]+[.AD72]*[.$AD$1]+[.AE72]*[.$AE$1]+[.AF72]*[.$AF$1]+[.AG72]*[.$AG$1]+[.AH72]*[.$AH$1]+[.AI72]*[.$AI$1]+[.AJ72]*[.$AJ$1]+[.AK72]*[.$AK$1]+[.AL72]*[.$AL$1]+[.AM72]*[.$AM$1]+[.AN72]*[.$AN$1]+[.AO72]*[.$AO$1]+[.AP72]*[.$AP$1]+[.AQ72]*[.$AQ$1]+[.AR72]*[.$AR$1]+[.AS72]*[.$AS$1]+[.AT72]*[.$AT$1]+[.AU72]*[.$AU$1]+[.AV72]*[.$AV$1]+[.AW72]*[.$AW$1]+[.AX72]*[.$AX$1]+[.AY72]*[.$AY$1]+[.AZ72]*[.$AZ$1]+[.BA72]*[.$BA$1]+[.BB72]*[.$BB$1]+[.BC72]*[.$BC$1]+[.BD72]*[.$BD$1]+[.BE72]*[.$BE$1]+[.BF72]*[.$BF$1]+[.BG72]*[.$BG$1]+[.BH72]*[.$BH$1]+[.BI72]*[.$BI$1]+[.BJ72]*[.$BJ$1]+[.BK72]*[.$BK$1]+[.BL72]*[.$BL$1]+[.BM72]*[.$BM$1]+[.BN72]*[.$BN$1]+[.BO72]*[.$BO$1]+[.BP72]*[.$BP$1]+[.BQ72]*[.$BQ$1]+[.BR72]*[.$BR$1]+[.BS72]*[.$BS$1]+[.BT72]*[.$BT$1]+[.BU72]*[.$BU$1]+[.BV72]*[.$BV$1]+[.BW72]*[.$BW$1]+[.BX72]*[.$BX$1]+[.BY72]*[.$BY$1]+[.BZ72]*[.$BZ$1]+[.CA72]*[.$CA$1]+[.CB72]*[.$CB$1]+[.CC72]*[.$CC$1]+[.CD72]*[.$CD$1]+[.CE72]*[.$CE$1]+[.CF72]*[.$CF$1]+[.CG72]*[.$CG$1]+[.CH72]*[.$CH$1]+[.CI72]*[.$CI$1]+[.CJ72]*[.$CJ$1]+[.CK72]*[.$CK$1]+[.CL72]*[.$CL$1]+[.CM72]*[.$CM$1]+[.CN72]*[.$CN$1]+[.CO72]*[.$CO$1]+[.CP72]*[.$CP$1]+[.CQ72]*[.$CQ$1]+[.CR72]*[.$CR$1]+[.CS72]*[.$CS$1]+[.CT72]*[.$CT$1]+[.CU72]*[.$CU$1]+[.CV72]*[.$CV$1]+[.CW72]*[.$CW$1]+[.CX72]*[.$CX$1]+[.CY72]*[.$CY$1]+[.CZ72]*[.$CZ$1]+[.DA72]*[.$DA$1]+[.DB72]*[.$DB$1]+[.DC72]*[.$DC$1]+[.DD72]*[.$DD$1]+[.DE72]*[.$DE$1])/COUNT([.B72:.DE72]);0)" office:value-type="float" office:value="0" calcext:value-type="float">
            <text:p>0</text:p>
          </table:table-cell>
          <table:table-cell table:formula="of:=IF([.DG72]&lt;&gt;[.DF72];&quot;X&quot;;&quot;&quot;)">
            <text:p/>
          </table:table-cell>
          <table:table-cell table:number-columns-repeated="108"/>
          <table:table-cell table:formula="of:=IF([.HL72]&lt;&gt;[.HK72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73:.DE73])/COUNT([.A73:.DE73]));0)" office:value-type="float" office:value="1" calcext:value-type="float">
            <text:p>1</text:p>
          </table:table-cell>
          <table:table-cell table:formula="of:=ROUND(([.B73]*[.$B$1]+[.C73]*[.$C$1]+[.D73]*[.$D$1]+[.E73]*[.$E$1]+[.F73]*[.$F$1]+[.G73]*[.$G$1]+[.H73]*[.$H$1]+[.I73]*[.$I$1]+[.J73]*[.$J$1]+[.K73]*[.$K$1]+[.L73]*[.$L$1]+[.M73]*[.$M$1]+[.N73]*[.$N$1]+[.O73]*[.$O$1]+[.P73]*[.$P$1]+[.Q73]*[.$Q$1]+[.R73]*[.$R$1]+[.S73]*[.$S$1]+[.T73]*[.$T$1]+[.U73]*[.$U$1]+[.V73]*[.$V$1]+[.W73]*[.$W$1]+[.X73]*[.$X$1]+[.Y73]*[.$Y$1]+[.Z73]*[.$Z$1]+[.AA73]*[.$AA$1]+[.AB73]*[.$AB$1]+[.AC73]*[.$AC$1]+[.AD73]*[.$AD$1]+[.AE73]*[.$AE$1]+[.AF73]*[.$AF$1]+[.AG73]*[.$AG$1]+[.AH73]*[.$AH$1]+[.AI73]*[.$AI$1]+[.AJ73]*[.$AJ$1]+[.AK73]*[.$AK$1]+[.AL73]*[.$AL$1]+[.AM73]*[.$AM$1]+[.AN73]*[.$AN$1]+[.AO73]*[.$AO$1]+[.AP73]*[.$AP$1]+[.AQ73]*[.$AQ$1]+[.AR73]*[.$AR$1]+[.AS73]*[.$AS$1]+[.AT73]*[.$AT$1]+[.AU73]*[.$AU$1]+[.AV73]*[.$AV$1]+[.AW73]*[.$AW$1]+[.AX73]*[.$AX$1]+[.AY73]*[.$AY$1]+[.AZ73]*[.$AZ$1]+[.BA73]*[.$BA$1]+[.BB73]*[.$BB$1]+[.BC73]*[.$BC$1]+[.BD73]*[.$BD$1]+[.BE73]*[.$BE$1]+[.BF73]*[.$BF$1]+[.BG73]*[.$BG$1]+[.BH73]*[.$BH$1]+[.BI73]*[.$BI$1]+[.BJ73]*[.$BJ$1]+[.BK73]*[.$BK$1]+[.BL73]*[.$BL$1]+[.BM73]*[.$BM$1]+[.BN73]*[.$BN$1]+[.BO73]*[.$BO$1]+[.BP73]*[.$BP$1]+[.BQ73]*[.$BQ$1]+[.BR73]*[.$BR$1]+[.BS73]*[.$BS$1]+[.BT73]*[.$BT$1]+[.BU73]*[.$BU$1]+[.BV73]*[.$BV$1]+[.BW73]*[.$BW$1]+[.BX73]*[.$BX$1]+[.BY73]*[.$BY$1]+[.BZ73]*[.$BZ$1]+[.CA73]*[.$CA$1]+[.CB73]*[.$CB$1]+[.CC73]*[.$CC$1]+[.CD73]*[.$CD$1]+[.CE73]*[.$CE$1]+[.CF73]*[.$CF$1]+[.CG73]*[.$CG$1]+[.CH73]*[.$CH$1]+[.CI73]*[.$CI$1]+[.CJ73]*[.$CJ$1]+[.CK73]*[.$CK$1]+[.CL73]*[.$CL$1]+[.CM73]*[.$CM$1]+[.CN73]*[.$CN$1]+[.CO73]*[.$CO$1]+[.CP73]*[.$CP$1]+[.CQ73]*[.$CQ$1]+[.CR73]*[.$CR$1]+[.CS73]*[.$CS$1]+[.CT73]*[.$CT$1]+[.CU73]*[.$CU$1]+[.CV73]*[.$CV$1]+[.CW73]*[.$CW$1]+[.CX73]*[.$CX$1]+[.CY73]*[.$CY$1]+[.CZ73]*[.$CZ$1]+[.DA73]*[.$DA$1]+[.DB73]*[.$DB$1]+[.DC73]*[.$DC$1]+[.DD73]*[.$DD$1]+[.DE73]*[.$DE$1])/COUNT([.B73:.DE73]);0)" office:value-type="float" office:value="1" calcext:value-type="float">
            <text:p>1</text:p>
          </table:table-cell>
          <table:table-cell table:formula="of:=IF([.DG73]&lt;&gt;[.DF73];&quot;X&quot;;&quot;&quot;)">
            <text:p/>
          </table:table-cell>
          <table:table-cell table:number-columns-repeated="108"/>
          <table:table-cell table:formula="of:=IF([.HL73]&lt;&gt;[.HK73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74:.DE74])/COUNT([.A74:.DE74]));0)" office:value-type="float" office:value="0" calcext:value-type="float">
            <text:p>0</text:p>
          </table:table-cell>
          <table:table-cell table:formula="of:=ROUND(([.B74]*[.$B$1]+[.C74]*[.$C$1]+[.D74]*[.$D$1]+[.E74]*[.$E$1]+[.F74]*[.$F$1]+[.G74]*[.$G$1]+[.H74]*[.$H$1]+[.I74]*[.$I$1]+[.J74]*[.$J$1]+[.K74]*[.$K$1]+[.L74]*[.$L$1]+[.M74]*[.$M$1]+[.N74]*[.$N$1]+[.O74]*[.$O$1]+[.P74]*[.$P$1]+[.Q74]*[.$Q$1]+[.R74]*[.$R$1]+[.S74]*[.$S$1]+[.T74]*[.$T$1]+[.U74]*[.$U$1]+[.V74]*[.$V$1]+[.W74]*[.$W$1]+[.X74]*[.$X$1]+[.Y74]*[.$Y$1]+[.Z74]*[.$Z$1]+[.AA74]*[.$AA$1]+[.AB74]*[.$AB$1]+[.AC74]*[.$AC$1]+[.AD74]*[.$AD$1]+[.AE74]*[.$AE$1]+[.AF74]*[.$AF$1]+[.AG74]*[.$AG$1]+[.AH74]*[.$AH$1]+[.AI74]*[.$AI$1]+[.AJ74]*[.$AJ$1]+[.AK74]*[.$AK$1]+[.AL74]*[.$AL$1]+[.AM74]*[.$AM$1]+[.AN74]*[.$AN$1]+[.AO74]*[.$AO$1]+[.AP74]*[.$AP$1]+[.AQ74]*[.$AQ$1]+[.AR74]*[.$AR$1]+[.AS74]*[.$AS$1]+[.AT74]*[.$AT$1]+[.AU74]*[.$AU$1]+[.AV74]*[.$AV$1]+[.AW74]*[.$AW$1]+[.AX74]*[.$AX$1]+[.AY74]*[.$AY$1]+[.AZ74]*[.$AZ$1]+[.BA74]*[.$BA$1]+[.BB74]*[.$BB$1]+[.BC74]*[.$BC$1]+[.BD74]*[.$BD$1]+[.BE74]*[.$BE$1]+[.BF74]*[.$BF$1]+[.BG74]*[.$BG$1]+[.BH74]*[.$BH$1]+[.BI74]*[.$BI$1]+[.BJ74]*[.$BJ$1]+[.BK74]*[.$BK$1]+[.BL74]*[.$BL$1]+[.BM74]*[.$BM$1]+[.BN74]*[.$BN$1]+[.BO74]*[.$BO$1]+[.BP74]*[.$BP$1]+[.BQ74]*[.$BQ$1]+[.BR74]*[.$BR$1]+[.BS74]*[.$BS$1]+[.BT74]*[.$BT$1]+[.BU74]*[.$BU$1]+[.BV74]*[.$BV$1]+[.BW74]*[.$BW$1]+[.BX74]*[.$BX$1]+[.BY74]*[.$BY$1]+[.BZ74]*[.$BZ$1]+[.CA74]*[.$CA$1]+[.CB74]*[.$CB$1]+[.CC74]*[.$CC$1]+[.CD74]*[.$CD$1]+[.CE74]*[.$CE$1]+[.CF74]*[.$CF$1]+[.CG74]*[.$CG$1]+[.CH74]*[.$CH$1]+[.CI74]*[.$CI$1]+[.CJ74]*[.$CJ$1]+[.CK74]*[.$CK$1]+[.CL74]*[.$CL$1]+[.CM74]*[.$CM$1]+[.CN74]*[.$CN$1]+[.CO74]*[.$CO$1]+[.CP74]*[.$CP$1]+[.CQ74]*[.$CQ$1]+[.CR74]*[.$CR$1]+[.CS74]*[.$CS$1]+[.CT74]*[.$CT$1]+[.CU74]*[.$CU$1]+[.CV74]*[.$CV$1]+[.CW74]*[.$CW$1]+[.CX74]*[.$CX$1]+[.CY74]*[.$CY$1]+[.CZ74]*[.$CZ$1]+[.DA74]*[.$DA$1]+[.DB74]*[.$DB$1]+[.DC74]*[.$DC$1]+[.DD74]*[.$DD$1]+[.DE74]*[.$DE$1])/COUNT([.B74:.DE74]);0)" office:value-type="float" office:value="0" calcext:value-type="float">
            <text:p>0</text:p>
          </table:table-cell>
          <table:table-cell table:formula="of:=IF([.DG74]&lt;&gt;[.DF74];&quot;X&quot;;&quot;&quot;)">
            <text:p/>
          </table:table-cell>
          <table:table-cell table:number-columns-repeated="108"/>
          <table:table-cell table:formula="of:=IF([.HL74]&lt;&gt;[.HK74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75:.DE75])/COUNT([.A75:.DE75]));0)" office:value-type="float" office:value="0" calcext:value-type="float">
            <text:p>0</text:p>
          </table:table-cell>
          <table:table-cell table:formula="of:=ROUND(([.B75]*[.$B$1]+[.C75]*[.$C$1]+[.D75]*[.$D$1]+[.E75]*[.$E$1]+[.F75]*[.$F$1]+[.G75]*[.$G$1]+[.H75]*[.$H$1]+[.I75]*[.$I$1]+[.J75]*[.$J$1]+[.K75]*[.$K$1]+[.L75]*[.$L$1]+[.M75]*[.$M$1]+[.N75]*[.$N$1]+[.O75]*[.$O$1]+[.P75]*[.$P$1]+[.Q75]*[.$Q$1]+[.R75]*[.$R$1]+[.S75]*[.$S$1]+[.T75]*[.$T$1]+[.U75]*[.$U$1]+[.V75]*[.$V$1]+[.W75]*[.$W$1]+[.X75]*[.$X$1]+[.Y75]*[.$Y$1]+[.Z75]*[.$Z$1]+[.AA75]*[.$AA$1]+[.AB75]*[.$AB$1]+[.AC75]*[.$AC$1]+[.AD75]*[.$AD$1]+[.AE75]*[.$AE$1]+[.AF75]*[.$AF$1]+[.AG75]*[.$AG$1]+[.AH75]*[.$AH$1]+[.AI75]*[.$AI$1]+[.AJ75]*[.$AJ$1]+[.AK75]*[.$AK$1]+[.AL75]*[.$AL$1]+[.AM75]*[.$AM$1]+[.AN75]*[.$AN$1]+[.AO75]*[.$AO$1]+[.AP75]*[.$AP$1]+[.AQ75]*[.$AQ$1]+[.AR75]*[.$AR$1]+[.AS75]*[.$AS$1]+[.AT75]*[.$AT$1]+[.AU75]*[.$AU$1]+[.AV75]*[.$AV$1]+[.AW75]*[.$AW$1]+[.AX75]*[.$AX$1]+[.AY75]*[.$AY$1]+[.AZ75]*[.$AZ$1]+[.BA75]*[.$BA$1]+[.BB75]*[.$BB$1]+[.BC75]*[.$BC$1]+[.BD75]*[.$BD$1]+[.BE75]*[.$BE$1]+[.BF75]*[.$BF$1]+[.BG75]*[.$BG$1]+[.BH75]*[.$BH$1]+[.BI75]*[.$BI$1]+[.BJ75]*[.$BJ$1]+[.BK75]*[.$BK$1]+[.BL75]*[.$BL$1]+[.BM75]*[.$BM$1]+[.BN75]*[.$BN$1]+[.BO75]*[.$BO$1]+[.BP75]*[.$BP$1]+[.BQ75]*[.$BQ$1]+[.BR75]*[.$BR$1]+[.BS75]*[.$BS$1]+[.BT75]*[.$BT$1]+[.BU75]*[.$BU$1]+[.BV75]*[.$BV$1]+[.BW75]*[.$BW$1]+[.BX75]*[.$BX$1]+[.BY75]*[.$BY$1]+[.BZ75]*[.$BZ$1]+[.CA75]*[.$CA$1]+[.CB75]*[.$CB$1]+[.CC75]*[.$CC$1]+[.CD75]*[.$CD$1]+[.CE75]*[.$CE$1]+[.CF75]*[.$CF$1]+[.CG75]*[.$CG$1]+[.CH75]*[.$CH$1]+[.CI75]*[.$CI$1]+[.CJ75]*[.$CJ$1]+[.CK75]*[.$CK$1]+[.CL75]*[.$CL$1]+[.CM75]*[.$CM$1]+[.CN75]*[.$CN$1]+[.CO75]*[.$CO$1]+[.CP75]*[.$CP$1]+[.CQ75]*[.$CQ$1]+[.CR75]*[.$CR$1]+[.CS75]*[.$CS$1]+[.CT75]*[.$CT$1]+[.CU75]*[.$CU$1]+[.CV75]*[.$CV$1]+[.CW75]*[.$CW$1]+[.CX75]*[.$CX$1]+[.CY75]*[.$CY$1]+[.CZ75]*[.$CZ$1]+[.DA75]*[.$DA$1]+[.DB75]*[.$DB$1]+[.DC75]*[.$DC$1]+[.DD75]*[.$DD$1]+[.DE75]*[.$DE$1])/COUNT([.B75:.DE75]);0)" office:value-type="float" office:value="0" calcext:value-type="float">
            <text:p>0</text:p>
          </table:table-cell>
          <table:table-cell table:formula="of:=IF([.DG75]&lt;&gt;[.DF75];&quot;X&quot;;&quot;&quot;)">
            <text:p/>
          </table:table-cell>
          <table:table-cell table:number-columns-repeated="108"/>
          <table:table-cell table:formula="of:=IF([.HL75]&lt;&gt;[.HK75];&quot;X&quot;;&quot;&quot;)">
            <text:p/>
          </table:table-cell>
        </table:table-row>
        <table:table-row table:style-name="ro1">
          <table:table-cell table:number-columns-repeated="10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76:.DE76])/COUNT([.A76:.DE76]));0)" office:value-type="float" office:value="0" calcext:value-type="float">
            <text:p>0</text:p>
          </table:table-cell>
          <table:table-cell table:formula="of:=ROUND(([.B76]*[.$B$1]+[.C76]*[.$C$1]+[.D76]*[.$D$1]+[.E76]*[.$E$1]+[.F76]*[.$F$1]+[.G76]*[.$G$1]+[.H76]*[.$H$1]+[.I76]*[.$I$1]+[.J76]*[.$J$1]+[.K76]*[.$K$1]+[.L76]*[.$L$1]+[.M76]*[.$M$1]+[.N76]*[.$N$1]+[.O76]*[.$O$1]+[.P76]*[.$P$1]+[.Q76]*[.$Q$1]+[.R76]*[.$R$1]+[.S76]*[.$S$1]+[.T76]*[.$T$1]+[.U76]*[.$U$1]+[.V76]*[.$V$1]+[.W76]*[.$W$1]+[.X76]*[.$X$1]+[.Y76]*[.$Y$1]+[.Z76]*[.$Z$1]+[.AA76]*[.$AA$1]+[.AB76]*[.$AB$1]+[.AC76]*[.$AC$1]+[.AD76]*[.$AD$1]+[.AE76]*[.$AE$1]+[.AF76]*[.$AF$1]+[.AG76]*[.$AG$1]+[.AH76]*[.$AH$1]+[.AI76]*[.$AI$1]+[.AJ76]*[.$AJ$1]+[.AK76]*[.$AK$1]+[.AL76]*[.$AL$1]+[.AM76]*[.$AM$1]+[.AN76]*[.$AN$1]+[.AO76]*[.$AO$1]+[.AP76]*[.$AP$1]+[.AQ76]*[.$AQ$1]+[.AR76]*[.$AR$1]+[.AS76]*[.$AS$1]+[.AT76]*[.$AT$1]+[.AU76]*[.$AU$1]+[.AV76]*[.$AV$1]+[.AW76]*[.$AW$1]+[.AX76]*[.$AX$1]+[.AY76]*[.$AY$1]+[.AZ76]*[.$AZ$1]+[.BA76]*[.$BA$1]+[.BB76]*[.$BB$1]+[.BC76]*[.$BC$1]+[.BD76]*[.$BD$1]+[.BE76]*[.$BE$1]+[.BF76]*[.$BF$1]+[.BG76]*[.$BG$1]+[.BH76]*[.$BH$1]+[.BI76]*[.$BI$1]+[.BJ76]*[.$BJ$1]+[.BK76]*[.$BK$1]+[.BL76]*[.$BL$1]+[.BM76]*[.$BM$1]+[.BN76]*[.$BN$1]+[.BO76]*[.$BO$1]+[.BP76]*[.$BP$1]+[.BQ76]*[.$BQ$1]+[.BR76]*[.$BR$1]+[.BS76]*[.$BS$1]+[.BT76]*[.$BT$1]+[.BU76]*[.$BU$1]+[.BV76]*[.$BV$1]+[.BW76]*[.$BW$1]+[.BX76]*[.$BX$1]+[.BY76]*[.$BY$1]+[.BZ76]*[.$BZ$1]+[.CA76]*[.$CA$1]+[.CB76]*[.$CB$1]+[.CC76]*[.$CC$1]+[.CD76]*[.$CD$1]+[.CE76]*[.$CE$1]+[.CF76]*[.$CF$1]+[.CG76]*[.$CG$1]+[.CH76]*[.$CH$1]+[.CI76]*[.$CI$1]+[.CJ76]*[.$CJ$1]+[.CK76]*[.$CK$1]+[.CL76]*[.$CL$1]+[.CM76]*[.$CM$1]+[.CN76]*[.$CN$1]+[.CO76]*[.$CO$1]+[.CP76]*[.$CP$1]+[.CQ76]*[.$CQ$1]+[.CR76]*[.$CR$1]+[.CS76]*[.$CS$1]+[.CT76]*[.$CT$1]+[.CU76]*[.$CU$1]+[.CV76]*[.$CV$1]+[.CW76]*[.$CW$1]+[.CX76]*[.$CX$1]+[.CY76]*[.$CY$1]+[.CZ76]*[.$CZ$1]+[.DA76]*[.$DA$1]+[.DB76]*[.$DB$1]+[.DC76]*[.$DC$1]+[.DD76]*[.$DD$1]+[.DE76]*[.$DE$1])/COUNT([.B76:.DE76]);0)" office:value-type="float" office:value="0" calcext:value-type="float">
            <text:p>0</text:p>
          </table:table-cell>
          <table:table-cell table:formula="of:=IF([.DG76]&lt;&gt;[.DF76];&quot;X&quot;;&quot;&quot;)">
            <text:p/>
          </table:table-cell>
          <table:table-cell table:number-columns-repeated="108"/>
          <table:table-cell table:formula="of:=IF([.HL76]&lt;&gt;[.HK76]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formula="of:=ROUND((SUM([.B77:.DE77])/COUNT([.A77:.DE77]));0)" office:value-type="float" office:value="0" calcext:value-type="float">
            <text:p>0</text:p>
          </table:table-cell>
          <table:table-cell table:formula="of:=ROUND(([.B77]*[.$B$1]+[.C77]*[.$C$1]+[.D77]*[.$D$1]+[.E77]*[.$E$1]+[.F77]*[.$F$1]+[.G77]*[.$G$1]+[.H77]*[.$H$1]+[.I77]*[.$I$1]+[.J77]*[.$J$1]+[.K77]*[.$K$1]+[.L77]*[.$L$1]+[.M77]*[.$M$1]+[.N77]*[.$N$1]+[.O77]*[.$O$1]+[.P77]*[.$P$1]+[.Q77]*[.$Q$1]+[.R77]*[.$R$1]+[.S77]*[.$S$1]+[.T77]*[.$T$1]+[.U77]*[.$U$1]+[.V77]*[.$V$1]+[.W77]*[.$W$1]+[.X77]*[.$X$1]+[.Y77]*[.$Y$1]+[.Z77]*[.$Z$1]+[.AA77]*[.$AA$1]+[.AB77]*[.$AB$1]+[.AC77]*[.$AC$1]+[.AD77]*[.$AD$1]+[.AE77]*[.$AE$1]+[.AF77]*[.$AF$1]+[.AG77]*[.$AG$1]+[.AH77]*[.$AH$1]+[.AI77]*[.$AI$1]+[.AJ77]*[.$AJ$1]+[.AK77]*[.$AK$1]+[.AL77]*[.$AL$1]+[.AM77]*[.$AM$1]+[.AN77]*[.$AN$1]+[.AO77]*[.$AO$1]+[.AP77]*[.$AP$1]+[.AQ77]*[.$AQ$1]+[.AR77]*[.$AR$1]+[.AS77]*[.$AS$1]+[.AT77]*[.$AT$1]+[.AU77]*[.$AU$1]+[.AV77]*[.$AV$1]+[.AW77]*[.$AW$1]+[.AX77]*[.$AX$1]+[.AY77]*[.$AY$1]+[.AZ77]*[.$AZ$1]+[.BA77]*[.$BA$1]+[.BB77]*[.$BB$1]+[.BC77]*[.$BC$1]+[.BD77]*[.$BD$1]+[.BE77]*[.$BE$1]+[.BF77]*[.$BF$1]+[.BG77]*[.$BG$1]+[.BH77]*[.$BH$1]+[.BI77]*[.$BI$1]+[.BJ77]*[.$BJ$1]+[.BK77]*[.$BK$1]+[.BL77]*[.$BL$1]+[.BM77]*[.$BM$1]+[.BN77]*[.$BN$1]+[.BO77]*[.$BO$1]+[.BP77]*[.$BP$1]+[.BQ77]*[.$BQ$1]+[.BR77]*[.$BR$1]+[.BS77]*[.$BS$1]+[.BT77]*[.$BT$1]+[.BU77]*[.$BU$1]+[.BV77]*[.$BV$1]+[.BW77]*[.$BW$1]+[.BX77]*[.$BX$1]+[.BY77]*[.$BY$1]+[.BZ77]*[.$BZ$1]+[.CA77]*[.$CA$1]+[.CB77]*[.$CB$1]+[.CC77]*[.$CC$1]+[.CD77]*[.$CD$1]+[.CE77]*[.$CE$1]+[.CF77]*[.$CF$1]+[.CG77]*[.$CG$1]+[.CH77]*[.$CH$1]+[.CI77]*[.$CI$1]+[.CJ77]*[.$CJ$1]+[.CK77]*[.$CK$1]+[.CL77]*[.$CL$1]+[.CM77]*[.$CM$1]+[.CN77]*[.$CN$1]+[.CO77]*[.$CO$1]+[.CP77]*[.$CP$1]+[.CQ77]*[.$CQ$1]+[.CR77]*[.$CR$1]+[.CS77]*[.$CS$1]+[.CT77]*[.$CT$1]+[.CU77]*[.$CU$1]+[.CV77]*[.$CV$1]+[.CW77]*[.$CW$1]+[.CX77]*[.$CX$1]+[.CY77]*[.$CY$1]+[.CZ77]*[.$CZ$1]+[.DA77]*[.$DA$1]+[.DB77]*[.$DB$1]+[.DC77]*[.$DC$1]+[.DD77]*[.$DD$1]+[.DE77]*[.$DE$1])/COUNT([.B77:.DE77]);0)" office:value-type="float" office:value="0" calcext:value-type="float">
            <text:p>0</text:p>
          </table:table-cell>
          <table:table-cell table:formula="of:=IF([.DG77]&lt;&gt;[.DF77];&quot;X&quot;;&quot;&quot;)">
            <text:p/>
          </table:table-cell>
          <table:table-cell table:number-columns-repeated="108"/>
          <table:table-cell table:formula="of:=IF([.HL77]&lt;&gt;[.HK77];&quot;X&quot;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formula="of:=ROUND((SUM([.B78:.DE78])/COUNT([.A78:.DE78]));0)" office:value-type="float" office:value="1" calcext:value-type="float">
            <text:p>1</text:p>
          </table:table-cell>
          <table:table-cell table:formula="of:=ROUND(([.B78]*[.$B$1]+[.C78]*[.$C$1]+[.D78]*[.$D$1]+[.E78]*[.$E$1]+[.F78]*[.$F$1]+[.G78]*[.$G$1]+[.H78]*[.$H$1]+[.I78]*[.$I$1]+[.J78]*[.$J$1]+[.K78]*[.$K$1]+[.L78]*[.$L$1]+[.M78]*[.$M$1]+[.N78]*[.$N$1]+[.O78]*[.$O$1]+[.P78]*[.$P$1]+[.Q78]*[.$Q$1]+[.R78]*[.$R$1]+[.S78]*[.$S$1]+[.T78]*[.$T$1]+[.U78]*[.$U$1]+[.V78]*[.$V$1]+[.W78]*[.$W$1]+[.X78]*[.$X$1]+[.Y78]*[.$Y$1]+[.Z78]*[.$Z$1]+[.AA78]*[.$AA$1]+[.AB78]*[.$AB$1]+[.AC78]*[.$AC$1]+[.AD78]*[.$AD$1]+[.AE78]*[.$AE$1]+[.AF78]*[.$AF$1]+[.AG78]*[.$AG$1]+[.AH78]*[.$AH$1]+[.AI78]*[.$AI$1]+[.AJ78]*[.$AJ$1]+[.AK78]*[.$AK$1]+[.AL78]*[.$AL$1]+[.AM78]*[.$AM$1]+[.AN78]*[.$AN$1]+[.AO78]*[.$AO$1]+[.AP78]*[.$AP$1]+[.AQ78]*[.$AQ$1]+[.AR78]*[.$AR$1]+[.AS78]*[.$AS$1]+[.AT78]*[.$AT$1]+[.AU78]*[.$AU$1]+[.AV78]*[.$AV$1]+[.AW78]*[.$AW$1]+[.AX78]*[.$AX$1]+[.AY78]*[.$AY$1]+[.AZ78]*[.$AZ$1]+[.BA78]*[.$BA$1]+[.BB78]*[.$BB$1]+[.BC78]*[.$BC$1]+[.BD78]*[.$BD$1]+[.BE78]*[.$BE$1]+[.BF78]*[.$BF$1]+[.BG78]*[.$BG$1]+[.BH78]*[.$BH$1]+[.BI78]*[.$BI$1]+[.BJ78]*[.$BJ$1]+[.BK78]*[.$BK$1]+[.BL78]*[.$BL$1]+[.BM78]*[.$BM$1]+[.BN78]*[.$BN$1]+[.BO78]*[.$BO$1]+[.BP78]*[.$BP$1]+[.BQ78]*[.$BQ$1]+[.BR78]*[.$BR$1]+[.BS78]*[.$BS$1]+[.BT78]*[.$BT$1]+[.BU78]*[.$BU$1]+[.BV78]*[.$BV$1]+[.BW78]*[.$BW$1]+[.BX78]*[.$BX$1]+[.BY78]*[.$BY$1]+[.BZ78]*[.$BZ$1]+[.CA78]*[.$CA$1]+[.CB78]*[.$CB$1]+[.CC78]*[.$CC$1]+[.CD78]*[.$CD$1]+[.CE78]*[.$CE$1]+[.CF78]*[.$CF$1]+[.CG78]*[.$CG$1]+[.CH78]*[.$CH$1]+[.CI78]*[.$CI$1]+[.CJ78]*[.$CJ$1]+[.CK78]*[.$CK$1]+[.CL78]*[.$CL$1]+[.CM78]*[.$CM$1]+[.CN78]*[.$CN$1]+[.CO78]*[.$CO$1]+[.CP78]*[.$CP$1]+[.CQ78]*[.$CQ$1]+[.CR78]*[.$CR$1]+[.CS78]*[.$CS$1]+[.CT78]*[.$CT$1]+[.CU78]*[.$CU$1]+[.CV78]*[.$CV$1]+[.CW78]*[.$CW$1]+[.CX78]*[.$CX$1]+[.CY78]*[.$CY$1]+[.CZ78]*[.$CZ$1]+[.DA78]*[.$DA$1]+[.DB78]*[.$DB$1]+[.DC78]*[.$DC$1]+[.DD78]*[.$DD$1]+[.DE78]*[.$DE$1])/COUNT([.B78:.DE78]);0)" office:value-type="float" office:value="1" calcext:value-type="float">
            <text:p>1</text:p>
          </table:table-cell>
          <table:table-cell table:formula="of:=IF([.DG78]&lt;&gt;[.DF78];&quot;X&quot;;&quot;&quot;)">
            <text:p/>
          </table:table-cell>
          <table:table-cell table:number-columns-repeated="108"/>
          <table:table-cell table:formula="of:=IF([.HL78]&lt;&gt;[.HK78];&quot;X&quot;;&quot;&quot;)">
            <text:p/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79:.DE79])/COUNT([.A79:.DE79]));0)" office:value-type="float" office:value="0" calcext:value-type="float">
            <text:p>0</text:p>
          </table:table-cell>
          <table:table-cell table:formula="of:=ROUND(([.B79]*[.$B$1]+[.C79]*[.$C$1]+[.D79]*[.$D$1]+[.E79]*[.$E$1]+[.F79]*[.$F$1]+[.G79]*[.$G$1]+[.H79]*[.$H$1]+[.I79]*[.$I$1]+[.J79]*[.$J$1]+[.K79]*[.$K$1]+[.L79]*[.$L$1]+[.M79]*[.$M$1]+[.N79]*[.$N$1]+[.O79]*[.$O$1]+[.P79]*[.$P$1]+[.Q79]*[.$Q$1]+[.R79]*[.$R$1]+[.S79]*[.$S$1]+[.T79]*[.$T$1]+[.U79]*[.$U$1]+[.V79]*[.$V$1]+[.W79]*[.$W$1]+[.X79]*[.$X$1]+[.Y79]*[.$Y$1]+[.Z79]*[.$Z$1]+[.AA79]*[.$AA$1]+[.AB79]*[.$AB$1]+[.AC79]*[.$AC$1]+[.AD79]*[.$AD$1]+[.AE79]*[.$AE$1]+[.AF79]*[.$AF$1]+[.AG79]*[.$AG$1]+[.AH79]*[.$AH$1]+[.AI79]*[.$AI$1]+[.AJ79]*[.$AJ$1]+[.AK79]*[.$AK$1]+[.AL79]*[.$AL$1]+[.AM79]*[.$AM$1]+[.AN79]*[.$AN$1]+[.AO79]*[.$AO$1]+[.AP79]*[.$AP$1]+[.AQ79]*[.$AQ$1]+[.AR79]*[.$AR$1]+[.AS79]*[.$AS$1]+[.AT79]*[.$AT$1]+[.AU79]*[.$AU$1]+[.AV79]*[.$AV$1]+[.AW79]*[.$AW$1]+[.AX79]*[.$AX$1]+[.AY79]*[.$AY$1]+[.AZ79]*[.$AZ$1]+[.BA79]*[.$BA$1]+[.BB79]*[.$BB$1]+[.BC79]*[.$BC$1]+[.BD79]*[.$BD$1]+[.BE79]*[.$BE$1]+[.BF79]*[.$BF$1]+[.BG79]*[.$BG$1]+[.BH79]*[.$BH$1]+[.BI79]*[.$BI$1]+[.BJ79]*[.$BJ$1]+[.BK79]*[.$BK$1]+[.BL79]*[.$BL$1]+[.BM79]*[.$BM$1]+[.BN79]*[.$BN$1]+[.BO79]*[.$BO$1]+[.BP79]*[.$BP$1]+[.BQ79]*[.$BQ$1]+[.BR79]*[.$BR$1]+[.BS79]*[.$BS$1]+[.BT79]*[.$BT$1]+[.BU79]*[.$BU$1]+[.BV79]*[.$BV$1]+[.BW79]*[.$BW$1]+[.BX79]*[.$BX$1]+[.BY79]*[.$BY$1]+[.BZ79]*[.$BZ$1]+[.CA79]*[.$CA$1]+[.CB79]*[.$CB$1]+[.CC79]*[.$CC$1]+[.CD79]*[.$CD$1]+[.CE79]*[.$CE$1]+[.CF79]*[.$CF$1]+[.CG79]*[.$CG$1]+[.CH79]*[.$CH$1]+[.CI79]*[.$CI$1]+[.CJ79]*[.$CJ$1]+[.CK79]*[.$CK$1]+[.CL79]*[.$CL$1]+[.CM79]*[.$CM$1]+[.CN79]*[.$CN$1]+[.CO79]*[.$CO$1]+[.CP79]*[.$CP$1]+[.CQ79]*[.$CQ$1]+[.CR79]*[.$CR$1]+[.CS79]*[.$CS$1]+[.CT79]*[.$CT$1]+[.CU79]*[.$CU$1]+[.CV79]*[.$CV$1]+[.CW79]*[.$CW$1]+[.CX79]*[.$CX$1]+[.CY79]*[.$CY$1]+[.CZ79]*[.$CZ$1]+[.DA79]*[.$DA$1]+[.DB79]*[.$DB$1]+[.DC79]*[.$DC$1]+[.DD79]*[.$DD$1]+[.DE79]*[.$DE$1])/COUNT([.B79:.DE79]);0)" office:value-type="float" office:value="0" calcext:value-type="float">
            <text:p>0</text:p>
          </table:table-cell>
          <table:table-cell table:formula="of:=IF([.DG79]&lt;&gt;[.DF79];&quot;X&quot;;&quot;&quot;)">
            <text:p/>
          </table:table-cell>
          <table:table-cell table:number-columns-repeated="108"/>
          <table:table-cell table:formula="of:=IF([.HL79]&lt;&gt;[.HK79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80:.DE80])/COUNT([.A80:.DE80]));0)" office:value-type="float" office:value="0" calcext:value-type="float">
            <text:p>0</text:p>
          </table:table-cell>
          <table:table-cell table:formula="of:=ROUND(([.B80]*[.$B$1]+[.C80]*[.$C$1]+[.D80]*[.$D$1]+[.E80]*[.$E$1]+[.F80]*[.$F$1]+[.G80]*[.$G$1]+[.H80]*[.$H$1]+[.I80]*[.$I$1]+[.J80]*[.$J$1]+[.K80]*[.$K$1]+[.L80]*[.$L$1]+[.M80]*[.$M$1]+[.N80]*[.$N$1]+[.O80]*[.$O$1]+[.P80]*[.$P$1]+[.Q80]*[.$Q$1]+[.R80]*[.$R$1]+[.S80]*[.$S$1]+[.T80]*[.$T$1]+[.U80]*[.$U$1]+[.V80]*[.$V$1]+[.W80]*[.$W$1]+[.X80]*[.$X$1]+[.Y80]*[.$Y$1]+[.Z80]*[.$Z$1]+[.AA80]*[.$AA$1]+[.AB80]*[.$AB$1]+[.AC80]*[.$AC$1]+[.AD80]*[.$AD$1]+[.AE80]*[.$AE$1]+[.AF80]*[.$AF$1]+[.AG80]*[.$AG$1]+[.AH80]*[.$AH$1]+[.AI80]*[.$AI$1]+[.AJ80]*[.$AJ$1]+[.AK80]*[.$AK$1]+[.AL80]*[.$AL$1]+[.AM80]*[.$AM$1]+[.AN80]*[.$AN$1]+[.AO80]*[.$AO$1]+[.AP80]*[.$AP$1]+[.AQ80]*[.$AQ$1]+[.AR80]*[.$AR$1]+[.AS80]*[.$AS$1]+[.AT80]*[.$AT$1]+[.AU80]*[.$AU$1]+[.AV80]*[.$AV$1]+[.AW80]*[.$AW$1]+[.AX80]*[.$AX$1]+[.AY80]*[.$AY$1]+[.AZ80]*[.$AZ$1]+[.BA80]*[.$BA$1]+[.BB80]*[.$BB$1]+[.BC80]*[.$BC$1]+[.BD80]*[.$BD$1]+[.BE80]*[.$BE$1]+[.BF80]*[.$BF$1]+[.BG80]*[.$BG$1]+[.BH80]*[.$BH$1]+[.BI80]*[.$BI$1]+[.BJ80]*[.$BJ$1]+[.BK80]*[.$BK$1]+[.BL80]*[.$BL$1]+[.BM80]*[.$BM$1]+[.BN80]*[.$BN$1]+[.BO80]*[.$BO$1]+[.BP80]*[.$BP$1]+[.BQ80]*[.$BQ$1]+[.BR80]*[.$BR$1]+[.BS80]*[.$BS$1]+[.BT80]*[.$BT$1]+[.BU80]*[.$BU$1]+[.BV80]*[.$BV$1]+[.BW80]*[.$BW$1]+[.BX80]*[.$BX$1]+[.BY80]*[.$BY$1]+[.BZ80]*[.$BZ$1]+[.CA80]*[.$CA$1]+[.CB80]*[.$CB$1]+[.CC80]*[.$CC$1]+[.CD80]*[.$CD$1]+[.CE80]*[.$CE$1]+[.CF80]*[.$CF$1]+[.CG80]*[.$CG$1]+[.CH80]*[.$CH$1]+[.CI80]*[.$CI$1]+[.CJ80]*[.$CJ$1]+[.CK80]*[.$CK$1]+[.CL80]*[.$CL$1]+[.CM80]*[.$CM$1]+[.CN80]*[.$CN$1]+[.CO80]*[.$CO$1]+[.CP80]*[.$CP$1]+[.CQ80]*[.$CQ$1]+[.CR80]*[.$CR$1]+[.CS80]*[.$CS$1]+[.CT80]*[.$CT$1]+[.CU80]*[.$CU$1]+[.CV80]*[.$CV$1]+[.CW80]*[.$CW$1]+[.CX80]*[.$CX$1]+[.CY80]*[.$CY$1]+[.CZ80]*[.$CZ$1]+[.DA80]*[.$DA$1]+[.DB80]*[.$DB$1]+[.DC80]*[.$DC$1]+[.DD80]*[.$DD$1]+[.DE80]*[.$DE$1])/COUNT([.B80:.DE80]);0)" office:value-type="float" office:value="0" calcext:value-type="float">
            <text:p>0</text:p>
          </table:table-cell>
          <table:table-cell table:formula="of:=IF([.DG80]&lt;&gt;[.DF80];&quot;X&quot;;&quot;&quot;)">
            <text:p/>
          </table:table-cell>
          <table:table-cell table:number-columns-repeated="108"/>
          <table:table-cell table:formula="of:=IF([.HL80]&lt;&gt;[.HK80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81:.DE81])/COUNT([.A81:.DE81]));0)" office:value-type="float" office:value="0" calcext:value-type="float">
            <text:p>0</text:p>
          </table:table-cell>
          <table:table-cell table:formula="of:=ROUND(([.B81]*[.$B$1]+[.C81]*[.$C$1]+[.D81]*[.$D$1]+[.E81]*[.$E$1]+[.F81]*[.$F$1]+[.G81]*[.$G$1]+[.H81]*[.$H$1]+[.I81]*[.$I$1]+[.J81]*[.$J$1]+[.K81]*[.$K$1]+[.L81]*[.$L$1]+[.M81]*[.$M$1]+[.N81]*[.$N$1]+[.O81]*[.$O$1]+[.P81]*[.$P$1]+[.Q81]*[.$Q$1]+[.R81]*[.$R$1]+[.S81]*[.$S$1]+[.T81]*[.$T$1]+[.U81]*[.$U$1]+[.V81]*[.$V$1]+[.W81]*[.$W$1]+[.X81]*[.$X$1]+[.Y81]*[.$Y$1]+[.Z81]*[.$Z$1]+[.AA81]*[.$AA$1]+[.AB81]*[.$AB$1]+[.AC81]*[.$AC$1]+[.AD81]*[.$AD$1]+[.AE81]*[.$AE$1]+[.AF81]*[.$AF$1]+[.AG81]*[.$AG$1]+[.AH81]*[.$AH$1]+[.AI81]*[.$AI$1]+[.AJ81]*[.$AJ$1]+[.AK81]*[.$AK$1]+[.AL81]*[.$AL$1]+[.AM81]*[.$AM$1]+[.AN81]*[.$AN$1]+[.AO81]*[.$AO$1]+[.AP81]*[.$AP$1]+[.AQ81]*[.$AQ$1]+[.AR81]*[.$AR$1]+[.AS81]*[.$AS$1]+[.AT81]*[.$AT$1]+[.AU81]*[.$AU$1]+[.AV81]*[.$AV$1]+[.AW81]*[.$AW$1]+[.AX81]*[.$AX$1]+[.AY81]*[.$AY$1]+[.AZ81]*[.$AZ$1]+[.BA81]*[.$BA$1]+[.BB81]*[.$BB$1]+[.BC81]*[.$BC$1]+[.BD81]*[.$BD$1]+[.BE81]*[.$BE$1]+[.BF81]*[.$BF$1]+[.BG81]*[.$BG$1]+[.BH81]*[.$BH$1]+[.BI81]*[.$BI$1]+[.BJ81]*[.$BJ$1]+[.BK81]*[.$BK$1]+[.BL81]*[.$BL$1]+[.BM81]*[.$BM$1]+[.BN81]*[.$BN$1]+[.BO81]*[.$BO$1]+[.BP81]*[.$BP$1]+[.BQ81]*[.$BQ$1]+[.BR81]*[.$BR$1]+[.BS81]*[.$BS$1]+[.BT81]*[.$BT$1]+[.BU81]*[.$BU$1]+[.BV81]*[.$BV$1]+[.BW81]*[.$BW$1]+[.BX81]*[.$BX$1]+[.BY81]*[.$BY$1]+[.BZ81]*[.$BZ$1]+[.CA81]*[.$CA$1]+[.CB81]*[.$CB$1]+[.CC81]*[.$CC$1]+[.CD81]*[.$CD$1]+[.CE81]*[.$CE$1]+[.CF81]*[.$CF$1]+[.CG81]*[.$CG$1]+[.CH81]*[.$CH$1]+[.CI81]*[.$CI$1]+[.CJ81]*[.$CJ$1]+[.CK81]*[.$CK$1]+[.CL81]*[.$CL$1]+[.CM81]*[.$CM$1]+[.CN81]*[.$CN$1]+[.CO81]*[.$CO$1]+[.CP81]*[.$CP$1]+[.CQ81]*[.$CQ$1]+[.CR81]*[.$CR$1]+[.CS81]*[.$CS$1]+[.CT81]*[.$CT$1]+[.CU81]*[.$CU$1]+[.CV81]*[.$CV$1]+[.CW81]*[.$CW$1]+[.CX81]*[.$CX$1]+[.CY81]*[.$CY$1]+[.CZ81]*[.$CZ$1]+[.DA81]*[.$DA$1]+[.DB81]*[.$DB$1]+[.DC81]*[.$DC$1]+[.DD81]*[.$DD$1]+[.DE81]*[.$DE$1])/COUNT([.B81:.DE81]);0)" office:value-type="float" office:value="0" calcext:value-type="float">
            <text:p>0</text:p>
          </table:table-cell>
          <table:table-cell table:formula="of:=IF([.DG81]&lt;&gt;[.DF81];&quot;X&quot;;&quot;&quot;)">
            <text:p/>
          </table:table-cell>
          <table:table-cell table:number-columns-repeated="108"/>
          <table:table-cell table:formula="of:=IF([.HL81]&lt;&gt;[.HK81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82:.DE82])/COUNT([.A82:.DE82]));0)" office:value-type="float" office:value="0" calcext:value-type="float">
            <text:p>0</text:p>
          </table:table-cell>
          <table:table-cell table:formula="of:=ROUND(([.B82]*[.$B$1]+[.C82]*[.$C$1]+[.D82]*[.$D$1]+[.E82]*[.$E$1]+[.F82]*[.$F$1]+[.G82]*[.$G$1]+[.H82]*[.$H$1]+[.I82]*[.$I$1]+[.J82]*[.$J$1]+[.K82]*[.$K$1]+[.L82]*[.$L$1]+[.M82]*[.$M$1]+[.N82]*[.$N$1]+[.O82]*[.$O$1]+[.P82]*[.$P$1]+[.Q82]*[.$Q$1]+[.R82]*[.$R$1]+[.S82]*[.$S$1]+[.T82]*[.$T$1]+[.U82]*[.$U$1]+[.V82]*[.$V$1]+[.W82]*[.$W$1]+[.X82]*[.$X$1]+[.Y82]*[.$Y$1]+[.Z82]*[.$Z$1]+[.AA82]*[.$AA$1]+[.AB82]*[.$AB$1]+[.AC82]*[.$AC$1]+[.AD82]*[.$AD$1]+[.AE82]*[.$AE$1]+[.AF82]*[.$AF$1]+[.AG82]*[.$AG$1]+[.AH82]*[.$AH$1]+[.AI82]*[.$AI$1]+[.AJ82]*[.$AJ$1]+[.AK82]*[.$AK$1]+[.AL82]*[.$AL$1]+[.AM82]*[.$AM$1]+[.AN82]*[.$AN$1]+[.AO82]*[.$AO$1]+[.AP82]*[.$AP$1]+[.AQ82]*[.$AQ$1]+[.AR82]*[.$AR$1]+[.AS82]*[.$AS$1]+[.AT82]*[.$AT$1]+[.AU82]*[.$AU$1]+[.AV82]*[.$AV$1]+[.AW82]*[.$AW$1]+[.AX82]*[.$AX$1]+[.AY82]*[.$AY$1]+[.AZ82]*[.$AZ$1]+[.BA82]*[.$BA$1]+[.BB82]*[.$BB$1]+[.BC82]*[.$BC$1]+[.BD82]*[.$BD$1]+[.BE82]*[.$BE$1]+[.BF82]*[.$BF$1]+[.BG82]*[.$BG$1]+[.BH82]*[.$BH$1]+[.BI82]*[.$BI$1]+[.BJ82]*[.$BJ$1]+[.BK82]*[.$BK$1]+[.BL82]*[.$BL$1]+[.BM82]*[.$BM$1]+[.BN82]*[.$BN$1]+[.BO82]*[.$BO$1]+[.BP82]*[.$BP$1]+[.BQ82]*[.$BQ$1]+[.BR82]*[.$BR$1]+[.BS82]*[.$BS$1]+[.BT82]*[.$BT$1]+[.BU82]*[.$BU$1]+[.BV82]*[.$BV$1]+[.BW82]*[.$BW$1]+[.BX82]*[.$BX$1]+[.BY82]*[.$BY$1]+[.BZ82]*[.$BZ$1]+[.CA82]*[.$CA$1]+[.CB82]*[.$CB$1]+[.CC82]*[.$CC$1]+[.CD82]*[.$CD$1]+[.CE82]*[.$CE$1]+[.CF82]*[.$CF$1]+[.CG82]*[.$CG$1]+[.CH82]*[.$CH$1]+[.CI82]*[.$CI$1]+[.CJ82]*[.$CJ$1]+[.CK82]*[.$CK$1]+[.CL82]*[.$CL$1]+[.CM82]*[.$CM$1]+[.CN82]*[.$CN$1]+[.CO82]*[.$CO$1]+[.CP82]*[.$CP$1]+[.CQ82]*[.$CQ$1]+[.CR82]*[.$CR$1]+[.CS82]*[.$CS$1]+[.CT82]*[.$CT$1]+[.CU82]*[.$CU$1]+[.CV82]*[.$CV$1]+[.CW82]*[.$CW$1]+[.CX82]*[.$CX$1]+[.CY82]*[.$CY$1]+[.CZ82]*[.$CZ$1]+[.DA82]*[.$DA$1]+[.DB82]*[.$DB$1]+[.DC82]*[.$DC$1]+[.DD82]*[.$DD$1]+[.DE82]*[.$DE$1])/COUNT([.B82:.DE82]);0)" office:value-type="float" office:value="0" calcext:value-type="float">
            <text:p>0</text:p>
          </table:table-cell>
          <table:table-cell table:formula="of:=IF([.DG82]&lt;&gt;[.DF82];&quot;X&quot;;&quot;&quot;)">
            <text:p/>
          </table:table-cell>
          <table:table-cell table:number-columns-repeated="108"/>
          <table:table-cell table:formula="of:=IF([.HL82]&lt;&gt;[.HK82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83:.DE83])/COUNT([.A83:.DE83]));0)" office:value-type="float" office:value="0" calcext:value-type="float">
            <text:p>0</text:p>
          </table:table-cell>
          <table:table-cell table:formula="of:=ROUND(([.B83]*[.$B$1]+[.C83]*[.$C$1]+[.D83]*[.$D$1]+[.E83]*[.$E$1]+[.F83]*[.$F$1]+[.G83]*[.$G$1]+[.H83]*[.$H$1]+[.I83]*[.$I$1]+[.J83]*[.$J$1]+[.K83]*[.$K$1]+[.L83]*[.$L$1]+[.M83]*[.$M$1]+[.N83]*[.$N$1]+[.O83]*[.$O$1]+[.P83]*[.$P$1]+[.Q83]*[.$Q$1]+[.R83]*[.$R$1]+[.S83]*[.$S$1]+[.T83]*[.$T$1]+[.U83]*[.$U$1]+[.V83]*[.$V$1]+[.W83]*[.$W$1]+[.X83]*[.$X$1]+[.Y83]*[.$Y$1]+[.Z83]*[.$Z$1]+[.AA83]*[.$AA$1]+[.AB83]*[.$AB$1]+[.AC83]*[.$AC$1]+[.AD83]*[.$AD$1]+[.AE83]*[.$AE$1]+[.AF83]*[.$AF$1]+[.AG83]*[.$AG$1]+[.AH83]*[.$AH$1]+[.AI83]*[.$AI$1]+[.AJ83]*[.$AJ$1]+[.AK83]*[.$AK$1]+[.AL83]*[.$AL$1]+[.AM83]*[.$AM$1]+[.AN83]*[.$AN$1]+[.AO83]*[.$AO$1]+[.AP83]*[.$AP$1]+[.AQ83]*[.$AQ$1]+[.AR83]*[.$AR$1]+[.AS83]*[.$AS$1]+[.AT83]*[.$AT$1]+[.AU83]*[.$AU$1]+[.AV83]*[.$AV$1]+[.AW83]*[.$AW$1]+[.AX83]*[.$AX$1]+[.AY83]*[.$AY$1]+[.AZ83]*[.$AZ$1]+[.BA83]*[.$BA$1]+[.BB83]*[.$BB$1]+[.BC83]*[.$BC$1]+[.BD83]*[.$BD$1]+[.BE83]*[.$BE$1]+[.BF83]*[.$BF$1]+[.BG83]*[.$BG$1]+[.BH83]*[.$BH$1]+[.BI83]*[.$BI$1]+[.BJ83]*[.$BJ$1]+[.BK83]*[.$BK$1]+[.BL83]*[.$BL$1]+[.BM83]*[.$BM$1]+[.BN83]*[.$BN$1]+[.BO83]*[.$BO$1]+[.BP83]*[.$BP$1]+[.BQ83]*[.$BQ$1]+[.BR83]*[.$BR$1]+[.BS83]*[.$BS$1]+[.BT83]*[.$BT$1]+[.BU83]*[.$BU$1]+[.BV83]*[.$BV$1]+[.BW83]*[.$BW$1]+[.BX83]*[.$BX$1]+[.BY83]*[.$BY$1]+[.BZ83]*[.$BZ$1]+[.CA83]*[.$CA$1]+[.CB83]*[.$CB$1]+[.CC83]*[.$CC$1]+[.CD83]*[.$CD$1]+[.CE83]*[.$CE$1]+[.CF83]*[.$CF$1]+[.CG83]*[.$CG$1]+[.CH83]*[.$CH$1]+[.CI83]*[.$CI$1]+[.CJ83]*[.$CJ$1]+[.CK83]*[.$CK$1]+[.CL83]*[.$CL$1]+[.CM83]*[.$CM$1]+[.CN83]*[.$CN$1]+[.CO83]*[.$CO$1]+[.CP83]*[.$CP$1]+[.CQ83]*[.$CQ$1]+[.CR83]*[.$CR$1]+[.CS83]*[.$CS$1]+[.CT83]*[.$CT$1]+[.CU83]*[.$CU$1]+[.CV83]*[.$CV$1]+[.CW83]*[.$CW$1]+[.CX83]*[.$CX$1]+[.CY83]*[.$CY$1]+[.CZ83]*[.$CZ$1]+[.DA83]*[.$DA$1]+[.DB83]*[.$DB$1]+[.DC83]*[.$DC$1]+[.DD83]*[.$DD$1]+[.DE83]*[.$DE$1])/COUNT([.B83:.DE83]);0)" office:value-type="float" office:value="0" calcext:value-type="float">
            <text:p>0</text:p>
          </table:table-cell>
          <table:table-cell table:formula="of:=IF([.DG83]&lt;&gt;[.DF83];&quot;X&quot;;&quot;&quot;)">
            <text:p/>
          </table:table-cell>
          <table:table-cell table:number-columns-repeated="108"/>
          <table:table-cell table:formula="of:=IF([.HL83]&lt;&gt;[.HK83];&quot;X&quot;;&quot;&quot;)">
            <text:p/>
          </table:table-cell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84:.DE84])/COUNT([.A84:.DE84]));0)" office:value-type="float" office:value="0" calcext:value-type="float">
            <text:p>0</text:p>
          </table:table-cell>
          <table:table-cell table:formula="of:=ROUND(([.B84]*[.$B$1]+[.C84]*[.$C$1]+[.D84]*[.$D$1]+[.E84]*[.$E$1]+[.F84]*[.$F$1]+[.G84]*[.$G$1]+[.H84]*[.$H$1]+[.I84]*[.$I$1]+[.J84]*[.$J$1]+[.K84]*[.$K$1]+[.L84]*[.$L$1]+[.M84]*[.$M$1]+[.N84]*[.$N$1]+[.O84]*[.$O$1]+[.P84]*[.$P$1]+[.Q84]*[.$Q$1]+[.R84]*[.$R$1]+[.S84]*[.$S$1]+[.T84]*[.$T$1]+[.U84]*[.$U$1]+[.V84]*[.$V$1]+[.W84]*[.$W$1]+[.X84]*[.$X$1]+[.Y84]*[.$Y$1]+[.Z84]*[.$Z$1]+[.AA84]*[.$AA$1]+[.AB84]*[.$AB$1]+[.AC84]*[.$AC$1]+[.AD84]*[.$AD$1]+[.AE84]*[.$AE$1]+[.AF84]*[.$AF$1]+[.AG84]*[.$AG$1]+[.AH84]*[.$AH$1]+[.AI84]*[.$AI$1]+[.AJ84]*[.$AJ$1]+[.AK84]*[.$AK$1]+[.AL84]*[.$AL$1]+[.AM84]*[.$AM$1]+[.AN84]*[.$AN$1]+[.AO84]*[.$AO$1]+[.AP84]*[.$AP$1]+[.AQ84]*[.$AQ$1]+[.AR84]*[.$AR$1]+[.AS84]*[.$AS$1]+[.AT84]*[.$AT$1]+[.AU84]*[.$AU$1]+[.AV84]*[.$AV$1]+[.AW84]*[.$AW$1]+[.AX84]*[.$AX$1]+[.AY84]*[.$AY$1]+[.AZ84]*[.$AZ$1]+[.BA84]*[.$BA$1]+[.BB84]*[.$BB$1]+[.BC84]*[.$BC$1]+[.BD84]*[.$BD$1]+[.BE84]*[.$BE$1]+[.BF84]*[.$BF$1]+[.BG84]*[.$BG$1]+[.BH84]*[.$BH$1]+[.BI84]*[.$BI$1]+[.BJ84]*[.$BJ$1]+[.BK84]*[.$BK$1]+[.BL84]*[.$BL$1]+[.BM84]*[.$BM$1]+[.BN84]*[.$BN$1]+[.BO84]*[.$BO$1]+[.BP84]*[.$BP$1]+[.BQ84]*[.$BQ$1]+[.BR84]*[.$BR$1]+[.BS84]*[.$BS$1]+[.BT84]*[.$BT$1]+[.BU84]*[.$BU$1]+[.BV84]*[.$BV$1]+[.BW84]*[.$BW$1]+[.BX84]*[.$BX$1]+[.BY84]*[.$BY$1]+[.BZ84]*[.$BZ$1]+[.CA84]*[.$CA$1]+[.CB84]*[.$CB$1]+[.CC84]*[.$CC$1]+[.CD84]*[.$CD$1]+[.CE84]*[.$CE$1]+[.CF84]*[.$CF$1]+[.CG84]*[.$CG$1]+[.CH84]*[.$CH$1]+[.CI84]*[.$CI$1]+[.CJ84]*[.$CJ$1]+[.CK84]*[.$CK$1]+[.CL84]*[.$CL$1]+[.CM84]*[.$CM$1]+[.CN84]*[.$CN$1]+[.CO84]*[.$CO$1]+[.CP84]*[.$CP$1]+[.CQ84]*[.$CQ$1]+[.CR84]*[.$CR$1]+[.CS84]*[.$CS$1]+[.CT84]*[.$CT$1]+[.CU84]*[.$CU$1]+[.CV84]*[.$CV$1]+[.CW84]*[.$CW$1]+[.CX84]*[.$CX$1]+[.CY84]*[.$CY$1]+[.CZ84]*[.$CZ$1]+[.DA84]*[.$DA$1]+[.DB84]*[.$DB$1]+[.DC84]*[.$DC$1]+[.DD84]*[.$DD$1]+[.DE84]*[.$DE$1])/COUNT([.B84:.DE84]);0)" office:value-type="float" office:value="0" calcext:value-type="float">
            <text:p>0</text:p>
          </table:table-cell>
          <table:table-cell table:formula="of:=IF([.DG84]&lt;&gt;[.DF84];&quot;X&quot;;&quot;&quot;)">
            <text:p/>
          </table:table-cell>
          <table:table-cell table:number-columns-repeated="108"/>
          <table:table-cell table:formula="of:=IF([.HL84]&lt;&gt;[.HK84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85:.DE85])/COUNT([.A85:.DE85]));0)" office:value-type="float" office:value="0" calcext:value-type="float">
            <text:p>0</text:p>
          </table:table-cell>
          <table:table-cell table:formula="of:=ROUND(([.B85]*[.$B$1]+[.C85]*[.$C$1]+[.D85]*[.$D$1]+[.E85]*[.$E$1]+[.F85]*[.$F$1]+[.G85]*[.$G$1]+[.H85]*[.$H$1]+[.I85]*[.$I$1]+[.J85]*[.$J$1]+[.K85]*[.$K$1]+[.L85]*[.$L$1]+[.M85]*[.$M$1]+[.N85]*[.$N$1]+[.O85]*[.$O$1]+[.P85]*[.$P$1]+[.Q85]*[.$Q$1]+[.R85]*[.$R$1]+[.S85]*[.$S$1]+[.T85]*[.$T$1]+[.U85]*[.$U$1]+[.V85]*[.$V$1]+[.W85]*[.$W$1]+[.X85]*[.$X$1]+[.Y85]*[.$Y$1]+[.Z85]*[.$Z$1]+[.AA85]*[.$AA$1]+[.AB85]*[.$AB$1]+[.AC85]*[.$AC$1]+[.AD85]*[.$AD$1]+[.AE85]*[.$AE$1]+[.AF85]*[.$AF$1]+[.AG85]*[.$AG$1]+[.AH85]*[.$AH$1]+[.AI85]*[.$AI$1]+[.AJ85]*[.$AJ$1]+[.AK85]*[.$AK$1]+[.AL85]*[.$AL$1]+[.AM85]*[.$AM$1]+[.AN85]*[.$AN$1]+[.AO85]*[.$AO$1]+[.AP85]*[.$AP$1]+[.AQ85]*[.$AQ$1]+[.AR85]*[.$AR$1]+[.AS85]*[.$AS$1]+[.AT85]*[.$AT$1]+[.AU85]*[.$AU$1]+[.AV85]*[.$AV$1]+[.AW85]*[.$AW$1]+[.AX85]*[.$AX$1]+[.AY85]*[.$AY$1]+[.AZ85]*[.$AZ$1]+[.BA85]*[.$BA$1]+[.BB85]*[.$BB$1]+[.BC85]*[.$BC$1]+[.BD85]*[.$BD$1]+[.BE85]*[.$BE$1]+[.BF85]*[.$BF$1]+[.BG85]*[.$BG$1]+[.BH85]*[.$BH$1]+[.BI85]*[.$BI$1]+[.BJ85]*[.$BJ$1]+[.BK85]*[.$BK$1]+[.BL85]*[.$BL$1]+[.BM85]*[.$BM$1]+[.BN85]*[.$BN$1]+[.BO85]*[.$BO$1]+[.BP85]*[.$BP$1]+[.BQ85]*[.$BQ$1]+[.BR85]*[.$BR$1]+[.BS85]*[.$BS$1]+[.BT85]*[.$BT$1]+[.BU85]*[.$BU$1]+[.BV85]*[.$BV$1]+[.BW85]*[.$BW$1]+[.BX85]*[.$BX$1]+[.BY85]*[.$BY$1]+[.BZ85]*[.$BZ$1]+[.CA85]*[.$CA$1]+[.CB85]*[.$CB$1]+[.CC85]*[.$CC$1]+[.CD85]*[.$CD$1]+[.CE85]*[.$CE$1]+[.CF85]*[.$CF$1]+[.CG85]*[.$CG$1]+[.CH85]*[.$CH$1]+[.CI85]*[.$CI$1]+[.CJ85]*[.$CJ$1]+[.CK85]*[.$CK$1]+[.CL85]*[.$CL$1]+[.CM85]*[.$CM$1]+[.CN85]*[.$CN$1]+[.CO85]*[.$CO$1]+[.CP85]*[.$CP$1]+[.CQ85]*[.$CQ$1]+[.CR85]*[.$CR$1]+[.CS85]*[.$CS$1]+[.CT85]*[.$CT$1]+[.CU85]*[.$CU$1]+[.CV85]*[.$CV$1]+[.CW85]*[.$CW$1]+[.CX85]*[.$CX$1]+[.CY85]*[.$CY$1]+[.CZ85]*[.$CZ$1]+[.DA85]*[.$DA$1]+[.DB85]*[.$DB$1]+[.DC85]*[.$DC$1]+[.DD85]*[.$DD$1]+[.DE85]*[.$DE$1])/COUNT([.B85:.DE85]);0)" office:value-type="float" office:value="0" calcext:value-type="float">
            <text:p>0</text:p>
          </table:table-cell>
          <table:table-cell table:formula="of:=IF([.DG85]&lt;&gt;[.DF85];&quot;X&quot;;&quot;&quot;)">
            <text:p/>
          </table:table-cell>
          <table:table-cell table:number-columns-repeated="108"/>
          <table:table-cell table:formula="of:=IF([.HL85]&lt;&gt;[.HK85];&quot;X&quot;;&quot;&quot;)">
            <text:p/>
          </table:table-cell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86:.DE86])/COUNT([.A86:.DE86]));0)" office:value-type="float" office:value="0" calcext:value-type="float">
            <text:p>0</text:p>
          </table:table-cell>
          <table:table-cell table:formula="of:=ROUND(([.B86]*[.$B$1]+[.C86]*[.$C$1]+[.D86]*[.$D$1]+[.E86]*[.$E$1]+[.F86]*[.$F$1]+[.G86]*[.$G$1]+[.H86]*[.$H$1]+[.I86]*[.$I$1]+[.J86]*[.$J$1]+[.K86]*[.$K$1]+[.L86]*[.$L$1]+[.M86]*[.$M$1]+[.N86]*[.$N$1]+[.O86]*[.$O$1]+[.P86]*[.$P$1]+[.Q86]*[.$Q$1]+[.R86]*[.$R$1]+[.S86]*[.$S$1]+[.T86]*[.$T$1]+[.U86]*[.$U$1]+[.V86]*[.$V$1]+[.W86]*[.$W$1]+[.X86]*[.$X$1]+[.Y86]*[.$Y$1]+[.Z86]*[.$Z$1]+[.AA86]*[.$AA$1]+[.AB86]*[.$AB$1]+[.AC86]*[.$AC$1]+[.AD86]*[.$AD$1]+[.AE86]*[.$AE$1]+[.AF86]*[.$AF$1]+[.AG86]*[.$AG$1]+[.AH86]*[.$AH$1]+[.AI86]*[.$AI$1]+[.AJ86]*[.$AJ$1]+[.AK86]*[.$AK$1]+[.AL86]*[.$AL$1]+[.AM86]*[.$AM$1]+[.AN86]*[.$AN$1]+[.AO86]*[.$AO$1]+[.AP86]*[.$AP$1]+[.AQ86]*[.$AQ$1]+[.AR86]*[.$AR$1]+[.AS86]*[.$AS$1]+[.AT86]*[.$AT$1]+[.AU86]*[.$AU$1]+[.AV86]*[.$AV$1]+[.AW86]*[.$AW$1]+[.AX86]*[.$AX$1]+[.AY86]*[.$AY$1]+[.AZ86]*[.$AZ$1]+[.BA86]*[.$BA$1]+[.BB86]*[.$BB$1]+[.BC86]*[.$BC$1]+[.BD86]*[.$BD$1]+[.BE86]*[.$BE$1]+[.BF86]*[.$BF$1]+[.BG86]*[.$BG$1]+[.BH86]*[.$BH$1]+[.BI86]*[.$BI$1]+[.BJ86]*[.$BJ$1]+[.BK86]*[.$BK$1]+[.BL86]*[.$BL$1]+[.BM86]*[.$BM$1]+[.BN86]*[.$BN$1]+[.BO86]*[.$BO$1]+[.BP86]*[.$BP$1]+[.BQ86]*[.$BQ$1]+[.BR86]*[.$BR$1]+[.BS86]*[.$BS$1]+[.BT86]*[.$BT$1]+[.BU86]*[.$BU$1]+[.BV86]*[.$BV$1]+[.BW86]*[.$BW$1]+[.BX86]*[.$BX$1]+[.BY86]*[.$BY$1]+[.BZ86]*[.$BZ$1]+[.CA86]*[.$CA$1]+[.CB86]*[.$CB$1]+[.CC86]*[.$CC$1]+[.CD86]*[.$CD$1]+[.CE86]*[.$CE$1]+[.CF86]*[.$CF$1]+[.CG86]*[.$CG$1]+[.CH86]*[.$CH$1]+[.CI86]*[.$CI$1]+[.CJ86]*[.$CJ$1]+[.CK86]*[.$CK$1]+[.CL86]*[.$CL$1]+[.CM86]*[.$CM$1]+[.CN86]*[.$CN$1]+[.CO86]*[.$CO$1]+[.CP86]*[.$CP$1]+[.CQ86]*[.$CQ$1]+[.CR86]*[.$CR$1]+[.CS86]*[.$CS$1]+[.CT86]*[.$CT$1]+[.CU86]*[.$CU$1]+[.CV86]*[.$CV$1]+[.CW86]*[.$CW$1]+[.CX86]*[.$CX$1]+[.CY86]*[.$CY$1]+[.CZ86]*[.$CZ$1]+[.DA86]*[.$DA$1]+[.DB86]*[.$DB$1]+[.DC86]*[.$DC$1]+[.DD86]*[.$DD$1]+[.DE86]*[.$DE$1])/COUNT([.B86:.DE86]);0)" office:value-type="float" office:value="0" calcext:value-type="float">
            <text:p>0</text:p>
          </table:table-cell>
          <table:table-cell table:formula="of:=IF([.DG86]&lt;&gt;[.DF86];&quot;X&quot;;&quot;&quot;)">
            <text:p/>
          </table:table-cell>
          <table:table-cell table:number-columns-repeated="108"/>
          <table:table-cell table:formula="of:=IF([.HL86]&lt;&gt;[.HK86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87:.DE87])/COUNT([.A87:.DE87]));0)" office:value-type="float" office:value="1" calcext:value-type="float">
            <text:p>1</text:p>
          </table:table-cell>
          <table:table-cell table:formula="of:=ROUND(([.B87]*[.$B$1]+[.C87]*[.$C$1]+[.D87]*[.$D$1]+[.E87]*[.$E$1]+[.F87]*[.$F$1]+[.G87]*[.$G$1]+[.H87]*[.$H$1]+[.I87]*[.$I$1]+[.J87]*[.$J$1]+[.K87]*[.$K$1]+[.L87]*[.$L$1]+[.M87]*[.$M$1]+[.N87]*[.$N$1]+[.O87]*[.$O$1]+[.P87]*[.$P$1]+[.Q87]*[.$Q$1]+[.R87]*[.$R$1]+[.S87]*[.$S$1]+[.T87]*[.$T$1]+[.U87]*[.$U$1]+[.V87]*[.$V$1]+[.W87]*[.$W$1]+[.X87]*[.$X$1]+[.Y87]*[.$Y$1]+[.Z87]*[.$Z$1]+[.AA87]*[.$AA$1]+[.AB87]*[.$AB$1]+[.AC87]*[.$AC$1]+[.AD87]*[.$AD$1]+[.AE87]*[.$AE$1]+[.AF87]*[.$AF$1]+[.AG87]*[.$AG$1]+[.AH87]*[.$AH$1]+[.AI87]*[.$AI$1]+[.AJ87]*[.$AJ$1]+[.AK87]*[.$AK$1]+[.AL87]*[.$AL$1]+[.AM87]*[.$AM$1]+[.AN87]*[.$AN$1]+[.AO87]*[.$AO$1]+[.AP87]*[.$AP$1]+[.AQ87]*[.$AQ$1]+[.AR87]*[.$AR$1]+[.AS87]*[.$AS$1]+[.AT87]*[.$AT$1]+[.AU87]*[.$AU$1]+[.AV87]*[.$AV$1]+[.AW87]*[.$AW$1]+[.AX87]*[.$AX$1]+[.AY87]*[.$AY$1]+[.AZ87]*[.$AZ$1]+[.BA87]*[.$BA$1]+[.BB87]*[.$BB$1]+[.BC87]*[.$BC$1]+[.BD87]*[.$BD$1]+[.BE87]*[.$BE$1]+[.BF87]*[.$BF$1]+[.BG87]*[.$BG$1]+[.BH87]*[.$BH$1]+[.BI87]*[.$BI$1]+[.BJ87]*[.$BJ$1]+[.BK87]*[.$BK$1]+[.BL87]*[.$BL$1]+[.BM87]*[.$BM$1]+[.BN87]*[.$BN$1]+[.BO87]*[.$BO$1]+[.BP87]*[.$BP$1]+[.BQ87]*[.$BQ$1]+[.BR87]*[.$BR$1]+[.BS87]*[.$BS$1]+[.BT87]*[.$BT$1]+[.BU87]*[.$BU$1]+[.BV87]*[.$BV$1]+[.BW87]*[.$BW$1]+[.BX87]*[.$BX$1]+[.BY87]*[.$BY$1]+[.BZ87]*[.$BZ$1]+[.CA87]*[.$CA$1]+[.CB87]*[.$CB$1]+[.CC87]*[.$CC$1]+[.CD87]*[.$CD$1]+[.CE87]*[.$CE$1]+[.CF87]*[.$CF$1]+[.CG87]*[.$CG$1]+[.CH87]*[.$CH$1]+[.CI87]*[.$CI$1]+[.CJ87]*[.$CJ$1]+[.CK87]*[.$CK$1]+[.CL87]*[.$CL$1]+[.CM87]*[.$CM$1]+[.CN87]*[.$CN$1]+[.CO87]*[.$CO$1]+[.CP87]*[.$CP$1]+[.CQ87]*[.$CQ$1]+[.CR87]*[.$CR$1]+[.CS87]*[.$CS$1]+[.CT87]*[.$CT$1]+[.CU87]*[.$CU$1]+[.CV87]*[.$CV$1]+[.CW87]*[.$CW$1]+[.CX87]*[.$CX$1]+[.CY87]*[.$CY$1]+[.CZ87]*[.$CZ$1]+[.DA87]*[.$DA$1]+[.DB87]*[.$DB$1]+[.DC87]*[.$DC$1]+[.DD87]*[.$DD$1]+[.DE87]*[.$DE$1])/COUNT([.B87:.DE87]);0)" office:value-type="float" office:value="1" calcext:value-type="float">
            <text:p>1</text:p>
          </table:table-cell>
          <table:table-cell table:formula="of:=IF([.DG87]&lt;&gt;[.DF87];&quot;X&quot;;&quot;&quot;)">
            <text:p/>
          </table:table-cell>
          <table:table-cell table:number-columns-repeated="108"/>
          <table:table-cell table:formula="of:=IF([.HL87]&lt;&gt;[.HK87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88:.DE88])/COUNT([.A88:.DE88]));0)" office:value-type="float" office:value="1" calcext:value-type="float">
            <text:p>1</text:p>
          </table:table-cell>
          <table:table-cell table:formula="of:=ROUND(([.B88]*[.$B$1]+[.C88]*[.$C$1]+[.D88]*[.$D$1]+[.E88]*[.$E$1]+[.F88]*[.$F$1]+[.G88]*[.$G$1]+[.H88]*[.$H$1]+[.I88]*[.$I$1]+[.J88]*[.$J$1]+[.K88]*[.$K$1]+[.L88]*[.$L$1]+[.M88]*[.$M$1]+[.N88]*[.$N$1]+[.O88]*[.$O$1]+[.P88]*[.$P$1]+[.Q88]*[.$Q$1]+[.R88]*[.$R$1]+[.S88]*[.$S$1]+[.T88]*[.$T$1]+[.U88]*[.$U$1]+[.V88]*[.$V$1]+[.W88]*[.$W$1]+[.X88]*[.$X$1]+[.Y88]*[.$Y$1]+[.Z88]*[.$Z$1]+[.AA88]*[.$AA$1]+[.AB88]*[.$AB$1]+[.AC88]*[.$AC$1]+[.AD88]*[.$AD$1]+[.AE88]*[.$AE$1]+[.AF88]*[.$AF$1]+[.AG88]*[.$AG$1]+[.AH88]*[.$AH$1]+[.AI88]*[.$AI$1]+[.AJ88]*[.$AJ$1]+[.AK88]*[.$AK$1]+[.AL88]*[.$AL$1]+[.AM88]*[.$AM$1]+[.AN88]*[.$AN$1]+[.AO88]*[.$AO$1]+[.AP88]*[.$AP$1]+[.AQ88]*[.$AQ$1]+[.AR88]*[.$AR$1]+[.AS88]*[.$AS$1]+[.AT88]*[.$AT$1]+[.AU88]*[.$AU$1]+[.AV88]*[.$AV$1]+[.AW88]*[.$AW$1]+[.AX88]*[.$AX$1]+[.AY88]*[.$AY$1]+[.AZ88]*[.$AZ$1]+[.BA88]*[.$BA$1]+[.BB88]*[.$BB$1]+[.BC88]*[.$BC$1]+[.BD88]*[.$BD$1]+[.BE88]*[.$BE$1]+[.BF88]*[.$BF$1]+[.BG88]*[.$BG$1]+[.BH88]*[.$BH$1]+[.BI88]*[.$BI$1]+[.BJ88]*[.$BJ$1]+[.BK88]*[.$BK$1]+[.BL88]*[.$BL$1]+[.BM88]*[.$BM$1]+[.BN88]*[.$BN$1]+[.BO88]*[.$BO$1]+[.BP88]*[.$BP$1]+[.BQ88]*[.$BQ$1]+[.BR88]*[.$BR$1]+[.BS88]*[.$BS$1]+[.BT88]*[.$BT$1]+[.BU88]*[.$BU$1]+[.BV88]*[.$BV$1]+[.BW88]*[.$BW$1]+[.BX88]*[.$BX$1]+[.BY88]*[.$BY$1]+[.BZ88]*[.$BZ$1]+[.CA88]*[.$CA$1]+[.CB88]*[.$CB$1]+[.CC88]*[.$CC$1]+[.CD88]*[.$CD$1]+[.CE88]*[.$CE$1]+[.CF88]*[.$CF$1]+[.CG88]*[.$CG$1]+[.CH88]*[.$CH$1]+[.CI88]*[.$CI$1]+[.CJ88]*[.$CJ$1]+[.CK88]*[.$CK$1]+[.CL88]*[.$CL$1]+[.CM88]*[.$CM$1]+[.CN88]*[.$CN$1]+[.CO88]*[.$CO$1]+[.CP88]*[.$CP$1]+[.CQ88]*[.$CQ$1]+[.CR88]*[.$CR$1]+[.CS88]*[.$CS$1]+[.CT88]*[.$CT$1]+[.CU88]*[.$CU$1]+[.CV88]*[.$CV$1]+[.CW88]*[.$CW$1]+[.CX88]*[.$CX$1]+[.CY88]*[.$CY$1]+[.CZ88]*[.$CZ$1]+[.DA88]*[.$DA$1]+[.DB88]*[.$DB$1]+[.DC88]*[.$DC$1]+[.DD88]*[.$DD$1]+[.DE88]*[.$DE$1])/COUNT([.B88:.DE88]);0)" office:value-type="float" office:value="1" calcext:value-type="float">
            <text:p>1</text:p>
          </table:table-cell>
          <table:table-cell table:formula="of:=IF([.DG88]&lt;&gt;[.DF88];&quot;X&quot;;&quot;&quot;)">
            <text:p/>
          </table:table-cell>
          <table:table-cell table:number-columns-repeated="108"/>
          <table:table-cell table:formula="of:=IF([.HL88]&lt;&gt;[.HK88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89:.DE89])/COUNT([.A89:.DE89]));0)" office:value-type="float" office:value="1" calcext:value-type="float">
            <text:p>1</text:p>
          </table:table-cell>
          <table:table-cell table:formula="of:=ROUND(([.B89]*[.$B$1]+[.C89]*[.$C$1]+[.D89]*[.$D$1]+[.E89]*[.$E$1]+[.F89]*[.$F$1]+[.G89]*[.$G$1]+[.H89]*[.$H$1]+[.I89]*[.$I$1]+[.J89]*[.$J$1]+[.K89]*[.$K$1]+[.L89]*[.$L$1]+[.M89]*[.$M$1]+[.N89]*[.$N$1]+[.O89]*[.$O$1]+[.P89]*[.$P$1]+[.Q89]*[.$Q$1]+[.R89]*[.$R$1]+[.S89]*[.$S$1]+[.T89]*[.$T$1]+[.U89]*[.$U$1]+[.V89]*[.$V$1]+[.W89]*[.$W$1]+[.X89]*[.$X$1]+[.Y89]*[.$Y$1]+[.Z89]*[.$Z$1]+[.AA89]*[.$AA$1]+[.AB89]*[.$AB$1]+[.AC89]*[.$AC$1]+[.AD89]*[.$AD$1]+[.AE89]*[.$AE$1]+[.AF89]*[.$AF$1]+[.AG89]*[.$AG$1]+[.AH89]*[.$AH$1]+[.AI89]*[.$AI$1]+[.AJ89]*[.$AJ$1]+[.AK89]*[.$AK$1]+[.AL89]*[.$AL$1]+[.AM89]*[.$AM$1]+[.AN89]*[.$AN$1]+[.AO89]*[.$AO$1]+[.AP89]*[.$AP$1]+[.AQ89]*[.$AQ$1]+[.AR89]*[.$AR$1]+[.AS89]*[.$AS$1]+[.AT89]*[.$AT$1]+[.AU89]*[.$AU$1]+[.AV89]*[.$AV$1]+[.AW89]*[.$AW$1]+[.AX89]*[.$AX$1]+[.AY89]*[.$AY$1]+[.AZ89]*[.$AZ$1]+[.BA89]*[.$BA$1]+[.BB89]*[.$BB$1]+[.BC89]*[.$BC$1]+[.BD89]*[.$BD$1]+[.BE89]*[.$BE$1]+[.BF89]*[.$BF$1]+[.BG89]*[.$BG$1]+[.BH89]*[.$BH$1]+[.BI89]*[.$BI$1]+[.BJ89]*[.$BJ$1]+[.BK89]*[.$BK$1]+[.BL89]*[.$BL$1]+[.BM89]*[.$BM$1]+[.BN89]*[.$BN$1]+[.BO89]*[.$BO$1]+[.BP89]*[.$BP$1]+[.BQ89]*[.$BQ$1]+[.BR89]*[.$BR$1]+[.BS89]*[.$BS$1]+[.BT89]*[.$BT$1]+[.BU89]*[.$BU$1]+[.BV89]*[.$BV$1]+[.BW89]*[.$BW$1]+[.BX89]*[.$BX$1]+[.BY89]*[.$BY$1]+[.BZ89]*[.$BZ$1]+[.CA89]*[.$CA$1]+[.CB89]*[.$CB$1]+[.CC89]*[.$CC$1]+[.CD89]*[.$CD$1]+[.CE89]*[.$CE$1]+[.CF89]*[.$CF$1]+[.CG89]*[.$CG$1]+[.CH89]*[.$CH$1]+[.CI89]*[.$CI$1]+[.CJ89]*[.$CJ$1]+[.CK89]*[.$CK$1]+[.CL89]*[.$CL$1]+[.CM89]*[.$CM$1]+[.CN89]*[.$CN$1]+[.CO89]*[.$CO$1]+[.CP89]*[.$CP$1]+[.CQ89]*[.$CQ$1]+[.CR89]*[.$CR$1]+[.CS89]*[.$CS$1]+[.CT89]*[.$CT$1]+[.CU89]*[.$CU$1]+[.CV89]*[.$CV$1]+[.CW89]*[.$CW$1]+[.CX89]*[.$CX$1]+[.CY89]*[.$CY$1]+[.CZ89]*[.$CZ$1]+[.DA89]*[.$DA$1]+[.DB89]*[.$DB$1]+[.DC89]*[.$DC$1]+[.DD89]*[.$DD$1]+[.DE89]*[.$DE$1])/COUNT([.B89:.DE89]);0)" office:value-type="float" office:value="1" calcext:value-type="float">
            <text:p>1</text:p>
          </table:table-cell>
          <table:table-cell table:formula="of:=IF([.DG89]&lt;&gt;[.DF89];&quot;X&quot;;&quot;&quot;)">
            <text:p/>
          </table:table-cell>
          <table:table-cell table:number-columns-repeated="108"/>
          <table:table-cell table:formula="of:=IF([.HL89]&lt;&gt;[.HK89];&quot;X&quot;;&quot;&quot;)">
            <text:p/>
          </table:table-cell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90:.DE90])/COUNT([.A90:.DE90]));0)" office:value-type="float" office:value="0" calcext:value-type="float">
            <text:p>0</text:p>
          </table:table-cell>
          <table:table-cell table:formula="of:=ROUND(([.B90]*[.$B$1]+[.C90]*[.$C$1]+[.D90]*[.$D$1]+[.E90]*[.$E$1]+[.F90]*[.$F$1]+[.G90]*[.$G$1]+[.H90]*[.$H$1]+[.I90]*[.$I$1]+[.J90]*[.$J$1]+[.K90]*[.$K$1]+[.L90]*[.$L$1]+[.M90]*[.$M$1]+[.N90]*[.$N$1]+[.O90]*[.$O$1]+[.P90]*[.$P$1]+[.Q90]*[.$Q$1]+[.R90]*[.$R$1]+[.S90]*[.$S$1]+[.T90]*[.$T$1]+[.U90]*[.$U$1]+[.V90]*[.$V$1]+[.W90]*[.$W$1]+[.X90]*[.$X$1]+[.Y90]*[.$Y$1]+[.Z90]*[.$Z$1]+[.AA90]*[.$AA$1]+[.AB90]*[.$AB$1]+[.AC90]*[.$AC$1]+[.AD90]*[.$AD$1]+[.AE90]*[.$AE$1]+[.AF90]*[.$AF$1]+[.AG90]*[.$AG$1]+[.AH90]*[.$AH$1]+[.AI90]*[.$AI$1]+[.AJ90]*[.$AJ$1]+[.AK90]*[.$AK$1]+[.AL90]*[.$AL$1]+[.AM90]*[.$AM$1]+[.AN90]*[.$AN$1]+[.AO90]*[.$AO$1]+[.AP90]*[.$AP$1]+[.AQ90]*[.$AQ$1]+[.AR90]*[.$AR$1]+[.AS90]*[.$AS$1]+[.AT90]*[.$AT$1]+[.AU90]*[.$AU$1]+[.AV90]*[.$AV$1]+[.AW90]*[.$AW$1]+[.AX90]*[.$AX$1]+[.AY90]*[.$AY$1]+[.AZ90]*[.$AZ$1]+[.BA90]*[.$BA$1]+[.BB90]*[.$BB$1]+[.BC90]*[.$BC$1]+[.BD90]*[.$BD$1]+[.BE90]*[.$BE$1]+[.BF90]*[.$BF$1]+[.BG90]*[.$BG$1]+[.BH90]*[.$BH$1]+[.BI90]*[.$BI$1]+[.BJ90]*[.$BJ$1]+[.BK90]*[.$BK$1]+[.BL90]*[.$BL$1]+[.BM90]*[.$BM$1]+[.BN90]*[.$BN$1]+[.BO90]*[.$BO$1]+[.BP90]*[.$BP$1]+[.BQ90]*[.$BQ$1]+[.BR90]*[.$BR$1]+[.BS90]*[.$BS$1]+[.BT90]*[.$BT$1]+[.BU90]*[.$BU$1]+[.BV90]*[.$BV$1]+[.BW90]*[.$BW$1]+[.BX90]*[.$BX$1]+[.BY90]*[.$BY$1]+[.BZ90]*[.$BZ$1]+[.CA90]*[.$CA$1]+[.CB90]*[.$CB$1]+[.CC90]*[.$CC$1]+[.CD90]*[.$CD$1]+[.CE90]*[.$CE$1]+[.CF90]*[.$CF$1]+[.CG90]*[.$CG$1]+[.CH90]*[.$CH$1]+[.CI90]*[.$CI$1]+[.CJ90]*[.$CJ$1]+[.CK90]*[.$CK$1]+[.CL90]*[.$CL$1]+[.CM90]*[.$CM$1]+[.CN90]*[.$CN$1]+[.CO90]*[.$CO$1]+[.CP90]*[.$CP$1]+[.CQ90]*[.$CQ$1]+[.CR90]*[.$CR$1]+[.CS90]*[.$CS$1]+[.CT90]*[.$CT$1]+[.CU90]*[.$CU$1]+[.CV90]*[.$CV$1]+[.CW90]*[.$CW$1]+[.CX90]*[.$CX$1]+[.CY90]*[.$CY$1]+[.CZ90]*[.$CZ$1]+[.DA90]*[.$DA$1]+[.DB90]*[.$DB$1]+[.DC90]*[.$DC$1]+[.DD90]*[.$DD$1]+[.DE90]*[.$DE$1])/COUNT([.B90:.DE90]);0)" office:value-type="float" office:value="0" calcext:value-type="float">
            <text:p>0</text:p>
          </table:table-cell>
          <table:table-cell table:formula="of:=IF([.DG90]&lt;&gt;[.DF9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91:.DE91])/COUNT([.A91:.DE91]));0)" office:value-type="float" office:value="0" calcext:value-type="float">
            <text:p>0</text:p>
          </table:table-cell>
          <table:table-cell table:formula="of:=ROUND(([.B91]*[.$B$1]+[.C91]*[.$C$1]+[.D91]*[.$D$1]+[.E91]*[.$E$1]+[.F91]*[.$F$1]+[.G91]*[.$G$1]+[.H91]*[.$H$1]+[.I91]*[.$I$1]+[.J91]*[.$J$1]+[.K91]*[.$K$1]+[.L91]*[.$L$1]+[.M91]*[.$M$1]+[.N91]*[.$N$1]+[.O91]*[.$O$1]+[.P91]*[.$P$1]+[.Q91]*[.$Q$1]+[.R91]*[.$R$1]+[.S91]*[.$S$1]+[.T91]*[.$T$1]+[.U91]*[.$U$1]+[.V91]*[.$V$1]+[.W91]*[.$W$1]+[.X91]*[.$X$1]+[.Y91]*[.$Y$1]+[.Z91]*[.$Z$1]+[.AA91]*[.$AA$1]+[.AB91]*[.$AB$1]+[.AC91]*[.$AC$1]+[.AD91]*[.$AD$1]+[.AE91]*[.$AE$1]+[.AF91]*[.$AF$1]+[.AG91]*[.$AG$1]+[.AH91]*[.$AH$1]+[.AI91]*[.$AI$1]+[.AJ91]*[.$AJ$1]+[.AK91]*[.$AK$1]+[.AL91]*[.$AL$1]+[.AM91]*[.$AM$1]+[.AN91]*[.$AN$1]+[.AO91]*[.$AO$1]+[.AP91]*[.$AP$1]+[.AQ91]*[.$AQ$1]+[.AR91]*[.$AR$1]+[.AS91]*[.$AS$1]+[.AT91]*[.$AT$1]+[.AU91]*[.$AU$1]+[.AV91]*[.$AV$1]+[.AW91]*[.$AW$1]+[.AX91]*[.$AX$1]+[.AY91]*[.$AY$1]+[.AZ91]*[.$AZ$1]+[.BA91]*[.$BA$1]+[.BB91]*[.$BB$1]+[.BC91]*[.$BC$1]+[.BD91]*[.$BD$1]+[.BE91]*[.$BE$1]+[.BF91]*[.$BF$1]+[.BG91]*[.$BG$1]+[.BH91]*[.$BH$1]+[.BI91]*[.$BI$1]+[.BJ91]*[.$BJ$1]+[.BK91]*[.$BK$1]+[.BL91]*[.$BL$1]+[.BM91]*[.$BM$1]+[.BN91]*[.$BN$1]+[.BO91]*[.$BO$1]+[.BP91]*[.$BP$1]+[.BQ91]*[.$BQ$1]+[.BR91]*[.$BR$1]+[.BS91]*[.$BS$1]+[.BT91]*[.$BT$1]+[.BU91]*[.$BU$1]+[.BV91]*[.$BV$1]+[.BW91]*[.$BW$1]+[.BX91]*[.$BX$1]+[.BY91]*[.$BY$1]+[.BZ91]*[.$BZ$1]+[.CA91]*[.$CA$1]+[.CB91]*[.$CB$1]+[.CC91]*[.$CC$1]+[.CD91]*[.$CD$1]+[.CE91]*[.$CE$1]+[.CF91]*[.$CF$1]+[.CG91]*[.$CG$1]+[.CH91]*[.$CH$1]+[.CI91]*[.$CI$1]+[.CJ91]*[.$CJ$1]+[.CK91]*[.$CK$1]+[.CL91]*[.$CL$1]+[.CM91]*[.$CM$1]+[.CN91]*[.$CN$1]+[.CO91]*[.$CO$1]+[.CP91]*[.$CP$1]+[.CQ91]*[.$CQ$1]+[.CR91]*[.$CR$1]+[.CS91]*[.$CS$1]+[.CT91]*[.$CT$1]+[.CU91]*[.$CU$1]+[.CV91]*[.$CV$1]+[.CW91]*[.$CW$1]+[.CX91]*[.$CX$1]+[.CY91]*[.$CY$1]+[.CZ91]*[.$CZ$1]+[.DA91]*[.$DA$1]+[.DB91]*[.$DB$1]+[.DC91]*[.$DC$1]+[.DD91]*[.$DD$1]+[.DE91]*[.$DE$1])/COUNT([.B91:.DE91]);0)" office:value-type="float" office:value="0" calcext:value-type="float">
            <text:p>0</text:p>
          </table:table-cell>
          <table:table-cell table:formula="of:=IF([.DG91]&lt;&gt;[.DF9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92:.DE92])/COUNT([.A92:.DE92]));0)" office:value-type="float" office:value="0" calcext:value-type="float">
            <text:p>0</text:p>
          </table:table-cell>
          <table:table-cell table:formula="of:=ROUND(([.B92]*[.$B$1]+[.C92]*[.$C$1]+[.D92]*[.$D$1]+[.E92]*[.$E$1]+[.F92]*[.$F$1]+[.G92]*[.$G$1]+[.H92]*[.$H$1]+[.I92]*[.$I$1]+[.J92]*[.$J$1]+[.K92]*[.$K$1]+[.L92]*[.$L$1]+[.M92]*[.$M$1]+[.N92]*[.$N$1]+[.O92]*[.$O$1]+[.P92]*[.$P$1]+[.Q92]*[.$Q$1]+[.R92]*[.$R$1]+[.S92]*[.$S$1]+[.T92]*[.$T$1]+[.U92]*[.$U$1]+[.V92]*[.$V$1]+[.W92]*[.$W$1]+[.X92]*[.$X$1]+[.Y92]*[.$Y$1]+[.Z92]*[.$Z$1]+[.AA92]*[.$AA$1]+[.AB92]*[.$AB$1]+[.AC92]*[.$AC$1]+[.AD92]*[.$AD$1]+[.AE92]*[.$AE$1]+[.AF92]*[.$AF$1]+[.AG92]*[.$AG$1]+[.AH92]*[.$AH$1]+[.AI92]*[.$AI$1]+[.AJ92]*[.$AJ$1]+[.AK92]*[.$AK$1]+[.AL92]*[.$AL$1]+[.AM92]*[.$AM$1]+[.AN92]*[.$AN$1]+[.AO92]*[.$AO$1]+[.AP92]*[.$AP$1]+[.AQ92]*[.$AQ$1]+[.AR92]*[.$AR$1]+[.AS92]*[.$AS$1]+[.AT92]*[.$AT$1]+[.AU92]*[.$AU$1]+[.AV92]*[.$AV$1]+[.AW92]*[.$AW$1]+[.AX92]*[.$AX$1]+[.AY92]*[.$AY$1]+[.AZ92]*[.$AZ$1]+[.BA92]*[.$BA$1]+[.BB92]*[.$BB$1]+[.BC92]*[.$BC$1]+[.BD92]*[.$BD$1]+[.BE92]*[.$BE$1]+[.BF92]*[.$BF$1]+[.BG92]*[.$BG$1]+[.BH92]*[.$BH$1]+[.BI92]*[.$BI$1]+[.BJ92]*[.$BJ$1]+[.BK92]*[.$BK$1]+[.BL92]*[.$BL$1]+[.BM92]*[.$BM$1]+[.BN92]*[.$BN$1]+[.BO92]*[.$BO$1]+[.BP92]*[.$BP$1]+[.BQ92]*[.$BQ$1]+[.BR92]*[.$BR$1]+[.BS92]*[.$BS$1]+[.BT92]*[.$BT$1]+[.BU92]*[.$BU$1]+[.BV92]*[.$BV$1]+[.BW92]*[.$BW$1]+[.BX92]*[.$BX$1]+[.BY92]*[.$BY$1]+[.BZ92]*[.$BZ$1]+[.CA92]*[.$CA$1]+[.CB92]*[.$CB$1]+[.CC92]*[.$CC$1]+[.CD92]*[.$CD$1]+[.CE92]*[.$CE$1]+[.CF92]*[.$CF$1]+[.CG92]*[.$CG$1]+[.CH92]*[.$CH$1]+[.CI92]*[.$CI$1]+[.CJ92]*[.$CJ$1]+[.CK92]*[.$CK$1]+[.CL92]*[.$CL$1]+[.CM92]*[.$CM$1]+[.CN92]*[.$CN$1]+[.CO92]*[.$CO$1]+[.CP92]*[.$CP$1]+[.CQ92]*[.$CQ$1]+[.CR92]*[.$CR$1]+[.CS92]*[.$CS$1]+[.CT92]*[.$CT$1]+[.CU92]*[.$CU$1]+[.CV92]*[.$CV$1]+[.CW92]*[.$CW$1]+[.CX92]*[.$CX$1]+[.CY92]*[.$CY$1]+[.CZ92]*[.$CZ$1]+[.DA92]*[.$DA$1]+[.DB92]*[.$DB$1]+[.DC92]*[.$DC$1]+[.DD92]*[.$DD$1]+[.DE92]*[.$DE$1])/COUNT([.B92:.DE92]);0)" office:value-type="float" office:value="0" calcext:value-type="float">
            <text:p>0</text:p>
          </table:table-cell>
          <table:table-cell table:formula="of:=IF([.DG92]&lt;&gt;[.DF9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93:.DE93])/COUNT([.A93:.DE93]));0)" office:value-type="float" office:value="0" calcext:value-type="float">
            <text:p>0</text:p>
          </table:table-cell>
          <table:table-cell table:formula="of:=ROUND(([.B93]*[.$B$1]+[.C93]*[.$C$1]+[.D93]*[.$D$1]+[.E93]*[.$E$1]+[.F93]*[.$F$1]+[.G93]*[.$G$1]+[.H93]*[.$H$1]+[.I93]*[.$I$1]+[.J93]*[.$J$1]+[.K93]*[.$K$1]+[.L93]*[.$L$1]+[.M93]*[.$M$1]+[.N93]*[.$N$1]+[.O93]*[.$O$1]+[.P93]*[.$P$1]+[.Q93]*[.$Q$1]+[.R93]*[.$R$1]+[.S93]*[.$S$1]+[.T93]*[.$T$1]+[.U93]*[.$U$1]+[.V93]*[.$V$1]+[.W93]*[.$W$1]+[.X93]*[.$X$1]+[.Y93]*[.$Y$1]+[.Z93]*[.$Z$1]+[.AA93]*[.$AA$1]+[.AB93]*[.$AB$1]+[.AC93]*[.$AC$1]+[.AD93]*[.$AD$1]+[.AE93]*[.$AE$1]+[.AF93]*[.$AF$1]+[.AG93]*[.$AG$1]+[.AH93]*[.$AH$1]+[.AI93]*[.$AI$1]+[.AJ93]*[.$AJ$1]+[.AK93]*[.$AK$1]+[.AL93]*[.$AL$1]+[.AM93]*[.$AM$1]+[.AN93]*[.$AN$1]+[.AO93]*[.$AO$1]+[.AP93]*[.$AP$1]+[.AQ93]*[.$AQ$1]+[.AR93]*[.$AR$1]+[.AS93]*[.$AS$1]+[.AT93]*[.$AT$1]+[.AU93]*[.$AU$1]+[.AV93]*[.$AV$1]+[.AW93]*[.$AW$1]+[.AX93]*[.$AX$1]+[.AY93]*[.$AY$1]+[.AZ93]*[.$AZ$1]+[.BA93]*[.$BA$1]+[.BB93]*[.$BB$1]+[.BC93]*[.$BC$1]+[.BD93]*[.$BD$1]+[.BE93]*[.$BE$1]+[.BF93]*[.$BF$1]+[.BG93]*[.$BG$1]+[.BH93]*[.$BH$1]+[.BI93]*[.$BI$1]+[.BJ93]*[.$BJ$1]+[.BK93]*[.$BK$1]+[.BL93]*[.$BL$1]+[.BM93]*[.$BM$1]+[.BN93]*[.$BN$1]+[.BO93]*[.$BO$1]+[.BP93]*[.$BP$1]+[.BQ93]*[.$BQ$1]+[.BR93]*[.$BR$1]+[.BS93]*[.$BS$1]+[.BT93]*[.$BT$1]+[.BU93]*[.$BU$1]+[.BV93]*[.$BV$1]+[.BW93]*[.$BW$1]+[.BX93]*[.$BX$1]+[.BY93]*[.$BY$1]+[.BZ93]*[.$BZ$1]+[.CA93]*[.$CA$1]+[.CB93]*[.$CB$1]+[.CC93]*[.$CC$1]+[.CD93]*[.$CD$1]+[.CE93]*[.$CE$1]+[.CF93]*[.$CF$1]+[.CG93]*[.$CG$1]+[.CH93]*[.$CH$1]+[.CI93]*[.$CI$1]+[.CJ93]*[.$CJ$1]+[.CK93]*[.$CK$1]+[.CL93]*[.$CL$1]+[.CM93]*[.$CM$1]+[.CN93]*[.$CN$1]+[.CO93]*[.$CO$1]+[.CP93]*[.$CP$1]+[.CQ93]*[.$CQ$1]+[.CR93]*[.$CR$1]+[.CS93]*[.$CS$1]+[.CT93]*[.$CT$1]+[.CU93]*[.$CU$1]+[.CV93]*[.$CV$1]+[.CW93]*[.$CW$1]+[.CX93]*[.$CX$1]+[.CY93]*[.$CY$1]+[.CZ93]*[.$CZ$1]+[.DA93]*[.$DA$1]+[.DB93]*[.$DB$1]+[.DC93]*[.$DC$1]+[.DD93]*[.$DD$1]+[.DE93]*[.$DE$1])/COUNT([.B93:.DE93]);0)" office:value-type="float" office:value="0" calcext:value-type="float">
            <text:p>0</text:p>
          </table:table-cell>
          <table:table-cell table:formula="of:=IF([.DG93]&lt;&gt;[.DF9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94:.DE94])/COUNT([.A94:.DE94]));0)" office:value-type="float" office:value="1" calcext:value-type="float">
            <text:p>1</text:p>
          </table:table-cell>
          <table:table-cell table:formula="of:=ROUND(([.B94]*[.$B$1]+[.C94]*[.$C$1]+[.D94]*[.$D$1]+[.E94]*[.$E$1]+[.F94]*[.$F$1]+[.G94]*[.$G$1]+[.H94]*[.$H$1]+[.I94]*[.$I$1]+[.J94]*[.$J$1]+[.K94]*[.$K$1]+[.L94]*[.$L$1]+[.M94]*[.$M$1]+[.N94]*[.$N$1]+[.O94]*[.$O$1]+[.P94]*[.$P$1]+[.Q94]*[.$Q$1]+[.R94]*[.$R$1]+[.S94]*[.$S$1]+[.T94]*[.$T$1]+[.U94]*[.$U$1]+[.V94]*[.$V$1]+[.W94]*[.$W$1]+[.X94]*[.$X$1]+[.Y94]*[.$Y$1]+[.Z94]*[.$Z$1]+[.AA94]*[.$AA$1]+[.AB94]*[.$AB$1]+[.AC94]*[.$AC$1]+[.AD94]*[.$AD$1]+[.AE94]*[.$AE$1]+[.AF94]*[.$AF$1]+[.AG94]*[.$AG$1]+[.AH94]*[.$AH$1]+[.AI94]*[.$AI$1]+[.AJ94]*[.$AJ$1]+[.AK94]*[.$AK$1]+[.AL94]*[.$AL$1]+[.AM94]*[.$AM$1]+[.AN94]*[.$AN$1]+[.AO94]*[.$AO$1]+[.AP94]*[.$AP$1]+[.AQ94]*[.$AQ$1]+[.AR94]*[.$AR$1]+[.AS94]*[.$AS$1]+[.AT94]*[.$AT$1]+[.AU94]*[.$AU$1]+[.AV94]*[.$AV$1]+[.AW94]*[.$AW$1]+[.AX94]*[.$AX$1]+[.AY94]*[.$AY$1]+[.AZ94]*[.$AZ$1]+[.BA94]*[.$BA$1]+[.BB94]*[.$BB$1]+[.BC94]*[.$BC$1]+[.BD94]*[.$BD$1]+[.BE94]*[.$BE$1]+[.BF94]*[.$BF$1]+[.BG94]*[.$BG$1]+[.BH94]*[.$BH$1]+[.BI94]*[.$BI$1]+[.BJ94]*[.$BJ$1]+[.BK94]*[.$BK$1]+[.BL94]*[.$BL$1]+[.BM94]*[.$BM$1]+[.BN94]*[.$BN$1]+[.BO94]*[.$BO$1]+[.BP94]*[.$BP$1]+[.BQ94]*[.$BQ$1]+[.BR94]*[.$BR$1]+[.BS94]*[.$BS$1]+[.BT94]*[.$BT$1]+[.BU94]*[.$BU$1]+[.BV94]*[.$BV$1]+[.BW94]*[.$BW$1]+[.BX94]*[.$BX$1]+[.BY94]*[.$BY$1]+[.BZ94]*[.$BZ$1]+[.CA94]*[.$CA$1]+[.CB94]*[.$CB$1]+[.CC94]*[.$CC$1]+[.CD94]*[.$CD$1]+[.CE94]*[.$CE$1]+[.CF94]*[.$CF$1]+[.CG94]*[.$CG$1]+[.CH94]*[.$CH$1]+[.CI94]*[.$CI$1]+[.CJ94]*[.$CJ$1]+[.CK94]*[.$CK$1]+[.CL94]*[.$CL$1]+[.CM94]*[.$CM$1]+[.CN94]*[.$CN$1]+[.CO94]*[.$CO$1]+[.CP94]*[.$CP$1]+[.CQ94]*[.$CQ$1]+[.CR94]*[.$CR$1]+[.CS94]*[.$CS$1]+[.CT94]*[.$CT$1]+[.CU94]*[.$CU$1]+[.CV94]*[.$CV$1]+[.CW94]*[.$CW$1]+[.CX94]*[.$CX$1]+[.CY94]*[.$CY$1]+[.CZ94]*[.$CZ$1]+[.DA94]*[.$DA$1]+[.DB94]*[.$DB$1]+[.DC94]*[.$DC$1]+[.DD94]*[.$DD$1]+[.DE94]*[.$DE$1])/COUNT([.B94:.DE94]);0)" office:value-type="float" office:value="1" calcext:value-type="float">
            <text:p>1</text:p>
          </table:table-cell>
          <table:table-cell table:formula="of:=IF([.DG94]&lt;&gt;[.DF9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95:.DE95])/COUNT([.A95:.DE95]));0)" office:value-type="float" office:value="1" calcext:value-type="float">
            <text:p>1</text:p>
          </table:table-cell>
          <table:table-cell table:formula="of:=ROUND(([.B95]*[.$B$1]+[.C95]*[.$C$1]+[.D95]*[.$D$1]+[.E95]*[.$E$1]+[.F95]*[.$F$1]+[.G95]*[.$G$1]+[.H95]*[.$H$1]+[.I95]*[.$I$1]+[.J95]*[.$J$1]+[.K95]*[.$K$1]+[.L95]*[.$L$1]+[.M95]*[.$M$1]+[.N95]*[.$N$1]+[.O95]*[.$O$1]+[.P95]*[.$P$1]+[.Q95]*[.$Q$1]+[.R95]*[.$R$1]+[.S95]*[.$S$1]+[.T95]*[.$T$1]+[.U95]*[.$U$1]+[.V95]*[.$V$1]+[.W95]*[.$W$1]+[.X95]*[.$X$1]+[.Y95]*[.$Y$1]+[.Z95]*[.$Z$1]+[.AA95]*[.$AA$1]+[.AB95]*[.$AB$1]+[.AC95]*[.$AC$1]+[.AD95]*[.$AD$1]+[.AE95]*[.$AE$1]+[.AF95]*[.$AF$1]+[.AG95]*[.$AG$1]+[.AH95]*[.$AH$1]+[.AI95]*[.$AI$1]+[.AJ95]*[.$AJ$1]+[.AK95]*[.$AK$1]+[.AL95]*[.$AL$1]+[.AM95]*[.$AM$1]+[.AN95]*[.$AN$1]+[.AO95]*[.$AO$1]+[.AP95]*[.$AP$1]+[.AQ95]*[.$AQ$1]+[.AR95]*[.$AR$1]+[.AS95]*[.$AS$1]+[.AT95]*[.$AT$1]+[.AU95]*[.$AU$1]+[.AV95]*[.$AV$1]+[.AW95]*[.$AW$1]+[.AX95]*[.$AX$1]+[.AY95]*[.$AY$1]+[.AZ95]*[.$AZ$1]+[.BA95]*[.$BA$1]+[.BB95]*[.$BB$1]+[.BC95]*[.$BC$1]+[.BD95]*[.$BD$1]+[.BE95]*[.$BE$1]+[.BF95]*[.$BF$1]+[.BG95]*[.$BG$1]+[.BH95]*[.$BH$1]+[.BI95]*[.$BI$1]+[.BJ95]*[.$BJ$1]+[.BK95]*[.$BK$1]+[.BL95]*[.$BL$1]+[.BM95]*[.$BM$1]+[.BN95]*[.$BN$1]+[.BO95]*[.$BO$1]+[.BP95]*[.$BP$1]+[.BQ95]*[.$BQ$1]+[.BR95]*[.$BR$1]+[.BS95]*[.$BS$1]+[.BT95]*[.$BT$1]+[.BU95]*[.$BU$1]+[.BV95]*[.$BV$1]+[.BW95]*[.$BW$1]+[.BX95]*[.$BX$1]+[.BY95]*[.$BY$1]+[.BZ95]*[.$BZ$1]+[.CA95]*[.$CA$1]+[.CB95]*[.$CB$1]+[.CC95]*[.$CC$1]+[.CD95]*[.$CD$1]+[.CE95]*[.$CE$1]+[.CF95]*[.$CF$1]+[.CG95]*[.$CG$1]+[.CH95]*[.$CH$1]+[.CI95]*[.$CI$1]+[.CJ95]*[.$CJ$1]+[.CK95]*[.$CK$1]+[.CL95]*[.$CL$1]+[.CM95]*[.$CM$1]+[.CN95]*[.$CN$1]+[.CO95]*[.$CO$1]+[.CP95]*[.$CP$1]+[.CQ95]*[.$CQ$1]+[.CR95]*[.$CR$1]+[.CS95]*[.$CS$1]+[.CT95]*[.$CT$1]+[.CU95]*[.$CU$1]+[.CV95]*[.$CV$1]+[.CW95]*[.$CW$1]+[.CX95]*[.$CX$1]+[.CY95]*[.$CY$1]+[.CZ95]*[.$CZ$1]+[.DA95]*[.$DA$1]+[.DB95]*[.$DB$1]+[.DC95]*[.$DC$1]+[.DD95]*[.$DD$1]+[.DE95]*[.$DE$1])/COUNT([.B95:.DE95]);0)" office:value-type="float" office:value="1" calcext:value-type="float">
            <text:p>1</text:p>
          </table:table-cell>
          <table:table-cell table:formula="of:=IF([.DG95]&lt;&gt;[.DF9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96:.DE96])/COUNT([.A96:.DE96]));0)" office:value-type="float" office:value="0" calcext:value-type="float">
            <text:p>0</text:p>
          </table:table-cell>
          <table:table-cell table:formula="of:=ROUND(([.B96]*[.$B$1]+[.C96]*[.$C$1]+[.D96]*[.$D$1]+[.E96]*[.$E$1]+[.F96]*[.$F$1]+[.G96]*[.$G$1]+[.H96]*[.$H$1]+[.I96]*[.$I$1]+[.J96]*[.$J$1]+[.K96]*[.$K$1]+[.L96]*[.$L$1]+[.M96]*[.$M$1]+[.N96]*[.$N$1]+[.O96]*[.$O$1]+[.P96]*[.$P$1]+[.Q96]*[.$Q$1]+[.R96]*[.$R$1]+[.S96]*[.$S$1]+[.T96]*[.$T$1]+[.U96]*[.$U$1]+[.V96]*[.$V$1]+[.W96]*[.$W$1]+[.X96]*[.$X$1]+[.Y96]*[.$Y$1]+[.Z96]*[.$Z$1]+[.AA96]*[.$AA$1]+[.AB96]*[.$AB$1]+[.AC96]*[.$AC$1]+[.AD96]*[.$AD$1]+[.AE96]*[.$AE$1]+[.AF96]*[.$AF$1]+[.AG96]*[.$AG$1]+[.AH96]*[.$AH$1]+[.AI96]*[.$AI$1]+[.AJ96]*[.$AJ$1]+[.AK96]*[.$AK$1]+[.AL96]*[.$AL$1]+[.AM96]*[.$AM$1]+[.AN96]*[.$AN$1]+[.AO96]*[.$AO$1]+[.AP96]*[.$AP$1]+[.AQ96]*[.$AQ$1]+[.AR96]*[.$AR$1]+[.AS96]*[.$AS$1]+[.AT96]*[.$AT$1]+[.AU96]*[.$AU$1]+[.AV96]*[.$AV$1]+[.AW96]*[.$AW$1]+[.AX96]*[.$AX$1]+[.AY96]*[.$AY$1]+[.AZ96]*[.$AZ$1]+[.BA96]*[.$BA$1]+[.BB96]*[.$BB$1]+[.BC96]*[.$BC$1]+[.BD96]*[.$BD$1]+[.BE96]*[.$BE$1]+[.BF96]*[.$BF$1]+[.BG96]*[.$BG$1]+[.BH96]*[.$BH$1]+[.BI96]*[.$BI$1]+[.BJ96]*[.$BJ$1]+[.BK96]*[.$BK$1]+[.BL96]*[.$BL$1]+[.BM96]*[.$BM$1]+[.BN96]*[.$BN$1]+[.BO96]*[.$BO$1]+[.BP96]*[.$BP$1]+[.BQ96]*[.$BQ$1]+[.BR96]*[.$BR$1]+[.BS96]*[.$BS$1]+[.BT96]*[.$BT$1]+[.BU96]*[.$BU$1]+[.BV96]*[.$BV$1]+[.BW96]*[.$BW$1]+[.BX96]*[.$BX$1]+[.BY96]*[.$BY$1]+[.BZ96]*[.$BZ$1]+[.CA96]*[.$CA$1]+[.CB96]*[.$CB$1]+[.CC96]*[.$CC$1]+[.CD96]*[.$CD$1]+[.CE96]*[.$CE$1]+[.CF96]*[.$CF$1]+[.CG96]*[.$CG$1]+[.CH96]*[.$CH$1]+[.CI96]*[.$CI$1]+[.CJ96]*[.$CJ$1]+[.CK96]*[.$CK$1]+[.CL96]*[.$CL$1]+[.CM96]*[.$CM$1]+[.CN96]*[.$CN$1]+[.CO96]*[.$CO$1]+[.CP96]*[.$CP$1]+[.CQ96]*[.$CQ$1]+[.CR96]*[.$CR$1]+[.CS96]*[.$CS$1]+[.CT96]*[.$CT$1]+[.CU96]*[.$CU$1]+[.CV96]*[.$CV$1]+[.CW96]*[.$CW$1]+[.CX96]*[.$CX$1]+[.CY96]*[.$CY$1]+[.CZ96]*[.$CZ$1]+[.DA96]*[.$DA$1]+[.DB96]*[.$DB$1]+[.DC96]*[.$DC$1]+[.DD96]*[.$DD$1]+[.DE96]*[.$DE$1])/COUNT([.B96:.DE96]);0)" office:value-type="float" office:value="0" calcext:value-type="float">
            <text:p>0</text:p>
          </table:table-cell>
          <table:table-cell table:formula="of:=IF([.DG96]&lt;&gt;[.DF9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97:.DE97])/COUNT([.A97:.DE97]));0)" office:value-type="float" office:value="1" calcext:value-type="float">
            <text:p>1</text:p>
          </table:table-cell>
          <table:table-cell table:formula="of:=ROUND(([.B97]*[.$B$1]+[.C97]*[.$C$1]+[.D97]*[.$D$1]+[.E97]*[.$E$1]+[.F97]*[.$F$1]+[.G97]*[.$G$1]+[.H97]*[.$H$1]+[.I97]*[.$I$1]+[.J97]*[.$J$1]+[.K97]*[.$K$1]+[.L97]*[.$L$1]+[.M97]*[.$M$1]+[.N97]*[.$N$1]+[.O97]*[.$O$1]+[.P97]*[.$P$1]+[.Q97]*[.$Q$1]+[.R97]*[.$R$1]+[.S97]*[.$S$1]+[.T97]*[.$T$1]+[.U97]*[.$U$1]+[.V97]*[.$V$1]+[.W97]*[.$W$1]+[.X97]*[.$X$1]+[.Y97]*[.$Y$1]+[.Z97]*[.$Z$1]+[.AA97]*[.$AA$1]+[.AB97]*[.$AB$1]+[.AC97]*[.$AC$1]+[.AD97]*[.$AD$1]+[.AE97]*[.$AE$1]+[.AF97]*[.$AF$1]+[.AG97]*[.$AG$1]+[.AH97]*[.$AH$1]+[.AI97]*[.$AI$1]+[.AJ97]*[.$AJ$1]+[.AK97]*[.$AK$1]+[.AL97]*[.$AL$1]+[.AM97]*[.$AM$1]+[.AN97]*[.$AN$1]+[.AO97]*[.$AO$1]+[.AP97]*[.$AP$1]+[.AQ97]*[.$AQ$1]+[.AR97]*[.$AR$1]+[.AS97]*[.$AS$1]+[.AT97]*[.$AT$1]+[.AU97]*[.$AU$1]+[.AV97]*[.$AV$1]+[.AW97]*[.$AW$1]+[.AX97]*[.$AX$1]+[.AY97]*[.$AY$1]+[.AZ97]*[.$AZ$1]+[.BA97]*[.$BA$1]+[.BB97]*[.$BB$1]+[.BC97]*[.$BC$1]+[.BD97]*[.$BD$1]+[.BE97]*[.$BE$1]+[.BF97]*[.$BF$1]+[.BG97]*[.$BG$1]+[.BH97]*[.$BH$1]+[.BI97]*[.$BI$1]+[.BJ97]*[.$BJ$1]+[.BK97]*[.$BK$1]+[.BL97]*[.$BL$1]+[.BM97]*[.$BM$1]+[.BN97]*[.$BN$1]+[.BO97]*[.$BO$1]+[.BP97]*[.$BP$1]+[.BQ97]*[.$BQ$1]+[.BR97]*[.$BR$1]+[.BS97]*[.$BS$1]+[.BT97]*[.$BT$1]+[.BU97]*[.$BU$1]+[.BV97]*[.$BV$1]+[.BW97]*[.$BW$1]+[.BX97]*[.$BX$1]+[.BY97]*[.$BY$1]+[.BZ97]*[.$BZ$1]+[.CA97]*[.$CA$1]+[.CB97]*[.$CB$1]+[.CC97]*[.$CC$1]+[.CD97]*[.$CD$1]+[.CE97]*[.$CE$1]+[.CF97]*[.$CF$1]+[.CG97]*[.$CG$1]+[.CH97]*[.$CH$1]+[.CI97]*[.$CI$1]+[.CJ97]*[.$CJ$1]+[.CK97]*[.$CK$1]+[.CL97]*[.$CL$1]+[.CM97]*[.$CM$1]+[.CN97]*[.$CN$1]+[.CO97]*[.$CO$1]+[.CP97]*[.$CP$1]+[.CQ97]*[.$CQ$1]+[.CR97]*[.$CR$1]+[.CS97]*[.$CS$1]+[.CT97]*[.$CT$1]+[.CU97]*[.$CU$1]+[.CV97]*[.$CV$1]+[.CW97]*[.$CW$1]+[.CX97]*[.$CX$1]+[.CY97]*[.$CY$1]+[.CZ97]*[.$CZ$1]+[.DA97]*[.$DA$1]+[.DB97]*[.$DB$1]+[.DC97]*[.$DC$1]+[.DD97]*[.$DD$1]+[.DE97]*[.$DE$1])/COUNT([.B97:.DE97]);0)" office:value-type="float" office:value="1" calcext:value-type="float">
            <text:p>1</text:p>
          </table:table-cell>
          <table:table-cell table:formula="of:=IF([.DG97]&lt;&gt;[.DF9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98:.DE98])/COUNT([.A98:.DE98]));0)" office:value-type="float" office:value="1" calcext:value-type="float">
            <text:p>1</text:p>
          </table:table-cell>
          <table:table-cell table:formula="of:=ROUND(([.B98]*[.$B$1]+[.C98]*[.$C$1]+[.D98]*[.$D$1]+[.E98]*[.$E$1]+[.F98]*[.$F$1]+[.G98]*[.$G$1]+[.H98]*[.$H$1]+[.I98]*[.$I$1]+[.J98]*[.$J$1]+[.K98]*[.$K$1]+[.L98]*[.$L$1]+[.M98]*[.$M$1]+[.N98]*[.$N$1]+[.O98]*[.$O$1]+[.P98]*[.$P$1]+[.Q98]*[.$Q$1]+[.R98]*[.$R$1]+[.S98]*[.$S$1]+[.T98]*[.$T$1]+[.U98]*[.$U$1]+[.V98]*[.$V$1]+[.W98]*[.$W$1]+[.X98]*[.$X$1]+[.Y98]*[.$Y$1]+[.Z98]*[.$Z$1]+[.AA98]*[.$AA$1]+[.AB98]*[.$AB$1]+[.AC98]*[.$AC$1]+[.AD98]*[.$AD$1]+[.AE98]*[.$AE$1]+[.AF98]*[.$AF$1]+[.AG98]*[.$AG$1]+[.AH98]*[.$AH$1]+[.AI98]*[.$AI$1]+[.AJ98]*[.$AJ$1]+[.AK98]*[.$AK$1]+[.AL98]*[.$AL$1]+[.AM98]*[.$AM$1]+[.AN98]*[.$AN$1]+[.AO98]*[.$AO$1]+[.AP98]*[.$AP$1]+[.AQ98]*[.$AQ$1]+[.AR98]*[.$AR$1]+[.AS98]*[.$AS$1]+[.AT98]*[.$AT$1]+[.AU98]*[.$AU$1]+[.AV98]*[.$AV$1]+[.AW98]*[.$AW$1]+[.AX98]*[.$AX$1]+[.AY98]*[.$AY$1]+[.AZ98]*[.$AZ$1]+[.BA98]*[.$BA$1]+[.BB98]*[.$BB$1]+[.BC98]*[.$BC$1]+[.BD98]*[.$BD$1]+[.BE98]*[.$BE$1]+[.BF98]*[.$BF$1]+[.BG98]*[.$BG$1]+[.BH98]*[.$BH$1]+[.BI98]*[.$BI$1]+[.BJ98]*[.$BJ$1]+[.BK98]*[.$BK$1]+[.BL98]*[.$BL$1]+[.BM98]*[.$BM$1]+[.BN98]*[.$BN$1]+[.BO98]*[.$BO$1]+[.BP98]*[.$BP$1]+[.BQ98]*[.$BQ$1]+[.BR98]*[.$BR$1]+[.BS98]*[.$BS$1]+[.BT98]*[.$BT$1]+[.BU98]*[.$BU$1]+[.BV98]*[.$BV$1]+[.BW98]*[.$BW$1]+[.BX98]*[.$BX$1]+[.BY98]*[.$BY$1]+[.BZ98]*[.$BZ$1]+[.CA98]*[.$CA$1]+[.CB98]*[.$CB$1]+[.CC98]*[.$CC$1]+[.CD98]*[.$CD$1]+[.CE98]*[.$CE$1]+[.CF98]*[.$CF$1]+[.CG98]*[.$CG$1]+[.CH98]*[.$CH$1]+[.CI98]*[.$CI$1]+[.CJ98]*[.$CJ$1]+[.CK98]*[.$CK$1]+[.CL98]*[.$CL$1]+[.CM98]*[.$CM$1]+[.CN98]*[.$CN$1]+[.CO98]*[.$CO$1]+[.CP98]*[.$CP$1]+[.CQ98]*[.$CQ$1]+[.CR98]*[.$CR$1]+[.CS98]*[.$CS$1]+[.CT98]*[.$CT$1]+[.CU98]*[.$CU$1]+[.CV98]*[.$CV$1]+[.CW98]*[.$CW$1]+[.CX98]*[.$CX$1]+[.CY98]*[.$CY$1]+[.CZ98]*[.$CZ$1]+[.DA98]*[.$DA$1]+[.DB98]*[.$DB$1]+[.DC98]*[.$DC$1]+[.DD98]*[.$DD$1]+[.DE98]*[.$DE$1])/COUNT([.B98:.DE98]);0)" office:value-type="float" office:value="1" calcext:value-type="float">
            <text:p>1</text:p>
          </table:table-cell>
          <table:table-cell table:formula="of:=IF([.DG98]&lt;&gt;[.DF9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99:.DE99])/COUNT([.A99:.DE99]));0)" office:value-type="float" office:value="1" calcext:value-type="float">
            <text:p>1</text:p>
          </table:table-cell>
          <table:table-cell table:formula="of:=ROUND(([.B99]*[.$B$1]+[.C99]*[.$C$1]+[.D99]*[.$D$1]+[.E99]*[.$E$1]+[.F99]*[.$F$1]+[.G99]*[.$G$1]+[.H99]*[.$H$1]+[.I99]*[.$I$1]+[.J99]*[.$J$1]+[.K99]*[.$K$1]+[.L99]*[.$L$1]+[.M99]*[.$M$1]+[.N99]*[.$N$1]+[.O99]*[.$O$1]+[.P99]*[.$P$1]+[.Q99]*[.$Q$1]+[.R99]*[.$R$1]+[.S99]*[.$S$1]+[.T99]*[.$T$1]+[.U99]*[.$U$1]+[.V99]*[.$V$1]+[.W99]*[.$W$1]+[.X99]*[.$X$1]+[.Y99]*[.$Y$1]+[.Z99]*[.$Z$1]+[.AA99]*[.$AA$1]+[.AB99]*[.$AB$1]+[.AC99]*[.$AC$1]+[.AD99]*[.$AD$1]+[.AE99]*[.$AE$1]+[.AF99]*[.$AF$1]+[.AG99]*[.$AG$1]+[.AH99]*[.$AH$1]+[.AI99]*[.$AI$1]+[.AJ99]*[.$AJ$1]+[.AK99]*[.$AK$1]+[.AL99]*[.$AL$1]+[.AM99]*[.$AM$1]+[.AN99]*[.$AN$1]+[.AO99]*[.$AO$1]+[.AP99]*[.$AP$1]+[.AQ99]*[.$AQ$1]+[.AR99]*[.$AR$1]+[.AS99]*[.$AS$1]+[.AT99]*[.$AT$1]+[.AU99]*[.$AU$1]+[.AV99]*[.$AV$1]+[.AW99]*[.$AW$1]+[.AX99]*[.$AX$1]+[.AY99]*[.$AY$1]+[.AZ99]*[.$AZ$1]+[.BA99]*[.$BA$1]+[.BB99]*[.$BB$1]+[.BC99]*[.$BC$1]+[.BD99]*[.$BD$1]+[.BE99]*[.$BE$1]+[.BF99]*[.$BF$1]+[.BG99]*[.$BG$1]+[.BH99]*[.$BH$1]+[.BI99]*[.$BI$1]+[.BJ99]*[.$BJ$1]+[.BK99]*[.$BK$1]+[.BL99]*[.$BL$1]+[.BM99]*[.$BM$1]+[.BN99]*[.$BN$1]+[.BO99]*[.$BO$1]+[.BP99]*[.$BP$1]+[.BQ99]*[.$BQ$1]+[.BR99]*[.$BR$1]+[.BS99]*[.$BS$1]+[.BT99]*[.$BT$1]+[.BU99]*[.$BU$1]+[.BV99]*[.$BV$1]+[.BW99]*[.$BW$1]+[.BX99]*[.$BX$1]+[.BY99]*[.$BY$1]+[.BZ99]*[.$BZ$1]+[.CA99]*[.$CA$1]+[.CB99]*[.$CB$1]+[.CC99]*[.$CC$1]+[.CD99]*[.$CD$1]+[.CE99]*[.$CE$1]+[.CF99]*[.$CF$1]+[.CG99]*[.$CG$1]+[.CH99]*[.$CH$1]+[.CI99]*[.$CI$1]+[.CJ99]*[.$CJ$1]+[.CK99]*[.$CK$1]+[.CL99]*[.$CL$1]+[.CM99]*[.$CM$1]+[.CN99]*[.$CN$1]+[.CO99]*[.$CO$1]+[.CP99]*[.$CP$1]+[.CQ99]*[.$CQ$1]+[.CR99]*[.$CR$1]+[.CS99]*[.$CS$1]+[.CT99]*[.$CT$1]+[.CU99]*[.$CU$1]+[.CV99]*[.$CV$1]+[.CW99]*[.$CW$1]+[.CX99]*[.$CX$1]+[.CY99]*[.$CY$1]+[.CZ99]*[.$CZ$1]+[.DA99]*[.$DA$1]+[.DB99]*[.$DB$1]+[.DC99]*[.$DC$1]+[.DD99]*[.$DD$1]+[.DE99]*[.$DE$1])/COUNT([.B99:.DE99]);0)" office:value-type="float" office:value="1" calcext:value-type="float">
            <text:p>1</text:p>
          </table:table-cell>
          <table:table-cell table:formula="of:=IF([.DG99]&lt;&gt;[.DF9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00:.DE100])/COUNT([.A100:.DE100]));0)" office:value-type="float" office:value="0" calcext:value-type="float">
            <text:p>0</text:p>
          </table:table-cell>
          <table:table-cell table:formula="of:=ROUND(([.B100]*[.$B$1]+[.C100]*[.$C$1]+[.D100]*[.$D$1]+[.E100]*[.$E$1]+[.F100]*[.$F$1]+[.G100]*[.$G$1]+[.H100]*[.$H$1]+[.I100]*[.$I$1]+[.J100]*[.$J$1]+[.K100]*[.$K$1]+[.L100]*[.$L$1]+[.M100]*[.$M$1]+[.N100]*[.$N$1]+[.O100]*[.$O$1]+[.P100]*[.$P$1]+[.Q100]*[.$Q$1]+[.R100]*[.$R$1]+[.S100]*[.$S$1]+[.T100]*[.$T$1]+[.U100]*[.$U$1]+[.V100]*[.$V$1]+[.W100]*[.$W$1]+[.X100]*[.$X$1]+[.Y100]*[.$Y$1]+[.Z100]*[.$Z$1]+[.AA100]*[.$AA$1]+[.AB100]*[.$AB$1]+[.AC100]*[.$AC$1]+[.AD100]*[.$AD$1]+[.AE100]*[.$AE$1]+[.AF100]*[.$AF$1]+[.AG100]*[.$AG$1]+[.AH100]*[.$AH$1]+[.AI100]*[.$AI$1]+[.AJ100]*[.$AJ$1]+[.AK100]*[.$AK$1]+[.AL100]*[.$AL$1]+[.AM100]*[.$AM$1]+[.AN100]*[.$AN$1]+[.AO100]*[.$AO$1]+[.AP100]*[.$AP$1]+[.AQ100]*[.$AQ$1]+[.AR100]*[.$AR$1]+[.AS100]*[.$AS$1]+[.AT100]*[.$AT$1]+[.AU100]*[.$AU$1]+[.AV100]*[.$AV$1]+[.AW100]*[.$AW$1]+[.AX100]*[.$AX$1]+[.AY100]*[.$AY$1]+[.AZ100]*[.$AZ$1]+[.BA100]*[.$BA$1]+[.BB100]*[.$BB$1]+[.BC100]*[.$BC$1]+[.BD100]*[.$BD$1]+[.BE100]*[.$BE$1]+[.BF100]*[.$BF$1]+[.BG100]*[.$BG$1]+[.BH100]*[.$BH$1]+[.BI100]*[.$BI$1]+[.BJ100]*[.$BJ$1]+[.BK100]*[.$BK$1]+[.BL100]*[.$BL$1]+[.BM100]*[.$BM$1]+[.BN100]*[.$BN$1]+[.BO100]*[.$BO$1]+[.BP100]*[.$BP$1]+[.BQ100]*[.$BQ$1]+[.BR100]*[.$BR$1]+[.BS100]*[.$BS$1]+[.BT100]*[.$BT$1]+[.BU100]*[.$BU$1]+[.BV100]*[.$BV$1]+[.BW100]*[.$BW$1]+[.BX100]*[.$BX$1]+[.BY100]*[.$BY$1]+[.BZ100]*[.$BZ$1]+[.CA100]*[.$CA$1]+[.CB100]*[.$CB$1]+[.CC100]*[.$CC$1]+[.CD100]*[.$CD$1]+[.CE100]*[.$CE$1]+[.CF100]*[.$CF$1]+[.CG100]*[.$CG$1]+[.CH100]*[.$CH$1]+[.CI100]*[.$CI$1]+[.CJ100]*[.$CJ$1]+[.CK100]*[.$CK$1]+[.CL100]*[.$CL$1]+[.CM100]*[.$CM$1]+[.CN100]*[.$CN$1]+[.CO100]*[.$CO$1]+[.CP100]*[.$CP$1]+[.CQ100]*[.$CQ$1]+[.CR100]*[.$CR$1]+[.CS100]*[.$CS$1]+[.CT100]*[.$CT$1]+[.CU100]*[.$CU$1]+[.CV100]*[.$CV$1]+[.CW100]*[.$CW$1]+[.CX100]*[.$CX$1]+[.CY100]*[.$CY$1]+[.CZ100]*[.$CZ$1]+[.DA100]*[.$DA$1]+[.DB100]*[.$DB$1]+[.DC100]*[.$DC$1]+[.DD100]*[.$DD$1]+[.DE100]*[.$DE$1])/COUNT([.B100:.DE100]);0)" office:value-type="float" office:value="0" calcext:value-type="float">
            <text:p>0</text:p>
          </table:table-cell>
          <table:table-cell table:formula="of:=IF([.DG100]&lt;&gt;[.DF10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01:.DE101])/COUNT([.A101:.DE101]));0)" office:value-type="float" office:value="0" calcext:value-type="float">
            <text:p>0</text:p>
          </table:table-cell>
          <table:table-cell table:formula="of:=ROUND(([.B101]*[.$B$1]+[.C101]*[.$C$1]+[.D101]*[.$D$1]+[.E101]*[.$E$1]+[.F101]*[.$F$1]+[.G101]*[.$G$1]+[.H101]*[.$H$1]+[.I101]*[.$I$1]+[.J101]*[.$J$1]+[.K101]*[.$K$1]+[.L101]*[.$L$1]+[.M101]*[.$M$1]+[.N101]*[.$N$1]+[.O101]*[.$O$1]+[.P101]*[.$P$1]+[.Q101]*[.$Q$1]+[.R101]*[.$R$1]+[.S101]*[.$S$1]+[.T101]*[.$T$1]+[.U101]*[.$U$1]+[.V101]*[.$V$1]+[.W101]*[.$W$1]+[.X101]*[.$X$1]+[.Y101]*[.$Y$1]+[.Z101]*[.$Z$1]+[.AA101]*[.$AA$1]+[.AB101]*[.$AB$1]+[.AC101]*[.$AC$1]+[.AD101]*[.$AD$1]+[.AE101]*[.$AE$1]+[.AF101]*[.$AF$1]+[.AG101]*[.$AG$1]+[.AH101]*[.$AH$1]+[.AI101]*[.$AI$1]+[.AJ101]*[.$AJ$1]+[.AK101]*[.$AK$1]+[.AL101]*[.$AL$1]+[.AM101]*[.$AM$1]+[.AN101]*[.$AN$1]+[.AO101]*[.$AO$1]+[.AP101]*[.$AP$1]+[.AQ101]*[.$AQ$1]+[.AR101]*[.$AR$1]+[.AS101]*[.$AS$1]+[.AT101]*[.$AT$1]+[.AU101]*[.$AU$1]+[.AV101]*[.$AV$1]+[.AW101]*[.$AW$1]+[.AX101]*[.$AX$1]+[.AY101]*[.$AY$1]+[.AZ101]*[.$AZ$1]+[.BA101]*[.$BA$1]+[.BB101]*[.$BB$1]+[.BC101]*[.$BC$1]+[.BD101]*[.$BD$1]+[.BE101]*[.$BE$1]+[.BF101]*[.$BF$1]+[.BG101]*[.$BG$1]+[.BH101]*[.$BH$1]+[.BI101]*[.$BI$1]+[.BJ101]*[.$BJ$1]+[.BK101]*[.$BK$1]+[.BL101]*[.$BL$1]+[.BM101]*[.$BM$1]+[.BN101]*[.$BN$1]+[.BO101]*[.$BO$1]+[.BP101]*[.$BP$1]+[.BQ101]*[.$BQ$1]+[.BR101]*[.$BR$1]+[.BS101]*[.$BS$1]+[.BT101]*[.$BT$1]+[.BU101]*[.$BU$1]+[.BV101]*[.$BV$1]+[.BW101]*[.$BW$1]+[.BX101]*[.$BX$1]+[.BY101]*[.$BY$1]+[.BZ101]*[.$BZ$1]+[.CA101]*[.$CA$1]+[.CB101]*[.$CB$1]+[.CC101]*[.$CC$1]+[.CD101]*[.$CD$1]+[.CE101]*[.$CE$1]+[.CF101]*[.$CF$1]+[.CG101]*[.$CG$1]+[.CH101]*[.$CH$1]+[.CI101]*[.$CI$1]+[.CJ101]*[.$CJ$1]+[.CK101]*[.$CK$1]+[.CL101]*[.$CL$1]+[.CM101]*[.$CM$1]+[.CN101]*[.$CN$1]+[.CO101]*[.$CO$1]+[.CP101]*[.$CP$1]+[.CQ101]*[.$CQ$1]+[.CR101]*[.$CR$1]+[.CS101]*[.$CS$1]+[.CT101]*[.$CT$1]+[.CU101]*[.$CU$1]+[.CV101]*[.$CV$1]+[.CW101]*[.$CW$1]+[.CX101]*[.$CX$1]+[.CY101]*[.$CY$1]+[.CZ101]*[.$CZ$1]+[.DA101]*[.$DA$1]+[.DB101]*[.$DB$1]+[.DC101]*[.$DC$1]+[.DD101]*[.$DD$1]+[.DE101]*[.$DE$1])/COUNT([.B101:.DE101]);0)" office:value-type="float" office:value="0" calcext:value-type="float">
            <text:p>0</text:p>
          </table:table-cell>
          <table:table-cell table:formula="of:=IF([.DG101]&lt;&gt;[.DF10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02:.DE102])/COUNT([.A102:.DE102]));0)" office:value-type="float" office:value="0" calcext:value-type="float">
            <text:p>0</text:p>
          </table:table-cell>
          <table:table-cell table:formula="of:=ROUND(([.B102]*[.$B$1]+[.C102]*[.$C$1]+[.D102]*[.$D$1]+[.E102]*[.$E$1]+[.F102]*[.$F$1]+[.G102]*[.$G$1]+[.H102]*[.$H$1]+[.I102]*[.$I$1]+[.J102]*[.$J$1]+[.K102]*[.$K$1]+[.L102]*[.$L$1]+[.M102]*[.$M$1]+[.N102]*[.$N$1]+[.O102]*[.$O$1]+[.P102]*[.$P$1]+[.Q102]*[.$Q$1]+[.R102]*[.$R$1]+[.S102]*[.$S$1]+[.T102]*[.$T$1]+[.U102]*[.$U$1]+[.V102]*[.$V$1]+[.W102]*[.$W$1]+[.X102]*[.$X$1]+[.Y102]*[.$Y$1]+[.Z102]*[.$Z$1]+[.AA102]*[.$AA$1]+[.AB102]*[.$AB$1]+[.AC102]*[.$AC$1]+[.AD102]*[.$AD$1]+[.AE102]*[.$AE$1]+[.AF102]*[.$AF$1]+[.AG102]*[.$AG$1]+[.AH102]*[.$AH$1]+[.AI102]*[.$AI$1]+[.AJ102]*[.$AJ$1]+[.AK102]*[.$AK$1]+[.AL102]*[.$AL$1]+[.AM102]*[.$AM$1]+[.AN102]*[.$AN$1]+[.AO102]*[.$AO$1]+[.AP102]*[.$AP$1]+[.AQ102]*[.$AQ$1]+[.AR102]*[.$AR$1]+[.AS102]*[.$AS$1]+[.AT102]*[.$AT$1]+[.AU102]*[.$AU$1]+[.AV102]*[.$AV$1]+[.AW102]*[.$AW$1]+[.AX102]*[.$AX$1]+[.AY102]*[.$AY$1]+[.AZ102]*[.$AZ$1]+[.BA102]*[.$BA$1]+[.BB102]*[.$BB$1]+[.BC102]*[.$BC$1]+[.BD102]*[.$BD$1]+[.BE102]*[.$BE$1]+[.BF102]*[.$BF$1]+[.BG102]*[.$BG$1]+[.BH102]*[.$BH$1]+[.BI102]*[.$BI$1]+[.BJ102]*[.$BJ$1]+[.BK102]*[.$BK$1]+[.BL102]*[.$BL$1]+[.BM102]*[.$BM$1]+[.BN102]*[.$BN$1]+[.BO102]*[.$BO$1]+[.BP102]*[.$BP$1]+[.BQ102]*[.$BQ$1]+[.BR102]*[.$BR$1]+[.BS102]*[.$BS$1]+[.BT102]*[.$BT$1]+[.BU102]*[.$BU$1]+[.BV102]*[.$BV$1]+[.BW102]*[.$BW$1]+[.BX102]*[.$BX$1]+[.BY102]*[.$BY$1]+[.BZ102]*[.$BZ$1]+[.CA102]*[.$CA$1]+[.CB102]*[.$CB$1]+[.CC102]*[.$CC$1]+[.CD102]*[.$CD$1]+[.CE102]*[.$CE$1]+[.CF102]*[.$CF$1]+[.CG102]*[.$CG$1]+[.CH102]*[.$CH$1]+[.CI102]*[.$CI$1]+[.CJ102]*[.$CJ$1]+[.CK102]*[.$CK$1]+[.CL102]*[.$CL$1]+[.CM102]*[.$CM$1]+[.CN102]*[.$CN$1]+[.CO102]*[.$CO$1]+[.CP102]*[.$CP$1]+[.CQ102]*[.$CQ$1]+[.CR102]*[.$CR$1]+[.CS102]*[.$CS$1]+[.CT102]*[.$CT$1]+[.CU102]*[.$CU$1]+[.CV102]*[.$CV$1]+[.CW102]*[.$CW$1]+[.CX102]*[.$CX$1]+[.CY102]*[.$CY$1]+[.CZ102]*[.$CZ$1]+[.DA102]*[.$DA$1]+[.DB102]*[.$DB$1]+[.DC102]*[.$DC$1]+[.DD102]*[.$DD$1]+[.DE102]*[.$DE$1])/COUNT([.B102:.DE102]);0)" office:value-type="float" office:value="0" calcext:value-type="float">
            <text:p>0</text:p>
          </table:table-cell>
          <table:table-cell table:formula="of:=IF([.DG102]&lt;&gt;[.DF10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03:.DE103])/COUNT([.A103:.DE103]));0)" office:value-type="float" office:value="0" calcext:value-type="float">
            <text:p>0</text:p>
          </table:table-cell>
          <table:table-cell table:formula="of:=ROUND(([.B103]*[.$B$1]+[.C103]*[.$C$1]+[.D103]*[.$D$1]+[.E103]*[.$E$1]+[.F103]*[.$F$1]+[.G103]*[.$G$1]+[.H103]*[.$H$1]+[.I103]*[.$I$1]+[.J103]*[.$J$1]+[.K103]*[.$K$1]+[.L103]*[.$L$1]+[.M103]*[.$M$1]+[.N103]*[.$N$1]+[.O103]*[.$O$1]+[.P103]*[.$P$1]+[.Q103]*[.$Q$1]+[.R103]*[.$R$1]+[.S103]*[.$S$1]+[.T103]*[.$T$1]+[.U103]*[.$U$1]+[.V103]*[.$V$1]+[.W103]*[.$W$1]+[.X103]*[.$X$1]+[.Y103]*[.$Y$1]+[.Z103]*[.$Z$1]+[.AA103]*[.$AA$1]+[.AB103]*[.$AB$1]+[.AC103]*[.$AC$1]+[.AD103]*[.$AD$1]+[.AE103]*[.$AE$1]+[.AF103]*[.$AF$1]+[.AG103]*[.$AG$1]+[.AH103]*[.$AH$1]+[.AI103]*[.$AI$1]+[.AJ103]*[.$AJ$1]+[.AK103]*[.$AK$1]+[.AL103]*[.$AL$1]+[.AM103]*[.$AM$1]+[.AN103]*[.$AN$1]+[.AO103]*[.$AO$1]+[.AP103]*[.$AP$1]+[.AQ103]*[.$AQ$1]+[.AR103]*[.$AR$1]+[.AS103]*[.$AS$1]+[.AT103]*[.$AT$1]+[.AU103]*[.$AU$1]+[.AV103]*[.$AV$1]+[.AW103]*[.$AW$1]+[.AX103]*[.$AX$1]+[.AY103]*[.$AY$1]+[.AZ103]*[.$AZ$1]+[.BA103]*[.$BA$1]+[.BB103]*[.$BB$1]+[.BC103]*[.$BC$1]+[.BD103]*[.$BD$1]+[.BE103]*[.$BE$1]+[.BF103]*[.$BF$1]+[.BG103]*[.$BG$1]+[.BH103]*[.$BH$1]+[.BI103]*[.$BI$1]+[.BJ103]*[.$BJ$1]+[.BK103]*[.$BK$1]+[.BL103]*[.$BL$1]+[.BM103]*[.$BM$1]+[.BN103]*[.$BN$1]+[.BO103]*[.$BO$1]+[.BP103]*[.$BP$1]+[.BQ103]*[.$BQ$1]+[.BR103]*[.$BR$1]+[.BS103]*[.$BS$1]+[.BT103]*[.$BT$1]+[.BU103]*[.$BU$1]+[.BV103]*[.$BV$1]+[.BW103]*[.$BW$1]+[.BX103]*[.$BX$1]+[.BY103]*[.$BY$1]+[.BZ103]*[.$BZ$1]+[.CA103]*[.$CA$1]+[.CB103]*[.$CB$1]+[.CC103]*[.$CC$1]+[.CD103]*[.$CD$1]+[.CE103]*[.$CE$1]+[.CF103]*[.$CF$1]+[.CG103]*[.$CG$1]+[.CH103]*[.$CH$1]+[.CI103]*[.$CI$1]+[.CJ103]*[.$CJ$1]+[.CK103]*[.$CK$1]+[.CL103]*[.$CL$1]+[.CM103]*[.$CM$1]+[.CN103]*[.$CN$1]+[.CO103]*[.$CO$1]+[.CP103]*[.$CP$1]+[.CQ103]*[.$CQ$1]+[.CR103]*[.$CR$1]+[.CS103]*[.$CS$1]+[.CT103]*[.$CT$1]+[.CU103]*[.$CU$1]+[.CV103]*[.$CV$1]+[.CW103]*[.$CW$1]+[.CX103]*[.$CX$1]+[.CY103]*[.$CY$1]+[.CZ103]*[.$CZ$1]+[.DA103]*[.$DA$1]+[.DB103]*[.$DB$1]+[.DC103]*[.$DC$1]+[.DD103]*[.$DD$1]+[.DE103]*[.$DE$1])/COUNT([.B103:.DE103]);0)" office:value-type="float" office:value="0" calcext:value-type="float">
            <text:p>0</text:p>
          </table:table-cell>
          <table:table-cell table:formula="of:=IF([.DG103]&lt;&gt;[.DF10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04:.DE104])/COUNT([.A104:.DE104]));0)" office:value-type="float" office:value="0" calcext:value-type="float">
            <text:p>0</text:p>
          </table:table-cell>
          <table:table-cell table:formula="of:=ROUND(([.B104]*[.$B$1]+[.C104]*[.$C$1]+[.D104]*[.$D$1]+[.E104]*[.$E$1]+[.F104]*[.$F$1]+[.G104]*[.$G$1]+[.H104]*[.$H$1]+[.I104]*[.$I$1]+[.J104]*[.$J$1]+[.K104]*[.$K$1]+[.L104]*[.$L$1]+[.M104]*[.$M$1]+[.N104]*[.$N$1]+[.O104]*[.$O$1]+[.P104]*[.$P$1]+[.Q104]*[.$Q$1]+[.R104]*[.$R$1]+[.S104]*[.$S$1]+[.T104]*[.$T$1]+[.U104]*[.$U$1]+[.V104]*[.$V$1]+[.W104]*[.$W$1]+[.X104]*[.$X$1]+[.Y104]*[.$Y$1]+[.Z104]*[.$Z$1]+[.AA104]*[.$AA$1]+[.AB104]*[.$AB$1]+[.AC104]*[.$AC$1]+[.AD104]*[.$AD$1]+[.AE104]*[.$AE$1]+[.AF104]*[.$AF$1]+[.AG104]*[.$AG$1]+[.AH104]*[.$AH$1]+[.AI104]*[.$AI$1]+[.AJ104]*[.$AJ$1]+[.AK104]*[.$AK$1]+[.AL104]*[.$AL$1]+[.AM104]*[.$AM$1]+[.AN104]*[.$AN$1]+[.AO104]*[.$AO$1]+[.AP104]*[.$AP$1]+[.AQ104]*[.$AQ$1]+[.AR104]*[.$AR$1]+[.AS104]*[.$AS$1]+[.AT104]*[.$AT$1]+[.AU104]*[.$AU$1]+[.AV104]*[.$AV$1]+[.AW104]*[.$AW$1]+[.AX104]*[.$AX$1]+[.AY104]*[.$AY$1]+[.AZ104]*[.$AZ$1]+[.BA104]*[.$BA$1]+[.BB104]*[.$BB$1]+[.BC104]*[.$BC$1]+[.BD104]*[.$BD$1]+[.BE104]*[.$BE$1]+[.BF104]*[.$BF$1]+[.BG104]*[.$BG$1]+[.BH104]*[.$BH$1]+[.BI104]*[.$BI$1]+[.BJ104]*[.$BJ$1]+[.BK104]*[.$BK$1]+[.BL104]*[.$BL$1]+[.BM104]*[.$BM$1]+[.BN104]*[.$BN$1]+[.BO104]*[.$BO$1]+[.BP104]*[.$BP$1]+[.BQ104]*[.$BQ$1]+[.BR104]*[.$BR$1]+[.BS104]*[.$BS$1]+[.BT104]*[.$BT$1]+[.BU104]*[.$BU$1]+[.BV104]*[.$BV$1]+[.BW104]*[.$BW$1]+[.BX104]*[.$BX$1]+[.BY104]*[.$BY$1]+[.BZ104]*[.$BZ$1]+[.CA104]*[.$CA$1]+[.CB104]*[.$CB$1]+[.CC104]*[.$CC$1]+[.CD104]*[.$CD$1]+[.CE104]*[.$CE$1]+[.CF104]*[.$CF$1]+[.CG104]*[.$CG$1]+[.CH104]*[.$CH$1]+[.CI104]*[.$CI$1]+[.CJ104]*[.$CJ$1]+[.CK104]*[.$CK$1]+[.CL104]*[.$CL$1]+[.CM104]*[.$CM$1]+[.CN104]*[.$CN$1]+[.CO104]*[.$CO$1]+[.CP104]*[.$CP$1]+[.CQ104]*[.$CQ$1]+[.CR104]*[.$CR$1]+[.CS104]*[.$CS$1]+[.CT104]*[.$CT$1]+[.CU104]*[.$CU$1]+[.CV104]*[.$CV$1]+[.CW104]*[.$CW$1]+[.CX104]*[.$CX$1]+[.CY104]*[.$CY$1]+[.CZ104]*[.$CZ$1]+[.DA104]*[.$DA$1]+[.DB104]*[.$DB$1]+[.DC104]*[.$DC$1]+[.DD104]*[.$DD$1]+[.DE104]*[.$DE$1])/COUNT([.B104:.DE104]);0)" office:value-type="float" office:value="0" calcext:value-type="float">
            <text:p>0</text:p>
          </table:table-cell>
          <table:table-cell table:formula="of:=IF([.DG104]&lt;&gt;[.DF10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05:.DE105])/COUNT([.A105:.DE105]));0)" office:value-type="float" office:value="0" calcext:value-type="float">
            <text:p>0</text:p>
          </table:table-cell>
          <table:table-cell table:formula="of:=ROUND(([.B105]*[.$B$1]+[.C105]*[.$C$1]+[.D105]*[.$D$1]+[.E105]*[.$E$1]+[.F105]*[.$F$1]+[.G105]*[.$G$1]+[.H105]*[.$H$1]+[.I105]*[.$I$1]+[.J105]*[.$J$1]+[.K105]*[.$K$1]+[.L105]*[.$L$1]+[.M105]*[.$M$1]+[.N105]*[.$N$1]+[.O105]*[.$O$1]+[.P105]*[.$P$1]+[.Q105]*[.$Q$1]+[.R105]*[.$R$1]+[.S105]*[.$S$1]+[.T105]*[.$T$1]+[.U105]*[.$U$1]+[.V105]*[.$V$1]+[.W105]*[.$W$1]+[.X105]*[.$X$1]+[.Y105]*[.$Y$1]+[.Z105]*[.$Z$1]+[.AA105]*[.$AA$1]+[.AB105]*[.$AB$1]+[.AC105]*[.$AC$1]+[.AD105]*[.$AD$1]+[.AE105]*[.$AE$1]+[.AF105]*[.$AF$1]+[.AG105]*[.$AG$1]+[.AH105]*[.$AH$1]+[.AI105]*[.$AI$1]+[.AJ105]*[.$AJ$1]+[.AK105]*[.$AK$1]+[.AL105]*[.$AL$1]+[.AM105]*[.$AM$1]+[.AN105]*[.$AN$1]+[.AO105]*[.$AO$1]+[.AP105]*[.$AP$1]+[.AQ105]*[.$AQ$1]+[.AR105]*[.$AR$1]+[.AS105]*[.$AS$1]+[.AT105]*[.$AT$1]+[.AU105]*[.$AU$1]+[.AV105]*[.$AV$1]+[.AW105]*[.$AW$1]+[.AX105]*[.$AX$1]+[.AY105]*[.$AY$1]+[.AZ105]*[.$AZ$1]+[.BA105]*[.$BA$1]+[.BB105]*[.$BB$1]+[.BC105]*[.$BC$1]+[.BD105]*[.$BD$1]+[.BE105]*[.$BE$1]+[.BF105]*[.$BF$1]+[.BG105]*[.$BG$1]+[.BH105]*[.$BH$1]+[.BI105]*[.$BI$1]+[.BJ105]*[.$BJ$1]+[.BK105]*[.$BK$1]+[.BL105]*[.$BL$1]+[.BM105]*[.$BM$1]+[.BN105]*[.$BN$1]+[.BO105]*[.$BO$1]+[.BP105]*[.$BP$1]+[.BQ105]*[.$BQ$1]+[.BR105]*[.$BR$1]+[.BS105]*[.$BS$1]+[.BT105]*[.$BT$1]+[.BU105]*[.$BU$1]+[.BV105]*[.$BV$1]+[.BW105]*[.$BW$1]+[.BX105]*[.$BX$1]+[.BY105]*[.$BY$1]+[.BZ105]*[.$BZ$1]+[.CA105]*[.$CA$1]+[.CB105]*[.$CB$1]+[.CC105]*[.$CC$1]+[.CD105]*[.$CD$1]+[.CE105]*[.$CE$1]+[.CF105]*[.$CF$1]+[.CG105]*[.$CG$1]+[.CH105]*[.$CH$1]+[.CI105]*[.$CI$1]+[.CJ105]*[.$CJ$1]+[.CK105]*[.$CK$1]+[.CL105]*[.$CL$1]+[.CM105]*[.$CM$1]+[.CN105]*[.$CN$1]+[.CO105]*[.$CO$1]+[.CP105]*[.$CP$1]+[.CQ105]*[.$CQ$1]+[.CR105]*[.$CR$1]+[.CS105]*[.$CS$1]+[.CT105]*[.$CT$1]+[.CU105]*[.$CU$1]+[.CV105]*[.$CV$1]+[.CW105]*[.$CW$1]+[.CX105]*[.$CX$1]+[.CY105]*[.$CY$1]+[.CZ105]*[.$CZ$1]+[.DA105]*[.$DA$1]+[.DB105]*[.$DB$1]+[.DC105]*[.$DC$1]+[.DD105]*[.$DD$1]+[.DE105]*[.$DE$1])/COUNT([.B105:.DE105]);0)" office:value-type="float" office:value="0" calcext:value-type="float">
            <text:p>0</text:p>
          </table:table-cell>
          <table:table-cell table:formula="of:=IF([.DG105]&lt;&gt;[.DF10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06:.DE106])/COUNT([.A106:.DE106]));0)" office:value-type="float" office:value="0" calcext:value-type="float">
            <text:p>0</text:p>
          </table:table-cell>
          <table:table-cell table:formula="of:=ROUND(([.B106]*[.$B$1]+[.C106]*[.$C$1]+[.D106]*[.$D$1]+[.E106]*[.$E$1]+[.F106]*[.$F$1]+[.G106]*[.$G$1]+[.H106]*[.$H$1]+[.I106]*[.$I$1]+[.J106]*[.$J$1]+[.K106]*[.$K$1]+[.L106]*[.$L$1]+[.M106]*[.$M$1]+[.N106]*[.$N$1]+[.O106]*[.$O$1]+[.P106]*[.$P$1]+[.Q106]*[.$Q$1]+[.R106]*[.$R$1]+[.S106]*[.$S$1]+[.T106]*[.$T$1]+[.U106]*[.$U$1]+[.V106]*[.$V$1]+[.W106]*[.$W$1]+[.X106]*[.$X$1]+[.Y106]*[.$Y$1]+[.Z106]*[.$Z$1]+[.AA106]*[.$AA$1]+[.AB106]*[.$AB$1]+[.AC106]*[.$AC$1]+[.AD106]*[.$AD$1]+[.AE106]*[.$AE$1]+[.AF106]*[.$AF$1]+[.AG106]*[.$AG$1]+[.AH106]*[.$AH$1]+[.AI106]*[.$AI$1]+[.AJ106]*[.$AJ$1]+[.AK106]*[.$AK$1]+[.AL106]*[.$AL$1]+[.AM106]*[.$AM$1]+[.AN106]*[.$AN$1]+[.AO106]*[.$AO$1]+[.AP106]*[.$AP$1]+[.AQ106]*[.$AQ$1]+[.AR106]*[.$AR$1]+[.AS106]*[.$AS$1]+[.AT106]*[.$AT$1]+[.AU106]*[.$AU$1]+[.AV106]*[.$AV$1]+[.AW106]*[.$AW$1]+[.AX106]*[.$AX$1]+[.AY106]*[.$AY$1]+[.AZ106]*[.$AZ$1]+[.BA106]*[.$BA$1]+[.BB106]*[.$BB$1]+[.BC106]*[.$BC$1]+[.BD106]*[.$BD$1]+[.BE106]*[.$BE$1]+[.BF106]*[.$BF$1]+[.BG106]*[.$BG$1]+[.BH106]*[.$BH$1]+[.BI106]*[.$BI$1]+[.BJ106]*[.$BJ$1]+[.BK106]*[.$BK$1]+[.BL106]*[.$BL$1]+[.BM106]*[.$BM$1]+[.BN106]*[.$BN$1]+[.BO106]*[.$BO$1]+[.BP106]*[.$BP$1]+[.BQ106]*[.$BQ$1]+[.BR106]*[.$BR$1]+[.BS106]*[.$BS$1]+[.BT106]*[.$BT$1]+[.BU106]*[.$BU$1]+[.BV106]*[.$BV$1]+[.BW106]*[.$BW$1]+[.BX106]*[.$BX$1]+[.BY106]*[.$BY$1]+[.BZ106]*[.$BZ$1]+[.CA106]*[.$CA$1]+[.CB106]*[.$CB$1]+[.CC106]*[.$CC$1]+[.CD106]*[.$CD$1]+[.CE106]*[.$CE$1]+[.CF106]*[.$CF$1]+[.CG106]*[.$CG$1]+[.CH106]*[.$CH$1]+[.CI106]*[.$CI$1]+[.CJ106]*[.$CJ$1]+[.CK106]*[.$CK$1]+[.CL106]*[.$CL$1]+[.CM106]*[.$CM$1]+[.CN106]*[.$CN$1]+[.CO106]*[.$CO$1]+[.CP106]*[.$CP$1]+[.CQ106]*[.$CQ$1]+[.CR106]*[.$CR$1]+[.CS106]*[.$CS$1]+[.CT106]*[.$CT$1]+[.CU106]*[.$CU$1]+[.CV106]*[.$CV$1]+[.CW106]*[.$CW$1]+[.CX106]*[.$CX$1]+[.CY106]*[.$CY$1]+[.CZ106]*[.$CZ$1]+[.DA106]*[.$DA$1]+[.DB106]*[.$DB$1]+[.DC106]*[.$DC$1]+[.DD106]*[.$DD$1]+[.DE106]*[.$DE$1])/COUNT([.B106:.DE106]);0)" office:value-type="float" office:value="0" calcext:value-type="float">
            <text:p>0</text:p>
          </table:table-cell>
          <table:table-cell table:formula="of:=IF([.DG106]&lt;&gt;[.DF10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07:.DE107])/COUNT([.A107:.DE107]));0)" office:value-type="float" office:value="0" calcext:value-type="float">
            <text:p>0</text:p>
          </table:table-cell>
          <table:table-cell table:formula="of:=ROUND(([.B107]*[.$B$1]+[.C107]*[.$C$1]+[.D107]*[.$D$1]+[.E107]*[.$E$1]+[.F107]*[.$F$1]+[.G107]*[.$G$1]+[.H107]*[.$H$1]+[.I107]*[.$I$1]+[.J107]*[.$J$1]+[.K107]*[.$K$1]+[.L107]*[.$L$1]+[.M107]*[.$M$1]+[.N107]*[.$N$1]+[.O107]*[.$O$1]+[.P107]*[.$P$1]+[.Q107]*[.$Q$1]+[.R107]*[.$R$1]+[.S107]*[.$S$1]+[.T107]*[.$T$1]+[.U107]*[.$U$1]+[.V107]*[.$V$1]+[.W107]*[.$W$1]+[.X107]*[.$X$1]+[.Y107]*[.$Y$1]+[.Z107]*[.$Z$1]+[.AA107]*[.$AA$1]+[.AB107]*[.$AB$1]+[.AC107]*[.$AC$1]+[.AD107]*[.$AD$1]+[.AE107]*[.$AE$1]+[.AF107]*[.$AF$1]+[.AG107]*[.$AG$1]+[.AH107]*[.$AH$1]+[.AI107]*[.$AI$1]+[.AJ107]*[.$AJ$1]+[.AK107]*[.$AK$1]+[.AL107]*[.$AL$1]+[.AM107]*[.$AM$1]+[.AN107]*[.$AN$1]+[.AO107]*[.$AO$1]+[.AP107]*[.$AP$1]+[.AQ107]*[.$AQ$1]+[.AR107]*[.$AR$1]+[.AS107]*[.$AS$1]+[.AT107]*[.$AT$1]+[.AU107]*[.$AU$1]+[.AV107]*[.$AV$1]+[.AW107]*[.$AW$1]+[.AX107]*[.$AX$1]+[.AY107]*[.$AY$1]+[.AZ107]*[.$AZ$1]+[.BA107]*[.$BA$1]+[.BB107]*[.$BB$1]+[.BC107]*[.$BC$1]+[.BD107]*[.$BD$1]+[.BE107]*[.$BE$1]+[.BF107]*[.$BF$1]+[.BG107]*[.$BG$1]+[.BH107]*[.$BH$1]+[.BI107]*[.$BI$1]+[.BJ107]*[.$BJ$1]+[.BK107]*[.$BK$1]+[.BL107]*[.$BL$1]+[.BM107]*[.$BM$1]+[.BN107]*[.$BN$1]+[.BO107]*[.$BO$1]+[.BP107]*[.$BP$1]+[.BQ107]*[.$BQ$1]+[.BR107]*[.$BR$1]+[.BS107]*[.$BS$1]+[.BT107]*[.$BT$1]+[.BU107]*[.$BU$1]+[.BV107]*[.$BV$1]+[.BW107]*[.$BW$1]+[.BX107]*[.$BX$1]+[.BY107]*[.$BY$1]+[.BZ107]*[.$BZ$1]+[.CA107]*[.$CA$1]+[.CB107]*[.$CB$1]+[.CC107]*[.$CC$1]+[.CD107]*[.$CD$1]+[.CE107]*[.$CE$1]+[.CF107]*[.$CF$1]+[.CG107]*[.$CG$1]+[.CH107]*[.$CH$1]+[.CI107]*[.$CI$1]+[.CJ107]*[.$CJ$1]+[.CK107]*[.$CK$1]+[.CL107]*[.$CL$1]+[.CM107]*[.$CM$1]+[.CN107]*[.$CN$1]+[.CO107]*[.$CO$1]+[.CP107]*[.$CP$1]+[.CQ107]*[.$CQ$1]+[.CR107]*[.$CR$1]+[.CS107]*[.$CS$1]+[.CT107]*[.$CT$1]+[.CU107]*[.$CU$1]+[.CV107]*[.$CV$1]+[.CW107]*[.$CW$1]+[.CX107]*[.$CX$1]+[.CY107]*[.$CY$1]+[.CZ107]*[.$CZ$1]+[.DA107]*[.$DA$1]+[.DB107]*[.$DB$1]+[.DC107]*[.$DC$1]+[.DD107]*[.$DD$1]+[.DE107]*[.$DE$1])/COUNT([.B107:.DE107]);0)" office:value-type="float" office:value="0" calcext:value-type="float">
            <text:p>0</text:p>
          </table:table-cell>
          <table:table-cell table:formula="of:=IF([.DG107]&lt;&gt;[.DF107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8" office:value-type="float" office:value="1" calcext:value-type="float">
            <text:p>1</text:p>
          </table:table-cell>
          <table:table-cell table:formula="of:=ROUND((SUM([.B108:.DE108])/COUNT([.A108:.DE108]));0)" office:value-type="float" office:value="1" calcext:value-type="float">
            <text:p>1</text:p>
          </table:table-cell>
          <table:table-cell table:formula="of:=ROUND(([.B108]*[.$B$1]+[.C108]*[.$C$1]+[.D108]*[.$D$1]+[.E108]*[.$E$1]+[.F108]*[.$F$1]+[.G108]*[.$G$1]+[.H108]*[.$H$1]+[.I108]*[.$I$1]+[.J108]*[.$J$1]+[.K108]*[.$K$1]+[.L108]*[.$L$1]+[.M108]*[.$M$1]+[.N108]*[.$N$1]+[.O108]*[.$O$1]+[.P108]*[.$P$1]+[.Q108]*[.$Q$1]+[.R108]*[.$R$1]+[.S108]*[.$S$1]+[.T108]*[.$T$1]+[.U108]*[.$U$1]+[.V108]*[.$V$1]+[.W108]*[.$W$1]+[.X108]*[.$X$1]+[.Y108]*[.$Y$1]+[.Z108]*[.$Z$1]+[.AA108]*[.$AA$1]+[.AB108]*[.$AB$1]+[.AC108]*[.$AC$1]+[.AD108]*[.$AD$1]+[.AE108]*[.$AE$1]+[.AF108]*[.$AF$1]+[.AG108]*[.$AG$1]+[.AH108]*[.$AH$1]+[.AI108]*[.$AI$1]+[.AJ108]*[.$AJ$1]+[.AK108]*[.$AK$1]+[.AL108]*[.$AL$1]+[.AM108]*[.$AM$1]+[.AN108]*[.$AN$1]+[.AO108]*[.$AO$1]+[.AP108]*[.$AP$1]+[.AQ108]*[.$AQ$1]+[.AR108]*[.$AR$1]+[.AS108]*[.$AS$1]+[.AT108]*[.$AT$1]+[.AU108]*[.$AU$1]+[.AV108]*[.$AV$1]+[.AW108]*[.$AW$1]+[.AX108]*[.$AX$1]+[.AY108]*[.$AY$1]+[.AZ108]*[.$AZ$1]+[.BA108]*[.$BA$1]+[.BB108]*[.$BB$1]+[.BC108]*[.$BC$1]+[.BD108]*[.$BD$1]+[.BE108]*[.$BE$1]+[.BF108]*[.$BF$1]+[.BG108]*[.$BG$1]+[.BH108]*[.$BH$1]+[.BI108]*[.$BI$1]+[.BJ108]*[.$BJ$1]+[.BK108]*[.$BK$1]+[.BL108]*[.$BL$1]+[.BM108]*[.$BM$1]+[.BN108]*[.$BN$1]+[.BO108]*[.$BO$1]+[.BP108]*[.$BP$1]+[.BQ108]*[.$BQ$1]+[.BR108]*[.$BR$1]+[.BS108]*[.$BS$1]+[.BT108]*[.$BT$1]+[.BU108]*[.$BU$1]+[.BV108]*[.$BV$1]+[.BW108]*[.$BW$1]+[.BX108]*[.$BX$1]+[.BY108]*[.$BY$1]+[.BZ108]*[.$BZ$1]+[.CA108]*[.$CA$1]+[.CB108]*[.$CB$1]+[.CC108]*[.$CC$1]+[.CD108]*[.$CD$1]+[.CE108]*[.$CE$1]+[.CF108]*[.$CF$1]+[.CG108]*[.$CG$1]+[.CH108]*[.$CH$1]+[.CI108]*[.$CI$1]+[.CJ108]*[.$CJ$1]+[.CK108]*[.$CK$1]+[.CL108]*[.$CL$1]+[.CM108]*[.$CM$1]+[.CN108]*[.$CN$1]+[.CO108]*[.$CO$1]+[.CP108]*[.$CP$1]+[.CQ108]*[.$CQ$1]+[.CR108]*[.$CR$1]+[.CS108]*[.$CS$1]+[.CT108]*[.$CT$1]+[.CU108]*[.$CU$1]+[.CV108]*[.$CV$1]+[.CW108]*[.$CW$1]+[.CX108]*[.$CX$1]+[.CY108]*[.$CY$1]+[.CZ108]*[.$CZ$1]+[.DA108]*[.$DA$1]+[.DB108]*[.$DB$1]+[.DC108]*[.$DC$1]+[.DD108]*[.$DD$1]+[.DE108]*[.$DE$1])/COUNT([.B108:.DE108]);0)" office:value-type="float" office:value="1" calcext:value-type="float">
            <text:p>1</text:p>
          </table:table-cell>
          <table:table-cell table:formula="of:=IF([.DG108]&lt;&gt;[.DF10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09:.DE109])/COUNT([.A109:.DE109]));0)" office:value-type="float" office:value="1" calcext:value-type="float">
            <text:p>1</text:p>
          </table:table-cell>
          <table:table-cell table:formula="of:=ROUND(([.B109]*[.$B$1]+[.C109]*[.$C$1]+[.D109]*[.$D$1]+[.E109]*[.$E$1]+[.F109]*[.$F$1]+[.G109]*[.$G$1]+[.H109]*[.$H$1]+[.I109]*[.$I$1]+[.J109]*[.$J$1]+[.K109]*[.$K$1]+[.L109]*[.$L$1]+[.M109]*[.$M$1]+[.N109]*[.$N$1]+[.O109]*[.$O$1]+[.P109]*[.$P$1]+[.Q109]*[.$Q$1]+[.R109]*[.$R$1]+[.S109]*[.$S$1]+[.T109]*[.$T$1]+[.U109]*[.$U$1]+[.V109]*[.$V$1]+[.W109]*[.$W$1]+[.X109]*[.$X$1]+[.Y109]*[.$Y$1]+[.Z109]*[.$Z$1]+[.AA109]*[.$AA$1]+[.AB109]*[.$AB$1]+[.AC109]*[.$AC$1]+[.AD109]*[.$AD$1]+[.AE109]*[.$AE$1]+[.AF109]*[.$AF$1]+[.AG109]*[.$AG$1]+[.AH109]*[.$AH$1]+[.AI109]*[.$AI$1]+[.AJ109]*[.$AJ$1]+[.AK109]*[.$AK$1]+[.AL109]*[.$AL$1]+[.AM109]*[.$AM$1]+[.AN109]*[.$AN$1]+[.AO109]*[.$AO$1]+[.AP109]*[.$AP$1]+[.AQ109]*[.$AQ$1]+[.AR109]*[.$AR$1]+[.AS109]*[.$AS$1]+[.AT109]*[.$AT$1]+[.AU109]*[.$AU$1]+[.AV109]*[.$AV$1]+[.AW109]*[.$AW$1]+[.AX109]*[.$AX$1]+[.AY109]*[.$AY$1]+[.AZ109]*[.$AZ$1]+[.BA109]*[.$BA$1]+[.BB109]*[.$BB$1]+[.BC109]*[.$BC$1]+[.BD109]*[.$BD$1]+[.BE109]*[.$BE$1]+[.BF109]*[.$BF$1]+[.BG109]*[.$BG$1]+[.BH109]*[.$BH$1]+[.BI109]*[.$BI$1]+[.BJ109]*[.$BJ$1]+[.BK109]*[.$BK$1]+[.BL109]*[.$BL$1]+[.BM109]*[.$BM$1]+[.BN109]*[.$BN$1]+[.BO109]*[.$BO$1]+[.BP109]*[.$BP$1]+[.BQ109]*[.$BQ$1]+[.BR109]*[.$BR$1]+[.BS109]*[.$BS$1]+[.BT109]*[.$BT$1]+[.BU109]*[.$BU$1]+[.BV109]*[.$BV$1]+[.BW109]*[.$BW$1]+[.BX109]*[.$BX$1]+[.BY109]*[.$BY$1]+[.BZ109]*[.$BZ$1]+[.CA109]*[.$CA$1]+[.CB109]*[.$CB$1]+[.CC109]*[.$CC$1]+[.CD109]*[.$CD$1]+[.CE109]*[.$CE$1]+[.CF109]*[.$CF$1]+[.CG109]*[.$CG$1]+[.CH109]*[.$CH$1]+[.CI109]*[.$CI$1]+[.CJ109]*[.$CJ$1]+[.CK109]*[.$CK$1]+[.CL109]*[.$CL$1]+[.CM109]*[.$CM$1]+[.CN109]*[.$CN$1]+[.CO109]*[.$CO$1]+[.CP109]*[.$CP$1]+[.CQ109]*[.$CQ$1]+[.CR109]*[.$CR$1]+[.CS109]*[.$CS$1]+[.CT109]*[.$CT$1]+[.CU109]*[.$CU$1]+[.CV109]*[.$CV$1]+[.CW109]*[.$CW$1]+[.CX109]*[.$CX$1]+[.CY109]*[.$CY$1]+[.CZ109]*[.$CZ$1]+[.DA109]*[.$DA$1]+[.DB109]*[.$DB$1]+[.DC109]*[.$DC$1]+[.DD109]*[.$DD$1]+[.DE109]*[.$DE$1])/COUNT([.B109:.DE109]);0)" office:value-type="float" office:value="1" calcext:value-type="float">
            <text:p>1</text:p>
          </table:table-cell>
          <table:table-cell table:formula="of:=IF([.DG109]&lt;&gt;[.DF10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10:.DE110])/COUNT([.A110:.DE110]));0)" office:value-type="float" office:value="1" calcext:value-type="float">
            <text:p>1</text:p>
          </table:table-cell>
          <table:table-cell table:formula="of:=ROUND(([.B110]*[.$B$1]+[.C110]*[.$C$1]+[.D110]*[.$D$1]+[.E110]*[.$E$1]+[.F110]*[.$F$1]+[.G110]*[.$G$1]+[.H110]*[.$H$1]+[.I110]*[.$I$1]+[.J110]*[.$J$1]+[.K110]*[.$K$1]+[.L110]*[.$L$1]+[.M110]*[.$M$1]+[.N110]*[.$N$1]+[.O110]*[.$O$1]+[.P110]*[.$P$1]+[.Q110]*[.$Q$1]+[.R110]*[.$R$1]+[.S110]*[.$S$1]+[.T110]*[.$T$1]+[.U110]*[.$U$1]+[.V110]*[.$V$1]+[.W110]*[.$W$1]+[.X110]*[.$X$1]+[.Y110]*[.$Y$1]+[.Z110]*[.$Z$1]+[.AA110]*[.$AA$1]+[.AB110]*[.$AB$1]+[.AC110]*[.$AC$1]+[.AD110]*[.$AD$1]+[.AE110]*[.$AE$1]+[.AF110]*[.$AF$1]+[.AG110]*[.$AG$1]+[.AH110]*[.$AH$1]+[.AI110]*[.$AI$1]+[.AJ110]*[.$AJ$1]+[.AK110]*[.$AK$1]+[.AL110]*[.$AL$1]+[.AM110]*[.$AM$1]+[.AN110]*[.$AN$1]+[.AO110]*[.$AO$1]+[.AP110]*[.$AP$1]+[.AQ110]*[.$AQ$1]+[.AR110]*[.$AR$1]+[.AS110]*[.$AS$1]+[.AT110]*[.$AT$1]+[.AU110]*[.$AU$1]+[.AV110]*[.$AV$1]+[.AW110]*[.$AW$1]+[.AX110]*[.$AX$1]+[.AY110]*[.$AY$1]+[.AZ110]*[.$AZ$1]+[.BA110]*[.$BA$1]+[.BB110]*[.$BB$1]+[.BC110]*[.$BC$1]+[.BD110]*[.$BD$1]+[.BE110]*[.$BE$1]+[.BF110]*[.$BF$1]+[.BG110]*[.$BG$1]+[.BH110]*[.$BH$1]+[.BI110]*[.$BI$1]+[.BJ110]*[.$BJ$1]+[.BK110]*[.$BK$1]+[.BL110]*[.$BL$1]+[.BM110]*[.$BM$1]+[.BN110]*[.$BN$1]+[.BO110]*[.$BO$1]+[.BP110]*[.$BP$1]+[.BQ110]*[.$BQ$1]+[.BR110]*[.$BR$1]+[.BS110]*[.$BS$1]+[.BT110]*[.$BT$1]+[.BU110]*[.$BU$1]+[.BV110]*[.$BV$1]+[.BW110]*[.$BW$1]+[.BX110]*[.$BX$1]+[.BY110]*[.$BY$1]+[.BZ110]*[.$BZ$1]+[.CA110]*[.$CA$1]+[.CB110]*[.$CB$1]+[.CC110]*[.$CC$1]+[.CD110]*[.$CD$1]+[.CE110]*[.$CE$1]+[.CF110]*[.$CF$1]+[.CG110]*[.$CG$1]+[.CH110]*[.$CH$1]+[.CI110]*[.$CI$1]+[.CJ110]*[.$CJ$1]+[.CK110]*[.$CK$1]+[.CL110]*[.$CL$1]+[.CM110]*[.$CM$1]+[.CN110]*[.$CN$1]+[.CO110]*[.$CO$1]+[.CP110]*[.$CP$1]+[.CQ110]*[.$CQ$1]+[.CR110]*[.$CR$1]+[.CS110]*[.$CS$1]+[.CT110]*[.$CT$1]+[.CU110]*[.$CU$1]+[.CV110]*[.$CV$1]+[.CW110]*[.$CW$1]+[.CX110]*[.$CX$1]+[.CY110]*[.$CY$1]+[.CZ110]*[.$CZ$1]+[.DA110]*[.$DA$1]+[.DB110]*[.$DB$1]+[.DC110]*[.$DC$1]+[.DD110]*[.$DD$1]+[.DE110]*[.$DE$1])/COUNT([.B110:.DE110]);0)" office:value-type="float" office:value="1" calcext:value-type="float">
            <text:p>1</text:p>
          </table:table-cell>
          <table:table-cell table:formula="of:=IF([.DG110]&lt;&gt;[.DF110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8" office:value-type="float" office:value="1" calcext:value-type="float">
            <text:p>1</text:p>
          </table:table-cell>
          <table:table-cell table:formula="of:=ROUND((SUM([.B111:.DE111])/COUNT([.A111:.DE111]));0)" office:value-type="float" office:value="1" calcext:value-type="float">
            <text:p>1</text:p>
          </table:table-cell>
          <table:table-cell table:formula="of:=ROUND(([.B111]*[.$B$1]+[.C111]*[.$C$1]+[.D111]*[.$D$1]+[.E111]*[.$E$1]+[.F111]*[.$F$1]+[.G111]*[.$G$1]+[.H111]*[.$H$1]+[.I111]*[.$I$1]+[.J111]*[.$J$1]+[.K111]*[.$K$1]+[.L111]*[.$L$1]+[.M111]*[.$M$1]+[.N111]*[.$N$1]+[.O111]*[.$O$1]+[.P111]*[.$P$1]+[.Q111]*[.$Q$1]+[.R111]*[.$R$1]+[.S111]*[.$S$1]+[.T111]*[.$T$1]+[.U111]*[.$U$1]+[.V111]*[.$V$1]+[.W111]*[.$W$1]+[.X111]*[.$X$1]+[.Y111]*[.$Y$1]+[.Z111]*[.$Z$1]+[.AA111]*[.$AA$1]+[.AB111]*[.$AB$1]+[.AC111]*[.$AC$1]+[.AD111]*[.$AD$1]+[.AE111]*[.$AE$1]+[.AF111]*[.$AF$1]+[.AG111]*[.$AG$1]+[.AH111]*[.$AH$1]+[.AI111]*[.$AI$1]+[.AJ111]*[.$AJ$1]+[.AK111]*[.$AK$1]+[.AL111]*[.$AL$1]+[.AM111]*[.$AM$1]+[.AN111]*[.$AN$1]+[.AO111]*[.$AO$1]+[.AP111]*[.$AP$1]+[.AQ111]*[.$AQ$1]+[.AR111]*[.$AR$1]+[.AS111]*[.$AS$1]+[.AT111]*[.$AT$1]+[.AU111]*[.$AU$1]+[.AV111]*[.$AV$1]+[.AW111]*[.$AW$1]+[.AX111]*[.$AX$1]+[.AY111]*[.$AY$1]+[.AZ111]*[.$AZ$1]+[.BA111]*[.$BA$1]+[.BB111]*[.$BB$1]+[.BC111]*[.$BC$1]+[.BD111]*[.$BD$1]+[.BE111]*[.$BE$1]+[.BF111]*[.$BF$1]+[.BG111]*[.$BG$1]+[.BH111]*[.$BH$1]+[.BI111]*[.$BI$1]+[.BJ111]*[.$BJ$1]+[.BK111]*[.$BK$1]+[.BL111]*[.$BL$1]+[.BM111]*[.$BM$1]+[.BN111]*[.$BN$1]+[.BO111]*[.$BO$1]+[.BP111]*[.$BP$1]+[.BQ111]*[.$BQ$1]+[.BR111]*[.$BR$1]+[.BS111]*[.$BS$1]+[.BT111]*[.$BT$1]+[.BU111]*[.$BU$1]+[.BV111]*[.$BV$1]+[.BW111]*[.$BW$1]+[.BX111]*[.$BX$1]+[.BY111]*[.$BY$1]+[.BZ111]*[.$BZ$1]+[.CA111]*[.$CA$1]+[.CB111]*[.$CB$1]+[.CC111]*[.$CC$1]+[.CD111]*[.$CD$1]+[.CE111]*[.$CE$1]+[.CF111]*[.$CF$1]+[.CG111]*[.$CG$1]+[.CH111]*[.$CH$1]+[.CI111]*[.$CI$1]+[.CJ111]*[.$CJ$1]+[.CK111]*[.$CK$1]+[.CL111]*[.$CL$1]+[.CM111]*[.$CM$1]+[.CN111]*[.$CN$1]+[.CO111]*[.$CO$1]+[.CP111]*[.$CP$1]+[.CQ111]*[.$CQ$1]+[.CR111]*[.$CR$1]+[.CS111]*[.$CS$1]+[.CT111]*[.$CT$1]+[.CU111]*[.$CU$1]+[.CV111]*[.$CV$1]+[.CW111]*[.$CW$1]+[.CX111]*[.$CX$1]+[.CY111]*[.$CY$1]+[.CZ111]*[.$CZ$1]+[.DA111]*[.$DA$1]+[.DB111]*[.$DB$1]+[.DC111]*[.$DC$1]+[.DD111]*[.$DD$1]+[.DE111]*[.$DE$1])/COUNT([.B111:.DE111]);0)" office:value-type="float" office:value="1" calcext:value-type="float">
            <text:p>1</text:p>
          </table:table-cell>
          <table:table-cell table:formula="of:=IF([.DG111]&lt;&gt;[.DF11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12:.DE112])/COUNT([.A112:.DE112]));0)" office:value-type="float" office:value="1" calcext:value-type="float">
            <text:p>1</text:p>
          </table:table-cell>
          <table:table-cell table:formula="of:=ROUND(([.B112]*[.$B$1]+[.C112]*[.$C$1]+[.D112]*[.$D$1]+[.E112]*[.$E$1]+[.F112]*[.$F$1]+[.G112]*[.$G$1]+[.H112]*[.$H$1]+[.I112]*[.$I$1]+[.J112]*[.$J$1]+[.K112]*[.$K$1]+[.L112]*[.$L$1]+[.M112]*[.$M$1]+[.N112]*[.$N$1]+[.O112]*[.$O$1]+[.P112]*[.$P$1]+[.Q112]*[.$Q$1]+[.R112]*[.$R$1]+[.S112]*[.$S$1]+[.T112]*[.$T$1]+[.U112]*[.$U$1]+[.V112]*[.$V$1]+[.W112]*[.$W$1]+[.X112]*[.$X$1]+[.Y112]*[.$Y$1]+[.Z112]*[.$Z$1]+[.AA112]*[.$AA$1]+[.AB112]*[.$AB$1]+[.AC112]*[.$AC$1]+[.AD112]*[.$AD$1]+[.AE112]*[.$AE$1]+[.AF112]*[.$AF$1]+[.AG112]*[.$AG$1]+[.AH112]*[.$AH$1]+[.AI112]*[.$AI$1]+[.AJ112]*[.$AJ$1]+[.AK112]*[.$AK$1]+[.AL112]*[.$AL$1]+[.AM112]*[.$AM$1]+[.AN112]*[.$AN$1]+[.AO112]*[.$AO$1]+[.AP112]*[.$AP$1]+[.AQ112]*[.$AQ$1]+[.AR112]*[.$AR$1]+[.AS112]*[.$AS$1]+[.AT112]*[.$AT$1]+[.AU112]*[.$AU$1]+[.AV112]*[.$AV$1]+[.AW112]*[.$AW$1]+[.AX112]*[.$AX$1]+[.AY112]*[.$AY$1]+[.AZ112]*[.$AZ$1]+[.BA112]*[.$BA$1]+[.BB112]*[.$BB$1]+[.BC112]*[.$BC$1]+[.BD112]*[.$BD$1]+[.BE112]*[.$BE$1]+[.BF112]*[.$BF$1]+[.BG112]*[.$BG$1]+[.BH112]*[.$BH$1]+[.BI112]*[.$BI$1]+[.BJ112]*[.$BJ$1]+[.BK112]*[.$BK$1]+[.BL112]*[.$BL$1]+[.BM112]*[.$BM$1]+[.BN112]*[.$BN$1]+[.BO112]*[.$BO$1]+[.BP112]*[.$BP$1]+[.BQ112]*[.$BQ$1]+[.BR112]*[.$BR$1]+[.BS112]*[.$BS$1]+[.BT112]*[.$BT$1]+[.BU112]*[.$BU$1]+[.BV112]*[.$BV$1]+[.BW112]*[.$BW$1]+[.BX112]*[.$BX$1]+[.BY112]*[.$BY$1]+[.BZ112]*[.$BZ$1]+[.CA112]*[.$CA$1]+[.CB112]*[.$CB$1]+[.CC112]*[.$CC$1]+[.CD112]*[.$CD$1]+[.CE112]*[.$CE$1]+[.CF112]*[.$CF$1]+[.CG112]*[.$CG$1]+[.CH112]*[.$CH$1]+[.CI112]*[.$CI$1]+[.CJ112]*[.$CJ$1]+[.CK112]*[.$CK$1]+[.CL112]*[.$CL$1]+[.CM112]*[.$CM$1]+[.CN112]*[.$CN$1]+[.CO112]*[.$CO$1]+[.CP112]*[.$CP$1]+[.CQ112]*[.$CQ$1]+[.CR112]*[.$CR$1]+[.CS112]*[.$CS$1]+[.CT112]*[.$CT$1]+[.CU112]*[.$CU$1]+[.CV112]*[.$CV$1]+[.CW112]*[.$CW$1]+[.CX112]*[.$CX$1]+[.CY112]*[.$CY$1]+[.CZ112]*[.$CZ$1]+[.DA112]*[.$DA$1]+[.DB112]*[.$DB$1]+[.DC112]*[.$DC$1]+[.DD112]*[.$DD$1]+[.DE112]*[.$DE$1])/COUNT([.B112:.DE112]);0)" office:value-type="float" office:value="1" calcext:value-type="float">
            <text:p>1</text:p>
          </table:table-cell>
          <table:table-cell table:formula="of:=IF([.DG112]&lt;&gt;[.DF11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13:.DE113])/COUNT([.A113:.DE113]));0)" office:value-type="float" office:value="1" calcext:value-type="float">
            <text:p>1</text:p>
          </table:table-cell>
          <table:table-cell table:formula="of:=ROUND(([.B113]*[.$B$1]+[.C113]*[.$C$1]+[.D113]*[.$D$1]+[.E113]*[.$E$1]+[.F113]*[.$F$1]+[.G113]*[.$G$1]+[.H113]*[.$H$1]+[.I113]*[.$I$1]+[.J113]*[.$J$1]+[.K113]*[.$K$1]+[.L113]*[.$L$1]+[.M113]*[.$M$1]+[.N113]*[.$N$1]+[.O113]*[.$O$1]+[.P113]*[.$P$1]+[.Q113]*[.$Q$1]+[.R113]*[.$R$1]+[.S113]*[.$S$1]+[.T113]*[.$T$1]+[.U113]*[.$U$1]+[.V113]*[.$V$1]+[.W113]*[.$W$1]+[.X113]*[.$X$1]+[.Y113]*[.$Y$1]+[.Z113]*[.$Z$1]+[.AA113]*[.$AA$1]+[.AB113]*[.$AB$1]+[.AC113]*[.$AC$1]+[.AD113]*[.$AD$1]+[.AE113]*[.$AE$1]+[.AF113]*[.$AF$1]+[.AG113]*[.$AG$1]+[.AH113]*[.$AH$1]+[.AI113]*[.$AI$1]+[.AJ113]*[.$AJ$1]+[.AK113]*[.$AK$1]+[.AL113]*[.$AL$1]+[.AM113]*[.$AM$1]+[.AN113]*[.$AN$1]+[.AO113]*[.$AO$1]+[.AP113]*[.$AP$1]+[.AQ113]*[.$AQ$1]+[.AR113]*[.$AR$1]+[.AS113]*[.$AS$1]+[.AT113]*[.$AT$1]+[.AU113]*[.$AU$1]+[.AV113]*[.$AV$1]+[.AW113]*[.$AW$1]+[.AX113]*[.$AX$1]+[.AY113]*[.$AY$1]+[.AZ113]*[.$AZ$1]+[.BA113]*[.$BA$1]+[.BB113]*[.$BB$1]+[.BC113]*[.$BC$1]+[.BD113]*[.$BD$1]+[.BE113]*[.$BE$1]+[.BF113]*[.$BF$1]+[.BG113]*[.$BG$1]+[.BH113]*[.$BH$1]+[.BI113]*[.$BI$1]+[.BJ113]*[.$BJ$1]+[.BK113]*[.$BK$1]+[.BL113]*[.$BL$1]+[.BM113]*[.$BM$1]+[.BN113]*[.$BN$1]+[.BO113]*[.$BO$1]+[.BP113]*[.$BP$1]+[.BQ113]*[.$BQ$1]+[.BR113]*[.$BR$1]+[.BS113]*[.$BS$1]+[.BT113]*[.$BT$1]+[.BU113]*[.$BU$1]+[.BV113]*[.$BV$1]+[.BW113]*[.$BW$1]+[.BX113]*[.$BX$1]+[.BY113]*[.$BY$1]+[.BZ113]*[.$BZ$1]+[.CA113]*[.$CA$1]+[.CB113]*[.$CB$1]+[.CC113]*[.$CC$1]+[.CD113]*[.$CD$1]+[.CE113]*[.$CE$1]+[.CF113]*[.$CF$1]+[.CG113]*[.$CG$1]+[.CH113]*[.$CH$1]+[.CI113]*[.$CI$1]+[.CJ113]*[.$CJ$1]+[.CK113]*[.$CK$1]+[.CL113]*[.$CL$1]+[.CM113]*[.$CM$1]+[.CN113]*[.$CN$1]+[.CO113]*[.$CO$1]+[.CP113]*[.$CP$1]+[.CQ113]*[.$CQ$1]+[.CR113]*[.$CR$1]+[.CS113]*[.$CS$1]+[.CT113]*[.$CT$1]+[.CU113]*[.$CU$1]+[.CV113]*[.$CV$1]+[.CW113]*[.$CW$1]+[.CX113]*[.$CX$1]+[.CY113]*[.$CY$1]+[.CZ113]*[.$CZ$1]+[.DA113]*[.$DA$1]+[.DB113]*[.$DB$1]+[.DC113]*[.$DC$1]+[.DD113]*[.$DD$1]+[.DE113]*[.$DE$1])/COUNT([.B113:.DE113]);0)" office:value-type="float" office:value="1" calcext:value-type="float">
            <text:p>1</text:p>
          </table:table-cell>
          <table:table-cell table:formula="of:=IF([.DG113]&lt;&gt;[.DF11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14:.DE114])/COUNT([.A114:.DE114]));0)" office:value-type="float" office:value="1" calcext:value-type="float">
            <text:p>1</text:p>
          </table:table-cell>
          <table:table-cell table:formula="of:=ROUND(([.B114]*[.$B$1]+[.C114]*[.$C$1]+[.D114]*[.$D$1]+[.E114]*[.$E$1]+[.F114]*[.$F$1]+[.G114]*[.$G$1]+[.H114]*[.$H$1]+[.I114]*[.$I$1]+[.J114]*[.$J$1]+[.K114]*[.$K$1]+[.L114]*[.$L$1]+[.M114]*[.$M$1]+[.N114]*[.$N$1]+[.O114]*[.$O$1]+[.P114]*[.$P$1]+[.Q114]*[.$Q$1]+[.R114]*[.$R$1]+[.S114]*[.$S$1]+[.T114]*[.$T$1]+[.U114]*[.$U$1]+[.V114]*[.$V$1]+[.W114]*[.$W$1]+[.X114]*[.$X$1]+[.Y114]*[.$Y$1]+[.Z114]*[.$Z$1]+[.AA114]*[.$AA$1]+[.AB114]*[.$AB$1]+[.AC114]*[.$AC$1]+[.AD114]*[.$AD$1]+[.AE114]*[.$AE$1]+[.AF114]*[.$AF$1]+[.AG114]*[.$AG$1]+[.AH114]*[.$AH$1]+[.AI114]*[.$AI$1]+[.AJ114]*[.$AJ$1]+[.AK114]*[.$AK$1]+[.AL114]*[.$AL$1]+[.AM114]*[.$AM$1]+[.AN114]*[.$AN$1]+[.AO114]*[.$AO$1]+[.AP114]*[.$AP$1]+[.AQ114]*[.$AQ$1]+[.AR114]*[.$AR$1]+[.AS114]*[.$AS$1]+[.AT114]*[.$AT$1]+[.AU114]*[.$AU$1]+[.AV114]*[.$AV$1]+[.AW114]*[.$AW$1]+[.AX114]*[.$AX$1]+[.AY114]*[.$AY$1]+[.AZ114]*[.$AZ$1]+[.BA114]*[.$BA$1]+[.BB114]*[.$BB$1]+[.BC114]*[.$BC$1]+[.BD114]*[.$BD$1]+[.BE114]*[.$BE$1]+[.BF114]*[.$BF$1]+[.BG114]*[.$BG$1]+[.BH114]*[.$BH$1]+[.BI114]*[.$BI$1]+[.BJ114]*[.$BJ$1]+[.BK114]*[.$BK$1]+[.BL114]*[.$BL$1]+[.BM114]*[.$BM$1]+[.BN114]*[.$BN$1]+[.BO114]*[.$BO$1]+[.BP114]*[.$BP$1]+[.BQ114]*[.$BQ$1]+[.BR114]*[.$BR$1]+[.BS114]*[.$BS$1]+[.BT114]*[.$BT$1]+[.BU114]*[.$BU$1]+[.BV114]*[.$BV$1]+[.BW114]*[.$BW$1]+[.BX114]*[.$BX$1]+[.BY114]*[.$BY$1]+[.BZ114]*[.$BZ$1]+[.CA114]*[.$CA$1]+[.CB114]*[.$CB$1]+[.CC114]*[.$CC$1]+[.CD114]*[.$CD$1]+[.CE114]*[.$CE$1]+[.CF114]*[.$CF$1]+[.CG114]*[.$CG$1]+[.CH114]*[.$CH$1]+[.CI114]*[.$CI$1]+[.CJ114]*[.$CJ$1]+[.CK114]*[.$CK$1]+[.CL114]*[.$CL$1]+[.CM114]*[.$CM$1]+[.CN114]*[.$CN$1]+[.CO114]*[.$CO$1]+[.CP114]*[.$CP$1]+[.CQ114]*[.$CQ$1]+[.CR114]*[.$CR$1]+[.CS114]*[.$CS$1]+[.CT114]*[.$CT$1]+[.CU114]*[.$CU$1]+[.CV114]*[.$CV$1]+[.CW114]*[.$CW$1]+[.CX114]*[.$CX$1]+[.CY114]*[.$CY$1]+[.CZ114]*[.$CZ$1]+[.DA114]*[.$DA$1]+[.DB114]*[.$DB$1]+[.DC114]*[.$DC$1]+[.DD114]*[.$DD$1]+[.DE114]*[.$DE$1])/COUNT([.B114:.DE114]);0)" office:value-type="float" office:value="1" calcext:value-type="float">
            <text:p>1</text:p>
          </table:table-cell>
          <table:table-cell table:formula="of:=IF([.DG114]&lt;&gt;[.DF11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15:.DE115])/COUNT([.A115:.DE115]));0)" office:value-type="float" office:value="1" calcext:value-type="float">
            <text:p>1</text:p>
          </table:table-cell>
          <table:table-cell table:formula="of:=ROUND(([.B115]*[.$B$1]+[.C115]*[.$C$1]+[.D115]*[.$D$1]+[.E115]*[.$E$1]+[.F115]*[.$F$1]+[.G115]*[.$G$1]+[.H115]*[.$H$1]+[.I115]*[.$I$1]+[.J115]*[.$J$1]+[.K115]*[.$K$1]+[.L115]*[.$L$1]+[.M115]*[.$M$1]+[.N115]*[.$N$1]+[.O115]*[.$O$1]+[.P115]*[.$P$1]+[.Q115]*[.$Q$1]+[.R115]*[.$R$1]+[.S115]*[.$S$1]+[.T115]*[.$T$1]+[.U115]*[.$U$1]+[.V115]*[.$V$1]+[.W115]*[.$W$1]+[.X115]*[.$X$1]+[.Y115]*[.$Y$1]+[.Z115]*[.$Z$1]+[.AA115]*[.$AA$1]+[.AB115]*[.$AB$1]+[.AC115]*[.$AC$1]+[.AD115]*[.$AD$1]+[.AE115]*[.$AE$1]+[.AF115]*[.$AF$1]+[.AG115]*[.$AG$1]+[.AH115]*[.$AH$1]+[.AI115]*[.$AI$1]+[.AJ115]*[.$AJ$1]+[.AK115]*[.$AK$1]+[.AL115]*[.$AL$1]+[.AM115]*[.$AM$1]+[.AN115]*[.$AN$1]+[.AO115]*[.$AO$1]+[.AP115]*[.$AP$1]+[.AQ115]*[.$AQ$1]+[.AR115]*[.$AR$1]+[.AS115]*[.$AS$1]+[.AT115]*[.$AT$1]+[.AU115]*[.$AU$1]+[.AV115]*[.$AV$1]+[.AW115]*[.$AW$1]+[.AX115]*[.$AX$1]+[.AY115]*[.$AY$1]+[.AZ115]*[.$AZ$1]+[.BA115]*[.$BA$1]+[.BB115]*[.$BB$1]+[.BC115]*[.$BC$1]+[.BD115]*[.$BD$1]+[.BE115]*[.$BE$1]+[.BF115]*[.$BF$1]+[.BG115]*[.$BG$1]+[.BH115]*[.$BH$1]+[.BI115]*[.$BI$1]+[.BJ115]*[.$BJ$1]+[.BK115]*[.$BK$1]+[.BL115]*[.$BL$1]+[.BM115]*[.$BM$1]+[.BN115]*[.$BN$1]+[.BO115]*[.$BO$1]+[.BP115]*[.$BP$1]+[.BQ115]*[.$BQ$1]+[.BR115]*[.$BR$1]+[.BS115]*[.$BS$1]+[.BT115]*[.$BT$1]+[.BU115]*[.$BU$1]+[.BV115]*[.$BV$1]+[.BW115]*[.$BW$1]+[.BX115]*[.$BX$1]+[.BY115]*[.$BY$1]+[.BZ115]*[.$BZ$1]+[.CA115]*[.$CA$1]+[.CB115]*[.$CB$1]+[.CC115]*[.$CC$1]+[.CD115]*[.$CD$1]+[.CE115]*[.$CE$1]+[.CF115]*[.$CF$1]+[.CG115]*[.$CG$1]+[.CH115]*[.$CH$1]+[.CI115]*[.$CI$1]+[.CJ115]*[.$CJ$1]+[.CK115]*[.$CK$1]+[.CL115]*[.$CL$1]+[.CM115]*[.$CM$1]+[.CN115]*[.$CN$1]+[.CO115]*[.$CO$1]+[.CP115]*[.$CP$1]+[.CQ115]*[.$CQ$1]+[.CR115]*[.$CR$1]+[.CS115]*[.$CS$1]+[.CT115]*[.$CT$1]+[.CU115]*[.$CU$1]+[.CV115]*[.$CV$1]+[.CW115]*[.$CW$1]+[.CX115]*[.$CX$1]+[.CY115]*[.$CY$1]+[.CZ115]*[.$CZ$1]+[.DA115]*[.$DA$1]+[.DB115]*[.$DB$1]+[.DC115]*[.$DC$1]+[.DD115]*[.$DD$1]+[.DE115]*[.$DE$1])/COUNT([.B115:.DE115]);0)" office:value-type="float" office:value="1" calcext:value-type="float">
            <text:p>1</text:p>
          </table:table-cell>
          <table:table-cell table:formula="of:=IF([.DG115]&lt;&gt;[.DF11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16:.DE116])/COUNT([.A116:.DE116]));0)" office:value-type="float" office:value="0" calcext:value-type="float">
            <text:p>0</text:p>
          </table:table-cell>
          <table:table-cell table:formula="of:=ROUND(([.B116]*[.$B$1]+[.C116]*[.$C$1]+[.D116]*[.$D$1]+[.E116]*[.$E$1]+[.F116]*[.$F$1]+[.G116]*[.$G$1]+[.H116]*[.$H$1]+[.I116]*[.$I$1]+[.J116]*[.$J$1]+[.K116]*[.$K$1]+[.L116]*[.$L$1]+[.M116]*[.$M$1]+[.N116]*[.$N$1]+[.O116]*[.$O$1]+[.P116]*[.$P$1]+[.Q116]*[.$Q$1]+[.R116]*[.$R$1]+[.S116]*[.$S$1]+[.T116]*[.$T$1]+[.U116]*[.$U$1]+[.V116]*[.$V$1]+[.W116]*[.$W$1]+[.X116]*[.$X$1]+[.Y116]*[.$Y$1]+[.Z116]*[.$Z$1]+[.AA116]*[.$AA$1]+[.AB116]*[.$AB$1]+[.AC116]*[.$AC$1]+[.AD116]*[.$AD$1]+[.AE116]*[.$AE$1]+[.AF116]*[.$AF$1]+[.AG116]*[.$AG$1]+[.AH116]*[.$AH$1]+[.AI116]*[.$AI$1]+[.AJ116]*[.$AJ$1]+[.AK116]*[.$AK$1]+[.AL116]*[.$AL$1]+[.AM116]*[.$AM$1]+[.AN116]*[.$AN$1]+[.AO116]*[.$AO$1]+[.AP116]*[.$AP$1]+[.AQ116]*[.$AQ$1]+[.AR116]*[.$AR$1]+[.AS116]*[.$AS$1]+[.AT116]*[.$AT$1]+[.AU116]*[.$AU$1]+[.AV116]*[.$AV$1]+[.AW116]*[.$AW$1]+[.AX116]*[.$AX$1]+[.AY116]*[.$AY$1]+[.AZ116]*[.$AZ$1]+[.BA116]*[.$BA$1]+[.BB116]*[.$BB$1]+[.BC116]*[.$BC$1]+[.BD116]*[.$BD$1]+[.BE116]*[.$BE$1]+[.BF116]*[.$BF$1]+[.BG116]*[.$BG$1]+[.BH116]*[.$BH$1]+[.BI116]*[.$BI$1]+[.BJ116]*[.$BJ$1]+[.BK116]*[.$BK$1]+[.BL116]*[.$BL$1]+[.BM116]*[.$BM$1]+[.BN116]*[.$BN$1]+[.BO116]*[.$BO$1]+[.BP116]*[.$BP$1]+[.BQ116]*[.$BQ$1]+[.BR116]*[.$BR$1]+[.BS116]*[.$BS$1]+[.BT116]*[.$BT$1]+[.BU116]*[.$BU$1]+[.BV116]*[.$BV$1]+[.BW116]*[.$BW$1]+[.BX116]*[.$BX$1]+[.BY116]*[.$BY$1]+[.BZ116]*[.$BZ$1]+[.CA116]*[.$CA$1]+[.CB116]*[.$CB$1]+[.CC116]*[.$CC$1]+[.CD116]*[.$CD$1]+[.CE116]*[.$CE$1]+[.CF116]*[.$CF$1]+[.CG116]*[.$CG$1]+[.CH116]*[.$CH$1]+[.CI116]*[.$CI$1]+[.CJ116]*[.$CJ$1]+[.CK116]*[.$CK$1]+[.CL116]*[.$CL$1]+[.CM116]*[.$CM$1]+[.CN116]*[.$CN$1]+[.CO116]*[.$CO$1]+[.CP116]*[.$CP$1]+[.CQ116]*[.$CQ$1]+[.CR116]*[.$CR$1]+[.CS116]*[.$CS$1]+[.CT116]*[.$CT$1]+[.CU116]*[.$CU$1]+[.CV116]*[.$CV$1]+[.CW116]*[.$CW$1]+[.CX116]*[.$CX$1]+[.CY116]*[.$CY$1]+[.CZ116]*[.$CZ$1]+[.DA116]*[.$DA$1]+[.DB116]*[.$DB$1]+[.DC116]*[.$DC$1]+[.DD116]*[.$DD$1]+[.DE116]*[.$DE$1])/COUNT([.B116:.DE116]);0)" office:value-type="float" office:value="0" calcext:value-type="float">
            <text:p>0</text:p>
          </table:table-cell>
          <table:table-cell table:formula="of:=IF([.DG116]&lt;&gt;[.DF11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17:.DE117])/COUNT([.A117:.DE117]));0)" office:value-type="float" office:value="0" calcext:value-type="float">
            <text:p>0</text:p>
          </table:table-cell>
          <table:table-cell table:formula="of:=ROUND(([.B117]*[.$B$1]+[.C117]*[.$C$1]+[.D117]*[.$D$1]+[.E117]*[.$E$1]+[.F117]*[.$F$1]+[.G117]*[.$G$1]+[.H117]*[.$H$1]+[.I117]*[.$I$1]+[.J117]*[.$J$1]+[.K117]*[.$K$1]+[.L117]*[.$L$1]+[.M117]*[.$M$1]+[.N117]*[.$N$1]+[.O117]*[.$O$1]+[.P117]*[.$P$1]+[.Q117]*[.$Q$1]+[.R117]*[.$R$1]+[.S117]*[.$S$1]+[.T117]*[.$T$1]+[.U117]*[.$U$1]+[.V117]*[.$V$1]+[.W117]*[.$W$1]+[.X117]*[.$X$1]+[.Y117]*[.$Y$1]+[.Z117]*[.$Z$1]+[.AA117]*[.$AA$1]+[.AB117]*[.$AB$1]+[.AC117]*[.$AC$1]+[.AD117]*[.$AD$1]+[.AE117]*[.$AE$1]+[.AF117]*[.$AF$1]+[.AG117]*[.$AG$1]+[.AH117]*[.$AH$1]+[.AI117]*[.$AI$1]+[.AJ117]*[.$AJ$1]+[.AK117]*[.$AK$1]+[.AL117]*[.$AL$1]+[.AM117]*[.$AM$1]+[.AN117]*[.$AN$1]+[.AO117]*[.$AO$1]+[.AP117]*[.$AP$1]+[.AQ117]*[.$AQ$1]+[.AR117]*[.$AR$1]+[.AS117]*[.$AS$1]+[.AT117]*[.$AT$1]+[.AU117]*[.$AU$1]+[.AV117]*[.$AV$1]+[.AW117]*[.$AW$1]+[.AX117]*[.$AX$1]+[.AY117]*[.$AY$1]+[.AZ117]*[.$AZ$1]+[.BA117]*[.$BA$1]+[.BB117]*[.$BB$1]+[.BC117]*[.$BC$1]+[.BD117]*[.$BD$1]+[.BE117]*[.$BE$1]+[.BF117]*[.$BF$1]+[.BG117]*[.$BG$1]+[.BH117]*[.$BH$1]+[.BI117]*[.$BI$1]+[.BJ117]*[.$BJ$1]+[.BK117]*[.$BK$1]+[.BL117]*[.$BL$1]+[.BM117]*[.$BM$1]+[.BN117]*[.$BN$1]+[.BO117]*[.$BO$1]+[.BP117]*[.$BP$1]+[.BQ117]*[.$BQ$1]+[.BR117]*[.$BR$1]+[.BS117]*[.$BS$1]+[.BT117]*[.$BT$1]+[.BU117]*[.$BU$1]+[.BV117]*[.$BV$1]+[.BW117]*[.$BW$1]+[.BX117]*[.$BX$1]+[.BY117]*[.$BY$1]+[.BZ117]*[.$BZ$1]+[.CA117]*[.$CA$1]+[.CB117]*[.$CB$1]+[.CC117]*[.$CC$1]+[.CD117]*[.$CD$1]+[.CE117]*[.$CE$1]+[.CF117]*[.$CF$1]+[.CG117]*[.$CG$1]+[.CH117]*[.$CH$1]+[.CI117]*[.$CI$1]+[.CJ117]*[.$CJ$1]+[.CK117]*[.$CK$1]+[.CL117]*[.$CL$1]+[.CM117]*[.$CM$1]+[.CN117]*[.$CN$1]+[.CO117]*[.$CO$1]+[.CP117]*[.$CP$1]+[.CQ117]*[.$CQ$1]+[.CR117]*[.$CR$1]+[.CS117]*[.$CS$1]+[.CT117]*[.$CT$1]+[.CU117]*[.$CU$1]+[.CV117]*[.$CV$1]+[.CW117]*[.$CW$1]+[.CX117]*[.$CX$1]+[.CY117]*[.$CY$1]+[.CZ117]*[.$CZ$1]+[.DA117]*[.$DA$1]+[.DB117]*[.$DB$1]+[.DC117]*[.$DC$1]+[.DD117]*[.$DD$1]+[.DE117]*[.$DE$1])/COUNT([.B117:.DE117]);0)" office:value-type="float" office:value="0" calcext:value-type="float">
            <text:p>0</text:p>
          </table:table-cell>
          <table:table-cell table:formula="of:=IF([.DG117]&lt;&gt;[.DF11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18:.DE118])/COUNT([.A118:.DE118]));0)" office:value-type="float" office:value="0" calcext:value-type="float">
            <text:p>0</text:p>
          </table:table-cell>
          <table:table-cell table:formula="of:=ROUND(([.B118]*[.$B$1]+[.C118]*[.$C$1]+[.D118]*[.$D$1]+[.E118]*[.$E$1]+[.F118]*[.$F$1]+[.G118]*[.$G$1]+[.H118]*[.$H$1]+[.I118]*[.$I$1]+[.J118]*[.$J$1]+[.K118]*[.$K$1]+[.L118]*[.$L$1]+[.M118]*[.$M$1]+[.N118]*[.$N$1]+[.O118]*[.$O$1]+[.P118]*[.$P$1]+[.Q118]*[.$Q$1]+[.R118]*[.$R$1]+[.S118]*[.$S$1]+[.T118]*[.$T$1]+[.U118]*[.$U$1]+[.V118]*[.$V$1]+[.W118]*[.$W$1]+[.X118]*[.$X$1]+[.Y118]*[.$Y$1]+[.Z118]*[.$Z$1]+[.AA118]*[.$AA$1]+[.AB118]*[.$AB$1]+[.AC118]*[.$AC$1]+[.AD118]*[.$AD$1]+[.AE118]*[.$AE$1]+[.AF118]*[.$AF$1]+[.AG118]*[.$AG$1]+[.AH118]*[.$AH$1]+[.AI118]*[.$AI$1]+[.AJ118]*[.$AJ$1]+[.AK118]*[.$AK$1]+[.AL118]*[.$AL$1]+[.AM118]*[.$AM$1]+[.AN118]*[.$AN$1]+[.AO118]*[.$AO$1]+[.AP118]*[.$AP$1]+[.AQ118]*[.$AQ$1]+[.AR118]*[.$AR$1]+[.AS118]*[.$AS$1]+[.AT118]*[.$AT$1]+[.AU118]*[.$AU$1]+[.AV118]*[.$AV$1]+[.AW118]*[.$AW$1]+[.AX118]*[.$AX$1]+[.AY118]*[.$AY$1]+[.AZ118]*[.$AZ$1]+[.BA118]*[.$BA$1]+[.BB118]*[.$BB$1]+[.BC118]*[.$BC$1]+[.BD118]*[.$BD$1]+[.BE118]*[.$BE$1]+[.BF118]*[.$BF$1]+[.BG118]*[.$BG$1]+[.BH118]*[.$BH$1]+[.BI118]*[.$BI$1]+[.BJ118]*[.$BJ$1]+[.BK118]*[.$BK$1]+[.BL118]*[.$BL$1]+[.BM118]*[.$BM$1]+[.BN118]*[.$BN$1]+[.BO118]*[.$BO$1]+[.BP118]*[.$BP$1]+[.BQ118]*[.$BQ$1]+[.BR118]*[.$BR$1]+[.BS118]*[.$BS$1]+[.BT118]*[.$BT$1]+[.BU118]*[.$BU$1]+[.BV118]*[.$BV$1]+[.BW118]*[.$BW$1]+[.BX118]*[.$BX$1]+[.BY118]*[.$BY$1]+[.BZ118]*[.$BZ$1]+[.CA118]*[.$CA$1]+[.CB118]*[.$CB$1]+[.CC118]*[.$CC$1]+[.CD118]*[.$CD$1]+[.CE118]*[.$CE$1]+[.CF118]*[.$CF$1]+[.CG118]*[.$CG$1]+[.CH118]*[.$CH$1]+[.CI118]*[.$CI$1]+[.CJ118]*[.$CJ$1]+[.CK118]*[.$CK$1]+[.CL118]*[.$CL$1]+[.CM118]*[.$CM$1]+[.CN118]*[.$CN$1]+[.CO118]*[.$CO$1]+[.CP118]*[.$CP$1]+[.CQ118]*[.$CQ$1]+[.CR118]*[.$CR$1]+[.CS118]*[.$CS$1]+[.CT118]*[.$CT$1]+[.CU118]*[.$CU$1]+[.CV118]*[.$CV$1]+[.CW118]*[.$CW$1]+[.CX118]*[.$CX$1]+[.CY118]*[.$CY$1]+[.CZ118]*[.$CZ$1]+[.DA118]*[.$DA$1]+[.DB118]*[.$DB$1]+[.DC118]*[.$DC$1]+[.DD118]*[.$DD$1]+[.DE118]*[.$DE$1])/COUNT([.B118:.DE118]);0)" office:value-type="float" office:value="0" calcext:value-type="float">
            <text:p>0</text:p>
          </table:table-cell>
          <table:table-cell table:formula="of:=IF([.DG118]&lt;&gt;[.DF11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19:.DE119])/COUNT([.A119:.DE119]));0)" office:value-type="float" office:value="0" calcext:value-type="float">
            <text:p>0</text:p>
          </table:table-cell>
          <table:table-cell table:formula="of:=ROUND(([.B119]*[.$B$1]+[.C119]*[.$C$1]+[.D119]*[.$D$1]+[.E119]*[.$E$1]+[.F119]*[.$F$1]+[.G119]*[.$G$1]+[.H119]*[.$H$1]+[.I119]*[.$I$1]+[.J119]*[.$J$1]+[.K119]*[.$K$1]+[.L119]*[.$L$1]+[.M119]*[.$M$1]+[.N119]*[.$N$1]+[.O119]*[.$O$1]+[.P119]*[.$P$1]+[.Q119]*[.$Q$1]+[.R119]*[.$R$1]+[.S119]*[.$S$1]+[.T119]*[.$T$1]+[.U119]*[.$U$1]+[.V119]*[.$V$1]+[.W119]*[.$W$1]+[.X119]*[.$X$1]+[.Y119]*[.$Y$1]+[.Z119]*[.$Z$1]+[.AA119]*[.$AA$1]+[.AB119]*[.$AB$1]+[.AC119]*[.$AC$1]+[.AD119]*[.$AD$1]+[.AE119]*[.$AE$1]+[.AF119]*[.$AF$1]+[.AG119]*[.$AG$1]+[.AH119]*[.$AH$1]+[.AI119]*[.$AI$1]+[.AJ119]*[.$AJ$1]+[.AK119]*[.$AK$1]+[.AL119]*[.$AL$1]+[.AM119]*[.$AM$1]+[.AN119]*[.$AN$1]+[.AO119]*[.$AO$1]+[.AP119]*[.$AP$1]+[.AQ119]*[.$AQ$1]+[.AR119]*[.$AR$1]+[.AS119]*[.$AS$1]+[.AT119]*[.$AT$1]+[.AU119]*[.$AU$1]+[.AV119]*[.$AV$1]+[.AW119]*[.$AW$1]+[.AX119]*[.$AX$1]+[.AY119]*[.$AY$1]+[.AZ119]*[.$AZ$1]+[.BA119]*[.$BA$1]+[.BB119]*[.$BB$1]+[.BC119]*[.$BC$1]+[.BD119]*[.$BD$1]+[.BE119]*[.$BE$1]+[.BF119]*[.$BF$1]+[.BG119]*[.$BG$1]+[.BH119]*[.$BH$1]+[.BI119]*[.$BI$1]+[.BJ119]*[.$BJ$1]+[.BK119]*[.$BK$1]+[.BL119]*[.$BL$1]+[.BM119]*[.$BM$1]+[.BN119]*[.$BN$1]+[.BO119]*[.$BO$1]+[.BP119]*[.$BP$1]+[.BQ119]*[.$BQ$1]+[.BR119]*[.$BR$1]+[.BS119]*[.$BS$1]+[.BT119]*[.$BT$1]+[.BU119]*[.$BU$1]+[.BV119]*[.$BV$1]+[.BW119]*[.$BW$1]+[.BX119]*[.$BX$1]+[.BY119]*[.$BY$1]+[.BZ119]*[.$BZ$1]+[.CA119]*[.$CA$1]+[.CB119]*[.$CB$1]+[.CC119]*[.$CC$1]+[.CD119]*[.$CD$1]+[.CE119]*[.$CE$1]+[.CF119]*[.$CF$1]+[.CG119]*[.$CG$1]+[.CH119]*[.$CH$1]+[.CI119]*[.$CI$1]+[.CJ119]*[.$CJ$1]+[.CK119]*[.$CK$1]+[.CL119]*[.$CL$1]+[.CM119]*[.$CM$1]+[.CN119]*[.$CN$1]+[.CO119]*[.$CO$1]+[.CP119]*[.$CP$1]+[.CQ119]*[.$CQ$1]+[.CR119]*[.$CR$1]+[.CS119]*[.$CS$1]+[.CT119]*[.$CT$1]+[.CU119]*[.$CU$1]+[.CV119]*[.$CV$1]+[.CW119]*[.$CW$1]+[.CX119]*[.$CX$1]+[.CY119]*[.$CY$1]+[.CZ119]*[.$CZ$1]+[.DA119]*[.$DA$1]+[.DB119]*[.$DB$1]+[.DC119]*[.$DC$1]+[.DD119]*[.$DD$1]+[.DE119]*[.$DE$1])/COUNT([.B119:.DE119]);0)" office:value-type="float" office:value="0" calcext:value-type="float">
            <text:p>0</text:p>
          </table:table-cell>
          <table:table-cell table:formula="of:=IF([.DG119]&lt;&gt;[.DF11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20:.DE120])/COUNT([.A120:.DE120]));0)" office:value-type="float" office:value="0" calcext:value-type="float">
            <text:p>0</text:p>
          </table:table-cell>
          <table:table-cell table:formula="of:=ROUND(([.B120]*[.$B$1]+[.C120]*[.$C$1]+[.D120]*[.$D$1]+[.E120]*[.$E$1]+[.F120]*[.$F$1]+[.G120]*[.$G$1]+[.H120]*[.$H$1]+[.I120]*[.$I$1]+[.J120]*[.$J$1]+[.K120]*[.$K$1]+[.L120]*[.$L$1]+[.M120]*[.$M$1]+[.N120]*[.$N$1]+[.O120]*[.$O$1]+[.P120]*[.$P$1]+[.Q120]*[.$Q$1]+[.R120]*[.$R$1]+[.S120]*[.$S$1]+[.T120]*[.$T$1]+[.U120]*[.$U$1]+[.V120]*[.$V$1]+[.W120]*[.$W$1]+[.X120]*[.$X$1]+[.Y120]*[.$Y$1]+[.Z120]*[.$Z$1]+[.AA120]*[.$AA$1]+[.AB120]*[.$AB$1]+[.AC120]*[.$AC$1]+[.AD120]*[.$AD$1]+[.AE120]*[.$AE$1]+[.AF120]*[.$AF$1]+[.AG120]*[.$AG$1]+[.AH120]*[.$AH$1]+[.AI120]*[.$AI$1]+[.AJ120]*[.$AJ$1]+[.AK120]*[.$AK$1]+[.AL120]*[.$AL$1]+[.AM120]*[.$AM$1]+[.AN120]*[.$AN$1]+[.AO120]*[.$AO$1]+[.AP120]*[.$AP$1]+[.AQ120]*[.$AQ$1]+[.AR120]*[.$AR$1]+[.AS120]*[.$AS$1]+[.AT120]*[.$AT$1]+[.AU120]*[.$AU$1]+[.AV120]*[.$AV$1]+[.AW120]*[.$AW$1]+[.AX120]*[.$AX$1]+[.AY120]*[.$AY$1]+[.AZ120]*[.$AZ$1]+[.BA120]*[.$BA$1]+[.BB120]*[.$BB$1]+[.BC120]*[.$BC$1]+[.BD120]*[.$BD$1]+[.BE120]*[.$BE$1]+[.BF120]*[.$BF$1]+[.BG120]*[.$BG$1]+[.BH120]*[.$BH$1]+[.BI120]*[.$BI$1]+[.BJ120]*[.$BJ$1]+[.BK120]*[.$BK$1]+[.BL120]*[.$BL$1]+[.BM120]*[.$BM$1]+[.BN120]*[.$BN$1]+[.BO120]*[.$BO$1]+[.BP120]*[.$BP$1]+[.BQ120]*[.$BQ$1]+[.BR120]*[.$BR$1]+[.BS120]*[.$BS$1]+[.BT120]*[.$BT$1]+[.BU120]*[.$BU$1]+[.BV120]*[.$BV$1]+[.BW120]*[.$BW$1]+[.BX120]*[.$BX$1]+[.BY120]*[.$BY$1]+[.BZ120]*[.$BZ$1]+[.CA120]*[.$CA$1]+[.CB120]*[.$CB$1]+[.CC120]*[.$CC$1]+[.CD120]*[.$CD$1]+[.CE120]*[.$CE$1]+[.CF120]*[.$CF$1]+[.CG120]*[.$CG$1]+[.CH120]*[.$CH$1]+[.CI120]*[.$CI$1]+[.CJ120]*[.$CJ$1]+[.CK120]*[.$CK$1]+[.CL120]*[.$CL$1]+[.CM120]*[.$CM$1]+[.CN120]*[.$CN$1]+[.CO120]*[.$CO$1]+[.CP120]*[.$CP$1]+[.CQ120]*[.$CQ$1]+[.CR120]*[.$CR$1]+[.CS120]*[.$CS$1]+[.CT120]*[.$CT$1]+[.CU120]*[.$CU$1]+[.CV120]*[.$CV$1]+[.CW120]*[.$CW$1]+[.CX120]*[.$CX$1]+[.CY120]*[.$CY$1]+[.CZ120]*[.$CZ$1]+[.DA120]*[.$DA$1]+[.DB120]*[.$DB$1]+[.DC120]*[.$DC$1]+[.DD120]*[.$DD$1]+[.DE120]*[.$DE$1])/COUNT([.B120:.DE120]);0)" office:value-type="float" office:value="0" calcext:value-type="float">
            <text:p>0</text:p>
          </table:table-cell>
          <table:table-cell table:formula="of:=IF([.DG120]&lt;&gt;[.DF12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21:.DE121])/COUNT([.A121:.DE121]));0)" office:value-type="float" office:value="0" calcext:value-type="float">
            <text:p>0</text:p>
          </table:table-cell>
          <table:table-cell table:formula="of:=ROUND(([.B121]*[.$B$1]+[.C121]*[.$C$1]+[.D121]*[.$D$1]+[.E121]*[.$E$1]+[.F121]*[.$F$1]+[.G121]*[.$G$1]+[.H121]*[.$H$1]+[.I121]*[.$I$1]+[.J121]*[.$J$1]+[.K121]*[.$K$1]+[.L121]*[.$L$1]+[.M121]*[.$M$1]+[.N121]*[.$N$1]+[.O121]*[.$O$1]+[.P121]*[.$P$1]+[.Q121]*[.$Q$1]+[.R121]*[.$R$1]+[.S121]*[.$S$1]+[.T121]*[.$T$1]+[.U121]*[.$U$1]+[.V121]*[.$V$1]+[.W121]*[.$W$1]+[.X121]*[.$X$1]+[.Y121]*[.$Y$1]+[.Z121]*[.$Z$1]+[.AA121]*[.$AA$1]+[.AB121]*[.$AB$1]+[.AC121]*[.$AC$1]+[.AD121]*[.$AD$1]+[.AE121]*[.$AE$1]+[.AF121]*[.$AF$1]+[.AG121]*[.$AG$1]+[.AH121]*[.$AH$1]+[.AI121]*[.$AI$1]+[.AJ121]*[.$AJ$1]+[.AK121]*[.$AK$1]+[.AL121]*[.$AL$1]+[.AM121]*[.$AM$1]+[.AN121]*[.$AN$1]+[.AO121]*[.$AO$1]+[.AP121]*[.$AP$1]+[.AQ121]*[.$AQ$1]+[.AR121]*[.$AR$1]+[.AS121]*[.$AS$1]+[.AT121]*[.$AT$1]+[.AU121]*[.$AU$1]+[.AV121]*[.$AV$1]+[.AW121]*[.$AW$1]+[.AX121]*[.$AX$1]+[.AY121]*[.$AY$1]+[.AZ121]*[.$AZ$1]+[.BA121]*[.$BA$1]+[.BB121]*[.$BB$1]+[.BC121]*[.$BC$1]+[.BD121]*[.$BD$1]+[.BE121]*[.$BE$1]+[.BF121]*[.$BF$1]+[.BG121]*[.$BG$1]+[.BH121]*[.$BH$1]+[.BI121]*[.$BI$1]+[.BJ121]*[.$BJ$1]+[.BK121]*[.$BK$1]+[.BL121]*[.$BL$1]+[.BM121]*[.$BM$1]+[.BN121]*[.$BN$1]+[.BO121]*[.$BO$1]+[.BP121]*[.$BP$1]+[.BQ121]*[.$BQ$1]+[.BR121]*[.$BR$1]+[.BS121]*[.$BS$1]+[.BT121]*[.$BT$1]+[.BU121]*[.$BU$1]+[.BV121]*[.$BV$1]+[.BW121]*[.$BW$1]+[.BX121]*[.$BX$1]+[.BY121]*[.$BY$1]+[.BZ121]*[.$BZ$1]+[.CA121]*[.$CA$1]+[.CB121]*[.$CB$1]+[.CC121]*[.$CC$1]+[.CD121]*[.$CD$1]+[.CE121]*[.$CE$1]+[.CF121]*[.$CF$1]+[.CG121]*[.$CG$1]+[.CH121]*[.$CH$1]+[.CI121]*[.$CI$1]+[.CJ121]*[.$CJ$1]+[.CK121]*[.$CK$1]+[.CL121]*[.$CL$1]+[.CM121]*[.$CM$1]+[.CN121]*[.$CN$1]+[.CO121]*[.$CO$1]+[.CP121]*[.$CP$1]+[.CQ121]*[.$CQ$1]+[.CR121]*[.$CR$1]+[.CS121]*[.$CS$1]+[.CT121]*[.$CT$1]+[.CU121]*[.$CU$1]+[.CV121]*[.$CV$1]+[.CW121]*[.$CW$1]+[.CX121]*[.$CX$1]+[.CY121]*[.$CY$1]+[.CZ121]*[.$CZ$1]+[.DA121]*[.$DA$1]+[.DB121]*[.$DB$1]+[.DC121]*[.$DC$1]+[.DD121]*[.$DD$1]+[.DE121]*[.$DE$1])/COUNT([.B121:.DE121]);0)" office:value-type="float" office:value="0" calcext:value-type="float">
            <text:p>0</text:p>
          </table:table-cell>
          <table:table-cell table:formula="of:=IF([.DG121]&lt;&gt;[.DF12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22:.DE122])/COUNT([.A122:.DE122]));0)" office:value-type="float" office:value="0" calcext:value-type="float">
            <text:p>0</text:p>
          </table:table-cell>
          <table:table-cell table:formula="of:=ROUND(([.B122]*[.$B$1]+[.C122]*[.$C$1]+[.D122]*[.$D$1]+[.E122]*[.$E$1]+[.F122]*[.$F$1]+[.G122]*[.$G$1]+[.H122]*[.$H$1]+[.I122]*[.$I$1]+[.J122]*[.$J$1]+[.K122]*[.$K$1]+[.L122]*[.$L$1]+[.M122]*[.$M$1]+[.N122]*[.$N$1]+[.O122]*[.$O$1]+[.P122]*[.$P$1]+[.Q122]*[.$Q$1]+[.R122]*[.$R$1]+[.S122]*[.$S$1]+[.T122]*[.$T$1]+[.U122]*[.$U$1]+[.V122]*[.$V$1]+[.W122]*[.$W$1]+[.X122]*[.$X$1]+[.Y122]*[.$Y$1]+[.Z122]*[.$Z$1]+[.AA122]*[.$AA$1]+[.AB122]*[.$AB$1]+[.AC122]*[.$AC$1]+[.AD122]*[.$AD$1]+[.AE122]*[.$AE$1]+[.AF122]*[.$AF$1]+[.AG122]*[.$AG$1]+[.AH122]*[.$AH$1]+[.AI122]*[.$AI$1]+[.AJ122]*[.$AJ$1]+[.AK122]*[.$AK$1]+[.AL122]*[.$AL$1]+[.AM122]*[.$AM$1]+[.AN122]*[.$AN$1]+[.AO122]*[.$AO$1]+[.AP122]*[.$AP$1]+[.AQ122]*[.$AQ$1]+[.AR122]*[.$AR$1]+[.AS122]*[.$AS$1]+[.AT122]*[.$AT$1]+[.AU122]*[.$AU$1]+[.AV122]*[.$AV$1]+[.AW122]*[.$AW$1]+[.AX122]*[.$AX$1]+[.AY122]*[.$AY$1]+[.AZ122]*[.$AZ$1]+[.BA122]*[.$BA$1]+[.BB122]*[.$BB$1]+[.BC122]*[.$BC$1]+[.BD122]*[.$BD$1]+[.BE122]*[.$BE$1]+[.BF122]*[.$BF$1]+[.BG122]*[.$BG$1]+[.BH122]*[.$BH$1]+[.BI122]*[.$BI$1]+[.BJ122]*[.$BJ$1]+[.BK122]*[.$BK$1]+[.BL122]*[.$BL$1]+[.BM122]*[.$BM$1]+[.BN122]*[.$BN$1]+[.BO122]*[.$BO$1]+[.BP122]*[.$BP$1]+[.BQ122]*[.$BQ$1]+[.BR122]*[.$BR$1]+[.BS122]*[.$BS$1]+[.BT122]*[.$BT$1]+[.BU122]*[.$BU$1]+[.BV122]*[.$BV$1]+[.BW122]*[.$BW$1]+[.BX122]*[.$BX$1]+[.BY122]*[.$BY$1]+[.BZ122]*[.$BZ$1]+[.CA122]*[.$CA$1]+[.CB122]*[.$CB$1]+[.CC122]*[.$CC$1]+[.CD122]*[.$CD$1]+[.CE122]*[.$CE$1]+[.CF122]*[.$CF$1]+[.CG122]*[.$CG$1]+[.CH122]*[.$CH$1]+[.CI122]*[.$CI$1]+[.CJ122]*[.$CJ$1]+[.CK122]*[.$CK$1]+[.CL122]*[.$CL$1]+[.CM122]*[.$CM$1]+[.CN122]*[.$CN$1]+[.CO122]*[.$CO$1]+[.CP122]*[.$CP$1]+[.CQ122]*[.$CQ$1]+[.CR122]*[.$CR$1]+[.CS122]*[.$CS$1]+[.CT122]*[.$CT$1]+[.CU122]*[.$CU$1]+[.CV122]*[.$CV$1]+[.CW122]*[.$CW$1]+[.CX122]*[.$CX$1]+[.CY122]*[.$CY$1]+[.CZ122]*[.$CZ$1]+[.DA122]*[.$DA$1]+[.DB122]*[.$DB$1]+[.DC122]*[.$DC$1]+[.DD122]*[.$DD$1]+[.DE122]*[.$DE$1])/COUNT([.B122:.DE122]);0)" office:value-type="float" office:value="0" calcext:value-type="float">
            <text:p>0</text:p>
          </table:table-cell>
          <table:table-cell table:formula="of:=IF([.DG122]&lt;&gt;[.DF12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23:.DE123])/COUNT([.A123:.DE123]));0)" office:value-type="float" office:value="0" calcext:value-type="float">
            <text:p>0</text:p>
          </table:table-cell>
          <table:table-cell table:formula="of:=ROUND(([.B123]*[.$B$1]+[.C123]*[.$C$1]+[.D123]*[.$D$1]+[.E123]*[.$E$1]+[.F123]*[.$F$1]+[.G123]*[.$G$1]+[.H123]*[.$H$1]+[.I123]*[.$I$1]+[.J123]*[.$J$1]+[.K123]*[.$K$1]+[.L123]*[.$L$1]+[.M123]*[.$M$1]+[.N123]*[.$N$1]+[.O123]*[.$O$1]+[.P123]*[.$P$1]+[.Q123]*[.$Q$1]+[.R123]*[.$R$1]+[.S123]*[.$S$1]+[.T123]*[.$T$1]+[.U123]*[.$U$1]+[.V123]*[.$V$1]+[.W123]*[.$W$1]+[.X123]*[.$X$1]+[.Y123]*[.$Y$1]+[.Z123]*[.$Z$1]+[.AA123]*[.$AA$1]+[.AB123]*[.$AB$1]+[.AC123]*[.$AC$1]+[.AD123]*[.$AD$1]+[.AE123]*[.$AE$1]+[.AF123]*[.$AF$1]+[.AG123]*[.$AG$1]+[.AH123]*[.$AH$1]+[.AI123]*[.$AI$1]+[.AJ123]*[.$AJ$1]+[.AK123]*[.$AK$1]+[.AL123]*[.$AL$1]+[.AM123]*[.$AM$1]+[.AN123]*[.$AN$1]+[.AO123]*[.$AO$1]+[.AP123]*[.$AP$1]+[.AQ123]*[.$AQ$1]+[.AR123]*[.$AR$1]+[.AS123]*[.$AS$1]+[.AT123]*[.$AT$1]+[.AU123]*[.$AU$1]+[.AV123]*[.$AV$1]+[.AW123]*[.$AW$1]+[.AX123]*[.$AX$1]+[.AY123]*[.$AY$1]+[.AZ123]*[.$AZ$1]+[.BA123]*[.$BA$1]+[.BB123]*[.$BB$1]+[.BC123]*[.$BC$1]+[.BD123]*[.$BD$1]+[.BE123]*[.$BE$1]+[.BF123]*[.$BF$1]+[.BG123]*[.$BG$1]+[.BH123]*[.$BH$1]+[.BI123]*[.$BI$1]+[.BJ123]*[.$BJ$1]+[.BK123]*[.$BK$1]+[.BL123]*[.$BL$1]+[.BM123]*[.$BM$1]+[.BN123]*[.$BN$1]+[.BO123]*[.$BO$1]+[.BP123]*[.$BP$1]+[.BQ123]*[.$BQ$1]+[.BR123]*[.$BR$1]+[.BS123]*[.$BS$1]+[.BT123]*[.$BT$1]+[.BU123]*[.$BU$1]+[.BV123]*[.$BV$1]+[.BW123]*[.$BW$1]+[.BX123]*[.$BX$1]+[.BY123]*[.$BY$1]+[.BZ123]*[.$BZ$1]+[.CA123]*[.$CA$1]+[.CB123]*[.$CB$1]+[.CC123]*[.$CC$1]+[.CD123]*[.$CD$1]+[.CE123]*[.$CE$1]+[.CF123]*[.$CF$1]+[.CG123]*[.$CG$1]+[.CH123]*[.$CH$1]+[.CI123]*[.$CI$1]+[.CJ123]*[.$CJ$1]+[.CK123]*[.$CK$1]+[.CL123]*[.$CL$1]+[.CM123]*[.$CM$1]+[.CN123]*[.$CN$1]+[.CO123]*[.$CO$1]+[.CP123]*[.$CP$1]+[.CQ123]*[.$CQ$1]+[.CR123]*[.$CR$1]+[.CS123]*[.$CS$1]+[.CT123]*[.$CT$1]+[.CU123]*[.$CU$1]+[.CV123]*[.$CV$1]+[.CW123]*[.$CW$1]+[.CX123]*[.$CX$1]+[.CY123]*[.$CY$1]+[.CZ123]*[.$CZ$1]+[.DA123]*[.$DA$1]+[.DB123]*[.$DB$1]+[.DC123]*[.$DC$1]+[.DD123]*[.$DD$1]+[.DE123]*[.$DE$1])/COUNT([.B123:.DE123]);0)" office:value-type="float" office:value="0" calcext:value-type="float">
            <text:p>0</text:p>
          </table:table-cell>
          <table:table-cell table:formula="of:=IF([.DG123]&lt;&gt;[.DF123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8" office:value-type="float" office:value="1" calcext:value-type="float">
            <text:p>1</text:p>
          </table:table-cell>
          <table:table-cell table:formula="of:=ROUND((SUM([.B124:.DE124])/COUNT([.A124:.DE124]));0)" office:value-type="float" office:value="1" calcext:value-type="float">
            <text:p>1</text:p>
          </table:table-cell>
          <table:table-cell table:formula="of:=ROUND(([.B124]*[.$B$1]+[.C124]*[.$C$1]+[.D124]*[.$D$1]+[.E124]*[.$E$1]+[.F124]*[.$F$1]+[.G124]*[.$G$1]+[.H124]*[.$H$1]+[.I124]*[.$I$1]+[.J124]*[.$J$1]+[.K124]*[.$K$1]+[.L124]*[.$L$1]+[.M124]*[.$M$1]+[.N124]*[.$N$1]+[.O124]*[.$O$1]+[.P124]*[.$P$1]+[.Q124]*[.$Q$1]+[.R124]*[.$R$1]+[.S124]*[.$S$1]+[.T124]*[.$T$1]+[.U124]*[.$U$1]+[.V124]*[.$V$1]+[.W124]*[.$W$1]+[.X124]*[.$X$1]+[.Y124]*[.$Y$1]+[.Z124]*[.$Z$1]+[.AA124]*[.$AA$1]+[.AB124]*[.$AB$1]+[.AC124]*[.$AC$1]+[.AD124]*[.$AD$1]+[.AE124]*[.$AE$1]+[.AF124]*[.$AF$1]+[.AG124]*[.$AG$1]+[.AH124]*[.$AH$1]+[.AI124]*[.$AI$1]+[.AJ124]*[.$AJ$1]+[.AK124]*[.$AK$1]+[.AL124]*[.$AL$1]+[.AM124]*[.$AM$1]+[.AN124]*[.$AN$1]+[.AO124]*[.$AO$1]+[.AP124]*[.$AP$1]+[.AQ124]*[.$AQ$1]+[.AR124]*[.$AR$1]+[.AS124]*[.$AS$1]+[.AT124]*[.$AT$1]+[.AU124]*[.$AU$1]+[.AV124]*[.$AV$1]+[.AW124]*[.$AW$1]+[.AX124]*[.$AX$1]+[.AY124]*[.$AY$1]+[.AZ124]*[.$AZ$1]+[.BA124]*[.$BA$1]+[.BB124]*[.$BB$1]+[.BC124]*[.$BC$1]+[.BD124]*[.$BD$1]+[.BE124]*[.$BE$1]+[.BF124]*[.$BF$1]+[.BG124]*[.$BG$1]+[.BH124]*[.$BH$1]+[.BI124]*[.$BI$1]+[.BJ124]*[.$BJ$1]+[.BK124]*[.$BK$1]+[.BL124]*[.$BL$1]+[.BM124]*[.$BM$1]+[.BN124]*[.$BN$1]+[.BO124]*[.$BO$1]+[.BP124]*[.$BP$1]+[.BQ124]*[.$BQ$1]+[.BR124]*[.$BR$1]+[.BS124]*[.$BS$1]+[.BT124]*[.$BT$1]+[.BU124]*[.$BU$1]+[.BV124]*[.$BV$1]+[.BW124]*[.$BW$1]+[.BX124]*[.$BX$1]+[.BY124]*[.$BY$1]+[.BZ124]*[.$BZ$1]+[.CA124]*[.$CA$1]+[.CB124]*[.$CB$1]+[.CC124]*[.$CC$1]+[.CD124]*[.$CD$1]+[.CE124]*[.$CE$1]+[.CF124]*[.$CF$1]+[.CG124]*[.$CG$1]+[.CH124]*[.$CH$1]+[.CI124]*[.$CI$1]+[.CJ124]*[.$CJ$1]+[.CK124]*[.$CK$1]+[.CL124]*[.$CL$1]+[.CM124]*[.$CM$1]+[.CN124]*[.$CN$1]+[.CO124]*[.$CO$1]+[.CP124]*[.$CP$1]+[.CQ124]*[.$CQ$1]+[.CR124]*[.$CR$1]+[.CS124]*[.$CS$1]+[.CT124]*[.$CT$1]+[.CU124]*[.$CU$1]+[.CV124]*[.$CV$1]+[.CW124]*[.$CW$1]+[.CX124]*[.$CX$1]+[.CY124]*[.$CY$1]+[.CZ124]*[.$CZ$1]+[.DA124]*[.$DA$1]+[.DB124]*[.$DB$1]+[.DC124]*[.$DC$1]+[.DD124]*[.$DD$1]+[.DE124]*[.$DE$1])/COUNT([.B124:.DE124]);0)" office:value-type="float" office:value="1" calcext:value-type="float">
            <text:p>1</text:p>
          </table:table-cell>
          <table:table-cell table:formula="of:=IF([.DG124]&lt;&gt;[.DF12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9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ROUND((SUM([.B125:.DE125])/COUNT([.A125:.DE125]));0)" office:value-type="float" office:value="1" calcext:value-type="float">
            <text:p>1</text:p>
          </table:table-cell>
          <table:table-cell table:formula="of:=ROUND(([.B125]*[.$B$1]+[.C125]*[.$C$1]+[.D125]*[.$D$1]+[.E125]*[.$E$1]+[.F125]*[.$F$1]+[.G125]*[.$G$1]+[.H125]*[.$H$1]+[.I125]*[.$I$1]+[.J125]*[.$J$1]+[.K125]*[.$K$1]+[.L125]*[.$L$1]+[.M125]*[.$M$1]+[.N125]*[.$N$1]+[.O125]*[.$O$1]+[.P125]*[.$P$1]+[.Q125]*[.$Q$1]+[.R125]*[.$R$1]+[.S125]*[.$S$1]+[.T125]*[.$T$1]+[.U125]*[.$U$1]+[.V125]*[.$V$1]+[.W125]*[.$W$1]+[.X125]*[.$X$1]+[.Y125]*[.$Y$1]+[.Z125]*[.$Z$1]+[.AA125]*[.$AA$1]+[.AB125]*[.$AB$1]+[.AC125]*[.$AC$1]+[.AD125]*[.$AD$1]+[.AE125]*[.$AE$1]+[.AF125]*[.$AF$1]+[.AG125]*[.$AG$1]+[.AH125]*[.$AH$1]+[.AI125]*[.$AI$1]+[.AJ125]*[.$AJ$1]+[.AK125]*[.$AK$1]+[.AL125]*[.$AL$1]+[.AM125]*[.$AM$1]+[.AN125]*[.$AN$1]+[.AO125]*[.$AO$1]+[.AP125]*[.$AP$1]+[.AQ125]*[.$AQ$1]+[.AR125]*[.$AR$1]+[.AS125]*[.$AS$1]+[.AT125]*[.$AT$1]+[.AU125]*[.$AU$1]+[.AV125]*[.$AV$1]+[.AW125]*[.$AW$1]+[.AX125]*[.$AX$1]+[.AY125]*[.$AY$1]+[.AZ125]*[.$AZ$1]+[.BA125]*[.$BA$1]+[.BB125]*[.$BB$1]+[.BC125]*[.$BC$1]+[.BD125]*[.$BD$1]+[.BE125]*[.$BE$1]+[.BF125]*[.$BF$1]+[.BG125]*[.$BG$1]+[.BH125]*[.$BH$1]+[.BI125]*[.$BI$1]+[.BJ125]*[.$BJ$1]+[.BK125]*[.$BK$1]+[.BL125]*[.$BL$1]+[.BM125]*[.$BM$1]+[.BN125]*[.$BN$1]+[.BO125]*[.$BO$1]+[.BP125]*[.$BP$1]+[.BQ125]*[.$BQ$1]+[.BR125]*[.$BR$1]+[.BS125]*[.$BS$1]+[.BT125]*[.$BT$1]+[.BU125]*[.$BU$1]+[.BV125]*[.$BV$1]+[.BW125]*[.$BW$1]+[.BX125]*[.$BX$1]+[.BY125]*[.$BY$1]+[.BZ125]*[.$BZ$1]+[.CA125]*[.$CA$1]+[.CB125]*[.$CB$1]+[.CC125]*[.$CC$1]+[.CD125]*[.$CD$1]+[.CE125]*[.$CE$1]+[.CF125]*[.$CF$1]+[.CG125]*[.$CG$1]+[.CH125]*[.$CH$1]+[.CI125]*[.$CI$1]+[.CJ125]*[.$CJ$1]+[.CK125]*[.$CK$1]+[.CL125]*[.$CL$1]+[.CM125]*[.$CM$1]+[.CN125]*[.$CN$1]+[.CO125]*[.$CO$1]+[.CP125]*[.$CP$1]+[.CQ125]*[.$CQ$1]+[.CR125]*[.$CR$1]+[.CS125]*[.$CS$1]+[.CT125]*[.$CT$1]+[.CU125]*[.$CU$1]+[.CV125]*[.$CV$1]+[.CW125]*[.$CW$1]+[.CX125]*[.$CX$1]+[.CY125]*[.$CY$1]+[.CZ125]*[.$CZ$1]+[.DA125]*[.$DA$1]+[.DB125]*[.$DB$1]+[.DC125]*[.$DC$1]+[.DD125]*[.$DD$1]+[.DE125]*[.$DE$1])/COUNT([.B125:.DE125]);0)" office:value-type="float" office:value="1" calcext:value-type="float">
            <text:p>1</text:p>
          </table:table-cell>
          <table:table-cell table:formula="of:=IF([.DG125]&lt;&gt;[.DF125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ROUND((SUM([.B126:.DE126])/COUNT([.A126:.DE126]));0)" office:value-type="float" office:value="1" calcext:value-type="float">
            <text:p>1</text:p>
          </table:table-cell>
          <table:table-cell table:formula="of:=ROUND(([.B126]*[.$B$1]+[.C126]*[.$C$1]+[.D126]*[.$D$1]+[.E126]*[.$E$1]+[.F126]*[.$F$1]+[.G126]*[.$G$1]+[.H126]*[.$H$1]+[.I126]*[.$I$1]+[.J126]*[.$J$1]+[.K126]*[.$K$1]+[.L126]*[.$L$1]+[.M126]*[.$M$1]+[.N126]*[.$N$1]+[.O126]*[.$O$1]+[.P126]*[.$P$1]+[.Q126]*[.$Q$1]+[.R126]*[.$R$1]+[.S126]*[.$S$1]+[.T126]*[.$T$1]+[.U126]*[.$U$1]+[.V126]*[.$V$1]+[.W126]*[.$W$1]+[.X126]*[.$X$1]+[.Y126]*[.$Y$1]+[.Z126]*[.$Z$1]+[.AA126]*[.$AA$1]+[.AB126]*[.$AB$1]+[.AC126]*[.$AC$1]+[.AD126]*[.$AD$1]+[.AE126]*[.$AE$1]+[.AF126]*[.$AF$1]+[.AG126]*[.$AG$1]+[.AH126]*[.$AH$1]+[.AI126]*[.$AI$1]+[.AJ126]*[.$AJ$1]+[.AK126]*[.$AK$1]+[.AL126]*[.$AL$1]+[.AM126]*[.$AM$1]+[.AN126]*[.$AN$1]+[.AO126]*[.$AO$1]+[.AP126]*[.$AP$1]+[.AQ126]*[.$AQ$1]+[.AR126]*[.$AR$1]+[.AS126]*[.$AS$1]+[.AT126]*[.$AT$1]+[.AU126]*[.$AU$1]+[.AV126]*[.$AV$1]+[.AW126]*[.$AW$1]+[.AX126]*[.$AX$1]+[.AY126]*[.$AY$1]+[.AZ126]*[.$AZ$1]+[.BA126]*[.$BA$1]+[.BB126]*[.$BB$1]+[.BC126]*[.$BC$1]+[.BD126]*[.$BD$1]+[.BE126]*[.$BE$1]+[.BF126]*[.$BF$1]+[.BG126]*[.$BG$1]+[.BH126]*[.$BH$1]+[.BI126]*[.$BI$1]+[.BJ126]*[.$BJ$1]+[.BK126]*[.$BK$1]+[.BL126]*[.$BL$1]+[.BM126]*[.$BM$1]+[.BN126]*[.$BN$1]+[.BO126]*[.$BO$1]+[.BP126]*[.$BP$1]+[.BQ126]*[.$BQ$1]+[.BR126]*[.$BR$1]+[.BS126]*[.$BS$1]+[.BT126]*[.$BT$1]+[.BU126]*[.$BU$1]+[.BV126]*[.$BV$1]+[.BW126]*[.$BW$1]+[.BX126]*[.$BX$1]+[.BY126]*[.$BY$1]+[.BZ126]*[.$BZ$1]+[.CA126]*[.$CA$1]+[.CB126]*[.$CB$1]+[.CC126]*[.$CC$1]+[.CD126]*[.$CD$1]+[.CE126]*[.$CE$1]+[.CF126]*[.$CF$1]+[.CG126]*[.$CG$1]+[.CH126]*[.$CH$1]+[.CI126]*[.$CI$1]+[.CJ126]*[.$CJ$1]+[.CK126]*[.$CK$1]+[.CL126]*[.$CL$1]+[.CM126]*[.$CM$1]+[.CN126]*[.$CN$1]+[.CO126]*[.$CO$1]+[.CP126]*[.$CP$1]+[.CQ126]*[.$CQ$1]+[.CR126]*[.$CR$1]+[.CS126]*[.$CS$1]+[.CT126]*[.$CT$1]+[.CU126]*[.$CU$1]+[.CV126]*[.$CV$1]+[.CW126]*[.$CW$1]+[.CX126]*[.$CX$1]+[.CY126]*[.$CY$1]+[.CZ126]*[.$CZ$1]+[.DA126]*[.$DA$1]+[.DB126]*[.$DB$1]+[.DC126]*[.$DC$1]+[.DD126]*[.$DD$1]+[.DE126]*[.$DE$1])/COUNT([.B126:.DE126]);0)" office:value-type="float" office:value="0" calcext:value-type="float">
            <text:p>0</text:p>
          </table:table-cell>
          <table:table-cell table:formula="of:=IF([.DG126]&lt;&gt;[.DF126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127:.DE127])/COUNT([.A127:.DE127]));0)" office:value-type="float" office:value="0" calcext:value-type="float">
            <text:p>0</text:p>
          </table:table-cell>
          <table:table-cell table:formula="of:=ROUND(([.B127]*[.$B$1]+[.C127]*[.$C$1]+[.D127]*[.$D$1]+[.E127]*[.$E$1]+[.F127]*[.$F$1]+[.G127]*[.$G$1]+[.H127]*[.$H$1]+[.I127]*[.$I$1]+[.J127]*[.$J$1]+[.K127]*[.$K$1]+[.L127]*[.$L$1]+[.M127]*[.$M$1]+[.N127]*[.$N$1]+[.O127]*[.$O$1]+[.P127]*[.$P$1]+[.Q127]*[.$Q$1]+[.R127]*[.$R$1]+[.S127]*[.$S$1]+[.T127]*[.$T$1]+[.U127]*[.$U$1]+[.V127]*[.$V$1]+[.W127]*[.$W$1]+[.X127]*[.$X$1]+[.Y127]*[.$Y$1]+[.Z127]*[.$Z$1]+[.AA127]*[.$AA$1]+[.AB127]*[.$AB$1]+[.AC127]*[.$AC$1]+[.AD127]*[.$AD$1]+[.AE127]*[.$AE$1]+[.AF127]*[.$AF$1]+[.AG127]*[.$AG$1]+[.AH127]*[.$AH$1]+[.AI127]*[.$AI$1]+[.AJ127]*[.$AJ$1]+[.AK127]*[.$AK$1]+[.AL127]*[.$AL$1]+[.AM127]*[.$AM$1]+[.AN127]*[.$AN$1]+[.AO127]*[.$AO$1]+[.AP127]*[.$AP$1]+[.AQ127]*[.$AQ$1]+[.AR127]*[.$AR$1]+[.AS127]*[.$AS$1]+[.AT127]*[.$AT$1]+[.AU127]*[.$AU$1]+[.AV127]*[.$AV$1]+[.AW127]*[.$AW$1]+[.AX127]*[.$AX$1]+[.AY127]*[.$AY$1]+[.AZ127]*[.$AZ$1]+[.BA127]*[.$BA$1]+[.BB127]*[.$BB$1]+[.BC127]*[.$BC$1]+[.BD127]*[.$BD$1]+[.BE127]*[.$BE$1]+[.BF127]*[.$BF$1]+[.BG127]*[.$BG$1]+[.BH127]*[.$BH$1]+[.BI127]*[.$BI$1]+[.BJ127]*[.$BJ$1]+[.BK127]*[.$BK$1]+[.BL127]*[.$BL$1]+[.BM127]*[.$BM$1]+[.BN127]*[.$BN$1]+[.BO127]*[.$BO$1]+[.BP127]*[.$BP$1]+[.BQ127]*[.$BQ$1]+[.BR127]*[.$BR$1]+[.BS127]*[.$BS$1]+[.BT127]*[.$BT$1]+[.BU127]*[.$BU$1]+[.BV127]*[.$BV$1]+[.BW127]*[.$BW$1]+[.BX127]*[.$BX$1]+[.BY127]*[.$BY$1]+[.BZ127]*[.$BZ$1]+[.CA127]*[.$CA$1]+[.CB127]*[.$CB$1]+[.CC127]*[.$CC$1]+[.CD127]*[.$CD$1]+[.CE127]*[.$CE$1]+[.CF127]*[.$CF$1]+[.CG127]*[.$CG$1]+[.CH127]*[.$CH$1]+[.CI127]*[.$CI$1]+[.CJ127]*[.$CJ$1]+[.CK127]*[.$CK$1]+[.CL127]*[.$CL$1]+[.CM127]*[.$CM$1]+[.CN127]*[.$CN$1]+[.CO127]*[.$CO$1]+[.CP127]*[.$CP$1]+[.CQ127]*[.$CQ$1]+[.CR127]*[.$CR$1]+[.CS127]*[.$CS$1]+[.CT127]*[.$CT$1]+[.CU127]*[.$CU$1]+[.CV127]*[.$CV$1]+[.CW127]*[.$CW$1]+[.CX127]*[.$CX$1]+[.CY127]*[.$CY$1]+[.CZ127]*[.$CZ$1]+[.DA127]*[.$DA$1]+[.DB127]*[.$DB$1]+[.DC127]*[.$DC$1]+[.DD127]*[.$DD$1]+[.DE127]*[.$DE$1])/COUNT([.B127:.DE127]);0)" office:value-type="float" office:value="0" calcext:value-type="float">
            <text:p>0</text:p>
          </table:table-cell>
          <table:table-cell table:formula="of:=IF([.DG127]&lt;&gt;[.DF12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28:.DE128])/COUNT([.A128:.DE128]));0)" office:value-type="float" office:value="1" calcext:value-type="float">
            <text:p>1</text:p>
          </table:table-cell>
          <table:table-cell table:formula="of:=ROUND(([.B128]*[.$B$1]+[.C128]*[.$C$1]+[.D128]*[.$D$1]+[.E128]*[.$E$1]+[.F128]*[.$F$1]+[.G128]*[.$G$1]+[.H128]*[.$H$1]+[.I128]*[.$I$1]+[.J128]*[.$J$1]+[.K128]*[.$K$1]+[.L128]*[.$L$1]+[.M128]*[.$M$1]+[.N128]*[.$N$1]+[.O128]*[.$O$1]+[.P128]*[.$P$1]+[.Q128]*[.$Q$1]+[.R128]*[.$R$1]+[.S128]*[.$S$1]+[.T128]*[.$T$1]+[.U128]*[.$U$1]+[.V128]*[.$V$1]+[.W128]*[.$W$1]+[.X128]*[.$X$1]+[.Y128]*[.$Y$1]+[.Z128]*[.$Z$1]+[.AA128]*[.$AA$1]+[.AB128]*[.$AB$1]+[.AC128]*[.$AC$1]+[.AD128]*[.$AD$1]+[.AE128]*[.$AE$1]+[.AF128]*[.$AF$1]+[.AG128]*[.$AG$1]+[.AH128]*[.$AH$1]+[.AI128]*[.$AI$1]+[.AJ128]*[.$AJ$1]+[.AK128]*[.$AK$1]+[.AL128]*[.$AL$1]+[.AM128]*[.$AM$1]+[.AN128]*[.$AN$1]+[.AO128]*[.$AO$1]+[.AP128]*[.$AP$1]+[.AQ128]*[.$AQ$1]+[.AR128]*[.$AR$1]+[.AS128]*[.$AS$1]+[.AT128]*[.$AT$1]+[.AU128]*[.$AU$1]+[.AV128]*[.$AV$1]+[.AW128]*[.$AW$1]+[.AX128]*[.$AX$1]+[.AY128]*[.$AY$1]+[.AZ128]*[.$AZ$1]+[.BA128]*[.$BA$1]+[.BB128]*[.$BB$1]+[.BC128]*[.$BC$1]+[.BD128]*[.$BD$1]+[.BE128]*[.$BE$1]+[.BF128]*[.$BF$1]+[.BG128]*[.$BG$1]+[.BH128]*[.$BH$1]+[.BI128]*[.$BI$1]+[.BJ128]*[.$BJ$1]+[.BK128]*[.$BK$1]+[.BL128]*[.$BL$1]+[.BM128]*[.$BM$1]+[.BN128]*[.$BN$1]+[.BO128]*[.$BO$1]+[.BP128]*[.$BP$1]+[.BQ128]*[.$BQ$1]+[.BR128]*[.$BR$1]+[.BS128]*[.$BS$1]+[.BT128]*[.$BT$1]+[.BU128]*[.$BU$1]+[.BV128]*[.$BV$1]+[.BW128]*[.$BW$1]+[.BX128]*[.$BX$1]+[.BY128]*[.$BY$1]+[.BZ128]*[.$BZ$1]+[.CA128]*[.$CA$1]+[.CB128]*[.$CB$1]+[.CC128]*[.$CC$1]+[.CD128]*[.$CD$1]+[.CE128]*[.$CE$1]+[.CF128]*[.$CF$1]+[.CG128]*[.$CG$1]+[.CH128]*[.$CH$1]+[.CI128]*[.$CI$1]+[.CJ128]*[.$CJ$1]+[.CK128]*[.$CK$1]+[.CL128]*[.$CL$1]+[.CM128]*[.$CM$1]+[.CN128]*[.$CN$1]+[.CO128]*[.$CO$1]+[.CP128]*[.$CP$1]+[.CQ128]*[.$CQ$1]+[.CR128]*[.$CR$1]+[.CS128]*[.$CS$1]+[.CT128]*[.$CT$1]+[.CU128]*[.$CU$1]+[.CV128]*[.$CV$1]+[.CW128]*[.$CW$1]+[.CX128]*[.$CX$1]+[.CY128]*[.$CY$1]+[.CZ128]*[.$CZ$1]+[.DA128]*[.$DA$1]+[.DB128]*[.$DB$1]+[.DC128]*[.$DC$1]+[.DD128]*[.$DD$1]+[.DE128]*[.$DE$1])/COUNT([.B128:.DE128]);0)" office:value-type="float" office:value="1" calcext:value-type="float">
            <text:p>1</text:p>
          </table:table-cell>
          <table:table-cell table:formula="of:=IF([.DG128]&lt;&gt;[.DF12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29:.DE129])/COUNT([.A129:.DE129]));0)" office:value-type="float" office:value="1" calcext:value-type="float">
            <text:p>1</text:p>
          </table:table-cell>
          <table:table-cell table:formula="of:=ROUND(([.B129]*[.$B$1]+[.C129]*[.$C$1]+[.D129]*[.$D$1]+[.E129]*[.$E$1]+[.F129]*[.$F$1]+[.G129]*[.$G$1]+[.H129]*[.$H$1]+[.I129]*[.$I$1]+[.J129]*[.$J$1]+[.K129]*[.$K$1]+[.L129]*[.$L$1]+[.M129]*[.$M$1]+[.N129]*[.$N$1]+[.O129]*[.$O$1]+[.P129]*[.$P$1]+[.Q129]*[.$Q$1]+[.R129]*[.$R$1]+[.S129]*[.$S$1]+[.T129]*[.$T$1]+[.U129]*[.$U$1]+[.V129]*[.$V$1]+[.W129]*[.$W$1]+[.X129]*[.$X$1]+[.Y129]*[.$Y$1]+[.Z129]*[.$Z$1]+[.AA129]*[.$AA$1]+[.AB129]*[.$AB$1]+[.AC129]*[.$AC$1]+[.AD129]*[.$AD$1]+[.AE129]*[.$AE$1]+[.AF129]*[.$AF$1]+[.AG129]*[.$AG$1]+[.AH129]*[.$AH$1]+[.AI129]*[.$AI$1]+[.AJ129]*[.$AJ$1]+[.AK129]*[.$AK$1]+[.AL129]*[.$AL$1]+[.AM129]*[.$AM$1]+[.AN129]*[.$AN$1]+[.AO129]*[.$AO$1]+[.AP129]*[.$AP$1]+[.AQ129]*[.$AQ$1]+[.AR129]*[.$AR$1]+[.AS129]*[.$AS$1]+[.AT129]*[.$AT$1]+[.AU129]*[.$AU$1]+[.AV129]*[.$AV$1]+[.AW129]*[.$AW$1]+[.AX129]*[.$AX$1]+[.AY129]*[.$AY$1]+[.AZ129]*[.$AZ$1]+[.BA129]*[.$BA$1]+[.BB129]*[.$BB$1]+[.BC129]*[.$BC$1]+[.BD129]*[.$BD$1]+[.BE129]*[.$BE$1]+[.BF129]*[.$BF$1]+[.BG129]*[.$BG$1]+[.BH129]*[.$BH$1]+[.BI129]*[.$BI$1]+[.BJ129]*[.$BJ$1]+[.BK129]*[.$BK$1]+[.BL129]*[.$BL$1]+[.BM129]*[.$BM$1]+[.BN129]*[.$BN$1]+[.BO129]*[.$BO$1]+[.BP129]*[.$BP$1]+[.BQ129]*[.$BQ$1]+[.BR129]*[.$BR$1]+[.BS129]*[.$BS$1]+[.BT129]*[.$BT$1]+[.BU129]*[.$BU$1]+[.BV129]*[.$BV$1]+[.BW129]*[.$BW$1]+[.BX129]*[.$BX$1]+[.BY129]*[.$BY$1]+[.BZ129]*[.$BZ$1]+[.CA129]*[.$CA$1]+[.CB129]*[.$CB$1]+[.CC129]*[.$CC$1]+[.CD129]*[.$CD$1]+[.CE129]*[.$CE$1]+[.CF129]*[.$CF$1]+[.CG129]*[.$CG$1]+[.CH129]*[.$CH$1]+[.CI129]*[.$CI$1]+[.CJ129]*[.$CJ$1]+[.CK129]*[.$CK$1]+[.CL129]*[.$CL$1]+[.CM129]*[.$CM$1]+[.CN129]*[.$CN$1]+[.CO129]*[.$CO$1]+[.CP129]*[.$CP$1]+[.CQ129]*[.$CQ$1]+[.CR129]*[.$CR$1]+[.CS129]*[.$CS$1]+[.CT129]*[.$CT$1]+[.CU129]*[.$CU$1]+[.CV129]*[.$CV$1]+[.CW129]*[.$CW$1]+[.CX129]*[.$CX$1]+[.CY129]*[.$CY$1]+[.CZ129]*[.$CZ$1]+[.DA129]*[.$DA$1]+[.DB129]*[.$DB$1]+[.DC129]*[.$DC$1]+[.DD129]*[.$DD$1]+[.DE129]*[.$DE$1])/COUNT([.B129:.DE129]);0)" office:value-type="float" office:value="1" calcext:value-type="float">
            <text:p>1</text:p>
          </table:table-cell>
          <table:table-cell table:formula="of:=IF([.DG129]&lt;&gt;[.DF12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30:.DE130])/COUNT([.A130:.DE130]));0)" office:value-type="float" office:value="1" calcext:value-type="float">
            <text:p>1</text:p>
          </table:table-cell>
          <table:table-cell table:formula="of:=ROUND(([.B130]*[.$B$1]+[.C130]*[.$C$1]+[.D130]*[.$D$1]+[.E130]*[.$E$1]+[.F130]*[.$F$1]+[.G130]*[.$G$1]+[.H130]*[.$H$1]+[.I130]*[.$I$1]+[.J130]*[.$J$1]+[.K130]*[.$K$1]+[.L130]*[.$L$1]+[.M130]*[.$M$1]+[.N130]*[.$N$1]+[.O130]*[.$O$1]+[.P130]*[.$P$1]+[.Q130]*[.$Q$1]+[.R130]*[.$R$1]+[.S130]*[.$S$1]+[.T130]*[.$T$1]+[.U130]*[.$U$1]+[.V130]*[.$V$1]+[.W130]*[.$W$1]+[.X130]*[.$X$1]+[.Y130]*[.$Y$1]+[.Z130]*[.$Z$1]+[.AA130]*[.$AA$1]+[.AB130]*[.$AB$1]+[.AC130]*[.$AC$1]+[.AD130]*[.$AD$1]+[.AE130]*[.$AE$1]+[.AF130]*[.$AF$1]+[.AG130]*[.$AG$1]+[.AH130]*[.$AH$1]+[.AI130]*[.$AI$1]+[.AJ130]*[.$AJ$1]+[.AK130]*[.$AK$1]+[.AL130]*[.$AL$1]+[.AM130]*[.$AM$1]+[.AN130]*[.$AN$1]+[.AO130]*[.$AO$1]+[.AP130]*[.$AP$1]+[.AQ130]*[.$AQ$1]+[.AR130]*[.$AR$1]+[.AS130]*[.$AS$1]+[.AT130]*[.$AT$1]+[.AU130]*[.$AU$1]+[.AV130]*[.$AV$1]+[.AW130]*[.$AW$1]+[.AX130]*[.$AX$1]+[.AY130]*[.$AY$1]+[.AZ130]*[.$AZ$1]+[.BA130]*[.$BA$1]+[.BB130]*[.$BB$1]+[.BC130]*[.$BC$1]+[.BD130]*[.$BD$1]+[.BE130]*[.$BE$1]+[.BF130]*[.$BF$1]+[.BG130]*[.$BG$1]+[.BH130]*[.$BH$1]+[.BI130]*[.$BI$1]+[.BJ130]*[.$BJ$1]+[.BK130]*[.$BK$1]+[.BL130]*[.$BL$1]+[.BM130]*[.$BM$1]+[.BN130]*[.$BN$1]+[.BO130]*[.$BO$1]+[.BP130]*[.$BP$1]+[.BQ130]*[.$BQ$1]+[.BR130]*[.$BR$1]+[.BS130]*[.$BS$1]+[.BT130]*[.$BT$1]+[.BU130]*[.$BU$1]+[.BV130]*[.$BV$1]+[.BW130]*[.$BW$1]+[.BX130]*[.$BX$1]+[.BY130]*[.$BY$1]+[.BZ130]*[.$BZ$1]+[.CA130]*[.$CA$1]+[.CB130]*[.$CB$1]+[.CC130]*[.$CC$1]+[.CD130]*[.$CD$1]+[.CE130]*[.$CE$1]+[.CF130]*[.$CF$1]+[.CG130]*[.$CG$1]+[.CH130]*[.$CH$1]+[.CI130]*[.$CI$1]+[.CJ130]*[.$CJ$1]+[.CK130]*[.$CK$1]+[.CL130]*[.$CL$1]+[.CM130]*[.$CM$1]+[.CN130]*[.$CN$1]+[.CO130]*[.$CO$1]+[.CP130]*[.$CP$1]+[.CQ130]*[.$CQ$1]+[.CR130]*[.$CR$1]+[.CS130]*[.$CS$1]+[.CT130]*[.$CT$1]+[.CU130]*[.$CU$1]+[.CV130]*[.$CV$1]+[.CW130]*[.$CW$1]+[.CX130]*[.$CX$1]+[.CY130]*[.$CY$1]+[.CZ130]*[.$CZ$1]+[.DA130]*[.$DA$1]+[.DB130]*[.$DB$1]+[.DC130]*[.$DC$1]+[.DD130]*[.$DD$1]+[.DE130]*[.$DE$1])/COUNT([.B130:.DE130]);0)" office:value-type="float" office:value="1" calcext:value-type="float">
            <text:p>1</text:p>
          </table:table-cell>
          <table:table-cell table:formula="of:=IF([.DG130]&lt;&gt;[.DF13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31:.DE131])/COUNT([.A131:.DE131]));0)" office:value-type="float" office:value="1" calcext:value-type="float">
            <text:p>1</text:p>
          </table:table-cell>
          <table:table-cell table:formula="of:=ROUND(([.B131]*[.$B$1]+[.C131]*[.$C$1]+[.D131]*[.$D$1]+[.E131]*[.$E$1]+[.F131]*[.$F$1]+[.G131]*[.$G$1]+[.H131]*[.$H$1]+[.I131]*[.$I$1]+[.J131]*[.$J$1]+[.K131]*[.$K$1]+[.L131]*[.$L$1]+[.M131]*[.$M$1]+[.N131]*[.$N$1]+[.O131]*[.$O$1]+[.P131]*[.$P$1]+[.Q131]*[.$Q$1]+[.R131]*[.$R$1]+[.S131]*[.$S$1]+[.T131]*[.$T$1]+[.U131]*[.$U$1]+[.V131]*[.$V$1]+[.W131]*[.$W$1]+[.X131]*[.$X$1]+[.Y131]*[.$Y$1]+[.Z131]*[.$Z$1]+[.AA131]*[.$AA$1]+[.AB131]*[.$AB$1]+[.AC131]*[.$AC$1]+[.AD131]*[.$AD$1]+[.AE131]*[.$AE$1]+[.AF131]*[.$AF$1]+[.AG131]*[.$AG$1]+[.AH131]*[.$AH$1]+[.AI131]*[.$AI$1]+[.AJ131]*[.$AJ$1]+[.AK131]*[.$AK$1]+[.AL131]*[.$AL$1]+[.AM131]*[.$AM$1]+[.AN131]*[.$AN$1]+[.AO131]*[.$AO$1]+[.AP131]*[.$AP$1]+[.AQ131]*[.$AQ$1]+[.AR131]*[.$AR$1]+[.AS131]*[.$AS$1]+[.AT131]*[.$AT$1]+[.AU131]*[.$AU$1]+[.AV131]*[.$AV$1]+[.AW131]*[.$AW$1]+[.AX131]*[.$AX$1]+[.AY131]*[.$AY$1]+[.AZ131]*[.$AZ$1]+[.BA131]*[.$BA$1]+[.BB131]*[.$BB$1]+[.BC131]*[.$BC$1]+[.BD131]*[.$BD$1]+[.BE131]*[.$BE$1]+[.BF131]*[.$BF$1]+[.BG131]*[.$BG$1]+[.BH131]*[.$BH$1]+[.BI131]*[.$BI$1]+[.BJ131]*[.$BJ$1]+[.BK131]*[.$BK$1]+[.BL131]*[.$BL$1]+[.BM131]*[.$BM$1]+[.BN131]*[.$BN$1]+[.BO131]*[.$BO$1]+[.BP131]*[.$BP$1]+[.BQ131]*[.$BQ$1]+[.BR131]*[.$BR$1]+[.BS131]*[.$BS$1]+[.BT131]*[.$BT$1]+[.BU131]*[.$BU$1]+[.BV131]*[.$BV$1]+[.BW131]*[.$BW$1]+[.BX131]*[.$BX$1]+[.BY131]*[.$BY$1]+[.BZ131]*[.$BZ$1]+[.CA131]*[.$CA$1]+[.CB131]*[.$CB$1]+[.CC131]*[.$CC$1]+[.CD131]*[.$CD$1]+[.CE131]*[.$CE$1]+[.CF131]*[.$CF$1]+[.CG131]*[.$CG$1]+[.CH131]*[.$CH$1]+[.CI131]*[.$CI$1]+[.CJ131]*[.$CJ$1]+[.CK131]*[.$CK$1]+[.CL131]*[.$CL$1]+[.CM131]*[.$CM$1]+[.CN131]*[.$CN$1]+[.CO131]*[.$CO$1]+[.CP131]*[.$CP$1]+[.CQ131]*[.$CQ$1]+[.CR131]*[.$CR$1]+[.CS131]*[.$CS$1]+[.CT131]*[.$CT$1]+[.CU131]*[.$CU$1]+[.CV131]*[.$CV$1]+[.CW131]*[.$CW$1]+[.CX131]*[.$CX$1]+[.CY131]*[.$CY$1]+[.CZ131]*[.$CZ$1]+[.DA131]*[.$DA$1]+[.DB131]*[.$DB$1]+[.DC131]*[.$DC$1]+[.DD131]*[.$DD$1]+[.DE131]*[.$DE$1])/COUNT([.B131:.DE131]);0)" office:value-type="float" office:value="1" calcext:value-type="float">
            <text:p>1</text:p>
          </table:table-cell>
          <table:table-cell table:formula="of:=IF([.DG131]&lt;&gt;[.DF13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32:.DE132])/COUNT([.A132:.DE132]));0)" office:value-type="float" office:value="0" calcext:value-type="float">
            <text:p>0</text:p>
          </table:table-cell>
          <table:table-cell table:formula="of:=ROUND(([.B132]*[.$B$1]+[.C132]*[.$C$1]+[.D132]*[.$D$1]+[.E132]*[.$E$1]+[.F132]*[.$F$1]+[.G132]*[.$G$1]+[.H132]*[.$H$1]+[.I132]*[.$I$1]+[.J132]*[.$J$1]+[.K132]*[.$K$1]+[.L132]*[.$L$1]+[.M132]*[.$M$1]+[.N132]*[.$N$1]+[.O132]*[.$O$1]+[.P132]*[.$P$1]+[.Q132]*[.$Q$1]+[.R132]*[.$R$1]+[.S132]*[.$S$1]+[.T132]*[.$T$1]+[.U132]*[.$U$1]+[.V132]*[.$V$1]+[.W132]*[.$W$1]+[.X132]*[.$X$1]+[.Y132]*[.$Y$1]+[.Z132]*[.$Z$1]+[.AA132]*[.$AA$1]+[.AB132]*[.$AB$1]+[.AC132]*[.$AC$1]+[.AD132]*[.$AD$1]+[.AE132]*[.$AE$1]+[.AF132]*[.$AF$1]+[.AG132]*[.$AG$1]+[.AH132]*[.$AH$1]+[.AI132]*[.$AI$1]+[.AJ132]*[.$AJ$1]+[.AK132]*[.$AK$1]+[.AL132]*[.$AL$1]+[.AM132]*[.$AM$1]+[.AN132]*[.$AN$1]+[.AO132]*[.$AO$1]+[.AP132]*[.$AP$1]+[.AQ132]*[.$AQ$1]+[.AR132]*[.$AR$1]+[.AS132]*[.$AS$1]+[.AT132]*[.$AT$1]+[.AU132]*[.$AU$1]+[.AV132]*[.$AV$1]+[.AW132]*[.$AW$1]+[.AX132]*[.$AX$1]+[.AY132]*[.$AY$1]+[.AZ132]*[.$AZ$1]+[.BA132]*[.$BA$1]+[.BB132]*[.$BB$1]+[.BC132]*[.$BC$1]+[.BD132]*[.$BD$1]+[.BE132]*[.$BE$1]+[.BF132]*[.$BF$1]+[.BG132]*[.$BG$1]+[.BH132]*[.$BH$1]+[.BI132]*[.$BI$1]+[.BJ132]*[.$BJ$1]+[.BK132]*[.$BK$1]+[.BL132]*[.$BL$1]+[.BM132]*[.$BM$1]+[.BN132]*[.$BN$1]+[.BO132]*[.$BO$1]+[.BP132]*[.$BP$1]+[.BQ132]*[.$BQ$1]+[.BR132]*[.$BR$1]+[.BS132]*[.$BS$1]+[.BT132]*[.$BT$1]+[.BU132]*[.$BU$1]+[.BV132]*[.$BV$1]+[.BW132]*[.$BW$1]+[.BX132]*[.$BX$1]+[.BY132]*[.$BY$1]+[.BZ132]*[.$BZ$1]+[.CA132]*[.$CA$1]+[.CB132]*[.$CB$1]+[.CC132]*[.$CC$1]+[.CD132]*[.$CD$1]+[.CE132]*[.$CE$1]+[.CF132]*[.$CF$1]+[.CG132]*[.$CG$1]+[.CH132]*[.$CH$1]+[.CI132]*[.$CI$1]+[.CJ132]*[.$CJ$1]+[.CK132]*[.$CK$1]+[.CL132]*[.$CL$1]+[.CM132]*[.$CM$1]+[.CN132]*[.$CN$1]+[.CO132]*[.$CO$1]+[.CP132]*[.$CP$1]+[.CQ132]*[.$CQ$1]+[.CR132]*[.$CR$1]+[.CS132]*[.$CS$1]+[.CT132]*[.$CT$1]+[.CU132]*[.$CU$1]+[.CV132]*[.$CV$1]+[.CW132]*[.$CW$1]+[.CX132]*[.$CX$1]+[.CY132]*[.$CY$1]+[.CZ132]*[.$CZ$1]+[.DA132]*[.$DA$1]+[.DB132]*[.$DB$1]+[.DC132]*[.$DC$1]+[.DD132]*[.$DD$1]+[.DE132]*[.$DE$1])/COUNT([.B132:.DE132]);0)" office:value-type="float" office:value="0" calcext:value-type="float">
            <text:p>0</text:p>
          </table:table-cell>
          <table:table-cell table:formula="of:=IF([.DG132]&lt;&gt;[.DF13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33:.DE133])/COUNT([.A133:.DE133]));0)" office:value-type="float" office:value="0" calcext:value-type="float">
            <text:p>0</text:p>
          </table:table-cell>
          <table:table-cell table:formula="of:=ROUND(([.B133]*[.$B$1]+[.C133]*[.$C$1]+[.D133]*[.$D$1]+[.E133]*[.$E$1]+[.F133]*[.$F$1]+[.G133]*[.$G$1]+[.H133]*[.$H$1]+[.I133]*[.$I$1]+[.J133]*[.$J$1]+[.K133]*[.$K$1]+[.L133]*[.$L$1]+[.M133]*[.$M$1]+[.N133]*[.$N$1]+[.O133]*[.$O$1]+[.P133]*[.$P$1]+[.Q133]*[.$Q$1]+[.R133]*[.$R$1]+[.S133]*[.$S$1]+[.T133]*[.$T$1]+[.U133]*[.$U$1]+[.V133]*[.$V$1]+[.W133]*[.$W$1]+[.X133]*[.$X$1]+[.Y133]*[.$Y$1]+[.Z133]*[.$Z$1]+[.AA133]*[.$AA$1]+[.AB133]*[.$AB$1]+[.AC133]*[.$AC$1]+[.AD133]*[.$AD$1]+[.AE133]*[.$AE$1]+[.AF133]*[.$AF$1]+[.AG133]*[.$AG$1]+[.AH133]*[.$AH$1]+[.AI133]*[.$AI$1]+[.AJ133]*[.$AJ$1]+[.AK133]*[.$AK$1]+[.AL133]*[.$AL$1]+[.AM133]*[.$AM$1]+[.AN133]*[.$AN$1]+[.AO133]*[.$AO$1]+[.AP133]*[.$AP$1]+[.AQ133]*[.$AQ$1]+[.AR133]*[.$AR$1]+[.AS133]*[.$AS$1]+[.AT133]*[.$AT$1]+[.AU133]*[.$AU$1]+[.AV133]*[.$AV$1]+[.AW133]*[.$AW$1]+[.AX133]*[.$AX$1]+[.AY133]*[.$AY$1]+[.AZ133]*[.$AZ$1]+[.BA133]*[.$BA$1]+[.BB133]*[.$BB$1]+[.BC133]*[.$BC$1]+[.BD133]*[.$BD$1]+[.BE133]*[.$BE$1]+[.BF133]*[.$BF$1]+[.BG133]*[.$BG$1]+[.BH133]*[.$BH$1]+[.BI133]*[.$BI$1]+[.BJ133]*[.$BJ$1]+[.BK133]*[.$BK$1]+[.BL133]*[.$BL$1]+[.BM133]*[.$BM$1]+[.BN133]*[.$BN$1]+[.BO133]*[.$BO$1]+[.BP133]*[.$BP$1]+[.BQ133]*[.$BQ$1]+[.BR133]*[.$BR$1]+[.BS133]*[.$BS$1]+[.BT133]*[.$BT$1]+[.BU133]*[.$BU$1]+[.BV133]*[.$BV$1]+[.BW133]*[.$BW$1]+[.BX133]*[.$BX$1]+[.BY133]*[.$BY$1]+[.BZ133]*[.$BZ$1]+[.CA133]*[.$CA$1]+[.CB133]*[.$CB$1]+[.CC133]*[.$CC$1]+[.CD133]*[.$CD$1]+[.CE133]*[.$CE$1]+[.CF133]*[.$CF$1]+[.CG133]*[.$CG$1]+[.CH133]*[.$CH$1]+[.CI133]*[.$CI$1]+[.CJ133]*[.$CJ$1]+[.CK133]*[.$CK$1]+[.CL133]*[.$CL$1]+[.CM133]*[.$CM$1]+[.CN133]*[.$CN$1]+[.CO133]*[.$CO$1]+[.CP133]*[.$CP$1]+[.CQ133]*[.$CQ$1]+[.CR133]*[.$CR$1]+[.CS133]*[.$CS$1]+[.CT133]*[.$CT$1]+[.CU133]*[.$CU$1]+[.CV133]*[.$CV$1]+[.CW133]*[.$CW$1]+[.CX133]*[.$CX$1]+[.CY133]*[.$CY$1]+[.CZ133]*[.$CZ$1]+[.DA133]*[.$DA$1]+[.DB133]*[.$DB$1]+[.DC133]*[.$DC$1]+[.DD133]*[.$DD$1]+[.DE133]*[.$DE$1])/COUNT([.B133:.DE133]);0)" office:value-type="float" office:value="0" calcext:value-type="float">
            <text:p>0</text:p>
          </table:table-cell>
          <table:table-cell table:formula="of:=IF([.DG133]&lt;&gt;[.DF13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34:.DE134])/COUNT([.A134:.DE134]));0)" office:value-type="float" office:value="0" calcext:value-type="float">
            <text:p>0</text:p>
          </table:table-cell>
          <table:table-cell table:formula="of:=ROUND(([.B134]*[.$B$1]+[.C134]*[.$C$1]+[.D134]*[.$D$1]+[.E134]*[.$E$1]+[.F134]*[.$F$1]+[.G134]*[.$G$1]+[.H134]*[.$H$1]+[.I134]*[.$I$1]+[.J134]*[.$J$1]+[.K134]*[.$K$1]+[.L134]*[.$L$1]+[.M134]*[.$M$1]+[.N134]*[.$N$1]+[.O134]*[.$O$1]+[.P134]*[.$P$1]+[.Q134]*[.$Q$1]+[.R134]*[.$R$1]+[.S134]*[.$S$1]+[.T134]*[.$T$1]+[.U134]*[.$U$1]+[.V134]*[.$V$1]+[.W134]*[.$W$1]+[.X134]*[.$X$1]+[.Y134]*[.$Y$1]+[.Z134]*[.$Z$1]+[.AA134]*[.$AA$1]+[.AB134]*[.$AB$1]+[.AC134]*[.$AC$1]+[.AD134]*[.$AD$1]+[.AE134]*[.$AE$1]+[.AF134]*[.$AF$1]+[.AG134]*[.$AG$1]+[.AH134]*[.$AH$1]+[.AI134]*[.$AI$1]+[.AJ134]*[.$AJ$1]+[.AK134]*[.$AK$1]+[.AL134]*[.$AL$1]+[.AM134]*[.$AM$1]+[.AN134]*[.$AN$1]+[.AO134]*[.$AO$1]+[.AP134]*[.$AP$1]+[.AQ134]*[.$AQ$1]+[.AR134]*[.$AR$1]+[.AS134]*[.$AS$1]+[.AT134]*[.$AT$1]+[.AU134]*[.$AU$1]+[.AV134]*[.$AV$1]+[.AW134]*[.$AW$1]+[.AX134]*[.$AX$1]+[.AY134]*[.$AY$1]+[.AZ134]*[.$AZ$1]+[.BA134]*[.$BA$1]+[.BB134]*[.$BB$1]+[.BC134]*[.$BC$1]+[.BD134]*[.$BD$1]+[.BE134]*[.$BE$1]+[.BF134]*[.$BF$1]+[.BG134]*[.$BG$1]+[.BH134]*[.$BH$1]+[.BI134]*[.$BI$1]+[.BJ134]*[.$BJ$1]+[.BK134]*[.$BK$1]+[.BL134]*[.$BL$1]+[.BM134]*[.$BM$1]+[.BN134]*[.$BN$1]+[.BO134]*[.$BO$1]+[.BP134]*[.$BP$1]+[.BQ134]*[.$BQ$1]+[.BR134]*[.$BR$1]+[.BS134]*[.$BS$1]+[.BT134]*[.$BT$1]+[.BU134]*[.$BU$1]+[.BV134]*[.$BV$1]+[.BW134]*[.$BW$1]+[.BX134]*[.$BX$1]+[.BY134]*[.$BY$1]+[.BZ134]*[.$BZ$1]+[.CA134]*[.$CA$1]+[.CB134]*[.$CB$1]+[.CC134]*[.$CC$1]+[.CD134]*[.$CD$1]+[.CE134]*[.$CE$1]+[.CF134]*[.$CF$1]+[.CG134]*[.$CG$1]+[.CH134]*[.$CH$1]+[.CI134]*[.$CI$1]+[.CJ134]*[.$CJ$1]+[.CK134]*[.$CK$1]+[.CL134]*[.$CL$1]+[.CM134]*[.$CM$1]+[.CN134]*[.$CN$1]+[.CO134]*[.$CO$1]+[.CP134]*[.$CP$1]+[.CQ134]*[.$CQ$1]+[.CR134]*[.$CR$1]+[.CS134]*[.$CS$1]+[.CT134]*[.$CT$1]+[.CU134]*[.$CU$1]+[.CV134]*[.$CV$1]+[.CW134]*[.$CW$1]+[.CX134]*[.$CX$1]+[.CY134]*[.$CY$1]+[.CZ134]*[.$CZ$1]+[.DA134]*[.$DA$1]+[.DB134]*[.$DB$1]+[.DC134]*[.$DC$1]+[.DD134]*[.$DD$1]+[.DE134]*[.$DE$1])/COUNT([.B134:.DE134]);0)" office:value-type="float" office:value="0" calcext:value-type="float">
            <text:p>0</text:p>
          </table:table-cell>
          <table:table-cell table:formula="of:=IF([.DG134]&lt;&gt;[.DF13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35:.DE135])/COUNT([.A135:.DE135]));0)" office:value-type="float" office:value="0" calcext:value-type="float">
            <text:p>0</text:p>
          </table:table-cell>
          <table:table-cell table:formula="of:=ROUND(([.B135]*[.$B$1]+[.C135]*[.$C$1]+[.D135]*[.$D$1]+[.E135]*[.$E$1]+[.F135]*[.$F$1]+[.G135]*[.$G$1]+[.H135]*[.$H$1]+[.I135]*[.$I$1]+[.J135]*[.$J$1]+[.K135]*[.$K$1]+[.L135]*[.$L$1]+[.M135]*[.$M$1]+[.N135]*[.$N$1]+[.O135]*[.$O$1]+[.P135]*[.$P$1]+[.Q135]*[.$Q$1]+[.R135]*[.$R$1]+[.S135]*[.$S$1]+[.T135]*[.$T$1]+[.U135]*[.$U$1]+[.V135]*[.$V$1]+[.W135]*[.$W$1]+[.X135]*[.$X$1]+[.Y135]*[.$Y$1]+[.Z135]*[.$Z$1]+[.AA135]*[.$AA$1]+[.AB135]*[.$AB$1]+[.AC135]*[.$AC$1]+[.AD135]*[.$AD$1]+[.AE135]*[.$AE$1]+[.AF135]*[.$AF$1]+[.AG135]*[.$AG$1]+[.AH135]*[.$AH$1]+[.AI135]*[.$AI$1]+[.AJ135]*[.$AJ$1]+[.AK135]*[.$AK$1]+[.AL135]*[.$AL$1]+[.AM135]*[.$AM$1]+[.AN135]*[.$AN$1]+[.AO135]*[.$AO$1]+[.AP135]*[.$AP$1]+[.AQ135]*[.$AQ$1]+[.AR135]*[.$AR$1]+[.AS135]*[.$AS$1]+[.AT135]*[.$AT$1]+[.AU135]*[.$AU$1]+[.AV135]*[.$AV$1]+[.AW135]*[.$AW$1]+[.AX135]*[.$AX$1]+[.AY135]*[.$AY$1]+[.AZ135]*[.$AZ$1]+[.BA135]*[.$BA$1]+[.BB135]*[.$BB$1]+[.BC135]*[.$BC$1]+[.BD135]*[.$BD$1]+[.BE135]*[.$BE$1]+[.BF135]*[.$BF$1]+[.BG135]*[.$BG$1]+[.BH135]*[.$BH$1]+[.BI135]*[.$BI$1]+[.BJ135]*[.$BJ$1]+[.BK135]*[.$BK$1]+[.BL135]*[.$BL$1]+[.BM135]*[.$BM$1]+[.BN135]*[.$BN$1]+[.BO135]*[.$BO$1]+[.BP135]*[.$BP$1]+[.BQ135]*[.$BQ$1]+[.BR135]*[.$BR$1]+[.BS135]*[.$BS$1]+[.BT135]*[.$BT$1]+[.BU135]*[.$BU$1]+[.BV135]*[.$BV$1]+[.BW135]*[.$BW$1]+[.BX135]*[.$BX$1]+[.BY135]*[.$BY$1]+[.BZ135]*[.$BZ$1]+[.CA135]*[.$CA$1]+[.CB135]*[.$CB$1]+[.CC135]*[.$CC$1]+[.CD135]*[.$CD$1]+[.CE135]*[.$CE$1]+[.CF135]*[.$CF$1]+[.CG135]*[.$CG$1]+[.CH135]*[.$CH$1]+[.CI135]*[.$CI$1]+[.CJ135]*[.$CJ$1]+[.CK135]*[.$CK$1]+[.CL135]*[.$CL$1]+[.CM135]*[.$CM$1]+[.CN135]*[.$CN$1]+[.CO135]*[.$CO$1]+[.CP135]*[.$CP$1]+[.CQ135]*[.$CQ$1]+[.CR135]*[.$CR$1]+[.CS135]*[.$CS$1]+[.CT135]*[.$CT$1]+[.CU135]*[.$CU$1]+[.CV135]*[.$CV$1]+[.CW135]*[.$CW$1]+[.CX135]*[.$CX$1]+[.CY135]*[.$CY$1]+[.CZ135]*[.$CZ$1]+[.DA135]*[.$DA$1]+[.DB135]*[.$DB$1]+[.DC135]*[.$DC$1]+[.DD135]*[.$DD$1]+[.DE135]*[.$DE$1])/COUNT([.B135:.DE135]);0)" office:value-type="float" office:value="0" calcext:value-type="float">
            <text:p>0</text:p>
          </table:table-cell>
          <table:table-cell table:formula="of:=IF([.DG135]&lt;&gt;[.DF13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36:.DE136])/COUNT([.A136:.DE136]));0)" office:value-type="float" office:value="0" calcext:value-type="float">
            <text:p>0</text:p>
          </table:table-cell>
          <table:table-cell table:formula="of:=ROUND(([.B136]*[.$B$1]+[.C136]*[.$C$1]+[.D136]*[.$D$1]+[.E136]*[.$E$1]+[.F136]*[.$F$1]+[.G136]*[.$G$1]+[.H136]*[.$H$1]+[.I136]*[.$I$1]+[.J136]*[.$J$1]+[.K136]*[.$K$1]+[.L136]*[.$L$1]+[.M136]*[.$M$1]+[.N136]*[.$N$1]+[.O136]*[.$O$1]+[.P136]*[.$P$1]+[.Q136]*[.$Q$1]+[.R136]*[.$R$1]+[.S136]*[.$S$1]+[.T136]*[.$T$1]+[.U136]*[.$U$1]+[.V136]*[.$V$1]+[.W136]*[.$W$1]+[.X136]*[.$X$1]+[.Y136]*[.$Y$1]+[.Z136]*[.$Z$1]+[.AA136]*[.$AA$1]+[.AB136]*[.$AB$1]+[.AC136]*[.$AC$1]+[.AD136]*[.$AD$1]+[.AE136]*[.$AE$1]+[.AF136]*[.$AF$1]+[.AG136]*[.$AG$1]+[.AH136]*[.$AH$1]+[.AI136]*[.$AI$1]+[.AJ136]*[.$AJ$1]+[.AK136]*[.$AK$1]+[.AL136]*[.$AL$1]+[.AM136]*[.$AM$1]+[.AN136]*[.$AN$1]+[.AO136]*[.$AO$1]+[.AP136]*[.$AP$1]+[.AQ136]*[.$AQ$1]+[.AR136]*[.$AR$1]+[.AS136]*[.$AS$1]+[.AT136]*[.$AT$1]+[.AU136]*[.$AU$1]+[.AV136]*[.$AV$1]+[.AW136]*[.$AW$1]+[.AX136]*[.$AX$1]+[.AY136]*[.$AY$1]+[.AZ136]*[.$AZ$1]+[.BA136]*[.$BA$1]+[.BB136]*[.$BB$1]+[.BC136]*[.$BC$1]+[.BD136]*[.$BD$1]+[.BE136]*[.$BE$1]+[.BF136]*[.$BF$1]+[.BG136]*[.$BG$1]+[.BH136]*[.$BH$1]+[.BI136]*[.$BI$1]+[.BJ136]*[.$BJ$1]+[.BK136]*[.$BK$1]+[.BL136]*[.$BL$1]+[.BM136]*[.$BM$1]+[.BN136]*[.$BN$1]+[.BO136]*[.$BO$1]+[.BP136]*[.$BP$1]+[.BQ136]*[.$BQ$1]+[.BR136]*[.$BR$1]+[.BS136]*[.$BS$1]+[.BT136]*[.$BT$1]+[.BU136]*[.$BU$1]+[.BV136]*[.$BV$1]+[.BW136]*[.$BW$1]+[.BX136]*[.$BX$1]+[.BY136]*[.$BY$1]+[.BZ136]*[.$BZ$1]+[.CA136]*[.$CA$1]+[.CB136]*[.$CB$1]+[.CC136]*[.$CC$1]+[.CD136]*[.$CD$1]+[.CE136]*[.$CE$1]+[.CF136]*[.$CF$1]+[.CG136]*[.$CG$1]+[.CH136]*[.$CH$1]+[.CI136]*[.$CI$1]+[.CJ136]*[.$CJ$1]+[.CK136]*[.$CK$1]+[.CL136]*[.$CL$1]+[.CM136]*[.$CM$1]+[.CN136]*[.$CN$1]+[.CO136]*[.$CO$1]+[.CP136]*[.$CP$1]+[.CQ136]*[.$CQ$1]+[.CR136]*[.$CR$1]+[.CS136]*[.$CS$1]+[.CT136]*[.$CT$1]+[.CU136]*[.$CU$1]+[.CV136]*[.$CV$1]+[.CW136]*[.$CW$1]+[.CX136]*[.$CX$1]+[.CY136]*[.$CY$1]+[.CZ136]*[.$CZ$1]+[.DA136]*[.$DA$1]+[.DB136]*[.$DB$1]+[.DC136]*[.$DC$1]+[.DD136]*[.$DD$1]+[.DE136]*[.$DE$1])/COUNT([.B136:.DE136]);0)" office:value-type="float" office:value="0" calcext:value-type="float">
            <text:p>0</text:p>
          </table:table-cell>
          <table:table-cell table:formula="of:=IF([.DG136]&lt;&gt;[.DF13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37:.DE137])/COUNT([.A137:.DE137]));0)" office:value-type="float" office:value="0" calcext:value-type="float">
            <text:p>0</text:p>
          </table:table-cell>
          <table:table-cell table:formula="of:=ROUND(([.B137]*[.$B$1]+[.C137]*[.$C$1]+[.D137]*[.$D$1]+[.E137]*[.$E$1]+[.F137]*[.$F$1]+[.G137]*[.$G$1]+[.H137]*[.$H$1]+[.I137]*[.$I$1]+[.J137]*[.$J$1]+[.K137]*[.$K$1]+[.L137]*[.$L$1]+[.M137]*[.$M$1]+[.N137]*[.$N$1]+[.O137]*[.$O$1]+[.P137]*[.$P$1]+[.Q137]*[.$Q$1]+[.R137]*[.$R$1]+[.S137]*[.$S$1]+[.T137]*[.$T$1]+[.U137]*[.$U$1]+[.V137]*[.$V$1]+[.W137]*[.$W$1]+[.X137]*[.$X$1]+[.Y137]*[.$Y$1]+[.Z137]*[.$Z$1]+[.AA137]*[.$AA$1]+[.AB137]*[.$AB$1]+[.AC137]*[.$AC$1]+[.AD137]*[.$AD$1]+[.AE137]*[.$AE$1]+[.AF137]*[.$AF$1]+[.AG137]*[.$AG$1]+[.AH137]*[.$AH$1]+[.AI137]*[.$AI$1]+[.AJ137]*[.$AJ$1]+[.AK137]*[.$AK$1]+[.AL137]*[.$AL$1]+[.AM137]*[.$AM$1]+[.AN137]*[.$AN$1]+[.AO137]*[.$AO$1]+[.AP137]*[.$AP$1]+[.AQ137]*[.$AQ$1]+[.AR137]*[.$AR$1]+[.AS137]*[.$AS$1]+[.AT137]*[.$AT$1]+[.AU137]*[.$AU$1]+[.AV137]*[.$AV$1]+[.AW137]*[.$AW$1]+[.AX137]*[.$AX$1]+[.AY137]*[.$AY$1]+[.AZ137]*[.$AZ$1]+[.BA137]*[.$BA$1]+[.BB137]*[.$BB$1]+[.BC137]*[.$BC$1]+[.BD137]*[.$BD$1]+[.BE137]*[.$BE$1]+[.BF137]*[.$BF$1]+[.BG137]*[.$BG$1]+[.BH137]*[.$BH$1]+[.BI137]*[.$BI$1]+[.BJ137]*[.$BJ$1]+[.BK137]*[.$BK$1]+[.BL137]*[.$BL$1]+[.BM137]*[.$BM$1]+[.BN137]*[.$BN$1]+[.BO137]*[.$BO$1]+[.BP137]*[.$BP$1]+[.BQ137]*[.$BQ$1]+[.BR137]*[.$BR$1]+[.BS137]*[.$BS$1]+[.BT137]*[.$BT$1]+[.BU137]*[.$BU$1]+[.BV137]*[.$BV$1]+[.BW137]*[.$BW$1]+[.BX137]*[.$BX$1]+[.BY137]*[.$BY$1]+[.BZ137]*[.$BZ$1]+[.CA137]*[.$CA$1]+[.CB137]*[.$CB$1]+[.CC137]*[.$CC$1]+[.CD137]*[.$CD$1]+[.CE137]*[.$CE$1]+[.CF137]*[.$CF$1]+[.CG137]*[.$CG$1]+[.CH137]*[.$CH$1]+[.CI137]*[.$CI$1]+[.CJ137]*[.$CJ$1]+[.CK137]*[.$CK$1]+[.CL137]*[.$CL$1]+[.CM137]*[.$CM$1]+[.CN137]*[.$CN$1]+[.CO137]*[.$CO$1]+[.CP137]*[.$CP$1]+[.CQ137]*[.$CQ$1]+[.CR137]*[.$CR$1]+[.CS137]*[.$CS$1]+[.CT137]*[.$CT$1]+[.CU137]*[.$CU$1]+[.CV137]*[.$CV$1]+[.CW137]*[.$CW$1]+[.CX137]*[.$CX$1]+[.CY137]*[.$CY$1]+[.CZ137]*[.$CZ$1]+[.DA137]*[.$DA$1]+[.DB137]*[.$DB$1]+[.DC137]*[.$DC$1]+[.DD137]*[.$DD$1]+[.DE137]*[.$DE$1])/COUNT([.B137:.DE137]);0)" office:value-type="float" office:value="0" calcext:value-type="float">
            <text:p>0</text:p>
          </table:table-cell>
          <table:table-cell table:formula="of:=IF([.DG137]&lt;&gt;[.DF13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38:.DE138])/COUNT([.A138:.DE138]));0)" office:value-type="float" office:value="0" calcext:value-type="float">
            <text:p>0</text:p>
          </table:table-cell>
          <table:table-cell table:formula="of:=ROUND(([.B138]*[.$B$1]+[.C138]*[.$C$1]+[.D138]*[.$D$1]+[.E138]*[.$E$1]+[.F138]*[.$F$1]+[.G138]*[.$G$1]+[.H138]*[.$H$1]+[.I138]*[.$I$1]+[.J138]*[.$J$1]+[.K138]*[.$K$1]+[.L138]*[.$L$1]+[.M138]*[.$M$1]+[.N138]*[.$N$1]+[.O138]*[.$O$1]+[.P138]*[.$P$1]+[.Q138]*[.$Q$1]+[.R138]*[.$R$1]+[.S138]*[.$S$1]+[.T138]*[.$T$1]+[.U138]*[.$U$1]+[.V138]*[.$V$1]+[.W138]*[.$W$1]+[.X138]*[.$X$1]+[.Y138]*[.$Y$1]+[.Z138]*[.$Z$1]+[.AA138]*[.$AA$1]+[.AB138]*[.$AB$1]+[.AC138]*[.$AC$1]+[.AD138]*[.$AD$1]+[.AE138]*[.$AE$1]+[.AF138]*[.$AF$1]+[.AG138]*[.$AG$1]+[.AH138]*[.$AH$1]+[.AI138]*[.$AI$1]+[.AJ138]*[.$AJ$1]+[.AK138]*[.$AK$1]+[.AL138]*[.$AL$1]+[.AM138]*[.$AM$1]+[.AN138]*[.$AN$1]+[.AO138]*[.$AO$1]+[.AP138]*[.$AP$1]+[.AQ138]*[.$AQ$1]+[.AR138]*[.$AR$1]+[.AS138]*[.$AS$1]+[.AT138]*[.$AT$1]+[.AU138]*[.$AU$1]+[.AV138]*[.$AV$1]+[.AW138]*[.$AW$1]+[.AX138]*[.$AX$1]+[.AY138]*[.$AY$1]+[.AZ138]*[.$AZ$1]+[.BA138]*[.$BA$1]+[.BB138]*[.$BB$1]+[.BC138]*[.$BC$1]+[.BD138]*[.$BD$1]+[.BE138]*[.$BE$1]+[.BF138]*[.$BF$1]+[.BG138]*[.$BG$1]+[.BH138]*[.$BH$1]+[.BI138]*[.$BI$1]+[.BJ138]*[.$BJ$1]+[.BK138]*[.$BK$1]+[.BL138]*[.$BL$1]+[.BM138]*[.$BM$1]+[.BN138]*[.$BN$1]+[.BO138]*[.$BO$1]+[.BP138]*[.$BP$1]+[.BQ138]*[.$BQ$1]+[.BR138]*[.$BR$1]+[.BS138]*[.$BS$1]+[.BT138]*[.$BT$1]+[.BU138]*[.$BU$1]+[.BV138]*[.$BV$1]+[.BW138]*[.$BW$1]+[.BX138]*[.$BX$1]+[.BY138]*[.$BY$1]+[.BZ138]*[.$BZ$1]+[.CA138]*[.$CA$1]+[.CB138]*[.$CB$1]+[.CC138]*[.$CC$1]+[.CD138]*[.$CD$1]+[.CE138]*[.$CE$1]+[.CF138]*[.$CF$1]+[.CG138]*[.$CG$1]+[.CH138]*[.$CH$1]+[.CI138]*[.$CI$1]+[.CJ138]*[.$CJ$1]+[.CK138]*[.$CK$1]+[.CL138]*[.$CL$1]+[.CM138]*[.$CM$1]+[.CN138]*[.$CN$1]+[.CO138]*[.$CO$1]+[.CP138]*[.$CP$1]+[.CQ138]*[.$CQ$1]+[.CR138]*[.$CR$1]+[.CS138]*[.$CS$1]+[.CT138]*[.$CT$1]+[.CU138]*[.$CU$1]+[.CV138]*[.$CV$1]+[.CW138]*[.$CW$1]+[.CX138]*[.$CX$1]+[.CY138]*[.$CY$1]+[.CZ138]*[.$CZ$1]+[.DA138]*[.$DA$1]+[.DB138]*[.$DB$1]+[.DC138]*[.$DC$1]+[.DD138]*[.$DD$1]+[.DE138]*[.$DE$1])/COUNT([.B138:.DE138]);0)" office:value-type="float" office:value="0" calcext:value-type="float">
            <text:p>0</text:p>
          </table:table-cell>
          <table:table-cell table:formula="of:=IF([.DG138]&lt;&gt;[.DF13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39:.DE139])/COUNT([.A139:.DE139]));0)" office:value-type="float" office:value="0" calcext:value-type="float">
            <text:p>0</text:p>
          </table:table-cell>
          <table:table-cell table:formula="of:=ROUND(([.B139]*[.$B$1]+[.C139]*[.$C$1]+[.D139]*[.$D$1]+[.E139]*[.$E$1]+[.F139]*[.$F$1]+[.G139]*[.$G$1]+[.H139]*[.$H$1]+[.I139]*[.$I$1]+[.J139]*[.$J$1]+[.K139]*[.$K$1]+[.L139]*[.$L$1]+[.M139]*[.$M$1]+[.N139]*[.$N$1]+[.O139]*[.$O$1]+[.P139]*[.$P$1]+[.Q139]*[.$Q$1]+[.R139]*[.$R$1]+[.S139]*[.$S$1]+[.T139]*[.$T$1]+[.U139]*[.$U$1]+[.V139]*[.$V$1]+[.W139]*[.$W$1]+[.X139]*[.$X$1]+[.Y139]*[.$Y$1]+[.Z139]*[.$Z$1]+[.AA139]*[.$AA$1]+[.AB139]*[.$AB$1]+[.AC139]*[.$AC$1]+[.AD139]*[.$AD$1]+[.AE139]*[.$AE$1]+[.AF139]*[.$AF$1]+[.AG139]*[.$AG$1]+[.AH139]*[.$AH$1]+[.AI139]*[.$AI$1]+[.AJ139]*[.$AJ$1]+[.AK139]*[.$AK$1]+[.AL139]*[.$AL$1]+[.AM139]*[.$AM$1]+[.AN139]*[.$AN$1]+[.AO139]*[.$AO$1]+[.AP139]*[.$AP$1]+[.AQ139]*[.$AQ$1]+[.AR139]*[.$AR$1]+[.AS139]*[.$AS$1]+[.AT139]*[.$AT$1]+[.AU139]*[.$AU$1]+[.AV139]*[.$AV$1]+[.AW139]*[.$AW$1]+[.AX139]*[.$AX$1]+[.AY139]*[.$AY$1]+[.AZ139]*[.$AZ$1]+[.BA139]*[.$BA$1]+[.BB139]*[.$BB$1]+[.BC139]*[.$BC$1]+[.BD139]*[.$BD$1]+[.BE139]*[.$BE$1]+[.BF139]*[.$BF$1]+[.BG139]*[.$BG$1]+[.BH139]*[.$BH$1]+[.BI139]*[.$BI$1]+[.BJ139]*[.$BJ$1]+[.BK139]*[.$BK$1]+[.BL139]*[.$BL$1]+[.BM139]*[.$BM$1]+[.BN139]*[.$BN$1]+[.BO139]*[.$BO$1]+[.BP139]*[.$BP$1]+[.BQ139]*[.$BQ$1]+[.BR139]*[.$BR$1]+[.BS139]*[.$BS$1]+[.BT139]*[.$BT$1]+[.BU139]*[.$BU$1]+[.BV139]*[.$BV$1]+[.BW139]*[.$BW$1]+[.BX139]*[.$BX$1]+[.BY139]*[.$BY$1]+[.BZ139]*[.$BZ$1]+[.CA139]*[.$CA$1]+[.CB139]*[.$CB$1]+[.CC139]*[.$CC$1]+[.CD139]*[.$CD$1]+[.CE139]*[.$CE$1]+[.CF139]*[.$CF$1]+[.CG139]*[.$CG$1]+[.CH139]*[.$CH$1]+[.CI139]*[.$CI$1]+[.CJ139]*[.$CJ$1]+[.CK139]*[.$CK$1]+[.CL139]*[.$CL$1]+[.CM139]*[.$CM$1]+[.CN139]*[.$CN$1]+[.CO139]*[.$CO$1]+[.CP139]*[.$CP$1]+[.CQ139]*[.$CQ$1]+[.CR139]*[.$CR$1]+[.CS139]*[.$CS$1]+[.CT139]*[.$CT$1]+[.CU139]*[.$CU$1]+[.CV139]*[.$CV$1]+[.CW139]*[.$CW$1]+[.CX139]*[.$CX$1]+[.CY139]*[.$CY$1]+[.CZ139]*[.$CZ$1]+[.DA139]*[.$DA$1]+[.DB139]*[.$DB$1]+[.DC139]*[.$DC$1]+[.DD139]*[.$DD$1]+[.DE139]*[.$DE$1])/COUNT([.B139:.DE139]);0)" office:value-type="float" office:value="0" calcext:value-type="float">
            <text:p>0</text:p>
          </table:table-cell>
          <table:table-cell table:formula="of:=IF([.DG139]&lt;&gt;[.DF13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40:.DE140])/COUNT([.A140:.DE140]));0)" office:value-type="float" office:value="1" calcext:value-type="float">
            <text:p>1</text:p>
          </table:table-cell>
          <table:table-cell table:formula="of:=ROUND(([.B140]*[.$B$1]+[.C140]*[.$C$1]+[.D140]*[.$D$1]+[.E140]*[.$E$1]+[.F140]*[.$F$1]+[.G140]*[.$G$1]+[.H140]*[.$H$1]+[.I140]*[.$I$1]+[.J140]*[.$J$1]+[.K140]*[.$K$1]+[.L140]*[.$L$1]+[.M140]*[.$M$1]+[.N140]*[.$N$1]+[.O140]*[.$O$1]+[.P140]*[.$P$1]+[.Q140]*[.$Q$1]+[.R140]*[.$R$1]+[.S140]*[.$S$1]+[.T140]*[.$T$1]+[.U140]*[.$U$1]+[.V140]*[.$V$1]+[.W140]*[.$W$1]+[.X140]*[.$X$1]+[.Y140]*[.$Y$1]+[.Z140]*[.$Z$1]+[.AA140]*[.$AA$1]+[.AB140]*[.$AB$1]+[.AC140]*[.$AC$1]+[.AD140]*[.$AD$1]+[.AE140]*[.$AE$1]+[.AF140]*[.$AF$1]+[.AG140]*[.$AG$1]+[.AH140]*[.$AH$1]+[.AI140]*[.$AI$1]+[.AJ140]*[.$AJ$1]+[.AK140]*[.$AK$1]+[.AL140]*[.$AL$1]+[.AM140]*[.$AM$1]+[.AN140]*[.$AN$1]+[.AO140]*[.$AO$1]+[.AP140]*[.$AP$1]+[.AQ140]*[.$AQ$1]+[.AR140]*[.$AR$1]+[.AS140]*[.$AS$1]+[.AT140]*[.$AT$1]+[.AU140]*[.$AU$1]+[.AV140]*[.$AV$1]+[.AW140]*[.$AW$1]+[.AX140]*[.$AX$1]+[.AY140]*[.$AY$1]+[.AZ140]*[.$AZ$1]+[.BA140]*[.$BA$1]+[.BB140]*[.$BB$1]+[.BC140]*[.$BC$1]+[.BD140]*[.$BD$1]+[.BE140]*[.$BE$1]+[.BF140]*[.$BF$1]+[.BG140]*[.$BG$1]+[.BH140]*[.$BH$1]+[.BI140]*[.$BI$1]+[.BJ140]*[.$BJ$1]+[.BK140]*[.$BK$1]+[.BL140]*[.$BL$1]+[.BM140]*[.$BM$1]+[.BN140]*[.$BN$1]+[.BO140]*[.$BO$1]+[.BP140]*[.$BP$1]+[.BQ140]*[.$BQ$1]+[.BR140]*[.$BR$1]+[.BS140]*[.$BS$1]+[.BT140]*[.$BT$1]+[.BU140]*[.$BU$1]+[.BV140]*[.$BV$1]+[.BW140]*[.$BW$1]+[.BX140]*[.$BX$1]+[.BY140]*[.$BY$1]+[.BZ140]*[.$BZ$1]+[.CA140]*[.$CA$1]+[.CB140]*[.$CB$1]+[.CC140]*[.$CC$1]+[.CD140]*[.$CD$1]+[.CE140]*[.$CE$1]+[.CF140]*[.$CF$1]+[.CG140]*[.$CG$1]+[.CH140]*[.$CH$1]+[.CI140]*[.$CI$1]+[.CJ140]*[.$CJ$1]+[.CK140]*[.$CK$1]+[.CL140]*[.$CL$1]+[.CM140]*[.$CM$1]+[.CN140]*[.$CN$1]+[.CO140]*[.$CO$1]+[.CP140]*[.$CP$1]+[.CQ140]*[.$CQ$1]+[.CR140]*[.$CR$1]+[.CS140]*[.$CS$1]+[.CT140]*[.$CT$1]+[.CU140]*[.$CU$1]+[.CV140]*[.$CV$1]+[.CW140]*[.$CW$1]+[.CX140]*[.$CX$1]+[.CY140]*[.$CY$1]+[.CZ140]*[.$CZ$1]+[.DA140]*[.$DA$1]+[.DB140]*[.$DB$1]+[.DC140]*[.$DC$1]+[.DD140]*[.$DD$1]+[.DE140]*[.$DE$1])/COUNT([.B140:.DE140]);0)" office:value-type="float" office:value="1" calcext:value-type="float">
            <text:p>1</text:p>
          </table:table-cell>
          <table:table-cell table:formula="of:=IF([.DG140]&lt;&gt;[.DF14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ROUND((SUM([.B141:.DE141])/COUNT([.A141:.DE141]));0)" office:value-type="float" office:value="1" calcext:value-type="float">
            <text:p>1</text:p>
          </table:table-cell>
          <table:table-cell table:formula="of:=ROUND(([.B141]*[.$B$1]+[.C141]*[.$C$1]+[.D141]*[.$D$1]+[.E141]*[.$E$1]+[.F141]*[.$F$1]+[.G141]*[.$G$1]+[.H141]*[.$H$1]+[.I141]*[.$I$1]+[.J141]*[.$J$1]+[.K141]*[.$K$1]+[.L141]*[.$L$1]+[.M141]*[.$M$1]+[.N141]*[.$N$1]+[.O141]*[.$O$1]+[.P141]*[.$P$1]+[.Q141]*[.$Q$1]+[.R141]*[.$R$1]+[.S141]*[.$S$1]+[.T141]*[.$T$1]+[.U141]*[.$U$1]+[.V141]*[.$V$1]+[.W141]*[.$W$1]+[.X141]*[.$X$1]+[.Y141]*[.$Y$1]+[.Z141]*[.$Z$1]+[.AA141]*[.$AA$1]+[.AB141]*[.$AB$1]+[.AC141]*[.$AC$1]+[.AD141]*[.$AD$1]+[.AE141]*[.$AE$1]+[.AF141]*[.$AF$1]+[.AG141]*[.$AG$1]+[.AH141]*[.$AH$1]+[.AI141]*[.$AI$1]+[.AJ141]*[.$AJ$1]+[.AK141]*[.$AK$1]+[.AL141]*[.$AL$1]+[.AM141]*[.$AM$1]+[.AN141]*[.$AN$1]+[.AO141]*[.$AO$1]+[.AP141]*[.$AP$1]+[.AQ141]*[.$AQ$1]+[.AR141]*[.$AR$1]+[.AS141]*[.$AS$1]+[.AT141]*[.$AT$1]+[.AU141]*[.$AU$1]+[.AV141]*[.$AV$1]+[.AW141]*[.$AW$1]+[.AX141]*[.$AX$1]+[.AY141]*[.$AY$1]+[.AZ141]*[.$AZ$1]+[.BA141]*[.$BA$1]+[.BB141]*[.$BB$1]+[.BC141]*[.$BC$1]+[.BD141]*[.$BD$1]+[.BE141]*[.$BE$1]+[.BF141]*[.$BF$1]+[.BG141]*[.$BG$1]+[.BH141]*[.$BH$1]+[.BI141]*[.$BI$1]+[.BJ141]*[.$BJ$1]+[.BK141]*[.$BK$1]+[.BL141]*[.$BL$1]+[.BM141]*[.$BM$1]+[.BN141]*[.$BN$1]+[.BO141]*[.$BO$1]+[.BP141]*[.$BP$1]+[.BQ141]*[.$BQ$1]+[.BR141]*[.$BR$1]+[.BS141]*[.$BS$1]+[.BT141]*[.$BT$1]+[.BU141]*[.$BU$1]+[.BV141]*[.$BV$1]+[.BW141]*[.$BW$1]+[.BX141]*[.$BX$1]+[.BY141]*[.$BY$1]+[.BZ141]*[.$BZ$1]+[.CA141]*[.$CA$1]+[.CB141]*[.$CB$1]+[.CC141]*[.$CC$1]+[.CD141]*[.$CD$1]+[.CE141]*[.$CE$1]+[.CF141]*[.$CF$1]+[.CG141]*[.$CG$1]+[.CH141]*[.$CH$1]+[.CI141]*[.$CI$1]+[.CJ141]*[.$CJ$1]+[.CK141]*[.$CK$1]+[.CL141]*[.$CL$1]+[.CM141]*[.$CM$1]+[.CN141]*[.$CN$1]+[.CO141]*[.$CO$1]+[.CP141]*[.$CP$1]+[.CQ141]*[.$CQ$1]+[.CR141]*[.$CR$1]+[.CS141]*[.$CS$1]+[.CT141]*[.$CT$1]+[.CU141]*[.$CU$1]+[.CV141]*[.$CV$1]+[.CW141]*[.$CW$1]+[.CX141]*[.$CX$1]+[.CY141]*[.$CY$1]+[.CZ141]*[.$CZ$1]+[.DA141]*[.$DA$1]+[.DB141]*[.$DB$1]+[.DC141]*[.$DC$1]+[.DD141]*[.$DD$1]+[.DE141]*[.$DE$1])/COUNT([.B141:.DE141]);0)" office:value-type="float" office:value="1" calcext:value-type="float">
            <text:p>1</text:p>
          </table:table-cell>
          <table:table-cell table:formula="of:=IF([.DG141]&lt;&gt;[.DF141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42:.DE142])/COUNT([.A142:.DE142]));0)" office:value-type="float" office:value="0" calcext:value-type="float">
            <text:p>0</text:p>
          </table:table-cell>
          <table:table-cell table:formula="of:=ROUND(([.B142]*[.$B$1]+[.C142]*[.$C$1]+[.D142]*[.$D$1]+[.E142]*[.$E$1]+[.F142]*[.$F$1]+[.G142]*[.$G$1]+[.H142]*[.$H$1]+[.I142]*[.$I$1]+[.J142]*[.$J$1]+[.K142]*[.$K$1]+[.L142]*[.$L$1]+[.M142]*[.$M$1]+[.N142]*[.$N$1]+[.O142]*[.$O$1]+[.P142]*[.$P$1]+[.Q142]*[.$Q$1]+[.R142]*[.$R$1]+[.S142]*[.$S$1]+[.T142]*[.$T$1]+[.U142]*[.$U$1]+[.V142]*[.$V$1]+[.W142]*[.$W$1]+[.X142]*[.$X$1]+[.Y142]*[.$Y$1]+[.Z142]*[.$Z$1]+[.AA142]*[.$AA$1]+[.AB142]*[.$AB$1]+[.AC142]*[.$AC$1]+[.AD142]*[.$AD$1]+[.AE142]*[.$AE$1]+[.AF142]*[.$AF$1]+[.AG142]*[.$AG$1]+[.AH142]*[.$AH$1]+[.AI142]*[.$AI$1]+[.AJ142]*[.$AJ$1]+[.AK142]*[.$AK$1]+[.AL142]*[.$AL$1]+[.AM142]*[.$AM$1]+[.AN142]*[.$AN$1]+[.AO142]*[.$AO$1]+[.AP142]*[.$AP$1]+[.AQ142]*[.$AQ$1]+[.AR142]*[.$AR$1]+[.AS142]*[.$AS$1]+[.AT142]*[.$AT$1]+[.AU142]*[.$AU$1]+[.AV142]*[.$AV$1]+[.AW142]*[.$AW$1]+[.AX142]*[.$AX$1]+[.AY142]*[.$AY$1]+[.AZ142]*[.$AZ$1]+[.BA142]*[.$BA$1]+[.BB142]*[.$BB$1]+[.BC142]*[.$BC$1]+[.BD142]*[.$BD$1]+[.BE142]*[.$BE$1]+[.BF142]*[.$BF$1]+[.BG142]*[.$BG$1]+[.BH142]*[.$BH$1]+[.BI142]*[.$BI$1]+[.BJ142]*[.$BJ$1]+[.BK142]*[.$BK$1]+[.BL142]*[.$BL$1]+[.BM142]*[.$BM$1]+[.BN142]*[.$BN$1]+[.BO142]*[.$BO$1]+[.BP142]*[.$BP$1]+[.BQ142]*[.$BQ$1]+[.BR142]*[.$BR$1]+[.BS142]*[.$BS$1]+[.BT142]*[.$BT$1]+[.BU142]*[.$BU$1]+[.BV142]*[.$BV$1]+[.BW142]*[.$BW$1]+[.BX142]*[.$BX$1]+[.BY142]*[.$BY$1]+[.BZ142]*[.$BZ$1]+[.CA142]*[.$CA$1]+[.CB142]*[.$CB$1]+[.CC142]*[.$CC$1]+[.CD142]*[.$CD$1]+[.CE142]*[.$CE$1]+[.CF142]*[.$CF$1]+[.CG142]*[.$CG$1]+[.CH142]*[.$CH$1]+[.CI142]*[.$CI$1]+[.CJ142]*[.$CJ$1]+[.CK142]*[.$CK$1]+[.CL142]*[.$CL$1]+[.CM142]*[.$CM$1]+[.CN142]*[.$CN$1]+[.CO142]*[.$CO$1]+[.CP142]*[.$CP$1]+[.CQ142]*[.$CQ$1]+[.CR142]*[.$CR$1]+[.CS142]*[.$CS$1]+[.CT142]*[.$CT$1]+[.CU142]*[.$CU$1]+[.CV142]*[.$CV$1]+[.CW142]*[.$CW$1]+[.CX142]*[.$CX$1]+[.CY142]*[.$CY$1]+[.CZ142]*[.$CZ$1]+[.DA142]*[.$DA$1]+[.DB142]*[.$DB$1]+[.DC142]*[.$DC$1]+[.DD142]*[.$DD$1]+[.DE142]*[.$DE$1])/COUNT([.B142:.DE142]);0)" office:value-type="float" office:value="0" calcext:value-type="float">
            <text:p>0</text:p>
          </table:table-cell>
          <table:table-cell table:formula="of:=IF([.DG142]&lt;&gt;[.DF14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ROUND((SUM([.B143:.DE143])/COUNT([.A143:.DE143]));0)" office:value-type="float" office:value="1" calcext:value-type="float">
            <text:p>1</text:p>
          </table:table-cell>
          <table:table-cell table:formula="of:=ROUND(([.B143]*[.$B$1]+[.C143]*[.$C$1]+[.D143]*[.$D$1]+[.E143]*[.$E$1]+[.F143]*[.$F$1]+[.G143]*[.$G$1]+[.H143]*[.$H$1]+[.I143]*[.$I$1]+[.J143]*[.$J$1]+[.K143]*[.$K$1]+[.L143]*[.$L$1]+[.M143]*[.$M$1]+[.N143]*[.$N$1]+[.O143]*[.$O$1]+[.P143]*[.$P$1]+[.Q143]*[.$Q$1]+[.R143]*[.$R$1]+[.S143]*[.$S$1]+[.T143]*[.$T$1]+[.U143]*[.$U$1]+[.V143]*[.$V$1]+[.W143]*[.$W$1]+[.X143]*[.$X$1]+[.Y143]*[.$Y$1]+[.Z143]*[.$Z$1]+[.AA143]*[.$AA$1]+[.AB143]*[.$AB$1]+[.AC143]*[.$AC$1]+[.AD143]*[.$AD$1]+[.AE143]*[.$AE$1]+[.AF143]*[.$AF$1]+[.AG143]*[.$AG$1]+[.AH143]*[.$AH$1]+[.AI143]*[.$AI$1]+[.AJ143]*[.$AJ$1]+[.AK143]*[.$AK$1]+[.AL143]*[.$AL$1]+[.AM143]*[.$AM$1]+[.AN143]*[.$AN$1]+[.AO143]*[.$AO$1]+[.AP143]*[.$AP$1]+[.AQ143]*[.$AQ$1]+[.AR143]*[.$AR$1]+[.AS143]*[.$AS$1]+[.AT143]*[.$AT$1]+[.AU143]*[.$AU$1]+[.AV143]*[.$AV$1]+[.AW143]*[.$AW$1]+[.AX143]*[.$AX$1]+[.AY143]*[.$AY$1]+[.AZ143]*[.$AZ$1]+[.BA143]*[.$BA$1]+[.BB143]*[.$BB$1]+[.BC143]*[.$BC$1]+[.BD143]*[.$BD$1]+[.BE143]*[.$BE$1]+[.BF143]*[.$BF$1]+[.BG143]*[.$BG$1]+[.BH143]*[.$BH$1]+[.BI143]*[.$BI$1]+[.BJ143]*[.$BJ$1]+[.BK143]*[.$BK$1]+[.BL143]*[.$BL$1]+[.BM143]*[.$BM$1]+[.BN143]*[.$BN$1]+[.BO143]*[.$BO$1]+[.BP143]*[.$BP$1]+[.BQ143]*[.$BQ$1]+[.BR143]*[.$BR$1]+[.BS143]*[.$BS$1]+[.BT143]*[.$BT$1]+[.BU143]*[.$BU$1]+[.BV143]*[.$BV$1]+[.BW143]*[.$BW$1]+[.BX143]*[.$BX$1]+[.BY143]*[.$BY$1]+[.BZ143]*[.$BZ$1]+[.CA143]*[.$CA$1]+[.CB143]*[.$CB$1]+[.CC143]*[.$CC$1]+[.CD143]*[.$CD$1]+[.CE143]*[.$CE$1]+[.CF143]*[.$CF$1]+[.CG143]*[.$CG$1]+[.CH143]*[.$CH$1]+[.CI143]*[.$CI$1]+[.CJ143]*[.$CJ$1]+[.CK143]*[.$CK$1]+[.CL143]*[.$CL$1]+[.CM143]*[.$CM$1]+[.CN143]*[.$CN$1]+[.CO143]*[.$CO$1]+[.CP143]*[.$CP$1]+[.CQ143]*[.$CQ$1]+[.CR143]*[.$CR$1]+[.CS143]*[.$CS$1]+[.CT143]*[.$CT$1]+[.CU143]*[.$CU$1]+[.CV143]*[.$CV$1]+[.CW143]*[.$CW$1]+[.CX143]*[.$CX$1]+[.CY143]*[.$CY$1]+[.CZ143]*[.$CZ$1]+[.DA143]*[.$DA$1]+[.DB143]*[.$DB$1]+[.DC143]*[.$DC$1]+[.DD143]*[.$DD$1]+[.DE143]*[.$DE$1])/COUNT([.B143:.DE143]);0)" office:value-type="float" office:value="1" calcext:value-type="float">
            <text:p>1</text:p>
          </table:table-cell>
          <table:table-cell table:formula="of:=IF([.DG143]&lt;&gt;[.DF14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44:.DE144])/COUNT([.A144:.DE144]));0)" office:value-type="float" office:value="1" calcext:value-type="float">
            <text:p>1</text:p>
          </table:table-cell>
          <table:table-cell table:formula="of:=ROUND(([.B144]*[.$B$1]+[.C144]*[.$C$1]+[.D144]*[.$D$1]+[.E144]*[.$E$1]+[.F144]*[.$F$1]+[.G144]*[.$G$1]+[.H144]*[.$H$1]+[.I144]*[.$I$1]+[.J144]*[.$J$1]+[.K144]*[.$K$1]+[.L144]*[.$L$1]+[.M144]*[.$M$1]+[.N144]*[.$N$1]+[.O144]*[.$O$1]+[.P144]*[.$P$1]+[.Q144]*[.$Q$1]+[.R144]*[.$R$1]+[.S144]*[.$S$1]+[.T144]*[.$T$1]+[.U144]*[.$U$1]+[.V144]*[.$V$1]+[.W144]*[.$W$1]+[.X144]*[.$X$1]+[.Y144]*[.$Y$1]+[.Z144]*[.$Z$1]+[.AA144]*[.$AA$1]+[.AB144]*[.$AB$1]+[.AC144]*[.$AC$1]+[.AD144]*[.$AD$1]+[.AE144]*[.$AE$1]+[.AF144]*[.$AF$1]+[.AG144]*[.$AG$1]+[.AH144]*[.$AH$1]+[.AI144]*[.$AI$1]+[.AJ144]*[.$AJ$1]+[.AK144]*[.$AK$1]+[.AL144]*[.$AL$1]+[.AM144]*[.$AM$1]+[.AN144]*[.$AN$1]+[.AO144]*[.$AO$1]+[.AP144]*[.$AP$1]+[.AQ144]*[.$AQ$1]+[.AR144]*[.$AR$1]+[.AS144]*[.$AS$1]+[.AT144]*[.$AT$1]+[.AU144]*[.$AU$1]+[.AV144]*[.$AV$1]+[.AW144]*[.$AW$1]+[.AX144]*[.$AX$1]+[.AY144]*[.$AY$1]+[.AZ144]*[.$AZ$1]+[.BA144]*[.$BA$1]+[.BB144]*[.$BB$1]+[.BC144]*[.$BC$1]+[.BD144]*[.$BD$1]+[.BE144]*[.$BE$1]+[.BF144]*[.$BF$1]+[.BG144]*[.$BG$1]+[.BH144]*[.$BH$1]+[.BI144]*[.$BI$1]+[.BJ144]*[.$BJ$1]+[.BK144]*[.$BK$1]+[.BL144]*[.$BL$1]+[.BM144]*[.$BM$1]+[.BN144]*[.$BN$1]+[.BO144]*[.$BO$1]+[.BP144]*[.$BP$1]+[.BQ144]*[.$BQ$1]+[.BR144]*[.$BR$1]+[.BS144]*[.$BS$1]+[.BT144]*[.$BT$1]+[.BU144]*[.$BU$1]+[.BV144]*[.$BV$1]+[.BW144]*[.$BW$1]+[.BX144]*[.$BX$1]+[.BY144]*[.$BY$1]+[.BZ144]*[.$BZ$1]+[.CA144]*[.$CA$1]+[.CB144]*[.$CB$1]+[.CC144]*[.$CC$1]+[.CD144]*[.$CD$1]+[.CE144]*[.$CE$1]+[.CF144]*[.$CF$1]+[.CG144]*[.$CG$1]+[.CH144]*[.$CH$1]+[.CI144]*[.$CI$1]+[.CJ144]*[.$CJ$1]+[.CK144]*[.$CK$1]+[.CL144]*[.$CL$1]+[.CM144]*[.$CM$1]+[.CN144]*[.$CN$1]+[.CO144]*[.$CO$1]+[.CP144]*[.$CP$1]+[.CQ144]*[.$CQ$1]+[.CR144]*[.$CR$1]+[.CS144]*[.$CS$1]+[.CT144]*[.$CT$1]+[.CU144]*[.$CU$1]+[.CV144]*[.$CV$1]+[.CW144]*[.$CW$1]+[.CX144]*[.$CX$1]+[.CY144]*[.$CY$1]+[.CZ144]*[.$CZ$1]+[.DA144]*[.$DA$1]+[.DB144]*[.$DB$1]+[.DC144]*[.$DC$1]+[.DD144]*[.$DD$1]+[.DE144]*[.$DE$1])/COUNT([.B144:.DE144]);0)" office:value-type="float" office:value="1" calcext:value-type="float">
            <text:p>1</text:p>
          </table:table-cell>
          <table:table-cell table:formula="of:=IF([.DG144]&lt;&gt;[.DF14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45:.DE145])/COUNT([.A145:.DE145]));0)" office:value-type="float" office:value="1" calcext:value-type="float">
            <text:p>1</text:p>
          </table:table-cell>
          <table:table-cell table:formula="of:=ROUND(([.B145]*[.$B$1]+[.C145]*[.$C$1]+[.D145]*[.$D$1]+[.E145]*[.$E$1]+[.F145]*[.$F$1]+[.G145]*[.$G$1]+[.H145]*[.$H$1]+[.I145]*[.$I$1]+[.J145]*[.$J$1]+[.K145]*[.$K$1]+[.L145]*[.$L$1]+[.M145]*[.$M$1]+[.N145]*[.$N$1]+[.O145]*[.$O$1]+[.P145]*[.$P$1]+[.Q145]*[.$Q$1]+[.R145]*[.$R$1]+[.S145]*[.$S$1]+[.T145]*[.$T$1]+[.U145]*[.$U$1]+[.V145]*[.$V$1]+[.W145]*[.$W$1]+[.X145]*[.$X$1]+[.Y145]*[.$Y$1]+[.Z145]*[.$Z$1]+[.AA145]*[.$AA$1]+[.AB145]*[.$AB$1]+[.AC145]*[.$AC$1]+[.AD145]*[.$AD$1]+[.AE145]*[.$AE$1]+[.AF145]*[.$AF$1]+[.AG145]*[.$AG$1]+[.AH145]*[.$AH$1]+[.AI145]*[.$AI$1]+[.AJ145]*[.$AJ$1]+[.AK145]*[.$AK$1]+[.AL145]*[.$AL$1]+[.AM145]*[.$AM$1]+[.AN145]*[.$AN$1]+[.AO145]*[.$AO$1]+[.AP145]*[.$AP$1]+[.AQ145]*[.$AQ$1]+[.AR145]*[.$AR$1]+[.AS145]*[.$AS$1]+[.AT145]*[.$AT$1]+[.AU145]*[.$AU$1]+[.AV145]*[.$AV$1]+[.AW145]*[.$AW$1]+[.AX145]*[.$AX$1]+[.AY145]*[.$AY$1]+[.AZ145]*[.$AZ$1]+[.BA145]*[.$BA$1]+[.BB145]*[.$BB$1]+[.BC145]*[.$BC$1]+[.BD145]*[.$BD$1]+[.BE145]*[.$BE$1]+[.BF145]*[.$BF$1]+[.BG145]*[.$BG$1]+[.BH145]*[.$BH$1]+[.BI145]*[.$BI$1]+[.BJ145]*[.$BJ$1]+[.BK145]*[.$BK$1]+[.BL145]*[.$BL$1]+[.BM145]*[.$BM$1]+[.BN145]*[.$BN$1]+[.BO145]*[.$BO$1]+[.BP145]*[.$BP$1]+[.BQ145]*[.$BQ$1]+[.BR145]*[.$BR$1]+[.BS145]*[.$BS$1]+[.BT145]*[.$BT$1]+[.BU145]*[.$BU$1]+[.BV145]*[.$BV$1]+[.BW145]*[.$BW$1]+[.BX145]*[.$BX$1]+[.BY145]*[.$BY$1]+[.BZ145]*[.$BZ$1]+[.CA145]*[.$CA$1]+[.CB145]*[.$CB$1]+[.CC145]*[.$CC$1]+[.CD145]*[.$CD$1]+[.CE145]*[.$CE$1]+[.CF145]*[.$CF$1]+[.CG145]*[.$CG$1]+[.CH145]*[.$CH$1]+[.CI145]*[.$CI$1]+[.CJ145]*[.$CJ$1]+[.CK145]*[.$CK$1]+[.CL145]*[.$CL$1]+[.CM145]*[.$CM$1]+[.CN145]*[.$CN$1]+[.CO145]*[.$CO$1]+[.CP145]*[.$CP$1]+[.CQ145]*[.$CQ$1]+[.CR145]*[.$CR$1]+[.CS145]*[.$CS$1]+[.CT145]*[.$CT$1]+[.CU145]*[.$CU$1]+[.CV145]*[.$CV$1]+[.CW145]*[.$CW$1]+[.CX145]*[.$CX$1]+[.CY145]*[.$CY$1]+[.CZ145]*[.$CZ$1]+[.DA145]*[.$DA$1]+[.DB145]*[.$DB$1]+[.DC145]*[.$DC$1]+[.DD145]*[.$DD$1]+[.DE145]*[.$DE$1])/COUNT([.B145:.DE145]);0)" office:value-type="float" office:value="1" calcext:value-type="float">
            <text:p>1</text:p>
          </table:table-cell>
          <table:table-cell table:formula="of:=IF([.DG145]&lt;&gt;[.DF14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46:.DE146])/COUNT([.A146:.DE146]));0)" office:value-type="float" office:value="1" calcext:value-type="float">
            <text:p>1</text:p>
          </table:table-cell>
          <table:table-cell table:formula="of:=ROUND(([.B146]*[.$B$1]+[.C146]*[.$C$1]+[.D146]*[.$D$1]+[.E146]*[.$E$1]+[.F146]*[.$F$1]+[.G146]*[.$G$1]+[.H146]*[.$H$1]+[.I146]*[.$I$1]+[.J146]*[.$J$1]+[.K146]*[.$K$1]+[.L146]*[.$L$1]+[.M146]*[.$M$1]+[.N146]*[.$N$1]+[.O146]*[.$O$1]+[.P146]*[.$P$1]+[.Q146]*[.$Q$1]+[.R146]*[.$R$1]+[.S146]*[.$S$1]+[.T146]*[.$T$1]+[.U146]*[.$U$1]+[.V146]*[.$V$1]+[.W146]*[.$W$1]+[.X146]*[.$X$1]+[.Y146]*[.$Y$1]+[.Z146]*[.$Z$1]+[.AA146]*[.$AA$1]+[.AB146]*[.$AB$1]+[.AC146]*[.$AC$1]+[.AD146]*[.$AD$1]+[.AE146]*[.$AE$1]+[.AF146]*[.$AF$1]+[.AG146]*[.$AG$1]+[.AH146]*[.$AH$1]+[.AI146]*[.$AI$1]+[.AJ146]*[.$AJ$1]+[.AK146]*[.$AK$1]+[.AL146]*[.$AL$1]+[.AM146]*[.$AM$1]+[.AN146]*[.$AN$1]+[.AO146]*[.$AO$1]+[.AP146]*[.$AP$1]+[.AQ146]*[.$AQ$1]+[.AR146]*[.$AR$1]+[.AS146]*[.$AS$1]+[.AT146]*[.$AT$1]+[.AU146]*[.$AU$1]+[.AV146]*[.$AV$1]+[.AW146]*[.$AW$1]+[.AX146]*[.$AX$1]+[.AY146]*[.$AY$1]+[.AZ146]*[.$AZ$1]+[.BA146]*[.$BA$1]+[.BB146]*[.$BB$1]+[.BC146]*[.$BC$1]+[.BD146]*[.$BD$1]+[.BE146]*[.$BE$1]+[.BF146]*[.$BF$1]+[.BG146]*[.$BG$1]+[.BH146]*[.$BH$1]+[.BI146]*[.$BI$1]+[.BJ146]*[.$BJ$1]+[.BK146]*[.$BK$1]+[.BL146]*[.$BL$1]+[.BM146]*[.$BM$1]+[.BN146]*[.$BN$1]+[.BO146]*[.$BO$1]+[.BP146]*[.$BP$1]+[.BQ146]*[.$BQ$1]+[.BR146]*[.$BR$1]+[.BS146]*[.$BS$1]+[.BT146]*[.$BT$1]+[.BU146]*[.$BU$1]+[.BV146]*[.$BV$1]+[.BW146]*[.$BW$1]+[.BX146]*[.$BX$1]+[.BY146]*[.$BY$1]+[.BZ146]*[.$BZ$1]+[.CA146]*[.$CA$1]+[.CB146]*[.$CB$1]+[.CC146]*[.$CC$1]+[.CD146]*[.$CD$1]+[.CE146]*[.$CE$1]+[.CF146]*[.$CF$1]+[.CG146]*[.$CG$1]+[.CH146]*[.$CH$1]+[.CI146]*[.$CI$1]+[.CJ146]*[.$CJ$1]+[.CK146]*[.$CK$1]+[.CL146]*[.$CL$1]+[.CM146]*[.$CM$1]+[.CN146]*[.$CN$1]+[.CO146]*[.$CO$1]+[.CP146]*[.$CP$1]+[.CQ146]*[.$CQ$1]+[.CR146]*[.$CR$1]+[.CS146]*[.$CS$1]+[.CT146]*[.$CT$1]+[.CU146]*[.$CU$1]+[.CV146]*[.$CV$1]+[.CW146]*[.$CW$1]+[.CX146]*[.$CX$1]+[.CY146]*[.$CY$1]+[.CZ146]*[.$CZ$1]+[.DA146]*[.$DA$1]+[.DB146]*[.$DB$1]+[.DC146]*[.$DC$1]+[.DD146]*[.$DD$1]+[.DE146]*[.$DE$1])/COUNT([.B146:.DE146]);0)" office:value-type="float" office:value="1" calcext:value-type="float">
            <text:p>1</text:p>
          </table:table-cell>
          <table:table-cell table:formula="of:=IF([.DG146]&lt;&gt;[.DF14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47:.DE147])/COUNT([.A147:.DE147]));0)" office:value-type="float" office:value="1" calcext:value-type="float">
            <text:p>1</text:p>
          </table:table-cell>
          <table:table-cell table:formula="of:=ROUND(([.B147]*[.$B$1]+[.C147]*[.$C$1]+[.D147]*[.$D$1]+[.E147]*[.$E$1]+[.F147]*[.$F$1]+[.G147]*[.$G$1]+[.H147]*[.$H$1]+[.I147]*[.$I$1]+[.J147]*[.$J$1]+[.K147]*[.$K$1]+[.L147]*[.$L$1]+[.M147]*[.$M$1]+[.N147]*[.$N$1]+[.O147]*[.$O$1]+[.P147]*[.$P$1]+[.Q147]*[.$Q$1]+[.R147]*[.$R$1]+[.S147]*[.$S$1]+[.T147]*[.$T$1]+[.U147]*[.$U$1]+[.V147]*[.$V$1]+[.W147]*[.$W$1]+[.X147]*[.$X$1]+[.Y147]*[.$Y$1]+[.Z147]*[.$Z$1]+[.AA147]*[.$AA$1]+[.AB147]*[.$AB$1]+[.AC147]*[.$AC$1]+[.AD147]*[.$AD$1]+[.AE147]*[.$AE$1]+[.AF147]*[.$AF$1]+[.AG147]*[.$AG$1]+[.AH147]*[.$AH$1]+[.AI147]*[.$AI$1]+[.AJ147]*[.$AJ$1]+[.AK147]*[.$AK$1]+[.AL147]*[.$AL$1]+[.AM147]*[.$AM$1]+[.AN147]*[.$AN$1]+[.AO147]*[.$AO$1]+[.AP147]*[.$AP$1]+[.AQ147]*[.$AQ$1]+[.AR147]*[.$AR$1]+[.AS147]*[.$AS$1]+[.AT147]*[.$AT$1]+[.AU147]*[.$AU$1]+[.AV147]*[.$AV$1]+[.AW147]*[.$AW$1]+[.AX147]*[.$AX$1]+[.AY147]*[.$AY$1]+[.AZ147]*[.$AZ$1]+[.BA147]*[.$BA$1]+[.BB147]*[.$BB$1]+[.BC147]*[.$BC$1]+[.BD147]*[.$BD$1]+[.BE147]*[.$BE$1]+[.BF147]*[.$BF$1]+[.BG147]*[.$BG$1]+[.BH147]*[.$BH$1]+[.BI147]*[.$BI$1]+[.BJ147]*[.$BJ$1]+[.BK147]*[.$BK$1]+[.BL147]*[.$BL$1]+[.BM147]*[.$BM$1]+[.BN147]*[.$BN$1]+[.BO147]*[.$BO$1]+[.BP147]*[.$BP$1]+[.BQ147]*[.$BQ$1]+[.BR147]*[.$BR$1]+[.BS147]*[.$BS$1]+[.BT147]*[.$BT$1]+[.BU147]*[.$BU$1]+[.BV147]*[.$BV$1]+[.BW147]*[.$BW$1]+[.BX147]*[.$BX$1]+[.BY147]*[.$BY$1]+[.BZ147]*[.$BZ$1]+[.CA147]*[.$CA$1]+[.CB147]*[.$CB$1]+[.CC147]*[.$CC$1]+[.CD147]*[.$CD$1]+[.CE147]*[.$CE$1]+[.CF147]*[.$CF$1]+[.CG147]*[.$CG$1]+[.CH147]*[.$CH$1]+[.CI147]*[.$CI$1]+[.CJ147]*[.$CJ$1]+[.CK147]*[.$CK$1]+[.CL147]*[.$CL$1]+[.CM147]*[.$CM$1]+[.CN147]*[.$CN$1]+[.CO147]*[.$CO$1]+[.CP147]*[.$CP$1]+[.CQ147]*[.$CQ$1]+[.CR147]*[.$CR$1]+[.CS147]*[.$CS$1]+[.CT147]*[.$CT$1]+[.CU147]*[.$CU$1]+[.CV147]*[.$CV$1]+[.CW147]*[.$CW$1]+[.CX147]*[.$CX$1]+[.CY147]*[.$CY$1]+[.CZ147]*[.$CZ$1]+[.DA147]*[.$DA$1]+[.DB147]*[.$DB$1]+[.DC147]*[.$DC$1]+[.DD147]*[.$DD$1]+[.DE147]*[.$DE$1])/COUNT([.B147:.DE147]);0)" office:value-type="float" office:value="1" calcext:value-type="float">
            <text:p>1</text:p>
          </table:table-cell>
          <table:table-cell table:formula="of:=IF([.DG147]&lt;&gt;[.DF14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48:.DE148])/COUNT([.A148:.DE148]));0)" office:value-type="float" office:value="1" calcext:value-type="float">
            <text:p>1</text:p>
          </table:table-cell>
          <table:table-cell table:formula="of:=ROUND(([.B148]*[.$B$1]+[.C148]*[.$C$1]+[.D148]*[.$D$1]+[.E148]*[.$E$1]+[.F148]*[.$F$1]+[.G148]*[.$G$1]+[.H148]*[.$H$1]+[.I148]*[.$I$1]+[.J148]*[.$J$1]+[.K148]*[.$K$1]+[.L148]*[.$L$1]+[.M148]*[.$M$1]+[.N148]*[.$N$1]+[.O148]*[.$O$1]+[.P148]*[.$P$1]+[.Q148]*[.$Q$1]+[.R148]*[.$R$1]+[.S148]*[.$S$1]+[.T148]*[.$T$1]+[.U148]*[.$U$1]+[.V148]*[.$V$1]+[.W148]*[.$W$1]+[.X148]*[.$X$1]+[.Y148]*[.$Y$1]+[.Z148]*[.$Z$1]+[.AA148]*[.$AA$1]+[.AB148]*[.$AB$1]+[.AC148]*[.$AC$1]+[.AD148]*[.$AD$1]+[.AE148]*[.$AE$1]+[.AF148]*[.$AF$1]+[.AG148]*[.$AG$1]+[.AH148]*[.$AH$1]+[.AI148]*[.$AI$1]+[.AJ148]*[.$AJ$1]+[.AK148]*[.$AK$1]+[.AL148]*[.$AL$1]+[.AM148]*[.$AM$1]+[.AN148]*[.$AN$1]+[.AO148]*[.$AO$1]+[.AP148]*[.$AP$1]+[.AQ148]*[.$AQ$1]+[.AR148]*[.$AR$1]+[.AS148]*[.$AS$1]+[.AT148]*[.$AT$1]+[.AU148]*[.$AU$1]+[.AV148]*[.$AV$1]+[.AW148]*[.$AW$1]+[.AX148]*[.$AX$1]+[.AY148]*[.$AY$1]+[.AZ148]*[.$AZ$1]+[.BA148]*[.$BA$1]+[.BB148]*[.$BB$1]+[.BC148]*[.$BC$1]+[.BD148]*[.$BD$1]+[.BE148]*[.$BE$1]+[.BF148]*[.$BF$1]+[.BG148]*[.$BG$1]+[.BH148]*[.$BH$1]+[.BI148]*[.$BI$1]+[.BJ148]*[.$BJ$1]+[.BK148]*[.$BK$1]+[.BL148]*[.$BL$1]+[.BM148]*[.$BM$1]+[.BN148]*[.$BN$1]+[.BO148]*[.$BO$1]+[.BP148]*[.$BP$1]+[.BQ148]*[.$BQ$1]+[.BR148]*[.$BR$1]+[.BS148]*[.$BS$1]+[.BT148]*[.$BT$1]+[.BU148]*[.$BU$1]+[.BV148]*[.$BV$1]+[.BW148]*[.$BW$1]+[.BX148]*[.$BX$1]+[.BY148]*[.$BY$1]+[.BZ148]*[.$BZ$1]+[.CA148]*[.$CA$1]+[.CB148]*[.$CB$1]+[.CC148]*[.$CC$1]+[.CD148]*[.$CD$1]+[.CE148]*[.$CE$1]+[.CF148]*[.$CF$1]+[.CG148]*[.$CG$1]+[.CH148]*[.$CH$1]+[.CI148]*[.$CI$1]+[.CJ148]*[.$CJ$1]+[.CK148]*[.$CK$1]+[.CL148]*[.$CL$1]+[.CM148]*[.$CM$1]+[.CN148]*[.$CN$1]+[.CO148]*[.$CO$1]+[.CP148]*[.$CP$1]+[.CQ148]*[.$CQ$1]+[.CR148]*[.$CR$1]+[.CS148]*[.$CS$1]+[.CT148]*[.$CT$1]+[.CU148]*[.$CU$1]+[.CV148]*[.$CV$1]+[.CW148]*[.$CW$1]+[.CX148]*[.$CX$1]+[.CY148]*[.$CY$1]+[.CZ148]*[.$CZ$1]+[.DA148]*[.$DA$1]+[.DB148]*[.$DB$1]+[.DC148]*[.$DC$1]+[.DD148]*[.$DD$1]+[.DE148]*[.$DE$1])/COUNT([.B148:.DE148]);0)" office:value-type="float" office:value="1" calcext:value-type="float">
            <text:p>1</text:p>
          </table:table-cell>
          <table:table-cell table:formula="of:=IF([.DG148]&lt;&gt;[.DF148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formula="of:=ROUND((SUM([.B149:.DE149])/COUNT([.A149:.DE149]));0)" office:value-type="float" office:value="0" calcext:value-type="float">
            <text:p>0</text:p>
          </table:table-cell>
          <table:table-cell table:formula="of:=ROUND(([.B149]*[.$B$1]+[.C149]*[.$C$1]+[.D149]*[.$D$1]+[.E149]*[.$E$1]+[.F149]*[.$F$1]+[.G149]*[.$G$1]+[.H149]*[.$H$1]+[.I149]*[.$I$1]+[.J149]*[.$J$1]+[.K149]*[.$K$1]+[.L149]*[.$L$1]+[.M149]*[.$M$1]+[.N149]*[.$N$1]+[.O149]*[.$O$1]+[.P149]*[.$P$1]+[.Q149]*[.$Q$1]+[.R149]*[.$R$1]+[.S149]*[.$S$1]+[.T149]*[.$T$1]+[.U149]*[.$U$1]+[.V149]*[.$V$1]+[.W149]*[.$W$1]+[.X149]*[.$X$1]+[.Y149]*[.$Y$1]+[.Z149]*[.$Z$1]+[.AA149]*[.$AA$1]+[.AB149]*[.$AB$1]+[.AC149]*[.$AC$1]+[.AD149]*[.$AD$1]+[.AE149]*[.$AE$1]+[.AF149]*[.$AF$1]+[.AG149]*[.$AG$1]+[.AH149]*[.$AH$1]+[.AI149]*[.$AI$1]+[.AJ149]*[.$AJ$1]+[.AK149]*[.$AK$1]+[.AL149]*[.$AL$1]+[.AM149]*[.$AM$1]+[.AN149]*[.$AN$1]+[.AO149]*[.$AO$1]+[.AP149]*[.$AP$1]+[.AQ149]*[.$AQ$1]+[.AR149]*[.$AR$1]+[.AS149]*[.$AS$1]+[.AT149]*[.$AT$1]+[.AU149]*[.$AU$1]+[.AV149]*[.$AV$1]+[.AW149]*[.$AW$1]+[.AX149]*[.$AX$1]+[.AY149]*[.$AY$1]+[.AZ149]*[.$AZ$1]+[.BA149]*[.$BA$1]+[.BB149]*[.$BB$1]+[.BC149]*[.$BC$1]+[.BD149]*[.$BD$1]+[.BE149]*[.$BE$1]+[.BF149]*[.$BF$1]+[.BG149]*[.$BG$1]+[.BH149]*[.$BH$1]+[.BI149]*[.$BI$1]+[.BJ149]*[.$BJ$1]+[.BK149]*[.$BK$1]+[.BL149]*[.$BL$1]+[.BM149]*[.$BM$1]+[.BN149]*[.$BN$1]+[.BO149]*[.$BO$1]+[.BP149]*[.$BP$1]+[.BQ149]*[.$BQ$1]+[.BR149]*[.$BR$1]+[.BS149]*[.$BS$1]+[.BT149]*[.$BT$1]+[.BU149]*[.$BU$1]+[.BV149]*[.$BV$1]+[.BW149]*[.$BW$1]+[.BX149]*[.$BX$1]+[.BY149]*[.$BY$1]+[.BZ149]*[.$BZ$1]+[.CA149]*[.$CA$1]+[.CB149]*[.$CB$1]+[.CC149]*[.$CC$1]+[.CD149]*[.$CD$1]+[.CE149]*[.$CE$1]+[.CF149]*[.$CF$1]+[.CG149]*[.$CG$1]+[.CH149]*[.$CH$1]+[.CI149]*[.$CI$1]+[.CJ149]*[.$CJ$1]+[.CK149]*[.$CK$1]+[.CL149]*[.$CL$1]+[.CM149]*[.$CM$1]+[.CN149]*[.$CN$1]+[.CO149]*[.$CO$1]+[.CP149]*[.$CP$1]+[.CQ149]*[.$CQ$1]+[.CR149]*[.$CR$1]+[.CS149]*[.$CS$1]+[.CT149]*[.$CT$1]+[.CU149]*[.$CU$1]+[.CV149]*[.$CV$1]+[.CW149]*[.$CW$1]+[.CX149]*[.$CX$1]+[.CY149]*[.$CY$1]+[.CZ149]*[.$CZ$1]+[.DA149]*[.$DA$1]+[.DB149]*[.$DB$1]+[.DC149]*[.$DC$1]+[.DD149]*[.$DD$1]+[.DE149]*[.$DE$1])/COUNT([.B149:.DE149]);0)" office:value-type="float" office:value="0" calcext:value-type="float">
            <text:p>0</text:p>
          </table:table-cell>
          <table:table-cell table:formula="of:=IF([.DG149]&lt;&gt;[.DF14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50:.DE150])/COUNT([.A150:.DE150]));0)" office:value-type="float" office:value="1" calcext:value-type="float">
            <text:p>1</text:p>
          </table:table-cell>
          <table:table-cell table:formula="of:=ROUND(([.B150]*[.$B$1]+[.C150]*[.$C$1]+[.D150]*[.$D$1]+[.E150]*[.$E$1]+[.F150]*[.$F$1]+[.G150]*[.$G$1]+[.H150]*[.$H$1]+[.I150]*[.$I$1]+[.J150]*[.$J$1]+[.K150]*[.$K$1]+[.L150]*[.$L$1]+[.M150]*[.$M$1]+[.N150]*[.$N$1]+[.O150]*[.$O$1]+[.P150]*[.$P$1]+[.Q150]*[.$Q$1]+[.R150]*[.$R$1]+[.S150]*[.$S$1]+[.T150]*[.$T$1]+[.U150]*[.$U$1]+[.V150]*[.$V$1]+[.W150]*[.$W$1]+[.X150]*[.$X$1]+[.Y150]*[.$Y$1]+[.Z150]*[.$Z$1]+[.AA150]*[.$AA$1]+[.AB150]*[.$AB$1]+[.AC150]*[.$AC$1]+[.AD150]*[.$AD$1]+[.AE150]*[.$AE$1]+[.AF150]*[.$AF$1]+[.AG150]*[.$AG$1]+[.AH150]*[.$AH$1]+[.AI150]*[.$AI$1]+[.AJ150]*[.$AJ$1]+[.AK150]*[.$AK$1]+[.AL150]*[.$AL$1]+[.AM150]*[.$AM$1]+[.AN150]*[.$AN$1]+[.AO150]*[.$AO$1]+[.AP150]*[.$AP$1]+[.AQ150]*[.$AQ$1]+[.AR150]*[.$AR$1]+[.AS150]*[.$AS$1]+[.AT150]*[.$AT$1]+[.AU150]*[.$AU$1]+[.AV150]*[.$AV$1]+[.AW150]*[.$AW$1]+[.AX150]*[.$AX$1]+[.AY150]*[.$AY$1]+[.AZ150]*[.$AZ$1]+[.BA150]*[.$BA$1]+[.BB150]*[.$BB$1]+[.BC150]*[.$BC$1]+[.BD150]*[.$BD$1]+[.BE150]*[.$BE$1]+[.BF150]*[.$BF$1]+[.BG150]*[.$BG$1]+[.BH150]*[.$BH$1]+[.BI150]*[.$BI$1]+[.BJ150]*[.$BJ$1]+[.BK150]*[.$BK$1]+[.BL150]*[.$BL$1]+[.BM150]*[.$BM$1]+[.BN150]*[.$BN$1]+[.BO150]*[.$BO$1]+[.BP150]*[.$BP$1]+[.BQ150]*[.$BQ$1]+[.BR150]*[.$BR$1]+[.BS150]*[.$BS$1]+[.BT150]*[.$BT$1]+[.BU150]*[.$BU$1]+[.BV150]*[.$BV$1]+[.BW150]*[.$BW$1]+[.BX150]*[.$BX$1]+[.BY150]*[.$BY$1]+[.BZ150]*[.$BZ$1]+[.CA150]*[.$CA$1]+[.CB150]*[.$CB$1]+[.CC150]*[.$CC$1]+[.CD150]*[.$CD$1]+[.CE150]*[.$CE$1]+[.CF150]*[.$CF$1]+[.CG150]*[.$CG$1]+[.CH150]*[.$CH$1]+[.CI150]*[.$CI$1]+[.CJ150]*[.$CJ$1]+[.CK150]*[.$CK$1]+[.CL150]*[.$CL$1]+[.CM150]*[.$CM$1]+[.CN150]*[.$CN$1]+[.CO150]*[.$CO$1]+[.CP150]*[.$CP$1]+[.CQ150]*[.$CQ$1]+[.CR150]*[.$CR$1]+[.CS150]*[.$CS$1]+[.CT150]*[.$CT$1]+[.CU150]*[.$CU$1]+[.CV150]*[.$CV$1]+[.CW150]*[.$CW$1]+[.CX150]*[.$CX$1]+[.CY150]*[.$CY$1]+[.CZ150]*[.$CZ$1]+[.DA150]*[.$DA$1]+[.DB150]*[.$DB$1]+[.DC150]*[.$DC$1]+[.DD150]*[.$DD$1]+[.DE150]*[.$DE$1])/COUNT([.B150:.DE150]);0)" office:value-type="float" office:value="1" calcext:value-type="float">
            <text:p>1</text:p>
          </table:table-cell>
          <table:table-cell table:formula="of:=IF([.DG150]&lt;&gt;[.DF15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51:.DE151])/COUNT([.A151:.DE151]));0)" office:value-type="float" office:value="1" calcext:value-type="float">
            <text:p>1</text:p>
          </table:table-cell>
          <table:table-cell table:formula="of:=ROUND(([.B151]*[.$B$1]+[.C151]*[.$C$1]+[.D151]*[.$D$1]+[.E151]*[.$E$1]+[.F151]*[.$F$1]+[.G151]*[.$G$1]+[.H151]*[.$H$1]+[.I151]*[.$I$1]+[.J151]*[.$J$1]+[.K151]*[.$K$1]+[.L151]*[.$L$1]+[.M151]*[.$M$1]+[.N151]*[.$N$1]+[.O151]*[.$O$1]+[.P151]*[.$P$1]+[.Q151]*[.$Q$1]+[.R151]*[.$R$1]+[.S151]*[.$S$1]+[.T151]*[.$T$1]+[.U151]*[.$U$1]+[.V151]*[.$V$1]+[.W151]*[.$W$1]+[.X151]*[.$X$1]+[.Y151]*[.$Y$1]+[.Z151]*[.$Z$1]+[.AA151]*[.$AA$1]+[.AB151]*[.$AB$1]+[.AC151]*[.$AC$1]+[.AD151]*[.$AD$1]+[.AE151]*[.$AE$1]+[.AF151]*[.$AF$1]+[.AG151]*[.$AG$1]+[.AH151]*[.$AH$1]+[.AI151]*[.$AI$1]+[.AJ151]*[.$AJ$1]+[.AK151]*[.$AK$1]+[.AL151]*[.$AL$1]+[.AM151]*[.$AM$1]+[.AN151]*[.$AN$1]+[.AO151]*[.$AO$1]+[.AP151]*[.$AP$1]+[.AQ151]*[.$AQ$1]+[.AR151]*[.$AR$1]+[.AS151]*[.$AS$1]+[.AT151]*[.$AT$1]+[.AU151]*[.$AU$1]+[.AV151]*[.$AV$1]+[.AW151]*[.$AW$1]+[.AX151]*[.$AX$1]+[.AY151]*[.$AY$1]+[.AZ151]*[.$AZ$1]+[.BA151]*[.$BA$1]+[.BB151]*[.$BB$1]+[.BC151]*[.$BC$1]+[.BD151]*[.$BD$1]+[.BE151]*[.$BE$1]+[.BF151]*[.$BF$1]+[.BG151]*[.$BG$1]+[.BH151]*[.$BH$1]+[.BI151]*[.$BI$1]+[.BJ151]*[.$BJ$1]+[.BK151]*[.$BK$1]+[.BL151]*[.$BL$1]+[.BM151]*[.$BM$1]+[.BN151]*[.$BN$1]+[.BO151]*[.$BO$1]+[.BP151]*[.$BP$1]+[.BQ151]*[.$BQ$1]+[.BR151]*[.$BR$1]+[.BS151]*[.$BS$1]+[.BT151]*[.$BT$1]+[.BU151]*[.$BU$1]+[.BV151]*[.$BV$1]+[.BW151]*[.$BW$1]+[.BX151]*[.$BX$1]+[.BY151]*[.$BY$1]+[.BZ151]*[.$BZ$1]+[.CA151]*[.$CA$1]+[.CB151]*[.$CB$1]+[.CC151]*[.$CC$1]+[.CD151]*[.$CD$1]+[.CE151]*[.$CE$1]+[.CF151]*[.$CF$1]+[.CG151]*[.$CG$1]+[.CH151]*[.$CH$1]+[.CI151]*[.$CI$1]+[.CJ151]*[.$CJ$1]+[.CK151]*[.$CK$1]+[.CL151]*[.$CL$1]+[.CM151]*[.$CM$1]+[.CN151]*[.$CN$1]+[.CO151]*[.$CO$1]+[.CP151]*[.$CP$1]+[.CQ151]*[.$CQ$1]+[.CR151]*[.$CR$1]+[.CS151]*[.$CS$1]+[.CT151]*[.$CT$1]+[.CU151]*[.$CU$1]+[.CV151]*[.$CV$1]+[.CW151]*[.$CW$1]+[.CX151]*[.$CX$1]+[.CY151]*[.$CY$1]+[.CZ151]*[.$CZ$1]+[.DA151]*[.$DA$1]+[.DB151]*[.$DB$1]+[.DC151]*[.$DC$1]+[.DD151]*[.$DD$1]+[.DE151]*[.$DE$1])/COUNT([.B151:.DE151]);0)" office:value-type="float" office:value="1" calcext:value-type="float">
            <text:p>1</text:p>
          </table:table-cell>
          <table:table-cell table:formula="of:=IF([.DG151]&lt;&gt;[.DF15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52:.DE152])/COUNT([.A152:.DE152]));0)" office:value-type="float" office:value="1" calcext:value-type="float">
            <text:p>1</text:p>
          </table:table-cell>
          <table:table-cell table:formula="of:=ROUND(([.B152]*[.$B$1]+[.C152]*[.$C$1]+[.D152]*[.$D$1]+[.E152]*[.$E$1]+[.F152]*[.$F$1]+[.G152]*[.$G$1]+[.H152]*[.$H$1]+[.I152]*[.$I$1]+[.J152]*[.$J$1]+[.K152]*[.$K$1]+[.L152]*[.$L$1]+[.M152]*[.$M$1]+[.N152]*[.$N$1]+[.O152]*[.$O$1]+[.P152]*[.$P$1]+[.Q152]*[.$Q$1]+[.R152]*[.$R$1]+[.S152]*[.$S$1]+[.T152]*[.$T$1]+[.U152]*[.$U$1]+[.V152]*[.$V$1]+[.W152]*[.$W$1]+[.X152]*[.$X$1]+[.Y152]*[.$Y$1]+[.Z152]*[.$Z$1]+[.AA152]*[.$AA$1]+[.AB152]*[.$AB$1]+[.AC152]*[.$AC$1]+[.AD152]*[.$AD$1]+[.AE152]*[.$AE$1]+[.AF152]*[.$AF$1]+[.AG152]*[.$AG$1]+[.AH152]*[.$AH$1]+[.AI152]*[.$AI$1]+[.AJ152]*[.$AJ$1]+[.AK152]*[.$AK$1]+[.AL152]*[.$AL$1]+[.AM152]*[.$AM$1]+[.AN152]*[.$AN$1]+[.AO152]*[.$AO$1]+[.AP152]*[.$AP$1]+[.AQ152]*[.$AQ$1]+[.AR152]*[.$AR$1]+[.AS152]*[.$AS$1]+[.AT152]*[.$AT$1]+[.AU152]*[.$AU$1]+[.AV152]*[.$AV$1]+[.AW152]*[.$AW$1]+[.AX152]*[.$AX$1]+[.AY152]*[.$AY$1]+[.AZ152]*[.$AZ$1]+[.BA152]*[.$BA$1]+[.BB152]*[.$BB$1]+[.BC152]*[.$BC$1]+[.BD152]*[.$BD$1]+[.BE152]*[.$BE$1]+[.BF152]*[.$BF$1]+[.BG152]*[.$BG$1]+[.BH152]*[.$BH$1]+[.BI152]*[.$BI$1]+[.BJ152]*[.$BJ$1]+[.BK152]*[.$BK$1]+[.BL152]*[.$BL$1]+[.BM152]*[.$BM$1]+[.BN152]*[.$BN$1]+[.BO152]*[.$BO$1]+[.BP152]*[.$BP$1]+[.BQ152]*[.$BQ$1]+[.BR152]*[.$BR$1]+[.BS152]*[.$BS$1]+[.BT152]*[.$BT$1]+[.BU152]*[.$BU$1]+[.BV152]*[.$BV$1]+[.BW152]*[.$BW$1]+[.BX152]*[.$BX$1]+[.BY152]*[.$BY$1]+[.BZ152]*[.$BZ$1]+[.CA152]*[.$CA$1]+[.CB152]*[.$CB$1]+[.CC152]*[.$CC$1]+[.CD152]*[.$CD$1]+[.CE152]*[.$CE$1]+[.CF152]*[.$CF$1]+[.CG152]*[.$CG$1]+[.CH152]*[.$CH$1]+[.CI152]*[.$CI$1]+[.CJ152]*[.$CJ$1]+[.CK152]*[.$CK$1]+[.CL152]*[.$CL$1]+[.CM152]*[.$CM$1]+[.CN152]*[.$CN$1]+[.CO152]*[.$CO$1]+[.CP152]*[.$CP$1]+[.CQ152]*[.$CQ$1]+[.CR152]*[.$CR$1]+[.CS152]*[.$CS$1]+[.CT152]*[.$CT$1]+[.CU152]*[.$CU$1]+[.CV152]*[.$CV$1]+[.CW152]*[.$CW$1]+[.CX152]*[.$CX$1]+[.CY152]*[.$CY$1]+[.CZ152]*[.$CZ$1]+[.DA152]*[.$DA$1]+[.DB152]*[.$DB$1]+[.DC152]*[.$DC$1]+[.DD152]*[.$DD$1]+[.DE152]*[.$DE$1])/COUNT([.B152:.DE152]);0)" office:value-type="float" office:value="1" calcext:value-type="float">
            <text:p>1</text:p>
          </table:table-cell>
          <table:table-cell table:formula="of:=IF([.DG152]&lt;&gt;[.DF152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53:.DE153])/COUNT([.A153:.DE153]));0)" office:value-type="float" office:value="0" calcext:value-type="float">
            <text:p>0</text:p>
          </table:table-cell>
          <table:table-cell table:formula="of:=ROUND(([.B153]*[.$B$1]+[.C153]*[.$C$1]+[.D153]*[.$D$1]+[.E153]*[.$E$1]+[.F153]*[.$F$1]+[.G153]*[.$G$1]+[.H153]*[.$H$1]+[.I153]*[.$I$1]+[.J153]*[.$J$1]+[.K153]*[.$K$1]+[.L153]*[.$L$1]+[.M153]*[.$M$1]+[.N153]*[.$N$1]+[.O153]*[.$O$1]+[.P153]*[.$P$1]+[.Q153]*[.$Q$1]+[.R153]*[.$R$1]+[.S153]*[.$S$1]+[.T153]*[.$T$1]+[.U153]*[.$U$1]+[.V153]*[.$V$1]+[.W153]*[.$W$1]+[.X153]*[.$X$1]+[.Y153]*[.$Y$1]+[.Z153]*[.$Z$1]+[.AA153]*[.$AA$1]+[.AB153]*[.$AB$1]+[.AC153]*[.$AC$1]+[.AD153]*[.$AD$1]+[.AE153]*[.$AE$1]+[.AF153]*[.$AF$1]+[.AG153]*[.$AG$1]+[.AH153]*[.$AH$1]+[.AI153]*[.$AI$1]+[.AJ153]*[.$AJ$1]+[.AK153]*[.$AK$1]+[.AL153]*[.$AL$1]+[.AM153]*[.$AM$1]+[.AN153]*[.$AN$1]+[.AO153]*[.$AO$1]+[.AP153]*[.$AP$1]+[.AQ153]*[.$AQ$1]+[.AR153]*[.$AR$1]+[.AS153]*[.$AS$1]+[.AT153]*[.$AT$1]+[.AU153]*[.$AU$1]+[.AV153]*[.$AV$1]+[.AW153]*[.$AW$1]+[.AX153]*[.$AX$1]+[.AY153]*[.$AY$1]+[.AZ153]*[.$AZ$1]+[.BA153]*[.$BA$1]+[.BB153]*[.$BB$1]+[.BC153]*[.$BC$1]+[.BD153]*[.$BD$1]+[.BE153]*[.$BE$1]+[.BF153]*[.$BF$1]+[.BG153]*[.$BG$1]+[.BH153]*[.$BH$1]+[.BI153]*[.$BI$1]+[.BJ153]*[.$BJ$1]+[.BK153]*[.$BK$1]+[.BL153]*[.$BL$1]+[.BM153]*[.$BM$1]+[.BN153]*[.$BN$1]+[.BO153]*[.$BO$1]+[.BP153]*[.$BP$1]+[.BQ153]*[.$BQ$1]+[.BR153]*[.$BR$1]+[.BS153]*[.$BS$1]+[.BT153]*[.$BT$1]+[.BU153]*[.$BU$1]+[.BV153]*[.$BV$1]+[.BW153]*[.$BW$1]+[.BX153]*[.$BX$1]+[.BY153]*[.$BY$1]+[.BZ153]*[.$BZ$1]+[.CA153]*[.$CA$1]+[.CB153]*[.$CB$1]+[.CC153]*[.$CC$1]+[.CD153]*[.$CD$1]+[.CE153]*[.$CE$1]+[.CF153]*[.$CF$1]+[.CG153]*[.$CG$1]+[.CH153]*[.$CH$1]+[.CI153]*[.$CI$1]+[.CJ153]*[.$CJ$1]+[.CK153]*[.$CK$1]+[.CL153]*[.$CL$1]+[.CM153]*[.$CM$1]+[.CN153]*[.$CN$1]+[.CO153]*[.$CO$1]+[.CP153]*[.$CP$1]+[.CQ153]*[.$CQ$1]+[.CR153]*[.$CR$1]+[.CS153]*[.$CS$1]+[.CT153]*[.$CT$1]+[.CU153]*[.$CU$1]+[.CV153]*[.$CV$1]+[.CW153]*[.$CW$1]+[.CX153]*[.$CX$1]+[.CY153]*[.$CY$1]+[.CZ153]*[.$CZ$1]+[.DA153]*[.$DA$1]+[.DB153]*[.$DB$1]+[.DC153]*[.$DC$1]+[.DD153]*[.$DD$1]+[.DE153]*[.$DE$1])/COUNT([.B153:.DE153]);0)" office:value-type="float" office:value="0" calcext:value-type="float">
            <text:p>0</text:p>
          </table:table-cell>
          <table:table-cell table:formula="of:=IF([.DG153]&lt;&gt;[.DF153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8" office:value-type="float" office:value="1" calcext:value-type="float">
            <text:p>1</text:p>
          </table:table-cell>
          <table:table-cell table:formula="of:=ROUND((SUM([.B154:.DE154])/COUNT([.A154:.DE154]));0)" office:value-type="float" office:value="1" calcext:value-type="float">
            <text:p>1</text:p>
          </table:table-cell>
          <table:table-cell table:formula="of:=ROUND(([.B154]*[.$B$1]+[.C154]*[.$C$1]+[.D154]*[.$D$1]+[.E154]*[.$E$1]+[.F154]*[.$F$1]+[.G154]*[.$G$1]+[.H154]*[.$H$1]+[.I154]*[.$I$1]+[.J154]*[.$J$1]+[.K154]*[.$K$1]+[.L154]*[.$L$1]+[.M154]*[.$M$1]+[.N154]*[.$N$1]+[.O154]*[.$O$1]+[.P154]*[.$P$1]+[.Q154]*[.$Q$1]+[.R154]*[.$R$1]+[.S154]*[.$S$1]+[.T154]*[.$T$1]+[.U154]*[.$U$1]+[.V154]*[.$V$1]+[.W154]*[.$W$1]+[.X154]*[.$X$1]+[.Y154]*[.$Y$1]+[.Z154]*[.$Z$1]+[.AA154]*[.$AA$1]+[.AB154]*[.$AB$1]+[.AC154]*[.$AC$1]+[.AD154]*[.$AD$1]+[.AE154]*[.$AE$1]+[.AF154]*[.$AF$1]+[.AG154]*[.$AG$1]+[.AH154]*[.$AH$1]+[.AI154]*[.$AI$1]+[.AJ154]*[.$AJ$1]+[.AK154]*[.$AK$1]+[.AL154]*[.$AL$1]+[.AM154]*[.$AM$1]+[.AN154]*[.$AN$1]+[.AO154]*[.$AO$1]+[.AP154]*[.$AP$1]+[.AQ154]*[.$AQ$1]+[.AR154]*[.$AR$1]+[.AS154]*[.$AS$1]+[.AT154]*[.$AT$1]+[.AU154]*[.$AU$1]+[.AV154]*[.$AV$1]+[.AW154]*[.$AW$1]+[.AX154]*[.$AX$1]+[.AY154]*[.$AY$1]+[.AZ154]*[.$AZ$1]+[.BA154]*[.$BA$1]+[.BB154]*[.$BB$1]+[.BC154]*[.$BC$1]+[.BD154]*[.$BD$1]+[.BE154]*[.$BE$1]+[.BF154]*[.$BF$1]+[.BG154]*[.$BG$1]+[.BH154]*[.$BH$1]+[.BI154]*[.$BI$1]+[.BJ154]*[.$BJ$1]+[.BK154]*[.$BK$1]+[.BL154]*[.$BL$1]+[.BM154]*[.$BM$1]+[.BN154]*[.$BN$1]+[.BO154]*[.$BO$1]+[.BP154]*[.$BP$1]+[.BQ154]*[.$BQ$1]+[.BR154]*[.$BR$1]+[.BS154]*[.$BS$1]+[.BT154]*[.$BT$1]+[.BU154]*[.$BU$1]+[.BV154]*[.$BV$1]+[.BW154]*[.$BW$1]+[.BX154]*[.$BX$1]+[.BY154]*[.$BY$1]+[.BZ154]*[.$BZ$1]+[.CA154]*[.$CA$1]+[.CB154]*[.$CB$1]+[.CC154]*[.$CC$1]+[.CD154]*[.$CD$1]+[.CE154]*[.$CE$1]+[.CF154]*[.$CF$1]+[.CG154]*[.$CG$1]+[.CH154]*[.$CH$1]+[.CI154]*[.$CI$1]+[.CJ154]*[.$CJ$1]+[.CK154]*[.$CK$1]+[.CL154]*[.$CL$1]+[.CM154]*[.$CM$1]+[.CN154]*[.$CN$1]+[.CO154]*[.$CO$1]+[.CP154]*[.$CP$1]+[.CQ154]*[.$CQ$1]+[.CR154]*[.$CR$1]+[.CS154]*[.$CS$1]+[.CT154]*[.$CT$1]+[.CU154]*[.$CU$1]+[.CV154]*[.$CV$1]+[.CW154]*[.$CW$1]+[.CX154]*[.$CX$1]+[.CY154]*[.$CY$1]+[.CZ154]*[.$CZ$1]+[.DA154]*[.$DA$1]+[.DB154]*[.$DB$1]+[.DC154]*[.$DC$1]+[.DD154]*[.$DD$1]+[.DE154]*[.$DE$1])/COUNT([.B154:.DE154]);0)" office:value-type="float" office:value="1" calcext:value-type="float">
            <text:p>1</text:p>
          </table:table-cell>
          <table:table-cell table:formula="of:=IF([.DG154]&lt;&gt;[.DF15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55:.DE155])/COUNT([.A155:.DE155]));0)" office:value-type="float" office:value="1" calcext:value-type="float">
            <text:p>1</text:p>
          </table:table-cell>
          <table:table-cell table:formula="of:=ROUND(([.B155]*[.$B$1]+[.C155]*[.$C$1]+[.D155]*[.$D$1]+[.E155]*[.$E$1]+[.F155]*[.$F$1]+[.G155]*[.$G$1]+[.H155]*[.$H$1]+[.I155]*[.$I$1]+[.J155]*[.$J$1]+[.K155]*[.$K$1]+[.L155]*[.$L$1]+[.M155]*[.$M$1]+[.N155]*[.$N$1]+[.O155]*[.$O$1]+[.P155]*[.$P$1]+[.Q155]*[.$Q$1]+[.R155]*[.$R$1]+[.S155]*[.$S$1]+[.T155]*[.$T$1]+[.U155]*[.$U$1]+[.V155]*[.$V$1]+[.W155]*[.$W$1]+[.X155]*[.$X$1]+[.Y155]*[.$Y$1]+[.Z155]*[.$Z$1]+[.AA155]*[.$AA$1]+[.AB155]*[.$AB$1]+[.AC155]*[.$AC$1]+[.AD155]*[.$AD$1]+[.AE155]*[.$AE$1]+[.AF155]*[.$AF$1]+[.AG155]*[.$AG$1]+[.AH155]*[.$AH$1]+[.AI155]*[.$AI$1]+[.AJ155]*[.$AJ$1]+[.AK155]*[.$AK$1]+[.AL155]*[.$AL$1]+[.AM155]*[.$AM$1]+[.AN155]*[.$AN$1]+[.AO155]*[.$AO$1]+[.AP155]*[.$AP$1]+[.AQ155]*[.$AQ$1]+[.AR155]*[.$AR$1]+[.AS155]*[.$AS$1]+[.AT155]*[.$AT$1]+[.AU155]*[.$AU$1]+[.AV155]*[.$AV$1]+[.AW155]*[.$AW$1]+[.AX155]*[.$AX$1]+[.AY155]*[.$AY$1]+[.AZ155]*[.$AZ$1]+[.BA155]*[.$BA$1]+[.BB155]*[.$BB$1]+[.BC155]*[.$BC$1]+[.BD155]*[.$BD$1]+[.BE155]*[.$BE$1]+[.BF155]*[.$BF$1]+[.BG155]*[.$BG$1]+[.BH155]*[.$BH$1]+[.BI155]*[.$BI$1]+[.BJ155]*[.$BJ$1]+[.BK155]*[.$BK$1]+[.BL155]*[.$BL$1]+[.BM155]*[.$BM$1]+[.BN155]*[.$BN$1]+[.BO155]*[.$BO$1]+[.BP155]*[.$BP$1]+[.BQ155]*[.$BQ$1]+[.BR155]*[.$BR$1]+[.BS155]*[.$BS$1]+[.BT155]*[.$BT$1]+[.BU155]*[.$BU$1]+[.BV155]*[.$BV$1]+[.BW155]*[.$BW$1]+[.BX155]*[.$BX$1]+[.BY155]*[.$BY$1]+[.BZ155]*[.$BZ$1]+[.CA155]*[.$CA$1]+[.CB155]*[.$CB$1]+[.CC155]*[.$CC$1]+[.CD155]*[.$CD$1]+[.CE155]*[.$CE$1]+[.CF155]*[.$CF$1]+[.CG155]*[.$CG$1]+[.CH155]*[.$CH$1]+[.CI155]*[.$CI$1]+[.CJ155]*[.$CJ$1]+[.CK155]*[.$CK$1]+[.CL155]*[.$CL$1]+[.CM155]*[.$CM$1]+[.CN155]*[.$CN$1]+[.CO155]*[.$CO$1]+[.CP155]*[.$CP$1]+[.CQ155]*[.$CQ$1]+[.CR155]*[.$CR$1]+[.CS155]*[.$CS$1]+[.CT155]*[.$CT$1]+[.CU155]*[.$CU$1]+[.CV155]*[.$CV$1]+[.CW155]*[.$CW$1]+[.CX155]*[.$CX$1]+[.CY155]*[.$CY$1]+[.CZ155]*[.$CZ$1]+[.DA155]*[.$DA$1]+[.DB155]*[.$DB$1]+[.DC155]*[.$DC$1]+[.DD155]*[.$DD$1]+[.DE155]*[.$DE$1])/COUNT([.B155:.DE155]);0)" office:value-type="float" office:value="1" calcext:value-type="float">
            <text:p>1</text:p>
          </table:table-cell>
          <table:table-cell table:formula="of:=IF([.DG155]&lt;&gt;[.DF15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56:.DE156])/COUNT([.A156:.DE156]));0)" office:value-type="float" office:value="0" calcext:value-type="float">
            <text:p>0</text:p>
          </table:table-cell>
          <table:table-cell table:formula="of:=ROUND(([.B156]*[.$B$1]+[.C156]*[.$C$1]+[.D156]*[.$D$1]+[.E156]*[.$E$1]+[.F156]*[.$F$1]+[.G156]*[.$G$1]+[.H156]*[.$H$1]+[.I156]*[.$I$1]+[.J156]*[.$J$1]+[.K156]*[.$K$1]+[.L156]*[.$L$1]+[.M156]*[.$M$1]+[.N156]*[.$N$1]+[.O156]*[.$O$1]+[.P156]*[.$P$1]+[.Q156]*[.$Q$1]+[.R156]*[.$R$1]+[.S156]*[.$S$1]+[.T156]*[.$T$1]+[.U156]*[.$U$1]+[.V156]*[.$V$1]+[.W156]*[.$W$1]+[.X156]*[.$X$1]+[.Y156]*[.$Y$1]+[.Z156]*[.$Z$1]+[.AA156]*[.$AA$1]+[.AB156]*[.$AB$1]+[.AC156]*[.$AC$1]+[.AD156]*[.$AD$1]+[.AE156]*[.$AE$1]+[.AF156]*[.$AF$1]+[.AG156]*[.$AG$1]+[.AH156]*[.$AH$1]+[.AI156]*[.$AI$1]+[.AJ156]*[.$AJ$1]+[.AK156]*[.$AK$1]+[.AL156]*[.$AL$1]+[.AM156]*[.$AM$1]+[.AN156]*[.$AN$1]+[.AO156]*[.$AO$1]+[.AP156]*[.$AP$1]+[.AQ156]*[.$AQ$1]+[.AR156]*[.$AR$1]+[.AS156]*[.$AS$1]+[.AT156]*[.$AT$1]+[.AU156]*[.$AU$1]+[.AV156]*[.$AV$1]+[.AW156]*[.$AW$1]+[.AX156]*[.$AX$1]+[.AY156]*[.$AY$1]+[.AZ156]*[.$AZ$1]+[.BA156]*[.$BA$1]+[.BB156]*[.$BB$1]+[.BC156]*[.$BC$1]+[.BD156]*[.$BD$1]+[.BE156]*[.$BE$1]+[.BF156]*[.$BF$1]+[.BG156]*[.$BG$1]+[.BH156]*[.$BH$1]+[.BI156]*[.$BI$1]+[.BJ156]*[.$BJ$1]+[.BK156]*[.$BK$1]+[.BL156]*[.$BL$1]+[.BM156]*[.$BM$1]+[.BN156]*[.$BN$1]+[.BO156]*[.$BO$1]+[.BP156]*[.$BP$1]+[.BQ156]*[.$BQ$1]+[.BR156]*[.$BR$1]+[.BS156]*[.$BS$1]+[.BT156]*[.$BT$1]+[.BU156]*[.$BU$1]+[.BV156]*[.$BV$1]+[.BW156]*[.$BW$1]+[.BX156]*[.$BX$1]+[.BY156]*[.$BY$1]+[.BZ156]*[.$BZ$1]+[.CA156]*[.$CA$1]+[.CB156]*[.$CB$1]+[.CC156]*[.$CC$1]+[.CD156]*[.$CD$1]+[.CE156]*[.$CE$1]+[.CF156]*[.$CF$1]+[.CG156]*[.$CG$1]+[.CH156]*[.$CH$1]+[.CI156]*[.$CI$1]+[.CJ156]*[.$CJ$1]+[.CK156]*[.$CK$1]+[.CL156]*[.$CL$1]+[.CM156]*[.$CM$1]+[.CN156]*[.$CN$1]+[.CO156]*[.$CO$1]+[.CP156]*[.$CP$1]+[.CQ156]*[.$CQ$1]+[.CR156]*[.$CR$1]+[.CS156]*[.$CS$1]+[.CT156]*[.$CT$1]+[.CU156]*[.$CU$1]+[.CV156]*[.$CV$1]+[.CW156]*[.$CW$1]+[.CX156]*[.$CX$1]+[.CY156]*[.$CY$1]+[.CZ156]*[.$CZ$1]+[.DA156]*[.$DA$1]+[.DB156]*[.$DB$1]+[.DC156]*[.$DC$1]+[.DD156]*[.$DD$1]+[.DE156]*[.$DE$1])/COUNT([.B156:.DE156]);0)" office:value-type="float" office:value="0" calcext:value-type="float">
            <text:p>0</text:p>
          </table:table-cell>
          <table:table-cell table:formula="of:=IF([.DG156]&lt;&gt;[.DF15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57:.DE157])/COUNT([.A157:.DE157]));0)" office:value-type="float" office:value="0" calcext:value-type="float">
            <text:p>0</text:p>
          </table:table-cell>
          <table:table-cell table:formula="of:=ROUND(([.B157]*[.$B$1]+[.C157]*[.$C$1]+[.D157]*[.$D$1]+[.E157]*[.$E$1]+[.F157]*[.$F$1]+[.G157]*[.$G$1]+[.H157]*[.$H$1]+[.I157]*[.$I$1]+[.J157]*[.$J$1]+[.K157]*[.$K$1]+[.L157]*[.$L$1]+[.M157]*[.$M$1]+[.N157]*[.$N$1]+[.O157]*[.$O$1]+[.P157]*[.$P$1]+[.Q157]*[.$Q$1]+[.R157]*[.$R$1]+[.S157]*[.$S$1]+[.T157]*[.$T$1]+[.U157]*[.$U$1]+[.V157]*[.$V$1]+[.W157]*[.$W$1]+[.X157]*[.$X$1]+[.Y157]*[.$Y$1]+[.Z157]*[.$Z$1]+[.AA157]*[.$AA$1]+[.AB157]*[.$AB$1]+[.AC157]*[.$AC$1]+[.AD157]*[.$AD$1]+[.AE157]*[.$AE$1]+[.AF157]*[.$AF$1]+[.AG157]*[.$AG$1]+[.AH157]*[.$AH$1]+[.AI157]*[.$AI$1]+[.AJ157]*[.$AJ$1]+[.AK157]*[.$AK$1]+[.AL157]*[.$AL$1]+[.AM157]*[.$AM$1]+[.AN157]*[.$AN$1]+[.AO157]*[.$AO$1]+[.AP157]*[.$AP$1]+[.AQ157]*[.$AQ$1]+[.AR157]*[.$AR$1]+[.AS157]*[.$AS$1]+[.AT157]*[.$AT$1]+[.AU157]*[.$AU$1]+[.AV157]*[.$AV$1]+[.AW157]*[.$AW$1]+[.AX157]*[.$AX$1]+[.AY157]*[.$AY$1]+[.AZ157]*[.$AZ$1]+[.BA157]*[.$BA$1]+[.BB157]*[.$BB$1]+[.BC157]*[.$BC$1]+[.BD157]*[.$BD$1]+[.BE157]*[.$BE$1]+[.BF157]*[.$BF$1]+[.BG157]*[.$BG$1]+[.BH157]*[.$BH$1]+[.BI157]*[.$BI$1]+[.BJ157]*[.$BJ$1]+[.BK157]*[.$BK$1]+[.BL157]*[.$BL$1]+[.BM157]*[.$BM$1]+[.BN157]*[.$BN$1]+[.BO157]*[.$BO$1]+[.BP157]*[.$BP$1]+[.BQ157]*[.$BQ$1]+[.BR157]*[.$BR$1]+[.BS157]*[.$BS$1]+[.BT157]*[.$BT$1]+[.BU157]*[.$BU$1]+[.BV157]*[.$BV$1]+[.BW157]*[.$BW$1]+[.BX157]*[.$BX$1]+[.BY157]*[.$BY$1]+[.BZ157]*[.$BZ$1]+[.CA157]*[.$CA$1]+[.CB157]*[.$CB$1]+[.CC157]*[.$CC$1]+[.CD157]*[.$CD$1]+[.CE157]*[.$CE$1]+[.CF157]*[.$CF$1]+[.CG157]*[.$CG$1]+[.CH157]*[.$CH$1]+[.CI157]*[.$CI$1]+[.CJ157]*[.$CJ$1]+[.CK157]*[.$CK$1]+[.CL157]*[.$CL$1]+[.CM157]*[.$CM$1]+[.CN157]*[.$CN$1]+[.CO157]*[.$CO$1]+[.CP157]*[.$CP$1]+[.CQ157]*[.$CQ$1]+[.CR157]*[.$CR$1]+[.CS157]*[.$CS$1]+[.CT157]*[.$CT$1]+[.CU157]*[.$CU$1]+[.CV157]*[.$CV$1]+[.CW157]*[.$CW$1]+[.CX157]*[.$CX$1]+[.CY157]*[.$CY$1]+[.CZ157]*[.$CZ$1]+[.DA157]*[.$DA$1]+[.DB157]*[.$DB$1]+[.DC157]*[.$DC$1]+[.DD157]*[.$DD$1]+[.DE157]*[.$DE$1])/COUNT([.B157:.DE157]);0)" office:value-type="float" office:value="0" calcext:value-type="float">
            <text:p>0</text:p>
          </table:table-cell>
          <table:table-cell table:formula="of:=IF([.DG157]&lt;&gt;[.DF15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58:.DE158])/COUNT([.A158:.DE158]));0)" office:value-type="float" office:value="0" calcext:value-type="float">
            <text:p>0</text:p>
          </table:table-cell>
          <table:table-cell table:formula="of:=ROUND(([.B158]*[.$B$1]+[.C158]*[.$C$1]+[.D158]*[.$D$1]+[.E158]*[.$E$1]+[.F158]*[.$F$1]+[.G158]*[.$G$1]+[.H158]*[.$H$1]+[.I158]*[.$I$1]+[.J158]*[.$J$1]+[.K158]*[.$K$1]+[.L158]*[.$L$1]+[.M158]*[.$M$1]+[.N158]*[.$N$1]+[.O158]*[.$O$1]+[.P158]*[.$P$1]+[.Q158]*[.$Q$1]+[.R158]*[.$R$1]+[.S158]*[.$S$1]+[.T158]*[.$T$1]+[.U158]*[.$U$1]+[.V158]*[.$V$1]+[.W158]*[.$W$1]+[.X158]*[.$X$1]+[.Y158]*[.$Y$1]+[.Z158]*[.$Z$1]+[.AA158]*[.$AA$1]+[.AB158]*[.$AB$1]+[.AC158]*[.$AC$1]+[.AD158]*[.$AD$1]+[.AE158]*[.$AE$1]+[.AF158]*[.$AF$1]+[.AG158]*[.$AG$1]+[.AH158]*[.$AH$1]+[.AI158]*[.$AI$1]+[.AJ158]*[.$AJ$1]+[.AK158]*[.$AK$1]+[.AL158]*[.$AL$1]+[.AM158]*[.$AM$1]+[.AN158]*[.$AN$1]+[.AO158]*[.$AO$1]+[.AP158]*[.$AP$1]+[.AQ158]*[.$AQ$1]+[.AR158]*[.$AR$1]+[.AS158]*[.$AS$1]+[.AT158]*[.$AT$1]+[.AU158]*[.$AU$1]+[.AV158]*[.$AV$1]+[.AW158]*[.$AW$1]+[.AX158]*[.$AX$1]+[.AY158]*[.$AY$1]+[.AZ158]*[.$AZ$1]+[.BA158]*[.$BA$1]+[.BB158]*[.$BB$1]+[.BC158]*[.$BC$1]+[.BD158]*[.$BD$1]+[.BE158]*[.$BE$1]+[.BF158]*[.$BF$1]+[.BG158]*[.$BG$1]+[.BH158]*[.$BH$1]+[.BI158]*[.$BI$1]+[.BJ158]*[.$BJ$1]+[.BK158]*[.$BK$1]+[.BL158]*[.$BL$1]+[.BM158]*[.$BM$1]+[.BN158]*[.$BN$1]+[.BO158]*[.$BO$1]+[.BP158]*[.$BP$1]+[.BQ158]*[.$BQ$1]+[.BR158]*[.$BR$1]+[.BS158]*[.$BS$1]+[.BT158]*[.$BT$1]+[.BU158]*[.$BU$1]+[.BV158]*[.$BV$1]+[.BW158]*[.$BW$1]+[.BX158]*[.$BX$1]+[.BY158]*[.$BY$1]+[.BZ158]*[.$BZ$1]+[.CA158]*[.$CA$1]+[.CB158]*[.$CB$1]+[.CC158]*[.$CC$1]+[.CD158]*[.$CD$1]+[.CE158]*[.$CE$1]+[.CF158]*[.$CF$1]+[.CG158]*[.$CG$1]+[.CH158]*[.$CH$1]+[.CI158]*[.$CI$1]+[.CJ158]*[.$CJ$1]+[.CK158]*[.$CK$1]+[.CL158]*[.$CL$1]+[.CM158]*[.$CM$1]+[.CN158]*[.$CN$1]+[.CO158]*[.$CO$1]+[.CP158]*[.$CP$1]+[.CQ158]*[.$CQ$1]+[.CR158]*[.$CR$1]+[.CS158]*[.$CS$1]+[.CT158]*[.$CT$1]+[.CU158]*[.$CU$1]+[.CV158]*[.$CV$1]+[.CW158]*[.$CW$1]+[.CX158]*[.$CX$1]+[.CY158]*[.$CY$1]+[.CZ158]*[.$CZ$1]+[.DA158]*[.$DA$1]+[.DB158]*[.$DB$1]+[.DC158]*[.$DC$1]+[.DD158]*[.$DD$1]+[.DE158]*[.$DE$1])/COUNT([.B158:.DE158]);0)" office:value-type="float" office:value="0" calcext:value-type="float">
            <text:p>0</text:p>
          </table:table-cell>
          <table:table-cell table:formula="of:=IF([.DG158]&lt;&gt;[.DF15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59:.DE159])/COUNT([.A159:.DE159]));0)" office:value-type="float" office:value="0" calcext:value-type="float">
            <text:p>0</text:p>
          </table:table-cell>
          <table:table-cell table:formula="of:=ROUND(([.B159]*[.$B$1]+[.C159]*[.$C$1]+[.D159]*[.$D$1]+[.E159]*[.$E$1]+[.F159]*[.$F$1]+[.G159]*[.$G$1]+[.H159]*[.$H$1]+[.I159]*[.$I$1]+[.J159]*[.$J$1]+[.K159]*[.$K$1]+[.L159]*[.$L$1]+[.M159]*[.$M$1]+[.N159]*[.$N$1]+[.O159]*[.$O$1]+[.P159]*[.$P$1]+[.Q159]*[.$Q$1]+[.R159]*[.$R$1]+[.S159]*[.$S$1]+[.T159]*[.$T$1]+[.U159]*[.$U$1]+[.V159]*[.$V$1]+[.W159]*[.$W$1]+[.X159]*[.$X$1]+[.Y159]*[.$Y$1]+[.Z159]*[.$Z$1]+[.AA159]*[.$AA$1]+[.AB159]*[.$AB$1]+[.AC159]*[.$AC$1]+[.AD159]*[.$AD$1]+[.AE159]*[.$AE$1]+[.AF159]*[.$AF$1]+[.AG159]*[.$AG$1]+[.AH159]*[.$AH$1]+[.AI159]*[.$AI$1]+[.AJ159]*[.$AJ$1]+[.AK159]*[.$AK$1]+[.AL159]*[.$AL$1]+[.AM159]*[.$AM$1]+[.AN159]*[.$AN$1]+[.AO159]*[.$AO$1]+[.AP159]*[.$AP$1]+[.AQ159]*[.$AQ$1]+[.AR159]*[.$AR$1]+[.AS159]*[.$AS$1]+[.AT159]*[.$AT$1]+[.AU159]*[.$AU$1]+[.AV159]*[.$AV$1]+[.AW159]*[.$AW$1]+[.AX159]*[.$AX$1]+[.AY159]*[.$AY$1]+[.AZ159]*[.$AZ$1]+[.BA159]*[.$BA$1]+[.BB159]*[.$BB$1]+[.BC159]*[.$BC$1]+[.BD159]*[.$BD$1]+[.BE159]*[.$BE$1]+[.BF159]*[.$BF$1]+[.BG159]*[.$BG$1]+[.BH159]*[.$BH$1]+[.BI159]*[.$BI$1]+[.BJ159]*[.$BJ$1]+[.BK159]*[.$BK$1]+[.BL159]*[.$BL$1]+[.BM159]*[.$BM$1]+[.BN159]*[.$BN$1]+[.BO159]*[.$BO$1]+[.BP159]*[.$BP$1]+[.BQ159]*[.$BQ$1]+[.BR159]*[.$BR$1]+[.BS159]*[.$BS$1]+[.BT159]*[.$BT$1]+[.BU159]*[.$BU$1]+[.BV159]*[.$BV$1]+[.BW159]*[.$BW$1]+[.BX159]*[.$BX$1]+[.BY159]*[.$BY$1]+[.BZ159]*[.$BZ$1]+[.CA159]*[.$CA$1]+[.CB159]*[.$CB$1]+[.CC159]*[.$CC$1]+[.CD159]*[.$CD$1]+[.CE159]*[.$CE$1]+[.CF159]*[.$CF$1]+[.CG159]*[.$CG$1]+[.CH159]*[.$CH$1]+[.CI159]*[.$CI$1]+[.CJ159]*[.$CJ$1]+[.CK159]*[.$CK$1]+[.CL159]*[.$CL$1]+[.CM159]*[.$CM$1]+[.CN159]*[.$CN$1]+[.CO159]*[.$CO$1]+[.CP159]*[.$CP$1]+[.CQ159]*[.$CQ$1]+[.CR159]*[.$CR$1]+[.CS159]*[.$CS$1]+[.CT159]*[.$CT$1]+[.CU159]*[.$CU$1]+[.CV159]*[.$CV$1]+[.CW159]*[.$CW$1]+[.CX159]*[.$CX$1]+[.CY159]*[.$CY$1]+[.CZ159]*[.$CZ$1]+[.DA159]*[.$DA$1]+[.DB159]*[.$DB$1]+[.DC159]*[.$DC$1]+[.DD159]*[.$DD$1]+[.DE159]*[.$DE$1])/COUNT([.B159:.DE159]);0)" office:value-type="float" office:value="0" calcext:value-type="float">
            <text:p>0</text:p>
          </table:table-cell>
          <table:table-cell table:formula="of:=IF([.DG159]&lt;&gt;[.DF15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60:.DE160])/COUNT([.A160:.DE160]));0)" office:value-type="float" office:value="0" calcext:value-type="float">
            <text:p>0</text:p>
          </table:table-cell>
          <table:table-cell table:formula="of:=ROUND(([.B160]*[.$B$1]+[.C160]*[.$C$1]+[.D160]*[.$D$1]+[.E160]*[.$E$1]+[.F160]*[.$F$1]+[.G160]*[.$G$1]+[.H160]*[.$H$1]+[.I160]*[.$I$1]+[.J160]*[.$J$1]+[.K160]*[.$K$1]+[.L160]*[.$L$1]+[.M160]*[.$M$1]+[.N160]*[.$N$1]+[.O160]*[.$O$1]+[.P160]*[.$P$1]+[.Q160]*[.$Q$1]+[.R160]*[.$R$1]+[.S160]*[.$S$1]+[.T160]*[.$T$1]+[.U160]*[.$U$1]+[.V160]*[.$V$1]+[.W160]*[.$W$1]+[.X160]*[.$X$1]+[.Y160]*[.$Y$1]+[.Z160]*[.$Z$1]+[.AA160]*[.$AA$1]+[.AB160]*[.$AB$1]+[.AC160]*[.$AC$1]+[.AD160]*[.$AD$1]+[.AE160]*[.$AE$1]+[.AF160]*[.$AF$1]+[.AG160]*[.$AG$1]+[.AH160]*[.$AH$1]+[.AI160]*[.$AI$1]+[.AJ160]*[.$AJ$1]+[.AK160]*[.$AK$1]+[.AL160]*[.$AL$1]+[.AM160]*[.$AM$1]+[.AN160]*[.$AN$1]+[.AO160]*[.$AO$1]+[.AP160]*[.$AP$1]+[.AQ160]*[.$AQ$1]+[.AR160]*[.$AR$1]+[.AS160]*[.$AS$1]+[.AT160]*[.$AT$1]+[.AU160]*[.$AU$1]+[.AV160]*[.$AV$1]+[.AW160]*[.$AW$1]+[.AX160]*[.$AX$1]+[.AY160]*[.$AY$1]+[.AZ160]*[.$AZ$1]+[.BA160]*[.$BA$1]+[.BB160]*[.$BB$1]+[.BC160]*[.$BC$1]+[.BD160]*[.$BD$1]+[.BE160]*[.$BE$1]+[.BF160]*[.$BF$1]+[.BG160]*[.$BG$1]+[.BH160]*[.$BH$1]+[.BI160]*[.$BI$1]+[.BJ160]*[.$BJ$1]+[.BK160]*[.$BK$1]+[.BL160]*[.$BL$1]+[.BM160]*[.$BM$1]+[.BN160]*[.$BN$1]+[.BO160]*[.$BO$1]+[.BP160]*[.$BP$1]+[.BQ160]*[.$BQ$1]+[.BR160]*[.$BR$1]+[.BS160]*[.$BS$1]+[.BT160]*[.$BT$1]+[.BU160]*[.$BU$1]+[.BV160]*[.$BV$1]+[.BW160]*[.$BW$1]+[.BX160]*[.$BX$1]+[.BY160]*[.$BY$1]+[.BZ160]*[.$BZ$1]+[.CA160]*[.$CA$1]+[.CB160]*[.$CB$1]+[.CC160]*[.$CC$1]+[.CD160]*[.$CD$1]+[.CE160]*[.$CE$1]+[.CF160]*[.$CF$1]+[.CG160]*[.$CG$1]+[.CH160]*[.$CH$1]+[.CI160]*[.$CI$1]+[.CJ160]*[.$CJ$1]+[.CK160]*[.$CK$1]+[.CL160]*[.$CL$1]+[.CM160]*[.$CM$1]+[.CN160]*[.$CN$1]+[.CO160]*[.$CO$1]+[.CP160]*[.$CP$1]+[.CQ160]*[.$CQ$1]+[.CR160]*[.$CR$1]+[.CS160]*[.$CS$1]+[.CT160]*[.$CT$1]+[.CU160]*[.$CU$1]+[.CV160]*[.$CV$1]+[.CW160]*[.$CW$1]+[.CX160]*[.$CX$1]+[.CY160]*[.$CY$1]+[.CZ160]*[.$CZ$1]+[.DA160]*[.$DA$1]+[.DB160]*[.$DB$1]+[.DC160]*[.$DC$1]+[.DD160]*[.$DD$1]+[.DE160]*[.$DE$1])/COUNT([.B160:.DE160]);0)" office:value-type="float" office:value="0" calcext:value-type="float">
            <text:p>0</text:p>
          </table:table-cell>
          <table:table-cell table:formula="of:=IF([.DG160]&lt;&gt;[.DF16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61:.DE161])/COUNT([.A161:.DE161]));0)" office:value-type="float" office:value="0" calcext:value-type="float">
            <text:p>0</text:p>
          </table:table-cell>
          <table:table-cell table:formula="of:=ROUND(([.B161]*[.$B$1]+[.C161]*[.$C$1]+[.D161]*[.$D$1]+[.E161]*[.$E$1]+[.F161]*[.$F$1]+[.G161]*[.$G$1]+[.H161]*[.$H$1]+[.I161]*[.$I$1]+[.J161]*[.$J$1]+[.K161]*[.$K$1]+[.L161]*[.$L$1]+[.M161]*[.$M$1]+[.N161]*[.$N$1]+[.O161]*[.$O$1]+[.P161]*[.$P$1]+[.Q161]*[.$Q$1]+[.R161]*[.$R$1]+[.S161]*[.$S$1]+[.T161]*[.$T$1]+[.U161]*[.$U$1]+[.V161]*[.$V$1]+[.W161]*[.$W$1]+[.X161]*[.$X$1]+[.Y161]*[.$Y$1]+[.Z161]*[.$Z$1]+[.AA161]*[.$AA$1]+[.AB161]*[.$AB$1]+[.AC161]*[.$AC$1]+[.AD161]*[.$AD$1]+[.AE161]*[.$AE$1]+[.AF161]*[.$AF$1]+[.AG161]*[.$AG$1]+[.AH161]*[.$AH$1]+[.AI161]*[.$AI$1]+[.AJ161]*[.$AJ$1]+[.AK161]*[.$AK$1]+[.AL161]*[.$AL$1]+[.AM161]*[.$AM$1]+[.AN161]*[.$AN$1]+[.AO161]*[.$AO$1]+[.AP161]*[.$AP$1]+[.AQ161]*[.$AQ$1]+[.AR161]*[.$AR$1]+[.AS161]*[.$AS$1]+[.AT161]*[.$AT$1]+[.AU161]*[.$AU$1]+[.AV161]*[.$AV$1]+[.AW161]*[.$AW$1]+[.AX161]*[.$AX$1]+[.AY161]*[.$AY$1]+[.AZ161]*[.$AZ$1]+[.BA161]*[.$BA$1]+[.BB161]*[.$BB$1]+[.BC161]*[.$BC$1]+[.BD161]*[.$BD$1]+[.BE161]*[.$BE$1]+[.BF161]*[.$BF$1]+[.BG161]*[.$BG$1]+[.BH161]*[.$BH$1]+[.BI161]*[.$BI$1]+[.BJ161]*[.$BJ$1]+[.BK161]*[.$BK$1]+[.BL161]*[.$BL$1]+[.BM161]*[.$BM$1]+[.BN161]*[.$BN$1]+[.BO161]*[.$BO$1]+[.BP161]*[.$BP$1]+[.BQ161]*[.$BQ$1]+[.BR161]*[.$BR$1]+[.BS161]*[.$BS$1]+[.BT161]*[.$BT$1]+[.BU161]*[.$BU$1]+[.BV161]*[.$BV$1]+[.BW161]*[.$BW$1]+[.BX161]*[.$BX$1]+[.BY161]*[.$BY$1]+[.BZ161]*[.$BZ$1]+[.CA161]*[.$CA$1]+[.CB161]*[.$CB$1]+[.CC161]*[.$CC$1]+[.CD161]*[.$CD$1]+[.CE161]*[.$CE$1]+[.CF161]*[.$CF$1]+[.CG161]*[.$CG$1]+[.CH161]*[.$CH$1]+[.CI161]*[.$CI$1]+[.CJ161]*[.$CJ$1]+[.CK161]*[.$CK$1]+[.CL161]*[.$CL$1]+[.CM161]*[.$CM$1]+[.CN161]*[.$CN$1]+[.CO161]*[.$CO$1]+[.CP161]*[.$CP$1]+[.CQ161]*[.$CQ$1]+[.CR161]*[.$CR$1]+[.CS161]*[.$CS$1]+[.CT161]*[.$CT$1]+[.CU161]*[.$CU$1]+[.CV161]*[.$CV$1]+[.CW161]*[.$CW$1]+[.CX161]*[.$CX$1]+[.CY161]*[.$CY$1]+[.CZ161]*[.$CZ$1]+[.DA161]*[.$DA$1]+[.DB161]*[.$DB$1]+[.DC161]*[.$DC$1]+[.DD161]*[.$DD$1]+[.DE161]*[.$DE$1])/COUNT([.B161:.DE161]);0)" office:value-type="float" office:value="0" calcext:value-type="float">
            <text:p>0</text:p>
          </table:table-cell>
          <table:table-cell table:formula="of:=IF([.DG161]&lt;&gt;[.DF16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62:.DE162])/COUNT([.A162:.DE162]));0)" office:value-type="float" office:value="0" calcext:value-type="float">
            <text:p>0</text:p>
          </table:table-cell>
          <table:table-cell table:formula="of:=ROUND(([.B162]*[.$B$1]+[.C162]*[.$C$1]+[.D162]*[.$D$1]+[.E162]*[.$E$1]+[.F162]*[.$F$1]+[.G162]*[.$G$1]+[.H162]*[.$H$1]+[.I162]*[.$I$1]+[.J162]*[.$J$1]+[.K162]*[.$K$1]+[.L162]*[.$L$1]+[.M162]*[.$M$1]+[.N162]*[.$N$1]+[.O162]*[.$O$1]+[.P162]*[.$P$1]+[.Q162]*[.$Q$1]+[.R162]*[.$R$1]+[.S162]*[.$S$1]+[.T162]*[.$T$1]+[.U162]*[.$U$1]+[.V162]*[.$V$1]+[.W162]*[.$W$1]+[.X162]*[.$X$1]+[.Y162]*[.$Y$1]+[.Z162]*[.$Z$1]+[.AA162]*[.$AA$1]+[.AB162]*[.$AB$1]+[.AC162]*[.$AC$1]+[.AD162]*[.$AD$1]+[.AE162]*[.$AE$1]+[.AF162]*[.$AF$1]+[.AG162]*[.$AG$1]+[.AH162]*[.$AH$1]+[.AI162]*[.$AI$1]+[.AJ162]*[.$AJ$1]+[.AK162]*[.$AK$1]+[.AL162]*[.$AL$1]+[.AM162]*[.$AM$1]+[.AN162]*[.$AN$1]+[.AO162]*[.$AO$1]+[.AP162]*[.$AP$1]+[.AQ162]*[.$AQ$1]+[.AR162]*[.$AR$1]+[.AS162]*[.$AS$1]+[.AT162]*[.$AT$1]+[.AU162]*[.$AU$1]+[.AV162]*[.$AV$1]+[.AW162]*[.$AW$1]+[.AX162]*[.$AX$1]+[.AY162]*[.$AY$1]+[.AZ162]*[.$AZ$1]+[.BA162]*[.$BA$1]+[.BB162]*[.$BB$1]+[.BC162]*[.$BC$1]+[.BD162]*[.$BD$1]+[.BE162]*[.$BE$1]+[.BF162]*[.$BF$1]+[.BG162]*[.$BG$1]+[.BH162]*[.$BH$1]+[.BI162]*[.$BI$1]+[.BJ162]*[.$BJ$1]+[.BK162]*[.$BK$1]+[.BL162]*[.$BL$1]+[.BM162]*[.$BM$1]+[.BN162]*[.$BN$1]+[.BO162]*[.$BO$1]+[.BP162]*[.$BP$1]+[.BQ162]*[.$BQ$1]+[.BR162]*[.$BR$1]+[.BS162]*[.$BS$1]+[.BT162]*[.$BT$1]+[.BU162]*[.$BU$1]+[.BV162]*[.$BV$1]+[.BW162]*[.$BW$1]+[.BX162]*[.$BX$1]+[.BY162]*[.$BY$1]+[.BZ162]*[.$BZ$1]+[.CA162]*[.$CA$1]+[.CB162]*[.$CB$1]+[.CC162]*[.$CC$1]+[.CD162]*[.$CD$1]+[.CE162]*[.$CE$1]+[.CF162]*[.$CF$1]+[.CG162]*[.$CG$1]+[.CH162]*[.$CH$1]+[.CI162]*[.$CI$1]+[.CJ162]*[.$CJ$1]+[.CK162]*[.$CK$1]+[.CL162]*[.$CL$1]+[.CM162]*[.$CM$1]+[.CN162]*[.$CN$1]+[.CO162]*[.$CO$1]+[.CP162]*[.$CP$1]+[.CQ162]*[.$CQ$1]+[.CR162]*[.$CR$1]+[.CS162]*[.$CS$1]+[.CT162]*[.$CT$1]+[.CU162]*[.$CU$1]+[.CV162]*[.$CV$1]+[.CW162]*[.$CW$1]+[.CX162]*[.$CX$1]+[.CY162]*[.$CY$1]+[.CZ162]*[.$CZ$1]+[.DA162]*[.$DA$1]+[.DB162]*[.$DB$1]+[.DC162]*[.$DC$1]+[.DD162]*[.$DD$1]+[.DE162]*[.$DE$1])/COUNT([.B162:.DE162]);0)" office:value-type="float" office:value="0" calcext:value-type="float">
            <text:p>0</text:p>
          </table:table-cell>
          <table:table-cell table:formula="of:=IF([.DG162]&lt;&gt;[.DF16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63:.DE163])/COUNT([.A163:.DE163]));0)" office:value-type="float" office:value="0" calcext:value-type="float">
            <text:p>0</text:p>
          </table:table-cell>
          <table:table-cell table:formula="of:=ROUND(([.B163]*[.$B$1]+[.C163]*[.$C$1]+[.D163]*[.$D$1]+[.E163]*[.$E$1]+[.F163]*[.$F$1]+[.G163]*[.$G$1]+[.H163]*[.$H$1]+[.I163]*[.$I$1]+[.J163]*[.$J$1]+[.K163]*[.$K$1]+[.L163]*[.$L$1]+[.M163]*[.$M$1]+[.N163]*[.$N$1]+[.O163]*[.$O$1]+[.P163]*[.$P$1]+[.Q163]*[.$Q$1]+[.R163]*[.$R$1]+[.S163]*[.$S$1]+[.T163]*[.$T$1]+[.U163]*[.$U$1]+[.V163]*[.$V$1]+[.W163]*[.$W$1]+[.X163]*[.$X$1]+[.Y163]*[.$Y$1]+[.Z163]*[.$Z$1]+[.AA163]*[.$AA$1]+[.AB163]*[.$AB$1]+[.AC163]*[.$AC$1]+[.AD163]*[.$AD$1]+[.AE163]*[.$AE$1]+[.AF163]*[.$AF$1]+[.AG163]*[.$AG$1]+[.AH163]*[.$AH$1]+[.AI163]*[.$AI$1]+[.AJ163]*[.$AJ$1]+[.AK163]*[.$AK$1]+[.AL163]*[.$AL$1]+[.AM163]*[.$AM$1]+[.AN163]*[.$AN$1]+[.AO163]*[.$AO$1]+[.AP163]*[.$AP$1]+[.AQ163]*[.$AQ$1]+[.AR163]*[.$AR$1]+[.AS163]*[.$AS$1]+[.AT163]*[.$AT$1]+[.AU163]*[.$AU$1]+[.AV163]*[.$AV$1]+[.AW163]*[.$AW$1]+[.AX163]*[.$AX$1]+[.AY163]*[.$AY$1]+[.AZ163]*[.$AZ$1]+[.BA163]*[.$BA$1]+[.BB163]*[.$BB$1]+[.BC163]*[.$BC$1]+[.BD163]*[.$BD$1]+[.BE163]*[.$BE$1]+[.BF163]*[.$BF$1]+[.BG163]*[.$BG$1]+[.BH163]*[.$BH$1]+[.BI163]*[.$BI$1]+[.BJ163]*[.$BJ$1]+[.BK163]*[.$BK$1]+[.BL163]*[.$BL$1]+[.BM163]*[.$BM$1]+[.BN163]*[.$BN$1]+[.BO163]*[.$BO$1]+[.BP163]*[.$BP$1]+[.BQ163]*[.$BQ$1]+[.BR163]*[.$BR$1]+[.BS163]*[.$BS$1]+[.BT163]*[.$BT$1]+[.BU163]*[.$BU$1]+[.BV163]*[.$BV$1]+[.BW163]*[.$BW$1]+[.BX163]*[.$BX$1]+[.BY163]*[.$BY$1]+[.BZ163]*[.$BZ$1]+[.CA163]*[.$CA$1]+[.CB163]*[.$CB$1]+[.CC163]*[.$CC$1]+[.CD163]*[.$CD$1]+[.CE163]*[.$CE$1]+[.CF163]*[.$CF$1]+[.CG163]*[.$CG$1]+[.CH163]*[.$CH$1]+[.CI163]*[.$CI$1]+[.CJ163]*[.$CJ$1]+[.CK163]*[.$CK$1]+[.CL163]*[.$CL$1]+[.CM163]*[.$CM$1]+[.CN163]*[.$CN$1]+[.CO163]*[.$CO$1]+[.CP163]*[.$CP$1]+[.CQ163]*[.$CQ$1]+[.CR163]*[.$CR$1]+[.CS163]*[.$CS$1]+[.CT163]*[.$CT$1]+[.CU163]*[.$CU$1]+[.CV163]*[.$CV$1]+[.CW163]*[.$CW$1]+[.CX163]*[.$CX$1]+[.CY163]*[.$CY$1]+[.CZ163]*[.$CZ$1]+[.DA163]*[.$DA$1]+[.DB163]*[.$DB$1]+[.DC163]*[.$DC$1]+[.DD163]*[.$DD$1]+[.DE163]*[.$DE$1])/COUNT([.B163:.DE163]);0)" office:value-type="float" office:value="0" calcext:value-type="float">
            <text:p>0</text:p>
          </table:table-cell>
          <table:table-cell table:formula="of:=IF([.DG163]&lt;&gt;[.DF16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64:.DE164])/COUNT([.A164:.DE164]));0)" office:value-type="float" office:value="1" calcext:value-type="float">
            <text:p>1</text:p>
          </table:table-cell>
          <table:table-cell table:formula="of:=ROUND(([.B164]*[.$B$1]+[.C164]*[.$C$1]+[.D164]*[.$D$1]+[.E164]*[.$E$1]+[.F164]*[.$F$1]+[.G164]*[.$G$1]+[.H164]*[.$H$1]+[.I164]*[.$I$1]+[.J164]*[.$J$1]+[.K164]*[.$K$1]+[.L164]*[.$L$1]+[.M164]*[.$M$1]+[.N164]*[.$N$1]+[.O164]*[.$O$1]+[.P164]*[.$P$1]+[.Q164]*[.$Q$1]+[.R164]*[.$R$1]+[.S164]*[.$S$1]+[.T164]*[.$T$1]+[.U164]*[.$U$1]+[.V164]*[.$V$1]+[.W164]*[.$W$1]+[.X164]*[.$X$1]+[.Y164]*[.$Y$1]+[.Z164]*[.$Z$1]+[.AA164]*[.$AA$1]+[.AB164]*[.$AB$1]+[.AC164]*[.$AC$1]+[.AD164]*[.$AD$1]+[.AE164]*[.$AE$1]+[.AF164]*[.$AF$1]+[.AG164]*[.$AG$1]+[.AH164]*[.$AH$1]+[.AI164]*[.$AI$1]+[.AJ164]*[.$AJ$1]+[.AK164]*[.$AK$1]+[.AL164]*[.$AL$1]+[.AM164]*[.$AM$1]+[.AN164]*[.$AN$1]+[.AO164]*[.$AO$1]+[.AP164]*[.$AP$1]+[.AQ164]*[.$AQ$1]+[.AR164]*[.$AR$1]+[.AS164]*[.$AS$1]+[.AT164]*[.$AT$1]+[.AU164]*[.$AU$1]+[.AV164]*[.$AV$1]+[.AW164]*[.$AW$1]+[.AX164]*[.$AX$1]+[.AY164]*[.$AY$1]+[.AZ164]*[.$AZ$1]+[.BA164]*[.$BA$1]+[.BB164]*[.$BB$1]+[.BC164]*[.$BC$1]+[.BD164]*[.$BD$1]+[.BE164]*[.$BE$1]+[.BF164]*[.$BF$1]+[.BG164]*[.$BG$1]+[.BH164]*[.$BH$1]+[.BI164]*[.$BI$1]+[.BJ164]*[.$BJ$1]+[.BK164]*[.$BK$1]+[.BL164]*[.$BL$1]+[.BM164]*[.$BM$1]+[.BN164]*[.$BN$1]+[.BO164]*[.$BO$1]+[.BP164]*[.$BP$1]+[.BQ164]*[.$BQ$1]+[.BR164]*[.$BR$1]+[.BS164]*[.$BS$1]+[.BT164]*[.$BT$1]+[.BU164]*[.$BU$1]+[.BV164]*[.$BV$1]+[.BW164]*[.$BW$1]+[.BX164]*[.$BX$1]+[.BY164]*[.$BY$1]+[.BZ164]*[.$BZ$1]+[.CA164]*[.$CA$1]+[.CB164]*[.$CB$1]+[.CC164]*[.$CC$1]+[.CD164]*[.$CD$1]+[.CE164]*[.$CE$1]+[.CF164]*[.$CF$1]+[.CG164]*[.$CG$1]+[.CH164]*[.$CH$1]+[.CI164]*[.$CI$1]+[.CJ164]*[.$CJ$1]+[.CK164]*[.$CK$1]+[.CL164]*[.$CL$1]+[.CM164]*[.$CM$1]+[.CN164]*[.$CN$1]+[.CO164]*[.$CO$1]+[.CP164]*[.$CP$1]+[.CQ164]*[.$CQ$1]+[.CR164]*[.$CR$1]+[.CS164]*[.$CS$1]+[.CT164]*[.$CT$1]+[.CU164]*[.$CU$1]+[.CV164]*[.$CV$1]+[.CW164]*[.$CW$1]+[.CX164]*[.$CX$1]+[.CY164]*[.$CY$1]+[.CZ164]*[.$CZ$1]+[.DA164]*[.$DA$1]+[.DB164]*[.$DB$1]+[.DC164]*[.$DC$1]+[.DD164]*[.$DD$1]+[.DE164]*[.$DE$1])/COUNT([.B164:.DE164]);0)" office:value-type="float" office:value="1" calcext:value-type="float">
            <text:p>1</text:p>
          </table:table-cell>
          <table:table-cell table:formula="of:=IF([.DG164]&lt;&gt;[.DF16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65:.DE165])/COUNT([.A165:.DE165]));0)" office:value-type="float" office:value="0" calcext:value-type="float">
            <text:p>0</text:p>
          </table:table-cell>
          <table:table-cell table:formula="of:=ROUND(([.B165]*[.$B$1]+[.C165]*[.$C$1]+[.D165]*[.$D$1]+[.E165]*[.$E$1]+[.F165]*[.$F$1]+[.G165]*[.$G$1]+[.H165]*[.$H$1]+[.I165]*[.$I$1]+[.J165]*[.$J$1]+[.K165]*[.$K$1]+[.L165]*[.$L$1]+[.M165]*[.$M$1]+[.N165]*[.$N$1]+[.O165]*[.$O$1]+[.P165]*[.$P$1]+[.Q165]*[.$Q$1]+[.R165]*[.$R$1]+[.S165]*[.$S$1]+[.T165]*[.$T$1]+[.U165]*[.$U$1]+[.V165]*[.$V$1]+[.W165]*[.$W$1]+[.X165]*[.$X$1]+[.Y165]*[.$Y$1]+[.Z165]*[.$Z$1]+[.AA165]*[.$AA$1]+[.AB165]*[.$AB$1]+[.AC165]*[.$AC$1]+[.AD165]*[.$AD$1]+[.AE165]*[.$AE$1]+[.AF165]*[.$AF$1]+[.AG165]*[.$AG$1]+[.AH165]*[.$AH$1]+[.AI165]*[.$AI$1]+[.AJ165]*[.$AJ$1]+[.AK165]*[.$AK$1]+[.AL165]*[.$AL$1]+[.AM165]*[.$AM$1]+[.AN165]*[.$AN$1]+[.AO165]*[.$AO$1]+[.AP165]*[.$AP$1]+[.AQ165]*[.$AQ$1]+[.AR165]*[.$AR$1]+[.AS165]*[.$AS$1]+[.AT165]*[.$AT$1]+[.AU165]*[.$AU$1]+[.AV165]*[.$AV$1]+[.AW165]*[.$AW$1]+[.AX165]*[.$AX$1]+[.AY165]*[.$AY$1]+[.AZ165]*[.$AZ$1]+[.BA165]*[.$BA$1]+[.BB165]*[.$BB$1]+[.BC165]*[.$BC$1]+[.BD165]*[.$BD$1]+[.BE165]*[.$BE$1]+[.BF165]*[.$BF$1]+[.BG165]*[.$BG$1]+[.BH165]*[.$BH$1]+[.BI165]*[.$BI$1]+[.BJ165]*[.$BJ$1]+[.BK165]*[.$BK$1]+[.BL165]*[.$BL$1]+[.BM165]*[.$BM$1]+[.BN165]*[.$BN$1]+[.BO165]*[.$BO$1]+[.BP165]*[.$BP$1]+[.BQ165]*[.$BQ$1]+[.BR165]*[.$BR$1]+[.BS165]*[.$BS$1]+[.BT165]*[.$BT$1]+[.BU165]*[.$BU$1]+[.BV165]*[.$BV$1]+[.BW165]*[.$BW$1]+[.BX165]*[.$BX$1]+[.BY165]*[.$BY$1]+[.BZ165]*[.$BZ$1]+[.CA165]*[.$CA$1]+[.CB165]*[.$CB$1]+[.CC165]*[.$CC$1]+[.CD165]*[.$CD$1]+[.CE165]*[.$CE$1]+[.CF165]*[.$CF$1]+[.CG165]*[.$CG$1]+[.CH165]*[.$CH$1]+[.CI165]*[.$CI$1]+[.CJ165]*[.$CJ$1]+[.CK165]*[.$CK$1]+[.CL165]*[.$CL$1]+[.CM165]*[.$CM$1]+[.CN165]*[.$CN$1]+[.CO165]*[.$CO$1]+[.CP165]*[.$CP$1]+[.CQ165]*[.$CQ$1]+[.CR165]*[.$CR$1]+[.CS165]*[.$CS$1]+[.CT165]*[.$CT$1]+[.CU165]*[.$CU$1]+[.CV165]*[.$CV$1]+[.CW165]*[.$CW$1]+[.CX165]*[.$CX$1]+[.CY165]*[.$CY$1]+[.CZ165]*[.$CZ$1]+[.DA165]*[.$DA$1]+[.DB165]*[.$DB$1]+[.DC165]*[.$DC$1]+[.DD165]*[.$DD$1]+[.DE165]*[.$DE$1])/COUNT([.B165:.DE165]);0)" office:value-type="float" office:value="0" calcext:value-type="float">
            <text:p>0</text:p>
          </table:table-cell>
          <table:table-cell table:formula="of:=IF([.DG165]&lt;&gt;[.DF16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66:.DE166])/COUNT([.A166:.DE166]));0)" office:value-type="float" office:value="0" calcext:value-type="float">
            <text:p>0</text:p>
          </table:table-cell>
          <table:table-cell table:formula="of:=ROUND(([.B166]*[.$B$1]+[.C166]*[.$C$1]+[.D166]*[.$D$1]+[.E166]*[.$E$1]+[.F166]*[.$F$1]+[.G166]*[.$G$1]+[.H166]*[.$H$1]+[.I166]*[.$I$1]+[.J166]*[.$J$1]+[.K166]*[.$K$1]+[.L166]*[.$L$1]+[.M166]*[.$M$1]+[.N166]*[.$N$1]+[.O166]*[.$O$1]+[.P166]*[.$P$1]+[.Q166]*[.$Q$1]+[.R166]*[.$R$1]+[.S166]*[.$S$1]+[.T166]*[.$T$1]+[.U166]*[.$U$1]+[.V166]*[.$V$1]+[.W166]*[.$W$1]+[.X166]*[.$X$1]+[.Y166]*[.$Y$1]+[.Z166]*[.$Z$1]+[.AA166]*[.$AA$1]+[.AB166]*[.$AB$1]+[.AC166]*[.$AC$1]+[.AD166]*[.$AD$1]+[.AE166]*[.$AE$1]+[.AF166]*[.$AF$1]+[.AG166]*[.$AG$1]+[.AH166]*[.$AH$1]+[.AI166]*[.$AI$1]+[.AJ166]*[.$AJ$1]+[.AK166]*[.$AK$1]+[.AL166]*[.$AL$1]+[.AM166]*[.$AM$1]+[.AN166]*[.$AN$1]+[.AO166]*[.$AO$1]+[.AP166]*[.$AP$1]+[.AQ166]*[.$AQ$1]+[.AR166]*[.$AR$1]+[.AS166]*[.$AS$1]+[.AT166]*[.$AT$1]+[.AU166]*[.$AU$1]+[.AV166]*[.$AV$1]+[.AW166]*[.$AW$1]+[.AX166]*[.$AX$1]+[.AY166]*[.$AY$1]+[.AZ166]*[.$AZ$1]+[.BA166]*[.$BA$1]+[.BB166]*[.$BB$1]+[.BC166]*[.$BC$1]+[.BD166]*[.$BD$1]+[.BE166]*[.$BE$1]+[.BF166]*[.$BF$1]+[.BG166]*[.$BG$1]+[.BH166]*[.$BH$1]+[.BI166]*[.$BI$1]+[.BJ166]*[.$BJ$1]+[.BK166]*[.$BK$1]+[.BL166]*[.$BL$1]+[.BM166]*[.$BM$1]+[.BN166]*[.$BN$1]+[.BO166]*[.$BO$1]+[.BP166]*[.$BP$1]+[.BQ166]*[.$BQ$1]+[.BR166]*[.$BR$1]+[.BS166]*[.$BS$1]+[.BT166]*[.$BT$1]+[.BU166]*[.$BU$1]+[.BV166]*[.$BV$1]+[.BW166]*[.$BW$1]+[.BX166]*[.$BX$1]+[.BY166]*[.$BY$1]+[.BZ166]*[.$BZ$1]+[.CA166]*[.$CA$1]+[.CB166]*[.$CB$1]+[.CC166]*[.$CC$1]+[.CD166]*[.$CD$1]+[.CE166]*[.$CE$1]+[.CF166]*[.$CF$1]+[.CG166]*[.$CG$1]+[.CH166]*[.$CH$1]+[.CI166]*[.$CI$1]+[.CJ166]*[.$CJ$1]+[.CK166]*[.$CK$1]+[.CL166]*[.$CL$1]+[.CM166]*[.$CM$1]+[.CN166]*[.$CN$1]+[.CO166]*[.$CO$1]+[.CP166]*[.$CP$1]+[.CQ166]*[.$CQ$1]+[.CR166]*[.$CR$1]+[.CS166]*[.$CS$1]+[.CT166]*[.$CT$1]+[.CU166]*[.$CU$1]+[.CV166]*[.$CV$1]+[.CW166]*[.$CW$1]+[.CX166]*[.$CX$1]+[.CY166]*[.$CY$1]+[.CZ166]*[.$CZ$1]+[.DA166]*[.$DA$1]+[.DB166]*[.$DB$1]+[.DC166]*[.$DC$1]+[.DD166]*[.$DD$1]+[.DE166]*[.$DE$1])/COUNT([.B166:.DE166]);0)" office:value-type="float" office:value="0" calcext:value-type="float">
            <text:p>0</text:p>
          </table:table-cell>
          <table:table-cell table:formula="of:=IF([.DG166]&lt;&gt;[.DF166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formula="of:=ROUND((SUM([.B167:.DE167])/COUNT([.A167:.DE167]));0)" office:value-type="float" office:value="0" calcext:value-type="float">
            <text:p>0</text:p>
          </table:table-cell>
          <table:table-cell table:formula="of:=ROUND(([.B167]*[.$B$1]+[.C167]*[.$C$1]+[.D167]*[.$D$1]+[.E167]*[.$E$1]+[.F167]*[.$F$1]+[.G167]*[.$G$1]+[.H167]*[.$H$1]+[.I167]*[.$I$1]+[.J167]*[.$J$1]+[.K167]*[.$K$1]+[.L167]*[.$L$1]+[.M167]*[.$M$1]+[.N167]*[.$N$1]+[.O167]*[.$O$1]+[.P167]*[.$P$1]+[.Q167]*[.$Q$1]+[.R167]*[.$R$1]+[.S167]*[.$S$1]+[.T167]*[.$T$1]+[.U167]*[.$U$1]+[.V167]*[.$V$1]+[.W167]*[.$W$1]+[.X167]*[.$X$1]+[.Y167]*[.$Y$1]+[.Z167]*[.$Z$1]+[.AA167]*[.$AA$1]+[.AB167]*[.$AB$1]+[.AC167]*[.$AC$1]+[.AD167]*[.$AD$1]+[.AE167]*[.$AE$1]+[.AF167]*[.$AF$1]+[.AG167]*[.$AG$1]+[.AH167]*[.$AH$1]+[.AI167]*[.$AI$1]+[.AJ167]*[.$AJ$1]+[.AK167]*[.$AK$1]+[.AL167]*[.$AL$1]+[.AM167]*[.$AM$1]+[.AN167]*[.$AN$1]+[.AO167]*[.$AO$1]+[.AP167]*[.$AP$1]+[.AQ167]*[.$AQ$1]+[.AR167]*[.$AR$1]+[.AS167]*[.$AS$1]+[.AT167]*[.$AT$1]+[.AU167]*[.$AU$1]+[.AV167]*[.$AV$1]+[.AW167]*[.$AW$1]+[.AX167]*[.$AX$1]+[.AY167]*[.$AY$1]+[.AZ167]*[.$AZ$1]+[.BA167]*[.$BA$1]+[.BB167]*[.$BB$1]+[.BC167]*[.$BC$1]+[.BD167]*[.$BD$1]+[.BE167]*[.$BE$1]+[.BF167]*[.$BF$1]+[.BG167]*[.$BG$1]+[.BH167]*[.$BH$1]+[.BI167]*[.$BI$1]+[.BJ167]*[.$BJ$1]+[.BK167]*[.$BK$1]+[.BL167]*[.$BL$1]+[.BM167]*[.$BM$1]+[.BN167]*[.$BN$1]+[.BO167]*[.$BO$1]+[.BP167]*[.$BP$1]+[.BQ167]*[.$BQ$1]+[.BR167]*[.$BR$1]+[.BS167]*[.$BS$1]+[.BT167]*[.$BT$1]+[.BU167]*[.$BU$1]+[.BV167]*[.$BV$1]+[.BW167]*[.$BW$1]+[.BX167]*[.$BX$1]+[.BY167]*[.$BY$1]+[.BZ167]*[.$BZ$1]+[.CA167]*[.$CA$1]+[.CB167]*[.$CB$1]+[.CC167]*[.$CC$1]+[.CD167]*[.$CD$1]+[.CE167]*[.$CE$1]+[.CF167]*[.$CF$1]+[.CG167]*[.$CG$1]+[.CH167]*[.$CH$1]+[.CI167]*[.$CI$1]+[.CJ167]*[.$CJ$1]+[.CK167]*[.$CK$1]+[.CL167]*[.$CL$1]+[.CM167]*[.$CM$1]+[.CN167]*[.$CN$1]+[.CO167]*[.$CO$1]+[.CP167]*[.$CP$1]+[.CQ167]*[.$CQ$1]+[.CR167]*[.$CR$1]+[.CS167]*[.$CS$1]+[.CT167]*[.$CT$1]+[.CU167]*[.$CU$1]+[.CV167]*[.$CV$1]+[.CW167]*[.$CW$1]+[.CX167]*[.$CX$1]+[.CY167]*[.$CY$1]+[.CZ167]*[.$CZ$1]+[.DA167]*[.$DA$1]+[.DB167]*[.$DB$1]+[.DC167]*[.$DC$1]+[.DD167]*[.$DD$1]+[.DE167]*[.$DE$1])/COUNT([.B167:.DE167]);0)" office:value-type="float" office:value="0" calcext:value-type="float">
            <text:p>0</text:p>
          </table:table-cell>
          <table:table-cell table:formula="of:=IF([.DG167]&lt;&gt;[.DF16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(SUM([.B168:.DE168])/COUNT([.A168:.DE168]));0)" office:value-type="float" office:value="0" calcext:value-type="float">
            <text:p>0</text:p>
          </table:table-cell>
          <table:table-cell table:formula="of:=ROUND(([.B168]*[.$B$1]+[.C168]*[.$C$1]+[.D168]*[.$D$1]+[.E168]*[.$E$1]+[.F168]*[.$F$1]+[.G168]*[.$G$1]+[.H168]*[.$H$1]+[.I168]*[.$I$1]+[.J168]*[.$J$1]+[.K168]*[.$K$1]+[.L168]*[.$L$1]+[.M168]*[.$M$1]+[.N168]*[.$N$1]+[.O168]*[.$O$1]+[.P168]*[.$P$1]+[.Q168]*[.$Q$1]+[.R168]*[.$R$1]+[.S168]*[.$S$1]+[.T168]*[.$T$1]+[.U168]*[.$U$1]+[.V168]*[.$V$1]+[.W168]*[.$W$1]+[.X168]*[.$X$1]+[.Y168]*[.$Y$1]+[.Z168]*[.$Z$1]+[.AA168]*[.$AA$1]+[.AB168]*[.$AB$1]+[.AC168]*[.$AC$1]+[.AD168]*[.$AD$1]+[.AE168]*[.$AE$1]+[.AF168]*[.$AF$1]+[.AG168]*[.$AG$1]+[.AH168]*[.$AH$1]+[.AI168]*[.$AI$1]+[.AJ168]*[.$AJ$1]+[.AK168]*[.$AK$1]+[.AL168]*[.$AL$1]+[.AM168]*[.$AM$1]+[.AN168]*[.$AN$1]+[.AO168]*[.$AO$1]+[.AP168]*[.$AP$1]+[.AQ168]*[.$AQ$1]+[.AR168]*[.$AR$1]+[.AS168]*[.$AS$1]+[.AT168]*[.$AT$1]+[.AU168]*[.$AU$1]+[.AV168]*[.$AV$1]+[.AW168]*[.$AW$1]+[.AX168]*[.$AX$1]+[.AY168]*[.$AY$1]+[.AZ168]*[.$AZ$1]+[.BA168]*[.$BA$1]+[.BB168]*[.$BB$1]+[.BC168]*[.$BC$1]+[.BD168]*[.$BD$1]+[.BE168]*[.$BE$1]+[.BF168]*[.$BF$1]+[.BG168]*[.$BG$1]+[.BH168]*[.$BH$1]+[.BI168]*[.$BI$1]+[.BJ168]*[.$BJ$1]+[.BK168]*[.$BK$1]+[.BL168]*[.$BL$1]+[.BM168]*[.$BM$1]+[.BN168]*[.$BN$1]+[.BO168]*[.$BO$1]+[.BP168]*[.$BP$1]+[.BQ168]*[.$BQ$1]+[.BR168]*[.$BR$1]+[.BS168]*[.$BS$1]+[.BT168]*[.$BT$1]+[.BU168]*[.$BU$1]+[.BV168]*[.$BV$1]+[.BW168]*[.$BW$1]+[.BX168]*[.$BX$1]+[.BY168]*[.$BY$1]+[.BZ168]*[.$BZ$1]+[.CA168]*[.$CA$1]+[.CB168]*[.$CB$1]+[.CC168]*[.$CC$1]+[.CD168]*[.$CD$1]+[.CE168]*[.$CE$1]+[.CF168]*[.$CF$1]+[.CG168]*[.$CG$1]+[.CH168]*[.$CH$1]+[.CI168]*[.$CI$1]+[.CJ168]*[.$CJ$1]+[.CK168]*[.$CK$1]+[.CL168]*[.$CL$1]+[.CM168]*[.$CM$1]+[.CN168]*[.$CN$1]+[.CO168]*[.$CO$1]+[.CP168]*[.$CP$1]+[.CQ168]*[.$CQ$1]+[.CR168]*[.$CR$1]+[.CS168]*[.$CS$1]+[.CT168]*[.$CT$1]+[.CU168]*[.$CU$1]+[.CV168]*[.$CV$1]+[.CW168]*[.$CW$1]+[.CX168]*[.$CX$1]+[.CY168]*[.$CY$1]+[.CZ168]*[.$CZ$1]+[.DA168]*[.$DA$1]+[.DB168]*[.$DB$1]+[.DC168]*[.$DC$1]+[.DD168]*[.$DD$1]+[.DE168]*[.$DE$1])/COUNT([.B168:.DE168]);0)" office:value-type="float" office:value="0" calcext:value-type="float">
            <text:p>0</text:p>
          </table:table-cell>
          <table:table-cell table:formula="of:=IF([.DG168]&lt;&gt;[.DF16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69:.DE169])/COUNT([.A169:.DE169]));0)" office:value-type="float" office:value="1" calcext:value-type="float">
            <text:p>1</text:p>
          </table:table-cell>
          <table:table-cell table:formula="of:=ROUND(([.B169]*[.$B$1]+[.C169]*[.$C$1]+[.D169]*[.$D$1]+[.E169]*[.$E$1]+[.F169]*[.$F$1]+[.G169]*[.$G$1]+[.H169]*[.$H$1]+[.I169]*[.$I$1]+[.J169]*[.$J$1]+[.K169]*[.$K$1]+[.L169]*[.$L$1]+[.M169]*[.$M$1]+[.N169]*[.$N$1]+[.O169]*[.$O$1]+[.P169]*[.$P$1]+[.Q169]*[.$Q$1]+[.R169]*[.$R$1]+[.S169]*[.$S$1]+[.T169]*[.$T$1]+[.U169]*[.$U$1]+[.V169]*[.$V$1]+[.W169]*[.$W$1]+[.X169]*[.$X$1]+[.Y169]*[.$Y$1]+[.Z169]*[.$Z$1]+[.AA169]*[.$AA$1]+[.AB169]*[.$AB$1]+[.AC169]*[.$AC$1]+[.AD169]*[.$AD$1]+[.AE169]*[.$AE$1]+[.AF169]*[.$AF$1]+[.AG169]*[.$AG$1]+[.AH169]*[.$AH$1]+[.AI169]*[.$AI$1]+[.AJ169]*[.$AJ$1]+[.AK169]*[.$AK$1]+[.AL169]*[.$AL$1]+[.AM169]*[.$AM$1]+[.AN169]*[.$AN$1]+[.AO169]*[.$AO$1]+[.AP169]*[.$AP$1]+[.AQ169]*[.$AQ$1]+[.AR169]*[.$AR$1]+[.AS169]*[.$AS$1]+[.AT169]*[.$AT$1]+[.AU169]*[.$AU$1]+[.AV169]*[.$AV$1]+[.AW169]*[.$AW$1]+[.AX169]*[.$AX$1]+[.AY169]*[.$AY$1]+[.AZ169]*[.$AZ$1]+[.BA169]*[.$BA$1]+[.BB169]*[.$BB$1]+[.BC169]*[.$BC$1]+[.BD169]*[.$BD$1]+[.BE169]*[.$BE$1]+[.BF169]*[.$BF$1]+[.BG169]*[.$BG$1]+[.BH169]*[.$BH$1]+[.BI169]*[.$BI$1]+[.BJ169]*[.$BJ$1]+[.BK169]*[.$BK$1]+[.BL169]*[.$BL$1]+[.BM169]*[.$BM$1]+[.BN169]*[.$BN$1]+[.BO169]*[.$BO$1]+[.BP169]*[.$BP$1]+[.BQ169]*[.$BQ$1]+[.BR169]*[.$BR$1]+[.BS169]*[.$BS$1]+[.BT169]*[.$BT$1]+[.BU169]*[.$BU$1]+[.BV169]*[.$BV$1]+[.BW169]*[.$BW$1]+[.BX169]*[.$BX$1]+[.BY169]*[.$BY$1]+[.BZ169]*[.$BZ$1]+[.CA169]*[.$CA$1]+[.CB169]*[.$CB$1]+[.CC169]*[.$CC$1]+[.CD169]*[.$CD$1]+[.CE169]*[.$CE$1]+[.CF169]*[.$CF$1]+[.CG169]*[.$CG$1]+[.CH169]*[.$CH$1]+[.CI169]*[.$CI$1]+[.CJ169]*[.$CJ$1]+[.CK169]*[.$CK$1]+[.CL169]*[.$CL$1]+[.CM169]*[.$CM$1]+[.CN169]*[.$CN$1]+[.CO169]*[.$CO$1]+[.CP169]*[.$CP$1]+[.CQ169]*[.$CQ$1]+[.CR169]*[.$CR$1]+[.CS169]*[.$CS$1]+[.CT169]*[.$CT$1]+[.CU169]*[.$CU$1]+[.CV169]*[.$CV$1]+[.CW169]*[.$CW$1]+[.CX169]*[.$CX$1]+[.CY169]*[.$CY$1]+[.CZ169]*[.$CZ$1]+[.DA169]*[.$DA$1]+[.DB169]*[.$DB$1]+[.DC169]*[.$DC$1]+[.DD169]*[.$DD$1]+[.DE169]*[.$DE$1])/COUNT([.B169:.DE169]);0)" office:value-type="float" office:value="1" calcext:value-type="float">
            <text:p>1</text:p>
          </table:table-cell>
          <table:table-cell table:formula="of:=IF([.DG169]&lt;&gt;[.DF16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70:.DE170])/COUNT([.A170:.DE170]));0)" office:value-type="float" office:value="0" calcext:value-type="float">
            <text:p>0</text:p>
          </table:table-cell>
          <table:table-cell table:formula="of:=ROUND(([.B170]*[.$B$1]+[.C170]*[.$C$1]+[.D170]*[.$D$1]+[.E170]*[.$E$1]+[.F170]*[.$F$1]+[.G170]*[.$G$1]+[.H170]*[.$H$1]+[.I170]*[.$I$1]+[.J170]*[.$J$1]+[.K170]*[.$K$1]+[.L170]*[.$L$1]+[.M170]*[.$M$1]+[.N170]*[.$N$1]+[.O170]*[.$O$1]+[.P170]*[.$P$1]+[.Q170]*[.$Q$1]+[.R170]*[.$R$1]+[.S170]*[.$S$1]+[.T170]*[.$T$1]+[.U170]*[.$U$1]+[.V170]*[.$V$1]+[.W170]*[.$W$1]+[.X170]*[.$X$1]+[.Y170]*[.$Y$1]+[.Z170]*[.$Z$1]+[.AA170]*[.$AA$1]+[.AB170]*[.$AB$1]+[.AC170]*[.$AC$1]+[.AD170]*[.$AD$1]+[.AE170]*[.$AE$1]+[.AF170]*[.$AF$1]+[.AG170]*[.$AG$1]+[.AH170]*[.$AH$1]+[.AI170]*[.$AI$1]+[.AJ170]*[.$AJ$1]+[.AK170]*[.$AK$1]+[.AL170]*[.$AL$1]+[.AM170]*[.$AM$1]+[.AN170]*[.$AN$1]+[.AO170]*[.$AO$1]+[.AP170]*[.$AP$1]+[.AQ170]*[.$AQ$1]+[.AR170]*[.$AR$1]+[.AS170]*[.$AS$1]+[.AT170]*[.$AT$1]+[.AU170]*[.$AU$1]+[.AV170]*[.$AV$1]+[.AW170]*[.$AW$1]+[.AX170]*[.$AX$1]+[.AY170]*[.$AY$1]+[.AZ170]*[.$AZ$1]+[.BA170]*[.$BA$1]+[.BB170]*[.$BB$1]+[.BC170]*[.$BC$1]+[.BD170]*[.$BD$1]+[.BE170]*[.$BE$1]+[.BF170]*[.$BF$1]+[.BG170]*[.$BG$1]+[.BH170]*[.$BH$1]+[.BI170]*[.$BI$1]+[.BJ170]*[.$BJ$1]+[.BK170]*[.$BK$1]+[.BL170]*[.$BL$1]+[.BM170]*[.$BM$1]+[.BN170]*[.$BN$1]+[.BO170]*[.$BO$1]+[.BP170]*[.$BP$1]+[.BQ170]*[.$BQ$1]+[.BR170]*[.$BR$1]+[.BS170]*[.$BS$1]+[.BT170]*[.$BT$1]+[.BU170]*[.$BU$1]+[.BV170]*[.$BV$1]+[.BW170]*[.$BW$1]+[.BX170]*[.$BX$1]+[.BY170]*[.$BY$1]+[.BZ170]*[.$BZ$1]+[.CA170]*[.$CA$1]+[.CB170]*[.$CB$1]+[.CC170]*[.$CC$1]+[.CD170]*[.$CD$1]+[.CE170]*[.$CE$1]+[.CF170]*[.$CF$1]+[.CG170]*[.$CG$1]+[.CH170]*[.$CH$1]+[.CI170]*[.$CI$1]+[.CJ170]*[.$CJ$1]+[.CK170]*[.$CK$1]+[.CL170]*[.$CL$1]+[.CM170]*[.$CM$1]+[.CN170]*[.$CN$1]+[.CO170]*[.$CO$1]+[.CP170]*[.$CP$1]+[.CQ170]*[.$CQ$1]+[.CR170]*[.$CR$1]+[.CS170]*[.$CS$1]+[.CT170]*[.$CT$1]+[.CU170]*[.$CU$1]+[.CV170]*[.$CV$1]+[.CW170]*[.$CW$1]+[.CX170]*[.$CX$1]+[.CY170]*[.$CY$1]+[.CZ170]*[.$CZ$1]+[.DA170]*[.$DA$1]+[.DB170]*[.$DB$1]+[.DC170]*[.$DC$1]+[.DD170]*[.$DD$1]+[.DE170]*[.$DE$1])/COUNT([.B170:.DE170]);0)" office:value-type="float" office:value="0" calcext:value-type="float">
            <text:p>0</text:p>
          </table:table-cell>
          <table:table-cell table:formula="of:=IF([.DG170]&lt;&gt;[.DF17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71:.DE171])/COUNT([.A171:.DE171]));0)" office:value-type="float" office:value="0" calcext:value-type="float">
            <text:p>0</text:p>
          </table:table-cell>
          <table:table-cell table:formula="of:=ROUND(([.B171]*[.$B$1]+[.C171]*[.$C$1]+[.D171]*[.$D$1]+[.E171]*[.$E$1]+[.F171]*[.$F$1]+[.G171]*[.$G$1]+[.H171]*[.$H$1]+[.I171]*[.$I$1]+[.J171]*[.$J$1]+[.K171]*[.$K$1]+[.L171]*[.$L$1]+[.M171]*[.$M$1]+[.N171]*[.$N$1]+[.O171]*[.$O$1]+[.P171]*[.$P$1]+[.Q171]*[.$Q$1]+[.R171]*[.$R$1]+[.S171]*[.$S$1]+[.T171]*[.$T$1]+[.U171]*[.$U$1]+[.V171]*[.$V$1]+[.W171]*[.$W$1]+[.X171]*[.$X$1]+[.Y171]*[.$Y$1]+[.Z171]*[.$Z$1]+[.AA171]*[.$AA$1]+[.AB171]*[.$AB$1]+[.AC171]*[.$AC$1]+[.AD171]*[.$AD$1]+[.AE171]*[.$AE$1]+[.AF171]*[.$AF$1]+[.AG171]*[.$AG$1]+[.AH171]*[.$AH$1]+[.AI171]*[.$AI$1]+[.AJ171]*[.$AJ$1]+[.AK171]*[.$AK$1]+[.AL171]*[.$AL$1]+[.AM171]*[.$AM$1]+[.AN171]*[.$AN$1]+[.AO171]*[.$AO$1]+[.AP171]*[.$AP$1]+[.AQ171]*[.$AQ$1]+[.AR171]*[.$AR$1]+[.AS171]*[.$AS$1]+[.AT171]*[.$AT$1]+[.AU171]*[.$AU$1]+[.AV171]*[.$AV$1]+[.AW171]*[.$AW$1]+[.AX171]*[.$AX$1]+[.AY171]*[.$AY$1]+[.AZ171]*[.$AZ$1]+[.BA171]*[.$BA$1]+[.BB171]*[.$BB$1]+[.BC171]*[.$BC$1]+[.BD171]*[.$BD$1]+[.BE171]*[.$BE$1]+[.BF171]*[.$BF$1]+[.BG171]*[.$BG$1]+[.BH171]*[.$BH$1]+[.BI171]*[.$BI$1]+[.BJ171]*[.$BJ$1]+[.BK171]*[.$BK$1]+[.BL171]*[.$BL$1]+[.BM171]*[.$BM$1]+[.BN171]*[.$BN$1]+[.BO171]*[.$BO$1]+[.BP171]*[.$BP$1]+[.BQ171]*[.$BQ$1]+[.BR171]*[.$BR$1]+[.BS171]*[.$BS$1]+[.BT171]*[.$BT$1]+[.BU171]*[.$BU$1]+[.BV171]*[.$BV$1]+[.BW171]*[.$BW$1]+[.BX171]*[.$BX$1]+[.BY171]*[.$BY$1]+[.BZ171]*[.$BZ$1]+[.CA171]*[.$CA$1]+[.CB171]*[.$CB$1]+[.CC171]*[.$CC$1]+[.CD171]*[.$CD$1]+[.CE171]*[.$CE$1]+[.CF171]*[.$CF$1]+[.CG171]*[.$CG$1]+[.CH171]*[.$CH$1]+[.CI171]*[.$CI$1]+[.CJ171]*[.$CJ$1]+[.CK171]*[.$CK$1]+[.CL171]*[.$CL$1]+[.CM171]*[.$CM$1]+[.CN171]*[.$CN$1]+[.CO171]*[.$CO$1]+[.CP171]*[.$CP$1]+[.CQ171]*[.$CQ$1]+[.CR171]*[.$CR$1]+[.CS171]*[.$CS$1]+[.CT171]*[.$CT$1]+[.CU171]*[.$CU$1]+[.CV171]*[.$CV$1]+[.CW171]*[.$CW$1]+[.CX171]*[.$CX$1]+[.CY171]*[.$CY$1]+[.CZ171]*[.$CZ$1]+[.DA171]*[.$DA$1]+[.DB171]*[.$DB$1]+[.DC171]*[.$DC$1]+[.DD171]*[.$DD$1]+[.DE171]*[.$DE$1])/COUNT([.B171:.DE171]);0)" office:value-type="float" office:value="0" calcext:value-type="float">
            <text:p>0</text:p>
          </table:table-cell>
          <table:table-cell table:formula="of:=IF([.DG171]&lt;&gt;[.DF17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72:.DE172])/COUNT([.A172:.DE172]));0)" office:value-type="float" office:value="0" calcext:value-type="float">
            <text:p>0</text:p>
          </table:table-cell>
          <table:table-cell table:formula="of:=ROUND(([.B172]*[.$B$1]+[.C172]*[.$C$1]+[.D172]*[.$D$1]+[.E172]*[.$E$1]+[.F172]*[.$F$1]+[.G172]*[.$G$1]+[.H172]*[.$H$1]+[.I172]*[.$I$1]+[.J172]*[.$J$1]+[.K172]*[.$K$1]+[.L172]*[.$L$1]+[.M172]*[.$M$1]+[.N172]*[.$N$1]+[.O172]*[.$O$1]+[.P172]*[.$P$1]+[.Q172]*[.$Q$1]+[.R172]*[.$R$1]+[.S172]*[.$S$1]+[.T172]*[.$T$1]+[.U172]*[.$U$1]+[.V172]*[.$V$1]+[.W172]*[.$W$1]+[.X172]*[.$X$1]+[.Y172]*[.$Y$1]+[.Z172]*[.$Z$1]+[.AA172]*[.$AA$1]+[.AB172]*[.$AB$1]+[.AC172]*[.$AC$1]+[.AD172]*[.$AD$1]+[.AE172]*[.$AE$1]+[.AF172]*[.$AF$1]+[.AG172]*[.$AG$1]+[.AH172]*[.$AH$1]+[.AI172]*[.$AI$1]+[.AJ172]*[.$AJ$1]+[.AK172]*[.$AK$1]+[.AL172]*[.$AL$1]+[.AM172]*[.$AM$1]+[.AN172]*[.$AN$1]+[.AO172]*[.$AO$1]+[.AP172]*[.$AP$1]+[.AQ172]*[.$AQ$1]+[.AR172]*[.$AR$1]+[.AS172]*[.$AS$1]+[.AT172]*[.$AT$1]+[.AU172]*[.$AU$1]+[.AV172]*[.$AV$1]+[.AW172]*[.$AW$1]+[.AX172]*[.$AX$1]+[.AY172]*[.$AY$1]+[.AZ172]*[.$AZ$1]+[.BA172]*[.$BA$1]+[.BB172]*[.$BB$1]+[.BC172]*[.$BC$1]+[.BD172]*[.$BD$1]+[.BE172]*[.$BE$1]+[.BF172]*[.$BF$1]+[.BG172]*[.$BG$1]+[.BH172]*[.$BH$1]+[.BI172]*[.$BI$1]+[.BJ172]*[.$BJ$1]+[.BK172]*[.$BK$1]+[.BL172]*[.$BL$1]+[.BM172]*[.$BM$1]+[.BN172]*[.$BN$1]+[.BO172]*[.$BO$1]+[.BP172]*[.$BP$1]+[.BQ172]*[.$BQ$1]+[.BR172]*[.$BR$1]+[.BS172]*[.$BS$1]+[.BT172]*[.$BT$1]+[.BU172]*[.$BU$1]+[.BV172]*[.$BV$1]+[.BW172]*[.$BW$1]+[.BX172]*[.$BX$1]+[.BY172]*[.$BY$1]+[.BZ172]*[.$BZ$1]+[.CA172]*[.$CA$1]+[.CB172]*[.$CB$1]+[.CC172]*[.$CC$1]+[.CD172]*[.$CD$1]+[.CE172]*[.$CE$1]+[.CF172]*[.$CF$1]+[.CG172]*[.$CG$1]+[.CH172]*[.$CH$1]+[.CI172]*[.$CI$1]+[.CJ172]*[.$CJ$1]+[.CK172]*[.$CK$1]+[.CL172]*[.$CL$1]+[.CM172]*[.$CM$1]+[.CN172]*[.$CN$1]+[.CO172]*[.$CO$1]+[.CP172]*[.$CP$1]+[.CQ172]*[.$CQ$1]+[.CR172]*[.$CR$1]+[.CS172]*[.$CS$1]+[.CT172]*[.$CT$1]+[.CU172]*[.$CU$1]+[.CV172]*[.$CV$1]+[.CW172]*[.$CW$1]+[.CX172]*[.$CX$1]+[.CY172]*[.$CY$1]+[.CZ172]*[.$CZ$1]+[.DA172]*[.$DA$1]+[.DB172]*[.$DB$1]+[.DC172]*[.$DC$1]+[.DD172]*[.$DD$1]+[.DE172]*[.$DE$1])/COUNT([.B172:.DE172]);0)" office:value-type="float" office:value="0" calcext:value-type="float">
            <text:p>0</text:p>
          </table:table-cell>
          <table:table-cell table:formula="of:=IF([.DG172]&lt;&gt;[.DF17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73:.DE173])/COUNT([.A173:.DE173]));0)" office:value-type="float" office:value="1" calcext:value-type="float">
            <text:p>1</text:p>
          </table:table-cell>
          <table:table-cell table:formula="of:=ROUND(([.B173]*[.$B$1]+[.C173]*[.$C$1]+[.D173]*[.$D$1]+[.E173]*[.$E$1]+[.F173]*[.$F$1]+[.G173]*[.$G$1]+[.H173]*[.$H$1]+[.I173]*[.$I$1]+[.J173]*[.$J$1]+[.K173]*[.$K$1]+[.L173]*[.$L$1]+[.M173]*[.$M$1]+[.N173]*[.$N$1]+[.O173]*[.$O$1]+[.P173]*[.$P$1]+[.Q173]*[.$Q$1]+[.R173]*[.$R$1]+[.S173]*[.$S$1]+[.T173]*[.$T$1]+[.U173]*[.$U$1]+[.V173]*[.$V$1]+[.W173]*[.$W$1]+[.X173]*[.$X$1]+[.Y173]*[.$Y$1]+[.Z173]*[.$Z$1]+[.AA173]*[.$AA$1]+[.AB173]*[.$AB$1]+[.AC173]*[.$AC$1]+[.AD173]*[.$AD$1]+[.AE173]*[.$AE$1]+[.AF173]*[.$AF$1]+[.AG173]*[.$AG$1]+[.AH173]*[.$AH$1]+[.AI173]*[.$AI$1]+[.AJ173]*[.$AJ$1]+[.AK173]*[.$AK$1]+[.AL173]*[.$AL$1]+[.AM173]*[.$AM$1]+[.AN173]*[.$AN$1]+[.AO173]*[.$AO$1]+[.AP173]*[.$AP$1]+[.AQ173]*[.$AQ$1]+[.AR173]*[.$AR$1]+[.AS173]*[.$AS$1]+[.AT173]*[.$AT$1]+[.AU173]*[.$AU$1]+[.AV173]*[.$AV$1]+[.AW173]*[.$AW$1]+[.AX173]*[.$AX$1]+[.AY173]*[.$AY$1]+[.AZ173]*[.$AZ$1]+[.BA173]*[.$BA$1]+[.BB173]*[.$BB$1]+[.BC173]*[.$BC$1]+[.BD173]*[.$BD$1]+[.BE173]*[.$BE$1]+[.BF173]*[.$BF$1]+[.BG173]*[.$BG$1]+[.BH173]*[.$BH$1]+[.BI173]*[.$BI$1]+[.BJ173]*[.$BJ$1]+[.BK173]*[.$BK$1]+[.BL173]*[.$BL$1]+[.BM173]*[.$BM$1]+[.BN173]*[.$BN$1]+[.BO173]*[.$BO$1]+[.BP173]*[.$BP$1]+[.BQ173]*[.$BQ$1]+[.BR173]*[.$BR$1]+[.BS173]*[.$BS$1]+[.BT173]*[.$BT$1]+[.BU173]*[.$BU$1]+[.BV173]*[.$BV$1]+[.BW173]*[.$BW$1]+[.BX173]*[.$BX$1]+[.BY173]*[.$BY$1]+[.BZ173]*[.$BZ$1]+[.CA173]*[.$CA$1]+[.CB173]*[.$CB$1]+[.CC173]*[.$CC$1]+[.CD173]*[.$CD$1]+[.CE173]*[.$CE$1]+[.CF173]*[.$CF$1]+[.CG173]*[.$CG$1]+[.CH173]*[.$CH$1]+[.CI173]*[.$CI$1]+[.CJ173]*[.$CJ$1]+[.CK173]*[.$CK$1]+[.CL173]*[.$CL$1]+[.CM173]*[.$CM$1]+[.CN173]*[.$CN$1]+[.CO173]*[.$CO$1]+[.CP173]*[.$CP$1]+[.CQ173]*[.$CQ$1]+[.CR173]*[.$CR$1]+[.CS173]*[.$CS$1]+[.CT173]*[.$CT$1]+[.CU173]*[.$CU$1]+[.CV173]*[.$CV$1]+[.CW173]*[.$CW$1]+[.CX173]*[.$CX$1]+[.CY173]*[.$CY$1]+[.CZ173]*[.$CZ$1]+[.DA173]*[.$DA$1]+[.DB173]*[.$DB$1]+[.DC173]*[.$DC$1]+[.DD173]*[.$DD$1]+[.DE173]*[.$DE$1])/COUNT([.B173:.DE173]);0)" office:value-type="float" office:value="1" calcext:value-type="float">
            <text:p>1</text:p>
          </table:table-cell>
          <table:table-cell table:formula="of:=IF([.DG173]&lt;&gt;[.DF17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74:.DE174])/COUNT([.A174:.DE174]));0)" office:value-type="float" office:value="1" calcext:value-type="float">
            <text:p>1</text:p>
          </table:table-cell>
          <table:table-cell table:formula="of:=ROUND(([.B174]*[.$B$1]+[.C174]*[.$C$1]+[.D174]*[.$D$1]+[.E174]*[.$E$1]+[.F174]*[.$F$1]+[.G174]*[.$G$1]+[.H174]*[.$H$1]+[.I174]*[.$I$1]+[.J174]*[.$J$1]+[.K174]*[.$K$1]+[.L174]*[.$L$1]+[.M174]*[.$M$1]+[.N174]*[.$N$1]+[.O174]*[.$O$1]+[.P174]*[.$P$1]+[.Q174]*[.$Q$1]+[.R174]*[.$R$1]+[.S174]*[.$S$1]+[.T174]*[.$T$1]+[.U174]*[.$U$1]+[.V174]*[.$V$1]+[.W174]*[.$W$1]+[.X174]*[.$X$1]+[.Y174]*[.$Y$1]+[.Z174]*[.$Z$1]+[.AA174]*[.$AA$1]+[.AB174]*[.$AB$1]+[.AC174]*[.$AC$1]+[.AD174]*[.$AD$1]+[.AE174]*[.$AE$1]+[.AF174]*[.$AF$1]+[.AG174]*[.$AG$1]+[.AH174]*[.$AH$1]+[.AI174]*[.$AI$1]+[.AJ174]*[.$AJ$1]+[.AK174]*[.$AK$1]+[.AL174]*[.$AL$1]+[.AM174]*[.$AM$1]+[.AN174]*[.$AN$1]+[.AO174]*[.$AO$1]+[.AP174]*[.$AP$1]+[.AQ174]*[.$AQ$1]+[.AR174]*[.$AR$1]+[.AS174]*[.$AS$1]+[.AT174]*[.$AT$1]+[.AU174]*[.$AU$1]+[.AV174]*[.$AV$1]+[.AW174]*[.$AW$1]+[.AX174]*[.$AX$1]+[.AY174]*[.$AY$1]+[.AZ174]*[.$AZ$1]+[.BA174]*[.$BA$1]+[.BB174]*[.$BB$1]+[.BC174]*[.$BC$1]+[.BD174]*[.$BD$1]+[.BE174]*[.$BE$1]+[.BF174]*[.$BF$1]+[.BG174]*[.$BG$1]+[.BH174]*[.$BH$1]+[.BI174]*[.$BI$1]+[.BJ174]*[.$BJ$1]+[.BK174]*[.$BK$1]+[.BL174]*[.$BL$1]+[.BM174]*[.$BM$1]+[.BN174]*[.$BN$1]+[.BO174]*[.$BO$1]+[.BP174]*[.$BP$1]+[.BQ174]*[.$BQ$1]+[.BR174]*[.$BR$1]+[.BS174]*[.$BS$1]+[.BT174]*[.$BT$1]+[.BU174]*[.$BU$1]+[.BV174]*[.$BV$1]+[.BW174]*[.$BW$1]+[.BX174]*[.$BX$1]+[.BY174]*[.$BY$1]+[.BZ174]*[.$BZ$1]+[.CA174]*[.$CA$1]+[.CB174]*[.$CB$1]+[.CC174]*[.$CC$1]+[.CD174]*[.$CD$1]+[.CE174]*[.$CE$1]+[.CF174]*[.$CF$1]+[.CG174]*[.$CG$1]+[.CH174]*[.$CH$1]+[.CI174]*[.$CI$1]+[.CJ174]*[.$CJ$1]+[.CK174]*[.$CK$1]+[.CL174]*[.$CL$1]+[.CM174]*[.$CM$1]+[.CN174]*[.$CN$1]+[.CO174]*[.$CO$1]+[.CP174]*[.$CP$1]+[.CQ174]*[.$CQ$1]+[.CR174]*[.$CR$1]+[.CS174]*[.$CS$1]+[.CT174]*[.$CT$1]+[.CU174]*[.$CU$1]+[.CV174]*[.$CV$1]+[.CW174]*[.$CW$1]+[.CX174]*[.$CX$1]+[.CY174]*[.$CY$1]+[.CZ174]*[.$CZ$1]+[.DA174]*[.$DA$1]+[.DB174]*[.$DB$1]+[.DC174]*[.$DC$1]+[.DD174]*[.$DD$1]+[.DE174]*[.$DE$1])/COUNT([.B174:.DE174]);0)" office:value-type="float" office:value="1" calcext:value-type="float">
            <text:p>1</text:p>
          </table:table-cell>
          <table:table-cell table:formula="of:=IF([.DG174]&lt;&gt;[.DF17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75:.DE175])/COUNT([.A175:.DE175]));0)" office:value-type="float" office:value="1" calcext:value-type="float">
            <text:p>1</text:p>
          </table:table-cell>
          <table:table-cell table:formula="of:=ROUND(([.B175]*[.$B$1]+[.C175]*[.$C$1]+[.D175]*[.$D$1]+[.E175]*[.$E$1]+[.F175]*[.$F$1]+[.G175]*[.$G$1]+[.H175]*[.$H$1]+[.I175]*[.$I$1]+[.J175]*[.$J$1]+[.K175]*[.$K$1]+[.L175]*[.$L$1]+[.M175]*[.$M$1]+[.N175]*[.$N$1]+[.O175]*[.$O$1]+[.P175]*[.$P$1]+[.Q175]*[.$Q$1]+[.R175]*[.$R$1]+[.S175]*[.$S$1]+[.T175]*[.$T$1]+[.U175]*[.$U$1]+[.V175]*[.$V$1]+[.W175]*[.$W$1]+[.X175]*[.$X$1]+[.Y175]*[.$Y$1]+[.Z175]*[.$Z$1]+[.AA175]*[.$AA$1]+[.AB175]*[.$AB$1]+[.AC175]*[.$AC$1]+[.AD175]*[.$AD$1]+[.AE175]*[.$AE$1]+[.AF175]*[.$AF$1]+[.AG175]*[.$AG$1]+[.AH175]*[.$AH$1]+[.AI175]*[.$AI$1]+[.AJ175]*[.$AJ$1]+[.AK175]*[.$AK$1]+[.AL175]*[.$AL$1]+[.AM175]*[.$AM$1]+[.AN175]*[.$AN$1]+[.AO175]*[.$AO$1]+[.AP175]*[.$AP$1]+[.AQ175]*[.$AQ$1]+[.AR175]*[.$AR$1]+[.AS175]*[.$AS$1]+[.AT175]*[.$AT$1]+[.AU175]*[.$AU$1]+[.AV175]*[.$AV$1]+[.AW175]*[.$AW$1]+[.AX175]*[.$AX$1]+[.AY175]*[.$AY$1]+[.AZ175]*[.$AZ$1]+[.BA175]*[.$BA$1]+[.BB175]*[.$BB$1]+[.BC175]*[.$BC$1]+[.BD175]*[.$BD$1]+[.BE175]*[.$BE$1]+[.BF175]*[.$BF$1]+[.BG175]*[.$BG$1]+[.BH175]*[.$BH$1]+[.BI175]*[.$BI$1]+[.BJ175]*[.$BJ$1]+[.BK175]*[.$BK$1]+[.BL175]*[.$BL$1]+[.BM175]*[.$BM$1]+[.BN175]*[.$BN$1]+[.BO175]*[.$BO$1]+[.BP175]*[.$BP$1]+[.BQ175]*[.$BQ$1]+[.BR175]*[.$BR$1]+[.BS175]*[.$BS$1]+[.BT175]*[.$BT$1]+[.BU175]*[.$BU$1]+[.BV175]*[.$BV$1]+[.BW175]*[.$BW$1]+[.BX175]*[.$BX$1]+[.BY175]*[.$BY$1]+[.BZ175]*[.$BZ$1]+[.CA175]*[.$CA$1]+[.CB175]*[.$CB$1]+[.CC175]*[.$CC$1]+[.CD175]*[.$CD$1]+[.CE175]*[.$CE$1]+[.CF175]*[.$CF$1]+[.CG175]*[.$CG$1]+[.CH175]*[.$CH$1]+[.CI175]*[.$CI$1]+[.CJ175]*[.$CJ$1]+[.CK175]*[.$CK$1]+[.CL175]*[.$CL$1]+[.CM175]*[.$CM$1]+[.CN175]*[.$CN$1]+[.CO175]*[.$CO$1]+[.CP175]*[.$CP$1]+[.CQ175]*[.$CQ$1]+[.CR175]*[.$CR$1]+[.CS175]*[.$CS$1]+[.CT175]*[.$CT$1]+[.CU175]*[.$CU$1]+[.CV175]*[.$CV$1]+[.CW175]*[.$CW$1]+[.CX175]*[.$CX$1]+[.CY175]*[.$CY$1]+[.CZ175]*[.$CZ$1]+[.DA175]*[.$DA$1]+[.DB175]*[.$DB$1]+[.DC175]*[.$DC$1]+[.DD175]*[.$DD$1]+[.DE175]*[.$DE$1])/COUNT([.B175:.DE175]);0)" office:value-type="float" office:value="1" calcext:value-type="float">
            <text:p>1</text:p>
          </table:table-cell>
          <table:table-cell table:formula="of:=IF([.DG175]&lt;&gt;[.DF17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76:.DE176])/COUNT([.A176:.DE176]));0)" office:value-type="float" office:value="1" calcext:value-type="float">
            <text:p>1</text:p>
          </table:table-cell>
          <table:table-cell table:formula="of:=ROUND(([.B176]*[.$B$1]+[.C176]*[.$C$1]+[.D176]*[.$D$1]+[.E176]*[.$E$1]+[.F176]*[.$F$1]+[.G176]*[.$G$1]+[.H176]*[.$H$1]+[.I176]*[.$I$1]+[.J176]*[.$J$1]+[.K176]*[.$K$1]+[.L176]*[.$L$1]+[.M176]*[.$M$1]+[.N176]*[.$N$1]+[.O176]*[.$O$1]+[.P176]*[.$P$1]+[.Q176]*[.$Q$1]+[.R176]*[.$R$1]+[.S176]*[.$S$1]+[.T176]*[.$T$1]+[.U176]*[.$U$1]+[.V176]*[.$V$1]+[.W176]*[.$W$1]+[.X176]*[.$X$1]+[.Y176]*[.$Y$1]+[.Z176]*[.$Z$1]+[.AA176]*[.$AA$1]+[.AB176]*[.$AB$1]+[.AC176]*[.$AC$1]+[.AD176]*[.$AD$1]+[.AE176]*[.$AE$1]+[.AF176]*[.$AF$1]+[.AG176]*[.$AG$1]+[.AH176]*[.$AH$1]+[.AI176]*[.$AI$1]+[.AJ176]*[.$AJ$1]+[.AK176]*[.$AK$1]+[.AL176]*[.$AL$1]+[.AM176]*[.$AM$1]+[.AN176]*[.$AN$1]+[.AO176]*[.$AO$1]+[.AP176]*[.$AP$1]+[.AQ176]*[.$AQ$1]+[.AR176]*[.$AR$1]+[.AS176]*[.$AS$1]+[.AT176]*[.$AT$1]+[.AU176]*[.$AU$1]+[.AV176]*[.$AV$1]+[.AW176]*[.$AW$1]+[.AX176]*[.$AX$1]+[.AY176]*[.$AY$1]+[.AZ176]*[.$AZ$1]+[.BA176]*[.$BA$1]+[.BB176]*[.$BB$1]+[.BC176]*[.$BC$1]+[.BD176]*[.$BD$1]+[.BE176]*[.$BE$1]+[.BF176]*[.$BF$1]+[.BG176]*[.$BG$1]+[.BH176]*[.$BH$1]+[.BI176]*[.$BI$1]+[.BJ176]*[.$BJ$1]+[.BK176]*[.$BK$1]+[.BL176]*[.$BL$1]+[.BM176]*[.$BM$1]+[.BN176]*[.$BN$1]+[.BO176]*[.$BO$1]+[.BP176]*[.$BP$1]+[.BQ176]*[.$BQ$1]+[.BR176]*[.$BR$1]+[.BS176]*[.$BS$1]+[.BT176]*[.$BT$1]+[.BU176]*[.$BU$1]+[.BV176]*[.$BV$1]+[.BW176]*[.$BW$1]+[.BX176]*[.$BX$1]+[.BY176]*[.$BY$1]+[.BZ176]*[.$BZ$1]+[.CA176]*[.$CA$1]+[.CB176]*[.$CB$1]+[.CC176]*[.$CC$1]+[.CD176]*[.$CD$1]+[.CE176]*[.$CE$1]+[.CF176]*[.$CF$1]+[.CG176]*[.$CG$1]+[.CH176]*[.$CH$1]+[.CI176]*[.$CI$1]+[.CJ176]*[.$CJ$1]+[.CK176]*[.$CK$1]+[.CL176]*[.$CL$1]+[.CM176]*[.$CM$1]+[.CN176]*[.$CN$1]+[.CO176]*[.$CO$1]+[.CP176]*[.$CP$1]+[.CQ176]*[.$CQ$1]+[.CR176]*[.$CR$1]+[.CS176]*[.$CS$1]+[.CT176]*[.$CT$1]+[.CU176]*[.$CU$1]+[.CV176]*[.$CV$1]+[.CW176]*[.$CW$1]+[.CX176]*[.$CX$1]+[.CY176]*[.$CY$1]+[.CZ176]*[.$CZ$1]+[.DA176]*[.$DA$1]+[.DB176]*[.$DB$1]+[.DC176]*[.$DC$1]+[.DD176]*[.$DD$1]+[.DE176]*[.$DE$1])/COUNT([.B176:.DE176]);0)" office:value-type="float" office:value="1" calcext:value-type="float">
            <text:p>1</text:p>
          </table:table-cell>
          <table:table-cell table:formula="of:=IF([.DG176]&lt;&gt;[.DF17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77:.DE177])/COUNT([.A177:.DE177]));0)" office:value-type="float" office:value="1" calcext:value-type="float">
            <text:p>1</text:p>
          </table:table-cell>
          <table:table-cell table:formula="of:=ROUND(([.B177]*[.$B$1]+[.C177]*[.$C$1]+[.D177]*[.$D$1]+[.E177]*[.$E$1]+[.F177]*[.$F$1]+[.G177]*[.$G$1]+[.H177]*[.$H$1]+[.I177]*[.$I$1]+[.J177]*[.$J$1]+[.K177]*[.$K$1]+[.L177]*[.$L$1]+[.M177]*[.$M$1]+[.N177]*[.$N$1]+[.O177]*[.$O$1]+[.P177]*[.$P$1]+[.Q177]*[.$Q$1]+[.R177]*[.$R$1]+[.S177]*[.$S$1]+[.T177]*[.$T$1]+[.U177]*[.$U$1]+[.V177]*[.$V$1]+[.W177]*[.$W$1]+[.X177]*[.$X$1]+[.Y177]*[.$Y$1]+[.Z177]*[.$Z$1]+[.AA177]*[.$AA$1]+[.AB177]*[.$AB$1]+[.AC177]*[.$AC$1]+[.AD177]*[.$AD$1]+[.AE177]*[.$AE$1]+[.AF177]*[.$AF$1]+[.AG177]*[.$AG$1]+[.AH177]*[.$AH$1]+[.AI177]*[.$AI$1]+[.AJ177]*[.$AJ$1]+[.AK177]*[.$AK$1]+[.AL177]*[.$AL$1]+[.AM177]*[.$AM$1]+[.AN177]*[.$AN$1]+[.AO177]*[.$AO$1]+[.AP177]*[.$AP$1]+[.AQ177]*[.$AQ$1]+[.AR177]*[.$AR$1]+[.AS177]*[.$AS$1]+[.AT177]*[.$AT$1]+[.AU177]*[.$AU$1]+[.AV177]*[.$AV$1]+[.AW177]*[.$AW$1]+[.AX177]*[.$AX$1]+[.AY177]*[.$AY$1]+[.AZ177]*[.$AZ$1]+[.BA177]*[.$BA$1]+[.BB177]*[.$BB$1]+[.BC177]*[.$BC$1]+[.BD177]*[.$BD$1]+[.BE177]*[.$BE$1]+[.BF177]*[.$BF$1]+[.BG177]*[.$BG$1]+[.BH177]*[.$BH$1]+[.BI177]*[.$BI$1]+[.BJ177]*[.$BJ$1]+[.BK177]*[.$BK$1]+[.BL177]*[.$BL$1]+[.BM177]*[.$BM$1]+[.BN177]*[.$BN$1]+[.BO177]*[.$BO$1]+[.BP177]*[.$BP$1]+[.BQ177]*[.$BQ$1]+[.BR177]*[.$BR$1]+[.BS177]*[.$BS$1]+[.BT177]*[.$BT$1]+[.BU177]*[.$BU$1]+[.BV177]*[.$BV$1]+[.BW177]*[.$BW$1]+[.BX177]*[.$BX$1]+[.BY177]*[.$BY$1]+[.BZ177]*[.$BZ$1]+[.CA177]*[.$CA$1]+[.CB177]*[.$CB$1]+[.CC177]*[.$CC$1]+[.CD177]*[.$CD$1]+[.CE177]*[.$CE$1]+[.CF177]*[.$CF$1]+[.CG177]*[.$CG$1]+[.CH177]*[.$CH$1]+[.CI177]*[.$CI$1]+[.CJ177]*[.$CJ$1]+[.CK177]*[.$CK$1]+[.CL177]*[.$CL$1]+[.CM177]*[.$CM$1]+[.CN177]*[.$CN$1]+[.CO177]*[.$CO$1]+[.CP177]*[.$CP$1]+[.CQ177]*[.$CQ$1]+[.CR177]*[.$CR$1]+[.CS177]*[.$CS$1]+[.CT177]*[.$CT$1]+[.CU177]*[.$CU$1]+[.CV177]*[.$CV$1]+[.CW177]*[.$CW$1]+[.CX177]*[.$CX$1]+[.CY177]*[.$CY$1]+[.CZ177]*[.$CZ$1]+[.DA177]*[.$DA$1]+[.DB177]*[.$DB$1]+[.DC177]*[.$DC$1]+[.DD177]*[.$DD$1]+[.DE177]*[.$DE$1])/COUNT([.B177:.DE177]);0)" office:value-type="float" office:value="1" calcext:value-type="float">
            <text:p>1</text:p>
          </table:table-cell>
          <table:table-cell table:formula="of:=IF([.DG177]&lt;&gt;[.DF17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78:.DE178])/COUNT([.A178:.DE178]));0)" office:value-type="float" office:value="1" calcext:value-type="float">
            <text:p>1</text:p>
          </table:table-cell>
          <table:table-cell table:formula="of:=ROUND(([.B178]*[.$B$1]+[.C178]*[.$C$1]+[.D178]*[.$D$1]+[.E178]*[.$E$1]+[.F178]*[.$F$1]+[.G178]*[.$G$1]+[.H178]*[.$H$1]+[.I178]*[.$I$1]+[.J178]*[.$J$1]+[.K178]*[.$K$1]+[.L178]*[.$L$1]+[.M178]*[.$M$1]+[.N178]*[.$N$1]+[.O178]*[.$O$1]+[.P178]*[.$P$1]+[.Q178]*[.$Q$1]+[.R178]*[.$R$1]+[.S178]*[.$S$1]+[.T178]*[.$T$1]+[.U178]*[.$U$1]+[.V178]*[.$V$1]+[.W178]*[.$W$1]+[.X178]*[.$X$1]+[.Y178]*[.$Y$1]+[.Z178]*[.$Z$1]+[.AA178]*[.$AA$1]+[.AB178]*[.$AB$1]+[.AC178]*[.$AC$1]+[.AD178]*[.$AD$1]+[.AE178]*[.$AE$1]+[.AF178]*[.$AF$1]+[.AG178]*[.$AG$1]+[.AH178]*[.$AH$1]+[.AI178]*[.$AI$1]+[.AJ178]*[.$AJ$1]+[.AK178]*[.$AK$1]+[.AL178]*[.$AL$1]+[.AM178]*[.$AM$1]+[.AN178]*[.$AN$1]+[.AO178]*[.$AO$1]+[.AP178]*[.$AP$1]+[.AQ178]*[.$AQ$1]+[.AR178]*[.$AR$1]+[.AS178]*[.$AS$1]+[.AT178]*[.$AT$1]+[.AU178]*[.$AU$1]+[.AV178]*[.$AV$1]+[.AW178]*[.$AW$1]+[.AX178]*[.$AX$1]+[.AY178]*[.$AY$1]+[.AZ178]*[.$AZ$1]+[.BA178]*[.$BA$1]+[.BB178]*[.$BB$1]+[.BC178]*[.$BC$1]+[.BD178]*[.$BD$1]+[.BE178]*[.$BE$1]+[.BF178]*[.$BF$1]+[.BG178]*[.$BG$1]+[.BH178]*[.$BH$1]+[.BI178]*[.$BI$1]+[.BJ178]*[.$BJ$1]+[.BK178]*[.$BK$1]+[.BL178]*[.$BL$1]+[.BM178]*[.$BM$1]+[.BN178]*[.$BN$1]+[.BO178]*[.$BO$1]+[.BP178]*[.$BP$1]+[.BQ178]*[.$BQ$1]+[.BR178]*[.$BR$1]+[.BS178]*[.$BS$1]+[.BT178]*[.$BT$1]+[.BU178]*[.$BU$1]+[.BV178]*[.$BV$1]+[.BW178]*[.$BW$1]+[.BX178]*[.$BX$1]+[.BY178]*[.$BY$1]+[.BZ178]*[.$BZ$1]+[.CA178]*[.$CA$1]+[.CB178]*[.$CB$1]+[.CC178]*[.$CC$1]+[.CD178]*[.$CD$1]+[.CE178]*[.$CE$1]+[.CF178]*[.$CF$1]+[.CG178]*[.$CG$1]+[.CH178]*[.$CH$1]+[.CI178]*[.$CI$1]+[.CJ178]*[.$CJ$1]+[.CK178]*[.$CK$1]+[.CL178]*[.$CL$1]+[.CM178]*[.$CM$1]+[.CN178]*[.$CN$1]+[.CO178]*[.$CO$1]+[.CP178]*[.$CP$1]+[.CQ178]*[.$CQ$1]+[.CR178]*[.$CR$1]+[.CS178]*[.$CS$1]+[.CT178]*[.$CT$1]+[.CU178]*[.$CU$1]+[.CV178]*[.$CV$1]+[.CW178]*[.$CW$1]+[.CX178]*[.$CX$1]+[.CY178]*[.$CY$1]+[.CZ178]*[.$CZ$1]+[.DA178]*[.$DA$1]+[.DB178]*[.$DB$1]+[.DC178]*[.$DC$1]+[.DD178]*[.$DD$1]+[.DE178]*[.$DE$1])/COUNT([.B178:.DE178]);0)" office:value-type="float" office:value="1" calcext:value-type="float">
            <text:p>1</text:p>
          </table:table-cell>
          <table:table-cell table:formula="of:=IF([.DG178]&lt;&gt;[.DF17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79:.DE179])/COUNT([.A179:.DE179]));0)" office:value-type="float" office:value="1" calcext:value-type="float">
            <text:p>1</text:p>
          </table:table-cell>
          <table:table-cell table:formula="of:=ROUND(([.B179]*[.$B$1]+[.C179]*[.$C$1]+[.D179]*[.$D$1]+[.E179]*[.$E$1]+[.F179]*[.$F$1]+[.G179]*[.$G$1]+[.H179]*[.$H$1]+[.I179]*[.$I$1]+[.J179]*[.$J$1]+[.K179]*[.$K$1]+[.L179]*[.$L$1]+[.M179]*[.$M$1]+[.N179]*[.$N$1]+[.O179]*[.$O$1]+[.P179]*[.$P$1]+[.Q179]*[.$Q$1]+[.R179]*[.$R$1]+[.S179]*[.$S$1]+[.T179]*[.$T$1]+[.U179]*[.$U$1]+[.V179]*[.$V$1]+[.W179]*[.$W$1]+[.X179]*[.$X$1]+[.Y179]*[.$Y$1]+[.Z179]*[.$Z$1]+[.AA179]*[.$AA$1]+[.AB179]*[.$AB$1]+[.AC179]*[.$AC$1]+[.AD179]*[.$AD$1]+[.AE179]*[.$AE$1]+[.AF179]*[.$AF$1]+[.AG179]*[.$AG$1]+[.AH179]*[.$AH$1]+[.AI179]*[.$AI$1]+[.AJ179]*[.$AJ$1]+[.AK179]*[.$AK$1]+[.AL179]*[.$AL$1]+[.AM179]*[.$AM$1]+[.AN179]*[.$AN$1]+[.AO179]*[.$AO$1]+[.AP179]*[.$AP$1]+[.AQ179]*[.$AQ$1]+[.AR179]*[.$AR$1]+[.AS179]*[.$AS$1]+[.AT179]*[.$AT$1]+[.AU179]*[.$AU$1]+[.AV179]*[.$AV$1]+[.AW179]*[.$AW$1]+[.AX179]*[.$AX$1]+[.AY179]*[.$AY$1]+[.AZ179]*[.$AZ$1]+[.BA179]*[.$BA$1]+[.BB179]*[.$BB$1]+[.BC179]*[.$BC$1]+[.BD179]*[.$BD$1]+[.BE179]*[.$BE$1]+[.BF179]*[.$BF$1]+[.BG179]*[.$BG$1]+[.BH179]*[.$BH$1]+[.BI179]*[.$BI$1]+[.BJ179]*[.$BJ$1]+[.BK179]*[.$BK$1]+[.BL179]*[.$BL$1]+[.BM179]*[.$BM$1]+[.BN179]*[.$BN$1]+[.BO179]*[.$BO$1]+[.BP179]*[.$BP$1]+[.BQ179]*[.$BQ$1]+[.BR179]*[.$BR$1]+[.BS179]*[.$BS$1]+[.BT179]*[.$BT$1]+[.BU179]*[.$BU$1]+[.BV179]*[.$BV$1]+[.BW179]*[.$BW$1]+[.BX179]*[.$BX$1]+[.BY179]*[.$BY$1]+[.BZ179]*[.$BZ$1]+[.CA179]*[.$CA$1]+[.CB179]*[.$CB$1]+[.CC179]*[.$CC$1]+[.CD179]*[.$CD$1]+[.CE179]*[.$CE$1]+[.CF179]*[.$CF$1]+[.CG179]*[.$CG$1]+[.CH179]*[.$CH$1]+[.CI179]*[.$CI$1]+[.CJ179]*[.$CJ$1]+[.CK179]*[.$CK$1]+[.CL179]*[.$CL$1]+[.CM179]*[.$CM$1]+[.CN179]*[.$CN$1]+[.CO179]*[.$CO$1]+[.CP179]*[.$CP$1]+[.CQ179]*[.$CQ$1]+[.CR179]*[.$CR$1]+[.CS179]*[.$CS$1]+[.CT179]*[.$CT$1]+[.CU179]*[.$CU$1]+[.CV179]*[.$CV$1]+[.CW179]*[.$CW$1]+[.CX179]*[.$CX$1]+[.CY179]*[.$CY$1]+[.CZ179]*[.$CZ$1]+[.DA179]*[.$DA$1]+[.DB179]*[.$DB$1]+[.DC179]*[.$DC$1]+[.DD179]*[.$DD$1]+[.DE179]*[.$DE$1])/COUNT([.B179:.DE179]);0)" office:value-type="float" office:value="1" calcext:value-type="float">
            <text:p>1</text:p>
          </table:table-cell>
          <table:table-cell table:formula="of:=IF([.DG179]&lt;&gt;[.DF17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80:.DE180])/COUNT([.A180:.DE180]));0)" office:value-type="float" office:value="1" calcext:value-type="float">
            <text:p>1</text:p>
          </table:table-cell>
          <table:table-cell table:formula="of:=ROUND(([.B180]*[.$B$1]+[.C180]*[.$C$1]+[.D180]*[.$D$1]+[.E180]*[.$E$1]+[.F180]*[.$F$1]+[.G180]*[.$G$1]+[.H180]*[.$H$1]+[.I180]*[.$I$1]+[.J180]*[.$J$1]+[.K180]*[.$K$1]+[.L180]*[.$L$1]+[.M180]*[.$M$1]+[.N180]*[.$N$1]+[.O180]*[.$O$1]+[.P180]*[.$P$1]+[.Q180]*[.$Q$1]+[.R180]*[.$R$1]+[.S180]*[.$S$1]+[.T180]*[.$T$1]+[.U180]*[.$U$1]+[.V180]*[.$V$1]+[.W180]*[.$W$1]+[.X180]*[.$X$1]+[.Y180]*[.$Y$1]+[.Z180]*[.$Z$1]+[.AA180]*[.$AA$1]+[.AB180]*[.$AB$1]+[.AC180]*[.$AC$1]+[.AD180]*[.$AD$1]+[.AE180]*[.$AE$1]+[.AF180]*[.$AF$1]+[.AG180]*[.$AG$1]+[.AH180]*[.$AH$1]+[.AI180]*[.$AI$1]+[.AJ180]*[.$AJ$1]+[.AK180]*[.$AK$1]+[.AL180]*[.$AL$1]+[.AM180]*[.$AM$1]+[.AN180]*[.$AN$1]+[.AO180]*[.$AO$1]+[.AP180]*[.$AP$1]+[.AQ180]*[.$AQ$1]+[.AR180]*[.$AR$1]+[.AS180]*[.$AS$1]+[.AT180]*[.$AT$1]+[.AU180]*[.$AU$1]+[.AV180]*[.$AV$1]+[.AW180]*[.$AW$1]+[.AX180]*[.$AX$1]+[.AY180]*[.$AY$1]+[.AZ180]*[.$AZ$1]+[.BA180]*[.$BA$1]+[.BB180]*[.$BB$1]+[.BC180]*[.$BC$1]+[.BD180]*[.$BD$1]+[.BE180]*[.$BE$1]+[.BF180]*[.$BF$1]+[.BG180]*[.$BG$1]+[.BH180]*[.$BH$1]+[.BI180]*[.$BI$1]+[.BJ180]*[.$BJ$1]+[.BK180]*[.$BK$1]+[.BL180]*[.$BL$1]+[.BM180]*[.$BM$1]+[.BN180]*[.$BN$1]+[.BO180]*[.$BO$1]+[.BP180]*[.$BP$1]+[.BQ180]*[.$BQ$1]+[.BR180]*[.$BR$1]+[.BS180]*[.$BS$1]+[.BT180]*[.$BT$1]+[.BU180]*[.$BU$1]+[.BV180]*[.$BV$1]+[.BW180]*[.$BW$1]+[.BX180]*[.$BX$1]+[.BY180]*[.$BY$1]+[.BZ180]*[.$BZ$1]+[.CA180]*[.$CA$1]+[.CB180]*[.$CB$1]+[.CC180]*[.$CC$1]+[.CD180]*[.$CD$1]+[.CE180]*[.$CE$1]+[.CF180]*[.$CF$1]+[.CG180]*[.$CG$1]+[.CH180]*[.$CH$1]+[.CI180]*[.$CI$1]+[.CJ180]*[.$CJ$1]+[.CK180]*[.$CK$1]+[.CL180]*[.$CL$1]+[.CM180]*[.$CM$1]+[.CN180]*[.$CN$1]+[.CO180]*[.$CO$1]+[.CP180]*[.$CP$1]+[.CQ180]*[.$CQ$1]+[.CR180]*[.$CR$1]+[.CS180]*[.$CS$1]+[.CT180]*[.$CT$1]+[.CU180]*[.$CU$1]+[.CV180]*[.$CV$1]+[.CW180]*[.$CW$1]+[.CX180]*[.$CX$1]+[.CY180]*[.$CY$1]+[.CZ180]*[.$CZ$1]+[.DA180]*[.$DA$1]+[.DB180]*[.$DB$1]+[.DC180]*[.$DC$1]+[.DD180]*[.$DD$1]+[.DE180]*[.$DE$1])/COUNT([.B180:.DE180]);0)" office:value-type="float" office:value="1" calcext:value-type="float">
            <text:p>1</text:p>
          </table:table-cell>
          <table:table-cell table:formula="of:=IF([.DG180]&lt;&gt;[.DF18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81:.DE181])/COUNT([.A181:.DE181]));0)" office:value-type="float" office:value="1" calcext:value-type="float">
            <text:p>1</text:p>
          </table:table-cell>
          <table:table-cell table:formula="of:=ROUND(([.B181]*[.$B$1]+[.C181]*[.$C$1]+[.D181]*[.$D$1]+[.E181]*[.$E$1]+[.F181]*[.$F$1]+[.G181]*[.$G$1]+[.H181]*[.$H$1]+[.I181]*[.$I$1]+[.J181]*[.$J$1]+[.K181]*[.$K$1]+[.L181]*[.$L$1]+[.M181]*[.$M$1]+[.N181]*[.$N$1]+[.O181]*[.$O$1]+[.P181]*[.$P$1]+[.Q181]*[.$Q$1]+[.R181]*[.$R$1]+[.S181]*[.$S$1]+[.T181]*[.$T$1]+[.U181]*[.$U$1]+[.V181]*[.$V$1]+[.W181]*[.$W$1]+[.X181]*[.$X$1]+[.Y181]*[.$Y$1]+[.Z181]*[.$Z$1]+[.AA181]*[.$AA$1]+[.AB181]*[.$AB$1]+[.AC181]*[.$AC$1]+[.AD181]*[.$AD$1]+[.AE181]*[.$AE$1]+[.AF181]*[.$AF$1]+[.AG181]*[.$AG$1]+[.AH181]*[.$AH$1]+[.AI181]*[.$AI$1]+[.AJ181]*[.$AJ$1]+[.AK181]*[.$AK$1]+[.AL181]*[.$AL$1]+[.AM181]*[.$AM$1]+[.AN181]*[.$AN$1]+[.AO181]*[.$AO$1]+[.AP181]*[.$AP$1]+[.AQ181]*[.$AQ$1]+[.AR181]*[.$AR$1]+[.AS181]*[.$AS$1]+[.AT181]*[.$AT$1]+[.AU181]*[.$AU$1]+[.AV181]*[.$AV$1]+[.AW181]*[.$AW$1]+[.AX181]*[.$AX$1]+[.AY181]*[.$AY$1]+[.AZ181]*[.$AZ$1]+[.BA181]*[.$BA$1]+[.BB181]*[.$BB$1]+[.BC181]*[.$BC$1]+[.BD181]*[.$BD$1]+[.BE181]*[.$BE$1]+[.BF181]*[.$BF$1]+[.BG181]*[.$BG$1]+[.BH181]*[.$BH$1]+[.BI181]*[.$BI$1]+[.BJ181]*[.$BJ$1]+[.BK181]*[.$BK$1]+[.BL181]*[.$BL$1]+[.BM181]*[.$BM$1]+[.BN181]*[.$BN$1]+[.BO181]*[.$BO$1]+[.BP181]*[.$BP$1]+[.BQ181]*[.$BQ$1]+[.BR181]*[.$BR$1]+[.BS181]*[.$BS$1]+[.BT181]*[.$BT$1]+[.BU181]*[.$BU$1]+[.BV181]*[.$BV$1]+[.BW181]*[.$BW$1]+[.BX181]*[.$BX$1]+[.BY181]*[.$BY$1]+[.BZ181]*[.$BZ$1]+[.CA181]*[.$CA$1]+[.CB181]*[.$CB$1]+[.CC181]*[.$CC$1]+[.CD181]*[.$CD$1]+[.CE181]*[.$CE$1]+[.CF181]*[.$CF$1]+[.CG181]*[.$CG$1]+[.CH181]*[.$CH$1]+[.CI181]*[.$CI$1]+[.CJ181]*[.$CJ$1]+[.CK181]*[.$CK$1]+[.CL181]*[.$CL$1]+[.CM181]*[.$CM$1]+[.CN181]*[.$CN$1]+[.CO181]*[.$CO$1]+[.CP181]*[.$CP$1]+[.CQ181]*[.$CQ$1]+[.CR181]*[.$CR$1]+[.CS181]*[.$CS$1]+[.CT181]*[.$CT$1]+[.CU181]*[.$CU$1]+[.CV181]*[.$CV$1]+[.CW181]*[.$CW$1]+[.CX181]*[.$CX$1]+[.CY181]*[.$CY$1]+[.CZ181]*[.$CZ$1]+[.DA181]*[.$DA$1]+[.DB181]*[.$DB$1]+[.DC181]*[.$DC$1]+[.DD181]*[.$DD$1]+[.DE181]*[.$DE$1])/COUNT([.B181:.DE181]);0)" office:value-type="float" office:value="1" calcext:value-type="float">
            <text:p>1</text:p>
          </table:table-cell>
          <table:table-cell table:formula="of:=IF([.DG181]&lt;&gt;[.DF18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82:.DE182])/COUNT([.A182:.DE182]));0)" office:value-type="float" office:value="0" calcext:value-type="float">
            <text:p>0</text:p>
          </table:table-cell>
          <table:table-cell table:formula="of:=ROUND(([.B182]*[.$B$1]+[.C182]*[.$C$1]+[.D182]*[.$D$1]+[.E182]*[.$E$1]+[.F182]*[.$F$1]+[.G182]*[.$G$1]+[.H182]*[.$H$1]+[.I182]*[.$I$1]+[.J182]*[.$J$1]+[.K182]*[.$K$1]+[.L182]*[.$L$1]+[.M182]*[.$M$1]+[.N182]*[.$N$1]+[.O182]*[.$O$1]+[.P182]*[.$P$1]+[.Q182]*[.$Q$1]+[.R182]*[.$R$1]+[.S182]*[.$S$1]+[.T182]*[.$T$1]+[.U182]*[.$U$1]+[.V182]*[.$V$1]+[.W182]*[.$W$1]+[.X182]*[.$X$1]+[.Y182]*[.$Y$1]+[.Z182]*[.$Z$1]+[.AA182]*[.$AA$1]+[.AB182]*[.$AB$1]+[.AC182]*[.$AC$1]+[.AD182]*[.$AD$1]+[.AE182]*[.$AE$1]+[.AF182]*[.$AF$1]+[.AG182]*[.$AG$1]+[.AH182]*[.$AH$1]+[.AI182]*[.$AI$1]+[.AJ182]*[.$AJ$1]+[.AK182]*[.$AK$1]+[.AL182]*[.$AL$1]+[.AM182]*[.$AM$1]+[.AN182]*[.$AN$1]+[.AO182]*[.$AO$1]+[.AP182]*[.$AP$1]+[.AQ182]*[.$AQ$1]+[.AR182]*[.$AR$1]+[.AS182]*[.$AS$1]+[.AT182]*[.$AT$1]+[.AU182]*[.$AU$1]+[.AV182]*[.$AV$1]+[.AW182]*[.$AW$1]+[.AX182]*[.$AX$1]+[.AY182]*[.$AY$1]+[.AZ182]*[.$AZ$1]+[.BA182]*[.$BA$1]+[.BB182]*[.$BB$1]+[.BC182]*[.$BC$1]+[.BD182]*[.$BD$1]+[.BE182]*[.$BE$1]+[.BF182]*[.$BF$1]+[.BG182]*[.$BG$1]+[.BH182]*[.$BH$1]+[.BI182]*[.$BI$1]+[.BJ182]*[.$BJ$1]+[.BK182]*[.$BK$1]+[.BL182]*[.$BL$1]+[.BM182]*[.$BM$1]+[.BN182]*[.$BN$1]+[.BO182]*[.$BO$1]+[.BP182]*[.$BP$1]+[.BQ182]*[.$BQ$1]+[.BR182]*[.$BR$1]+[.BS182]*[.$BS$1]+[.BT182]*[.$BT$1]+[.BU182]*[.$BU$1]+[.BV182]*[.$BV$1]+[.BW182]*[.$BW$1]+[.BX182]*[.$BX$1]+[.BY182]*[.$BY$1]+[.BZ182]*[.$BZ$1]+[.CA182]*[.$CA$1]+[.CB182]*[.$CB$1]+[.CC182]*[.$CC$1]+[.CD182]*[.$CD$1]+[.CE182]*[.$CE$1]+[.CF182]*[.$CF$1]+[.CG182]*[.$CG$1]+[.CH182]*[.$CH$1]+[.CI182]*[.$CI$1]+[.CJ182]*[.$CJ$1]+[.CK182]*[.$CK$1]+[.CL182]*[.$CL$1]+[.CM182]*[.$CM$1]+[.CN182]*[.$CN$1]+[.CO182]*[.$CO$1]+[.CP182]*[.$CP$1]+[.CQ182]*[.$CQ$1]+[.CR182]*[.$CR$1]+[.CS182]*[.$CS$1]+[.CT182]*[.$CT$1]+[.CU182]*[.$CU$1]+[.CV182]*[.$CV$1]+[.CW182]*[.$CW$1]+[.CX182]*[.$CX$1]+[.CY182]*[.$CY$1]+[.CZ182]*[.$CZ$1]+[.DA182]*[.$DA$1]+[.DB182]*[.$DB$1]+[.DC182]*[.$DC$1]+[.DD182]*[.$DD$1]+[.DE182]*[.$DE$1])/COUNT([.B182:.DE182]);0)" office:value-type="float" office:value="0" calcext:value-type="float">
            <text:p>0</text:p>
          </table:table-cell>
          <table:table-cell table:formula="of:=IF([.DG182]&lt;&gt;[.DF18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83:.DE183])/COUNT([.A183:.DE183]));0)" office:value-type="float" office:value="0" calcext:value-type="float">
            <text:p>0</text:p>
          </table:table-cell>
          <table:table-cell table:formula="of:=ROUND(([.B183]*[.$B$1]+[.C183]*[.$C$1]+[.D183]*[.$D$1]+[.E183]*[.$E$1]+[.F183]*[.$F$1]+[.G183]*[.$G$1]+[.H183]*[.$H$1]+[.I183]*[.$I$1]+[.J183]*[.$J$1]+[.K183]*[.$K$1]+[.L183]*[.$L$1]+[.M183]*[.$M$1]+[.N183]*[.$N$1]+[.O183]*[.$O$1]+[.P183]*[.$P$1]+[.Q183]*[.$Q$1]+[.R183]*[.$R$1]+[.S183]*[.$S$1]+[.T183]*[.$T$1]+[.U183]*[.$U$1]+[.V183]*[.$V$1]+[.W183]*[.$W$1]+[.X183]*[.$X$1]+[.Y183]*[.$Y$1]+[.Z183]*[.$Z$1]+[.AA183]*[.$AA$1]+[.AB183]*[.$AB$1]+[.AC183]*[.$AC$1]+[.AD183]*[.$AD$1]+[.AE183]*[.$AE$1]+[.AF183]*[.$AF$1]+[.AG183]*[.$AG$1]+[.AH183]*[.$AH$1]+[.AI183]*[.$AI$1]+[.AJ183]*[.$AJ$1]+[.AK183]*[.$AK$1]+[.AL183]*[.$AL$1]+[.AM183]*[.$AM$1]+[.AN183]*[.$AN$1]+[.AO183]*[.$AO$1]+[.AP183]*[.$AP$1]+[.AQ183]*[.$AQ$1]+[.AR183]*[.$AR$1]+[.AS183]*[.$AS$1]+[.AT183]*[.$AT$1]+[.AU183]*[.$AU$1]+[.AV183]*[.$AV$1]+[.AW183]*[.$AW$1]+[.AX183]*[.$AX$1]+[.AY183]*[.$AY$1]+[.AZ183]*[.$AZ$1]+[.BA183]*[.$BA$1]+[.BB183]*[.$BB$1]+[.BC183]*[.$BC$1]+[.BD183]*[.$BD$1]+[.BE183]*[.$BE$1]+[.BF183]*[.$BF$1]+[.BG183]*[.$BG$1]+[.BH183]*[.$BH$1]+[.BI183]*[.$BI$1]+[.BJ183]*[.$BJ$1]+[.BK183]*[.$BK$1]+[.BL183]*[.$BL$1]+[.BM183]*[.$BM$1]+[.BN183]*[.$BN$1]+[.BO183]*[.$BO$1]+[.BP183]*[.$BP$1]+[.BQ183]*[.$BQ$1]+[.BR183]*[.$BR$1]+[.BS183]*[.$BS$1]+[.BT183]*[.$BT$1]+[.BU183]*[.$BU$1]+[.BV183]*[.$BV$1]+[.BW183]*[.$BW$1]+[.BX183]*[.$BX$1]+[.BY183]*[.$BY$1]+[.BZ183]*[.$BZ$1]+[.CA183]*[.$CA$1]+[.CB183]*[.$CB$1]+[.CC183]*[.$CC$1]+[.CD183]*[.$CD$1]+[.CE183]*[.$CE$1]+[.CF183]*[.$CF$1]+[.CG183]*[.$CG$1]+[.CH183]*[.$CH$1]+[.CI183]*[.$CI$1]+[.CJ183]*[.$CJ$1]+[.CK183]*[.$CK$1]+[.CL183]*[.$CL$1]+[.CM183]*[.$CM$1]+[.CN183]*[.$CN$1]+[.CO183]*[.$CO$1]+[.CP183]*[.$CP$1]+[.CQ183]*[.$CQ$1]+[.CR183]*[.$CR$1]+[.CS183]*[.$CS$1]+[.CT183]*[.$CT$1]+[.CU183]*[.$CU$1]+[.CV183]*[.$CV$1]+[.CW183]*[.$CW$1]+[.CX183]*[.$CX$1]+[.CY183]*[.$CY$1]+[.CZ183]*[.$CZ$1]+[.DA183]*[.$DA$1]+[.DB183]*[.$DB$1]+[.DC183]*[.$DC$1]+[.DD183]*[.$DD$1]+[.DE183]*[.$DE$1])/COUNT([.B183:.DE183]);0)" office:value-type="float" office:value="0" calcext:value-type="float">
            <text:p>0</text:p>
          </table:table-cell>
          <table:table-cell table:formula="of:=IF([.DG183]&lt;&gt;[.DF18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84:.DE184])/COUNT([.A184:.DE184]));0)" office:value-type="float" office:value="0" calcext:value-type="float">
            <text:p>0</text:p>
          </table:table-cell>
          <table:table-cell table:formula="of:=ROUND(([.B184]*[.$B$1]+[.C184]*[.$C$1]+[.D184]*[.$D$1]+[.E184]*[.$E$1]+[.F184]*[.$F$1]+[.G184]*[.$G$1]+[.H184]*[.$H$1]+[.I184]*[.$I$1]+[.J184]*[.$J$1]+[.K184]*[.$K$1]+[.L184]*[.$L$1]+[.M184]*[.$M$1]+[.N184]*[.$N$1]+[.O184]*[.$O$1]+[.P184]*[.$P$1]+[.Q184]*[.$Q$1]+[.R184]*[.$R$1]+[.S184]*[.$S$1]+[.T184]*[.$T$1]+[.U184]*[.$U$1]+[.V184]*[.$V$1]+[.W184]*[.$W$1]+[.X184]*[.$X$1]+[.Y184]*[.$Y$1]+[.Z184]*[.$Z$1]+[.AA184]*[.$AA$1]+[.AB184]*[.$AB$1]+[.AC184]*[.$AC$1]+[.AD184]*[.$AD$1]+[.AE184]*[.$AE$1]+[.AF184]*[.$AF$1]+[.AG184]*[.$AG$1]+[.AH184]*[.$AH$1]+[.AI184]*[.$AI$1]+[.AJ184]*[.$AJ$1]+[.AK184]*[.$AK$1]+[.AL184]*[.$AL$1]+[.AM184]*[.$AM$1]+[.AN184]*[.$AN$1]+[.AO184]*[.$AO$1]+[.AP184]*[.$AP$1]+[.AQ184]*[.$AQ$1]+[.AR184]*[.$AR$1]+[.AS184]*[.$AS$1]+[.AT184]*[.$AT$1]+[.AU184]*[.$AU$1]+[.AV184]*[.$AV$1]+[.AW184]*[.$AW$1]+[.AX184]*[.$AX$1]+[.AY184]*[.$AY$1]+[.AZ184]*[.$AZ$1]+[.BA184]*[.$BA$1]+[.BB184]*[.$BB$1]+[.BC184]*[.$BC$1]+[.BD184]*[.$BD$1]+[.BE184]*[.$BE$1]+[.BF184]*[.$BF$1]+[.BG184]*[.$BG$1]+[.BH184]*[.$BH$1]+[.BI184]*[.$BI$1]+[.BJ184]*[.$BJ$1]+[.BK184]*[.$BK$1]+[.BL184]*[.$BL$1]+[.BM184]*[.$BM$1]+[.BN184]*[.$BN$1]+[.BO184]*[.$BO$1]+[.BP184]*[.$BP$1]+[.BQ184]*[.$BQ$1]+[.BR184]*[.$BR$1]+[.BS184]*[.$BS$1]+[.BT184]*[.$BT$1]+[.BU184]*[.$BU$1]+[.BV184]*[.$BV$1]+[.BW184]*[.$BW$1]+[.BX184]*[.$BX$1]+[.BY184]*[.$BY$1]+[.BZ184]*[.$BZ$1]+[.CA184]*[.$CA$1]+[.CB184]*[.$CB$1]+[.CC184]*[.$CC$1]+[.CD184]*[.$CD$1]+[.CE184]*[.$CE$1]+[.CF184]*[.$CF$1]+[.CG184]*[.$CG$1]+[.CH184]*[.$CH$1]+[.CI184]*[.$CI$1]+[.CJ184]*[.$CJ$1]+[.CK184]*[.$CK$1]+[.CL184]*[.$CL$1]+[.CM184]*[.$CM$1]+[.CN184]*[.$CN$1]+[.CO184]*[.$CO$1]+[.CP184]*[.$CP$1]+[.CQ184]*[.$CQ$1]+[.CR184]*[.$CR$1]+[.CS184]*[.$CS$1]+[.CT184]*[.$CT$1]+[.CU184]*[.$CU$1]+[.CV184]*[.$CV$1]+[.CW184]*[.$CW$1]+[.CX184]*[.$CX$1]+[.CY184]*[.$CY$1]+[.CZ184]*[.$CZ$1]+[.DA184]*[.$DA$1]+[.DB184]*[.$DB$1]+[.DC184]*[.$DC$1]+[.DD184]*[.$DD$1]+[.DE184]*[.$DE$1])/COUNT([.B184:.DE184]);0)" office:value-type="float" office:value="0" calcext:value-type="float">
            <text:p>0</text:p>
          </table:table-cell>
          <table:table-cell table:formula="of:=IF([.DG184]&lt;&gt;[.DF18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85:.DE185])/COUNT([.A185:.DE185]));0)" office:value-type="float" office:value="1" calcext:value-type="float">
            <text:p>1</text:p>
          </table:table-cell>
          <table:table-cell table:formula="of:=ROUND(([.B185]*[.$B$1]+[.C185]*[.$C$1]+[.D185]*[.$D$1]+[.E185]*[.$E$1]+[.F185]*[.$F$1]+[.G185]*[.$G$1]+[.H185]*[.$H$1]+[.I185]*[.$I$1]+[.J185]*[.$J$1]+[.K185]*[.$K$1]+[.L185]*[.$L$1]+[.M185]*[.$M$1]+[.N185]*[.$N$1]+[.O185]*[.$O$1]+[.P185]*[.$P$1]+[.Q185]*[.$Q$1]+[.R185]*[.$R$1]+[.S185]*[.$S$1]+[.T185]*[.$T$1]+[.U185]*[.$U$1]+[.V185]*[.$V$1]+[.W185]*[.$W$1]+[.X185]*[.$X$1]+[.Y185]*[.$Y$1]+[.Z185]*[.$Z$1]+[.AA185]*[.$AA$1]+[.AB185]*[.$AB$1]+[.AC185]*[.$AC$1]+[.AD185]*[.$AD$1]+[.AE185]*[.$AE$1]+[.AF185]*[.$AF$1]+[.AG185]*[.$AG$1]+[.AH185]*[.$AH$1]+[.AI185]*[.$AI$1]+[.AJ185]*[.$AJ$1]+[.AK185]*[.$AK$1]+[.AL185]*[.$AL$1]+[.AM185]*[.$AM$1]+[.AN185]*[.$AN$1]+[.AO185]*[.$AO$1]+[.AP185]*[.$AP$1]+[.AQ185]*[.$AQ$1]+[.AR185]*[.$AR$1]+[.AS185]*[.$AS$1]+[.AT185]*[.$AT$1]+[.AU185]*[.$AU$1]+[.AV185]*[.$AV$1]+[.AW185]*[.$AW$1]+[.AX185]*[.$AX$1]+[.AY185]*[.$AY$1]+[.AZ185]*[.$AZ$1]+[.BA185]*[.$BA$1]+[.BB185]*[.$BB$1]+[.BC185]*[.$BC$1]+[.BD185]*[.$BD$1]+[.BE185]*[.$BE$1]+[.BF185]*[.$BF$1]+[.BG185]*[.$BG$1]+[.BH185]*[.$BH$1]+[.BI185]*[.$BI$1]+[.BJ185]*[.$BJ$1]+[.BK185]*[.$BK$1]+[.BL185]*[.$BL$1]+[.BM185]*[.$BM$1]+[.BN185]*[.$BN$1]+[.BO185]*[.$BO$1]+[.BP185]*[.$BP$1]+[.BQ185]*[.$BQ$1]+[.BR185]*[.$BR$1]+[.BS185]*[.$BS$1]+[.BT185]*[.$BT$1]+[.BU185]*[.$BU$1]+[.BV185]*[.$BV$1]+[.BW185]*[.$BW$1]+[.BX185]*[.$BX$1]+[.BY185]*[.$BY$1]+[.BZ185]*[.$BZ$1]+[.CA185]*[.$CA$1]+[.CB185]*[.$CB$1]+[.CC185]*[.$CC$1]+[.CD185]*[.$CD$1]+[.CE185]*[.$CE$1]+[.CF185]*[.$CF$1]+[.CG185]*[.$CG$1]+[.CH185]*[.$CH$1]+[.CI185]*[.$CI$1]+[.CJ185]*[.$CJ$1]+[.CK185]*[.$CK$1]+[.CL185]*[.$CL$1]+[.CM185]*[.$CM$1]+[.CN185]*[.$CN$1]+[.CO185]*[.$CO$1]+[.CP185]*[.$CP$1]+[.CQ185]*[.$CQ$1]+[.CR185]*[.$CR$1]+[.CS185]*[.$CS$1]+[.CT185]*[.$CT$1]+[.CU185]*[.$CU$1]+[.CV185]*[.$CV$1]+[.CW185]*[.$CW$1]+[.CX185]*[.$CX$1]+[.CY185]*[.$CY$1]+[.CZ185]*[.$CZ$1]+[.DA185]*[.$DA$1]+[.DB185]*[.$DB$1]+[.DC185]*[.$DC$1]+[.DD185]*[.$DD$1]+[.DE185]*[.$DE$1])/COUNT([.B185:.DE185]);0)" office:value-type="float" office:value="1" calcext:value-type="float">
            <text:p>1</text:p>
          </table:table-cell>
          <table:table-cell table:formula="of:=IF([.DG185]&lt;&gt;[.DF18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SUM([.B186:.DE186])/COUNT([.A186:.DE186]));0)" office:value-type="float" office:value="0" calcext:value-type="float">
            <text:p>0</text:p>
          </table:table-cell>
          <table:table-cell table:formula="of:=ROUND(([.B186]*[.$B$1]+[.C186]*[.$C$1]+[.D186]*[.$D$1]+[.E186]*[.$E$1]+[.F186]*[.$F$1]+[.G186]*[.$G$1]+[.H186]*[.$H$1]+[.I186]*[.$I$1]+[.J186]*[.$J$1]+[.K186]*[.$K$1]+[.L186]*[.$L$1]+[.M186]*[.$M$1]+[.N186]*[.$N$1]+[.O186]*[.$O$1]+[.P186]*[.$P$1]+[.Q186]*[.$Q$1]+[.R186]*[.$R$1]+[.S186]*[.$S$1]+[.T186]*[.$T$1]+[.U186]*[.$U$1]+[.V186]*[.$V$1]+[.W186]*[.$W$1]+[.X186]*[.$X$1]+[.Y186]*[.$Y$1]+[.Z186]*[.$Z$1]+[.AA186]*[.$AA$1]+[.AB186]*[.$AB$1]+[.AC186]*[.$AC$1]+[.AD186]*[.$AD$1]+[.AE186]*[.$AE$1]+[.AF186]*[.$AF$1]+[.AG186]*[.$AG$1]+[.AH186]*[.$AH$1]+[.AI186]*[.$AI$1]+[.AJ186]*[.$AJ$1]+[.AK186]*[.$AK$1]+[.AL186]*[.$AL$1]+[.AM186]*[.$AM$1]+[.AN186]*[.$AN$1]+[.AO186]*[.$AO$1]+[.AP186]*[.$AP$1]+[.AQ186]*[.$AQ$1]+[.AR186]*[.$AR$1]+[.AS186]*[.$AS$1]+[.AT186]*[.$AT$1]+[.AU186]*[.$AU$1]+[.AV186]*[.$AV$1]+[.AW186]*[.$AW$1]+[.AX186]*[.$AX$1]+[.AY186]*[.$AY$1]+[.AZ186]*[.$AZ$1]+[.BA186]*[.$BA$1]+[.BB186]*[.$BB$1]+[.BC186]*[.$BC$1]+[.BD186]*[.$BD$1]+[.BE186]*[.$BE$1]+[.BF186]*[.$BF$1]+[.BG186]*[.$BG$1]+[.BH186]*[.$BH$1]+[.BI186]*[.$BI$1]+[.BJ186]*[.$BJ$1]+[.BK186]*[.$BK$1]+[.BL186]*[.$BL$1]+[.BM186]*[.$BM$1]+[.BN186]*[.$BN$1]+[.BO186]*[.$BO$1]+[.BP186]*[.$BP$1]+[.BQ186]*[.$BQ$1]+[.BR186]*[.$BR$1]+[.BS186]*[.$BS$1]+[.BT186]*[.$BT$1]+[.BU186]*[.$BU$1]+[.BV186]*[.$BV$1]+[.BW186]*[.$BW$1]+[.BX186]*[.$BX$1]+[.BY186]*[.$BY$1]+[.BZ186]*[.$BZ$1]+[.CA186]*[.$CA$1]+[.CB186]*[.$CB$1]+[.CC186]*[.$CC$1]+[.CD186]*[.$CD$1]+[.CE186]*[.$CE$1]+[.CF186]*[.$CF$1]+[.CG186]*[.$CG$1]+[.CH186]*[.$CH$1]+[.CI186]*[.$CI$1]+[.CJ186]*[.$CJ$1]+[.CK186]*[.$CK$1]+[.CL186]*[.$CL$1]+[.CM186]*[.$CM$1]+[.CN186]*[.$CN$1]+[.CO186]*[.$CO$1]+[.CP186]*[.$CP$1]+[.CQ186]*[.$CQ$1]+[.CR186]*[.$CR$1]+[.CS186]*[.$CS$1]+[.CT186]*[.$CT$1]+[.CU186]*[.$CU$1]+[.CV186]*[.$CV$1]+[.CW186]*[.$CW$1]+[.CX186]*[.$CX$1]+[.CY186]*[.$CY$1]+[.CZ186]*[.$CZ$1]+[.DA186]*[.$DA$1]+[.DB186]*[.$DB$1]+[.DC186]*[.$DC$1]+[.DD186]*[.$DD$1]+[.DE186]*[.$DE$1])/COUNT([.B186:.DE186]);0)" office:value-type="float" office:value="0" calcext:value-type="float">
            <text:p>0</text:p>
          </table:table-cell>
          <table:table-cell table:formula="of:=IF([.DG186]&lt;&gt;[.DF186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8" office:value-type="float" office:value="1" calcext:value-type="float">
            <text:p>1</text:p>
          </table:table-cell>
          <table:table-cell table:formula="of:=ROUND((SUM([.B187:.DE187])/COUNT([.A187:.DE187]));0)" office:value-type="float" office:value="1" calcext:value-type="float">
            <text:p>1</text:p>
          </table:table-cell>
          <table:table-cell table:formula="of:=ROUND(([.B187]*[.$B$1]+[.C187]*[.$C$1]+[.D187]*[.$D$1]+[.E187]*[.$E$1]+[.F187]*[.$F$1]+[.G187]*[.$G$1]+[.H187]*[.$H$1]+[.I187]*[.$I$1]+[.J187]*[.$J$1]+[.K187]*[.$K$1]+[.L187]*[.$L$1]+[.M187]*[.$M$1]+[.N187]*[.$N$1]+[.O187]*[.$O$1]+[.P187]*[.$P$1]+[.Q187]*[.$Q$1]+[.R187]*[.$R$1]+[.S187]*[.$S$1]+[.T187]*[.$T$1]+[.U187]*[.$U$1]+[.V187]*[.$V$1]+[.W187]*[.$W$1]+[.X187]*[.$X$1]+[.Y187]*[.$Y$1]+[.Z187]*[.$Z$1]+[.AA187]*[.$AA$1]+[.AB187]*[.$AB$1]+[.AC187]*[.$AC$1]+[.AD187]*[.$AD$1]+[.AE187]*[.$AE$1]+[.AF187]*[.$AF$1]+[.AG187]*[.$AG$1]+[.AH187]*[.$AH$1]+[.AI187]*[.$AI$1]+[.AJ187]*[.$AJ$1]+[.AK187]*[.$AK$1]+[.AL187]*[.$AL$1]+[.AM187]*[.$AM$1]+[.AN187]*[.$AN$1]+[.AO187]*[.$AO$1]+[.AP187]*[.$AP$1]+[.AQ187]*[.$AQ$1]+[.AR187]*[.$AR$1]+[.AS187]*[.$AS$1]+[.AT187]*[.$AT$1]+[.AU187]*[.$AU$1]+[.AV187]*[.$AV$1]+[.AW187]*[.$AW$1]+[.AX187]*[.$AX$1]+[.AY187]*[.$AY$1]+[.AZ187]*[.$AZ$1]+[.BA187]*[.$BA$1]+[.BB187]*[.$BB$1]+[.BC187]*[.$BC$1]+[.BD187]*[.$BD$1]+[.BE187]*[.$BE$1]+[.BF187]*[.$BF$1]+[.BG187]*[.$BG$1]+[.BH187]*[.$BH$1]+[.BI187]*[.$BI$1]+[.BJ187]*[.$BJ$1]+[.BK187]*[.$BK$1]+[.BL187]*[.$BL$1]+[.BM187]*[.$BM$1]+[.BN187]*[.$BN$1]+[.BO187]*[.$BO$1]+[.BP187]*[.$BP$1]+[.BQ187]*[.$BQ$1]+[.BR187]*[.$BR$1]+[.BS187]*[.$BS$1]+[.BT187]*[.$BT$1]+[.BU187]*[.$BU$1]+[.BV187]*[.$BV$1]+[.BW187]*[.$BW$1]+[.BX187]*[.$BX$1]+[.BY187]*[.$BY$1]+[.BZ187]*[.$BZ$1]+[.CA187]*[.$CA$1]+[.CB187]*[.$CB$1]+[.CC187]*[.$CC$1]+[.CD187]*[.$CD$1]+[.CE187]*[.$CE$1]+[.CF187]*[.$CF$1]+[.CG187]*[.$CG$1]+[.CH187]*[.$CH$1]+[.CI187]*[.$CI$1]+[.CJ187]*[.$CJ$1]+[.CK187]*[.$CK$1]+[.CL187]*[.$CL$1]+[.CM187]*[.$CM$1]+[.CN187]*[.$CN$1]+[.CO187]*[.$CO$1]+[.CP187]*[.$CP$1]+[.CQ187]*[.$CQ$1]+[.CR187]*[.$CR$1]+[.CS187]*[.$CS$1]+[.CT187]*[.$CT$1]+[.CU187]*[.$CU$1]+[.CV187]*[.$CV$1]+[.CW187]*[.$CW$1]+[.CX187]*[.$CX$1]+[.CY187]*[.$CY$1]+[.CZ187]*[.$CZ$1]+[.DA187]*[.$DA$1]+[.DB187]*[.$DB$1]+[.DC187]*[.$DC$1]+[.DD187]*[.$DD$1]+[.DE187]*[.$DE$1])/COUNT([.B187:.DE187]);0)" office:value-type="float" office:value="1" calcext:value-type="float">
            <text:p>1</text:p>
          </table:table-cell>
          <table:table-cell table:formula="of:=IF([.DG187]&lt;&gt;[.DF187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(SUM([.B188:.DE188])/COUNT([.A188:.DE188]));0)" office:value-type="float" office:value="1" calcext:value-type="float">
            <text:p>1</text:p>
          </table:table-cell>
          <table:table-cell table:formula="of:=ROUND(([.B188]*[.$B$1]+[.C188]*[.$C$1]+[.D188]*[.$D$1]+[.E188]*[.$E$1]+[.F188]*[.$F$1]+[.G188]*[.$G$1]+[.H188]*[.$H$1]+[.I188]*[.$I$1]+[.J188]*[.$J$1]+[.K188]*[.$K$1]+[.L188]*[.$L$1]+[.M188]*[.$M$1]+[.N188]*[.$N$1]+[.O188]*[.$O$1]+[.P188]*[.$P$1]+[.Q188]*[.$Q$1]+[.R188]*[.$R$1]+[.S188]*[.$S$1]+[.T188]*[.$T$1]+[.U188]*[.$U$1]+[.V188]*[.$V$1]+[.W188]*[.$W$1]+[.X188]*[.$X$1]+[.Y188]*[.$Y$1]+[.Z188]*[.$Z$1]+[.AA188]*[.$AA$1]+[.AB188]*[.$AB$1]+[.AC188]*[.$AC$1]+[.AD188]*[.$AD$1]+[.AE188]*[.$AE$1]+[.AF188]*[.$AF$1]+[.AG188]*[.$AG$1]+[.AH188]*[.$AH$1]+[.AI188]*[.$AI$1]+[.AJ188]*[.$AJ$1]+[.AK188]*[.$AK$1]+[.AL188]*[.$AL$1]+[.AM188]*[.$AM$1]+[.AN188]*[.$AN$1]+[.AO188]*[.$AO$1]+[.AP188]*[.$AP$1]+[.AQ188]*[.$AQ$1]+[.AR188]*[.$AR$1]+[.AS188]*[.$AS$1]+[.AT188]*[.$AT$1]+[.AU188]*[.$AU$1]+[.AV188]*[.$AV$1]+[.AW188]*[.$AW$1]+[.AX188]*[.$AX$1]+[.AY188]*[.$AY$1]+[.AZ188]*[.$AZ$1]+[.BA188]*[.$BA$1]+[.BB188]*[.$BB$1]+[.BC188]*[.$BC$1]+[.BD188]*[.$BD$1]+[.BE188]*[.$BE$1]+[.BF188]*[.$BF$1]+[.BG188]*[.$BG$1]+[.BH188]*[.$BH$1]+[.BI188]*[.$BI$1]+[.BJ188]*[.$BJ$1]+[.BK188]*[.$BK$1]+[.BL188]*[.$BL$1]+[.BM188]*[.$BM$1]+[.BN188]*[.$BN$1]+[.BO188]*[.$BO$1]+[.BP188]*[.$BP$1]+[.BQ188]*[.$BQ$1]+[.BR188]*[.$BR$1]+[.BS188]*[.$BS$1]+[.BT188]*[.$BT$1]+[.BU188]*[.$BU$1]+[.BV188]*[.$BV$1]+[.BW188]*[.$BW$1]+[.BX188]*[.$BX$1]+[.BY188]*[.$BY$1]+[.BZ188]*[.$BZ$1]+[.CA188]*[.$CA$1]+[.CB188]*[.$CB$1]+[.CC188]*[.$CC$1]+[.CD188]*[.$CD$1]+[.CE188]*[.$CE$1]+[.CF188]*[.$CF$1]+[.CG188]*[.$CG$1]+[.CH188]*[.$CH$1]+[.CI188]*[.$CI$1]+[.CJ188]*[.$CJ$1]+[.CK188]*[.$CK$1]+[.CL188]*[.$CL$1]+[.CM188]*[.$CM$1]+[.CN188]*[.$CN$1]+[.CO188]*[.$CO$1]+[.CP188]*[.$CP$1]+[.CQ188]*[.$CQ$1]+[.CR188]*[.$CR$1]+[.CS188]*[.$CS$1]+[.CT188]*[.$CT$1]+[.CU188]*[.$CU$1]+[.CV188]*[.$CV$1]+[.CW188]*[.$CW$1]+[.CX188]*[.$CX$1]+[.CY188]*[.$CY$1]+[.CZ188]*[.$CZ$1]+[.DA188]*[.$DA$1]+[.DB188]*[.$DB$1]+[.DC188]*[.$DC$1]+[.DD188]*[.$DD$1]+[.DE188]*[.$DE$1])/COUNT([.B188:.DE188]);0)" office:value-type="float" office:value="1" calcext:value-type="float">
            <text:p>1</text:p>
          </table:table-cell>
          <table:table-cell table:formula="of:=IF([.DG188]&lt;&gt;[.DF18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table:formula="of:=ROUND((SUM([.B189:.DE189])/COUNT([.A189:.DE189]));0)" office:value-type="float" office:value="1" calcext:value-type="float">
            <text:p>1</text:p>
          </table:table-cell>
          <table:table-cell table:formula="of:=ROUND(([.B189]*[.$B$1]+[.C189]*[.$C$1]+[.D189]*[.$D$1]+[.E189]*[.$E$1]+[.F189]*[.$F$1]+[.G189]*[.$G$1]+[.H189]*[.$H$1]+[.I189]*[.$I$1]+[.J189]*[.$J$1]+[.K189]*[.$K$1]+[.L189]*[.$L$1]+[.M189]*[.$M$1]+[.N189]*[.$N$1]+[.O189]*[.$O$1]+[.P189]*[.$P$1]+[.Q189]*[.$Q$1]+[.R189]*[.$R$1]+[.S189]*[.$S$1]+[.T189]*[.$T$1]+[.U189]*[.$U$1]+[.V189]*[.$V$1]+[.W189]*[.$W$1]+[.X189]*[.$X$1]+[.Y189]*[.$Y$1]+[.Z189]*[.$Z$1]+[.AA189]*[.$AA$1]+[.AB189]*[.$AB$1]+[.AC189]*[.$AC$1]+[.AD189]*[.$AD$1]+[.AE189]*[.$AE$1]+[.AF189]*[.$AF$1]+[.AG189]*[.$AG$1]+[.AH189]*[.$AH$1]+[.AI189]*[.$AI$1]+[.AJ189]*[.$AJ$1]+[.AK189]*[.$AK$1]+[.AL189]*[.$AL$1]+[.AM189]*[.$AM$1]+[.AN189]*[.$AN$1]+[.AO189]*[.$AO$1]+[.AP189]*[.$AP$1]+[.AQ189]*[.$AQ$1]+[.AR189]*[.$AR$1]+[.AS189]*[.$AS$1]+[.AT189]*[.$AT$1]+[.AU189]*[.$AU$1]+[.AV189]*[.$AV$1]+[.AW189]*[.$AW$1]+[.AX189]*[.$AX$1]+[.AY189]*[.$AY$1]+[.AZ189]*[.$AZ$1]+[.BA189]*[.$BA$1]+[.BB189]*[.$BB$1]+[.BC189]*[.$BC$1]+[.BD189]*[.$BD$1]+[.BE189]*[.$BE$1]+[.BF189]*[.$BF$1]+[.BG189]*[.$BG$1]+[.BH189]*[.$BH$1]+[.BI189]*[.$BI$1]+[.BJ189]*[.$BJ$1]+[.BK189]*[.$BK$1]+[.BL189]*[.$BL$1]+[.BM189]*[.$BM$1]+[.BN189]*[.$BN$1]+[.BO189]*[.$BO$1]+[.BP189]*[.$BP$1]+[.BQ189]*[.$BQ$1]+[.BR189]*[.$BR$1]+[.BS189]*[.$BS$1]+[.BT189]*[.$BT$1]+[.BU189]*[.$BU$1]+[.BV189]*[.$BV$1]+[.BW189]*[.$BW$1]+[.BX189]*[.$BX$1]+[.BY189]*[.$BY$1]+[.BZ189]*[.$BZ$1]+[.CA189]*[.$CA$1]+[.CB189]*[.$CB$1]+[.CC189]*[.$CC$1]+[.CD189]*[.$CD$1]+[.CE189]*[.$CE$1]+[.CF189]*[.$CF$1]+[.CG189]*[.$CG$1]+[.CH189]*[.$CH$1]+[.CI189]*[.$CI$1]+[.CJ189]*[.$CJ$1]+[.CK189]*[.$CK$1]+[.CL189]*[.$CL$1]+[.CM189]*[.$CM$1]+[.CN189]*[.$CN$1]+[.CO189]*[.$CO$1]+[.CP189]*[.$CP$1]+[.CQ189]*[.$CQ$1]+[.CR189]*[.$CR$1]+[.CS189]*[.$CS$1]+[.CT189]*[.$CT$1]+[.CU189]*[.$CU$1]+[.CV189]*[.$CV$1]+[.CW189]*[.$CW$1]+[.CX189]*[.$CX$1]+[.CY189]*[.$CY$1]+[.CZ189]*[.$CZ$1]+[.DA189]*[.$DA$1]+[.DB189]*[.$DB$1]+[.DC189]*[.$DC$1]+[.DD189]*[.$DD$1]+[.DE189]*[.$DE$1])/COUNT([.B189:.DE189]);0)" office:value-type="float" office:value="1" calcext:value-type="float">
            <text:p>1</text:p>
          </table:table-cell>
          <table:table-cell table:formula="of:=IF([.DG189]&lt;&gt;[.DF18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90:.DE190])/COUNT([.A190:.DE190]));0)" office:value-type="float" office:value="0" calcext:value-type="float">
            <text:p>0</text:p>
          </table:table-cell>
          <table:table-cell table:formula="of:=ROUND(([.B190]*[.$B$1]+[.C190]*[.$C$1]+[.D190]*[.$D$1]+[.E190]*[.$E$1]+[.F190]*[.$F$1]+[.G190]*[.$G$1]+[.H190]*[.$H$1]+[.I190]*[.$I$1]+[.J190]*[.$J$1]+[.K190]*[.$K$1]+[.L190]*[.$L$1]+[.M190]*[.$M$1]+[.N190]*[.$N$1]+[.O190]*[.$O$1]+[.P190]*[.$P$1]+[.Q190]*[.$Q$1]+[.R190]*[.$R$1]+[.S190]*[.$S$1]+[.T190]*[.$T$1]+[.U190]*[.$U$1]+[.V190]*[.$V$1]+[.W190]*[.$W$1]+[.X190]*[.$X$1]+[.Y190]*[.$Y$1]+[.Z190]*[.$Z$1]+[.AA190]*[.$AA$1]+[.AB190]*[.$AB$1]+[.AC190]*[.$AC$1]+[.AD190]*[.$AD$1]+[.AE190]*[.$AE$1]+[.AF190]*[.$AF$1]+[.AG190]*[.$AG$1]+[.AH190]*[.$AH$1]+[.AI190]*[.$AI$1]+[.AJ190]*[.$AJ$1]+[.AK190]*[.$AK$1]+[.AL190]*[.$AL$1]+[.AM190]*[.$AM$1]+[.AN190]*[.$AN$1]+[.AO190]*[.$AO$1]+[.AP190]*[.$AP$1]+[.AQ190]*[.$AQ$1]+[.AR190]*[.$AR$1]+[.AS190]*[.$AS$1]+[.AT190]*[.$AT$1]+[.AU190]*[.$AU$1]+[.AV190]*[.$AV$1]+[.AW190]*[.$AW$1]+[.AX190]*[.$AX$1]+[.AY190]*[.$AY$1]+[.AZ190]*[.$AZ$1]+[.BA190]*[.$BA$1]+[.BB190]*[.$BB$1]+[.BC190]*[.$BC$1]+[.BD190]*[.$BD$1]+[.BE190]*[.$BE$1]+[.BF190]*[.$BF$1]+[.BG190]*[.$BG$1]+[.BH190]*[.$BH$1]+[.BI190]*[.$BI$1]+[.BJ190]*[.$BJ$1]+[.BK190]*[.$BK$1]+[.BL190]*[.$BL$1]+[.BM190]*[.$BM$1]+[.BN190]*[.$BN$1]+[.BO190]*[.$BO$1]+[.BP190]*[.$BP$1]+[.BQ190]*[.$BQ$1]+[.BR190]*[.$BR$1]+[.BS190]*[.$BS$1]+[.BT190]*[.$BT$1]+[.BU190]*[.$BU$1]+[.BV190]*[.$BV$1]+[.BW190]*[.$BW$1]+[.BX190]*[.$BX$1]+[.BY190]*[.$BY$1]+[.BZ190]*[.$BZ$1]+[.CA190]*[.$CA$1]+[.CB190]*[.$CB$1]+[.CC190]*[.$CC$1]+[.CD190]*[.$CD$1]+[.CE190]*[.$CE$1]+[.CF190]*[.$CF$1]+[.CG190]*[.$CG$1]+[.CH190]*[.$CH$1]+[.CI190]*[.$CI$1]+[.CJ190]*[.$CJ$1]+[.CK190]*[.$CK$1]+[.CL190]*[.$CL$1]+[.CM190]*[.$CM$1]+[.CN190]*[.$CN$1]+[.CO190]*[.$CO$1]+[.CP190]*[.$CP$1]+[.CQ190]*[.$CQ$1]+[.CR190]*[.$CR$1]+[.CS190]*[.$CS$1]+[.CT190]*[.$CT$1]+[.CU190]*[.$CU$1]+[.CV190]*[.$CV$1]+[.CW190]*[.$CW$1]+[.CX190]*[.$CX$1]+[.CY190]*[.$CY$1]+[.CZ190]*[.$CZ$1]+[.DA190]*[.$DA$1]+[.DB190]*[.$DB$1]+[.DC190]*[.$DC$1]+[.DD190]*[.$DD$1]+[.DE190]*[.$DE$1])/COUNT([.B190:.DE190]);0)" office:value-type="float" office:value="0" calcext:value-type="float">
            <text:p>0</text:p>
          </table:table-cell>
          <table:table-cell table:formula="of:=IF([.DG190]&lt;&gt;[.DF19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9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B191:.DE191])/COUNT([.A191:.DE191]));0)" office:value-type="float" office:value="0" calcext:value-type="float">
            <text:p>0</text:p>
          </table:table-cell>
          <table:table-cell table:formula="of:=ROUND(([.B191]*[.$B$1]+[.C191]*[.$C$1]+[.D191]*[.$D$1]+[.E191]*[.$E$1]+[.F191]*[.$F$1]+[.G191]*[.$G$1]+[.H191]*[.$H$1]+[.I191]*[.$I$1]+[.J191]*[.$J$1]+[.K191]*[.$K$1]+[.L191]*[.$L$1]+[.M191]*[.$M$1]+[.N191]*[.$N$1]+[.O191]*[.$O$1]+[.P191]*[.$P$1]+[.Q191]*[.$Q$1]+[.R191]*[.$R$1]+[.S191]*[.$S$1]+[.T191]*[.$T$1]+[.U191]*[.$U$1]+[.V191]*[.$V$1]+[.W191]*[.$W$1]+[.X191]*[.$X$1]+[.Y191]*[.$Y$1]+[.Z191]*[.$Z$1]+[.AA191]*[.$AA$1]+[.AB191]*[.$AB$1]+[.AC191]*[.$AC$1]+[.AD191]*[.$AD$1]+[.AE191]*[.$AE$1]+[.AF191]*[.$AF$1]+[.AG191]*[.$AG$1]+[.AH191]*[.$AH$1]+[.AI191]*[.$AI$1]+[.AJ191]*[.$AJ$1]+[.AK191]*[.$AK$1]+[.AL191]*[.$AL$1]+[.AM191]*[.$AM$1]+[.AN191]*[.$AN$1]+[.AO191]*[.$AO$1]+[.AP191]*[.$AP$1]+[.AQ191]*[.$AQ$1]+[.AR191]*[.$AR$1]+[.AS191]*[.$AS$1]+[.AT191]*[.$AT$1]+[.AU191]*[.$AU$1]+[.AV191]*[.$AV$1]+[.AW191]*[.$AW$1]+[.AX191]*[.$AX$1]+[.AY191]*[.$AY$1]+[.AZ191]*[.$AZ$1]+[.BA191]*[.$BA$1]+[.BB191]*[.$BB$1]+[.BC191]*[.$BC$1]+[.BD191]*[.$BD$1]+[.BE191]*[.$BE$1]+[.BF191]*[.$BF$1]+[.BG191]*[.$BG$1]+[.BH191]*[.$BH$1]+[.BI191]*[.$BI$1]+[.BJ191]*[.$BJ$1]+[.BK191]*[.$BK$1]+[.BL191]*[.$BL$1]+[.BM191]*[.$BM$1]+[.BN191]*[.$BN$1]+[.BO191]*[.$BO$1]+[.BP191]*[.$BP$1]+[.BQ191]*[.$BQ$1]+[.BR191]*[.$BR$1]+[.BS191]*[.$BS$1]+[.BT191]*[.$BT$1]+[.BU191]*[.$BU$1]+[.BV191]*[.$BV$1]+[.BW191]*[.$BW$1]+[.BX191]*[.$BX$1]+[.BY191]*[.$BY$1]+[.BZ191]*[.$BZ$1]+[.CA191]*[.$CA$1]+[.CB191]*[.$CB$1]+[.CC191]*[.$CC$1]+[.CD191]*[.$CD$1]+[.CE191]*[.$CE$1]+[.CF191]*[.$CF$1]+[.CG191]*[.$CG$1]+[.CH191]*[.$CH$1]+[.CI191]*[.$CI$1]+[.CJ191]*[.$CJ$1]+[.CK191]*[.$CK$1]+[.CL191]*[.$CL$1]+[.CM191]*[.$CM$1]+[.CN191]*[.$CN$1]+[.CO191]*[.$CO$1]+[.CP191]*[.$CP$1]+[.CQ191]*[.$CQ$1]+[.CR191]*[.$CR$1]+[.CS191]*[.$CS$1]+[.CT191]*[.$CT$1]+[.CU191]*[.$CU$1]+[.CV191]*[.$CV$1]+[.CW191]*[.$CW$1]+[.CX191]*[.$CX$1]+[.CY191]*[.$CY$1]+[.CZ191]*[.$CZ$1]+[.DA191]*[.$DA$1]+[.DB191]*[.$DB$1]+[.DC191]*[.$DC$1]+[.DD191]*[.$DD$1]+[.DE191]*[.$DE$1])/COUNT([.B191:.DE191]);0)" office:value-type="float" office:value="0" calcext:value-type="float">
            <text:p>0</text:p>
          </table:table-cell>
          <table:table-cell table:formula="of:=IF([.DG191]&lt;&gt;[.DF19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92:.DE192])/COUNT([.A192:.DE192]));0)" office:value-type="float" office:value="0" calcext:value-type="float">
            <text:p>0</text:p>
          </table:table-cell>
          <table:table-cell table:formula="of:=ROUND(([.B192]*[.$B$1]+[.C192]*[.$C$1]+[.D192]*[.$D$1]+[.E192]*[.$E$1]+[.F192]*[.$F$1]+[.G192]*[.$G$1]+[.H192]*[.$H$1]+[.I192]*[.$I$1]+[.J192]*[.$J$1]+[.K192]*[.$K$1]+[.L192]*[.$L$1]+[.M192]*[.$M$1]+[.N192]*[.$N$1]+[.O192]*[.$O$1]+[.P192]*[.$P$1]+[.Q192]*[.$Q$1]+[.R192]*[.$R$1]+[.S192]*[.$S$1]+[.T192]*[.$T$1]+[.U192]*[.$U$1]+[.V192]*[.$V$1]+[.W192]*[.$W$1]+[.X192]*[.$X$1]+[.Y192]*[.$Y$1]+[.Z192]*[.$Z$1]+[.AA192]*[.$AA$1]+[.AB192]*[.$AB$1]+[.AC192]*[.$AC$1]+[.AD192]*[.$AD$1]+[.AE192]*[.$AE$1]+[.AF192]*[.$AF$1]+[.AG192]*[.$AG$1]+[.AH192]*[.$AH$1]+[.AI192]*[.$AI$1]+[.AJ192]*[.$AJ$1]+[.AK192]*[.$AK$1]+[.AL192]*[.$AL$1]+[.AM192]*[.$AM$1]+[.AN192]*[.$AN$1]+[.AO192]*[.$AO$1]+[.AP192]*[.$AP$1]+[.AQ192]*[.$AQ$1]+[.AR192]*[.$AR$1]+[.AS192]*[.$AS$1]+[.AT192]*[.$AT$1]+[.AU192]*[.$AU$1]+[.AV192]*[.$AV$1]+[.AW192]*[.$AW$1]+[.AX192]*[.$AX$1]+[.AY192]*[.$AY$1]+[.AZ192]*[.$AZ$1]+[.BA192]*[.$BA$1]+[.BB192]*[.$BB$1]+[.BC192]*[.$BC$1]+[.BD192]*[.$BD$1]+[.BE192]*[.$BE$1]+[.BF192]*[.$BF$1]+[.BG192]*[.$BG$1]+[.BH192]*[.$BH$1]+[.BI192]*[.$BI$1]+[.BJ192]*[.$BJ$1]+[.BK192]*[.$BK$1]+[.BL192]*[.$BL$1]+[.BM192]*[.$BM$1]+[.BN192]*[.$BN$1]+[.BO192]*[.$BO$1]+[.BP192]*[.$BP$1]+[.BQ192]*[.$BQ$1]+[.BR192]*[.$BR$1]+[.BS192]*[.$BS$1]+[.BT192]*[.$BT$1]+[.BU192]*[.$BU$1]+[.BV192]*[.$BV$1]+[.BW192]*[.$BW$1]+[.BX192]*[.$BX$1]+[.BY192]*[.$BY$1]+[.BZ192]*[.$BZ$1]+[.CA192]*[.$CA$1]+[.CB192]*[.$CB$1]+[.CC192]*[.$CC$1]+[.CD192]*[.$CD$1]+[.CE192]*[.$CE$1]+[.CF192]*[.$CF$1]+[.CG192]*[.$CG$1]+[.CH192]*[.$CH$1]+[.CI192]*[.$CI$1]+[.CJ192]*[.$CJ$1]+[.CK192]*[.$CK$1]+[.CL192]*[.$CL$1]+[.CM192]*[.$CM$1]+[.CN192]*[.$CN$1]+[.CO192]*[.$CO$1]+[.CP192]*[.$CP$1]+[.CQ192]*[.$CQ$1]+[.CR192]*[.$CR$1]+[.CS192]*[.$CS$1]+[.CT192]*[.$CT$1]+[.CU192]*[.$CU$1]+[.CV192]*[.$CV$1]+[.CW192]*[.$CW$1]+[.CX192]*[.$CX$1]+[.CY192]*[.$CY$1]+[.CZ192]*[.$CZ$1]+[.DA192]*[.$DA$1]+[.DB192]*[.$DB$1]+[.DC192]*[.$DC$1]+[.DD192]*[.$DD$1]+[.DE192]*[.$DE$1])/COUNT([.B192:.DE192]);0)" office:value-type="float" office:value="0" calcext:value-type="float">
            <text:p>0</text:p>
          </table:table-cell>
          <table:table-cell table:formula="of:=IF([.DG192]&lt;&gt;[.DF19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93:.DE193])/COUNT([.A193:.DE193]));0)" office:value-type="float" office:value="0" calcext:value-type="float">
            <text:p>0</text:p>
          </table:table-cell>
          <table:table-cell table:formula="of:=ROUND(([.B193]*[.$B$1]+[.C193]*[.$C$1]+[.D193]*[.$D$1]+[.E193]*[.$E$1]+[.F193]*[.$F$1]+[.G193]*[.$G$1]+[.H193]*[.$H$1]+[.I193]*[.$I$1]+[.J193]*[.$J$1]+[.K193]*[.$K$1]+[.L193]*[.$L$1]+[.M193]*[.$M$1]+[.N193]*[.$N$1]+[.O193]*[.$O$1]+[.P193]*[.$P$1]+[.Q193]*[.$Q$1]+[.R193]*[.$R$1]+[.S193]*[.$S$1]+[.T193]*[.$T$1]+[.U193]*[.$U$1]+[.V193]*[.$V$1]+[.W193]*[.$W$1]+[.X193]*[.$X$1]+[.Y193]*[.$Y$1]+[.Z193]*[.$Z$1]+[.AA193]*[.$AA$1]+[.AB193]*[.$AB$1]+[.AC193]*[.$AC$1]+[.AD193]*[.$AD$1]+[.AE193]*[.$AE$1]+[.AF193]*[.$AF$1]+[.AG193]*[.$AG$1]+[.AH193]*[.$AH$1]+[.AI193]*[.$AI$1]+[.AJ193]*[.$AJ$1]+[.AK193]*[.$AK$1]+[.AL193]*[.$AL$1]+[.AM193]*[.$AM$1]+[.AN193]*[.$AN$1]+[.AO193]*[.$AO$1]+[.AP193]*[.$AP$1]+[.AQ193]*[.$AQ$1]+[.AR193]*[.$AR$1]+[.AS193]*[.$AS$1]+[.AT193]*[.$AT$1]+[.AU193]*[.$AU$1]+[.AV193]*[.$AV$1]+[.AW193]*[.$AW$1]+[.AX193]*[.$AX$1]+[.AY193]*[.$AY$1]+[.AZ193]*[.$AZ$1]+[.BA193]*[.$BA$1]+[.BB193]*[.$BB$1]+[.BC193]*[.$BC$1]+[.BD193]*[.$BD$1]+[.BE193]*[.$BE$1]+[.BF193]*[.$BF$1]+[.BG193]*[.$BG$1]+[.BH193]*[.$BH$1]+[.BI193]*[.$BI$1]+[.BJ193]*[.$BJ$1]+[.BK193]*[.$BK$1]+[.BL193]*[.$BL$1]+[.BM193]*[.$BM$1]+[.BN193]*[.$BN$1]+[.BO193]*[.$BO$1]+[.BP193]*[.$BP$1]+[.BQ193]*[.$BQ$1]+[.BR193]*[.$BR$1]+[.BS193]*[.$BS$1]+[.BT193]*[.$BT$1]+[.BU193]*[.$BU$1]+[.BV193]*[.$BV$1]+[.BW193]*[.$BW$1]+[.BX193]*[.$BX$1]+[.BY193]*[.$BY$1]+[.BZ193]*[.$BZ$1]+[.CA193]*[.$CA$1]+[.CB193]*[.$CB$1]+[.CC193]*[.$CC$1]+[.CD193]*[.$CD$1]+[.CE193]*[.$CE$1]+[.CF193]*[.$CF$1]+[.CG193]*[.$CG$1]+[.CH193]*[.$CH$1]+[.CI193]*[.$CI$1]+[.CJ193]*[.$CJ$1]+[.CK193]*[.$CK$1]+[.CL193]*[.$CL$1]+[.CM193]*[.$CM$1]+[.CN193]*[.$CN$1]+[.CO193]*[.$CO$1]+[.CP193]*[.$CP$1]+[.CQ193]*[.$CQ$1]+[.CR193]*[.$CR$1]+[.CS193]*[.$CS$1]+[.CT193]*[.$CT$1]+[.CU193]*[.$CU$1]+[.CV193]*[.$CV$1]+[.CW193]*[.$CW$1]+[.CX193]*[.$CX$1]+[.CY193]*[.$CY$1]+[.CZ193]*[.$CZ$1]+[.DA193]*[.$DA$1]+[.DB193]*[.$DB$1]+[.DC193]*[.$DC$1]+[.DD193]*[.$DD$1]+[.DE193]*[.$DE$1])/COUNT([.B193:.DE193]);0)" office:value-type="float" office:value="0" calcext:value-type="float">
            <text:p>0</text:p>
          </table:table-cell>
          <table:table-cell table:formula="of:=IF([.DG193]&lt;&gt;[.DF19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94:.DE194])/COUNT([.A194:.DE194]));0)" office:value-type="float" office:value="0" calcext:value-type="float">
            <text:p>0</text:p>
          </table:table-cell>
          <table:table-cell table:formula="of:=ROUND(([.B194]*[.$B$1]+[.C194]*[.$C$1]+[.D194]*[.$D$1]+[.E194]*[.$E$1]+[.F194]*[.$F$1]+[.G194]*[.$G$1]+[.H194]*[.$H$1]+[.I194]*[.$I$1]+[.J194]*[.$J$1]+[.K194]*[.$K$1]+[.L194]*[.$L$1]+[.M194]*[.$M$1]+[.N194]*[.$N$1]+[.O194]*[.$O$1]+[.P194]*[.$P$1]+[.Q194]*[.$Q$1]+[.R194]*[.$R$1]+[.S194]*[.$S$1]+[.T194]*[.$T$1]+[.U194]*[.$U$1]+[.V194]*[.$V$1]+[.W194]*[.$W$1]+[.X194]*[.$X$1]+[.Y194]*[.$Y$1]+[.Z194]*[.$Z$1]+[.AA194]*[.$AA$1]+[.AB194]*[.$AB$1]+[.AC194]*[.$AC$1]+[.AD194]*[.$AD$1]+[.AE194]*[.$AE$1]+[.AF194]*[.$AF$1]+[.AG194]*[.$AG$1]+[.AH194]*[.$AH$1]+[.AI194]*[.$AI$1]+[.AJ194]*[.$AJ$1]+[.AK194]*[.$AK$1]+[.AL194]*[.$AL$1]+[.AM194]*[.$AM$1]+[.AN194]*[.$AN$1]+[.AO194]*[.$AO$1]+[.AP194]*[.$AP$1]+[.AQ194]*[.$AQ$1]+[.AR194]*[.$AR$1]+[.AS194]*[.$AS$1]+[.AT194]*[.$AT$1]+[.AU194]*[.$AU$1]+[.AV194]*[.$AV$1]+[.AW194]*[.$AW$1]+[.AX194]*[.$AX$1]+[.AY194]*[.$AY$1]+[.AZ194]*[.$AZ$1]+[.BA194]*[.$BA$1]+[.BB194]*[.$BB$1]+[.BC194]*[.$BC$1]+[.BD194]*[.$BD$1]+[.BE194]*[.$BE$1]+[.BF194]*[.$BF$1]+[.BG194]*[.$BG$1]+[.BH194]*[.$BH$1]+[.BI194]*[.$BI$1]+[.BJ194]*[.$BJ$1]+[.BK194]*[.$BK$1]+[.BL194]*[.$BL$1]+[.BM194]*[.$BM$1]+[.BN194]*[.$BN$1]+[.BO194]*[.$BO$1]+[.BP194]*[.$BP$1]+[.BQ194]*[.$BQ$1]+[.BR194]*[.$BR$1]+[.BS194]*[.$BS$1]+[.BT194]*[.$BT$1]+[.BU194]*[.$BU$1]+[.BV194]*[.$BV$1]+[.BW194]*[.$BW$1]+[.BX194]*[.$BX$1]+[.BY194]*[.$BY$1]+[.BZ194]*[.$BZ$1]+[.CA194]*[.$CA$1]+[.CB194]*[.$CB$1]+[.CC194]*[.$CC$1]+[.CD194]*[.$CD$1]+[.CE194]*[.$CE$1]+[.CF194]*[.$CF$1]+[.CG194]*[.$CG$1]+[.CH194]*[.$CH$1]+[.CI194]*[.$CI$1]+[.CJ194]*[.$CJ$1]+[.CK194]*[.$CK$1]+[.CL194]*[.$CL$1]+[.CM194]*[.$CM$1]+[.CN194]*[.$CN$1]+[.CO194]*[.$CO$1]+[.CP194]*[.$CP$1]+[.CQ194]*[.$CQ$1]+[.CR194]*[.$CR$1]+[.CS194]*[.$CS$1]+[.CT194]*[.$CT$1]+[.CU194]*[.$CU$1]+[.CV194]*[.$CV$1]+[.CW194]*[.$CW$1]+[.CX194]*[.$CX$1]+[.CY194]*[.$CY$1]+[.CZ194]*[.$CZ$1]+[.DA194]*[.$DA$1]+[.DB194]*[.$DB$1]+[.DC194]*[.$DC$1]+[.DD194]*[.$DD$1]+[.DE194]*[.$DE$1])/COUNT([.B194:.DE194]);0)" office:value-type="float" office:value="0" calcext:value-type="float">
            <text:p>0</text:p>
          </table:table-cell>
          <table:table-cell table:formula="of:=IF([.DG194]&lt;&gt;[.DF194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(SUM([.B195:.DE195])/COUNT([.A195:.DE195]));0)" office:value-type="float" office:value="1" calcext:value-type="float">
            <text:p>1</text:p>
          </table:table-cell>
          <table:table-cell table:formula="of:=ROUND(([.B195]*[.$B$1]+[.C195]*[.$C$1]+[.D195]*[.$D$1]+[.E195]*[.$E$1]+[.F195]*[.$F$1]+[.G195]*[.$G$1]+[.H195]*[.$H$1]+[.I195]*[.$I$1]+[.J195]*[.$J$1]+[.K195]*[.$K$1]+[.L195]*[.$L$1]+[.M195]*[.$M$1]+[.N195]*[.$N$1]+[.O195]*[.$O$1]+[.P195]*[.$P$1]+[.Q195]*[.$Q$1]+[.R195]*[.$R$1]+[.S195]*[.$S$1]+[.T195]*[.$T$1]+[.U195]*[.$U$1]+[.V195]*[.$V$1]+[.W195]*[.$W$1]+[.X195]*[.$X$1]+[.Y195]*[.$Y$1]+[.Z195]*[.$Z$1]+[.AA195]*[.$AA$1]+[.AB195]*[.$AB$1]+[.AC195]*[.$AC$1]+[.AD195]*[.$AD$1]+[.AE195]*[.$AE$1]+[.AF195]*[.$AF$1]+[.AG195]*[.$AG$1]+[.AH195]*[.$AH$1]+[.AI195]*[.$AI$1]+[.AJ195]*[.$AJ$1]+[.AK195]*[.$AK$1]+[.AL195]*[.$AL$1]+[.AM195]*[.$AM$1]+[.AN195]*[.$AN$1]+[.AO195]*[.$AO$1]+[.AP195]*[.$AP$1]+[.AQ195]*[.$AQ$1]+[.AR195]*[.$AR$1]+[.AS195]*[.$AS$1]+[.AT195]*[.$AT$1]+[.AU195]*[.$AU$1]+[.AV195]*[.$AV$1]+[.AW195]*[.$AW$1]+[.AX195]*[.$AX$1]+[.AY195]*[.$AY$1]+[.AZ195]*[.$AZ$1]+[.BA195]*[.$BA$1]+[.BB195]*[.$BB$1]+[.BC195]*[.$BC$1]+[.BD195]*[.$BD$1]+[.BE195]*[.$BE$1]+[.BF195]*[.$BF$1]+[.BG195]*[.$BG$1]+[.BH195]*[.$BH$1]+[.BI195]*[.$BI$1]+[.BJ195]*[.$BJ$1]+[.BK195]*[.$BK$1]+[.BL195]*[.$BL$1]+[.BM195]*[.$BM$1]+[.BN195]*[.$BN$1]+[.BO195]*[.$BO$1]+[.BP195]*[.$BP$1]+[.BQ195]*[.$BQ$1]+[.BR195]*[.$BR$1]+[.BS195]*[.$BS$1]+[.BT195]*[.$BT$1]+[.BU195]*[.$BU$1]+[.BV195]*[.$BV$1]+[.BW195]*[.$BW$1]+[.BX195]*[.$BX$1]+[.BY195]*[.$BY$1]+[.BZ195]*[.$BZ$1]+[.CA195]*[.$CA$1]+[.CB195]*[.$CB$1]+[.CC195]*[.$CC$1]+[.CD195]*[.$CD$1]+[.CE195]*[.$CE$1]+[.CF195]*[.$CF$1]+[.CG195]*[.$CG$1]+[.CH195]*[.$CH$1]+[.CI195]*[.$CI$1]+[.CJ195]*[.$CJ$1]+[.CK195]*[.$CK$1]+[.CL195]*[.$CL$1]+[.CM195]*[.$CM$1]+[.CN195]*[.$CN$1]+[.CO195]*[.$CO$1]+[.CP195]*[.$CP$1]+[.CQ195]*[.$CQ$1]+[.CR195]*[.$CR$1]+[.CS195]*[.$CS$1]+[.CT195]*[.$CT$1]+[.CU195]*[.$CU$1]+[.CV195]*[.$CV$1]+[.CW195]*[.$CW$1]+[.CX195]*[.$CX$1]+[.CY195]*[.$CY$1]+[.CZ195]*[.$CZ$1]+[.DA195]*[.$DA$1]+[.DB195]*[.$DB$1]+[.DC195]*[.$DC$1]+[.DD195]*[.$DD$1]+[.DE195]*[.$DE$1])/COUNT([.B195:.DE195]);0)" office:value-type="float" office:value="0" calcext:value-type="float">
            <text:p>0</text:p>
          </table:table-cell>
          <table:table-cell table:formula="of:=IF([.DG195]&lt;&gt;[.DF195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96:.DE196])/COUNT([.A196:.DE196]));0)" office:value-type="float" office:value="0" calcext:value-type="float">
            <text:p>0</text:p>
          </table:table-cell>
          <table:table-cell table:formula="of:=ROUND(([.B196]*[.$B$1]+[.C196]*[.$C$1]+[.D196]*[.$D$1]+[.E196]*[.$E$1]+[.F196]*[.$F$1]+[.G196]*[.$G$1]+[.H196]*[.$H$1]+[.I196]*[.$I$1]+[.J196]*[.$J$1]+[.K196]*[.$K$1]+[.L196]*[.$L$1]+[.M196]*[.$M$1]+[.N196]*[.$N$1]+[.O196]*[.$O$1]+[.P196]*[.$P$1]+[.Q196]*[.$Q$1]+[.R196]*[.$R$1]+[.S196]*[.$S$1]+[.T196]*[.$T$1]+[.U196]*[.$U$1]+[.V196]*[.$V$1]+[.W196]*[.$W$1]+[.X196]*[.$X$1]+[.Y196]*[.$Y$1]+[.Z196]*[.$Z$1]+[.AA196]*[.$AA$1]+[.AB196]*[.$AB$1]+[.AC196]*[.$AC$1]+[.AD196]*[.$AD$1]+[.AE196]*[.$AE$1]+[.AF196]*[.$AF$1]+[.AG196]*[.$AG$1]+[.AH196]*[.$AH$1]+[.AI196]*[.$AI$1]+[.AJ196]*[.$AJ$1]+[.AK196]*[.$AK$1]+[.AL196]*[.$AL$1]+[.AM196]*[.$AM$1]+[.AN196]*[.$AN$1]+[.AO196]*[.$AO$1]+[.AP196]*[.$AP$1]+[.AQ196]*[.$AQ$1]+[.AR196]*[.$AR$1]+[.AS196]*[.$AS$1]+[.AT196]*[.$AT$1]+[.AU196]*[.$AU$1]+[.AV196]*[.$AV$1]+[.AW196]*[.$AW$1]+[.AX196]*[.$AX$1]+[.AY196]*[.$AY$1]+[.AZ196]*[.$AZ$1]+[.BA196]*[.$BA$1]+[.BB196]*[.$BB$1]+[.BC196]*[.$BC$1]+[.BD196]*[.$BD$1]+[.BE196]*[.$BE$1]+[.BF196]*[.$BF$1]+[.BG196]*[.$BG$1]+[.BH196]*[.$BH$1]+[.BI196]*[.$BI$1]+[.BJ196]*[.$BJ$1]+[.BK196]*[.$BK$1]+[.BL196]*[.$BL$1]+[.BM196]*[.$BM$1]+[.BN196]*[.$BN$1]+[.BO196]*[.$BO$1]+[.BP196]*[.$BP$1]+[.BQ196]*[.$BQ$1]+[.BR196]*[.$BR$1]+[.BS196]*[.$BS$1]+[.BT196]*[.$BT$1]+[.BU196]*[.$BU$1]+[.BV196]*[.$BV$1]+[.BW196]*[.$BW$1]+[.BX196]*[.$BX$1]+[.BY196]*[.$BY$1]+[.BZ196]*[.$BZ$1]+[.CA196]*[.$CA$1]+[.CB196]*[.$CB$1]+[.CC196]*[.$CC$1]+[.CD196]*[.$CD$1]+[.CE196]*[.$CE$1]+[.CF196]*[.$CF$1]+[.CG196]*[.$CG$1]+[.CH196]*[.$CH$1]+[.CI196]*[.$CI$1]+[.CJ196]*[.$CJ$1]+[.CK196]*[.$CK$1]+[.CL196]*[.$CL$1]+[.CM196]*[.$CM$1]+[.CN196]*[.$CN$1]+[.CO196]*[.$CO$1]+[.CP196]*[.$CP$1]+[.CQ196]*[.$CQ$1]+[.CR196]*[.$CR$1]+[.CS196]*[.$CS$1]+[.CT196]*[.$CT$1]+[.CU196]*[.$CU$1]+[.CV196]*[.$CV$1]+[.CW196]*[.$CW$1]+[.CX196]*[.$CX$1]+[.CY196]*[.$CY$1]+[.CZ196]*[.$CZ$1]+[.DA196]*[.$DA$1]+[.DB196]*[.$DB$1]+[.DC196]*[.$DC$1]+[.DD196]*[.$DD$1]+[.DE196]*[.$DE$1])/COUNT([.B196:.DE196]);0)" office:value-type="float" office:value="0" calcext:value-type="float">
            <text:p>0</text:p>
          </table:table-cell>
          <table:table-cell table:formula="of:=IF([.DG196]&lt;&gt;[.DF19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SUM([.B197:.DE197])/COUNT([.A197:.DE197]));0)" office:value-type="float" office:value="0" calcext:value-type="float">
            <text:p>0</text:p>
          </table:table-cell>
          <table:table-cell table:formula="of:=ROUND(([.B197]*[.$B$1]+[.C197]*[.$C$1]+[.D197]*[.$D$1]+[.E197]*[.$E$1]+[.F197]*[.$F$1]+[.G197]*[.$G$1]+[.H197]*[.$H$1]+[.I197]*[.$I$1]+[.J197]*[.$J$1]+[.K197]*[.$K$1]+[.L197]*[.$L$1]+[.M197]*[.$M$1]+[.N197]*[.$N$1]+[.O197]*[.$O$1]+[.P197]*[.$P$1]+[.Q197]*[.$Q$1]+[.R197]*[.$R$1]+[.S197]*[.$S$1]+[.T197]*[.$T$1]+[.U197]*[.$U$1]+[.V197]*[.$V$1]+[.W197]*[.$W$1]+[.X197]*[.$X$1]+[.Y197]*[.$Y$1]+[.Z197]*[.$Z$1]+[.AA197]*[.$AA$1]+[.AB197]*[.$AB$1]+[.AC197]*[.$AC$1]+[.AD197]*[.$AD$1]+[.AE197]*[.$AE$1]+[.AF197]*[.$AF$1]+[.AG197]*[.$AG$1]+[.AH197]*[.$AH$1]+[.AI197]*[.$AI$1]+[.AJ197]*[.$AJ$1]+[.AK197]*[.$AK$1]+[.AL197]*[.$AL$1]+[.AM197]*[.$AM$1]+[.AN197]*[.$AN$1]+[.AO197]*[.$AO$1]+[.AP197]*[.$AP$1]+[.AQ197]*[.$AQ$1]+[.AR197]*[.$AR$1]+[.AS197]*[.$AS$1]+[.AT197]*[.$AT$1]+[.AU197]*[.$AU$1]+[.AV197]*[.$AV$1]+[.AW197]*[.$AW$1]+[.AX197]*[.$AX$1]+[.AY197]*[.$AY$1]+[.AZ197]*[.$AZ$1]+[.BA197]*[.$BA$1]+[.BB197]*[.$BB$1]+[.BC197]*[.$BC$1]+[.BD197]*[.$BD$1]+[.BE197]*[.$BE$1]+[.BF197]*[.$BF$1]+[.BG197]*[.$BG$1]+[.BH197]*[.$BH$1]+[.BI197]*[.$BI$1]+[.BJ197]*[.$BJ$1]+[.BK197]*[.$BK$1]+[.BL197]*[.$BL$1]+[.BM197]*[.$BM$1]+[.BN197]*[.$BN$1]+[.BO197]*[.$BO$1]+[.BP197]*[.$BP$1]+[.BQ197]*[.$BQ$1]+[.BR197]*[.$BR$1]+[.BS197]*[.$BS$1]+[.BT197]*[.$BT$1]+[.BU197]*[.$BU$1]+[.BV197]*[.$BV$1]+[.BW197]*[.$BW$1]+[.BX197]*[.$BX$1]+[.BY197]*[.$BY$1]+[.BZ197]*[.$BZ$1]+[.CA197]*[.$CA$1]+[.CB197]*[.$CB$1]+[.CC197]*[.$CC$1]+[.CD197]*[.$CD$1]+[.CE197]*[.$CE$1]+[.CF197]*[.$CF$1]+[.CG197]*[.$CG$1]+[.CH197]*[.$CH$1]+[.CI197]*[.$CI$1]+[.CJ197]*[.$CJ$1]+[.CK197]*[.$CK$1]+[.CL197]*[.$CL$1]+[.CM197]*[.$CM$1]+[.CN197]*[.$CN$1]+[.CO197]*[.$CO$1]+[.CP197]*[.$CP$1]+[.CQ197]*[.$CQ$1]+[.CR197]*[.$CR$1]+[.CS197]*[.$CS$1]+[.CT197]*[.$CT$1]+[.CU197]*[.$CU$1]+[.CV197]*[.$CV$1]+[.CW197]*[.$CW$1]+[.CX197]*[.$CX$1]+[.CY197]*[.$CY$1]+[.CZ197]*[.$CZ$1]+[.DA197]*[.$DA$1]+[.DB197]*[.$DB$1]+[.DC197]*[.$DC$1]+[.DD197]*[.$DD$1]+[.DE197]*[.$DE$1])/COUNT([.B197:.DE197]);0)" office:value-type="float" office:value="0" calcext:value-type="float">
            <text:p>0</text:p>
          </table:table-cell>
          <table:table-cell table:formula="of:=IF([.DG197]&lt;&gt;[.DF19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98:.DE198])/COUNT([.A198:.DE198]));0)" office:value-type="float" office:value="0" calcext:value-type="float">
            <text:p>0</text:p>
          </table:table-cell>
          <table:table-cell table:formula="of:=ROUND(([.B198]*[.$B$1]+[.C198]*[.$C$1]+[.D198]*[.$D$1]+[.E198]*[.$E$1]+[.F198]*[.$F$1]+[.G198]*[.$G$1]+[.H198]*[.$H$1]+[.I198]*[.$I$1]+[.J198]*[.$J$1]+[.K198]*[.$K$1]+[.L198]*[.$L$1]+[.M198]*[.$M$1]+[.N198]*[.$N$1]+[.O198]*[.$O$1]+[.P198]*[.$P$1]+[.Q198]*[.$Q$1]+[.R198]*[.$R$1]+[.S198]*[.$S$1]+[.T198]*[.$T$1]+[.U198]*[.$U$1]+[.V198]*[.$V$1]+[.W198]*[.$W$1]+[.X198]*[.$X$1]+[.Y198]*[.$Y$1]+[.Z198]*[.$Z$1]+[.AA198]*[.$AA$1]+[.AB198]*[.$AB$1]+[.AC198]*[.$AC$1]+[.AD198]*[.$AD$1]+[.AE198]*[.$AE$1]+[.AF198]*[.$AF$1]+[.AG198]*[.$AG$1]+[.AH198]*[.$AH$1]+[.AI198]*[.$AI$1]+[.AJ198]*[.$AJ$1]+[.AK198]*[.$AK$1]+[.AL198]*[.$AL$1]+[.AM198]*[.$AM$1]+[.AN198]*[.$AN$1]+[.AO198]*[.$AO$1]+[.AP198]*[.$AP$1]+[.AQ198]*[.$AQ$1]+[.AR198]*[.$AR$1]+[.AS198]*[.$AS$1]+[.AT198]*[.$AT$1]+[.AU198]*[.$AU$1]+[.AV198]*[.$AV$1]+[.AW198]*[.$AW$1]+[.AX198]*[.$AX$1]+[.AY198]*[.$AY$1]+[.AZ198]*[.$AZ$1]+[.BA198]*[.$BA$1]+[.BB198]*[.$BB$1]+[.BC198]*[.$BC$1]+[.BD198]*[.$BD$1]+[.BE198]*[.$BE$1]+[.BF198]*[.$BF$1]+[.BG198]*[.$BG$1]+[.BH198]*[.$BH$1]+[.BI198]*[.$BI$1]+[.BJ198]*[.$BJ$1]+[.BK198]*[.$BK$1]+[.BL198]*[.$BL$1]+[.BM198]*[.$BM$1]+[.BN198]*[.$BN$1]+[.BO198]*[.$BO$1]+[.BP198]*[.$BP$1]+[.BQ198]*[.$BQ$1]+[.BR198]*[.$BR$1]+[.BS198]*[.$BS$1]+[.BT198]*[.$BT$1]+[.BU198]*[.$BU$1]+[.BV198]*[.$BV$1]+[.BW198]*[.$BW$1]+[.BX198]*[.$BX$1]+[.BY198]*[.$BY$1]+[.BZ198]*[.$BZ$1]+[.CA198]*[.$CA$1]+[.CB198]*[.$CB$1]+[.CC198]*[.$CC$1]+[.CD198]*[.$CD$1]+[.CE198]*[.$CE$1]+[.CF198]*[.$CF$1]+[.CG198]*[.$CG$1]+[.CH198]*[.$CH$1]+[.CI198]*[.$CI$1]+[.CJ198]*[.$CJ$1]+[.CK198]*[.$CK$1]+[.CL198]*[.$CL$1]+[.CM198]*[.$CM$1]+[.CN198]*[.$CN$1]+[.CO198]*[.$CO$1]+[.CP198]*[.$CP$1]+[.CQ198]*[.$CQ$1]+[.CR198]*[.$CR$1]+[.CS198]*[.$CS$1]+[.CT198]*[.$CT$1]+[.CU198]*[.$CU$1]+[.CV198]*[.$CV$1]+[.CW198]*[.$CW$1]+[.CX198]*[.$CX$1]+[.CY198]*[.$CY$1]+[.CZ198]*[.$CZ$1]+[.DA198]*[.$DA$1]+[.DB198]*[.$DB$1]+[.DC198]*[.$DC$1]+[.DD198]*[.$DD$1]+[.DE198]*[.$DE$1])/COUNT([.B198:.DE198]);0)" office:value-type="float" office:value="0" calcext:value-type="float">
            <text:p>0</text:p>
          </table:table-cell>
          <table:table-cell table:formula="of:=IF([.DG198]&lt;&gt;[.DF19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199:.DE199])/COUNT([.A199:.DE199]));0)" office:value-type="float" office:value="0" calcext:value-type="float">
            <text:p>0</text:p>
          </table:table-cell>
          <table:table-cell table:formula="of:=ROUND(([.B199]*[.$B$1]+[.C199]*[.$C$1]+[.D199]*[.$D$1]+[.E199]*[.$E$1]+[.F199]*[.$F$1]+[.G199]*[.$G$1]+[.H199]*[.$H$1]+[.I199]*[.$I$1]+[.J199]*[.$J$1]+[.K199]*[.$K$1]+[.L199]*[.$L$1]+[.M199]*[.$M$1]+[.N199]*[.$N$1]+[.O199]*[.$O$1]+[.P199]*[.$P$1]+[.Q199]*[.$Q$1]+[.R199]*[.$R$1]+[.S199]*[.$S$1]+[.T199]*[.$T$1]+[.U199]*[.$U$1]+[.V199]*[.$V$1]+[.W199]*[.$W$1]+[.X199]*[.$X$1]+[.Y199]*[.$Y$1]+[.Z199]*[.$Z$1]+[.AA199]*[.$AA$1]+[.AB199]*[.$AB$1]+[.AC199]*[.$AC$1]+[.AD199]*[.$AD$1]+[.AE199]*[.$AE$1]+[.AF199]*[.$AF$1]+[.AG199]*[.$AG$1]+[.AH199]*[.$AH$1]+[.AI199]*[.$AI$1]+[.AJ199]*[.$AJ$1]+[.AK199]*[.$AK$1]+[.AL199]*[.$AL$1]+[.AM199]*[.$AM$1]+[.AN199]*[.$AN$1]+[.AO199]*[.$AO$1]+[.AP199]*[.$AP$1]+[.AQ199]*[.$AQ$1]+[.AR199]*[.$AR$1]+[.AS199]*[.$AS$1]+[.AT199]*[.$AT$1]+[.AU199]*[.$AU$1]+[.AV199]*[.$AV$1]+[.AW199]*[.$AW$1]+[.AX199]*[.$AX$1]+[.AY199]*[.$AY$1]+[.AZ199]*[.$AZ$1]+[.BA199]*[.$BA$1]+[.BB199]*[.$BB$1]+[.BC199]*[.$BC$1]+[.BD199]*[.$BD$1]+[.BE199]*[.$BE$1]+[.BF199]*[.$BF$1]+[.BG199]*[.$BG$1]+[.BH199]*[.$BH$1]+[.BI199]*[.$BI$1]+[.BJ199]*[.$BJ$1]+[.BK199]*[.$BK$1]+[.BL199]*[.$BL$1]+[.BM199]*[.$BM$1]+[.BN199]*[.$BN$1]+[.BO199]*[.$BO$1]+[.BP199]*[.$BP$1]+[.BQ199]*[.$BQ$1]+[.BR199]*[.$BR$1]+[.BS199]*[.$BS$1]+[.BT199]*[.$BT$1]+[.BU199]*[.$BU$1]+[.BV199]*[.$BV$1]+[.BW199]*[.$BW$1]+[.BX199]*[.$BX$1]+[.BY199]*[.$BY$1]+[.BZ199]*[.$BZ$1]+[.CA199]*[.$CA$1]+[.CB199]*[.$CB$1]+[.CC199]*[.$CC$1]+[.CD199]*[.$CD$1]+[.CE199]*[.$CE$1]+[.CF199]*[.$CF$1]+[.CG199]*[.$CG$1]+[.CH199]*[.$CH$1]+[.CI199]*[.$CI$1]+[.CJ199]*[.$CJ$1]+[.CK199]*[.$CK$1]+[.CL199]*[.$CL$1]+[.CM199]*[.$CM$1]+[.CN199]*[.$CN$1]+[.CO199]*[.$CO$1]+[.CP199]*[.$CP$1]+[.CQ199]*[.$CQ$1]+[.CR199]*[.$CR$1]+[.CS199]*[.$CS$1]+[.CT199]*[.$CT$1]+[.CU199]*[.$CU$1]+[.CV199]*[.$CV$1]+[.CW199]*[.$CW$1]+[.CX199]*[.$CX$1]+[.CY199]*[.$CY$1]+[.CZ199]*[.$CZ$1]+[.DA199]*[.$DA$1]+[.DB199]*[.$DB$1]+[.DC199]*[.$DC$1]+[.DD199]*[.$DD$1]+[.DE199]*[.$DE$1])/COUNT([.B199:.DE199]);0)" office:value-type="float" office:value="0" calcext:value-type="float">
            <text:p>0</text:p>
          </table:table-cell>
          <table:table-cell table:formula="of:=IF([.DG199]&lt;&gt;[.DF19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200:.DE200])/COUNT([.A200:.DE200]));0)" office:value-type="float" office:value="0" calcext:value-type="float">
            <text:p>0</text:p>
          </table:table-cell>
          <table:table-cell table:formula="of:=ROUND(([.B200]*[.$B$1]+[.C200]*[.$C$1]+[.D200]*[.$D$1]+[.E200]*[.$E$1]+[.F200]*[.$F$1]+[.G200]*[.$G$1]+[.H200]*[.$H$1]+[.I200]*[.$I$1]+[.J200]*[.$J$1]+[.K200]*[.$K$1]+[.L200]*[.$L$1]+[.M200]*[.$M$1]+[.N200]*[.$N$1]+[.O200]*[.$O$1]+[.P200]*[.$P$1]+[.Q200]*[.$Q$1]+[.R200]*[.$R$1]+[.S200]*[.$S$1]+[.T200]*[.$T$1]+[.U200]*[.$U$1]+[.V200]*[.$V$1]+[.W200]*[.$W$1]+[.X200]*[.$X$1]+[.Y200]*[.$Y$1]+[.Z200]*[.$Z$1]+[.AA200]*[.$AA$1]+[.AB200]*[.$AB$1]+[.AC200]*[.$AC$1]+[.AD200]*[.$AD$1]+[.AE200]*[.$AE$1]+[.AF200]*[.$AF$1]+[.AG200]*[.$AG$1]+[.AH200]*[.$AH$1]+[.AI200]*[.$AI$1]+[.AJ200]*[.$AJ$1]+[.AK200]*[.$AK$1]+[.AL200]*[.$AL$1]+[.AM200]*[.$AM$1]+[.AN200]*[.$AN$1]+[.AO200]*[.$AO$1]+[.AP200]*[.$AP$1]+[.AQ200]*[.$AQ$1]+[.AR200]*[.$AR$1]+[.AS200]*[.$AS$1]+[.AT200]*[.$AT$1]+[.AU200]*[.$AU$1]+[.AV200]*[.$AV$1]+[.AW200]*[.$AW$1]+[.AX200]*[.$AX$1]+[.AY200]*[.$AY$1]+[.AZ200]*[.$AZ$1]+[.BA200]*[.$BA$1]+[.BB200]*[.$BB$1]+[.BC200]*[.$BC$1]+[.BD200]*[.$BD$1]+[.BE200]*[.$BE$1]+[.BF200]*[.$BF$1]+[.BG200]*[.$BG$1]+[.BH200]*[.$BH$1]+[.BI200]*[.$BI$1]+[.BJ200]*[.$BJ$1]+[.BK200]*[.$BK$1]+[.BL200]*[.$BL$1]+[.BM200]*[.$BM$1]+[.BN200]*[.$BN$1]+[.BO200]*[.$BO$1]+[.BP200]*[.$BP$1]+[.BQ200]*[.$BQ$1]+[.BR200]*[.$BR$1]+[.BS200]*[.$BS$1]+[.BT200]*[.$BT$1]+[.BU200]*[.$BU$1]+[.BV200]*[.$BV$1]+[.BW200]*[.$BW$1]+[.BX200]*[.$BX$1]+[.BY200]*[.$BY$1]+[.BZ200]*[.$BZ$1]+[.CA200]*[.$CA$1]+[.CB200]*[.$CB$1]+[.CC200]*[.$CC$1]+[.CD200]*[.$CD$1]+[.CE200]*[.$CE$1]+[.CF200]*[.$CF$1]+[.CG200]*[.$CG$1]+[.CH200]*[.$CH$1]+[.CI200]*[.$CI$1]+[.CJ200]*[.$CJ$1]+[.CK200]*[.$CK$1]+[.CL200]*[.$CL$1]+[.CM200]*[.$CM$1]+[.CN200]*[.$CN$1]+[.CO200]*[.$CO$1]+[.CP200]*[.$CP$1]+[.CQ200]*[.$CQ$1]+[.CR200]*[.$CR$1]+[.CS200]*[.$CS$1]+[.CT200]*[.$CT$1]+[.CU200]*[.$CU$1]+[.CV200]*[.$CV$1]+[.CW200]*[.$CW$1]+[.CX200]*[.$CX$1]+[.CY200]*[.$CY$1]+[.CZ200]*[.$CZ$1]+[.DA200]*[.$DA$1]+[.DB200]*[.$DB$1]+[.DC200]*[.$DC$1]+[.DD200]*[.$DD$1]+[.DE200]*[.$DE$1])/COUNT([.B200:.DE200]);0)" office:value-type="float" office:value="0" calcext:value-type="float">
            <text:p>0</text:p>
          </table:table-cell>
          <table:table-cell table:formula="of:=IF([.DG200]&lt;&gt;[.DF20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201:.DE201])/COUNT([.A201:.DE201]));0)" office:value-type="float" office:value="0" calcext:value-type="float">
            <text:p>0</text:p>
          </table:table-cell>
          <table:table-cell table:formula="of:=ROUND(([.B201]*[.$B$1]+[.C201]*[.$C$1]+[.D201]*[.$D$1]+[.E201]*[.$E$1]+[.F201]*[.$F$1]+[.G201]*[.$G$1]+[.H201]*[.$H$1]+[.I201]*[.$I$1]+[.J201]*[.$J$1]+[.K201]*[.$K$1]+[.L201]*[.$L$1]+[.M201]*[.$M$1]+[.N201]*[.$N$1]+[.O201]*[.$O$1]+[.P201]*[.$P$1]+[.Q201]*[.$Q$1]+[.R201]*[.$R$1]+[.S201]*[.$S$1]+[.T201]*[.$T$1]+[.U201]*[.$U$1]+[.V201]*[.$V$1]+[.W201]*[.$W$1]+[.X201]*[.$X$1]+[.Y201]*[.$Y$1]+[.Z201]*[.$Z$1]+[.AA201]*[.$AA$1]+[.AB201]*[.$AB$1]+[.AC201]*[.$AC$1]+[.AD201]*[.$AD$1]+[.AE201]*[.$AE$1]+[.AF201]*[.$AF$1]+[.AG201]*[.$AG$1]+[.AH201]*[.$AH$1]+[.AI201]*[.$AI$1]+[.AJ201]*[.$AJ$1]+[.AK201]*[.$AK$1]+[.AL201]*[.$AL$1]+[.AM201]*[.$AM$1]+[.AN201]*[.$AN$1]+[.AO201]*[.$AO$1]+[.AP201]*[.$AP$1]+[.AQ201]*[.$AQ$1]+[.AR201]*[.$AR$1]+[.AS201]*[.$AS$1]+[.AT201]*[.$AT$1]+[.AU201]*[.$AU$1]+[.AV201]*[.$AV$1]+[.AW201]*[.$AW$1]+[.AX201]*[.$AX$1]+[.AY201]*[.$AY$1]+[.AZ201]*[.$AZ$1]+[.BA201]*[.$BA$1]+[.BB201]*[.$BB$1]+[.BC201]*[.$BC$1]+[.BD201]*[.$BD$1]+[.BE201]*[.$BE$1]+[.BF201]*[.$BF$1]+[.BG201]*[.$BG$1]+[.BH201]*[.$BH$1]+[.BI201]*[.$BI$1]+[.BJ201]*[.$BJ$1]+[.BK201]*[.$BK$1]+[.BL201]*[.$BL$1]+[.BM201]*[.$BM$1]+[.BN201]*[.$BN$1]+[.BO201]*[.$BO$1]+[.BP201]*[.$BP$1]+[.BQ201]*[.$BQ$1]+[.BR201]*[.$BR$1]+[.BS201]*[.$BS$1]+[.BT201]*[.$BT$1]+[.BU201]*[.$BU$1]+[.BV201]*[.$BV$1]+[.BW201]*[.$BW$1]+[.BX201]*[.$BX$1]+[.BY201]*[.$BY$1]+[.BZ201]*[.$BZ$1]+[.CA201]*[.$CA$1]+[.CB201]*[.$CB$1]+[.CC201]*[.$CC$1]+[.CD201]*[.$CD$1]+[.CE201]*[.$CE$1]+[.CF201]*[.$CF$1]+[.CG201]*[.$CG$1]+[.CH201]*[.$CH$1]+[.CI201]*[.$CI$1]+[.CJ201]*[.$CJ$1]+[.CK201]*[.$CK$1]+[.CL201]*[.$CL$1]+[.CM201]*[.$CM$1]+[.CN201]*[.$CN$1]+[.CO201]*[.$CO$1]+[.CP201]*[.$CP$1]+[.CQ201]*[.$CQ$1]+[.CR201]*[.$CR$1]+[.CS201]*[.$CS$1]+[.CT201]*[.$CT$1]+[.CU201]*[.$CU$1]+[.CV201]*[.$CV$1]+[.CW201]*[.$CW$1]+[.CX201]*[.$CX$1]+[.CY201]*[.$CY$1]+[.CZ201]*[.$CZ$1]+[.DA201]*[.$DA$1]+[.DB201]*[.$DB$1]+[.DC201]*[.$DC$1]+[.DD201]*[.$DD$1]+[.DE201]*[.$DE$1])/COUNT([.B201:.DE201]);0)" office:value-type="float" office:value="0" calcext:value-type="float">
            <text:p>0</text:p>
          </table:table-cell>
          <table:table-cell table:formula="of:=IF([.DG201]&lt;&gt;[.DF20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202:.DE202])/COUNT([.A202:.DE202]));0)" office:value-type="float" office:value="0" calcext:value-type="float">
            <text:p>0</text:p>
          </table:table-cell>
          <table:table-cell table:formula="of:=ROUND(([.B202]*[.$B$1]+[.C202]*[.$C$1]+[.D202]*[.$D$1]+[.E202]*[.$E$1]+[.F202]*[.$F$1]+[.G202]*[.$G$1]+[.H202]*[.$H$1]+[.I202]*[.$I$1]+[.J202]*[.$J$1]+[.K202]*[.$K$1]+[.L202]*[.$L$1]+[.M202]*[.$M$1]+[.N202]*[.$N$1]+[.O202]*[.$O$1]+[.P202]*[.$P$1]+[.Q202]*[.$Q$1]+[.R202]*[.$R$1]+[.S202]*[.$S$1]+[.T202]*[.$T$1]+[.U202]*[.$U$1]+[.V202]*[.$V$1]+[.W202]*[.$W$1]+[.X202]*[.$X$1]+[.Y202]*[.$Y$1]+[.Z202]*[.$Z$1]+[.AA202]*[.$AA$1]+[.AB202]*[.$AB$1]+[.AC202]*[.$AC$1]+[.AD202]*[.$AD$1]+[.AE202]*[.$AE$1]+[.AF202]*[.$AF$1]+[.AG202]*[.$AG$1]+[.AH202]*[.$AH$1]+[.AI202]*[.$AI$1]+[.AJ202]*[.$AJ$1]+[.AK202]*[.$AK$1]+[.AL202]*[.$AL$1]+[.AM202]*[.$AM$1]+[.AN202]*[.$AN$1]+[.AO202]*[.$AO$1]+[.AP202]*[.$AP$1]+[.AQ202]*[.$AQ$1]+[.AR202]*[.$AR$1]+[.AS202]*[.$AS$1]+[.AT202]*[.$AT$1]+[.AU202]*[.$AU$1]+[.AV202]*[.$AV$1]+[.AW202]*[.$AW$1]+[.AX202]*[.$AX$1]+[.AY202]*[.$AY$1]+[.AZ202]*[.$AZ$1]+[.BA202]*[.$BA$1]+[.BB202]*[.$BB$1]+[.BC202]*[.$BC$1]+[.BD202]*[.$BD$1]+[.BE202]*[.$BE$1]+[.BF202]*[.$BF$1]+[.BG202]*[.$BG$1]+[.BH202]*[.$BH$1]+[.BI202]*[.$BI$1]+[.BJ202]*[.$BJ$1]+[.BK202]*[.$BK$1]+[.BL202]*[.$BL$1]+[.BM202]*[.$BM$1]+[.BN202]*[.$BN$1]+[.BO202]*[.$BO$1]+[.BP202]*[.$BP$1]+[.BQ202]*[.$BQ$1]+[.BR202]*[.$BR$1]+[.BS202]*[.$BS$1]+[.BT202]*[.$BT$1]+[.BU202]*[.$BU$1]+[.BV202]*[.$BV$1]+[.BW202]*[.$BW$1]+[.BX202]*[.$BX$1]+[.BY202]*[.$BY$1]+[.BZ202]*[.$BZ$1]+[.CA202]*[.$CA$1]+[.CB202]*[.$CB$1]+[.CC202]*[.$CC$1]+[.CD202]*[.$CD$1]+[.CE202]*[.$CE$1]+[.CF202]*[.$CF$1]+[.CG202]*[.$CG$1]+[.CH202]*[.$CH$1]+[.CI202]*[.$CI$1]+[.CJ202]*[.$CJ$1]+[.CK202]*[.$CK$1]+[.CL202]*[.$CL$1]+[.CM202]*[.$CM$1]+[.CN202]*[.$CN$1]+[.CO202]*[.$CO$1]+[.CP202]*[.$CP$1]+[.CQ202]*[.$CQ$1]+[.CR202]*[.$CR$1]+[.CS202]*[.$CS$1]+[.CT202]*[.$CT$1]+[.CU202]*[.$CU$1]+[.CV202]*[.$CV$1]+[.CW202]*[.$CW$1]+[.CX202]*[.$CX$1]+[.CY202]*[.$CY$1]+[.CZ202]*[.$CZ$1]+[.DA202]*[.$DA$1]+[.DB202]*[.$DB$1]+[.DC202]*[.$DC$1]+[.DD202]*[.$DD$1]+[.DE202]*[.$DE$1])/COUNT([.B202:.DE202]);0)" office:value-type="float" office:value="0" calcext:value-type="float">
            <text:p>0</text:p>
          </table:table-cell>
          <table:table-cell table:formula="of:=IF([.DG202]&lt;&gt;[.DF20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203:.DE203])/COUNT([.A203:.DE203]));0)" office:value-type="float" office:value="0" calcext:value-type="float">
            <text:p>0</text:p>
          </table:table-cell>
          <table:table-cell table:formula="of:=ROUND(([.B203]*[.$B$1]+[.C203]*[.$C$1]+[.D203]*[.$D$1]+[.E203]*[.$E$1]+[.F203]*[.$F$1]+[.G203]*[.$G$1]+[.H203]*[.$H$1]+[.I203]*[.$I$1]+[.J203]*[.$J$1]+[.K203]*[.$K$1]+[.L203]*[.$L$1]+[.M203]*[.$M$1]+[.N203]*[.$N$1]+[.O203]*[.$O$1]+[.P203]*[.$P$1]+[.Q203]*[.$Q$1]+[.R203]*[.$R$1]+[.S203]*[.$S$1]+[.T203]*[.$T$1]+[.U203]*[.$U$1]+[.V203]*[.$V$1]+[.W203]*[.$W$1]+[.X203]*[.$X$1]+[.Y203]*[.$Y$1]+[.Z203]*[.$Z$1]+[.AA203]*[.$AA$1]+[.AB203]*[.$AB$1]+[.AC203]*[.$AC$1]+[.AD203]*[.$AD$1]+[.AE203]*[.$AE$1]+[.AF203]*[.$AF$1]+[.AG203]*[.$AG$1]+[.AH203]*[.$AH$1]+[.AI203]*[.$AI$1]+[.AJ203]*[.$AJ$1]+[.AK203]*[.$AK$1]+[.AL203]*[.$AL$1]+[.AM203]*[.$AM$1]+[.AN203]*[.$AN$1]+[.AO203]*[.$AO$1]+[.AP203]*[.$AP$1]+[.AQ203]*[.$AQ$1]+[.AR203]*[.$AR$1]+[.AS203]*[.$AS$1]+[.AT203]*[.$AT$1]+[.AU203]*[.$AU$1]+[.AV203]*[.$AV$1]+[.AW203]*[.$AW$1]+[.AX203]*[.$AX$1]+[.AY203]*[.$AY$1]+[.AZ203]*[.$AZ$1]+[.BA203]*[.$BA$1]+[.BB203]*[.$BB$1]+[.BC203]*[.$BC$1]+[.BD203]*[.$BD$1]+[.BE203]*[.$BE$1]+[.BF203]*[.$BF$1]+[.BG203]*[.$BG$1]+[.BH203]*[.$BH$1]+[.BI203]*[.$BI$1]+[.BJ203]*[.$BJ$1]+[.BK203]*[.$BK$1]+[.BL203]*[.$BL$1]+[.BM203]*[.$BM$1]+[.BN203]*[.$BN$1]+[.BO203]*[.$BO$1]+[.BP203]*[.$BP$1]+[.BQ203]*[.$BQ$1]+[.BR203]*[.$BR$1]+[.BS203]*[.$BS$1]+[.BT203]*[.$BT$1]+[.BU203]*[.$BU$1]+[.BV203]*[.$BV$1]+[.BW203]*[.$BW$1]+[.BX203]*[.$BX$1]+[.BY203]*[.$BY$1]+[.BZ203]*[.$BZ$1]+[.CA203]*[.$CA$1]+[.CB203]*[.$CB$1]+[.CC203]*[.$CC$1]+[.CD203]*[.$CD$1]+[.CE203]*[.$CE$1]+[.CF203]*[.$CF$1]+[.CG203]*[.$CG$1]+[.CH203]*[.$CH$1]+[.CI203]*[.$CI$1]+[.CJ203]*[.$CJ$1]+[.CK203]*[.$CK$1]+[.CL203]*[.$CL$1]+[.CM203]*[.$CM$1]+[.CN203]*[.$CN$1]+[.CO203]*[.$CO$1]+[.CP203]*[.$CP$1]+[.CQ203]*[.$CQ$1]+[.CR203]*[.$CR$1]+[.CS203]*[.$CS$1]+[.CT203]*[.$CT$1]+[.CU203]*[.$CU$1]+[.CV203]*[.$CV$1]+[.CW203]*[.$CW$1]+[.CX203]*[.$CX$1]+[.CY203]*[.$CY$1]+[.CZ203]*[.$CZ$1]+[.DA203]*[.$DA$1]+[.DB203]*[.$DB$1]+[.DC203]*[.$DC$1]+[.DD203]*[.$DD$1]+[.DE203]*[.$DE$1])/COUNT([.B203:.DE203]);0)" office:value-type="float" office:value="0" calcext:value-type="float">
            <text:p>0</text:p>
          </table:table-cell>
          <table:table-cell table:formula="of:=IF([.DG203]&lt;&gt;[.DF20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(SUM([.B204:.DE204])/COUNT([.A204:.DE204]));0)" office:value-type="float" office:value="0" calcext:value-type="float">
            <text:p>0</text:p>
          </table:table-cell>
          <table:table-cell table:formula="of:=ROUND(([.B204]*[.$B$1]+[.C204]*[.$C$1]+[.D204]*[.$D$1]+[.E204]*[.$E$1]+[.F204]*[.$F$1]+[.G204]*[.$G$1]+[.H204]*[.$H$1]+[.I204]*[.$I$1]+[.J204]*[.$J$1]+[.K204]*[.$K$1]+[.L204]*[.$L$1]+[.M204]*[.$M$1]+[.N204]*[.$N$1]+[.O204]*[.$O$1]+[.P204]*[.$P$1]+[.Q204]*[.$Q$1]+[.R204]*[.$R$1]+[.S204]*[.$S$1]+[.T204]*[.$T$1]+[.U204]*[.$U$1]+[.V204]*[.$V$1]+[.W204]*[.$W$1]+[.X204]*[.$X$1]+[.Y204]*[.$Y$1]+[.Z204]*[.$Z$1]+[.AA204]*[.$AA$1]+[.AB204]*[.$AB$1]+[.AC204]*[.$AC$1]+[.AD204]*[.$AD$1]+[.AE204]*[.$AE$1]+[.AF204]*[.$AF$1]+[.AG204]*[.$AG$1]+[.AH204]*[.$AH$1]+[.AI204]*[.$AI$1]+[.AJ204]*[.$AJ$1]+[.AK204]*[.$AK$1]+[.AL204]*[.$AL$1]+[.AM204]*[.$AM$1]+[.AN204]*[.$AN$1]+[.AO204]*[.$AO$1]+[.AP204]*[.$AP$1]+[.AQ204]*[.$AQ$1]+[.AR204]*[.$AR$1]+[.AS204]*[.$AS$1]+[.AT204]*[.$AT$1]+[.AU204]*[.$AU$1]+[.AV204]*[.$AV$1]+[.AW204]*[.$AW$1]+[.AX204]*[.$AX$1]+[.AY204]*[.$AY$1]+[.AZ204]*[.$AZ$1]+[.BA204]*[.$BA$1]+[.BB204]*[.$BB$1]+[.BC204]*[.$BC$1]+[.BD204]*[.$BD$1]+[.BE204]*[.$BE$1]+[.BF204]*[.$BF$1]+[.BG204]*[.$BG$1]+[.BH204]*[.$BH$1]+[.BI204]*[.$BI$1]+[.BJ204]*[.$BJ$1]+[.BK204]*[.$BK$1]+[.BL204]*[.$BL$1]+[.BM204]*[.$BM$1]+[.BN204]*[.$BN$1]+[.BO204]*[.$BO$1]+[.BP204]*[.$BP$1]+[.BQ204]*[.$BQ$1]+[.BR204]*[.$BR$1]+[.BS204]*[.$BS$1]+[.BT204]*[.$BT$1]+[.BU204]*[.$BU$1]+[.BV204]*[.$BV$1]+[.BW204]*[.$BW$1]+[.BX204]*[.$BX$1]+[.BY204]*[.$BY$1]+[.BZ204]*[.$BZ$1]+[.CA204]*[.$CA$1]+[.CB204]*[.$CB$1]+[.CC204]*[.$CC$1]+[.CD204]*[.$CD$1]+[.CE204]*[.$CE$1]+[.CF204]*[.$CF$1]+[.CG204]*[.$CG$1]+[.CH204]*[.$CH$1]+[.CI204]*[.$CI$1]+[.CJ204]*[.$CJ$1]+[.CK204]*[.$CK$1]+[.CL204]*[.$CL$1]+[.CM204]*[.$CM$1]+[.CN204]*[.$CN$1]+[.CO204]*[.$CO$1]+[.CP204]*[.$CP$1]+[.CQ204]*[.$CQ$1]+[.CR204]*[.$CR$1]+[.CS204]*[.$CS$1]+[.CT204]*[.$CT$1]+[.CU204]*[.$CU$1]+[.CV204]*[.$CV$1]+[.CW204]*[.$CW$1]+[.CX204]*[.$CX$1]+[.CY204]*[.$CY$1]+[.CZ204]*[.$CZ$1]+[.DA204]*[.$DA$1]+[.DB204]*[.$DB$1]+[.DC204]*[.$DC$1]+[.DD204]*[.$DD$1]+[.DE204]*[.$DE$1])/COUNT([.B204:.DE204]);0)" office:value-type="float" office:value="0" calcext:value-type="float">
            <text:p>0</text:p>
          </table:table-cell>
          <table:table-cell table:formula="of:=IF([.DG204]&lt;&gt;[.DF20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formula="of:=ROUND((SUM([.B205:.DE205])/COUNT([.A205:.DE205]));0)" office:value-type="float" office:value="0" calcext:value-type="float">
            <text:p>0</text:p>
          </table:table-cell>
          <table:table-cell table:formula="of:=ROUND(([.B205]*[.$B$1]+[.C205]*[.$C$1]+[.D205]*[.$D$1]+[.E205]*[.$E$1]+[.F205]*[.$F$1]+[.G205]*[.$G$1]+[.H205]*[.$H$1]+[.I205]*[.$I$1]+[.J205]*[.$J$1]+[.K205]*[.$K$1]+[.L205]*[.$L$1]+[.M205]*[.$M$1]+[.N205]*[.$N$1]+[.O205]*[.$O$1]+[.P205]*[.$P$1]+[.Q205]*[.$Q$1]+[.R205]*[.$R$1]+[.S205]*[.$S$1]+[.T205]*[.$T$1]+[.U205]*[.$U$1]+[.V205]*[.$V$1]+[.W205]*[.$W$1]+[.X205]*[.$X$1]+[.Y205]*[.$Y$1]+[.Z205]*[.$Z$1]+[.AA205]*[.$AA$1]+[.AB205]*[.$AB$1]+[.AC205]*[.$AC$1]+[.AD205]*[.$AD$1]+[.AE205]*[.$AE$1]+[.AF205]*[.$AF$1]+[.AG205]*[.$AG$1]+[.AH205]*[.$AH$1]+[.AI205]*[.$AI$1]+[.AJ205]*[.$AJ$1]+[.AK205]*[.$AK$1]+[.AL205]*[.$AL$1]+[.AM205]*[.$AM$1]+[.AN205]*[.$AN$1]+[.AO205]*[.$AO$1]+[.AP205]*[.$AP$1]+[.AQ205]*[.$AQ$1]+[.AR205]*[.$AR$1]+[.AS205]*[.$AS$1]+[.AT205]*[.$AT$1]+[.AU205]*[.$AU$1]+[.AV205]*[.$AV$1]+[.AW205]*[.$AW$1]+[.AX205]*[.$AX$1]+[.AY205]*[.$AY$1]+[.AZ205]*[.$AZ$1]+[.BA205]*[.$BA$1]+[.BB205]*[.$BB$1]+[.BC205]*[.$BC$1]+[.BD205]*[.$BD$1]+[.BE205]*[.$BE$1]+[.BF205]*[.$BF$1]+[.BG205]*[.$BG$1]+[.BH205]*[.$BH$1]+[.BI205]*[.$BI$1]+[.BJ205]*[.$BJ$1]+[.BK205]*[.$BK$1]+[.BL205]*[.$BL$1]+[.BM205]*[.$BM$1]+[.BN205]*[.$BN$1]+[.BO205]*[.$BO$1]+[.BP205]*[.$BP$1]+[.BQ205]*[.$BQ$1]+[.BR205]*[.$BR$1]+[.BS205]*[.$BS$1]+[.BT205]*[.$BT$1]+[.BU205]*[.$BU$1]+[.BV205]*[.$BV$1]+[.BW205]*[.$BW$1]+[.BX205]*[.$BX$1]+[.BY205]*[.$BY$1]+[.BZ205]*[.$BZ$1]+[.CA205]*[.$CA$1]+[.CB205]*[.$CB$1]+[.CC205]*[.$CC$1]+[.CD205]*[.$CD$1]+[.CE205]*[.$CE$1]+[.CF205]*[.$CF$1]+[.CG205]*[.$CG$1]+[.CH205]*[.$CH$1]+[.CI205]*[.$CI$1]+[.CJ205]*[.$CJ$1]+[.CK205]*[.$CK$1]+[.CL205]*[.$CL$1]+[.CM205]*[.$CM$1]+[.CN205]*[.$CN$1]+[.CO205]*[.$CO$1]+[.CP205]*[.$CP$1]+[.CQ205]*[.$CQ$1]+[.CR205]*[.$CR$1]+[.CS205]*[.$CS$1]+[.CT205]*[.$CT$1]+[.CU205]*[.$CU$1]+[.CV205]*[.$CV$1]+[.CW205]*[.$CW$1]+[.CX205]*[.$CX$1]+[.CY205]*[.$CY$1]+[.CZ205]*[.$CZ$1]+[.DA205]*[.$DA$1]+[.DB205]*[.$DB$1]+[.DC205]*[.$DC$1]+[.DD205]*[.$DD$1]+[.DE205]*[.$DE$1])/COUNT([.B205:.DE205]);0)" office:value-type="float" office:value="0" calcext:value-type="float">
            <text:p>0</text:p>
          </table:table-cell>
          <table:table-cell table:formula="of:=IF([.DG205]&lt;&gt;[.DF205];&quot;X&quot;;&quot;&quot;)">
            <text:p/>
          </table:table-cell>
          <table:table-cell table:number-columns-repeated="109"/>
        </table:table-row>
      </table:table>
      <table:table table:name="C-LIG-Ensemble" table:style-name="ta1">
        <table:table-column table:style-name="co1" table:default-cell-style-name="Default"/>
        <table:table-column table:style-name="co3" table:number-columns-repeated="37" table:default-cell-style-name="Default"/>
        <table:table-column table:style-name="co4" table:number-columns-repeated="5" table:default-cell-style-name="Default"/>
        <table:table-column table:style-name="co3" table:number-columns-repeated="18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</text:p>
          </table:table-cell>
          <table:table-cell table:number-columns-repeated="9" table:style-name="ce1" office:value-type="float" office:value="0.7447736872" calcext:value-type="float">
            <text:p>0.7447736872</text:p>
          </table:table-cell>
          <table:table-cell table:number-columns-repeated="3" table:style-name="ce1" office:value-type="float" office:value="0.7229216542" calcext:value-type="float">
            <text:p>0.7229216542</text:p>
          </table:table-cell>
          <table:table-cell table:number-columns-repeated="3" table:style-name="ce1" office:value-type="float" office:value="0.682207187" calcext:value-type="float">
            <text:p>0.682207187</text:p>
          </table:table-cell>
          <table:table-cell table:number-columns-repeated="9" table:style-name="ce1" office:value-type="float" office:value="0.6812429872" calcext:value-type="float">
            <text:p>0.6812429872</text:p>
          </table:table-cell>
          <table:table-cell table:number-columns-repeated="9" table:style-name="ce1" office:value-type="float" office:value="0.6810702937" calcext:value-type="float">
            <text:p>0.6810702937</text:p>
          </table:table-cell>
          <table:table-cell table:number-columns-repeated="12" table:style-name="ce1" office:value-type="float" office:value="0.6648959187" calcext:value-type="float">
            <text:p>0.6648959187</text:p>
          </table:table-cell>
          <table:table-cell table:number-columns-repeated="3" table:style-name="ce1" office:value-type="float" office:value="0.6536860754" calcext:value-type="float">
            <text:p>0.6536860754</text:p>
          </table:table-cell>
          <table:table-cell table:number-columns-repeated="9" table:style-name="ce1" office:value-type="float" office:value="0.6500634512" calcext:value-type="float">
            <text:p>0.6500634512</text:p>
          </table:table-cell>
          <table:table-cell table:number-columns-repeated="6" table:style-name="ce1" office:value-type="float" office:value="0.6490338189" calcext:value-type="float">
            <text:p>0.6490338189</text:p>
          </table:table-cell>
          <table:table-cell table:number-columns-repeated="2" table:style-name="ce1" office:value-type="float" office:value="0.6459092906" calcext:value-type="float">
            <text:p>0.6459092906</text:p>
          </table:table-cell>
          <table:table-cell table:number-columns-repeated="3" table:style-name="ce1" office:value-type="float" office:value="0.6384963826" calcext:value-type="float">
            <text:p>0.6384963826</text:p>
          </table:table-cell>
          <table:table-cell table:number-columns-repeated="12" table:style-name="ce1" office:value-type="float" office:value="0.6319504868" calcext:value-type="float">
            <text:p>0.6319504868</text:p>
          </table:table-cell>
          <table:table-cell table:style-name="ce4" office:value-type="string" calcext:value-type="string">
            <text:p>Hard Ensemble</text:p>
          </table:table-cell>
          <table:table-cell table:style-name="ce4" office:value-type="string" calcext:value-type="string">
            <text:p>Soft Ensemble</text:p>
          </table:table-cell>
          <table:table-cell table:style-name="ce4" table:number-columns-repeated="11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:.CC2])/COUNT([.A2:.CC2]));0)" office:value-type="float" office:value="0" calcext:value-type="float">
            <text:p>0</text:p>
          </table:table-cell>
          <table:table-cell table:formula="of:=ROUND(([.B2]*[.$B$1]+[.C2]*[.$C$1]+[.D2]*[.$D$1]+[.E2]*[.$E$1]+[.F2]*[.$F$1]+[.G2]*[.$G$1]+[.H2]*[.$H$1]+[.I2]*[.$I$1]+[.J2]*[.$J$1]+[.K2]*[.$K$1]+[.L2]*[.$L$1]+[.M2]*[.$M$1]+[.N2]*[.$N$1]+[.O2]*[.$O$1]+[.P2]*[.$P$1]+[.Q2]*[.$Q$1]+[.R2]*[.$R$1]+[.S2]*[.$S$1]+[.T2]*[.$T$1]+[.U2]*[.$U$1]+[.V2]*[.$V$1]+[.W2]*[.$W$1]+[.X2]*[.$X$1]+[.Y2]*[.$Y$1]+[.Z2]*[.$Z$1]+[.AA2]*[.$AA$1]+[.AB2]*[.$AB$1]+[.AC2]*[.$AC$1]+[.AD2]*[.$AD$1]+[.AE2]*[.$AE$1]+[.AF2]*[.$AF$1]+[.AG2]*[.$AG$1]+[.AH2]*[.$AH$1]+[.AI2]*[.$AI$1]+[.AJ2]*[.$AJ$1]+[.AK2]*[.$AK$1]+[.AL2]*[.$AL$1]+[.AM2]*[.$AM$1]+[.AN2]*[.$AN$1]+[.AO2]*[.$AO$1]+[.AP2]*[.$AP$1]+[.AQ2]*[.$AQ$1]+[.AR2]*[.$AR$1]+[.AS2]*[.$AS$1]+[.AT2]*[.$AT$1]+[.AU2]*[.$AU$1]+[.AV2]*[.$AV$1]+[.AW2]*[.$AW$1]+[.AX2]*[.$AX$1]+[.AY2]*[.$AY$1]+[.AZ2]*[.$AZ$1]+[.BA2]*[.$BA$1]+[.BB2]*[.$BB$1]+[.BC2]*[.$BC$1]+[.BD2]*[.$BD$1]+[.BE2]*[.$BE$1]+[.BF2]*[.$BF$1]+[.BG2]*[.$BG$1]+[.BH2]*[.$BH$1]+[.BI2]*[.$BI$1]+[.BJ2]*[.$BJ$1]+[.BK2]*[.$BK$1]+[.BL2]*[.$BL$1]+[.BM2]*[.$BM$1]+[.BN2]*[.$BN$1]+[.BO2]*[.$BO$1]+[.BP2]*[.$BP$1]+[.BQ2]*[.$BQ$1]+[.BR2]*[.$BR$1]+[.BS2]*[.$BS$1]+[.BT2]*[.$BT$1]+[.BU2]*[.$BU$1]+[.BV2]*[.$BV$1]+[.BW2]*[.$BW$1]+[.BX2]*[.$BX$1]+[.BY2]*[.$BY$1]+[.BZ2]*[.$BZ$1]+[.CA2]*[.$CA$1]+[.CB2]*[.$CB$1]+[.CC2]*[.$CC$1])/COUNT([.B2:.CC2]);0)" office:value-type="float" office:value="0" calcext:value-type="float">
            <text:p>0</text:p>
          </table:table-cell>
          <table:table-cell table:formula="of:=IF([.CE2]&lt;&gt;[.CD2];&quot;X&quot;;&quot;&quot;)">
            <text:p/>
          </table:table-cell>
          <table:table-cell table:number-columns-repeated="108"/>
          <table:table-cell table:formula="of:=IF([.GJ2]&lt;&gt;[.GI2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:.CC3])/COUNT([.A3:.CC3]));0)" office:value-type="float" office:value="0" calcext:value-type="float">
            <text:p>0</text:p>
          </table:table-cell>
          <table:table-cell table:formula="of:=ROUND(([.B3]*[.$B$1]+[.C3]*[.$C$1]+[.D3]*[.$D$1]+[.E3]*[.$E$1]+[.F3]*[.$F$1]+[.G3]*[.$G$1]+[.H3]*[.$H$1]+[.I3]*[.$I$1]+[.J3]*[.$J$1]+[.K3]*[.$K$1]+[.L3]*[.$L$1]+[.M3]*[.$M$1]+[.N3]*[.$N$1]+[.O3]*[.$O$1]+[.P3]*[.$P$1]+[.Q3]*[.$Q$1]+[.R3]*[.$R$1]+[.S3]*[.$S$1]+[.T3]*[.$T$1]+[.U3]*[.$U$1]+[.V3]*[.$V$1]+[.W3]*[.$W$1]+[.X3]*[.$X$1]+[.Y3]*[.$Y$1]+[.Z3]*[.$Z$1]+[.AA3]*[.$AA$1]+[.AB3]*[.$AB$1]+[.AC3]*[.$AC$1]+[.AD3]*[.$AD$1]+[.AE3]*[.$AE$1]+[.AF3]*[.$AF$1]+[.AG3]*[.$AG$1]+[.AH3]*[.$AH$1]+[.AI3]*[.$AI$1]+[.AJ3]*[.$AJ$1]+[.AK3]*[.$AK$1]+[.AL3]*[.$AL$1]+[.AM3]*[.$AM$1]+[.AN3]*[.$AN$1]+[.AO3]*[.$AO$1]+[.AP3]*[.$AP$1]+[.AQ3]*[.$AQ$1]+[.AR3]*[.$AR$1]+[.AS3]*[.$AS$1]+[.AT3]*[.$AT$1]+[.AU3]*[.$AU$1]+[.AV3]*[.$AV$1]+[.AW3]*[.$AW$1]+[.AX3]*[.$AX$1]+[.AY3]*[.$AY$1]+[.AZ3]*[.$AZ$1]+[.BA3]*[.$BA$1]+[.BB3]*[.$BB$1]+[.BC3]*[.$BC$1]+[.BD3]*[.$BD$1]+[.BE3]*[.$BE$1]+[.BF3]*[.$BF$1]+[.BG3]*[.$BG$1]+[.BH3]*[.$BH$1]+[.BI3]*[.$BI$1]+[.BJ3]*[.$BJ$1]+[.BK3]*[.$BK$1]+[.BL3]*[.$BL$1]+[.BM3]*[.$BM$1]+[.BN3]*[.$BN$1]+[.BO3]*[.$BO$1]+[.BP3]*[.$BP$1]+[.BQ3]*[.$BQ$1]+[.BR3]*[.$BR$1]+[.BS3]*[.$BS$1]+[.BT3]*[.$BT$1]+[.BU3]*[.$BU$1]+[.BV3]*[.$BV$1]+[.BW3]*[.$BW$1]+[.BX3]*[.$BX$1]+[.BY3]*[.$BY$1]+[.BZ3]*[.$BZ$1]+[.CA3]*[.$CA$1]+[.CB3]*[.$CB$1]+[.CC3]*[.$CC$1])/COUNT([.B3:.CC3]);0)" office:value-type="float" office:value="0" calcext:value-type="float">
            <text:p>0</text:p>
          </table:table-cell>
          <table:table-cell table:formula="of:=IF([.CE3]&lt;&gt;[.CD3];&quot;X&quot;;&quot;&quot;)">
            <text:p/>
          </table:table-cell>
          <table:table-cell table:number-columns-repeated="108"/>
          <table:table-cell table:formula="of:=IF([.GJ3]&lt;&gt;[.GI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4:.CC4])/COUNT([.A4:.CC4]));0)" office:value-type="float" office:value="0" calcext:value-type="float">
            <text:p>0</text:p>
          </table:table-cell>
          <table:table-cell table:formula="of:=ROUND(([.B4]*[.$B$1]+[.C4]*[.$C$1]+[.D4]*[.$D$1]+[.E4]*[.$E$1]+[.F4]*[.$F$1]+[.G4]*[.$G$1]+[.H4]*[.$H$1]+[.I4]*[.$I$1]+[.J4]*[.$J$1]+[.K4]*[.$K$1]+[.L4]*[.$L$1]+[.M4]*[.$M$1]+[.N4]*[.$N$1]+[.O4]*[.$O$1]+[.P4]*[.$P$1]+[.Q4]*[.$Q$1]+[.R4]*[.$R$1]+[.S4]*[.$S$1]+[.T4]*[.$T$1]+[.U4]*[.$U$1]+[.V4]*[.$V$1]+[.W4]*[.$W$1]+[.X4]*[.$X$1]+[.Y4]*[.$Y$1]+[.Z4]*[.$Z$1]+[.AA4]*[.$AA$1]+[.AB4]*[.$AB$1]+[.AC4]*[.$AC$1]+[.AD4]*[.$AD$1]+[.AE4]*[.$AE$1]+[.AF4]*[.$AF$1]+[.AG4]*[.$AG$1]+[.AH4]*[.$AH$1]+[.AI4]*[.$AI$1]+[.AJ4]*[.$AJ$1]+[.AK4]*[.$AK$1]+[.AL4]*[.$AL$1]+[.AM4]*[.$AM$1]+[.AN4]*[.$AN$1]+[.AO4]*[.$AO$1]+[.AP4]*[.$AP$1]+[.AQ4]*[.$AQ$1]+[.AR4]*[.$AR$1]+[.AS4]*[.$AS$1]+[.AT4]*[.$AT$1]+[.AU4]*[.$AU$1]+[.AV4]*[.$AV$1]+[.AW4]*[.$AW$1]+[.AX4]*[.$AX$1]+[.AY4]*[.$AY$1]+[.AZ4]*[.$AZ$1]+[.BA4]*[.$BA$1]+[.BB4]*[.$BB$1]+[.BC4]*[.$BC$1]+[.BD4]*[.$BD$1]+[.BE4]*[.$BE$1]+[.BF4]*[.$BF$1]+[.BG4]*[.$BG$1]+[.BH4]*[.$BH$1]+[.BI4]*[.$BI$1]+[.BJ4]*[.$BJ$1]+[.BK4]*[.$BK$1]+[.BL4]*[.$BL$1]+[.BM4]*[.$BM$1]+[.BN4]*[.$BN$1]+[.BO4]*[.$BO$1]+[.BP4]*[.$BP$1]+[.BQ4]*[.$BQ$1]+[.BR4]*[.$BR$1]+[.BS4]*[.$BS$1]+[.BT4]*[.$BT$1]+[.BU4]*[.$BU$1]+[.BV4]*[.$BV$1]+[.BW4]*[.$BW$1]+[.BX4]*[.$BX$1]+[.BY4]*[.$BY$1]+[.BZ4]*[.$BZ$1]+[.CA4]*[.$CA$1]+[.CB4]*[.$CB$1]+[.CC4]*[.$CC$1])/COUNT([.B4:.CC4]);0)" office:value-type="float" office:value="0" calcext:value-type="float">
            <text:p>0</text:p>
          </table:table-cell>
          <table:table-cell table:formula="of:=IF([.CE4]&lt;&gt;[.CD4];&quot;X&quot;;&quot;&quot;)">
            <text:p/>
          </table:table-cell>
          <table:table-cell table:number-columns-repeated="108"/>
          <table:table-cell table:formula="of:=IF([.GJ4]&lt;&gt;[.GI4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:.CC5])/COUNT([.A5:.CC5]));0)" office:value-type="float" office:value="0" calcext:value-type="float">
            <text:p>0</text:p>
          </table:table-cell>
          <table:table-cell table:formula="of:=ROUND(([.B5]*[.$B$1]+[.C5]*[.$C$1]+[.D5]*[.$D$1]+[.E5]*[.$E$1]+[.F5]*[.$F$1]+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+[.AM5]*[.$AM$1]+[.AN5]*[.$AN$1]+[.AO5]*[.$AO$1]+[.AP5]*[.$AP$1]+[.AQ5]*[.$AQ$1]+[.AR5]*[.$AR$1]+[.AS5]*[.$AS$1]+[.AT5]*[.$AT$1]+[.AU5]*[.$AU$1]+[.AV5]*[.$AV$1]+[.AW5]*[.$AW$1]+[.AX5]*[.$AX$1]+[.AY5]*[.$AY$1]+[.AZ5]*[.$AZ$1]+[.BA5]*[.$BA$1]+[.BB5]*[.$BB$1]+[.BC5]*[.$BC$1]+[.BD5]*[.$BD$1]+[.BE5]*[.$BE$1]+[.BF5]*[.$BF$1]+[.BG5]*[.$BG$1]+[.BH5]*[.$BH$1]+[.BI5]*[.$BI$1]+[.BJ5]*[.$BJ$1]+[.BK5]*[.$BK$1]+[.BL5]*[.$BL$1]+[.BM5]*[.$BM$1]+[.BN5]*[.$BN$1]+[.BO5]*[.$BO$1]+[.BP5]*[.$BP$1]+[.BQ5]*[.$BQ$1]+[.BR5]*[.$BR$1]+[.BS5]*[.$BS$1]+[.BT5]*[.$BT$1]+[.BU5]*[.$BU$1]+[.BV5]*[.$BV$1]+[.BW5]*[.$BW$1]+[.BX5]*[.$BX$1]+[.BY5]*[.$BY$1]+[.BZ5]*[.$BZ$1]+[.CA5]*[.$CA$1]+[.CB5]*[.$CB$1]+[.CC5]*[.$CC$1])/COUNT([.B5:.CC5]);0)" office:value-type="float" office:value="0" calcext:value-type="float">
            <text:p>0</text:p>
          </table:table-cell>
          <table:table-cell table:formula="of:=IF([.CE5]&lt;&gt;[.CD5];&quot;X&quot;;&quot;&quot;)">
            <text:p/>
          </table:table-cell>
          <table:table-cell table:number-columns-repeated="108"/>
          <table:table-cell table:formula="of:=IF([.GJ5]&lt;&gt;[.GI5];&quot;X&quot;;&quot;&quot;)">
            <text:p/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6:.CC6])/COUNT([.A6:.CC6]));0)" office:value-type="float" office:value="0" calcext:value-type="float">
            <text:p>0</text:p>
          </table:table-cell>
          <table:table-cell table:formula="of:=ROUND(([.B6]*[.$B$1]+[.C6]*[.$C$1]+[.D6]*[.$D$1]+[.E6]*[.$E$1]+[.F6]*[.$F$1]+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+[.AM6]*[.$AM$1]+[.AN6]*[.$AN$1]+[.AO6]*[.$AO$1]+[.AP6]*[.$AP$1]+[.AQ6]*[.$AQ$1]+[.AR6]*[.$AR$1]+[.AS6]*[.$AS$1]+[.AT6]*[.$AT$1]+[.AU6]*[.$AU$1]+[.AV6]*[.$AV$1]+[.AW6]*[.$AW$1]+[.AX6]*[.$AX$1]+[.AY6]*[.$AY$1]+[.AZ6]*[.$AZ$1]+[.BA6]*[.$BA$1]+[.BB6]*[.$BB$1]+[.BC6]*[.$BC$1]+[.BD6]*[.$BD$1]+[.BE6]*[.$BE$1]+[.BF6]*[.$BF$1]+[.BG6]*[.$BG$1]+[.BH6]*[.$BH$1]+[.BI6]*[.$BI$1]+[.BJ6]*[.$BJ$1]+[.BK6]*[.$BK$1]+[.BL6]*[.$BL$1]+[.BM6]*[.$BM$1]+[.BN6]*[.$BN$1]+[.BO6]*[.$BO$1]+[.BP6]*[.$BP$1]+[.BQ6]*[.$BQ$1]+[.BR6]*[.$BR$1]+[.BS6]*[.$BS$1]+[.BT6]*[.$BT$1]+[.BU6]*[.$BU$1]+[.BV6]*[.$BV$1]+[.BW6]*[.$BW$1]+[.BX6]*[.$BX$1]+[.BY6]*[.$BY$1]+[.BZ6]*[.$BZ$1]+[.CA6]*[.$CA$1]+[.CB6]*[.$CB$1]+[.CC6]*[.$CC$1])/COUNT([.B6:.CC6]);0)" office:value-type="float" office:value="0" calcext:value-type="float">
            <text:p>0</text:p>
          </table:table-cell>
          <table:table-cell table:formula="of:=IF([.CE6]&lt;&gt;[.CD6];&quot;X&quot;;&quot;&quot;)">
            <text:p/>
          </table:table-cell>
          <table:table-cell table:number-columns-repeated="108"/>
          <table:table-cell table:formula="of:=IF([.GJ6]&lt;&gt;[.GI6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:.CC7])/COUNT([.A7:.CC7]));0)" office:value-type="float" office:value="0" calcext:value-type="float">
            <text:p>0</text:p>
          </table:table-cell>
          <table:table-cell table:formula="of:=ROUND(([.B7]*[.$B$1]+[.C7]*[.$C$1]+[.D7]*[.$D$1]+[.E7]*[.$E$1]+[.F7]*[.$F$1]+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+[.AM7]*[.$AM$1]+[.AN7]*[.$AN$1]+[.AO7]*[.$AO$1]+[.AP7]*[.$AP$1]+[.AQ7]*[.$AQ$1]+[.AR7]*[.$AR$1]+[.AS7]*[.$AS$1]+[.AT7]*[.$AT$1]+[.AU7]*[.$AU$1]+[.AV7]*[.$AV$1]+[.AW7]*[.$AW$1]+[.AX7]*[.$AX$1]+[.AY7]*[.$AY$1]+[.AZ7]*[.$AZ$1]+[.BA7]*[.$BA$1]+[.BB7]*[.$BB$1]+[.BC7]*[.$BC$1]+[.BD7]*[.$BD$1]+[.BE7]*[.$BE$1]+[.BF7]*[.$BF$1]+[.BG7]*[.$BG$1]+[.BH7]*[.$BH$1]+[.BI7]*[.$BI$1]+[.BJ7]*[.$BJ$1]+[.BK7]*[.$BK$1]+[.BL7]*[.$BL$1]+[.BM7]*[.$BM$1]+[.BN7]*[.$BN$1]+[.BO7]*[.$BO$1]+[.BP7]*[.$BP$1]+[.BQ7]*[.$BQ$1]+[.BR7]*[.$BR$1]+[.BS7]*[.$BS$1]+[.BT7]*[.$BT$1]+[.BU7]*[.$BU$1]+[.BV7]*[.$BV$1]+[.BW7]*[.$BW$1]+[.BX7]*[.$BX$1]+[.BY7]*[.$BY$1]+[.BZ7]*[.$BZ$1]+[.CA7]*[.$CA$1]+[.CB7]*[.$CB$1]+[.CC7]*[.$CC$1])/COUNT([.B7:.CC7]);0)" office:value-type="float" office:value="0" calcext:value-type="float">
            <text:p>0</text:p>
          </table:table-cell>
          <table:table-cell table:formula="of:=IF([.CE7]&lt;&gt;[.CD7];&quot;X&quot;;&quot;&quot;)">
            <text:p/>
          </table:table-cell>
          <table:table-cell table:number-columns-repeated="108"/>
          <table:table-cell table:formula="of:=IF([.GJ7]&lt;&gt;[.GI7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8:.CC8])/COUNT([.A8:.CC8]));0)" office:value-type="float" office:value="0" calcext:value-type="float">
            <text:p>0</text:p>
          </table:table-cell>
          <table:table-cell table:formula="of:=ROUND(([.B8]*[.$B$1]+[.C8]*[.$C$1]+[.D8]*[.$D$1]+[.E8]*[.$E$1]+[.F8]*[.$F$1]+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+[.AM8]*[.$AM$1]+[.AN8]*[.$AN$1]+[.AO8]*[.$AO$1]+[.AP8]*[.$AP$1]+[.AQ8]*[.$AQ$1]+[.AR8]*[.$AR$1]+[.AS8]*[.$AS$1]+[.AT8]*[.$AT$1]+[.AU8]*[.$AU$1]+[.AV8]*[.$AV$1]+[.AW8]*[.$AW$1]+[.AX8]*[.$AX$1]+[.AY8]*[.$AY$1]+[.AZ8]*[.$AZ$1]+[.BA8]*[.$BA$1]+[.BB8]*[.$BB$1]+[.BC8]*[.$BC$1]+[.BD8]*[.$BD$1]+[.BE8]*[.$BE$1]+[.BF8]*[.$BF$1]+[.BG8]*[.$BG$1]+[.BH8]*[.$BH$1]+[.BI8]*[.$BI$1]+[.BJ8]*[.$BJ$1]+[.BK8]*[.$BK$1]+[.BL8]*[.$BL$1]+[.BM8]*[.$BM$1]+[.BN8]*[.$BN$1]+[.BO8]*[.$BO$1]+[.BP8]*[.$BP$1]+[.BQ8]*[.$BQ$1]+[.BR8]*[.$BR$1]+[.BS8]*[.$BS$1]+[.BT8]*[.$BT$1]+[.BU8]*[.$BU$1]+[.BV8]*[.$BV$1]+[.BW8]*[.$BW$1]+[.BX8]*[.$BX$1]+[.BY8]*[.$BY$1]+[.BZ8]*[.$BZ$1]+[.CA8]*[.$CA$1]+[.CB8]*[.$CB$1]+[.CC8]*[.$CC$1])/COUNT([.B8:.CC8]);0)" office:value-type="float" office:value="0" calcext:value-type="float">
            <text:p>0</text:p>
          </table:table-cell>
          <table:table-cell table:formula="of:=IF([.CE8]&lt;&gt;[.CD8];&quot;X&quot;;&quot;&quot;)">
            <text:p/>
          </table:table-cell>
          <table:table-cell table:number-columns-repeated="108"/>
          <table:table-cell table:formula="of:=IF([.GJ8]&lt;&gt;[.GI8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:.CC9])/COUNT([.A9:.CC9]));0)" office:value-type="float" office:value="0" calcext:value-type="float">
            <text:p>0</text:p>
          </table:table-cell>
          <table:table-cell table:formula="of:=ROUND(([.B9]*[.$B$1]+[.C9]*[.$C$1]+[.D9]*[.$D$1]+[.E9]*[.$E$1]+[.F9]*[.$F$1]+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+[.AM9]*[.$AM$1]+[.AN9]*[.$AN$1]+[.AO9]*[.$AO$1]+[.AP9]*[.$AP$1]+[.AQ9]*[.$AQ$1]+[.AR9]*[.$AR$1]+[.AS9]*[.$AS$1]+[.AT9]*[.$AT$1]+[.AU9]*[.$AU$1]+[.AV9]*[.$AV$1]+[.AW9]*[.$AW$1]+[.AX9]*[.$AX$1]+[.AY9]*[.$AY$1]+[.AZ9]*[.$AZ$1]+[.BA9]*[.$BA$1]+[.BB9]*[.$BB$1]+[.BC9]*[.$BC$1]+[.BD9]*[.$BD$1]+[.BE9]*[.$BE$1]+[.BF9]*[.$BF$1]+[.BG9]*[.$BG$1]+[.BH9]*[.$BH$1]+[.BI9]*[.$BI$1]+[.BJ9]*[.$BJ$1]+[.BK9]*[.$BK$1]+[.BL9]*[.$BL$1]+[.BM9]*[.$BM$1]+[.BN9]*[.$BN$1]+[.BO9]*[.$BO$1]+[.BP9]*[.$BP$1]+[.BQ9]*[.$BQ$1]+[.BR9]*[.$BR$1]+[.BS9]*[.$BS$1]+[.BT9]*[.$BT$1]+[.BU9]*[.$BU$1]+[.BV9]*[.$BV$1]+[.BW9]*[.$BW$1]+[.BX9]*[.$BX$1]+[.BY9]*[.$BY$1]+[.BZ9]*[.$BZ$1]+[.CA9]*[.$CA$1]+[.CB9]*[.$CB$1]+[.CC9]*[.$CC$1])/COUNT([.B9:.CC9]);0)" office:value-type="float" office:value="0" calcext:value-type="float">
            <text:p>0</text:p>
          </table:table-cell>
          <table:table-cell table:formula="of:=IF([.CE9]&lt;&gt;[.CD9];&quot;X&quot;;&quot;&quot;)">
            <text:p/>
          </table:table-cell>
          <table:table-cell table:number-columns-repeated="108"/>
          <table:table-cell table:formula="of:=IF([.GJ9]&lt;&gt;[.GI9];&quot;X&quot;;&quot;&quot;)">
            <text:p/>
          </table:table-cell>
        </table:table-row>
        <table:table-row table:style-name="ro1">
          <table:table-cell table:number-columns-repeated="69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0:.CC10])/COUNT([.A10:.CC10]));0)" office:value-type="float" office:value="1" calcext:value-type="float">
            <text:p>1</text:p>
          </table:table-cell>
          <table:table-cell table:formula="of:=ROUND(([.B10]*[.$B$1]+[.C10]*[.$C$1]+[.D10]*[.$D$1]+[.E10]*[.$E$1]+[.F10]*[.$F$1]+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+[.AM10]*[.$AM$1]+[.AN10]*[.$AN$1]+[.AO10]*[.$AO$1]+[.AP10]*[.$AP$1]+[.AQ10]*[.$AQ$1]+[.AR10]*[.$AR$1]+[.AS10]*[.$AS$1]+[.AT10]*[.$AT$1]+[.AU10]*[.$AU$1]+[.AV10]*[.$AV$1]+[.AW10]*[.$AW$1]+[.AX10]*[.$AX$1]+[.AY10]*[.$AY$1]+[.AZ10]*[.$AZ$1]+[.BA10]*[.$BA$1]+[.BB10]*[.$BB$1]+[.BC10]*[.$BC$1]+[.BD10]*[.$BD$1]+[.BE10]*[.$BE$1]+[.BF10]*[.$BF$1]+[.BG10]*[.$BG$1]+[.BH10]*[.$BH$1]+[.BI10]*[.$BI$1]+[.BJ10]*[.$BJ$1]+[.BK10]*[.$BK$1]+[.BL10]*[.$BL$1]+[.BM10]*[.$BM$1]+[.BN10]*[.$BN$1]+[.BO10]*[.$BO$1]+[.BP10]*[.$BP$1]+[.BQ10]*[.$BQ$1]+[.BR10]*[.$BR$1]+[.BS10]*[.$BS$1]+[.BT10]*[.$BT$1]+[.BU10]*[.$BU$1]+[.BV10]*[.$BV$1]+[.BW10]*[.$BW$1]+[.BX10]*[.$BX$1]+[.BY10]*[.$BY$1]+[.BZ10]*[.$BZ$1]+[.CA10]*[.$CA$1]+[.CB10]*[.$CB$1]+[.CC10]*[.$CC$1])/COUNT([.B10:.CC10]);0)" office:value-type="float" office:value="1" calcext:value-type="float">
            <text:p>1</text:p>
          </table:table-cell>
          <table:table-cell table:formula="of:=IF([.CE10]&lt;&gt;[.CD10];&quot;X&quot;;&quot;&quot;)">
            <text:p/>
          </table:table-cell>
          <table:table-cell table:number-columns-repeated="108"/>
          <table:table-cell table:formula="of:=IF([.GJ10]&lt;&gt;[.GI10];&quot;X&quot;;&quot;&quot;)">
            <text:p/>
          </table:table-cell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ROUND((SUM([.B11:.CC11])/COUNT([.A11:.CC11]));0)" office:value-type="float" office:value="1" calcext:value-type="float">
            <text:p>1</text:p>
          </table:table-cell>
          <table:table-cell table:formula="of:=ROUND(([.B11]*[.$B$1]+[.C11]*[.$C$1]+[.D11]*[.$D$1]+[.E11]*[.$E$1]+[.F11]*[.$F$1]+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+[.AM11]*[.$AM$1]+[.AN11]*[.$AN$1]+[.AO11]*[.$AO$1]+[.AP11]*[.$AP$1]+[.AQ11]*[.$AQ$1]+[.AR11]*[.$AR$1]+[.AS11]*[.$AS$1]+[.AT11]*[.$AT$1]+[.AU11]*[.$AU$1]+[.AV11]*[.$AV$1]+[.AW11]*[.$AW$1]+[.AX11]*[.$AX$1]+[.AY11]*[.$AY$1]+[.AZ11]*[.$AZ$1]+[.BA11]*[.$BA$1]+[.BB11]*[.$BB$1]+[.BC11]*[.$BC$1]+[.BD11]*[.$BD$1]+[.BE11]*[.$BE$1]+[.BF11]*[.$BF$1]+[.BG11]*[.$BG$1]+[.BH11]*[.$BH$1]+[.BI11]*[.$BI$1]+[.BJ11]*[.$BJ$1]+[.BK11]*[.$BK$1]+[.BL11]*[.$BL$1]+[.BM11]*[.$BM$1]+[.BN11]*[.$BN$1]+[.BO11]*[.$BO$1]+[.BP11]*[.$BP$1]+[.BQ11]*[.$BQ$1]+[.BR11]*[.$BR$1]+[.BS11]*[.$BS$1]+[.BT11]*[.$BT$1]+[.BU11]*[.$BU$1]+[.BV11]*[.$BV$1]+[.BW11]*[.$BW$1]+[.BX11]*[.$BX$1]+[.BY11]*[.$BY$1]+[.BZ11]*[.$BZ$1]+[.CA11]*[.$CA$1]+[.CB11]*[.$CB$1]+[.CC11]*[.$CC$1])/COUNT([.B11:.CC11]);0)" office:value-type="float" office:value="0" calcext:value-type="float">
            <text:p>0</text:p>
          </table:table-cell>
          <table:table-cell table:formula="of:=IF([.CE11]&lt;&gt;[.CD11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GJ11]&lt;&gt;[.GI11];&quot;X&quot;;&quot;&quot;)">
            <text:p/>
          </table:table-cell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2:.CC12])/COUNT([.A12:.CC12]));0)" office:value-type="float" office:value="1" calcext:value-type="float">
            <text:p>1</text:p>
          </table:table-cell>
          <table:table-cell table:formula="of:=ROUND(([.B12]*[.$B$1]+[.C12]*[.$C$1]+[.D12]*[.$D$1]+[.E12]*[.$E$1]+[.F12]*[.$F$1]+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+[.AM12]*[.$AM$1]+[.AN12]*[.$AN$1]+[.AO12]*[.$AO$1]+[.AP12]*[.$AP$1]+[.AQ12]*[.$AQ$1]+[.AR12]*[.$AR$1]+[.AS12]*[.$AS$1]+[.AT12]*[.$AT$1]+[.AU12]*[.$AU$1]+[.AV12]*[.$AV$1]+[.AW12]*[.$AW$1]+[.AX12]*[.$AX$1]+[.AY12]*[.$AY$1]+[.AZ12]*[.$AZ$1]+[.BA12]*[.$BA$1]+[.BB12]*[.$BB$1]+[.BC12]*[.$BC$1]+[.BD12]*[.$BD$1]+[.BE12]*[.$BE$1]+[.BF12]*[.$BF$1]+[.BG12]*[.$BG$1]+[.BH12]*[.$BH$1]+[.BI12]*[.$BI$1]+[.BJ12]*[.$BJ$1]+[.BK12]*[.$BK$1]+[.BL12]*[.$BL$1]+[.BM12]*[.$BM$1]+[.BN12]*[.$BN$1]+[.BO12]*[.$BO$1]+[.BP12]*[.$BP$1]+[.BQ12]*[.$BQ$1]+[.BR12]*[.$BR$1]+[.BS12]*[.$BS$1]+[.BT12]*[.$BT$1]+[.BU12]*[.$BU$1]+[.BV12]*[.$BV$1]+[.BW12]*[.$BW$1]+[.BX12]*[.$BX$1]+[.BY12]*[.$BY$1]+[.BZ12]*[.$BZ$1]+[.CA12]*[.$CA$1]+[.CB12]*[.$CB$1]+[.CC12]*[.$CC$1])/COUNT([.B12:.CC12]);0)" office:value-type="float" office:value="0" calcext:value-type="float">
            <text:p>0</text:p>
          </table:table-cell>
          <table:table-cell table:formula="of:=IF([.CE12]&lt;&gt;[.CD12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GJ12]&lt;&gt;[.GI12];&quot;X&quot;;&quot;&quot;)">
            <text:p/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3:.CC13])/COUNT([.A13:.CC13]));0)" office:value-type="float" office:value="1" calcext:value-type="float">
            <text:p>1</text:p>
          </table:table-cell>
          <table:table-cell table:formula="of:=ROUND(([.B13]*[.$B$1]+[.C13]*[.$C$1]+[.D13]*[.$D$1]+[.E13]*[.$E$1]+[.F13]*[.$F$1]+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+[.AM13]*[.$AM$1]+[.AN13]*[.$AN$1]+[.AO13]*[.$AO$1]+[.AP13]*[.$AP$1]+[.AQ13]*[.$AQ$1]+[.AR13]*[.$AR$1]+[.AS13]*[.$AS$1]+[.AT13]*[.$AT$1]+[.AU13]*[.$AU$1]+[.AV13]*[.$AV$1]+[.AW13]*[.$AW$1]+[.AX13]*[.$AX$1]+[.AY13]*[.$AY$1]+[.AZ13]*[.$AZ$1]+[.BA13]*[.$BA$1]+[.BB13]*[.$BB$1]+[.BC13]*[.$BC$1]+[.BD13]*[.$BD$1]+[.BE13]*[.$BE$1]+[.BF13]*[.$BF$1]+[.BG13]*[.$BG$1]+[.BH13]*[.$BH$1]+[.BI13]*[.$BI$1]+[.BJ13]*[.$BJ$1]+[.BK13]*[.$BK$1]+[.BL13]*[.$BL$1]+[.BM13]*[.$BM$1]+[.BN13]*[.$BN$1]+[.BO13]*[.$BO$1]+[.BP13]*[.$BP$1]+[.BQ13]*[.$BQ$1]+[.BR13]*[.$BR$1]+[.BS13]*[.$BS$1]+[.BT13]*[.$BT$1]+[.BU13]*[.$BU$1]+[.BV13]*[.$BV$1]+[.BW13]*[.$BW$1]+[.BX13]*[.$BX$1]+[.BY13]*[.$BY$1]+[.BZ13]*[.$BZ$1]+[.CA13]*[.$CA$1]+[.CB13]*[.$CB$1]+[.CC13]*[.$CC$1])/COUNT([.B13:.CC13]);0)" office:value-type="float" office:value="1" calcext:value-type="float">
            <text:p>1</text:p>
          </table:table-cell>
          <table:table-cell table:formula="of:=IF([.CE13]&lt;&gt;[.CD13];&quot;X&quot;;&quot;&quot;)">
            <text:p/>
          </table:table-cell>
          <table:table-cell table:number-columns-repeated="108"/>
          <table:table-cell table:formula="of:=IF([.GJ13]&lt;&gt;[.GI13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:.CC14])/COUNT([.A14:.CC14]));0)" office:value-type="float" office:value="1" calcext:value-type="float">
            <text:p>1</text:p>
          </table:table-cell>
          <table:table-cell table:formula="of:=ROUND(([.B14]*[.$B$1]+[.C14]*[.$C$1]+[.D14]*[.$D$1]+[.E14]*[.$E$1]+[.F14]*[.$F$1]+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+[.AM14]*[.$AM$1]+[.AN14]*[.$AN$1]+[.AO14]*[.$AO$1]+[.AP14]*[.$AP$1]+[.AQ14]*[.$AQ$1]+[.AR14]*[.$AR$1]+[.AS14]*[.$AS$1]+[.AT14]*[.$AT$1]+[.AU14]*[.$AU$1]+[.AV14]*[.$AV$1]+[.AW14]*[.$AW$1]+[.AX14]*[.$AX$1]+[.AY14]*[.$AY$1]+[.AZ14]*[.$AZ$1]+[.BA14]*[.$BA$1]+[.BB14]*[.$BB$1]+[.BC14]*[.$BC$1]+[.BD14]*[.$BD$1]+[.BE14]*[.$BE$1]+[.BF14]*[.$BF$1]+[.BG14]*[.$BG$1]+[.BH14]*[.$BH$1]+[.BI14]*[.$BI$1]+[.BJ14]*[.$BJ$1]+[.BK14]*[.$BK$1]+[.BL14]*[.$BL$1]+[.BM14]*[.$BM$1]+[.BN14]*[.$BN$1]+[.BO14]*[.$BO$1]+[.BP14]*[.$BP$1]+[.BQ14]*[.$BQ$1]+[.BR14]*[.$BR$1]+[.BS14]*[.$BS$1]+[.BT14]*[.$BT$1]+[.BU14]*[.$BU$1]+[.BV14]*[.$BV$1]+[.BW14]*[.$BW$1]+[.BX14]*[.$BX$1]+[.BY14]*[.$BY$1]+[.BZ14]*[.$BZ$1]+[.CA14]*[.$CA$1]+[.CB14]*[.$CB$1]+[.CC14]*[.$CC$1])/COUNT([.B14:.CC14]);0)" office:value-type="float" office:value="1" calcext:value-type="float">
            <text:p>1</text:p>
          </table:table-cell>
          <table:table-cell table:formula="of:=IF([.CE14]&lt;&gt;[.CD14];&quot;X&quot;;&quot;&quot;)">
            <text:p/>
          </table:table-cell>
          <table:table-cell table:number-columns-repeated="108"/>
          <table:table-cell table:formula="of:=IF([.GJ14]&lt;&gt;[.GI14];&quot;X&quot;;&quot;&quot;)">
            <text:p/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5:.CC15])/COUNT([.A15:.CC15]));0)" office:value-type="float" office:value="1" calcext:value-type="float">
            <text:p>1</text:p>
          </table:table-cell>
          <table:table-cell table:formula="of:=ROUND(([.B15]*[.$B$1]+[.C15]*[.$C$1]+[.D15]*[.$D$1]+[.E15]*[.$E$1]+[.F15]*[.$F$1]+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+[.AM15]*[.$AM$1]+[.AN15]*[.$AN$1]+[.AO15]*[.$AO$1]+[.AP15]*[.$AP$1]+[.AQ15]*[.$AQ$1]+[.AR15]*[.$AR$1]+[.AS15]*[.$AS$1]+[.AT15]*[.$AT$1]+[.AU15]*[.$AU$1]+[.AV15]*[.$AV$1]+[.AW15]*[.$AW$1]+[.AX15]*[.$AX$1]+[.AY15]*[.$AY$1]+[.AZ15]*[.$AZ$1]+[.BA15]*[.$BA$1]+[.BB15]*[.$BB$1]+[.BC15]*[.$BC$1]+[.BD15]*[.$BD$1]+[.BE15]*[.$BE$1]+[.BF15]*[.$BF$1]+[.BG15]*[.$BG$1]+[.BH15]*[.$BH$1]+[.BI15]*[.$BI$1]+[.BJ15]*[.$BJ$1]+[.BK15]*[.$BK$1]+[.BL15]*[.$BL$1]+[.BM15]*[.$BM$1]+[.BN15]*[.$BN$1]+[.BO15]*[.$BO$1]+[.BP15]*[.$BP$1]+[.BQ15]*[.$BQ$1]+[.BR15]*[.$BR$1]+[.BS15]*[.$BS$1]+[.BT15]*[.$BT$1]+[.BU15]*[.$BU$1]+[.BV15]*[.$BV$1]+[.BW15]*[.$BW$1]+[.BX15]*[.$BX$1]+[.BY15]*[.$BY$1]+[.BZ15]*[.$BZ$1]+[.CA15]*[.$CA$1]+[.CB15]*[.$CB$1]+[.CC15]*[.$CC$1])/COUNT([.B15:.CC15]);0)" office:value-type="float" office:value="0" calcext:value-type="float">
            <text:p>0</text:p>
          </table:table-cell>
          <table:table-cell table:formula="of:=IF([.CE15]&lt;&gt;[.CD15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GJ15]&lt;&gt;[.GI15];&quot;X&quot;;&quot;&quot;)">
            <text:p/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  <table:table-cell table:formula="of:=ROUND((SUM([.B16:.CC16])/COUNT([.A16:.CC16]));0)" office:value-type="float" office:value="1" calcext:value-type="float">
            <text:p>1</text:p>
          </table:table-cell>
          <table:table-cell table:formula="of:=ROUND(([.B16]*[.$B$1]+[.C16]*[.$C$1]+[.D16]*[.$D$1]+[.E16]*[.$E$1]+[.F16]*[.$F$1]+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+[.AM16]*[.$AM$1]+[.AN16]*[.$AN$1]+[.AO16]*[.$AO$1]+[.AP16]*[.$AP$1]+[.AQ16]*[.$AQ$1]+[.AR16]*[.$AR$1]+[.AS16]*[.$AS$1]+[.AT16]*[.$AT$1]+[.AU16]*[.$AU$1]+[.AV16]*[.$AV$1]+[.AW16]*[.$AW$1]+[.AX16]*[.$AX$1]+[.AY16]*[.$AY$1]+[.AZ16]*[.$AZ$1]+[.BA16]*[.$BA$1]+[.BB16]*[.$BB$1]+[.BC16]*[.$BC$1]+[.BD16]*[.$BD$1]+[.BE16]*[.$BE$1]+[.BF16]*[.$BF$1]+[.BG16]*[.$BG$1]+[.BH16]*[.$BH$1]+[.BI16]*[.$BI$1]+[.BJ16]*[.$BJ$1]+[.BK16]*[.$BK$1]+[.BL16]*[.$BL$1]+[.BM16]*[.$BM$1]+[.BN16]*[.$BN$1]+[.BO16]*[.$BO$1]+[.BP16]*[.$BP$1]+[.BQ16]*[.$BQ$1]+[.BR16]*[.$BR$1]+[.BS16]*[.$BS$1]+[.BT16]*[.$BT$1]+[.BU16]*[.$BU$1]+[.BV16]*[.$BV$1]+[.BW16]*[.$BW$1]+[.BX16]*[.$BX$1]+[.BY16]*[.$BY$1]+[.BZ16]*[.$BZ$1]+[.CA16]*[.$CA$1]+[.CB16]*[.$CB$1]+[.CC16]*[.$CC$1])/COUNT([.B16:.CC16]);0)" office:value-type="float" office:value="1" calcext:value-type="float">
            <text:p>1</text:p>
          </table:table-cell>
          <table:table-cell table:formula="of:=IF([.CE16]&lt;&gt;[.CD16];&quot;X&quot;;&quot;&quot;)">
            <text:p/>
          </table:table-cell>
          <table:table-cell table:number-columns-repeated="108"/>
          <table:table-cell table:formula="of:=IF([.GJ16]&lt;&gt;[.GI16];&quot;X&quot;;&quot;&quot;)">
            <text:p/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7:.CC17])/COUNT([.A17:.CC17]));0)" office:value-type="float" office:value="0" calcext:value-type="float">
            <text:p>0</text:p>
          </table:table-cell>
          <table:table-cell table:formula="of:=ROUND(([.B17]*[.$B$1]+[.C17]*[.$C$1]+[.D17]*[.$D$1]+[.E17]*[.$E$1]+[.F17]*[.$F$1]+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+[.AM17]*[.$AM$1]+[.AN17]*[.$AN$1]+[.AO17]*[.$AO$1]+[.AP17]*[.$AP$1]+[.AQ17]*[.$AQ$1]+[.AR17]*[.$AR$1]+[.AS17]*[.$AS$1]+[.AT17]*[.$AT$1]+[.AU17]*[.$AU$1]+[.AV17]*[.$AV$1]+[.AW17]*[.$AW$1]+[.AX17]*[.$AX$1]+[.AY17]*[.$AY$1]+[.AZ17]*[.$AZ$1]+[.BA17]*[.$BA$1]+[.BB17]*[.$BB$1]+[.BC17]*[.$BC$1]+[.BD17]*[.$BD$1]+[.BE17]*[.$BE$1]+[.BF17]*[.$BF$1]+[.BG17]*[.$BG$1]+[.BH17]*[.$BH$1]+[.BI17]*[.$BI$1]+[.BJ17]*[.$BJ$1]+[.BK17]*[.$BK$1]+[.BL17]*[.$BL$1]+[.BM17]*[.$BM$1]+[.BN17]*[.$BN$1]+[.BO17]*[.$BO$1]+[.BP17]*[.$BP$1]+[.BQ17]*[.$BQ$1]+[.BR17]*[.$BR$1]+[.BS17]*[.$BS$1]+[.BT17]*[.$BT$1]+[.BU17]*[.$BU$1]+[.BV17]*[.$BV$1]+[.BW17]*[.$BW$1]+[.BX17]*[.$BX$1]+[.BY17]*[.$BY$1]+[.BZ17]*[.$BZ$1]+[.CA17]*[.$CA$1]+[.CB17]*[.$CB$1]+[.CC17]*[.$CC$1])/COUNT([.B17:.CC17]);0)" office:value-type="float" office:value="0" calcext:value-type="float">
            <text:p>0</text:p>
          </table:table-cell>
          <table:table-cell table:formula="of:=IF([.CE17]&lt;&gt;[.CD17];&quot;X&quot;;&quot;&quot;)">
            <text:p/>
          </table:table-cell>
          <table:table-cell table:number-columns-repeated="108"/>
          <table:table-cell table:formula="of:=IF([.GJ17]&lt;&gt;[.GI17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8:.CC18])/COUNT([.A18:.CC18]));0)" office:value-type="float" office:value="0" calcext:value-type="float">
            <text:p>0</text:p>
          </table:table-cell>
          <table:table-cell table:formula="of:=ROUND(([.B18]*[.$B$1]+[.C18]*[.$C$1]+[.D18]*[.$D$1]+[.E18]*[.$E$1]+[.F18]*[.$F$1]+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+[.AM18]*[.$AM$1]+[.AN18]*[.$AN$1]+[.AO18]*[.$AO$1]+[.AP18]*[.$AP$1]+[.AQ18]*[.$AQ$1]+[.AR18]*[.$AR$1]+[.AS18]*[.$AS$1]+[.AT18]*[.$AT$1]+[.AU18]*[.$AU$1]+[.AV18]*[.$AV$1]+[.AW18]*[.$AW$1]+[.AX18]*[.$AX$1]+[.AY18]*[.$AY$1]+[.AZ18]*[.$AZ$1]+[.BA18]*[.$BA$1]+[.BB18]*[.$BB$1]+[.BC18]*[.$BC$1]+[.BD18]*[.$BD$1]+[.BE18]*[.$BE$1]+[.BF18]*[.$BF$1]+[.BG18]*[.$BG$1]+[.BH18]*[.$BH$1]+[.BI18]*[.$BI$1]+[.BJ18]*[.$BJ$1]+[.BK18]*[.$BK$1]+[.BL18]*[.$BL$1]+[.BM18]*[.$BM$1]+[.BN18]*[.$BN$1]+[.BO18]*[.$BO$1]+[.BP18]*[.$BP$1]+[.BQ18]*[.$BQ$1]+[.BR18]*[.$BR$1]+[.BS18]*[.$BS$1]+[.BT18]*[.$BT$1]+[.BU18]*[.$BU$1]+[.BV18]*[.$BV$1]+[.BW18]*[.$BW$1]+[.BX18]*[.$BX$1]+[.BY18]*[.$BY$1]+[.BZ18]*[.$BZ$1]+[.CA18]*[.$CA$1]+[.CB18]*[.$CB$1]+[.CC18]*[.$CC$1])/COUNT([.B18:.CC18]);0)" office:value-type="float" office:value="0" calcext:value-type="float">
            <text:p>0</text:p>
          </table:table-cell>
          <table:table-cell table:formula="of:=IF([.CE18]&lt;&gt;[.CD18];&quot;X&quot;;&quot;&quot;)">
            <text:p/>
          </table:table-cell>
          <table:table-cell table:number-columns-repeated="108"/>
          <table:table-cell table:formula="of:=IF([.GJ18]&lt;&gt;[.GI18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:.CC19])/COUNT([.A19:.CC19]));0)" office:value-type="float" office:value="0" calcext:value-type="float">
            <text:p>0</text:p>
          </table:table-cell>
          <table:table-cell table:formula="of:=ROUND(([.B19]*[.$B$1]+[.C19]*[.$C$1]+[.D19]*[.$D$1]+[.E19]*[.$E$1]+[.F19]*[.$F$1]+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+[.AM19]*[.$AM$1]+[.AN19]*[.$AN$1]+[.AO19]*[.$AO$1]+[.AP19]*[.$AP$1]+[.AQ19]*[.$AQ$1]+[.AR19]*[.$AR$1]+[.AS19]*[.$AS$1]+[.AT19]*[.$AT$1]+[.AU19]*[.$AU$1]+[.AV19]*[.$AV$1]+[.AW19]*[.$AW$1]+[.AX19]*[.$AX$1]+[.AY19]*[.$AY$1]+[.AZ19]*[.$AZ$1]+[.BA19]*[.$BA$1]+[.BB19]*[.$BB$1]+[.BC19]*[.$BC$1]+[.BD19]*[.$BD$1]+[.BE19]*[.$BE$1]+[.BF19]*[.$BF$1]+[.BG19]*[.$BG$1]+[.BH19]*[.$BH$1]+[.BI19]*[.$BI$1]+[.BJ19]*[.$BJ$1]+[.BK19]*[.$BK$1]+[.BL19]*[.$BL$1]+[.BM19]*[.$BM$1]+[.BN19]*[.$BN$1]+[.BO19]*[.$BO$1]+[.BP19]*[.$BP$1]+[.BQ19]*[.$BQ$1]+[.BR19]*[.$BR$1]+[.BS19]*[.$BS$1]+[.BT19]*[.$BT$1]+[.BU19]*[.$BU$1]+[.BV19]*[.$BV$1]+[.BW19]*[.$BW$1]+[.BX19]*[.$BX$1]+[.BY19]*[.$BY$1]+[.BZ19]*[.$BZ$1]+[.CA19]*[.$CA$1]+[.CB19]*[.$CB$1]+[.CC19]*[.$CC$1])/COUNT([.B19:.CC19]);0)" office:value-type="float" office:value="0" calcext:value-type="float">
            <text:p>0</text:p>
          </table:table-cell>
          <table:table-cell table:formula="of:=IF([.CE19]&lt;&gt;[.CD19];&quot;X&quot;;&quot;&quot;)">
            <text:p/>
          </table:table-cell>
          <table:table-cell table:number-columns-repeated="108"/>
          <table:table-cell table:formula="of:=IF([.GJ19]&lt;&gt;[.GI1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:.CC20])/COUNT([.A20:.CC20]));0)" office:value-type="float" office:value="0" calcext:value-type="float">
            <text:p>0</text:p>
          </table:table-cell>
          <table:table-cell table:formula="of:=ROUND(([.B20]*[.$B$1]+[.C20]*[.$C$1]+[.D20]*[.$D$1]+[.E20]*[.$E$1]+[.F20]*[.$F$1]+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+[.AM20]*[.$AM$1]+[.AN20]*[.$AN$1]+[.AO20]*[.$AO$1]+[.AP20]*[.$AP$1]+[.AQ20]*[.$AQ$1]+[.AR20]*[.$AR$1]+[.AS20]*[.$AS$1]+[.AT20]*[.$AT$1]+[.AU20]*[.$AU$1]+[.AV20]*[.$AV$1]+[.AW20]*[.$AW$1]+[.AX20]*[.$AX$1]+[.AY20]*[.$AY$1]+[.AZ20]*[.$AZ$1]+[.BA20]*[.$BA$1]+[.BB20]*[.$BB$1]+[.BC20]*[.$BC$1]+[.BD20]*[.$BD$1]+[.BE20]*[.$BE$1]+[.BF20]*[.$BF$1]+[.BG20]*[.$BG$1]+[.BH20]*[.$BH$1]+[.BI20]*[.$BI$1]+[.BJ20]*[.$BJ$1]+[.BK20]*[.$BK$1]+[.BL20]*[.$BL$1]+[.BM20]*[.$BM$1]+[.BN20]*[.$BN$1]+[.BO20]*[.$BO$1]+[.BP20]*[.$BP$1]+[.BQ20]*[.$BQ$1]+[.BR20]*[.$BR$1]+[.BS20]*[.$BS$1]+[.BT20]*[.$BT$1]+[.BU20]*[.$BU$1]+[.BV20]*[.$BV$1]+[.BW20]*[.$BW$1]+[.BX20]*[.$BX$1]+[.BY20]*[.$BY$1]+[.BZ20]*[.$BZ$1]+[.CA20]*[.$CA$1]+[.CB20]*[.$CB$1]+[.CC20]*[.$CC$1])/COUNT([.B20:.CC20]);0)" office:value-type="float" office:value="0" calcext:value-type="float">
            <text:p>0</text:p>
          </table:table-cell>
          <table:table-cell table:formula="of:=IF([.CE20]&lt;&gt;[.CD20];&quot;X&quot;;&quot;&quot;)">
            <text:p/>
          </table:table-cell>
          <table:table-cell table:number-columns-repeated="108"/>
          <table:table-cell table:formula="of:=IF([.GJ20]&lt;&gt;[.GI20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1:.CC21])/COUNT([.A21:.CC21]));0)" office:value-type="float" office:value="0" calcext:value-type="float">
            <text:p>0</text:p>
          </table:table-cell>
          <table:table-cell table:formula="of:=ROUND(([.B21]*[.$B$1]+[.C21]*[.$C$1]+[.D21]*[.$D$1]+[.E21]*[.$E$1]+[.F21]*[.$F$1]+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+[.AM21]*[.$AM$1]+[.AN21]*[.$AN$1]+[.AO21]*[.$AO$1]+[.AP21]*[.$AP$1]+[.AQ21]*[.$AQ$1]+[.AR21]*[.$AR$1]+[.AS21]*[.$AS$1]+[.AT21]*[.$AT$1]+[.AU21]*[.$AU$1]+[.AV21]*[.$AV$1]+[.AW21]*[.$AW$1]+[.AX21]*[.$AX$1]+[.AY21]*[.$AY$1]+[.AZ21]*[.$AZ$1]+[.BA21]*[.$BA$1]+[.BB21]*[.$BB$1]+[.BC21]*[.$BC$1]+[.BD21]*[.$BD$1]+[.BE21]*[.$BE$1]+[.BF21]*[.$BF$1]+[.BG21]*[.$BG$1]+[.BH21]*[.$BH$1]+[.BI21]*[.$BI$1]+[.BJ21]*[.$BJ$1]+[.BK21]*[.$BK$1]+[.BL21]*[.$BL$1]+[.BM21]*[.$BM$1]+[.BN21]*[.$BN$1]+[.BO21]*[.$BO$1]+[.BP21]*[.$BP$1]+[.BQ21]*[.$BQ$1]+[.BR21]*[.$BR$1]+[.BS21]*[.$BS$1]+[.BT21]*[.$BT$1]+[.BU21]*[.$BU$1]+[.BV21]*[.$BV$1]+[.BW21]*[.$BW$1]+[.BX21]*[.$BX$1]+[.BY21]*[.$BY$1]+[.BZ21]*[.$BZ$1]+[.CA21]*[.$CA$1]+[.CB21]*[.$CB$1]+[.CC21]*[.$CC$1])/COUNT([.B21:.CC21]);0)" office:value-type="float" office:value="0" calcext:value-type="float">
            <text:p>0</text:p>
          </table:table-cell>
          <table:table-cell table:formula="of:=IF([.CE21]&lt;&gt;[.CD21];&quot;X&quot;;&quot;&quot;)">
            <text:p/>
          </table:table-cell>
          <table:table-cell table:number-columns-repeated="108"/>
          <table:table-cell table:formula="of:=IF([.GJ21]&lt;&gt;[.GI21];&quot;X&quot;;&quot;&quot;)">
            <text:p/>
          </table:table-cell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ROUND((SUM([.B22:.CC22])/COUNT([.A22:.CC22]));0)" office:value-type="float" office:value="0" calcext:value-type="float">
            <text:p>0</text:p>
          </table:table-cell>
          <table:table-cell table:formula="of:=ROUND(([.B22]*[.$B$1]+[.C22]*[.$C$1]+[.D22]*[.$D$1]+[.E22]*[.$E$1]+[.F22]*[.$F$1]+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+[.AM22]*[.$AM$1]+[.AN22]*[.$AN$1]+[.AO22]*[.$AO$1]+[.AP22]*[.$AP$1]+[.AQ22]*[.$AQ$1]+[.AR22]*[.$AR$1]+[.AS22]*[.$AS$1]+[.AT22]*[.$AT$1]+[.AU22]*[.$AU$1]+[.AV22]*[.$AV$1]+[.AW22]*[.$AW$1]+[.AX22]*[.$AX$1]+[.AY22]*[.$AY$1]+[.AZ22]*[.$AZ$1]+[.BA22]*[.$BA$1]+[.BB22]*[.$BB$1]+[.BC22]*[.$BC$1]+[.BD22]*[.$BD$1]+[.BE22]*[.$BE$1]+[.BF22]*[.$BF$1]+[.BG22]*[.$BG$1]+[.BH22]*[.$BH$1]+[.BI22]*[.$BI$1]+[.BJ22]*[.$BJ$1]+[.BK22]*[.$BK$1]+[.BL22]*[.$BL$1]+[.BM22]*[.$BM$1]+[.BN22]*[.$BN$1]+[.BO22]*[.$BO$1]+[.BP22]*[.$BP$1]+[.BQ22]*[.$BQ$1]+[.BR22]*[.$BR$1]+[.BS22]*[.$BS$1]+[.BT22]*[.$BT$1]+[.BU22]*[.$BU$1]+[.BV22]*[.$BV$1]+[.BW22]*[.$BW$1]+[.BX22]*[.$BX$1]+[.BY22]*[.$BY$1]+[.BZ22]*[.$BZ$1]+[.CA22]*[.$CA$1]+[.CB22]*[.$CB$1]+[.CC22]*[.$CC$1])/COUNT([.B22:.CC22]);0)" office:value-type="float" office:value="0" calcext:value-type="float">
            <text:p>0</text:p>
          </table:table-cell>
          <table:table-cell table:formula="of:=IF([.CE22]&lt;&gt;[.CD22];&quot;X&quot;;&quot;&quot;)">
            <text:p/>
          </table:table-cell>
          <table:table-cell table:number-columns-repeated="108"/>
          <table:table-cell table:formula="of:=IF([.GJ22]&lt;&gt;[.GI22];&quot;X&quot;;&quot;&quot;)">
            <text:p/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formula="of:=ROUND((SUM([.B23:.CC23])/COUNT([.A23:.CC23]));0)" office:value-type="float" office:value="0" calcext:value-type="float">
            <text:p>0</text:p>
          </table:table-cell>
          <table:table-cell table:formula="of:=ROUND(([.B23]*[.$B$1]+[.C23]*[.$C$1]+[.D23]*[.$D$1]+[.E23]*[.$E$1]+[.F23]*[.$F$1]+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+[.AM23]*[.$AM$1]+[.AN23]*[.$AN$1]+[.AO23]*[.$AO$1]+[.AP23]*[.$AP$1]+[.AQ23]*[.$AQ$1]+[.AR23]*[.$AR$1]+[.AS23]*[.$AS$1]+[.AT23]*[.$AT$1]+[.AU23]*[.$AU$1]+[.AV23]*[.$AV$1]+[.AW23]*[.$AW$1]+[.AX23]*[.$AX$1]+[.AY23]*[.$AY$1]+[.AZ23]*[.$AZ$1]+[.BA23]*[.$BA$1]+[.BB23]*[.$BB$1]+[.BC23]*[.$BC$1]+[.BD23]*[.$BD$1]+[.BE23]*[.$BE$1]+[.BF23]*[.$BF$1]+[.BG23]*[.$BG$1]+[.BH23]*[.$BH$1]+[.BI23]*[.$BI$1]+[.BJ23]*[.$BJ$1]+[.BK23]*[.$BK$1]+[.BL23]*[.$BL$1]+[.BM23]*[.$BM$1]+[.BN23]*[.$BN$1]+[.BO23]*[.$BO$1]+[.BP23]*[.$BP$1]+[.BQ23]*[.$BQ$1]+[.BR23]*[.$BR$1]+[.BS23]*[.$BS$1]+[.BT23]*[.$BT$1]+[.BU23]*[.$BU$1]+[.BV23]*[.$BV$1]+[.BW23]*[.$BW$1]+[.BX23]*[.$BX$1]+[.BY23]*[.$BY$1]+[.BZ23]*[.$BZ$1]+[.CA23]*[.$CA$1]+[.CB23]*[.$CB$1]+[.CC23]*[.$CC$1])/COUNT([.B23:.CC23]);0)" office:value-type="float" office:value="0" calcext:value-type="float">
            <text:p>0</text:p>
          </table:table-cell>
          <table:table-cell table:formula="of:=IF([.CE23]&lt;&gt;[.CD23];&quot;X&quot;;&quot;&quot;)">
            <text:p/>
          </table:table-cell>
          <table:table-cell table:number-columns-repeated="108"/>
          <table:table-cell table:formula="of:=IF([.GJ23]&lt;&gt;[.GI2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4:.CC24])/COUNT([.A24:.CC24]));0)" office:value-type="float" office:value="0" calcext:value-type="float">
            <text:p>0</text:p>
          </table:table-cell>
          <table:table-cell table:formula="of:=ROUND(([.B24]*[.$B$1]+[.C24]*[.$C$1]+[.D24]*[.$D$1]+[.E24]*[.$E$1]+[.F24]*[.$F$1]+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+[.AM24]*[.$AM$1]+[.AN24]*[.$AN$1]+[.AO24]*[.$AO$1]+[.AP24]*[.$AP$1]+[.AQ24]*[.$AQ$1]+[.AR24]*[.$AR$1]+[.AS24]*[.$AS$1]+[.AT24]*[.$AT$1]+[.AU24]*[.$AU$1]+[.AV24]*[.$AV$1]+[.AW24]*[.$AW$1]+[.AX24]*[.$AX$1]+[.AY24]*[.$AY$1]+[.AZ24]*[.$AZ$1]+[.BA24]*[.$BA$1]+[.BB24]*[.$BB$1]+[.BC24]*[.$BC$1]+[.BD24]*[.$BD$1]+[.BE24]*[.$BE$1]+[.BF24]*[.$BF$1]+[.BG24]*[.$BG$1]+[.BH24]*[.$BH$1]+[.BI24]*[.$BI$1]+[.BJ24]*[.$BJ$1]+[.BK24]*[.$BK$1]+[.BL24]*[.$BL$1]+[.BM24]*[.$BM$1]+[.BN24]*[.$BN$1]+[.BO24]*[.$BO$1]+[.BP24]*[.$BP$1]+[.BQ24]*[.$BQ$1]+[.BR24]*[.$BR$1]+[.BS24]*[.$BS$1]+[.BT24]*[.$BT$1]+[.BU24]*[.$BU$1]+[.BV24]*[.$BV$1]+[.BW24]*[.$BW$1]+[.BX24]*[.$BX$1]+[.BY24]*[.$BY$1]+[.BZ24]*[.$BZ$1]+[.CA24]*[.$CA$1]+[.CB24]*[.$CB$1]+[.CC24]*[.$CC$1])/COUNT([.B24:.CC24]);0)" office:value-type="float" office:value="0" calcext:value-type="float">
            <text:p>0</text:p>
          </table:table-cell>
          <table:table-cell table:formula="of:=IF([.CE24]&lt;&gt;[.CD24];&quot;X&quot;;&quot;&quot;)">
            <text:p/>
          </table:table-cell>
          <table:table-cell table:number-columns-repeated="108"/>
          <table:table-cell table:formula="of:=IF([.GJ24]&lt;&gt;[.GI24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5:.CC25])/COUNT([.A25:.CC25]));0)" office:value-type="float" office:value="0" calcext:value-type="float">
            <text:p>0</text:p>
          </table:table-cell>
          <table:table-cell table:formula="of:=ROUND(([.B25]*[.$B$1]+[.C25]*[.$C$1]+[.D25]*[.$D$1]+[.E25]*[.$E$1]+[.F25]*[.$F$1]+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+[.AM25]*[.$AM$1]+[.AN25]*[.$AN$1]+[.AO25]*[.$AO$1]+[.AP25]*[.$AP$1]+[.AQ25]*[.$AQ$1]+[.AR25]*[.$AR$1]+[.AS25]*[.$AS$1]+[.AT25]*[.$AT$1]+[.AU25]*[.$AU$1]+[.AV25]*[.$AV$1]+[.AW25]*[.$AW$1]+[.AX25]*[.$AX$1]+[.AY25]*[.$AY$1]+[.AZ25]*[.$AZ$1]+[.BA25]*[.$BA$1]+[.BB25]*[.$BB$1]+[.BC25]*[.$BC$1]+[.BD25]*[.$BD$1]+[.BE25]*[.$BE$1]+[.BF25]*[.$BF$1]+[.BG25]*[.$BG$1]+[.BH25]*[.$BH$1]+[.BI25]*[.$BI$1]+[.BJ25]*[.$BJ$1]+[.BK25]*[.$BK$1]+[.BL25]*[.$BL$1]+[.BM25]*[.$BM$1]+[.BN25]*[.$BN$1]+[.BO25]*[.$BO$1]+[.BP25]*[.$BP$1]+[.BQ25]*[.$BQ$1]+[.BR25]*[.$BR$1]+[.BS25]*[.$BS$1]+[.BT25]*[.$BT$1]+[.BU25]*[.$BU$1]+[.BV25]*[.$BV$1]+[.BW25]*[.$BW$1]+[.BX25]*[.$BX$1]+[.BY25]*[.$BY$1]+[.BZ25]*[.$BZ$1]+[.CA25]*[.$CA$1]+[.CB25]*[.$CB$1]+[.CC25]*[.$CC$1])/COUNT([.B25:.CC25]);0)" office:value-type="float" office:value="0" calcext:value-type="float">
            <text:p>0</text:p>
          </table:table-cell>
          <table:table-cell table:formula="of:=IF([.CE25]&lt;&gt;[.CD25];&quot;X&quot;;&quot;&quot;)">
            <text:p/>
          </table:table-cell>
          <table:table-cell table:number-columns-repeated="108"/>
          <table:table-cell table:formula="of:=IF([.GJ25]&lt;&gt;[.GI25];&quot;X&quot;;&quot;&quot;)">
            <text:p/>
          </table:table-cell>
        </table:table-row>
        <table:table-row table:style-name="ro1">
          <table:table-cell table:number-columns-repeated="5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26:.CC26])/COUNT([.A26:.CC26]));0)" office:value-type="float" office:value="1" calcext:value-type="float">
            <text:p>1</text:p>
          </table:table-cell>
          <table:table-cell table:formula="of:=ROUND(([.B26]*[.$B$1]+[.C26]*[.$C$1]+[.D26]*[.$D$1]+[.E26]*[.$E$1]+[.F26]*[.$F$1]+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+[.AM26]*[.$AM$1]+[.AN26]*[.$AN$1]+[.AO26]*[.$AO$1]+[.AP26]*[.$AP$1]+[.AQ26]*[.$AQ$1]+[.AR26]*[.$AR$1]+[.AS26]*[.$AS$1]+[.AT26]*[.$AT$1]+[.AU26]*[.$AU$1]+[.AV26]*[.$AV$1]+[.AW26]*[.$AW$1]+[.AX26]*[.$AX$1]+[.AY26]*[.$AY$1]+[.AZ26]*[.$AZ$1]+[.BA26]*[.$BA$1]+[.BB26]*[.$BB$1]+[.BC26]*[.$BC$1]+[.BD26]*[.$BD$1]+[.BE26]*[.$BE$1]+[.BF26]*[.$BF$1]+[.BG26]*[.$BG$1]+[.BH26]*[.$BH$1]+[.BI26]*[.$BI$1]+[.BJ26]*[.$BJ$1]+[.BK26]*[.$BK$1]+[.BL26]*[.$BL$1]+[.BM26]*[.$BM$1]+[.BN26]*[.$BN$1]+[.BO26]*[.$BO$1]+[.BP26]*[.$BP$1]+[.BQ26]*[.$BQ$1]+[.BR26]*[.$BR$1]+[.BS26]*[.$BS$1]+[.BT26]*[.$BT$1]+[.BU26]*[.$BU$1]+[.BV26]*[.$BV$1]+[.BW26]*[.$BW$1]+[.BX26]*[.$BX$1]+[.BY26]*[.$BY$1]+[.BZ26]*[.$BZ$1]+[.CA26]*[.$CA$1]+[.CB26]*[.$CB$1]+[.CC26]*[.$CC$1])/COUNT([.B26:.CC26]);0)" office:value-type="float" office:value="1" calcext:value-type="float">
            <text:p>1</text:p>
          </table:table-cell>
          <table:table-cell table:formula="of:=IF([.CE26]&lt;&gt;[.CD26];&quot;X&quot;;&quot;&quot;)">
            <text:p/>
          </table:table-cell>
          <table:table-cell table:number-columns-repeated="108"/>
          <table:table-cell table:formula="of:=IF([.GJ26]&lt;&gt;[.GI26];&quot;X&quot;;&quot;&quot;)">
            <text:p/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formula="of:=ROUND((SUM([.B27:.CC27])/COUNT([.A27:.CC27]));0)" office:value-type="float" office:value="0" calcext:value-type="float">
            <text:p>0</text:p>
          </table:table-cell>
          <table:table-cell table:formula="of:=ROUND(([.B27]*[.$B$1]+[.C27]*[.$C$1]+[.D27]*[.$D$1]+[.E27]*[.$E$1]+[.F27]*[.$F$1]+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+[.AM27]*[.$AM$1]+[.AN27]*[.$AN$1]+[.AO27]*[.$AO$1]+[.AP27]*[.$AP$1]+[.AQ27]*[.$AQ$1]+[.AR27]*[.$AR$1]+[.AS27]*[.$AS$1]+[.AT27]*[.$AT$1]+[.AU27]*[.$AU$1]+[.AV27]*[.$AV$1]+[.AW27]*[.$AW$1]+[.AX27]*[.$AX$1]+[.AY27]*[.$AY$1]+[.AZ27]*[.$AZ$1]+[.BA27]*[.$BA$1]+[.BB27]*[.$BB$1]+[.BC27]*[.$BC$1]+[.BD27]*[.$BD$1]+[.BE27]*[.$BE$1]+[.BF27]*[.$BF$1]+[.BG27]*[.$BG$1]+[.BH27]*[.$BH$1]+[.BI27]*[.$BI$1]+[.BJ27]*[.$BJ$1]+[.BK27]*[.$BK$1]+[.BL27]*[.$BL$1]+[.BM27]*[.$BM$1]+[.BN27]*[.$BN$1]+[.BO27]*[.$BO$1]+[.BP27]*[.$BP$1]+[.BQ27]*[.$BQ$1]+[.BR27]*[.$BR$1]+[.BS27]*[.$BS$1]+[.BT27]*[.$BT$1]+[.BU27]*[.$BU$1]+[.BV27]*[.$BV$1]+[.BW27]*[.$BW$1]+[.BX27]*[.$BX$1]+[.BY27]*[.$BY$1]+[.BZ27]*[.$BZ$1]+[.CA27]*[.$CA$1]+[.CB27]*[.$CB$1]+[.CC27]*[.$CC$1])/COUNT([.B27:.CC27]);0)" office:value-type="float" office:value="0" calcext:value-type="float">
            <text:p>0</text:p>
          </table:table-cell>
          <table:table-cell table:formula="of:=IF([.CE27]&lt;&gt;[.CD27];&quot;X&quot;;&quot;&quot;)">
            <text:p/>
          </table:table-cell>
          <table:table-cell table:number-columns-repeated="108"/>
          <table:table-cell table:formula="of:=IF([.GJ27]&lt;&gt;[.GI27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28:.CC28])/COUNT([.A28:.CC28]));0)" office:value-type="float" office:value="1" calcext:value-type="float">
            <text:p>1</text:p>
          </table:table-cell>
          <table:table-cell table:formula="of:=ROUND(([.B28]*[.$B$1]+[.C28]*[.$C$1]+[.D28]*[.$D$1]+[.E28]*[.$E$1]+[.F28]*[.$F$1]+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+[.AM28]*[.$AM$1]+[.AN28]*[.$AN$1]+[.AO28]*[.$AO$1]+[.AP28]*[.$AP$1]+[.AQ28]*[.$AQ$1]+[.AR28]*[.$AR$1]+[.AS28]*[.$AS$1]+[.AT28]*[.$AT$1]+[.AU28]*[.$AU$1]+[.AV28]*[.$AV$1]+[.AW28]*[.$AW$1]+[.AX28]*[.$AX$1]+[.AY28]*[.$AY$1]+[.AZ28]*[.$AZ$1]+[.BA28]*[.$BA$1]+[.BB28]*[.$BB$1]+[.BC28]*[.$BC$1]+[.BD28]*[.$BD$1]+[.BE28]*[.$BE$1]+[.BF28]*[.$BF$1]+[.BG28]*[.$BG$1]+[.BH28]*[.$BH$1]+[.BI28]*[.$BI$1]+[.BJ28]*[.$BJ$1]+[.BK28]*[.$BK$1]+[.BL28]*[.$BL$1]+[.BM28]*[.$BM$1]+[.BN28]*[.$BN$1]+[.BO28]*[.$BO$1]+[.BP28]*[.$BP$1]+[.BQ28]*[.$BQ$1]+[.BR28]*[.$BR$1]+[.BS28]*[.$BS$1]+[.BT28]*[.$BT$1]+[.BU28]*[.$BU$1]+[.BV28]*[.$BV$1]+[.BW28]*[.$BW$1]+[.BX28]*[.$BX$1]+[.BY28]*[.$BY$1]+[.BZ28]*[.$BZ$1]+[.CA28]*[.$CA$1]+[.CB28]*[.$CB$1]+[.CC28]*[.$CC$1])/COUNT([.B28:.CC28]);0)" office:value-type="float" office:value="1" calcext:value-type="float">
            <text:p>1</text:p>
          </table:table-cell>
          <table:table-cell table:formula="of:=IF([.CE28]&lt;&gt;[.CD28];&quot;X&quot;;&quot;&quot;)">
            <text:p/>
          </table:table-cell>
          <table:table-cell table:number-columns-repeated="108"/>
          <table:table-cell table:formula="of:=IF([.GJ28]&lt;&gt;[.GI28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29:.CC29])/COUNT([.A29:.CC29]));0)" office:value-type="float" office:value="1" calcext:value-type="float">
            <text:p>1</text:p>
          </table:table-cell>
          <table:table-cell table:formula="of:=ROUND(([.B29]*[.$B$1]+[.C29]*[.$C$1]+[.D29]*[.$D$1]+[.E29]*[.$E$1]+[.F29]*[.$F$1]+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+[.AM29]*[.$AM$1]+[.AN29]*[.$AN$1]+[.AO29]*[.$AO$1]+[.AP29]*[.$AP$1]+[.AQ29]*[.$AQ$1]+[.AR29]*[.$AR$1]+[.AS29]*[.$AS$1]+[.AT29]*[.$AT$1]+[.AU29]*[.$AU$1]+[.AV29]*[.$AV$1]+[.AW29]*[.$AW$1]+[.AX29]*[.$AX$1]+[.AY29]*[.$AY$1]+[.AZ29]*[.$AZ$1]+[.BA29]*[.$BA$1]+[.BB29]*[.$BB$1]+[.BC29]*[.$BC$1]+[.BD29]*[.$BD$1]+[.BE29]*[.$BE$1]+[.BF29]*[.$BF$1]+[.BG29]*[.$BG$1]+[.BH29]*[.$BH$1]+[.BI29]*[.$BI$1]+[.BJ29]*[.$BJ$1]+[.BK29]*[.$BK$1]+[.BL29]*[.$BL$1]+[.BM29]*[.$BM$1]+[.BN29]*[.$BN$1]+[.BO29]*[.$BO$1]+[.BP29]*[.$BP$1]+[.BQ29]*[.$BQ$1]+[.BR29]*[.$BR$1]+[.BS29]*[.$BS$1]+[.BT29]*[.$BT$1]+[.BU29]*[.$BU$1]+[.BV29]*[.$BV$1]+[.BW29]*[.$BW$1]+[.BX29]*[.$BX$1]+[.BY29]*[.$BY$1]+[.BZ29]*[.$BZ$1]+[.CA29]*[.$CA$1]+[.CB29]*[.$CB$1]+[.CC29]*[.$CC$1])/COUNT([.B29:.CC29]);0)" office:value-type="float" office:value="1" calcext:value-type="float">
            <text:p>1</text:p>
          </table:table-cell>
          <table:table-cell table:formula="of:=IF([.CE29]&lt;&gt;[.CD29];&quot;X&quot;;&quot;&quot;)">
            <text:p/>
          </table:table-cell>
          <table:table-cell table:number-columns-repeated="108"/>
          <table:table-cell table:formula="of:=IF([.GJ29]&lt;&gt;[.GI29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30:.CC30])/COUNT([.A30:.CC30]));0)" office:value-type="float" office:value="1" calcext:value-type="float">
            <text:p>1</text:p>
          </table:table-cell>
          <table:table-cell table:formula="of:=ROUND(([.B30]*[.$B$1]+[.C30]*[.$C$1]+[.D30]*[.$D$1]+[.E30]*[.$E$1]+[.F30]*[.$F$1]+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+[.AM30]*[.$AM$1]+[.AN30]*[.$AN$1]+[.AO30]*[.$AO$1]+[.AP30]*[.$AP$1]+[.AQ30]*[.$AQ$1]+[.AR30]*[.$AR$1]+[.AS30]*[.$AS$1]+[.AT30]*[.$AT$1]+[.AU30]*[.$AU$1]+[.AV30]*[.$AV$1]+[.AW30]*[.$AW$1]+[.AX30]*[.$AX$1]+[.AY30]*[.$AY$1]+[.AZ30]*[.$AZ$1]+[.BA30]*[.$BA$1]+[.BB30]*[.$BB$1]+[.BC30]*[.$BC$1]+[.BD30]*[.$BD$1]+[.BE30]*[.$BE$1]+[.BF30]*[.$BF$1]+[.BG30]*[.$BG$1]+[.BH30]*[.$BH$1]+[.BI30]*[.$BI$1]+[.BJ30]*[.$BJ$1]+[.BK30]*[.$BK$1]+[.BL30]*[.$BL$1]+[.BM30]*[.$BM$1]+[.BN30]*[.$BN$1]+[.BO30]*[.$BO$1]+[.BP30]*[.$BP$1]+[.BQ30]*[.$BQ$1]+[.BR30]*[.$BR$1]+[.BS30]*[.$BS$1]+[.BT30]*[.$BT$1]+[.BU30]*[.$BU$1]+[.BV30]*[.$BV$1]+[.BW30]*[.$BW$1]+[.BX30]*[.$BX$1]+[.BY30]*[.$BY$1]+[.BZ30]*[.$BZ$1]+[.CA30]*[.$CA$1]+[.CB30]*[.$CB$1]+[.CC30]*[.$CC$1])/COUNT([.B30:.CC30]);0)" office:value-type="float" office:value="1" calcext:value-type="float">
            <text:p>1</text:p>
          </table:table-cell>
          <table:table-cell table:formula="of:=IF([.CE30]&lt;&gt;[.CD30];&quot;X&quot;;&quot;&quot;)">
            <text:p/>
          </table:table-cell>
          <table:table-cell table:number-columns-repeated="108"/>
          <table:table-cell table:formula="of:=IF([.GJ30]&lt;&gt;[.GI30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31:.CC31])/COUNT([.A31:.CC31]));0)" office:value-type="float" office:value="1" calcext:value-type="float">
            <text:p>1</text:p>
          </table:table-cell>
          <table:table-cell table:formula="of:=ROUND(([.B31]*[.$B$1]+[.C31]*[.$C$1]+[.D31]*[.$D$1]+[.E31]*[.$E$1]+[.F31]*[.$F$1]+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+[.AM31]*[.$AM$1]+[.AN31]*[.$AN$1]+[.AO31]*[.$AO$1]+[.AP31]*[.$AP$1]+[.AQ31]*[.$AQ$1]+[.AR31]*[.$AR$1]+[.AS31]*[.$AS$1]+[.AT31]*[.$AT$1]+[.AU31]*[.$AU$1]+[.AV31]*[.$AV$1]+[.AW31]*[.$AW$1]+[.AX31]*[.$AX$1]+[.AY31]*[.$AY$1]+[.AZ31]*[.$AZ$1]+[.BA31]*[.$BA$1]+[.BB31]*[.$BB$1]+[.BC31]*[.$BC$1]+[.BD31]*[.$BD$1]+[.BE31]*[.$BE$1]+[.BF31]*[.$BF$1]+[.BG31]*[.$BG$1]+[.BH31]*[.$BH$1]+[.BI31]*[.$BI$1]+[.BJ31]*[.$BJ$1]+[.BK31]*[.$BK$1]+[.BL31]*[.$BL$1]+[.BM31]*[.$BM$1]+[.BN31]*[.$BN$1]+[.BO31]*[.$BO$1]+[.BP31]*[.$BP$1]+[.BQ31]*[.$BQ$1]+[.BR31]*[.$BR$1]+[.BS31]*[.$BS$1]+[.BT31]*[.$BT$1]+[.BU31]*[.$BU$1]+[.BV31]*[.$BV$1]+[.BW31]*[.$BW$1]+[.BX31]*[.$BX$1]+[.BY31]*[.$BY$1]+[.BZ31]*[.$BZ$1]+[.CA31]*[.$CA$1]+[.CB31]*[.$CB$1]+[.CC31]*[.$CC$1])/COUNT([.B31:.CC31]);0)" office:value-type="float" office:value="1" calcext:value-type="float">
            <text:p>1</text:p>
          </table:table-cell>
          <table:table-cell table:formula="of:=IF([.CE31]&lt;&gt;[.CD31];&quot;X&quot;;&quot;&quot;)">
            <text:p/>
          </table:table-cell>
          <table:table-cell table:number-columns-repeated="108"/>
          <table:table-cell table:formula="of:=IF([.GJ31]&lt;&gt;[.GI31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32:.CC32])/COUNT([.A32:.CC32]));0)" office:value-type="float" office:value="1" calcext:value-type="float">
            <text:p>1</text:p>
          </table:table-cell>
          <table:table-cell table:formula="of:=ROUND(([.B32]*[.$B$1]+[.C32]*[.$C$1]+[.D32]*[.$D$1]+[.E32]*[.$E$1]+[.F32]*[.$F$1]+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+[.AM32]*[.$AM$1]+[.AN32]*[.$AN$1]+[.AO32]*[.$AO$1]+[.AP32]*[.$AP$1]+[.AQ32]*[.$AQ$1]+[.AR32]*[.$AR$1]+[.AS32]*[.$AS$1]+[.AT32]*[.$AT$1]+[.AU32]*[.$AU$1]+[.AV32]*[.$AV$1]+[.AW32]*[.$AW$1]+[.AX32]*[.$AX$1]+[.AY32]*[.$AY$1]+[.AZ32]*[.$AZ$1]+[.BA32]*[.$BA$1]+[.BB32]*[.$BB$1]+[.BC32]*[.$BC$1]+[.BD32]*[.$BD$1]+[.BE32]*[.$BE$1]+[.BF32]*[.$BF$1]+[.BG32]*[.$BG$1]+[.BH32]*[.$BH$1]+[.BI32]*[.$BI$1]+[.BJ32]*[.$BJ$1]+[.BK32]*[.$BK$1]+[.BL32]*[.$BL$1]+[.BM32]*[.$BM$1]+[.BN32]*[.$BN$1]+[.BO32]*[.$BO$1]+[.BP32]*[.$BP$1]+[.BQ32]*[.$BQ$1]+[.BR32]*[.$BR$1]+[.BS32]*[.$BS$1]+[.BT32]*[.$BT$1]+[.BU32]*[.$BU$1]+[.BV32]*[.$BV$1]+[.BW32]*[.$BW$1]+[.BX32]*[.$BX$1]+[.BY32]*[.$BY$1]+[.BZ32]*[.$BZ$1]+[.CA32]*[.$CA$1]+[.CB32]*[.$CB$1]+[.CC32]*[.$CC$1])/COUNT([.B32:.CC32]);0)" office:value-type="float" office:value="1" calcext:value-type="float">
            <text:p>1</text:p>
          </table:table-cell>
          <table:table-cell table:formula="of:=IF([.CE32]&lt;&gt;[.CD32];&quot;X&quot;;&quot;&quot;)">
            <text:p/>
          </table:table-cell>
          <table:table-cell table:number-columns-repeated="108"/>
          <table:table-cell table:formula="of:=IF([.GJ32]&lt;&gt;[.GI32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33:.CC33])/COUNT([.A33:.CC33]));0)" office:value-type="float" office:value="1" calcext:value-type="float">
            <text:p>1</text:p>
          </table:table-cell>
          <table:table-cell table:formula="of:=ROUND(([.B33]*[.$B$1]+[.C33]*[.$C$1]+[.D33]*[.$D$1]+[.E33]*[.$E$1]+[.F33]*[.$F$1]+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+[.AM33]*[.$AM$1]+[.AN33]*[.$AN$1]+[.AO33]*[.$AO$1]+[.AP33]*[.$AP$1]+[.AQ33]*[.$AQ$1]+[.AR33]*[.$AR$1]+[.AS33]*[.$AS$1]+[.AT33]*[.$AT$1]+[.AU33]*[.$AU$1]+[.AV33]*[.$AV$1]+[.AW33]*[.$AW$1]+[.AX33]*[.$AX$1]+[.AY33]*[.$AY$1]+[.AZ33]*[.$AZ$1]+[.BA33]*[.$BA$1]+[.BB33]*[.$BB$1]+[.BC33]*[.$BC$1]+[.BD33]*[.$BD$1]+[.BE33]*[.$BE$1]+[.BF33]*[.$BF$1]+[.BG33]*[.$BG$1]+[.BH33]*[.$BH$1]+[.BI33]*[.$BI$1]+[.BJ33]*[.$BJ$1]+[.BK33]*[.$BK$1]+[.BL33]*[.$BL$1]+[.BM33]*[.$BM$1]+[.BN33]*[.$BN$1]+[.BO33]*[.$BO$1]+[.BP33]*[.$BP$1]+[.BQ33]*[.$BQ$1]+[.BR33]*[.$BR$1]+[.BS33]*[.$BS$1]+[.BT33]*[.$BT$1]+[.BU33]*[.$BU$1]+[.BV33]*[.$BV$1]+[.BW33]*[.$BW$1]+[.BX33]*[.$BX$1]+[.BY33]*[.$BY$1]+[.BZ33]*[.$BZ$1]+[.CA33]*[.$CA$1]+[.CB33]*[.$CB$1]+[.CC33]*[.$CC$1])/COUNT([.B33:.CC33]);0)" office:value-type="float" office:value="1" calcext:value-type="float">
            <text:p>1</text:p>
          </table:table-cell>
          <table:table-cell table:formula="of:=IF([.CE33]&lt;&gt;[.CD33];&quot;X&quot;;&quot;&quot;)">
            <text:p/>
          </table:table-cell>
          <table:table-cell table:number-columns-repeated="108"/>
          <table:table-cell table:formula="of:=IF([.GJ33]&lt;&gt;[.GI3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4:.CC34])/COUNT([.A34:.CC34]));0)" office:value-type="float" office:value="0" calcext:value-type="float">
            <text:p>0</text:p>
          </table:table-cell>
          <table:table-cell table:formula="of:=ROUND(([.B34]*[.$B$1]+[.C34]*[.$C$1]+[.D34]*[.$D$1]+[.E34]*[.$E$1]+[.F34]*[.$F$1]+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+[.AM34]*[.$AM$1]+[.AN34]*[.$AN$1]+[.AO34]*[.$AO$1]+[.AP34]*[.$AP$1]+[.AQ34]*[.$AQ$1]+[.AR34]*[.$AR$1]+[.AS34]*[.$AS$1]+[.AT34]*[.$AT$1]+[.AU34]*[.$AU$1]+[.AV34]*[.$AV$1]+[.AW34]*[.$AW$1]+[.AX34]*[.$AX$1]+[.AY34]*[.$AY$1]+[.AZ34]*[.$AZ$1]+[.BA34]*[.$BA$1]+[.BB34]*[.$BB$1]+[.BC34]*[.$BC$1]+[.BD34]*[.$BD$1]+[.BE34]*[.$BE$1]+[.BF34]*[.$BF$1]+[.BG34]*[.$BG$1]+[.BH34]*[.$BH$1]+[.BI34]*[.$BI$1]+[.BJ34]*[.$BJ$1]+[.BK34]*[.$BK$1]+[.BL34]*[.$BL$1]+[.BM34]*[.$BM$1]+[.BN34]*[.$BN$1]+[.BO34]*[.$BO$1]+[.BP34]*[.$BP$1]+[.BQ34]*[.$BQ$1]+[.BR34]*[.$BR$1]+[.BS34]*[.$BS$1]+[.BT34]*[.$BT$1]+[.BU34]*[.$BU$1]+[.BV34]*[.$BV$1]+[.BW34]*[.$BW$1]+[.BX34]*[.$BX$1]+[.BY34]*[.$BY$1]+[.BZ34]*[.$BZ$1]+[.CA34]*[.$CA$1]+[.CB34]*[.$CB$1]+[.CC34]*[.$CC$1])/COUNT([.B34:.CC34]);0)" office:value-type="float" office:value="0" calcext:value-type="float">
            <text:p>0</text:p>
          </table:table-cell>
          <table:table-cell table:formula="of:=IF([.CE34]&lt;&gt;[.CD34];&quot;X&quot;;&quot;&quot;)">
            <text:p/>
          </table:table-cell>
          <table:table-cell table:number-columns-repeated="108"/>
          <table:table-cell table:formula="of:=IF([.GJ34]&lt;&gt;[.GI34];&quot;X&quot;;&quot;&quot;)">
            <text:p/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35:.CC35])/COUNT([.A35:.CC35]));0)" office:value-type="float" office:value="0" calcext:value-type="float">
            <text:p>0</text:p>
          </table:table-cell>
          <table:table-cell table:formula="of:=ROUND(([.B35]*[.$B$1]+[.C35]*[.$C$1]+[.D35]*[.$D$1]+[.E35]*[.$E$1]+[.F35]*[.$F$1]+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+[.AM35]*[.$AM$1]+[.AN35]*[.$AN$1]+[.AO35]*[.$AO$1]+[.AP35]*[.$AP$1]+[.AQ35]*[.$AQ$1]+[.AR35]*[.$AR$1]+[.AS35]*[.$AS$1]+[.AT35]*[.$AT$1]+[.AU35]*[.$AU$1]+[.AV35]*[.$AV$1]+[.AW35]*[.$AW$1]+[.AX35]*[.$AX$1]+[.AY35]*[.$AY$1]+[.AZ35]*[.$AZ$1]+[.BA35]*[.$BA$1]+[.BB35]*[.$BB$1]+[.BC35]*[.$BC$1]+[.BD35]*[.$BD$1]+[.BE35]*[.$BE$1]+[.BF35]*[.$BF$1]+[.BG35]*[.$BG$1]+[.BH35]*[.$BH$1]+[.BI35]*[.$BI$1]+[.BJ35]*[.$BJ$1]+[.BK35]*[.$BK$1]+[.BL35]*[.$BL$1]+[.BM35]*[.$BM$1]+[.BN35]*[.$BN$1]+[.BO35]*[.$BO$1]+[.BP35]*[.$BP$1]+[.BQ35]*[.$BQ$1]+[.BR35]*[.$BR$1]+[.BS35]*[.$BS$1]+[.BT35]*[.$BT$1]+[.BU35]*[.$BU$1]+[.BV35]*[.$BV$1]+[.BW35]*[.$BW$1]+[.BX35]*[.$BX$1]+[.BY35]*[.$BY$1]+[.BZ35]*[.$BZ$1]+[.CA35]*[.$CA$1]+[.CB35]*[.$CB$1]+[.CC35]*[.$CC$1])/COUNT([.B35:.CC35]);0)" office:value-type="float" office:value="0" calcext:value-type="float">
            <text:p>0</text:p>
          </table:table-cell>
          <table:table-cell table:formula="of:=IF([.CE35]&lt;&gt;[.CD35];&quot;X&quot;;&quot;&quot;)">
            <text:p/>
          </table:table-cell>
          <table:table-cell table:number-columns-repeated="108"/>
          <table:table-cell table:formula="of:=IF([.GJ35]&lt;&gt;[.GI35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6:.CC36])/COUNT([.A36:.CC36]));0)" office:value-type="float" office:value="0" calcext:value-type="float">
            <text:p>0</text:p>
          </table:table-cell>
          <table:table-cell table:formula="of:=ROUND(([.B36]*[.$B$1]+[.C36]*[.$C$1]+[.D36]*[.$D$1]+[.E36]*[.$E$1]+[.F36]*[.$F$1]+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+[.AM36]*[.$AM$1]+[.AN36]*[.$AN$1]+[.AO36]*[.$AO$1]+[.AP36]*[.$AP$1]+[.AQ36]*[.$AQ$1]+[.AR36]*[.$AR$1]+[.AS36]*[.$AS$1]+[.AT36]*[.$AT$1]+[.AU36]*[.$AU$1]+[.AV36]*[.$AV$1]+[.AW36]*[.$AW$1]+[.AX36]*[.$AX$1]+[.AY36]*[.$AY$1]+[.AZ36]*[.$AZ$1]+[.BA36]*[.$BA$1]+[.BB36]*[.$BB$1]+[.BC36]*[.$BC$1]+[.BD36]*[.$BD$1]+[.BE36]*[.$BE$1]+[.BF36]*[.$BF$1]+[.BG36]*[.$BG$1]+[.BH36]*[.$BH$1]+[.BI36]*[.$BI$1]+[.BJ36]*[.$BJ$1]+[.BK36]*[.$BK$1]+[.BL36]*[.$BL$1]+[.BM36]*[.$BM$1]+[.BN36]*[.$BN$1]+[.BO36]*[.$BO$1]+[.BP36]*[.$BP$1]+[.BQ36]*[.$BQ$1]+[.BR36]*[.$BR$1]+[.BS36]*[.$BS$1]+[.BT36]*[.$BT$1]+[.BU36]*[.$BU$1]+[.BV36]*[.$BV$1]+[.BW36]*[.$BW$1]+[.BX36]*[.$BX$1]+[.BY36]*[.$BY$1]+[.BZ36]*[.$BZ$1]+[.CA36]*[.$CA$1]+[.CB36]*[.$CB$1]+[.CC36]*[.$CC$1])/COUNT([.B36:.CC36]);0)" office:value-type="float" office:value="0" calcext:value-type="float">
            <text:p>0</text:p>
          </table:table-cell>
          <table:table-cell table:formula="of:=IF([.CE36]&lt;&gt;[.CD36];&quot;X&quot;;&quot;&quot;)">
            <text:p/>
          </table:table-cell>
          <table:table-cell table:number-columns-repeated="108"/>
          <table:table-cell table:formula="of:=IF([.GJ36]&lt;&gt;[.GI36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7:.CC37])/COUNT([.A37:.CC37]));0)" office:value-type="float" office:value="0" calcext:value-type="float">
            <text:p>0</text:p>
          </table:table-cell>
          <table:table-cell table:formula="of:=ROUND(([.B37]*[.$B$1]+[.C37]*[.$C$1]+[.D37]*[.$D$1]+[.E37]*[.$E$1]+[.F37]*[.$F$1]+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+[.AM37]*[.$AM$1]+[.AN37]*[.$AN$1]+[.AO37]*[.$AO$1]+[.AP37]*[.$AP$1]+[.AQ37]*[.$AQ$1]+[.AR37]*[.$AR$1]+[.AS37]*[.$AS$1]+[.AT37]*[.$AT$1]+[.AU37]*[.$AU$1]+[.AV37]*[.$AV$1]+[.AW37]*[.$AW$1]+[.AX37]*[.$AX$1]+[.AY37]*[.$AY$1]+[.AZ37]*[.$AZ$1]+[.BA37]*[.$BA$1]+[.BB37]*[.$BB$1]+[.BC37]*[.$BC$1]+[.BD37]*[.$BD$1]+[.BE37]*[.$BE$1]+[.BF37]*[.$BF$1]+[.BG37]*[.$BG$1]+[.BH37]*[.$BH$1]+[.BI37]*[.$BI$1]+[.BJ37]*[.$BJ$1]+[.BK37]*[.$BK$1]+[.BL37]*[.$BL$1]+[.BM37]*[.$BM$1]+[.BN37]*[.$BN$1]+[.BO37]*[.$BO$1]+[.BP37]*[.$BP$1]+[.BQ37]*[.$BQ$1]+[.BR37]*[.$BR$1]+[.BS37]*[.$BS$1]+[.BT37]*[.$BT$1]+[.BU37]*[.$BU$1]+[.BV37]*[.$BV$1]+[.BW37]*[.$BW$1]+[.BX37]*[.$BX$1]+[.BY37]*[.$BY$1]+[.BZ37]*[.$BZ$1]+[.CA37]*[.$CA$1]+[.CB37]*[.$CB$1]+[.CC37]*[.$CC$1])/COUNT([.B37:.CC37]);0)" office:value-type="float" office:value="0" calcext:value-type="float">
            <text:p>0</text:p>
          </table:table-cell>
          <table:table-cell table:formula="of:=IF([.CE37]&lt;&gt;[.CD37];&quot;X&quot;;&quot;&quot;)">
            <text:p/>
          </table:table-cell>
          <table:table-cell table:number-columns-repeated="108"/>
          <table:table-cell table:formula="of:=IF([.GJ37]&lt;&gt;[.GI37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8:.CC38])/COUNT([.A38:.CC38]));0)" office:value-type="float" office:value="0" calcext:value-type="float">
            <text:p>0</text:p>
          </table:table-cell>
          <table:table-cell table:formula="of:=ROUND(([.B38]*[.$B$1]+[.C38]*[.$C$1]+[.D38]*[.$D$1]+[.E38]*[.$E$1]+[.F38]*[.$F$1]+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+[.AM38]*[.$AM$1]+[.AN38]*[.$AN$1]+[.AO38]*[.$AO$1]+[.AP38]*[.$AP$1]+[.AQ38]*[.$AQ$1]+[.AR38]*[.$AR$1]+[.AS38]*[.$AS$1]+[.AT38]*[.$AT$1]+[.AU38]*[.$AU$1]+[.AV38]*[.$AV$1]+[.AW38]*[.$AW$1]+[.AX38]*[.$AX$1]+[.AY38]*[.$AY$1]+[.AZ38]*[.$AZ$1]+[.BA38]*[.$BA$1]+[.BB38]*[.$BB$1]+[.BC38]*[.$BC$1]+[.BD38]*[.$BD$1]+[.BE38]*[.$BE$1]+[.BF38]*[.$BF$1]+[.BG38]*[.$BG$1]+[.BH38]*[.$BH$1]+[.BI38]*[.$BI$1]+[.BJ38]*[.$BJ$1]+[.BK38]*[.$BK$1]+[.BL38]*[.$BL$1]+[.BM38]*[.$BM$1]+[.BN38]*[.$BN$1]+[.BO38]*[.$BO$1]+[.BP38]*[.$BP$1]+[.BQ38]*[.$BQ$1]+[.BR38]*[.$BR$1]+[.BS38]*[.$BS$1]+[.BT38]*[.$BT$1]+[.BU38]*[.$BU$1]+[.BV38]*[.$BV$1]+[.BW38]*[.$BW$1]+[.BX38]*[.$BX$1]+[.BY38]*[.$BY$1]+[.BZ38]*[.$BZ$1]+[.CA38]*[.$CA$1]+[.CB38]*[.$CB$1]+[.CC38]*[.$CC$1])/COUNT([.B38:.CC38]);0)" office:value-type="float" office:value="0" calcext:value-type="float">
            <text:p>0</text:p>
          </table:table-cell>
          <table:table-cell table:formula="of:=IF([.CE38]&lt;&gt;[.CD38];&quot;X&quot;;&quot;&quot;)">
            <text:p/>
          </table:table-cell>
          <table:table-cell table:number-columns-repeated="108"/>
          <table:table-cell table:formula="of:=IF([.GJ38]&lt;&gt;[.GI38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9:.CC39])/COUNT([.A39:.CC39]));0)" office:value-type="float" office:value="0" calcext:value-type="float">
            <text:p>0</text:p>
          </table:table-cell>
          <table:table-cell table:formula="of:=ROUND(([.B39]*[.$B$1]+[.C39]*[.$C$1]+[.D39]*[.$D$1]+[.E39]*[.$E$1]+[.F39]*[.$F$1]+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+[.AM39]*[.$AM$1]+[.AN39]*[.$AN$1]+[.AO39]*[.$AO$1]+[.AP39]*[.$AP$1]+[.AQ39]*[.$AQ$1]+[.AR39]*[.$AR$1]+[.AS39]*[.$AS$1]+[.AT39]*[.$AT$1]+[.AU39]*[.$AU$1]+[.AV39]*[.$AV$1]+[.AW39]*[.$AW$1]+[.AX39]*[.$AX$1]+[.AY39]*[.$AY$1]+[.AZ39]*[.$AZ$1]+[.BA39]*[.$BA$1]+[.BB39]*[.$BB$1]+[.BC39]*[.$BC$1]+[.BD39]*[.$BD$1]+[.BE39]*[.$BE$1]+[.BF39]*[.$BF$1]+[.BG39]*[.$BG$1]+[.BH39]*[.$BH$1]+[.BI39]*[.$BI$1]+[.BJ39]*[.$BJ$1]+[.BK39]*[.$BK$1]+[.BL39]*[.$BL$1]+[.BM39]*[.$BM$1]+[.BN39]*[.$BN$1]+[.BO39]*[.$BO$1]+[.BP39]*[.$BP$1]+[.BQ39]*[.$BQ$1]+[.BR39]*[.$BR$1]+[.BS39]*[.$BS$1]+[.BT39]*[.$BT$1]+[.BU39]*[.$BU$1]+[.BV39]*[.$BV$1]+[.BW39]*[.$BW$1]+[.BX39]*[.$BX$1]+[.BY39]*[.$BY$1]+[.BZ39]*[.$BZ$1]+[.CA39]*[.$CA$1]+[.CB39]*[.$CB$1]+[.CC39]*[.$CC$1])/COUNT([.B39:.CC39]);0)" office:value-type="float" office:value="0" calcext:value-type="float">
            <text:p>0</text:p>
          </table:table-cell>
          <table:table-cell table:formula="of:=IF([.CE39]&lt;&gt;[.CD39];&quot;X&quot;;&quot;&quot;)">
            <text:p/>
          </table:table-cell>
          <table:table-cell table:number-columns-repeated="108"/>
          <table:table-cell table:formula="of:=IF([.GJ39]&lt;&gt;[.GI3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40:.CC40])/COUNT([.A40:.CC40]));0)" office:value-type="float" office:value="0" calcext:value-type="float">
            <text:p>0</text:p>
          </table:table-cell>
          <table:table-cell table:formula="of:=ROUND(([.B40]*[.$B$1]+[.C40]*[.$C$1]+[.D40]*[.$D$1]+[.E40]*[.$E$1]+[.F40]*[.$F$1]+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+[.AM40]*[.$AM$1]+[.AN40]*[.$AN$1]+[.AO40]*[.$AO$1]+[.AP40]*[.$AP$1]+[.AQ40]*[.$AQ$1]+[.AR40]*[.$AR$1]+[.AS40]*[.$AS$1]+[.AT40]*[.$AT$1]+[.AU40]*[.$AU$1]+[.AV40]*[.$AV$1]+[.AW40]*[.$AW$1]+[.AX40]*[.$AX$1]+[.AY40]*[.$AY$1]+[.AZ40]*[.$AZ$1]+[.BA40]*[.$BA$1]+[.BB40]*[.$BB$1]+[.BC40]*[.$BC$1]+[.BD40]*[.$BD$1]+[.BE40]*[.$BE$1]+[.BF40]*[.$BF$1]+[.BG40]*[.$BG$1]+[.BH40]*[.$BH$1]+[.BI40]*[.$BI$1]+[.BJ40]*[.$BJ$1]+[.BK40]*[.$BK$1]+[.BL40]*[.$BL$1]+[.BM40]*[.$BM$1]+[.BN40]*[.$BN$1]+[.BO40]*[.$BO$1]+[.BP40]*[.$BP$1]+[.BQ40]*[.$BQ$1]+[.BR40]*[.$BR$1]+[.BS40]*[.$BS$1]+[.BT40]*[.$BT$1]+[.BU40]*[.$BU$1]+[.BV40]*[.$BV$1]+[.BW40]*[.$BW$1]+[.BX40]*[.$BX$1]+[.BY40]*[.$BY$1]+[.BZ40]*[.$BZ$1]+[.CA40]*[.$CA$1]+[.CB40]*[.$CB$1]+[.CC40]*[.$CC$1])/COUNT([.B40:.CC40]);0)" office:value-type="float" office:value="0" calcext:value-type="float">
            <text:p>0</text:p>
          </table:table-cell>
          <table:table-cell table:formula="of:=IF([.CE40]&lt;&gt;[.CD40];&quot;X&quot;;&quot;&quot;)">
            <text:p/>
          </table:table-cell>
          <table:table-cell table:number-columns-repeated="108"/>
          <table:table-cell table:formula="of:=IF([.GJ40]&lt;&gt;[.GI40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41:.CC41])/COUNT([.A41:.CC41]));0)" office:value-type="float" office:value="0" calcext:value-type="float">
            <text:p>0</text:p>
          </table:table-cell>
          <table:table-cell table:formula="of:=ROUND(([.B41]*[.$B$1]+[.C41]*[.$C$1]+[.D41]*[.$D$1]+[.E41]*[.$E$1]+[.F41]*[.$F$1]+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+[.AM41]*[.$AM$1]+[.AN41]*[.$AN$1]+[.AO41]*[.$AO$1]+[.AP41]*[.$AP$1]+[.AQ41]*[.$AQ$1]+[.AR41]*[.$AR$1]+[.AS41]*[.$AS$1]+[.AT41]*[.$AT$1]+[.AU41]*[.$AU$1]+[.AV41]*[.$AV$1]+[.AW41]*[.$AW$1]+[.AX41]*[.$AX$1]+[.AY41]*[.$AY$1]+[.AZ41]*[.$AZ$1]+[.BA41]*[.$BA$1]+[.BB41]*[.$BB$1]+[.BC41]*[.$BC$1]+[.BD41]*[.$BD$1]+[.BE41]*[.$BE$1]+[.BF41]*[.$BF$1]+[.BG41]*[.$BG$1]+[.BH41]*[.$BH$1]+[.BI41]*[.$BI$1]+[.BJ41]*[.$BJ$1]+[.BK41]*[.$BK$1]+[.BL41]*[.$BL$1]+[.BM41]*[.$BM$1]+[.BN41]*[.$BN$1]+[.BO41]*[.$BO$1]+[.BP41]*[.$BP$1]+[.BQ41]*[.$BQ$1]+[.BR41]*[.$BR$1]+[.BS41]*[.$BS$1]+[.BT41]*[.$BT$1]+[.BU41]*[.$BU$1]+[.BV41]*[.$BV$1]+[.BW41]*[.$BW$1]+[.BX41]*[.$BX$1]+[.BY41]*[.$BY$1]+[.BZ41]*[.$BZ$1]+[.CA41]*[.$CA$1]+[.CB41]*[.$CB$1]+[.CC41]*[.$CC$1])/COUNT([.B41:.CC41]);0)" office:value-type="float" office:value="0" calcext:value-type="float">
            <text:p>0</text:p>
          </table:table-cell>
          <table:table-cell table:formula="of:=IF([.CE41]&lt;&gt;[.CD41];&quot;X&quot;;&quot;&quot;)">
            <text:p/>
          </table:table-cell>
          <table:table-cell table:number-columns-repeated="108"/>
          <table:table-cell table:formula="of:=IF([.GJ41]&lt;&gt;[.GI41];&quot;X&quot;;&quot;&quot;)">
            <text:p/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42:.CC42])/COUNT([.A42:.CC42]));0)" office:value-type="float" office:value="0" calcext:value-type="float">
            <text:p>0</text:p>
          </table:table-cell>
          <table:table-cell table:formula="of:=ROUND(([.B42]*[.$B$1]+[.C42]*[.$C$1]+[.D42]*[.$D$1]+[.E42]*[.$E$1]+[.F42]*[.$F$1]+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+[.AM42]*[.$AM$1]+[.AN42]*[.$AN$1]+[.AO42]*[.$AO$1]+[.AP42]*[.$AP$1]+[.AQ42]*[.$AQ$1]+[.AR42]*[.$AR$1]+[.AS42]*[.$AS$1]+[.AT42]*[.$AT$1]+[.AU42]*[.$AU$1]+[.AV42]*[.$AV$1]+[.AW42]*[.$AW$1]+[.AX42]*[.$AX$1]+[.AY42]*[.$AY$1]+[.AZ42]*[.$AZ$1]+[.BA42]*[.$BA$1]+[.BB42]*[.$BB$1]+[.BC42]*[.$BC$1]+[.BD42]*[.$BD$1]+[.BE42]*[.$BE$1]+[.BF42]*[.$BF$1]+[.BG42]*[.$BG$1]+[.BH42]*[.$BH$1]+[.BI42]*[.$BI$1]+[.BJ42]*[.$BJ$1]+[.BK42]*[.$BK$1]+[.BL42]*[.$BL$1]+[.BM42]*[.$BM$1]+[.BN42]*[.$BN$1]+[.BO42]*[.$BO$1]+[.BP42]*[.$BP$1]+[.BQ42]*[.$BQ$1]+[.BR42]*[.$BR$1]+[.BS42]*[.$BS$1]+[.BT42]*[.$BT$1]+[.BU42]*[.$BU$1]+[.BV42]*[.$BV$1]+[.BW42]*[.$BW$1]+[.BX42]*[.$BX$1]+[.BY42]*[.$BY$1]+[.BZ42]*[.$BZ$1]+[.CA42]*[.$CA$1]+[.CB42]*[.$CB$1]+[.CC42]*[.$CC$1])/COUNT([.B42:.CC42]);0)" office:value-type="float" office:value="0" calcext:value-type="float">
            <text:p>0</text:p>
          </table:table-cell>
          <table:table-cell table:formula="of:=IF([.CE42]&lt;&gt;[.CD42];&quot;X&quot;;&quot;&quot;)">
            <text:p/>
          </table:table-cell>
          <table:table-cell table:number-columns-repeated="108"/>
          <table:table-cell table:formula="of:=IF([.GJ42]&lt;&gt;[.GI42]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formula="of:=ROUND((SUM([.B43:.CC43])/COUNT([.A43:.CC43]));0)" office:value-type="float" office:value="0" calcext:value-type="float">
            <text:p>0</text:p>
          </table:table-cell>
          <table:table-cell table:formula="of:=ROUND(([.B43]*[.$B$1]+[.C43]*[.$C$1]+[.D43]*[.$D$1]+[.E43]*[.$E$1]+[.F43]*[.$F$1]+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+[.AM43]*[.$AM$1]+[.AN43]*[.$AN$1]+[.AO43]*[.$AO$1]+[.AP43]*[.$AP$1]+[.AQ43]*[.$AQ$1]+[.AR43]*[.$AR$1]+[.AS43]*[.$AS$1]+[.AT43]*[.$AT$1]+[.AU43]*[.$AU$1]+[.AV43]*[.$AV$1]+[.AW43]*[.$AW$1]+[.AX43]*[.$AX$1]+[.AY43]*[.$AY$1]+[.AZ43]*[.$AZ$1]+[.BA43]*[.$BA$1]+[.BB43]*[.$BB$1]+[.BC43]*[.$BC$1]+[.BD43]*[.$BD$1]+[.BE43]*[.$BE$1]+[.BF43]*[.$BF$1]+[.BG43]*[.$BG$1]+[.BH43]*[.$BH$1]+[.BI43]*[.$BI$1]+[.BJ43]*[.$BJ$1]+[.BK43]*[.$BK$1]+[.BL43]*[.$BL$1]+[.BM43]*[.$BM$1]+[.BN43]*[.$BN$1]+[.BO43]*[.$BO$1]+[.BP43]*[.$BP$1]+[.BQ43]*[.$BQ$1]+[.BR43]*[.$BR$1]+[.BS43]*[.$BS$1]+[.BT43]*[.$BT$1]+[.BU43]*[.$BU$1]+[.BV43]*[.$BV$1]+[.BW43]*[.$BW$1]+[.BX43]*[.$BX$1]+[.BY43]*[.$BY$1]+[.BZ43]*[.$BZ$1]+[.CA43]*[.$CA$1]+[.CB43]*[.$CB$1]+[.CC43]*[.$CC$1])/COUNT([.B43:.CC43]);0)" office:value-type="float" office:value="0" calcext:value-type="float">
            <text:p>0</text:p>
          </table:table-cell>
          <table:table-cell table:formula="of:=IF([.CE43]&lt;&gt;[.CD43];&quot;X&quot;;&quot;&quot;)">
            <text:p/>
          </table:table-cell>
          <table:table-cell table:number-columns-repeated="108"/>
          <table:table-cell table:formula="of:=IF([.GJ43]&lt;&gt;[.GI4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44:.CC44])/COUNT([.A44:.CC44]));0)" office:value-type="float" office:value="0" calcext:value-type="float">
            <text:p>0</text:p>
          </table:table-cell>
          <table:table-cell table:formula="of:=ROUND(([.B44]*[.$B$1]+[.C44]*[.$C$1]+[.D44]*[.$D$1]+[.E44]*[.$E$1]+[.F44]*[.$F$1]+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+[.AM44]*[.$AM$1]+[.AN44]*[.$AN$1]+[.AO44]*[.$AO$1]+[.AP44]*[.$AP$1]+[.AQ44]*[.$AQ$1]+[.AR44]*[.$AR$1]+[.AS44]*[.$AS$1]+[.AT44]*[.$AT$1]+[.AU44]*[.$AU$1]+[.AV44]*[.$AV$1]+[.AW44]*[.$AW$1]+[.AX44]*[.$AX$1]+[.AY44]*[.$AY$1]+[.AZ44]*[.$AZ$1]+[.BA44]*[.$BA$1]+[.BB44]*[.$BB$1]+[.BC44]*[.$BC$1]+[.BD44]*[.$BD$1]+[.BE44]*[.$BE$1]+[.BF44]*[.$BF$1]+[.BG44]*[.$BG$1]+[.BH44]*[.$BH$1]+[.BI44]*[.$BI$1]+[.BJ44]*[.$BJ$1]+[.BK44]*[.$BK$1]+[.BL44]*[.$BL$1]+[.BM44]*[.$BM$1]+[.BN44]*[.$BN$1]+[.BO44]*[.$BO$1]+[.BP44]*[.$BP$1]+[.BQ44]*[.$BQ$1]+[.BR44]*[.$BR$1]+[.BS44]*[.$BS$1]+[.BT44]*[.$BT$1]+[.BU44]*[.$BU$1]+[.BV44]*[.$BV$1]+[.BW44]*[.$BW$1]+[.BX44]*[.$BX$1]+[.BY44]*[.$BY$1]+[.BZ44]*[.$BZ$1]+[.CA44]*[.$CA$1]+[.CB44]*[.$CB$1]+[.CC44]*[.$CC$1])/COUNT([.B44:.CC44]);0)" office:value-type="float" office:value="0" calcext:value-type="float">
            <text:p>0</text:p>
          </table:table-cell>
          <table:table-cell table:formula="of:=IF([.CE44]&lt;&gt;[.CD44];&quot;X&quot;;&quot;&quot;)">
            <text:p/>
          </table:table-cell>
          <table:table-cell table:number-columns-repeated="108"/>
          <table:table-cell table:formula="of:=IF([.GJ44]&lt;&gt;[.GI44];&quot;X&quot;;&quot;&quot;)">
            <text:p/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45:.CC45])/COUNT([.A45:.CC45]));0)" office:value-type="float" office:value="0" calcext:value-type="float">
            <text:p>0</text:p>
          </table:table-cell>
          <table:table-cell table:formula="of:=ROUND(([.B45]*[.$B$1]+[.C45]*[.$C$1]+[.D45]*[.$D$1]+[.E45]*[.$E$1]+[.F45]*[.$F$1]+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+[.AM45]*[.$AM$1]+[.AN45]*[.$AN$1]+[.AO45]*[.$AO$1]+[.AP45]*[.$AP$1]+[.AQ45]*[.$AQ$1]+[.AR45]*[.$AR$1]+[.AS45]*[.$AS$1]+[.AT45]*[.$AT$1]+[.AU45]*[.$AU$1]+[.AV45]*[.$AV$1]+[.AW45]*[.$AW$1]+[.AX45]*[.$AX$1]+[.AY45]*[.$AY$1]+[.AZ45]*[.$AZ$1]+[.BA45]*[.$BA$1]+[.BB45]*[.$BB$1]+[.BC45]*[.$BC$1]+[.BD45]*[.$BD$1]+[.BE45]*[.$BE$1]+[.BF45]*[.$BF$1]+[.BG45]*[.$BG$1]+[.BH45]*[.$BH$1]+[.BI45]*[.$BI$1]+[.BJ45]*[.$BJ$1]+[.BK45]*[.$BK$1]+[.BL45]*[.$BL$1]+[.BM45]*[.$BM$1]+[.BN45]*[.$BN$1]+[.BO45]*[.$BO$1]+[.BP45]*[.$BP$1]+[.BQ45]*[.$BQ$1]+[.BR45]*[.$BR$1]+[.BS45]*[.$BS$1]+[.BT45]*[.$BT$1]+[.BU45]*[.$BU$1]+[.BV45]*[.$BV$1]+[.BW45]*[.$BW$1]+[.BX45]*[.$BX$1]+[.BY45]*[.$BY$1]+[.BZ45]*[.$BZ$1]+[.CA45]*[.$CA$1]+[.CB45]*[.$CB$1]+[.CC45]*[.$CC$1])/COUNT([.B45:.CC45]);0)" office:value-type="float" office:value="0" calcext:value-type="float">
            <text:p>0</text:p>
          </table:table-cell>
          <table:table-cell table:formula="of:=IF([.CE45]&lt;&gt;[.CD45];&quot;X&quot;;&quot;&quot;)">
            <text:p/>
          </table:table-cell>
          <table:table-cell table:number-columns-repeated="108"/>
          <table:table-cell table:formula="of:=IF([.GJ45]&lt;&gt;[.GI45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46:.CC46])/COUNT([.A46:.CC46]));0)" office:value-type="float" office:value="1" calcext:value-type="float">
            <text:p>1</text:p>
          </table:table-cell>
          <table:table-cell table:formula="of:=ROUND(([.B46]*[.$B$1]+[.C46]*[.$C$1]+[.D46]*[.$D$1]+[.E46]*[.$E$1]+[.F46]*[.$F$1]+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+[.AM46]*[.$AM$1]+[.AN46]*[.$AN$1]+[.AO46]*[.$AO$1]+[.AP46]*[.$AP$1]+[.AQ46]*[.$AQ$1]+[.AR46]*[.$AR$1]+[.AS46]*[.$AS$1]+[.AT46]*[.$AT$1]+[.AU46]*[.$AU$1]+[.AV46]*[.$AV$1]+[.AW46]*[.$AW$1]+[.AX46]*[.$AX$1]+[.AY46]*[.$AY$1]+[.AZ46]*[.$AZ$1]+[.BA46]*[.$BA$1]+[.BB46]*[.$BB$1]+[.BC46]*[.$BC$1]+[.BD46]*[.$BD$1]+[.BE46]*[.$BE$1]+[.BF46]*[.$BF$1]+[.BG46]*[.$BG$1]+[.BH46]*[.$BH$1]+[.BI46]*[.$BI$1]+[.BJ46]*[.$BJ$1]+[.BK46]*[.$BK$1]+[.BL46]*[.$BL$1]+[.BM46]*[.$BM$1]+[.BN46]*[.$BN$1]+[.BO46]*[.$BO$1]+[.BP46]*[.$BP$1]+[.BQ46]*[.$BQ$1]+[.BR46]*[.$BR$1]+[.BS46]*[.$BS$1]+[.BT46]*[.$BT$1]+[.BU46]*[.$BU$1]+[.BV46]*[.$BV$1]+[.BW46]*[.$BW$1]+[.BX46]*[.$BX$1]+[.BY46]*[.$BY$1]+[.BZ46]*[.$BZ$1]+[.CA46]*[.$CA$1]+[.CB46]*[.$CB$1]+[.CC46]*[.$CC$1])/COUNT([.B46:.CC46]);0)" office:value-type="float" office:value="1" calcext:value-type="float">
            <text:p>1</text:p>
          </table:table-cell>
          <table:table-cell table:formula="of:=IF([.CE46]&lt;&gt;[.CD46];&quot;X&quot;;&quot;&quot;)">
            <text:p/>
          </table:table-cell>
          <table:table-cell table:number-columns-repeated="108"/>
          <table:table-cell table:formula="of:=IF([.GJ46]&lt;&gt;[.GI46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47:.CC47])/COUNT([.A47:.CC47]));0)" office:value-type="float" office:value="1" calcext:value-type="float">
            <text:p>1</text:p>
          </table:table-cell>
          <table:table-cell table:formula="of:=ROUND(([.B47]*[.$B$1]+[.C47]*[.$C$1]+[.D47]*[.$D$1]+[.E47]*[.$E$1]+[.F47]*[.$F$1]+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+[.AM47]*[.$AM$1]+[.AN47]*[.$AN$1]+[.AO47]*[.$AO$1]+[.AP47]*[.$AP$1]+[.AQ47]*[.$AQ$1]+[.AR47]*[.$AR$1]+[.AS47]*[.$AS$1]+[.AT47]*[.$AT$1]+[.AU47]*[.$AU$1]+[.AV47]*[.$AV$1]+[.AW47]*[.$AW$1]+[.AX47]*[.$AX$1]+[.AY47]*[.$AY$1]+[.AZ47]*[.$AZ$1]+[.BA47]*[.$BA$1]+[.BB47]*[.$BB$1]+[.BC47]*[.$BC$1]+[.BD47]*[.$BD$1]+[.BE47]*[.$BE$1]+[.BF47]*[.$BF$1]+[.BG47]*[.$BG$1]+[.BH47]*[.$BH$1]+[.BI47]*[.$BI$1]+[.BJ47]*[.$BJ$1]+[.BK47]*[.$BK$1]+[.BL47]*[.$BL$1]+[.BM47]*[.$BM$1]+[.BN47]*[.$BN$1]+[.BO47]*[.$BO$1]+[.BP47]*[.$BP$1]+[.BQ47]*[.$BQ$1]+[.BR47]*[.$BR$1]+[.BS47]*[.$BS$1]+[.BT47]*[.$BT$1]+[.BU47]*[.$BU$1]+[.BV47]*[.$BV$1]+[.BW47]*[.$BW$1]+[.BX47]*[.$BX$1]+[.BY47]*[.$BY$1]+[.BZ47]*[.$BZ$1]+[.CA47]*[.$CA$1]+[.CB47]*[.$CB$1]+[.CC47]*[.$CC$1])/COUNT([.B47:.CC47]);0)" office:value-type="float" office:value="1" calcext:value-type="float">
            <text:p>1</text:p>
          </table:table-cell>
          <table:table-cell table:formula="of:=IF([.CE47]&lt;&gt;[.CD47];&quot;X&quot;;&quot;&quot;)">
            <text:p/>
          </table:table-cell>
          <table:table-cell table:number-columns-repeated="108"/>
          <table:table-cell table:formula="of:=IF([.GJ47]&lt;&gt;[.GI47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48:.CC48])/COUNT([.A48:.CC48]));0)" office:value-type="float" office:value="1" calcext:value-type="float">
            <text:p>1</text:p>
          </table:table-cell>
          <table:table-cell table:formula="of:=ROUND(([.B48]*[.$B$1]+[.C48]*[.$C$1]+[.D48]*[.$D$1]+[.E48]*[.$E$1]+[.F48]*[.$F$1]+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+[.AM48]*[.$AM$1]+[.AN48]*[.$AN$1]+[.AO48]*[.$AO$1]+[.AP48]*[.$AP$1]+[.AQ48]*[.$AQ$1]+[.AR48]*[.$AR$1]+[.AS48]*[.$AS$1]+[.AT48]*[.$AT$1]+[.AU48]*[.$AU$1]+[.AV48]*[.$AV$1]+[.AW48]*[.$AW$1]+[.AX48]*[.$AX$1]+[.AY48]*[.$AY$1]+[.AZ48]*[.$AZ$1]+[.BA48]*[.$BA$1]+[.BB48]*[.$BB$1]+[.BC48]*[.$BC$1]+[.BD48]*[.$BD$1]+[.BE48]*[.$BE$1]+[.BF48]*[.$BF$1]+[.BG48]*[.$BG$1]+[.BH48]*[.$BH$1]+[.BI48]*[.$BI$1]+[.BJ48]*[.$BJ$1]+[.BK48]*[.$BK$1]+[.BL48]*[.$BL$1]+[.BM48]*[.$BM$1]+[.BN48]*[.$BN$1]+[.BO48]*[.$BO$1]+[.BP48]*[.$BP$1]+[.BQ48]*[.$BQ$1]+[.BR48]*[.$BR$1]+[.BS48]*[.$BS$1]+[.BT48]*[.$BT$1]+[.BU48]*[.$BU$1]+[.BV48]*[.$BV$1]+[.BW48]*[.$BW$1]+[.BX48]*[.$BX$1]+[.BY48]*[.$BY$1]+[.BZ48]*[.$BZ$1]+[.CA48]*[.$CA$1]+[.CB48]*[.$CB$1]+[.CC48]*[.$CC$1])/COUNT([.B48:.CC48]);0)" office:value-type="float" office:value="1" calcext:value-type="float">
            <text:p>1</text:p>
          </table:table-cell>
          <table:table-cell table:formula="of:=IF([.CE48]&lt;&gt;[.CD48];&quot;X&quot;;&quot;&quot;)">
            <text:p/>
          </table:table-cell>
          <table:table-cell table:number-columns-repeated="108"/>
          <table:table-cell table:formula="of:=IF([.GJ48]&lt;&gt;[.GI48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49:.CC49])/COUNT([.A49:.CC49]));0)" office:value-type="float" office:value="1" calcext:value-type="float">
            <text:p>1</text:p>
          </table:table-cell>
          <table:table-cell table:formula="of:=ROUND(([.B49]*[.$B$1]+[.C49]*[.$C$1]+[.D49]*[.$D$1]+[.E49]*[.$E$1]+[.F49]*[.$F$1]+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+[.AM49]*[.$AM$1]+[.AN49]*[.$AN$1]+[.AO49]*[.$AO$1]+[.AP49]*[.$AP$1]+[.AQ49]*[.$AQ$1]+[.AR49]*[.$AR$1]+[.AS49]*[.$AS$1]+[.AT49]*[.$AT$1]+[.AU49]*[.$AU$1]+[.AV49]*[.$AV$1]+[.AW49]*[.$AW$1]+[.AX49]*[.$AX$1]+[.AY49]*[.$AY$1]+[.AZ49]*[.$AZ$1]+[.BA49]*[.$BA$1]+[.BB49]*[.$BB$1]+[.BC49]*[.$BC$1]+[.BD49]*[.$BD$1]+[.BE49]*[.$BE$1]+[.BF49]*[.$BF$1]+[.BG49]*[.$BG$1]+[.BH49]*[.$BH$1]+[.BI49]*[.$BI$1]+[.BJ49]*[.$BJ$1]+[.BK49]*[.$BK$1]+[.BL49]*[.$BL$1]+[.BM49]*[.$BM$1]+[.BN49]*[.$BN$1]+[.BO49]*[.$BO$1]+[.BP49]*[.$BP$1]+[.BQ49]*[.$BQ$1]+[.BR49]*[.$BR$1]+[.BS49]*[.$BS$1]+[.BT49]*[.$BT$1]+[.BU49]*[.$BU$1]+[.BV49]*[.$BV$1]+[.BW49]*[.$BW$1]+[.BX49]*[.$BX$1]+[.BY49]*[.$BY$1]+[.BZ49]*[.$BZ$1]+[.CA49]*[.$CA$1]+[.CB49]*[.$CB$1]+[.CC49]*[.$CC$1])/COUNT([.B49:.CC49]);0)" office:value-type="float" office:value="1" calcext:value-type="float">
            <text:p>1</text:p>
          </table:table-cell>
          <table:table-cell table:formula="of:=IF([.CE49]&lt;&gt;[.CD49];&quot;X&quot;;&quot;&quot;)">
            <text:p/>
          </table:table-cell>
          <table:table-cell table:number-columns-repeated="108"/>
          <table:table-cell table:formula="of:=IF([.GJ49]&lt;&gt;[.GI4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0:.CC50])/COUNT([.A50:.CC50]));0)" office:value-type="float" office:value="0" calcext:value-type="float">
            <text:p>0</text:p>
          </table:table-cell>
          <table:table-cell table:formula="of:=ROUND(([.B50]*[.$B$1]+[.C50]*[.$C$1]+[.D50]*[.$D$1]+[.E50]*[.$E$1]+[.F50]*[.$F$1]+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+[.AM50]*[.$AM$1]+[.AN50]*[.$AN$1]+[.AO50]*[.$AO$1]+[.AP50]*[.$AP$1]+[.AQ50]*[.$AQ$1]+[.AR50]*[.$AR$1]+[.AS50]*[.$AS$1]+[.AT50]*[.$AT$1]+[.AU50]*[.$AU$1]+[.AV50]*[.$AV$1]+[.AW50]*[.$AW$1]+[.AX50]*[.$AX$1]+[.AY50]*[.$AY$1]+[.AZ50]*[.$AZ$1]+[.BA50]*[.$BA$1]+[.BB50]*[.$BB$1]+[.BC50]*[.$BC$1]+[.BD50]*[.$BD$1]+[.BE50]*[.$BE$1]+[.BF50]*[.$BF$1]+[.BG50]*[.$BG$1]+[.BH50]*[.$BH$1]+[.BI50]*[.$BI$1]+[.BJ50]*[.$BJ$1]+[.BK50]*[.$BK$1]+[.BL50]*[.$BL$1]+[.BM50]*[.$BM$1]+[.BN50]*[.$BN$1]+[.BO50]*[.$BO$1]+[.BP50]*[.$BP$1]+[.BQ50]*[.$BQ$1]+[.BR50]*[.$BR$1]+[.BS50]*[.$BS$1]+[.BT50]*[.$BT$1]+[.BU50]*[.$BU$1]+[.BV50]*[.$BV$1]+[.BW50]*[.$BW$1]+[.BX50]*[.$BX$1]+[.BY50]*[.$BY$1]+[.BZ50]*[.$BZ$1]+[.CA50]*[.$CA$1]+[.CB50]*[.$CB$1]+[.CC50]*[.$CC$1])/COUNT([.B50:.CC50]);0)" office:value-type="float" office:value="0" calcext:value-type="float">
            <text:p>0</text:p>
          </table:table-cell>
          <table:table-cell table:formula="of:=IF([.CE50]&lt;&gt;[.CD50];&quot;X&quot;;&quot;&quot;)">
            <text:p/>
          </table:table-cell>
          <table:table-cell table:number-columns-repeated="108"/>
          <table:table-cell table:formula="of:=IF([.GJ50]&lt;&gt;[.GI50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1:.CC51])/COUNT([.A51:.CC51]));0)" office:value-type="float" office:value="0" calcext:value-type="float">
            <text:p>0</text:p>
          </table:table-cell>
          <table:table-cell table:formula="of:=ROUND(([.B51]*[.$B$1]+[.C51]*[.$C$1]+[.D51]*[.$D$1]+[.E51]*[.$E$1]+[.F51]*[.$F$1]+[.G51]*[.$G$1]+[.H51]*[.$H$1]+[.I51]*[.$I$1]+[.J51]*[.$J$1]+[.K51]*[.$K$1]+[.L51]*[.$L$1]+[.M51]*[.$M$1]+[.N51]*[.$N$1]+[.O51]*[.$O$1]+[.P51]*[.$P$1]+[.Q51]*[.$Q$1]+[.R51]*[.$R$1]+[.S51]*[.$S$1]+[.T51]*[.$T$1]+[.U51]*[.$U$1]+[.V51]*[.$V$1]+[.W51]*[.$W$1]+[.X51]*[.$X$1]+[.Y51]*[.$Y$1]+[.Z51]*[.$Z$1]+[.AA51]*[.$AA$1]+[.AB51]*[.$AB$1]+[.AC51]*[.$AC$1]+[.AD51]*[.$AD$1]+[.AE51]*[.$AE$1]+[.AF51]*[.$AF$1]+[.AG51]*[.$AG$1]+[.AH51]*[.$AH$1]+[.AI51]*[.$AI$1]+[.AJ51]*[.$AJ$1]+[.AK51]*[.$AK$1]+[.AL51]*[.$AL$1]+[.AM51]*[.$AM$1]+[.AN51]*[.$AN$1]+[.AO51]*[.$AO$1]+[.AP51]*[.$AP$1]+[.AQ51]*[.$AQ$1]+[.AR51]*[.$AR$1]+[.AS51]*[.$AS$1]+[.AT51]*[.$AT$1]+[.AU51]*[.$AU$1]+[.AV51]*[.$AV$1]+[.AW51]*[.$AW$1]+[.AX51]*[.$AX$1]+[.AY51]*[.$AY$1]+[.AZ51]*[.$AZ$1]+[.BA51]*[.$BA$1]+[.BB51]*[.$BB$1]+[.BC51]*[.$BC$1]+[.BD51]*[.$BD$1]+[.BE51]*[.$BE$1]+[.BF51]*[.$BF$1]+[.BG51]*[.$BG$1]+[.BH51]*[.$BH$1]+[.BI51]*[.$BI$1]+[.BJ51]*[.$BJ$1]+[.BK51]*[.$BK$1]+[.BL51]*[.$BL$1]+[.BM51]*[.$BM$1]+[.BN51]*[.$BN$1]+[.BO51]*[.$BO$1]+[.BP51]*[.$BP$1]+[.BQ51]*[.$BQ$1]+[.BR51]*[.$BR$1]+[.BS51]*[.$BS$1]+[.BT51]*[.$BT$1]+[.BU51]*[.$BU$1]+[.BV51]*[.$BV$1]+[.BW51]*[.$BW$1]+[.BX51]*[.$BX$1]+[.BY51]*[.$BY$1]+[.BZ51]*[.$BZ$1]+[.CA51]*[.$CA$1]+[.CB51]*[.$CB$1]+[.CC51]*[.$CC$1])/COUNT([.B51:.CC51]);0)" office:value-type="float" office:value="0" calcext:value-type="float">
            <text:p>0</text:p>
          </table:table-cell>
          <table:table-cell table:formula="of:=IF([.CE51]&lt;&gt;[.CD51];&quot;X&quot;;&quot;&quot;)">
            <text:p/>
          </table:table-cell>
          <table:table-cell table:number-columns-repeated="108"/>
          <table:table-cell table:formula="of:=IF([.GJ51]&lt;&gt;[.GI51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52:.CC52])/COUNT([.A52:.CC52]));0)" office:value-type="float" office:value="1" calcext:value-type="float">
            <text:p>1</text:p>
          </table:table-cell>
          <table:table-cell table:formula="of:=ROUND(([.B52]*[.$B$1]+[.C52]*[.$C$1]+[.D52]*[.$D$1]+[.E52]*[.$E$1]+[.F52]*[.$F$1]+[.G52]*[.$G$1]+[.H52]*[.$H$1]+[.I52]*[.$I$1]+[.J52]*[.$J$1]+[.K52]*[.$K$1]+[.L52]*[.$L$1]+[.M52]*[.$M$1]+[.N52]*[.$N$1]+[.O52]*[.$O$1]+[.P52]*[.$P$1]+[.Q52]*[.$Q$1]+[.R52]*[.$R$1]+[.S52]*[.$S$1]+[.T52]*[.$T$1]+[.U52]*[.$U$1]+[.V52]*[.$V$1]+[.W52]*[.$W$1]+[.X52]*[.$X$1]+[.Y52]*[.$Y$1]+[.Z52]*[.$Z$1]+[.AA52]*[.$AA$1]+[.AB52]*[.$AB$1]+[.AC52]*[.$AC$1]+[.AD52]*[.$AD$1]+[.AE52]*[.$AE$1]+[.AF52]*[.$AF$1]+[.AG52]*[.$AG$1]+[.AH52]*[.$AH$1]+[.AI52]*[.$AI$1]+[.AJ52]*[.$AJ$1]+[.AK52]*[.$AK$1]+[.AL52]*[.$AL$1]+[.AM52]*[.$AM$1]+[.AN52]*[.$AN$1]+[.AO52]*[.$AO$1]+[.AP52]*[.$AP$1]+[.AQ52]*[.$AQ$1]+[.AR52]*[.$AR$1]+[.AS52]*[.$AS$1]+[.AT52]*[.$AT$1]+[.AU52]*[.$AU$1]+[.AV52]*[.$AV$1]+[.AW52]*[.$AW$1]+[.AX52]*[.$AX$1]+[.AY52]*[.$AY$1]+[.AZ52]*[.$AZ$1]+[.BA52]*[.$BA$1]+[.BB52]*[.$BB$1]+[.BC52]*[.$BC$1]+[.BD52]*[.$BD$1]+[.BE52]*[.$BE$1]+[.BF52]*[.$BF$1]+[.BG52]*[.$BG$1]+[.BH52]*[.$BH$1]+[.BI52]*[.$BI$1]+[.BJ52]*[.$BJ$1]+[.BK52]*[.$BK$1]+[.BL52]*[.$BL$1]+[.BM52]*[.$BM$1]+[.BN52]*[.$BN$1]+[.BO52]*[.$BO$1]+[.BP52]*[.$BP$1]+[.BQ52]*[.$BQ$1]+[.BR52]*[.$BR$1]+[.BS52]*[.$BS$1]+[.BT52]*[.$BT$1]+[.BU52]*[.$BU$1]+[.BV52]*[.$BV$1]+[.BW52]*[.$BW$1]+[.BX52]*[.$BX$1]+[.BY52]*[.$BY$1]+[.BZ52]*[.$BZ$1]+[.CA52]*[.$CA$1]+[.CB52]*[.$CB$1]+[.CC52]*[.$CC$1])/COUNT([.B52:.CC52]);0)" office:value-type="float" office:value="1" calcext:value-type="float">
            <text:p>1</text:p>
          </table:table-cell>
          <table:table-cell table:formula="of:=IF([.CE52]&lt;&gt;[.CD52];&quot;X&quot;;&quot;&quot;)">
            <text:p/>
          </table:table-cell>
          <table:table-cell table:number-columns-repeated="108"/>
          <table:table-cell table:formula="of:=IF([.GJ52]&lt;&gt;[.GI52];&quot;X&quot;;&quot;&quot;)">
            <text:p/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53:.CC53])/COUNT([.A53:.CC53]));0)" office:value-type="float" office:value="1" calcext:value-type="float">
            <text:p>1</text:p>
          </table:table-cell>
          <table:table-cell table:formula="of:=ROUND(([.B53]*[.$B$1]+[.C53]*[.$C$1]+[.D53]*[.$D$1]+[.E53]*[.$E$1]+[.F53]*[.$F$1]+[.G53]*[.$G$1]+[.H53]*[.$H$1]+[.I53]*[.$I$1]+[.J53]*[.$J$1]+[.K53]*[.$K$1]+[.L53]*[.$L$1]+[.M53]*[.$M$1]+[.N53]*[.$N$1]+[.O53]*[.$O$1]+[.P53]*[.$P$1]+[.Q53]*[.$Q$1]+[.R53]*[.$R$1]+[.S53]*[.$S$1]+[.T53]*[.$T$1]+[.U53]*[.$U$1]+[.V53]*[.$V$1]+[.W53]*[.$W$1]+[.X53]*[.$X$1]+[.Y53]*[.$Y$1]+[.Z53]*[.$Z$1]+[.AA53]*[.$AA$1]+[.AB53]*[.$AB$1]+[.AC53]*[.$AC$1]+[.AD53]*[.$AD$1]+[.AE53]*[.$AE$1]+[.AF53]*[.$AF$1]+[.AG53]*[.$AG$1]+[.AH53]*[.$AH$1]+[.AI53]*[.$AI$1]+[.AJ53]*[.$AJ$1]+[.AK53]*[.$AK$1]+[.AL53]*[.$AL$1]+[.AM53]*[.$AM$1]+[.AN53]*[.$AN$1]+[.AO53]*[.$AO$1]+[.AP53]*[.$AP$1]+[.AQ53]*[.$AQ$1]+[.AR53]*[.$AR$1]+[.AS53]*[.$AS$1]+[.AT53]*[.$AT$1]+[.AU53]*[.$AU$1]+[.AV53]*[.$AV$1]+[.AW53]*[.$AW$1]+[.AX53]*[.$AX$1]+[.AY53]*[.$AY$1]+[.AZ53]*[.$AZ$1]+[.BA53]*[.$BA$1]+[.BB53]*[.$BB$1]+[.BC53]*[.$BC$1]+[.BD53]*[.$BD$1]+[.BE53]*[.$BE$1]+[.BF53]*[.$BF$1]+[.BG53]*[.$BG$1]+[.BH53]*[.$BH$1]+[.BI53]*[.$BI$1]+[.BJ53]*[.$BJ$1]+[.BK53]*[.$BK$1]+[.BL53]*[.$BL$1]+[.BM53]*[.$BM$1]+[.BN53]*[.$BN$1]+[.BO53]*[.$BO$1]+[.BP53]*[.$BP$1]+[.BQ53]*[.$BQ$1]+[.BR53]*[.$BR$1]+[.BS53]*[.$BS$1]+[.BT53]*[.$BT$1]+[.BU53]*[.$BU$1]+[.BV53]*[.$BV$1]+[.BW53]*[.$BW$1]+[.BX53]*[.$BX$1]+[.BY53]*[.$BY$1]+[.BZ53]*[.$BZ$1]+[.CA53]*[.$CA$1]+[.CB53]*[.$CB$1]+[.CC53]*[.$CC$1])/COUNT([.B53:.CC53]);0)" office:value-type="float" office:value="1" calcext:value-type="float">
            <text:p>1</text:p>
          </table:table-cell>
          <table:table-cell table:formula="of:=IF([.CE53]&lt;&gt;[.CD53];&quot;X&quot;;&quot;&quot;)">
            <text:p/>
          </table:table-cell>
          <table:table-cell table:number-columns-repeated="108"/>
          <table:table-cell table:formula="of:=IF([.GJ53]&lt;&gt;[.GI53];&quot;X&quot;;&quot;&quot;)">
            <text:p/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ROUND((SUM([.B54:.CC54])/COUNT([.A54:.CC54]));0)" office:value-type="float" office:value="1" calcext:value-type="float">
            <text:p>1</text:p>
          </table:table-cell>
          <table:table-cell table:formula="of:=ROUND(([.B54]*[.$B$1]+[.C54]*[.$C$1]+[.D54]*[.$D$1]+[.E54]*[.$E$1]+[.F54]*[.$F$1]+[.G54]*[.$G$1]+[.H54]*[.$H$1]+[.I54]*[.$I$1]+[.J54]*[.$J$1]+[.K54]*[.$K$1]+[.L54]*[.$L$1]+[.M54]*[.$M$1]+[.N54]*[.$N$1]+[.O54]*[.$O$1]+[.P54]*[.$P$1]+[.Q54]*[.$Q$1]+[.R54]*[.$R$1]+[.S54]*[.$S$1]+[.T54]*[.$T$1]+[.U54]*[.$U$1]+[.V54]*[.$V$1]+[.W54]*[.$W$1]+[.X54]*[.$X$1]+[.Y54]*[.$Y$1]+[.Z54]*[.$Z$1]+[.AA54]*[.$AA$1]+[.AB54]*[.$AB$1]+[.AC54]*[.$AC$1]+[.AD54]*[.$AD$1]+[.AE54]*[.$AE$1]+[.AF54]*[.$AF$1]+[.AG54]*[.$AG$1]+[.AH54]*[.$AH$1]+[.AI54]*[.$AI$1]+[.AJ54]*[.$AJ$1]+[.AK54]*[.$AK$1]+[.AL54]*[.$AL$1]+[.AM54]*[.$AM$1]+[.AN54]*[.$AN$1]+[.AO54]*[.$AO$1]+[.AP54]*[.$AP$1]+[.AQ54]*[.$AQ$1]+[.AR54]*[.$AR$1]+[.AS54]*[.$AS$1]+[.AT54]*[.$AT$1]+[.AU54]*[.$AU$1]+[.AV54]*[.$AV$1]+[.AW54]*[.$AW$1]+[.AX54]*[.$AX$1]+[.AY54]*[.$AY$1]+[.AZ54]*[.$AZ$1]+[.BA54]*[.$BA$1]+[.BB54]*[.$BB$1]+[.BC54]*[.$BC$1]+[.BD54]*[.$BD$1]+[.BE54]*[.$BE$1]+[.BF54]*[.$BF$1]+[.BG54]*[.$BG$1]+[.BH54]*[.$BH$1]+[.BI54]*[.$BI$1]+[.BJ54]*[.$BJ$1]+[.BK54]*[.$BK$1]+[.BL54]*[.$BL$1]+[.BM54]*[.$BM$1]+[.BN54]*[.$BN$1]+[.BO54]*[.$BO$1]+[.BP54]*[.$BP$1]+[.BQ54]*[.$BQ$1]+[.BR54]*[.$BR$1]+[.BS54]*[.$BS$1]+[.BT54]*[.$BT$1]+[.BU54]*[.$BU$1]+[.BV54]*[.$BV$1]+[.BW54]*[.$BW$1]+[.BX54]*[.$BX$1]+[.BY54]*[.$BY$1]+[.BZ54]*[.$BZ$1]+[.CA54]*[.$CA$1]+[.CB54]*[.$CB$1]+[.CC54]*[.$CC$1])/COUNT([.B54:.CC54]);0)" office:value-type="float" office:value="0" calcext:value-type="float">
            <text:p>0</text:p>
          </table:table-cell>
          <table:table-cell table:formula="of:=IF([.CE54]&lt;&gt;[.CD54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GJ54]&lt;&gt;[.GI54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5:.CC55])/COUNT([.A55:.CC55]));0)" office:value-type="float" office:value="0" calcext:value-type="float">
            <text:p>0</text:p>
          </table:table-cell>
          <table:table-cell table:formula="of:=ROUND(([.B55]*[.$B$1]+[.C55]*[.$C$1]+[.D55]*[.$D$1]+[.E55]*[.$E$1]+[.F55]*[.$F$1]+[.G55]*[.$G$1]+[.H55]*[.$H$1]+[.I55]*[.$I$1]+[.J55]*[.$J$1]+[.K55]*[.$K$1]+[.L55]*[.$L$1]+[.M55]*[.$M$1]+[.N55]*[.$N$1]+[.O55]*[.$O$1]+[.P55]*[.$P$1]+[.Q55]*[.$Q$1]+[.R55]*[.$R$1]+[.S55]*[.$S$1]+[.T55]*[.$T$1]+[.U55]*[.$U$1]+[.V55]*[.$V$1]+[.W55]*[.$W$1]+[.X55]*[.$X$1]+[.Y55]*[.$Y$1]+[.Z55]*[.$Z$1]+[.AA55]*[.$AA$1]+[.AB55]*[.$AB$1]+[.AC55]*[.$AC$1]+[.AD55]*[.$AD$1]+[.AE55]*[.$AE$1]+[.AF55]*[.$AF$1]+[.AG55]*[.$AG$1]+[.AH55]*[.$AH$1]+[.AI55]*[.$AI$1]+[.AJ55]*[.$AJ$1]+[.AK55]*[.$AK$1]+[.AL55]*[.$AL$1]+[.AM55]*[.$AM$1]+[.AN55]*[.$AN$1]+[.AO55]*[.$AO$1]+[.AP55]*[.$AP$1]+[.AQ55]*[.$AQ$1]+[.AR55]*[.$AR$1]+[.AS55]*[.$AS$1]+[.AT55]*[.$AT$1]+[.AU55]*[.$AU$1]+[.AV55]*[.$AV$1]+[.AW55]*[.$AW$1]+[.AX55]*[.$AX$1]+[.AY55]*[.$AY$1]+[.AZ55]*[.$AZ$1]+[.BA55]*[.$BA$1]+[.BB55]*[.$BB$1]+[.BC55]*[.$BC$1]+[.BD55]*[.$BD$1]+[.BE55]*[.$BE$1]+[.BF55]*[.$BF$1]+[.BG55]*[.$BG$1]+[.BH55]*[.$BH$1]+[.BI55]*[.$BI$1]+[.BJ55]*[.$BJ$1]+[.BK55]*[.$BK$1]+[.BL55]*[.$BL$1]+[.BM55]*[.$BM$1]+[.BN55]*[.$BN$1]+[.BO55]*[.$BO$1]+[.BP55]*[.$BP$1]+[.BQ55]*[.$BQ$1]+[.BR55]*[.$BR$1]+[.BS55]*[.$BS$1]+[.BT55]*[.$BT$1]+[.BU55]*[.$BU$1]+[.BV55]*[.$BV$1]+[.BW55]*[.$BW$1]+[.BX55]*[.$BX$1]+[.BY55]*[.$BY$1]+[.BZ55]*[.$BZ$1]+[.CA55]*[.$CA$1]+[.CB55]*[.$CB$1]+[.CC55]*[.$CC$1])/COUNT([.B55:.CC55]);0)" office:value-type="float" office:value="0" calcext:value-type="float">
            <text:p>0</text:p>
          </table:table-cell>
          <table:table-cell table:formula="of:=IF([.CE55]&lt;&gt;[.CD55];&quot;X&quot;;&quot;&quot;)">
            <text:p/>
          </table:table-cell>
          <table:table-cell table:number-columns-repeated="108"/>
          <table:table-cell table:formula="of:=IF([.GJ55]&lt;&gt;[.GI55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6:.CC56])/COUNT([.A56:.CC56]));0)" office:value-type="float" office:value="0" calcext:value-type="float">
            <text:p>0</text:p>
          </table:table-cell>
          <table:table-cell table:formula="of:=ROUND(([.B56]*[.$B$1]+[.C56]*[.$C$1]+[.D56]*[.$D$1]+[.E56]*[.$E$1]+[.F56]*[.$F$1]+[.G56]*[.$G$1]+[.H56]*[.$H$1]+[.I56]*[.$I$1]+[.J56]*[.$J$1]+[.K56]*[.$K$1]+[.L56]*[.$L$1]+[.M56]*[.$M$1]+[.N56]*[.$N$1]+[.O56]*[.$O$1]+[.P56]*[.$P$1]+[.Q56]*[.$Q$1]+[.R56]*[.$R$1]+[.S56]*[.$S$1]+[.T56]*[.$T$1]+[.U56]*[.$U$1]+[.V56]*[.$V$1]+[.W56]*[.$W$1]+[.X56]*[.$X$1]+[.Y56]*[.$Y$1]+[.Z56]*[.$Z$1]+[.AA56]*[.$AA$1]+[.AB56]*[.$AB$1]+[.AC56]*[.$AC$1]+[.AD56]*[.$AD$1]+[.AE56]*[.$AE$1]+[.AF56]*[.$AF$1]+[.AG56]*[.$AG$1]+[.AH56]*[.$AH$1]+[.AI56]*[.$AI$1]+[.AJ56]*[.$AJ$1]+[.AK56]*[.$AK$1]+[.AL56]*[.$AL$1]+[.AM56]*[.$AM$1]+[.AN56]*[.$AN$1]+[.AO56]*[.$AO$1]+[.AP56]*[.$AP$1]+[.AQ56]*[.$AQ$1]+[.AR56]*[.$AR$1]+[.AS56]*[.$AS$1]+[.AT56]*[.$AT$1]+[.AU56]*[.$AU$1]+[.AV56]*[.$AV$1]+[.AW56]*[.$AW$1]+[.AX56]*[.$AX$1]+[.AY56]*[.$AY$1]+[.AZ56]*[.$AZ$1]+[.BA56]*[.$BA$1]+[.BB56]*[.$BB$1]+[.BC56]*[.$BC$1]+[.BD56]*[.$BD$1]+[.BE56]*[.$BE$1]+[.BF56]*[.$BF$1]+[.BG56]*[.$BG$1]+[.BH56]*[.$BH$1]+[.BI56]*[.$BI$1]+[.BJ56]*[.$BJ$1]+[.BK56]*[.$BK$1]+[.BL56]*[.$BL$1]+[.BM56]*[.$BM$1]+[.BN56]*[.$BN$1]+[.BO56]*[.$BO$1]+[.BP56]*[.$BP$1]+[.BQ56]*[.$BQ$1]+[.BR56]*[.$BR$1]+[.BS56]*[.$BS$1]+[.BT56]*[.$BT$1]+[.BU56]*[.$BU$1]+[.BV56]*[.$BV$1]+[.BW56]*[.$BW$1]+[.BX56]*[.$BX$1]+[.BY56]*[.$BY$1]+[.BZ56]*[.$BZ$1]+[.CA56]*[.$CA$1]+[.CB56]*[.$CB$1]+[.CC56]*[.$CC$1])/COUNT([.B56:.CC56]);0)" office:value-type="float" office:value="0" calcext:value-type="float">
            <text:p>0</text:p>
          </table:table-cell>
          <table:table-cell table:formula="of:=IF([.CE56]&lt;&gt;[.CD56];&quot;X&quot;;&quot;&quot;)">
            <text:p/>
          </table:table-cell>
          <table:table-cell table:number-columns-repeated="108"/>
          <table:table-cell table:formula="of:=IF([.GJ56]&lt;&gt;[.GI56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7:.CC57])/COUNT([.A57:.CC57]));0)" office:value-type="float" office:value="0" calcext:value-type="float">
            <text:p>0</text:p>
          </table:table-cell>
          <table:table-cell table:formula="of:=ROUND(([.B57]*[.$B$1]+[.C57]*[.$C$1]+[.D57]*[.$D$1]+[.E57]*[.$E$1]+[.F57]*[.$F$1]+[.G57]*[.$G$1]+[.H57]*[.$H$1]+[.I57]*[.$I$1]+[.J57]*[.$J$1]+[.K57]*[.$K$1]+[.L57]*[.$L$1]+[.M57]*[.$M$1]+[.N57]*[.$N$1]+[.O57]*[.$O$1]+[.P57]*[.$P$1]+[.Q57]*[.$Q$1]+[.R57]*[.$R$1]+[.S57]*[.$S$1]+[.T57]*[.$T$1]+[.U57]*[.$U$1]+[.V57]*[.$V$1]+[.W57]*[.$W$1]+[.X57]*[.$X$1]+[.Y57]*[.$Y$1]+[.Z57]*[.$Z$1]+[.AA57]*[.$AA$1]+[.AB57]*[.$AB$1]+[.AC57]*[.$AC$1]+[.AD57]*[.$AD$1]+[.AE57]*[.$AE$1]+[.AF57]*[.$AF$1]+[.AG57]*[.$AG$1]+[.AH57]*[.$AH$1]+[.AI57]*[.$AI$1]+[.AJ57]*[.$AJ$1]+[.AK57]*[.$AK$1]+[.AL57]*[.$AL$1]+[.AM57]*[.$AM$1]+[.AN57]*[.$AN$1]+[.AO57]*[.$AO$1]+[.AP57]*[.$AP$1]+[.AQ57]*[.$AQ$1]+[.AR57]*[.$AR$1]+[.AS57]*[.$AS$1]+[.AT57]*[.$AT$1]+[.AU57]*[.$AU$1]+[.AV57]*[.$AV$1]+[.AW57]*[.$AW$1]+[.AX57]*[.$AX$1]+[.AY57]*[.$AY$1]+[.AZ57]*[.$AZ$1]+[.BA57]*[.$BA$1]+[.BB57]*[.$BB$1]+[.BC57]*[.$BC$1]+[.BD57]*[.$BD$1]+[.BE57]*[.$BE$1]+[.BF57]*[.$BF$1]+[.BG57]*[.$BG$1]+[.BH57]*[.$BH$1]+[.BI57]*[.$BI$1]+[.BJ57]*[.$BJ$1]+[.BK57]*[.$BK$1]+[.BL57]*[.$BL$1]+[.BM57]*[.$BM$1]+[.BN57]*[.$BN$1]+[.BO57]*[.$BO$1]+[.BP57]*[.$BP$1]+[.BQ57]*[.$BQ$1]+[.BR57]*[.$BR$1]+[.BS57]*[.$BS$1]+[.BT57]*[.$BT$1]+[.BU57]*[.$BU$1]+[.BV57]*[.$BV$1]+[.BW57]*[.$BW$1]+[.BX57]*[.$BX$1]+[.BY57]*[.$BY$1]+[.BZ57]*[.$BZ$1]+[.CA57]*[.$CA$1]+[.CB57]*[.$CB$1]+[.CC57]*[.$CC$1])/COUNT([.B57:.CC57]);0)" office:value-type="float" office:value="0" calcext:value-type="float">
            <text:p>0</text:p>
          </table:table-cell>
          <table:table-cell table:formula="of:=IF([.CE57]&lt;&gt;[.CD57];&quot;X&quot;;&quot;&quot;)">
            <text:p/>
          </table:table-cell>
          <table:table-cell table:number-columns-repeated="108"/>
          <table:table-cell table:formula="of:=IF([.GJ57]&lt;&gt;[.GI57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58:.CC58])/COUNT([.A58:.CC58]));0)" office:value-type="float" office:value="1" calcext:value-type="float">
            <text:p>1</text:p>
          </table:table-cell>
          <table:table-cell table:formula="of:=ROUND(([.B58]*[.$B$1]+[.C58]*[.$C$1]+[.D58]*[.$D$1]+[.E58]*[.$E$1]+[.F58]*[.$F$1]+[.G58]*[.$G$1]+[.H58]*[.$H$1]+[.I58]*[.$I$1]+[.J58]*[.$J$1]+[.K58]*[.$K$1]+[.L58]*[.$L$1]+[.M58]*[.$M$1]+[.N58]*[.$N$1]+[.O58]*[.$O$1]+[.P58]*[.$P$1]+[.Q58]*[.$Q$1]+[.R58]*[.$R$1]+[.S58]*[.$S$1]+[.T58]*[.$T$1]+[.U58]*[.$U$1]+[.V58]*[.$V$1]+[.W58]*[.$W$1]+[.X58]*[.$X$1]+[.Y58]*[.$Y$1]+[.Z58]*[.$Z$1]+[.AA58]*[.$AA$1]+[.AB58]*[.$AB$1]+[.AC58]*[.$AC$1]+[.AD58]*[.$AD$1]+[.AE58]*[.$AE$1]+[.AF58]*[.$AF$1]+[.AG58]*[.$AG$1]+[.AH58]*[.$AH$1]+[.AI58]*[.$AI$1]+[.AJ58]*[.$AJ$1]+[.AK58]*[.$AK$1]+[.AL58]*[.$AL$1]+[.AM58]*[.$AM$1]+[.AN58]*[.$AN$1]+[.AO58]*[.$AO$1]+[.AP58]*[.$AP$1]+[.AQ58]*[.$AQ$1]+[.AR58]*[.$AR$1]+[.AS58]*[.$AS$1]+[.AT58]*[.$AT$1]+[.AU58]*[.$AU$1]+[.AV58]*[.$AV$1]+[.AW58]*[.$AW$1]+[.AX58]*[.$AX$1]+[.AY58]*[.$AY$1]+[.AZ58]*[.$AZ$1]+[.BA58]*[.$BA$1]+[.BB58]*[.$BB$1]+[.BC58]*[.$BC$1]+[.BD58]*[.$BD$1]+[.BE58]*[.$BE$1]+[.BF58]*[.$BF$1]+[.BG58]*[.$BG$1]+[.BH58]*[.$BH$1]+[.BI58]*[.$BI$1]+[.BJ58]*[.$BJ$1]+[.BK58]*[.$BK$1]+[.BL58]*[.$BL$1]+[.BM58]*[.$BM$1]+[.BN58]*[.$BN$1]+[.BO58]*[.$BO$1]+[.BP58]*[.$BP$1]+[.BQ58]*[.$BQ$1]+[.BR58]*[.$BR$1]+[.BS58]*[.$BS$1]+[.BT58]*[.$BT$1]+[.BU58]*[.$BU$1]+[.BV58]*[.$BV$1]+[.BW58]*[.$BW$1]+[.BX58]*[.$BX$1]+[.BY58]*[.$BY$1]+[.BZ58]*[.$BZ$1]+[.CA58]*[.$CA$1]+[.CB58]*[.$CB$1]+[.CC58]*[.$CC$1])/COUNT([.B58:.CC58]);0)" office:value-type="float" office:value="1" calcext:value-type="float">
            <text:p>1</text:p>
          </table:table-cell>
          <table:table-cell table:formula="of:=IF([.CE58]&lt;&gt;[.CD58];&quot;X&quot;;&quot;&quot;)">
            <text:p/>
          </table:table-cell>
          <table:table-cell table:number-columns-repeated="108"/>
          <table:table-cell table:formula="of:=IF([.GJ58]&lt;&gt;[.GI58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59:.CC59])/COUNT([.A59:.CC59]));0)" office:value-type="float" office:value="1" calcext:value-type="float">
            <text:p>1</text:p>
          </table:table-cell>
          <table:table-cell table:formula="of:=ROUND(([.B59]*[.$B$1]+[.C59]*[.$C$1]+[.D59]*[.$D$1]+[.E59]*[.$E$1]+[.F59]*[.$F$1]+[.G59]*[.$G$1]+[.H59]*[.$H$1]+[.I59]*[.$I$1]+[.J59]*[.$J$1]+[.K59]*[.$K$1]+[.L59]*[.$L$1]+[.M59]*[.$M$1]+[.N59]*[.$N$1]+[.O59]*[.$O$1]+[.P59]*[.$P$1]+[.Q59]*[.$Q$1]+[.R59]*[.$R$1]+[.S59]*[.$S$1]+[.T59]*[.$T$1]+[.U59]*[.$U$1]+[.V59]*[.$V$1]+[.W59]*[.$W$1]+[.X59]*[.$X$1]+[.Y59]*[.$Y$1]+[.Z59]*[.$Z$1]+[.AA59]*[.$AA$1]+[.AB59]*[.$AB$1]+[.AC59]*[.$AC$1]+[.AD59]*[.$AD$1]+[.AE59]*[.$AE$1]+[.AF59]*[.$AF$1]+[.AG59]*[.$AG$1]+[.AH59]*[.$AH$1]+[.AI59]*[.$AI$1]+[.AJ59]*[.$AJ$1]+[.AK59]*[.$AK$1]+[.AL59]*[.$AL$1]+[.AM59]*[.$AM$1]+[.AN59]*[.$AN$1]+[.AO59]*[.$AO$1]+[.AP59]*[.$AP$1]+[.AQ59]*[.$AQ$1]+[.AR59]*[.$AR$1]+[.AS59]*[.$AS$1]+[.AT59]*[.$AT$1]+[.AU59]*[.$AU$1]+[.AV59]*[.$AV$1]+[.AW59]*[.$AW$1]+[.AX59]*[.$AX$1]+[.AY59]*[.$AY$1]+[.AZ59]*[.$AZ$1]+[.BA59]*[.$BA$1]+[.BB59]*[.$BB$1]+[.BC59]*[.$BC$1]+[.BD59]*[.$BD$1]+[.BE59]*[.$BE$1]+[.BF59]*[.$BF$1]+[.BG59]*[.$BG$1]+[.BH59]*[.$BH$1]+[.BI59]*[.$BI$1]+[.BJ59]*[.$BJ$1]+[.BK59]*[.$BK$1]+[.BL59]*[.$BL$1]+[.BM59]*[.$BM$1]+[.BN59]*[.$BN$1]+[.BO59]*[.$BO$1]+[.BP59]*[.$BP$1]+[.BQ59]*[.$BQ$1]+[.BR59]*[.$BR$1]+[.BS59]*[.$BS$1]+[.BT59]*[.$BT$1]+[.BU59]*[.$BU$1]+[.BV59]*[.$BV$1]+[.BW59]*[.$BW$1]+[.BX59]*[.$BX$1]+[.BY59]*[.$BY$1]+[.BZ59]*[.$BZ$1]+[.CA59]*[.$CA$1]+[.CB59]*[.$CB$1]+[.CC59]*[.$CC$1])/COUNT([.B59:.CC59]);0)" office:value-type="float" office:value="1" calcext:value-type="float">
            <text:p>1</text:p>
          </table:table-cell>
          <table:table-cell table:formula="of:=IF([.CE59]&lt;&gt;[.CD59];&quot;X&quot;;&quot;&quot;)">
            <text:p/>
          </table:table-cell>
          <table:table-cell table:number-columns-repeated="108"/>
          <table:table-cell table:formula="of:=IF([.GJ59]&lt;&gt;[.GI59];&quot;X&quot;;&quot;&quot;)">
            <text:p/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formula="of:=ROUND((SUM([.B60:.CC60])/COUNT([.A60:.CC60]));0)" office:value-type="float" office:value="1" calcext:value-type="float">
            <text:p>1</text:p>
          </table:table-cell>
          <table:table-cell table:formula="of:=ROUND(([.B60]*[.$B$1]+[.C60]*[.$C$1]+[.D60]*[.$D$1]+[.E60]*[.$E$1]+[.F60]*[.$F$1]+[.G60]*[.$G$1]+[.H60]*[.$H$1]+[.I60]*[.$I$1]+[.J60]*[.$J$1]+[.K60]*[.$K$1]+[.L60]*[.$L$1]+[.M60]*[.$M$1]+[.N60]*[.$N$1]+[.O60]*[.$O$1]+[.P60]*[.$P$1]+[.Q60]*[.$Q$1]+[.R60]*[.$R$1]+[.S60]*[.$S$1]+[.T60]*[.$T$1]+[.U60]*[.$U$1]+[.V60]*[.$V$1]+[.W60]*[.$W$1]+[.X60]*[.$X$1]+[.Y60]*[.$Y$1]+[.Z60]*[.$Z$1]+[.AA60]*[.$AA$1]+[.AB60]*[.$AB$1]+[.AC60]*[.$AC$1]+[.AD60]*[.$AD$1]+[.AE60]*[.$AE$1]+[.AF60]*[.$AF$1]+[.AG60]*[.$AG$1]+[.AH60]*[.$AH$1]+[.AI60]*[.$AI$1]+[.AJ60]*[.$AJ$1]+[.AK60]*[.$AK$1]+[.AL60]*[.$AL$1]+[.AM60]*[.$AM$1]+[.AN60]*[.$AN$1]+[.AO60]*[.$AO$1]+[.AP60]*[.$AP$1]+[.AQ60]*[.$AQ$1]+[.AR60]*[.$AR$1]+[.AS60]*[.$AS$1]+[.AT60]*[.$AT$1]+[.AU60]*[.$AU$1]+[.AV60]*[.$AV$1]+[.AW60]*[.$AW$1]+[.AX60]*[.$AX$1]+[.AY60]*[.$AY$1]+[.AZ60]*[.$AZ$1]+[.BA60]*[.$BA$1]+[.BB60]*[.$BB$1]+[.BC60]*[.$BC$1]+[.BD60]*[.$BD$1]+[.BE60]*[.$BE$1]+[.BF60]*[.$BF$1]+[.BG60]*[.$BG$1]+[.BH60]*[.$BH$1]+[.BI60]*[.$BI$1]+[.BJ60]*[.$BJ$1]+[.BK60]*[.$BK$1]+[.BL60]*[.$BL$1]+[.BM60]*[.$BM$1]+[.BN60]*[.$BN$1]+[.BO60]*[.$BO$1]+[.BP60]*[.$BP$1]+[.BQ60]*[.$BQ$1]+[.BR60]*[.$BR$1]+[.BS60]*[.$BS$1]+[.BT60]*[.$BT$1]+[.BU60]*[.$BU$1]+[.BV60]*[.$BV$1]+[.BW60]*[.$BW$1]+[.BX60]*[.$BX$1]+[.BY60]*[.$BY$1]+[.BZ60]*[.$BZ$1]+[.CA60]*[.$CA$1]+[.CB60]*[.$CB$1]+[.CC60]*[.$CC$1])/COUNT([.B60:.CC60]);0)" office:value-type="float" office:value="1" calcext:value-type="float">
            <text:p>1</text:p>
          </table:table-cell>
          <table:table-cell table:formula="of:=IF([.CE60]&lt;&gt;[.CD60];&quot;X&quot;;&quot;&quot;)">
            <text:p/>
          </table:table-cell>
          <table:table-cell table:number-columns-repeated="108"/>
          <table:table-cell table:formula="of:=IF([.GJ60]&lt;&gt;[.GI60];&quot;X&quot;;&quot;&quot;)">
            <text:p/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61:.CC61])/COUNT([.A61:.CC61]));0)" office:value-type="float" office:value="0" calcext:value-type="float">
            <text:p>0</text:p>
          </table:table-cell>
          <table:table-cell table:formula="of:=ROUND(([.B61]*[.$B$1]+[.C61]*[.$C$1]+[.D61]*[.$D$1]+[.E61]*[.$E$1]+[.F61]*[.$F$1]+[.G61]*[.$G$1]+[.H61]*[.$H$1]+[.I61]*[.$I$1]+[.J61]*[.$J$1]+[.K61]*[.$K$1]+[.L61]*[.$L$1]+[.M61]*[.$M$1]+[.N61]*[.$N$1]+[.O61]*[.$O$1]+[.P61]*[.$P$1]+[.Q61]*[.$Q$1]+[.R61]*[.$R$1]+[.S61]*[.$S$1]+[.T61]*[.$T$1]+[.U61]*[.$U$1]+[.V61]*[.$V$1]+[.W61]*[.$W$1]+[.X61]*[.$X$1]+[.Y61]*[.$Y$1]+[.Z61]*[.$Z$1]+[.AA61]*[.$AA$1]+[.AB61]*[.$AB$1]+[.AC61]*[.$AC$1]+[.AD61]*[.$AD$1]+[.AE61]*[.$AE$1]+[.AF61]*[.$AF$1]+[.AG61]*[.$AG$1]+[.AH61]*[.$AH$1]+[.AI61]*[.$AI$1]+[.AJ61]*[.$AJ$1]+[.AK61]*[.$AK$1]+[.AL61]*[.$AL$1]+[.AM61]*[.$AM$1]+[.AN61]*[.$AN$1]+[.AO61]*[.$AO$1]+[.AP61]*[.$AP$1]+[.AQ61]*[.$AQ$1]+[.AR61]*[.$AR$1]+[.AS61]*[.$AS$1]+[.AT61]*[.$AT$1]+[.AU61]*[.$AU$1]+[.AV61]*[.$AV$1]+[.AW61]*[.$AW$1]+[.AX61]*[.$AX$1]+[.AY61]*[.$AY$1]+[.AZ61]*[.$AZ$1]+[.BA61]*[.$BA$1]+[.BB61]*[.$BB$1]+[.BC61]*[.$BC$1]+[.BD61]*[.$BD$1]+[.BE61]*[.$BE$1]+[.BF61]*[.$BF$1]+[.BG61]*[.$BG$1]+[.BH61]*[.$BH$1]+[.BI61]*[.$BI$1]+[.BJ61]*[.$BJ$1]+[.BK61]*[.$BK$1]+[.BL61]*[.$BL$1]+[.BM61]*[.$BM$1]+[.BN61]*[.$BN$1]+[.BO61]*[.$BO$1]+[.BP61]*[.$BP$1]+[.BQ61]*[.$BQ$1]+[.BR61]*[.$BR$1]+[.BS61]*[.$BS$1]+[.BT61]*[.$BT$1]+[.BU61]*[.$BU$1]+[.BV61]*[.$BV$1]+[.BW61]*[.$BW$1]+[.BX61]*[.$BX$1]+[.BY61]*[.$BY$1]+[.BZ61]*[.$BZ$1]+[.CA61]*[.$CA$1]+[.CB61]*[.$CB$1]+[.CC61]*[.$CC$1])/COUNT([.B61:.CC61]);0)" office:value-type="float" office:value="0" calcext:value-type="float">
            <text:p>0</text:p>
          </table:table-cell>
          <table:table-cell table:formula="of:=IF([.CE61]&lt;&gt;[.CD61];&quot;X&quot;;&quot;&quot;)">
            <text:p/>
          </table:table-cell>
          <table:table-cell table:number-columns-repeated="108"/>
          <table:table-cell table:formula="of:=IF([.GJ61]&lt;&gt;[.GI61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2:.CC62])/COUNT([.A62:.CC62]));0)" office:value-type="float" office:value="0" calcext:value-type="float">
            <text:p>0</text:p>
          </table:table-cell>
          <table:table-cell table:formula="of:=ROUND(([.B62]*[.$B$1]+[.C62]*[.$C$1]+[.D62]*[.$D$1]+[.E62]*[.$E$1]+[.F62]*[.$F$1]+[.G62]*[.$G$1]+[.H62]*[.$H$1]+[.I62]*[.$I$1]+[.J62]*[.$J$1]+[.K62]*[.$K$1]+[.L62]*[.$L$1]+[.M62]*[.$M$1]+[.N62]*[.$N$1]+[.O62]*[.$O$1]+[.P62]*[.$P$1]+[.Q62]*[.$Q$1]+[.R62]*[.$R$1]+[.S62]*[.$S$1]+[.T62]*[.$T$1]+[.U62]*[.$U$1]+[.V62]*[.$V$1]+[.W62]*[.$W$1]+[.X62]*[.$X$1]+[.Y62]*[.$Y$1]+[.Z62]*[.$Z$1]+[.AA62]*[.$AA$1]+[.AB62]*[.$AB$1]+[.AC62]*[.$AC$1]+[.AD62]*[.$AD$1]+[.AE62]*[.$AE$1]+[.AF62]*[.$AF$1]+[.AG62]*[.$AG$1]+[.AH62]*[.$AH$1]+[.AI62]*[.$AI$1]+[.AJ62]*[.$AJ$1]+[.AK62]*[.$AK$1]+[.AL62]*[.$AL$1]+[.AM62]*[.$AM$1]+[.AN62]*[.$AN$1]+[.AO62]*[.$AO$1]+[.AP62]*[.$AP$1]+[.AQ62]*[.$AQ$1]+[.AR62]*[.$AR$1]+[.AS62]*[.$AS$1]+[.AT62]*[.$AT$1]+[.AU62]*[.$AU$1]+[.AV62]*[.$AV$1]+[.AW62]*[.$AW$1]+[.AX62]*[.$AX$1]+[.AY62]*[.$AY$1]+[.AZ62]*[.$AZ$1]+[.BA62]*[.$BA$1]+[.BB62]*[.$BB$1]+[.BC62]*[.$BC$1]+[.BD62]*[.$BD$1]+[.BE62]*[.$BE$1]+[.BF62]*[.$BF$1]+[.BG62]*[.$BG$1]+[.BH62]*[.$BH$1]+[.BI62]*[.$BI$1]+[.BJ62]*[.$BJ$1]+[.BK62]*[.$BK$1]+[.BL62]*[.$BL$1]+[.BM62]*[.$BM$1]+[.BN62]*[.$BN$1]+[.BO62]*[.$BO$1]+[.BP62]*[.$BP$1]+[.BQ62]*[.$BQ$1]+[.BR62]*[.$BR$1]+[.BS62]*[.$BS$1]+[.BT62]*[.$BT$1]+[.BU62]*[.$BU$1]+[.BV62]*[.$BV$1]+[.BW62]*[.$BW$1]+[.BX62]*[.$BX$1]+[.BY62]*[.$BY$1]+[.BZ62]*[.$BZ$1]+[.CA62]*[.$CA$1]+[.CB62]*[.$CB$1]+[.CC62]*[.$CC$1])/COUNT([.B62:.CC62]);0)" office:value-type="float" office:value="0" calcext:value-type="float">
            <text:p>0</text:p>
          </table:table-cell>
          <table:table-cell table:formula="of:=IF([.CE62]&lt;&gt;[.CD62];&quot;X&quot;;&quot;&quot;)">
            <text:p/>
          </table:table-cell>
          <table:table-cell table:number-columns-repeated="108"/>
          <table:table-cell table:formula="of:=IF([.GJ62]&lt;&gt;[.GI62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3:.CC63])/COUNT([.A63:.CC63]));0)" office:value-type="float" office:value="0" calcext:value-type="float">
            <text:p>0</text:p>
          </table:table-cell>
          <table:table-cell table:formula="of:=ROUND(([.B63]*[.$B$1]+[.C63]*[.$C$1]+[.D63]*[.$D$1]+[.E63]*[.$E$1]+[.F63]*[.$F$1]+[.G63]*[.$G$1]+[.H63]*[.$H$1]+[.I63]*[.$I$1]+[.J63]*[.$J$1]+[.K63]*[.$K$1]+[.L63]*[.$L$1]+[.M63]*[.$M$1]+[.N63]*[.$N$1]+[.O63]*[.$O$1]+[.P63]*[.$P$1]+[.Q63]*[.$Q$1]+[.R63]*[.$R$1]+[.S63]*[.$S$1]+[.T63]*[.$T$1]+[.U63]*[.$U$1]+[.V63]*[.$V$1]+[.W63]*[.$W$1]+[.X63]*[.$X$1]+[.Y63]*[.$Y$1]+[.Z63]*[.$Z$1]+[.AA63]*[.$AA$1]+[.AB63]*[.$AB$1]+[.AC63]*[.$AC$1]+[.AD63]*[.$AD$1]+[.AE63]*[.$AE$1]+[.AF63]*[.$AF$1]+[.AG63]*[.$AG$1]+[.AH63]*[.$AH$1]+[.AI63]*[.$AI$1]+[.AJ63]*[.$AJ$1]+[.AK63]*[.$AK$1]+[.AL63]*[.$AL$1]+[.AM63]*[.$AM$1]+[.AN63]*[.$AN$1]+[.AO63]*[.$AO$1]+[.AP63]*[.$AP$1]+[.AQ63]*[.$AQ$1]+[.AR63]*[.$AR$1]+[.AS63]*[.$AS$1]+[.AT63]*[.$AT$1]+[.AU63]*[.$AU$1]+[.AV63]*[.$AV$1]+[.AW63]*[.$AW$1]+[.AX63]*[.$AX$1]+[.AY63]*[.$AY$1]+[.AZ63]*[.$AZ$1]+[.BA63]*[.$BA$1]+[.BB63]*[.$BB$1]+[.BC63]*[.$BC$1]+[.BD63]*[.$BD$1]+[.BE63]*[.$BE$1]+[.BF63]*[.$BF$1]+[.BG63]*[.$BG$1]+[.BH63]*[.$BH$1]+[.BI63]*[.$BI$1]+[.BJ63]*[.$BJ$1]+[.BK63]*[.$BK$1]+[.BL63]*[.$BL$1]+[.BM63]*[.$BM$1]+[.BN63]*[.$BN$1]+[.BO63]*[.$BO$1]+[.BP63]*[.$BP$1]+[.BQ63]*[.$BQ$1]+[.BR63]*[.$BR$1]+[.BS63]*[.$BS$1]+[.BT63]*[.$BT$1]+[.BU63]*[.$BU$1]+[.BV63]*[.$BV$1]+[.BW63]*[.$BW$1]+[.BX63]*[.$BX$1]+[.BY63]*[.$BY$1]+[.BZ63]*[.$BZ$1]+[.CA63]*[.$CA$1]+[.CB63]*[.$CB$1]+[.CC63]*[.$CC$1])/COUNT([.B63:.CC63]);0)" office:value-type="float" office:value="0" calcext:value-type="float">
            <text:p>0</text:p>
          </table:table-cell>
          <table:table-cell table:formula="of:=IF([.CE63]&lt;&gt;[.CD63];&quot;X&quot;;&quot;&quot;)">
            <text:p/>
          </table:table-cell>
          <table:table-cell table:number-columns-repeated="108"/>
          <table:table-cell table:formula="of:=IF([.GJ63]&lt;&gt;[.GI6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4:.CC64])/COUNT([.A64:.CC64]));0)" office:value-type="float" office:value="0" calcext:value-type="float">
            <text:p>0</text:p>
          </table:table-cell>
          <table:table-cell table:formula="of:=ROUND(([.B64]*[.$B$1]+[.C64]*[.$C$1]+[.D64]*[.$D$1]+[.E64]*[.$E$1]+[.F64]*[.$F$1]+[.G64]*[.$G$1]+[.H64]*[.$H$1]+[.I64]*[.$I$1]+[.J64]*[.$J$1]+[.K64]*[.$K$1]+[.L64]*[.$L$1]+[.M64]*[.$M$1]+[.N64]*[.$N$1]+[.O64]*[.$O$1]+[.P64]*[.$P$1]+[.Q64]*[.$Q$1]+[.R64]*[.$R$1]+[.S64]*[.$S$1]+[.T64]*[.$T$1]+[.U64]*[.$U$1]+[.V64]*[.$V$1]+[.W64]*[.$W$1]+[.X64]*[.$X$1]+[.Y64]*[.$Y$1]+[.Z64]*[.$Z$1]+[.AA64]*[.$AA$1]+[.AB64]*[.$AB$1]+[.AC64]*[.$AC$1]+[.AD64]*[.$AD$1]+[.AE64]*[.$AE$1]+[.AF64]*[.$AF$1]+[.AG64]*[.$AG$1]+[.AH64]*[.$AH$1]+[.AI64]*[.$AI$1]+[.AJ64]*[.$AJ$1]+[.AK64]*[.$AK$1]+[.AL64]*[.$AL$1]+[.AM64]*[.$AM$1]+[.AN64]*[.$AN$1]+[.AO64]*[.$AO$1]+[.AP64]*[.$AP$1]+[.AQ64]*[.$AQ$1]+[.AR64]*[.$AR$1]+[.AS64]*[.$AS$1]+[.AT64]*[.$AT$1]+[.AU64]*[.$AU$1]+[.AV64]*[.$AV$1]+[.AW64]*[.$AW$1]+[.AX64]*[.$AX$1]+[.AY64]*[.$AY$1]+[.AZ64]*[.$AZ$1]+[.BA64]*[.$BA$1]+[.BB64]*[.$BB$1]+[.BC64]*[.$BC$1]+[.BD64]*[.$BD$1]+[.BE64]*[.$BE$1]+[.BF64]*[.$BF$1]+[.BG64]*[.$BG$1]+[.BH64]*[.$BH$1]+[.BI64]*[.$BI$1]+[.BJ64]*[.$BJ$1]+[.BK64]*[.$BK$1]+[.BL64]*[.$BL$1]+[.BM64]*[.$BM$1]+[.BN64]*[.$BN$1]+[.BO64]*[.$BO$1]+[.BP64]*[.$BP$1]+[.BQ64]*[.$BQ$1]+[.BR64]*[.$BR$1]+[.BS64]*[.$BS$1]+[.BT64]*[.$BT$1]+[.BU64]*[.$BU$1]+[.BV64]*[.$BV$1]+[.BW64]*[.$BW$1]+[.BX64]*[.$BX$1]+[.BY64]*[.$BY$1]+[.BZ64]*[.$BZ$1]+[.CA64]*[.$CA$1]+[.CB64]*[.$CB$1]+[.CC64]*[.$CC$1])/COUNT([.B64:.CC64]);0)" office:value-type="float" office:value="0" calcext:value-type="float">
            <text:p>0</text:p>
          </table:table-cell>
          <table:table-cell table:formula="of:=IF([.CE64]&lt;&gt;[.CD64];&quot;X&quot;;&quot;&quot;)">
            <text:p/>
          </table:table-cell>
          <table:table-cell table:number-columns-repeated="108"/>
          <table:table-cell table:formula="of:=IF([.GJ64]&lt;&gt;[.GI64];&quot;X&quot;;&quot;&quot;)">
            <text:p/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65:.CC65])/COUNT([.A65:.CC65]));0)" office:value-type="float" office:value="1" calcext:value-type="float">
            <text:p>1</text:p>
          </table:table-cell>
          <table:table-cell table:formula="of:=ROUND(([.B65]*[.$B$1]+[.C65]*[.$C$1]+[.D65]*[.$D$1]+[.E65]*[.$E$1]+[.F65]*[.$F$1]+[.G65]*[.$G$1]+[.H65]*[.$H$1]+[.I65]*[.$I$1]+[.J65]*[.$J$1]+[.K65]*[.$K$1]+[.L65]*[.$L$1]+[.M65]*[.$M$1]+[.N65]*[.$N$1]+[.O65]*[.$O$1]+[.P65]*[.$P$1]+[.Q65]*[.$Q$1]+[.R65]*[.$R$1]+[.S65]*[.$S$1]+[.T65]*[.$T$1]+[.U65]*[.$U$1]+[.V65]*[.$V$1]+[.W65]*[.$W$1]+[.X65]*[.$X$1]+[.Y65]*[.$Y$1]+[.Z65]*[.$Z$1]+[.AA65]*[.$AA$1]+[.AB65]*[.$AB$1]+[.AC65]*[.$AC$1]+[.AD65]*[.$AD$1]+[.AE65]*[.$AE$1]+[.AF65]*[.$AF$1]+[.AG65]*[.$AG$1]+[.AH65]*[.$AH$1]+[.AI65]*[.$AI$1]+[.AJ65]*[.$AJ$1]+[.AK65]*[.$AK$1]+[.AL65]*[.$AL$1]+[.AM65]*[.$AM$1]+[.AN65]*[.$AN$1]+[.AO65]*[.$AO$1]+[.AP65]*[.$AP$1]+[.AQ65]*[.$AQ$1]+[.AR65]*[.$AR$1]+[.AS65]*[.$AS$1]+[.AT65]*[.$AT$1]+[.AU65]*[.$AU$1]+[.AV65]*[.$AV$1]+[.AW65]*[.$AW$1]+[.AX65]*[.$AX$1]+[.AY65]*[.$AY$1]+[.AZ65]*[.$AZ$1]+[.BA65]*[.$BA$1]+[.BB65]*[.$BB$1]+[.BC65]*[.$BC$1]+[.BD65]*[.$BD$1]+[.BE65]*[.$BE$1]+[.BF65]*[.$BF$1]+[.BG65]*[.$BG$1]+[.BH65]*[.$BH$1]+[.BI65]*[.$BI$1]+[.BJ65]*[.$BJ$1]+[.BK65]*[.$BK$1]+[.BL65]*[.$BL$1]+[.BM65]*[.$BM$1]+[.BN65]*[.$BN$1]+[.BO65]*[.$BO$1]+[.BP65]*[.$BP$1]+[.BQ65]*[.$BQ$1]+[.BR65]*[.$BR$1]+[.BS65]*[.$BS$1]+[.BT65]*[.$BT$1]+[.BU65]*[.$BU$1]+[.BV65]*[.$BV$1]+[.BW65]*[.$BW$1]+[.BX65]*[.$BX$1]+[.BY65]*[.$BY$1]+[.BZ65]*[.$BZ$1]+[.CA65]*[.$CA$1]+[.CB65]*[.$CB$1]+[.CC65]*[.$CC$1])/COUNT([.B65:.CC65]);0)" office:value-type="float" office:value="0" calcext:value-type="float">
            <text:p>0</text:p>
          </table:table-cell>
          <table:table-cell table:formula="of:=IF([.CE65]&lt;&gt;[.CD65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GJ65]&lt;&gt;[.GI65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6:.CC66])/COUNT([.A66:.CC66]));0)" office:value-type="float" office:value="0" calcext:value-type="float">
            <text:p>0</text:p>
          </table:table-cell>
          <table:table-cell table:formula="of:=ROUND(([.B66]*[.$B$1]+[.C66]*[.$C$1]+[.D66]*[.$D$1]+[.E66]*[.$E$1]+[.F66]*[.$F$1]+[.G66]*[.$G$1]+[.H66]*[.$H$1]+[.I66]*[.$I$1]+[.J66]*[.$J$1]+[.K66]*[.$K$1]+[.L66]*[.$L$1]+[.M66]*[.$M$1]+[.N66]*[.$N$1]+[.O66]*[.$O$1]+[.P66]*[.$P$1]+[.Q66]*[.$Q$1]+[.R66]*[.$R$1]+[.S66]*[.$S$1]+[.T66]*[.$T$1]+[.U66]*[.$U$1]+[.V66]*[.$V$1]+[.W66]*[.$W$1]+[.X66]*[.$X$1]+[.Y66]*[.$Y$1]+[.Z66]*[.$Z$1]+[.AA66]*[.$AA$1]+[.AB66]*[.$AB$1]+[.AC66]*[.$AC$1]+[.AD66]*[.$AD$1]+[.AE66]*[.$AE$1]+[.AF66]*[.$AF$1]+[.AG66]*[.$AG$1]+[.AH66]*[.$AH$1]+[.AI66]*[.$AI$1]+[.AJ66]*[.$AJ$1]+[.AK66]*[.$AK$1]+[.AL66]*[.$AL$1]+[.AM66]*[.$AM$1]+[.AN66]*[.$AN$1]+[.AO66]*[.$AO$1]+[.AP66]*[.$AP$1]+[.AQ66]*[.$AQ$1]+[.AR66]*[.$AR$1]+[.AS66]*[.$AS$1]+[.AT66]*[.$AT$1]+[.AU66]*[.$AU$1]+[.AV66]*[.$AV$1]+[.AW66]*[.$AW$1]+[.AX66]*[.$AX$1]+[.AY66]*[.$AY$1]+[.AZ66]*[.$AZ$1]+[.BA66]*[.$BA$1]+[.BB66]*[.$BB$1]+[.BC66]*[.$BC$1]+[.BD66]*[.$BD$1]+[.BE66]*[.$BE$1]+[.BF66]*[.$BF$1]+[.BG66]*[.$BG$1]+[.BH66]*[.$BH$1]+[.BI66]*[.$BI$1]+[.BJ66]*[.$BJ$1]+[.BK66]*[.$BK$1]+[.BL66]*[.$BL$1]+[.BM66]*[.$BM$1]+[.BN66]*[.$BN$1]+[.BO66]*[.$BO$1]+[.BP66]*[.$BP$1]+[.BQ66]*[.$BQ$1]+[.BR66]*[.$BR$1]+[.BS66]*[.$BS$1]+[.BT66]*[.$BT$1]+[.BU66]*[.$BU$1]+[.BV66]*[.$BV$1]+[.BW66]*[.$BW$1]+[.BX66]*[.$BX$1]+[.BY66]*[.$BY$1]+[.BZ66]*[.$BZ$1]+[.CA66]*[.$CA$1]+[.CB66]*[.$CB$1]+[.CC66]*[.$CC$1])/COUNT([.B66:.CC66]);0)" office:value-type="float" office:value="0" calcext:value-type="float">
            <text:p>0</text:p>
          </table:table-cell>
          <table:table-cell table:formula="of:=IF([.CE66]&lt;&gt;[.CD66];&quot;X&quot;;&quot;&quot;)">
            <text:p/>
          </table:table-cell>
          <table:table-cell table:number-columns-repeated="108"/>
          <table:table-cell table:formula="of:=IF([.GJ66]&lt;&gt;[.GI66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7:.CC67])/COUNT([.A67:.CC67]));0)" office:value-type="float" office:value="0" calcext:value-type="float">
            <text:p>0</text:p>
          </table:table-cell>
          <table:table-cell table:formula="of:=ROUND(([.B67]*[.$B$1]+[.C67]*[.$C$1]+[.D67]*[.$D$1]+[.E67]*[.$E$1]+[.F67]*[.$F$1]+[.G67]*[.$G$1]+[.H67]*[.$H$1]+[.I67]*[.$I$1]+[.J67]*[.$J$1]+[.K67]*[.$K$1]+[.L67]*[.$L$1]+[.M67]*[.$M$1]+[.N67]*[.$N$1]+[.O67]*[.$O$1]+[.P67]*[.$P$1]+[.Q67]*[.$Q$1]+[.R67]*[.$R$1]+[.S67]*[.$S$1]+[.T67]*[.$T$1]+[.U67]*[.$U$1]+[.V67]*[.$V$1]+[.W67]*[.$W$1]+[.X67]*[.$X$1]+[.Y67]*[.$Y$1]+[.Z67]*[.$Z$1]+[.AA67]*[.$AA$1]+[.AB67]*[.$AB$1]+[.AC67]*[.$AC$1]+[.AD67]*[.$AD$1]+[.AE67]*[.$AE$1]+[.AF67]*[.$AF$1]+[.AG67]*[.$AG$1]+[.AH67]*[.$AH$1]+[.AI67]*[.$AI$1]+[.AJ67]*[.$AJ$1]+[.AK67]*[.$AK$1]+[.AL67]*[.$AL$1]+[.AM67]*[.$AM$1]+[.AN67]*[.$AN$1]+[.AO67]*[.$AO$1]+[.AP67]*[.$AP$1]+[.AQ67]*[.$AQ$1]+[.AR67]*[.$AR$1]+[.AS67]*[.$AS$1]+[.AT67]*[.$AT$1]+[.AU67]*[.$AU$1]+[.AV67]*[.$AV$1]+[.AW67]*[.$AW$1]+[.AX67]*[.$AX$1]+[.AY67]*[.$AY$1]+[.AZ67]*[.$AZ$1]+[.BA67]*[.$BA$1]+[.BB67]*[.$BB$1]+[.BC67]*[.$BC$1]+[.BD67]*[.$BD$1]+[.BE67]*[.$BE$1]+[.BF67]*[.$BF$1]+[.BG67]*[.$BG$1]+[.BH67]*[.$BH$1]+[.BI67]*[.$BI$1]+[.BJ67]*[.$BJ$1]+[.BK67]*[.$BK$1]+[.BL67]*[.$BL$1]+[.BM67]*[.$BM$1]+[.BN67]*[.$BN$1]+[.BO67]*[.$BO$1]+[.BP67]*[.$BP$1]+[.BQ67]*[.$BQ$1]+[.BR67]*[.$BR$1]+[.BS67]*[.$BS$1]+[.BT67]*[.$BT$1]+[.BU67]*[.$BU$1]+[.BV67]*[.$BV$1]+[.BW67]*[.$BW$1]+[.BX67]*[.$BX$1]+[.BY67]*[.$BY$1]+[.BZ67]*[.$BZ$1]+[.CA67]*[.$CA$1]+[.CB67]*[.$CB$1]+[.CC67]*[.$CC$1])/COUNT([.B67:.CC67]);0)" office:value-type="float" office:value="0" calcext:value-type="float">
            <text:p>0</text:p>
          </table:table-cell>
          <table:table-cell table:formula="of:=IF([.CE67]&lt;&gt;[.CD67];&quot;X&quot;;&quot;&quot;)">
            <text:p/>
          </table:table-cell>
          <table:table-cell table:number-columns-repeated="108"/>
          <table:table-cell table:formula="of:=IF([.GJ67]&lt;&gt;[.GI67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8:.CC68])/COUNT([.A68:.CC68]));0)" office:value-type="float" office:value="0" calcext:value-type="float">
            <text:p>0</text:p>
          </table:table-cell>
          <table:table-cell table:formula="of:=ROUND(([.B68]*[.$B$1]+[.C68]*[.$C$1]+[.D68]*[.$D$1]+[.E68]*[.$E$1]+[.F68]*[.$F$1]+[.G68]*[.$G$1]+[.H68]*[.$H$1]+[.I68]*[.$I$1]+[.J68]*[.$J$1]+[.K68]*[.$K$1]+[.L68]*[.$L$1]+[.M68]*[.$M$1]+[.N68]*[.$N$1]+[.O68]*[.$O$1]+[.P68]*[.$P$1]+[.Q68]*[.$Q$1]+[.R68]*[.$R$1]+[.S68]*[.$S$1]+[.T68]*[.$T$1]+[.U68]*[.$U$1]+[.V68]*[.$V$1]+[.W68]*[.$W$1]+[.X68]*[.$X$1]+[.Y68]*[.$Y$1]+[.Z68]*[.$Z$1]+[.AA68]*[.$AA$1]+[.AB68]*[.$AB$1]+[.AC68]*[.$AC$1]+[.AD68]*[.$AD$1]+[.AE68]*[.$AE$1]+[.AF68]*[.$AF$1]+[.AG68]*[.$AG$1]+[.AH68]*[.$AH$1]+[.AI68]*[.$AI$1]+[.AJ68]*[.$AJ$1]+[.AK68]*[.$AK$1]+[.AL68]*[.$AL$1]+[.AM68]*[.$AM$1]+[.AN68]*[.$AN$1]+[.AO68]*[.$AO$1]+[.AP68]*[.$AP$1]+[.AQ68]*[.$AQ$1]+[.AR68]*[.$AR$1]+[.AS68]*[.$AS$1]+[.AT68]*[.$AT$1]+[.AU68]*[.$AU$1]+[.AV68]*[.$AV$1]+[.AW68]*[.$AW$1]+[.AX68]*[.$AX$1]+[.AY68]*[.$AY$1]+[.AZ68]*[.$AZ$1]+[.BA68]*[.$BA$1]+[.BB68]*[.$BB$1]+[.BC68]*[.$BC$1]+[.BD68]*[.$BD$1]+[.BE68]*[.$BE$1]+[.BF68]*[.$BF$1]+[.BG68]*[.$BG$1]+[.BH68]*[.$BH$1]+[.BI68]*[.$BI$1]+[.BJ68]*[.$BJ$1]+[.BK68]*[.$BK$1]+[.BL68]*[.$BL$1]+[.BM68]*[.$BM$1]+[.BN68]*[.$BN$1]+[.BO68]*[.$BO$1]+[.BP68]*[.$BP$1]+[.BQ68]*[.$BQ$1]+[.BR68]*[.$BR$1]+[.BS68]*[.$BS$1]+[.BT68]*[.$BT$1]+[.BU68]*[.$BU$1]+[.BV68]*[.$BV$1]+[.BW68]*[.$BW$1]+[.BX68]*[.$BX$1]+[.BY68]*[.$BY$1]+[.BZ68]*[.$BZ$1]+[.CA68]*[.$CA$1]+[.CB68]*[.$CB$1]+[.CC68]*[.$CC$1])/COUNT([.B68:.CC68]);0)" office:value-type="float" office:value="0" calcext:value-type="float">
            <text:p>0</text:p>
          </table:table-cell>
          <table:table-cell table:formula="of:=IF([.CE68]&lt;&gt;[.CD68];&quot;X&quot;;&quot;&quot;)">
            <text:p/>
          </table:table-cell>
          <table:table-cell table:number-columns-repeated="108"/>
          <table:table-cell table:formula="of:=IF([.GJ68]&lt;&gt;[.GI68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9:.CC69])/COUNT([.A69:.CC69]));0)" office:value-type="float" office:value="0" calcext:value-type="float">
            <text:p>0</text:p>
          </table:table-cell>
          <table:table-cell table:formula="of:=ROUND(([.B69]*[.$B$1]+[.C69]*[.$C$1]+[.D69]*[.$D$1]+[.E69]*[.$E$1]+[.F69]*[.$F$1]+[.G69]*[.$G$1]+[.H69]*[.$H$1]+[.I69]*[.$I$1]+[.J69]*[.$J$1]+[.K69]*[.$K$1]+[.L69]*[.$L$1]+[.M69]*[.$M$1]+[.N69]*[.$N$1]+[.O69]*[.$O$1]+[.P69]*[.$P$1]+[.Q69]*[.$Q$1]+[.R69]*[.$R$1]+[.S69]*[.$S$1]+[.T69]*[.$T$1]+[.U69]*[.$U$1]+[.V69]*[.$V$1]+[.W69]*[.$W$1]+[.X69]*[.$X$1]+[.Y69]*[.$Y$1]+[.Z69]*[.$Z$1]+[.AA69]*[.$AA$1]+[.AB69]*[.$AB$1]+[.AC69]*[.$AC$1]+[.AD69]*[.$AD$1]+[.AE69]*[.$AE$1]+[.AF69]*[.$AF$1]+[.AG69]*[.$AG$1]+[.AH69]*[.$AH$1]+[.AI69]*[.$AI$1]+[.AJ69]*[.$AJ$1]+[.AK69]*[.$AK$1]+[.AL69]*[.$AL$1]+[.AM69]*[.$AM$1]+[.AN69]*[.$AN$1]+[.AO69]*[.$AO$1]+[.AP69]*[.$AP$1]+[.AQ69]*[.$AQ$1]+[.AR69]*[.$AR$1]+[.AS69]*[.$AS$1]+[.AT69]*[.$AT$1]+[.AU69]*[.$AU$1]+[.AV69]*[.$AV$1]+[.AW69]*[.$AW$1]+[.AX69]*[.$AX$1]+[.AY69]*[.$AY$1]+[.AZ69]*[.$AZ$1]+[.BA69]*[.$BA$1]+[.BB69]*[.$BB$1]+[.BC69]*[.$BC$1]+[.BD69]*[.$BD$1]+[.BE69]*[.$BE$1]+[.BF69]*[.$BF$1]+[.BG69]*[.$BG$1]+[.BH69]*[.$BH$1]+[.BI69]*[.$BI$1]+[.BJ69]*[.$BJ$1]+[.BK69]*[.$BK$1]+[.BL69]*[.$BL$1]+[.BM69]*[.$BM$1]+[.BN69]*[.$BN$1]+[.BO69]*[.$BO$1]+[.BP69]*[.$BP$1]+[.BQ69]*[.$BQ$1]+[.BR69]*[.$BR$1]+[.BS69]*[.$BS$1]+[.BT69]*[.$BT$1]+[.BU69]*[.$BU$1]+[.BV69]*[.$BV$1]+[.BW69]*[.$BW$1]+[.BX69]*[.$BX$1]+[.BY69]*[.$BY$1]+[.BZ69]*[.$BZ$1]+[.CA69]*[.$CA$1]+[.CB69]*[.$CB$1]+[.CC69]*[.$CC$1])/COUNT([.B69:.CC69]);0)" office:value-type="float" office:value="0" calcext:value-type="float">
            <text:p>0</text:p>
          </table:table-cell>
          <table:table-cell table:formula="of:=IF([.CE69]&lt;&gt;[.CD69];&quot;X&quot;;&quot;&quot;)">
            <text:p/>
          </table:table-cell>
          <table:table-cell table:number-columns-repeated="108"/>
          <table:table-cell table:formula="of:=IF([.GJ69]&lt;&gt;[.GI6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0:.CC70])/COUNT([.A70:.CC70]));0)" office:value-type="float" office:value="0" calcext:value-type="float">
            <text:p>0</text:p>
          </table:table-cell>
          <table:table-cell table:formula="of:=ROUND(([.B70]*[.$B$1]+[.C70]*[.$C$1]+[.D70]*[.$D$1]+[.E70]*[.$E$1]+[.F70]*[.$F$1]+[.G70]*[.$G$1]+[.H70]*[.$H$1]+[.I70]*[.$I$1]+[.J70]*[.$J$1]+[.K70]*[.$K$1]+[.L70]*[.$L$1]+[.M70]*[.$M$1]+[.N70]*[.$N$1]+[.O70]*[.$O$1]+[.P70]*[.$P$1]+[.Q70]*[.$Q$1]+[.R70]*[.$R$1]+[.S70]*[.$S$1]+[.T70]*[.$T$1]+[.U70]*[.$U$1]+[.V70]*[.$V$1]+[.W70]*[.$W$1]+[.X70]*[.$X$1]+[.Y70]*[.$Y$1]+[.Z70]*[.$Z$1]+[.AA70]*[.$AA$1]+[.AB70]*[.$AB$1]+[.AC70]*[.$AC$1]+[.AD70]*[.$AD$1]+[.AE70]*[.$AE$1]+[.AF70]*[.$AF$1]+[.AG70]*[.$AG$1]+[.AH70]*[.$AH$1]+[.AI70]*[.$AI$1]+[.AJ70]*[.$AJ$1]+[.AK70]*[.$AK$1]+[.AL70]*[.$AL$1]+[.AM70]*[.$AM$1]+[.AN70]*[.$AN$1]+[.AO70]*[.$AO$1]+[.AP70]*[.$AP$1]+[.AQ70]*[.$AQ$1]+[.AR70]*[.$AR$1]+[.AS70]*[.$AS$1]+[.AT70]*[.$AT$1]+[.AU70]*[.$AU$1]+[.AV70]*[.$AV$1]+[.AW70]*[.$AW$1]+[.AX70]*[.$AX$1]+[.AY70]*[.$AY$1]+[.AZ70]*[.$AZ$1]+[.BA70]*[.$BA$1]+[.BB70]*[.$BB$1]+[.BC70]*[.$BC$1]+[.BD70]*[.$BD$1]+[.BE70]*[.$BE$1]+[.BF70]*[.$BF$1]+[.BG70]*[.$BG$1]+[.BH70]*[.$BH$1]+[.BI70]*[.$BI$1]+[.BJ70]*[.$BJ$1]+[.BK70]*[.$BK$1]+[.BL70]*[.$BL$1]+[.BM70]*[.$BM$1]+[.BN70]*[.$BN$1]+[.BO70]*[.$BO$1]+[.BP70]*[.$BP$1]+[.BQ70]*[.$BQ$1]+[.BR70]*[.$BR$1]+[.BS70]*[.$BS$1]+[.BT70]*[.$BT$1]+[.BU70]*[.$BU$1]+[.BV70]*[.$BV$1]+[.BW70]*[.$BW$1]+[.BX70]*[.$BX$1]+[.BY70]*[.$BY$1]+[.BZ70]*[.$BZ$1]+[.CA70]*[.$CA$1]+[.CB70]*[.$CB$1]+[.CC70]*[.$CC$1])/COUNT([.B70:.CC70]);0)" office:value-type="float" office:value="0" calcext:value-type="float">
            <text:p>0</text:p>
          </table:table-cell>
          <table:table-cell table:formula="of:=IF([.CE70]&lt;&gt;[.CD70];&quot;X&quot;;&quot;&quot;)">
            <text:p/>
          </table:table-cell>
          <table:table-cell table:number-columns-repeated="108"/>
          <table:table-cell table:formula="of:=IF([.GJ70]&lt;&gt;[.GI70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1:.CC71])/COUNT([.A71:.CC71]));0)" office:value-type="float" office:value="0" calcext:value-type="float">
            <text:p>0</text:p>
          </table:table-cell>
          <table:table-cell table:formula="of:=ROUND(([.B71]*[.$B$1]+[.C71]*[.$C$1]+[.D71]*[.$D$1]+[.E71]*[.$E$1]+[.F71]*[.$F$1]+[.G71]*[.$G$1]+[.H71]*[.$H$1]+[.I71]*[.$I$1]+[.J71]*[.$J$1]+[.K71]*[.$K$1]+[.L71]*[.$L$1]+[.M71]*[.$M$1]+[.N71]*[.$N$1]+[.O71]*[.$O$1]+[.P71]*[.$P$1]+[.Q71]*[.$Q$1]+[.R71]*[.$R$1]+[.S71]*[.$S$1]+[.T71]*[.$T$1]+[.U71]*[.$U$1]+[.V71]*[.$V$1]+[.W71]*[.$W$1]+[.X71]*[.$X$1]+[.Y71]*[.$Y$1]+[.Z71]*[.$Z$1]+[.AA71]*[.$AA$1]+[.AB71]*[.$AB$1]+[.AC71]*[.$AC$1]+[.AD71]*[.$AD$1]+[.AE71]*[.$AE$1]+[.AF71]*[.$AF$1]+[.AG71]*[.$AG$1]+[.AH71]*[.$AH$1]+[.AI71]*[.$AI$1]+[.AJ71]*[.$AJ$1]+[.AK71]*[.$AK$1]+[.AL71]*[.$AL$1]+[.AM71]*[.$AM$1]+[.AN71]*[.$AN$1]+[.AO71]*[.$AO$1]+[.AP71]*[.$AP$1]+[.AQ71]*[.$AQ$1]+[.AR71]*[.$AR$1]+[.AS71]*[.$AS$1]+[.AT71]*[.$AT$1]+[.AU71]*[.$AU$1]+[.AV71]*[.$AV$1]+[.AW71]*[.$AW$1]+[.AX71]*[.$AX$1]+[.AY71]*[.$AY$1]+[.AZ71]*[.$AZ$1]+[.BA71]*[.$BA$1]+[.BB71]*[.$BB$1]+[.BC71]*[.$BC$1]+[.BD71]*[.$BD$1]+[.BE71]*[.$BE$1]+[.BF71]*[.$BF$1]+[.BG71]*[.$BG$1]+[.BH71]*[.$BH$1]+[.BI71]*[.$BI$1]+[.BJ71]*[.$BJ$1]+[.BK71]*[.$BK$1]+[.BL71]*[.$BL$1]+[.BM71]*[.$BM$1]+[.BN71]*[.$BN$1]+[.BO71]*[.$BO$1]+[.BP71]*[.$BP$1]+[.BQ71]*[.$BQ$1]+[.BR71]*[.$BR$1]+[.BS71]*[.$BS$1]+[.BT71]*[.$BT$1]+[.BU71]*[.$BU$1]+[.BV71]*[.$BV$1]+[.BW71]*[.$BW$1]+[.BX71]*[.$BX$1]+[.BY71]*[.$BY$1]+[.BZ71]*[.$BZ$1]+[.CA71]*[.$CA$1]+[.CB71]*[.$CB$1]+[.CC71]*[.$CC$1])/COUNT([.B71:.CC71]);0)" office:value-type="float" office:value="0" calcext:value-type="float">
            <text:p>0</text:p>
          </table:table-cell>
          <table:table-cell table:formula="of:=IF([.CE71]&lt;&gt;[.CD71];&quot;X&quot;;&quot;&quot;)">
            <text:p/>
          </table:table-cell>
          <table:table-cell table:number-columns-repeated="108"/>
          <table:table-cell table:formula="of:=IF([.GJ71]&lt;&gt;[.GI71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2:.CC72])/COUNT([.A72:.CC72]));0)" office:value-type="float" office:value="0" calcext:value-type="float">
            <text:p>0</text:p>
          </table:table-cell>
          <table:table-cell table:formula="of:=ROUND(([.B72]*[.$B$1]+[.C72]*[.$C$1]+[.D72]*[.$D$1]+[.E72]*[.$E$1]+[.F72]*[.$F$1]+[.G72]*[.$G$1]+[.H72]*[.$H$1]+[.I72]*[.$I$1]+[.J72]*[.$J$1]+[.K72]*[.$K$1]+[.L72]*[.$L$1]+[.M72]*[.$M$1]+[.N72]*[.$N$1]+[.O72]*[.$O$1]+[.P72]*[.$P$1]+[.Q72]*[.$Q$1]+[.R72]*[.$R$1]+[.S72]*[.$S$1]+[.T72]*[.$T$1]+[.U72]*[.$U$1]+[.V72]*[.$V$1]+[.W72]*[.$W$1]+[.X72]*[.$X$1]+[.Y72]*[.$Y$1]+[.Z72]*[.$Z$1]+[.AA72]*[.$AA$1]+[.AB72]*[.$AB$1]+[.AC72]*[.$AC$1]+[.AD72]*[.$AD$1]+[.AE72]*[.$AE$1]+[.AF72]*[.$AF$1]+[.AG72]*[.$AG$1]+[.AH72]*[.$AH$1]+[.AI72]*[.$AI$1]+[.AJ72]*[.$AJ$1]+[.AK72]*[.$AK$1]+[.AL72]*[.$AL$1]+[.AM72]*[.$AM$1]+[.AN72]*[.$AN$1]+[.AO72]*[.$AO$1]+[.AP72]*[.$AP$1]+[.AQ72]*[.$AQ$1]+[.AR72]*[.$AR$1]+[.AS72]*[.$AS$1]+[.AT72]*[.$AT$1]+[.AU72]*[.$AU$1]+[.AV72]*[.$AV$1]+[.AW72]*[.$AW$1]+[.AX72]*[.$AX$1]+[.AY72]*[.$AY$1]+[.AZ72]*[.$AZ$1]+[.BA72]*[.$BA$1]+[.BB72]*[.$BB$1]+[.BC72]*[.$BC$1]+[.BD72]*[.$BD$1]+[.BE72]*[.$BE$1]+[.BF72]*[.$BF$1]+[.BG72]*[.$BG$1]+[.BH72]*[.$BH$1]+[.BI72]*[.$BI$1]+[.BJ72]*[.$BJ$1]+[.BK72]*[.$BK$1]+[.BL72]*[.$BL$1]+[.BM72]*[.$BM$1]+[.BN72]*[.$BN$1]+[.BO72]*[.$BO$1]+[.BP72]*[.$BP$1]+[.BQ72]*[.$BQ$1]+[.BR72]*[.$BR$1]+[.BS72]*[.$BS$1]+[.BT72]*[.$BT$1]+[.BU72]*[.$BU$1]+[.BV72]*[.$BV$1]+[.BW72]*[.$BW$1]+[.BX72]*[.$BX$1]+[.BY72]*[.$BY$1]+[.BZ72]*[.$BZ$1]+[.CA72]*[.$CA$1]+[.CB72]*[.$CB$1]+[.CC72]*[.$CC$1])/COUNT([.B72:.CC72]);0)" office:value-type="float" office:value="0" calcext:value-type="float">
            <text:p>0</text:p>
          </table:table-cell>
          <table:table-cell table:formula="of:=IF([.CE72]&lt;&gt;[.CD72];&quot;X&quot;;&quot;&quot;)">
            <text:p/>
          </table:table-cell>
          <table:table-cell table:number-columns-repeated="108"/>
          <table:table-cell table:formula="of:=IF([.GJ72]&lt;&gt;[.GI72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73:.CC73])/COUNT([.A73:.CC73]));0)" office:value-type="float" office:value="1" calcext:value-type="float">
            <text:p>1</text:p>
          </table:table-cell>
          <table:table-cell table:formula="of:=ROUND(([.B73]*[.$B$1]+[.C73]*[.$C$1]+[.D73]*[.$D$1]+[.E73]*[.$E$1]+[.F73]*[.$F$1]+[.G73]*[.$G$1]+[.H73]*[.$H$1]+[.I73]*[.$I$1]+[.J73]*[.$J$1]+[.K73]*[.$K$1]+[.L73]*[.$L$1]+[.M73]*[.$M$1]+[.N73]*[.$N$1]+[.O73]*[.$O$1]+[.P73]*[.$P$1]+[.Q73]*[.$Q$1]+[.R73]*[.$R$1]+[.S73]*[.$S$1]+[.T73]*[.$T$1]+[.U73]*[.$U$1]+[.V73]*[.$V$1]+[.W73]*[.$W$1]+[.X73]*[.$X$1]+[.Y73]*[.$Y$1]+[.Z73]*[.$Z$1]+[.AA73]*[.$AA$1]+[.AB73]*[.$AB$1]+[.AC73]*[.$AC$1]+[.AD73]*[.$AD$1]+[.AE73]*[.$AE$1]+[.AF73]*[.$AF$1]+[.AG73]*[.$AG$1]+[.AH73]*[.$AH$1]+[.AI73]*[.$AI$1]+[.AJ73]*[.$AJ$1]+[.AK73]*[.$AK$1]+[.AL73]*[.$AL$1]+[.AM73]*[.$AM$1]+[.AN73]*[.$AN$1]+[.AO73]*[.$AO$1]+[.AP73]*[.$AP$1]+[.AQ73]*[.$AQ$1]+[.AR73]*[.$AR$1]+[.AS73]*[.$AS$1]+[.AT73]*[.$AT$1]+[.AU73]*[.$AU$1]+[.AV73]*[.$AV$1]+[.AW73]*[.$AW$1]+[.AX73]*[.$AX$1]+[.AY73]*[.$AY$1]+[.AZ73]*[.$AZ$1]+[.BA73]*[.$BA$1]+[.BB73]*[.$BB$1]+[.BC73]*[.$BC$1]+[.BD73]*[.$BD$1]+[.BE73]*[.$BE$1]+[.BF73]*[.$BF$1]+[.BG73]*[.$BG$1]+[.BH73]*[.$BH$1]+[.BI73]*[.$BI$1]+[.BJ73]*[.$BJ$1]+[.BK73]*[.$BK$1]+[.BL73]*[.$BL$1]+[.BM73]*[.$BM$1]+[.BN73]*[.$BN$1]+[.BO73]*[.$BO$1]+[.BP73]*[.$BP$1]+[.BQ73]*[.$BQ$1]+[.BR73]*[.$BR$1]+[.BS73]*[.$BS$1]+[.BT73]*[.$BT$1]+[.BU73]*[.$BU$1]+[.BV73]*[.$BV$1]+[.BW73]*[.$BW$1]+[.BX73]*[.$BX$1]+[.BY73]*[.$BY$1]+[.BZ73]*[.$BZ$1]+[.CA73]*[.$CA$1]+[.CB73]*[.$CB$1]+[.CC73]*[.$CC$1])/COUNT([.B73:.CC73]);0)" office:value-type="float" office:value="1" calcext:value-type="float">
            <text:p>1</text:p>
          </table:table-cell>
          <table:table-cell table:formula="of:=IF([.CE73]&lt;&gt;[.CD73];&quot;X&quot;;&quot;&quot;)">
            <text:p/>
          </table:table-cell>
          <table:table-cell table:number-columns-repeated="108"/>
          <table:table-cell table:formula="of:=IF([.GJ73]&lt;&gt;[.GI7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4:.CC74])/COUNT([.A74:.CC74]));0)" office:value-type="float" office:value="0" calcext:value-type="float">
            <text:p>0</text:p>
          </table:table-cell>
          <table:table-cell table:formula="of:=ROUND(([.B74]*[.$B$1]+[.C74]*[.$C$1]+[.D74]*[.$D$1]+[.E74]*[.$E$1]+[.F74]*[.$F$1]+[.G74]*[.$G$1]+[.H74]*[.$H$1]+[.I74]*[.$I$1]+[.J74]*[.$J$1]+[.K74]*[.$K$1]+[.L74]*[.$L$1]+[.M74]*[.$M$1]+[.N74]*[.$N$1]+[.O74]*[.$O$1]+[.P74]*[.$P$1]+[.Q74]*[.$Q$1]+[.R74]*[.$R$1]+[.S74]*[.$S$1]+[.T74]*[.$T$1]+[.U74]*[.$U$1]+[.V74]*[.$V$1]+[.W74]*[.$W$1]+[.X74]*[.$X$1]+[.Y74]*[.$Y$1]+[.Z74]*[.$Z$1]+[.AA74]*[.$AA$1]+[.AB74]*[.$AB$1]+[.AC74]*[.$AC$1]+[.AD74]*[.$AD$1]+[.AE74]*[.$AE$1]+[.AF74]*[.$AF$1]+[.AG74]*[.$AG$1]+[.AH74]*[.$AH$1]+[.AI74]*[.$AI$1]+[.AJ74]*[.$AJ$1]+[.AK74]*[.$AK$1]+[.AL74]*[.$AL$1]+[.AM74]*[.$AM$1]+[.AN74]*[.$AN$1]+[.AO74]*[.$AO$1]+[.AP74]*[.$AP$1]+[.AQ74]*[.$AQ$1]+[.AR74]*[.$AR$1]+[.AS74]*[.$AS$1]+[.AT74]*[.$AT$1]+[.AU74]*[.$AU$1]+[.AV74]*[.$AV$1]+[.AW74]*[.$AW$1]+[.AX74]*[.$AX$1]+[.AY74]*[.$AY$1]+[.AZ74]*[.$AZ$1]+[.BA74]*[.$BA$1]+[.BB74]*[.$BB$1]+[.BC74]*[.$BC$1]+[.BD74]*[.$BD$1]+[.BE74]*[.$BE$1]+[.BF74]*[.$BF$1]+[.BG74]*[.$BG$1]+[.BH74]*[.$BH$1]+[.BI74]*[.$BI$1]+[.BJ74]*[.$BJ$1]+[.BK74]*[.$BK$1]+[.BL74]*[.$BL$1]+[.BM74]*[.$BM$1]+[.BN74]*[.$BN$1]+[.BO74]*[.$BO$1]+[.BP74]*[.$BP$1]+[.BQ74]*[.$BQ$1]+[.BR74]*[.$BR$1]+[.BS74]*[.$BS$1]+[.BT74]*[.$BT$1]+[.BU74]*[.$BU$1]+[.BV74]*[.$BV$1]+[.BW74]*[.$BW$1]+[.BX74]*[.$BX$1]+[.BY74]*[.$BY$1]+[.BZ74]*[.$BZ$1]+[.CA74]*[.$CA$1]+[.CB74]*[.$CB$1]+[.CC74]*[.$CC$1])/COUNT([.B74:.CC74]);0)" office:value-type="float" office:value="0" calcext:value-type="float">
            <text:p>0</text:p>
          </table:table-cell>
          <table:table-cell table:formula="of:=IF([.CE74]&lt;&gt;[.CD74];&quot;X&quot;;&quot;&quot;)">
            <text:p/>
          </table:table-cell>
          <table:table-cell table:number-columns-repeated="108"/>
          <table:table-cell table:formula="of:=IF([.GJ74]&lt;&gt;[.GI74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5:.CC75])/COUNT([.A75:.CC75]));0)" office:value-type="float" office:value="0" calcext:value-type="float">
            <text:p>0</text:p>
          </table:table-cell>
          <table:table-cell table:formula="of:=ROUND(([.B75]*[.$B$1]+[.C75]*[.$C$1]+[.D75]*[.$D$1]+[.E75]*[.$E$1]+[.F75]*[.$F$1]+[.G75]*[.$G$1]+[.H75]*[.$H$1]+[.I75]*[.$I$1]+[.J75]*[.$J$1]+[.K75]*[.$K$1]+[.L75]*[.$L$1]+[.M75]*[.$M$1]+[.N75]*[.$N$1]+[.O75]*[.$O$1]+[.P75]*[.$P$1]+[.Q75]*[.$Q$1]+[.R75]*[.$R$1]+[.S75]*[.$S$1]+[.T75]*[.$T$1]+[.U75]*[.$U$1]+[.V75]*[.$V$1]+[.W75]*[.$W$1]+[.X75]*[.$X$1]+[.Y75]*[.$Y$1]+[.Z75]*[.$Z$1]+[.AA75]*[.$AA$1]+[.AB75]*[.$AB$1]+[.AC75]*[.$AC$1]+[.AD75]*[.$AD$1]+[.AE75]*[.$AE$1]+[.AF75]*[.$AF$1]+[.AG75]*[.$AG$1]+[.AH75]*[.$AH$1]+[.AI75]*[.$AI$1]+[.AJ75]*[.$AJ$1]+[.AK75]*[.$AK$1]+[.AL75]*[.$AL$1]+[.AM75]*[.$AM$1]+[.AN75]*[.$AN$1]+[.AO75]*[.$AO$1]+[.AP75]*[.$AP$1]+[.AQ75]*[.$AQ$1]+[.AR75]*[.$AR$1]+[.AS75]*[.$AS$1]+[.AT75]*[.$AT$1]+[.AU75]*[.$AU$1]+[.AV75]*[.$AV$1]+[.AW75]*[.$AW$1]+[.AX75]*[.$AX$1]+[.AY75]*[.$AY$1]+[.AZ75]*[.$AZ$1]+[.BA75]*[.$BA$1]+[.BB75]*[.$BB$1]+[.BC75]*[.$BC$1]+[.BD75]*[.$BD$1]+[.BE75]*[.$BE$1]+[.BF75]*[.$BF$1]+[.BG75]*[.$BG$1]+[.BH75]*[.$BH$1]+[.BI75]*[.$BI$1]+[.BJ75]*[.$BJ$1]+[.BK75]*[.$BK$1]+[.BL75]*[.$BL$1]+[.BM75]*[.$BM$1]+[.BN75]*[.$BN$1]+[.BO75]*[.$BO$1]+[.BP75]*[.$BP$1]+[.BQ75]*[.$BQ$1]+[.BR75]*[.$BR$1]+[.BS75]*[.$BS$1]+[.BT75]*[.$BT$1]+[.BU75]*[.$BU$1]+[.BV75]*[.$BV$1]+[.BW75]*[.$BW$1]+[.BX75]*[.$BX$1]+[.BY75]*[.$BY$1]+[.BZ75]*[.$BZ$1]+[.CA75]*[.$CA$1]+[.CB75]*[.$CB$1]+[.CC75]*[.$CC$1])/COUNT([.B75:.CC75]);0)" office:value-type="float" office:value="0" calcext:value-type="float">
            <text:p>0</text:p>
          </table:table-cell>
          <table:table-cell table:formula="of:=IF([.CE75]&lt;&gt;[.CD75];&quot;X&quot;;&quot;&quot;)">
            <text:p/>
          </table:table-cell>
          <table:table-cell table:number-columns-repeated="108"/>
          <table:table-cell table:formula="of:=IF([.GJ75]&lt;&gt;[.GI75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6:.CC76])/COUNT([.A76:.CC76]));0)" office:value-type="float" office:value="0" calcext:value-type="float">
            <text:p>0</text:p>
          </table:table-cell>
          <table:table-cell table:formula="of:=ROUND(([.B76]*[.$B$1]+[.C76]*[.$C$1]+[.D76]*[.$D$1]+[.E76]*[.$E$1]+[.F76]*[.$F$1]+[.G76]*[.$G$1]+[.H76]*[.$H$1]+[.I76]*[.$I$1]+[.J76]*[.$J$1]+[.K76]*[.$K$1]+[.L76]*[.$L$1]+[.M76]*[.$M$1]+[.N76]*[.$N$1]+[.O76]*[.$O$1]+[.P76]*[.$P$1]+[.Q76]*[.$Q$1]+[.R76]*[.$R$1]+[.S76]*[.$S$1]+[.T76]*[.$T$1]+[.U76]*[.$U$1]+[.V76]*[.$V$1]+[.W76]*[.$W$1]+[.X76]*[.$X$1]+[.Y76]*[.$Y$1]+[.Z76]*[.$Z$1]+[.AA76]*[.$AA$1]+[.AB76]*[.$AB$1]+[.AC76]*[.$AC$1]+[.AD76]*[.$AD$1]+[.AE76]*[.$AE$1]+[.AF76]*[.$AF$1]+[.AG76]*[.$AG$1]+[.AH76]*[.$AH$1]+[.AI76]*[.$AI$1]+[.AJ76]*[.$AJ$1]+[.AK76]*[.$AK$1]+[.AL76]*[.$AL$1]+[.AM76]*[.$AM$1]+[.AN76]*[.$AN$1]+[.AO76]*[.$AO$1]+[.AP76]*[.$AP$1]+[.AQ76]*[.$AQ$1]+[.AR76]*[.$AR$1]+[.AS76]*[.$AS$1]+[.AT76]*[.$AT$1]+[.AU76]*[.$AU$1]+[.AV76]*[.$AV$1]+[.AW76]*[.$AW$1]+[.AX76]*[.$AX$1]+[.AY76]*[.$AY$1]+[.AZ76]*[.$AZ$1]+[.BA76]*[.$BA$1]+[.BB76]*[.$BB$1]+[.BC76]*[.$BC$1]+[.BD76]*[.$BD$1]+[.BE76]*[.$BE$1]+[.BF76]*[.$BF$1]+[.BG76]*[.$BG$1]+[.BH76]*[.$BH$1]+[.BI76]*[.$BI$1]+[.BJ76]*[.$BJ$1]+[.BK76]*[.$BK$1]+[.BL76]*[.$BL$1]+[.BM76]*[.$BM$1]+[.BN76]*[.$BN$1]+[.BO76]*[.$BO$1]+[.BP76]*[.$BP$1]+[.BQ76]*[.$BQ$1]+[.BR76]*[.$BR$1]+[.BS76]*[.$BS$1]+[.BT76]*[.$BT$1]+[.BU76]*[.$BU$1]+[.BV76]*[.$BV$1]+[.BW76]*[.$BW$1]+[.BX76]*[.$BX$1]+[.BY76]*[.$BY$1]+[.BZ76]*[.$BZ$1]+[.CA76]*[.$CA$1]+[.CB76]*[.$CB$1]+[.CC76]*[.$CC$1])/COUNT([.B76:.CC76]);0)" office:value-type="float" office:value="0" calcext:value-type="float">
            <text:p>0</text:p>
          </table:table-cell>
          <table:table-cell table:formula="of:=IF([.CE76]&lt;&gt;[.CD76];&quot;X&quot;;&quot;&quot;)">
            <text:p/>
          </table:table-cell>
          <table:table-cell table:number-columns-repeated="108"/>
          <table:table-cell table:formula="of:=IF([.GJ76]&lt;&gt;[.GI76]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formula="of:=ROUND((SUM([.B77:.CC77])/COUNT([.A77:.CC77]));0)" office:value-type="float" office:value="0" calcext:value-type="float">
            <text:p>0</text:p>
          </table:table-cell>
          <table:table-cell table:formula="of:=ROUND(([.B77]*[.$B$1]+[.C77]*[.$C$1]+[.D77]*[.$D$1]+[.E77]*[.$E$1]+[.F77]*[.$F$1]+[.G77]*[.$G$1]+[.H77]*[.$H$1]+[.I77]*[.$I$1]+[.J77]*[.$J$1]+[.K77]*[.$K$1]+[.L77]*[.$L$1]+[.M77]*[.$M$1]+[.N77]*[.$N$1]+[.O77]*[.$O$1]+[.P77]*[.$P$1]+[.Q77]*[.$Q$1]+[.R77]*[.$R$1]+[.S77]*[.$S$1]+[.T77]*[.$T$1]+[.U77]*[.$U$1]+[.V77]*[.$V$1]+[.W77]*[.$W$1]+[.X77]*[.$X$1]+[.Y77]*[.$Y$1]+[.Z77]*[.$Z$1]+[.AA77]*[.$AA$1]+[.AB77]*[.$AB$1]+[.AC77]*[.$AC$1]+[.AD77]*[.$AD$1]+[.AE77]*[.$AE$1]+[.AF77]*[.$AF$1]+[.AG77]*[.$AG$1]+[.AH77]*[.$AH$1]+[.AI77]*[.$AI$1]+[.AJ77]*[.$AJ$1]+[.AK77]*[.$AK$1]+[.AL77]*[.$AL$1]+[.AM77]*[.$AM$1]+[.AN77]*[.$AN$1]+[.AO77]*[.$AO$1]+[.AP77]*[.$AP$1]+[.AQ77]*[.$AQ$1]+[.AR77]*[.$AR$1]+[.AS77]*[.$AS$1]+[.AT77]*[.$AT$1]+[.AU77]*[.$AU$1]+[.AV77]*[.$AV$1]+[.AW77]*[.$AW$1]+[.AX77]*[.$AX$1]+[.AY77]*[.$AY$1]+[.AZ77]*[.$AZ$1]+[.BA77]*[.$BA$1]+[.BB77]*[.$BB$1]+[.BC77]*[.$BC$1]+[.BD77]*[.$BD$1]+[.BE77]*[.$BE$1]+[.BF77]*[.$BF$1]+[.BG77]*[.$BG$1]+[.BH77]*[.$BH$1]+[.BI77]*[.$BI$1]+[.BJ77]*[.$BJ$1]+[.BK77]*[.$BK$1]+[.BL77]*[.$BL$1]+[.BM77]*[.$BM$1]+[.BN77]*[.$BN$1]+[.BO77]*[.$BO$1]+[.BP77]*[.$BP$1]+[.BQ77]*[.$BQ$1]+[.BR77]*[.$BR$1]+[.BS77]*[.$BS$1]+[.BT77]*[.$BT$1]+[.BU77]*[.$BU$1]+[.BV77]*[.$BV$1]+[.BW77]*[.$BW$1]+[.BX77]*[.$BX$1]+[.BY77]*[.$BY$1]+[.BZ77]*[.$BZ$1]+[.CA77]*[.$CA$1]+[.CB77]*[.$CB$1]+[.CC77]*[.$CC$1])/COUNT([.B77:.CC77]);0)" office:value-type="float" office:value="0" calcext:value-type="float">
            <text:p>0</text:p>
          </table:table-cell>
          <table:table-cell table:formula="of:=IF([.CE77]&lt;&gt;[.CD77];&quot;X&quot;;&quot;&quot;)">
            <text:p/>
          </table:table-cell>
          <table:table-cell table:number-columns-repeated="108"/>
          <table:table-cell table:formula="of:=IF([.GJ77]&lt;&gt;[.GI77];&quot;X&quot;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formula="of:=ROUND((SUM([.B78:.CC78])/COUNT([.A78:.CC78]));0)" office:value-type="float" office:value="1" calcext:value-type="float">
            <text:p>1</text:p>
          </table:table-cell>
          <table:table-cell table:formula="of:=ROUND(([.B78]*[.$B$1]+[.C78]*[.$C$1]+[.D78]*[.$D$1]+[.E78]*[.$E$1]+[.F78]*[.$F$1]+[.G78]*[.$G$1]+[.H78]*[.$H$1]+[.I78]*[.$I$1]+[.J78]*[.$J$1]+[.K78]*[.$K$1]+[.L78]*[.$L$1]+[.M78]*[.$M$1]+[.N78]*[.$N$1]+[.O78]*[.$O$1]+[.P78]*[.$P$1]+[.Q78]*[.$Q$1]+[.R78]*[.$R$1]+[.S78]*[.$S$1]+[.T78]*[.$T$1]+[.U78]*[.$U$1]+[.V78]*[.$V$1]+[.W78]*[.$W$1]+[.X78]*[.$X$1]+[.Y78]*[.$Y$1]+[.Z78]*[.$Z$1]+[.AA78]*[.$AA$1]+[.AB78]*[.$AB$1]+[.AC78]*[.$AC$1]+[.AD78]*[.$AD$1]+[.AE78]*[.$AE$1]+[.AF78]*[.$AF$1]+[.AG78]*[.$AG$1]+[.AH78]*[.$AH$1]+[.AI78]*[.$AI$1]+[.AJ78]*[.$AJ$1]+[.AK78]*[.$AK$1]+[.AL78]*[.$AL$1]+[.AM78]*[.$AM$1]+[.AN78]*[.$AN$1]+[.AO78]*[.$AO$1]+[.AP78]*[.$AP$1]+[.AQ78]*[.$AQ$1]+[.AR78]*[.$AR$1]+[.AS78]*[.$AS$1]+[.AT78]*[.$AT$1]+[.AU78]*[.$AU$1]+[.AV78]*[.$AV$1]+[.AW78]*[.$AW$1]+[.AX78]*[.$AX$1]+[.AY78]*[.$AY$1]+[.AZ78]*[.$AZ$1]+[.BA78]*[.$BA$1]+[.BB78]*[.$BB$1]+[.BC78]*[.$BC$1]+[.BD78]*[.$BD$1]+[.BE78]*[.$BE$1]+[.BF78]*[.$BF$1]+[.BG78]*[.$BG$1]+[.BH78]*[.$BH$1]+[.BI78]*[.$BI$1]+[.BJ78]*[.$BJ$1]+[.BK78]*[.$BK$1]+[.BL78]*[.$BL$1]+[.BM78]*[.$BM$1]+[.BN78]*[.$BN$1]+[.BO78]*[.$BO$1]+[.BP78]*[.$BP$1]+[.BQ78]*[.$BQ$1]+[.BR78]*[.$BR$1]+[.BS78]*[.$BS$1]+[.BT78]*[.$BT$1]+[.BU78]*[.$BU$1]+[.BV78]*[.$BV$1]+[.BW78]*[.$BW$1]+[.BX78]*[.$BX$1]+[.BY78]*[.$BY$1]+[.BZ78]*[.$BZ$1]+[.CA78]*[.$CA$1]+[.CB78]*[.$CB$1]+[.CC78]*[.$CC$1])/COUNT([.B78:.CC78]);0)" office:value-type="float" office:value="1" calcext:value-type="float">
            <text:p>1</text:p>
          </table:table-cell>
          <table:table-cell table:formula="of:=IF([.CE78]&lt;&gt;[.CD78];&quot;X&quot;;&quot;&quot;)">
            <text:p/>
          </table:table-cell>
          <table:table-cell table:number-columns-repeated="108"/>
          <table:table-cell table:formula="of:=IF([.GJ78]&lt;&gt;[.GI78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9:.CC79])/COUNT([.A79:.CC79]));0)" office:value-type="float" office:value="0" calcext:value-type="float">
            <text:p>0</text:p>
          </table:table-cell>
          <table:table-cell table:formula="of:=ROUND(([.B79]*[.$B$1]+[.C79]*[.$C$1]+[.D79]*[.$D$1]+[.E79]*[.$E$1]+[.F79]*[.$F$1]+[.G79]*[.$G$1]+[.H79]*[.$H$1]+[.I79]*[.$I$1]+[.J79]*[.$J$1]+[.K79]*[.$K$1]+[.L79]*[.$L$1]+[.M79]*[.$M$1]+[.N79]*[.$N$1]+[.O79]*[.$O$1]+[.P79]*[.$P$1]+[.Q79]*[.$Q$1]+[.R79]*[.$R$1]+[.S79]*[.$S$1]+[.T79]*[.$T$1]+[.U79]*[.$U$1]+[.V79]*[.$V$1]+[.W79]*[.$W$1]+[.X79]*[.$X$1]+[.Y79]*[.$Y$1]+[.Z79]*[.$Z$1]+[.AA79]*[.$AA$1]+[.AB79]*[.$AB$1]+[.AC79]*[.$AC$1]+[.AD79]*[.$AD$1]+[.AE79]*[.$AE$1]+[.AF79]*[.$AF$1]+[.AG79]*[.$AG$1]+[.AH79]*[.$AH$1]+[.AI79]*[.$AI$1]+[.AJ79]*[.$AJ$1]+[.AK79]*[.$AK$1]+[.AL79]*[.$AL$1]+[.AM79]*[.$AM$1]+[.AN79]*[.$AN$1]+[.AO79]*[.$AO$1]+[.AP79]*[.$AP$1]+[.AQ79]*[.$AQ$1]+[.AR79]*[.$AR$1]+[.AS79]*[.$AS$1]+[.AT79]*[.$AT$1]+[.AU79]*[.$AU$1]+[.AV79]*[.$AV$1]+[.AW79]*[.$AW$1]+[.AX79]*[.$AX$1]+[.AY79]*[.$AY$1]+[.AZ79]*[.$AZ$1]+[.BA79]*[.$BA$1]+[.BB79]*[.$BB$1]+[.BC79]*[.$BC$1]+[.BD79]*[.$BD$1]+[.BE79]*[.$BE$1]+[.BF79]*[.$BF$1]+[.BG79]*[.$BG$1]+[.BH79]*[.$BH$1]+[.BI79]*[.$BI$1]+[.BJ79]*[.$BJ$1]+[.BK79]*[.$BK$1]+[.BL79]*[.$BL$1]+[.BM79]*[.$BM$1]+[.BN79]*[.$BN$1]+[.BO79]*[.$BO$1]+[.BP79]*[.$BP$1]+[.BQ79]*[.$BQ$1]+[.BR79]*[.$BR$1]+[.BS79]*[.$BS$1]+[.BT79]*[.$BT$1]+[.BU79]*[.$BU$1]+[.BV79]*[.$BV$1]+[.BW79]*[.$BW$1]+[.BX79]*[.$BX$1]+[.BY79]*[.$BY$1]+[.BZ79]*[.$BZ$1]+[.CA79]*[.$CA$1]+[.CB79]*[.$CB$1]+[.CC79]*[.$CC$1])/COUNT([.B79:.CC79]);0)" office:value-type="float" office:value="0" calcext:value-type="float">
            <text:p>0</text:p>
          </table:table-cell>
          <table:table-cell table:formula="of:=IF([.CE79]&lt;&gt;[.CD79];&quot;X&quot;;&quot;&quot;)">
            <text:p/>
          </table:table-cell>
          <table:table-cell table:number-columns-repeated="108"/>
          <table:table-cell table:formula="of:=IF([.GJ79]&lt;&gt;[.GI7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80:.CC80])/COUNT([.A80:.CC80]));0)" office:value-type="float" office:value="0" calcext:value-type="float">
            <text:p>0</text:p>
          </table:table-cell>
          <table:table-cell table:formula="of:=ROUND(([.B80]*[.$B$1]+[.C80]*[.$C$1]+[.D80]*[.$D$1]+[.E80]*[.$E$1]+[.F80]*[.$F$1]+[.G80]*[.$G$1]+[.H80]*[.$H$1]+[.I80]*[.$I$1]+[.J80]*[.$J$1]+[.K80]*[.$K$1]+[.L80]*[.$L$1]+[.M80]*[.$M$1]+[.N80]*[.$N$1]+[.O80]*[.$O$1]+[.P80]*[.$P$1]+[.Q80]*[.$Q$1]+[.R80]*[.$R$1]+[.S80]*[.$S$1]+[.T80]*[.$T$1]+[.U80]*[.$U$1]+[.V80]*[.$V$1]+[.W80]*[.$W$1]+[.X80]*[.$X$1]+[.Y80]*[.$Y$1]+[.Z80]*[.$Z$1]+[.AA80]*[.$AA$1]+[.AB80]*[.$AB$1]+[.AC80]*[.$AC$1]+[.AD80]*[.$AD$1]+[.AE80]*[.$AE$1]+[.AF80]*[.$AF$1]+[.AG80]*[.$AG$1]+[.AH80]*[.$AH$1]+[.AI80]*[.$AI$1]+[.AJ80]*[.$AJ$1]+[.AK80]*[.$AK$1]+[.AL80]*[.$AL$1]+[.AM80]*[.$AM$1]+[.AN80]*[.$AN$1]+[.AO80]*[.$AO$1]+[.AP80]*[.$AP$1]+[.AQ80]*[.$AQ$1]+[.AR80]*[.$AR$1]+[.AS80]*[.$AS$1]+[.AT80]*[.$AT$1]+[.AU80]*[.$AU$1]+[.AV80]*[.$AV$1]+[.AW80]*[.$AW$1]+[.AX80]*[.$AX$1]+[.AY80]*[.$AY$1]+[.AZ80]*[.$AZ$1]+[.BA80]*[.$BA$1]+[.BB80]*[.$BB$1]+[.BC80]*[.$BC$1]+[.BD80]*[.$BD$1]+[.BE80]*[.$BE$1]+[.BF80]*[.$BF$1]+[.BG80]*[.$BG$1]+[.BH80]*[.$BH$1]+[.BI80]*[.$BI$1]+[.BJ80]*[.$BJ$1]+[.BK80]*[.$BK$1]+[.BL80]*[.$BL$1]+[.BM80]*[.$BM$1]+[.BN80]*[.$BN$1]+[.BO80]*[.$BO$1]+[.BP80]*[.$BP$1]+[.BQ80]*[.$BQ$1]+[.BR80]*[.$BR$1]+[.BS80]*[.$BS$1]+[.BT80]*[.$BT$1]+[.BU80]*[.$BU$1]+[.BV80]*[.$BV$1]+[.BW80]*[.$BW$1]+[.BX80]*[.$BX$1]+[.BY80]*[.$BY$1]+[.BZ80]*[.$BZ$1]+[.CA80]*[.$CA$1]+[.CB80]*[.$CB$1]+[.CC80]*[.$CC$1])/COUNT([.B80:.CC80]);0)" office:value-type="float" office:value="0" calcext:value-type="float">
            <text:p>0</text:p>
          </table:table-cell>
          <table:table-cell table:formula="of:=IF([.CE80]&lt;&gt;[.CD80];&quot;X&quot;;&quot;&quot;)">
            <text:p/>
          </table:table-cell>
          <table:table-cell table:number-columns-repeated="108"/>
          <table:table-cell table:formula="of:=IF([.GJ80]&lt;&gt;[.GI80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81:.CC81])/COUNT([.A81:.CC81]));0)" office:value-type="float" office:value="0" calcext:value-type="float">
            <text:p>0</text:p>
          </table:table-cell>
          <table:table-cell table:formula="of:=ROUND(([.B81]*[.$B$1]+[.C81]*[.$C$1]+[.D81]*[.$D$1]+[.E81]*[.$E$1]+[.F81]*[.$F$1]+[.G81]*[.$G$1]+[.H81]*[.$H$1]+[.I81]*[.$I$1]+[.J81]*[.$J$1]+[.K81]*[.$K$1]+[.L81]*[.$L$1]+[.M81]*[.$M$1]+[.N81]*[.$N$1]+[.O81]*[.$O$1]+[.P81]*[.$P$1]+[.Q81]*[.$Q$1]+[.R81]*[.$R$1]+[.S81]*[.$S$1]+[.T81]*[.$T$1]+[.U81]*[.$U$1]+[.V81]*[.$V$1]+[.W81]*[.$W$1]+[.X81]*[.$X$1]+[.Y81]*[.$Y$1]+[.Z81]*[.$Z$1]+[.AA81]*[.$AA$1]+[.AB81]*[.$AB$1]+[.AC81]*[.$AC$1]+[.AD81]*[.$AD$1]+[.AE81]*[.$AE$1]+[.AF81]*[.$AF$1]+[.AG81]*[.$AG$1]+[.AH81]*[.$AH$1]+[.AI81]*[.$AI$1]+[.AJ81]*[.$AJ$1]+[.AK81]*[.$AK$1]+[.AL81]*[.$AL$1]+[.AM81]*[.$AM$1]+[.AN81]*[.$AN$1]+[.AO81]*[.$AO$1]+[.AP81]*[.$AP$1]+[.AQ81]*[.$AQ$1]+[.AR81]*[.$AR$1]+[.AS81]*[.$AS$1]+[.AT81]*[.$AT$1]+[.AU81]*[.$AU$1]+[.AV81]*[.$AV$1]+[.AW81]*[.$AW$1]+[.AX81]*[.$AX$1]+[.AY81]*[.$AY$1]+[.AZ81]*[.$AZ$1]+[.BA81]*[.$BA$1]+[.BB81]*[.$BB$1]+[.BC81]*[.$BC$1]+[.BD81]*[.$BD$1]+[.BE81]*[.$BE$1]+[.BF81]*[.$BF$1]+[.BG81]*[.$BG$1]+[.BH81]*[.$BH$1]+[.BI81]*[.$BI$1]+[.BJ81]*[.$BJ$1]+[.BK81]*[.$BK$1]+[.BL81]*[.$BL$1]+[.BM81]*[.$BM$1]+[.BN81]*[.$BN$1]+[.BO81]*[.$BO$1]+[.BP81]*[.$BP$1]+[.BQ81]*[.$BQ$1]+[.BR81]*[.$BR$1]+[.BS81]*[.$BS$1]+[.BT81]*[.$BT$1]+[.BU81]*[.$BU$1]+[.BV81]*[.$BV$1]+[.BW81]*[.$BW$1]+[.BX81]*[.$BX$1]+[.BY81]*[.$BY$1]+[.BZ81]*[.$BZ$1]+[.CA81]*[.$CA$1]+[.CB81]*[.$CB$1]+[.CC81]*[.$CC$1])/COUNT([.B81:.CC81]);0)" office:value-type="float" office:value="0" calcext:value-type="float">
            <text:p>0</text:p>
          </table:table-cell>
          <table:table-cell table:formula="of:=IF([.CE81]&lt;&gt;[.CD81];&quot;X&quot;;&quot;&quot;)">
            <text:p/>
          </table:table-cell>
          <table:table-cell table:number-columns-repeated="108"/>
          <table:table-cell table:formula="of:=IF([.GJ81]&lt;&gt;[.GI81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82:.CC82])/COUNT([.A82:.CC82]));0)" office:value-type="float" office:value="0" calcext:value-type="float">
            <text:p>0</text:p>
          </table:table-cell>
          <table:table-cell table:formula="of:=ROUND(([.B82]*[.$B$1]+[.C82]*[.$C$1]+[.D82]*[.$D$1]+[.E82]*[.$E$1]+[.F82]*[.$F$1]+[.G82]*[.$G$1]+[.H82]*[.$H$1]+[.I82]*[.$I$1]+[.J82]*[.$J$1]+[.K82]*[.$K$1]+[.L82]*[.$L$1]+[.M82]*[.$M$1]+[.N82]*[.$N$1]+[.O82]*[.$O$1]+[.P82]*[.$P$1]+[.Q82]*[.$Q$1]+[.R82]*[.$R$1]+[.S82]*[.$S$1]+[.T82]*[.$T$1]+[.U82]*[.$U$1]+[.V82]*[.$V$1]+[.W82]*[.$W$1]+[.X82]*[.$X$1]+[.Y82]*[.$Y$1]+[.Z82]*[.$Z$1]+[.AA82]*[.$AA$1]+[.AB82]*[.$AB$1]+[.AC82]*[.$AC$1]+[.AD82]*[.$AD$1]+[.AE82]*[.$AE$1]+[.AF82]*[.$AF$1]+[.AG82]*[.$AG$1]+[.AH82]*[.$AH$1]+[.AI82]*[.$AI$1]+[.AJ82]*[.$AJ$1]+[.AK82]*[.$AK$1]+[.AL82]*[.$AL$1]+[.AM82]*[.$AM$1]+[.AN82]*[.$AN$1]+[.AO82]*[.$AO$1]+[.AP82]*[.$AP$1]+[.AQ82]*[.$AQ$1]+[.AR82]*[.$AR$1]+[.AS82]*[.$AS$1]+[.AT82]*[.$AT$1]+[.AU82]*[.$AU$1]+[.AV82]*[.$AV$1]+[.AW82]*[.$AW$1]+[.AX82]*[.$AX$1]+[.AY82]*[.$AY$1]+[.AZ82]*[.$AZ$1]+[.BA82]*[.$BA$1]+[.BB82]*[.$BB$1]+[.BC82]*[.$BC$1]+[.BD82]*[.$BD$1]+[.BE82]*[.$BE$1]+[.BF82]*[.$BF$1]+[.BG82]*[.$BG$1]+[.BH82]*[.$BH$1]+[.BI82]*[.$BI$1]+[.BJ82]*[.$BJ$1]+[.BK82]*[.$BK$1]+[.BL82]*[.$BL$1]+[.BM82]*[.$BM$1]+[.BN82]*[.$BN$1]+[.BO82]*[.$BO$1]+[.BP82]*[.$BP$1]+[.BQ82]*[.$BQ$1]+[.BR82]*[.$BR$1]+[.BS82]*[.$BS$1]+[.BT82]*[.$BT$1]+[.BU82]*[.$BU$1]+[.BV82]*[.$BV$1]+[.BW82]*[.$BW$1]+[.BX82]*[.$BX$1]+[.BY82]*[.$BY$1]+[.BZ82]*[.$BZ$1]+[.CA82]*[.$CA$1]+[.CB82]*[.$CB$1]+[.CC82]*[.$CC$1])/COUNT([.B82:.CC82]);0)" office:value-type="float" office:value="0" calcext:value-type="float">
            <text:p>0</text:p>
          </table:table-cell>
          <table:table-cell table:formula="of:=IF([.CE82]&lt;&gt;[.CD82];&quot;X&quot;;&quot;&quot;)">
            <text:p/>
          </table:table-cell>
          <table:table-cell table:number-columns-repeated="108"/>
          <table:table-cell table:formula="of:=IF([.GJ82]&lt;&gt;[.GI82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83:.CC83])/COUNT([.A83:.CC83]));0)" office:value-type="float" office:value="0" calcext:value-type="float">
            <text:p>0</text:p>
          </table:table-cell>
          <table:table-cell table:formula="of:=ROUND(([.B83]*[.$B$1]+[.C83]*[.$C$1]+[.D83]*[.$D$1]+[.E83]*[.$E$1]+[.F83]*[.$F$1]+[.G83]*[.$G$1]+[.H83]*[.$H$1]+[.I83]*[.$I$1]+[.J83]*[.$J$1]+[.K83]*[.$K$1]+[.L83]*[.$L$1]+[.M83]*[.$M$1]+[.N83]*[.$N$1]+[.O83]*[.$O$1]+[.P83]*[.$P$1]+[.Q83]*[.$Q$1]+[.R83]*[.$R$1]+[.S83]*[.$S$1]+[.T83]*[.$T$1]+[.U83]*[.$U$1]+[.V83]*[.$V$1]+[.W83]*[.$W$1]+[.X83]*[.$X$1]+[.Y83]*[.$Y$1]+[.Z83]*[.$Z$1]+[.AA83]*[.$AA$1]+[.AB83]*[.$AB$1]+[.AC83]*[.$AC$1]+[.AD83]*[.$AD$1]+[.AE83]*[.$AE$1]+[.AF83]*[.$AF$1]+[.AG83]*[.$AG$1]+[.AH83]*[.$AH$1]+[.AI83]*[.$AI$1]+[.AJ83]*[.$AJ$1]+[.AK83]*[.$AK$1]+[.AL83]*[.$AL$1]+[.AM83]*[.$AM$1]+[.AN83]*[.$AN$1]+[.AO83]*[.$AO$1]+[.AP83]*[.$AP$1]+[.AQ83]*[.$AQ$1]+[.AR83]*[.$AR$1]+[.AS83]*[.$AS$1]+[.AT83]*[.$AT$1]+[.AU83]*[.$AU$1]+[.AV83]*[.$AV$1]+[.AW83]*[.$AW$1]+[.AX83]*[.$AX$1]+[.AY83]*[.$AY$1]+[.AZ83]*[.$AZ$1]+[.BA83]*[.$BA$1]+[.BB83]*[.$BB$1]+[.BC83]*[.$BC$1]+[.BD83]*[.$BD$1]+[.BE83]*[.$BE$1]+[.BF83]*[.$BF$1]+[.BG83]*[.$BG$1]+[.BH83]*[.$BH$1]+[.BI83]*[.$BI$1]+[.BJ83]*[.$BJ$1]+[.BK83]*[.$BK$1]+[.BL83]*[.$BL$1]+[.BM83]*[.$BM$1]+[.BN83]*[.$BN$1]+[.BO83]*[.$BO$1]+[.BP83]*[.$BP$1]+[.BQ83]*[.$BQ$1]+[.BR83]*[.$BR$1]+[.BS83]*[.$BS$1]+[.BT83]*[.$BT$1]+[.BU83]*[.$BU$1]+[.BV83]*[.$BV$1]+[.BW83]*[.$BW$1]+[.BX83]*[.$BX$1]+[.BY83]*[.$BY$1]+[.BZ83]*[.$BZ$1]+[.CA83]*[.$CA$1]+[.CB83]*[.$CB$1]+[.CC83]*[.$CC$1])/COUNT([.B83:.CC83]);0)" office:value-type="float" office:value="0" calcext:value-type="float">
            <text:p>0</text:p>
          </table:table-cell>
          <table:table-cell table:formula="of:=IF([.CE83]&lt;&gt;[.CD83];&quot;X&quot;;&quot;&quot;)">
            <text:p/>
          </table:table-cell>
          <table:table-cell table:number-columns-repeated="108"/>
          <table:table-cell table:formula="of:=IF([.GJ83]&lt;&gt;[.GI83];&quot;X&quot;;&quot;&quot;)">
            <text:p/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84:.CC84])/COUNT([.A84:.CC84]));0)" office:value-type="float" office:value="0" calcext:value-type="float">
            <text:p>0</text:p>
          </table:table-cell>
          <table:table-cell table:formula="of:=ROUND(([.B84]*[.$B$1]+[.C84]*[.$C$1]+[.D84]*[.$D$1]+[.E84]*[.$E$1]+[.F84]*[.$F$1]+[.G84]*[.$G$1]+[.H84]*[.$H$1]+[.I84]*[.$I$1]+[.J84]*[.$J$1]+[.K84]*[.$K$1]+[.L84]*[.$L$1]+[.M84]*[.$M$1]+[.N84]*[.$N$1]+[.O84]*[.$O$1]+[.P84]*[.$P$1]+[.Q84]*[.$Q$1]+[.R84]*[.$R$1]+[.S84]*[.$S$1]+[.T84]*[.$T$1]+[.U84]*[.$U$1]+[.V84]*[.$V$1]+[.W84]*[.$W$1]+[.X84]*[.$X$1]+[.Y84]*[.$Y$1]+[.Z84]*[.$Z$1]+[.AA84]*[.$AA$1]+[.AB84]*[.$AB$1]+[.AC84]*[.$AC$1]+[.AD84]*[.$AD$1]+[.AE84]*[.$AE$1]+[.AF84]*[.$AF$1]+[.AG84]*[.$AG$1]+[.AH84]*[.$AH$1]+[.AI84]*[.$AI$1]+[.AJ84]*[.$AJ$1]+[.AK84]*[.$AK$1]+[.AL84]*[.$AL$1]+[.AM84]*[.$AM$1]+[.AN84]*[.$AN$1]+[.AO84]*[.$AO$1]+[.AP84]*[.$AP$1]+[.AQ84]*[.$AQ$1]+[.AR84]*[.$AR$1]+[.AS84]*[.$AS$1]+[.AT84]*[.$AT$1]+[.AU84]*[.$AU$1]+[.AV84]*[.$AV$1]+[.AW84]*[.$AW$1]+[.AX84]*[.$AX$1]+[.AY84]*[.$AY$1]+[.AZ84]*[.$AZ$1]+[.BA84]*[.$BA$1]+[.BB84]*[.$BB$1]+[.BC84]*[.$BC$1]+[.BD84]*[.$BD$1]+[.BE84]*[.$BE$1]+[.BF84]*[.$BF$1]+[.BG84]*[.$BG$1]+[.BH84]*[.$BH$1]+[.BI84]*[.$BI$1]+[.BJ84]*[.$BJ$1]+[.BK84]*[.$BK$1]+[.BL84]*[.$BL$1]+[.BM84]*[.$BM$1]+[.BN84]*[.$BN$1]+[.BO84]*[.$BO$1]+[.BP84]*[.$BP$1]+[.BQ84]*[.$BQ$1]+[.BR84]*[.$BR$1]+[.BS84]*[.$BS$1]+[.BT84]*[.$BT$1]+[.BU84]*[.$BU$1]+[.BV84]*[.$BV$1]+[.BW84]*[.$BW$1]+[.BX84]*[.$BX$1]+[.BY84]*[.$BY$1]+[.BZ84]*[.$BZ$1]+[.CA84]*[.$CA$1]+[.CB84]*[.$CB$1]+[.CC84]*[.$CC$1])/COUNT([.B84:.CC84]);0)" office:value-type="float" office:value="0" calcext:value-type="float">
            <text:p>0</text:p>
          </table:table-cell>
          <table:table-cell table:formula="of:=IF([.CE84]&lt;&gt;[.CD84];&quot;X&quot;;&quot;&quot;)">
            <text:p/>
          </table:table-cell>
          <table:table-cell table:number-columns-repeated="108"/>
          <table:table-cell table:formula="of:=IF([.GJ84]&lt;&gt;[.GI84];&quot;X&quot;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ROUND((SUM([.B85:.CC85])/COUNT([.A85:.CC85]));0)" office:value-type="float" office:value="0" calcext:value-type="float">
            <text:p>0</text:p>
          </table:table-cell>
          <table:table-cell table:formula="of:=ROUND(([.B85]*[.$B$1]+[.C85]*[.$C$1]+[.D85]*[.$D$1]+[.E85]*[.$E$1]+[.F85]*[.$F$1]+[.G85]*[.$G$1]+[.H85]*[.$H$1]+[.I85]*[.$I$1]+[.J85]*[.$J$1]+[.K85]*[.$K$1]+[.L85]*[.$L$1]+[.M85]*[.$M$1]+[.N85]*[.$N$1]+[.O85]*[.$O$1]+[.P85]*[.$P$1]+[.Q85]*[.$Q$1]+[.R85]*[.$R$1]+[.S85]*[.$S$1]+[.T85]*[.$T$1]+[.U85]*[.$U$1]+[.V85]*[.$V$1]+[.W85]*[.$W$1]+[.X85]*[.$X$1]+[.Y85]*[.$Y$1]+[.Z85]*[.$Z$1]+[.AA85]*[.$AA$1]+[.AB85]*[.$AB$1]+[.AC85]*[.$AC$1]+[.AD85]*[.$AD$1]+[.AE85]*[.$AE$1]+[.AF85]*[.$AF$1]+[.AG85]*[.$AG$1]+[.AH85]*[.$AH$1]+[.AI85]*[.$AI$1]+[.AJ85]*[.$AJ$1]+[.AK85]*[.$AK$1]+[.AL85]*[.$AL$1]+[.AM85]*[.$AM$1]+[.AN85]*[.$AN$1]+[.AO85]*[.$AO$1]+[.AP85]*[.$AP$1]+[.AQ85]*[.$AQ$1]+[.AR85]*[.$AR$1]+[.AS85]*[.$AS$1]+[.AT85]*[.$AT$1]+[.AU85]*[.$AU$1]+[.AV85]*[.$AV$1]+[.AW85]*[.$AW$1]+[.AX85]*[.$AX$1]+[.AY85]*[.$AY$1]+[.AZ85]*[.$AZ$1]+[.BA85]*[.$BA$1]+[.BB85]*[.$BB$1]+[.BC85]*[.$BC$1]+[.BD85]*[.$BD$1]+[.BE85]*[.$BE$1]+[.BF85]*[.$BF$1]+[.BG85]*[.$BG$1]+[.BH85]*[.$BH$1]+[.BI85]*[.$BI$1]+[.BJ85]*[.$BJ$1]+[.BK85]*[.$BK$1]+[.BL85]*[.$BL$1]+[.BM85]*[.$BM$1]+[.BN85]*[.$BN$1]+[.BO85]*[.$BO$1]+[.BP85]*[.$BP$1]+[.BQ85]*[.$BQ$1]+[.BR85]*[.$BR$1]+[.BS85]*[.$BS$1]+[.BT85]*[.$BT$1]+[.BU85]*[.$BU$1]+[.BV85]*[.$BV$1]+[.BW85]*[.$BW$1]+[.BX85]*[.$BX$1]+[.BY85]*[.$BY$1]+[.BZ85]*[.$BZ$1]+[.CA85]*[.$CA$1]+[.CB85]*[.$CB$1]+[.CC85]*[.$CC$1])/COUNT([.B85:.CC85]);0)" office:value-type="float" office:value="0" calcext:value-type="float">
            <text:p>0</text:p>
          </table:table-cell>
          <table:table-cell table:formula="of:=IF([.CE85]&lt;&gt;[.CD85];&quot;X&quot;;&quot;&quot;)">
            <text:p/>
          </table:table-cell>
          <table:table-cell table:number-columns-repeated="108"/>
          <table:table-cell table:formula="of:=IF([.GJ85]&lt;&gt;[.GI85];&quot;X&quot;;&quot;&quot;)">
            <text:p/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86:.CC86])/COUNT([.A86:.CC86]));0)" office:value-type="float" office:value="0" calcext:value-type="float">
            <text:p>0</text:p>
          </table:table-cell>
          <table:table-cell table:formula="of:=ROUND(([.B86]*[.$B$1]+[.C86]*[.$C$1]+[.D86]*[.$D$1]+[.E86]*[.$E$1]+[.F86]*[.$F$1]+[.G86]*[.$G$1]+[.H86]*[.$H$1]+[.I86]*[.$I$1]+[.J86]*[.$J$1]+[.K86]*[.$K$1]+[.L86]*[.$L$1]+[.M86]*[.$M$1]+[.N86]*[.$N$1]+[.O86]*[.$O$1]+[.P86]*[.$P$1]+[.Q86]*[.$Q$1]+[.R86]*[.$R$1]+[.S86]*[.$S$1]+[.T86]*[.$T$1]+[.U86]*[.$U$1]+[.V86]*[.$V$1]+[.W86]*[.$W$1]+[.X86]*[.$X$1]+[.Y86]*[.$Y$1]+[.Z86]*[.$Z$1]+[.AA86]*[.$AA$1]+[.AB86]*[.$AB$1]+[.AC86]*[.$AC$1]+[.AD86]*[.$AD$1]+[.AE86]*[.$AE$1]+[.AF86]*[.$AF$1]+[.AG86]*[.$AG$1]+[.AH86]*[.$AH$1]+[.AI86]*[.$AI$1]+[.AJ86]*[.$AJ$1]+[.AK86]*[.$AK$1]+[.AL86]*[.$AL$1]+[.AM86]*[.$AM$1]+[.AN86]*[.$AN$1]+[.AO86]*[.$AO$1]+[.AP86]*[.$AP$1]+[.AQ86]*[.$AQ$1]+[.AR86]*[.$AR$1]+[.AS86]*[.$AS$1]+[.AT86]*[.$AT$1]+[.AU86]*[.$AU$1]+[.AV86]*[.$AV$1]+[.AW86]*[.$AW$1]+[.AX86]*[.$AX$1]+[.AY86]*[.$AY$1]+[.AZ86]*[.$AZ$1]+[.BA86]*[.$BA$1]+[.BB86]*[.$BB$1]+[.BC86]*[.$BC$1]+[.BD86]*[.$BD$1]+[.BE86]*[.$BE$1]+[.BF86]*[.$BF$1]+[.BG86]*[.$BG$1]+[.BH86]*[.$BH$1]+[.BI86]*[.$BI$1]+[.BJ86]*[.$BJ$1]+[.BK86]*[.$BK$1]+[.BL86]*[.$BL$1]+[.BM86]*[.$BM$1]+[.BN86]*[.$BN$1]+[.BO86]*[.$BO$1]+[.BP86]*[.$BP$1]+[.BQ86]*[.$BQ$1]+[.BR86]*[.$BR$1]+[.BS86]*[.$BS$1]+[.BT86]*[.$BT$1]+[.BU86]*[.$BU$1]+[.BV86]*[.$BV$1]+[.BW86]*[.$BW$1]+[.BX86]*[.$BX$1]+[.BY86]*[.$BY$1]+[.BZ86]*[.$BZ$1]+[.CA86]*[.$CA$1]+[.CB86]*[.$CB$1]+[.CC86]*[.$CC$1])/COUNT([.B86:.CC86]);0)" office:value-type="float" office:value="0" calcext:value-type="float">
            <text:p>0</text:p>
          </table:table-cell>
          <table:table-cell table:formula="of:=IF([.CE86]&lt;&gt;[.CD86];&quot;X&quot;;&quot;&quot;)">
            <text:p/>
          </table:table-cell>
          <table:table-cell table:number-columns-repeated="108"/>
          <table:table-cell table:formula="of:=IF([.GJ86]&lt;&gt;[.GI86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87:.CC87])/COUNT([.A87:.CC87]));0)" office:value-type="float" office:value="1" calcext:value-type="float">
            <text:p>1</text:p>
          </table:table-cell>
          <table:table-cell table:formula="of:=ROUND(([.B87]*[.$B$1]+[.C87]*[.$C$1]+[.D87]*[.$D$1]+[.E87]*[.$E$1]+[.F87]*[.$F$1]+[.G87]*[.$G$1]+[.H87]*[.$H$1]+[.I87]*[.$I$1]+[.J87]*[.$J$1]+[.K87]*[.$K$1]+[.L87]*[.$L$1]+[.M87]*[.$M$1]+[.N87]*[.$N$1]+[.O87]*[.$O$1]+[.P87]*[.$P$1]+[.Q87]*[.$Q$1]+[.R87]*[.$R$1]+[.S87]*[.$S$1]+[.T87]*[.$T$1]+[.U87]*[.$U$1]+[.V87]*[.$V$1]+[.W87]*[.$W$1]+[.X87]*[.$X$1]+[.Y87]*[.$Y$1]+[.Z87]*[.$Z$1]+[.AA87]*[.$AA$1]+[.AB87]*[.$AB$1]+[.AC87]*[.$AC$1]+[.AD87]*[.$AD$1]+[.AE87]*[.$AE$1]+[.AF87]*[.$AF$1]+[.AG87]*[.$AG$1]+[.AH87]*[.$AH$1]+[.AI87]*[.$AI$1]+[.AJ87]*[.$AJ$1]+[.AK87]*[.$AK$1]+[.AL87]*[.$AL$1]+[.AM87]*[.$AM$1]+[.AN87]*[.$AN$1]+[.AO87]*[.$AO$1]+[.AP87]*[.$AP$1]+[.AQ87]*[.$AQ$1]+[.AR87]*[.$AR$1]+[.AS87]*[.$AS$1]+[.AT87]*[.$AT$1]+[.AU87]*[.$AU$1]+[.AV87]*[.$AV$1]+[.AW87]*[.$AW$1]+[.AX87]*[.$AX$1]+[.AY87]*[.$AY$1]+[.AZ87]*[.$AZ$1]+[.BA87]*[.$BA$1]+[.BB87]*[.$BB$1]+[.BC87]*[.$BC$1]+[.BD87]*[.$BD$1]+[.BE87]*[.$BE$1]+[.BF87]*[.$BF$1]+[.BG87]*[.$BG$1]+[.BH87]*[.$BH$1]+[.BI87]*[.$BI$1]+[.BJ87]*[.$BJ$1]+[.BK87]*[.$BK$1]+[.BL87]*[.$BL$1]+[.BM87]*[.$BM$1]+[.BN87]*[.$BN$1]+[.BO87]*[.$BO$1]+[.BP87]*[.$BP$1]+[.BQ87]*[.$BQ$1]+[.BR87]*[.$BR$1]+[.BS87]*[.$BS$1]+[.BT87]*[.$BT$1]+[.BU87]*[.$BU$1]+[.BV87]*[.$BV$1]+[.BW87]*[.$BW$1]+[.BX87]*[.$BX$1]+[.BY87]*[.$BY$1]+[.BZ87]*[.$BZ$1]+[.CA87]*[.$CA$1]+[.CB87]*[.$CB$1]+[.CC87]*[.$CC$1])/COUNT([.B87:.CC87]);0)" office:value-type="float" office:value="1" calcext:value-type="float">
            <text:p>1</text:p>
          </table:table-cell>
          <table:table-cell table:formula="of:=IF([.CE87]&lt;&gt;[.CD87];&quot;X&quot;;&quot;&quot;)">
            <text:p/>
          </table:table-cell>
          <table:table-cell table:number-columns-repeated="108"/>
          <table:table-cell table:formula="of:=IF([.GJ87]&lt;&gt;[.GI87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88:.CC88])/COUNT([.A88:.CC88]));0)" office:value-type="float" office:value="1" calcext:value-type="float">
            <text:p>1</text:p>
          </table:table-cell>
          <table:table-cell table:formula="of:=ROUND(([.B88]*[.$B$1]+[.C88]*[.$C$1]+[.D88]*[.$D$1]+[.E88]*[.$E$1]+[.F88]*[.$F$1]+[.G88]*[.$G$1]+[.H88]*[.$H$1]+[.I88]*[.$I$1]+[.J88]*[.$J$1]+[.K88]*[.$K$1]+[.L88]*[.$L$1]+[.M88]*[.$M$1]+[.N88]*[.$N$1]+[.O88]*[.$O$1]+[.P88]*[.$P$1]+[.Q88]*[.$Q$1]+[.R88]*[.$R$1]+[.S88]*[.$S$1]+[.T88]*[.$T$1]+[.U88]*[.$U$1]+[.V88]*[.$V$1]+[.W88]*[.$W$1]+[.X88]*[.$X$1]+[.Y88]*[.$Y$1]+[.Z88]*[.$Z$1]+[.AA88]*[.$AA$1]+[.AB88]*[.$AB$1]+[.AC88]*[.$AC$1]+[.AD88]*[.$AD$1]+[.AE88]*[.$AE$1]+[.AF88]*[.$AF$1]+[.AG88]*[.$AG$1]+[.AH88]*[.$AH$1]+[.AI88]*[.$AI$1]+[.AJ88]*[.$AJ$1]+[.AK88]*[.$AK$1]+[.AL88]*[.$AL$1]+[.AM88]*[.$AM$1]+[.AN88]*[.$AN$1]+[.AO88]*[.$AO$1]+[.AP88]*[.$AP$1]+[.AQ88]*[.$AQ$1]+[.AR88]*[.$AR$1]+[.AS88]*[.$AS$1]+[.AT88]*[.$AT$1]+[.AU88]*[.$AU$1]+[.AV88]*[.$AV$1]+[.AW88]*[.$AW$1]+[.AX88]*[.$AX$1]+[.AY88]*[.$AY$1]+[.AZ88]*[.$AZ$1]+[.BA88]*[.$BA$1]+[.BB88]*[.$BB$1]+[.BC88]*[.$BC$1]+[.BD88]*[.$BD$1]+[.BE88]*[.$BE$1]+[.BF88]*[.$BF$1]+[.BG88]*[.$BG$1]+[.BH88]*[.$BH$1]+[.BI88]*[.$BI$1]+[.BJ88]*[.$BJ$1]+[.BK88]*[.$BK$1]+[.BL88]*[.$BL$1]+[.BM88]*[.$BM$1]+[.BN88]*[.$BN$1]+[.BO88]*[.$BO$1]+[.BP88]*[.$BP$1]+[.BQ88]*[.$BQ$1]+[.BR88]*[.$BR$1]+[.BS88]*[.$BS$1]+[.BT88]*[.$BT$1]+[.BU88]*[.$BU$1]+[.BV88]*[.$BV$1]+[.BW88]*[.$BW$1]+[.BX88]*[.$BX$1]+[.BY88]*[.$BY$1]+[.BZ88]*[.$BZ$1]+[.CA88]*[.$CA$1]+[.CB88]*[.$CB$1]+[.CC88]*[.$CC$1])/COUNT([.B88:.CC88]);0)" office:value-type="float" office:value="1" calcext:value-type="float">
            <text:p>1</text:p>
          </table:table-cell>
          <table:table-cell table:formula="of:=IF([.CE88]&lt;&gt;[.CD88];&quot;X&quot;;&quot;&quot;)">
            <text:p/>
          </table:table-cell>
          <table:table-cell table:number-columns-repeated="108"/>
          <table:table-cell table:formula="of:=IF([.GJ88]&lt;&gt;[.GI88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89:.CC89])/COUNT([.A89:.CC89]));0)" office:value-type="float" office:value="1" calcext:value-type="float">
            <text:p>1</text:p>
          </table:table-cell>
          <table:table-cell table:formula="of:=ROUND(([.B89]*[.$B$1]+[.C89]*[.$C$1]+[.D89]*[.$D$1]+[.E89]*[.$E$1]+[.F89]*[.$F$1]+[.G89]*[.$G$1]+[.H89]*[.$H$1]+[.I89]*[.$I$1]+[.J89]*[.$J$1]+[.K89]*[.$K$1]+[.L89]*[.$L$1]+[.M89]*[.$M$1]+[.N89]*[.$N$1]+[.O89]*[.$O$1]+[.P89]*[.$P$1]+[.Q89]*[.$Q$1]+[.R89]*[.$R$1]+[.S89]*[.$S$1]+[.T89]*[.$T$1]+[.U89]*[.$U$1]+[.V89]*[.$V$1]+[.W89]*[.$W$1]+[.X89]*[.$X$1]+[.Y89]*[.$Y$1]+[.Z89]*[.$Z$1]+[.AA89]*[.$AA$1]+[.AB89]*[.$AB$1]+[.AC89]*[.$AC$1]+[.AD89]*[.$AD$1]+[.AE89]*[.$AE$1]+[.AF89]*[.$AF$1]+[.AG89]*[.$AG$1]+[.AH89]*[.$AH$1]+[.AI89]*[.$AI$1]+[.AJ89]*[.$AJ$1]+[.AK89]*[.$AK$1]+[.AL89]*[.$AL$1]+[.AM89]*[.$AM$1]+[.AN89]*[.$AN$1]+[.AO89]*[.$AO$1]+[.AP89]*[.$AP$1]+[.AQ89]*[.$AQ$1]+[.AR89]*[.$AR$1]+[.AS89]*[.$AS$1]+[.AT89]*[.$AT$1]+[.AU89]*[.$AU$1]+[.AV89]*[.$AV$1]+[.AW89]*[.$AW$1]+[.AX89]*[.$AX$1]+[.AY89]*[.$AY$1]+[.AZ89]*[.$AZ$1]+[.BA89]*[.$BA$1]+[.BB89]*[.$BB$1]+[.BC89]*[.$BC$1]+[.BD89]*[.$BD$1]+[.BE89]*[.$BE$1]+[.BF89]*[.$BF$1]+[.BG89]*[.$BG$1]+[.BH89]*[.$BH$1]+[.BI89]*[.$BI$1]+[.BJ89]*[.$BJ$1]+[.BK89]*[.$BK$1]+[.BL89]*[.$BL$1]+[.BM89]*[.$BM$1]+[.BN89]*[.$BN$1]+[.BO89]*[.$BO$1]+[.BP89]*[.$BP$1]+[.BQ89]*[.$BQ$1]+[.BR89]*[.$BR$1]+[.BS89]*[.$BS$1]+[.BT89]*[.$BT$1]+[.BU89]*[.$BU$1]+[.BV89]*[.$BV$1]+[.BW89]*[.$BW$1]+[.BX89]*[.$BX$1]+[.BY89]*[.$BY$1]+[.BZ89]*[.$BZ$1]+[.CA89]*[.$CA$1]+[.CB89]*[.$CB$1]+[.CC89]*[.$CC$1])/COUNT([.B89:.CC89]);0)" office:value-type="float" office:value="1" calcext:value-type="float">
            <text:p>1</text:p>
          </table:table-cell>
          <table:table-cell table:formula="of:=IF([.CE89]&lt;&gt;[.CD89];&quot;X&quot;;&quot;&quot;)">
            <text:p/>
          </table:table-cell>
          <table:table-cell table:number-columns-repeated="108"/>
          <table:table-cell table:formula="of:=IF([.GJ89]&lt;&gt;[.GI8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0:.CC90])/COUNT([.A90:.CC90]));0)" office:value-type="float" office:value="0" calcext:value-type="float">
            <text:p>0</text:p>
          </table:table-cell>
          <table:table-cell table:formula="of:=ROUND(([.B90]*[.$B$1]+[.C90]*[.$C$1]+[.D90]*[.$D$1]+[.E90]*[.$E$1]+[.F90]*[.$F$1]+[.G90]*[.$G$1]+[.H90]*[.$H$1]+[.I90]*[.$I$1]+[.J90]*[.$J$1]+[.K90]*[.$K$1]+[.L90]*[.$L$1]+[.M90]*[.$M$1]+[.N90]*[.$N$1]+[.O90]*[.$O$1]+[.P90]*[.$P$1]+[.Q90]*[.$Q$1]+[.R90]*[.$R$1]+[.S90]*[.$S$1]+[.T90]*[.$T$1]+[.U90]*[.$U$1]+[.V90]*[.$V$1]+[.W90]*[.$W$1]+[.X90]*[.$X$1]+[.Y90]*[.$Y$1]+[.Z90]*[.$Z$1]+[.AA90]*[.$AA$1]+[.AB90]*[.$AB$1]+[.AC90]*[.$AC$1]+[.AD90]*[.$AD$1]+[.AE90]*[.$AE$1]+[.AF90]*[.$AF$1]+[.AG90]*[.$AG$1]+[.AH90]*[.$AH$1]+[.AI90]*[.$AI$1]+[.AJ90]*[.$AJ$1]+[.AK90]*[.$AK$1]+[.AL90]*[.$AL$1]+[.AM90]*[.$AM$1]+[.AN90]*[.$AN$1]+[.AO90]*[.$AO$1]+[.AP90]*[.$AP$1]+[.AQ90]*[.$AQ$1]+[.AR90]*[.$AR$1]+[.AS90]*[.$AS$1]+[.AT90]*[.$AT$1]+[.AU90]*[.$AU$1]+[.AV90]*[.$AV$1]+[.AW90]*[.$AW$1]+[.AX90]*[.$AX$1]+[.AY90]*[.$AY$1]+[.AZ90]*[.$AZ$1]+[.BA90]*[.$BA$1]+[.BB90]*[.$BB$1]+[.BC90]*[.$BC$1]+[.BD90]*[.$BD$1]+[.BE90]*[.$BE$1]+[.BF90]*[.$BF$1]+[.BG90]*[.$BG$1]+[.BH90]*[.$BH$1]+[.BI90]*[.$BI$1]+[.BJ90]*[.$BJ$1]+[.BK90]*[.$BK$1]+[.BL90]*[.$BL$1]+[.BM90]*[.$BM$1]+[.BN90]*[.$BN$1]+[.BO90]*[.$BO$1]+[.BP90]*[.$BP$1]+[.BQ90]*[.$BQ$1]+[.BR90]*[.$BR$1]+[.BS90]*[.$BS$1]+[.BT90]*[.$BT$1]+[.BU90]*[.$BU$1]+[.BV90]*[.$BV$1]+[.BW90]*[.$BW$1]+[.BX90]*[.$BX$1]+[.BY90]*[.$BY$1]+[.BZ90]*[.$BZ$1]+[.CA90]*[.$CA$1]+[.CB90]*[.$CB$1]+[.CC90]*[.$CC$1])/COUNT([.B90:.CC90]);0)" office:value-type="float" office:value="0" calcext:value-type="float">
            <text:p>0</text:p>
          </table:table-cell>
          <table:table-cell table:formula="of:=IF([.CE90]&lt;&gt;[.CD9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1:.CC91])/COUNT([.A91:.CC91]));0)" office:value-type="float" office:value="0" calcext:value-type="float">
            <text:p>0</text:p>
          </table:table-cell>
          <table:table-cell table:formula="of:=ROUND(([.B91]*[.$B$1]+[.C91]*[.$C$1]+[.D91]*[.$D$1]+[.E91]*[.$E$1]+[.F91]*[.$F$1]+[.G91]*[.$G$1]+[.H91]*[.$H$1]+[.I91]*[.$I$1]+[.J91]*[.$J$1]+[.K91]*[.$K$1]+[.L91]*[.$L$1]+[.M91]*[.$M$1]+[.N91]*[.$N$1]+[.O91]*[.$O$1]+[.P91]*[.$P$1]+[.Q91]*[.$Q$1]+[.R91]*[.$R$1]+[.S91]*[.$S$1]+[.T91]*[.$T$1]+[.U91]*[.$U$1]+[.V91]*[.$V$1]+[.W91]*[.$W$1]+[.X91]*[.$X$1]+[.Y91]*[.$Y$1]+[.Z91]*[.$Z$1]+[.AA91]*[.$AA$1]+[.AB91]*[.$AB$1]+[.AC91]*[.$AC$1]+[.AD91]*[.$AD$1]+[.AE91]*[.$AE$1]+[.AF91]*[.$AF$1]+[.AG91]*[.$AG$1]+[.AH91]*[.$AH$1]+[.AI91]*[.$AI$1]+[.AJ91]*[.$AJ$1]+[.AK91]*[.$AK$1]+[.AL91]*[.$AL$1]+[.AM91]*[.$AM$1]+[.AN91]*[.$AN$1]+[.AO91]*[.$AO$1]+[.AP91]*[.$AP$1]+[.AQ91]*[.$AQ$1]+[.AR91]*[.$AR$1]+[.AS91]*[.$AS$1]+[.AT91]*[.$AT$1]+[.AU91]*[.$AU$1]+[.AV91]*[.$AV$1]+[.AW91]*[.$AW$1]+[.AX91]*[.$AX$1]+[.AY91]*[.$AY$1]+[.AZ91]*[.$AZ$1]+[.BA91]*[.$BA$1]+[.BB91]*[.$BB$1]+[.BC91]*[.$BC$1]+[.BD91]*[.$BD$1]+[.BE91]*[.$BE$1]+[.BF91]*[.$BF$1]+[.BG91]*[.$BG$1]+[.BH91]*[.$BH$1]+[.BI91]*[.$BI$1]+[.BJ91]*[.$BJ$1]+[.BK91]*[.$BK$1]+[.BL91]*[.$BL$1]+[.BM91]*[.$BM$1]+[.BN91]*[.$BN$1]+[.BO91]*[.$BO$1]+[.BP91]*[.$BP$1]+[.BQ91]*[.$BQ$1]+[.BR91]*[.$BR$1]+[.BS91]*[.$BS$1]+[.BT91]*[.$BT$1]+[.BU91]*[.$BU$1]+[.BV91]*[.$BV$1]+[.BW91]*[.$BW$1]+[.BX91]*[.$BX$1]+[.BY91]*[.$BY$1]+[.BZ91]*[.$BZ$1]+[.CA91]*[.$CA$1]+[.CB91]*[.$CB$1]+[.CC91]*[.$CC$1])/COUNT([.B91:.CC91]);0)" office:value-type="float" office:value="0" calcext:value-type="float">
            <text:p>0</text:p>
          </table:table-cell>
          <table:table-cell table:formula="of:=IF([.CE91]&lt;&gt;[.CD9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2:.CC92])/COUNT([.A92:.CC92]));0)" office:value-type="float" office:value="0" calcext:value-type="float">
            <text:p>0</text:p>
          </table:table-cell>
          <table:table-cell table:formula="of:=ROUND(([.B92]*[.$B$1]+[.C92]*[.$C$1]+[.D92]*[.$D$1]+[.E92]*[.$E$1]+[.F92]*[.$F$1]+[.G92]*[.$G$1]+[.H92]*[.$H$1]+[.I92]*[.$I$1]+[.J92]*[.$J$1]+[.K92]*[.$K$1]+[.L92]*[.$L$1]+[.M92]*[.$M$1]+[.N92]*[.$N$1]+[.O92]*[.$O$1]+[.P92]*[.$P$1]+[.Q92]*[.$Q$1]+[.R92]*[.$R$1]+[.S92]*[.$S$1]+[.T92]*[.$T$1]+[.U92]*[.$U$1]+[.V92]*[.$V$1]+[.W92]*[.$W$1]+[.X92]*[.$X$1]+[.Y92]*[.$Y$1]+[.Z92]*[.$Z$1]+[.AA92]*[.$AA$1]+[.AB92]*[.$AB$1]+[.AC92]*[.$AC$1]+[.AD92]*[.$AD$1]+[.AE92]*[.$AE$1]+[.AF92]*[.$AF$1]+[.AG92]*[.$AG$1]+[.AH92]*[.$AH$1]+[.AI92]*[.$AI$1]+[.AJ92]*[.$AJ$1]+[.AK92]*[.$AK$1]+[.AL92]*[.$AL$1]+[.AM92]*[.$AM$1]+[.AN92]*[.$AN$1]+[.AO92]*[.$AO$1]+[.AP92]*[.$AP$1]+[.AQ92]*[.$AQ$1]+[.AR92]*[.$AR$1]+[.AS92]*[.$AS$1]+[.AT92]*[.$AT$1]+[.AU92]*[.$AU$1]+[.AV92]*[.$AV$1]+[.AW92]*[.$AW$1]+[.AX92]*[.$AX$1]+[.AY92]*[.$AY$1]+[.AZ92]*[.$AZ$1]+[.BA92]*[.$BA$1]+[.BB92]*[.$BB$1]+[.BC92]*[.$BC$1]+[.BD92]*[.$BD$1]+[.BE92]*[.$BE$1]+[.BF92]*[.$BF$1]+[.BG92]*[.$BG$1]+[.BH92]*[.$BH$1]+[.BI92]*[.$BI$1]+[.BJ92]*[.$BJ$1]+[.BK92]*[.$BK$1]+[.BL92]*[.$BL$1]+[.BM92]*[.$BM$1]+[.BN92]*[.$BN$1]+[.BO92]*[.$BO$1]+[.BP92]*[.$BP$1]+[.BQ92]*[.$BQ$1]+[.BR92]*[.$BR$1]+[.BS92]*[.$BS$1]+[.BT92]*[.$BT$1]+[.BU92]*[.$BU$1]+[.BV92]*[.$BV$1]+[.BW92]*[.$BW$1]+[.BX92]*[.$BX$1]+[.BY92]*[.$BY$1]+[.BZ92]*[.$BZ$1]+[.CA92]*[.$CA$1]+[.CB92]*[.$CB$1]+[.CC92]*[.$CC$1])/COUNT([.B92:.CC92]);0)" office:value-type="float" office:value="0" calcext:value-type="float">
            <text:p>0</text:p>
          </table:table-cell>
          <table:table-cell table:formula="of:=IF([.CE92]&lt;&gt;[.CD9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3:.CC93])/COUNT([.A93:.CC93]));0)" office:value-type="float" office:value="0" calcext:value-type="float">
            <text:p>0</text:p>
          </table:table-cell>
          <table:table-cell table:formula="of:=ROUND(([.B93]*[.$B$1]+[.C93]*[.$C$1]+[.D93]*[.$D$1]+[.E93]*[.$E$1]+[.F93]*[.$F$1]+[.G93]*[.$G$1]+[.H93]*[.$H$1]+[.I93]*[.$I$1]+[.J93]*[.$J$1]+[.K93]*[.$K$1]+[.L93]*[.$L$1]+[.M93]*[.$M$1]+[.N93]*[.$N$1]+[.O93]*[.$O$1]+[.P93]*[.$P$1]+[.Q93]*[.$Q$1]+[.R93]*[.$R$1]+[.S93]*[.$S$1]+[.T93]*[.$T$1]+[.U93]*[.$U$1]+[.V93]*[.$V$1]+[.W93]*[.$W$1]+[.X93]*[.$X$1]+[.Y93]*[.$Y$1]+[.Z93]*[.$Z$1]+[.AA93]*[.$AA$1]+[.AB93]*[.$AB$1]+[.AC93]*[.$AC$1]+[.AD93]*[.$AD$1]+[.AE93]*[.$AE$1]+[.AF93]*[.$AF$1]+[.AG93]*[.$AG$1]+[.AH93]*[.$AH$1]+[.AI93]*[.$AI$1]+[.AJ93]*[.$AJ$1]+[.AK93]*[.$AK$1]+[.AL93]*[.$AL$1]+[.AM93]*[.$AM$1]+[.AN93]*[.$AN$1]+[.AO93]*[.$AO$1]+[.AP93]*[.$AP$1]+[.AQ93]*[.$AQ$1]+[.AR93]*[.$AR$1]+[.AS93]*[.$AS$1]+[.AT93]*[.$AT$1]+[.AU93]*[.$AU$1]+[.AV93]*[.$AV$1]+[.AW93]*[.$AW$1]+[.AX93]*[.$AX$1]+[.AY93]*[.$AY$1]+[.AZ93]*[.$AZ$1]+[.BA93]*[.$BA$1]+[.BB93]*[.$BB$1]+[.BC93]*[.$BC$1]+[.BD93]*[.$BD$1]+[.BE93]*[.$BE$1]+[.BF93]*[.$BF$1]+[.BG93]*[.$BG$1]+[.BH93]*[.$BH$1]+[.BI93]*[.$BI$1]+[.BJ93]*[.$BJ$1]+[.BK93]*[.$BK$1]+[.BL93]*[.$BL$1]+[.BM93]*[.$BM$1]+[.BN93]*[.$BN$1]+[.BO93]*[.$BO$1]+[.BP93]*[.$BP$1]+[.BQ93]*[.$BQ$1]+[.BR93]*[.$BR$1]+[.BS93]*[.$BS$1]+[.BT93]*[.$BT$1]+[.BU93]*[.$BU$1]+[.BV93]*[.$BV$1]+[.BW93]*[.$BW$1]+[.BX93]*[.$BX$1]+[.BY93]*[.$BY$1]+[.BZ93]*[.$BZ$1]+[.CA93]*[.$CA$1]+[.CB93]*[.$CB$1]+[.CC93]*[.$CC$1])/COUNT([.B93:.CC93]);0)" office:value-type="float" office:value="0" calcext:value-type="float">
            <text:p>0</text:p>
          </table:table-cell>
          <table:table-cell table:formula="of:=IF([.CE93]&lt;&gt;[.CD9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94:.CC94])/COUNT([.A94:.CC94]));0)" office:value-type="float" office:value="1" calcext:value-type="float">
            <text:p>1</text:p>
          </table:table-cell>
          <table:table-cell table:formula="of:=ROUND(([.B94]*[.$B$1]+[.C94]*[.$C$1]+[.D94]*[.$D$1]+[.E94]*[.$E$1]+[.F94]*[.$F$1]+[.G94]*[.$G$1]+[.H94]*[.$H$1]+[.I94]*[.$I$1]+[.J94]*[.$J$1]+[.K94]*[.$K$1]+[.L94]*[.$L$1]+[.M94]*[.$M$1]+[.N94]*[.$N$1]+[.O94]*[.$O$1]+[.P94]*[.$P$1]+[.Q94]*[.$Q$1]+[.R94]*[.$R$1]+[.S94]*[.$S$1]+[.T94]*[.$T$1]+[.U94]*[.$U$1]+[.V94]*[.$V$1]+[.W94]*[.$W$1]+[.X94]*[.$X$1]+[.Y94]*[.$Y$1]+[.Z94]*[.$Z$1]+[.AA94]*[.$AA$1]+[.AB94]*[.$AB$1]+[.AC94]*[.$AC$1]+[.AD94]*[.$AD$1]+[.AE94]*[.$AE$1]+[.AF94]*[.$AF$1]+[.AG94]*[.$AG$1]+[.AH94]*[.$AH$1]+[.AI94]*[.$AI$1]+[.AJ94]*[.$AJ$1]+[.AK94]*[.$AK$1]+[.AL94]*[.$AL$1]+[.AM94]*[.$AM$1]+[.AN94]*[.$AN$1]+[.AO94]*[.$AO$1]+[.AP94]*[.$AP$1]+[.AQ94]*[.$AQ$1]+[.AR94]*[.$AR$1]+[.AS94]*[.$AS$1]+[.AT94]*[.$AT$1]+[.AU94]*[.$AU$1]+[.AV94]*[.$AV$1]+[.AW94]*[.$AW$1]+[.AX94]*[.$AX$1]+[.AY94]*[.$AY$1]+[.AZ94]*[.$AZ$1]+[.BA94]*[.$BA$1]+[.BB94]*[.$BB$1]+[.BC94]*[.$BC$1]+[.BD94]*[.$BD$1]+[.BE94]*[.$BE$1]+[.BF94]*[.$BF$1]+[.BG94]*[.$BG$1]+[.BH94]*[.$BH$1]+[.BI94]*[.$BI$1]+[.BJ94]*[.$BJ$1]+[.BK94]*[.$BK$1]+[.BL94]*[.$BL$1]+[.BM94]*[.$BM$1]+[.BN94]*[.$BN$1]+[.BO94]*[.$BO$1]+[.BP94]*[.$BP$1]+[.BQ94]*[.$BQ$1]+[.BR94]*[.$BR$1]+[.BS94]*[.$BS$1]+[.BT94]*[.$BT$1]+[.BU94]*[.$BU$1]+[.BV94]*[.$BV$1]+[.BW94]*[.$BW$1]+[.BX94]*[.$BX$1]+[.BY94]*[.$BY$1]+[.BZ94]*[.$BZ$1]+[.CA94]*[.$CA$1]+[.CB94]*[.$CB$1]+[.CC94]*[.$CC$1])/COUNT([.B94:.CC94]);0)" office:value-type="float" office:value="1" calcext:value-type="float">
            <text:p>1</text:p>
          </table:table-cell>
          <table:table-cell table:formula="of:=IF([.CE94]&lt;&gt;[.CD9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95:.CC95])/COUNT([.A95:.CC95]));0)" office:value-type="float" office:value="1" calcext:value-type="float">
            <text:p>1</text:p>
          </table:table-cell>
          <table:table-cell table:formula="of:=ROUND(([.B95]*[.$B$1]+[.C95]*[.$C$1]+[.D95]*[.$D$1]+[.E95]*[.$E$1]+[.F95]*[.$F$1]+[.G95]*[.$G$1]+[.H95]*[.$H$1]+[.I95]*[.$I$1]+[.J95]*[.$J$1]+[.K95]*[.$K$1]+[.L95]*[.$L$1]+[.M95]*[.$M$1]+[.N95]*[.$N$1]+[.O95]*[.$O$1]+[.P95]*[.$P$1]+[.Q95]*[.$Q$1]+[.R95]*[.$R$1]+[.S95]*[.$S$1]+[.T95]*[.$T$1]+[.U95]*[.$U$1]+[.V95]*[.$V$1]+[.W95]*[.$W$1]+[.X95]*[.$X$1]+[.Y95]*[.$Y$1]+[.Z95]*[.$Z$1]+[.AA95]*[.$AA$1]+[.AB95]*[.$AB$1]+[.AC95]*[.$AC$1]+[.AD95]*[.$AD$1]+[.AE95]*[.$AE$1]+[.AF95]*[.$AF$1]+[.AG95]*[.$AG$1]+[.AH95]*[.$AH$1]+[.AI95]*[.$AI$1]+[.AJ95]*[.$AJ$1]+[.AK95]*[.$AK$1]+[.AL95]*[.$AL$1]+[.AM95]*[.$AM$1]+[.AN95]*[.$AN$1]+[.AO95]*[.$AO$1]+[.AP95]*[.$AP$1]+[.AQ95]*[.$AQ$1]+[.AR95]*[.$AR$1]+[.AS95]*[.$AS$1]+[.AT95]*[.$AT$1]+[.AU95]*[.$AU$1]+[.AV95]*[.$AV$1]+[.AW95]*[.$AW$1]+[.AX95]*[.$AX$1]+[.AY95]*[.$AY$1]+[.AZ95]*[.$AZ$1]+[.BA95]*[.$BA$1]+[.BB95]*[.$BB$1]+[.BC95]*[.$BC$1]+[.BD95]*[.$BD$1]+[.BE95]*[.$BE$1]+[.BF95]*[.$BF$1]+[.BG95]*[.$BG$1]+[.BH95]*[.$BH$1]+[.BI95]*[.$BI$1]+[.BJ95]*[.$BJ$1]+[.BK95]*[.$BK$1]+[.BL95]*[.$BL$1]+[.BM95]*[.$BM$1]+[.BN95]*[.$BN$1]+[.BO95]*[.$BO$1]+[.BP95]*[.$BP$1]+[.BQ95]*[.$BQ$1]+[.BR95]*[.$BR$1]+[.BS95]*[.$BS$1]+[.BT95]*[.$BT$1]+[.BU95]*[.$BU$1]+[.BV95]*[.$BV$1]+[.BW95]*[.$BW$1]+[.BX95]*[.$BX$1]+[.BY95]*[.$BY$1]+[.BZ95]*[.$BZ$1]+[.CA95]*[.$CA$1]+[.CB95]*[.$CB$1]+[.CC95]*[.$CC$1])/COUNT([.B95:.CC95]);0)" office:value-type="float" office:value="1" calcext:value-type="float">
            <text:p>1</text:p>
          </table:table-cell>
          <table:table-cell table:formula="of:=IF([.CE95]&lt;&gt;[.CD9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6:.CC96])/COUNT([.A96:.CC96]));0)" office:value-type="float" office:value="0" calcext:value-type="float">
            <text:p>0</text:p>
          </table:table-cell>
          <table:table-cell table:formula="of:=ROUND(([.B96]*[.$B$1]+[.C96]*[.$C$1]+[.D96]*[.$D$1]+[.E96]*[.$E$1]+[.F96]*[.$F$1]+[.G96]*[.$G$1]+[.H96]*[.$H$1]+[.I96]*[.$I$1]+[.J96]*[.$J$1]+[.K96]*[.$K$1]+[.L96]*[.$L$1]+[.M96]*[.$M$1]+[.N96]*[.$N$1]+[.O96]*[.$O$1]+[.P96]*[.$P$1]+[.Q96]*[.$Q$1]+[.R96]*[.$R$1]+[.S96]*[.$S$1]+[.T96]*[.$T$1]+[.U96]*[.$U$1]+[.V96]*[.$V$1]+[.W96]*[.$W$1]+[.X96]*[.$X$1]+[.Y96]*[.$Y$1]+[.Z96]*[.$Z$1]+[.AA96]*[.$AA$1]+[.AB96]*[.$AB$1]+[.AC96]*[.$AC$1]+[.AD96]*[.$AD$1]+[.AE96]*[.$AE$1]+[.AF96]*[.$AF$1]+[.AG96]*[.$AG$1]+[.AH96]*[.$AH$1]+[.AI96]*[.$AI$1]+[.AJ96]*[.$AJ$1]+[.AK96]*[.$AK$1]+[.AL96]*[.$AL$1]+[.AM96]*[.$AM$1]+[.AN96]*[.$AN$1]+[.AO96]*[.$AO$1]+[.AP96]*[.$AP$1]+[.AQ96]*[.$AQ$1]+[.AR96]*[.$AR$1]+[.AS96]*[.$AS$1]+[.AT96]*[.$AT$1]+[.AU96]*[.$AU$1]+[.AV96]*[.$AV$1]+[.AW96]*[.$AW$1]+[.AX96]*[.$AX$1]+[.AY96]*[.$AY$1]+[.AZ96]*[.$AZ$1]+[.BA96]*[.$BA$1]+[.BB96]*[.$BB$1]+[.BC96]*[.$BC$1]+[.BD96]*[.$BD$1]+[.BE96]*[.$BE$1]+[.BF96]*[.$BF$1]+[.BG96]*[.$BG$1]+[.BH96]*[.$BH$1]+[.BI96]*[.$BI$1]+[.BJ96]*[.$BJ$1]+[.BK96]*[.$BK$1]+[.BL96]*[.$BL$1]+[.BM96]*[.$BM$1]+[.BN96]*[.$BN$1]+[.BO96]*[.$BO$1]+[.BP96]*[.$BP$1]+[.BQ96]*[.$BQ$1]+[.BR96]*[.$BR$1]+[.BS96]*[.$BS$1]+[.BT96]*[.$BT$1]+[.BU96]*[.$BU$1]+[.BV96]*[.$BV$1]+[.BW96]*[.$BW$1]+[.BX96]*[.$BX$1]+[.BY96]*[.$BY$1]+[.BZ96]*[.$BZ$1]+[.CA96]*[.$CA$1]+[.CB96]*[.$CB$1]+[.CC96]*[.$CC$1])/COUNT([.B96:.CC96]);0)" office:value-type="float" office:value="0" calcext:value-type="float">
            <text:p>0</text:p>
          </table:table-cell>
          <table:table-cell table:formula="of:=IF([.CE96]&lt;&gt;[.CD9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97:.CC97])/COUNT([.A97:.CC97]));0)" office:value-type="float" office:value="1" calcext:value-type="float">
            <text:p>1</text:p>
          </table:table-cell>
          <table:table-cell table:formula="of:=ROUND(([.B97]*[.$B$1]+[.C97]*[.$C$1]+[.D97]*[.$D$1]+[.E97]*[.$E$1]+[.F97]*[.$F$1]+[.G97]*[.$G$1]+[.H97]*[.$H$1]+[.I97]*[.$I$1]+[.J97]*[.$J$1]+[.K97]*[.$K$1]+[.L97]*[.$L$1]+[.M97]*[.$M$1]+[.N97]*[.$N$1]+[.O97]*[.$O$1]+[.P97]*[.$P$1]+[.Q97]*[.$Q$1]+[.R97]*[.$R$1]+[.S97]*[.$S$1]+[.T97]*[.$T$1]+[.U97]*[.$U$1]+[.V97]*[.$V$1]+[.W97]*[.$W$1]+[.X97]*[.$X$1]+[.Y97]*[.$Y$1]+[.Z97]*[.$Z$1]+[.AA97]*[.$AA$1]+[.AB97]*[.$AB$1]+[.AC97]*[.$AC$1]+[.AD97]*[.$AD$1]+[.AE97]*[.$AE$1]+[.AF97]*[.$AF$1]+[.AG97]*[.$AG$1]+[.AH97]*[.$AH$1]+[.AI97]*[.$AI$1]+[.AJ97]*[.$AJ$1]+[.AK97]*[.$AK$1]+[.AL97]*[.$AL$1]+[.AM97]*[.$AM$1]+[.AN97]*[.$AN$1]+[.AO97]*[.$AO$1]+[.AP97]*[.$AP$1]+[.AQ97]*[.$AQ$1]+[.AR97]*[.$AR$1]+[.AS97]*[.$AS$1]+[.AT97]*[.$AT$1]+[.AU97]*[.$AU$1]+[.AV97]*[.$AV$1]+[.AW97]*[.$AW$1]+[.AX97]*[.$AX$1]+[.AY97]*[.$AY$1]+[.AZ97]*[.$AZ$1]+[.BA97]*[.$BA$1]+[.BB97]*[.$BB$1]+[.BC97]*[.$BC$1]+[.BD97]*[.$BD$1]+[.BE97]*[.$BE$1]+[.BF97]*[.$BF$1]+[.BG97]*[.$BG$1]+[.BH97]*[.$BH$1]+[.BI97]*[.$BI$1]+[.BJ97]*[.$BJ$1]+[.BK97]*[.$BK$1]+[.BL97]*[.$BL$1]+[.BM97]*[.$BM$1]+[.BN97]*[.$BN$1]+[.BO97]*[.$BO$1]+[.BP97]*[.$BP$1]+[.BQ97]*[.$BQ$1]+[.BR97]*[.$BR$1]+[.BS97]*[.$BS$1]+[.BT97]*[.$BT$1]+[.BU97]*[.$BU$1]+[.BV97]*[.$BV$1]+[.BW97]*[.$BW$1]+[.BX97]*[.$BX$1]+[.BY97]*[.$BY$1]+[.BZ97]*[.$BZ$1]+[.CA97]*[.$CA$1]+[.CB97]*[.$CB$1]+[.CC97]*[.$CC$1])/COUNT([.B97:.CC97]);0)" office:value-type="float" office:value="0" calcext:value-type="float">
            <text:p>0</text:p>
          </table:table-cell>
          <table:table-cell table:formula="of:=IF([.CE97]&lt;&gt;[.CD97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98:.CC98])/COUNT([.A98:.CC98]));0)" office:value-type="float" office:value="1" calcext:value-type="float">
            <text:p>1</text:p>
          </table:table-cell>
          <table:table-cell table:formula="of:=ROUND(([.B98]*[.$B$1]+[.C98]*[.$C$1]+[.D98]*[.$D$1]+[.E98]*[.$E$1]+[.F98]*[.$F$1]+[.G98]*[.$G$1]+[.H98]*[.$H$1]+[.I98]*[.$I$1]+[.J98]*[.$J$1]+[.K98]*[.$K$1]+[.L98]*[.$L$1]+[.M98]*[.$M$1]+[.N98]*[.$N$1]+[.O98]*[.$O$1]+[.P98]*[.$P$1]+[.Q98]*[.$Q$1]+[.R98]*[.$R$1]+[.S98]*[.$S$1]+[.T98]*[.$T$1]+[.U98]*[.$U$1]+[.V98]*[.$V$1]+[.W98]*[.$W$1]+[.X98]*[.$X$1]+[.Y98]*[.$Y$1]+[.Z98]*[.$Z$1]+[.AA98]*[.$AA$1]+[.AB98]*[.$AB$1]+[.AC98]*[.$AC$1]+[.AD98]*[.$AD$1]+[.AE98]*[.$AE$1]+[.AF98]*[.$AF$1]+[.AG98]*[.$AG$1]+[.AH98]*[.$AH$1]+[.AI98]*[.$AI$1]+[.AJ98]*[.$AJ$1]+[.AK98]*[.$AK$1]+[.AL98]*[.$AL$1]+[.AM98]*[.$AM$1]+[.AN98]*[.$AN$1]+[.AO98]*[.$AO$1]+[.AP98]*[.$AP$1]+[.AQ98]*[.$AQ$1]+[.AR98]*[.$AR$1]+[.AS98]*[.$AS$1]+[.AT98]*[.$AT$1]+[.AU98]*[.$AU$1]+[.AV98]*[.$AV$1]+[.AW98]*[.$AW$1]+[.AX98]*[.$AX$1]+[.AY98]*[.$AY$1]+[.AZ98]*[.$AZ$1]+[.BA98]*[.$BA$1]+[.BB98]*[.$BB$1]+[.BC98]*[.$BC$1]+[.BD98]*[.$BD$1]+[.BE98]*[.$BE$1]+[.BF98]*[.$BF$1]+[.BG98]*[.$BG$1]+[.BH98]*[.$BH$1]+[.BI98]*[.$BI$1]+[.BJ98]*[.$BJ$1]+[.BK98]*[.$BK$1]+[.BL98]*[.$BL$1]+[.BM98]*[.$BM$1]+[.BN98]*[.$BN$1]+[.BO98]*[.$BO$1]+[.BP98]*[.$BP$1]+[.BQ98]*[.$BQ$1]+[.BR98]*[.$BR$1]+[.BS98]*[.$BS$1]+[.BT98]*[.$BT$1]+[.BU98]*[.$BU$1]+[.BV98]*[.$BV$1]+[.BW98]*[.$BW$1]+[.BX98]*[.$BX$1]+[.BY98]*[.$BY$1]+[.BZ98]*[.$BZ$1]+[.CA98]*[.$CA$1]+[.CB98]*[.$CB$1]+[.CC98]*[.$CC$1])/COUNT([.B98:.CC98]);0)" office:value-type="float" office:value="1" calcext:value-type="float">
            <text:p>1</text:p>
          </table:table-cell>
          <table:table-cell table:formula="of:=IF([.CE98]&lt;&gt;[.CD9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99:.CC99])/COUNT([.A99:.CC99]));0)" office:value-type="float" office:value="1" calcext:value-type="float">
            <text:p>1</text:p>
          </table:table-cell>
          <table:table-cell table:formula="of:=ROUND(([.B99]*[.$B$1]+[.C99]*[.$C$1]+[.D99]*[.$D$1]+[.E99]*[.$E$1]+[.F99]*[.$F$1]+[.G99]*[.$G$1]+[.H99]*[.$H$1]+[.I99]*[.$I$1]+[.J99]*[.$J$1]+[.K99]*[.$K$1]+[.L99]*[.$L$1]+[.M99]*[.$M$1]+[.N99]*[.$N$1]+[.O99]*[.$O$1]+[.P99]*[.$P$1]+[.Q99]*[.$Q$1]+[.R99]*[.$R$1]+[.S99]*[.$S$1]+[.T99]*[.$T$1]+[.U99]*[.$U$1]+[.V99]*[.$V$1]+[.W99]*[.$W$1]+[.X99]*[.$X$1]+[.Y99]*[.$Y$1]+[.Z99]*[.$Z$1]+[.AA99]*[.$AA$1]+[.AB99]*[.$AB$1]+[.AC99]*[.$AC$1]+[.AD99]*[.$AD$1]+[.AE99]*[.$AE$1]+[.AF99]*[.$AF$1]+[.AG99]*[.$AG$1]+[.AH99]*[.$AH$1]+[.AI99]*[.$AI$1]+[.AJ99]*[.$AJ$1]+[.AK99]*[.$AK$1]+[.AL99]*[.$AL$1]+[.AM99]*[.$AM$1]+[.AN99]*[.$AN$1]+[.AO99]*[.$AO$1]+[.AP99]*[.$AP$1]+[.AQ99]*[.$AQ$1]+[.AR99]*[.$AR$1]+[.AS99]*[.$AS$1]+[.AT99]*[.$AT$1]+[.AU99]*[.$AU$1]+[.AV99]*[.$AV$1]+[.AW99]*[.$AW$1]+[.AX99]*[.$AX$1]+[.AY99]*[.$AY$1]+[.AZ99]*[.$AZ$1]+[.BA99]*[.$BA$1]+[.BB99]*[.$BB$1]+[.BC99]*[.$BC$1]+[.BD99]*[.$BD$1]+[.BE99]*[.$BE$1]+[.BF99]*[.$BF$1]+[.BG99]*[.$BG$1]+[.BH99]*[.$BH$1]+[.BI99]*[.$BI$1]+[.BJ99]*[.$BJ$1]+[.BK99]*[.$BK$1]+[.BL99]*[.$BL$1]+[.BM99]*[.$BM$1]+[.BN99]*[.$BN$1]+[.BO99]*[.$BO$1]+[.BP99]*[.$BP$1]+[.BQ99]*[.$BQ$1]+[.BR99]*[.$BR$1]+[.BS99]*[.$BS$1]+[.BT99]*[.$BT$1]+[.BU99]*[.$BU$1]+[.BV99]*[.$BV$1]+[.BW99]*[.$BW$1]+[.BX99]*[.$BX$1]+[.BY99]*[.$BY$1]+[.BZ99]*[.$BZ$1]+[.CA99]*[.$CA$1]+[.CB99]*[.$CB$1]+[.CC99]*[.$CC$1])/COUNT([.B99:.CC99]);0)" office:value-type="float" office:value="1" calcext:value-type="float">
            <text:p>1</text:p>
          </table:table-cell>
          <table:table-cell table:formula="of:=IF([.CE99]&lt;&gt;[.CD9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0:.CC100])/COUNT([.A100:.CC100]));0)" office:value-type="float" office:value="0" calcext:value-type="float">
            <text:p>0</text:p>
          </table:table-cell>
          <table:table-cell table:formula="of:=ROUND(([.B100]*[.$B$1]+[.C100]*[.$C$1]+[.D100]*[.$D$1]+[.E100]*[.$E$1]+[.F100]*[.$F$1]+[.G100]*[.$G$1]+[.H100]*[.$H$1]+[.I100]*[.$I$1]+[.J100]*[.$J$1]+[.K100]*[.$K$1]+[.L100]*[.$L$1]+[.M100]*[.$M$1]+[.N100]*[.$N$1]+[.O100]*[.$O$1]+[.P100]*[.$P$1]+[.Q100]*[.$Q$1]+[.R100]*[.$R$1]+[.S100]*[.$S$1]+[.T100]*[.$T$1]+[.U100]*[.$U$1]+[.V100]*[.$V$1]+[.W100]*[.$W$1]+[.X100]*[.$X$1]+[.Y100]*[.$Y$1]+[.Z100]*[.$Z$1]+[.AA100]*[.$AA$1]+[.AB100]*[.$AB$1]+[.AC100]*[.$AC$1]+[.AD100]*[.$AD$1]+[.AE100]*[.$AE$1]+[.AF100]*[.$AF$1]+[.AG100]*[.$AG$1]+[.AH100]*[.$AH$1]+[.AI100]*[.$AI$1]+[.AJ100]*[.$AJ$1]+[.AK100]*[.$AK$1]+[.AL100]*[.$AL$1]+[.AM100]*[.$AM$1]+[.AN100]*[.$AN$1]+[.AO100]*[.$AO$1]+[.AP100]*[.$AP$1]+[.AQ100]*[.$AQ$1]+[.AR100]*[.$AR$1]+[.AS100]*[.$AS$1]+[.AT100]*[.$AT$1]+[.AU100]*[.$AU$1]+[.AV100]*[.$AV$1]+[.AW100]*[.$AW$1]+[.AX100]*[.$AX$1]+[.AY100]*[.$AY$1]+[.AZ100]*[.$AZ$1]+[.BA100]*[.$BA$1]+[.BB100]*[.$BB$1]+[.BC100]*[.$BC$1]+[.BD100]*[.$BD$1]+[.BE100]*[.$BE$1]+[.BF100]*[.$BF$1]+[.BG100]*[.$BG$1]+[.BH100]*[.$BH$1]+[.BI100]*[.$BI$1]+[.BJ100]*[.$BJ$1]+[.BK100]*[.$BK$1]+[.BL100]*[.$BL$1]+[.BM100]*[.$BM$1]+[.BN100]*[.$BN$1]+[.BO100]*[.$BO$1]+[.BP100]*[.$BP$1]+[.BQ100]*[.$BQ$1]+[.BR100]*[.$BR$1]+[.BS100]*[.$BS$1]+[.BT100]*[.$BT$1]+[.BU100]*[.$BU$1]+[.BV100]*[.$BV$1]+[.BW100]*[.$BW$1]+[.BX100]*[.$BX$1]+[.BY100]*[.$BY$1]+[.BZ100]*[.$BZ$1]+[.CA100]*[.$CA$1]+[.CB100]*[.$CB$1]+[.CC100]*[.$CC$1])/COUNT([.B100:.CC100]);0)" office:value-type="float" office:value="0" calcext:value-type="float">
            <text:p>0</text:p>
          </table:table-cell>
          <table:table-cell table:formula="of:=IF([.CE100]&lt;&gt;[.CD10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1:.CC101])/COUNT([.A101:.CC101]));0)" office:value-type="float" office:value="0" calcext:value-type="float">
            <text:p>0</text:p>
          </table:table-cell>
          <table:table-cell table:formula="of:=ROUND(([.B101]*[.$B$1]+[.C101]*[.$C$1]+[.D101]*[.$D$1]+[.E101]*[.$E$1]+[.F101]*[.$F$1]+[.G101]*[.$G$1]+[.H101]*[.$H$1]+[.I101]*[.$I$1]+[.J101]*[.$J$1]+[.K101]*[.$K$1]+[.L101]*[.$L$1]+[.M101]*[.$M$1]+[.N101]*[.$N$1]+[.O101]*[.$O$1]+[.P101]*[.$P$1]+[.Q101]*[.$Q$1]+[.R101]*[.$R$1]+[.S101]*[.$S$1]+[.T101]*[.$T$1]+[.U101]*[.$U$1]+[.V101]*[.$V$1]+[.W101]*[.$W$1]+[.X101]*[.$X$1]+[.Y101]*[.$Y$1]+[.Z101]*[.$Z$1]+[.AA101]*[.$AA$1]+[.AB101]*[.$AB$1]+[.AC101]*[.$AC$1]+[.AD101]*[.$AD$1]+[.AE101]*[.$AE$1]+[.AF101]*[.$AF$1]+[.AG101]*[.$AG$1]+[.AH101]*[.$AH$1]+[.AI101]*[.$AI$1]+[.AJ101]*[.$AJ$1]+[.AK101]*[.$AK$1]+[.AL101]*[.$AL$1]+[.AM101]*[.$AM$1]+[.AN101]*[.$AN$1]+[.AO101]*[.$AO$1]+[.AP101]*[.$AP$1]+[.AQ101]*[.$AQ$1]+[.AR101]*[.$AR$1]+[.AS101]*[.$AS$1]+[.AT101]*[.$AT$1]+[.AU101]*[.$AU$1]+[.AV101]*[.$AV$1]+[.AW101]*[.$AW$1]+[.AX101]*[.$AX$1]+[.AY101]*[.$AY$1]+[.AZ101]*[.$AZ$1]+[.BA101]*[.$BA$1]+[.BB101]*[.$BB$1]+[.BC101]*[.$BC$1]+[.BD101]*[.$BD$1]+[.BE101]*[.$BE$1]+[.BF101]*[.$BF$1]+[.BG101]*[.$BG$1]+[.BH101]*[.$BH$1]+[.BI101]*[.$BI$1]+[.BJ101]*[.$BJ$1]+[.BK101]*[.$BK$1]+[.BL101]*[.$BL$1]+[.BM101]*[.$BM$1]+[.BN101]*[.$BN$1]+[.BO101]*[.$BO$1]+[.BP101]*[.$BP$1]+[.BQ101]*[.$BQ$1]+[.BR101]*[.$BR$1]+[.BS101]*[.$BS$1]+[.BT101]*[.$BT$1]+[.BU101]*[.$BU$1]+[.BV101]*[.$BV$1]+[.BW101]*[.$BW$1]+[.BX101]*[.$BX$1]+[.BY101]*[.$BY$1]+[.BZ101]*[.$BZ$1]+[.CA101]*[.$CA$1]+[.CB101]*[.$CB$1]+[.CC101]*[.$CC$1])/COUNT([.B101:.CC101]);0)" office:value-type="float" office:value="0" calcext:value-type="float">
            <text:p>0</text:p>
          </table:table-cell>
          <table:table-cell table:formula="of:=IF([.CE101]&lt;&gt;[.CD10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2:.CC102])/COUNT([.A102:.CC102]));0)" office:value-type="float" office:value="0" calcext:value-type="float">
            <text:p>0</text:p>
          </table:table-cell>
          <table:table-cell table:formula="of:=ROUND(([.B102]*[.$B$1]+[.C102]*[.$C$1]+[.D102]*[.$D$1]+[.E102]*[.$E$1]+[.F102]*[.$F$1]+[.G102]*[.$G$1]+[.H102]*[.$H$1]+[.I102]*[.$I$1]+[.J102]*[.$J$1]+[.K102]*[.$K$1]+[.L102]*[.$L$1]+[.M102]*[.$M$1]+[.N102]*[.$N$1]+[.O102]*[.$O$1]+[.P102]*[.$P$1]+[.Q102]*[.$Q$1]+[.R102]*[.$R$1]+[.S102]*[.$S$1]+[.T102]*[.$T$1]+[.U102]*[.$U$1]+[.V102]*[.$V$1]+[.W102]*[.$W$1]+[.X102]*[.$X$1]+[.Y102]*[.$Y$1]+[.Z102]*[.$Z$1]+[.AA102]*[.$AA$1]+[.AB102]*[.$AB$1]+[.AC102]*[.$AC$1]+[.AD102]*[.$AD$1]+[.AE102]*[.$AE$1]+[.AF102]*[.$AF$1]+[.AG102]*[.$AG$1]+[.AH102]*[.$AH$1]+[.AI102]*[.$AI$1]+[.AJ102]*[.$AJ$1]+[.AK102]*[.$AK$1]+[.AL102]*[.$AL$1]+[.AM102]*[.$AM$1]+[.AN102]*[.$AN$1]+[.AO102]*[.$AO$1]+[.AP102]*[.$AP$1]+[.AQ102]*[.$AQ$1]+[.AR102]*[.$AR$1]+[.AS102]*[.$AS$1]+[.AT102]*[.$AT$1]+[.AU102]*[.$AU$1]+[.AV102]*[.$AV$1]+[.AW102]*[.$AW$1]+[.AX102]*[.$AX$1]+[.AY102]*[.$AY$1]+[.AZ102]*[.$AZ$1]+[.BA102]*[.$BA$1]+[.BB102]*[.$BB$1]+[.BC102]*[.$BC$1]+[.BD102]*[.$BD$1]+[.BE102]*[.$BE$1]+[.BF102]*[.$BF$1]+[.BG102]*[.$BG$1]+[.BH102]*[.$BH$1]+[.BI102]*[.$BI$1]+[.BJ102]*[.$BJ$1]+[.BK102]*[.$BK$1]+[.BL102]*[.$BL$1]+[.BM102]*[.$BM$1]+[.BN102]*[.$BN$1]+[.BO102]*[.$BO$1]+[.BP102]*[.$BP$1]+[.BQ102]*[.$BQ$1]+[.BR102]*[.$BR$1]+[.BS102]*[.$BS$1]+[.BT102]*[.$BT$1]+[.BU102]*[.$BU$1]+[.BV102]*[.$BV$1]+[.BW102]*[.$BW$1]+[.BX102]*[.$BX$1]+[.BY102]*[.$BY$1]+[.BZ102]*[.$BZ$1]+[.CA102]*[.$CA$1]+[.CB102]*[.$CB$1]+[.CC102]*[.$CC$1])/COUNT([.B102:.CC102]);0)" office:value-type="float" office:value="0" calcext:value-type="float">
            <text:p>0</text:p>
          </table:table-cell>
          <table:table-cell table:formula="of:=IF([.CE102]&lt;&gt;[.CD10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3:.CC103])/COUNT([.A103:.CC103]));0)" office:value-type="float" office:value="0" calcext:value-type="float">
            <text:p>0</text:p>
          </table:table-cell>
          <table:table-cell table:formula="of:=ROUND(([.B103]*[.$B$1]+[.C103]*[.$C$1]+[.D103]*[.$D$1]+[.E103]*[.$E$1]+[.F103]*[.$F$1]+[.G103]*[.$G$1]+[.H103]*[.$H$1]+[.I103]*[.$I$1]+[.J103]*[.$J$1]+[.K103]*[.$K$1]+[.L103]*[.$L$1]+[.M103]*[.$M$1]+[.N103]*[.$N$1]+[.O103]*[.$O$1]+[.P103]*[.$P$1]+[.Q103]*[.$Q$1]+[.R103]*[.$R$1]+[.S103]*[.$S$1]+[.T103]*[.$T$1]+[.U103]*[.$U$1]+[.V103]*[.$V$1]+[.W103]*[.$W$1]+[.X103]*[.$X$1]+[.Y103]*[.$Y$1]+[.Z103]*[.$Z$1]+[.AA103]*[.$AA$1]+[.AB103]*[.$AB$1]+[.AC103]*[.$AC$1]+[.AD103]*[.$AD$1]+[.AE103]*[.$AE$1]+[.AF103]*[.$AF$1]+[.AG103]*[.$AG$1]+[.AH103]*[.$AH$1]+[.AI103]*[.$AI$1]+[.AJ103]*[.$AJ$1]+[.AK103]*[.$AK$1]+[.AL103]*[.$AL$1]+[.AM103]*[.$AM$1]+[.AN103]*[.$AN$1]+[.AO103]*[.$AO$1]+[.AP103]*[.$AP$1]+[.AQ103]*[.$AQ$1]+[.AR103]*[.$AR$1]+[.AS103]*[.$AS$1]+[.AT103]*[.$AT$1]+[.AU103]*[.$AU$1]+[.AV103]*[.$AV$1]+[.AW103]*[.$AW$1]+[.AX103]*[.$AX$1]+[.AY103]*[.$AY$1]+[.AZ103]*[.$AZ$1]+[.BA103]*[.$BA$1]+[.BB103]*[.$BB$1]+[.BC103]*[.$BC$1]+[.BD103]*[.$BD$1]+[.BE103]*[.$BE$1]+[.BF103]*[.$BF$1]+[.BG103]*[.$BG$1]+[.BH103]*[.$BH$1]+[.BI103]*[.$BI$1]+[.BJ103]*[.$BJ$1]+[.BK103]*[.$BK$1]+[.BL103]*[.$BL$1]+[.BM103]*[.$BM$1]+[.BN103]*[.$BN$1]+[.BO103]*[.$BO$1]+[.BP103]*[.$BP$1]+[.BQ103]*[.$BQ$1]+[.BR103]*[.$BR$1]+[.BS103]*[.$BS$1]+[.BT103]*[.$BT$1]+[.BU103]*[.$BU$1]+[.BV103]*[.$BV$1]+[.BW103]*[.$BW$1]+[.BX103]*[.$BX$1]+[.BY103]*[.$BY$1]+[.BZ103]*[.$BZ$1]+[.CA103]*[.$CA$1]+[.CB103]*[.$CB$1]+[.CC103]*[.$CC$1])/COUNT([.B103:.CC103]);0)" office:value-type="float" office:value="0" calcext:value-type="float">
            <text:p>0</text:p>
          </table:table-cell>
          <table:table-cell table:formula="of:=IF([.CE103]&lt;&gt;[.CD10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04:.CC104])/COUNT([.A104:.CC104]));0)" office:value-type="float" office:value="0" calcext:value-type="float">
            <text:p>0</text:p>
          </table:table-cell>
          <table:table-cell table:formula="of:=ROUND(([.B104]*[.$B$1]+[.C104]*[.$C$1]+[.D104]*[.$D$1]+[.E104]*[.$E$1]+[.F104]*[.$F$1]+[.G104]*[.$G$1]+[.H104]*[.$H$1]+[.I104]*[.$I$1]+[.J104]*[.$J$1]+[.K104]*[.$K$1]+[.L104]*[.$L$1]+[.M104]*[.$M$1]+[.N104]*[.$N$1]+[.O104]*[.$O$1]+[.P104]*[.$P$1]+[.Q104]*[.$Q$1]+[.R104]*[.$R$1]+[.S104]*[.$S$1]+[.T104]*[.$T$1]+[.U104]*[.$U$1]+[.V104]*[.$V$1]+[.W104]*[.$W$1]+[.X104]*[.$X$1]+[.Y104]*[.$Y$1]+[.Z104]*[.$Z$1]+[.AA104]*[.$AA$1]+[.AB104]*[.$AB$1]+[.AC104]*[.$AC$1]+[.AD104]*[.$AD$1]+[.AE104]*[.$AE$1]+[.AF104]*[.$AF$1]+[.AG104]*[.$AG$1]+[.AH104]*[.$AH$1]+[.AI104]*[.$AI$1]+[.AJ104]*[.$AJ$1]+[.AK104]*[.$AK$1]+[.AL104]*[.$AL$1]+[.AM104]*[.$AM$1]+[.AN104]*[.$AN$1]+[.AO104]*[.$AO$1]+[.AP104]*[.$AP$1]+[.AQ104]*[.$AQ$1]+[.AR104]*[.$AR$1]+[.AS104]*[.$AS$1]+[.AT104]*[.$AT$1]+[.AU104]*[.$AU$1]+[.AV104]*[.$AV$1]+[.AW104]*[.$AW$1]+[.AX104]*[.$AX$1]+[.AY104]*[.$AY$1]+[.AZ104]*[.$AZ$1]+[.BA104]*[.$BA$1]+[.BB104]*[.$BB$1]+[.BC104]*[.$BC$1]+[.BD104]*[.$BD$1]+[.BE104]*[.$BE$1]+[.BF104]*[.$BF$1]+[.BG104]*[.$BG$1]+[.BH104]*[.$BH$1]+[.BI104]*[.$BI$1]+[.BJ104]*[.$BJ$1]+[.BK104]*[.$BK$1]+[.BL104]*[.$BL$1]+[.BM104]*[.$BM$1]+[.BN104]*[.$BN$1]+[.BO104]*[.$BO$1]+[.BP104]*[.$BP$1]+[.BQ104]*[.$BQ$1]+[.BR104]*[.$BR$1]+[.BS104]*[.$BS$1]+[.BT104]*[.$BT$1]+[.BU104]*[.$BU$1]+[.BV104]*[.$BV$1]+[.BW104]*[.$BW$1]+[.BX104]*[.$BX$1]+[.BY104]*[.$BY$1]+[.BZ104]*[.$BZ$1]+[.CA104]*[.$CA$1]+[.CB104]*[.$CB$1]+[.CC104]*[.$CC$1])/COUNT([.B104:.CC104]);0)" office:value-type="float" office:value="0" calcext:value-type="float">
            <text:p>0</text:p>
          </table:table-cell>
          <table:table-cell table:formula="of:=IF([.CE104]&lt;&gt;[.CD10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formula="of:=ROUND((SUM([.B105:.CC105])/COUNT([.A105:.CC105]));0)" office:value-type="float" office:value="0" calcext:value-type="float">
            <text:p>0</text:p>
          </table:table-cell>
          <table:table-cell table:formula="of:=ROUND(([.B105]*[.$B$1]+[.C105]*[.$C$1]+[.D105]*[.$D$1]+[.E105]*[.$E$1]+[.F105]*[.$F$1]+[.G105]*[.$G$1]+[.H105]*[.$H$1]+[.I105]*[.$I$1]+[.J105]*[.$J$1]+[.K105]*[.$K$1]+[.L105]*[.$L$1]+[.M105]*[.$M$1]+[.N105]*[.$N$1]+[.O105]*[.$O$1]+[.P105]*[.$P$1]+[.Q105]*[.$Q$1]+[.R105]*[.$R$1]+[.S105]*[.$S$1]+[.T105]*[.$T$1]+[.U105]*[.$U$1]+[.V105]*[.$V$1]+[.W105]*[.$W$1]+[.X105]*[.$X$1]+[.Y105]*[.$Y$1]+[.Z105]*[.$Z$1]+[.AA105]*[.$AA$1]+[.AB105]*[.$AB$1]+[.AC105]*[.$AC$1]+[.AD105]*[.$AD$1]+[.AE105]*[.$AE$1]+[.AF105]*[.$AF$1]+[.AG105]*[.$AG$1]+[.AH105]*[.$AH$1]+[.AI105]*[.$AI$1]+[.AJ105]*[.$AJ$1]+[.AK105]*[.$AK$1]+[.AL105]*[.$AL$1]+[.AM105]*[.$AM$1]+[.AN105]*[.$AN$1]+[.AO105]*[.$AO$1]+[.AP105]*[.$AP$1]+[.AQ105]*[.$AQ$1]+[.AR105]*[.$AR$1]+[.AS105]*[.$AS$1]+[.AT105]*[.$AT$1]+[.AU105]*[.$AU$1]+[.AV105]*[.$AV$1]+[.AW105]*[.$AW$1]+[.AX105]*[.$AX$1]+[.AY105]*[.$AY$1]+[.AZ105]*[.$AZ$1]+[.BA105]*[.$BA$1]+[.BB105]*[.$BB$1]+[.BC105]*[.$BC$1]+[.BD105]*[.$BD$1]+[.BE105]*[.$BE$1]+[.BF105]*[.$BF$1]+[.BG105]*[.$BG$1]+[.BH105]*[.$BH$1]+[.BI105]*[.$BI$1]+[.BJ105]*[.$BJ$1]+[.BK105]*[.$BK$1]+[.BL105]*[.$BL$1]+[.BM105]*[.$BM$1]+[.BN105]*[.$BN$1]+[.BO105]*[.$BO$1]+[.BP105]*[.$BP$1]+[.BQ105]*[.$BQ$1]+[.BR105]*[.$BR$1]+[.BS105]*[.$BS$1]+[.BT105]*[.$BT$1]+[.BU105]*[.$BU$1]+[.BV105]*[.$BV$1]+[.BW105]*[.$BW$1]+[.BX105]*[.$BX$1]+[.BY105]*[.$BY$1]+[.BZ105]*[.$BZ$1]+[.CA105]*[.$CA$1]+[.CB105]*[.$CB$1]+[.CC105]*[.$CC$1])/COUNT([.B105:.CC105]);0)" office:value-type="float" office:value="0" calcext:value-type="float">
            <text:p>0</text:p>
          </table:table-cell>
          <table:table-cell table:formula="of:=IF([.CE105]&lt;&gt;[.CD10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6:.CC106])/COUNT([.A106:.CC106]));0)" office:value-type="float" office:value="0" calcext:value-type="float">
            <text:p>0</text:p>
          </table:table-cell>
          <table:table-cell table:formula="of:=ROUND(([.B106]*[.$B$1]+[.C106]*[.$C$1]+[.D106]*[.$D$1]+[.E106]*[.$E$1]+[.F106]*[.$F$1]+[.G106]*[.$G$1]+[.H106]*[.$H$1]+[.I106]*[.$I$1]+[.J106]*[.$J$1]+[.K106]*[.$K$1]+[.L106]*[.$L$1]+[.M106]*[.$M$1]+[.N106]*[.$N$1]+[.O106]*[.$O$1]+[.P106]*[.$P$1]+[.Q106]*[.$Q$1]+[.R106]*[.$R$1]+[.S106]*[.$S$1]+[.T106]*[.$T$1]+[.U106]*[.$U$1]+[.V106]*[.$V$1]+[.W106]*[.$W$1]+[.X106]*[.$X$1]+[.Y106]*[.$Y$1]+[.Z106]*[.$Z$1]+[.AA106]*[.$AA$1]+[.AB106]*[.$AB$1]+[.AC106]*[.$AC$1]+[.AD106]*[.$AD$1]+[.AE106]*[.$AE$1]+[.AF106]*[.$AF$1]+[.AG106]*[.$AG$1]+[.AH106]*[.$AH$1]+[.AI106]*[.$AI$1]+[.AJ106]*[.$AJ$1]+[.AK106]*[.$AK$1]+[.AL106]*[.$AL$1]+[.AM106]*[.$AM$1]+[.AN106]*[.$AN$1]+[.AO106]*[.$AO$1]+[.AP106]*[.$AP$1]+[.AQ106]*[.$AQ$1]+[.AR106]*[.$AR$1]+[.AS106]*[.$AS$1]+[.AT106]*[.$AT$1]+[.AU106]*[.$AU$1]+[.AV106]*[.$AV$1]+[.AW106]*[.$AW$1]+[.AX106]*[.$AX$1]+[.AY106]*[.$AY$1]+[.AZ106]*[.$AZ$1]+[.BA106]*[.$BA$1]+[.BB106]*[.$BB$1]+[.BC106]*[.$BC$1]+[.BD106]*[.$BD$1]+[.BE106]*[.$BE$1]+[.BF106]*[.$BF$1]+[.BG106]*[.$BG$1]+[.BH106]*[.$BH$1]+[.BI106]*[.$BI$1]+[.BJ106]*[.$BJ$1]+[.BK106]*[.$BK$1]+[.BL106]*[.$BL$1]+[.BM106]*[.$BM$1]+[.BN106]*[.$BN$1]+[.BO106]*[.$BO$1]+[.BP106]*[.$BP$1]+[.BQ106]*[.$BQ$1]+[.BR106]*[.$BR$1]+[.BS106]*[.$BS$1]+[.BT106]*[.$BT$1]+[.BU106]*[.$BU$1]+[.BV106]*[.$BV$1]+[.BW106]*[.$BW$1]+[.BX106]*[.$BX$1]+[.BY106]*[.$BY$1]+[.BZ106]*[.$BZ$1]+[.CA106]*[.$CA$1]+[.CB106]*[.$CB$1]+[.CC106]*[.$CC$1])/COUNT([.B106:.CC106]);0)" office:value-type="float" office:value="0" calcext:value-type="float">
            <text:p>0</text:p>
          </table:table-cell>
          <table:table-cell table:formula="of:=IF([.CE106]&lt;&gt;[.CD10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7:.CC107])/COUNT([.A107:.CC107]));0)" office:value-type="float" office:value="0" calcext:value-type="float">
            <text:p>0</text:p>
          </table:table-cell>
          <table:table-cell table:formula="of:=ROUND(([.B107]*[.$B$1]+[.C107]*[.$C$1]+[.D107]*[.$D$1]+[.E107]*[.$E$1]+[.F107]*[.$F$1]+[.G107]*[.$G$1]+[.H107]*[.$H$1]+[.I107]*[.$I$1]+[.J107]*[.$J$1]+[.K107]*[.$K$1]+[.L107]*[.$L$1]+[.M107]*[.$M$1]+[.N107]*[.$N$1]+[.O107]*[.$O$1]+[.P107]*[.$P$1]+[.Q107]*[.$Q$1]+[.R107]*[.$R$1]+[.S107]*[.$S$1]+[.T107]*[.$T$1]+[.U107]*[.$U$1]+[.V107]*[.$V$1]+[.W107]*[.$W$1]+[.X107]*[.$X$1]+[.Y107]*[.$Y$1]+[.Z107]*[.$Z$1]+[.AA107]*[.$AA$1]+[.AB107]*[.$AB$1]+[.AC107]*[.$AC$1]+[.AD107]*[.$AD$1]+[.AE107]*[.$AE$1]+[.AF107]*[.$AF$1]+[.AG107]*[.$AG$1]+[.AH107]*[.$AH$1]+[.AI107]*[.$AI$1]+[.AJ107]*[.$AJ$1]+[.AK107]*[.$AK$1]+[.AL107]*[.$AL$1]+[.AM107]*[.$AM$1]+[.AN107]*[.$AN$1]+[.AO107]*[.$AO$1]+[.AP107]*[.$AP$1]+[.AQ107]*[.$AQ$1]+[.AR107]*[.$AR$1]+[.AS107]*[.$AS$1]+[.AT107]*[.$AT$1]+[.AU107]*[.$AU$1]+[.AV107]*[.$AV$1]+[.AW107]*[.$AW$1]+[.AX107]*[.$AX$1]+[.AY107]*[.$AY$1]+[.AZ107]*[.$AZ$1]+[.BA107]*[.$BA$1]+[.BB107]*[.$BB$1]+[.BC107]*[.$BC$1]+[.BD107]*[.$BD$1]+[.BE107]*[.$BE$1]+[.BF107]*[.$BF$1]+[.BG107]*[.$BG$1]+[.BH107]*[.$BH$1]+[.BI107]*[.$BI$1]+[.BJ107]*[.$BJ$1]+[.BK107]*[.$BK$1]+[.BL107]*[.$BL$1]+[.BM107]*[.$BM$1]+[.BN107]*[.$BN$1]+[.BO107]*[.$BO$1]+[.BP107]*[.$BP$1]+[.BQ107]*[.$BQ$1]+[.BR107]*[.$BR$1]+[.BS107]*[.$BS$1]+[.BT107]*[.$BT$1]+[.BU107]*[.$BU$1]+[.BV107]*[.$BV$1]+[.BW107]*[.$BW$1]+[.BX107]*[.$BX$1]+[.BY107]*[.$BY$1]+[.BZ107]*[.$BZ$1]+[.CA107]*[.$CA$1]+[.CB107]*[.$CB$1]+[.CC107]*[.$CC$1])/COUNT([.B107:.CC107]);0)" office:value-type="float" office:value="0" calcext:value-type="float">
            <text:p>0</text:p>
          </table:table-cell>
          <table:table-cell table:formula="of:=IF([.CE107]&lt;&gt;[.CD107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formula="of:=ROUND((SUM([.B108:.CC108])/COUNT([.A108:.CC108]));0)" office:value-type="float" office:value="1" calcext:value-type="float">
            <text:p>1</text:p>
          </table:table-cell>
          <table:table-cell table:formula="of:=ROUND(([.B108]*[.$B$1]+[.C108]*[.$C$1]+[.D108]*[.$D$1]+[.E108]*[.$E$1]+[.F108]*[.$F$1]+[.G108]*[.$G$1]+[.H108]*[.$H$1]+[.I108]*[.$I$1]+[.J108]*[.$J$1]+[.K108]*[.$K$1]+[.L108]*[.$L$1]+[.M108]*[.$M$1]+[.N108]*[.$N$1]+[.O108]*[.$O$1]+[.P108]*[.$P$1]+[.Q108]*[.$Q$1]+[.R108]*[.$R$1]+[.S108]*[.$S$1]+[.T108]*[.$T$1]+[.U108]*[.$U$1]+[.V108]*[.$V$1]+[.W108]*[.$W$1]+[.X108]*[.$X$1]+[.Y108]*[.$Y$1]+[.Z108]*[.$Z$1]+[.AA108]*[.$AA$1]+[.AB108]*[.$AB$1]+[.AC108]*[.$AC$1]+[.AD108]*[.$AD$1]+[.AE108]*[.$AE$1]+[.AF108]*[.$AF$1]+[.AG108]*[.$AG$1]+[.AH108]*[.$AH$1]+[.AI108]*[.$AI$1]+[.AJ108]*[.$AJ$1]+[.AK108]*[.$AK$1]+[.AL108]*[.$AL$1]+[.AM108]*[.$AM$1]+[.AN108]*[.$AN$1]+[.AO108]*[.$AO$1]+[.AP108]*[.$AP$1]+[.AQ108]*[.$AQ$1]+[.AR108]*[.$AR$1]+[.AS108]*[.$AS$1]+[.AT108]*[.$AT$1]+[.AU108]*[.$AU$1]+[.AV108]*[.$AV$1]+[.AW108]*[.$AW$1]+[.AX108]*[.$AX$1]+[.AY108]*[.$AY$1]+[.AZ108]*[.$AZ$1]+[.BA108]*[.$BA$1]+[.BB108]*[.$BB$1]+[.BC108]*[.$BC$1]+[.BD108]*[.$BD$1]+[.BE108]*[.$BE$1]+[.BF108]*[.$BF$1]+[.BG108]*[.$BG$1]+[.BH108]*[.$BH$1]+[.BI108]*[.$BI$1]+[.BJ108]*[.$BJ$1]+[.BK108]*[.$BK$1]+[.BL108]*[.$BL$1]+[.BM108]*[.$BM$1]+[.BN108]*[.$BN$1]+[.BO108]*[.$BO$1]+[.BP108]*[.$BP$1]+[.BQ108]*[.$BQ$1]+[.BR108]*[.$BR$1]+[.BS108]*[.$BS$1]+[.BT108]*[.$BT$1]+[.BU108]*[.$BU$1]+[.BV108]*[.$BV$1]+[.BW108]*[.$BW$1]+[.BX108]*[.$BX$1]+[.BY108]*[.$BY$1]+[.BZ108]*[.$BZ$1]+[.CA108]*[.$CA$1]+[.CB108]*[.$CB$1]+[.CC108]*[.$CC$1])/COUNT([.B108:.CC108]);0)" office:value-type="float" office:value="1" calcext:value-type="float">
            <text:p>1</text:p>
          </table:table-cell>
          <table:table-cell table:formula="of:=IF([.CE108]&lt;&gt;[.CD10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09:.CC109])/COUNT([.A109:.CC109]));0)" office:value-type="float" office:value="1" calcext:value-type="float">
            <text:p>1</text:p>
          </table:table-cell>
          <table:table-cell table:formula="of:=ROUND(([.B109]*[.$B$1]+[.C109]*[.$C$1]+[.D109]*[.$D$1]+[.E109]*[.$E$1]+[.F109]*[.$F$1]+[.G109]*[.$G$1]+[.H109]*[.$H$1]+[.I109]*[.$I$1]+[.J109]*[.$J$1]+[.K109]*[.$K$1]+[.L109]*[.$L$1]+[.M109]*[.$M$1]+[.N109]*[.$N$1]+[.O109]*[.$O$1]+[.P109]*[.$P$1]+[.Q109]*[.$Q$1]+[.R109]*[.$R$1]+[.S109]*[.$S$1]+[.T109]*[.$T$1]+[.U109]*[.$U$1]+[.V109]*[.$V$1]+[.W109]*[.$W$1]+[.X109]*[.$X$1]+[.Y109]*[.$Y$1]+[.Z109]*[.$Z$1]+[.AA109]*[.$AA$1]+[.AB109]*[.$AB$1]+[.AC109]*[.$AC$1]+[.AD109]*[.$AD$1]+[.AE109]*[.$AE$1]+[.AF109]*[.$AF$1]+[.AG109]*[.$AG$1]+[.AH109]*[.$AH$1]+[.AI109]*[.$AI$1]+[.AJ109]*[.$AJ$1]+[.AK109]*[.$AK$1]+[.AL109]*[.$AL$1]+[.AM109]*[.$AM$1]+[.AN109]*[.$AN$1]+[.AO109]*[.$AO$1]+[.AP109]*[.$AP$1]+[.AQ109]*[.$AQ$1]+[.AR109]*[.$AR$1]+[.AS109]*[.$AS$1]+[.AT109]*[.$AT$1]+[.AU109]*[.$AU$1]+[.AV109]*[.$AV$1]+[.AW109]*[.$AW$1]+[.AX109]*[.$AX$1]+[.AY109]*[.$AY$1]+[.AZ109]*[.$AZ$1]+[.BA109]*[.$BA$1]+[.BB109]*[.$BB$1]+[.BC109]*[.$BC$1]+[.BD109]*[.$BD$1]+[.BE109]*[.$BE$1]+[.BF109]*[.$BF$1]+[.BG109]*[.$BG$1]+[.BH109]*[.$BH$1]+[.BI109]*[.$BI$1]+[.BJ109]*[.$BJ$1]+[.BK109]*[.$BK$1]+[.BL109]*[.$BL$1]+[.BM109]*[.$BM$1]+[.BN109]*[.$BN$1]+[.BO109]*[.$BO$1]+[.BP109]*[.$BP$1]+[.BQ109]*[.$BQ$1]+[.BR109]*[.$BR$1]+[.BS109]*[.$BS$1]+[.BT109]*[.$BT$1]+[.BU109]*[.$BU$1]+[.BV109]*[.$BV$1]+[.BW109]*[.$BW$1]+[.BX109]*[.$BX$1]+[.BY109]*[.$BY$1]+[.BZ109]*[.$BZ$1]+[.CA109]*[.$CA$1]+[.CB109]*[.$CB$1]+[.CC109]*[.$CC$1])/COUNT([.B109:.CC109]);0)" office:value-type="float" office:value="1" calcext:value-type="float">
            <text:p>1</text:p>
          </table:table-cell>
          <table:table-cell table:formula="of:=IF([.CE109]&lt;&gt;[.CD10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3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formula="of:=ROUND((SUM([.B110:.CC110])/COUNT([.A110:.CC110]));0)" office:value-type="float" office:value="1" calcext:value-type="float">
            <text:p>1</text:p>
          </table:table-cell>
          <table:table-cell table:formula="of:=ROUND(([.B110]*[.$B$1]+[.C110]*[.$C$1]+[.D110]*[.$D$1]+[.E110]*[.$E$1]+[.F110]*[.$F$1]+[.G110]*[.$G$1]+[.H110]*[.$H$1]+[.I110]*[.$I$1]+[.J110]*[.$J$1]+[.K110]*[.$K$1]+[.L110]*[.$L$1]+[.M110]*[.$M$1]+[.N110]*[.$N$1]+[.O110]*[.$O$1]+[.P110]*[.$P$1]+[.Q110]*[.$Q$1]+[.R110]*[.$R$1]+[.S110]*[.$S$1]+[.T110]*[.$T$1]+[.U110]*[.$U$1]+[.V110]*[.$V$1]+[.W110]*[.$W$1]+[.X110]*[.$X$1]+[.Y110]*[.$Y$1]+[.Z110]*[.$Z$1]+[.AA110]*[.$AA$1]+[.AB110]*[.$AB$1]+[.AC110]*[.$AC$1]+[.AD110]*[.$AD$1]+[.AE110]*[.$AE$1]+[.AF110]*[.$AF$1]+[.AG110]*[.$AG$1]+[.AH110]*[.$AH$1]+[.AI110]*[.$AI$1]+[.AJ110]*[.$AJ$1]+[.AK110]*[.$AK$1]+[.AL110]*[.$AL$1]+[.AM110]*[.$AM$1]+[.AN110]*[.$AN$1]+[.AO110]*[.$AO$1]+[.AP110]*[.$AP$1]+[.AQ110]*[.$AQ$1]+[.AR110]*[.$AR$1]+[.AS110]*[.$AS$1]+[.AT110]*[.$AT$1]+[.AU110]*[.$AU$1]+[.AV110]*[.$AV$1]+[.AW110]*[.$AW$1]+[.AX110]*[.$AX$1]+[.AY110]*[.$AY$1]+[.AZ110]*[.$AZ$1]+[.BA110]*[.$BA$1]+[.BB110]*[.$BB$1]+[.BC110]*[.$BC$1]+[.BD110]*[.$BD$1]+[.BE110]*[.$BE$1]+[.BF110]*[.$BF$1]+[.BG110]*[.$BG$1]+[.BH110]*[.$BH$1]+[.BI110]*[.$BI$1]+[.BJ110]*[.$BJ$1]+[.BK110]*[.$BK$1]+[.BL110]*[.$BL$1]+[.BM110]*[.$BM$1]+[.BN110]*[.$BN$1]+[.BO110]*[.$BO$1]+[.BP110]*[.$BP$1]+[.BQ110]*[.$BQ$1]+[.BR110]*[.$BR$1]+[.BS110]*[.$BS$1]+[.BT110]*[.$BT$1]+[.BU110]*[.$BU$1]+[.BV110]*[.$BV$1]+[.BW110]*[.$BW$1]+[.BX110]*[.$BX$1]+[.BY110]*[.$BY$1]+[.BZ110]*[.$BZ$1]+[.CA110]*[.$CA$1]+[.CB110]*[.$CB$1]+[.CC110]*[.$CC$1])/COUNT([.B110:.CC110]);0)" office:value-type="float" office:value="0" calcext:value-type="float">
            <text:p>0</text:p>
          </table:table-cell>
          <table:table-cell table:formula="of:=IF([.CE110]&lt;&gt;[.CD110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formula="of:=ROUND((SUM([.B111:.CC111])/COUNT([.A111:.CC111]));0)" office:value-type="float" office:value="1" calcext:value-type="float">
            <text:p>1</text:p>
          </table:table-cell>
          <table:table-cell table:formula="of:=ROUND(([.B111]*[.$B$1]+[.C111]*[.$C$1]+[.D111]*[.$D$1]+[.E111]*[.$E$1]+[.F111]*[.$F$1]+[.G111]*[.$G$1]+[.H111]*[.$H$1]+[.I111]*[.$I$1]+[.J111]*[.$J$1]+[.K111]*[.$K$1]+[.L111]*[.$L$1]+[.M111]*[.$M$1]+[.N111]*[.$N$1]+[.O111]*[.$O$1]+[.P111]*[.$P$1]+[.Q111]*[.$Q$1]+[.R111]*[.$R$1]+[.S111]*[.$S$1]+[.T111]*[.$T$1]+[.U111]*[.$U$1]+[.V111]*[.$V$1]+[.W111]*[.$W$1]+[.X111]*[.$X$1]+[.Y111]*[.$Y$1]+[.Z111]*[.$Z$1]+[.AA111]*[.$AA$1]+[.AB111]*[.$AB$1]+[.AC111]*[.$AC$1]+[.AD111]*[.$AD$1]+[.AE111]*[.$AE$1]+[.AF111]*[.$AF$1]+[.AG111]*[.$AG$1]+[.AH111]*[.$AH$1]+[.AI111]*[.$AI$1]+[.AJ111]*[.$AJ$1]+[.AK111]*[.$AK$1]+[.AL111]*[.$AL$1]+[.AM111]*[.$AM$1]+[.AN111]*[.$AN$1]+[.AO111]*[.$AO$1]+[.AP111]*[.$AP$1]+[.AQ111]*[.$AQ$1]+[.AR111]*[.$AR$1]+[.AS111]*[.$AS$1]+[.AT111]*[.$AT$1]+[.AU111]*[.$AU$1]+[.AV111]*[.$AV$1]+[.AW111]*[.$AW$1]+[.AX111]*[.$AX$1]+[.AY111]*[.$AY$1]+[.AZ111]*[.$AZ$1]+[.BA111]*[.$BA$1]+[.BB111]*[.$BB$1]+[.BC111]*[.$BC$1]+[.BD111]*[.$BD$1]+[.BE111]*[.$BE$1]+[.BF111]*[.$BF$1]+[.BG111]*[.$BG$1]+[.BH111]*[.$BH$1]+[.BI111]*[.$BI$1]+[.BJ111]*[.$BJ$1]+[.BK111]*[.$BK$1]+[.BL111]*[.$BL$1]+[.BM111]*[.$BM$1]+[.BN111]*[.$BN$1]+[.BO111]*[.$BO$1]+[.BP111]*[.$BP$1]+[.BQ111]*[.$BQ$1]+[.BR111]*[.$BR$1]+[.BS111]*[.$BS$1]+[.BT111]*[.$BT$1]+[.BU111]*[.$BU$1]+[.BV111]*[.$BV$1]+[.BW111]*[.$BW$1]+[.BX111]*[.$BX$1]+[.BY111]*[.$BY$1]+[.BZ111]*[.$BZ$1]+[.CA111]*[.$CA$1]+[.CB111]*[.$CB$1]+[.CC111]*[.$CC$1])/COUNT([.B111:.CC111]);0)" office:value-type="float" office:value="1" calcext:value-type="float">
            <text:p>1</text:p>
          </table:table-cell>
          <table:table-cell table:formula="of:=IF([.CE111]&lt;&gt;[.CD11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12:.CC112])/COUNT([.A112:.CC112]));0)" office:value-type="float" office:value="1" calcext:value-type="float">
            <text:p>1</text:p>
          </table:table-cell>
          <table:table-cell table:formula="of:=ROUND(([.B112]*[.$B$1]+[.C112]*[.$C$1]+[.D112]*[.$D$1]+[.E112]*[.$E$1]+[.F112]*[.$F$1]+[.G112]*[.$G$1]+[.H112]*[.$H$1]+[.I112]*[.$I$1]+[.J112]*[.$J$1]+[.K112]*[.$K$1]+[.L112]*[.$L$1]+[.M112]*[.$M$1]+[.N112]*[.$N$1]+[.O112]*[.$O$1]+[.P112]*[.$P$1]+[.Q112]*[.$Q$1]+[.R112]*[.$R$1]+[.S112]*[.$S$1]+[.T112]*[.$T$1]+[.U112]*[.$U$1]+[.V112]*[.$V$1]+[.W112]*[.$W$1]+[.X112]*[.$X$1]+[.Y112]*[.$Y$1]+[.Z112]*[.$Z$1]+[.AA112]*[.$AA$1]+[.AB112]*[.$AB$1]+[.AC112]*[.$AC$1]+[.AD112]*[.$AD$1]+[.AE112]*[.$AE$1]+[.AF112]*[.$AF$1]+[.AG112]*[.$AG$1]+[.AH112]*[.$AH$1]+[.AI112]*[.$AI$1]+[.AJ112]*[.$AJ$1]+[.AK112]*[.$AK$1]+[.AL112]*[.$AL$1]+[.AM112]*[.$AM$1]+[.AN112]*[.$AN$1]+[.AO112]*[.$AO$1]+[.AP112]*[.$AP$1]+[.AQ112]*[.$AQ$1]+[.AR112]*[.$AR$1]+[.AS112]*[.$AS$1]+[.AT112]*[.$AT$1]+[.AU112]*[.$AU$1]+[.AV112]*[.$AV$1]+[.AW112]*[.$AW$1]+[.AX112]*[.$AX$1]+[.AY112]*[.$AY$1]+[.AZ112]*[.$AZ$1]+[.BA112]*[.$BA$1]+[.BB112]*[.$BB$1]+[.BC112]*[.$BC$1]+[.BD112]*[.$BD$1]+[.BE112]*[.$BE$1]+[.BF112]*[.$BF$1]+[.BG112]*[.$BG$1]+[.BH112]*[.$BH$1]+[.BI112]*[.$BI$1]+[.BJ112]*[.$BJ$1]+[.BK112]*[.$BK$1]+[.BL112]*[.$BL$1]+[.BM112]*[.$BM$1]+[.BN112]*[.$BN$1]+[.BO112]*[.$BO$1]+[.BP112]*[.$BP$1]+[.BQ112]*[.$BQ$1]+[.BR112]*[.$BR$1]+[.BS112]*[.$BS$1]+[.BT112]*[.$BT$1]+[.BU112]*[.$BU$1]+[.BV112]*[.$BV$1]+[.BW112]*[.$BW$1]+[.BX112]*[.$BX$1]+[.BY112]*[.$BY$1]+[.BZ112]*[.$BZ$1]+[.CA112]*[.$CA$1]+[.CB112]*[.$CB$1]+[.CC112]*[.$CC$1])/COUNT([.B112:.CC112]);0)" office:value-type="float" office:value="1" calcext:value-type="float">
            <text:p>1</text:p>
          </table:table-cell>
          <table:table-cell table:formula="of:=IF([.CE112]&lt;&gt;[.CD11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3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formula="of:=ROUND((SUM([.B113:.CC113])/COUNT([.A113:.CC113]));0)" office:value-type="float" office:value="1" calcext:value-type="float">
            <text:p>1</text:p>
          </table:table-cell>
          <table:table-cell table:formula="of:=ROUND(([.B113]*[.$B$1]+[.C113]*[.$C$1]+[.D113]*[.$D$1]+[.E113]*[.$E$1]+[.F113]*[.$F$1]+[.G113]*[.$G$1]+[.H113]*[.$H$1]+[.I113]*[.$I$1]+[.J113]*[.$J$1]+[.K113]*[.$K$1]+[.L113]*[.$L$1]+[.M113]*[.$M$1]+[.N113]*[.$N$1]+[.O113]*[.$O$1]+[.P113]*[.$P$1]+[.Q113]*[.$Q$1]+[.R113]*[.$R$1]+[.S113]*[.$S$1]+[.T113]*[.$T$1]+[.U113]*[.$U$1]+[.V113]*[.$V$1]+[.W113]*[.$W$1]+[.X113]*[.$X$1]+[.Y113]*[.$Y$1]+[.Z113]*[.$Z$1]+[.AA113]*[.$AA$1]+[.AB113]*[.$AB$1]+[.AC113]*[.$AC$1]+[.AD113]*[.$AD$1]+[.AE113]*[.$AE$1]+[.AF113]*[.$AF$1]+[.AG113]*[.$AG$1]+[.AH113]*[.$AH$1]+[.AI113]*[.$AI$1]+[.AJ113]*[.$AJ$1]+[.AK113]*[.$AK$1]+[.AL113]*[.$AL$1]+[.AM113]*[.$AM$1]+[.AN113]*[.$AN$1]+[.AO113]*[.$AO$1]+[.AP113]*[.$AP$1]+[.AQ113]*[.$AQ$1]+[.AR113]*[.$AR$1]+[.AS113]*[.$AS$1]+[.AT113]*[.$AT$1]+[.AU113]*[.$AU$1]+[.AV113]*[.$AV$1]+[.AW113]*[.$AW$1]+[.AX113]*[.$AX$1]+[.AY113]*[.$AY$1]+[.AZ113]*[.$AZ$1]+[.BA113]*[.$BA$1]+[.BB113]*[.$BB$1]+[.BC113]*[.$BC$1]+[.BD113]*[.$BD$1]+[.BE113]*[.$BE$1]+[.BF113]*[.$BF$1]+[.BG113]*[.$BG$1]+[.BH113]*[.$BH$1]+[.BI113]*[.$BI$1]+[.BJ113]*[.$BJ$1]+[.BK113]*[.$BK$1]+[.BL113]*[.$BL$1]+[.BM113]*[.$BM$1]+[.BN113]*[.$BN$1]+[.BO113]*[.$BO$1]+[.BP113]*[.$BP$1]+[.BQ113]*[.$BQ$1]+[.BR113]*[.$BR$1]+[.BS113]*[.$BS$1]+[.BT113]*[.$BT$1]+[.BU113]*[.$BU$1]+[.BV113]*[.$BV$1]+[.BW113]*[.$BW$1]+[.BX113]*[.$BX$1]+[.BY113]*[.$BY$1]+[.BZ113]*[.$BZ$1]+[.CA113]*[.$CA$1]+[.CB113]*[.$CB$1]+[.CC113]*[.$CC$1])/COUNT([.B113:.CC113]);0)" office:value-type="float" office:value="1" calcext:value-type="float">
            <text:p>1</text:p>
          </table:table-cell>
          <table:table-cell table:formula="of:=IF([.CE113]&lt;&gt;[.CD11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  <table:table-cell table:formula="of:=ROUND((SUM([.B114:.CC114])/COUNT([.A114:.CC114]));0)" office:value-type="float" office:value="1" calcext:value-type="float">
            <text:p>1</text:p>
          </table:table-cell>
          <table:table-cell table:formula="of:=ROUND(([.B114]*[.$B$1]+[.C114]*[.$C$1]+[.D114]*[.$D$1]+[.E114]*[.$E$1]+[.F114]*[.$F$1]+[.G114]*[.$G$1]+[.H114]*[.$H$1]+[.I114]*[.$I$1]+[.J114]*[.$J$1]+[.K114]*[.$K$1]+[.L114]*[.$L$1]+[.M114]*[.$M$1]+[.N114]*[.$N$1]+[.O114]*[.$O$1]+[.P114]*[.$P$1]+[.Q114]*[.$Q$1]+[.R114]*[.$R$1]+[.S114]*[.$S$1]+[.T114]*[.$T$1]+[.U114]*[.$U$1]+[.V114]*[.$V$1]+[.W114]*[.$W$1]+[.X114]*[.$X$1]+[.Y114]*[.$Y$1]+[.Z114]*[.$Z$1]+[.AA114]*[.$AA$1]+[.AB114]*[.$AB$1]+[.AC114]*[.$AC$1]+[.AD114]*[.$AD$1]+[.AE114]*[.$AE$1]+[.AF114]*[.$AF$1]+[.AG114]*[.$AG$1]+[.AH114]*[.$AH$1]+[.AI114]*[.$AI$1]+[.AJ114]*[.$AJ$1]+[.AK114]*[.$AK$1]+[.AL114]*[.$AL$1]+[.AM114]*[.$AM$1]+[.AN114]*[.$AN$1]+[.AO114]*[.$AO$1]+[.AP114]*[.$AP$1]+[.AQ114]*[.$AQ$1]+[.AR114]*[.$AR$1]+[.AS114]*[.$AS$1]+[.AT114]*[.$AT$1]+[.AU114]*[.$AU$1]+[.AV114]*[.$AV$1]+[.AW114]*[.$AW$1]+[.AX114]*[.$AX$1]+[.AY114]*[.$AY$1]+[.AZ114]*[.$AZ$1]+[.BA114]*[.$BA$1]+[.BB114]*[.$BB$1]+[.BC114]*[.$BC$1]+[.BD114]*[.$BD$1]+[.BE114]*[.$BE$1]+[.BF114]*[.$BF$1]+[.BG114]*[.$BG$1]+[.BH114]*[.$BH$1]+[.BI114]*[.$BI$1]+[.BJ114]*[.$BJ$1]+[.BK114]*[.$BK$1]+[.BL114]*[.$BL$1]+[.BM114]*[.$BM$1]+[.BN114]*[.$BN$1]+[.BO114]*[.$BO$1]+[.BP114]*[.$BP$1]+[.BQ114]*[.$BQ$1]+[.BR114]*[.$BR$1]+[.BS114]*[.$BS$1]+[.BT114]*[.$BT$1]+[.BU114]*[.$BU$1]+[.BV114]*[.$BV$1]+[.BW114]*[.$BW$1]+[.BX114]*[.$BX$1]+[.BY114]*[.$BY$1]+[.BZ114]*[.$BZ$1]+[.CA114]*[.$CA$1]+[.CB114]*[.$CB$1]+[.CC114]*[.$CC$1])/COUNT([.B114:.CC114]);0)" office:value-type="float" office:value="1" calcext:value-type="float">
            <text:p>1</text:p>
          </table:table-cell>
          <table:table-cell table:formula="of:=IF([.CE114]&lt;&gt;[.CD11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formula="of:=ROUND((SUM([.B115:.CC115])/COUNT([.A115:.CC115]));0)" office:value-type="float" office:value="1" calcext:value-type="float">
            <text:p>1</text:p>
          </table:table-cell>
          <table:table-cell table:formula="of:=ROUND(([.B115]*[.$B$1]+[.C115]*[.$C$1]+[.D115]*[.$D$1]+[.E115]*[.$E$1]+[.F115]*[.$F$1]+[.G115]*[.$G$1]+[.H115]*[.$H$1]+[.I115]*[.$I$1]+[.J115]*[.$J$1]+[.K115]*[.$K$1]+[.L115]*[.$L$1]+[.M115]*[.$M$1]+[.N115]*[.$N$1]+[.O115]*[.$O$1]+[.P115]*[.$P$1]+[.Q115]*[.$Q$1]+[.R115]*[.$R$1]+[.S115]*[.$S$1]+[.T115]*[.$T$1]+[.U115]*[.$U$1]+[.V115]*[.$V$1]+[.W115]*[.$W$1]+[.X115]*[.$X$1]+[.Y115]*[.$Y$1]+[.Z115]*[.$Z$1]+[.AA115]*[.$AA$1]+[.AB115]*[.$AB$1]+[.AC115]*[.$AC$1]+[.AD115]*[.$AD$1]+[.AE115]*[.$AE$1]+[.AF115]*[.$AF$1]+[.AG115]*[.$AG$1]+[.AH115]*[.$AH$1]+[.AI115]*[.$AI$1]+[.AJ115]*[.$AJ$1]+[.AK115]*[.$AK$1]+[.AL115]*[.$AL$1]+[.AM115]*[.$AM$1]+[.AN115]*[.$AN$1]+[.AO115]*[.$AO$1]+[.AP115]*[.$AP$1]+[.AQ115]*[.$AQ$1]+[.AR115]*[.$AR$1]+[.AS115]*[.$AS$1]+[.AT115]*[.$AT$1]+[.AU115]*[.$AU$1]+[.AV115]*[.$AV$1]+[.AW115]*[.$AW$1]+[.AX115]*[.$AX$1]+[.AY115]*[.$AY$1]+[.AZ115]*[.$AZ$1]+[.BA115]*[.$BA$1]+[.BB115]*[.$BB$1]+[.BC115]*[.$BC$1]+[.BD115]*[.$BD$1]+[.BE115]*[.$BE$1]+[.BF115]*[.$BF$1]+[.BG115]*[.$BG$1]+[.BH115]*[.$BH$1]+[.BI115]*[.$BI$1]+[.BJ115]*[.$BJ$1]+[.BK115]*[.$BK$1]+[.BL115]*[.$BL$1]+[.BM115]*[.$BM$1]+[.BN115]*[.$BN$1]+[.BO115]*[.$BO$1]+[.BP115]*[.$BP$1]+[.BQ115]*[.$BQ$1]+[.BR115]*[.$BR$1]+[.BS115]*[.$BS$1]+[.BT115]*[.$BT$1]+[.BU115]*[.$BU$1]+[.BV115]*[.$BV$1]+[.BW115]*[.$BW$1]+[.BX115]*[.$BX$1]+[.BY115]*[.$BY$1]+[.BZ115]*[.$BZ$1]+[.CA115]*[.$CA$1]+[.CB115]*[.$CB$1]+[.CC115]*[.$CC$1])/COUNT([.B115:.CC115]);0)" office:value-type="float" office:value="1" calcext:value-type="float">
            <text:p>1</text:p>
          </table:table-cell>
          <table:table-cell table:formula="of:=IF([.CE115]&lt;&gt;[.CD11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16:.CC116])/COUNT([.A116:.CC116]));0)" office:value-type="float" office:value="0" calcext:value-type="float">
            <text:p>0</text:p>
          </table:table-cell>
          <table:table-cell table:formula="of:=ROUND(([.B116]*[.$B$1]+[.C116]*[.$C$1]+[.D116]*[.$D$1]+[.E116]*[.$E$1]+[.F116]*[.$F$1]+[.G116]*[.$G$1]+[.H116]*[.$H$1]+[.I116]*[.$I$1]+[.J116]*[.$J$1]+[.K116]*[.$K$1]+[.L116]*[.$L$1]+[.M116]*[.$M$1]+[.N116]*[.$N$1]+[.O116]*[.$O$1]+[.P116]*[.$P$1]+[.Q116]*[.$Q$1]+[.R116]*[.$R$1]+[.S116]*[.$S$1]+[.T116]*[.$T$1]+[.U116]*[.$U$1]+[.V116]*[.$V$1]+[.W116]*[.$W$1]+[.X116]*[.$X$1]+[.Y116]*[.$Y$1]+[.Z116]*[.$Z$1]+[.AA116]*[.$AA$1]+[.AB116]*[.$AB$1]+[.AC116]*[.$AC$1]+[.AD116]*[.$AD$1]+[.AE116]*[.$AE$1]+[.AF116]*[.$AF$1]+[.AG116]*[.$AG$1]+[.AH116]*[.$AH$1]+[.AI116]*[.$AI$1]+[.AJ116]*[.$AJ$1]+[.AK116]*[.$AK$1]+[.AL116]*[.$AL$1]+[.AM116]*[.$AM$1]+[.AN116]*[.$AN$1]+[.AO116]*[.$AO$1]+[.AP116]*[.$AP$1]+[.AQ116]*[.$AQ$1]+[.AR116]*[.$AR$1]+[.AS116]*[.$AS$1]+[.AT116]*[.$AT$1]+[.AU116]*[.$AU$1]+[.AV116]*[.$AV$1]+[.AW116]*[.$AW$1]+[.AX116]*[.$AX$1]+[.AY116]*[.$AY$1]+[.AZ116]*[.$AZ$1]+[.BA116]*[.$BA$1]+[.BB116]*[.$BB$1]+[.BC116]*[.$BC$1]+[.BD116]*[.$BD$1]+[.BE116]*[.$BE$1]+[.BF116]*[.$BF$1]+[.BG116]*[.$BG$1]+[.BH116]*[.$BH$1]+[.BI116]*[.$BI$1]+[.BJ116]*[.$BJ$1]+[.BK116]*[.$BK$1]+[.BL116]*[.$BL$1]+[.BM116]*[.$BM$1]+[.BN116]*[.$BN$1]+[.BO116]*[.$BO$1]+[.BP116]*[.$BP$1]+[.BQ116]*[.$BQ$1]+[.BR116]*[.$BR$1]+[.BS116]*[.$BS$1]+[.BT116]*[.$BT$1]+[.BU116]*[.$BU$1]+[.BV116]*[.$BV$1]+[.BW116]*[.$BW$1]+[.BX116]*[.$BX$1]+[.BY116]*[.$BY$1]+[.BZ116]*[.$BZ$1]+[.CA116]*[.$CA$1]+[.CB116]*[.$CB$1]+[.CC116]*[.$CC$1])/COUNT([.B116:.CC116]);0)" office:value-type="float" office:value="0" calcext:value-type="float">
            <text:p>0</text:p>
          </table:table-cell>
          <table:table-cell table:formula="of:=IF([.CE116]&lt;&gt;[.CD11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17:.CC117])/COUNT([.A117:.CC117]));0)" office:value-type="float" office:value="0" calcext:value-type="float">
            <text:p>0</text:p>
          </table:table-cell>
          <table:table-cell table:formula="of:=ROUND(([.B117]*[.$B$1]+[.C117]*[.$C$1]+[.D117]*[.$D$1]+[.E117]*[.$E$1]+[.F117]*[.$F$1]+[.G117]*[.$G$1]+[.H117]*[.$H$1]+[.I117]*[.$I$1]+[.J117]*[.$J$1]+[.K117]*[.$K$1]+[.L117]*[.$L$1]+[.M117]*[.$M$1]+[.N117]*[.$N$1]+[.O117]*[.$O$1]+[.P117]*[.$P$1]+[.Q117]*[.$Q$1]+[.R117]*[.$R$1]+[.S117]*[.$S$1]+[.T117]*[.$T$1]+[.U117]*[.$U$1]+[.V117]*[.$V$1]+[.W117]*[.$W$1]+[.X117]*[.$X$1]+[.Y117]*[.$Y$1]+[.Z117]*[.$Z$1]+[.AA117]*[.$AA$1]+[.AB117]*[.$AB$1]+[.AC117]*[.$AC$1]+[.AD117]*[.$AD$1]+[.AE117]*[.$AE$1]+[.AF117]*[.$AF$1]+[.AG117]*[.$AG$1]+[.AH117]*[.$AH$1]+[.AI117]*[.$AI$1]+[.AJ117]*[.$AJ$1]+[.AK117]*[.$AK$1]+[.AL117]*[.$AL$1]+[.AM117]*[.$AM$1]+[.AN117]*[.$AN$1]+[.AO117]*[.$AO$1]+[.AP117]*[.$AP$1]+[.AQ117]*[.$AQ$1]+[.AR117]*[.$AR$1]+[.AS117]*[.$AS$1]+[.AT117]*[.$AT$1]+[.AU117]*[.$AU$1]+[.AV117]*[.$AV$1]+[.AW117]*[.$AW$1]+[.AX117]*[.$AX$1]+[.AY117]*[.$AY$1]+[.AZ117]*[.$AZ$1]+[.BA117]*[.$BA$1]+[.BB117]*[.$BB$1]+[.BC117]*[.$BC$1]+[.BD117]*[.$BD$1]+[.BE117]*[.$BE$1]+[.BF117]*[.$BF$1]+[.BG117]*[.$BG$1]+[.BH117]*[.$BH$1]+[.BI117]*[.$BI$1]+[.BJ117]*[.$BJ$1]+[.BK117]*[.$BK$1]+[.BL117]*[.$BL$1]+[.BM117]*[.$BM$1]+[.BN117]*[.$BN$1]+[.BO117]*[.$BO$1]+[.BP117]*[.$BP$1]+[.BQ117]*[.$BQ$1]+[.BR117]*[.$BR$1]+[.BS117]*[.$BS$1]+[.BT117]*[.$BT$1]+[.BU117]*[.$BU$1]+[.BV117]*[.$BV$1]+[.BW117]*[.$BW$1]+[.BX117]*[.$BX$1]+[.BY117]*[.$BY$1]+[.BZ117]*[.$BZ$1]+[.CA117]*[.$CA$1]+[.CB117]*[.$CB$1]+[.CC117]*[.$CC$1])/COUNT([.B117:.CC117]);0)" office:value-type="float" office:value="0" calcext:value-type="float">
            <text:p>0</text:p>
          </table:table-cell>
          <table:table-cell table:formula="of:=IF([.CE117]&lt;&gt;[.CD11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18:.CC118])/COUNT([.A118:.CC118]));0)" office:value-type="float" office:value="0" calcext:value-type="float">
            <text:p>0</text:p>
          </table:table-cell>
          <table:table-cell table:formula="of:=ROUND(([.B118]*[.$B$1]+[.C118]*[.$C$1]+[.D118]*[.$D$1]+[.E118]*[.$E$1]+[.F118]*[.$F$1]+[.G118]*[.$G$1]+[.H118]*[.$H$1]+[.I118]*[.$I$1]+[.J118]*[.$J$1]+[.K118]*[.$K$1]+[.L118]*[.$L$1]+[.M118]*[.$M$1]+[.N118]*[.$N$1]+[.O118]*[.$O$1]+[.P118]*[.$P$1]+[.Q118]*[.$Q$1]+[.R118]*[.$R$1]+[.S118]*[.$S$1]+[.T118]*[.$T$1]+[.U118]*[.$U$1]+[.V118]*[.$V$1]+[.W118]*[.$W$1]+[.X118]*[.$X$1]+[.Y118]*[.$Y$1]+[.Z118]*[.$Z$1]+[.AA118]*[.$AA$1]+[.AB118]*[.$AB$1]+[.AC118]*[.$AC$1]+[.AD118]*[.$AD$1]+[.AE118]*[.$AE$1]+[.AF118]*[.$AF$1]+[.AG118]*[.$AG$1]+[.AH118]*[.$AH$1]+[.AI118]*[.$AI$1]+[.AJ118]*[.$AJ$1]+[.AK118]*[.$AK$1]+[.AL118]*[.$AL$1]+[.AM118]*[.$AM$1]+[.AN118]*[.$AN$1]+[.AO118]*[.$AO$1]+[.AP118]*[.$AP$1]+[.AQ118]*[.$AQ$1]+[.AR118]*[.$AR$1]+[.AS118]*[.$AS$1]+[.AT118]*[.$AT$1]+[.AU118]*[.$AU$1]+[.AV118]*[.$AV$1]+[.AW118]*[.$AW$1]+[.AX118]*[.$AX$1]+[.AY118]*[.$AY$1]+[.AZ118]*[.$AZ$1]+[.BA118]*[.$BA$1]+[.BB118]*[.$BB$1]+[.BC118]*[.$BC$1]+[.BD118]*[.$BD$1]+[.BE118]*[.$BE$1]+[.BF118]*[.$BF$1]+[.BG118]*[.$BG$1]+[.BH118]*[.$BH$1]+[.BI118]*[.$BI$1]+[.BJ118]*[.$BJ$1]+[.BK118]*[.$BK$1]+[.BL118]*[.$BL$1]+[.BM118]*[.$BM$1]+[.BN118]*[.$BN$1]+[.BO118]*[.$BO$1]+[.BP118]*[.$BP$1]+[.BQ118]*[.$BQ$1]+[.BR118]*[.$BR$1]+[.BS118]*[.$BS$1]+[.BT118]*[.$BT$1]+[.BU118]*[.$BU$1]+[.BV118]*[.$BV$1]+[.BW118]*[.$BW$1]+[.BX118]*[.$BX$1]+[.BY118]*[.$BY$1]+[.BZ118]*[.$BZ$1]+[.CA118]*[.$CA$1]+[.CB118]*[.$CB$1]+[.CC118]*[.$CC$1])/COUNT([.B118:.CC118]);0)" office:value-type="float" office:value="0" calcext:value-type="float">
            <text:p>0</text:p>
          </table:table-cell>
          <table:table-cell table:formula="of:=IF([.CE118]&lt;&gt;[.CD11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19:.CC119])/COUNT([.A119:.CC119]));0)" office:value-type="float" office:value="0" calcext:value-type="float">
            <text:p>0</text:p>
          </table:table-cell>
          <table:table-cell table:formula="of:=ROUND(([.B119]*[.$B$1]+[.C119]*[.$C$1]+[.D119]*[.$D$1]+[.E119]*[.$E$1]+[.F119]*[.$F$1]+[.G119]*[.$G$1]+[.H119]*[.$H$1]+[.I119]*[.$I$1]+[.J119]*[.$J$1]+[.K119]*[.$K$1]+[.L119]*[.$L$1]+[.M119]*[.$M$1]+[.N119]*[.$N$1]+[.O119]*[.$O$1]+[.P119]*[.$P$1]+[.Q119]*[.$Q$1]+[.R119]*[.$R$1]+[.S119]*[.$S$1]+[.T119]*[.$T$1]+[.U119]*[.$U$1]+[.V119]*[.$V$1]+[.W119]*[.$W$1]+[.X119]*[.$X$1]+[.Y119]*[.$Y$1]+[.Z119]*[.$Z$1]+[.AA119]*[.$AA$1]+[.AB119]*[.$AB$1]+[.AC119]*[.$AC$1]+[.AD119]*[.$AD$1]+[.AE119]*[.$AE$1]+[.AF119]*[.$AF$1]+[.AG119]*[.$AG$1]+[.AH119]*[.$AH$1]+[.AI119]*[.$AI$1]+[.AJ119]*[.$AJ$1]+[.AK119]*[.$AK$1]+[.AL119]*[.$AL$1]+[.AM119]*[.$AM$1]+[.AN119]*[.$AN$1]+[.AO119]*[.$AO$1]+[.AP119]*[.$AP$1]+[.AQ119]*[.$AQ$1]+[.AR119]*[.$AR$1]+[.AS119]*[.$AS$1]+[.AT119]*[.$AT$1]+[.AU119]*[.$AU$1]+[.AV119]*[.$AV$1]+[.AW119]*[.$AW$1]+[.AX119]*[.$AX$1]+[.AY119]*[.$AY$1]+[.AZ119]*[.$AZ$1]+[.BA119]*[.$BA$1]+[.BB119]*[.$BB$1]+[.BC119]*[.$BC$1]+[.BD119]*[.$BD$1]+[.BE119]*[.$BE$1]+[.BF119]*[.$BF$1]+[.BG119]*[.$BG$1]+[.BH119]*[.$BH$1]+[.BI119]*[.$BI$1]+[.BJ119]*[.$BJ$1]+[.BK119]*[.$BK$1]+[.BL119]*[.$BL$1]+[.BM119]*[.$BM$1]+[.BN119]*[.$BN$1]+[.BO119]*[.$BO$1]+[.BP119]*[.$BP$1]+[.BQ119]*[.$BQ$1]+[.BR119]*[.$BR$1]+[.BS119]*[.$BS$1]+[.BT119]*[.$BT$1]+[.BU119]*[.$BU$1]+[.BV119]*[.$BV$1]+[.BW119]*[.$BW$1]+[.BX119]*[.$BX$1]+[.BY119]*[.$BY$1]+[.BZ119]*[.$BZ$1]+[.CA119]*[.$CA$1]+[.CB119]*[.$CB$1]+[.CC119]*[.$CC$1])/COUNT([.B119:.CC119]);0)" office:value-type="float" office:value="0" calcext:value-type="float">
            <text:p>0</text:p>
          </table:table-cell>
          <table:table-cell table:formula="of:=IF([.CE119]&lt;&gt;[.CD11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20:.CC120])/COUNT([.A120:.CC120]));0)" office:value-type="float" office:value="0" calcext:value-type="float">
            <text:p>0</text:p>
          </table:table-cell>
          <table:table-cell table:formula="of:=ROUND(([.B120]*[.$B$1]+[.C120]*[.$C$1]+[.D120]*[.$D$1]+[.E120]*[.$E$1]+[.F120]*[.$F$1]+[.G120]*[.$G$1]+[.H120]*[.$H$1]+[.I120]*[.$I$1]+[.J120]*[.$J$1]+[.K120]*[.$K$1]+[.L120]*[.$L$1]+[.M120]*[.$M$1]+[.N120]*[.$N$1]+[.O120]*[.$O$1]+[.P120]*[.$P$1]+[.Q120]*[.$Q$1]+[.R120]*[.$R$1]+[.S120]*[.$S$1]+[.T120]*[.$T$1]+[.U120]*[.$U$1]+[.V120]*[.$V$1]+[.W120]*[.$W$1]+[.X120]*[.$X$1]+[.Y120]*[.$Y$1]+[.Z120]*[.$Z$1]+[.AA120]*[.$AA$1]+[.AB120]*[.$AB$1]+[.AC120]*[.$AC$1]+[.AD120]*[.$AD$1]+[.AE120]*[.$AE$1]+[.AF120]*[.$AF$1]+[.AG120]*[.$AG$1]+[.AH120]*[.$AH$1]+[.AI120]*[.$AI$1]+[.AJ120]*[.$AJ$1]+[.AK120]*[.$AK$1]+[.AL120]*[.$AL$1]+[.AM120]*[.$AM$1]+[.AN120]*[.$AN$1]+[.AO120]*[.$AO$1]+[.AP120]*[.$AP$1]+[.AQ120]*[.$AQ$1]+[.AR120]*[.$AR$1]+[.AS120]*[.$AS$1]+[.AT120]*[.$AT$1]+[.AU120]*[.$AU$1]+[.AV120]*[.$AV$1]+[.AW120]*[.$AW$1]+[.AX120]*[.$AX$1]+[.AY120]*[.$AY$1]+[.AZ120]*[.$AZ$1]+[.BA120]*[.$BA$1]+[.BB120]*[.$BB$1]+[.BC120]*[.$BC$1]+[.BD120]*[.$BD$1]+[.BE120]*[.$BE$1]+[.BF120]*[.$BF$1]+[.BG120]*[.$BG$1]+[.BH120]*[.$BH$1]+[.BI120]*[.$BI$1]+[.BJ120]*[.$BJ$1]+[.BK120]*[.$BK$1]+[.BL120]*[.$BL$1]+[.BM120]*[.$BM$1]+[.BN120]*[.$BN$1]+[.BO120]*[.$BO$1]+[.BP120]*[.$BP$1]+[.BQ120]*[.$BQ$1]+[.BR120]*[.$BR$1]+[.BS120]*[.$BS$1]+[.BT120]*[.$BT$1]+[.BU120]*[.$BU$1]+[.BV120]*[.$BV$1]+[.BW120]*[.$BW$1]+[.BX120]*[.$BX$1]+[.BY120]*[.$BY$1]+[.BZ120]*[.$BZ$1]+[.CA120]*[.$CA$1]+[.CB120]*[.$CB$1]+[.CC120]*[.$CC$1])/COUNT([.B120:.CC120]);0)" office:value-type="float" office:value="0" calcext:value-type="float">
            <text:p>0</text:p>
          </table:table-cell>
          <table:table-cell table:formula="of:=IF([.CE120]&lt;&gt;[.CD12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21:.CC121])/COUNT([.A121:.CC121]));0)" office:value-type="float" office:value="0" calcext:value-type="float">
            <text:p>0</text:p>
          </table:table-cell>
          <table:table-cell table:formula="of:=ROUND(([.B121]*[.$B$1]+[.C121]*[.$C$1]+[.D121]*[.$D$1]+[.E121]*[.$E$1]+[.F121]*[.$F$1]+[.G121]*[.$G$1]+[.H121]*[.$H$1]+[.I121]*[.$I$1]+[.J121]*[.$J$1]+[.K121]*[.$K$1]+[.L121]*[.$L$1]+[.M121]*[.$M$1]+[.N121]*[.$N$1]+[.O121]*[.$O$1]+[.P121]*[.$P$1]+[.Q121]*[.$Q$1]+[.R121]*[.$R$1]+[.S121]*[.$S$1]+[.T121]*[.$T$1]+[.U121]*[.$U$1]+[.V121]*[.$V$1]+[.W121]*[.$W$1]+[.X121]*[.$X$1]+[.Y121]*[.$Y$1]+[.Z121]*[.$Z$1]+[.AA121]*[.$AA$1]+[.AB121]*[.$AB$1]+[.AC121]*[.$AC$1]+[.AD121]*[.$AD$1]+[.AE121]*[.$AE$1]+[.AF121]*[.$AF$1]+[.AG121]*[.$AG$1]+[.AH121]*[.$AH$1]+[.AI121]*[.$AI$1]+[.AJ121]*[.$AJ$1]+[.AK121]*[.$AK$1]+[.AL121]*[.$AL$1]+[.AM121]*[.$AM$1]+[.AN121]*[.$AN$1]+[.AO121]*[.$AO$1]+[.AP121]*[.$AP$1]+[.AQ121]*[.$AQ$1]+[.AR121]*[.$AR$1]+[.AS121]*[.$AS$1]+[.AT121]*[.$AT$1]+[.AU121]*[.$AU$1]+[.AV121]*[.$AV$1]+[.AW121]*[.$AW$1]+[.AX121]*[.$AX$1]+[.AY121]*[.$AY$1]+[.AZ121]*[.$AZ$1]+[.BA121]*[.$BA$1]+[.BB121]*[.$BB$1]+[.BC121]*[.$BC$1]+[.BD121]*[.$BD$1]+[.BE121]*[.$BE$1]+[.BF121]*[.$BF$1]+[.BG121]*[.$BG$1]+[.BH121]*[.$BH$1]+[.BI121]*[.$BI$1]+[.BJ121]*[.$BJ$1]+[.BK121]*[.$BK$1]+[.BL121]*[.$BL$1]+[.BM121]*[.$BM$1]+[.BN121]*[.$BN$1]+[.BO121]*[.$BO$1]+[.BP121]*[.$BP$1]+[.BQ121]*[.$BQ$1]+[.BR121]*[.$BR$1]+[.BS121]*[.$BS$1]+[.BT121]*[.$BT$1]+[.BU121]*[.$BU$1]+[.BV121]*[.$BV$1]+[.BW121]*[.$BW$1]+[.BX121]*[.$BX$1]+[.BY121]*[.$BY$1]+[.BZ121]*[.$BZ$1]+[.CA121]*[.$CA$1]+[.CB121]*[.$CB$1]+[.CC121]*[.$CC$1])/COUNT([.B121:.CC121]);0)" office:value-type="float" office:value="0" calcext:value-type="float">
            <text:p>0</text:p>
          </table:table-cell>
          <table:table-cell table:formula="of:=IF([.CE121]&lt;&gt;[.CD12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ROUND((SUM([.B122:.CC122])/COUNT([.A122:.CC122]));0)" office:value-type="float" office:value="0" calcext:value-type="float">
            <text:p>0</text:p>
          </table:table-cell>
          <table:table-cell table:formula="of:=ROUND(([.B122]*[.$B$1]+[.C122]*[.$C$1]+[.D122]*[.$D$1]+[.E122]*[.$E$1]+[.F122]*[.$F$1]+[.G122]*[.$G$1]+[.H122]*[.$H$1]+[.I122]*[.$I$1]+[.J122]*[.$J$1]+[.K122]*[.$K$1]+[.L122]*[.$L$1]+[.M122]*[.$M$1]+[.N122]*[.$N$1]+[.O122]*[.$O$1]+[.P122]*[.$P$1]+[.Q122]*[.$Q$1]+[.R122]*[.$R$1]+[.S122]*[.$S$1]+[.T122]*[.$T$1]+[.U122]*[.$U$1]+[.V122]*[.$V$1]+[.W122]*[.$W$1]+[.X122]*[.$X$1]+[.Y122]*[.$Y$1]+[.Z122]*[.$Z$1]+[.AA122]*[.$AA$1]+[.AB122]*[.$AB$1]+[.AC122]*[.$AC$1]+[.AD122]*[.$AD$1]+[.AE122]*[.$AE$1]+[.AF122]*[.$AF$1]+[.AG122]*[.$AG$1]+[.AH122]*[.$AH$1]+[.AI122]*[.$AI$1]+[.AJ122]*[.$AJ$1]+[.AK122]*[.$AK$1]+[.AL122]*[.$AL$1]+[.AM122]*[.$AM$1]+[.AN122]*[.$AN$1]+[.AO122]*[.$AO$1]+[.AP122]*[.$AP$1]+[.AQ122]*[.$AQ$1]+[.AR122]*[.$AR$1]+[.AS122]*[.$AS$1]+[.AT122]*[.$AT$1]+[.AU122]*[.$AU$1]+[.AV122]*[.$AV$1]+[.AW122]*[.$AW$1]+[.AX122]*[.$AX$1]+[.AY122]*[.$AY$1]+[.AZ122]*[.$AZ$1]+[.BA122]*[.$BA$1]+[.BB122]*[.$BB$1]+[.BC122]*[.$BC$1]+[.BD122]*[.$BD$1]+[.BE122]*[.$BE$1]+[.BF122]*[.$BF$1]+[.BG122]*[.$BG$1]+[.BH122]*[.$BH$1]+[.BI122]*[.$BI$1]+[.BJ122]*[.$BJ$1]+[.BK122]*[.$BK$1]+[.BL122]*[.$BL$1]+[.BM122]*[.$BM$1]+[.BN122]*[.$BN$1]+[.BO122]*[.$BO$1]+[.BP122]*[.$BP$1]+[.BQ122]*[.$BQ$1]+[.BR122]*[.$BR$1]+[.BS122]*[.$BS$1]+[.BT122]*[.$BT$1]+[.BU122]*[.$BU$1]+[.BV122]*[.$BV$1]+[.BW122]*[.$BW$1]+[.BX122]*[.$BX$1]+[.BY122]*[.$BY$1]+[.BZ122]*[.$BZ$1]+[.CA122]*[.$CA$1]+[.CB122]*[.$CB$1]+[.CC122]*[.$CC$1])/COUNT([.B122:.CC122]);0)" office:value-type="float" office:value="0" calcext:value-type="float">
            <text:p>0</text:p>
          </table:table-cell>
          <table:table-cell table:formula="of:=IF([.CE122]&lt;&gt;[.CD12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23:.CC123])/COUNT([.A123:.CC123]));0)" office:value-type="float" office:value="0" calcext:value-type="float">
            <text:p>0</text:p>
          </table:table-cell>
          <table:table-cell table:formula="of:=ROUND(([.B123]*[.$B$1]+[.C123]*[.$C$1]+[.D123]*[.$D$1]+[.E123]*[.$E$1]+[.F123]*[.$F$1]+[.G123]*[.$G$1]+[.H123]*[.$H$1]+[.I123]*[.$I$1]+[.J123]*[.$J$1]+[.K123]*[.$K$1]+[.L123]*[.$L$1]+[.M123]*[.$M$1]+[.N123]*[.$N$1]+[.O123]*[.$O$1]+[.P123]*[.$P$1]+[.Q123]*[.$Q$1]+[.R123]*[.$R$1]+[.S123]*[.$S$1]+[.T123]*[.$T$1]+[.U123]*[.$U$1]+[.V123]*[.$V$1]+[.W123]*[.$W$1]+[.X123]*[.$X$1]+[.Y123]*[.$Y$1]+[.Z123]*[.$Z$1]+[.AA123]*[.$AA$1]+[.AB123]*[.$AB$1]+[.AC123]*[.$AC$1]+[.AD123]*[.$AD$1]+[.AE123]*[.$AE$1]+[.AF123]*[.$AF$1]+[.AG123]*[.$AG$1]+[.AH123]*[.$AH$1]+[.AI123]*[.$AI$1]+[.AJ123]*[.$AJ$1]+[.AK123]*[.$AK$1]+[.AL123]*[.$AL$1]+[.AM123]*[.$AM$1]+[.AN123]*[.$AN$1]+[.AO123]*[.$AO$1]+[.AP123]*[.$AP$1]+[.AQ123]*[.$AQ$1]+[.AR123]*[.$AR$1]+[.AS123]*[.$AS$1]+[.AT123]*[.$AT$1]+[.AU123]*[.$AU$1]+[.AV123]*[.$AV$1]+[.AW123]*[.$AW$1]+[.AX123]*[.$AX$1]+[.AY123]*[.$AY$1]+[.AZ123]*[.$AZ$1]+[.BA123]*[.$BA$1]+[.BB123]*[.$BB$1]+[.BC123]*[.$BC$1]+[.BD123]*[.$BD$1]+[.BE123]*[.$BE$1]+[.BF123]*[.$BF$1]+[.BG123]*[.$BG$1]+[.BH123]*[.$BH$1]+[.BI123]*[.$BI$1]+[.BJ123]*[.$BJ$1]+[.BK123]*[.$BK$1]+[.BL123]*[.$BL$1]+[.BM123]*[.$BM$1]+[.BN123]*[.$BN$1]+[.BO123]*[.$BO$1]+[.BP123]*[.$BP$1]+[.BQ123]*[.$BQ$1]+[.BR123]*[.$BR$1]+[.BS123]*[.$BS$1]+[.BT123]*[.$BT$1]+[.BU123]*[.$BU$1]+[.BV123]*[.$BV$1]+[.BW123]*[.$BW$1]+[.BX123]*[.$BX$1]+[.BY123]*[.$BY$1]+[.BZ123]*[.$BZ$1]+[.CA123]*[.$CA$1]+[.CB123]*[.$CB$1]+[.CC123]*[.$CC$1])/COUNT([.B123:.CC123]);0)" office:value-type="float" office:value="0" calcext:value-type="float">
            <text:p>0</text:p>
          </table:table-cell>
          <table:table-cell table:formula="of:=IF([.CE123]&lt;&gt;[.CD123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formula="of:=ROUND((SUM([.B124:.CC124])/COUNT([.A124:.CC124]));0)" office:value-type="float" office:value="1" calcext:value-type="float">
            <text:p>1</text:p>
          </table:table-cell>
          <table:table-cell table:formula="of:=ROUND(([.B124]*[.$B$1]+[.C124]*[.$C$1]+[.D124]*[.$D$1]+[.E124]*[.$E$1]+[.F124]*[.$F$1]+[.G124]*[.$G$1]+[.H124]*[.$H$1]+[.I124]*[.$I$1]+[.J124]*[.$J$1]+[.K124]*[.$K$1]+[.L124]*[.$L$1]+[.M124]*[.$M$1]+[.N124]*[.$N$1]+[.O124]*[.$O$1]+[.P124]*[.$P$1]+[.Q124]*[.$Q$1]+[.R124]*[.$R$1]+[.S124]*[.$S$1]+[.T124]*[.$T$1]+[.U124]*[.$U$1]+[.V124]*[.$V$1]+[.W124]*[.$W$1]+[.X124]*[.$X$1]+[.Y124]*[.$Y$1]+[.Z124]*[.$Z$1]+[.AA124]*[.$AA$1]+[.AB124]*[.$AB$1]+[.AC124]*[.$AC$1]+[.AD124]*[.$AD$1]+[.AE124]*[.$AE$1]+[.AF124]*[.$AF$1]+[.AG124]*[.$AG$1]+[.AH124]*[.$AH$1]+[.AI124]*[.$AI$1]+[.AJ124]*[.$AJ$1]+[.AK124]*[.$AK$1]+[.AL124]*[.$AL$1]+[.AM124]*[.$AM$1]+[.AN124]*[.$AN$1]+[.AO124]*[.$AO$1]+[.AP124]*[.$AP$1]+[.AQ124]*[.$AQ$1]+[.AR124]*[.$AR$1]+[.AS124]*[.$AS$1]+[.AT124]*[.$AT$1]+[.AU124]*[.$AU$1]+[.AV124]*[.$AV$1]+[.AW124]*[.$AW$1]+[.AX124]*[.$AX$1]+[.AY124]*[.$AY$1]+[.AZ124]*[.$AZ$1]+[.BA124]*[.$BA$1]+[.BB124]*[.$BB$1]+[.BC124]*[.$BC$1]+[.BD124]*[.$BD$1]+[.BE124]*[.$BE$1]+[.BF124]*[.$BF$1]+[.BG124]*[.$BG$1]+[.BH124]*[.$BH$1]+[.BI124]*[.$BI$1]+[.BJ124]*[.$BJ$1]+[.BK124]*[.$BK$1]+[.BL124]*[.$BL$1]+[.BM124]*[.$BM$1]+[.BN124]*[.$BN$1]+[.BO124]*[.$BO$1]+[.BP124]*[.$BP$1]+[.BQ124]*[.$BQ$1]+[.BR124]*[.$BR$1]+[.BS124]*[.$BS$1]+[.BT124]*[.$BT$1]+[.BU124]*[.$BU$1]+[.BV124]*[.$BV$1]+[.BW124]*[.$BW$1]+[.BX124]*[.$BX$1]+[.BY124]*[.$BY$1]+[.BZ124]*[.$BZ$1]+[.CA124]*[.$CA$1]+[.CB124]*[.$CB$1]+[.CC124]*[.$CC$1])/COUNT([.B124:.CC124]);0)" office:value-type="float" office:value="1" calcext:value-type="float">
            <text:p>1</text:p>
          </table:table-cell>
          <table:table-cell table:formula="of:=IF([.CE124]&lt;&gt;[.CD12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25:.CC125])/COUNT([.A125:.CC125]));0)" office:value-type="float" office:value="1" calcext:value-type="float">
            <text:p>1</text:p>
          </table:table-cell>
          <table:table-cell table:formula="of:=ROUND(([.B125]*[.$B$1]+[.C125]*[.$C$1]+[.D125]*[.$D$1]+[.E125]*[.$E$1]+[.F125]*[.$F$1]+[.G125]*[.$G$1]+[.H125]*[.$H$1]+[.I125]*[.$I$1]+[.J125]*[.$J$1]+[.K125]*[.$K$1]+[.L125]*[.$L$1]+[.M125]*[.$M$1]+[.N125]*[.$N$1]+[.O125]*[.$O$1]+[.P125]*[.$P$1]+[.Q125]*[.$Q$1]+[.R125]*[.$R$1]+[.S125]*[.$S$1]+[.T125]*[.$T$1]+[.U125]*[.$U$1]+[.V125]*[.$V$1]+[.W125]*[.$W$1]+[.X125]*[.$X$1]+[.Y125]*[.$Y$1]+[.Z125]*[.$Z$1]+[.AA125]*[.$AA$1]+[.AB125]*[.$AB$1]+[.AC125]*[.$AC$1]+[.AD125]*[.$AD$1]+[.AE125]*[.$AE$1]+[.AF125]*[.$AF$1]+[.AG125]*[.$AG$1]+[.AH125]*[.$AH$1]+[.AI125]*[.$AI$1]+[.AJ125]*[.$AJ$1]+[.AK125]*[.$AK$1]+[.AL125]*[.$AL$1]+[.AM125]*[.$AM$1]+[.AN125]*[.$AN$1]+[.AO125]*[.$AO$1]+[.AP125]*[.$AP$1]+[.AQ125]*[.$AQ$1]+[.AR125]*[.$AR$1]+[.AS125]*[.$AS$1]+[.AT125]*[.$AT$1]+[.AU125]*[.$AU$1]+[.AV125]*[.$AV$1]+[.AW125]*[.$AW$1]+[.AX125]*[.$AX$1]+[.AY125]*[.$AY$1]+[.AZ125]*[.$AZ$1]+[.BA125]*[.$BA$1]+[.BB125]*[.$BB$1]+[.BC125]*[.$BC$1]+[.BD125]*[.$BD$1]+[.BE125]*[.$BE$1]+[.BF125]*[.$BF$1]+[.BG125]*[.$BG$1]+[.BH125]*[.$BH$1]+[.BI125]*[.$BI$1]+[.BJ125]*[.$BJ$1]+[.BK125]*[.$BK$1]+[.BL125]*[.$BL$1]+[.BM125]*[.$BM$1]+[.BN125]*[.$BN$1]+[.BO125]*[.$BO$1]+[.BP125]*[.$BP$1]+[.BQ125]*[.$BQ$1]+[.BR125]*[.$BR$1]+[.BS125]*[.$BS$1]+[.BT125]*[.$BT$1]+[.BU125]*[.$BU$1]+[.BV125]*[.$BV$1]+[.BW125]*[.$BW$1]+[.BX125]*[.$BX$1]+[.BY125]*[.$BY$1]+[.BZ125]*[.$BZ$1]+[.CA125]*[.$CA$1]+[.CB125]*[.$CB$1]+[.CC125]*[.$CC$1])/COUNT([.B125:.CC125]);0)" office:value-type="float" office:value="1" calcext:value-type="float">
            <text:p>1</text:p>
          </table:table-cell>
          <table:table-cell table:formula="of:=IF([.CE125]&lt;&gt;[.CD125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ROUND((SUM([.B126:.CC126])/COUNT([.A126:.CC126]));0)" office:value-type="float" office:value="0" calcext:value-type="float">
            <text:p>0</text:p>
          </table:table-cell>
          <table:table-cell table:formula="of:=ROUND(([.B126]*[.$B$1]+[.C126]*[.$C$1]+[.D126]*[.$D$1]+[.E126]*[.$E$1]+[.F126]*[.$F$1]+[.G126]*[.$G$1]+[.H126]*[.$H$1]+[.I126]*[.$I$1]+[.J126]*[.$J$1]+[.K126]*[.$K$1]+[.L126]*[.$L$1]+[.M126]*[.$M$1]+[.N126]*[.$N$1]+[.O126]*[.$O$1]+[.P126]*[.$P$1]+[.Q126]*[.$Q$1]+[.R126]*[.$R$1]+[.S126]*[.$S$1]+[.T126]*[.$T$1]+[.U126]*[.$U$1]+[.V126]*[.$V$1]+[.W126]*[.$W$1]+[.X126]*[.$X$1]+[.Y126]*[.$Y$1]+[.Z126]*[.$Z$1]+[.AA126]*[.$AA$1]+[.AB126]*[.$AB$1]+[.AC126]*[.$AC$1]+[.AD126]*[.$AD$1]+[.AE126]*[.$AE$1]+[.AF126]*[.$AF$1]+[.AG126]*[.$AG$1]+[.AH126]*[.$AH$1]+[.AI126]*[.$AI$1]+[.AJ126]*[.$AJ$1]+[.AK126]*[.$AK$1]+[.AL126]*[.$AL$1]+[.AM126]*[.$AM$1]+[.AN126]*[.$AN$1]+[.AO126]*[.$AO$1]+[.AP126]*[.$AP$1]+[.AQ126]*[.$AQ$1]+[.AR126]*[.$AR$1]+[.AS126]*[.$AS$1]+[.AT126]*[.$AT$1]+[.AU126]*[.$AU$1]+[.AV126]*[.$AV$1]+[.AW126]*[.$AW$1]+[.AX126]*[.$AX$1]+[.AY126]*[.$AY$1]+[.AZ126]*[.$AZ$1]+[.BA126]*[.$BA$1]+[.BB126]*[.$BB$1]+[.BC126]*[.$BC$1]+[.BD126]*[.$BD$1]+[.BE126]*[.$BE$1]+[.BF126]*[.$BF$1]+[.BG126]*[.$BG$1]+[.BH126]*[.$BH$1]+[.BI126]*[.$BI$1]+[.BJ126]*[.$BJ$1]+[.BK126]*[.$BK$1]+[.BL126]*[.$BL$1]+[.BM126]*[.$BM$1]+[.BN126]*[.$BN$1]+[.BO126]*[.$BO$1]+[.BP126]*[.$BP$1]+[.BQ126]*[.$BQ$1]+[.BR126]*[.$BR$1]+[.BS126]*[.$BS$1]+[.BT126]*[.$BT$1]+[.BU126]*[.$BU$1]+[.BV126]*[.$BV$1]+[.BW126]*[.$BW$1]+[.BX126]*[.$BX$1]+[.BY126]*[.$BY$1]+[.BZ126]*[.$BZ$1]+[.CA126]*[.$CA$1]+[.CB126]*[.$CB$1]+[.CC126]*[.$CC$1])/COUNT([.B126:.CC126]);0)" office:value-type="float" office:value="0" calcext:value-type="float">
            <text:p>0</text:p>
          </table:table-cell>
          <table:table-cell table:formula="of:=IF([.CE126]&lt;&gt;[.CD12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27:.CC127])/COUNT([.A127:.CC127]));0)" office:value-type="float" office:value="0" calcext:value-type="float">
            <text:p>0</text:p>
          </table:table-cell>
          <table:table-cell table:formula="of:=ROUND(([.B127]*[.$B$1]+[.C127]*[.$C$1]+[.D127]*[.$D$1]+[.E127]*[.$E$1]+[.F127]*[.$F$1]+[.G127]*[.$G$1]+[.H127]*[.$H$1]+[.I127]*[.$I$1]+[.J127]*[.$J$1]+[.K127]*[.$K$1]+[.L127]*[.$L$1]+[.M127]*[.$M$1]+[.N127]*[.$N$1]+[.O127]*[.$O$1]+[.P127]*[.$P$1]+[.Q127]*[.$Q$1]+[.R127]*[.$R$1]+[.S127]*[.$S$1]+[.T127]*[.$T$1]+[.U127]*[.$U$1]+[.V127]*[.$V$1]+[.W127]*[.$W$1]+[.X127]*[.$X$1]+[.Y127]*[.$Y$1]+[.Z127]*[.$Z$1]+[.AA127]*[.$AA$1]+[.AB127]*[.$AB$1]+[.AC127]*[.$AC$1]+[.AD127]*[.$AD$1]+[.AE127]*[.$AE$1]+[.AF127]*[.$AF$1]+[.AG127]*[.$AG$1]+[.AH127]*[.$AH$1]+[.AI127]*[.$AI$1]+[.AJ127]*[.$AJ$1]+[.AK127]*[.$AK$1]+[.AL127]*[.$AL$1]+[.AM127]*[.$AM$1]+[.AN127]*[.$AN$1]+[.AO127]*[.$AO$1]+[.AP127]*[.$AP$1]+[.AQ127]*[.$AQ$1]+[.AR127]*[.$AR$1]+[.AS127]*[.$AS$1]+[.AT127]*[.$AT$1]+[.AU127]*[.$AU$1]+[.AV127]*[.$AV$1]+[.AW127]*[.$AW$1]+[.AX127]*[.$AX$1]+[.AY127]*[.$AY$1]+[.AZ127]*[.$AZ$1]+[.BA127]*[.$BA$1]+[.BB127]*[.$BB$1]+[.BC127]*[.$BC$1]+[.BD127]*[.$BD$1]+[.BE127]*[.$BE$1]+[.BF127]*[.$BF$1]+[.BG127]*[.$BG$1]+[.BH127]*[.$BH$1]+[.BI127]*[.$BI$1]+[.BJ127]*[.$BJ$1]+[.BK127]*[.$BK$1]+[.BL127]*[.$BL$1]+[.BM127]*[.$BM$1]+[.BN127]*[.$BN$1]+[.BO127]*[.$BO$1]+[.BP127]*[.$BP$1]+[.BQ127]*[.$BQ$1]+[.BR127]*[.$BR$1]+[.BS127]*[.$BS$1]+[.BT127]*[.$BT$1]+[.BU127]*[.$BU$1]+[.BV127]*[.$BV$1]+[.BW127]*[.$BW$1]+[.BX127]*[.$BX$1]+[.BY127]*[.$BY$1]+[.BZ127]*[.$BZ$1]+[.CA127]*[.$CA$1]+[.CB127]*[.$CB$1]+[.CC127]*[.$CC$1])/COUNT([.B127:.CC127]);0)" office:value-type="float" office:value="0" calcext:value-type="float">
            <text:p>0</text:p>
          </table:table-cell>
          <table:table-cell table:formula="of:=IF([.CE127]&lt;&gt;[.CD12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28:.CC128])/COUNT([.A128:.CC128]));0)" office:value-type="float" office:value="1" calcext:value-type="float">
            <text:p>1</text:p>
          </table:table-cell>
          <table:table-cell table:formula="of:=ROUND(([.B128]*[.$B$1]+[.C128]*[.$C$1]+[.D128]*[.$D$1]+[.E128]*[.$E$1]+[.F128]*[.$F$1]+[.G128]*[.$G$1]+[.H128]*[.$H$1]+[.I128]*[.$I$1]+[.J128]*[.$J$1]+[.K128]*[.$K$1]+[.L128]*[.$L$1]+[.M128]*[.$M$1]+[.N128]*[.$N$1]+[.O128]*[.$O$1]+[.P128]*[.$P$1]+[.Q128]*[.$Q$1]+[.R128]*[.$R$1]+[.S128]*[.$S$1]+[.T128]*[.$T$1]+[.U128]*[.$U$1]+[.V128]*[.$V$1]+[.W128]*[.$W$1]+[.X128]*[.$X$1]+[.Y128]*[.$Y$1]+[.Z128]*[.$Z$1]+[.AA128]*[.$AA$1]+[.AB128]*[.$AB$1]+[.AC128]*[.$AC$1]+[.AD128]*[.$AD$1]+[.AE128]*[.$AE$1]+[.AF128]*[.$AF$1]+[.AG128]*[.$AG$1]+[.AH128]*[.$AH$1]+[.AI128]*[.$AI$1]+[.AJ128]*[.$AJ$1]+[.AK128]*[.$AK$1]+[.AL128]*[.$AL$1]+[.AM128]*[.$AM$1]+[.AN128]*[.$AN$1]+[.AO128]*[.$AO$1]+[.AP128]*[.$AP$1]+[.AQ128]*[.$AQ$1]+[.AR128]*[.$AR$1]+[.AS128]*[.$AS$1]+[.AT128]*[.$AT$1]+[.AU128]*[.$AU$1]+[.AV128]*[.$AV$1]+[.AW128]*[.$AW$1]+[.AX128]*[.$AX$1]+[.AY128]*[.$AY$1]+[.AZ128]*[.$AZ$1]+[.BA128]*[.$BA$1]+[.BB128]*[.$BB$1]+[.BC128]*[.$BC$1]+[.BD128]*[.$BD$1]+[.BE128]*[.$BE$1]+[.BF128]*[.$BF$1]+[.BG128]*[.$BG$1]+[.BH128]*[.$BH$1]+[.BI128]*[.$BI$1]+[.BJ128]*[.$BJ$1]+[.BK128]*[.$BK$1]+[.BL128]*[.$BL$1]+[.BM128]*[.$BM$1]+[.BN128]*[.$BN$1]+[.BO128]*[.$BO$1]+[.BP128]*[.$BP$1]+[.BQ128]*[.$BQ$1]+[.BR128]*[.$BR$1]+[.BS128]*[.$BS$1]+[.BT128]*[.$BT$1]+[.BU128]*[.$BU$1]+[.BV128]*[.$BV$1]+[.BW128]*[.$BW$1]+[.BX128]*[.$BX$1]+[.BY128]*[.$BY$1]+[.BZ128]*[.$BZ$1]+[.CA128]*[.$CA$1]+[.CB128]*[.$CB$1]+[.CC128]*[.$CC$1])/COUNT([.B128:.CC128]);0)" office:value-type="float" office:value="1" calcext:value-type="float">
            <text:p>1</text:p>
          </table:table-cell>
          <table:table-cell table:formula="of:=IF([.CE128]&lt;&gt;[.CD12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29:.CC129])/COUNT([.A129:.CC129]));0)" office:value-type="float" office:value="1" calcext:value-type="float">
            <text:p>1</text:p>
          </table:table-cell>
          <table:table-cell table:formula="of:=ROUND(([.B129]*[.$B$1]+[.C129]*[.$C$1]+[.D129]*[.$D$1]+[.E129]*[.$E$1]+[.F129]*[.$F$1]+[.G129]*[.$G$1]+[.H129]*[.$H$1]+[.I129]*[.$I$1]+[.J129]*[.$J$1]+[.K129]*[.$K$1]+[.L129]*[.$L$1]+[.M129]*[.$M$1]+[.N129]*[.$N$1]+[.O129]*[.$O$1]+[.P129]*[.$P$1]+[.Q129]*[.$Q$1]+[.R129]*[.$R$1]+[.S129]*[.$S$1]+[.T129]*[.$T$1]+[.U129]*[.$U$1]+[.V129]*[.$V$1]+[.W129]*[.$W$1]+[.X129]*[.$X$1]+[.Y129]*[.$Y$1]+[.Z129]*[.$Z$1]+[.AA129]*[.$AA$1]+[.AB129]*[.$AB$1]+[.AC129]*[.$AC$1]+[.AD129]*[.$AD$1]+[.AE129]*[.$AE$1]+[.AF129]*[.$AF$1]+[.AG129]*[.$AG$1]+[.AH129]*[.$AH$1]+[.AI129]*[.$AI$1]+[.AJ129]*[.$AJ$1]+[.AK129]*[.$AK$1]+[.AL129]*[.$AL$1]+[.AM129]*[.$AM$1]+[.AN129]*[.$AN$1]+[.AO129]*[.$AO$1]+[.AP129]*[.$AP$1]+[.AQ129]*[.$AQ$1]+[.AR129]*[.$AR$1]+[.AS129]*[.$AS$1]+[.AT129]*[.$AT$1]+[.AU129]*[.$AU$1]+[.AV129]*[.$AV$1]+[.AW129]*[.$AW$1]+[.AX129]*[.$AX$1]+[.AY129]*[.$AY$1]+[.AZ129]*[.$AZ$1]+[.BA129]*[.$BA$1]+[.BB129]*[.$BB$1]+[.BC129]*[.$BC$1]+[.BD129]*[.$BD$1]+[.BE129]*[.$BE$1]+[.BF129]*[.$BF$1]+[.BG129]*[.$BG$1]+[.BH129]*[.$BH$1]+[.BI129]*[.$BI$1]+[.BJ129]*[.$BJ$1]+[.BK129]*[.$BK$1]+[.BL129]*[.$BL$1]+[.BM129]*[.$BM$1]+[.BN129]*[.$BN$1]+[.BO129]*[.$BO$1]+[.BP129]*[.$BP$1]+[.BQ129]*[.$BQ$1]+[.BR129]*[.$BR$1]+[.BS129]*[.$BS$1]+[.BT129]*[.$BT$1]+[.BU129]*[.$BU$1]+[.BV129]*[.$BV$1]+[.BW129]*[.$BW$1]+[.BX129]*[.$BX$1]+[.BY129]*[.$BY$1]+[.BZ129]*[.$BZ$1]+[.CA129]*[.$CA$1]+[.CB129]*[.$CB$1]+[.CC129]*[.$CC$1])/COUNT([.B129:.CC129]);0)" office:value-type="float" office:value="1" calcext:value-type="float">
            <text:p>1</text:p>
          </table:table-cell>
          <table:table-cell table:formula="of:=IF([.CE129]&lt;&gt;[.CD12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30:.CC130])/COUNT([.A130:.CC130]));0)" office:value-type="float" office:value="1" calcext:value-type="float">
            <text:p>1</text:p>
          </table:table-cell>
          <table:table-cell table:formula="of:=ROUND(([.B130]*[.$B$1]+[.C130]*[.$C$1]+[.D130]*[.$D$1]+[.E130]*[.$E$1]+[.F130]*[.$F$1]+[.G130]*[.$G$1]+[.H130]*[.$H$1]+[.I130]*[.$I$1]+[.J130]*[.$J$1]+[.K130]*[.$K$1]+[.L130]*[.$L$1]+[.M130]*[.$M$1]+[.N130]*[.$N$1]+[.O130]*[.$O$1]+[.P130]*[.$P$1]+[.Q130]*[.$Q$1]+[.R130]*[.$R$1]+[.S130]*[.$S$1]+[.T130]*[.$T$1]+[.U130]*[.$U$1]+[.V130]*[.$V$1]+[.W130]*[.$W$1]+[.X130]*[.$X$1]+[.Y130]*[.$Y$1]+[.Z130]*[.$Z$1]+[.AA130]*[.$AA$1]+[.AB130]*[.$AB$1]+[.AC130]*[.$AC$1]+[.AD130]*[.$AD$1]+[.AE130]*[.$AE$1]+[.AF130]*[.$AF$1]+[.AG130]*[.$AG$1]+[.AH130]*[.$AH$1]+[.AI130]*[.$AI$1]+[.AJ130]*[.$AJ$1]+[.AK130]*[.$AK$1]+[.AL130]*[.$AL$1]+[.AM130]*[.$AM$1]+[.AN130]*[.$AN$1]+[.AO130]*[.$AO$1]+[.AP130]*[.$AP$1]+[.AQ130]*[.$AQ$1]+[.AR130]*[.$AR$1]+[.AS130]*[.$AS$1]+[.AT130]*[.$AT$1]+[.AU130]*[.$AU$1]+[.AV130]*[.$AV$1]+[.AW130]*[.$AW$1]+[.AX130]*[.$AX$1]+[.AY130]*[.$AY$1]+[.AZ130]*[.$AZ$1]+[.BA130]*[.$BA$1]+[.BB130]*[.$BB$1]+[.BC130]*[.$BC$1]+[.BD130]*[.$BD$1]+[.BE130]*[.$BE$1]+[.BF130]*[.$BF$1]+[.BG130]*[.$BG$1]+[.BH130]*[.$BH$1]+[.BI130]*[.$BI$1]+[.BJ130]*[.$BJ$1]+[.BK130]*[.$BK$1]+[.BL130]*[.$BL$1]+[.BM130]*[.$BM$1]+[.BN130]*[.$BN$1]+[.BO130]*[.$BO$1]+[.BP130]*[.$BP$1]+[.BQ130]*[.$BQ$1]+[.BR130]*[.$BR$1]+[.BS130]*[.$BS$1]+[.BT130]*[.$BT$1]+[.BU130]*[.$BU$1]+[.BV130]*[.$BV$1]+[.BW130]*[.$BW$1]+[.BX130]*[.$BX$1]+[.BY130]*[.$BY$1]+[.BZ130]*[.$BZ$1]+[.CA130]*[.$CA$1]+[.CB130]*[.$CB$1]+[.CC130]*[.$CC$1])/COUNT([.B130:.CC130]);0)" office:value-type="float" office:value="1" calcext:value-type="float">
            <text:p>1</text:p>
          </table:table-cell>
          <table:table-cell table:formula="of:=IF([.CE130]&lt;&gt;[.CD13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31:.CC131])/COUNT([.A131:.CC131]));0)" office:value-type="float" office:value="1" calcext:value-type="float">
            <text:p>1</text:p>
          </table:table-cell>
          <table:table-cell table:formula="of:=ROUND(([.B131]*[.$B$1]+[.C131]*[.$C$1]+[.D131]*[.$D$1]+[.E131]*[.$E$1]+[.F131]*[.$F$1]+[.G131]*[.$G$1]+[.H131]*[.$H$1]+[.I131]*[.$I$1]+[.J131]*[.$J$1]+[.K131]*[.$K$1]+[.L131]*[.$L$1]+[.M131]*[.$M$1]+[.N131]*[.$N$1]+[.O131]*[.$O$1]+[.P131]*[.$P$1]+[.Q131]*[.$Q$1]+[.R131]*[.$R$1]+[.S131]*[.$S$1]+[.T131]*[.$T$1]+[.U131]*[.$U$1]+[.V131]*[.$V$1]+[.W131]*[.$W$1]+[.X131]*[.$X$1]+[.Y131]*[.$Y$1]+[.Z131]*[.$Z$1]+[.AA131]*[.$AA$1]+[.AB131]*[.$AB$1]+[.AC131]*[.$AC$1]+[.AD131]*[.$AD$1]+[.AE131]*[.$AE$1]+[.AF131]*[.$AF$1]+[.AG131]*[.$AG$1]+[.AH131]*[.$AH$1]+[.AI131]*[.$AI$1]+[.AJ131]*[.$AJ$1]+[.AK131]*[.$AK$1]+[.AL131]*[.$AL$1]+[.AM131]*[.$AM$1]+[.AN131]*[.$AN$1]+[.AO131]*[.$AO$1]+[.AP131]*[.$AP$1]+[.AQ131]*[.$AQ$1]+[.AR131]*[.$AR$1]+[.AS131]*[.$AS$1]+[.AT131]*[.$AT$1]+[.AU131]*[.$AU$1]+[.AV131]*[.$AV$1]+[.AW131]*[.$AW$1]+[.AX131]*[.$AX$1]+[.AY131]*[.$AY$1]+[.AZ131]*[.$AZ$1]+[.BA131]*[.$BA$1]+[.BB131]*[.$BB$1]+[.BC131]*[.$BC$1]+[.BD131]*[.$BD$1]+[.BE131]*[.$BE$1]+[.BF131]*[.$BF$1]+[.BG131]*[.$BG$1]+[.BH131]*[.$BH$1]+[.BI131]*[.$BI$1]+[.BJ131]*[.$BJ$1]+[.BK131]*[.$BK$1]+[.BL131]*[.$BL$1]+[.BM131]*[.$BM$1]+[.BN131]*[.$BN$1]+[.BO131]*[.$BO$1]+[.BP131]*[.$BP$1]+[.BQ131]*[.$BQ$1]+[.BR131]*[.$BR$1]+[.BS131]*[.$BS$1]+[.BT131]*[.$BT$1]+[.BU131]*[.$BU$1]+[.BV131]*[.$BV$1]+[.BW131]*[.$BW$1]+[.BX131]*[.$BX$1]+[.BY131]*[.$BY$1]+[.BZ131]*[.$BZ$1]+[.CA131]*[.$CA$1]+[.CB131]*[.$CB$1]+[.CC131]*[.$CC$1])/COUNT([.B131:.CC131]);0)" office:value-type="float" office:value="1" calcext:value-type="float">
            <text:p>1</text:p>
          </table:table-cell>
          <table:table-cell table:formula="of:=IF([.CE131]&lt;&gt;[.CD13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2:.CC132])/COUNT([.A132:.CC132]));0)" office:value-type="float" office:value="0" calcext:value-type="float">
            <text:p>0</text:p>
          </table:table-cell>
          <table:table-cell table:formula="of:=ROUND(([.B132]*[.$B$1]+[.C132]*[.$C$1]+[.D132]*[.$D$1]+[.E132]*[.$E$1]+[.F132]*[.$F$1]+[.G132]*[.$G$1]+[.H132]*[.$H$1]+[.I132]*[.$I$1]+[.J132]*[.$J$1]+[.K132]*[.$K$1]+[.L132]*[.$L$1]+[.M132]*[.$M$1]+[.N132]*[.$N$1]+[.O132]*[.$O$1]+[.P132]*[.$P$1]+[.Q132]*[.$Q$1]+[.R132]*[.$R$1]+[.S132]*[.$S$1]+[.T132]*[.$T$1]+[.U132]*[.$U$1]+[.V132]*[.$V$1]+[.W132]*[.$W$1]+[.X132]*[.$X$1]+[.Y132]*[.$Y$1]+[.Z132]*[.$Z$1]+[.AA132]*[.$AA$1]+[.AB132]*[.$AB$1]+[.AC132]*[.$AC$1]+[.AD132]*[.$AD$1]+[.AE132]*[.$AE$1]+[.AF132]*[.$AF$1]+[.AG132]*[.$AG$1]+[.AH132]*[.$AH$1]+[.AI132]*[.$AI$1]+[.AJ132]*[.$AJ$1]+[.AK132]*[.$AK$1]+[.AL132]*[.$AL$1]+[.AM132]*[.$AM$1]+[.AN132]*[.$AN$1]+[.AO132]*[.$AO$1]+[.AP132]*[.$AP$1]+[.AQ132]*[.$AQ$1]+[.AR132]*[.$AR$1]+[.AS132]*[.$AS$1]+[.AT132]*[.$AT$1]+[.AU132]*[.$AU$1]+[.AV132]*[.$AV$1]+[.AW132]*[.$AW$1]+[.AX132]*[.$AX$1]+[.AY132]*[.$AY$1]+[.AZ132]*[.$AZ$1]+[.BA132]*[.$BA$1]+[.BB132]*[.$BB$1]+[.BC132]*[.$BC$1]+[.BD132]*[.$BD$1]+[.BE132]*[.$BE$1]+[.BF132]*[.$BF$1]+[.BG132]*[.$BG$1]+[.BH132]*[.$BH$1]+[.BI132]*[.$BI$1]+[.BJ132]*[.$BJ$1]+[.BK132]*[.$BK$1]+[.BL132]*[.$BL$1]+[.BM132]*[.$BM$1]+[.BN132]*[.$BN$1]+[.BO132]*[.$BO$1]+[.BP132]*[.$BP$1]+[.BQ132]*[.$BQ$1]+[.BR132]*[.$BR$1]+[.BS132]*[.$BS$1]+[.BT132]*[.$BT$1]+[.BU132]*[.$BU$1]+[.BV132]*[.$BV$1]+[.BW132]*[.$BW$1]+[.BX132]*[.$BX$1]+[.BY132]*[.$BY$1]+[.BZ132]*[.$BZ$1]+[.CA132]*[.$CA$1]+[.CB132]*[.$CB$1]+[.CC132]*[.$CC$1])/COUNT([.B132:.CC132]);0)" office:value-type="float" office:value="0" calcext:value-type="float">
            <text:p>0</text:p>
          </table:table-cell>
          <table:table-cell table:formula="of:=IF([.CE132]&lt;&gt;[.CD13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3:.CC133])/COUNT([.A133:.CC133]));0)" office:value-type="float" office:value="0" calcext:value-type="float">
            <text:p>0</text:p>
          </table:table-cell>
          <table:table-cell table:formula="of:=ROUND(([.B133]*[.$B$1]+[.C133]*[.$C$1]+[.D133]*[.$D$1]+[.E133]*[.$E$1]+[.F133]*[.$F$1]+[.G133]*[.$G$1]+[.H133]*[.$H$1]+[.I133]*[.$I$1]+[.J133]*[.$J$1]+[.K133]*[.$K$1]+[.L133]*[.$L$1]+[.M133]*[.$M$1]+[.N133]*[.$N$1]+[.O133]*[.$O$1]+[.P133]*[.$P$1]+[.Q133]*[.$Q$1]+[.R133]*[.$R$1]+[.S133]*[.$S$1]+[.T133]*[.$T$1]+[.U133]*[.$U$1]+[.V133]*[.$V$1]+[.W133]*[.$W$1]+[.X133]*[.$X$1]+[.Y133]*[.$Y$1]+[.Z133]*[.$Z$1]+[.AA133]*[.$AA$1]+[.AB133]*[.$AB$1]+[.AC133]*[.$AC$1]+[.AD133]*[.$AD$1]+[.AE133]*[.$AE$1]+[.AF133]*[.$AF$1]+[.AG133]*[.$AG$1]+[.AH133]*[.$AH$1]+[.AI133]*[.$AI$1]+[.AJ133]*[.$AJ$1]+[.AK133]*[.$AK$1]+[.AL133]*[.$AL$1]+[.AM133]*[.$AM$1]+[.AN133]*[.$AN$1]+[.AO133]*[.$AO$1]+[.AP133]*[.$AP$1]+[.AQ133]*[.$AQ$1]+[.AR133]*[.$AR$1]+[.AS133]*[.$AS$1]+[.AT133]*[.$AT$1]+[.AU133]*[.$AU$1]+[.AV133]*[.$AV$1]+[.AW133]*[.$AW$1]+[.AX133]*[.$AX$1]+[.AY133]*[.$AY$1]+[.AZ133]*[.$AZ$1]+[.BA133]*[.$BA$1]+[.BB133]*[.$BB$1]+[.BC133]*[.$BC$1]+[.BD133]*[.$BD$1]+[.BE133]*[.$BE$1]+[.BF133]*[.$BF$1]+[.BG133]*[.$BG$1]+[.BH133]*[.$BH$1]+[.BI133]*[.$BI$1]+[.BJ133]*[.$BJ$1]+[.BK133]*[.$BK$1]+[.BL133]*[.$BL$1]+[.BM133]*[.$BM$1]+[.BN133]*[.$BN$1]+[.BO133]*[.$BO$1]+[.BP133]*[.$BP$1]+[.BQ133]*[.$BQ$1]+[.BR133]*[.$BR$1]+[.BS133]*[.$BS$1]+[.BT133]*[.$BT$1]+[.BU133]*[.$BU$1]+[.BV133]*[.$BV$1]+[.BW133]*[.$BW$1]+[.BX133]*[.$BX$1]+[.BY133]*[.$BY$1]+[.BZ133]*[.$BZ$1]+[.CA133]*[.$CA$1]+[.CB133]*[.$CB$1]+[.CC133]*[.$CC$1])/COUNT([.B133:.CC133]);0)" office:value-type="float" office:value="0" calcext:value-type="float">
            <text:p>0</text:p>
          </table:table-cell>
          <table:table-cell table:formula="of:=IF([.CE133]&lt;&gt;[.CD13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4:.CC134])/COUNT([.A134:.CC134]));0)" office:value-type="float" office:value="0" calcext:value-type="float">
            <text:p>0</text:p>
          </table:table-cell>
          <table:table-cell table:formula="of:=ROUND(([.B134]*[.$B$1]+[.C134]*[.$C$1]+[.D134]*[.$D$1]+[.E134]*[.$E$1]+[.F134]*[.$F$1]+[.G134]*[.$G$1]+[.H134]*[.$H$1]+[.I134]*[.$I$1]+[.J134]*[.$J$1]+[.K134]*[.$K$1]+[.L134]*[.$L$1]+[.M134]*[.$M$1]+[.N134]*[.$N$1]+[.O134]*[.$O$1]+[.P134]*[.$P$1]+[.Q134]*[.$Q$1]+[.R134]*[.$R$1]+[.S134]*[.$S$1]+[.T134]*[.$T$1]+[.U134]*[.$U$1]+[.V134]*[.$V$1]+[.W134]*[.$W$1]+[.X134]*[.$X$1]+[.Y134]*[.$Y$1]+[.Z134]*[.$Z$1]+[.AA134]*[.$AA$1]+[.AB134]*[.$AB$1]+[.AC134]*[.$AC$1]+[.AD134]*[.$AD$1]+[.AE134]*[.$AE$1]+[.AF134]*[.$AF$1]+[.AG134]*[.$AG$1]+[.AH134]*[.$AH$1]+[.AI134]*[.$AI$1]+[.AJ134]*[.$AJ$1]+[.AK134]*[.$AK$1]+[.AL134]*[.$AL$1]+[.AM134]*[.$AM$1]+[.AN134]*[.$AN$1]+[.AO134]*[.$AO$1]+[.AP134]*[.$AP$1]+[.AQ134]*[.$AQ$1]+[.AR134]*[.$AR$1]+[.AS134]*[.$AS$1]+[.AT134]*[.$AT$1]+[.AU134]*[.$AU$1]+[.AV134]*[.$AV$1]+[.AW134]*[.$AW$1]+[.AX134]*[.$AX$1]+[.AY134]*[.$AY$1]+[.AZ134]*[.$AZ$1]+[.BA134]*[.$BA$1]+[.BB134]*[.$BB$1]+[.BC134]*[.$BC$1]+[.BD134]*[.$BD$1]+[.BE134]*[.$BE$1]+[.BF134]*[.$BF$1]+[.BG134]*[.$BG$1]+[.BH134]*[.$BH$1]+[.BI134]*[.$BI$1]+[.BJ134]*[.$BJ$1]+[.BK134]*[.$BK$1]+[.BL134]*[.$BL$1]+[.BM134]*[.$BM$1]+[.BN134]*[.$BN$1]+[.BO134]*[.$BO$1]+[.BP134]*[.$BP$1]+[.BQ134]*[.$BQ$1]+[.BR134]*[.$BR$1]+[.BS134]*[.$BS$1]+[.BT134]*[.$BT$1]+[.BU134]*[.$BU$1]+[.BV134]*[.$BV$1]+[.BW134]*[.$BW$1]+[.BX134]*[.$BX$1]+[.BY134]*[.$BY$1]+[.BZ134]*[.$BZ$1]+[.CA134]*[.$CA$1]+[.CB134]*[.$CB$1]+[.CC134]*[.$CC$1])/COUNT([.B134:.CC134]);0)" office:value-type="float" office:value="0" calcext:value-type="float">
            <text:p>0</text:p>
          </table:table-cell>
          <table:table-cell table:formula="of:=IF([.CE134]&lt;&gt;[.CD13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5:.CC135])/COUNT([.A135:.CC135]));0)" office:value-type="float" office:value="0" calcext:value-type="float">
            <text:p>0</text:p>
          </table:table-cell>
          <table:table-cell table:formula="of:=ROUND(([.B135]*[.$B$1]+[.C135]*[.$C$1]+[.D135]*[.$D$1]+[.E135]*[.$E$1]+[.F135]*[.$F$1]+[.G135]*[.$G$1]+[.H135]*[.$H$1]+[.I135]*[.$I$1]+[.J135]*[.$J$1]+[.K135]*[.$K$1]+[.L135]*[.$L$1]+[.M135]*[.$M$1]+[.N135]*[.$N$1]+[.O135]*[.$O$1]+[.P135]*[.$P$1]+[.Q135]*[.$Q$1]+[.R135]*[.$R$1]+[.S135]*[.$S$1]+[.T135]*[.$T$1]+[.U135]*[.$U$1]+[.V135]*[.$V$1]+[.W135]*[.$W$1]+[.X135]*[.$X$1]+[.Y135]*[.$Y$1]+[.Z135]*[.$Z$1]+[.AA135]*[.$AA$1]+[.AB135]*[.$AB$1]+[.AC135]*[.$AC$1]+[.AD135]*[.$AD$1]+[.AE135]*[.$AE$1]+[.AF135]*[.$AF$1]+[.AG135]*[.$AG$1]+[.AH135]*[.$AH$1]+[.AI135]*[.$AI$1]+[.AJ135]*[.$AJ$1]+[.AK135]*[.$AK$1]+[.AL135]*[.$AL$1]+[.AM135]*[.$AM$1]+[.AN135]*[.$AN$1]+[.AO135]*[.$AO$1]+[.AP135]*[.$AP$1]+[.AQ135]*[.$AQ$1]+[.AR135]*[.$AR$1]+[.AS135]*[.$AS$1]+[.AT135]*[.$AT$1]+[.AU135]*[.$AU$1]+[.AV135]*[.$AV$1]+[.AW135]*[.$AW$1]+[.AX135]*[.$AX$1]+[.AY135]*[.$AY$1]+[.AZ135]*[.$AZ$1]+[.BA135]*[.$BA$1]+[.BB135]*[.$BB$1]+[.BC135]*[.$BC$1]+[.BD135]*[.$BD$1]+[.BE135]*[.$BE$1]+[.BF135]*[.$BF$1]+[.BG135]*[.$BG$1]+[.BH135]*[.$BH$1]+[.BI135]*[.$BI$1]+[.BJ135]*[.$BJ$1]+[.BK135]*[.$BK$1]+[.BL135]*[.$BL$1]+[.BM135]*[.$BM$1]+[.BN135]*[.$BN$1]+[.BO135]*[.$BO$1]+[.BP135]*[.$BP$1]+[.BQ135]*[.$BQ$1]+[.BR135]*[.$BR$1]+[.BS135]*[.$BS$1]+[.BT135]*[.$BT$1]+[.BU135]*[.$BU$1]+[.BV135]*[.$BV$1]+[.BW135]*[.$BW$1]+[.BX135]*[.$BX$1]+[.BY135]*[.$BY$1]+[.BZ135]*[.$BZ$1]+[.CA135]*[.$CA$1]+[.CB135]*[.$CB$1]+[.CC135]*[.$CC$1])/COUNT([.B135:.CC135]);0)" office:value-type="float" office:value="0" calcext:value-type="float">
            <text:p>0</text:p>
          </table:table-cell>
          <table:table-cell table:formula="of:=IF([.CE135]&lt;&gt;[.CD13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6:.CC136])/COUNT([.A136:.CC136]));0)" office:value-type="float" office:value="0" calcext:value-type="float">
            <text:p>0</text:p>
          </table:table-cell>
          <table:table-cell table:formula="of:=ROUND(([.B136]*[.$B$1]+[.C136]*[.$C$1]+[.D136]*[.$D$1]+[.E136]*[.$E$1]+[.F136]*[.$F$1]+[.G136]*[.$G$1]+[.H136]*[.$H$1]+[.I136]*[.$I$1]+[.J136]*[.$J$1]+[.K136]*[.$K$1]+[.L136]*[.$L$1]+[.M136]*[.$M$1]+[.N136]*[.$N$1]+[.O136]*[.$O$1]+[.P136]*[.$P$1]+[.Q136]*[.$Q$1]+[.R136]*[.$R$1]+[.S136]*[.$S$1]+[.T136]*[.$T$1]+[.U136]*[.$U$1]+[.V136]*[.$V$1]+[.W136]*[.$W$1]+[.X136]*[.$X$1]+[.Y136]*[.$Y$1]+[.Z136]*[.$Z$1]+[.AA136]*[.$AA$1]+[.AB136]*[.$AB$1]+[.AC136]*[.$AC$1]+[.AD136]*[.$AD$1]+[.AE136]*[.$AE$1]+[.AF136]*[.$AF$1]+[.AG136]*[.$AG$1]+[.AH136]*[.$AH$1]+[.AI136]*[.$AI$1]+[.AJ136]*[.$AJ$1]+[.AK136]*[.$AK$1]+[.AL136]*[.$AL$1]+[.AM136]*[.$AM$1]+[.AN136]*[.$AN$1]+[.AO136]*[.$AO$1]+[.AP136]*[.$AP$1]+[.AQ136]*[.$AQ$1]+[.AR136]*[.$AR$1]+[.AS136]*[.$AS$1]+[.AT136]*[.$AT$1]+[.AU136]*[.$AU$1]+[.AV136]*[.$AV$1]+[.AW136]*[.$AW$1]+[.AX136]*[.$AX$1]+[.AY136]*[.$AY$1]+[.AZ136]*[.$AZ$1]+[.BA136]*[.$BA$1]+[.BB136]*[.$BB$1]+[.BC136]*[.$BC$1]+[.BD136]*[.$BD$1]+[.BE136]*[.$BE$1]+[.BF136]*[.$BF$1]+[.BG136]*[.$BG$1]+[.BH136]*[.$BH$1]+[.BI136]*[.$BI$1]+[.BJ136]*[.$BJ$1]+[.BK136]*[.$BK$1]+[.BL136]*[.$BL$1]+[.BM136]*[.$BM$1]+[.BN136]*[.$BN$1]+[.BO136]*[.$BO$1]+[.BP136]*[.$BP$1]+[.BQ136]*[.$BQ$1]+[.BR136]*[.$BR$1]+[.BS136]*[.$BS$1]+[.BT136]*[.$BT$1]+[.BU136]*[.$BU$1]+[.BV136]*[.$BV$1]+[.BW136]*[.$BW$1]+[.BX136]*[.$BX$1]+[.BY136]*[.$BY$1]+[.BZ136]*[.$BZ$1]+[.CA136]*[.$CA$1]+[.CB136]*[.$CB$1]+[.CC136]*[.$CC$1])/COUNT([.B136:.CC136]);0)" office:value-type="float" office:value="0" calcext:value-type="float">
            <text:p>0</text:p>
          </table:table-cell>
          <table:table-cell table:formula="of:=IF([.CE136]&lt;&gt;[.CD13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7:.CC137])/COUNT([.A137:.CC137]));0)" office:value-type="float" office:value="0" calcext:value-type="float">
            <text:p>0</text:p>
          </table:table-cell>
          <table:table-cell table:formula="of:=ROUND(([.B137]*[.$B$1]+[.C137]*[.$C$1]+[.D137]*[.$D$1]+[.E137]*[.$E$1]+[.F137]*[.$F$1]+[.G137]*[.$G$1]+[.H137]*[.$H$1]+[.I137]*[.$I$1]+[.J137]*[.$J$1]+[.K137]*[.$K$1]+[.L137]*[.$L$1]+[.M137]*[.$M$1]+[.N137]*[.$N$1]+[.O137]*[.$O$1]+[.P137]*[.$P$1]+[.Q137]*[.$Q$1]+[.R137]*[.$R$1]+[.S137]*[.$S$1]+[.T137]*[.$T$1]+[.U137]*[.$U$1]+[.V137]*[.$V$1]+[.W137]*[.$W$1]+[.X137]*[.$X$1]+[.Y137]*[.$Y$1]+[.Z137]*[.$Z$1]+[.AA137]*[.$AA$1]+[.AB137]*[.$AB$1]+[.AC137]*[.$AC$1]+[.AD137]*[.$AD$1]+[.AE137]*[.$AE$1]+[.AF137]*[.$AF$1]+[.AG137]*[.$AG$1]+[.AH137]*[.$AH$1]+[.AI137]*[.$AI$1]+[.AJ137]*[.$AJ$1]+[.AK137]*[.$AK$1]+[.AL137]*[.$AL$1]+[.AM137]*[.$AM$1]+[.AN137]*[.$AN$1]+[.AO137]*[.$AO$1]+[.AP137]*[.$AP$1]+[.AQ137]*[.$AQ$1]+[.AR137]*[.$AR$1]+[.AS137]*[.$AS$1]+[.AT137]*[.$AT$1]+[.AU137]*[.$AU$1]+[.AV137]*[.$AV$1]+[.AW137]*[.$AW$1]+[.AX137]*[.$AX$1]+[.AY137]*[.$AY$1]+[.AZ137]*[.$AZ$1]+[.BA137]*[.$BA$1]+[.BB137]*[.$BB$1]+[.BC137]*[.$BC$1]+[.BD137]*[.$BD$1]+[.BE137]*[.$BE$1]+[.BF137]*[.$BF$1]+[.BG137]*[.$BG$1]+[.BH137]*[.$BH$1]+[.BI137]*[.$BI$1]+[.BJ137]*[.$BJ$1]+[.BK137]*[.$BK$1]+[.BL137]*[.$BL$1]+[.BM137]*[.$BM$1]+[.BN137]*[.$BN$1]+[.BO137]*[.$BO$1]+[.BP137]*[.$BP$1]+[.BQ137]*[.$BQ$1]+[.BR137]*[.$BR$1]+[.BS137]*[.$BS$1]+[.BT137]*[.$BT$1]+[.BU137]*[.$BU$1]+[.BV137]*[.$BV$1]+[.BW137]*[.$BW$1]+[.BX137]*[.$BX$1]+[.BY137]*[.$BY$1]+[.BZ137]*[.$BZ$1]+[.CA137]*[.$CA$1]+[.CB137]*[.$CB$1]+[.CC137]*[.$CC$1])/COUNT([.B137:.CC137]);0)" office:value-type="float" office:value="0" calcext:value-type="float">
            <text:p>0</text:p>
          </table:table-cell>
          <table:table-cell table:formula="of:=IF([.CE137]&lt;&gt;[.CD13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8:.CC138])/COUNT([.A138:.CC138]));0)" office:value-type="float" office:value="0" calcext:value-type="float">
            <text:p>0</text:p>
          </table:table-cell>
          <table:table-cell table:formula="of:=ROUND(([.B138]*[.$B$1]+[.C138]*[.$C$1]+[.D138]*[.$D$1]+[.E138]*[.$E$1]+[.F138]*[.$F$1]+[.G138]*[.$G$1]+[.H138]*[.$H$1]+[.I138]*[.$I$1]+[.J138]*[.$J$1]+[.K138]*[.$K$1]+[.L138]*[.$L$1]+[.M138]*[.$M$1]+[.N138]*[.$N$1]+[.O138]*[.$O$1]+[.P138]*[.$P$1]+[.Q138]*[.$Q$1]+[.R138]*[.$R$1]+[.S138]*[.$S$1]+[.T138]*[.$T$1]+[.U138]*[.$U$1]+[.V138]*[.$V$1]+[.W138]*[.$W$1]+[.X138]*[.$X$1]+[.Y138]*[.$Y$1]+[.Z138]*[.$Z$1]+[.AA138]*[.$AA$1]+[.AB138]*[.$AB$1]+[.AC138]*[.$AC$1]+[.AD138]*[.$AD$1]+[.AE138]*[.$AE$1]+[.AF138]*[.$AF$1]+[.AG138]*[.$AG$1]+[.AH138]*[.$AH$1]+[.AI138]*[.$AI$1]+[.AJ138]*[.$AJ$1]+[.AK138]*[.$AK$1]+[.AL138]*[.$AL$1]+[.AM138]*[.$AM$1]+[.AN138]*[.$AN$1]+[.AO138]*[.$AO$1]+[.AP138]*[.$AP$1]+[.AQ138]*[.$AQ$1]+[.AR138]*[.$AR$1]+[.AS138]*[.$AS$1]+[.AT138]*[.$AT$1]+[.AU138]*[.$AU$1]+[.AV138]*[.$AV$1]+[.AW138]*[.$AW$1]+[.AX138]*[.$AX$1]+[.AY138]*[.$AY$1]+[.AZ138]*[.$AZ$1]+[.BA138]*[.$BA$1]+[.BB138]*[.$BB$1]+[.BC138]*[.$BC$1]+[.BD138]*[.$BD$1]+[.BE138]*[.$BE$1]+[.BF138]*[.$BF$1]+[.BG138]*[.$BG$1]+[.BH138]*[.$BH$1]+[.BI138]*[.$BI$1]+[.BJ138]*[.$BJ$1]+[.BK138]*[.$BK$1]+[.BL138]*[.$BL$1]+[.BM138]*[.$BM$1]+[.BN138]*[.$BN$1]+[.BO138]*[.$BO$1]+[.BP138]*[.$BP$1]+[.BQ138]*[.$BQ$1]+[.BR138]*[.$BR$1]+[.BS138]*[.$BS$1]+[.BT138]*[.$BT$1]+[.BU138]*[.$BU$1]+[.BV138]*[.$BV$1]+[.BW138]*[.$BW$1]+[.BX138]*[.$BX$1]+[.BY138]*[.$BY$1]+[.BZ138]*[.$BZ$1]+[.CA138]*[.$CA$1]+[.CB138]*[.$CB$1]+[.CC138]*[.$CC$1])/COUNT([.B138:.CC138]);0)" office:value-type="float" office:value="0" calcext:value-type="float">
            <text:p>0</text:p>
          </table:table-cell>
          <table:table-cell table:formula="of:=IF([.CE138]&lt;&gt;[.CD13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9:.CC139])/COUNT([.A139:.CC139]));0)" office:value-type="float" office:value="0" calcext:value-type="float">
            <text:p>0</text:p>
          </table:table-cell>
          <table:table-cell table:formula="of:=ROUND(([.B139]*[.$B$1]+[.C139]*[.$C$1]+[.D139]*[.$D$1]+[.E139]*[.$E$1]+[.F139]*[.$F$1]+[.G139]*[.$G$1]+[.H139]*[.$H$1]+[.I139]*[.$I$1]+[.J139]*[.$J$1]+[.K139]*[.$K$1]+[.L139]*[.$L$1]+[.M139]*[.$M$1]+[.N139]*[.$N$1]+[.O139]*[.$O$1]+[.P139]*[.$P$1]+[.Q139]*[.$Q$1]+[.R139]*[.$R$1]+[.S139]*[.$S$1]+[.T139]*[.$T$1]+[.U139]*[.$U$1]+[.V139]*[.$V$1]+[.W139]*[.$W$1]+[.X139]*[.$X$1]+[.Y139]*[.$Y$1]+[.Z139]*[.$Z$1]+[.AA139]*[.$AA$1]+[.AB139]*[.$AB$1]+[.AC139]*[.$AC$1]+[.AD139]*[.$AD$1]+[.AE139]*[.$AE$1]+[.AF139]*[.$AF$1]+[.AG139]*[.$AG$1]+[.AH139]*[.$AH$1]+[.AI139]*[.$AI$1]+[.AJ139]*[.$AJ$1]+[.AK139]*[.$AK$1]+[.AL139]*[.$AL$1]+[.AM139]*[.$AM$1]+[.AN139]*[.$AN$1]+[.AO139]*[.$AO$1]+[.AP139]*[.$AP$1]+[.AQ139]*[.$AQ$1]+[.AR139]*[.$AR$1]+[.AS139]*[.$AS$1]+[.AT139]*[.$AT$1]+[.AU139]*[.$AU$1]+[.AV139]*[.$AV$1]+[.AW139]*[.$AW$1]+[.AX139]*[.$AX$1]+[.AY139]*[.$AY$1]+[.AZ139]*[.$AZ$1]+[.BA139]*[.$BA$1]+[.BB139]*[.$BB$1]+[.BC139]*[.$BC$1]+[.BD139]*[.$BD$1]+[.BE139]*[.$BE$1]+[.BF139]*[.$BF$1]+[.BG139]*[.$BG$1]+[.BH139]*[.$BH$1]+[.BI139]*[.$BI$1]+[.BJ139]*[.$BJ$1]+[.BK139]*[.$BK$1]+[.BL139]*[.$BL$1]+[.BM139]*[.$BM$1]+[.BN139]*[.$BN$1]+[.BO139]*[.$BO$1]+[.BP139]*[.$BP$1]+[.BQ139]*[.$BQ$1]+[.BR139]*[.$BR$1]+[.BS139]*[.$BS$1]+[.BT139]*[.$BT$1]+[.BU139]*[.$BU$1]+[.BV139]*[.$BV$1]+[.BW139]*[.$BW$1]+[.BX139]*[.$BX$1]+[.BY139]*[.$BY$1]+[.BZ139]*[.$BZ$1]+[.CA139]*[.$CA$1]+[.CB139]*[.$CB$1]+[.CC139]*[.$CC$1])/COUNT([.B139:.CC139]);0)" office:value-type="float" office:value="0" calcext:value-type="float">
            <text:p>0</text:p>
          </table:table-cell>
          <table:table-cell table:formula="of:=IF([.CE139]&lt;&gt;[.CD139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ROUND((SUM([.B140:.CC140])/COUNT([.A140:.CC140]));0)" office:value-type="float" office:value="1" calcext:value-type="float">
            <text:p>1</text:p>
          </table:table-cell>
          <table:table-cell table:formula="of:=ROUND(([.B140]*[.$B$1]+[.C140]*[.$C$1]+[.D140]*[.$D$1]+[.E140]*[.$E$1]+[.F140]*[.$F$1]+[.G140]*[.$G$1]+[.H140]*[.$H$1]+[.I140]*[.$I$1]+[.J140]*[.$J$1]+[.K140]*[.$K$1]+[.L140]*[.$L$1]+[.M140]*[.$M$1]+[.N140]*[.$N$1]+[.O140]*[.$O$1]+[.P140]*[.$P$1]+[.Q140]*[.$Q$1]+[.R140]*[.$R$1]+[.S140]*[.$S$1]+[.T140]*[.$T$1]+[.U140]*[.$U$1]+[.V140]*[.$V$1]+[.W140]*[.$W$1]+[.X140]*[.$X$1]+[.Y140]*[.$Y$1]+[.Z140]*[.$Z$1]+[.AA140]*[.$AA$1]+[.AB140]*[.$AB$1]+[.AC140]*[.$AC$1]+[.AD140]*[.$AD$1]+[.AE140]*[.$AE$1]+[.AF140]*[.$AF$1]+[.AG140]*[.$AG$1]+[.AH140]*[.$AH$1]+[.AI140]*[.$AI$1]+[.AJ140]*[.$AJ$1]+[.AK140]*[.$AK$1]+[.AL140]*[.$AL$1]+[.AM140]*[.$AM$1]+[.AN140]*[.$AN$1]+[.AO140]*[.$AO$1]+[.AP140]*[.$AP$1]+[.AQ140]*[.$AQ$1]+[.AR140]*[.$AR$1]+[.AS140]*[.$AS$1]+[.AT140]*[.$AT$1]+[.AU140]*[.$AU$1]+[.AV140]*[.$AV$1]+[.AW140]*[.$AW$1]+[.AX140]*[.$AX$1]+[.AY140]*[.$AY$1]+[.AZ140]*[.$AZ$1]+[.BA140]*[.$BA$1]+[.BB140]*[.$BB$1]+[.BC140]*[.$BC$1]+[.BD140]*[.$BD$1]+[.BE140]*[.$BE$1]+[.BF140]*[.$BF$1]+[.BG140]*[.$BG$1]+[.BH140]*[.$BH$1]+[.BI140]*[.$BI$1]+[.BJ140]*[.$BJ$1]+[.BK140]*[.$BK$1]+[.BL140]*[.$BL$1]+[.BM140]*[.$BM$1]+[.BN140]*[.$BN$1]+[.BO140]*[.$BO$1]+[.BP140]*[.$BP$1]+[.BQ140]*[.$BQ$1]+[.BR140]*[.$BR$1]+[.BS140]*[.$BS$1]+[.BT140]*[.$BT$1]+[.BU140]*[.$BU$1]+[.BV140]*[.$BV$1]+[.BW140]*[.$BW$1]+[.BX140]*[.$BX$1]+[.BY140]*[.$BY$1]+[.BZ140]*[.$BZ$1]+[.CA140]*[.$CA$1]+[.CB140]*[.$CB$1]+[.CC140]*[.$CC$1])/COUNT([.B140:.CC140]);0)" office:value-type="float" office:value="0" calcext:value-type="float">
            <text:p>0</text:p>
          </table:table-cell>
          <table:table-cell table:formula="of:=IF([.CE140]&lt;&gt;[.CD140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41:.CC141])/COUNT([.A141:.CC141]));0)" office:value-type="float" office:value="1" calcext:value-type="float">
            <text:p>1</text:p>
          </table:table-cell>
          <table:table-cell table:formula="of:=ROUND(([.B141]*[.$B$1]+[.C141]*[.$C$1]+[.D141]*[.$D$1]+[.E141]*[.$E$1]+[.F141]*[.$F$1]+[.G141]*[.$G$1]+[.H141]*[.$H$1]+[.I141]*[.$I$1]+[.J141]*[.$J$1]+[.K141]*[.$K$1]+[.L141]*[.$L$1]+[.M141]*[.$M$1]+[.N141]*[.$N$1]+[.O141]*[.$O$1]+[.P141]*[.$P$1]+[.Q141]*[.$Q$1]+[.R141]*[.$R$1]+[.S141]*[.$S$1]+[.T141]*[.$T$1]+[.U141]*[.$U$1]+[.V141]*[.$V$1]+[.W141]*[.$W$1]+[.X141]*[.$X$1]+[.Y141]*[.$Y$1]+[.Z141]*[.$Z$1]+[.AA141]*[.$AA$1]+[.AB141]*[.$AB$1]+[.AC141]*[.$AC$1]+[.AD141]*[.$AD$1]+[.AE141]*[.$AE$1]+[.AF141]*[.$AF$1]+[.AG141]*[.$AG$1]+[.AH141]*[.$AH$1]+[.AI141]*[.$AI$1]+[.AJ141]*[.$AJ$1]+[.AK141]*[.$AK$1]+[.AL141]*[.$AL$1]+[.AM141]*[.$AM$1]+[.AN141]*[.$AN$1]+[.AO141]*[.$AO$1]+[.AP141]*[.$AP$1]+[.AQ141]*[.$AQ$1]+[.AR141]*[.$AR$1]+[.AS141]*[.$AS$1]+[.AT141]*[.$AT$1]+[.AU141]*[.$AU$1]+[.AV141]*[.$AV$1]+[.AW141]*[.$AW$1]+[.AX141]*[.$AX$1]+[.AY141]*[.$AY$1]+[.AZ141]*[.$AZ$1]+[.BA141]*[.$BA$1]+[.BB141]*[.$BB$1]+[.BC141]*[.$BC$1]+[.BD141]*[.$BD$1]+[.BE141]*[.$BE$1]+[.BF141]*[.$BF$1]+[.BG141]*[.$BG$1]+[.BH141]*[.$BH$1]+[.BI141]*[.$BI$1]+[.BJ141]*[.$BJ$1]+[.BK141]*[.$BK$1]+[.BL141]*[.$BL$1]+[.BM141]*[.$BM$1]+[.BN141]*[.$BN$1]+[.BO141]*[.$BO$1]+[.BP141]*[.$BP$1]+[.BQ141]*[.$BQ$1]+[.BR141]*[.$BR$1]+[.BS141]*[.$BS$1]+[.BT141]*[.$BT$1]+[.BU141]*[.$BU$1]+[.BV141]*[.$BV$1]+[.BW141]*[.$BW$1]+[.BX141]*[.$BX$1]+[.BY141]*[.$BY$1]+[.BZ141]*[.$BZ$1]+[.CA141]*[.$CA$1]+[.CB141]*[.$CB$1]+[.CC141]*[.$CC$1])/COUNT([.B141:.CC141]);0)" office:value-type="float" office:value="1" calcext:value-type="float">
            <text:p>1</text:p>
          </table:table-cell>
          <table:table-cell table:formula="of:=IF([.CE141]&lt;&gt;[.CD141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42:.CC142])/COUNT([.A142:.CC142]));0)" office:value-type="float" office:value="1" calcext:value-type="float">
            <text:p>1</text:p>
          </table:table-cell>
          <table:table-cell table:formula="of:=ROUND(([.B142]*[.$B$1]+[.C142]*[.$C$1]+[.D142]*[.$D$1]+[.E142]*[.$E$1]+[.F142]*[.$F$1]+[.G142]*[.$G$1]+[.H142]*[.$H$1]+[.I142]*[.$I$1]+[.J142]*[.$J$1]+[.K142]*[.$K$1]+[.L142]*[.$L$1]+[.M142]*[.$M$1]+[.N142]*[.$N$1]+[.O142]*[.$O$1]+[.P142]*[.$P$1]+[.Q142]*[.$Q$1]+[.R142]*[.$R$1]+[.S142]*[.$S$1]+[.T142]*[.$T$1]+[.U142]*[.$U$1]+[.V142]*[.$V$1]+[.W142]*[.$W$1]+[.X142]*[.$X$1]+[.Y142]*[.$Y$1]+[.Z142]*[.$Z$1]+[.AA142]*[.$AA$1]+[.AB142]*[.$AB$1]+[.AC142]*[.$AC$1]+[.AD142]*[.$AD$1]+[.AE142]*[.$AE$1]+[.AF142]*[.$AF$1]+[.AG142]*[.$AG$1]+[.AH142]*[.$AH$1]+[.AI142]*[.$AI$1]+[.AJ142]*[.$AJ$1]+[.AK142]*[.$AK$1]+[.AL142]*[.$AL$1]+[.AM142]*[.$AM$1]+[.AN142]*[.$AN$1]+[.AO142]*[.$AO$1]+[.AP142]*[.$AP$1]+[.AQ142]*[.$AQ$1]+[.AR142]*[.$AR$1]+[.AS142]*[.$AS$1]+[.AT142]*[.$AT$1]+[.AU142]*[.$AU$1]+[.AV142]*[.$AV$1]+[.AW142]*[.$AW$1]+[.AX142]*[.$AX$1]+[.AY142]*[.$AY$1]+[.AZ142]*[.$AZ$1]+[.BA142]*[.$BA$1]+[.BB142]*[.$BB$1]+[.BC142]*[.$BC$1]+[.BD142]*[.$BD$1]+[.BE142]*[.$BE$1]+[.BF142]*[.$BF$1]+[.BG142]*[.$BG$1]+[.BH142]*[.$BH$1]+[.BI142]*[.$BI$1]+[.BJ142]*[.$BJ$1]+[.BK142]*[.$BK$1]+[.BL142]*[.$BL$1]+[.BM142]*[.$BM$1]+[.BN142]*[.$BN$1]+[.BO142]*[.$BO$1]+[.BP142]*[.$BP$1]+[.BQ142]*[.$BQ$1]+[.BR142]*[.$BR$1]+[.BS142]*[.$BS$1]+[.BT142]*[.$BT$1]+[.BU142]*[.$BU$1]+[.BV142]*[.$BV$1]+[.BW142]*[.$BW$1]+[.BX142]*[.$BX$1]+[.BY142]*[.$BY$1]+[.BZ142]*[.$BZ$1]+[.CA142]*[.$CA$1]+[.CB142]*[.$CB$1]+[.CC142]*[.$CC$1])/COUNT([.B142:.CC142]);0)" office:value-type="float" office:value="0" calcext:value-type="float">
            <text:p>0</text:p>
          </table:table-cell>
          <table:table-cell table:formula="of:=IF([.CE142]&lt;&gt;[.CD142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ROUND((SUM([.B143:.CC143])/COUNT([.A143:.CC143]));0)" office:value-type="float" office:value="1" calcext:value-type="float">
            <text:p>1</text:p>
          </table:table-cell>
          <table:table-cell table:formula="of:=ROUND(([.B143]*[.$B$1]+[.C143]*[.$C$1]+[.D143]*[.$D$1]+[.E143]*[.$E$1]+[.F143]*[.$F$1]+[.G143]*[.$G$1]+[.H143]*[.$H$1]+[.I143]*[.$I$1]+[.J143]*[.$J$1]+[.K143]*[.$K$1]+[.L143]*[.$L$1]+[.M143]*[.$M$1]+[.N143]*[.$N$1]+[.O143]*[.$O$1]+[.P143]*[.$P$1]+[.Q143]*[.$Q$1]+[.R143]*[.$R$1]+[.S143]*[.$S$1]+[.T143]*[.$T$1]+[.U143]*[.$U$1]+[.V143]*[.$V$1]+[.W143]*[.$W$1]+[.X143]*[.$X$1]+[.Y143]*[.$Y$1]+[.Z143]*[.$Z$1]+[.AA143]*[.$AA$1]+[.AB143]*[.$AB$1]+[.AC143]*[.$AC$1]+[.AD143]*[.$AD$1]+[.AE143]*[.$AE$1]+[.AF143]*[.$AF$1]+[.AG143]*[.$AG$1]+[.AH143]*[.$AH$1]+[.AI143]*[.$AI$1]+[.AJ143]*[.$AJ$1]+[.AK143]*[.$AK$1]+[.AL143]*[.$AL$1]+[.AM143]*[.$AM$1]+[.AN143]*[.$AN$1]+[.AO143]*[.$AO$1]+[.AP143]*[.$AP$1]+[.AQ143]*[.$AQ$1]+[.AR143]*[.$AR$1]+[.AS143]*[.$AS$1]+[.AT143]*[.$AT$1]+[.AU143]*[.$AU$1]+[.AV143]*[.$AV$1]+[.AW143]*[.$AW$1]+[.AX143]*[.$AX$1]+[.AY143]*[.$AY$1]+[.AZ143]*[.$AZ$1]+[.BA143]*[.$BA$1]+[.BB143]*[.$BB$1]+[.BC143]*[.$BC$1]+[.BD143]*[.$BD$1]+[.BE143]*[.$BE$1]+[.BF143]*[.$BF$1]+[.BG143]*[.$BG$1]+[.BH143]*[.$BH$1]+[.BI143]*[.$BI$1]+[.BJ143]*[.$BJ$1]+[.BK143]*[.$BK$1]+[.BL143]*[.$BL$1]+[.BM143]*[.$BM$1]+[.BN143]*[.$BN$1]+[.BO143]*[.$BO$1]+[.BP143]*[.$BP$1]+[.BQ143]*[.$BQ$1]+[.BR143]*[.$BR$1]+[.BS143]*[.$BS$1]+[.BT143]*[.$BT$1]+[.BU143]*[.$BU$1]+[.BV143]*[.$BV$1]+[.BW143]*[.$BW$1]+[.BX143]*[.$BX$1]+[.BY143]*[.$BY$1]+[.BZ143]*[.$BZ$1]+[.CA143]*[.$CA$1]+[.CB143]*[.$CB$1]+[.CC143]*[.$CC$1])/COUNT([.B143:.CC143]);0)" office:value-type="float" office:value="1" calcext:value-type="float">
            <text:p>1</text:p>
          </table:table-cell>
          <table:table-cell table:formula="of:=IF([.CE143]&lt;&gt;[.CD14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4:.CC144])/COUNT([.A144:.CC144]));0)" office:value-type="float" office:value="1" calcext:value-type="float">
            <text:p>1</text:p>
          </table:table-cell>
          <table:table-cell table:formula="of:=ROUND(([.B144]*[.$B$1]+[.C144]*[.$C$1]+[.D144]*[.$D$1]+[.E144]*[.$E$1]+[.F144]*[.$F$1]+[.G144]*[.$G$1]+[.H144]*[.$H$1]+[.I144]*[.$I$1]+[.J144]*[.$J$1]+[.K144]*[.$K$1]+[.L144]*[.$L$1]+[.M144]*[.$M$1]+[.N144]*[.$N$1]+[.O144]*[.$O$1]+[.P144]*[.$P$1]+[.Q144]*[.$Q$1]+[.R144]*[.$R$1]+[.S144]*[.$S$1]+[.T144]*[.$T$1]+[.U144]*[.$U$1]+[.V144]*[.$V$1]+[.W144]*[.$W$1]+[.X144]*[.$X$1]+[.Y144]*[.$Y$1]+[.Z144]*[.$Z$1]+[.AA144]*[.$AA$1]+[.AB144]*[.$AB$1]+[.AC144]*[.$AC$1]+[.AD144]*[.$AD$1]+[.AE144]*[.$AE$1]+[.AF144]*[.$AF$1]+[.AG144]*[.$AG$1]+[.AH144]*[.$AH$1]+[.AI144]*[.$AI$1]+[.AJ144]*[.$AJ$1]+[.AK144]*[.$AK$1]+[.AL144]*[.$AL$1]+[.AM144]*[.$AM$1]+[.AN144]*[.$AN$1]+[.AO144]*[.$AO$1]+[.AP144]*[.$AP$1]+[.AQ144]*[.$AQ$1]+[.AR144]*[.$AR$1]+[.AS144]*[.$AS$1]+[.AT144]*[.$AT$1]+[.AU144]*[.$AU$1]+[.AV144]*[.$AV$1]+[.AW144]*[.$AW$1]+[.AX144]*[.$AX$1]+[.AY144]*[.$AY$1]+[.AZ144]*[.$AZ$1]+[.BA144]*[.$BA$1]+[.BB144]*[.$BB$1]+[.BC144]*[.$BC$1]+[.BD144]*[.$BD$1]+[.BE144]*[.$BE$1]+[.BF144]*[.$BF$1]+[.BG144]*[.$BG$1]+[.BH144]*[.$BH$1]+[.BI144]*[.$BI$1]+[.BJ144]*[.$BJ$1]+[.BK144]*[.$BK$1]+[.BL144]*[.$BL$1]+[.BM144]*[.$BM$1]+[.BN144]*[.$BN$1]+[.BO144]*[.$BO$1]+[.BP144]*[.$BP$1]+[.BQ144]*[.$BQ$1]+[.BR144]*[.$BR$1]+[.BS144]*[.$BS$1]+[.BT144]*[.$BT$1]+[.BU144]*[.$BU$1]+[.BV144]*[.$BV$1]+[.BW144]*[.$BW$1]+[.BX144]*[.$BX$1]+[.BY144]*[.$BY$1]+[.BZ144]*[.$BZ$1]+[.CA144]*[.$CA$1]+[.CB144]*[.$CB$1]+[.CC144]*[.$CC$1])/COUNT([.B144:.CC144]);0)" office:value-type="float" office:value="1" calcext:value-type="float">
            <text:p>1</text:p>
          </table:table-cell>
          <table:table-cell table:formula="of:=IF([.CE144]&lt;&gt;[.CD14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5:.CC145])/COUNT([.A145:.CC145]));0)" office:value-type="float" office:value="1" calcext:value-type="float">
            <text:p>1</text:p>
          </table:table-cell>
          <table:table-cell table:formula="of:=ROUND(([.B145]*[.$B$1]+[.C145]*[.$C$1]+[.D145]*[.$D$1]+[.E145]*[.$E$1]+[.F145]*[.$F$1]+[.G145]*[.$G$1]+[.H145]*[.$H$1]+[.I145]*[.$I$1]+[.J145]*[.$J$1]+[.K145]*[.$K$1]+[.L145]*[.$L$1]+[.M145]*[.$M$1]+[.N145]*[.$N$1]+[.O145]*[.$O$1]+[.P145]*[.$P$1]+[.Q145]*[.$Q$1]+[.R145]*[.$R$1]+[.S145]*[.$S$1]+[.T145]*[.$T$1]+[.U145]*[.$U$1]+[.V145]*[.$V$1]+[.W145]*[.$W$1]+[.X145]*[.$X$1]+[.Y145]*[.$Y$1]+[.Z145]*[.$Z$1]+[.AA145]*[.$AA$1]+[.AB145]*[.$AB$1]+[.AC145]*[.$AC$1]+[.AD145]*[.$AD$1]+[.AE145]*[.$AE$1]+[.AF145]*[.$AF$1]+[.AG145]*[.$AG$1]+[.AH145]*[.$AH$1]+[.AI145]*[.$AI$1]+[.AJ145]*[.$AJ$1]+[.AK145]*[.$AK$1]+[.AL145]*[.$AL$1]+[.AM145]*[.$AM$1]+[.AN145]*[.$AN$1]+[.AO145]*[.$AO$1]+[.AP145]*[.$AP$1]+[.AQ145]*[.$AQ$1]+[.AR145]*[.$AR$1]+[.AS145]*[.$AS$1]+[.AT145]*[.$AT$1]+[.AU145]*[.$AU$1]+[.AV145]*[.$AV$1]+[.AW145]*[.$AW$1]+[.AX145]*[.$AX$1]+[.AY145]*[.$AY$1]+[.AZ145]*[.$AZ$1]+[.BA145]*[.$BA$1]+[.BB145]*[.$BB$1]+[.BC145]*[.$BC$1]+[.BD145]*[.$BD$1]+[.BE145]*[.$BE$1]+[.BF145]*[.$BF$1]+[.BG145]*[.$BG$1]+[.BH145]*[.$BH$1]+[.BI145]*[.$BI$1]+[.BJ145]*[.$BJ$1]+[.BK145]*[.$BK$1]+[.BL145]*[.$BL$1]+[.BM145]*[.$BM$1]+[.BN145]*[.$BN$1]+[.BO145]*[.$BO$1]+[.BP145]*[.$BP$1]+[.BQ145]*[.$BQ$1]+[.BR145]*[.$BR$1]+[.BS145]*[.$BS$1]+[.BT145]*[.$BT$1]+[.BU145]*[.$BU$1]+[.BV145]*[.$BV$1]+[.BW145]*[.$BW$1]+[.BX145]*[.$BX$1]+[.BY145]*[.$BY$1]+[.BZ145]*[.$BZ$1]+[.CA145]*[.$CA$1]+[.CB145]*[.$CB$1]+[.CC145]*[.$CC$1])/COUNT([.B145:.CC145]);0)" office:value-type="float" office:value="1" calcext:value-type="float">
            <text:p>1</text:p>
          </table:table-cell>
          <table:table-cell table:formula="of:=IF([.CE145]&lt;&gt;[.CD14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6:.CC146])/COUNT([.A146:.CC146]));0)" office:value-type="float" office:value="1" calcext:value-type="float">
            <text:p>1</text:p>
          </table:table-cell>
          <table:table-cell table:formula="of:=ROUND(([.B146]*[.$B$1]+[.C146]*[.$C$1]+[.D146]*[.$D$1]+[.E146]*[.$E$1]+[.F146]*[.$F$1]+[.G146]*[.$G$1]+[.H146]*[.$H$1]+[.I146]*[.$I$1]+[.J146]*[.$J$1]+[.K146]*[.$K$1]+[.L146]*[.$L$1]+[.M146]*[.$M$1]+[.N146]*[.$N$1]+[.O146]*[.$O$1]+[.P146]*[.$P$1]+[.Q146]*[.$Q$1]+[.R146]*[.$R$1]+[.S146]*[.$S$1]+[.T146]*[.$T$1]+[.U146]*[.$U$1]+[.V146]*[.$V$1]+[.W146]*[.$W$1]+[.X146]*[.$X$1]+[.Y146]*[.$Y$1]+[.Z146]*[.$Z$1]+[.AA146]*[.$AA$1]+[.AB146]*[.$AB$1]+[.AC146]*[.$AC$1]+[.AD146]*[.$AD$1]+[.AE146]*[.$AE$1]+[.AF146]*[.$AF$1]+[.AG146]*[.$AG$1]+[.AH146]*[.$AH$1]+[.AI146]*[.$AI$1]+[.AJ146]*[.$AJ$1]+[.AK146]*[.$AK$1]+[.AL146]*[.$AL$1]+[.AM146]*[.$AM$1]+[.AN146]*[.$AN$1]+[.AO146]*[.$AO$1]+[.AP146]*[.$AP$1]+[.AQ146]*[.$AQ$1]+[.AR146]*[.$AR$1]+[.AS146]*[.$AS$1]+[.AT146]*[.$AT$1]+[.AU146]*[.$AU$1]+[.AV146]*[.$AV$1]+[.AW146]*[.$AW$1]+[.AX146]*[.$AX$1]+[.AY146]*[.$AY$1]+[.AZ146]*[.$AZ$1]+[.BA146]*[.$BA$1]+[.BB146]*[.$BB$1]+[.BC146]*[.$BC$1]+[.BD146]*[.$BD$1]+[.BE146]*[.$BE$1]+[.BF146]*[.$BF$1]+[.BG146]*[.$BG$1]+[.BH146]*[.$BH$1]+[.BI146]*[.$BI$1]+[.BJ146]*[.$BJ$1]+[.BK146]*[.$BK$1]+[.BL146]*[.$BL$1]+[.BM146]*[.$BM$1]+[.BN146]*[.$BN$1]+[.BO146]*[.$BO$1]+[.BP146]*[.$BP$1]+[.BQ146]*[.$BQ$1]+[.BR146]*[.$BR$1]+[.BS146]*[.$BS$1]+[.BT146]*[.$BT$1]+[.BU146]*[.$BU$1]+[.BV146]*[.$BV$1]+[.BW146]*[.$BW$1]+[.BX146]*[.$BX$1]+[.BY146]*[.$BY$1]+[.BZ146]*[.$BZ$1]+[.CA146]*[.$CA$1]+[.CB146]*[.$CB$1]+[.CC146]*[.$CC$1])/COUNT([.B146:.CC146]);0)" office:value-type="float" office:value="1" calcext:value-type="float">
            <text:p>1</text:p>
          </table:table-cell>
          <table:table-cell table:formula="of:=IF([.CE146]&lt;&gt;[.CD14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7:.CC147])/COUNT([.A147:.CC147]));0)" office:value-type="float" office:value="1" calcext:value-type="float">
            <text:p>1</text:p>
          </table:table-cell>
          <table:table-cell table:formula="of:=ROUND(([.B147]*[.$B$1]+[.C147]*[.$C$1]+[.D147]*[.$D$1]+[.E147]*[.$E$1]+[.F147]*[.$F$1]+[.G147]*[.$G$1]+[.H147]*[.$H$1]+[.I147]*[.$I$1]+[.J147]*[.$J$1]+[.K147]*[.$K$1]+[.L147]*[.$L$1]+[.M147]*[.$M$1]+[.N147]*[.$N$1]+[.O147]*[.$O$1]+[.P147]*[.$P$1]+[.Q147]*[.$Q$1]+[.R147]*[.$R$1]+[.S147]*[.$S$1]+[.T147]*[.$T$1]+[.U147]*[.$U$1]+[.V147]*[.$V$1]+[.W147]*[.$W$1]+[.X147]*[.$X$1]+[.Y147]*[.$Y$1]+[.Z147]*[.$Z$1]+[.AA147]*[.$AA$1]+[.AB147]*[.$AB$1]+[.AC147]*[.$AC$1]+[.AD147]*[.$AD$1]+[.AE147]*[.$AE$1]+[.AF147]*[.$AF$1]+[.AG147]*[.$AG$1]+[.AH147]*[.$AH$1]+[.AI147]*[.$AI$1]+[.AJ147]*[.$AJ$1]+[.AK147]*[.$AK$1]+[.AL147]*[.$AL$1]+[.AM147]*[.$AM$1]+[.AN147]*[.$AN$1]+[.AO147]*[.$AO$1]+[.AP147]*[.$AP$1]+[.AQ147]*[.$AQ$1]+[.AR147]*[.$AR$1]+[.AS147]*[.$AS$1]+[.AT147]*[.$AT$1]+[.AU147]*[.$AU$1]+[.AV147]*[.$AV$1]+[.AW147]*[.$AW$1]+[.AX147]*[.$AX$1]+[.AY147]*[.$AY$1]+[.AZ147]*[.$AZ$1]+[.BA147]*[.$BA$1]+[.BB147]*[.$BB$1]+[.BC147]*[.$BC$1]+[.BD147]*[.$BD$1]+[.BE147]*[.$BE$1]+[.BF147]*[.$BF$1]+[.BG147]*[.$BG$1]+[.BH147]*[.$BH$1]+[.BI147]*[.$BI$1]+[.BJ147]*[.$BJ$1]+[.BK147]*[.$BK$1]+[.BL147]*[.$BL$1]+[.BM147]*[.$BM$1]+[.BN147]*[.$BN$1]+[.BO147]*[.$BO$1]+[.BP147]*[.$BP$1]+[.BQ147]*[.$BQ$1]+[.BR147]*[.$BR$1]+[.BS147]*[.$BS$1]+[.BT147]*[.$BT$1]+[.BU147]*[.$BU$1]+[.BV147]*[.$BV$1]+[.BW147]*[.$BW$1]+[.BX147]*[.$BX$1]+[.BY147]*[.$BY$1]+[.BZ147]*[.$BZ$1]+[.CA147]*[.$CA$1]+[.CB147]*[.$CB$1]+[.CC147]*[.$CC$1])/COUNT([.B147:.CC147]);0)" office:value-type="float" office:value="1" calcext:value-type="float">
            <text:p>1</text:p>
          </table:table-cell>
          <table:table-cell table:formula="of:=IF([.CE147]&lt;&gt;[.CD14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8:.CC148])/COUNT([.A148:.CC148]));0)" office:value-type="float" office:value="1" calcext:value-type="float">
            <text:p>1</text:p>
          </table:table-cell>
          <table:table-cell table:formula="of:=ROUND(([.B148]*[.$B$1]+[.C148]*[.$C$1]+[.D148]*[.$D$1]+[.E148]*[.$E$1]+[.F148]*[.$F$1]+[.G148]*[.$G$1]+[.H148]*[.$H$1]+[.I148]*[.$I$1]+[.J148]*[.$J$1]+[.K148]*[.$K$1]+[.L148]*[.$L$1]+[.M148]*[.$M$1]+[.N148]*[.$N$1]+[.O148]*[.$O$1]+[.P148]*[.$P$1]+[.Q148]*[.$Q$1]+[.R148]*[.$R$1]+[.S148]*[.$S$1]+[.T148]*[.$T$1]+[.U148]*[.$U$1]+[.V148]*[.$V$1]+[.W148]*[.$W$1]+[.X148]*[.$X$1]+[.Y148]*[.$Y$1]+[.Z148]*[.$Z$1]+[.AA148]*[.$AA$1]+[.AB148]*[.$AB$1]+[.AC148]*[.$AC$1]+[.AD148]*[.$AD$1]+[.AE148]*[.$AE$1]+[.AF148]*[.$AF$1]+[.AG148]*[.$AG$1]+[.AH148]*[.$AH$1]+[.AI148]*[.$AI$1]+[.AJ148]*[.$AJ$1]+[.AK148]*[.$AK$1]+[.AL148]*[.$AL$1]+[.AM148]*[.$AM$1]+[.AN148]*[.$AN$1]+[.AO148]*[.$AO$1]+[.AP148]*[.$AP$1]+[.AQ148]*[.$AQ$1]+[.AR148]*[.$AR$1]+[.AS148]*[.$AS$1]+[.AT148]*[.$AT$1]+[.AU148]*[.$AU$1]+[.AV148]*[.$AV$1]+[.AW148]*[.$AW$1]+[.AX148]*[.$AX$1]+[.AY148]*[.$AY$1]+[.AZ148]*[.$AZ$1]+[.BA148]*[.$BA$1]+[.BB148]*[.$BB$1]+[.BC148]*[.$BC$1]+[.BD148]*[.$BD$1]+[.BE148]*[.$BE$1]+[.BF148]*[.$BF$1]+[.BG148]*[.$BG$1]+[.BH148]*[.$BH$1]+[.BI148]*[.$BI$1]+[.BJ148]*[.$BJ$1]+[.BK148]*[.$BK$1]+[.BL148]*[.$BL$1]+[.BM148]*[.$BM$1]+[.BN148]*[.$BN$1]+[.BO148]*[.$BO$1]+[.BP148]*[.$BP$1]+[.BQ148]*[.$BQ$1]+[.BR148]*[.$BR$1]+[.BS148]*[.$BS$1]+[.BT148]*[.$BT$1]+[.BU148]*[.$BU$1]+[.BV148]*[.$BV$1]+[.BW148]*[.$BW$1]+[.BX148]*[.$BX$1]+[.BY148]*[.$BY$1]+[.BZ148]*[.$BZ$1]+[.CA148]*[.$CA$1]+[.CB148]*[.$CB$1]+[.CC148]*[.$CC$1])/COUNT([.B148:.CC148]);0)" office:value-type="float" office:value="1" calcext:value-type="float">
            <text:p>1</text:p>
          </table:table-cell>
          <table:table-cell table:formula="of:=IF([.CE148]&lt;&gt;[.CD148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formula="of:=ROUND((SUM([.B149:.CC149])/COUNT([.A149:.CC149]));0)" office:value-type="float" office:value="0" calcext:value-type="float">
            <text:p>0</text:p>
          </table:table-cell>
          <table:table-cell table:formula="of:=ROUND(([.B149]*[.$B$1]+[.C149]*[.$C$1]+[.D149]*[.$D$1]+[.E149]*[.$E$1]+[.F149]*[.$F$1]+[.G149]*[.$G$1]+[.H149]*[.$H$1]+[.I149]*[.$I$1]+[.J149]*[.$J$1]+[.K149]*[.$K$1]+[.L149]*[.$L$1]+[.M149]*[.$M$1]+[.N149]*[.$N$1]+[.O149]*[.$O$1]+[.P149]*[.$P$1]+[.Q149]*[.$Q$1]+[.R149]*[.$R$1]+[.S149]*[.$S$1]+[.T149]*[.$T$1]+[.U149]*[.$U$1]+[.V149]*[.$V$1]+[.W149]*[.$W$1]+[.X149]*[.$X$1]+[.Y149]*[.$Y$1]+[.Z149]*[.$Z$1]+[.AA149]*[.$AA$1]+[.AB149]*[.$AB$1]+[.AC149]*[.$AC$1]+[.AD149]*[.$AD$1]+[.AE149]*[.$AE$1]+[.AF149]*[.$AF$1]+[.AG149]*[.$AG$1]+[.AH149]*[.$AH$1]+[.AI149]*[.$AI$1]+[.AJ149]*[.$AJ$1]+[.AK149]*[.$AK$1]+[.AL149]*[.$AL$1]+[.AM149]*[.$AM$1]+[.AN149]*[.$AN$1]+[.AO149]*[.$AO$1]+[.AP149]*[.$AP$1]+[.AQ149]*[.$AQ$1]+[.AR149]*[.$AR$1]+[.AS149]*[.$AS$1]+[.AT149]*[.$AT$1]+[.AU149]*[.$AU$1]+[.AV149]*[.$AV$1]+[.AW149]*[.$AW$1]+[.AX149]*[.$AX$1]+[.AY149]*[.$AY$1]+[.AZ149]*[.$AZ$1]+[.BA149]*[.$BA$1]+[.BB149]*[.$BB$1]+[.BC149]*[.$BC$1]+[.BD149]*[.$BD$1]+[.BE149]*[.$BE$1]+[.BF149]*[.$BF$1]+[.BG149]*[.$BG$1]+[.BH149]*[.$BH$1]+[.BI149]*[.$BI$1]+[.BJ149]*[.$BJ$1]+[.BK149]*[.$BK$1]+[.BL149]*[.$BL$1]+[.BM149]*[.$BM$1]+[.BN149]*[.$BN$1]+[.BO149]*[.$BO$1]+[.BP149]*[.$BP$1]+[.BQ149]*[.$BQ$1]+[.BR149]*[.$BR$1]+[.BS149]*[.$BS$1]+[.BT149]*[.$BT$1]+[.BU149]*[.$BU$1]+[.BV149]*[.$BV$1]+[.BW149]*[.$BW$1]+[.BX149]*[.$BX$1]+[.BY149]*[.$BY$1]+[.BZ149]*[.$BZ$1]+[.CA149]*[.$CA$1]+[.CB149]*[.$CB$1]+[.CC149]*[.$CC$1])/COUNT([.B149:.CC149]);0)" office:value-type="float" office:value="0" calcext:value-type="float">
            <text:p>0</text:p>
          </table:table-cell>
          <table:table-cell table:formula="of:=IF([.CE149]&lt;&gt;[.CD14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50:.CC150])/COUNT([.A150:.CC150]));0)" office:value-type="float" office:value="1" calcext:value-type="float">
            <text:p>1</text:p>
          </table:table-cell>
          <table:table-cell table:formula="of:=ROUND(([.B150]*[.$B$1]+[.C150]*[.$C$1]+[.D150]*[.$D$1]+[.E150]*[.$E$1]+[.F150]*[.$F$1]+[.G150]*[.$G$1]+[.H150]*[.$H$1]+[.I150]*[.$I$1]+[.J150]*[.$J$1]+[.K150]*[.$K$1]+[.L150]*[.$L$1]+[.M150]*[.$M$1]+[.N150]*[.$N$1]+[.O150]*[.$O$1]+[.P150]*[.$P$1]+[.Q150]*[.$Q$1]+[.R150]*[.$R$1]+[.S150]*[.$S$1]+[.T150]*[.$T$1]+[.U150]*[.$U$1]+[.V150]*[.$V$1]+[.W150]*[.$W$1]+[.X150]*[.$X$1]+[.Y150]*[.$Y$1]+[.Z150]*[.$Z$1]+[.AA150]*[.$AA$1]+[.AB150]*[.$AB$1]+[.AC150]*[.$AC$1]+[.AD150]*[.$AD$1]+[.AE150]*[.$AE$1]+[.AF150]*[.$AF$1]+[.AG150]*[.$AG$1]+[.AH150]*[.$AH$1]+[.AI150]*[.$AI$1]+[.AJ150]*[.$AJ$1]+[.AK150]*[.$AK$1]+[.AL150]*[.$AL$1]+[.AM150]*[.$AM$1]+[.AN150]*[.$AN$1]+[.AO150]*[.$AO$1]+[.AP150]*[.$AP$1]+[.AQ150]*[.$AQ$1]+[.AR150]*[.$AR$1]+[.AS150]*[.$AS$1]+[.AT150]*[.$AT$1]+[.AU150]*[.$AU$1]+[.AV150]*[.$AV$1]+[.AW150]*[.$AW$1]+[.AX150]*[.$AX$1]+[.AY150]*[.$AY$1]+[.AZ150]*[.$AZ$1]+[.BA150]*[.$BA$1]+[.BB150]*[.$BB$1]+[.BC150]*[.$BC$1]+[.BD150]*[.$BD$1]+[.BE150]*[.$BE$1]+[.BF150]*[.$BF$1]+[.BG150]*[.$BG$1]+[.BH150]*[.$BH$1]+[.BI150]*[.$BI$1]+[.BJ150]*[.$BJ$1]+[.BK150]*[.$BK$1]+[.BL150]*[.$BL$1]+[.BM150]*[.$BM$1]+[.BN150]*[.$BN$1]+[.BO150]*[.$BO$1]+[.BP150]*[.$BP$1]+[.BQ150]*[.$BQ$1]+[.BR150]*[.$BR$1]+[.BS150]*[.$BS$1]+[.BT150]*[.$BT$1]+[.BU150]*[.$BU$1]+[.BV150]*[.$BV$1]+[.BW150]*[.$BW$1]+[.BX150]*[.$BX$1]+[.BY150]*[.$BY$1]+[.BZ150]*[.$BZ$1]+[.CA150]*[.$CA$1]+[.CB150]*[.$CB$1]+[.CC150]*[.$CC$1])/COUNT([.B150:.CC150]);0)" office:value-type="float" office:value="1" calcext:value-type="float">
            <text:p>1</text:p>
          </table:table-cell>
          <table:table-cell table:formula="of:=IF([.CE150]&lt;&gt;[.CD15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51:.CC151])/COUNT([.A151:.CC151]));0)" office:value-type="float" office:value="1" calcext:value-type="float">
            <text:p>1</text:p>
          </table:table-cell>
          <table:table-cell table:formula="of:=ROUND(([.B151]*[.$B$1]+[.C151]*[.$C$1]+[.D151]*[.$D$1]+[.E151]*[.$E$1]+[.F151]*[.$F$1]+[.G151]*[.$G$1]+[.H151]*[.$H$1]+[.I151]*[.$I$1]+[.J151]*[.$J$1]+[.K151]*[.$K$1]+[.L151]*[.$L$1]+[.M151]*[.$M$1]+[.N151]*[.$N$1]+[.O151]*[.$O$1]+[.P151]*[.$P$1]+[.Q151]*[.$Q$1]+[.R151]*[.$R$1]+[.S151]*[.$S$1]+[.T151]*[.$T$1]+[.U151]*[.$U$1]+[.V151]*[.$V$1]+[.W151]*[.$W$1]+[.X151]*[.$X$1]+[.Y151]*[.$Y$1]+[.Z151]*[.$Z$1]+[.AA151]*[.$AA$1]+[.AB151]*[.$AB$1]+[.AC151]*[.$AC$1]+[.AD151]*[.$AD$1]+[.AE151]*[.$AE$1]+[.AF151]*[.$AF$1]+[.AG151]*[.$AG$1]+[.AH151]*[.$AH$1]+[.AI151]*[.$AI$1]+[.AJ151]*[.$AJ$1]+[.AK151]*[.$AK$1]+[.AL151]*[.$AL$1]+[.AM151]*[.$AM$1]+[.AN151]*[.$AN$1]+[.AO151]*[.$AO$1]+[.AP151]*[.$AP$1]+[.AQ151]*[.$AQ$1]+[.AR151]*[.$AR$1]+[.AS151]*[.$AS$1]+[.AT151]*[.$AT$1]+[.AU151]*[.$AU$1]+[.AV151]*[.$AV$1]+[.AW151]*[.$AW$1]+[.AX151]*[.$AX$1]+[.AY151]*[.$AY$1]+[.AZ151]*[.$AZ$1]+[.BA151]*[.$BA$1]+[.BB151]*[.$BB$1]+[.BC151]*[.$BC$1]+[.BD151]*[.$BD$1]+[.BE151]*[.$BE$1]+[.BF151]*[.$BF$1]+[.BG151]*[.$BG$1]+[.BH151]*[.$BH$1]+[.BI151]*[.$BI$1]+[.BJ151]*[.$BJ$1]+[.BK151]*[.$BK$1]+[.BL151]*[.$BL$1]+[.BM151]*[.$BM$1]+[.BN151]*[.$BN$1]+[.BO151]*[.$BO$1]+[.BP151]*[.$BP$1]+[.BQ151]*[.$BQ$1]+[.BR151]*[.$BR$1]+[.BS151]*[.$BS$1]+[.BT151]*[.$BT$1]+[.BU151]*[.$BU$1]+[.BV151]*[.$BV$1]+[.BW151]*[.$BW$1]+[.BX151]*[.$BX$1]+[.BY151]*[.$BY$1]+[.BZ151]*[.$BZ$1]+[.CA151]*[.$CA$1]+[.CB151]*[.$CB$1]+[.CC151]*[.$CC$1])/COUNT([.B151:.CC151]);0)" office:value-type="float" office:value="1" calcext:value-type="float">
            <text:p>1</text:p>
          </table:table-cell>
          <table:table-cell table:formula="of:=IF([.CE151]&lt;&gt;[.CD15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52:.CC152])/COUNT([.A152:.CC152]));0)" office:value-type="float" office:value="1" calcext:value-type="float">
            <text:p>1</text:p>
          </table:table-cell>
          <table:table-cell table:formula="of:=ROUND(([.B152]*[.$B$1]+[.C152]*[.$C$1]+[.D152]*[.$D$1]+[.E152]*[.$E$1]+[.F152]*[.$F$1]+[.G152]*[.$G$1]+[.H152]*[.$H$1]+[.I152]*[.$I$1]+[.J152]*[.$J$1]+[.K152]*[.$K$1]+[.L152]*[.$L$1]+[.M152]*[.$M$1]+[.N152]*[.$N$1]+[.O152]*[.$O$1]+[.P152]*[.$P$1]+[.Q152]*[.$Q$1]+[.R152]*[.$R$1]+[.S152]*[.$S$1]+[.T152]*[.$T$1]+[.U152]*[.$U$1]+[.V152]*[.$V$1]+[.W152]*[.$W$1]+[.X152]*[.$X$1]+[.Y152]*[.$Y$1]+[.Z152]*[.$Z$1]+[.AA152]*[.$AA$1]+[.AB152]*[.$AB$1]+[.AC152]*[.$AC$1]+[.AD152]*[.$AD$1]+[.AE152]*[.$AE$1]+[.AF152]*[.$AF$1]+[.AG152]*[.$AG$1]+[.AH152]*[.$AH$1]+[.AI152]*[.$AI$1]+[.AJ152]*[.$AJ$1]+[.AK152]*[.$AK$1]+[.AL152]*[.$AL$1]+[.AM152]*[.$AM$1]+[.AN152]*[.$AN$1]+[.AO152]*[.$AO$1]+[.AP152]*[.$AP$1]+[.AQ152]*[.$AQ$1]+[.AR152]*[.$AR$1]+[.AS152]*[.$AS$1]+[.AT152]*[.$AT$1]+[.AU152]*[.$AU$1]+[.AV152]*[.$AV$1]+[.AW152]*[.$AW$1]+[.AX152]*[.$AX$1]+[.AY152]*[.$AY$1]+[.AZ152]*[.$AZ$1]+[.BA152]*[.$BA$1]+[.BB152]*[.$BB$1]+[.BC152]*[.$BC$1]+[.BD152]*[.$BD$1]+[.BE152]*[.$BE$1]+[.BF152]*[.$BF$1]+[.BG152]*[.$BG$1]+[.BH152]*[.$BH$1]+[.BI152]*[.$BI$1]+[.BJ152]*[.$BJ$1]+[.BK152]*[.$BK$1]+[.BL152]*[.$BL$1]+[.BM152]*[.$BM$1]+[.BN152]*[.$BN$1]+[.BO152]*[.$BO$1]+[.BP152]*[.$BP$1]+[.BQ152]*[.$BQ$1]+[.BR152]*[.$BR$1]+[.BS152]*[.$BS$1]+[.BT152]*[.$BT$1]+[.BU152]*[.$BU$1]+[.BV152]*[.$BV$1]+[.BW152]*[.$BW$1]+[.BX152]*[.$BX$1]+[.BY152]*[.$BY$1]+[.BZ152]*[.$BZ$1]+[.CA152]*[.$CA$1]+[.CB152]*[.$CB$1]+[.CC152]*[.$CC$1])/COUNT([.B152:.CC152]);0)" office:value-type="float" office:value="1" calcext:value-type="float">
            <text:p>1</text:p>
          </table:table-cell>
          <table:table-cell table:formula="of:=IF([.CE152]&lt;&gt;[.CD152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53:.CC153])/COUNT([.A153:.CC153]));0)" office:value-type="float" office:value="0" calcext:value-type="float">
            <text:p>0</text:p>
          </table:table-cell>
          <table:table-cell table:formula="of:=ROUND(([.B153]*[.$B$1]+[.C153]*[.$C$1]+[.D153]*[.$D$1]+[.E153]*[.$E$1]+[.F153]*[.$F$1]+[.G153]*[.$G$1]+[.H153]*[.$H$1]+[.I153]*[.$I$1]+[.J153]*[.$J$1]+[.K153]*[.$K$1]+[.L153]*[.$L$1]+[.M153]*[.$M$1]+[.N153]*[.$N$1]+[.O153]*[.$O$1]+[.P153]*[.$P$1]+[.Q153]*[.$Q$1]+[.R153]*[.$R$1]+[.S153]*[.$S$1]+[.T153]*[.$T$1]+[.U153]*[.$U$1]+[.V153]*[.$V$1]+[.W153]*[.$W$1]+[.X153]*[.$X$1]+[.Y153]*[.$Y$1]+[.Z153]*[.$Z$1]+[.AA153]*[.$AA$1]+[.AB153]*[.$AB$1]+[.AC153]*[.$AC$1]+[.AD153]*[.$AD$1]+[.AE153]*[.$AE$1]+[.AF153]*[.$AF$1]+[.AG153]*[.$AG$1]+[.AH153]*[.$AH$1]+[.AI153]*[.$AI$1]+[.AJ153]*[.$AJ$1]+[.AK153]*[.$AK$1]+[.AL153]*[.$AL$1]+[.AM153]*[.$AM$1]+[.AN153]*[.$AN$1]+[.AO153]*[.$AO$1]+[.AP153]*[.$AP$1]+[.AQ153]*[.$AQ$1]+[.AR153]*[.$AR$1]+[.AS153]*[.$AS$1]+[.AT153]*[.$AT$1]+[.AU153]*[.$AU$1]+[.AV153]*[.$AV$1]+[.AW153]*[.$AW$1]+[.AX153]*[.$AX$1]+[.AY153]*[.$AY$1]+[.AZ153]*[.$AZ$1]+[.BA153]*[.$BA$1]+[.BB153]*[.$BB$1]+[.BC153]*[.$BC$1]+[.BD153]*[.$BD$1]+[.BE153]*[.$BE$1]+[.BF153]*[.$BF$1]+[.BG153]*[.$BG$1]+[.BH153]*[.$BH$1]+[.BI153]*[.$BI$1]+[.BJ153]*[.$BJ$1]+[.BK153]*[.$BK$1]+[.BL153]*[.$BL$1]+[.BM153]*[.$BM$1]+[.BN153]*[.$BN$1]+[.BO153]*[.$BO$1]+[.BP153]*[.$BP$1]+[.BQ153]*[.$BQ$1]+[.BR153]*[.$BR$1]+[.BS153]*[.$BS$1]+[.BT153]*[.$BT$1]+[.BU153]*[.$BU$1]+[.BV153]*[.$BV$1]+[.BW153]*[.$BW$1]+[.BX153]*[.$BX$1]+[.BY153]*[.$BY$1]+[.BZ153]*[.$BZ$1]+[.CA153]*[.$CA$1]+[.CB153]*[.$CB$1]+[.CC153]*[.$CC$1])/COUNT([.B153:.CC153]);0)" office:value-type="float" office:value="0" calcext:value-type="float">
            <text:p>0</text:p>
          </table:table-cell>
          <table:table-cell table:formula="of:=IF([.CE153]&lt;&gt;[.CD153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formula="of:=ROUND((SUM([.B154:.CC154])/COUNT([.A154:.CC154]));0)" office:value-type="float" office:value="1" calcext:value-type="float">
            <text:p>1</text:p>
          </table:table-cell>
          <table:table-cell table:formula="of:=ROUND(([.B154]*[.$B$1]+[.C154]*[.$C$1]+[.D154]*[.$D$1]+[.E154]*[.$E$1]+[.F154]*[.$F$1]+[.G154]*[.$G$1]+[.H154]*[.$H$1]+[.I154]*[.$I$1]+[.J154]*[.$J$1]+[.K154]*[.$K$1]+[.L154]*[.$L$1]+[.M154]*[.$M$1]+[.N154]*[.$N$1]+[.O154]*[.$O$1]+[.P154]*[.$P$1]+[.Q154]*[.$Q$1]+[.R154]*[.$R$1]+[.S154]*[.$S$1]+[.T154]*[.$T$1]+[.U154]*[.$U$1]+[.V154]*[.$V$1]+[.W154]*[.$W$1]+[.X154]*[.$X$1]+[.Y154]*[.$Y$1]+[.Z154]*[.$Z$1]+[.AA154]*[.$AA$1]+[.AB154]*[.$AB$1]+[.AC154]*[.$AC$1]+[.AD154]*[.$AD$1]+[.AE154]*[.$AE$1]+[.AF154]*[.$AF$1]+[.AG154]*[.$AG$1]+[.AH154]*[.$AH$1]+[.AI154]*[.$AI$1]+[.AJ154]*[.$AJ$1]+[.AK154]*[.$AK$1]+[.AL154]*[.$AL$1]+[.AM154]*[.$AM$1]+[.AN154]*[.$AN$1]+[.AO154]*[.$AO$1]+[.AP154]*[.$AP$1]+[.AQ154]*[.$AQ$1]+[.AR154]*[.$AR$1]+[.AS154]*[.$AS$1]+[.AT154]*[.$AT$1]+[.AU154]*[.$AU$1]+[.AV154]*[.$AV$1]+[.AW154]*[.$AW$1]+[.AX154]*[.$AX$1]+[.AY154]*[.$AY$1]+[.AZ154]*[.$AZ$1]+[.BA154]*[.$BA$1]+[.BB154]*[.$BB$1]+[.BC154]*[.$BC$1]+[.BD154]*[.$BD$1]+[.BE154]*[.$BE$1]+[.BF154]*[.$BF$1]+[.BG154]*[.$BG$1]+[.BH154]*[.$BH$1]+[.BI154]*[.$BI$1]+[.BJ154]*[.$BJ$1]+[.BK154]*[.$BK$1]+[.BL154]*[.$BL$1]+[.BM154]*[.$BM$1]+[.BN154]*[.$BN$1]+[.BO154]*[.$BO$1]+[.BP154]*[.$BP$1]+[.BQ154]*[.$BQ$1]+[.BR154]*[.$BR$1]+[.BS154]*[.$BS$1]+[.BT154]*[.$BT$1]+[.BU154]*[.$BU$1]+[.BV154]*[.$BV$1]+[.BW154]*[.$BW$1]+[.BX154]*[.$BX$1]+[.BY154]*[.$BY$1]+[.BZ154]*[.$BZ$1]+[.CA154]*[.$CA$1]+[.CB154]*[.$CB$1]+[.CC154]*[.$CC$1])/COUNT([.B154:.CC154]);0)" office:value-type="float" office:value="1" calcext:value-type="float">
            <text:p>1</text:p>
          </table:table-cell>
          <table:table-cell table:formula="of:=IF([.CE154]&lt;&gt;[.CD15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55:.CC155])/COUNT([.A155:.CC155]));0)" office:value-type="float" office:value="1" calcext:value-type="float">
            <text:p>1</text:p>
          </table:table-cell>
          <table:table-cell table:formula="of:=ROUND(([.B155]*[.$B$1]+[.C155]*[.$C$1]+[.D155]*[.$D$1]+[.E155]*[.$E$1]+[.F155]*[.$F$1]+[.G155]*[.$G$1]+[.H155]*[.$H$1]+[.I155]*[.$I$1]+[.J155]*[.$J$1]+[.K155]*[.$K$1]+[.L155]*[.$L$1]+[.M155]*[.$M$1]+[.N155]*[.$N$1]+[.O155]*[.$O$1]+[.P155]*[.$P$1]+[.Q155]*[.$Q$1]+[.R155]*[.$R$1]+[.S155]*[.$S$1]+[.T155]*[.$T$1]+[.U155]*[.$U$1]+[.V155]*[.$V$1]+[.W155]*[.$W$1]+[.X155]*[.$X$1]+[.Y155]*[.$Y$1]+[.Z155]*[.$Z$1]+[.AA155]*[.$AA$1]+[.AB155]*[.$AB$1]+[.AC155]*[.$AC$1]+[.AD155]*[.$AD$1]+[.AE155]*[.$AE$1]+[.AF155]*[.$AF$1]+[.AG155]*[.$AG$1]+[.AH155]*[.$AH$1]+[.AI155]*[.$AI$1]+[.AJ155]*[.$AJ$1]+[.AK155]*[.$AK$1]+[.AL155]*[.$AL$1]+[.AM155]*[.$AM$1]+[.AN155]*[.$AN$1]+[.AO155]*[.$AO$1]+[.AP155]*[.$AP$1]+[.AQ155]*[.$AQ$1]+[.AR155]*[.$AR$1]+[.AS155]*[.$AS$1]+[.AT155]*[.$AT$1]+[.AU155]*[.$AU$1]+[.AV155]*[.$AV$1]+[.AW155]*[.$AW$1]+[.AX155]*[.$AX$1]+[.AY155]*[.$AY$1]+[.AZ155]*[.$AZ$1]+[.BA155]*[.$BA$1]+[.BB155]*[.$BB$1]+[.BC155]*[.$BC$1]+[.BD155]*[.$BD$1]+[.BE155]*[.$BE$1]+[.BF155]*[.$BF$1]+[.BG155]*[.$BG$1]+[.BH155]*[.$BH$1]+[.BI155]*[.$BI$1]+[.BJ155]*[.$BJ$1]+[.BK155]*[.$BK$1]+[.BL155]*[.$BL$1]+[.BM155]*[.$BM$1]+[.BN155]*[.$BN$1]+[.BO155]*[.$BO$1]+[.BP155]*[.$BP$1]+[.BQ155]*[.$BQ$1]+[.BR155]*[.$BR$1]+[.BS155]*[.$BS$1]+[.BT155]*[.$BT$1]+[.BU155]*[.$BU$1]+[.BV155]*[.$BV$1]+[.BW155]*[.$BW$1]+[.BX155]*[.$BX$1]+[.BY155]*[.$BY$1]+[.BZ155]*[.$BZ$1]+[.CA155]*[.$CA$1]+[.CB155]*[.$CB$1]+[.CC155]*[.$CC$1])/COUNT([.B155:.CC155]);0)" office:value-type="float" office:value="1" calcext:value-type="float">
            <text:p>1</text:p>
          </table:table-cell>
          <table:table-cell table:formula="of:=IF([.CE155]&lt;&gt;[.CD15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56:.CC156])/COUNT([.A156:.CC156]));0)" office:value-type="float" office:value="0" calcext:value-type="float">
            <text:p>0</text:p>
          </table:table-cell>
          <table:table-cell table:formula="of:=ROUND(([.B156]*[.$B$1]+[.C156]*[.$C$1]+[.D156]*[.$D$1]+[.E156]*[.$E$1]+[.F156]*[.$F$1]+[.G156]*[.$G$1]+[.H156]*[.$H$1]+[.I156]*[.$I$1]+[.J156]*[.$J$1]+[.K156]*[.$K$1]+[.L156]*[.$L$1]+[.M156]*[.$M$1]+[.N156]*[.$N$1]+[.O156]*[.$O$1]+[.P156]*[.$P$1]+[.Q156]*[.$Q$1]+[.R156]*[.$R$1]+[.S156]*[.$S$1]+[.T156]*[.$T$1]+[.U156]*[.$U$1]+[.V156]*[.$V$1]+[.W156]*[.$W$1]+[.X156]*[.$X$1]+[.Y156]*[.$Y$1]+[.Z156]*[.$Z$1]+[.AA156]*[.$AA$1]+[.AB156]*[.$AB$1]+[.AC156]*[.$AC$1]+[.AD156]*[.$AD$1]+[.AE156]*[.$AE$1]+[.AF156]*[.$AF$1]+[.AG156]*[.$AG$1]+[.AH156]*[.$AH$1]+[.AI156]*[.$AI$1]+[.AJ156]*[.$AJ$1]+[.AK156]*[.$AK$1]+[.AL156]*[.$AL$1]+[.AM156]*[.$AM$1]+[.AN156]*[.$AN$1]+[.AO156]*[.$AO$1]+[.AP156]*[.$AP$1]+[.AQ156]*[.$AQ$1]+[.AR156]*[.$AR$1]+[.AS156]*[.$AS$1]+[.AT156]*[.$AT$1]+[.AU156]*[.$AU$1]+[.AV156]*[.$AV$1]+[.AW156]*[.$AW$1]+[.AX156]*[.$AX$1]+[.AY156]*[.$AY$1]+[.AZ156]*[.$AZ$1]+[.BA156]*[.$BA$1]+[.BB156]*[.$BB$1]+[.BC156]*[.$BC$1]+[.BD156]*[.$BD$1]+[.BE156]*[.$BE$1]+[.BF156]*[.$BF$1]+[.BG156]*[.$BG$1]+[.BH156]*[.$BH$1]+[.BI156]*[.$BI$1]+[.BJ156]*[.$BJ$1]+[.BK156]*[.$BK$1]+[.BL156]*[.$BL$1]+[.BM156]*[.$BM$1]+[.BN156]*[.$BN$1]+[.BO156]*[.$BO$1]+[.BP156]*[.$BP$1]+[.BQ156]*[.$BQ$1]+[.BR156]*[.$BR$1]+[.BS156]*[.$BS$1]+[.BT156]*[.$BT$1]+[.BU156]*[.$BU$1]+[.BV156]*[.$BV$1]+[.BW156]*[.$BW$1]+[.BX156]*[.$BX$1]+[.BY156]*[.$BY$1]+[.BZ156]*[.$BZ$1]+[.CA156]*[.$CA$1]+[.CB156]*[.$CB$1]+[.CC156]*[.$CC$1])/COUNT([.B156:.CC156]);0)" office:value-type="float" office:value="0" calcext:value-type="float">
            <text:p>0</text:p>
          </table:table-cell>
          <table:table-cell table:formula="of:=IF([.CE156]&lt;&gt;[.CD15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57:.CC157])/COUNT([.A157:.CC157]));0)" office:value-type="float" office:value="0" calcext:value-type="float">
            <text:p>0</text:p>
          </table:table-cell>
          <table:table-cell table:formula="of:=ROUND(([.B157]*[.$B$1]+[.C157]*[.$C$1]+[.D157]*[.$D$1]+[.E157]*[.$E$1]+[.F157]*[.$F$1]+[.G157]*[.$G$1]+[.H157]*[.$H$1]+[.I157]*[.$I$1]+[.J157]*[.$J$1]+[.K157]*[.$K$1]+[.L157]*[.$L$1]+[.M157]*[.$M$1]+[.N157]*[.$N$1]+[.O157]*[.$O$1]+[.P157]*[.$P$1]+[.Q157]*[.$Q$1]+[.R157]*[.$R$1]+[.S157]*[.$S$1]+[.T157]*[.$T$1]+[.U157]*[.$U$1]+[.V157]*[.$V$1]+[.W157]*[.$W$1]+[.X157]*[.$X$1]+[.Y157]*[.$Y$1]+[.Z157]*[.$Z$1]+[.AA157]*[.$AA$1]+[.AB157]*[.$AB$1]+[.AC157]*[.$AC$1]+[.AD157]*[.$AD$1]+[.AE157]*[.$AE$1]+[.AF157]*[.$AF$1]+[.AG157]*[.$AG$1]+[.AH157]*[.$AH$1]+[.AI157]*[.$AI$1]+[.AJ157]*[.$AJ$1]+[.AK157]*[.$AK$1]+[.AL157]*[.$AL$1]+[.AM157]*[.$AM$1]+[.AN157]*[.$AN$1]+[.AO157]*[.$AO$1]+[.AP157]*[.$AP$1]+[.AQ157]*[.$AQ$1]+[.AR157]*[.$AR$1]+[.AS157]*[.$AS$1]+[.AT157]*[.$AT$1]+[.AU157]*[.$AU$1]+[.AV157]*[.$AV$1]+[.AW157]*[.$AW$1]+[.AX157]*[.$AX$1]+[.AY157]*[.$AY$1]+[.AZ157]*[.$AZ$1]+[.BA157]*[.$BA$1]+[.BB157]*[.$BB$1]+[.BC157]*[.$BC$1]+[.BD157]*[.$BD$1]+[.BE157]*[.$BE$1]+[.BF157]*[.$BF$1]+[.BG157]*[.$BG$1]+[.BH157]*[.$BH$1]+[.BI157]*[.$BI$1]+[.BJ157]*[.$BJ$1]+[.BK157]*[.$BK$1]+[.BL157]*[.$BL$1]+[.BM157]*[.$BM$1]+[.BN157]*[.$BN$1]+[.BO157]*[.$BO$1]+[.BP157]*[.$BP$1]+[.BQ157]*[.$BQ$1]+[.BR157]*[.$BR$1]+[.BS157]*[.$BS$1]+[.BT157]*[.$BT$1]+[.BU157]*[.$BU$1]+[.BV157]*[.$BV$1]+[.BW157]*[.$BW$1]+[.BX157]*[.$BX$1]+[.BY157]*[.$BY$1]+[.BZ157]*[.$BZ$1]+[.CA157]*[.$CA$1]+[.CB157]*[.$CB$1]+[.CC157]*[.$CC$1])/COUNT([.B157:.CC157]);0)" office:value-type="float" office:value="0" calcext:value-type="float">
            <text:p>0</text:p>
          </table:table-cell>
          <table:table-cell table:formula="of:=IF([.CE157]&lt;&gt;[.CD15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58:.CC158])/COUNT([.A158:.CC158]));0)" office:value-type="float" office:value="0" calcext:value-type="float">
            <text:p>0</text:p>
          </table:table-cell>
          <table:table-cell table:formula="of:=ROUND(([.B158]*[.$B$1]+[.C158]*[.$C$1]+[.D158]*[.$D$1]+[.E158]*[.$E$1]+[.F158]*[.$F$1]+[.G158]*[.$G$1]+[.H158]*[.$H$1]+[.I158]*[.$I$1]+[.J158]*[.$J$1]+[.K158]*[.$K$1]+[.L158]*[.$L$1]+[.M158]*[.$M$1]+[.N158]*[.$N$1]+[.O158]*[.$O$1]+[.P158]*[.$P$1]+[.Q158]*[.$Q$1]+[.R158]*[.$R$1]+[.S158]*[.$S$1]+[.T158]*[.$T$1]+[.U158]*[.$U$1]+[.V158]*[.$V$1]+[.W158]*[.$W$1]+[.X158]*[.$X$1]+[.Y158]*[.$Y$1]+[.Z158]*[.$Z$1]+[.AA158]*[.$AA$1]+[.AB158]*[.$AB$1]+[.AC158]*[.$AC$1]+[.AD158]*[.$AD$1]+[.AE158]*[.$AE$1]+[.AF158]*[.$AF$1]+[.AG158]*[.$AG$1]+[.AH158]*[.$AH$1]+[.AI158]*[.$AI$1]+[.AJ158]*[.$AJ$1]+[.AK158]*[.$AK$1]+[.AL158]*[.$AL$1]+[.AM158]*[.$AM$1]+[.AN158]*[.$AN$1]+[.AO158]*[.$AO$1]+[.AP158]*[.$AP$1]+[.AQ158]*[.$AQ$1]+[.AR158]*[.$AR$1]+[.AS158]*[.$AS$1]+[.AT158]*[.$AT$1]+[.AU158]*[.$AU$1]+[.AV158]*[.$AV$1]+[.AW158]*[.$AW$1]+[.AX158]*[.$AX$1]+[.AY158]*[.$AY$1]+[.AZ158]*[.$AZ$1]+[.BA158]*[.$BA$1]+[.BB158]*[.$BB$1]+[.BC158]*[.$BC$1]+[.BD158]*[.$BD$1]+[.BE158]*[.$BE$1]+[.BF158]*[.$BF$1]+[.BG158]*[.$BG$1]+[.BH158]*[.$BH$1]+[.BI158]*[.$BI$1]+[.BJ158]*[.$BJ$1]+[.BK158]*[.$BK$1]+[.BL158]*[.$BL$1]+[.BM158]*[.$BM$1]+[.BN158]*[.$BN$1]+[.BO158]*[.$BO$1]+[.BP158]*[.$BP$1]+[.BQ158]*[.$BQ$1]+[.BR158]*[.$BR$1]+[.BS158]*[.$BS$1]+[.BT158]*[.$BT$1]+[.BU158]*[.$BU$1]+[.BV158]*[.$BV$1]+[.BW158]*[.$BW$1]+[.BX158]*[.$BX$1]+[.BY158]*[.$BY$1]+[.BZ158]*[.$BZ$1]+[.CA158]*[.$CA$1]+[.CB158]*[.$CB$1]+[.CC158]*[.$CC$1])/COUNT([.B158:.CC158]);0)" office:value-type="float" office:value="0" calcext:value-type="float">
            <text:p>0</text:p>
          </table:table-cell>
          <table:table-cell table:formula="of:=IF([.CE158]&lt;&gt;[.CD15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59:.CC159])/COUNT([.A159:.CC159]));0)" office:value-type="float" office:value="0" calcext:value-type="float">
            <text:p>0</text:p>
          </table:table-cell>
          <table:table-cell table:formula="of:=ROUND(([.B159]*[.$B$1]+[.C159]*[.$C$1]+[.D159]*[.$D$1]+[.E159]*[.$E$1]+[.F159]*[.$F$1]+[.G159]*[.$G$1]+[.H159]*[.$H$1]+[.I159]*[.$I$1]+[.J159]*[.$J$1]+[.K159]*[.$K$1]+[.L159]*[.$L$1]+[.M159]*[.$M$1]+[.N159]*[.$N$1]+[.O159]*[.$O$1]+[.P159]*[.$P$1]+[.Q159]*[.$Q$1]+[.R159]*[.$R$1]+[.S159]*[.$S$1]+[.T159]*[.$T$1]+[.U159]*[.$U$1]+[.V159]*[.$V$1]+[.W159]*[.$W$1]+[.X159]*[.$X$1]+[.Y159]*[.$Y$1]+[.Z159]*[.$Z$1]+[.AA159]*[.$AA$1]+[.AB159]*[.$AB$1]+[.AC159]*[.$AC$1]+[.AD159]*[.$AD$1]+[.AE159]*[.$AE$1]+[.AF159]*[.$AF$1]+[.AG159]*[.$AG$1]+[.AH159]*[.$AH$1]+[.AI159]*[.$AI$1]+[.AJ159]*[.$AJ$1]+[.AK159]*[.$AK$1]+[.AL159]*[.$AL$1]+[.AM159]*[.$AM$1]+[.AN159]*[.$AN$1]+[.AO159]*[.$AO$1]+[.AP159]*[.$AP$1]+[.AQ159]*[.$AQ$1]+[.AR159]*[.$AR$1]+[.AS159]*[.$AS$1]+[.AT159]*[.$AT$1]+[.AU159]*[.$AU$1]+[.AV159]*[.$AV$1]+[.AW159]*[.$AW$1]+[.AX159]*[.$AX$1]+[.AY159]*[.$AY$1]+[.AZ159]*[.$AZ$1]+[.BA159]*[.$BA$1]+[.BB159]*[.$BB$1]+[.BC159]*[.$BC$1]+[.BD159]*[.$BD$1]+[.BE159]*[.$BE$1]+[.BF159]*[.$BF$1]+[.BG159]*[.$BG$1]+[.BH159]*[.$BH$1]+[.BI159]*[.$BI$1]+[.BJ159]*[.$BJ$1]+[.BK159]*[.$BK$1]+[.BL159]*[.$BL$1]+[.BM159]*[.$BM$1]+[.BN159]*[.$BN$1]+[.BO159]*[.$BO$1]+[.BP159]*[.$BP$1]+[.BQ159]*[.$BQ$1]+[.BR159]*[.$BR$1]+[.BS159]*[.$BS$1]+[.BT159]*[.$BT$1]+[.BU159]*[.$BU$1]+[.BV159]*[.$BV$1]+[.BW159]*[.$BW$1]+[.BX159]*[.$BX$1]+[.BY159]*[.$BY$1]+[.BZ159]*[.$BZ$1]+[.CA159]*[.$CA$1]+[.CB159]*[.$CB$1]+[.CC159]*[.$CC$1])/COUNT([.B159:.CC159]);0)" office:value-type="float" office:value="0" calcext:value-type="float">
            <text:p>0</text:p>
          </table:table-cell>
          <table:table-cell table:formula="of:=IF([.CE159]&lt;&gt;[.CD15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0:.CC160])/COUNT([.A160:.CC160]));0)" office:value-type="float" office:value="0" calcext:value-type="float">
            <text:p>0</text:p>
          </table:table-cell>
          <table:table-cell table:formula="of:=ROUND(([.B160]*[.$B$1]+[.C160]*[.$C$1]+[.D160]*[.$D$1]+[.E160]*[.$E$1]+[.F160]*[.$F$1]+[.G160]*[.$G$1]+[.H160]*[.$H$1]+[.I160]*[.$I$1]+[.J160]*[.$J$1]+[.K160]*[.$K$1]+[.L160]*[.$L$1]+[.M160]*[.$M$1]+[.N160]*[.$N$1]+[.O160]*[.$O$1]+[.P160]*[.$P$1]+[.Q160]*[.$Q$1]+[.R160]*[.$R$1]+[.S160]*[.$S$1]+[.T160]*[.$T$1]+[.U160]*[.$U$1]+[.V160]*[.$V$1]+[.W160]*[.$W$1]+[.X160]*[.$X$1]+[.Y160]*[.$Y$1]+[.Z160]*[.$Z$1]+[.AA160]*[.$AA$1]+[.AB160]*[.$AB$1]+[.AC160]*[.$AC$1]+[.AD160]*[.$AD$1]+[.AE160]*[.$AE$1]+[.AF160]*[.$AF$1]+[.AG160]*[.$AG$1]+[.AH160]*[.$AH$1]+[.AI160]*[.$AI$1]+[.AJ160]*[.$AJ$1]+[.AK160]*[.$AK$1]+[.AL160]*[.$AL$1]+[.AM160]*[.$AM$1]+[.AN160]*[.$AN$1]+[.AO160]*[.$AO$1]+[.AP160]*[.$AP$1]+[.AQ160]*[.$AQ$1]+[.AR160]*[.$AR$1]+[.AS160]*[.$AS$1]+[.AT160]*[.$AT$1]+[.AU160]*[.$AU$1]+[.AV160]*[.$AV$1]+[.AW160]*[.$AW$1]+[.AX160]*[.$AX$1]+[.AY160]*[.$AY$1]+[.AZ160]*[.$AZ$1]+[.BA160]*[.$BA$1]+[.BB160]*[.$BB$1]+[.BC160]*[.$BC$1]+[.BD160]*[.$BD$1]+[.BE160]*[.$BE$1]+[.BF160]*[.$BF$1]+[.BG160]*[.$BG$1]+[.BH160]*[.$BH$1]+[.BI160]*[.$BI$1]+[.BJ160]*[.$BJ$1]+[.BK160]*[.$BK$1]+[.BL160]*[.$BL$1]+[.BM160]*[.$BM$1]+[.BN160]*[.$BN$1]+[.BO160]*[.$BO$1]+[.BP160]*[.$BP$1]+[.BQ160]*[.$BQ$1]+[.BR160]*[.$BR$1]+[.BS160]*[.$BS$1]+[.BT160]*[.$BT$1]+[.BU160]*[.$BU$1]+[.BV160]*[.$BV$1]+[.BW160]*[.$BW$1]+[.BX160]*[.$BX$1]+[.BY160]*[.$BY$1]+[.BZ160]*[.$BZ$1]+[.CA160]*[.$CA$1]+[.CB160]*[.$CB$1]+[.CC160]*[.$CC$1])/COUNT([.B160:.CC160]);0)" office:value-type="float" office:value="0" calcext:value-type="float">
            <text:p>0</text:p>
          </table:table-cell>
          <table:table-cell table:formula="of:=IF([.CE160]&lt;&gt;[.CD16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1:.CC161])/COUNT([.A161:.CC161]));0)" office:value-type="float" office:value="0" calcext:value-type="float">
            <text:p>0</text:p>
          </table:table-cell>
          <table:table-cell table:formula="of:=ROUND(([.B161]*[.$B$1]+[.C161]*[.$C$1]+[.D161]*[.$D$1]+[.E161]*[.$E$1]+[.F161]*[.$F$1]+[.G161]*[.$G$1]+[.H161]*[.$H$1]+[.I161]*[.$I$1]+[.J161]*[.$J$1]+[.K161]*[.$K$1]+[.L161]*[.$L$1]+[.M161]*[.$M$1]+[.N161]*[.$N$1]+[.O161]*[.$O$1]+[.P161]*[.$P$1]+[.Q161]*[.$Q$1]+[.R161]*[.$R$1]+[.S161]*[.$S$1]+[.T161]*[.$T$1]+[.U161]*[.$U$1]+[.V161]*[.$V$1]+[.W161]*[.$W$1]+[.X161]*[.$X$1]+[.Y161]*[.$Y$1]+[.Z161]*[.$Z$1]+[.AA161]*[.$AA$1]+[.AB161]*[.$AB$1]+[.AC161]*[.$AC$1]+[.AD161]*[.$AD$1]+[.AE161]*[.$AE$1]+[.AF161]*[.$AF$1]+[.AG161]*[.$AG$1]+[.AH161]*[.$AH$1]+[.AI161]*[.$AI$1]+[.AJ161]*[.$AJ$1]+[.AK161]*[.$AK$1]+[.AL161]*[.$AL$1]+[.AM161]*[.$AM$1]+[.AN161]*[.$AN$1]+[.AO161]*[.$AO$1]+[.AP161]*[.$AP$1]+[.AQ161]*[.$AQ$1]+[.AR161]*[.$AR$1]+[.AS161]*[.$AS$1]+[.AT161]*[.$AT$1]+[.AU161]*[.$AU$1]+[.AV161]*[.$AV$1]+[.AW161]*[.$AW$1]+[.AX161]*[.$AX$1]+[.AY161]*[.$AY$1]+[.AZ161]*[.$AZ$1]+[.BA161]*[.$BA$1]+[.BB161]*[.$BB$1]+[.BC161]*[.$BC$1]+[.BD161]*[.$BD$1]+[.BE161]*[.$BE$1]+[.BF161]*[.$BF$1]+[.BG161]*[.$BG$1]+[.BH161]*[.$BH$1]+[.BI161]*[.$BI$1]+[.BJ161]*[.$BJ$1]+[.BK161]*[.$BK$1]+[.BL161]*[.$BL$1]+[.BM161]*[.$BM$1]+[.BN161]*[.$BN$1]+[.BO161]*[.$BO$1]+[.BP161]*[.$BP$1]+[.BQ161]*[.$BQ$1]+[.BR161]*[.$BR$1]+[.BS161]*[.$BS$1]+[.BT161]*[.$BT$1]+[.BU161]*[.$BU$1]+[.BV161]*[.$BV$1]+[.BW161]*[.$BW$1]+[.BX161]*[.$BX$1]+[.BY161]*[.$BY$1]+[.BZ161]*[.$BZ$1]+[.CA161]*[.$CA$1]+[.CB161]*[.$CB$1]+[.CC161]*[.$CC$1])/COUNT([.B161:.CC161]);0)" office:value-type="float" office:value="0" calcext:value-type="float">
            <text:p>0</text:p>
          </table:table-cell>
          <table:table-cell table:formula="of:=IF([.CE161]&lt;&gt;[.CD16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2:.CC162])/COUNT([.A162:.CC162]));0)" office:value-type="float" office:value="0" calcext:value-type="float">
            <text:p>0</text:p>
          </table:table-cell>
          <table:table-cell table:formula="of:=ROUND(([.B162]*[.$B$1]+[.C162]*[.$C$1]+[.D162]*[.$D$1]+[.E162]*[.$E$1]+[.F162]*[.$F$1]+[.G162]*[.$G$1]+[.H162]*[.$H$1]+[.I162]*[.$I$1]+[.J162]*[.$J$1]+[.K162]*[.$K$1]+[.L162]*[.$L$1]+[.M162]*[.$M$1]+[.N162]*[.$N$1]+[.O162]*[.$O$1]+[.P162]*[.$P$1]+[.Q162]*[.$Q$1]+[.R162]*[.$R$1]+[.S162]*[.$S$1]+[.T162]*[.$T$1]+[.U162]*[.$U$1]+[.V162]*[.$V$1]+[.W162]*[.$W$1]+[.X162]*[.$X$1]+[.Y162]*[.$Y$1]+[.Z162]*[.$Z$1]+[.AA162]*[.$AA$1]+[.AB162]*[.$AB$1]+[.AC162]*[.$AC$1]+[.AD162]*[.$AD$1]+[.AE162]*[.$AE$1]+[.AF162]*[.$AF$1]+[.AG162]*[.$AG$1]+[.AH162]*[.$AH$1]+[.AI162]*[.$AI$1]+[.AJ162]*[.$AJ$1]+[.AK162]*[.$AK$1]+[.AL162]*[.$AL$1]+[.AM162]*[.$AM$1]+[.AN162]*[.$AN$1]+[.AO162]*[.$AO$1]+[.AP162]*[.$AP$1]+[.AQ162]*[.$AQ$1]+[.AR162]*[.$AR$1]+[.AS162]*[.$AS$1]+[.AT162]*[.$AT$1]+[.AU162]*[.$AU$1]+[.AV162]*[.$AV$1]+[.AW162]*[.$AW$1]+[.AX162]*[.$AX$1]+[.AY162]*[.$AY$1]+[.AZ162]*[.$AZ$1]+[.BA162]*[.$BA$1]+[.BB162]*[.$BB$1]+[.BC162]*[.$BC$1]+[.BD162]*[.$BD$1]+[.BE162]*[.$BE$1]+[.BF162]*[.$BF$1]+[.BG162]*[.$BG$1]+[.BH162]*[.$BH$1]+[.BI162]*[.$BI$1]+[.BJ162]*[.$BJ$1]+[.BK162]*[.$BK$1]+[.BL162]*[.$BL$1]+[.BM162]*[.$BM$1]+[.BN162]*[.$BN$1]+[.BO162]*[.$BO$1]+[.BP162]*[.$BP$1]+[.BQ162]*[.$BQ$1]+[.BR162]*[.$BR$1]+[.BS162]*[.$BS$1]+[.BT162]*[.$BT$1]+[.BU162]*[.$BU$1]+[.BV162]*[.$BV$1]+[.BW162]*[.$BW$1]+[.BX162]*[.$BX$1]+[.BY162]*[.$BY$1]+[.BZ162]*[.$BZ$1]+[.CA162]*[.$CA$1]+[.CB162]*[.$CB$1]+[.CC162]*[.$CC$1])/COUNT([.B162:.CC162]);0)" office:value-type="float" office:value="0" calcext:value-type="float">
            <text:p>0</text:p>
          </table:table-cell>
          <table:table-cell table:formula="of:=IF([.CE162]&lt;&gt;[.CD16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3:.CC163])/COUNT([.A163:.CC163]));0)" office:value-type="float" office:value="0" calcext:value-type="float">
            <text:p>0</text:p>
          </table:table-cell>
          <table:table-cell table:formula="of:=ROUND(([.B163]*[.$B$1]+[.C163]*[.$C$1]+[.D163]*[.$D$1]+[.E163]*[.$E$1]+[.F163]*[.$F$1]+[.G163]*[.$G$1]+[.H163]*[.$H$1]+[.I163]*[.$I$1]+[.J163]*[.$J$1]+[.K163]*[.$K$1]+[.L163]*[.$L$1]+[.M163]*[.$M$1]+[.N163]*[.$N$1]+[.O163]*[.$O$1]+[.P163]*[.$P$1]+[.Q163]*[.$Q$1]+[.R163]*[.$R$1]+[.S163]*[.$S$1]+[.T163]*[.$T$1]+[.U163]*[.$U$1]+[.V163]*[.$V$1]+[.W163]*[.$W$1]+[.X163]*[.$X$1]+[.Y163]*[.$Y$1]+[.Z163]*[.$Z$1]+[.AA163]*[.$AA$1]+[.AB163]*[.$AB$1]+[.AC163]*[.$AC$1]+[.AD163]*[.$AD$1]+[.AE163]*[.$AE$1]+[.AF163]*[.$AF$1]+[.AG163]*[.$AG$1]+[.AH163]*[.$AH$1]+[.AI163]*[.$AI$1]+[.AJ163]*[.$AJ$1]+[.AK163]*[.$AK$1]+[.AL163]*[.$AL$1]+[.AM163]*[.$AM$1]+[.AN163]*[.$AN$1]+[.AO163]*[.$AO$1]+[.AP163]*[.$AP$1]+[.AQ163]*[.$AQ$1]+[.AR163]*[.$AR$1]+[.AS163]*[.$AS$1]+[.AT163]*[.$AT$1]+[.AU163]*[.$AU$1]+[.AV163]*[.$AV$1]+[.AW163]*[.$AW$1]+[.AX163]*[.$AX$1]+[.AY163]*[.$AY$1]+[.AZ163]*[.$AZ$1]+[.BA163]*[.$BA$1]+[.BB163]*[.$BB$1]+[.BC163]*[.$BC$1]+[.BD163]*[.$BD$1]+[.BE163]*[.$BE$1]+[.BF163]*[.$BF$1]+[.BG163]*[.$BG$1]+[.BH163]*[.$BH$1]+[.BI163]*[.$BI$1]+[.BJ163]*[.$BJ$1]+[.BK163]*[.$BK$1]+[.BL163]*[.$BL$1]+[.BM163]*[.$BM$1]+[.BN163]*[.$BN$1]+[.BO163]*[.$BO$1]+[.BP163]*[.$BP$1]+[.BQ163]*[.$BQ$1]+[.BR163]*[.$BR$1]+[.BS163]*[.$BS$1]+[.BT163]*[.$BT$1]+[.BU163]*[.$BU$1]+[.BV163]*[.$BV$1]+[.BW163]*[.$BW$1]+[.BX163]*[.$BX$1]+[.BY163]*[.$BY$1]+[.BZ163]*[.$BZ$1]+[.CA163]*[.$CA$1]+[.CB163]*[.$CB$1]+[.CC163]*[.$CC$1])/COUNT([.B163:.CC163]);0)" office:value-type="float" office:value="0" calcext:value-type="float">
            <text:p>0</text:p>
          </table:table-cell>
          <table:table-cell table:formula="of:=IF([.CE163]&lt;&gt;[.CD16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64:.CC164])/COUNT([.A164:.CC164]));0)" office:value-type="float" office:value="1" calcext:value-type="float">
            <text:p>1</text:p>
          </table:table-cell>
          <table:table-cell table:formula="of:=ROUND(([.B164]*[.$B$1]+[.C164]*[.$C$1]+[.D164]*[.$D$1]+[.E164]*[.$E$1]+[.F164]*[.$F$1]+[.G164]*[.$G$1]+[.H164]*[.$H$1]+[.I164]*[.$I$1]+[.J164]*[.$J$1]+[.K164]*[.$K$1]+[.L164]*[.$L$1]+[.M164]*[.$M$1]+[.N164]*[.$N$1]+[.O164]*[.$O$1]+[.P164]*[.$P$1]+[.Q164]*[.$Q$1]+[.R164]*[.$R$1]+[.S164]*[.$S$1]+[.T164]*[.$T$1]+[.U164]*[.$U$1]+[.V164]*[.$V$1]+[.W164]*[.$W$1]+[.X164]*[.$X$1]+[.Y164]*[.$Y$1]+[.Z164]*[.$Z$1]+[.AA164]*[.$AA$1]+[.AB164]*[.$AB$1]+[.AC164]*[.$AC$1]+[.AD164]*[.$AD$1]+[.AE164]*[.$AE$1]+[.AF164]*[.$AF$1]+[.AG164]*[.$AG$1]+[.AH164]*[.$AH$1]+[.AI164]*[.$AI$1]+[.AJ164]*[.$AJ$1]+[.AK164]*[.$AK$1]+[.AL164]*[.$AL$1]+[.AM164]*[.$AM$1]+[.AN164]*[.$AN$1]+[.AO164]*[.$AO$1]+[.AP164]*[.$AP$1]+[.AQ164]*[.$AQ$1]+[.AR164]*[.$AR$1]+[.AS164]*[.$AS$1]+[.AT164]*[.$AT$1]+[.AU164]*[.$AU$1]+[.AV164]*[.$AV$1]+[.AW164]*[.$AW$1]+[.AX164]*[.$AX$1]+[.AY164]*[.$AY$1]+[.AZ164]*[.$AZ$1]+[.BA164]*[.$BA$1]+[.BB164]*[.$BB$1]+[.BC164]*[.$BC$1]+[.BD164]*[.$BD$1]+[.BE164]*[.$BE$1]+[.BF164]*[.$BF$1]+[.BG164]*[.$BG$1]+[.BH164]*[.$BH$1]+[.BI164]*[.$BI$1]+[.BJ164]*[.$BJ$1]+[.BK164]*[.$BK$1]+[.BL164]*[.$BL$1]+[.BM164]*[.$BM$1]+[.BN164]*[.$BN$1]+[.BO164]*[.$BO$1]+[.BP164]*[.$BP$1]+[.BQ164]*[.$BQ$1]+[.BR164]*[.$BR$1]+[.BS164]*[.$BS$1]+[.BT164]*[.$BT$1]+[.BU164]*[.$BU$1]+[.BV164]*[.$BV$1]+[.BW164]*[.$BW$1]+[.BX164]*[.$BX$1]+[.BY164]*[.$BY$1]+[.BZ164]*[.$BZ$1]+[.CA164]*[.$CA$1]+[.CB164]*[.$CB$1]+[.CC164]*[.$CC$1])/COUNT([.B164:.CC164]);0)" office:value-type="float" office:value="1" calcext:value-type="float">
            <text:p>1</text:p>
          </table:table-cell>
          <table:table-cell table:formula="of:=IF([.CE164]&lt;&gt;[.CD16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5:.CC165])/COUNT([.A165:.CC165]));0)" office:value-type="float" office:value="0" calcext:value-type="float">
            <text:p>0</text:p>
          </table:table-cell>
          <table:table-cell table:formula="of:=ROUND(([.B165]*[.$B$1]+[.C165]*[.$C$1]+[.D165]*[.$D$1]+[.E165]*[.$E$1]+[.F165]*[.$F$1]+[.G165]*[.$G$1]+[.H165]*[.$H$1]+[.I165]*[.$I$1]+[.J165]*[.$J$1]+[.K165]*[.$K$1]+[.L165]*[.$L$1]+[.M165]*[.$M$1]+[.N165]*[.$N$1]+[.O165]*[.$O$1]+[.P165]*[.$P$1]+[.Q165]*[.$Q$1]+[.R165]*[.$R$1]+[.S165]*[.$S$1]+[.T165]*[.$T$1]+[.U165]*[.$U$1]+[.V165]*[.$V$1]+[.W165]*[.$W$1]+[.X165]*[.$X$1]+[.Y165]*[.$Y$1]+[.Z165]*[.$Z$1]+[.AA165]*[.$AA$1]+[.AB165]*[.$AB$1]+[.AC165]*[.$AC$1]+[.AD165]*[.$AD$1]+[.AE165]*[.$AE$1]+[.AF165]*[.$AF$1]+[.AG165]*[.$AG$1]+[.AH165]*[.$AH$1]+[.AI165]*[.$AI$1]+[.AJ165]*[.$AJ$1]+[.AK165]*[.$AK$1]+[.AL165]*[.$AL$1]+[.AM165]*[.$AM$1]+[.AN165]*[.$AN$1]+[.AO165]*[.$AO$1]+[.AP165]*[.$AP$1]+[.AQ165]*[.$AQ$1]+[.AR165]*[.$AR$1]+[.AS165]*[.$AS$1]+[.AT165]*[.$AT$1]+[.AU165]*[.$AU$1]+[.AV165]*[.$AV$1]+[.AW165]*[.$AW$1]+[.AX165]*[.$AX$1]+[.AY165]*[.$AY$1]+[.AZ165]*[.$AZ$1]+[.BA165]*[.$BA$1]+[.BB165]*[.$BB$1]+[.BC165]*[.$BC$1]+[.BD165]*[.$BD$1]+[.BE165]*[.$BE$1]+[.BF165]*[.$BF$1]+[.BG165]*[.$BG$1]+[.BH165]*[.$BH$1]+[.BI165]*[.$BI$1]+[.BJ165]*[.$BJ$1]+[.BK165]*[.$BK$1]+[.BL165]*[.$BL$1]+[.BM165]*[.$BM$1]+[.BN165]*[.$BN$1]+[.BO165]*[.$BO$1]+[.BP165]*[.$BP$1]+[.BQ165]*[.$BQ$1]+[.BR165]*[.$BR$1]+[.BS165]*[.$BS$1]+[.BT165]*[.$BT$1]+[.BU165]*[.$BU$1]+[.BV165]*[.$BV$1]+[.BW165]*[.$BW$1]+[.BX165]*[.$BX$1]+[.BY165]*[.$BY$1]+[.BZ165]*[.$BZ$1]+[.CA165]*[.$CA$1]+[.CB165]*[.$CB$1]+[.CC165]*[.$CC$1])/COUNT([.B165:.CC165]);0)" office:value-type="float" office:value="0" calcext:value-type="float">
            <text:p>0</text:p>
          </table:table-cell>
          <table:table-cell table:formula="of:=IF([.CE165]&lt;&gt;[.CD16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6:.CC166])/COUNT([.A166:.CC166]));0)" office:value-type="float" office:value="0" calcext:value-type="float">
            <text:p>0</text:p>
          </table:table-cell>
          <table:table-cell table:formula="of:=ROUND(([.B166]*[.$B$1]+[.C166]*[.$C$1]+[.D166]*[.$D$1]+[.E166]*[.$E$1]+[.F166]*[.$F$1]+[.G166]*[.$G$1]+[.H166]*[.$H$1]+[.I166]*[.$I$1]+[.J166]*[.$J$1]+[.K166]*[.$K$1]+[.L166]*[.$L$1]+[.M166]*[.$M$1]+[.N166]*[.$N$1]+[.O166]*[.$O$1]+[.P166]*[.$P$1]+[.Q166]*[.$Q$1]+[.R166]*[.$R$1]+[.S166]*[.$S$1]+[.T166]*[.$T$1]+[.U166]*[.$U$1]+[.V166]*[.$V$1]+[.W166]*[.$W$1]+[.X166]*[.$X$1]+[.Y166]*[.$Y$1]+[.Z166]*[.$Z$1]+[.AA166]*[.$AA$1]+[.AB166]*[.$AB$1]+[.AC166]*[.$AC$1]+[.AD166]*[.$AD$1]+[.AE166]*[.$AE$1]+[.AF166]*[.$AF$1]+[.AG166]*[.$AG$1]+[.AH166]*[.$AH$1]+[.AI166]*[.$AI$1]+[.AJ166]*[.$AJ$1]+[.AK166]*[.$AK$1]+[.AL166]*[.$AL$1]+[.AM166]*[.$AM$1]+[.AN166]*[.$AN$1]+[.AO166]*[.$AO$1]+[.AP166]*[.$AP$1]+[.AQ166]*[.$AQ$1]+[.AR166]*[.$AR$1]+[.AS166]*[.$AS$1]+[.AT166]*[.$AT$1]+[.AU166]*[.$AU$1]+[.AV166]*[.$AV$1]+[.AW166]*[.$AW$1]+[.AX166]*[.$AX$1]+[.AY166]*[.$AY$1]+[.AZ166]*[.$AZ$1]+[.BA166]*[.$BA$1]+[.BB166]*[.$BB$1]+[.BC166]*[.$BC$1]+[.BD166]*[.$BD$1]+[.BE166]*[.$BE$1]+[.BF166]*[.$BF$1]+[.BG166]*[.$BG$1]+[.BH166]*[.$BH$1]+[.BI166]*[.$BI$1]+[.BJ166]*[.$BJ$1]+[.BK166]*[.$BK$1]+[.BL166]*[.$BL$1]+[.BM166]*[.$BM$1]+[.BN166]*[.$BN$1]+[.BO166]*[.$BO$1]+[.BP166]*[.$BP$1]+[.BQ166]*[.$BQ$1]+[.BR166]*[.$BR$1]+[.BS166]*[.$BS$1]+[.BT166]*[.$BT$1]+[.BU166]*[.$BU$1]+[.BV166]*[.$BV$1]+[.BW166]*[.$BW$1]+[.BX166]*[.$BX$1]+[.BY166]*[.$BY$1]+[.BZ166]*[.$BZ$1]+[.CA166]*[.$CA$1]+[.CB166]*[.$CB$1]+[.CC166]*[.$CC$1])/COUNT([.B166:.CC166]);0)" office:value-type="float" office:value="0" calcext:value-type="float">
            <text:p>0</text:p>
          </table:table-cell>
          <table:table-cell table:formula="of:=IF([.CE166]&lt;&gt;[.CD166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formula="of:=ROUND((SUM([.B167:.CC167])/COUNT([.A167:.CC167]));0)" office:value-type="float" office:value="0" calcext:value-type="float">
            <text:p>0</text:p>
          </table:table-cell>
          <table:table-cell table:formula="of:=ROUND(([.B167]*[.$B$1]+[.C167]*[.$C$1]+[.D167]*[.$D$1]+[.E167]*[.$E$1]+[.F167]*[.$F$1]+[.G167]*[.$G$1]+[.H167]*[.$H$1]+[.I167]*[.$I$1]+[.J167]*[.$J$1]+[.K167]*[.$K$1]+[.L167]*[.$L$1]+[.M167]*[.$M$1]+[.N167]*[.$N$1]+[.O167]*[.$O$1]+[.P167]*[.$P$1]+[.Q167]*[.$Q$1]+[.R167]*[.$R$1]+[.S167]*[.$S$1]+[.T167]*[.$T$1]+[.U167]*[.$U$1]+[.V167]*[.$V$1]+[.W167]*[.$W$1]+[.X167]*[.$X$1]+[.Y167]*[.$Y$1]+[.Z167]*[.$Z$1]+[.AA167]*[.$AA$1]+[.AB167]*[.$AB$1]+[.AC167]*[.$AC$1]+[.AD167]*[.$AD$1]+[.AE167]*[.$AE$1]+[.AF167]*[.$AF$1]+[.AG167]*[.$AG$1]+[.AH167]*[.$AH$1]+[.AI167]*[.$AI$1]+[.AJ167]*[.$AJ$1]+[.AK167]*[.$AK$1]+[.AL167]*[.$AL$1]+[.AM167]*[.$AM$1]+[.AN167]*[.$AN$1]+[.AO167]*[.$AO$1]+[.AP167]*[.$AP$1]+[.AQ167]*[.$AQ$1]+[.AR167]*[.$AR$1]+[.AS167]*[.$AS$1]+[.AT167]*[.$AT$1]+[.AU167]*[.$AU$1]+[.AV167]*[.$AV$1]+[.AW167]*[.$AW$1]+[.AX167]*[.$AX$1]+[.AY167]*[.$AY$1]+[.AZ167]*[.$AZ$1]+[.BA167]*[.$BA$1]+[.BB167]*[.$BB$1]+[.BC167]*[.$BC$1]+[.BD167]*[.$BD$1]+[.BE167]*[.$BE$1]+[.BF167]*[.$BF$1]+[.BG167]*[.$BG$1]+[.BH167]*[.$BH$1]+[.BI167]*[.$BI$1]+[.BJ167]*[.$BJ$1]+[.BK167]*[.$BK$1]+[.BL167]*[.$BL$1]+[.BM167]*[.$BM$1]+[.BN167]*[.$BN$1]+[.BO167]*[.$BO$1]+[.BP167]*[.$BP$1]+[.BQ167]*[.$BQ$1]+[.BR167]*[.$BR$1]+[.BS167]*[.$BS$1]+[.BT167]*[.$BT$1]+[.BU167]*[.$BU$1]+[.BV167]*[.$BV$1]+[.BW167]*[.$BW$1]+[.BX167]*[.$BX$1]+[.BY167]*[.$BY$1]+[.BZ167]*[.$BZ$1]+[.CA167]*[.$CA$1]+[.CB167]*[.$CB$1]+[.CC167]*[.$CC$1])/COUNT([.B167:.CC167]);0)" office:value-type="float" office:value="0" calcext:value-type="float">
            <text:p>0</text:p>
          </table:table-cell>
          <table:table-cell table:formula="of:=IF([.CE167]&lt;&gt;[.CD16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68:.CC168])/COUNT([.A168:.CC168]));0)" office:value-type="float" office:value="0" calcext:value-type="float">
            <text:p>0</text:p>
          </table:table-cell>
          <table:table-cell table:formula="of:=ROUND(([.B168]*[.$B$1]+[.C168]*[.$C$1]+[.D168]*[.$D$1]+[.E168]*[.$E$1]+[.F168]*[.$F$1]+[.G168]*[.$G$1]+[.H168]*[.$H$1]+[.I168]*[.$I$1]+[.J168]*[.$J$1]+[.K168]*[.$K$1]+[.L168]*[.$L$1]+[.M168]*[.$M$1]+[.N168]*[.$N$1]+[.O168]*[.$O$1]+[.P168]*[.$P$1]+[.Q168]*[.$Q$1]+[.R168]*[.$R$1]+[.S168]*[.$S$1]+[.T168]*[.$T$1]+[.U168]*[.$U$1]+[.V168]*[.$V$1]+[.W168]*[.$W$1]+[.X168]*[.$X$1]+[.Y168]*[.$Y$1]+[.Z168]*[.$Z$1]+[.AA168]*[.$AA$1]+[.AB168]*[.$AB$1]+[.AC168]*[.$AC$1]+[.AD168]*[.$AD$1]+[.AE168]*[.$AE$1]+[.AF168]*[.$AF$1]+[.AG168]*[.$AG$1]+[.AH168]*[.$AH$1]+[.AI168]*[.$AI$1]+[.AJ168]*[.$AJ$1]+[.AK168]*[.$AK$1]+[.AL168]*[.$AL$1]+[.AM168]*[.$AM$1]+[.AN168]*[.$AN$1]+[.AO168]*[.$AO$1]+[.AP168]*[.$AP$1]+[.AQ168]*[.$AQ$1]+[.AR168]*[.$AR$1]+[.AS168]*[.$AS$1]+[.AT168]*[.$AT$1]+[.AU168]*[.$AU$1]+[.AV168]*[.$AV$1]+[.AW168]*[.$AW$1]+[.AX168]*[.$AX$1]+[.AY168]*[.$AY$1]+[.AZ168]*[.$AZ$1]+[.BA168]*[.$BA$1]+[.BB168]*[.$BB$1]+[.BC168]*[.$BC$1]+[.BD168]*[.$BD$1]+[.BE168]*[.$BE$1]+[.BF168]*[.$BF$1]+[.BG168]*[.$BG$1]+[.BH168]*[.$BH$1]+[.BI168]*[.$BI$1]+[.BJ168]*[.$BJ$1]+[.BK168]*[.$BK$1]+[.BL168]*[.$BL$1]+[.BM168]*[.$BM$1]+[.BN168]*[.$BN$1]+[.BO168]*[.$BO$1]+[.BP168]*[.$BP$1]+[.BQ168]*[.$BQ$1]+[.BR168]*[.$BR$1]+[.BS168]*[.$BS$1]+[.BT168]*[.$BT$1]+[.BU168]*[.$BU$1]+[.BV168]*[.$BV$1]+[.BW168]*[.$BW$1]+[.BX168]*[.$BX$1]+[.BY168]*[.$BY$1]+[.BZ168]*[.$BZ$1]+[.CA168]*[.$CA$1]+[.CB168]*[.$CB$1]+[.CC168]*[.$CC$1])/COUNT([.B168:.CC168]);0)" office:value-type="float" office:value="0" calcext:value-type="float">
            <text:p>0</text:p>
          </table:table-cell>
          <table:table-cell table:formula="of:=IF([.CE168]&lt;&gt;[.CD16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69:.CC169])/COUNT([.A169:.CC169]));0)" office:value-type="float" office:value="1" calcext:value-type="float">
            <text:p>1</text:p>
          </table:table-cell>
          <table:table-cell table:formula="of:=ROUND(([.B169]*[.$B$1]+[.C169]*[.$C$1]+[.D169]*[.$D$1]+[.E169]*[.$E$1]+[.F169]*[.$F$1]+[.G169]*[.$G$1]+[.H169]*[.$H$1]+[.I169]*[.$I$1]+[.J169]*[.$J$1]+[.K169]*[.$K$1]+[.L169]*[.$L$1]+[.M169]*[.$M$1]+[.N169]*[.$N$1]+[.O169]*[.$O$1]+[.P169]*[.$P$1]+[.Q169]*[.$Q$1]+[.R169]*[.$R$1]+[.S169]*[.$S$1]+[.T169]*[.$T$1]+[.U169]*[.$U$1]+[.V169]*[.$V$1]+[.W169]*[.$W$1]+[.X169]*[.$X$1]+[.Y169]*[.$Y$1]+[.Z169]*[.$Z$1]+[.AA169]*[.$AA$1]+[.AB169]*[.$AB$1]+[.AC169]*[.$AC$1]+[.AD169]*[.$AD$1]+[.AE169]*[.$AE$1]+[.AF169]*[.$AF$1]+[.AG169]*[.$AG$1]+[.AH169]*[.$AH$1]+[.AI169]*[.$AI$1]+[.AJ169]*[.$AJ$1]+[.AK169]*[.$AK$1]+[.AL169]*[.$AL$1]+[.AM169]*[.$AM$1]+[.AN169]*[.$AN$1]+[.AO169]*[.$AO$1]+[.AP169]*[.$AP$1]+[.AQ169]*[.$AQ$1]+[.AR169]*[.$AR$1]+[.AS169]*[.$AS$1]+[.AT169]*[.$AT$1]+[.AU169]*[.$AU$1]+[.AV169]*[.$AV$1]+[.AW169]*[.$AW$1]+[.AX169]*[.$AX$1]+[.AY169]*[.$AY$1]+[.AZ169]*[.$AZ$1]+[.BA169]*[.$BA$1]+[.BB169]*[.$BB$1]+[.BC169]*[.$BC$1]+[.BD169]*[.$BD$1]+[.BE169]*[.$BE$1]+[.BF169]*[.$BF$1]+[.BG169]*[.$BG$1]+[.BH169]*[.$BH$1]+[.BI169]*[.$BI$1]+[.BJ169]*[.$BJ$1]+[.BK169]*[.$BK$1]+[.BL169]*[.$BL$1]+[.BM169]*[.$BM$1]+[.BN169]*[.$BN$1]+[.BO169]*[.$BO$1]+[.BP169]*[.$BP$1]+[.BQ169]*[.$BQ$1]+[.BR169]*[.$BR$1]+[.BS169]*[.$BS$1]+[.BT169]*[.$BT$1]+[.BU169]*[.$BU$1]+[.BV169]*[.$BV$1]+[.BW169]*[.$BW$1]+[.BX169]*[.$BX$1]+[.BY169]*[.$BY$1]+[.BZ169]*[.$BZ$1]+[.CA169]*[.$CA$1]+[.CB169]*[.$CB$1]+[.CC169]*[.$CC$1])/COUNT([.B169:.CC169]);0)" office:value-type="float" office:value="1" calcext:value-type="float">
            <text:p>1</text:p>
          </table:table-cell>
          <table:table-cell table:formula="of:=IF([.CE169]&lt;&gt;[.CD16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70:.CC170])/COUNT([.A170:.CC170]));0)" office:value-type="float" office:value="0" calcext:value-type="float">
            <text:p>0</text:p>
          </table:table-cell>
          <table:table-cell table:formula="of:=ROUND(([.B170]*[.$B$1]+[.C170]*[.$C$1]+[.D170]*[.$D$1]+[.E170]*[.$E$1]+[.F170]*[.$F$1]+[.G170]*[.$G$1]+[.H170]*[.$H$1]+[.I170]*[.$I$1]+[.J170]*[.$J$1]+[.K170]*[.$K$1]+[.L170]*[.$L$1]+[.M170]*[.$M$1]+[.N170]*[.$N$1]+[.O170]*[.$O$1]+[.P170]*[.$P$1]+[.Q170]*[.$Q$1]+[.R170]*[.$R$1]+[.S170]*[.$S$1]+[.T170]*[.$T$1]+[.U170]*[.$U$1]+[.V170]*[.$V$1]+[.W170]*[.$W$1]+[.X170]*[.$X$1]+[.Y170]*[.$Y$1]+[.Z170]*[.$Z$1]+[.AA170]*[.$AA$1]+[.AB170]*[.$AB$1]+[.AC170]*[.$AC$1]+[.AD170]*[.$AD$1]+[.AE170]*[.$AE$1]+[.AF170]*[.$AF$1]+[.AG170]*[.$AG$1]+[.AH170]*[.$AH$1]+[.AI170]*[.$AI$1]+[.AJ170]*[.$AJ$1]+[.AK170]*[.$AK$1]+[.AL170]*[.$AL$1]+[.AM170]*[.$AM$1]+[.AN170]*[.$AN$1]+[.AO170]*[.$AO$1]+[.AP170]*[.$AP$1]+[.AQ170]*[.$AQ$1]+[.AR170]*[.$AR$1]+[.AS170]*[.$AS$1]+[.AT170]*[.$AT$1]+[.AU170]*[.$AU$1]+[.AV170]*[.$AV$1]+[.AW170]*[.$AW$1]+[.AX170]*[.$AX$1]+[.AY170]*[.$AY$1]+[.AZ170]*[.$AZ$1]+[.BA170]*[.$BA$1]+[.BB170]*[.$BB$1]+[.BC170]*[.$BC$1]+[.BD170]*[.$BD$1]+[.BE170]*[.$BE$1]+[.BF170]*[.$BF$1]+[.BG170]*[.$BG$1]+[.BH170]*[.$BH$1]+[.BI170]*[.$BI$1]+[.BJ170]*[.$BJ$1]+[.BK170]*[.$BK$1]+[.BL170]*[.$BL$1]+[.BM170]*[.$BM$1]+[.BN170]*[.$BN$1]+[.BO170]*[.$BO$1]+[.BP170]*[.$BP$1]+[.BQ170]*[.$BQ$1]+[.BR170]*[.$BR$1]+[.BS170]*[.$BS$1]+[.BT170]*[.$BT$1]+[.BU170]*[.$BU$1]+[.BV170]*[.$BV$1]+[.BW170]*[.$BW$1]+[.BX170]*[.$BX$1]+[.BY170]*[.$BY$1]+[.BZ170]*[.$BZ$1]+[.CA170]*[.$CA$1]+[.CB170]*[.$CB$1]+[.CC170]*[.$CC$1])/COUNT([.B170:.CC170]);0)" office:value-type="float" office:value="0" calcext:value-type="float">
            <text:p>0</text:p>
          </table:table-cell>
          <table:table-cell table:formula="of:=IF([.CE170]&lt;&gt;[.CD17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71:.CC171])/COUNT([.A171:.CC171]));0)" office:value-type="float" office:value="0" calcext:value-type="float">
            <text:p>0</text:p>
          </table:table-cell>
          <table:table-cell table:formula="of:=ROUND(([.B171]*[.$B$1]+[.C171]*[.$C$1]+[.D171]*[.$D$1]+[.E171]*[.$E$1]+[.F171]*[.$F$1]+[.G171]*[.$G$1]+[.H171]*[.$H$1]+[.I171]*[.$I$1]+[.J171]*[.$J$1]+[.K171]*[.$K$1]+[.L171]*[.$L$1]+[.M171]*[.$M$1]+[.N171]*[.$N$1]+[.O171]*[.$O$1]+[.P171]*[.$P$1]+[.Q171]*[.$Q$1]+[.R171]*[.$R$1]+[.S171]*[.$S$1]+[.T171]*[.$T$1]+[.U171]*[.$U$1]+[.V171]*[.$V$1]+[.W171]*[.$W$1]+[.X171]*[.$X$1]+[.Y171]*[.$Y$1]+[.Z171]*[.$Z$1]+[.AA171]*[.$AA$1]+[.AB171]*[.$AB$1]+[.AC171]*[.$AC$1]+[.AD171]*[.$AD$1]+[.AE171]*[.$AE$1]+[.AF171]*[.$AF$1]+[.AG171]*[.$AG$1]+[.AH171]*[.$AH$1]+[.AI171]*[.$AI$1]+[.AJ171]*[.$AJ$1]+[.AK171]*[.$AK$1]+[.AL171]*[.$AL$1]+[.AM171]*[.$AM$1]+[.AN171]*[.$AN$1]+[.AO171]*[.$AO$1]+[.AP171]*[.$AP$1]+[.AQ171]*[.$AQ$1]+[.AR171]*[.$AR$1]+[.AS171]*[.$AS$1]+[.AT171]*[.$AT$1]+[.AU171]*[.$AU$1]+[.AV171]*[.$AV$1]+[.AW171]*[.$AW$1]+[.AX171]*[.$AX$1]+[.AY171]*[.$AY$1]+[.AZ171]*[.$AZ$1]+[.BA171]*[.$BA$1]+[.BB171]*[.$BB$1]+[.BC171]*[.$BC$1]+[.BD171]*[.$BD$1]+[.BE171]*[.$BE$1]+[.BF171]*[.$BF$1]+[.BG171]*[.$BG$1]+[.BH171]*[.$BH$1]+[.BI171]*[.$BI$1]+[.BJ171]*[.$BJ$1]+[.BK171]*[.$BK$1]+[.BL171]*[.$BL$1]+[.BM171]*[.$BM$1]+[.BN171]*[.$BN$1]+[.BO171]*[.$BO$1]+[.BP171]*[.$BP$1]+[.BQ171]*[.$BQ$1]+[.BR171]*[.$BR$1]+[.BS171]*[.$BS$1]+[.BT171]*[.$BT$1]+[.BU171]*[.$BU$1]+[.BV171]*[.$BV$1]+[.BW171]*[.$BW$1]+[.BX171]*[.$BX$1]+[.BY171]*[.$BY$1]+[.BZ171]*[.$BZ$1]+[.CA171]*[.$CA$1]+[.CB171]*[.$CB$1]+[.CC171]*[.$CC$1])/COUNT([.B171:.CC171]);0)" office:value-type="float" office:value="0" calcext:value-type="float">
            <text:p>0</text:p>
          </table:table-cell>
          <table:table-cell table:formula="of:=IF([.CE171]&lt;&gt;[.CD17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72:.CC172])/COUNT([.A172:.CC172]));0)" office:value-type="float" office:value="0" calcext:value-type="float">
            <text:p>0</text:p>
          </table:table-cell>
          <table:table-cell table:formula="of:=ROUND(([.B172]*[.$B$1]+[.C172]*[.$C$1]+[.D172]*[.$D$1]+[.E172]*[.$E$1]+[.F172]*[.$F$1]+[.G172]*[.$G$1]+[.H172]*[.$H$1]+[.I172]*[.$I$1]+[.J172]*[.$J$1]+[.K172]*[.$K$1]+[.L172]*[.$L$1]+[.M172]*[.$M$1]+[.N172]*[.$N$1]+[.O172]*[.$O$1]+[.P172]*[.$P$1]+[.Q172]*[.$Q$1]+[.R172]*[.$R$1]+[.S172]*[.$S$1]+[.T172]*[.$T$1]+[.U172]*[.$U$1]+[.V172]*[.$V$1]+[.W172]*[.$W$1]+[.X172]*[.$X$1]+[.Y172]*[.$Y$1]+[.Z172]*[.$Z$1]+[.AA172]*[.$AA$1]+[.AB172]*[.$AB$1]+[.AC172]*[.$AC$1]+[.AD172]*[.$AD$1]+[.AE172]*[.$AE$1]+[.AF172]*[.$AF$1]+[.AG172]*[.$AG$1]+[.AH172]*[.$AH$1]+[.AI172]*[.$AI$1]+[.AJ172]*[.$AJ$1]+[.AK172]*[.$AK$1]+[.AL172]*[.$AL$1]+[.AM172]*[.$AM$1]+[.AN172]*[.$AN$1]+[.AO172]*[.$AO$1]+[.AP172]*[.$AP$1]+[.AQ172]*[.$AQ$1]+[.AR172]*[.$AR$1]+[.AS172]*[.$AS$1]+[.AT172]*[.$AT$1]+[.AU172]*[.$AU$1]+[.AV172]*[.$AV$1]+[.AW172]*[.$AW$1]+[.AX172]*[.$AX$1]+[.AY172]*[.$AY$1]+[.AZ172]*[.$AZ$1]+[.BA172]*[.$BA$1]+[.BB172]*[.$BB$1]+[.BC172]*[.$BC$1]+[.BD172]*[.$BD$1]+[.BE172]*[.$BE$1]+[.BF172]*[.$BF$1]+[.BG172]*[.$BG$1]+[.BH172]*[.$BH$1]+[.BI172]*[.$BI$1]+[.BJ172]*[.$BJ$1]+[.BK172]*[.$BK$1]+[.BL172]*[.$BL$1]+[.BM172]*[.$BM$1]+[.BN172]*[.$BN$1]+[.BO172]*[.$BO$1]+[.BP172]*[.$BP$1]+[.BQ172]*[.$BQ$1]+[.BR172]*[.$BR$1]+[.BS172]*[.$BS$1]+[.BT172]*[.$BT$1]+[.BU172]*[.$BU$1]+[.BV172]*[.$BV$1]+[.BW172]*[.$BW$1]+[.BX172]*[.$BX$1]+[.BY172]*[.$BY$1]+[.BZ172]*[.$BZ$1]+[.CA172]*[.$CA$1]+[.CB172]*[.$CB$1]+[.CC172]*[.$CC$1])/COUNT([.B172:.CC172]);0)" office:value-type="float" office:value="0" calcext:value-type="float">
            <text:p>0</text:p>
          </table:table-cell>
          <table:table-cell table:formula="of:=IF([.CE172]&lt;&gt;[.CD17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3:.CC173])/COUNT([.A173:.CC173]));0)" office:value-type="float" office:value="1" calcext:value-type="float">
            <text:p>1</text:p>
          </table:table-cell>
          <table:table-cell table:formula="of:=ROUND(([.B173]*[.$B$1]+[.C173]*[.$C$1]+[.D173]*[.$D$1]+[.E173]*[.$E$1]+[.F173]*[.$F$1]+[.G173]*[.$G$1]+[.H173]*[.$H$1]+[.I173]*[.$I$1]+[.J173]*[.$J$1]+[.K173]*[.$K$1]+[.L173]*[.$L$1]+[.M173]*[.$M$1]+[.N173]*[.$N$1]+[.O173]*[.$O$1]+[.P173]*[.$P$1]+[.Q173]*[.$Q$1]+[.R173]*[.$R$1]+[.S173]*[.$S$1]+[.T173]*[.$T$1]+[.U173]*[.$U$1]+[.V173]*[.$V$1]+[.W173]*[.$W$1]+[.X173]*[.$X$1]+[.Y173]*[.$Y$1]+[.Z173]*[.$Z$1]+[.AA173]*[.$AA$1]+[.AB173]*[.$AB$1]+[.AC173]*[.$AC$1]+[.AD173]*[.$AD$1]+[.AE173]*[.$AE$1]+[.AF173]*[.$AF$1]+[.AG173]*[.$AG$1]+[.AH173]*[.$AH$1]+[.AI173]*[.$AI$1]+[.AJ173]*[.$AJ$1]+[.AK173]*[.$AK$1]+[.AL173]*[.$AL$1]+[.AM173]*[.$AM$1]+[.AN173]*[.$AN$1]+[.AO173]*[.$AO$1]+[.AP173]*[.$AP$1]+[.AQ173]*[.$AQ$1]+[.AR173]*[.$AR$1]+[.AS173]*[.$AS$1]+[.AT173]*[.$AT$1]+[.AU173]*[.$AU$1]+[.AV173]*[.$AV$1]+[.AW173]*[.$AW$1]+[.AX173]*[.$AX$1]+[.AY173]*[.$AY$1]+[.AZ173]*[.$AZ$1]+[.BA173]*[.$BA$1]+[.BB173]*[.$BB$1]+[.BC173]*[.$BC$1]+[.BD173]*[.$BD$1]+[.BE173]*[.$BE$1]+[.BF173]*[.$BF$1]+[.BG173]*[.$BG$1]+[.BH173]*[.$BH$1]+[.BI173]*[.$BI$1]+[.BJ173]*[.$BJ$1]+[.BK173]*[.$BK$1]+[.BL173]*[.$BL$1]+[.BM173]*[.$BM$1]+[.BN173]*[.$BN$1]+[.BO173]*[.$BO$1]+[.BP173]*[.$BP$1]+[.BQ173]*[.$BQ$1]+[.BR173]*[.$BR$1]+[.BS173]*[.$BS$1]+[.BT173]*[.$BT$1]+[.BU173]*[.$BU$1]+[.BV173]*[.$BV$1]+[.BW173]*[.$BW$1]+[.BX173]*[.$BX$1]+[.BY173]*[.$BY$1]+[.BZ173]*[.$BZ$1]+[.CA173]*[.$CA$1]+[.CB173]*[.$CB$1]+[.CC173]*[.$CC$1])/COUNT([.B173:.CC173]);0)" office:value-type="float" office:value="1" calcext:value-type="float">
            <text:p>1</text:p>
          </table:table-cell>
          <table:table-cell table:formula="of:=IF([.CE173]&lt;&gt;[.CD17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4:.CC174])/COUNT([.A174:.CC174]));0)" office:value-type="float" office:value="1" calcext:value-type="float">
            <text:p>1</text:p>
          </table:table-cell>
          <table:table-cell table:formula="of:=ROUND(([.B174]*[.$B$1]+[.C174]*[.$C$1]+[.D174]*[.$D$1]+[.E174]*[.$E$1]+[.F174]*[.$F$1]+[.G174]*[.$G$1]+[.H174]*[.$H$1]+[.I174]*[.$I$1]+[.J174]*[.$J$1]+[.K174]*[.$K$1]+[.L174]*[.$L$1]+[.M174]*[.$M$1]+[.N174]*[.$N$1]+[.O174]*[.$O$1]+[.P174]*[.$P$1]+[.Q174]*[.$Q$1]+[.R174]*[.$R$1]+[.S174]*[.$S$1]+[.T174]*[.$T$1]+[.U174]*[.$U$1]+[.V174]*[.$V$1]+[.W174]*[.$W$1]+[.X174]*[.$X$1]+[.Y174]*[.$Y$1]+[.Z174]*[.$Z$1]+[.AA174]*[.$AA$1]+[.AB174]*[.$AB$1]+[.AC174]*[.$AC$1]+[.AD174]*[.$AD$1]+[.AE174]*[.$AE$1]+[.AF174]*[.$AF$1]+[.AG174]*[.$AG$1]+[.AH174]*[.$AH$1]+[.AI174]*[.$AI$1]+[.AJ174]*[.$AJ$1]+[.AK174]*[.$AK$1]+[.AL174]*[.$AL$1]+[.AM174]*[.$AM$1]+[.AN174]*[.$AN$1]+[.AO174]*[.$AO$1]+[.AP174]*[.$AP$1]+[.AQ174]*[.$AQ$1]+[.AR174]*[.$AR$1]+[.AS174]*[.$AS$1]+[.AT174]*[.$AT$1]+[.AU174]*[.$AU$1]+[.AV174]*[.$AV$1]+[.AW174]*[.$AW$1]+[.AX174]*[.$AX$1]+[.AY174]*[.$AY$1]+[.AZ174]*[.$AZ$1]+[.BA174]*[.$BA$1]+[.BB174]*[.$BB$1]+[.BC174]*[.$BC$1]+[.BD174]*[.$BD$1]+[.BE174]*[.$BE$1]+[.BF174]*[.$BF$1]+[.BG174]*[.$BG$1]+[.BH174]*[.$BH$1]+[.BI174]*[.$BI$1]+[.BJ174]*[.$BJ$1]+[.BK174]*[.$BK$1]+[.BL174]*[.$BL$1]+[.BM174]*[.$BM$1]+[.BN174]*[.$BN$1]+[.BO174]*[.$BO$1]+[.BP174]*[.$BP$1]+[.BQ174]*[.$BQ$1]+[.BR174]*[.$BR$1]+[.BS174]*[.$BS$1]+[.BT174]*[.$BT$1]+[.BU174]*[.$BU$1]+[.BV174]*[.$BV$1]+[.BW174]*[.$BW$1]+[.BX174]*[.$BX$1]+[.BY174]*[.$BY$1]+[.BZ174]*[.$BZ$1]+[.CA174]*[.$CA$1]+[.CB174]*[.$CB$1]+[.CC174]*[.$CC$1])/COUNT([.B174:.CC174]);0)" office:value-type="float" office:value="1" calcext:value-type="float">
            <text:p>1</text:p>
          </table:table-cell>
          <table:table-cell table:formula="of:=IF([.CE174]&lt;&gt;[.CD17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5:.CC175])/COUNT([.A175:.CC175]));0)" office:value-type="float" office:value="1" calcext:value-type="float">
            <text:p>1</text:p>
          </table:table-cell>
          <table:table-cell table:formula="of:=ROUND(([.B175]*[.$B$1]+[.C175]*[.$C$1]+[.D175]*[.$D$1]+[.E175]*[.$E$1]+[.F175]*[.$F$1]+[.G175]*[.$G$1]+[.H175]*[.$H$1]+[.I175]*[.$I$1]+[.J175]*[.$J$1]+[.K175]*[.$K$1]+[.L175]*[.$L$1]+[.M175]*[.$M$1]+[.N175]*[.$N$1]+[.O175]*[.$O$1]+[.P175]*[.$P$1]+[.Q175]*[.$Q$1]+[.R175]*[.$R$1]+[.S175]*[.$S$1]+[.T175]*[.$T$1]+[.U175]*[.$U$1]+[.V175]*[.$V$1]+[.W175]*[.$W$1]+[.X175]*[.$X$1]+[.Y175]*[.$Y$1]+[.Z175]*[.$Z$1]+[.AA175]*[.$AA$1]+[.AB175]*[.$AB$1]+[.AC175]*[.$AC$1]+[.AD175]*[.$AD$1]+[.AE175]*[.$AE$1]+[.AF175]*[.$AF$1]+[.AG175]*[.$AG$1]+[.AH175]*[.$AH$1]+[.AI175]*[.$AI$1]+[.AJ175]*[.$AJ$1]+[.AK175]*[.$AK$1]+[.AL175]*[.$AL$1]+[.AM175]*[.$AM$1]+[.AN175]*[.$AN$1]+[.AO175]*[.$AO$1]+[.AP175]*[.$AP$1]+[.AQ175]*[.$AQ$1]+[.AR175]*[.$AR$1]+[.AS175]*[.$AS$1]+[.AT175]*[.$AT$1]+[.AU175]*[.$AU$1]+[.AV175]*[.$AV$1]+[.AW175]*[.$AW$1]+[.AX175]*[.$AX$1]+[.AY175]*[.$AY$1]+[.AZ175]*[.$AZ$1]+[.BA175]*[.$BA$1]+[.BB175]*[.$BB$1]+[.BC175]*[.$BC$1]+[.BD175]*[.$BD$1]+[.BE175]*[.$BE$1]+[.BF175]*[.$BF$1]+[.BG175]*[.$BG$1]+[.BH175]*[.$BH$1]+[.BI175]*[.$BI$1]+[.BJ175]*[.$BJ$1]+[.BK175]*[.$BK$1]+[.BL175]*[.$BL$1]+[.BM175]*[.$BM$1]+[.BN175]*[.$BN$1]+[.BO175]*[.$BO$1]+[.BP175]*[.$BP$1]+[.BQ175]*[.$BQ$1]+[.BR175]*[.$BR$1]+[.BS175]*[.$BS$1]+[.BT175]*[.$BT$1]+[.BU175]*[.$BU$1]+[.BV175]*[.$BV$1]+[.BW175]*[.$BW$1]+[.BX175]*[.$BX$1]+[.BY175]*[.$BY$1]+[.BZ175]*[.$BZ$1]+[.CA175]*[.$CA$1]+[.CB175]*[.$CB$1]+[.CC175]*[.$CC$1])/COUNT([.B175:.CC175]);0)" office:value-type="float" office:value="1" calcext:value-type="float">
            <text:p>1</text:p>
          </table:table-cell>
          <table:table-cell table:formula="of:=IF([.CE175]&lt;&gt;[.CD17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6:.CC176])/COUNT([.A176:.CC176]));0)" office:value-type="float" office:value="1" calcext:value-type="float">
            <text:p>1</text:p>
          </table:table-cell>
          <table:table-cell table:formula="of:=ROUND(([.B176]*[.$B$1]+[.C176]*[.$C$1]+[.D176]*[.$D$1]+[.E176]*[.$E$1]+[.F176]*[.$F$1]+[.G176]*[.$G$1]+[.H176]*[.$H$1]+[.I176]*[.$I$1]+[.J176]*[.$J$1]+[.K176]*[.$K$1]+[.L176]*[.$L$1]+[.M176]*[.$M$1]+[.N176]*[.$N$1]+[.O176]*[.$O$1]+[.P176]*[.$P$1]+[.Q176]*[.$Q$1]+[.R176]*[.$R$1]+[.S176]*[.$S$1]+[.T176]*[.$T$1]+[.U176]*[.$U$1]+[.V176]*[.$V$1]+[.W176]*[.$W$1]+[.X176]*[.$X$1]+[.Y176]*[.$Y$1]+[.Z176]*[.$Z$1]+[.AA176]*[.$AA$1]+[.AB176]*[.$AB$1]+[.AC176]*[.$AC$1]+[.AD176]*[.$AD$1]+[.AE176]*[.$AE$1]+[.AF176]*[.$AF$1]+[.AG176]*[.$AG$1]+[.AH176]*[.$AH$1]+[.AI176]*[.$AI$1]+[.AJ176]*[.$AJ$1]+[.AK176]*[.$AK$1]+[.AL176]*[.$AL$1]+[.AM176]*[.$AM$1]+[.AN176]*[.$AN$1]+[.AO176]*[.$AO$1]+[.AP176]*[.$AP$1]+[.AQ176]*[.$AQ$1]+[.AR176]*[.$AR$1]+[.AS176]*[.$AS$1]+[.AT176]*[.$AT$1]+[.AU176]*[.$AU$1]+[.AV176]*[.$AV$1]+[.AW176]*[.$AW$1]+[.AX176]*[.$AX$1]+[.AY176]*[.$AY$1]+[.AZ176]*[.$AZ$1]+[.BA176]*[.$BA$1]+[.BB176]*[.$BB$1]+[.BC176]*[.$BC$1]+[.BD176]*[.$BD$1]+[.BE176]*[.$BE$1]+[.BF176]*[.$BF$1]+[.BG176]*[.$BG$1]+[.BH176]*[.$BH$1]+[.BI176]*[.$BI$1]+[.BJ176]*[.$BJ$1]+[.BK176]*[.$BK$1]+[.BL176]*[.$BL$1]+[.BM176]*[.$BM$1]+[.BN176]*[.$BN$1]+[.BO176]*[.$BO$1]+[.BP176]*[.$BP$1]+[.BQ176]*[.$BQ$1]+[.BR176]*[.$BR$1]+[.BS176]*[.$BS$1]+[.BT176]*[.$BT$1]+[.BU176]*[.$BU$1]+[.BV176]*[.$BV$1]+[.BW176]*[.$BW$1]+[.BX176]*[.$BX$1]+[.BY176]*[.$BY$1]+[.BZ176]*[.$BZ$1]+[.CA176]*[.$CA$1]+[.CB176]*[.$CB$1]+[.CC176]*[.$CC$1])/COUNT([.B176:.CC176]);0)" office:value-type="float" office:value="1" calcext:value-type="float">
            <text:p>1</text:p>
          </table:table-cell>
          <table:table-cell table:formula="of:=IF([.CE176]&lt;&gt;[.CD17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7:.CC177])/COUNT([.A177:.CC177]));0)" office:value-type="float" office:value="1" calcext:value-type="float">
            <text:p>1</text:p>
          </table:table-cell>
          <table:table-cell table:formula="of:=ROUND(([.B177]*[.$B$1]+[.C177]*[.$C$1]+[.D177]*[.$D$1]+[.E177]*[.$E$1]+[.F177]*[.$F$1]+[.G177]*[.$G$1]+[.H177]*[.$H$1]+[.I177]*[.$I$1]+[.J177]*[.$J$1]+[.K177]*[.$K$1]+[.L177]*[.$L$1]+[.M177]*[.$M$1]+[.N177]*[.$N$1]+[.O177]*[.$O$1]+[.P177]*[.$P$1]+[.Q177]*[.$Q$1]+[.R177]*[.$R$1]+[.S177]*[.$S$1]+[.T177]*[.$T$1]+[.U177]*[.$U$1]+[.V177]*[.$V$1]+[.W177]*[.$W$1]+[.X177]*[.$X$1]+[.Y177]*[.$Y$1]+[.Z177]*[.$Z$1]+[.AA177]*[.$AA$1]+[.AB177]*[.$AB$1]+[.AC177]*[.$AC$1]+[.AD177]*[.$AD$1]+[.AE177]*[.$AE$1]+[.AF177]*[.$AF$1]+[.AG177]*[.$AG$1]+[.AH177]*[.$AH$1]+[.AI177]*[.$AI$1]+[.AJ177]*[.$AJ$1]+[.AK177]*[.$AK$1]+[.AL177]*[.$AL$1]+[.AM177]*[.$AM$1]+[.AN177]*[.$AN$1]+[.AO177]*[.$AO$1]+[.AP177]*[.$AP$1]+[.AQ177]*[.$AQ$1]+[.AR177]*[.$AR$1]+[.AS177]*[.$AS$1]+[.AT177]*[.$AT$1]+[.AU177]*[.$AU$1]+[.AV177]*[.$AV$1]+[.AW177]*[.$AW$1]+[.AX177]*[.$AX$1]+[.AY177]*[.$AY$1]+[.AZ177]*[.$AZ$1]+[.BA177]*[.$BA$1]+[.BB177]*[.$BB$1]+[.BC177]*[.$BC$1]+[.BD177]*[.$BD$1]+[.BE177]*[.$BE$1]+[.BF177]*[.$BF$1]+[.BG177]*[.$BG$1]+[.BH177]*[.$BH$1]+[.BI177]*[.$BI$1]+[.BJ177]*[.$BJ$1]+[.BK177]*[.$BK$1]+[.BL177]*[.$BL$1]+[.BM177]*[.$BM$1]+[.BN177]*[.$BN$1]+[.BO177]*[.$BO$1]+[.BP177]*[.$BP$1]+[.BQ177]*[.$BQ$1]+[.BR177]*[.$BR$1]+[.BS177]*[.$BS$1]+[.BT177]*[.$BT$1]+[.BU177]*[.$BU$1]+[.BV177]*[.$BV$1]+[.BW177]*[.$BW$1]+[.BX177]*[.$BX$1]+[.BY177]*[.$BY$1]+[.BZ177]*[.$BZ$1]+[.CA177]*[.$CA$1]+[.CB177]*[.$CB$1]+[.CC177]*[.$CC$1])/COUNT([.B177:.CC177]);0)" office:value-type="float" office:value="1" calcext:value-type="float">
            <text:p>1</text:p>
          </table:table-cell>
          <table:table-cell table:formula="of:=IF([.CE177]&lt;&gt;[.CD17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8:.CC178])/COUNT([.A178:.CC178]));0)" office:value-type="float" office:value="1" calcext:value-type="float">
            <text:p>1</text:p>
          </table:table-cell>
          <table:table-cell table:formula="of:=ROUND(([.B178]*[.$B$1]+[.C178]*[.$C$1]+[.D178]*[.$D$1]+[.E178]*[.$E$1]+[.F178]*[.$F$1]+[.G178]*[.$G$1]+[.H178]*[.$H$1]+[.I178]*[.$I$1]+[.J178]*[.$J$1]+[.K178]*[.$K$1]+[.L178]*[.$L$1]+[.M178]*[.$M$1]+[.N178]*[.$N$1]+[.O178]*[.$O$1]+[.P178]*[.$P$1]+[.Q178]*[.$Q$1]+[.R178]*[.$R$1]+[.S178]*[.$S$1]+[.T178]*[.$T$1]+[.U178]*[.$U$1]+[.V178]*[.$V$1]+[.W178]*[.$W$1]+[.X178]*[.$X$1]+[.Y178]*[.$Y$1]+[.Z178]*[.$Z$1]+[.AA178]*[.$AA$1]+[.AB178]*[.$AB$1]+[.AC178]*[.$AC$1]+[.AD178]*[.$AD$1]+[.AE178]*[.$AE$1]+[.AF178]*[.$AF$1]+[.AG178]*[.$AG$1]+[.AH178]*[.$AH$1]+[.AI178]*[.$AI$1]+[.AJ178]*[.$AJ$1]+[.AK178]*[.$AK$1]+[.AL178]*[.$AL$1]+[.AM178]*[.$AM$1]+[.AN178]*[.$AN$1]+[.AO178]*[.$AO$1]+[.AP178]*[.$AP$1]+[.AQ178]*[.$AQ$1]+[.AR178]*[.$AR$1]+[.AS178]*[.$AS$1]+[.AT178]*[.$AT$1]+[.AU178]*[.$AU$1]+[.AV178]*[.$AV$1]+[.AW178]*[.$AW$1]+[.AX178]*[.$AX$1]+[.AY178]*[.$AY$1]+[.AZ178]*[.$AZ$1]+[.BA178]*[.$BA$1]+[.BB178]*[.$BB$1]+[.BC178]*[.$BC$1]+[.BD178]*[.$BD$1]+[.BE178]*[.$BE$1]+[.BF178]*[.$BF$1]+[.BG178]*[.$BG$1]+[.BH178]*[.$BH$1]+[.BI178]*[.$BI$1]+[.BJ178]*[.$BJ$1]+[.BK178]*[.$BK$1]+[.BL178]*[.$BL$1]+[.BM178]*[.$BM$1]+[.BN178]*[.$BN$1]+[.BO178]*[.$BO$1]+[.BP178]*[.$BP$1]+[.BQ178]*[.$BQ$1]+[.BR178]*[.$BR$1]+[.BS178]*[.$BS$1]+[.BT178]*[.$BT$1]+[.BU178]*[.$BU$1]+[.BV178]*[.$BV$1]+[.BW178]*[.$BW$1]+[.BX178]*[.$BX$1]+[.BY178]*[.$BY$1]+[.BZ178]*[.$BZ$1]+[.CA178]*[.$CA$1]+[.CB178]*[.$CB$1]+[.CC178]*[.$CC$1])/COUNT([.B178:.CC178]);0)" office:value-type="float" office:value="1" calcext:value-type="float">
            <text:p>1</text:p>
          </table:table-cell>
          <table:table-cell table:formula="of:=IF([.CE178]&lt;&gt;[.CD17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9:.CC179])/COUNT([.A179:.CC179]));0)" office:value-type="float" office:value="1" calcext:value-type="float">
            <text:p>1</text:p>
          </table:table-cell>
          <table:table-cell table:formula="of:=ROUND(([.B179]*[.$B$1]+[.C179]*[.$C$1]+[.D179]*[.$D$1]+[.E179]*[.$E$1]+[.F179]*[.$F$1]+[.G179]*[.$G$1]+[.H179]*[.$H$1]+[.I179]*[.$I$1]+[.J179]*[.$J$1]+[.K179]*[.$K$1]+[.L179]*[.$L$1]+[.M179]*[.$M$1]+[.N179]*[.$N$1]+[.O179]*[.$O$1]+[.P179]*[.$P$1]+[.Q179]*[.$Q$1]+[.R179]*[.$R$1]+[.S179]*[.$S$1]+[.T179]*[.$T$1]+[.U179]*[.$U$1]+[.V179]*[.$V$1]+[.W179]*[.$W$1]+[.X179]*[.$X$1]+[.Y179]*[.$Y$1]+[.Z179]*[.$Z$1]+[.AA179]*[.$AA$1]+[.AB179]*[.$AB$1]+[.AC179]*[.$AC$1]+[.AD179]*[.$AD$1]+[.AE179]*[.$AE$1]+[.AF179]*[.$AF$1]+[.AG179]*[.$AG$1]+[.AH179]*[.$AH$1]+[.AI179]*[.$AI$1]+[.AJ179]*[.$AJ$1]+[.AK179]*[.$AK$1]+[.AL179]*[.$AL$1]+[.AM179]*[.$AM$1]+[.AN179]*[.$AN$1]+[.AO179]*[.$AO$1]+[.AP179]*[.$AP$1]+[.AQ179]*[.$AQ$1]+[.AR179]*[.$AR$1]+[.AS179]*[.$AS$1]+[.AT179]*[.$AT$1]+[.AU179]*[.$AU$1]+[.AV179]*[.$AV$1]+[.AW179]*[.$AW$1]+[.AX179]*[.$AX$1]+[.AY179]*[.$AY$1]+[.AZ179]*[.$AZ$1]+[.BA179]*[.$BA$1]+[.BB179]*[.$BB$1]+[.BC179]*[.$BC$1]+[.BD179]*[.$BD$1]+[.BE179]*[.$BE$1]+[.BF179]*[.$BF$1]+[.BG179]*[.$BG$1]+[.BH179]*[.$BH$1]+[.BI179]*[.$BI$1]+[.BJ179]*[.$BJ$1]+[.BK179]*[.$BK$1]+[.BL179]*[.$BL$1]+[.BM179]*[.$BM$1]+[.BN179]*[.$BN$1]+[.BO179]*[.$BO$1]+[.BP179]*[.$BP$1]+[.BQ179]*[.$BQ$1]+[.BR179]*[.$BR$1]+[.BS179]*[.$BS$1]+[.BT179]*[.$BT$1]+[.BU179]*[.$BU$1]+[.BV179]*[.$BV$1]+[.BW179]*[.$BW$1]+[.BX179]*[.$BX$1]+[.BY179]*[.$BY$1]+[.BZ179]*[.$BZ$1]+[.CA179]*[.$CA$1]+[.CB179]*[.$CB$1]+[.CC179]*[.$CC$1])/COUNT([.B179:.CC179]);0)" office:value-type="float" office:value="1" calcext:value-type="float">
            <text:p>1</text:p>
          </table:table-cell>
          <table:table-cell table:formula="of:=IF([.CE179]&lt;&gt;[.CD17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80:.CC180])/COUNT([.A180:.CC180]));0)" office:value-type="float" office:value="1" calcext:value-type="float">
            <text:p>1</text:p>
          </table:table-cell>
          <table:table-cell table:formula="of:=ROUND(([.B180]*[.$B$1]+[.C180]*[.$C$1]+[.D180]*[.$D$1]+[.E180]*[.$E$1]+[.F180]*[.$F$1]+[.G180]*[.$G$1]+[.H180]*[.$H$1]+[.I180]*[.$I$1]+[.J180]*[.$J$1]+[.K180]*[.$K$1]+[.L180]*[.$L$1]+[.M180]*[.$M$1]+[.N180]*[.$N$1]+[.O180]*[.$O$1]+[.P180]*[.$P$1]+[.Q180]*[.$Q$1]+[.R180]*[.$R$1]+[.S180]*[.$S$1]+[.T180]*[.$T$1]+[.U180]*[.$U$1]+[.V180]*[.$V$1]+[.W180]*[.$W$1]+[.X180]*[.$X$1]+[.Y180]*[.$Y$1]+[.Z180]*[.$Z$1]+[.AA180]*[.$AA$1]+[.AB180]*[.$AB$1]+[.AC180]*[.$AC$1]+[.AD180]*[.$AD$1]+[.AE180]*[.$AE$1]+[.AF180]*[.$AF$1]+[.AG180]*[.$AG$1]+[.AH180]*[.$AH$1]+[.AI180]*[.$AI$1]+[.AJ180]*[.$AJ$1]+[.AK180]*[.$AK$1]+[.AL180]*[.$AL$1]+[.AM180]*[.$AM$1]+[.AN180]*[.$AN$1]+[.AO180]*[.$AO$1]+[.AP180]*[.$AP$1]+[.AQ180]*[.$AQ$1]+[.AR180]*[.$AR$1]+[.AS180]*[.$AS$1]+[.AT180]*[.$AT$1]+[.AU180]*[.$AU$1]+[.AV180]*[.$AV$1]+[.AW180]*[.$AW$1]+[.AX180]*[.$AX$1]+[.AY180]*[.$AY$1]+[.AZ180]*[.$AZ$1]+[.BA180]*[.$BA$1]+[.BB180]*[.$BB$1]+[.BC180]*[.$BC$1]+[.BD180]*[.$BD$1]+[.BE180]*[.$BE$1]+[.BF180]*[.$BF$1]+[.BG180]*[.$BG$1]+[.BH180]*[.$BH$1]+[.BI180]*[.$BI$1]+[.BJ180]*[.$BJ$1]+[.BK180]*[.$BK$1]+[.BL180]*[.$BL$1]+[.BM180]*[.$BM$1]+[.BN180]*[.$BN$1]+[.BO180]*[.$BO$1]+[.BP180]*[.$BP$1]+[.BQ180]*[.$BQ$1]+[.BR180]*[.$BR$1]+[.BS180]*[.$BS$1]+[.BT180]*[.$BT$1]+[.BU180]*[.$BU$1]+[.BV180]*[.$BV$1]+[.BW180]*[.$BW$1]+[.BX180]*[.$BX$1]+[.BY180]*[.$BY$1]+[.BZ180]*[.$BZ$1]+[.CA180]*[.$CA$1]+[.CB180]*[.$CB$1]+[.CC180]*[.$CC$1])/COUNT([.B180:.CC180]);0)" office:value-type="float" office:value="1" calcext:value-type="float">
            <text:p>1</text:p>
          </table:table-cell>
          <table:table-cell table:formula="of:=IF([.CE180]&lt;&gt;[.CD18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81:.CC181])/COUNT([.A181:.CC181]));0)" office:value-type="float" office:value="1" calcext:value-type="float">
            <text:p>1</text:p>
          </table:table-cell>
          <table:table-cell table:formula="of:=ROUND(([.B181]*[.$B$1]+[.C181]*[.$C$1]+[.D181]*[.$D$1]+[.E181]*[.$E$1]+[.F181]*[.$F$1]+[.G181]*[.$G$1]+[.H181]*[.$H$1]+[.I181]*[.$I$1]+[.J181]*[.$J$1]+[.K181]*[.$K$1]+[.L181]*[.$L$1]+[.M181]*[.$M$1]+[.N181]*[.$N$1]+[.O181]*[.$O$1]+[.P181]*[.$P$1]+[.Q181]*[.$Q$1]+[.R181]*[.$R$1]+[.S181]*[.$S$1]+[.T181]*[.$T$1]+[.U181]*[.$U$1]+[.V181]*[.$V$1]+[.W181]*[.$W$1]+[.X181]*[.$X$1]+[.Y181]*[.$Y$1]+[.Z181]*[.$Z$1]+[.AA181]*[.$AA$1]+[.AB181]*[.$AB$1]+[.AC181]*[.$AC$1]+[.AD181]*[.$AD$1]+[.AE181]*[.$AE$1]+[.AF181]*[.$AF$1]+[.AG181]*[.$AG$1]+[.AH181]*[.$AH$1]+[.AI181]*[.$AI$1]+[.AJ181]*[.$AJ$1]+[.AK181]*[.$AK$1]+[.AL181]*[.$AL$1]+[.AM181]*[.$AM$1]+[.AN181]*[.$AN$1]+[.AO181]*[.$AO$1]+[.AP181]*[.$AP$1]+[.AQ181]*[.$AQ$1]+[.AR181]*[.$AR$1]+[.AS181]*[.$AS$1]+[.AT181]*[.$AT$1]+[.AU181]*[.$AU$1]+[.AV181]*[.$AV$1]+[.AW181]*[.$AW$1]+[.AX181]*[.$AX$1]+[.AY181]*[.$AY$1]+[.AZ181]*[.$AZ$1]+[.BA181]*[.$BA$1]+[.BB181]*[.$BB$1]+[.BC181]*[.$BC$1]+[.BD181]*[.$BD$1]+[.BE181]*[.$BE$1]+[.BF181]*[.$BF$1]+[.BG181]*[.$BG$1]+[.BH181]*[.$BH$1]+[.BI181]*[.$BI$1]+[.BJ181]*[.$BJ$1]+[.BK181]*[.$BK$1]+[.BL181]*[.$BL$1]+[.BM181]*[.$BM$1]+[.BN181]*[.$BN$1]+[.BO181]*[.$BO$1]+[.BP181]*[.$BP$1]+[.BQ181]*[.$BQ$1]+[.BR181]*[.$BR$1]+[.BS181]*[.$BS$1]+[.BT181]*[.$BT$1]+[.BU181]*[.$BU$1]+[.BV181]*[.$BV$1]+[.BW181]*[.$BW$1]+[.BX181]*[.$BX$1]+[.BY181]*[.$BY$1]+[.BZ181]*[.$BZ$1]+[.CA181]*[.$CA$1]+[.CB181]*[.$CB$1]+[.CC181]*[.$CC$1])/COUNT([.B181:.CC181]);0)" office:value-type="float" office:value="1" calcext:value-type="float">
            <text:p>1</text:p>
          </table:table-cell>
          <table:table-cell table:formula="of:=IF([.CE181]&lt;&gt;[.CD18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82:.CC182])/COUNT([.A182:.CC182]));0)" office:value-type="float" office:value="0" calcext:value-type="float">
            <text:p>0</text:p>
          </table:table-cell>
          <table:table-cell table:formula="of:=ROUND(([.B182]*[.$B$1]+[.C182]*[.$C$1]+[.D182]*[.$D$1]+[.E182]*[.$E$1]+[.F182]*[.$F$1]+[.G182]*[.$G$1]+[.H182]*[.$H$1]+[.I182]*[.$I$1]+[.J182]*[.$J$1]+[.K182]*[.$K$1]+[.L182]*[.$L$1]+[.M182]*[.$M$1]+[.N182]*[.$N$1]+[.O182]*[.$O$1]+[.P182]*[.$P$1]+[.Q182]*[.$Q$1]+[.R182]*[.$R$1]+[.S182]*[.$S$1]+[.T182]*[.$T$1]+[.U182]*[.$U$1]+[.V182]*[.$V$1]+[.W182]*[.$W$1]+[.X182]*[.$X$1]+[.Y182]*[.$Y$1]+[.Z182]*[.$Z$1]+[.AA182]*[.$AA$1]+[.AB182]*[.$AB$1]+[.AC182]*[.$AC$1]+[.AD182]*[.$AD$1]+[.AE182]*[.$AE$1]+[.AF182]*[.$AF$1]+[.AG182]*[.$AG$1]+[.AH182]*[.$AH$1]+[.AI182]*[.$AI$1]+[.AJ182]*[.$AJ$1]+[.AK182]*[.$AK$1]+[.AL182]*[.$AL$1]+[.AM182]*[.$AM$1]+[.AN182]*[.$AN$1]+[.AO182]*[.$AO$1]+[.AP182]*[.$AP$1]+[.AQ182]*[.$AQ$1]+[.AR182]*[.$AR$1]+[.AS182]*[.$AS$1]+[.AT182]*[.$AT$1]+[.AU182]*[.$AU$1]+[.AV182]*[.$AV$1]+[.AW182]*[.$AW$1]+[.AX182]*[.$AX$1]+[.AY182]*[.$AY$1]+[.AZ182]*[.$AZ$1]+[.BA182]*[.$BA$1]+[.BB182]*[.$BB$1]+[.BC182]*[.$BC$1]+[.BD182]*[.$BD$1]+[.BE182]*[.$BE$1]+[.BF182]*[.$BF$1]+[.BG182]*[.$BG$1]+[.BH182]*[.$BH$1]+[.BI182]*[.$BI$1]+[.BJ182]*[.$BJ$1]+[.BK182]*[.$BK$1]+[.BL182]*[.$BL$1]+[.BM182]*[.$BM$1]+[.BN182]*[.$BN$1]+[.BO182]*[.$BO$1]+[.BP182]*[.$BP$1]+[.BQ182]*[.$BQ$1]+[.BR182]*[.$BR$1]+[.BS182]*[.$BS$1]+[.BT182]*[.$BT$1]+[.BU182]*[.$BU$1]+[.BV182]*[.$BV$1]+[.BW182]*[.$BW$1]+[.BX182]*[.$BX$1]+[.BY182]*[.$BY$1]+[.BZ182]*[.$BZ$1]+[.CA182]*[.$CA$1]+[.CB182]*[.$CB$1]+[.CC182]*[.$CC$1])/COUNT([.B182:.CC182]);0)" office:value-type="float" office:value="0" calcext:value-type="float">
            <text:p>0</text:p>
          </table:table-cell>
          <table:table-cell table:formula="of:=IF([.CE182]&lt;&gt;[.CD18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83:.CC183])/COUNT([.A183:.CC183]));0)" office:value-type="float" office:value="0" calcext:value-type="float">
            <text:p>0</text:p>
          </table:table-cell>
          <table:table-cell table:formula="of:=ROUND(([.B183]*[.$B$1]+[.C183]*[.$C$1]+[.D183]*[.$D$1]+[.E183]*[.$E$1]+[.F183]*[.$F$1]+[.G183]*[.$G$1]+[.H183]*[.$H$1]+[.I183]*[.$I$1]+[.J183]*[.$J$1]+[.K183]*[.$K$1]+[.L183]*[.$L$1]+[.M183]*[.$M$1]+[.N183]*[.$N$1]+[.O183]*[.$O$1]+[.P183]*[.$P$1]+[.Q183]*[.$Q$1]+[.R183]*[.$R$1]+[.S183]*[.$S$1]+[.T183]*[.$T$1]+[.U183]*[.$U$1]+[.V183]*[.$V$1]+[.W183]*[.$W$1]+[.X183]*[.$X$1]+[.Y183]*[.$Y$1]+[.Z183]*[.$Z$1]+[.AA183]*[.$AA$1]+[.AB183]*[.$AB$1]+[.AC183]*[.$AC$1]+[.AD183]*[.$AD$1]+[.AE183]*[.$AE$1]+[.AF183]*[.$AF$1]+[.AG183]*[.$AG$1]+[.AH183]*[.$AH$1]+[.AI183]*[.$AI$1]+[.AJ183]*[.$AJ$1]+[.AK183]*[.$AK$1]+[.AL183]*[.$AL$1]+[.AM183]*[.$AM$1]+[.AN183]*[.$AN$1]+[.AO183]*[.$AO$1]+[.AP183]*[.$AP$1]+[.AQ183]*[.$AQ$1]+[.AR183]*[.$AR$1]+[.AS183]*[.$AS$1]+[.AT183]*[.$AT$1]+[.AU183]*[.$AU$1]+[.AV183]*[.$AV$1]+[.AW183]*[.$AW$1]+[.AX183]*[.$AX$1]+[.AY183]*[.$AY$1]+[.AZ183]*[.$AZ$1]+[.BA183]*[.$BA$1]+[.BB183]*[.$BB$1]+[.BC183]*[.$BC$1]+[.BD183]*[.$BD$1]+[.BE183]*[.$BE$1]+[.BF183]*[.$BF$1]+[.BG183]*[.$BG$1]+[.BH183]*[.$BH$1]+[.BI183]*[.$BI$1]+[.BJ183]*[.$BJ$1]+[.BK183]*[.$BK$1]+[.BL183]*[.$BL$1]+[.BM183]*[.$BM$1]+[.BN183]*[.$BN$1]+[.BO183]*[.$BO$1]+[.BP183]*[.$BP$1]+[.BQ183]*[.$BQ$1]+[.BR183]*[.$BR$1]+[.BS183]*[.$BS$1]+[.BT183]*[.$BT$1]+[.BU183]*[.$BU$1]+[.BV183]*[.$BV$1]+[.BW183]*[.$BW$1]+[.BX183]*[.$BX$1]+[.BY183]*[.$BY$1]+[.BZ183]*[.$BZ$1]+[.CA183]*[.$CA$1]+[.CB183]*[.$CB$1]+[.CC183]*[.$CC$1])/COUNT([.B183:.CC183]);0)" office:value-type="float" office:value="0" calcext:value-type="float">
            <text:p>0</text:p>
          </table:table-cell>
          <table:table-cell table:formula="of:=IF([.CE183]&lt;&gt;[.CD18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84:.CC184])/COUNT([.A184:.CC184]));0)" office:value-type="float" office:value="0" calcext:value-type="float">
            <text:p>0</text:p>
          </table:table-cell>
          <table:table-cell table:formula="of:=ROUND(([.B184]*[.$B$1]+[.C184]*[.$C$1]+[.D184]*[.$D$1]+[.E184]*[.$E$1]+[.F184]*[.$F$1]+[.G184]*[.$G$1]+[.H184]*[.$H$1]+[.I184]*[.$I$1]+[.J184]*[.$J$1]+[.K184]*[.$K$1]+[.L184]*[.$L$1]+[.M184]*[.$M$1]+[.N184]*[.$N$1]+[.O184]*[.$O$1]+[.P184]*[.$P$1]+[.Q184]*[.$Q$1]+[.R184]*[.$R$1]+[.S184]*[.$S$1]+[.T184]*[.$T$1]+[.U184]*[.$U$1]+[.V184]*[.$V$1]+[.W184]*[.$W$1]+[.X184]*[.$X$1]+[.Y184]*[.$Y$1]+[.Z184]*[.$Z$1]+[.AA184]*[.$AA$1]+[.AB184]*[.$AB$1]+[.AC184]*[.$AC$1]+[.AD184]*[.$AD$1]+[.AE184]*[.$AE$1]+[.AF184]*[.$AF$1]+[.AG184]*[.$AG$1]+[.AH184]*[.$AH$1]+[.AI184]*[.$AI$1]+[.AJ184]*[.$AJ$1]+[.AK184]*[.$AK$1]+[.AL184]*[.$AL$1]+[.AM184]*[.$AM$1]+[.AN184]*[.$AN$1]+[.AO184]*[.$AO$1]+[.AP184]*[.$AP$1]+[.AQ184]*[.$AQ$1]+[.AR184]*[.$AR$1]+[.AS184]*[.$AS$1]+[.AT184]*[.$AT$1]+[.AU184]*[.$AU$1]+[.AV184]*[.$AV$1]+[.AW184]*[.$AW$1]+[.AX184]*[.$AX$1]+[.AY184]*[.$AY$1]+[.AZ184]*[.$AZ$1]+[.BA184]*[.$BA$1]+[.BB184]*[.$BB$1]+[.BC184]*[.$BC$1]+[.BD184]*[.$BD$1]+[.BE184]*[.$BE$1]+[.BF184]*[.$BF$1]+[.BG184]*[.$BG$1]+[.BH184]*[.$BH$1]+[.BI184]*[.$BI$1]+[.BJ184]*[.$BJ$1]+[.BK184]*[.$BK$1]+[.BL184]*[.$BL$1]+[.BM184]*[.$BM$1]+[.BN184]*[.$BN$1]+[.BO184]*[.$BO$1]+[.BP184]*[.$BP$1]+[.BQ184]*[.$BQ$1]+[.BR184]*[.$BR$1]+[.BS184]*[.$BS$1]+[.BT184]*[.$BT$1]+[.BU184]*[.$BU$1]+[.BV184]*[.$BV$1]+[.BW184]*[.$BW$1]+[.BX184]*[.$BX$1]+[.BY184]*[.$BY$1]+[.BZ184]*[.$BZ$1]+[.CA184]*[.$CA$1]+[.CB184]*[.$CB$1]+[.CC184]*[.$CC$1])/COUNT([.B184:.CC184]);0)" office:value-type="float" office:value="0" calcext:value-type="float">
            <text:p>0</text:p>
          </table:table-cell>
          <table:table-cell table:formula="of:=IF([.CE184]&lt;&gt;[.CD18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  <table:table-cell table:formula="of:=ROUND((SUM([.B185:.CC185])/COUNT([.A185:.CC185]));0)" office:value-type="float" office:value="1" calcext:value-type="float">
            <text:p>1</text:p>
          </table:table-cell>
          <table:table-cell table:formula="of:=ROUND(([.B185]*[.$B$1]+[.C185]*[.$C$1]+[.D185]*[.$D$1]+[.E185]*[.$E$1]+[.F185]*[.$F$1]+[.G185]*[.$G$1]+[.H185]*[.$H$1]+[.I185]*[.$I$1]+[.J185]*[.$J$1]+[.K185]*[.$K$1]+[.L185]*[.$L$1]+[.M185]*[.$M$1]+[.N185]*[.$N$1]+[.O185]*[.$O$1]+[.P185]*[.$P$1]+[.Q185]*[.$Q$1]+[.R185]*[.$R$1]+[.S185]*[.$S$1]+[.T185]*[.$T$1]+[.U185]*[.$U$1]+[.V185]*[.$V$1]+[.W185]*[.$W$1]+[.X185]*[.$X$1]+[.Y185]*[.$Y$1]+[.Z185]*[.$Z$1]+[.AA185]*[.$AA$1]+[.AB185]*[.$AB$1]+[.AC185]*[.$AC$1]+[.AD185]*[.$AD$1]+[.AE185]*[.$AE$1]+[.AF185]*[.$AF$1]+[.AG185]*[.$AG$1]+[.AH185]*[.$AH$1]+[.AI185]*[.$AI$1]+[.AJ185]*[.$AJ$1]+[.AK185]*[.$AK$1]+[.AL185]*[.$AL$1]+[.AM185]*[.$AM$1]+[.AN185]*[.$AN$1]+[.AO185]*[.$AO$1]+[.AP185]*[.$AP$1]+[.AQ185]*[.$AQ$1]+[.AR185]*[.$AR$1]+[.AS185]*[.$AS$1]+[.AT185]*[.$AT$1]+[.AU185]*[.$AU$1]+[.AV185]*[.$AV$1]+[.AW185]*[.$AW$1]+[.AX185]*[.$AX$1]+[.AY185]*[.$AY$1]+[.AZ185]*[.$AZ$1]+[.BA185]*[.$BA$1]+[.BB185]*[.$BB$1]+[.BC185]*[.$BC$1]+[.BD185]*[.$BD$1]+[.BE185]*[.$BE$1]+[.BF185]*[.$BF$1]+[.BG185]*[.$BG$1]+[.BH185]*[.$BH$1]+[.BI185]*[.$BI$1]+[.BJ185]*[.$BJ$1]+[.BK185]*[.$BK$1]+[.BL185]*[.$BL$1]+[.BM185]*[.$BM$1]+[.BN185]*[.$BN$1]+[.BO185]*[.$BO$1]+[.BP185]*[.$BP$1]+[.BQ185]*[.$BQ$1]+[.BR185]*[.$BR$1]+[.BS185]*[.$BS$1]+[.BT185]*[.$BT$1]+[.BU185]*[.$BU$1]+[.BV185]*[.$BV$1]+[.BW185]*[.$BW$1]+[.BX185]*[.$BX$1]+[.BY185]*[.$BY$1]+[.BZ185]*[.$BZ$1]+[.CA185]*[.$CA$1]+[.CB185]*[.$CB$1]+[.CC185]*[.$CC$1])/COUNT([.B185:.CC185]);0)" office:value-type="float" office:value="1" calcext:value-type="float">
            <text:p>1</text:p>
          </table:table-cell>
          <table:table-cell table:formula="of:=IF([.CE185]&lt;&gt;[.CD185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86:.CC186])/COUNT([.A186:.CC186]));0)" office:value-type="float" office:value="0" calcext:value-type="float">
            <text:p>0</text:p>
          </table:table-cell>
          <table:table-cell table:formula="of:=ROUND(([.B186]*[.$B$1]+[.C186]*[.$C$1]+[.D186]*[.$D$1]+[.E186]*[.$E$1]+[.F186]*[.$F$1]+[.G186]*[.$G$1]+[.H186]*[.$H$1]+[.I186]*[.$I$1]+[.J186]*[.$J$1]+[.K186]*[.$K$1]+[.L186]*[.$L$1]+[.M186]*[.$M$1]+[.N186]*[.$N$1]+[.O186]*[.$O$1]+[.P186]*[.$P$1]+[.Q186]*[.$Q$1]+[.R186]*[.$R$1]+[.S186]*[.$S$1]+[.T186]*[.$T$1]+[.U186]*[.$U$1]+[.V186]*[.$V$1]+[.W186]*[.$W$1]+[.X186]*[.$X$1]+[.Y186]*[.$Y$1]+[.Z186]*[.$Z$1]+[.AA186]*[.$AA$1]+[.AB186]*[.$AB$1]+[.AC186]*[.$AC$1]+[.AD186]*[.$AD$1]+[.AE186]*[.$AE$1]+[.AF186]*[.$AF$1]+[.AG186]*[.$AG$1]+[.AH186]*[.$AH$1]+[.AI186]*[.$AI$1]+[.AJ186]*[.$AJ$1]+[.AK186]*[.$AK$1]+[.AL186]*[.$AL$1]+[.AM186]*[.$AM$1]+[.AN186]*[.$AN$1]+[.AO186]*[.$AO$1]+[.AP186]*[.$AP$1]+[.AQ186]*[.$AQ$1]+[.AR186]*[.$AR$1]+[.AS186]*[.$AS$1]+[.AT186]*[.$AT$1]+[.AU186]*[.$AU$1]+[.AV186]*[.$AV$1]+[.AW186]*[.$AW$1]+[.AX186]*[.$AX$1]+[.AY186]*[.$AY$1]+[.AZ186]*[.$AZ$1]+[.BA186]*[.$BA$1]+[.BB186]*[.$BB$1]+[.BC186]*[.$BC$1]+[.BD186]*[.$BD$1]+[.BE186]*[.$BE$1]+[.BF186]*[.$BF$1]+[.BG186]*[.$BG$1]+[.BH186]*[.$BH$1]+[.BI186]*[.$BI$1]+[.BJ186]*[.$BJ$1]+[.BK186]*[.$BK$1]+[.BL186]*[.$BL$1]+[.BM186]*[.$BM$1]+[.BN186]*[.$BN$1]+[.BO186]*[.$BO$1]+[.BP186]*[.$BP$1]+[.BQ186]*[.$BQ$1]+[.BR186]*[.$BR$1]+[.BS186]*[.$BS$1]+[.BT186]*[.$BT$1]+[.BU186]*[.$BU$1]+[.BV186]*[.$BV$1]+[.BW186]*[.$BW$1]+[.BX186]*[.$BX$1]+[.BY186]*[.$BY$1]+[.BZ186]*[.$BZ$1]+[.CA186]*[.$CA$1]+[.CB186]*[.$CB$1]+[.CC186]*[.$CC$1])/COUNT([.B186:.CC186]);0)" office:value-type="float" office:value="0" calcext:value-type="float">
            <text:p>0</text:p>
          </table:table-cell>
          <table:table-cell table:formula="of:=IF([.CE186]&lt;&gt;[.CD186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formula="of:=ROUND((SUM([.B187:.CC187])/COUNT([.A187:.CC187]));0)" office:value-type="float" office:value="1" calcext:value-type="float">
            <text:p>1</text:p>
          </table:table-cell>
          <table:table-cell table:formula="of:=ROUND(([.B187]*[.$B$1]+[.C187]*[.$C$1]+[.D187]*[.$D$1]+[.E187]*[.$E$1]+[.F187]*[.$F$1]+[.G187]*[.$G$1]+[.H187]*[.$H$1]+[.I187]*[.$I$1]+[.J187]*[.$J$1]+[.K187]*[.$K$1]+[.L187]*[.$L$1]+[.M187]*[.$M$1]+[.N187]*[.$N$1]+[.O187]*[.$O$1]+[.P187]*[.$P$1]+[.Q187]*[.$Q$1]+[.R187]*[.$R$1]+[.S187]*[.$S$1]+[.T187]*[.$T$1]+[.U187]*[.$U$1]+[.V187]*[.$V$1]+[.W187]*[.$W$1]+[.X187]*[.$X$1]+[.Y187]*[.$Y$1]+[.Z187]*[.$Z$1]+[.AA187]*[.$AA$1]+[.AB187]*[.$AB$1]+[.AC187]*[.$AC$1]+[.AD187]*[.$AD$1]+[.AE187]*[.$AE$1]+[.AF187]*[.$AF$1]+[.AG187]*[.$AG$1]+[.AH187]*[.$AH$1]+[.AI187]*[.$AI$1]+[.AJ187]*[.$AJ$1]+[.AK187]*[.$AK$1]+[.AL187]*[.$AL$1]+[.AM187]*[.$AM$1]+[.AN187]*[.$AN$1]+[.AO187]*[.$AO$1]+[.AP187]*[.$AP$1]+[.AQ187]*[.$AQ$1]+[.AR187]*[.$AR$1]+[.AS187]*[.$AS$1]+[.AT187]*[.$AT$1]+[.AU187]*[.$AU$1]+[.AV187]*[.$AV$1]+[.AW187]*[.$AW$1]+[.AX187]*[.$AX$1]+[.AY187]*[.$AY$1]+[.AZ187]*[.$AZ$1]+[.BA187]*[.$BA$1]+[.BB187]*[.$BB$1]+[.BC187]*[.$BC$1]+[.BD187]*[.$BD$1]+[.BE187]*[.$BE$1]+[.BF187]*[.$BF$1]+[.BG187]*[.$BG$1]+[.BH187]*[.$BH$1]+[.BI187]*[.$BI$1]+[.BJ187]*[.$BJ$1]+[.BK187]*[.$BK$1]+[.BL187]*[.$BL$1]+[.BM187]*[.$BM$1]+[.BN187]*[.$BN$1]+[.BO187]*[.$BO$1]+[.BP187]*[.$BP$1]+[.BQ187]*[.$BQ$1]+[.BR187]*[.$BR$1]+[.BS187]*[.$BS$1]+[.BT187]*[.$BT$1]+[.BU187]*[.$BU$1]+[.BV187]*[.$BV$1]+[.BW187]*[.$BW$1]+[.BX187]*[.$BX$1]+[.BY187]*[.$BY$1]+[.BZ187]*[.$BZ$1]+[.CA187]*[.$CA$1]+[.CB187]*[.$CB$1]+[.CC187]*[.$CC$1])/COUNT([.B187:.CC187]);0)" office:value-type="float" office:value="1" calcext:value-type="float">
            <text:p>1</text:p>
          </table:table-cell>
          <table:table-cell table:formula="of:=IF([.CE187]&lt;&gt;[.CD187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ROUND((SUM([.B188:.CC188])/COUNT([.A188:.CC188]));0)" office:value-type="float" office:value="1" calcext:value-type="float">
            <text:p>1</text:p>
          </table:table-cell>
          <table:table-cell table:formula="of:=ROUND(([.B188]*[.$B$1]+[.C188]*[.$C$1]+[.D188]*[.$D$1]+[.E188]*[.$E$1]+[.F188]*[.$F$1]+[.G188]*[.$G$1]+[.H188]*[.$H$1]+[.I188]*[.$I$1]+[.J188]*[.$J$1]+[.K188]*[.$K$1]+[.L188]*[.$L$1]+[.M188]*[.$M$1]+[.N188]*[.$N$1]+[.O188]*[.$O$1]+[.P188]*[.$P$1]+[.Q188]*[.$Q$1]+[.R188]*[.$R$1]+[.S188]*[.$S$1]+[.T188]*[.$T$1]+[.U188]*[.$U$1]+[.V188]*[.$V$1]+[.W188]*[.$W$1]+[.X188]*[.$X$1]+[.Y188]*[.$Y$1]+[.Z188]*[.$Z$1]+[.AA188]*[.$AA$1]+[.AB188]*[.$AB$1]+[.AC188]*[.$AC$1]+[.AD188]*[.$AD$1]+[.AE188]*[.$AE$1]+[.AF188]*[.$AF$1]+[.AG188]*[.$AG$1]+[.AH188]*[.$AH$1]+[.AI188]*[.$AI$1]+[.AJ188]*[.$AJ$1]+[.AK188]*[.$AK$1]+[.AL188]*[.$AL$1]+[.AM188]*[.$AM$1]+[.AN188]*[.$AN$1]+[.AO188]*[.$AO$1]+[.AP188]*[.$AP$1]+[.AQ188]*[.$AQ$1]+[.AR188]*[.$AR$1]+[.AS188]*[.$AS$1]+[.AT188]*[.$AT$1]+[.AU188]*[.$AU$1]+[.AV188]*[.$AV$1]+[.AW188]*[.$AW$1]+[.AX188]*[.$AX$1]+[.AY188]*[.$AY$1]+[.AZ188]*[.$AZ$1]+[.BA188]*[.$BA$1]+[.BB188]*[.$BB$1]+[.BC188]*[.$BC$1]+[.BD188]*[.$BD$1]+[.BE188]*[.$BE$1]+[.BF188]*[.$BF$1]+[.BG188]*[.$BG$1]+[.BH188]*[.$BH$1]+[.BI188]*[.$BI$1]+[.BJ188]*[.$BJ$1]+[.BK188]*[.$BK$1]+[.BL188]*[.$BL$1]+[.BM188]*[.$BM$1]+[.BN188]*[.$BN$1]+[.BO188]*[.$BO$1]+[.BP188]*[.$BP$1]+[.BQ188]*[.$BQ$1]+[.BR188]*[.$BR$1]+[.BS188]*[.$BS$1]+[.BT188]*[.$BT$1]+[.BU188]*[.$BU$1]+[.BV188]*[.$BV$1]+[.BW188]*[.$BW$1]+[.BX188]*[.$BX$1]+[.BY188]*[.$BY$1]+[.BZ188]*[.$BZ$1]+[.CA188]*[.$CA$1]+[.CB188]*[.$CB$1]+[.CC188]*[.$CC$1])/COUNT([.B188:.CC188]);0)" office:value-type="float" office:value="1" calcext:value-type="float">
            <text:p>1</text:p>
          </table:table-cell>
          <table:table-cell table:formula="of:=IF([.CE188]&lt;&gt;[.CD18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5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ROUND((SUM([.B189:.CC189])/COUNT([.A189:.CC189]));0)" office:value-type="float" office:value="1" calcext:value-type="float">
            <text:p>1</text:p>
          </table:table-cell>
          <table:table-cell table:formula="of:=ROUND(([.B189]*[.$B$1]+[.C189]*[.$C$1]+[.D189]*[.$D$1]+[.E189]*[.$E$1]+[.F189]*[.$F$1]+[.G189]*[.$G$1]+[.H189]*[.$H$1]+[.I189]*[.$I$1]+[.J189]*[.$J$1]+[.K189]*[.$K$1]+[.L189]*[.$L$1]+[.M189]*[.$M$1]+[.N189]*[.$N$1]+[.O189]*[.$O$1]+[.P189]*[.$P$1]+[.Q189]*[.$Q$1]+[.R189]*[.$R$1]+[.S189]*[.$S$1]+[.T189]*[.$T$1]+[.U189]*[.$U$1]+[.V189]*[.$V$1]+[.W189]*[.$W$1]+[.X189]*[.$X$1]+[.Y189]*[.$Y$1]+[.Z189]*[.$Z$1]+[.AA189]*[.$AA$1]+[.AB189]*[.$AB$1]+[.AC189]*[.$AC$1]+[.AD189]*[.$AD$1]+[.AE189]*[.$AE$1]+[.AF189]*[.$AF$1]+[.AG189]*[.$AG$1]+[.AH189]*[.$AH$1]+[.AI189]*[.$AI$1]+[.AJ189]*[.$AJ$1]+[.AK189]*[.$AK$1]+[.AL189]*[.$AL$1]+[.AM189]*[.$AM$1]+[.AN189]*[.$AN$1]+[.AO189]*[.$AO$1]+[.AP189]*[.$AP$1]+[.AQ189]*[.$AQ$1]+[.AR189]*[.$AR$1]+[.AS189]*[.$AS$1]+[.AT189]*[.$AT$1]+[.AU189]*[.$AU$1]+[.AV189]*[.$AV$1]+[.AW189]*[.$AW$1]+[.AX189]*[.$AX$1]+[.AY189]*[.$AY$1]+[.AZ189]*[.$AZ$1]+[.BA189]*[.$BA$1]+[.BB189]*[.$BB$1]+[.BC189]*[.$BC$1]+[.BD189]*[.$BD$1]+[.BE189]*[.$BE$1]+[.BF189]*[.$BF$1]+[.BG189]*[.$BG$1]+[.BH189]*[.$BH$1]+[.BI189]*[.$BI$1]+[.BJ189]*[.$BJ$1]+[.BK189]*[.$BK$1]+[.BL189]*[.$BL$1]+[.BM189]*[.$BM$1]+[.BN189]*[.$BN$1]+[.BO189]*[.$BO$1]+[.BP189]*[.$BP$1]+[.BQ189]*[.$BQ$1]+[.BR189]*[.$BR$1]+[.BS189]*[.$BS$1]+[.BT189]*[.$BT$1]+[.BU189]*[.$BU$1]+[.BV189]*[.$BV$1]+[.BW189]*[.$BW$1]+[.BX189]*[.$BX$1]+[.BY189]*[.$BY$1]+[.BZ189]*[.$BZ$1]+[.CA189]*[.$CA$1]+[.CB189]*[.$CB$1]+[.CC189]*[.$CC$1])/COUNT([.B189:.CC189]);0)" office:value-type="float" office:value="1" calcext:value-type="float">
            <text:p>1</text:p>
          </table:table-cell>
          <table:table-cell table:formula="of:=IF([.CE189]&lt;&gt;[.CD18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0:.CC190])/COUNT([.A190:.CC190]));0)" office:value-type="float" office:value="0" calcext:value-type="float">
            <text:p>0</text:p>
          </table:table-cell>
          <table:table-cell table:formula="of:=ROUND(([.B190]*[.$B$1]+[.C190]*[.$C$1]+[.D190]*[.$D$1]+[.E190]*[.$E$1]+[.F190]*[.$F$1]+[.G190]*[.$G$1]+[.H190]*[.$H$1]+[.I190]*[.$I$1]+[.J190]*[.$J$1]+[.K190]*[.$K$1]+[.L190]*[.$L$1]+[.M190]*[.$M$1]+[.N190]*[.$N$1]+[.O190]*[.$O$1]+[.P190]*[.$P$1]+[.Q190]*[.$Q$1]+[.R190]*[.$R$1]+[.S190]*[.$S$1]+[.T190]*[.$T$1]+[.U190]*[.$U$1]+[.V190]*[.$V$1]+[.W190]*[.$W$1]+[.X190]*[.$X$1]+[.Y190]*[.$Y$1]+[.Z190]*[.$Z$1]+[.AA190]*[.$AA$1]+[.AB190]*[.$AB$1]+[.AC190]*[.$AC$1]+[.AD190]*[.$AD$1]+[.AE190]*[.$AE$1]+[.AF190]*[.$AF$1]+[.AG190]*[.$AG$1]+[.AH190]*[.$AH$1]+[.AI190]*[.$AI$1]+[.AJ190]*[.$AJ$1]+[.AK190]*[.$AK$1]+[.AL190]*[.$AL$1]+[.AM190]*[.$AM$1]+[.AN190]*[.$AN$1]+[.AO190]*[.$AO$1]+[.AP190]*[.$AP$1]+[.AQ190]*[.$AQ$1]+[.AR190]*[.$AR$1]+[.AS190]*[.$AS$1]+[.AT190]*[.$AT$1]+[.AU190]*[.$AU$1]+[.AV190]*[.$AV$1]+[.AW190]*[.$AW$1]+[.AX190]*[.$AX$1]+[.AY190]*[.$AY$1]+[.AZ190]*[.$AZ$1]+[.BA190]*[.$BA$1]+[.BB190]*[.$BB$1]+[.BC190]*[.$BC$1]+[.BD190]*[.$BD$1]+[.BE190]*[.$BE$1]+[.BF190]*[.$BF$1]+[.BG190]*[.$BG$1]+[.BH190]*[.$BH$1]+[.BI190]*[.$BI$1]+[.BJ190]*[.$BJ$1]+[.BK190]*[.$BK$1]+[.BL190]*[.$BL$1]+[.BM190]*[.$BM$1]+[.BN190]*[.$BN$1]+[.BO190]*[.$BO$1]+[.BP190]*[.$BP$1]+[.BQ190]*[.$BQ$1]+[.BR190]*[.$BR$1]+[.BS190]*[.$BS$1]+[.BT190]*[.$BT$1]+[.BU190]*[.$BU$1]+[.BV190]*[.$BV$1]+[.BW190]*[.$BW$1]+[.BX190]*[.$BX$1]+[.BY190]*[.$BY$1]+[.BZ190]*[.$BZ$1]+[.CA190]*[.$CA$1]+[.CB190]*[.$CB$1]+[.CC190]*[.$CC$1])/COUNT([.B190:.CC190]);0)" office:value-type="float" office:value="0" calcext:value-type="float">
            <text:p>0</text:p>
          </table:table-cell>
          <table:table-cell table:formula="of:=IF([.CE190]&lt;&gt;[.CD190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91:.CC191])/COUNT([.A191:.CC191]));0)" office:value-type="float" office:value="1" calcext:value-type="float">
            <text:p>1</text:p>
          </table:table-cell>
          <table:table-cell table:formula="of:=ROUND(([.B191]*[.$B$1]+[.C191]*[.$C$1]+[.D191]*[.$D$1]+[.E191]*[.$E$1]+[.F191]*[.$F$1]+[.G191]*[.$G$1]+[.H191]*[.$H$1]+[.I191]*[.$I$1]+[.J191]*[.$J$1]+[.K191]*[.$K$1]+[.L191]*[.$L$1]+[.M191]*[.$M$1]+[.N191]*[.$N$1]+[.O191]*[.$O$1]+[.P191]*[.$P$1]+[.Q191]*[.$Q$1]+[.R191]*[.$R$1]+[.S191]*[.$S$1]+[.T191]*[.$T$1]+[.U191]*[.$U$1]+[.V191]*[.$V$1]+[.W191]*[.$W$1]+[.X191]*[.$X$1]+[.Y191]*[.$Y$1]+[.Z191]*[.$Z$1]+[.AA191]*[.$AA$1]+[.AB191]*[.$AB$1]+[.AC191]*[.$AC$1]+[.AD191]*[.$AD$1]+[.AE191]*[.$AE$1]+[.AF191]*[.$AF$1]+[.AG191]*[.$AG$1]+[.AH191]*[.$AH$1]+[.AI191]*[.$AI$1]+[.AJ191]*[.$AJ$1]+[.AK191]*[.$AK$1]+[.AL191]*[.$AL$1]+[.AM191]*[.$AM$1]+[.AN191]*[.$AN$1]+[.AO191]*[.$AO$1]+[.AP191]*[.$AP$1]+[.AQ191]*[.$AQ$1]+[.AR191]*[.$AR$1]+[.AS191]*[.$AS$1]+[.AT191]*[.$AT$1]+[.AU191]*[.$AU$1]+[.AV191]*[.$AV$1]+[.AW191]*[.$AW$1]+[.AX191]*[.$AX$1]+[.AY191]*[.$AY$1]+[.AZ191]*[.$AZ$1]+[.BA191]*[.$BA$1]+[.BB191]*[.$BB$1]+[.BC191]*[.$BC$1]+[.BD191]*[.$BD$1]+[.BE191]*[.$BE$1]+[.BF191]*[.$BF$1]+[.BG191]*[.$BG$1]+[.BH191]*[.$BH$1]+[.BI191]*[.$BI$1]+[.BJ191]*[.$BJ$1]+[.BK191]*[.$BK$1]+[.BL191]*[.$BL$1]+[.BM191]*[.$BM$1]+[.BN191]*[.$BN$1]+[.BO191]*[.$BO$1]+[.BP191]*[.$BP$1]+[.BQ191]*[.$BQ$1]+[.BR191]*[.$BR$1]+[.BS191]*[.$BS$1]+[.BT191]*[.$BT$1]+[.BU191]*[.$BU$1]+[.BV191]*[.$BV$1]+[.BW191]*[.$BW$1]+[.BX191]*[.$BX$1]+[.BY191]*[.$BY$1]+[.BZ191]*[.$BZ$1]+[.CA191]*[.$CA$1]+[.CB191]*[.$CB$1]+[.CC191]*[.$CC$1])/COUNT([.B191:.CC191]);0)" office:value-type="float" office:value="0" calcext:value-type="float">
            <text:p>0</text:p>
          </table:table-cell>
          <table:table-cell table:formula="of:=IF([.CE191]&lt;&gt;[.CD191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2:.CC192])/COUNT([.A192:.CC192]));0)" office:value-type="float" office:value="0" calcext:value-type="float">
            <text:p>0</text:p>
          </table:table-cell>
          <table:table-cell table:formula="of:=ROUND(([.B192]*[.$B$1]+[.C192]*[.$C$1]+[.D192]*[.$D$1]+[.E192]*[.$E$1]+[.F192]*[.$F$1]+[.G192]*[.$G$1]+[.H192]*[.$H$1]+[.I192]*[.$I$1]+[.J192]*[.$J$1]+[.K192]*[.$K$1]+[.L192]*[.$L$1]+[.M192]*[.$M$1]+[.N192]*[.$N$1]+[.O192]*[.$O$1]+[.P192]*[.$P$1]+[.Q192]*[.$Q$1]+[.R192]*[.$R$1]+[.S192]*[.$S$1]+[.T192]*[.$T$1]+[.U192]*[.$U$1]+[.V192]*[.$V$1]+[.W192]*[.$W$1]+[.X192]*[.$X$1]+[.Y192]*[.$Y$1]+[.Z192]*[.$Z$1]+[.AA192]*[.$AA$1]+[.AB192]*[.$AB$1]+[.AC192]*[.$AC$1]+[.AD192]*[.$AD$1]+[.AE192]*[.$AE$1]+[.AF192]*[.$AF$1]+[.AG192]*[.$AG$1]+[.AH192]*[.$AH$1]+[.AI192]*[.$AI$1]+[.AJ192]*[.$AJ$1]+[.AK192]*[.$AK$1]+[.AL192]*[.$AL$1]+[.AM192]*[.$AM$1]+[.AN192]*[.$AN$1]+[.AO192]*[.$AO$1]+[.AP192]*[.$AP$1]+[.AQ192]*[.$AQ$1]+[.AR192]*[.$AR$1]+[.AS192]*[.$AS$1]+[.AT192]*[.$AT$1]+[.AU192]*[.$AU$1]+[.AV192]*[.$AV$1]+[.AW192]*[.$AW$1]+[.AX192]*[.$AX$1]+[.AY192]*[.$AY$1]+[.AZ192]*[.$AZ$1]+[.BA192]*[.$BA$1]+[.BB192]*[.$BB$1]+[.BC192]*[.$BC$1]+[.BD192]*[.$BD$1]+[.BE192]*[.$BE$1]+[.BF192]*[.$BF$1]+[.BG192]*[.$BG$1]+[.BH192]*[.$BH$1]+[.BI192]*[.$BI$1]+[.BJ192]*[.$BJ$1]+[.BK192]*[.$BK$1]+[.BL192]*[.$BL$1]+[.BM192]*[.$BM$1]+[.BN192]*[.$BN$1]+[.BO192]*[.$BO$1]+[.BP192]*[.$BP$1]+[.BQ192]*[.$BQ$1]+[.BR192]*[.$BR$1]+[.BS192]*[.$BS$1]+[.BT192]*[.$BT$1]+[.BU192]*[.$BU$1]+[.BV192]*[.$BV$1]+[.BW192]*[.$BW$1]+[.BX192]*[.$BX$1]+[.BY192]*[.$BY$1]+[.BZ192]*[.$BZ$1]+[.CA192]*[.$CA$1]+[.CB192]*[.$CB$1]+[.CC192]*[.$CC$1])/COUNT([.B192:.CC192]);0)" office:value-type="float" office:value="0" calcext:value-type="float">
            <text:p>0</text:p>
          </table:table-cell>
          <table:table-cell table:formula="of:=IF([.CE192]&lt;&gt;[.CD19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3:.CC193])/COUNT([.A193:.CC193]));0)" office:value-type="float" office:value="0" calcext:value-type="float">
            <text:p>0</text:p>
          </table:table-cell>
          <table:table-cell table:formula="of:=ROUND(([.B193]*[.$B$1]+[.C193]*[.$C$1]+[.D193]*[.$D$1]+[.E193]*[.$E$1]+[.F193]*[.$F$1]+[.G193]*[.$G$1]+[.H193]*[.$H$1]+[.I193]*[.$I$1]+[.J193]*[.$J$1]+[.K193]*[.$K$1]+[.L193]*[.$L$1]+[.M193]*[.$M$1]+[.N193]*[.$N$1]+[.O193]*[.$O$1]+[.P193]*[.$P$1]+[.Q193]*[.$Q$1]+[.R193]*[.$R$1]+[.S193]*[.$S$1]+[.T193]*[.$T$1]+[.U193]*[.$U$1]+[.V193]*[.$V$1]+[.W193]*[.$W$1]+[.X193]*[.$X$1]+[.Y193]*[.$Y$1]+[.Z193]*[.$Z$1]+[.AA193]*[.$AA$1]+[.AB193]*[.$AB$1]+[.AC193]*[.$AC$1]+[.AD193]*[.$AD$1]+[.AE193]*[.$AE$1]+[.AF193]*[.$AF$1]+[.AG193]*[.$AG$1]+[.AH193]*[.$AH$1]+[.AI193]*[.$AI$1]+[.AJ193]*[.$AJ$1]+[.AK193]*[.$AK$1]+[.AL193]*[.$AL$1]+[.AM193]*[.$AM$1]+[.AN193]*[.$AN$1]+[.AO193]*[.$AO$1]+[.AP193]*[.$AP$1]+[.AQ193]*[.$AQ$1]+[.AR193]*[.$AR$1]+[.AS193]*[.$AS$1]+[.AT193]*[.$AT$1]+[.AU193]*[.$AU$1]+[.AV193]*[.$AV$1]+[.AW193]*[.$AW$1]+[.AX193]*[.$AX$1]+[.AY193]*[.$AY$1]+[.AZ193]*[.$AZ$1]+[.BA193]*[.$BA$1]+[.BB193]*[.$BB$1]+[.BC193]*[.$BC$1]+[.BD193]*[.$BD$1]+[.BE193]*[.$BE$1]+[.BF193]*[.$BF$1]+[.BG193]*[.$BG$1]+[.BH193]*[.$BH$1]+[.BI193]*[.$BI$1]+[.BJ193]*[.$BJ$1]+[.BK193]*[.$BK$1]+[.BL193]*[.$BL$1]+[.BM193]*[.$BM$1]+[.BN193]*[.$BN$1]+[.BO193]*[.$BO$1]+[.BP193]*[.$BP$1]+[.BQ193]*[.$BQ$1]+[.BR193]*[.$BR$1]+[.BS193]*[.$BS$1]+[.BT193]*[.$BT$1]+[.BU193]*[.$BU$1]+[.BV193]*[.$BV$1]+[.BW193]*[.$BW$1]+[.BX193]*[.$BX$1]+[.BY193]*[.$BY$1]+[.BZ193]*[.$BZ$1]+[.CA193]*[.$CA$1]+[.CB193]*[.$CB$1]+[.CC193]*[.$CC$1])/COUNT([.B193:.CC193]);0)" office:value-type="float" office:value="0" calcext:value-type="float">
            <text:p>0</text:p>
          </table:table-cell>
          <table:table-cell table:formula="of:=IF([.CE193]&lt;&gt;[.CD19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4:.CC194])/COUNT([.A194:.CC194]));0)" office:value-type="float" office:value="0" calcext:value-type="float">
            <text:p>0</text:p>
          </table:table-cell>
          <table:table-cell table:formula="of:=ROUND(([.B194]*[.$B$1]+[.C194]*[.$C$1]+[.D194]*[.$D$1]+[.E194]*[.$E$1]+[.F194]*[.$F$1]+[.G194]*[.$G$1]+[.H194]*[.$H$1]+[.I194]*[.$I$1]+[.J194]*[.$J$1]+[.K194]*[.$K$1]+[.L194]*[.$L$1]+[.M194]*[.$M$1]+[.N194]*[.$N$1]+[.O194]*[.$O$1]+[.P194]*[.$P$1]+[.Q194]*[.$Q$1]+[.R194]*[.$R$1]+[.S194]*[.$S$1]+[.T194]*[.$T$1]+[.U194]*[.$U$1]+[.V194]*[.$V$1]+[.W194]*[.$W$1]+[.X194]*[.$X$1]+[.Y194]*[.$Y$1]+[.Z194]*[.$Z$1]+[.AA194]*[.$AA$1]+[.AB194]*[.$AB$1]+[.AC194]*[.$AC$1]+[.AD194]*[.$AD$1]+[.AE194]*[.$AE$1]+[.AF194]*[.$AF$1]+[.AG194]*[.$AG$1]+[.AH194]*[.$AH$1]+[.AI194]*[.$AI$1]+[.AJ194]*[.$AJ$1]+[.AK194]*[.$AK$1]+[.AL194]*[.$AL$1]+[.AM194]*[.$AM$1]+[.AN194]*[.$AN$1]+[.AO194]*[.$AO$1]+[.AP194]*[.$AP$1]+[.AQ194]*[.$AQ$1]+[.AR194]*[.$AR$1]+[.AS194]*[.$AS$1]+[.AT194]*[.$AT$1]+[.AU194]*[.$AU$1]+[.AV194]*[.$AV$1]+[.AW194]*[.$AW$1]+[.AX194]*[.$AX$1]+[.AY194]*[.$AY$1]+[.AZ194]*[.$AZ$1]+[.BA194]*[.$BA$1]+[.BB194]*[.$BB$1]+[.BC194]*[.$BC$1]+[.BD194]*[.$BD$1]+[.BE194]*[.$BE$1]+[.BF194]*[.$BF$1]+[.BG194]*[.$BG$1]+[.BH194]*[.$BH$1]+[.BI194]*[.$BI$1]+[.BJ194]*[.$BJ$1]+[.BK194]*[.$BK$1]+[.BL194]*[.$BL$1]+[.BM194]*[.$BM$1]+[.BN194]*[.$BN$1]+[.BO194]*[.$BO$1]+[.BP194]*[.$BP$1]+[.BQ194]*[.$BQ$1]+[.BR194]*[.$BR$1]+[.BS194]*[.$BS$1]+[.BT194]*[.$BT$1]+[.BU194]*[.$BU$1]+[.BV194]*[.$BV$1]+[.BW194]*[.$BW$1]+[.BX194]*[.$BX$1]+[.BY194]*[.$BY$1]+[.BZ194]*[.$BZ$1]+[.CA194]*[.$CA$1]+[.CB194]*[.$CB$1]+[.CC194]*[.$CC$1])/COUNT([.B194:.CC194]);0)" office:value-type="float" office:value="0" calcext:value-type="float">
            <text:p>0</text:p>
          </table:table-cell>
          <table:table-cell table:formula="of:=IF([.CE194]&lt;&gt;[.CD19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ROUND((SUM([.B195:.CC195])/COUNT([.A195:.CC195]));0)" office:value-type="float" office:value="1" calcext:value-type="float">
            <text:p>1</text:p>
          </table:table-cell>
          <table:table-cell table:formula="of:=ROUND(([.B195]*[.$B$1]+[.C195]*[.$C$1]+[.D195]*[.$D$1]+[.E195]*[.$E$1]+[.F195]*[.$F$1]+[.G195]*[.$G$1]+[.H195]*[.$H$1]+[.I195]*[.$I$1]+[.J195]*[.$J$1]+[.K195]*[.$K$1]+[.L195]*[.$L$1]+[.M195]*[.$M$1]+[.N195]*[.$N$1]+[.O195]*[.$O$1]+[.P195]*[.$P$1]+[.Q195]*[.$Q$1]+[.R195]*[.$R$1]+[.S195]*[.$S$1]+[.T195]*[.$T$1]+[.U195]*[.$U$1]+[.V195]*[.$V$1]+[.W195]*[.$W$1]+[.X195]*[.$X$1]+[.Y195]*[.$Y$1]+[.Z195]*[.$Z$1]+[.AA195]*[.$AA$1]+[.AB195]*[.$AB$1]+[.AC195]*[.$AC$1]+[.AD195]*[.$AD$1]+[.AE195]*[.$AE$1]+[.AF195]*[.$AF$1]+[.AG195]*[.$AG$1]+[.AH195]*[.$AH$1]+[.AI195]*[.$AI$1]+[.AJ195]*[.$AJ$1]+[.AK195]*[.$AK$1]+[.AL195]*[.$AL$1]+[.AM195]*[.$AM$1]+[.AN195]*[.$AN$1]+[.AO195]*[.$AO$1]+[.AP195]*[.$AP$1]+[.AQ195]*[.$AQ$1]+[.AR195]*[.$AR$1]+[.AS195]*[.$AS$1]+[.AT195]*[.$AT$1]+[.AU195]*[.$AU$1]+[.AV195]*[.$AV$1]+[.AW195]*[.$AW$1]+[.AX195]*[.$AX$1]+[.AY195]*[.$AY$1]+[.AZ195]*[.$AZ$1]+[.BA195]*[.$BA$1]+[.BB195]*[.$BB$1]+[.BC195]*[.$BC$1]+[.BD195]*[.$BD$1]+[.BE195]*[.$BE$1]+[.BF195]*[.$BF$1]+[.BG195]*[.$BG$1]+[.BH195]*[.$BH$1]+[.BI195]*[.$BI$1]+[.BJ195]*[.$BJ$1]+[.BK195]*[.$BK$1]+[.BL195]*[.$BL$1]+[.BM195]*[.$BM$1]+[.BN195]*[.$BN$1]+[.BO195]*[.$BO$1]+[.BP195]*[.$BP$1]+[.BQ195]*[.$BQ$1]+[.BR195]*[.$BR$1]+[.BS195]*[.$BS$1]+[.BT195]*[.$BT$1]+[.BU195]*[.$BU$1]+[.BV195]*[.$BV$1]+[.BW195]*[.$BW$1]+[.BX195]*[.$BX$1]+[.BY195]*[.$BY$1]+[.BZ195]*[.$BZ$1]+[.CA195]*[.$CA$1]+[.CB195]*[.$CB$1]+[.CC195]*[.$CC$1])/COUNT([.B195:.CC195]);0)" office:value-type="float" office:value="0" calcext:value-type="float">
            <text:p>0</text:p>
          </table:table-cell>
          <table:table-cell table:formula="of:=IF([.CE195]&lt;&gt;[.CD195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6:.CC196])/COUNT([.A196:.CC196]));0)" office:value-type="float" office:value="0" calcext:value-type="float">
            <text:p>0</text:p>
          </table:table-cell>
          <table:table-cell table:formula="of:=ROUND(([.B196]*[.$B$1]+[.C196]*[.$C$1]+[.D196]*[.$D$1]+[.E196]*[.$E$1]+[.F196]*[.$F$1]+[.G196]*[.$G$1]+[.H196]*[.$H$1]+[.I196]*[.$I$1]+[.J196]*[.$J$1]+[.K196]*[.$K$1]+[.L196]*[.$L$1]+[.M196]*[.$M$1]+[.N196]*[.$N$1]+[.O196]*[.$O$1]+[.P196]*[.$P$1]+[.Q196]*[.$Q$1]+[.R196]*[.$R$1]+[.S196]*[.$S$1]+[.T196]*[.$T$1]+[.U196]*[.$U$1]+[.V196]*[.$V$1]+[.W196]*[.$W$1]+[.X196]*[.$X$1]+[.Y196]*[.$Y$1]+[.Z196]*[.$Z$1]+[.AA196]*[.$AA$1]+[.AB196]*[.$AB$1]+[.AC196]*[.$AC$1]+[.AD196]*[.$AD$1]+[.AE196]*[.$AE$1]+[.AF196]*[.$AF$1]+[.AG196]*[.$AG$1]+[.AH196]*[.$AH$1]+[.AI196]*[.$AI$1]+[.AJ196]*[.$AJ$1]+[.AK196]*[.$AK$1]+[.AL196]*[.$AL$1]+[.AM196]*[.$AM$1]+[.AN196]*[.$AN$1]+[.AO196]*[.$AO$1]+[.AP196]*[.$AP$1]+[.AQ196]*[.$AQ$1]+[.AR196]*[.$AR$1]+[.AS196]*[.$AS$1]+[.AT196]*[.$AT$1]+[.AU196]*[.$AU$1]+[.AV196]*[.$AV$1]+[.AW196]*[.$AW$1]+[.AX196]*[.$AX$1]+[.AY196]*[.$AY$1]+[.AZ196]*[.$AZ$1]+[.BA196]*[.$BA$1]+[.BB196]*[.$BB$1]+[.BC196]*[.$BC$1]+[.BD196]*[.$BD$1]+[.BE196]*[.$BE$1]+[.BF196]*[.$BF$1]+[.BG196]*[.$BG$1]+[.BH196]*[.$BH$1]+[.BI196]*[.$BI$1]+[.BJ196]*[.$BJ$1]+[.BK196]*[.$BK$1]+[.BL196]*[.$BL$1]+[.BM196]*[.$BM$1]+[.BN196]*[.$BN$1]+[.BO196]*[.$BO$1]+[.BP196]*[.$BP$1]+[.BQ196]*[.$BQ$1]+[.BR196]*[.$BR$1]+[.BS196]*[.$BS$1]+[.BT196]*[.$BT$1]+[.BU196]*[.$BU$1]+[.BV196]*[.$BV$1]+[.BW196]*[.$BW$1]+[.BX196]*[.$BX$1]+[.BY196]*[.$BY$1]+[.BZ196]*[.$BZ$1]+[.CA196]*[.$CA$1]+[.CB196]*[.$CB$1]+[.CC196]*[.$CC$1])/COUNT([.B196:.CC196]);0)" office:value-type="float" office:value="0" calcext:value-type="float">
            <text:p>0</text:p>
          </table:table-cell>
          <table:table-cell table:formula="of:=IF([.CE196]&lt;&gt;[.CD19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7:.CC197])/COUNT([.A197:.CC197]));0)" office:value-type="float" office:value="0" calcext:value-type="float">
            <text:p>0</text:p>
          </table:table-cell>
          <table:table-cell table:formula="of:=ROUND(([.B197]*[.$B$1]+[.C197]*[.$C$1]+[.D197]*[.$D$1]+[.E197]*[.$E$1]+[.F197]*[.$F$1]+[.G197]*[.$G$1]+[.H197]*[.$H$1]+[.I197]*[.$I$1]+[.J197]*[.$J$1]+[.K197]*[.$K$1]+[.L197]*[.$L$1]+[.M197]*[.$M$1]+[.N197]*[.$N$1]+[.O197]*[.$O$1]+[.P197]*[.$P$1]+[.Q197]*[.$Q$1]+[.R197]*[.$R$1]+[.S197]*[.$S$1]+[.T197]*[.$T$1]+[.U197]*[.$U$1]+[.V197]*[.$V$1]+[.W197]*[.$W$1]+[.X197]*[.$X$1]+[.Y197]*[.$Y$1]+[.Z197]*[.$Z$1]+[.AA197]*[.$AA$1]+[.AB197]*[.$AB$1]+[.AC197]*[.$AC$1]+[.AD197]*[.$AD$1]+[.AE197]*[.$AE$1]+[.AF197]*[.$AF$1]+[.AG197]*[.$AG$1]+[.AH197]*[.$AH$1]+[.AI197]*[.$AI$1]+[.AJ197]*[.$AJ$1]+[.AK197]*[.$AK$1]+[.AL197]*[.$AL$1]+[.AM197]*[.$AM$1]+[.AN197]*[.$AN$1]+[.AO197]*[.$AO$1]+[.AP197]*[.$AP$1]+[.AQ197]*[.$AQ$1]+[.AR197]*[.$AR$1]+[.AS197]*[.$AS$1]+[.AT197]*[.$AT$1]+[.AU197]*[.$AU$1]+[.AV197]*[.$AV$1]+[.AW197]*[.$AW$1]+[.AX197]*[.$AX$1]+[.AY197]*[.$AY$1]+[.AZ197]*[.$AZ$1]+[.BA197]*[.$BA$1]+[.BB197]*[.$BB$1]+[.BC197]*[.$BC$1]+[.BD197]*[.$BD$1]+[.BE197]*[.$BE$1]+[.BF197]*[.$BF$1]+[.BG197]*[.$BG$1]+[.BH197]*[.$BH$1]+[.BI197]*[.$BI$1]+[.BJ197]*[.$BJ$1]+[.BK197]*[.$BK$1]+[.BL197]*[.$BL$1]+[.BM197]*[.$BM$1]+[.BN197]*[.$BN$1]+[.BO197]*[.$BO$1]+[.BP197]*[.$BP$1]+[.BQ197]*[.$BQ$1]+[.BR197]*[.$BR$1]+[.BS197]*[.$BS$1]+[.BT197]*[.$BT$1]+[.BU197]*[.$BU$1]+[.BV197]*[.$BV$1]+[.BW197]*[.$BW$1]+[.BX197]*[.$BX$1]+[.BY197]*[.$BY$1]+[.BZ197]*[.$BZ$1]+[.CA197]*[.$CA$1]+[.CB197]*[.$CB$1]+[.CC197]*[.$CC$1])/COUNT([.B197:.CC197]);0)" office:value-type="float" office:value="0" calcext:value-type="float">
            <text:p>0</text:p>
          </table:table-cell>
          <table:table-cell table:formula="of:=IF([.CE197]&lt;&gt;[.CD19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8:.CC198])/COUNT([.A198:.CC198]));0)" office:value-type="float" office:value="0" calcext:value-type="float">
            <text:p>0</text:p>
          </table:table-cell>
          <table:table-cell table:formula="of:=ROUND(([.B198]*[.$B$1]+[.C198]*[.$C$1]+[.D198]*[.$D$1]+[.E198]*[.$E$1]+[.F198]*[.$F$1]+[.G198]*[.$G$1]+[.H198]*[.$H$1]+[.I198]*[.$I$1]+[.J198]*[.$J$1]+[.K198]*[.$K$1]+[.L198]*[.$L$1]+[.M198]*[.$M$1]+[.N198]*[.$N$1]+[.O198]*[.$O$1]+[.P198]*[.$P$1]+[.Q198]*[.$Q$1]+[.R198]*[.$R$1]+[.S198]*[.$S$1]+[.T198]*[.$T$1]+[.U198]*[.$U$1]+[.V198]*[.$V$1]+[.W198]*[.$W$1]+[.X198]*[.$X$1]+[.Y198]*[.$Y$1]+[.Z198]*[.$Z$1]+[.AA198]*[.$AA$1]+[.AB198]*[.$AB$1]+[.AC198]*[.$AC$1]+[.AD198]*[.$AD$1]+[.AE198]*[.$AE$1]+[.AF198]*[.$AF$1]+[.AG198]*[.$AG$1]+[.AH198]*[.$AH$1]+[.AI198]*[.$AI$1]+[.AJ198]*[.$AJ$1]+[.AK198]*[.$AK$1]+[.AL198]*[.$AL$1]+[.AM198]*[.$AM$1]+[.AN198]*[.$AN$1]+[.AO198]*[.$AO$1]+[.AP198]*[.$AP$1]+[.AQ198]*[.$AQ$1]+[.AR198]*[.$AR$1]+[.AS198]*[.$AS$1]+[.AT198]*[.$AT$1]+[.AU198]*[.$AU$1]+[.AV198]*[.$AV$1]+[.AW198]*[.$AW$1]+[.AX198]*[.$AX$1]+[.AY198]*[.$AY$1]+[.AZ198]*[.$AZ$1]+[.BA198]*[.$BA$1]+[.BB198]*[.$BB$1]+[.BC198]*[.$BC$1]+[.BD198]*[.$BD$1]+[.BE198]*[.$BE$1]+[.BF198]*[.$BF$1]+[.BG198]*[.$BG$1]+[.BH198]*[.$BH$1]+[.BI198]*[.$BI$1]+[.BJ198]*[.$BJ$1]+[.BK198]*[.$BK$1]+[.BL198]*[.$BL$1]+[.BM198]*[.$BM$1]+[.BN198]*[.$BN$1]+[.BO198]*[.$BO$1]+[.BP198]*[.$BP$1]+[.BQ198]*[.$BQ$1]+[.BR198]*[.$BR$1]+[.BS198]*[.$BS$1]+[.BT198]*[.$BT$1]+[.BU198]*[.$BU$1]+[.BV198]*[.$BV$1]+[.BW198]*[.$BW$1]+[.BX198]*[.$BX$1]+[.BY198]*[.$BY$1]+[.BZ198]*[.$BZ$1]+[.CA198]*[.$CA$1]+[.CB198]*[.$CB$1]+[.CC198]*[.$CC$1])/COUNT([.B198:.CC198]);0)" office:value-type="float" office:value="0" calcext:value-type="float">
            <text:p>0</text:p>
          </table:table-cell>
          <table:table-cell table:formula="of:=IF([.CE198]&lt;&gt;[.CD19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9:.CC199])/COUNT([.A199:.CC199]));0)" office:value-type="float" office:value="0" calcext:value-type="float">
            <text:p>0</text:p>
          </table:table-cell>
          <table:table-cell table:formula="of:=ROUND(([.B199]*[.$B$1]+[.C199]*[.$C$1]+[.D199]*[.$D$1]+[.E199]*[.$E$1]+[.F199]*[.$F$1]+[.G199]*[.$G$1]+[.H199]*[.$H$1]+[.I199]*[.$I$1]+[.J199]*[.$J$1]+[.K199]*[.$K$1]+[.L199]*[.$L$1]+[.M199]*[.$M$1]+[.N199]*[.$N$1]+[.O199]*[.$O$1]+[.P199]*[.$P$1]+[.Q199]*[.$Q$1]+[.R199]*[.$R$1]+[.S199]*[.$S$1]+[.T199]*[.$T$1]+[.U199]*[.$U$1]+[.V199]*[.$V$1]+[.W199]*[.$W$1]+[.X199]*[.$X$1]+[.Y199]*[.$Y$1]+[.Z199]*[.$Z$1]+[.AA199]*[.$AA$1]+[.AB199]*[.$AB$1]+[.AC199]*[.$AC$1]+[.AD199]*[.$AD$1]+[.AE199]*[.$AE$1]+[.AF199]*[.$AF$1]+[.AG199]*[.$AG$1]+[.AH199]*[.$AH$1]+[.AI199]*[.$AI$1]+[.AJ199]*[.$AJ$1]+[.AK199]*[.$AK$1]+[.AL199]*[.$AL$1]+[.AM199]*[.$AM$1]+[.AN199]*[.$AN$1]+[.AO199]*[.$AO$1]+[.AP199]*[.$AP$1]+[.AQ199]*[.$AQ$1]+[.AR199]*[.$AR$1]+[.AS199]*[.$AS$1]+[.AT199]*[.$AT$1]+[.AU199]*[.$AU$1]+[.AV199]*[.$AV$1]+[.AW199]*[.$AW$1]+[.AX199]*[.$AX$1]+[.AY199]*[.$AY$1]+[.AZ199]*[.$AZ$1]+[.BA199]*[.$BA$1]+[.BB199]*[.$BB$1]+[.BC199]*[.$BC$1]+[.BD199]*[.$BD$1]+[.BE199]*[.$BE$1]+[.BF199]*[.$BF$1]+[.BG199]*[.$BG$1]+[.BH199]*[.$BH$1]+[.BI199]*[.$BI$1]+[.BJ199]*[.$BJ$1]+[.BK199]*[.$BK$1]+[.BL199]*[.$BL$1]+[.BM199]*[.$BM$1]+[.BN199]*[.$BN$1]+[.BO199]*[.$BO$1]+[.BP199]*[.$BP$1]+[.BQ199]*[.$BQ$1]+[.BR199]*[.$BR$1]+[.BS199]*[.$BS$1]+[.BT199]*[.$BT$1]+[.BU199]*[.$BU$1]+[.BV199]*[.$BV$1]+[.BW199]*[.$BW$1]+[.BX199]*[.$BX$1]+[.BY199]*[.$BY$1]+[.BZ199]*[.$BZ$1]+[.CA199]*[.$CA$1]+[.CB199]*[.$CB$1]+[.CC199]*[.$CC$1])/COUNT([.B199:.CC199]);0)" office:value-type="float" office:value="0" calcext:value-type="float">
            <text:p>0</text:p>
          </table:table-cell>
          <table:table-cell table:formula="of:=IF([.CE199]&lt;&gt;[.CD19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0:.CC200])/COUNT([.A200:.CC200]));0)" office:value-type="float" office:value="0" calcext:value-type="float">
            <text:p>0</text:p>
          </table:table-cell>
          <table:table-cell table:formula="of:=ROUND(([.B200]*[.$B$1]+[.C200]*[.$C$1]+[.D200]*[.$D$1]+[.E200]*[.$E$1]+[.F200]*[.$F$1]+[.G200]*[.$G$1]+[.H200]*[.$H$1]+[.I200]*[.$I$1]+[.J200]*[.$J$1]+[.K200]*[.$K$1]+[.L200]*[.$L$1]+[.M200]*[.$M$1]+[.N200]*[.$N$1]+[.O200]*[.$O$1]+[.P200]*[.$P$1]+[.Q200]*[.$Q$1]+[.R200]*[.$R$1]+[.S200]*[.$S$1]+[.T200]*[.$T$1]+[.U200]*[.$U$1]+[.V200]*[.$V$1]+[.W200]*[.$W$1]+[.X200]*[.$X$1]+[.Y200]*[.$Y$1]+[.Z200]*[.$Z$1]+[.AA200]*[.$AA$1]+[.AB200]*[.$AB$1]+[.AC200]*[.$AC$1]+[.AD200]*[.$AD$1]+[.AE200]*[.$AE$1]+[.AF200]*[.$AF$1]+[.AG200]*[.$AG$1]+[.AH200]*[.$AH$1]+[.AI200]*[.$AI$1]+[.AJ200]*[.$AJ$1]+[.AK200]*[.$AK$1]+[.AL200]*[.$AL$1]+[.AM200]*[.$AM$1]+[.AN200]*[.$AN$1]+[.AO200]*[.$AO$1]+[.AP200]*[.$AP$1]+[.AQ200]*[.$AQ$1]+[.AR200]*[.$AR$1]+[.AS200]*[.$AS$1]+[.AT200]*[.$AT$1]+[.AU200]*[.$AU$1]+[.AV200]*[.$AV$1]+[.AW200]*[.$AW$1]+[.AX200]*[.$AX$1]+[.AY200]*[.$AY$1]+[.AZ200]*[.$AZ$1]+[.BA200]*[.$BA$1]+[.BB200]*[.$BB$1]+[.BC200]*[.$BC$1]+[.BD200]*[.$BD$1]+[.BE200]*[.$BE$1]+[.BF200]*[.$BF$1]+[.BG200]*[.$BG$1]+[.BH200]*[.$BH$1]+[.BI200]*[.$BI$1]+[.BJ200]*[.$BJ$1]+[.BK200]*[.$BK$1]+[.BL200]*[.$BL$1]+[.BM200]*[.$BM$1]+[.BN200]*[.$BN$1]+[.BO200]*[.$BO$1]+[.BP200]*[.$BP$1]+[.BQ200]*[.$BQ$1]+[.BR200]*[.$BR$1]+[.BS200]*[.$BS$1]+[.BT200]*[.$BT$1]+[.BU200]*[.$BU$1]+[.BV200]*[.$BV$1]+[.BW200]*[.$BW$1]+[.BX200]*[.$BX$1]+[.BY200]*[.$BY$1]+[.BZ200]*[.$BZ$1]+[.CA200]*[.$CA$1]+[.CB200]*[.$CB$1]+[.CC200]*[.$CC$1])/COUNT([.B200:.CC200]);0)" office:value-type="float" office:value="0" calcext:value-type="float">
            <text:p>0</text:p>
          </table:table-cell>
          <table:table-cell table:formula="of:=IF([.CE200]&lt;&gt;[.CD20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1:.CC201])/COUNT([.A201:.CC201]));0)" office:value-type="float" office:value="0" calcext:value-type="float">
            <text:p>0</text:p>
          </table:table-cell>
          <table:table-cell table:formula="of:=ROUND(([.B201]*[.$B$1]+[.C201]*[.$C$1]+[.D201]*[.$D$1]+[.E201]*[.$E$1]+[.F201]*[.$F$1]+[.G201]*[.$G$1]+[.H201]*[.$H$1]+[.I201]*[.$I$1]+[.J201]*[.$J$1]+[.K201]*[.$K$1]+[.L201]*[.$L$1]+[.M201]*[.$M$1]+[.N201]*[.$N$1]+[.O201]*[.$O$1]+[.P201]*[.$P$1]+[.Q201]*[.$Q$1]+[.R201]*[.$R$1]+[.S201]*[.$S$1]+[.T201]*[.$T$1]+[.U201]*[.$U$1]+[.V201]*[.$V$1]+[.W201]*[.$W$1]+[.X201]*[.$X$1]+[.Y201]*[.$Y$1]+[.Z201]*[.$Z$1]+[.AA201]*[.$AA$1]+[.AB201]*[.$AB$1]+[.AC201]*[.$AC$1]+[.AD201]*[.$AD$1]+[.AE201]*[.$AE$1]+[.AF201]*[.$AF$1]+[.AG201]*[.$AG$1]+[.AH201]*[.$AH$1]+[.AI201]*[.$AI$1]+[.AJ201]*[.$AJ$1]+[.AK201]*[.$AK$1]+[.AL201]*[.$AL$1]+[.AM201]*[.$AM$1]+[.AN201]*[.$AN$1]+[.AO201]*[.$AO$1]+[.AP201]*[.$AP$1]+[.AQ201]*[.$AQ$1]+[.AR201]*[.$AR$1]+[.AS201]*[.$AS$1]+[.AT201]*[.$AT$1]+[.AU201]*[.$AU$1]+[.AV201]*[.$AV$1]+[.AW201]*[.$AW$1]+[.AX201]*[.$AX$1]+[.AY201]*[.$AY$1]+[.AZ201]*[.$AZ$1]+[.BA201]*[.$BA$1]+[.BB201]*[.$BB$1]+[.BC201]*[.$BC$1]+[.BD201]*[.$BD$1]+[.BE201]*[.$BE$1]+[.BF201]*[.$BF$1]+[.BG201]*[.$BG$1]+[.BH201]*[.$BH$1]+[.BI201]*[.$BI$1]+[.BJ201]*[.$BJ$1]+[.BK201]*[.$BK$1]+[.BL201]*[.$BL$1]+[.BM201]*[.$BM$1]+[.BN201]*[.$BN$1]+[.BO201]*[.$BO$1]+[.BP201]*[.$BP$1]+[.BQ201]*[.$BQ$1]+[.BR201]*[.$BR$1]+[.BS201]*[.$BS$1]+[.BT201]*[.$BT$1]+[.BU201]*[.$BU$1]+[.BV201]*[.$BV$1]+[.BW201]*[.$BW$1]+[.BX201]*[.$BX$1]+[.BY201]*[.$BY$1]+[.BZ201]*[.$BZ$1]+[.CA201]*[.$CA$1]+[.CB201]*[.$CB$1]+[.CC201]*[.$CC$1])/COUNT([.B201:.CC201]);0)" office:value-type="float" office:value="0" calcext:value-type="float">
            <text:p>0</text:p>
          </table:table-cell>
          <table:table-cell table:formula="of:=IF([.CE201]&lt;&gt;[.CD20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2:.CC202])/COUNT([.A202:.CC202]));0)" office:value-type="float" office:value="0" calcext:value-type="float">
            <text:p>0</text:p>
          </table:table-cell>
          <table:table-cell table:formula="of:=ROUND(([.B202]*[.$B$1]+[.C202]*[.$C$1]+[.D202]*[.$D$1]+[.E202]*[.$E$1]+[.F202]*[.$F$1]+[.G202]*[.$G$1]+[.H202]*[.$H$1]+[.I202]*[.$I$1]+[.J202]*[.$J$1]+[.K202]*[.$K$1]+[.L202]*[.$L$1]+[.M202]*[.$M$1]+[.N202]*[.$N$1]+[.O202]*[.$O$1]+[.P202]*[.$P$1]+[.Q202]*[.$Q$1]+[.R202]*[.$R$1]+[.S202]*[.$S$1]+[.T202]*[.$T$1]+[.U202]*[.$U$1]+[.V202]*[.$V$1]+[.W202]*[.$W$1]+[.X202]*[.$X$1]+[.Y202]*[.$Y$1]+[.Z202]*[.$Z$1]+[.AA202]*[.$AA$1]+[.AB202]*[.$AB$1]+[.AC202]*[.$AC$1]+[.AD202]*[.$AD$1]+[.AE202]*[.$AE$1]+[.AF202]*[.$AF$1]+[.AG202]*[.$AG$1]+[.AH202]*[.$AH$1]+[.AI202]*[.$AI$1]+[.AJ202]*[.$AJ$1]+[.AK202]*[.$AK$1]+[.AL202]*[.$AL$1]+[.AM202]*[.$AM$1]+[.AN202]*[.$AN$1]+[.AO202]*[.$AO$1]+[.AP202]*[.$AP$1]+[.AQ202]*[.$AQ$1]+[.AR202]*[.$AR$1]+[.AS202]*[.$AS$1]+[.AT202]*[.$AT$1]+[.AU202]*[.$AU$1]+[.AV202]*[.$AV$1]+[.AW202]*[.$AW$1]+[.AX202]*[.$AX$1]+[.AY202]*[.$AY$1]+[.AZ202]*[.$AZ$1]+[.BA202]*[.$BA$1]+[.BB202]*[.$BB$1]+[.BC202]*[.$BC$1]+[.BD202]*[.$BD$1]+[.BE202]*[.$BE$1]+[.BF202]*[.$BF$1]+[.BG202]*[.$BG$1]+[.BH202]*[.$BH$1]+[.BI202]*[.$BI$1]+[.BJ202]*[.$BJ$1]+[.BK202]*[.$BK$1]+[.BL202]*[.$BL$1]+[.BM202]*[.$BM$1]+[.BN202]*[.$BN$1]+[.BO202]*[.$BO$1]+[.BP202]*[.$BP$1]+[.BQ202]*[.$BQ$1]+[.BR202]*[.$BR$1]+[.BS202]*[.$BS$1]+[.BT202]*[.$BT$1]+[.BU202]*[.$BU$1]+[.BV202]*[.$BV$1]+[.BW202]*[.$BW$1]+[.BX202]*[.$BX$1]+[.BY202]*[.$BY$1]+[.BZ202]*[.$BZ$1]+[.CA202]*[.$CA$1]+[.CB202]*[.$CB$1]+[.CC202]*[.$CC$1])/COUNT([.B202:.CC202]);0)" office:value-type="float" office:value="0" calcext:value-type="float">
            <text:p>0</text:p>
          </table:table-cell>
          <table:table-cell table:formula="of:=IF([.CE202]&lt;&gt;[.CD20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3:.CC203])/COUNT([.A203:.CC203]));0)" office:value-type="float" office:value="0" calcext:value-type="float">
            <text:p>0</text:p>
          </table:table-cell>
          <table:table-cell table:formula="of:=ROUND(([.B203]*[.$B$1]+[.C203]*[.$C$1]+[.D203]*[.$D$1]+[.E203]*[.$E$1]+[.F203]*[.$F$1]+[.G203]*[.$G$1]+[.H203]*[.$H$1]+[.I203]*[.$I$1]+[.J203]*[.$J$1]+[.K203]*[.$K$1]+[.L203]*[.$L$1]+[.M203]*[.$M$1]+[.N203]*[.$N$1]+[.O203]*[.$O$1]+[.P203]*[.$P$1]+[.Q203]*[.$Q$1]+[.R203]*[.$R$1]+[.S203]*[.$S$1]+[.T203]*[.$T$1]+[.U203]*[.$U$1]+[.V203]*[.$V$1]+[.W203]*[.$W$1]+[.X203]*[.$X$1]+[.Y203]*[.$Y$1]+[.Z203]*[.$Z$1]+[.AA203]*[.$AA$1]+[.AB203]*[.$AB$1]+[.AC203]*[.$AC$1]+[.AD203]*[.$AD$1]+[.AE203]*[.$AE$1]+[.AF203]*[.$AF$1]+[.AG203]*[.$AG$1]+[.AH203]*[.$AH$1]+[.AI203]*[.$AI$1]+[.AJ203]*[.$AJ$1]+[.AK203]*[.$AK$1]+[.AL203]*[.$AL$1]+[.AM203]*[.$AM$1]+[.AN203]*[.$AN$1]+[.AO203]*[.$AO$1]+[.AP203]*[.$AP$1]+[.AQ203]*[.$AQ$1]+[.AR203]*[.$AR$1]+[.AS203]*[.$AS$1]+[.AT203]*[.$AT$1]+[.AU203]*[.$AU$1]+[.AV203]*[.$AV$1]+[.AW203]*[.$AW$1]+[.AX203]*[.$AX$1]+[.AY203]*[.$AY$1]+[.AZ203]*[.$AZ$1]+[.BA203]*[.$BA$1]+[.BB203]*[.$BB$1]+[.BC203]*[.$BC$1]+[.BD203]*[.$BD$1]+[.BE203]*[.$BE$1]+[.BF203]*[.$BF$1]+[.BG203]*[.$BG$1]+[.BH203]*[.$BH$1]+[.BI203]*[.$BI$1]+[.BJ203]*[.$BJ$1]+[.BK203]*[.$BK$1]+[.BL203]*[.$BL$1]+[.BM203]*[.$BM$1]+[.BN203]*[.$BN$1]+[.BO203]*[.$BO$1]+[.BP203]*[.$BP$1]+[.BQ203]*[.$BQ$1]+[.BR203]*[.$BR$1]+[.BS203]*[.$BS$1]+[.BT203]*[.$BT$1]+[.BU203]*[.$BU$1]+[.BV203]*[.$BV$1]+[.BW203]*[.$BW$1]+[.BX203]*[.$BX$1]+[.BY203]*[.$BY$1]+[.BZ203]*[.$BZ$1]+[.CA203]*[.$CA$1]+[.CB203]*[.$CB$1]+[.CC203]*[.$CC$1])/COUNT([.B203:.CC203]);0)" office:value-type="float" office:value="0" calcext:value-type="float">
            <text:p>0</text:p>
          </table:table-cell>
          <table:table-cell table:formula="of:=IF([.CE203]&lt;&gt;[.CD20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204:.CC204])/COUNT([.A204:.CC204]));0)" office:value-type="float" office:value="0" calcext:value-type="float">
            <text:p>0</text:p>
          </table:table-cell>
          <table:table-cell table:formula="of:=ROUND(([.B204]*[.$B$1]+[.C204]*[.$C$1]+[.D204]*[.$D$1]+[.E204]*[.$E$1]+[.F204]*[.$F$1]+[.G204]*[.$G$1]+[.H204]*[.$H$1]+[.I204]*[.$I$1]+[.J204]*[.$J$1]+[.K204]*[.$K$1]+[.L204]*[.$L$1]+[.M204]*[.$M$1]+[.N204]*[.$N$1]+[.O204]*[.$O$1]+[.P204]*[.$P$1]+[.Q204]*[.$Q$1]+[.R204]*[.$R$1]+[.S204]*[.$S$1]+[.T204]*[.$T$1]+[.U204]*[.$U$1]+[.V204]*[.$V$1]+[.W204]*[.$W$1]+[.X204]*[.$X$1]+[.Y204]*[.$Y$1]+[.Z204]*[.$Z$1]+[.AA204]*[.$AA$1]+[.AB204]*[.$AB$1]+[.AC204]*[.$AC$1]+[.AD204]*[.$AD$1]+[.AE204]*[.$AE$1]+[.AF204]*[.$AF$1]+[.AG204]*[.$AG$1]+[.AH204]*[.$AH$1]+[.AI204]*[.$AI$1]+[.AJ204]*[.$AJ$1]+[.AK204]*[.$AK$1]+[.AL204]*[.$AL$1]+[.AM204]*[.$AM$1]+[.AN204]*[.$AN$1]+[.AO204]*[.$AO$1]+[.AP204]*[.$AP$1]+[.AQ204]*[.$AQ$1]+[.AR204]*[.$AR$1]+[.AS204]*[.$AS$1]+[.AT204]*[.$AT$1]+[.AU204]*[.$AU$1]+[.AV204]*[.$AV$1]+[.AW204]*[.$AW$1]+[.AX204]*[.$AX$1]+[.AY204]*[.$AY$1]+[.AZ204]*[.$AZ$1]+[.BA204]*[.$BA$1]+[.BB204]*[.$BB$1]+[.BC204]*[.$BC$1]+[.BD204]*[.$BD$1]+[.BE204]*[.$BE$1]+[.BF204]*[.$BF$1]+[.BG204]*[.$BG$1]+[.BH204]*[.$BH$1]+[.BI204]*[.$BI$1]+[.BJ204]*[.$BJ$1]+[.BK204]*[.$BK$1]+[.BL204]*[.$BL$1]+[.BM204]*[.$BM$1]+[.BN204]*[.$BN$1]+[.BO204]*[.$BO$1]+[.BP204]*[.$BP$1]+[.BQ204]*[.$BQ$1]+[.BR204]*[.$BR$1]+[.BS204]*[.$BS$1]+[.BT204]*[.$BT$1]+[.BU204]*[.$BU$1]+[.BV204]*[.$BV$1]+[.BW204]*[.$BW$1]+[.BX204]*[.$BX$1]+[.BY204]*[.$BY$1]+[.BZ204]*[.$BZ$1]+[.CA204]*[.$CA$1]+[.CB204]*[.$CB$1]+[.CC204]*[.$CC$1])/COUNT([.B204:.CC204]);0)" office:value-type="float" office:value="0" calcext:value-type="float">
            <text:p>0</text:p>
          </table:table-cell>
          <table:table-cell table:formula="of:=IF([.CE204]&lt;&gt;[.CD20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5:.CC205])/COUNT([.A205:.CC205]));0)" office:value-type="float" office:value="0" calcext:value-type="float">
            <text:p>0</text:p>
          </table:table-cell>
          <table:table-cell table:formula="of:=ROUND(([.B205]*[.$B$1]+[.C205]*[.$C$1]+[.D205]*[.$D$1]+[.E205]*[.$E$1]+[.F205]*[.$F$1]+[.G205]*[.$G$1]+[.H205]*[.$H$1]+[.I205]*[.$I$1]+[.J205]*[.$J$1]+[.K205]*[.$K$1]+[.L205]*[.$L$1]+[.M205]*[.$M$1]+[.N205]*[.$N$1]+[.O205]*[.$O$1]+[.P205]*[.$P$1]+[.Q205]*[.$Q$1]+[.R205]*[.$R$1]+[.S205]*[.$S$1]+[.T205]*[.$T$1]+[.U205]*[.$U$1]+[.V205]*[.$V$1]+[.W205]*[.$W$1]+[.X205]*[.$X$1]+[.Y205]*[.$Y$1]+[.Z205]*[.$Z$1]+[.AA205]*[.$AA$1]+[.AB205]*[.$AB$1]+[.AC205]*[.$AC$1]+[.AD205]*[.$AD$1]+[.AE205]*[.$AE$1]+[.AF205]*[.$AF$1]+[.AG205]*[.$AG$1]+[.AH205]*[.$AH$1]+[.AI205]*[.$AI$1]+[.AJ205]*[.$AJ$1]+[.AK205]*[.$AK$1]+[.AL205]*[.$AL$1]+[.AM205]*[.$AM$1]+[.AN205]*[.$AN$1]+[.AO205]*[.$AO$1]+[.AP205]*[.$AP$1]+[.AQ205]*[.$AQ$1]+[.AR205]*[.$AR$1]+[.AS205]*[.$AS$1]+[.AT205]*[.$AT$1]+[.AU205]*[.$AU$1]+[.AV205]*[.$AV$1]+[.AW205]*[.$AW$1]+[.AX205]*[.$AX$1]+[.AY205]*[.$AY$1]+[.AZ205]*[.$AZ$1]+[.BA205]*[.$BA$1]+[.BB205]*[.$BB$1]+[.BC205]*[.$BC$1]+[.BD205]*[.$BD$1]+[.BE205]*[.$BE$1]+[.BF205]*[.$BF$1]+[.BG205]*[.$BG$1]+[.BH205]*[.$BH$1]+[.BI205]*[.$BI$1]+[.BJ205]*[.$BJ$1]+[.BK205]*[.$BK$1]+[.BL205]*[.$BL$1]+[.BM205]*[.$BM$1]+[.BN205]*[.$BN$1]+[.BO205]*[.$BO$1]+[.BP205]*[.$BP$1]+[.BQ205]*[.$BQ$1]+[.BR205]*[.$BR$1]+[.BS205]*[.$BS$1]+[.BT205]*[.$BT$1]+[.BU205]*[.$BU$1]+[.BV205]*[.$BV$1]+[.BW205]*[.$BW$1]+[.BX205]*[.$BX$1]+[.BY205]*[.$BY$1]+[.BZ205]*[.$BZ$1]+[.CA205]*[.$CA$1]+[.CB205]*[.$CB$1]+[.CC205]*[.$CC$1])/COUNT([.B205:.CC205]);0)" office:value-type="float" office:value="0" calcext:value-type="float">
            <text:p>0</text:p>
          </table:table-cell>
          <table:table-cell table:formula="of:=IF([.CE205]&lt;&gt;[.CD205];&quot;X&quot;;&quot;&quot;)">
            <text:p/>
          </table:table-cell>
          <table:table-cell table:number-columns-repeated="109"/>
        </table:table-row>
      </table:table>
      <table:table table:name="Sheet2" table:style-name="ta1">
        <table:table-column table:style-name="co9" table:default-cell-style-name="ce6"/>
        <table:table-column table:style-name="co9" table:number-columns-repeated="2" table:default-cell-style-name="Default"/>
        <table:table-row table:style-name="ro2">
          <table:table-cell office:value-type="float" office:value="66" calcext:value-type="float">
            <text:p>66</text:p>
          </table:table-cell>
          <table:table-cell table:formula="of:=CHAR([.A1])" office:value-type="string" office:string-value="B" calcext:value-type="string">
            <text:p>B</text:p>
          </table:table-cell>
          <table:table-cell table:formula="of:=CONCATENATE([.B1];&quot;2*$&quot;;[.B1];&quot;$1+&quot;)" office:value-type="string" office:string-value="B2*$B$1+" calcext:value-type="string">
            <text:p>B2*$B$1+</text:p>
          </table:table-cell>
        </table:table-row>
        <table:table-row table:style-name="ro2">
          <table:table-cell table:formula="of:=IF([.A1]=90;65;[.A1]+1)" office:value-type="float" office:value="67" calcext:value-type="float">
            <text:p>67</text:p>
          </table:table-cell>
          <table:table-cell table:formula="of:=CHAR([.A2])" office:value-type="string" office:string-value="C" calcext:value-type="string">
            <text:p>C</text:p>
          </table:table-cell>
          <table:table-cell table:formula="of:=CONCATENATE([.B2];&quot;2*$&quot;;[.B2];&quot;$1+&quot;)" office:value-type="string" office:string-value="C2*$C$1+" calcext:value-type="string">
            <text:p>C2*$C$1+</text:p>
          </table:table-cell>
        </table:table-row>
        <table:table-row table:style-name="ro2">
          <table:table-cell table:formula="of:=IF([.A2]=90;65;[.A2]+1)" office:value-type="float" office:value="68" calcext:value-type="float">
            <text:p>68</text:p>
          </table:table-cell>
          <table:table-cell table:formula="of:=CHAR([.A3])" office:value-type="string" office:string-value="D" calcext:value-type="string">
            <text:p>D</text:p>
          </table:table-cell>
          <table:table-cell table:formula="of:=CONCATENATE([.B3];&quot;2*$&quot;;[.B3];&quot;$1+&quot;)" office:value-type="string" office:string-value="D2*$D$1+" calcext:value-type="string">
            <text:p>D2*$D$1+</text:p>
          </table:table-cell>
        </table:table-row>
        <table:table-row table:style-name="ro2">
          <table:table-cell table:formula="of:=IF([.A3]=90;65;[.A3]+1)" office:value-type="float" office:value="69" calcext:value-type="float">
            <text:p>69</text:p>
          </table:table-cell>
          <table:table-cell table:formula="of:=CHAR([.A4])" office:value-type="string" office:string-value="E" calcext:value-type="string">
            <text:p>E</text:p>
          </table:table-cell>
          <table:table-cell table:formula="of:=CONCATENATE([.B4];&quot;2*$&quot;;[.B4];&quot;$1+&quot;)" office:value-type="string" office:string-value="E2*$E$1+" calcext:value-type="string">
            <text:p>E2*$E$1+</text:p>
          </table:table-cell>
        </table:table-row>
        <table:table-row table:style-name="ro2">
          <table:table-cell table:formula="of:=IF([.A4]=90;65;[.A4]+1)" office:value-type="float" office:value="70" calcext:value-type="float">
            <text:p>70</text:p>
          </table:table-cell>
          <table:table-cell table:formula="of:=CHAR([.A5])" office:value-type="string" office:string-value="F" calcext:value-type="string">
            <text:p>F</text:p>
          </table:table-cell>
          <table:table-cell table:formula="of:=CONCATENATE([.B5];&quot;2*$&quot;;[.B5];&quot;$1+&quot;)" office:value-type="string" office:string-value="F2*$F$1+" calcext:value-type="string">
            <text:p>F2*$F$1+</text:p>
          </table:table-cell>
        </table:table-row>
        <table:table-row table:style-name="ro2">
          <table:table-cell table:formula="of:=IF([.A5]=90;65;[.A5]+1)" office:value-type="float" office:value="71" calcext:value-type="float">
            <text:p>71</text:p>
          </table:table-cell>
          <table:table-cell table:formula="of:=CHAR([.A6])" office:value-type="string" office:string-value="G" calcext:value-type="string">
            <text:p>G</text:p>
          </table:table-cell>
          <table:table-cell table:formula="of:=CONCATENATE([.B6];&quot;2*$&quot;;[.B6];&quot;$1+&quot;)" office:value-type="string" office:string-value="G2*$G$1+" calcext:value-type="string">
            <text:p>G2*$G$1+</text:p>
          </table:table-cell>
        </table:table-row>
        <table:table-row table:style-name="ro2">
          <table:table-cell table:formula="of:=IF([.A6]=90;65;[.A6]+1)" office:value-type="float" office:value="72" calcext:value-type="float">
            <text:p>72</text:p>
          </table:table-cell>
          <table:table-cell table:formula="of:=CHAR([.A7])" office:value-type="string" office:string-value="H" calcext:value-type="string">
            <text:p>H</text:p>
          </table:table-cell>
          <table:table-cell table:formula="of:=CONCATENATE([.B7];&quot;2*$&quot;;[.B7];&quot;$1+&quot;)" office:value-type="string" office:string-value="H2*$H$1+" calcext:value-type="string">
            <text:p>H2*$H$1+</text:p>
          </table:table-cell>
        </table:table-row>
        <table:table-row table:style-name="ro2">
          <table:table-cell table:formula="of:=IF([.A7]=90;65;[.A7]+1)" office:value-type="float" office:value="73" calcext:value-type="float">
            <text:p>73</text:p>
          </table:table-cell>
          <table:table-cell table:formula="of:=CHAR([.A8])" office:value-type="string" office:string-value="I" calcext:value-type="string">
            <text:p>I</text:p>
          </table:table-cell>
          <table:table-cell table:formula="of:=CONCATENATE([.B8];&quot;2*$&quot;;[.B8];&quot;$1+&quot;)" office:value-type="string" office:string-value="I2*$I$1+" calcext:value-type="string">
            <text:p>I2*$I$1+</text:p>
          </table:table-cell>
        </table:table-row>
        <table:table-row table:style-name="ro2">
          <table:table-cell table:formula="of:=IF([.A8]=90;65;[.A8]+1)" office:value-type="float" office:value="74" calcext:value-type="float">
            <text:p>74</text:p>
          </table:table-cell>
          <table:table-cell table:formula="of:=CHAR([.A9])" office:value-type="string" office:string-value="J" calcext:value-type="string">
            <text:p>J</text:p>
          </table:table-cell>
          <table:table-cell table:formula="of:=CONCATENATE([.B9];&quot;2*$&quot;;[.B9];&quot;$1+&quot;)" office:value-type="string" office:string-value="J2*$J$1+" calcext:value-type="string">
            <text:p>J2*$J$1+</text:p>
          </table:table-cell>
        </table:table-row>
        <table:table-row table:style-name="ro2">
          <table:table-cell table:formula="of:=IF([.A9]=90;65;[.A9]+1)" office:value-type="float" office:value="75" calcext:value-type="float">
            <text:p>75</text:p>
          </table:table-cell>
          <table:table-cell table:formula="of:=CHAR([.A10])" office:value-type="string" office:string-value="K" calcext:value-type="string">
            <text:p>K</text:p>
          </table:table-cell>
          <table:table-cell table:formula="of:=CONCATENATE([.B10];&quot;2*$&quot;;[.B10];&quot;$1+&quot;)" office:value-type="string" office:string-value="K2*$K$1+" calcext:value-type="string">
            <text:p>K2*$K$1+</text:p>
          </table:table-cell>
        </table:table-row>
        <table:table-row table:style-name="ro2">
          <table:table-cell table:formula="of:=IF([.A10]=90;65;[.A10]+1)" office:value-type="float" office:value="76" calcext:value-type="float">
            <text:p>76</text:p>
          </table:table-cell>
          <table:table-cell table:formula="of:=CHAR([.A11])" office:value-type="string" office:string-value="L" calcext:value-type="string">
            <text:p>L</text:p>
          </table:table-cell>
          <table:table-cell table:formula="of:=CONCATENATE([.B11];&quot;2*$&quot;;[.B11];&quot;$1+&quot;)" office:value-type="string" office:string-value="L2*$L$1+" calcext:value-type="string">
            <text:p>L2*$L$1+</text:p>
          </table:table-cell>
        </table:table-row>
        <table:table-row table:style-name="ro2">
          <table:table-cell table:formula="of:=IF([.A11]=90;65;[.A11]+1)" office:value-type="float" office:value="77" calcext:value-type="float">
            <text:p>77</text:p>
          </table:table-cell>
          <table:table-cell table:formula="of:=CHAR([.A12])" office:value-type="string" office:string-value="M" calcext:value-type="string">
            <text:p>M</text:p>
          </table:table-cell>
          <table:table-cell table:formula="of:=CONCATENATE([.B12];&quot;2*$&quot;;[.B12];&quot;$1+&quot;)" office:value-type="string" office:string-value="M2*$M$1+" calcext:value-type="string">
            <text:p>M2*$M$1+</text:p>
          </table:table-cell>
        </table:table-row>
        <table:table-row table:style-name="ro2">
          <table:table-cell table:formula="of:=IF([.A12]=90;65;[.A12]+1)" office:value-type="float" office:value="78" calcext:value-type="float">
            <text:p>78</text:p>
          </table:table-cell>
          <table:table-cell table:formula="of:=CHAR([.A13])" office:value-type="string" office:string-value="N" calcext:value-type="string">
            <text:p>N</text:p>
          </table:table-cell>
          <table:table-cell table:formula="of:=CONCATENATE([.B13];&quot;2*$&quot;;[.B13];&quot;$1+&quot;)" office:value-type="string" office:string-value="N2*$N$1+" calcext:value-type="string">
            <text:p>N2*$N$1+</text:p>
          </table:table-cell>
        </table:table-row>
        <table:table-row table:style-name="ro2">
          <table:table-cell table:formula="of:=IF([.A13]=90;65;[.A13]+1)" office:value-type="float" office:value="79" calcext:value-type="float">
            <text:p>79</text:p>
          </table:table-cell>
          <table:table-cell table:formula="of:=CHAR([.A14])" office:value-type="string" office:string-value="O" calcext:value-type="string">
            <text:p>O</text:p>
          </table:table-cell>
          <table:table-cell table:formula="of:=CONCATENATE([.B14];&quot;2*$&quot;;[.B14];&quot;$1+&quot;)" office:value-type="string" office:string-value="O2*$O$1+" calcext:value-type="string">
            <text:p>O2*$O$1+</text:p>
          </table:table-cell>
        </table:table-row>
        <table:table-row table:style-name="ro2">
          <table:table-cell table:formula="of:=IF([.A14]=90;65;[.A14]+1)" office:value-type="float" office:value="80" calcext:value-type="float">
            <text:p>80</text:p>
          </table:table-cell>
          <table:table-cell table:formula="of:=CHAR([.A15])" office:value-type="string" office:string-value="P" calcext:value-type="string">
            <text:p>P</text:p>
          </table:table-cell>
          <table:table-cell table:formula="of:=CONCATENATE([.B15];&quot;2*$&quot;;[.B15];&quot;$1+&quot;)" office:value-type="string" office:string-value="P2*$P$1+" calcext:value-type="string">
            <text:p>P2*$P$1+</text:p>
          </table:table-cell>
        </table:table-row>
        <table:table-row table:style-name="ro2">
          <table:table-cell table:formula="of:=IF([.A15]=90;65;[.A15]+1)" office:value-type="float" office:value="81" calcext:value-type="float">
            <text:p>81</text:p>
          </table:table-cell>
          <table:table-cell table:formula="of:=CHAR([.A16])" office:value-type="string" office:string-value="Q" calcext:value-type="string">
            <text:p>Q</text:p>
          </table:table-cell>
          <table:table-cell table:formula="of:=CONCATENATE([.B16];&quot;2*$&quot;;[.B16];&quot;$1+&quot;)" office:value-type="string" office:string-value="Q2*$Q$1+" calcext:value-type="string">
            <text:p>Q2*$Q$1+</text:p>
          </table:table-cell>
        </table:table-row>
        <table:table-row table:style-name="ro2">
          <table:table-cell table:formula="of:=IF([.A16]=90;65;[.A16]+1)" office:value-type="float" office:value="82" calcext:value-type="float">
            <text:p>82</text:p>
          </table:table-cell>
          <table:table-cell table:formula="of:=CHAR([.A17])" office:value-type="string" office:string-value="R" calcext:value-type="string">
            <text:p>R</text:p>
          </table:table-cell>
          <table:table-cell table:formula="of:=CONCATENATE([.B17];&quot;2*$&quot;;[.B17];&quot;$1+&quot;)" office:value-type="string" office:string-value="R2*$R$1+" calcext:value-type="string">
            <text:p>R2*$R$1+</text:p>
          </table:table-cell>
        </table:table-row>
        <table:table-row table:style-name="ro2">
          <table:table-cell table:formula="of:=IF([.A17]=90;65;[.A17]+1)" office:value-type="float" office:value="83" calcext:value-type="float">
            <text:p>83</text:p>
          </table:table-cell>
          <table:table-cell table:formula="of:=CHAR([.A18])" office:value-type="string" office:string-value="S" calcext:value-type="string">
            <text:p>S</text:p>
          </table:table-cell>
          <table:table-cell table:formula="of:=CONCATENATE([.B18];&quot;2*$&quot;;[.B18];&quot;$1+&quot;)" office:value-type="string" office:string-value="S2*$S$1+" calcext:value-type="string">
            <text:p>S2*$S$1+</text:p>
          </table:table-cell>
        </table:table-row>
        <table:table-row table:style-name="ro2">
          <table:table-cell table:formula="of:=IF([.A18]=90;65;[.A18]+1)" office:value-type="float" office:value="84" calcext:value-type="float">
            <text:p>84</text:p>
          </table:table-cell>
          <table:table-cell table:formula="of:=CHAR([.A19])" office:value-type="string" office:string-value="T" calcext:value-type="string">
            <text:p>T</text:p>
          </table:table-cell>
          <table:table-cell table:formula="of:=CONCATENATE([.B19];&quot;2*$&quot;;[.B19];&quot;$1+&quot;)" office:value-type="string" office:string-value="T2*$T$1+" calcext:value-type="string">
            <text:p>T2*$T$1+</text:p>
          </table:table-cell>
        </table:table-row>
        <table:table-row table:style-name="ro2">
          <table:table-cell table:formula="of:=IF([.A19]=90;65;[.A19]+1)" office:value-type="float" office:value="85" calcext:value-type="float">
            <text:p>85</text:p>
          </table:table-cell>
          <table:table-cell table:formula="of:=CHAR([.A20])" office:value-type="string" office:string-value="U" calcext:value-type="string">
            <text:p>U</text:p>
          </table:table-cell>
          <table:table-cell table:formula="of:=CONCATENATE([.B20];&quot;2*$&quot;;[.B20];&quot;$1+&quot;)" office:value-type="string" office:string-value="U2*$U$1+" calcext:value-type="string">
            <text:p>U2*$U$1+</text:p>
          </table:table-cell>
        </table:table-row>
        <table:table-row table:style-name="ro2">
          <table:table-cell table:formula="of:=IF([.A20]=90;65;[.A20]+1)" office:value-type="float" office:value="86" calcext:value-type="float">
            <text:p>86</text:p>
          </table:table-cell>
          <table:table-cell table:formula="of:=CHAR([.A21])" office:value-type="string" office:string-value="V" calcext:value-type="string">
            <text:p>V</text:p>
          </table:table-cell>
          <table:table-cell table:formula="of:=CONCATENATE([.B21];&quot;2*$&quot;;[.B21];&quot;$1+&quot;)" office:value-type="string" office:string-value="V2*$V$1+" calcext:value-type="string">
            <text:p>V2*$V$1+</text:p>
          </table:table-cell>
        </table:table-row>
        <table:table-row table:style-name="ro2">
          <table:table-cell table:formula="of:=IF([.A21]=90;65;[.A21]+1)" office:value-type="float" office:value="87" calcext:value-type="float">
            <text:p>87</text:p>
          </table:table-cell>
          <table:table-cell table:formula="of:=CHAR([.A22])" office:value-type="string" office:string-value="W" calcext:value-type="string">
            <text:p>W</text:p>
          </table:table-cell>
          <table:table-cell table:formula="of:=CONCATENATE([.B22];&quot;2*$&quot;;[.B22];&quot;$1+&quot;)" office:value-type="string" office:string-value="W2*$W$1+" calcext:value-type="string">
            <text:p>W2*$W$1+</text:p>
          </table:table-cell>
        </table:table-row>
        <table:table-row table:style-name="ro2">
          <table:table-cell table:formula="of:=IF([.A22]=90;65;[.A22]+1)" office:value-type="float" office:value="88" calcext:value-type="float">
            <text:p>88</text:p>
          </table:table-cell>
          <table:table-cell table:formula="of:=CHAR([.A23])" office:value-type="string" office:string-value="X" calcext:value-type="string">
            <text:p>X</text:p>
          </table:table-cell>
          <table:table-cell table:formula="of:=CONCATENATE([.B23];&quot;2*$&quot;;[.B23];&quot;$1+&quot;)" office:value-type="string" office:string-value="X2*$X$1+" calcext:value-type="string">
            <text:p>X2*$X$1+</text:p>
          </table:table-cell>
        </table:table-row>
        <table:table-row table:style-name="ro2">
          <table:table-cell table:formula="of:=IF([.A23]=90;65;[.A23]+1)" office:value-type="float" office:value="89" calcext:value-type="float">
            <text:p>89</text:p>
          </table:table-cell>
          <table:table-cell table:formula="of:=CHAR([.A24])" office:value-type="string" office:string-value="Y" calcext:value-type="string">
            <text:p>Y</text:p>
          </table:table-cell>
          <table:table-cell table:formula="of:=CONCATENATE([.B24];&quot;2*$&quot;;[.B24];&quot;$1+&quot;)" office:value-type="string" office:string-value="Y2*$Y$1+" calcext:value-type="string">
            <text:p>Y2*$Y$1+</text:p>
          </table:table-cell>
        </table:table-row>
        <table:table-row table:style-name="ro2">
          <table:table-cell table:formula="of:=IF([.A24]=90;65;[.A24]+1)" office:value-type="float" office:value="90" calcext:value-type="float">
            <text:p>90</text:p>
          </table:table-cell>
          <table:table-cell table:formula="of:=CHAR([.A25])" office:value-type="string" office:string-value="Z" calcext:value-type="string">
            <text:p>Z</text:p>
          </table:table-cell>
          <table:table-cell table:formula="of:=CONCATENATE([.B25];&quot;2*$&quot;;[.B25];&quot;$1+&quot;)" office:value-type="string" office:string-value="Z2*$Z$1+" calcext:value-type="string">
            <text:p>Z2*$Z$1+</text:p>
          </table:table-cell>
        </table:table-row>
        <table:table-row table:style-name="ro2">
          <table:table-cell table:formula="of:=IF([.A25]=90;65;[.A25]+1)" office:value-type="float" office:value="65" calcext:value-type="float">
            <text:p>65</text:p>
          </table:table-cell>
          <table:table-cell table:formula="of:=COM.MICROSOFT.CONCAT(&quot;A&quot;;CHAR([.A26]))" office:value-type="string" office:string-value="AA" calcext:value-type="string">
            <text:p>AA</text:p>
          </table:table-cell>
          <table:table-cell table:formula="of:=CONCATENATE([.B26];&quot;2*$&quot;;[.B26];&quot;$1+&quot;)" office:value-type="string" office:string-value="AA2*$AA$1+" calcext:value-type="string">
            <text:p>AA2*$AA$1+</text:p>
          </table:table-cell>
        </table:table-row>
        <table:table-row table:style-name="ro2">
          <table:table-cell table:formula="of:=IF([.A26]=90;65;[.A26]+1)" office:value-type="float" office:value="66" calcext:value-type="float">
            <text:p>66</text:p>
          </table:table-cell>
          <table:table-cell table:formula="of:=COM.MICROSOFT.CONCAT(&quot;A&quot;;CHAR([.A27]))" office:value-type="string" office:string-value="AB" calcext:value-type="string">
            <text:p>AB</text:p>
          </table:table-cell>
          <table:table-cell table:formula="of:=CONCATENATE([.B27];&quot;2*$&quot;;[.B27];&quot;$1+&quot;)" office:value-type="string" office:string-value="AB2*$AB$1+" calcext:value-type="string">
            <text:p>AB2*$AB$1+</text:p>
          </table:table-cell>
        </table:table-row>
        <table:table-row table:style-name="ro2">
          <table:table-cell table:formula="of:=IF([.A27]=90;65;[.A27]+1)" office:value-type="float" office:value="67" calcext:value-type="float">
            <text:p>67</text:p>
          </table:table-cell>
          <table:table-cell table:formula="of:=COM.MICROSOFT.CONCAT(&quot;A&quot;;CHAR([.A28]))" office:value-type="string" office:string-value="AC" calcext:value-type="string">
            <text:p>AC</text:p>
          </table:table-cell>
          <table:table-cell table:formula="of:=CONCATENATE([.B28];&quot;2*$&quot;;[.B28];&quot;$1+&quot;)" office:value-type="string" office:string-value="AC2*$AC$1+" calcext:value-type="string">
            <text:p>AC2*$AC$1+</text:p>
          </table:table-cell>
        </table:table-row>
        <table:table-row table:style-name="ro2">
          <table:table-cell table:formula="of:=IF([.A28]=90;65;[.A28]+1)" office:value-type="float" office:value="68" calcext:value-type="float">
            <text:p>68</text:p>
          </table:table-cell>
          <table:table-cell table:formula="of:=COM.MICROSOFT.CONCAT(&quot;A&quot;;CHAR([.A29]))" office:value-type="string" office:string-value="AD" calcext:value-type="string">
            <text:p>AD</text:p>
          </table:table-cell>
          <table:table-cell table:formula="of:=CONCATENATE([.B29];&quot;2*$&quot;;[.B29];&quot;$1+&quot;)" office:value-type="string" office:string-value="AD2*$AD$1+" calcext:value-type="string">
            <text:p>AD2*$AD$1+</text:p>
          </table:table-cell>
        </table:table-row>
        <table:table-row table:style-name="ro2">
          <table:table-cell table:formula="of:=IF([.A29]=90;65;[.A29]+1)" office:value-type="float" office:value="69" calcext:value-type="float">
            <text:p>69</text:p>
          </table:table-cell>
          <table:table-cell table:formula="of:=COM.MICROSOFT.CONCAT(&quot;A&quot;;CHAR([.A30]))" office:value-type="string" office:string-value="AE" calcext:value-type="string">
            <text:p>AE</text:p>
          </table:table-cell>
          <table:table-cell table:formula="of:=CONCATENATE([.B30];&quot;2*$&quot;;[.B30];&quot;$1+&quot;)" office:value-type="string" office:string-value="AE2*$AE$1+" calcext:value-type="string">
            <text:p>AE2*$AE$1+</text:p>
          </table:table-cell>
        </table:table-row>
        <table:table-row table:style-name="ro2">
          <table:table-cell table:formula="of:=IF([.A30]=90;65;[.A30]+1)" office:value-type="float" office:value="70" calcext:value-type="float">
            <text:p>70</text:p>
          </table:table-cell>
          <table:table-cell table:formula="of:=COM.MICROSOFT.CONCAT(&quot;A&quot;;CHAR([.A31]))" office:value-type="string" office:string-value="AF" calcext:value-type="string">
            <text:p>AF</text:p>
          </table:table-cell>
          <table:table-cell table:formula="of:=CONCATENATE([.B31];&quot;2*$&quot;;[.B31];&quot;$1+&quot;)" office:value-type="string" office:string-value="AF2*$AF$1+" calcext:value-type="string">
            <text:p>AF2*$AF$1+</text:p>
          </table:table-cell>
        </table:table-row>
        <table:table-row table:style-name="ro2">
          <table:table-cell table:formula="of:=IF([.A31]=90;65;[.A31]+1)" office:value-type="float" office:value="71" calcext:value-type="float">
            <text:p>71</text:p>
          </table:table-cell>
          <table:table-cell table:formula="of:=COM.MICROSOFT.CONCAT(&quot;A&quot;;CHAR([.A32]))" office:value-type="string" office:string-value="AG" calcext:value-type="string">
            <text:p>AG</text:p>
          </table:table-cell>
          <table:table-cell table:formula="of:=CONCATENATE([.B32];&quot;2*$&quot;;[.B32];&quot;$1+&quot;)" office:value-type="string" office:string-value="AG2*$AG$1+" calcext:value-type="string">
            <text:p>AG2*$AG$1+</text:p>
          </table:table-cell>
        </table:table-row>
        <table:table-row table:style-name="ro2">
          <table:table-cell table:formula="of:=IF([.A32]=90;65;[.A32]+1)" office:value-type="float" office:value="72" calcext:value-type="float">
            <text:p>72</text:p>
          </table:table-cell>
          <table:table-cell table:formula="of:=COM.MICROSOFT.CONCAT(&quot;A&quot;;CHAR([.A33]))" office:value-type="string" office:string-value="AH" calcext:value-type="string">
            <text:p>AH</text:p>
          </table:table-cell>
          <table:table-cell table:formula="of:=CONCATENATE([.B33];&quot;2*$&quot;;[.B33];&quot;$1+&quot;)" office:value-type="string" office:string-value="AH2*$AH$1+" calcext:value-type="string">
            <text:p>AH2*$AH$1+</text:p>
          </table:table-cell>
        </table:table-row>
        <table:table-row table:style-name="ro2">
          <table:table-cell table:formula="of:=IF([.A33]=90;65;[.A33]+1)" office:value-type="float" office:value="73" calcext:value-type="float">
            <text:p>73</text:p>
          </table:table-cell>
          <table:table-cell table:formula="of:=COM.MICROSOFT.CONCAT(&quot;A&quot;;CHAR([.A34]))" office:value-type="string" office:string-value="AI" calcext:value-type="string">
            <text:p>AI</text:p>
          </table:table-cell>
          <table:table-cell table:formula="of:=CONCATENATE([.B34];&quot;2*$&quot;;[.B34];&quot;$1+&quot;)" office:value-type="string" office:string-value="AI2*$AI$1+" calcext:value-type="string">
            <text:p>AI2*$AI$1+</text:p>
          </table:table-cell>
        </table:table-row>
        <table:table-row table:style-name="ro2">
          <table:table-cell table:formula="of:=IF([.A34]=90;65;[.A34]+1)" office:value-type="float" office:value="74" calcext:value-type="float">
            <text:p>74</text:p>
          </table:table-cell>
          <table:table-cell table:formula="of:=COM.MICROSOFT.CONCAT(&quot;A&quot;;CHAR([.A35]))" office:value-type="string" office:string-value="AJ" calcext:value-type="string">
            <text:p>AJ</text:p>
          </table:table-cell>
          <table:table-cell table:formula="of:=CONCATENATE([.B35];&quot;2*$&quot;;[.B35];&quot;$1+&quot;)" office:value-type="string" office:string-value="AJ2*$AJ$1+" calcext:value-type="string">
            <text:p>AJ2*$AJ$1+</text:p>
          </table:table-cell>
        </table:table-row>
        <table:table-row table:style-name="ro2">
          <table:table-cell table:formula="of:=IF([.A35]=90;65;[.A35]+1)" office:value-type="float" office:value="75" calcext:value-type="float">
            <text:p>75</text:p>
          </table:table-cell>
          <table:table-cell table:formula="of:=COM.MICROSOFT.CONCAT(&quot;A&quot;;CHAR([.A36]))" office:value-type="string" office:string-value="AK" calcext:value-type="string">
            <text:p>AK</text:p>
          </table:table-cell>
          <table:table-cell table:formula="of:=CONCATENATE([.B36];&quot;2*$&quot;;[.B36];&quot;$1+&quot;)" office:value-type="string" office:string-value="AK2*$AK$1+" calcext:value-type="string">
            <text:p>AK2*$AK$1+</text:p>
          </table:table-cell>
        </table:table-row>
        <table:table-row table:style-name="ro2">
          <table:table-cell table:formula="of:=IF([.A36]=90;65;[.A36]+1)" office:value-type="float" office:value="76" calcext:value-type="float">
            <text:p>76</text:p>
          </table:table-cell>
          <table:table-cell table:formula="of:=COM.MICROSOFT.CONCAT(&quot;A&quot;;CHAR([.A37]))" office:value-type="string" office:string-value="AL" calcext:value-type="string">
            <text:p>AL</text:p>
          </table:table-cell>
          <table:table-cell table:formula="of:=CONCATENATE([.B37];&quot;2*$&quot;;[.B37];&quot;$1+&quot;)" office:value-type="string" office:string-value="AL2*$AL$1+" calcext:value-type="string">
            <text:p>AL2*$AL$1+</text:p>
          </table:table-cell>
        </table:table-row>
        <table:table-row table:style-name="ro2">
          <table:table-cell table:formula="of:=IF([.A37]=90;65;[.A37]+1)" office:value-type="float" office:value="77" calcext:value-type="float">
            <text:p>77</text:p>
          </table:table-cell>
          <table:table-cell table:formula="of:=COM.MICROSOFT.CONCAT(&quot;A&quot;;CHAR([.A38]))" office:value-type="string" office:string-value="AM" calcext:value-type="string">
            <text:p>AM</text:p>
          </table:table-cell>
          <table:table-cell table:formula="of:=CONCATENATE([.B38];&quot;2*$&quot;;[.B38];&quot;$1+&quot;)" office:value-type="string" office:string-value="AM2*$AM$1+" calcext:value-type="string">
            <text:p>AM2*$AM$1+</text:p>
          </table:table-cell>
        </table:table-row>
        <table:table-row table:style-name="ro2">
          <table:table-cell table:formula="of:=IF([.A38]=90;65;[.A38]+1)" office:value-type="float" office:value="78" calcext:value-type="float">
            <text:p>78</text:p>
          </table:table-cell>
          <table:table-cell table:formula="of:=COM.MICROSOFT.CONCAT(&quot;A&quot;;CHAR([.A39]))" office:value-type="string" office:string-value="AN" calcext:value-type="string">
            <text:p>AN</text:p>
          </table:table-cell>
          <table:table-cell table:formula="of:=CONCATENATE([.B39];&quot;2*$&quot;;[.B39];&quot;$1+&quot;)" office:value-type="string" office:string-value="AN2*$AN$1+" calcext:value-type="string">
            <text:p>AN2*$AN$1+</text:p>
          </table:table-cell>
        </table:table-row>
        <table:table-row table:style-name="ro2">
          <table:table-cell table:formula="of:=IF([.A39]=90;65;[.A39]+1)" office:value-type="float" office:value="79" calcext:value-type="float">
            <text:p>79</text:p>
          </table:table-cell>
          <table:table-cell table:formula="of:=COM.MICROSOFT.CONCAT(&quot;A&quot;;CHAR([.A40]))" office:value-type="string" office:string-value="AO" calcext:value-type="string">
            <text:p>AO</text:p>
          </table:table-cell>
          <table:table-cell table:formula="of:=CONCATENATE([.B40];&quot;2*$&quot;;[.B40];&quot;$1+&quot;)" office:value-type="string" office:string-value="AO2*$AO$1+" calcext:value-type="string">
            <text:p>AO2*$AO$1+</text:p>
          </table:table-cell>
        </table:table-row>
        <table:table-row table:style-name="ro2">
          <table:table-cell table:formula="of:=IF([.A40]=90;65;[.A40]+1)" office:value-type="float" office:value="80" calcext:value-type="float">
            <text:p>80</text:p>
          </table:table-cell>
          <table:table-cell table:formula="of:=COM.MICROSOFT.CONCAT(&quot;A&quot;;CHAR([.A41]))" office:value-type="string" office:string-value="AP" calcext:value-type="string">
            <text:p>AP</text:p>
          </table:table-cell>
          <table:table-cell table:formula="of:=CONCATENATE([.B41];&quot;2*$&quot;;[.B41];&quot;$1+&quot;)" office:value-type="string" office:string-value="AP2*$AP$1+" calcext:value-type="string">
            <text:p>AP2*$AP$1+</text:p>
          </table:table-cell>
        </table:table-row>
        <table:table-row table:style-name="ro2">
          <table:table-cell table:formula="of:=IF([.A41]=90;65;[.A41]+1)" office:value-type="float" office:value="81" calcext:value-type="float">
            <text:p>81</text:p>
          </table:table-cell>
          <table:table-cell table:formula="of:=COM.MICROSOFT.CONCAT(&quot;A&quot;;CHAR([.A42]))" office:value-type="string" office:string-value="AQ" calcext:value-type="string">
            <text:p>AQ</text:p>
          </table:table-cell>
          <table:table-cell table:formula="of:=CONCATENATE([.B42];&quot;2*$&quot;;[.B42];&quot;$1+&quot;)" office:value-type="string" office:string-value="AQ2*$AQ$1+" calcext:value-type="string">
            <text:p>AQ2*$AQ$1+</text:p>
          </table:table-cell>
        </table:table-row>
        <table:table-row table:style-name="ro2">
          <table:table-cell table:formula="of:=IF([.A42]=90;65;[.A42]+1)" office:value-type="float" office:value="82" calcext:value-type="float">
            <text:p>82</text:p>
          </table:table-cell>
          <table:table-cell table:formula="of:=COM.MICROSOFT.CONCAT(&quot;A&quot;;CHAR([.A43]))" office:value-type="string" office:string-value="AR" calcext:value-type="string">
            <text:p>AR</text:p>
          </table:table-cell>
          <table:table-cell table:formula="of:=CONCATENATE([.B43];&quot;2*$&quot;;[.B43];&quot;$1+&quot;)" office:value-type="string" office:string-value="AR2*$AR$1+" calcext:value-type="string">
            <text:p>AR2*$AR$1+</text:p>
          </table:table-cell>
        </table:table-row>
        <table:table-row table:style-name="ro2">
          <table:table-cell table:formula="of:=IF([.A43]=90;65;[.A43]+1)" office:value-type="float" office:value="83" calcext:value-type="float">
            <text:p>83</text:p>
          </table:table-cell>
          <table:table-cell table:formula="of:=COM.MICROSOFT.CONCAT(&quot;A&quot;;CHAR([.A44]))" office:value-type="string" office:string-value="AS" calcext:value-type="string">
            <text:p>AS</text:p>
          </table:table-cell>
          <table:table-cell table:formula="of:=CONCATENATE([.B44];&quot;2*$&quot;;[.B44];&quot;$1+&quot;)" office:value-type="string" office:string-value="AS2*$AS$1+" calcext:value-type="string">
            <text:p>AS2*$AS$1+</text:p>
          </table:table-cell>
        </table:table-row>
        <table:table-row table:style-name="ro2">
          <table:table-cell table:formula="of:=IF([.A44]=90;65;[.A44]+1)" office:value-type="float" office:value="84" calcext:value-type="float">
            <text:p>84</text:p>
          </table:table-cell>
          <table:table-cell table:formula="of:=COM.MICROSOFT.CONCAT(&quot;A&quot;;CHAR([.A45]))" office:value-type="string" office:string-value="AT" calcext:value-type="string">
            <text:p>AT</text:p>
          </table:table-cell>
          <table:table-cell table:formula="of:=CONCATENATE([.B45];&quot;2*$&quot;;[.B45];&quot;$1+&quot;)" office:value-type="string" office:string-value="AT2*$AT$1+" calcext:value-type="string">
            <text:p>AT2*$AT$1+</text:p>
          </table:table-cell>
        </table:table-row>
        <table:table-row table:style-name="ro2">
          <table:table-cell table:formula="of:=IF([.A45]=90;65;[.A45]+1)" office:value-type="float" office:value="85" calcext:value-type="float">
            <text:p>85</text:p>
          </table:table-cell>
          <table:table-cell table:formula="of:=COM.MICROSOFT.CONCAT(&quot;A&quot;;CHAR([.A46]))" office:value-type="string" office:string-value="AU" calcext:value-type="string">
            <text:p>AU</text:p>
          </table:table-cell>
          <table:table-cell table:formula="of:=CONCATENATE([.B46];&quot;2*$&quot;;[.B46];&quot;$1+&quot;)" office:value-type="string" office:string-value="AU2*$AU$1+" calcext:value-type="string">
            <text:p>AU2*$AU$1+</text:p>
          </table:table-cell>
        </table:table-row>
        <table:table-row table:style-name="ro2">
          <table:table-cell table:formula="of:=IF([.A46]=90;65;[.A46]+1)" office:value-type="float" office:value="86" calcext:value-type="float">
            <text:p>86</text:p>
          </table:table-cell>
          <table:table-cell table:formula="of:=COM.MICROSOFT.CONCAT(&quot;A&quot;;CHAR([.A47]))" office:value-type="string" office:string-value="AV" calcext:value-type="string">
            <text:p>AV</text:p>
          </table:table-cell>
          <table:table-cell table:formula="of:=CONCATENATE([.B47];&quot;2*$&quot;;[.B47];&quot;$1+&quot;)" office:value-type="string" office:string-value="AV2*$AV$1+" calcext:value-type="string">
            <text:p>AV2*$AV$1+</text:p>
          </table:table-cell>
        </table:table-row>
        <table:table-row table:style-name="ro2">
          <table:table-cell table:formula="of:=IF([.A47]=90;65;[.A47]+1)" office:value-type="float" office:value="87" calcext:value-type="float">
            <text:p>87</text:p>
          </table:table-cell>
          <table:table-cell table:formula="of:=COM.MICROSOFT.CONCAT(&quot;A&quot;;CHAR([.A48]))" office:value-type="string" office:string-value="AW" calcext:value-type="string">
            <text:p>AW</text:p>
          </table:table-cell>
          <table:table-cell table:formula="of:=CONCATENATE([.B48];&quot;2*$&quot;;[.B48];&quot;$1+&quot;)" office:value-type="string" office:string-value="AW2*$AW$1+" calcext:value-type="string">
            <text:p>AW2*$AW$1+</text:p>
          </table:table-cell>
        </table:table-row>
        <table:table-row table:style-name="ro2">
          <table:table-cell table:formula="of:=IF([.A48]=90;65;[.A48]+1)" office:value-type="float" office:value="88" calcext:value-type="float">
            <text:p>88</text:p>
          </table:table-cell>
          <table:table-cell table:formula="of:=COM.MICROSOFT.CONCAT(&quot;A&quot;;CHAR([.A49]))" office:value-type="string" office:string-value="AX" calcext:value-type="string">
            <text:p>AX</text:p>
          </table:table-cell>
          <table:table-cell table:formula="of:=CONCATENATE([.B49];&quot;2*$&quot;;[.B49];&quot;$1+&quot;)" office:value-type="string" office:string-value="AX2*$AX$1+" calcext:value-type="string">
            <text:p>AX2*$AX$1+</text:p>
          </table:table-cell>
        </table:table-row>
        <table:table-row table:style-name="ro2">
          <table:table-cell table:formula="of:=IF([.A49]=90;65;[.A49]+1)" office:value-type="float" office:value="89" calcext:value-type="float">
            <text:p>89</text:p>
          </table:table-cell>
          <table:table-cell table:formula="of:=COM.MICROSOFT.CONCAT(&quot;A&quot;;CHAR([.A50]))" office:value-type="string" office:string-value="AY" calcext:value-type="string">
            <text:p>AY</text:p>
          </table:table-cell>
          <table:table-cell table:formula="of:=CONCATENATE([.B50];&quot;2*$&quot;;[.B50];&quot;$1+&quot;)" office:value-type="string" office:string-value="AY2*$AY$1+" calcext:value-type="string">
            <text:p>AY2*$AY$1+</text:p>
          </table:table-cell>
        </table:table-row>
        <table:table-row table:style-name="ro2">
          <table:table-cell table:formula="of:=IF([.A50]=90;65;[.A50]+1)" office:value-type="float" office:value="90" calcext:value-type="float">
            <text:p>90</text:p>
          </table:table-cell>
          <table:table-cell table:formula="of:=COM.MICROSOFT.CONCAT(&quot;A&quot;;CHAR([.A51]))" office:value-type="string" office:string-value="AZ" calcext:value-type="string">
            <text:p>AZ</text:p>
          </table:table-cell>
          <table:table-cell table:formula="of:=CONCATENATE([.B51];&quot;2*$&quot;;[.B51];&quot;$1+&quot;)" office:value-type="string" office:string-value="AZ2*$AZ$1+" calcext:value-type="string">
            <text:p>AZ2*$AZ$1+</text:p>
          </table:table-cell>
        </table:table-row>
        <table:table-row table:style-name="ro2">
          <table:table-cell table:formula="of:=IF([.A51]=90;65;[.A51]+1)" office:value-type="float" office:value="65" calcext:value-type="float">
            <text:p>65</text:p>
          </table:table-cell>
          <table:table-cell table:formula="of:=COM.MICROSOFT.CONCAT(&quot;B&quot;;CHAR([.A52]))" office:value-type="string" office:string-value="BA" calcext:value-type="string">
            <text:p>BA</text:p>
          </table:table-cell>
          <table:table-cell table:formula="of:=CONCATENATE([.B52];&quot;2*$&quot;;[.B52];&quot;$1+&quot;)" office:value-type="string" office:string-value="BA2*$BA$1+" calcext:value-type="string">
            <text:p>BA2*$BA$1+</text:p>
          </table:table-cell>
        </table:table-row>
        <table:table-row table:style-name="ro2">
          <table:table-cell table:formula="of:=IF([.A52]=90;65;[.A52]+1)" office:value-type="float" office:value="66" calcext:value-type="float">
            <text:p>66</text:p>
          </table:table-cell>
          <table:table-cell table:formula="of:=COM.MICROSOFT.CONCAT(&quot;B&quot;;CHAR([.A53]))" office:value-type="string" office:string-value="BB" calcext:value-type="string">
            <text:p>BB</text:p>
          </table:table-cell>
          <table:table-cell table:formula="of:=CONCATENATE([.B53];&quot;2*$&quot;;[.B53];&quot;$1+&quot;)" office:value-type="string" office:string-value="BB2*$BB$1+" calcext:value-type="string">
            <text:p>BB2*$BB$1+</text:p>
          </table:table-cell>
        </table:table-row>
        <table:table-row table:style-name="ro2">
          <table:table-cell table:formula="of:=IF([.A53]=90;65;[.A53]+1)" office:value-type="float" office:value="67" calcext:value-type="float">
            <text:p>67</text:p>
          </table:table-cell>
          <table:table-cell table:formula="of:=COM.MICROSOFT.CONCAT(&quot;B&quot;;CHAR([.A54]))" office:value-type="string" office:string-value="BC" calcext:value-type="string">
            <text:p>BC</text:p>
          </table:table-cell>
          <table:table-cell table:formula="of:=CONCATENATE([.B54];&quot;2*$&quot;;[.B54];&quot;$1+&quot;)" office:value-type="string" office:string-value="BC2*$BC$1+" calcext:value-type="string">
            <text:p>BC2*$BC$1+</text:p>
          </table:table-cell>
        </table:table-row>
        <table:table-row table:style-name="ro2">
          <table:table-cell table:formula="of:=IF([.A54]=90;65;[.A54]+1)" office:value-type="float" office:value="68" calcext:value-type="float">
            <text:p>68</text:p>
          </table:table-cell>
          <table:table-cell table:formula="of:=COM.MICROSOFT.CONCAT(&quot;B&quot;;CHAR([.A55]))" office:value-type="string" office:string-value="BD" calcext:value-type="string">
            <text:p>BD</text:p>
          </table:table-cell>
          <table:table-cell table:formula="of:=CONCATENATE([.B55];&quot;2*$&quot;;[.B55];&quot;$1+&quot;)" office:value-type="string" office:string-value="BD2*$BD$1+" calcext:value-type="string">
            <text:p>BD2*$BD$1+</text:p>
          </table:table-cell>
        </table:table-row>
        <table:table-row table:style-name="ro2">
          <table:table-cell table:formula="of:=IF([.A55]=90;65;[.A55]+1)" office:value-type="float" office:value="69" calcext:value-type="float">
            <text:p>69</text:p>
          </table:table-cell>
          <table:table-cell table:formula="of:=COM.MICROSOFT.CONCAT(&quot;B&quot;;CHAR([.A56]))" office:value-type="string" office:string-value="BE" calcext:value-type="string">
            <text:p>BE</text:p>
          </table:table-cell>
          <table:table-cell table:formula="of:=CONCATENATE([.B56];&quot;2*$&quot;;[.B56];&quot;$1+&quot;)" office:value-type="string" office:string-value="BE2*$BE$1+" calcext:value-type="string">
            <text:p>BE2*$BE$1+</text:p>
          </table:table-cell>
        </table:table-row>
        <table:table-row table:style-name="ro2">
          <table:table-cell table:formula="of:=IF([.A56]=90;65;[.A56]+1)" office:value-type="float" office:value="70" calcext:value-type="float">
            <text:p>70</text:p>
          </table:table-cell>
          <table:table-cell table:formula="of:=COM.MICROSOFT.CONCAT(&quot;B&quot;;CHAR([.A57]))" office:value-type="string" office:string-value="BF" calcext:value-type="string">
            <text:p>BF</text:p>
          </table:table-cell>
          <table:table-cell table:formula="of:=CONCATENATE([.B57];&quot;2*$&quot;;[.B57];&quot;$1+&quot;)" office:value-type="string" office:string-value="BF2*$BF$1+" calcext:value-type="string">
            <text:p>BF2*$BF$1+</text:p>
          </table:table-cell>
        </table:table-row>
        <table:table-row table:style-name="ro2">
          <table:table-cell table:formula="of:=IF([.A57]=90;65;[.A57]+1)" office:value-type="float" office:value="71" calcext:value-type="float">
            <text:p>71</text:p>
          </table:table-cell>
          <table:table-cell table:formula="of:=COM.MICROSOFT.CONCAT(&quot;B&quot;;CHAR([.A58]))" office:value-type="string" office:string-value="BG" calcext:value-type="string">
            <text:p>BG</text:p>
          </table:table-cell>
          <table:table-cell table:formula="of:=CONCATENATE([.B58];&quot;2*$&quot;;[.B58];&quot;$1+&quot;)" office:value-type="string" office:string-value="BG2*$BG$1+" calcext:value-type="string">
            <text:p>BG2*$BG$1+</text:p>
          </table:table-cell>
        </table:table-row>
        <table:table-row table:style-name="ro2">
          <table:table-cell table:formula="of:=IF([.A58]=90;65;[.A58]+1)" office:value-type="float" office:value="72" calcext:value-type="float">
            <text:p>72</text:p>
          </table:table-cell>
          <table:table-cell table:formula="of:=COM.MICROSOFT.CONCAT(&quot;B&quot;;CHAR([.A59]))" office:value-type="string" office:string-value="BH" calcext:value-type="string">
            <text:p>BH</text:p>
          </table:table-cell>
          <table:table-cell table:formula="of:=CONCATENATE([.B59];&quot;2*$&quot;;[.B59];&quot;$1+&quot;)" office:value-type="string" office:string-value="BH2*$BH$1+" calcext:value-type="string">
            <text:p>BH2*$BH$1+</text:p>
          </table:table-cell>
        </table:table-row>
        <table:table-row table:style-name="ro2">
          <table:table-cell table:formula="of:=IF([.A59]=90;65;[.A59]+1)" office:value-type="float" office:value="73" calcext:value-type="float">
            <text:p>73</text:p>
          </table:table-cell>
          <table:table-cell table:formula="of:=COM.MICROSOFT.CONCAT(&quot;B&quot;;CHAR([.A60]))" office:value-type="string" office:string-value="BI" calcext:value-type="string">
            <text:p>BI</text:p>
          </table:table-cell>
          <table:table-cell table:formula="of:=CONCATENATE([.B60];&quot;2*$&quot;;[.B60];&quot;$1+&quot;)" office:value-type="string" office:string-value="BI2*$BI$1+" calcext:value-type="string">
            <text:p>BI2*$BI$1+</text:p>
          </table:table-cell>
        </table:table-row>
        <table:table-row table:style-name="ro2">
          <table:table-cell table:formula="of:=IF([.A60]=90;65;[.A60]+1)" office:value-type="float" office:value="74" calcext:value-type="float">
            <text:p>74</text:p>
          </table:table-cell>
          <table:table-cell table:formula="of:=COM.MICROSOFT.CONCAT(&quot;B&quot;;CHAR([.A61]))" office:value-type="string" office:string-value="BJ" calcext:value-type="string">
            <text:p>BJ</text:p>
          </table:table-cell>
          <table:table-cell table:formula="of:=CONCATENATE([.B61];&quot;2*$&quot;;[.B61];&quot;$1+&quot;)" office:value-type="string" office:string-value="BJ2*$BJ$1+" calcext:value-type="string">
            <text:p>BJ2*$BJ$1+</text:p>
          </table:table-cell>
        </table:table-row>
        <table:table-row table:style-name="ro2">
          <table:table-cell table:formula="of:=IF([.A61]=90;65;[.A61]+1)" office:value-type="float" office:value="75" calcext:value-type="float">
            <text:p>75</text:p>
          </table:table-cell>
          <table:table-cell table:formula="of:=COM.MICROSOFT.CONCAT(&quot;B&quot;;CHAR([.A62]))" office:value-type="string" office:string-value="BK" calcext:value-type="string">
            <text:p>BK</text:p>
          </table:table-cell>
          <table:table-cell table:formula="of:=CONCATENATE([.B62];&quot;2*$&quot;;[.B62];&quot;$1+&quot;)" office:value-type="string" office:string-value="BK2*$BK$1+" calcext:value-type="string">
            <text:p>BK2*$BK$1+</text:p>
          </table:table-cell>
        </table:table-row>
        <table:table-row table:style-name="ro2">
          <table:table-cell table:formula="of:=IF([.A62]=90;65;[.A62]+1)" office:value-type="float" office:value="76" calcext:value-type="float">
            <text:p>76</text:p>
          </table:table-cell>
          <table:table-cell table:formula="of:=COM.MICROSOFT.CONCAT(&quot;B&quot;;CHAR([.A63]))" office:value-type="string" office:string-value="BL" calcext:value-type="string">
            <text:p>BL</text:p>
          </table:table-cell>
          <table:table-cell table:formula="of:=CONCATENATE([.B63];&quot;2*$&quot;;[.B63];&quot;$1+&quot;)" office:value-type="string" office:string-value="BL2*$BL$1+" calcext:value-type="string">
            <text:p>BL2*$BL$1+</text:p>
          </table:table-cell>
        </table:table-row>
        <table:table-row table:style-name="ro2">
          <table:table-cell table:formula="of:=IF([.A63]=90;65;[.A63]+1)" office:value-type="float" office:value="77" calcext:value-type="float">
            <text:p>77</text:p>
          </table:table-cell>
          <table:table-cell table:formula="of:=COM.MICROSOFT.CONCAT(&quot;B&quot;;CHAR([.A64]))" office:value-type="string" office:string-value="BM" calcext:value-type="string">
            <text:p>BM</text:p>
          </table:table-cell>
          <table:table-cell table:formula="of:=CONCATENATE([.B64];&quot;2*$&quot;;[.B64];&quot;$1+&quot;)" office:value-type="string" office:string-value="BM2*$BM$1+" calcext:value-type="string">
            <text:p>BM2*$BM$1+</text:p>
          </table:table-cell>
        </table:table-row>
        <table:table-row table:style-name="ro2">
          <table:table-cell table:formula="of:=IF([.A64]=90;65;[.A64]+1)" office:value-type="float" office:value="78" calcext:value-type="float">
            <text:p>78</text:p>
          </table:table-cell>
          <table:table-cell table:formula="of:=COM.MICROSOFT.CONCAT(&quot;B&quot;;CHAR([.A65]))" office:value-type="string" office:string-value="BN" calcext:value-type="string">
            <text:p>BN</text:p>
          </table:table-cell>
          <table:table-cell table:formula="of:=CONCATENATE([.B65];&quot;2*$&quot;;[.B65];&quot;$1+&quot;)" office:value-type="string" office:string-value="BN2*$BN$1+" calcext:value-type="string">
            <text:p>BN2*$BN$1+</text:p>
          </table:table-cell>
        </table:table-row>
        <table:table-row table:style-name="ro2">
          <table:table-cell table:formula="of:=IF([.A65]=90;65;[.A65]+1)" office:value-type="float" office:value="79" calcext:value-type="float">
            <text:p>79</text:p>
          </table:table-cell>
          <table:table-cell table:formula="of:=COM.MICROSOFT.CONCAT(&quot;B&quot;;CHAR([.A66]))" office:value-type="string" office:string-value="BO" calcext:value-type="string">
            <text:p>BO</text:p>
          </table:table-cell>
          <table:table-cell table:formula="of:=CONCATENATE([.B66];&quot;2*$&quot;;[.B66];&quot;$1+&quot;)" office:value-type="string" office:string-value="BO2*$BO$1+" calcext:value-type="string">
            <text:p>BO2*$BO$1+</text:p>
          </table:table-cell>
        </table:table-row>
        <table:table-row table:style-name="ro2">
          <table:table-cell table:formula="of:=IF([.A66]=90;65;[.A66]+1)" office:value-type="float" office:value="80" calcext:value-type="float">
            <text:p>80</text:p>
          </table:table-cell>
          <table:table-cell table:formula="of:=COM.MICROSOFT.CONCAT(&quot;B&quot;;CHAR([.A67]))" office:value-type="string" office:string-value="BP" calcext:value-type="string">
            <text:p>BP</text:p>
          </table:table-cell>
          <table:table-cell table:formula="of:=CONCATENATE([.B67];&quot;2*$&quot;;[.B67];&quot;$1+&quot;)" office:value-type="string" office:string-value="BP2*$BP$1+" calcext:value-type="string">
            <text:p>BP2*$BP$1+</text:p>
          </table:table-cell>
        </table:table-row>
        <table:table-row table:style-name="ro2">
          <table:table-cell table:formula="of:=IF([.A67]=90;65;[.A67]+1)" office:value-type="float" office:value="81" calcext:value-type="float">
            <text:p>81</text:p>
          </table:table-cell>
          <table:table-cell table:formula="of:=COM.MICROSOFT.CONCAT(&quot;B&quot;;CHAR([.A68]))" office:value-type="string" office:string-value="BQ" calcext:value-type="string">
            <text:p>BQ</text:p>
          </table:table-cell>
          <table:table-cell table:formula="of:=CONCATENATE([.B68];&quot;2*$&quot;;[.B68];&quot;$1+&quot;)" office:value-type="string" office:string-value="BQ2*$BQ$1+" calcext:value-type="string">
            <text:p>BQ2*$BQ$1+</text:p>
          </table:table-cell>
        </table:table-row>
        <table:table-row table:style-name="ro2">
          <table:table-cell table:formula="of:=IF([.A68]=90;65;[.A68]+1)" office:value-type="float" office:value="82" calcext:value-type="float">
            <text:p>82</text:p>
          </table:table-cell>
          <table:table-cell table:formula="of:=COM.MICROSOFT.CONCAT(&quot;B&quot;;CHAR([.A69]))" office:value-type="string" office:string-value="BR" calcext:value-type="string">
            <text:p>BR</text:p>
          </table:table-cell>
          <table:table-cell table:formula="of:=CONCATENATE([.B69];&quot;2*$&quot;;[.B69];&quot;$1+&quot;)" office:value-type="string" office:string-value="BR2*$BR$1+" calcext:value-type="string">
            <text:p>BR2*$BR$1+</text:p>
          </table:table-cell>
        </table:table-row>
        <table:table-row table:style-name="ro2">
          <table:table-cell table:formula="of:=IF([.A69]=90;65;[.A69]+1)" office:value-type="float" office:value="83" calcext:value-type="float">
            <text:p>83</text:p>
          </table:table-cell>
          <table:table-cell table:formula="of:=COM.MICROSOFT.CONCAT(&quot;B&quot;;CHAR([.A70]))" office:value-type="string" office:string-value="BS" calcext:value-type="string">
            <text:p>BS</text:p>
          </table:table-cell>
          <table:table-cell table:formula="of:=CONCATENATE([.B70];&quot;2*$&quot;;[.B70];&quot;$1+&quot;)" office:value-type="string" office:string-value="BS2*$BS$1+" calcext:value-type="string">
            <text:p>BS2*$BS$1+</text:p>
          </table:table-cell>
        </table:table-row>
        <table:table-row table:style-name="ro2">
          <table:table-cell table:formula="of:=IF([.A70]=90;65;[.A70]+1)" office:value-type="float" office:value="84" calcext:value-type="float">
            <text:p>84</text:p>
          </table:table-cell>
          <table:table-cell table:formula="of:=COM.MICROSOFT.CONCAT(&quot;B&quot;;CHAR([.A71]))" office:value-type="string" office:string-value="BT" calcext:value-type="string">
            <text:p>BT</text:p>
          </table:table-cell>
          <table:table-cell table:formula="of:=CONCATENATE([.B71];&quot;2*$&quot;;[.B71];&quot;$1+&quot;)" office:value-type="string" office:string-value="BT2*$BT$1+" calcext:value-type="string">
            <text:p>BT2*$BT$1+</text:p>
          </table:table-cell>
        </table:table-row>
        <table:table-row table:style-name="ro2">
          <table:table-cell table:formula="of:=IF([.A71]=90;65;[.A71]+1)" office:value-type="float" office:value="85" calcext:value-type="float">
            <text:p>85</text:p>
          </table:table-cell>
          <table:table-cell table:formula="of:=COM.MICROSOFT.CONCAT(&quot;B&quot;;CHAR([.A72]))" office:value-type="string" office:string-value="BU" calcext:value-type="string">
            <text:p>BU</text:p>
          </table:table-cell>
          <table:table-cell table:formula="of:=CONCATENATE([.B72];&quot;2*$&quot;;[.B72];&quot;$1+&quot;)" office:value-type="string" office:string-value="BU2*$BU$1+" calcext:value-type="string">
            <text:p>BU2*$BU$1+</text:p>
          </table:table-cell>
        </table:table-row>
        <table:table-row table:style-name="ro2">
          <table:table-cell table:formula="of:=IF([.A72]=90;65;[.A72]+1)" office:value-type="float" office:value="86" calcext:value-type="float">
            <text:p>86</text:p>
          </table:table-cell>
          <table:table-cell table:formula="of:=COM.MICROSOFT.CONCAT(&quot;B&quot;;CHAR([.A73]))" office:value-type="string" office:string-value="BV" calcext:value-type="string">
            <text:p>BV</text:p>
          </table:table-cell>
          <table:table-cell table:formula="of:=CONCATENATE([.B73];&quot;2*$&quot;;[.B73];&quot;$1+&quot;)" office:value-type="string" office:string-value="BV2*$BV$1+" calcext:value-type="string">
            <text:p>BV2*$BV$1+</text:p>
          </table:table-cell>
        </table:table-row>
        <table:table-row table:style-name="ro2">
          <table:table-cell table:formula="of:=IF([.A73]=90;65;[.A73]+1)" office:value-type="float" office:value="87" calcext:value-type="float">
            <text:p>87</text:p>
          </table:table-cell>
          <table:table-cell table:formula="of:=COM.MICROSOFT.CONCAT(&quot;B&quot;;CHAR([.A74]))" office:value-type="string" office:string-value="BW" calcext:value-type="string">
            <text:p>BW</text:p>
          </table:table-cell>
          <table:table-cell table:formula="of:=CONCATENATE([.B74];&quot;2*$&quot;;[.B74];&quot;$1+&quot;)" office:value-type="string" office:string-value="BW2*$BW$1+" calcext:value-type="string">
            <text:p>BW2*$BW$1+</text:p>
          </table:table-cell>
        </table:table-row>
        <table:table-row table:style-name="ro2">
          <table:table-cell table:formula="of:=IF([.A74]=90;65;[.A74]+1)" office:value-type="float" office:value="88" calcext:value-type="float">
            <text:p>88</text:p>
          </table:table-cell>
          <table:table-cell table:formula="of:=COM.MICROSOFT.CONCAT(&quot;B&quot;;CHAR([.A75]))" office:value-type="string" office:string-value="BX" calcext:value-type="string">
            <text:p>BX</text:p>
          </table:table-cell>
          <table:table-cell table:formula="of:=CONCATENATE([.B75];&quot;2*$&quot;;[.B75];&quot;$1+&quot;)" office:value-type="string" office:string-value="BX2*$BX$1+" calcext:value-type="string">
            <text:p>BX2*$BX$1+</text:p>
          </table:table-cell>
        </table:table-row>
        <table:table-row table:style-name="ro2">
          <table:table-cell table:formula="of:=IF([.A75]=90;65;[.A75]+1)" office:value-type="float" office:value="89" calcext:value-type="float">
            <text:p>89</text:p>
          </table:table-cell>
          <table:table-cell table:formula="of:=COM.MICROSOFT.CONCAT(&quot;B&quot;;CHAR([.A76]))" office:value-type="string" office:string-value="BY" calcext:value-type="string">
            <text:p>BY</text:p>
          </table:table-cell>
          <table:table-cell table:formula="of:=CONCATENATE([.B76];&quot;2*$&quot;;[.B76];&quot;$1+&quot;)" office:value-type="string" office:string-value="BY2*$BY$1+" calcext:value-type="string">
            <text:p>BY2*$BY$1+</text:p>
          </table:table-cell>
        </table:table-row>
        <table:table-row table:style-name="ro2">
          <table:table-cell table:formula="of:=IF([.A76]=90;65;[.A76]+1)" office:value-type="float" office:value="90" calcext:value-type="float">
            <text:p>90</text:p>
          </table:table-cell>
          <table:table-cell table:formula="of:=COM.MICROSOFT.CONCAT(&quot;B&quot;;CHAR([.A77]))" office:value-type="string" office:string-value="BZ" calcext:value-type="string">
            <text:p>BZ</text:p>
          </table:table-cell>
          <table:table-cell table:formula="of:=CONCATENATE([.B77];&quot;2*$&quot;;[.B77];&quot;$1+&quot;)" office:value-type="string" office:string-value="BZ2*$BZ$1+" calcext:value-type="string">
            <text:p>BZ2*$BZ$1+</text:p>
          </table:table-cell>
        </table:table-row>
        <table:table-row table:style-name="ro2">
          <table:table-cell table:formula="of:=IF([.A77]=90;65;[.A77]+1)" office:value-type="float" office:value="65" calcext:value-type="float">
            <text:p>65</text:p>
          </table:table-cell>
          <table:table-cell table:formula="of:=COM.MICROSOFT.CONCAT(&quot;C&quot;;CHAR([.A78]))" office:value-type="string" office:string-value="CA" calcext:value-type="string">
            <text:p>CA</text:p>
          </table:table-cell>
          <table:table-cell table:formula="of:=CONCATENATE([.B78];&quot;2*$&quot;;[.B78];&quot;$1+&quot;)" office:value-type="string" office:string-value="CA2*$CA$1+" calcext:value-type="string">
            <text:p>CA2*$CA$1+</text:p>
          </table:table-cell>
        </table:table-row>
        <table:table-row table:style-name="ro2">
          <table:table-cell table:formula="of:=IF([.A78]=90;65;[.A78]+1)" office:value-type="float" office:value="66" calcext:value-type="float">
            <text:p>66</text:p>
          </table:table-cell>
          <table:table-cell table:formula="of:=COM.MICROSOFT.CONCAT(&quot;C&quot;;CHAR([.A79]))" office:value-type="string" office:string-value="CB" calcext:value-type="string">
            <text:p>CB</text:p>
          </table:table-cell>
          <table:table-cell table:formula="of:=CONCATENATE([.B79];&quot;2*$&quot;;[.B79];&quot;$1+&quot;)" office:value-type="string" office:string-value="CB2*$CB$1+" calcext:value-type="string">
            <text:p>CB2*$CB$1+</text:p>
          </table:table-cell>
        </table:table-row>
        <table:table-row table:style-name="ro2">
          <table:table-cell table:formula="of:=IF([.A79]=90;65;[.A79]+1)" office:value-type="float" office:value="67" calcext:value-type="float">
            <text:p>67</text:p>
          </table:table-cell>
          <table:table-cell table:formula="of:=COM.MICROSOFT.CONCAT(&quot;C&quot;;CHAR([.A80]))" office:value-type="string" office:string-value="CC" calcext:value-type="string">
            <text:p>CC</text:p>
          </table:table-cell>
          <table:table-cell table:formula="of:=CONCATENATE([.B80];&quot;2*$&quot;;[.B80];&quot;$1+&quot;)" office:value-type="string" office:string-value="CC2*$CC$1+" calcext:value-type="string">
            <text:p>CC2*$CC$1+</text:p>
          </table:table-cell>
        </table:table-row>
        <table:table-row table:style-name="ro2">
          <table:table-cell table:formula="of:=IF([.A80]=90;65;[.A80]+1)" office:value-type="float" office:value="68" calcext:value-type="float">
            <text:p>68</text:p>
          </table:table-cell>
          <table:table-cell table:formula="of:=COM.MICROSOFT.CONCAT(&quot;C&quot;;CHAR([.A81]))" office:value-type="string" office:string-value="CD" calcext:value-type="string">
            <text:p>CD</text:p>
          </table:table-cell>
          <table:table-cell table:formula="of:=CONCATENATE([.B81];&quot;2*$&quot;;[.B81];&quot;$1+&quot;)" office:value-type="string" office:string-value="CD2*$CD$1+" calcext:value-type="string">
            <text:p>CD2*$CD$1+</text:p>
          </table:table-cell>
        </table:table-row>
        <table:table-row table:style-name="ro2">
          <table:table-cell table:formula="of:=IF([.A81]=90;65;[.A81]+1)" office:value-type="float" office:value="69" calcext:value-type="float">
            <text:p>69</text:p>
          </table:table-cell>
          <table:table-cell table:formula="of:=COM.MICROSOFT.CONCAT(&quot;C&quot;;CHAR([.A82]))" office:value-type="string" office:string-value="CE" calcext:value-type="string">
            <text:p>CE</text:p>
          </table:table-cell>
          <table:table-cell table:formula="of:=CONCATENATE([.B82];&quot;2*$&quot;;[.B82];&quot;$1+&quot;)" office:value-type="string" office:string-value="CE2*$CE$1+" calcext:value-type="string">
            <text:p>CE2*$CE$1+</text:p>
          </table:table-cell>
        </table:table-row>
        <table:table-row table:style-name="ro2">
          <table:table-cell table:formula="of:=IF([.A82]=90;65;[.A82]+1)" office:value-type="float" office:value="70" calcext:value-type="float">
            <text:p>70</text:p>
          </table:table-cell>
          <table:table-cell table:formula="of:=COM.MICROSOFT.CONCAT(&quot;C&quot;;CHAR([.A83]))" office:value-type="string" office:string-value="CF" calcext:value-type="string">
            <text:p>CF</text:p>
          </table:table-cell>
          <table:table-cell table:formula="of:=CONCATENATE([.B83];&quot;2*$&quot;;[.B83];&quot;$1+&quot;)" office:value-type="string" office:string-value="CF2*$CF$1+" calcext:value-type="string">
            <text:p>CF2*$CF$1+</text:p>
          </table:table-cell>
        </table:table-row>
        <table:table-row table:style-name="ro2">
          <table:table-cell table:formula="of:=IF([.A83]=90;65;[.A83]+1)" office:value-type="float" office:value="71" calcext:value-type="float">
            <text:p>71</text:p>
          </table:table-cell>
          <table:table-cell table:formula="of:=COM.MICROSOFT.CONCAT(&quot;C&quot;;CHAR([.A84]))" office:value-type="string" office:string-value="CG" calcext:value-type="string">
            <text:p>CG</text:p>
          </table:table-cell>
          <table:table-cell table:formula="of:=CONCATENATE([.B84];&quot;2*$&quot;;[.B84];&quot;$1+&quot;)" office:value-type="string" office:string-value="CG2*$CG$1+" calcext:value-type="string">
            <text:p>CG2*$CG$1+</text:p>
          </table:table-cell>
        </table:table-row>
        <table:table-row table:style-name="ro2">
          <table:table-cell table:formula="of:=IF([.A84]=90;65;[.A84]+1)" office:value-type="float" office:value="72" calcext:value-type="float">
            <text:p>72</text:p>
          </table:table-cell>
          <table:table-cell table:formula="of:=COM.MICROSOFT.CONCAT(&quot;C&quot;;CHAR([.A85]))" office:value-type="string" office:string-value="CH" calcext:value-type="string">
            <text:p>CH</text:p>
          </table:table-cell>
          <table:table-cell table:formula="of:=CONCATENATE([.B85];&quot;2*$&quot;;[.B85];&quot;$1+&quot;)" office:value-type="string" office:string-value="CH2*$CH$1+" calcext:value-type="string">
            <text:p>CH2*$CH$1+</text:p>
          </table:table-cell>
        </table:table-row>
        <table:table-row table:style-name="ro2">
          <table:table-cell table:formula="of:=IF([.A85]=90;65;[.A85]+1)" office:value-type="float" office:value="73" calcext:value-type="float">
            <text:p>73</text:p>
          </table:table-cell>
          <table:table-cell table:formula="of:=COM.MICROSOFT.CONCAT(&quot;C&quot;;CHAR([.A86]))" office:value-type="string" office:string-value="CI" calcext:value-type="string">
            <text:p>CI</text:p>
          </table:table-cell>
          <table:table-cell table:formula="of:=CONCATENATE([.B86];&quot;2*$&quot;;[.B86];&quot;$1+&quot;)" office:value-type="string" office:string-value="CI2*$CI$1+" calcext:value-type="string">
            <text:p>CI2*$CI$1+</text:p>
          </table:table-cell>
        </table:table-row>
        <table:table-row table:style-name="ro2">
          <table:table-cell table:formula="of:=IF([.A86]=90;65;[.A86]+1)" office:value-type="float" office:value="74" calcext:value-type="float">
            <text:p>74</text:p>
          </table:table-cell>
          <table:table-cell table:formula="of:=COM.MICROSOFT.CONCAT(&quot;C&quot;;CHAR([.A87]))" office:value-type="string" office:string-value="CJ" calcext:value-type="string">
            <text:p>CJ</text:p>
          </table:table-cell>
          <table:table-cell table:formula="of:=CONCATENATE([.B87];&quot;2*$&quot;;[.B87];&quot;$1+&quot;)" office:value-type="string" office:string-value="CJ2*$CJ$1+" calcext:value-type="string">
            <text:p>CJ2*$CJ$1+</text:p>
          </table:table-cell>
        </table:table-row>
        <table:table-row table:style-name="ro2">
          <table:table-cell table:formula="of:=IF([.A87]=90;65;[.A87]+1)" office:value-type="float" office:value="75" calcext:value-type="float">
            <text:p>75</text:p>
          </table:table-cell>
          <table:table-cell table:formula="of:=COM.MICROSOFT.CONCAT(&quot;C&quot;;CHAR([.A88]))" office:value-type="string" office:string-value="CK" calcext:value-type="string">
            <text:p>CK</text:p>
          </table:table-cell>
          <table:table-cell table:formula="of:=CONCATENATE([.B88];&quot;2*$&quot;;[.B88];&quot;$1+&quot;)" office:value-type="string" office:string-value="CK2*$CK$1+" calcext:value-type="string">
            <text:p>CK2*$CK$1+</text:p>
          </table:table-cell>
        </table:table-row>
        <table:table-row table:style-name="ro2">
          <table:table-cell table:formula="of:=IF([.A88]=90;65;[.A88]+1)" office:value-type="float" office:value="76" calcext:value-type="float">
            <text:p>76</text:p>
          </table:table-cell>
          <table:table-cell table:formula="of:=COM.MICROSOFT.CONCAT(&quot;C&quot;;CHAR([.A89]))" office:value-type="string" office:string-value="CL" calcext:value-type="string">
            <text:p>CL</text:p>
          </table:table-cell>
          <table:table-cell table:formula="of:=CONCATENATE([.B89];&quot;2*$&quot;;[.B89];&quot;$1+&quot;)" office:value-type="string" office:string-value="CL2*$CL$1+" calcext:value-type="string">
            <text:p>CL2*$CL$1+</text:p>
          </table:table-cell>
        </table:table-row>
        <table:table-row table:style-name="ro2">
          <table:table-cell table:formula="of:=IF([.A89]=90;65;[.A89]+1)" office:value-type="float" office:value="77" calcext:value-type="float">
            <text:p>77</text:p>
          </table:table-cell>
          <table:table-cell table:formula="of:=COM.MICROSOFT.CONCAT(&quot;C&quot;;CHAR([.A90]))" office:value-type="string" office:string-value="CM" calcext:value-type="string">
            <text:p>CM</text:p>
          </table:table-cell>
          <table:table-cell table:formula="of:=CONCATENATE([.B90];&quot;2*$&quot;;[.B90];&quot;$1+&quot;)" office:value-type="string" office:string-value="CM2*$CM$1+" calcext:value-type="string">
            <text:p>CM2*$CM$1+</text:p>
          </table:table-cell>
        </table:table-row>
        <table:table-row table:style-name="ro2">
          <table:table-cell table:formula="of:=IF([.A90]=90;65;[.A90]+1)" office:value-type="float" office:value="78" calcext:value-type="float">
            <text:p>78</text:p>
          </table:table-cell>
          <table:table-cell table:formula="of:=COM.MICROSOFT.CONCAT(&quot;C&quot;;CHAR([.A91]))" office:value-type="string" office:string-value="CN" calcext:value-type="string">
            <text:p>CN</text:p>
          </table:table-cell>
          <table:table-cell table:formula="of:=CONCATENATE([.B91];&quot;2*$&quot;;[.B91];&quot;$1+&quot;)" office:value-type="string" office:string-value="CN2*$CN$1+" calcext:value-type="string">
            <text:p>CN2*$CN$1+</text:p>
          </table:table-cell>
        </table:table-row>
        <table:table-row table:style-name="ro2">
          <table:table-cell table:formula="of:=IF([.A91]=90;65;[.A91]+1)" office:value-type="float" office:value="79" calcext:value-type="float">
            <text:p>79</text:p>
          </table:table-cell>
          <table:table-cell table:formula="of:=COM.MICROSOFT.CONCAT(&quot;C&quot;;CHAR([.A92]))" office:value-type="string" office:string-value="CO" calcext:value-type="string">
            <text:p>CO</text:p>
          </table:table-cell>
          <table:table-cell table:formula="of:=CONCATENATE([.B92];&quot;2*$&quot;;[.B92];&quot;$1+&quot;)" office:value-type="string" office:string-value="CO2*$CO$1+" calcext:value-type="string">
            <text:p>CO2*$CO$1+</text:p>
          </table:table-cell>
        </table:table-row>
        <table:table-row table:style-name="ro2">
          <table:table-cell table:formula="of:=IF([.A92]=90;65;[.A92]+1)" office:value-type="float" office:value="80" calcext:value-type="float">
            <text:p>80</text:p>
          </table:table-cell>
          <table:table-cell table:formula="of:=COM.MICROSOFT.CONCAT(&quot;C&quot;;CHAR([.A93]))" office:value-type="string" office:string-value="CP" calcext:value-type="string">
            <text:p>CP</text:p>
          </table:table-cell>
          <table:table-cell table:formula="of:=CONCATENATE([.B93];&quot;2*$&quot;;[.B93];&quot;$1+&quot;)" office:value-type="string" office:string-value="CP2*$CP$1+" calcext:value-type="string">
            <text:p>CP2*$CP$1+</text:p>
          </table:table-cell>
        </table:table-row>
        <table:table-row table:style-name="ro2">
          <table:table-cell table:formula="of:=IF([.A93]=90;65;[.A93]+1)" office:value-type="float" office:value="81" calcext:value-type="float">
            <text:p>81</text:p>
          </table:table-cell>
          <table:table-cell table:formula="of:=COM.MICROSOFT.CONCAT(&quot;C&quot;;CHAR([.A94]))" office:value-type="string" office:string-value="CQ" calcext:value-type="string">
            <text:p>CQ</text:p>
          </table:table-cell>
          <table:table-cell table:formula="of:=CONCATENATE([.B94];&quot;2*$&quot;;[.B94];&quot;$1+&quot;)" office:value-type="string" office:string-value="CQ2*$CQ$1+" calcext:value-type="string">
            <text:p>CQ2*$CQ$1+</text:p>
          </table:table-cell>
        </table:table-row>
        <table:table-row table:style-name="ro2">
          <table:table-cell table:formula="of:=IF([.A94]=90;65;[.A94]+1)" office:value-type="float" office:value="82" calcext:value-type="float">
            <text:p>82</text:p>
          </table:table-cell>
          <table:table-cell table:formula="of:=COM.MICROSOFT.CONCAT(&quot;C&quot;;CHAR([.A95]))" office:value-type="string" office:string-value="CR" calcext:value-type="string">
            <text:p>CR</text:p>
          </table:table-cell>
          <table:table-cell table:formula="of:=CONCATENATE([.B95];&quot;2*$&quot;;[.B95];&quot;$1+&quot;)" office:value-type="string" office:string-value="CR2*$CR$1+" calcext:value-type="string">
            <text:p>CR2*$CR$1+</text:p>
          </table:table-cell>
        </table:table-row>
        <table:table-row table:style-name="ro2">
          <table:table-cell table:formula="of:=IF([.A95]=90;65;[.A95]+1)" office:value-type="float" office:value="83" calcext:value-type="float">
            <text:p>83</text:p>
          </table:table-cell>
          <table:table-cell table:formula="of:=COM.MICROSOFT.CONCAT(&quot;C&quot;;CHAR([.A96]))" office:value-type="string" office:string-value="CS" calcext:value-type="string">
            <text:p>CS</text:p>
          </table:table-cell>
          <table:table-cell table:formula="of:=CONCATENATE([.B96];&quot;2*$&quot;;[.B96];&quot;$1+&quot;)" office:value-type="string" office:string-value="CS2*$CS$1+" calcext:value-type="string">
            <text:p>CS2*$CS$1+</text:p>
          </table:table-cell>
        </table:table-row>
        <table:table-row table:style-name="ro2">
          <table:table-cell table:formula="of:=IF([.A96]=90;65;[.A96]+1)" office:value-type="float" office:value="84" calcext:value-type="float">
            <text:p>84</text:p>
          </table:table-cell>
          <table:table-cell table:formula="of:=COM.MICROSOFT.CONCAT(&quot;C&quot;;CHAR([.A97]))" office:value-type="string" office:string-value="CT" calcext:value-type="string">
            <text:p>CT</text:p>
          </table:table-cell>
          <table:table-cell table:formula="of:=CONCATENATE([.B97];&quot;2*$&quot;;[.B97];&quot;$1+&quot;)" office:value-type="string" office:string-value="CT2*$CT$1+" calcext:value-type="string">
            <text:p>CT2*$CT$1+</text:p>
          </table:table-cell>
        </table:table-row>
        <table:table-row table:style-name="ro2">
          <table:table-cell table:formula="of:=IF([.A97]=90;65;[.A97]+1)" office:value-type="float" office:value="85" calcext:value-type="float">
            <text:p>85</text:p>
          </table:table-cell>
          <table:table-cell table:formula="of:=COM.MICROSOFT.CONCAT(&quot;C&quot;;CHAR([.A98]))" office:value-type="string" office:string-value="CU" calcext:value-type="string">
            <text:p>CU</text:p>
          </table:table-cell>
          <table:table-cell table:formula="of:=CONCATENATE([.B98];&quot;2*$&quot;;[.B98];&quot;$1+&quot;)" office:value-type="string" office:string-value="CU2*$CU$1+" calcext:value-type="string">
            <text:p>CU2*$CU$1+</text:p>
          </table:table-cell>
        </table:table-row>
        <table:table-row table:style-name="ro2">
          <table:table-cell table:formula="of:=IF([.A98]=90;65;[.A98]+1)" office:value-type="float" office:value="86" calcext:value-type="float">
            <text:p>86</text:p>
          </table:table-cell>
          <table:table-cell table:formula="of:=COM.MICROSOFT.CONCAT(&quot;C&quot;;CHAR([.A99]))" office:value-type="string" office:string-value="CV" calcext:value-type="string">
            <text:p>CV</text:p>
          </table:table-cell>
          <table:table-cell table:formula="of:=CONCATENATE([.B99];&quot;2*$&quot;;[.B99];&quot;$1+&quot;)" office:value-type="string" office:string-value="CV2*$CV$1+" calcext:value-type="string">
            <text:p>CV2*$CV$1+</text:p>
          </table:table-cell>
        </table:table-row>
        <table:table-row table:style-name="ro2">
          <table:table-cell table:formula="of:=IF([.A99]=90;65;[.A99]+1)" office:value-type="float" office:value="87" calcext:value-type="float">
            <text:p>87</text:p>
          </table:table-cell>
          <table:table-cell table:formula="of:=COM.MICROSOFT.CONCAT(&quot;C&quot;;CHAR([.A100]))" office:value-type="string" office:string-value="CW" calcext:value-type="string">
            <text:p>CW</text:p>
          </table:table-cell>
          <table:table-cell table:formula="of:=CONCATENATE([.B100];&quot;2*$&quot;;[.B100];&quot;$1+&quot;)" office:value-type="string" office:string-value="CW2*$CW$1+" calcext:value-type="string">
            <text:p>CW2*$CW$1+</text:p>
          </table:table-cell>
        </table:table-row>
        <table:table-row table:style-name="ro2">
          <table:table-cell table:formula="of:=IF([.A100]=90;65;[.A100]+1)" office:value-type="float" office:value="88" calcext:value-type="float">
            <text:p>88</text:p>
          </table:table-cell>
          <table:table-cell table:formula="of:=COM.MICROSOFT.CONCAT(&quot;C&quot;;CHAR([.A101]))" office:value-type="string" office:string-value="CX" calcext:value-type="string">
            <text:p>CX</text:p>
          </table:table-cell>
          <table:table-cell table:formula="of:=CONCATENATE([.B101];&quot;2*$&quot;;[.B101];&quot;$1+&quot;)" office:value-type="string" office:string-value="CX2*$CX$1+" calcext:value-type="string">
            <text:p>CX2*$CX$1+</text:p>
          </table:table-cell>
        </table:table-row>
        <table:table-row table:style-name="ro2">
          <table:table-cell table:formula="of:=IF([.A101]=90;65;[.A101]+1)" office:value-type="float" office:value="89" calcext:value-type="float">
            <text:p>89</text:p>
          </table:table-cell>
          <table:table-cell table:formula="of:=COM.MICROSOFT.CONCAT(&quot;C&quot;;CHAR([.A102]))" office:value-type="string" office:string-value="CY" calcext:value-type="string">
            <text:p>CY</text:p>
          </table:table-cell>
          <table:table-cell table:formula="of:=CONCATENATE([.B102];&quot;2*$&quot;;[.B102];&quot;$1+&quot;)" office:value-type="string" office:string-value="CY2*$CY$1+" calcext:value-type="string">
            <text:p>CY2*$CY$1+</text:p>
          </table:table-cell>
        </table:table-row>
        <table:table-row table:style-name="ro2">
          <table:table-cell table:formula="of:=IF([.A102]=90;65;[.A102]+1)" office:value-type="float" office:value="90" calcext:value-type="float">
            <text:p>90</text:p>
          </table:table-cell>
          <table:table-cell table:formula="of:=COM.MICROSOFT.CONCAT(&quot;C&quot;;CHAR([.A103]))" office:value-type="string" office:string-value="CZ" calcext:value-type="string">
            <text:p>CZ</text:p>
          </table:table-cell>
          <table:table-cell table:formula="of:=CONCATENATE([.B103];&quot;2*$&quot;;[.B103];&quot;$1+&quot;)" office:value-type="string" office:string-value="CZ2*$CZ$1+" calcext:value-type="string">
            <text:p>CZ2*$CZ$1+</text:p>
          </table:table-cell>
        </table:table-row>
        <table:table-row table:style-name="ro2">
          <table:table-cell table:formula="of:=IF([.A103]=90;65;[.A103]+1)" office:value-type="float" office:value="65" calcext:value-type="float">
            <text:p>65</text:p>
          </table:table-cell>
          <table:table-cell table:formula="of:=COM.MICROSOFT.CONCAT(&quot;D&quot;;CHAR([.A104]))" office:value-type="string" office:string-value="DA" calcext:value-type="string">
            <text:p>DA</text:p>
          </table:table-cell>
          <table:table-cell table:formula="of:=CONCATENATE([.B104];&quot;2*$&quot;;[.B104];&quot;$1+&quot;)" office:value-type="string" office:string-value="DA2*$DA$1+" calcext:value-type="string">
            <text:p>DA2*$DA$1+</text:p>
          </table:table-cell>
        </table:table-row>
        <table:table-row table:style-name="ro2">
          <table:table-cell table:formula="of:=IF([.A104]=90;65;[.A104]+1)" office:value-type="float" office:value="66" calcext:value-type="float">
            <text:p>66</text:p>
          </table:table-cell>
          <table:table-cell table:formula="of:=COM.MICROSOFT.CONCAT(&quot;D&quot;;CHAR([.A105]))" office:value-type="string" office:string-value="DB" calcext:value-type="string">
            <text:p>DB</text:p>
          </table:table-cell>
          <table:table-cell table:formula="of:=CONCATENATE([.B105];&quot;2*$&quot;;[.B105];&quot;$1+&quot;)" office:value-type="string" office:string-value="DB2*$DB$1+" calcext:value-type="string">
            <text:p>DB2*$DB$1+</text:p>
          </table:table-cell>
        </table:table-row>
        <table:table-row table:style-name="ro2">
          <table:table-cell table:formula="of:=IF([.A105]=90;65;[.A105]+1)" office:value-type="float" office:value="67" calcext:value-type="float">
            <text:p>67</text:p>
          </table:table-cell>
          <table:table-cell table:formula="of:=COM.MICROSOFT.CONCAT(&quot;D&quot;;CHAR([.A106]))" office:value-type="string" office:string-value="DC" calcext:value-type="string">
            <text:p>DC</text:p>
          </table:table-cell>
          <table:table-cell table:formula="of:=CONCATENATE([.B106];&quot;2*$&quot;;[.B106];&quot;$1+&quot;)" office:value-type="string" office:string-value="DC2*$DC$1+" calcext:value-type="string">
            <text:p>DC2*$DC$1+</text:p>
          </table:table-cell>
        </table:table-row>
        <table:table-row table:style-name="ro2">
          <table:table-cell table:formula="of:=IF([.A106]=90;65;[.A106]+1)" office:value-type="float" office:value="68" calcext:value-type="float">
            <text:p>68</text:p>
          </table:table-cell>
          <table:table-cell table:formula="of:=COM.MICROSOFT.CONCAT(&quot;D&quot;;CHAR([.A107]))" office:value-type="string" office:string-value="DD" calcext:value-type="string">
            <text:p>DD</text:p>
          </table:table-cell>
          <table:table-cell table:formula="of:=CONCATENATE([.B107];&quot;2*$&quot;;[.B107];&quot;$1+&quot;)" office:value-type="string" office:string-value="DD2*$DD$1+" calcext:value-type="string">
            <text:p>DD2*$DD$1+</text:p>
          </table:table-cell>
        </table:table-row>
        <table:table-row table:style-name="ro2">
          <table:table-cell table:formula="of:=IF([.A107]=90;65;[.A107]+1)" office:value-type="float" office:value="69" calcext:value-type="float">
            <text:p>69</text:p>
          </table:table-cell>
          <table:table-cell table:formula="of:=COM.MICROSOFT.CONCAT(&quot;D&quot;;CHAR([.A108]))" office:value-type="string" office:string-value="DE" calcext:value-type="string">
            <text:p>DE</text:p>
          </table:table-cell>
          <table:table-cell table:formula="of:=CONCATENATE([.B108];&quot;2*$&quot;;[.B108];&quot;$1+&quot;)" office:value-type="string" office:string-value="DE2*$DE$1+" calcext:value-type="string">
            <text:p>DE2*$DE$1+</text:p>
          </table:table-cell>
        </table:table-row>
        <table:table-row table:style-name="ro2">
          <table:table-cell table:formula="of:=IF([.A108]=90;65;[.A108]+1)" office:value-type="float" office:value="70" calcext:value-type="float">
            <text:p>70</text:p>
          </table:table-cell>
          <table:table-cell table:formula="of:=COM.MICROSOFT.CONCAT(&quot;D&quot;;CHAR([.A109]))" office:value-type="string" office:string-value="DF" calcext:value-type="string">
            <text:p>DF</text:p>
          </table:table-cell>
          <table:table-cell table:formula="of:=CONCATENATE([.B109];&quot;2*$&quot;;[.B109];&quot;$1+&quot;)" office:value-type="string" office:string-value="DF2*$DF$1+" calcext:value-type="string">
            <text:p>DF2*$DF$1+</text:p>
          </table:table-cell>
        </table:table-row>
        <table:table-row table:style-name="ro2">
          <table:table-cell table:formula="of:=IF([.A109]=90;65;[.A109]+1)" office:value-type="float" office:value="71" calcext:value-type="float">
            <text:p>71</text:p>
          </table:table-cell>
          <table:table-cell table:formula="of:=COM.MICROSOFT.CONCAT(&quot;D&quot;;CHAR([.A110]))" office:value-type="string" office:string-value="DG" calcext:value-type="string">
            <text:p>DG</text:p>
          </table:table-cell>
          <table:table-cell table:formula="of:=CONCATENATE([.B110];&quot;2*$&quot;;[.B110];&quot;$1+&quot;)" office:value-type="string" office:string-value="DG2*$DG$1+" calcext:value-type="string">
            <text:p>DG2*$DG$1+</text:p>
          </table:table-cell>
        </table:table-row>
        <table:table-row table:style-name="ro2">
          <table:table-cell table:formula="of:=IF([.A110]=90;65;[.A110]+1)" office:value-type="float" office:value="72" calcext:value-type="float">
            <text:p>72</text:p>
          </table:table-cell>
          <table:table-cell table:formula="of:=COM.MICROSOFT.CONCAT(&quot;D&quot;;CHAR([.A111]))" office:value-type="string" office:string-value="DH" calcext:value-type="string">
            <text:p>DH</text:p>
          </table:table-cell>
          <table:table-cell table:formula="of:=CONCATENATE([.B111];&quot;2*$&quot;;[.B111];&quot;$1+&quot;)" office:value-type="string" office:string-value="DH2*$DH$1+" calcext:value-type="string">
            <text:p>DH2*$DH$1+</text:p>
          </table:table-cell>
        </table:table-row>
        <table:table-row table:style-name="ro2">
          <table:table-cell table:formula="of:=IF([.A111]=90;65;[.A111]+1)" office:value-type="float" office:value="73" calcext:value-type="float">
            <text:p>73</text:p>
          </table:table-cell>
          <table:table-cell table:formula="of:=COM.MICROSOFT.CONCAT(&quot;D&quot;;CHAR([.A112]))" office:value-type="string" office:string-value="DI" calcext:value-type="string">
            <text:p>DI</text:p>
          </table:table-cell>
          <table:table-cell table:formula="of:=CONCATENATE([.B112];&quot;2*$&quot;;[.B112];&quot;$1+&quot;)" office:value-type="string" office:string-value="DI2*$DI$1+" calcext:value-type="string">
            <text:p>DI2*$DI$1+</text:p>
          </table:table-cell>
        </table:table-row>
        <table:table-row table:style-name="ro2">
          <table:table-cell table:formula="of:=IF([.A112]=90;65;[.A112]+1)" office:value-type="float" office:value="74" calcext:value-type="float">
            <text:p>74</text:p>
          </table:table-cell>
          <table:table-cell table:formula="of:=COM.MICROSOFT.CONCAT(&quot;D&quot;;CHAR([.A113]))" office:value-type="string" office:string-value="DJ" calcext:value-type="string">
            <text:p>DJ</text:p>
          </table:table-cell>
          <table:table-cell table:formula="of:=CONCATENATE([.B113];&quot;2*$&quot;;[.B113];&quot;$1+&quot;)" office:value-type="string" office:string-value="DJ2*$DJ$1+" calcext:value-type="string">
            <text:p>DJ2*$DJ$1+</text:p>
          </table:table-cell>
        </table:table-row>
        <table:table-row table:style-name="ro2">
          <table:table-cell table:formula="of:=IF([.A113]=90;65;[.A113]+1)" office:value-type="float" office:value="75" calcext:value-type="float">
            <text:p>75</text:p>
          </table:table-cell>
          <table:table-cell table:formula="of:=COM.MICROSOFT.CONCAT(&quot;D&quot;;CHAR([.A114]))" office:value-type="string" office:string-value="DK" calcext:value-type="string">
            <text:p>DK</text:p>
          </table:table-cell>
          <table:table-cell table:formula="of:=CONCATENATE([.B114];&quot;2*$&quot;;[.B114];&quot;$1+&quot;)" office:value-type="string" office:string-value="DK2*$DK$1+" calcext:value-type="string">
            <text:p>DK2*$DK$1+</text:p>
          </table:table-cell>
        </table:table-row>
        <table:table-row table:style-name="ro2">
          <table:table-cell table:formula="of:=IF([.A114]=90;65;[.A114]+1)" office:value-type="float" office:value="76" calcext:value-type="float">
            <text:p>76</text:p>
          </table:table-cell>
          <table:table-cell table:formula="of:=COM.MICROSOFT.CONCAT(&quot;D&quot;;CHAR([.A115]))" office:value-type="string" office:string-value="DL" calcext:value-type="string">
            <text:p>DL</text:p>
          </table:table-cell>
          <table:table-cell table:formula="of:=CONCATENATE([.B115];&quot;2*$&quot;;[.B115];&quot;$1+&quot;)" office:value-type="string" office:string-value="DL2*$DL$1+" calcext:value-type="string">
            <text:p>DL2*$DL$1+</text:p>
          </table:table-cell>
        </table:table-row>
        <table:table-row table:style-name="ro2">
          <table:table-cell table:formula="of:=IF([.A115]=90;65;[.A115]+1)" office:value-type="float" office:value="77" calcext:value-type="float">
            <text:p>77</text:p>
          </table:table-cell>
          <table:table-cell table:formula="of:=COM.MICROSOFT.CONCAT(&quot;D&quot;;CHAR([.A116]))" office:value-type="string" office:string-value="DM" calcext:value-type="string">
            <text:p>DM</text:p>
          </table:table-cell>
          <table:table-cell table:formula="of:=CONCATENATE([.B116];&quot;2*$&quot;;[.B116];&quot;$1+&quot;)" office:value-type="string" office:string-value="DM2*$DM$1+" calcext:value-type="string">
            <text:p>DM2*$DM$1+</text:p>
          </table:table-cell>
        </table:table-row>
        <table:table-row table:style-name="ro2">
          <table:table-cell table:formula="of:=IF([.A116]=90;65;[.A116]+1)" office:value-type="float" office:value="78" calcext:value-type="float">
            <text:p>78</text:p>
          </table:table-cell>
          <table:table-cell table:formula="of:=COM.MICROSOFT.CONCAT(&quot;D&quot;;CHAR([.A117]))" office:value-type="string" office:string-value="DN" calcext:value-type="string">
            <text:p>DN</text:p>
          </table:table-cell>
          <table:table-cell table:formula="of:=CONCATENATE([.B117];&quot;2*$&quot;;[.B117];&quot;$1+&quot;)" office:value-type="string" office:string-value="DN2*$DN$1+" calcext:value-type="string">
            <text:p>DN2*$DN$1+</text:p>
          </table:table-cell>
        </table:table-row>
        <table:table-row table:style-name="ro2">
          <table:table-cell table:formula="of:=IF([.A117]=90;65;[.A117]+1)" office:value-type="float" office:value="79" calcext:value-type="float">
            <text:p>79</text:p>
          </table:table-cell>
          <table:table-cell table:formula="of:=COM.MICROSOFT.CONCAT(&quot;D&quot;;CHAR([.A118]))" office:value-type="string" office:string-value="DO" calcext:value-type="string">
            <text:p>DO</text:p>
          </table:table-cell>
          <table:table-cell table:formula="of:=CONCATENATE([.B118];&quot;2*$&quot;;[.B118];&quot;$1+&quot;)" office:value-type="string" office:string-value="DO2*$DO$1+" calcext:value-type="string">
            <text:p>DO2*$DO$1+</text:p>
          </table:table-cell>
        </table:table-row>
        <table:table-row table:style-name="ro2">
          <table:table-cell table:formula="of:=IF([.A118]=90;65;[.A118]+1)" office:value-type="float" office:value="80" calcext:value-type="float">
            <text:p>80</text:p>
          </table:table-cell>
          <table:table-cell table:formula="of:=COM.MICROSOFT.CONCAT(&quot;D&quot;;CHAR([.A119]))" office:value-type="string" office:string-value="DP" calcext:value-type="string">
            <text:p>DP</text:p>
          </table:table-cell>
          <table:table-cell table:formula="of:=CONCATENATE([.B119];&quot;2*$&quot;;[.B119];&quot;$1+&quot;)" office:value-type="string" office:string-value="DP2*$DP$1+" calcext:value-type="string">
            <text:p>DP2*$DP$1+</text:p>
          </table:table-cell>
        </table:table-row>
        <table:table-row table:style-name="ro2">
          <table:table-cell table:formula="of:=IF([.A119]=90;65;[.A119]+1)" office:value-type="float" office:value="81" calcext:value-type="float">
            <text:p>81</text:p>
          </table:table-cell>
          <table:table-cell table:formula="of:=COM.MICROSOFT.CONCAT(&quot;D&quot;;CHAR([.A120]))" office:value-type="string" office:string-value="DQ" calcext:value-type="string">
            <text:p>DQ</text:p>
          </table:table-cell>
          <table:table-cell table:formula="of:=CONCATENATE([.B120];&quot;2*$&quot;;[.B120];&quot;$1+&quot;)" office:value-type="string" office:string-value="DQ2*$DQ$1+" calcext:value-type="string">
            <text:p>DQ2*$DQ$1+</text:p>
          </table:table-cell>
        </table:table-row>
        <table:table-row table:style-name="ro2">
          <table:table-cell table:formula="of:=IF([.A120]=90;65;[.A120]+1)" office:value-type="float" office:value="82" calcext:value-type="float">
            <text:p>82</text:p>
          </table:table-cell>
          <table:table-cell table:formula="of:=COM.MICROSOFT.CONCAT(&quot;D&quot;;CHAR([.A121]))" office:value-type="string" office:string-value="DR" calcext:value-type="string">
            <text:p>DR</text:p>
          </table:table-cell>
          <table:table-cell table:formula="of:=CONCATENATE([.B121];&quot;2*$&quot;;[.B121];&quot;$1+&quot;)" office:value-type="string" office:string-value="DR2*$DR$1+" calcext:value-type="string">
            <text:p>DR2*$DR$1+</text:p>
          </table:table-cell>
        </table:table-row>
        <table:table-row table:style-name="ro2">
          <table:table-cell table:formula="of:=IF([.A121]=90;65;[.A121]+1)" office:value-type="float" office:value="83" calcext:value-type="float">
            <text:p>83</text:p>
          </table:table-cell>
          <table:table-cell table:formula="of:=COM.MICROSOFT.CONCAT(&quot;D&quot;;CHAR([.A122]))" office:value-type="string" office:string-value="DS" calcext:value-type="string">
            <text:p>DS</text:p>
          </table:table-cell>
          <table:table-cell table:formula="of:=CONCATENATE([.B122];&quot;2*$&quot;;[.B122];&quot;$1+&quot;)" office:value-type="string" office:string-value="DS2*$DS$1+" calcext:value-type="string">
            <text:p>DS2*$DS$1+</text:p>
          </table:table-cell>
        </table:table-row>
        <table:table-row table:style-name="ro2">
          <table:table-cell table:formula="of:=IF([.A122]=90;65;[.A122]+1)" office:value-type="float" office:value="84" calcext:value-type="float">
            <text:p>84</text:p>
          </table:table-cell>
          <table:table-cell table:formula="of:=COM.MICROSOFT.CONCAT(&quot;D&quot;;CHAR([.A123]))" office:value-type="string" office:string-value="DT" calcext:value-type="string">
            <text:p>DT</text:p>
          </table:table-cell>
          <table:table-cell table:formula="of:=CONCATENATE([.B123];&quot;2*$&quot;;[.B123];&quot;$1+&quot;)" office:value-type="string" office:string-value="DT2*$DT$1+" calcext:value-type="string">
            <text:p>DT2*$DT$1+</text:p>
          </table:table-cell>
        </table:table-row>
        <table:table-row table:style-name="ro2">
          <table:table-cell table:formula="of:=IF([.A123]=90;65;[.A123]+1)" office:value-type="float" office:value="85" calcext:value-type="float">
            <text:p>85</text:p>
          </table:table-cell>
          <table:table-cell table:formula="of:=COM.MICROSOFT.CONCAT(&quot;D&quot;;CHAR([.A124]))" office:value-type="string" office:string-value="DU" calcext:value-type="string">
            <text:p>DU</text:p>
          </table:table-cell>
          <table:table-cell table:formula="of:=CONCATENATE([.B124];&quot;2*$&quot;;[.B124];&quot;$1+&quot;)" office:value-type="string" office:string-value="DU2*$DU$1+" calcext:value-type="string">
            <text:p>DU2*$DU$1+</text:p>
          </table:table-cell>
        </table:table-row>
        <table:table-row table:style-name="ro2">
          <table:table-cell table:formula="of:=IF([.A124]=90;65;[.A124]+1)" office:value-type="float" office:value="86" calcext:value-type="float">
            <text:p>86</text:p>
          </table:table-cell>
          <table:table-cell table:formula="of:=COM.MICROSOFT.CONCAT(&quot;D&quot;;CHAR([.A125]))" office:value-type="string" office:string-value="DV" calcext:value-type="string">
            <text:p>DV</text:p>
          </table:table-cell>
          <table:table-cell table:formula="of:=CONCATENATE([.B125];&quot;2*$&quot;;[.B125];&quot;$1+&quot;)" office:value-type="string" office:string-value="DV2*$DV$1+" calcext:value-type="string">
            <text:p>DV2*$DV$1+</text:p>
          </table:table-cell>
        </table:table-row>
        <table:table-row table:style-name="ro2">
          <table:table-cell table:formula="of:=IF([.A125]=90;65;[.A125]+1)" office:value-type="float" office:value="87" calcext:value-type="float">
            <text:p>87</text:p>
          </table:table-cell>
          <table:table-cell table:formula="of:=COM.MICROSOFT.CONCAT(&quot;D&quot;;CHAR([.A126]))" office:value-type="string" office:string-value="DW" calcext:value-type="string">
            <text:p>DW</text:p>
          </table:table-cell>
          <table:table-cell table:formula="of:=CONCATENATE([.B126];&quot;2*$&quot;;[.B126];&quot;$1+&quot;)" office:value-type="string" office:string-value="DW2*$DW$1+" calcext:value-type="string">
            <text:p>DW2*$DW$1+</text:p>
          </table:table-cell>
        </table:table-row>
        <table:table-row table:style-name="ro2">
          <table:table-cell table:formula="of:=IF([.A126]=90;65;[.A126]+1)" office:value-type="float" office:value="88" calcext:value-type="float">
            <text:p>88</text:p>
          </table:table-cell>
          <table:table-cell table:formula="of:=COM.MICROSOFT.CONCAT(&quot;D&quot;;CHAR([.A127]))" office:value-type="string" office:string-value="DX" calcext:value-type="string">
            <text:p>DX</text:p>
          </table:table-cell>
          <table:table-cell table:formula="of:=CONCATENATE([.B127];&quot;2*$&quot;;[.B127];&quot;$1+&quot;)" office:value-type="string" office:string-value="DX2*$DX$1+" calcext:value-type="string">
            <text:p>DX2*$DX$1+</text:p>
          </table:table-cell>
        </table:table-row>
        <table:table-row table:style-name="ro2">
          <table:table-cell table:formula="of:=IF([.A127]=90;65;[.A127]+1)" office:value-type="float" office:value="89" calcext:value-type="float">
            <text:p>89</text:p>
          </table:table-cell>
          <table:table-cell table:formula="of:=COM.MICROSOFT.CONCAT(&quot;D&quot;;CHAR([.A128]))" office:value-type="string" office:string-value="DY" calcext:value-type="string">
            <text:p>DY</text:p>
          </table:table-cell>
          <table:table-cell table:formula="of:=CONCATENATE([.B128];&quot;2*$&quot;;[.B128];&quot;$1+&quot;)" office:value-type="string" office:string-value="DY2*$DY$1+" calcext:value-type="string">
            <text:p>DY2*$DY$1+</text:p>
          </table:table-cell>
        </table:table-row>
        <table:table-row table:style-name="ro2">
          <table:table-cell table:formula="of:=IF([.A128]=90;65;[.A128]+1)" office:value-type="float" office:value="90" calcext:value-type="float">
            <text:p>90</text:p>
          </table:table-cell>
          <table:table-cell table:formula="of:=COM.MICROSOFT.CONCAT(&quot;D&quot;;CHAR([.A129]))" office:value-type="string" office:string-value="DZ" calcext:value-type="string">
            <text:p>DZ</text:p>
          </table:table-cell>
          <table:table-cell table:formula="of:=CONCATENATE([.B129];&quot;2*$&quot;;[.B129];&quot;$1+&quot;)" office:value-type="string" office:string-value="DZ2*$DZ$1+" calcext:value-type="string">
            <text:p>DZ2*$DZ$1+</text:p>
          </table:table-cell>
        </table:table-row>
        <table:table-row table:style-name="ro2">
          <table:table-cell table:formula="of:=IF([.A129]=90;65;[.A129]+1)" office:value-type="float" office:value="65" calcext:value-type="float">
            <text:p>65</text:p>
          </table:table-cell>
          <table:table-cell table:formula="of:=COM.MICROSOFT.CONCAT(&quot;E&quot;;CHAR([.A130]))" office:value-type="string" office:string-value="EA" calcext:value-type="string">
            <text:p>EA</text:p>
          </table:table-cell>
          <table:table-cell table:formula="of:=CONCATENATE([.B130];&quot;2*$&quot;;[.B130];&quot;$1+&quot;)" office:value-type="string" office:string-value="EA2*$EA$1+" calcext:value-type="string">
            <text:p>EA2*$EA$1+</text:p>
          </table:table-cell>
        </table:table-row>
        <table:table-row table:style-name="ro2">
          <table:table-cell table:formula="of:=IF([.A130]=90;65;[.A130]+1)" office:value-type="float" office:value="66" calcext:value-type="float">
            <text:p>66</text:p>
          </table:table-cell>
          <table:table-cell table:formula="of:=COM.MICROSOFT.CONCAT(&quot;E&quot;;CHAR([.A131]))" office:value-type="string" office:string-value="EB" calcext:value-type="string">
            <text:p>EB</text:p>
          </table:table-cell>
          <table:table-cell table:formula="of:=CONCATENATE([.B131];&quot;2*$&quot;;[.B131];&quot;$1+&quot;)" office:value-type="string" office:string-value="EB2*$EB$1+" calcext:value-type="string">
            <text:p>EB2*$EB$1+</text:p>
          </table:table-cell>
        </table:table-row>
        <table:table-row table:style-name="ro2">
          <table:table-cell table:formula="of:=IF([.A131]=90;65;[.A131]+1)" office:value-type="float" office:value="67" calcext:value-type="float">
            <text:p>67</text:p>
          </table:table-cell>
          <table:table-cell table:formula="of:=COM.MICROSOFT.CONCAT(&quot;E&quot;;CHAR([.A132]))" office:value-type="string" office:string-value="EC" calcext:value-type="string">
            <text:p>EC</text:p>
          </table:table-cell>
          <table:table-cell table:formula="of:=CONCATENATE([.B132];&quot;2*$&quot;;[.B132];&quot;$1+&quot;)" office:value-type="string" office:string-value="EC2*$EC$1+" calcext:value-type="string">
            <text:p>EC2*$EC$1+</text:p>
          </table:table-cell>
        </table:table-row>
        <table:table-row table:style-name="ro2">
          <table:table-cell table:formula="of:=IF([.A132]=90;65;[.A132]+1)" office:value-type="float" office:value="68" calcext:value-type="float">
            <text:p>68</text:p>
          </table:table-cell>
          <table:table-cell table:formula="of:=COM.MICROSOFT.CONCAT(&quot;E&quot;;CHAR([.A133]))" office:value-type="string" office:string-value="ED" calcext:value-type="string">
            <text:p>ED</text:p>
          </table:table-cell>
          <table:table-cell table:formula="of:=CONCATENATE([.B133];&quot;2*$&quot;;[.B133];&quot;$1+&quot;)" office:value-type="string" office:string-value="ED2*$ED$1+" calcext:value-type="string">
            <text:p>ED2*$ED$1+</text:p>
          </table:table-cell>
        </table:table-row>
        <table:table-row table:style-name="ro2">
          <table:table-cell table:formula="of:=IF([.A133]=90;65;[.A133]+1)" office:value-type="float" office:value="69" calcext:value-type="float">
            <text:p>69</text:p>
          </table:table-cell>
          <table:table-cell table:formula="of:=COM.MICROSOFT.CONCAT(&quot;E&quot;;CHAR([.A134]))" office:value-type="string" office:string-value="EE" calcext:value-type="string">
            <text:p>EE</text:p>
          </table:table-cell>
          <table:table-cell table:formula="of:=CONCATENATE([.B134];&quot;2*$&quot;;[.B134];&quot;$1+&quot;)" office:value-type="string" office:string-value="EE2*$EE$1+" calcext:value-type="string">
            <text:p>EE2*$EE$1+</text:p>
          </table:table-cell>
        </table:table-row>
        <table:table-row table:style-name="ro2">
          <table:table-cell table:formula="of:=IF([.A134]=90;65;[.A134]+1)" office:value-type="float" office:value="70" calcext:value-type="float">
            <text:p>70</text:p>
          </table:table-cell>
          <table:table-cell table:formula="of:=COM.MICROSOFT.CONCAT(&quot;E&quot;;CHAR([.A135]))" office:value-type="string" office:string-value="EF" calcext:value-type="string">
            <text:p>EF</text:p>
          </table:table-cell>
          <table:table-cell table:formula="of:=CONCATENATE([.B135];&quot;2*$&quot;;[.B135];&quot;$1+&quot;)" office:value-type="string" office:string-value="EF2*$EF$1+" calcext:value-type="string">
            <text:p>EF2*$EF$1+</text:p>
          </table:table-cell>
        </table:table-row>
        <table:table-row table:style-name="ro2">
          <table:table-cell table:formula="of:=IF([.A135]=90;65;[.A135]+1)" office:value-type="float" office:value="71" calcext:value-type="float">
            <text:p>71</text:p>
          </table:table-cell>
          <table:table-cell table:formula="of:=COM.MICROSOFT.CONCAT(&quot;E&quot;;CHAR([.A136]))" office:value-type="string" office:string-value="EG" calcext:value-type="string">
            <text:p>EG</text:p>
          </table:table-cell>
          <table:table-cell table:formula="of:=CONCATENATE([.B136];&quot;2*$&quot;;[.B136];&quot;$1+&quot;)" office:value-type="string" office:string-value="EG2*$EG$1+" calcext:value-type="string">
            <text:p>EG2*$EG$1+</text:p>
          </table:table-cell>
        </table:table-row>
        <table:table-row table:style-name="ro2">
          <table:table-cell table:formula="of:=IF([.A136]=90;65;[.A136]+1)" office:value-type="float" office:value="72" calcext:value-type="float">
            <text:p>72</text:p>
          </table:table-cell>
          <table:table-cell table:formula="of:=COM.MICROSOFT.CONCAT(&quot;E&quot;;CHAR([.A137]))" office:value-type="string" office:string-value="EH" calcext:value-type="string">
            <text:p>EH</text:p>
          </table:table-cell>
          <table:table-cell table:formula="of:=CONCATENATE([.B137];&quot;2*$&quot;;[.B137];&quot;$1+&quot;)" office:value-type="string" office:string-value="EH2*$EH$1+" calcext:value-type="string">
            <text:p>EH2*$EH$1+</text:p>
          </table:table-cell>
        </table:table-row>
        <table:table-row table:style-name="ro2">
          <table:table-cell table:formula="of:=IF([.A137]=90;65;[.A137]+1)" office:value-type="float" office:value="73" calcext:value-type="float">
            <text:p>73</text:p>
          </table:table-cell>
          <table:table-cell table:formula="of:=COM.MICROSOFT.CONCAT(&quot;E&quot;;CHAR([.A138]))" office:value-type="string" office:string-value="EI" calcext:value-type="string">
            <text:p>EI</text:p>
          </table:table-cell>
          <table:table-cell table:formula="of:=CONCATENATE([.B138];&quot;2*$&quot;;[.B138];&quot;$1+&quot;)" office:value-type="string" office:string-value="EI2*$EI$1+" calcext:value-type="string">
            <text:p>EI2*$EI$1+</text:p>
          </table:table-cell>
        </table:table-row>
        <table:table-row table:style-name="ro2">
          <table:table-cell table:formula="of:=IF([.A138]=90;65;[.A138]+1)" office:value-type="float" office:value="74" calcext:value-type="float">
            <text:p>74</text:p>
          </table:table-cell>
          <table:table-cell table:formula="of:=COM.MICROSOFT.CONCAT(&quot;E&quot;;CHAR([.A139]))" office:value-type="string" office:string-value="EJ" calcext:value-type="string">
            <text:p>EJ</text:p>
          </table:table-cell>
          <table:table-cell table:formula="of:=CONCATENATE([.B139];&quot;2*$&quot;;[.B139];&quot;$1+&quot;)" office:value-type="string" office:string-value="EJ2*$EJ$1+" calcext:value-type="string">
            <text:p>EJ2*$EJ$1+</text:p>
          </table:table-cell>
        </table:table-row>
        <table:table-row table:style-name="ro2">
          <table:table-cell table:formula="of:=IF([.A139]=90;65;[.A139]+1)" office:value-type="float" office:value="75" calcext:value-type="float">
            <text:p>75</text:p>
          </table:table-cell>
          <table:table-cell table:formula="of:=COM.MICROSOFT.CONCAT(&quot;E&quot;;CHAR([.A140]))" office:value-type="string" office:string-value="EK" calcext:value-type="string">
            <text:p>EK</text:p>
          </table:table-cell>
          <table:table-cell table:formula="of:=CONCATENATE([.B140];&quot;2*$&quot;;[.B140];&quot;$1+&quot;)" office:value-type="string" office:string-value="EK2*$EK$1+" calcext:value-type="string">
            <text:p>EK2*$EK$1+</text:p>
          </table:table-cell>
        </table:table-row>
        <table:table-row table:style-name="ro2">
          <table:table-cell table:formula="of:=IF([.A140]=90;65;[.A140]+1)" office:value-type="float" office:value="76" calcext:value-type="float">
            <text:p>76</text:p>
          </table:table-cell>
          <table:table-cell table:formula="of:=COM.MICROSOFT.CONCAT(&quot;E&quot;;CHAR([.A141]))" office:value-type="string" office:string-value="EL" calcext:value-type="string">
            <text:p>EL</text:p>
          </table:table-cell>
          <table:table-cell table:formula="of:=CONCATENATE([.B141];&quot;2*$&quot;;[.B141];&quot;$1+&quot;)" office:value-type="string" office:string-value="EL2*$EL$1+" calcext:value-type="string">
            <text:p>EL2*$EL$1+</text:p>
          </table:table-cell>
        </table:table-row>
        <table:table-row table:style-name="ro2">
          <table:table-cell table:formula="of:=IF([.A141]=90;65;[.A141]+1)" office:value-type="float" office:value="77" calcext:value-type="float">
            <text:p>77</text:p>
          </table:table-cell>
          <table:table-cell table:formula="of:=COM.MICROSOFT.CONCAT(&quot;E&quot;;CHAR([.A142]))" office:value-type="string" office:string-value="EM" calcext:value-type="string">
            <text:p>EM</text:p>
          </table:table-cell>
          <table:table-cell table:formula="of:=CONCATENATE([.B142];&quot;2*$&quot;;[.B142];&quot;$1+&quot;)" office:value-type="string" office:string-value="EM2*$EM$1+" calcext:value-type="string">
            <text:p>EM2*$EM$1+</text:p>
          </table:table-cell>
        </table:table-row>
        <table:table-row table:style-name="ro2">
          <table:table-cell table:formula="of:=IF([.A142]=90;65;[.A142]+1)" office:value-type="float" office:value="78" calcext:value-type="float">
            <text:p>78</text:p>
          </table:table-cell>
          <table:table-cell table:formula="of:=COM.MICROSOFT.CONCAT(&quot;E&quot;;CHAR([.A143]))" office:value-type="string" office:string-value="EN" calcext:value-type="string">
            <text:p>EN</text:p>
          </table:table-cell>
          <table:table-cell table:formula="of:=CONCATENATE([.B143];&quot;2*$&quot;;[.B143];&quot;$1+&quot;)" office:value-type="string" office:string-value="EN2*$EN$1+" calcext:value-type="string">
            <text:p>EN2*$EN$1+</text:p>
          </table:table-cell>
        </table:table-row>
        <table:table-row table:style-name="ro2">
          <table:table-cell table:formula="of:=IF([.A143]=90;65;[.A143]+1)" office:value-type="float" office:value="79" calcext:value-type="float">
            <text:p>79</text:p>
          </table:table-cell>
          <table:table-cell table:formula="of:=COM.MICROSOFT.CONCAT(&quot;E&quot;;CHAR([.A144]))" office:value-type="string" office:string-value="EO" calcext:value-type="string">
            <text:p>EO</text:p>
          </table:table-cell>
          <table:table-cell table:formula="of:=CONCATENATE([.B144];&quot;2*$&quot;;[.B144];&quot;$1+&quot;)" office:value-type="string" office:string-value="EO2*$EO$1+" calcext:value-type="string">
            <text:p>EO2*$EO$1+</text:p>
          </table:table-cell>
        </table:table-row>
        <table:table-row table:style-name="ro2">
          <table:table-cell table:formula="of:=IF([.A144]=90;65;[.A144]+1)" office:value-type="float" office:value="80" calcext:value-type="float">
            <text:p>80</text:p>
          </table:table-cell>
          <table:table-cell table:formula="of:=COM.MICROSOFT.CONCAT(&quot;E&quot;;CHAR([.A145]))" office:value-type="string" office:string-value="EP" calcext:value-type="string">
            <text:p>EP</text:p>
          </table:table-cell>
          <table:table-cell table:formula="of:=CONCATENATE([.B145];&quot;2*$&quot;;[.B145];&quot;$1+&quot;)" office:value-type="string" office:string-value="EP2*$EP$1+" calcext:value-type="string">
            <text:p>EP2*$EP$1+</text:p>
          </table:table-cell>
        </table:table-row>
        <table:table-row table:style-name="ro2">
          <table:table-cell table:formula="of:=IF([.A145]=90;65;[.A145]+1)" office:value-type="float" office:value="81" calcext:value-type="float">
            <text:p>81</text:p>
          </table:table-cell>
          <table:table-cell table:formula="of:=COM.MICROSOFT.CONCAT(&quot;E&quot;;CHAR([.A146]))" office:value-type="string" office:string-value="EQ" calcext:value-type="string">
            <text:p>EQ</text:p>
          </table:table-cell>
          <table:table-cell table:formula="of:=CONCATENATE([.B146];&quot;2*$&quot;;[.B146];&quot;$1+&quot;)" office:value-type="string" office:string-value="EQ2*$EQ$1+" calcext:value-type="string">
            <text:p>EQ2*$EQ$1+</text:p>
          </table:table-cell>
        </table:table-row>
        <table:table-row table:style-name="ro2">
          <table:table-cell table:formula="of:=IF([.A146]=90;65;[.A146]+1)" office:value-type="float" office:value="82" calcext:value-type="float">
            <text:p>82</text:p>
          </table:table-cell>
          <table:table-cell table:formula="of:=COM.MICROSOFT.CONCAT(&quot;E&quot;;CHAR([.A147]))" office:value-type="string" office:string-value="ER" calcext:value-type="string">
            <text:p>ER</text:p>
          </table:table-cell>
          <table:table-cell table:formula="of:=CONCATENATE([.B147];&quot;2*$&quot;;[.B147];&quot;$1+&quot;)" office:value-type="string" office:string-value="ER2*$ER$1+" calcext:value-type="string">
            <text:p>ER2*$ER$1+</text:p>
          </table:table-cell>
        </table:table-row>
        <table:table-row table:style-name="ro2">
          <table:table-cell table:formula="of:=IF([.A147]=90;65;[.A147]+1)" office:value-type="float" office:value="83" calcext:value-type="float">
            <text:p>83</text:p>
          </table:table-cell>
          <table:table-cell table:formula="of:=COM.MICROSOFT.CONCAT(&quot;E&quot;;CHAR([.A148]))" office:value-type="string" office:string-value="ES" calcext:value-type="string">
            <text:p>ES</text:p>
          </table:table-cell>
          <table:table-cell table:formula="of:=CONCATENATE([.B148];&quot;2*$&quot;;[.B148];&quot;$1+&quot;)" office:value-type="string" office:string-value="ES2*$ES$1+" calcext:value-type="string">
            <text:p>ES2*$ES$1+</text:p>
          </table:table-cell>
        </table:table-row>
        <table:table-row table:style-name="ro2">
          <table:table-cell table:formula="of:=IF([.A148]=90;65;[.A148]+1)" office:value-type="float" office:value="84" calcext:value-type="float">
            <text:p>84</text:p>
          </table:table-cell>
          <table:table-cell table:formula="of:=COM.MICROSOFT.CONCAT(&quot;E&quot;;CHAR([.A149]))" office:value-type="string" office:string-value="ET" calcext:value-type="string">
            <text:p>ET</text:p>
          </table:table-cell>
          <table:table-cell table:formula="of:=CONCATENATE([.B149];&quot;2*$&quot;;[.B149];&quot;$1+&quot;)" office:value-type="string" office:string-value="ET2*$ET$1+" calcext:value-type="string">
            <text:p>ET2*$ET$1+</text:p>
          </table:table-cell>
        </table:table-row>
        <table:table-row table:style-name="ro2">
          <table:table-cell table:formula="of:=IF([.A149]=90;65;[.A149]+1)" office:value-type="float" office:value="85" calcext:value-type="float">
            <text:p>85</text:p>
          </table:table-cell>
          <table:table-cell table:formula="of:=COM.MICROSOFT.CONCAT(&quot;E&quot;;CHAR([.A150]))" office:value-type="string" office:string-value="EU" calcext:value-type="string">
            <text:p>EU</text:p>
          </table:table-cell>
          <table:table-cell table:formula="of:=CONCATENATE([.B150];&quot;2*$&quot;;[.B150];&quot;$1+&quot;)" office:value-type="string" office:string-value="EU2*$EU$1+" calcext:value-type="string">
            <text:p>EU2*$EU$1+</text:p>
          </table:table-cell>
        </table:table-row>
        <table:table-row table:style-name="ro2">
          <table:table-cell table:formula="of:=IF([.A150]=90;65;[.A150]+1)" office:value-type="float" office:value="86" calcext:value-type="float">
            <text:p>86</text:p>
          </table:table-cell>
          <table:table-cell table:formula="of:=COM.MICROSOFT.CONCAT(&quot;E&quot;;CHAR([.A151]))" office:value-type="string" office:string-value="EV" calcext:value-type="string">
            <text:p>EV</text:p>
          </table:table-cell>
          <table:table-cell table:formula="of:=CONCATENATE([.B151];&quot;2*$&quot;;[.B151];&quot;$1+&quot;)" office:value-type="string" office:string-value="EV2*$EV$1+" calcext:value-type="string">
            <text:p>EV2*$EV$1+</text:p>
          </table:table-cell>
        </table:table-row>
        <table:table-row table:style-name="ro2">
          <table:table-cell table:formula="of:=IF([.A151]=90;65;[.A151]+1)" office:value-type="float" office:value="87" calcext:value-type="float">
            <text:p>87</text:p>
          </table:table-cell>
          <table:table-cell table:formula="of:=COM.MICROSOFT.CONCAT(&quot;E&quot;;CHAR([.A152]))" office:value-type="string" office:string-value="EW" calcext:value-type="string">
            <text:p>EW</text:p>
          </table:table-cell>
          <table:table-cell table:formula="of:=CONCATENATE([.B152];&quot;2*$&quot;;[.B152];&quot;$1+&quot;)" office:value-type="string" office:string-value="EW2*$EW$1+" calcext:value-type="string">
            <text:p>EW2*$EW$1+</text:p>
          </table:table-cell>
        </table:table-row>
        <table:table-row table:style-name="ro2">
          <table:table-cell table:formula="of:=IF([.A152]=90;65;[.A152]+1)" office:value-type="float" office:value="88" calcext:value-type="float">
            <text:p>88</text:p>
          </table:table-cell>
          <table:table-cell table:formula="of:=COM.MICROSOFT.CONCAT(&quot;E&quot;;CHAR([.A153]))" office:value-type="string" office:string-value="EX" calcext:value-type="string">
            <text:p>EX</text:p>
          </table:table-cell>
          <table:table-cell table:formula="of:=CONCATENATE([.B153];&quot;2*$&quot;;[.B153];&quot;$1+&quot;)" office:value-type="string" office:string-value="EX2*$EX$1+" calcext:value-type="string">
            <text:p>EX2*$EX$1+</text:p>
          </table:table-cell>
        </table:table-row>
        <table:table-row table:style-name="ro2">
          <table:table-cell table:formula="of:=IF([.A153]=90;65;[.A153]+1)" office:value-type="float" office:value="89" calcext:value-type="float">
            <text:p>89</text:p>
          </table:table-cell>
          <table:table-cell table:formula="of:=COM.MICROSOFT.CONCAT(&quot;E&quot;;CHAR([.A154]))" office:value-type="string" office:string-value="EY" calcext:value-type="string">
            <text:p>EY</text:p>
          </table:table-cell>
          <table:table-cell table:formula="of:=CONCATENATE([.B154];&quot;2*$&quot;;[.B154];&quot;$1+&quot;)" office:value-type="string" office:string-value="EY2*$EY$1+" calcext:value-type="string">
            <text:p>EY2*$EY$1+</text:p>
          </table:table-cell>
        </table:table-row>
        <table:table-row table:style-name="ro2">
          <table:table-cell table:formula="of:=IF([.A154]=90;65;[.A154]+1)" office:value-type="float" office:value="90" calcext:value-type="float">
            <text:p>90</text:p>
          </table:table-cell>
          <table:table-cell table:formula="of:=COM.MICROSOFT.CONCAT(&quot;E&quot;;CHAR([.A155]))" office:value-type="string" office:string-value="EZ" calcext:value-type="string">
            <text:p>EZ</text:p>
          </table:table-cell>
          <table:table-cell table:formula="of:=CONCATENATE([.B155];&quot;2*$&quot;;[.B155];&quot;$1+&quot;)" office:value-type="string" office:string-value="EZ2*$EZ$1+" calcext:value-type="string">
            <text:p>EZ2*$EZ$1+</text:p>
          </table:table-cell>
        </table:table-row>
        <table:table-row table:style-name="ro2">
          <table:table-cell table:formula="of:=IF([.A155]=90;65;[.A155]+1)" office:value-type="float" office:value="65" calcext:value-type="float">
            <text:p>65</text:p>
          </table:table-cell>
          <table:table-cell table:formula="of:=COM.MICROSOFT.CONCAT(&quot;F&quot;;CHAR([.A156]))" office:value-type="string" office:string-value="FA" calcext:value-type="string">
            <text:p>FA</text:p>
          </table:table-cell>
          <table:table-cell table:formula="of:=CONCATENATE([.B156];&quot;2*$&quot;;[.B156];&quot;$1+&quot;)" office:value-type="string" office:string-value="FA2*$FA$1+" calcext:value-type="string">
            <text:p>FA2*$FA$1+</text:p>
          </table:table-cell>
        </table:table-row>
        <table:table-row table:style-name="ro2">
          <table:table-cell table:formula="of:=IF([.A156]=90;65;[.A156]+1)" office:value-type="float" office:value="66" calcext:value-type="float">
            <text:p>66</text:p>
          </table:table-cell>
          <table:table-cell table:formula="of:=COM.MICROSOFT.CONCAT(&quot;F&quot;;CHAR([.A157]))" office:value-type="string" office:string-value="FB" calcext:value-type="string">
            <text:p>FB</text:p>
          </table:table-cell>
          <table:table-cell table:formula="of:=CONCATENATE([.B157];&quot;2*$&quot;;[.B157];&quot;$1+&quot;)" office:value-type="string" office:string-value="FB2*$FB$1+" calcext:value-type="string">
            <text:p>FB2*$FB$1+</text:p>
          </table:table-cell>
        </table:table-row>
        <table:table-row table:style-name="ro2">
          <table:table-cell table:formula="of:=IF([.A157]=90;65;[.A157]+1)" office:value-type="float" office:value="67" calcext:value-type="float">
            <text:p>67</text:p>
          </table:table-cell>
          <table:table-cell table:formula="of:=COM.MICROSOFT.CONCAT(&quot;F&quot;;CHAR([.A158]))" office:value-type="string" office:string-value="FC" calcext:value-type="string">
            <text:p>FC</text:p>
          </table:table-cell>
          <table:table-cell table:formula="of:=CONCATENATE([.B158];&quot;2*$&quot;;[.B158];&quot;$1+&quot;)" office:value-type="string" office:string-value="FC2*$FC$1+" calcext:value-type="string">
            <text:p>FC2*$FC$1+</text:p>
          </table:table-cell>
        </table:table-row>
        <table:table-row table:style-name="ro2">
          <table:table-cell table:formula="of:=IF([.A158]=90;65;[.A158]+1)" office:value-type="float" office:value="68" calcext:value-type="float">
            <text:p>68</text:p>
          </table:table-cell>
          <table:table-cell table:formula="of:=COM.MICROSOFT.CONCAT(&quot;F&quot;;CHAR([.A159]))" office:value-type="string" office:string-value="FD" calcext:value-type="string">
            <text:p>FD</text:p>
          </table:table-cell>
          <table:table-cell table:formula="of:=CONCATENATE([.B159];&quot;2*$&quot;;[.B159];&quot;$1+&quot;)" office:value-type="string" office:string-value="FD2*$FD$1+" calcext:value-type="string">
            <text:p>FD2*$FD$1+</text:p>
          </table:table-cell>
        </table:table-row>
        <table:table-row table:style-name="ro2">
          <table:table-cell table:formula="of:=IF([.A159]=90;65;[.A159]+1)" office:value-type="float" office:value="69" calcext:value-type="float">
            <text:p>69</text:p>
          </table:table-cell>
          <table:table-cell table:formula="of:=COM.MICROSOFT.CONCAT(&quot;F&quot;;CHAR([.A160]))" office:value-type="string" office:string-value="FE" calcext:value-type="string">
            <text:p>FE</text:p>
          </table:table-cell>
          <table:table-cell table:formula="of:=CONCATENATE([.B160];&quot;2*$&quot;;[.B160];&quot;$1+&quot;)" office:value-type="string" office:string-value="FE2*$FE$1+" calcext:value-type="string">
            <text:p>FE2*$FE$1+</text:p>
          </table:table-cell>
        </table:table-row>
        <table:table-row table:style-name="ro2">
          <table:table-cell table:formula="of:=IF([.A160]=90;65;[.A160]+1)" office:value-type="float" office:value="70" calcext:value-type="float">
            <text:p>70</text:p>
          </table:table-cell>
          <table:table-cell table:formula="of:=COM.MICROSOFT.CONCAT(&quot;F&quot;;CHAR([.A161]))" office:value-type="string" office:string-value="FF" calcext:value-type="string">
            <text:p>FF</text:p>
          </table:table-cell>
          <table:table-cell table:formula="of:=CONCATENATE([.B161];&quot;2*$&quot;;[.B161];&quot;$1+&quot;)" office:value-type="string" office:string-value="FF2*$FF$1+" calcext:value-type="string">
            <text:p>FF2*$FF$1+</text:p>
          </table:table-cell>
        </table:table-row>
        <table:table-row table:style-name="ro2">
          <table:table-cell table:formula="of:=IF([.A161]=90;65;[.A161]+1)" office:value-type="float" office:value="71" calcext:value-type="float">
            <text:p>71</text:p>
          </table:table-cell>
          <table:table-cell table:formula="of:=COM.MICROSOFT.CONCAT(&quot;F&quot;;CHAR([.A162]))" office:value-type="string" office:string-value="FG" calcext:value-type="string">
            <text:p>FG</text:p>
          </table:table-cell>
          <table:table-cell table:formula="of:=CONCATENATE([.B162];&quot;2*$&quot;;[.B162];&quot;$1+&quot;)" office:value-type="string" office:string-value="FG2*$FG$1+" calcext:value-type="string">
            <text:p>FG2*$FG$1+</text:p>
          </table:table-cell>
        </table:table-row>
        <table:table-row table:style-name="ro2">
          <table:table-cell table:formula="of:=IF([.A162]=90;65;[.A162]+1)" office:value-type="float" office:value="72" calcext:value-type="float">
            <text:p>72</text:p>
          </table:table-cell>
          <table:table-cell table:formula="of:=COM.MICROSOFT.CONCAT(&quot;F&quot;;CHAR([.A163]))" office:value-type="string" office:string-value="FH" calcext:value-type="string">
            <text:p>FH</text:p>
          </table:table-cell>
          <table:table-cell table:formula="of:=CONCATENATE([.B163];&quot;2*$&quot;;[.B163];&quot;$1+&quot;)" office:value-type="string" office:string-value="FH2*$FH$1+" calcext:value-type="string">
            <text:p>FH2*$FH$1+</text:p>
          </table:table-cell>
        </table:table-row>
        <table:table-row table:style-name="ro2">
          <table:table-cell table:formula="of:=IF([.A163]=90;65;[.A163]+1)" office:value-type="float" office:value="73" calcext:value-type="float">
            <text:p>73</text:p>
          </table:table-cell>
          <table:table-cell table:formula="of:=COM.MICROSOFT.CONCAT(&quot;F&quot;;CHAR([.A164]))" office:value-type="string" office:string-value="FI" calcext:value-type="string">
            <text:p>FI</text:p>
          </table:table-cell>
          <table:table-cell table:formula="of:=CONCATENATE([.B164];&quot;2*$&quot;;[.B164];&quot;$1+&quot;)" office:value-type="string" office:string-value="FI2*$FI$1+" calcext:value-type="string">
            <text:p>FI2*$FI$1+</text:p>
          </table:table-cell>
        </table:table-row>
        <table:table-row table:style-name="ro2">
          <table:table-cell table:formula="of:=IF([.A164]=90;65;[.A164]+1)" office:value-type="float" office:value="74" calcext:value-type="float">
            <text:p>74</text:p>
          </table:table-cell>
          <table:table-cell table:formula="of:=COM.MICROSOFT.CONCAT(&quot;F&quot;;CHAR([.A165]))" office:value-type="string" office:string-value="FJ" calcext:value-type="string">
            <text:p>FJ</text:p>
          </table:table-cell>
          <table:table-cell table:formula="of:=CONCATENATE([.B165];&quot;2*$&quot;;[.B165];&quot;$1+&quot;)" office:value-type="string" office:string-value="FJ2*$FJ$1+" calcext:value-type="string">
            <text:p>FJ2*$FJ$1+</text:p>
          </table:table-cell>
        </table:table-row>
        <table:table-row table:style-name="ro2">
          <table:table-cell table:formula="of:=IF([.A165]=90;65;[.A165]+1)" office:value-type="float" office:value="75" calcext:value-type="float">
            <text:p>75</text:p>
          </table:table-cell>
          <table:table-cell table:formula="of:=COM.MICROSOFT.CONCAT(&quot;F&quot;;CHAR([.A166]))" office:value-type="string" office:string-value="FK" calcext:value-type="string">
            <text:p>FK</text:p>
          </table:table-cell>
          <table:table-cell table:formula="of:=CONCATENATE([.B166];&quot;2*$&quot;;[.B166];&quot;$1+&quot;)" office:value-type="string" office:string-value="FK2*$FK$1+" calcext:value-type="string">
            <text:p>FK2*$FK$1+</text:p>
          </table:table-cell>
        </table:table-row>
        <table:table-row table:style-name="ro2">
          <table:table-cell table:formula="of:=IF([.A166]=90;65;[.A166]+1)" office:value-type="float" office:value="76" calcext:value-type="float">
            <text:p>76</text:p>
          </table:table-cell>
          <table:table-cell table:formula="of:=COM.MICROSOFT.CONCAT(&quot;F&quot;;CHAR([.A167]))" office:value-type="string" office:string-value="FL" calcext:value-type="string">
            <text:p>FL</text:p>
          </table:table-cell>
          <table:table-cell table:formula="of:=CONCATENATE([.B167];&quot;2*$&quot;;[.B167];&quot;$1+&quot;)" office:value-type="string" office:string-value="FL2*$FL$1+" calcext:value-type="string">
            <text:p>FL2*$FL$1+</text:p>
          </table:table-cell>
        </table:table-row>
        <table:table-row table:style-name="ro2">
          <table:table-cell table:formula="of:=IF([.A167]=90;65;[.A167]+1)" office:value-type="float" office:value="77" calcext:value-type="float">
            <text:p>77</text:p>
          </table:table-cell>
          <table:table-cell table:formula="of:=COM.MICROSOFT.CONCAT(&quot;F&quot;;CHAR([.A168]))" office:value-type="string" office:string-value="FM" calcext:value-type="string">
            <text:p>FM</text:p>
          </table:table-cell>
          <table:table-cell table:formula="of:=CONCATENATE([.B168];&quot;2*$&quot;;[.B168];&quot;$1+&quot;)" office:value-type="string" office:string-value="FM2*$FM$1+" calcext:value-type="string">
            <text:p>FM2*$FM$1+</text:p>
          </table:table-cell>
        </table:table-row>
        <table:table-row table:style-name="ro2">
          <table:table-cell table:formula="of:=IF([.A168]=90;65;[.A168]+1)" office:value-type="float" office:value="78" calcext:value-type="float">
            <text:p>78</text:p>
          </table:table-cell>
          <table:table-cell table:formula="of:=COM.MICROSOFT.CONCAT(&quot;F&quot;;CHAR([.A169]))" office:value-type="string" office:string-value="FN" calcext:value-type="string">
            <text:p>FN</text:p>
          </table:table-cell>
          <table:table-cell table:formula="of:=CONCATENATE([.B169];&quot;2*$&quot;;[.B169];&quot;$1+&quot;)" office:value-type="string" office:string-value="FN2*$FN$1+" calcext:value-type="string">
            <text:p>FN2*$FN$1+</text:p>
          </table:table-cell>
        </table:table-row>
        <table:table-row table:style-name="ro2">
          <table:table-cell table:formula="of:=IF([.A169]=90;65;[.A169]+1)" office:value-type="float" office:value="79" calcext:value-type="float">
            <text:p>79</text:p>
          </table:table-cell>
          <table:table-cell table:formula="of:=COM.MICROSOFT.CONCAT(&quot;F&quot;;CHAR([.A170]))" office:value-type="string" office:string-value="FO" calcext:value-type="string">
            <text:p>FO</text:p>
          </table:table-cell>
          <table:table-cell table:formula="of:=CONCATENATE([.B170];&quot;2*$&quot;;[.B170];&quot;$1+&quot;)" office:value-type="string" office:string-value="FO2*$FO$1+" calcext:value-type="string">
            <text:p>FO2*$FO$1+</text:p>
          </table:table-cell>
        </table:table-row>
        <table:table-row table:style-name="ro2">
          <table:table-cell table:formula="of:=IF([.A170]=90;65;[.A170]+1)" office:value-type="float" office:value="80" calcext:value-type="float">
            <text:p>80</text:p>
          </table:table-cell>
          <table:table-cell table:formula="of:=COM.MICROSOFT.CONCAT(&quot;F&quot;;CHAR([.A171]))" office:value-type="string" office:string-value="FP" calcext:value-type="string">
            <text:p>FP</text:p>
          </table:table-cell>
          <table:table-cell table:formula="of:=CONCATENATE([.B171];&quot;2*$&quot;;[.B171];&quot;$1+&quot;)" office:value-type="string" office:string-value="FP2*$FP$1+" calcext:value-type="string">
            <text:p>FP2*$FP$1+</text:p>
          </table:table-cell>
        </table:table-row>
        <table:table-row table:style-name="ro2">
          <table:table-cell table:formula="of:=IF([.A171]=90;65;[.A171]+1)" office:value-type="float" office:value="81" calcext:value-type="float">
            <text:p>81</text:p>
          </table:table-cell>
          <table:table-cell table:formula="of:=COM.MICROSOFT.CONCAT(&quot;F&quot;;CHAR([.A172]))" office:value-type="string" office:string-value="FQ" calcext:value-type="string">
            <text:p>FQ</text:p>
          </table:table-cell>
          <table:table-cell table:formula="of:=CONCATENATE([.B172];&quot;2*$&quot;;[.B172];&quot;$1+&quot;)" office:value-type="string" office:string-value="FQ2*$FQ$1+" calcext:value-type="string">
            <text:p>FQ2*$FQ$1+</text:p>
          </table:table-cell>
        </table:table-row>
        <table:table-row table:style-name="ro2">
          <table:table-cell table:formula="of:=IF([.A172]=90;65;[.A172]+1)" office:value-type="float" office:value="82" calcext:value-type="float">
            <text:p>82</text:p>
          </table:table-cell>
          <table:table-cell table:formula="of:=COM.MICROSOFT.CONCAT(&quot;F&quot;;CHAR([.A173]))" office:value-type="string" office:string-value="FR" calcext:value-type="string">
            <text:p>FR</text:p>
          </table:table-cell>
          <table:table-cell table:formula="of:=CONCATENATE([.B173];&quot;2*$&quot;;[.B173];&quot;$1+&quot;)" office:value-type="string" office:string-value="FR2*$FR$1+" calcext:value-type="string">
            <text:p>FR2*$FR$1+</text:p>
          </table:table-cell>
        </table:table-row>
        <table:table-row table:style-name="ro2">
          <table:table-cell table:formula="of:=IF([.A173]=90;65;[.A173]+1)" office:value-type="float" office:value="83" calcext:value-type="float">
            <text:p>83</text:p>
          </table:table-cell>
          <table:table-cell table:formula="of:=COM.MICROSOFT.CONCAT(&quot;F&quot;;CHAR([.A174]))" office:value-type="string" office:string-value="FS" calcext:value-type="string">
            <text:p>FS</text:p>
          </table:table-cell>
          <table:table-cell table:formula="of:=CONCATENATE([.B174];&quot;2*$&quot;;[.B174];&quot;$1+&quot;)" office:value-type="string" office:string-value="FS2*$FS$1+" calcext:value-type="string">
            <text:p>FS2*$FS$1+</text:p>
          </table:table-cell>
        </table:table-row>
        <table:table-row table:style-name="ro2">
          <table:table-cell table:formula="of:=IF([.A174]=90;65;[.A174]+1)" office:value-type="float" office:value="84" calcext:value-type="float">
            <text:p>84</text:p>
          </table:table-cell>
          <table:table-cell table:formula="of:=COM.MICROSOFT.CONCAT(&quot;F&quot;;CHAR([.A175]))" office:value-type="string" office:string-value="FT" calcext:value-type="string">
            <text:p>FT</text:p>
          </table:table-cell>
          <table:table-cell table:formula="of:=CONCATENATE([.B175];&quot;2*$&quot;;[.B175];&quot;$1+&quot;)" office:value-type="string" office:string-value="FT2*$FT$1+" calcext:value-type="string">
            <text:p>FT2*$FT$1+</text:p>
          </table:table-cell>
        </table:table-row>
        <table:table-row table:style-name="ro2">
          <table:table-cell table:formula="of:=IF([.A175]=90;65;[.A175]+1)" office:value-type="float" office:value="85" calcext:value-type="float">
            <text:p>85</text:p>
          </table:table-cell>
          <table:table-cell table:formula="of:=COM.MICROSOFT.CONCAT(&quot;F&quot;;CHAR([.A176]))" office:value-type="string" office:string-value="FU" calcext:value-type="string">
            <text:p>FU</text:p>
          </table:table-cell>
          <table:table-cell table:formula="of:=CONCATENATE([.B176];&quot;2*$&quot;;[.B176];&quot;$1+&quot;)" office:value-type="string" office:string-value="FU2*$FU$1+" calcext:value-type="string">
            <text:p>FU2*$FU$1+</text:p>
          </table:table-cell>
        </table:table-row>
        <table:table-row table:style-name="ro2">
          <table:table-cell table:formula="of:=IF([.A176]=90;65;[.A176]+1)" office:value-type="float" office:value="86" calcext:value-type="float">
            <text:p>86</text:p>
          </table:table-cell>
          <table:table-cell table:formula="of:=COM.MICROSOFT.CONCAT(&quot;F&quot;;CHAR([.A177]))" office:value-type="string" office:string-value="FV" calcext:value-type="string">
            <text:p>FV</text:p>
          </table:table-cell>
          <table:table-cell table:formula="of:=CONCATENATE([.B177];&quot;2*$&quot;;[.B177];&quot;$1+&quot;)" office:value-type="string" office:string-value="FV2*$FV$1+" calcext:value-type="string">
            <text:p>FV2*$FV$1+</text:p>
          </table:table-cell>
        </table:table-row>
        <table:table-row table:style-name="ro2">
          <table:table-cell table:formula="of:=IF([.A177]=90;65;[.A177]+1)" office:value-type="float" office:value="87" calcext:value-type="float">
            <text:p>87</text:p>
          </table:table-cell>
          <table:table-cell table:formula="of:=COM.MICROSOFT.CONCAT(&quot;F&quot;;CHAR([.A178]))" office:value-type="string" office:string-value="FW" calcext:value-type="string">
            <text:p>FW</text:p>
          </table:table-cell>
          <table:table-cell table:formula="of:=CONCATENATE([.B178];&quot;2*$&quot;;[.B178];&quot;$1+&quot;)" office:value-type="string" office:string-value="FW2*$FW$1+" calcext:value-type="string">
            <text:p>FW2*$FW$1+</text:p>
          </table:table-cell>
        </table:table-row>
        <table:table-row table:style-name="ro2">
          <table:table-cell table:formula="of:=IF([.A178]=90;65;[.A178]+1)" office:value-type="float" office:value="88" calcext:value-type="float">
            <text:p>88</text:p>
          </table:table-cell>
          <table:table-cell table:formula="of:=COM.MICROSOFT.CONCAT(&quot;F&quot;;CHAR([.A179]))" office:value-type="string" office:string-value="FX" calcext:value-type="string">
            <text:p>FX</text:p>
          </table:table-cell>
          <table:table-cell table:formula="of:=CONCATENATE([.B179];&quot;2*$&quot;;[.B179];&quot;$1+&quot;)" office:value-type="string" office:string-value="FX2*$FX$1+" calcext:value-type="string">
            <text:p>FX2*$FX$1+</text:p>
          </table:table-cell>
        </table:table-row>
        <table:table-row table:style-name="ro2">
          <table:table-cell table:formula="of:=IF([.A179]=90;65;[.A179]+1)" office:value-type="float" office:value="89" calcext:value-type="float">
            <text:p>89</text:p>
          </table:table-cell>
          <table:table-cell table:formula="of:=COM.MICROSOFT.CONCAT(&quot;F&quot;;CHAR([.A180]))" office:value-type="string" office:string-value="FY" calcext:value-type="string">
            <text:p>FY</text:p>
          </table:table-cell>
          <table:table-cell table:formula="of:=CONCATENATE([.B180];&quot;2*$&quot;;[.B180];&quot;$1+&quot;)" office:value-type="string" office:string-value="FY2*$FY$1+" calcext:value-type="string">
            <text:p>FY2*$FY$1+</text:p>
          </table:table-cell>
        </table:table-row>
        <table:table-row table:style-name="ro2">
          <table:table-cell table:formula="of:=IF([.A180]=90;65;[.A180]+1)" office:value-type="float" office:value="90" calcext:value-type="float">
            <text:p>90</text:p>
          </table:table-cell>
          <table:table-cell table:formula="of:=COM.MICROSOFT.CONCAT(&quot;F&quot;;CHAR([.A181]))" office:value-type="string" office:string-value="FZ" calcext:value-type="string">
            <text:p>FZ</text:p>
          </table:table-cell>
          <table:table-cell table:formula="of:=CONCATENATE([.B181];&quot;2*$&quot;;[.B181];&quot;$1+&quot;)" office:value-type="string" office:string-value="FZ2*$FZ$1+" calcext:value-type="string">
            <text:p>FZ2*$FZ$1+</text:p>
          </table:table-cell>
        </table:table-row>
        <table:table-row table:style-name="ro2">
          <table:table-cell table:formula="of:=IF([.A181]=90;65;[.A181]+1)" office:value-type="float" office:value="65" calcext:value-type="float">
            <text:p>65</text:p>
          </table:table-cell>
          <table:table-cell table:formula="of:=COM.MICROSOFT.CONCAT(&quot;G&quot;;CHAR([.A182]))" office:value-type="string" office:string-value="GA" calcext:value-type="string">
            <text:p>GA</text:p>
          </table:table-cell>
          <table:table-cell table:formula="of:=CONCATENATE([.B182];&quot;2*$&quot;;[.B182];&quot;$1+&quot;)" office:value-type="string" office:string-value="GA2*$GA$1+" calcext:value-type="string">
            <text:p>GA2*$GA$1+</text:p>
          </table:table-cell>
        </table:table-row>
        <table:table-row table:style-name="ro2">
          <table:table-cell table:formula="of:=IF([.A182]=90;65;[.A182]+1)" office:value-type="float" office:value="66" calcext:value-type="float">
            <text:p>66</text:p>
          </table:table-cell>
          <table:table-cell table:formula="of:=COM.MICROSOFT.CONCAT(&quot;G&quot;;CHAR([.A183]))" office:value-type="string" office:string-value="GB" calcext:value-type="string">
            <text:p>GB</text:p>
          </table:table-cell>
          <table:table-cell table:formula="of:=CONCATENATE([.B183];&quot;2*$&quot;;[.B183];&quot;$1+&quot;)" office:value-type="string" office:string-value="GB2*$GB$1+" calcext:value-type="string">
            <text:p>GB2*$GB$1+</text:p>
          </table:table-cell>
        </table:table-row>
        <table:table-row table:style-name="ro2">
          <table:table-cell table:formula="of:=IF([.A183]=90;65;[.A183]+1)" office:value-type="float" office:value="67" calcext:value-type="float">
            <text:p>67</text:p>
          </table:table-cell>
          <table:table-cell table:formula="of:=COM.MICROSOFT.CONCAT(&quot;G&quot;;CHAR([.A184]))" office:value-type="string" office:string-value="GC" calcext:value-type="string">
            <text:p>GC</text:p>
          </table:table-cell>
          <table:table-cell table:formula="of:=CONCATENATE([.B184];&quot;2*$&quot;;[.B184];&quot;$1+&quot;)" office:value-type="string" office:string-value="GC2*$GC$1+" calcext:value-type="string">
            <text:p>GC2*$GC$1+</text:p>
          </table:table-cell>
        </table:table-row>
        <table:table-row table:style-name="ro2">
          <table:table-cell table:formula="of:=IF([.A184]=90;65;[.A184]+1)" office:value-type="float" office:value="68" calcext:value-type="float">
            <text:p>68</text:p>
          </table:table-cell>
          <table:table-cell table:formula="of:=COM.MICROSOFT.CONCAT(&quot;G&quot;;CHAR([.A185]))" office:value-type="string" office:string-value="GD" calcext:value-type="string">
            <text:p>GD</text:p>
          </table:table-cell>
          <table:table-cell table:formula="of:=CONCATENATE([.B185];&quot;2*$&quot;;[.B185];&quot;$1+&quot;)" office:value-type="string" office:string-value="GD2*$GD$1+" calcext:value-type="string">
            <text:p>GD2*$GD$1+</text:p>
          </table:table-cell>
        </table:table-row>
        <table:table-row table:style-name="ro2">
          <table:table-cell table:formula="of:=IF([.A185]=90;65;[.A185]+1)" office:value-type="float" office:value="69" calcext:value-type="float">
            <text:p>69</text:p>
          </table:table-cell>
          <table:table-cell table:formula="of:=COM.MICROSOFT.CONCAT(&quot;G&quot;;CHAR([.A186]))" office:value-type="string" office:string-value="GE" calcext:value-type="string">
            <text:p>GE</text:p>
          </table:table-cell>
          <table:table-cell table:formula="of:=CONCATENATE([.B186];&quot;2*$&quot;;[.B186];&quot;$1+&quot;)" office:value-type="string" office:string-value="GE2*$GE$1+" calcext:value-type="string">
            <text:p>GE2*$GE$1+</text:p>
          </table:table-cell>
        </table:table-row>
        <table:table-row table:style-name="ro2">
          <table:table-cell table:formula="of:=IF([.A186]=90;65;[.A186]+1)" office:value-type="float" office:value="70" calcext:value-type="float">
            <text:p>70</text:p>
          </table:table-cell>
          <table:table-cell table:formula="of:=COM.MICROSOFT.CONCAT(&quot;G&quot;;CHAR([.A187]))" office:value-type="string" office:string-value="GF" calcext:value-type="string">
            <text:p>GF</text:p>
          </table:table-cell>
          <table:table-cell table:formula="of:=CONCATENATE([.B187];&quot;2*$&quot;;[.B187];&quot;$1+&quot;)" office:value-type="string" office:string-value="GF2*$GF$1+" calcext:value-type="string">
            <text:p>GF2*$GF$1+</text:p>
          </table:table-cell>
        </table:table-row>
        <table:table-row table:style-name="ro2">
          <table:table-cell table:formula="of:=IF([.A187]=90;65;[.A187]+1)" office:value-type="float" office:value="71" calcext:value-type="float">
            <text:p>71</text:p>
          </table:table-cell>
          <table:table-cell table:formula="of:=COM.MICROSOFT.CONCAT(&quot;G&quot;;CHAR([.A188]))" office:value-type="string" office:string-value="GG" calcext:value-type="string">
            <text:p>GG</text:p>
          </table:table-cell>
          <table:table-cell table:formula="of:=CONCATENATE([.B188];&quot;2*$&quot;;[.B188];&quot;$1&quot;)" office:value-type="string" office:string-value="GG2*$GG$1" calcext:value-type="string">
            <text:p>GG2*$GG$1</text:p>
          </table:table-cell>
        </table:table-row>
        <table:table-row table:style-name="ro1" table:number-rows-repeated="1048387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2.A1:Sheet2.A1048576">
            <calcext:condition calcext:apply-style-name="Error" calcext:value="=90" calcext:base-cell-address="Sheet2.A1"/>
          </calcext:conditional-format>
        </calcext:conditional-formats>
      </table:table>
      <table:table table:name="C-LIG-Ensemble-Shuffled" table:style-name="ta1">
        <table:table-column table:style-name="co1" table:default-cell-style-name="Default"/>
        <table:table-column table:style-name="co3" table:number-columns-repeated="37" table:default-cell-style-name="Default"/>
        <table:table-column table:style-name="co4" table:number-columns-repeated="5" table:default-cell-style-name="Default"/>
        <table:table-column table:style-name="co3" table:number-columns-repeated="18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</text:p>
          </table:table-cell>
          <table:table-cell table:number-columns-repeated="9" table:style-name="ce1" office:value-type="float" office:value="0.7447736872" calcext:value-type="float">
            <text:p>0.7447736872</text:p>
          </table:table-cell>
          <table:table-cell table:number-columns-repeated="3" table:style-name="ce1" office:value-type="float" office:value="0.7229216542" calcext:value-type="float">
            <text:p>0.7229216542</text:p>
          </table:table-cell>
          <table:table-cell table:number-columns-repeated="3" table:style-name="ce1" office:value-type="float" office:value="0.682207187" calcext:value-type="float">
            <text:p>0.682207187</text:p>
          </table:table-cell>
          <table:table-cell table:number-columns-repeated="9" table:style-name="ce1" office:value-type="float" office:value="0.6812429872" calcext:value-type="float">
            <text:p>0.6812429872</text:p>
          </table:table-cell>
          <table:table-cell table:number-columns-repeated="9" table:style-name="ce1" office:value-type="float" office:value="0.6810702937" calcext:value-type="float">
            <text:p>0.6810702937</text:p>
          </table:table-cell>
          <table:table-cell table:number-columns-repeated="12" table:style-name="ce1" office:value-type="float" office:value="0.6648959187" calcext:value-type="float">
            <text:p>0.6648959187</text:p>
          </table:table-cell>
          <table:table-cell table:number-columns-repeated="3" table:style-name="ce1" office:value-type="float" office:value="0.6536860754" calcext:value-type="float">
            <text:p>0.6536860754</text:p>
          </table:table-cell>
          <table:table-cell table:number-columns-repeated="9" table:style-name="ce1" office:value-type="float" office:value="0.6500634512" calcext:value-type="float">
            <text:p>0.6500634512</text:p>
          </table:table-cell>
          <table:table-cell table:number-columns-repeated="6" table:style-name="ce1" office:value-type="float" office:value="0.6490338189" calcext:value-type="float">
            <text:p>0.6490338189</text:p>
          </table:table-cell>
          <table:table-cell table:number-columns-repeated="2" table:style-name="ce1" office:value-type="float" office:value="0.6459092906" calcext:value-type="float">
            <text:p>0.6459092906</text:p>
          </table:table-cell>
          <table:table-cell table:number-columns-repeated="3" table:style-name="ce1" office:value-type="float" office:value="0.6384963826" calcext:value-type="float">
            <text:p>0.6384963826</text:p>
          </table:table-cell>
          <table:table-cell table:number-columns-repeated="12" table:style-name="ce1" office:value-type="float" office:value="0.6319504868" calcext:value-type="float">
            <text:p>0.6319504868</text:p>
          </table:table-cell>
          <table:table-cell table:style-name="ce4" office:value-type="string" calcext:value-type="string">
            <text:p>Hard Ensemble</text:p>
          </table:table-cell>
          <table:table-cell table:style-name="ce4" office:value-type="string" calcext:value-type="string">
            <text:p>Soft Ensemble</text:p>
          </table:table-cell>
          <table:table-cell table:style-name="ce4" table:number-columns-repeated="11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:.CC2])/COUNT([.A2:.CC2]));0)" office:value-type="float" office:value="0" calcext:value-type="float">
            <text:p>0</text:p>
          </table:table-cell>
          <table:table-cell table:formula="of:=ROUND(([.B2]*[.$B$1]+[.C2]*[.$C$1]+[.D2]*[.$D$1]+[.E2]*[.$E$1]+[.F2]*[.$F$1]+[.G2]*[.$G$1]+[.H2]*[.$H$1]+[.I2]*[.$I$1]+[.J2]*[.$J$1]+[.K2]*[.$K$1]+[.L2]*[.$L$1]+[.M2]*[.$M$1]+[.N2]*[.$N$1]+[.O2]*[.$O$1]+[.P2]*[.$P$1]+[.Q2]*[.$Q$1]+[.R2]*[.$R$1]+[.S2]*[.$S$1]+[.T2]*[.$T$1]+[.U2]*[.$U$1]+[.V2]*[.$V$1]+[.W2]*[.$W$1]+[.X2]*[.$X$1]+[.Y2]*[.$Y$1]+[.Z2]*[.$Z$1]+[.AA2]*[.$AA$1]+[.AB2]*[.$AB$1]+[.AC2]*[.$AC$1]+[.AD2]*[.$AD$1]+[.AE2]*[.$AE$1]+[.AF2]*[.$AF$1]+[.AG2]*[.$AG$1]+[.AH2]*[.$AH$1]+[.AI2]*[.$AI$1]+[.AJ2]*[.$AJ$1]+[.AK2]*[.$AK$1]+[.AL2]*[.$AL$1]+[.AM2]*[.$AM$1]+[.AN2]*[.$AN$1]+[.AO2]*[.$AO$1]+[.AP2]*[.$AP$1]+[.AQ2]*[.$AQ$1]+[.AR2]*[.$AR$1]+[.AS2]*[.$AS$1]+[.AT2]*[.$AT$1]+[.AU2]*[.$AU$1]+[.AV2]*[.$AV$1]+[.AW2]*[.$AW$1]+[.AX2]*[.$AX$1]+[.AY2]*[.$AY$1]+[.AZ2]*[.$AZ$1]+[.BA2]*[.$BA$1]+[.BB2]*[.$BB$1]+[.BC2]*[.$BC$1]+[.BD2]*[.$BD$1]+[.BE2]*[.$BE$1]+[.BF2]*[.$BF$1]+[.BG2]*[.$BG$1]+[.BH2]*[.$BH$1]+[.BI2]*[.$BI$1]+[.BJ2]*[.$BJ$1]+[.BK2]*[.$BK$1]+[.BL2]*[.$BL$1]+[.BM2]*[.$BM$1]+[.BN2]*[.$BN$1]+[.BO2]*[.$BO$1]+[.BP2]*[.$BP$1]+[.BQ2]*[.$BQ$1]+[.BR2]*[.$BR$1]+[.BS2]*[.$BS$1]+[.BT2]*[.$BT$1]+[.BU2]*[.$BU$1]+[.BV2]*[.$BV$1]+[.BW2]*[.$BW$1]+[.BX2]*[.$BX$1]+[.BY2]*[.$BY$1]+[.BZ2]*[.$BZ$1]+[.CA2]*[.$CA$1]+[.CB2]*[.$CB$1]+[.CC2]*[.$CC$1])/COUNT([.B2:.CC2]);0)" office:value-type="float" office:value="0" calcext:value-type="float">
            <text:p>0</text:p>
          </table:table-cell>
          <table:table-cell table:formula="of:=IF([.CE2]&lt;&gt;[.CD2];&quot;X&quot;;&quot;&quot;)">
            <text:p/>
          </table:table-cell>
          <table:table-cell table:number-columns-repeated="108"/>
          <table:table-cell table:formula="of:=IF([.GJ2]&lt;&gt;[.GI2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:.CC3])/COUNT([.A3:.CC3]));0)" office:value-type="float" office:value="0" calcext:value-type="float">
            <text:p>0</text:p>
          </table:table-cell>
          <table:table-cell table:formula="of:=ROUND(([.B3]*[.$B$1]+[.C3]*[.$C$1]+[.D3]*[.$D$1]+[.E3]*[.$E$1]+[.F3]*[.$F$1]+[.G3]*[.$G$1]+[.H3]*[.$H$1]+[.I3]*[.$I$1]+[.J3]*[.$J$1]+[.K3]*[.$K$1]+[.L3]*[.$L$1]+[.M3]*[.$M$1]+[.N3]*[.$N$1]+[.O3]*[.$O$1]+[.P3]*[.$P$1]+[.Q3]*[.$Q$1]+[.R3]*[.$R$1]+[.S3]*[.$S$1]+[.T3]*[.$T$1]+[.U3]*[.$U$1]+[.V3]*[.$V$1]+[.W3]*[.$W$1]+[.X3]*[.$X$1]+[.Y3]*[.$Y$1]+[.Z3]*[.$Z$1]+[.AA3]*[.$AA$1]+[.AB3]*[.$AB$1]+[.AC3]*[.$AC$1]+[.AD3]*[.$AD$1]+[.AE3]*[.$AE$1]+[.AF3]*[.$AF$1]+[.AG3]*[.$AG$1]+[.AH3]*[.$AH$1]+[.AI3]*[.$AI$1]+[.AJ3]*[.$AJ$1]+[.AK3]*[.$AK$1]+[.AL3]*[.$AL$1]+[.AM3]*[.$AM$1]+[.AN3]*[.$AN$1]+[.AO3]*[.$AO$1]+[.AP3]*[.$AP$1]+[.AQ3]*[.$AQ$1]+[.AR3]*[.$AR$1]+[.AS3]*[.$AS$1]+[.AT3]*[.$AT$1]+[.AU3]*[.$AU$1]+[.AV3]*[.$AV$1]+[.AW3]*[.$AW$1]+[.AX3]*[.$AX$1]+[.AY3]*[.$AY$1]+[.AZ3]*[.$AZ$1]+[.BA3]*[.$BA$1]+[.BB3]*[.$BB$1]+[.BC3]*[.$BC$1]+[.BD3]*[.$BD$1]+[.BE3]*[.$BE$1]+[.BF3]*[.$BF$1]+[.BG3]*[.$BG$1]+[.BH3]*[.$BH$1]+[.BI3]*[.$BI$1]+[.BJ3]*[.$BJ$1]+[.BK3]*[.$BK$1]+[.BL3]*[.$BL$1]+[.BM3]*[.$BM$1]+[.BN3]*[.$BN$1]+[.BO3]*[.$BO$1]+[.BP3]*[.$BP$1]+[.BQ3]*[.$BQ$1]+[.BR3]*[.$BR$1]+[.BS3]*[.$BS$1]+[.BT3]*[.$BT$1]+[.BU3]*[.$BU$1]+[.BV3]*[.$BV$1]+[.BW3]*[.$BW$1]+[.BX3]*[.$BX$1]+[.BY3]*[.$BY$1]+[.BZ3]*[.$BZ$1]+[.CA3]*[.$CA$1]+[.CB3]*[.$CB$1]+[.CC3]*[.$CC$1])/COUNT([.B3:.CC3]);0)" office:value-type="float" office:value="0" calcext:value-type="float">
            <text:p>0</text:p>
          </table:table-cell>
          <table:table-cell table:formula="of:=IF([.CE3]&lt;&gt;[.CD3];&quot;X&quot;;&quot;&quot;)">
            <text:p/>
          </table:table-cell>
          <table:table-cell table:number-columns-repeated="108"/>
          <table:table-cell table:formula="of:=IF([.GJ3]&lt;&gt;[.GI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4:.CC4])/COUNT([.A4:.CC4]));0)" office:value-type="float" office:value="0" calcext:value-type="float">
            <text:p>0</text:p>
          </table:table-cell>
          <table:table-cell table:formula="of:=ROUND(([.B4]*[.$B$1]+[.C4]*[.$C$1]+[.D4]*[.$D$1]+[.E4]*[.$E$1]+[.F4]*[.$F$1]+[.G4]*[.$G$1]+[.H4]*[.$H$1]+[.I4]*[.$I$1]+[.J4]*[.$J$1]+[.K4]*[.$K$1]+[.L4]*[.$L$1]+[.M4]*[.$M$1]+[.N4]*[.$N$1]+[.O4]*[.$O$1]+[.P4]*[.$P$1]+[.Q4]*[.$Q$1]+[.R4]*[.$R$1]+[.S4]*[.$S$1]+[.T4]*[.$T$1]+[.U4]*[.$U$1]+[.V4]*[.$V$1]+[.W4]*[.$W$1]+[.X4]*[.$X$1]+[.Y4]*[.$Y$1]+[.Z4]*[.$Z$1]+[.AA4]*[.$AA$1]+[.AB4]*[.$AB$1]+[.AC4]*[.$AC$1]+[.AD4]*[.$AD$1]+[.AE4]*[.$AE$1]+[.AF4]*[.$AF$1]+[.AG4]*[.$AG$1]+[.AH4]*[.$AH$1]+[.AI4]*[.$AI$1]+[.AJ4]*[.$AJ$1]+[.AK4]*[.$AK$1]+[.AL4]*[.$AL$1]+[.AM4]*[.$AM$1]+[.AN4]*[.$AN$1]+[.AO4]*[.$AO$1]+[.AP4]*[.$AP$1]+[.AQ4]*[.$AQ$1]+[.AR4]*[.$AR$1]+[.AS4]*[.$AS$1]+[.AT4]*[.$AT$1]+[.AU4]*[.$AU$1]+[.AV4]*[.$AV$1]+[.AW4]*[.$AW$1]+[.AX4]*[.$AX$1]+[.AY4]*[.$AY$1]+[.AZ4]*[.$AZ$1]+[.BA4]*[.$BA$1]+[.BB4]*[.$BB$1]+[.BC4]*[.$BC$1]+[.BD4]*[.$BD$1]+[.BE4]*[.$BE$1]+[.BF4]*[.$BF$1]+[.BG4]*[.$BG$1]+[.BH4]*[.$BH$1]+[.BI4]*[.$BI$1]+[.BJ4]*[.$BJ$1]+[.BK4]*[.$BK$1]+[.BL4]*[.$BL$1]+[.BM4]*[.$BM$1]+[.BN4]*[.$BN$1]+[.BO4]*[.$BO$1]+[.BP4]*[.$BP$1]+[.BQ4]*[.$BQ$1]+[.BR4]*[.$BR$1]+[.BS4]*[.$BS$1]+[.BT4]*[.$BT$1]+[.BU4]*[.$BU$1]+[.BV4]*[.$BV$1]+[.BW4]*[.$BW$1]+[.BX4]*[.$BX$1]+[.BY4]*[.$BY$1]+[.BZ4]*[.$BZ$1]+[.CA4]*[.$CA$1]+[.CB4]*[.$CB$1]+[.CC4]*[.$CC$1])/COUNT([.B4:.CC4]);0)" office:value-type="float" office:value="0" calcext:value-type="float">
            <text:p>0</text:p>
          </table:table-cell>
          <table:table-cell table:formula="of:=IF([.CE4]&lt;&gt;[.CD4];&quot;X&quot;;&quot;&quot;)">
            <text:p/>
          </table:table-cell>
          <table:table-cell table:number-columns-repeated="108"/>
          <table:table-cell table:formula="of:=IF([.GJ4]&lt;&gt;[.GI4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:.CC5])/COUNT([.A5:.CC5]));0)" office:value-type="float" office:value="0" calcext:value-type="float">
            <text:p>0</text:p>
          </table:table-cell>
          <table:table-cell table:formula="of:=ROUND(([.B5]*[.$B$1]+[.C5]*[.$C$1]+[.D5]*[.$D$1]+[.E5]*[.$E$1]+[.F5]*[.$F$1]+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+[.AM5]*[.$AM$1]+[.AN5]*[.$AN$1]+[.AO5]*[.$AO$1]+[.AP5]*[.$AP$1]+[.AQ5]*[.$AQ$1]+[.AR5]*[.$AR$1]+[.AS5]*[.$AS$1]+[.AT5]*[.$AT$1]+[.AU5]*[.$AU$1]+[.AV5]*[.$AV$1]+[.AW5]*[.$AW$1]+[.AX5]*[.$AX$1]+[.AY5]*[.$AY$1]+[.AZ5]*[.$AZ$1]+[.BA5]*[.$BA$1]+[.BB5]*[.$BB$1]+[.BC5]*[.$BC$1]+[.BD5]*[.$BD$1]+[.BE5]*[.$BE$1]+[.BF5]*[.$BF$1]+[.BG5]*[.$BG$1]+[.BH5]*[.$BH$1]+[.BI5]*[.$BI$1]+[.BJ5]*[.$BJ$1]+[.BK5]*[.$BK$1]+[.BL5]*[.$BL$1]+[.BM5]*[.$BM$1]+[.BN5]*[.$BN$1]+[.BO5]*[.$BO$1]+[.BP5]*[.$BP$1]+[.BQ5]*[.$BQ$1]+[.BR5]*[.$BR$1]+[.BS5]*[.$BS$1]+[.BT5]*[.$BT$1]+[.BU5]*[.$BU$1]+[.BV5]*[.$BV$1]+[.BW5]*[.$BW$1]+[.BX5]*[.$BX$1]+[.BY5]*[.$BY$1]+[.BZ5]*[.$BZ$1]+[.CA5]*[.$CA$1]+[.CB5]*[.$CB$1]+[.CC5]*[.$CC$1])/COUNT([.B5:.CC5]);0)" office:value-type="float" office:value="0" calcext:value-type="float">
            <text:p>0</text:p>
          </table:table-cell>
          <table:table-cell table:formula="of:=IF([.CE5]&lt;&gt;[.CD5];&quot;X&quot;;&quot;&quot;)">
            <text:p/>
          </table:table-cell>
          <table:table-cell table:number-columns-repeated="108"/>
          <table:table-cell table:formula="of:=IF([.GJ5]&lt;&gt;[.GI5];&quot;X&quot;;&quot;&quot;)">
            <text:p/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6:.CC6])/COUNT([.A6:.CC6]));0)" office:value-type="float" office:value="0" calcext:value-type="float">
            <text:p>0</text:p>
          </table:table-cell>
          <table:table-cell table:formula="of:=ROUND(([.B6]*[.$B$1]+[.C6]*[.$C$1]+[.D6]*[.$D$1]+[.E6]*[.$E$1]+[.F6]*[.$F$1]+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+[.AM6]*[.$AM$1]+[.AN6]*[.$AN$1]+[.AO6]*[.$AO$1]+[.AP6]*[.$AP$1]+[.AQ6]*[.$AQ$1]+[.AR6]*[.$AR$1]+[.AS6]*[.$AS$1]+[.AT6]*[.$AT$1]+[.AU6]*[.$AU$1]+[.AV6]*[.$AV$1]+[.AW6]*[.$AW$1]+[.AX6]*[.$AX$1]+[.AY6]*[.$AY$1]+[.AZ6]*[.$AZ$1]+[.BA6]*[.$BA$1]+[.BB6]*[.$BB$1]+[.BC6]*[.$BC$1]+[.BD6]*[.$BD$1]+[.BE6]*[.$BE$1]+[.BF6]*[.$BF$1]+[.BG6]*[.$BG$1]+[.BH6]*[.$BH$1]+[.BI6]*[.$BI$1]+[.BJ6]*[.$BJ$1]+[.BK6]*[.$BK$1]+[.BL6]*[.$BL$1]+[.BM6]*[.$BM$1]+[.BN6]*[.$BN$1]+[.BO6]*[.$BO$1]+[.BP6]*[.$BP$1]+[.BQ6]*[.$BQ$1]+[.BR6]*[.$BR$1]+[.BS6]*[.$BS$1]+[.BT6]*[.$BT$1]+[.BU6]*[.$BU$1]+[.BV6]*[.$BV$1]+[.BW6]*[.$BW$1]+[.BX6]*[.$BX$1]+[.BY6]*[.$BY$1]+[.BZ6]*[.$BZ$1]+[.CA6]*[.$CA$1]+[.CB6]*[.$CB$1]+[.CC6]*[.$CC$1])/COUNT([.B6:.CC6]);0)" office:value-type="float" office:value="0" calcext:value-type="float">
            <text:p>0</text:p>
          </table:table-cell>
          <table:table-cell table:formula="of:=IF([.CE6]&lt;&gt;[.CD6];&quot;X&quot;;&quot;&quot;)">
            <text:p/>
          </table:table-cell>
          <table:table-cell table:number-columns-repeated="108"/>
          <table:table-cell table:formula="of:=IF([.GJ6]&lt;&gt;[.GI6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:.CC7])/COUNT([.A7:.CC7]));0)" office:value-type="float" office:value="0" calcext:value-type="float">
            <text:p>0</text:p>
          </table:table-cell>
          <table:table-cell table:formula="of:=ROUND(([.B7]*[.$B$1]+[.C7]*[.$C$1]+[.D7]*[.$D$1]+[.E7]*[.$E$1]+[.F7]*[.$F$1]+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+[.AM7]*[.$AM$1]+[.AN7]*[.$AN$1]+[.AO7]*[.$AO$1]+[.AP7]*[.$AP$1]+[.AQ7]*[.$AQ$1]+[.AR7]*[.$AR$1]+[.AS7]*[.$AS$1]+[.AT7]*[.$AT$1]+[.AU7]*[.$AU$1]+[.AV7]*[.$AV$1]+[.AW7]*[.$AW$1]+[.AX7]*[.$AX$1]+[.AY7]*[.$AY$1]+[.AZ7]*[.$AZ$1]+[.BA7]*[.$BA$1]+[.BB7]*[.$BB$1]+[.BC7]*[.$BC$1]+[.BD7]*[.$BD$1]+[.BE7]*[.$BE$1]+[.BF7]*[.$BF$1]+[.BG7]*[.$BG$1]+[.BH7]*[.$BH$1]+[.BI7]*[.$BI$1]+[.BJ7]*[.$BJ$1]+[.BK7]*[.$BK$1]+[.BL7]*[.$BL$1]+[.BM7]*[.$BM$1]+[.BN7]*[.$BN$1]+[.BO7]*[.$BO$1]+[.BP7]*[.$BP$1]+[.BQ7]*[.$BQ$1]+[.BR7]*[.$BR$1]+[.BS7]*[.$BS$1]+[.BT7]*[.$BT$1]+[.BU7]*[.$BU$1]+[.BV7]*[.$BV$1]+[.BW7]*[.$BW$1]+[.BX7]*[.$BX$1]+[.BY7]*[.$BY$1]+[.BZ7]*[.$BZ$1]+[.CA7]*[.$CA$1]+[.CB7]*[.$CB$1]+[.CC7]*[.$CC$1])/COUNT([.B7:.CC7]);0)" office:value-type="float" office:value="0" calcext:value-type="float">
            <text:p>0</text:p>
          </table:table-cell>
          <table:table-cell table:formula="of:=IF([.CE7]&lt;&gt;[.CD7];&quot;X&quot;;&quot;&quot;)">
            <text:p/>
          </table:table-cell>
          <table:table-cell table:number-columns-repeated="108"/>
          <table:table-cell table:formula="of:=IF([.GJ7]&lt;&gt;[.GI7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8:.CC8])/COUNT([.A8:.CC8]));0)" office:value-type="float" office:value="0" calcext:value-type="float">
            <text:p>0</text:p>
          </table:table-cell>
          <table:table-cell table:formula="of:=ROUND(([.B8]*[.$B$1]+[.C8]*[.$C$1]+[.D8]*[.$D$1]+[.E8]*[.$E$1]+[.F8]*[.$F$1]+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+[.AM8]*[.$AM$1]+[.AN8]*[.$AN$1]+[.AO8]*[.$AO$1]+[.AP8]*[.$AP$1]+[.AQ8]*[.$AQ$1]+[.AR8]*[.$AR$1]+[.AS8]*[.$AS$1]+[.AT8]*[.$AT$1]+[.AU8]*[.$AU$1]+[.AV8]*[.$AV$1]+[.AW8]*[.$AW$1]+[.AX8]*[.$AX$1]+[.AY8]*[.$AY$1]+[.AZ8]*[.$AZ$1]+[.BA8]*[.$BA$1]+[.BB8]*[.$BB$1]+[.BC8]*[.$BC$1]+[.BD8]*[.$BD$1]+[.BE8]*[.$BE$1]+[.BF8]*[.$BF$1]+[.BG8]*[.$BG$1]+[.BH8]*[.$BH$1]+[.BI8]*[.$BI$1]+[.BJ8]*[.$BJ$1]+[.BK8]*[.$BK$1]+[.BL8]*[.$BL$1]+[.BM8]*[.$BM$1]+[.BN8]*[.$BN$1]+[.BO8]*[.$BO$1]+[.BP8]*[.$BP$1]+[.BQ8]*[.$BQ$1]+[.BR8]*[.$BR$1]+[.BS8]*[.$BS$1]+[.BT8]*[.$BT$1]+[.BU8]*[.$BU$1]+[.BV8]*[.$BV$1]+[.BW8]*[.$BW$1]+[.BX8]*[.$BX$1]+[.BY8]*[.$BY$1]+[.BZ8]*[.$BZ$1]+[.CA8]*[.$CA$1]+[.CB8]*[.$CB$1]+[.CC8]*[.$CC$1])/COUNT([.B8:.CC8]);0)" office:value-type="float" office:value="0" calcext:value-type="float">
            <text:p>0</text:p>
          </table:table-cell>
          <table:table-cell table:formula="of:=IF([.CE8]&lt;&gt;[.CD8];&quot;X&quot;;&quot;&quot;)">
            <text:p/>
          </table:table-cell>
          <table:table-cell table:number-columns-repeated="108"/>
          <table:table-cell table:formula="of:=IF([.GJ8]&lt;&gt;[.GI8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:.CC9])/COUNT([.A9:.CC9]));0)" office:value-type="float" office:value="0" calcext:value-type="float">
            <text:p>0</text:p>
          </table:table-cell>
          <table:table-cell table:formula="of:=ROUND(([.B9]*[.$B$1]+[.C9]*[.$C$1]+[.D9]*[.$D$1]+[.E9]*[.$E$1]+[.F9]*[.$F$1]+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+[.AM9]*[.$AM$1]+[.AN9]*[.$AN$1]+[.AO9]*[.$AO$1]+[.AP9]*[.$AP$1]+[.AQ9]*[.$AQ$1]+[.AR9]*[.$AR$1]+[.AS9]*[.$AS$1]+[.AT9]*[.$AT$1]+[.AU9]*[.$AU$1]+[.AV9]*[.$AV$1]+[.AW9]*[.$AW$1]+[.AX9]*[.$AX$1]+[.AY9]*[.$AY$1]+[.AZ9]*[.$AZ$1]+[.BA9]*[.$BA$1]+[.BB9]*[.$BB$1]+[.BC9]*[.$BC$1]+[.BD9]*[.$BD$1]+[.BE9]*[.$BE$1]+[.BF9]*[.$BF$1]+[.BG9]*[.$BG$1]+[.BH9]*[.$BH$1]+[.BI9]*[.$BI$1]+[.BJ9]*[.$BJ$1]+[.BK9]*[.$BK$1]+[.BL9]*[.$BL$1]+[.BM9]*[.$BM$1]+[.BN9]*[.$BN$1]+[.BO9]*[.$BO$1]+[.BP9]*[.$BP$1]+[.BQ9]*[.$BQ$1]+[.BR9]*[.$BR$1]+[.BS9]*[.$BS$1]+[.BT9]*[.$BT$1]+[.BU9]*[.$BU$1]+[.BV9]*[.$BV$1]+[.BW9]*[.$BW$1]+[.BX9]*[.$BX$1]+[.BY9]*[.$BY$1]+[.BZ9]*[.$BZ$1]+[.CA9]*[.$CA$1]+[.CB9]*[.$CB$1]+[.CC9]*[.$CC$1])/COUNT([.B9:.CC9]);0)" office:value-type="float" office:value="0" calcext:value-type="float">
            <text:p>0</text:p>
          </table:table-cell>
          <table:table-cell table:formula="of:=IF([.CE9]&lt;&gt;[.CD9];&quot;X&quot;;&quot;&quot;)">
            <text:p/>
          </table:table-cell>
          <table:table-cell table:number-columns-repeated="108"/>
          <table:table-cell table:formula="of:=IF([.GJ9]&lt;&gt;[.GI9];&quot;X&quot;;&quot;&quot;)">
            <text:p/>
          </table:table-cell>
        </table:table-row>
        <table:table-row table:style-name="ro1">
          <table:table-cell table:number-columns-repeated="69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0:.CC10])/COUNT([.A10:.CC10]));0)" office:value-type="float" office:value="1" calcext:value-type="float">
            <text:p>1</text:p>
          </table:table-cell>
          <table:table-cell table:formula="of:=ROUND(([.B10]*[.$B$1]+[.C10]*[.$C$1]+[.D10]*[.$D$1]+[.E10]*[.$E$1]+[.F10]*[.$F$1]+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+[.AM10]*[.$AM$1]+[.AN10]*[.$AN$1]+[.AO10]*[.$AO$1]+[.AP10]*[.$AP$1]+[.AQ10]*[.$AQ$1]+[.AR10]*[.$AR$1]+[.AS10]*[.$AS$1]+[.AT10]*[.$AT$1]+[.AU10]*[.$AU$1]+[.AV10]*[.$AV$1]+[.AW10]*[.$AW$1]+[.AX10]*[.$AX$1]+[.AY10]*[.$AY$1]+[.AZ10]*[.$AZ$1]+[.BA10]*[.$BA$1]+[.BB10]*[.$BB$1]+[.BC10]*[.$BC$1]+[.BD10]*[.$BD$1]+[.BE10]*[.$BE$1]+[.BF10]*[.$BF$1]+[.BG10]*[.$BG$1]+[.BH10]*[.$BH$1]+[.BI10]*[.$BI$1]+[.BJ10]*[.$BJ$1]+[.BK10]*[.$BK$1]+[.BL10]*[.$BL$1]+[.BM10]*[.$BM$1]+[.BN10]*[.$BN$1]+[.BO10]*[.$BO$1]+[.BP10]*[.$BP$1]+[.BQ10]*[.$BQ$1]+[.BR10]*[.$BR$1]+[.BS10]*[.$BS$1]+[.BT10]*[.$BT$1]+[.BU10]*[.$BU$1]+[.BV10]*[.$BV$1]+[.BW10]*[.$BW$1]+[.BX10]*[.$BX$1]+[.BY10]*[.$BY$1]+[.BZ10]*[.$BZ$1]+[.CA10]*[.$CA$1]+[.CB10]*[.$CB$1]+[.CC10]*[.$CC$1])/COUNT([.B10:.CC10]);0)" office:value-type="float" office:value="1" calcext:value-type="float">
            <text:p>1</text:p>
          </table:table-cell>
          <table:table-cell table:formula="of:=IF([.CE10]&lt;&gt;[.CD10];&quot;X&quot;;&quot;&quot;)">
            <text:p/>
          </table:table-cell>
          <table:table-cell table:number-columns-repeated="108"/>
          <table:table-cell table:formula="of:=IF([.GJ10]&lt;&gt;[.GI10];&quot;X&quot;;&quot;&quot;)">
            <text:p/>
          </table:table-cell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ROUND((SUM([.B11:.CC11])/COUNT([.A11:.CC11]));0)" office:value-type="float" office:value="1" calcext:value-type="float">
            <text:p>1</text:p>
          </table:table-cell>
          <table:table-cell table:formula="of:=ROUND(([.B11]*[.$B$1]+[.C11]*[.$C$1]+[.D11]*[.$D$1]+[.E11]*[.$E$1]+[.F11]*[.$F$1]+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+[.AM11]*[.$AM$1]+[.AN11]*[.$AN$1]+[.AO11]*[.$AO$1]+[.AP11]*[.$AP$1]+[.AQ11]*[.$AQ$1]+[.AR11]*[.$AR$1]+[.AS11]*[.$AS$1]+[.AT11]*[.$AT$1]+[.AU11]*[.$AU$1]+[.AV11]*[.$AV$1]+[.AW11]*[.$AW$1]+[.AX11]*[.$AX$1]+[.AY11]*[.$AY$1]+[.AZ11]*[.$AZ$1]+[.BA11]*[.$BA$1]+[.BB11]*[.$BB$1]+[.BC11]*[.$BC$1]+[.BD11]*[.$BD$1]+[.BE11]*[.$BE$1]+[.BF11]*[.$BF$1]+[.BG11]*[.$BG$1]+[.BH11]*[.$BH$1]+[.BI11]*[.$BI$1]+[.BJ11]*[.$BJ$1]+[.BK11]*[.$BK$1]+[.BL11]*[.$BL$1]+[.BM11]*[.$BM$1]+[.BN11]*[.$BN$1]+[.BO11]*[.$BO$1]+[.BP11]*[.$BP$1]+[.BQ11]*[.$BQ$1]+[.BR11]*[.$BR$1]+[.BS11]*[.$BS$1]+[.BT11]*[.$BT$1]+[.BU11]*[.$BU$1]+[.BV11]*[.$BV$1]+[.BW11]*[.$BW$1]+[.BX11]*[.$BX$1]+[.BY11]*[.$BY$1]+[.BZ11]*[.$BZ$1]+[.CA11]*[.$CA$1]+[.CB11]*[.$CB$1]+[.CC11]*[.$CC$1])/COUNT([.B11:.CC11]);0)" office:value-type="float" office:value="0" calcext:value-type="float">
            <text:p>0</text:p>
          </table:table-cell>
          <table:table-cell table:formula="of:=IF([.CE11]&lt;&gt;[.CD11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GJ11]&lt;&gt;[.GI11];&quot;X&quot;;&quot;&quot;)">
            <text:p/>
          </table:table-cell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2:.CC12])/COUNT([.A12:.CC12]));0)" office:value-type="float" office:value="1" calcext:value-type="float">
            <text:p>1</text:p>
          </table:table-cell>
          <table:table-cell table:formula="of:=ROUND(([.B12]*[.$B$1]+[.C12]*[.$C$1]+[.D12]*[.$D$1]+[.E12]*[.$E$1]+[.F12]*[.$F$1]+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+[.AM12]*[.$AM$1]+[.AN12]*[.$AN$1]+[.AO12]*[.$AO$1]+[.AP12]*[.$AP$1]+[.AQ12]*[.$AQ$1]+[.AR12]*[.$AR$1]+[.AS12]*[.$AS$1]+[.AT12]*[.$AT$1]+[.AU12]*[.$AU$1]+[.AV12]*[.$AV$1]+[.AW12]*[.$AW$1]+[.AX12]*[.$AX$1]+[.AY12]*[.$AY$1]+[.AZ12]*[.$AZ$1]+[.BA12]*[.$BA$1]+[.BB12]*[.$BB$1]+[.BC12]*[.$BC$1]+[.BD12]*[.$BD$1]+[.BE12]*[.$BE$1]+[.BF12]*[.$BF$1]+[.BG12]*[.$BG$1]+[.BH12]*[.$BH$1]+[.BI12]*[.$BI$1]+[.BJ12]*[.$BJ$1]+[.BK12]*[.$BK$1]+[.BL12]*[.$BL$1]+[.BM12]*[.$BM$1]+[.BN12]*[.$BN$1]+[.BO12]*[.$BO$1]+[.BP12]*[.$BP$1]+[.BQ12]*[.$BQ$1]+[.BR12]*[.$BR$1]+[.BS12]*[.$BS$1]+[.BT12]*[.$BT$1]+[.BU12]*[.$BU$1]+[.BV12]*[.$BV$1]+[.BW12]*[.$BW$1]+[.BX12]*[.$BX$1]+[.BY12]*[.$BY$1]+[.BZ12]*[.$BZ$1]+[.CA12]*[.$CA$1]+[.CB12]*[.$CB$1]+[.CC12]*[.$CC$1])/COUNT([.B12:.CC12]);0)" office:value-type="float" office:value="0" calcext:value-type="float">
            <text:p>0</text:p>
          </table:table-cell>
          <table:table-cell table:formula="of:=IF([.CE12]&lt;&gt;[.CD12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GJ12]&lt;&gt;[.GI12];&quot;X&quot;;&quot;&quot;)">
            <text:p/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3:.CC13])/COUNT([.A13:.CC13]));0)" office:value-type="float" office:value="1" calcext:value-type="float">
            <text:p>1</text:p>
          </table:table-cell>
          <table:table-cell table:formula="of:=ROUND(([.B13]*[.$B$1]+[.C13]*[.$C$1]+[.D13]*[.$D$1]+[.E13]*[.$E$1]+[.F13]*[.$F$1]+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+[.AM13]*[.$AM$1]+[.AN13]*[.$AN$1]+[.AO13]*[.$AO$1]+[.AP13]*[.$AP$1]+[.AQ13]*[.$AQ$1]+[.AR13]*[.$AR$1]+[.AS13]*[.$AS$1]+[.AT13]*[.$AT$1]+[.AU13]*[.$AU$1]+[.AV13]*[.$AV$1]+[.AW13]*[.$AW$1]+[.AX13]*[.$AX$1]+[.AY13]*[.$AY$1]+[.AZ13]*[.$AZ$1]+[.BA13]*[.$BA$1]+[.BB13]*[.$BB$1]+[.BC13]*[.$BC$1]+[.BD13]*[.$BD$1]+[.BE13]*[.$BE$1]+[.BF13]*[.$BF$1]+[.BG13]*[.$BG$1]+[.BH13]*[.$BH$1]+[.BI13]*[.$BI$1]+[.BJ13]*[.$BJ$1]+[.BK13]*[.$BK$1]+[.BL13]*[.$BL$1]+[.BM13]*[.$BM$1]+[.BN13]*[.$BN$1]+[.BO13]*[.$BO$1]+[.BP13]*[.$BP$1]+[.BQ13]*[.$BQ$1]+[.BR13]*[.$BR$1]+[.BS13]*[.$BS$1]+[.BT13]*[.$BT$1]+[.BU13]*[.$BU$1]+[.BV13]*[.$BV$1]+[.BW13]*[.$BW$1]+[.BX13]*[.$BX$1]+[.BY13]*[.$BY$1]+[.BZ13]*[.$BZ$1]+[.CA13]*[.$CA$1]+[.CB13]*[.$CB$1]+[.CC13]*[.$CC$1])/COUNT([.B13:.CC13]);0)" office:value-type="float" office:value="1" calcext:value-type="float">
            <text:p>1</text:p>
          </table:table-cell>
          <table:table-cell table:formula="of:=IF([.CE13]&lt;&gt;[.CD13];&quot;X&quot;;&quot;&quot;)">
            <text:p/>
          </table:table-cell>
          <table:table-cell table:number-columns-repeated="108"/>
          <table:table-cell table:formula="of:=IF([.GJ13]&lt;&gt;[.GI13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:.CC14])/COUNT([.A14:.CC14]));0)" office:value-type="float" office:value="1" calcext:value-type="float">
            <text:p>1</text:p>
          </table:table-cell>
          <table:table-cell table:formula="of:=ROUND(([.B14]*[.$B$1]+[.C14]*[.$C$1]+[.D14]*[.$D$1]+[.E14]*[.$E$1]+[.F14]*[.$F$1]+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+[.AM14]*[.$AM$1]+[.AN14]*[.$AN$1]+[.AO14]*[.$AO$1]+[.AP14]*[.$AP$1]+[.AQ14]*[.$AQ$1]+[.AR14]*[.$AR$1]+[.AS14]*[.$AS$1]+[.AT14]*[.$AT$1]+[.AU14]*[.$AU$1]+[.AV14]*[.$AV$1]+[.AW14]*[.$AW$1]+[.AX14]*[.$AX$1]+[.AY14]*[.$AY$1]+[.AZ14]*[.$AZ$1]+[.BA14]*[.$BA$1]+[.BB14]*[.$BB$1]+[.BC14]*[.$BC$1]+[.BD14]*[.$BD$1]+[.BE14]*[.$BE$1]+[.BF14]*[.$BF$1]+[.BG14]*[.$BG$1]+[.BH14]*[.$BH$1]+[.BI14]*[.$BI$1]+[.BJ14]*[.$BJ$1]+[.BK14]*[.$BK$1]+[.BL14]*[.$BL$1]+[.BM14]*[.$BM$1]+[.BN14]*[.$BN$1]+[.BO14]*[.$BO$1]+[.BP14]*[.$BP$1]+[.BQ14]*[.$BQ$1]+[.BR14]*[.$BR$1]+[.BS14]*[.$BS$1]+[.BT14]*[.$BT$1]+[.BU14]*[.$BU$1]+[.BV14]*[.$BV$1]+[.BW14]*[.$BW$1]+[.BX14]*[.$BX$1]+[.BY14]*[.$BY$1]+[.BZ14]*[.$BZ$1]+[.CA14]*[.$CA$1]+[.CB14]*[.$CB$1]+[.CC14]*[.$CC$1])/COUNT([.B14:.CC14]);0)" office:value-type="float" office:value="1" calcext:value-type="float">
            <text:p>1</text:p>
          </table:table-cell>
          <table:table-cell table:formula="of:=IF([.CE14]&lt;&gt;[.CD14];&quot;X&quot;;&quot;&quot;)">
            <text:p/>
          </table:table-cell>
          <table:table-cell table:number-columns-repeated="108"/>
          <table:table-cell table:formula="of:=IF([.GJ14]&lt;&gt;[.GI14];&quot;X&quot;;&quot;&quot;)">
            <text:p/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5:.CC15])/COUNT([.A15:.CC15]));0)" office:value-type="float" office:value="1" calcext:value-type="float">
            <text:p>1</text:p>
          </table:table-cell>
          <table:table-cell table:formula="of:=ROUND(([.B15]*[.$B$1]+[.C15]*[.$C$1]+[.D15]*[.$D$1]+[.E15]*[.$E$1]+[.F15]*[.$F$1]+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+[.AM15]*[.$AM$1]+[.AN15]*[.$AN$1]+[.AO15]*[.$AO$1]+[.AP15]*[.$AP$1]+[.AQ15]*[.$AQ$1]+[.AR15]*[.$AR$1]+[.AS15]*[.$AS$1]+[.AT15]*[.$AT$1]+[.AU15]*[.$AU$1]+[.AV15]*[.$AV$1]+[.AW15]*[.$AW$1]+[.AX15]*[.$AX$1]+[.AY15]*[.$AY$1]+[.AZ15]*[.$AZ$1]+[.BA15]*[.$BA$1]+[.BB15]*[.$BB$1]+[.BC15]*[.$BC$1]+[.BD15]*[.$BD$1]+[.BE15]*[.$BE$1]+[.BF15]*[.$BF$1]+[.BG15]*[.$BG$1]+[.BH15]*[.$BH$1]+[.BI15]*[.$BI$1]+[.BJ15]*[.$BJ$1]+[.BK15]*[.$BK$1]+[.BL15]*[.$BL$1]+[.BM15]*[.$BM$1]+[.BN15]*[.$BN$1]+[.BO15]*[.$BO$1]+[.BP15]*[.$BP$1]+[.BQ15]*[.$BQ$1]+[.BR15]*[.$BR$1]+[.BS15]*[.$BS$1]+[.BT15]*[.$BT$1]+[.BU15]*[.$BU$1]+[.BV15]*[.$BV$1]+[.BW15]*[.$BW$1]+[.BX15]*[.$BX$1]+[.BY15]*[.$BY$1]+[.BZ15]*[.$BZ$1]+[.CA15]*[.$CA$1]+[.CB15]*[.$CB$1]+[.CC15]*[.$CC$1])/COUNT([.B15:.CC15]);0)" office:value-type="float" office:value="0" calcext:value-type="float">
            <text:p>0</text:p>
          </table:table-cell>
          <table:table-cell table:formula="of:=IF([.CE15]&lt;&gt;[.CD15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GJ15]&lt;&gt;[.GI15];&quot;X&quot;;&quot;&quot;)">
            <text:p/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  <table:table-cell table:formula="of:=ROUND((SUM([.B16:.CC16])/COUNT([.A16:.CC16]));0)" office:value-type="float" office:value="1" calcext:value-type="float">
            <text:p>1</text:p>
          </table:table-cell>
          <table:table-cell table:formula="of:=ROUND(([.B16]*[.$B$1]+[.C16]*[.$C$1]+[.D16]*[.$D$1]+[.E16]*[.$E$1]+[.F16]*[.$F$1]+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+[.AM16]*[.$AM$1]+[.AN16]*[.$AN$1]+[.AO16]*[.$AO$1]+[.AP16]*[.$AP$1]+[.AQ16]*[.$AQ$1]+[.AR16]*[.$AR$1]+[.AS16]*[.$AS$1]+[.AT16]*[.$AT$1]+[.AU16]*[.$AU$1]+[.AV16]*[.$AV$1]+[.AW16]*[.$AW$1]+[.AX16]*[.$AX$1]+[.AY16]*[.$AY$1]+[.AZ16]*[.$AZ$1]+[.BA16]*[.$BA$1]+[.BB16]*[.$BB$1]+[.BC16]*[.$BC$1]+[.BD16]*[.$BD$1]+[.BE16]*[.$BE$1]+[.BF16]*[.$BF$1]+[.BG16]*[.$BG$1]+[.BH16]*[.$BH$1]+[.BI16]*[.$BI$1]+[.BJ16]*[.$BJ$1]+[.BK16]*[.$BK$1]+[.BL16]*[.$BL$1]+[.BM16]*[.$BM$1]+[.BN16]*[.$BN$1]+[.BO16]*[.$BO$1]+[.BP16]*[.$BP$1]+[.BQ16]*[.$BQ$1]+[.BR16]*[.$BR$1]+[.BS16]*[.$BS$1]+[.BT16]*[.$BT$1]+[.BU16]*[.$BU$1]+[.BV16]*[.$BV$1]+[.BW16]*[.$BW$1]+[.BX16]*[.$BX$1]+[.BY16]*[.$BY$1]+[.BZ16]*[.$BZ$1]+[.CA16]*[.$CA$1]+[.CB16]*[.$CB$1]+[.CC16]*[.$CC$1])/COUNT([.B16:.CC16]);0)" office:value-type="float" office:value="1" calcext:value-type="float">
            <text:p>1</text:p>
          </table:table-cell>
          <table:table-cell table:formula="of:=IF([.CE16]&lt;&gt;[.CD16];&quot;X&quot;;&quot;&quot;)">
            <text:p/>
          </table:table-cell>
          <table:table-cell table:number-columns-repeated="108"/>
          <table:table-cell table:formula="of:=IF([.GJ16]&lt;&gt;[.GI16];&quot;X&quot;;&quot;&quot;)">
            <text:p/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7:.CC17])/COUNT([.A17:.CC17]));0)" office:value-type="float" office:value="0" calcext:value-type="float">
            <text:p>0</text:p>
          </table:table-cell>
          <table:table-cell table:formula="of:=ROUND(([.B17]*[.$B$1]+[.C17]*[.$C$1]+[.D17]*[.$D$1]+[.E17]*[.$E$1]+[.F17]*[.$F$1]+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+[.AM17]*[.$AM$1]+[.AN17]*[.$AN$1]+[.AO17]*[.$AO$1]+[.AP17]*[.$AP$1]+[.AQ17]*[.$AQ$1]+[.AR17]*[.$AR$1]+[.AS17]*[.$AS$1]+[.AT17]*[.$AT$1]+[.AU17]*[.$AU$1]+[.AV17]*[.$AV$1]+[.AW17]*[.$AW$1]+[.AX17]*[.$AX$1]+[.AY17]*[.$AY$1]+[.AZ17]*[.$AZ$1]+[.BA17]*[.$BA$1]+[.BB17]*[.$BB$1]+[.BC17]*[.$BC$1]+[.BD17]*[.$BD$1]+[.BE17]*[.$BE$1]+[.BF17]*[.$BF$1]+[.BG17]*[.$BG$1]+[.BH17]*[.$BH$1]+[.BI17]*[.$BI$1]+[.BJ17]*[.$BJ$1]+[.BK17]*[.$BK$1]+[.BL17]*[.$BL$1]+[.BM17]*[.$BM$1]+[.BN17]*[.$BN$1]+[.BO17]*[.$BO$1]+[.BP17]*[.$BP$1]+[.BQ17]*[.$BQ$1]+[.BR17]*[.$BR$1]+[.BS17]*[.$BS$1]+[.BT17]*[.$BT$1]+[.BU17]*[.$BU$1]+[.BV17]*[.$BV$1]+[.BW17]*[.$BW$1]+[.BX17]*[.$BX$1]+[.BY17]*[.$BY$1]+[.BZ17]*[.$BZ$1]+[.CA17]*[.$CA$1]+[.CB17]*[.$CB$1]+[.CC17]*[.$CC$1])/COUNT([.B17:.CC17]);0)" office:value-type="float" office:value="0" calcext:value-type="float">
            <text:p>0</text:p>
          </table:table-cell>
          <table:table-cell table:formula="of:=IF([.CE17]&lt;&gt;[.CD17];&quot;X&quot;;&quot;&quot;)">
            <text:p/>
          </table:table-cell>
          <table:table-cell table:number-columns-repeated="108"/>
          <table:table-cell table:formula="of:=IF([.GJ17]&lt;&gt;[.GI17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8:.CC18])/COUNT([.A18:.CC18]));0)" office:value-type="float" office:value="0" calcext:value-type="float">
            <text:p>0</text:p>
          </table:table-cell>
          <table:table-cell table:formula="of:=ROUND(([.B18]*[.$B$1]+[.C18]*[.$C$1]+[.D18]*[.$D$1]+[.E18]*[.$E$1]+[.F18]*[.$F$1]+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+[.AM18]*[.$AM$1]+[.AN18]*[.$AN$1]+[.AO18]*[.$AO$1]+[.AP18]*[.$AP$1]+[.AQ18]*[.$AQ$1]+[.AR18]*[.$AR$1]+[.AS18]*[.$AS$1]+[.AT18]*[.$AT$1]+[.AU18]*[.$AU$1]+[.AV18]*[.$AV$1]+[.AW18]*[.$AW$1]+[.AX18]*[.$AX$1]+[.AY18]*[.$AY$1]+[.AZ18]*[.$AZ$1]+[.BA18]*[.$BA$1]+[.BB18]*[.$BB$1]+[.BC18]*[.$BC$1]+[.BD18]*[.$BD$1]+[.BE18]*[.$BE$1]+[.BF18]*[.$BF$1]+[.BG18]*[.$BG$1]+[.BH18]*[.$BH$1]+[.BI18]*[.$BI$1]+[.BJ18]*[.$BJ$1]+[.BK18]*[.$BK$1]+[.BL18]*[.$BL$1]+[.BM18]*[.$BM$1]+[.BN18]*[.$BN$1]+[.BO18]*[.$BO$1]+[.BP18]*[.$BP$1]+[.BQ18]*[.$BQ$1]+[.BR18]*[.$BR$1]+[.BS18]*[.$BS$1]+[.BT18]*[.$BT$1]+[.BU18]*[.$BU$1]+[.BV18]*[.$BV$1]+[.BW18]*[.$BW$1]+[.BX18]*[.$BX$1]+[.BY18]*[.$BY$1]+[.BZ18]*[.$BZ$1]+[.CA18]*[.$CA$1]+[.CB18]*[.$CB$1]+[.CC18]*[.$CC$1])/COUNT([.B18:.CC18]);0)" office:value-type="float" office:value="0" calcext:value-type="float">
            <text:p>0</text:p>
          </table:table-cell>
          <table:table-cell table:formula="of:=IF([.CE18]&lt;&gt;[.CD18];&quot;X&quot;;&quot;&quot;)">
            <text:p/>
          </table:table-cell>
          <table:table-cell table:number-columns-repeated="108"/>
          <table:table-cell table:formula="of:=IF([.GJ18]&lt;&gt;[.GI18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:.CC19])/COUNT([.A19:.CC19]));0)" office:value-type="float" office:value="0" calcext:value-type="float">
            <text:p>0</text:p>
          </table:table-cell>
          <table:table-cell table:formula="of:=ROUND(([.B19]*[.$B$1]+[.C19]*[.$C$1]+[.D19]*[.$D$1]+[.E19]*[.$E$1]+[.F19]*[.$F$1]+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+[.AM19]*[.$AM$1]+[.AN19]*[.$AN$1]+[.AO19]*[.$AO$1]+[.AP19]*[.$AP$1]+[.AQ19]*[.$AQ$1]+[.AR19]*[.$AR$1]+[.AS19]*[.$AS$1]+[.AT19]*[.$AT$1]+[.AU19]*[.$AU$1]+[.AV19]*[.$AV$1]+[.AW19]*[.$AW$1]+[.AX19]*[.$AX$1]+[.AY19]*[.$AY$1]+[.AZ19]*[.$AZ$1]+[.BA19]*[.$BA$1]+[.BB19]*[.$BB$1]+[.BC19]*[.$BC$1]+[.BD19]*[.$BD$1]+[.BE19]*[.$BE$1]+[.BF19]*[.$BF$1]+[.BG19]*[.$BG$1]+[.BH19]*[.$BH$1]+[.BI19]*[.$BI$1]+[.BJ19]*[.$BJ$1]+[.BK19]*[.$BK$1]+[.BL19]*[.$BL$1]+[.BM19]*[.$BM$1]+[.BN19]*[.$BN$1]+[.BO19]*[.$BO$1]+[.BP19]*[.$BP$1]+[.BQ19]*[.$BQ$1]+[.BR19]*[.$BR$1]+[.BS19]*[.$BS$1]+[.BT19]*[.$BT$1]+[.BU19]*[.$BU$1]+[.BV19]*[.$BV$1]+[.BW19]*[.$BW$1]+[.BX19]*[.$BX$1]+[.BY19]*[.$BY$1]+[.BZ19]*[.$BZ$1]+[.CA19]*[.$CA$1]+[.CB19]*[.$CB$1]+[.CC19]*[.$CC$1])/COUNT([.B19:.CC19]);0)" office:value-type="float" office:value="0" calcext:value-type="float">
            <text:p>0</text:p>
          </table:table-cell>
          <table:table-cell table:formula="of:=IF([.CE19]&lt;&gt;[.CD19];&quot;X&quot;;&quot;&quot;)">
            <text:p/>
          </table:table-cell>
          <table:table-cell table:number-columns-repeated="108"/>
          <table:table-cell table:formula="of:=IF([.GJ19]&lt;&gt;[.GI1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:.CC20])/COUNT([.A20:.CC20]));0)" office:value-type="float" office:value="0" calcext:value-type="float">
            <text:p>0</text:p>
          </table:table-cell>
          <table:table-cell table:formula="of:=ROUND(([.B20]*[.$B$1]+[.C20]*[.$C$1]+[.D20]*[.$D$1]+[.E20]*[.$E$1]+[.F20]*[.$F$1]+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+[.AM20]*[.$AM$1]+[.AN20]*[.$AN$1]+[.AO20]*[.$AO$1]+[.AP20]*[.$AP$1]+[.AQ20]*[.$AQ$1]+[.AR20]*[.$AR$1]+[.AS20]*[.$AS$1]+[.AT20]*[.$AT$1]+[.AU20]*[.$AU$1]+[.AV20]*[.$AV$1]+[.AW20]*[.$AW$1]+[.AX20]*[.$AX$1]+[.AY20]*[.$AY$1]+[.AZ20]*[.$AZ$1]+[.BA20]*[.$BA$1]+[.BB20]*[.$BB$1]+[.BC20]*[.$BC$1]+[.BD20]*[.$BD$1]+[.BE20]*[.$BE$1]+[.BF20]*[.$BF$1]+[.BG20]*[.$BG$1]+[.BH20]*[.$BH$1]+[.BI20]*[.$BI$1]+[.BJ20]*[.$BJ$1]+[.BK20]*[.$BK$1]+[.BL20]*[.$BL$1]+[.BM20]*[.$BM$1]+[.BN20]*[.$BN$1]+[.BO20]*[.$BO$1]+[.BP20]*[.$BP$1]+[.BQ20]*[.$BQ$1]+[.BR20]*[.$BR$1]+[.BS20]*[.$BS$1]+[.BT20]*[.$BT$1]+[.BU20]*[.$BU$1]+[.BV20]*[.$BV$1]+[.BW20]*[.$BW$1]+[.BX20]*[.$BX$1]+[.BY20]*[.$BY$1]+[.BZ20]*[.$BZ$1]+[.CA20]*[.$CA$1]+[.CB20]*[.$CB$1]+[.CC20]*[.$CC$1])/COUNT([.B20:.CC20]);0)" office:value-type="float" office:value="0" calcext:value-type="float">
            <text:p>0</text:p>
          </table:table-cell>
          <table:table-cell table:formula="of:=IF([.CE20]&lt;&gt;[.CD20];&quot;X&quot;;&quot;&quot;)">
            <text:p/>
          </table:table-cell>
          <table:table-cell table:number-columns-repeated="108"/>
          <table:table-cell table:formula="of:=IF([.GJ20]&lt;&gt;[.GI20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1:.CC21])/COUNT([.A21:.CC21]));0)" office:value-type="float" office:value="0" calcext:value-type="float">
            <text:p>0</text:p>
          </table:table-cell>
          <table:table-cell table:formula="of:=ROUND(([.B21]*[.$B$1]+[.C21]*[.$C$1]+[.D21]*[.$D$1]+[.E21]*[.$E$1]+[.F21]*[.$F$1]+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+[.AM21]*[.$AM$1]+[.AN21]*[.$AN$1]+[.AO21]*[.$AO$1]+[.AP21]*[.$AP$1]+[.AQ21]*[.$AQ$1]+[.AR21]*[.$AR$1]+[.AS21]*[.$AS$1]+[.AT21]*[.$AT$1]+[.AU21]*[.$AU$1]+[.AV21]*[.$AV$1]+[.AW21]*[.$AW$1]+[.AX21]*[.$AX$1]+[.AY21]*[.$AY$1]+[.AZ21]*[.$AZ$1]+[.BA21]*[.$BA$1]+[.BB21]*[.$BB$1]+[.BC21]*[.$BC$1]+[.BD21]*[.$BD$1]+[.BE21]*[.$BE$1]+[.BF21]*[.$BF$1]+[.BG21]*[.$BG$1]+[.BH21]*[.$BH$1]+[.BI21]*[.$BI$1]+[.BJ21]*[.$BJ$1]+[.BK21]*[.$BK$1]+[.BL21]*[.$BL$1]+[.BM21]*[.$BM$1]+[.BN21]*[.$BN$1]+[.BO21]*[.$BO$1]+[.BP21]*[.$BP$1]+[.BQ21]*[.$BQ$1]+[.BR21]*[.$BR$1]+[.BS21]*[.$BS$1]+[.BT21]*[.$BT$1]+[.BU21]*[.$BU$1]+[.BV21]*[.$BV$1]+[.BW21]*[.$BW$1]+[.BX21]*[.$BX$1]+[.BY21]*[.$BY$1]+[.BZ21]*[.$BZ$1]+[.CA21]*[.$CA$1]+[.CB21]*[.$CB$1]+[.CC21]*[.$CC$1])/COUNT([.B21:.CC21]);0)" office:value-type="float" office:value="0" calcext:value-type="float">
            <text:p>0</text:p>
          </table:table-cell>
          <table:table-cell table:formula="of:=IF([.CE21]&lt;&gt;[.CD21];&quot;X&quot;;&quot;&quot;)">
            <text:p/>
          </table:table-cell>
          <table:table-cell table:number-columns-repeated="108"/>
          <table:table-cell table:formula="of:=IF([.GJ21]&lt;&gt;[.GI21];&quot;X&quot;;&quot;&quot;)">
            <text:p/>
          </table:table-cell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ROUND((SUM([.B22:.CC22])/COUNT([.A22:.CC22]));0)" office:value-type="float" office:value="0" calcext:value-type="float">
            <text:p>0</text:p>
          </table:table-cell>
          <table:table-cell table:formula="of:=ROUND(([.B22]*[.$B$1]+[.C22]*[.$C$1]+[.D22]*[.$D$1]+[.E22]*[.$E$1]+[.F22]*[.$F$1]+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+[.AM22]*[.$AM$1]+[.AN22]*[.$AN$1]+[.AO22]*[.$AO$1]+[.AP22]*[.$AP$1]+[.AQ22]*[.$AQ$1]+[.AR22]*[.$AR$1]+[.AS22]*[.$AS$1]+[.AT22]*[.$AT$1]+[.AU22]*[.$AU$1]+[.AV22]*[.$AV$1]+[.AW22]*[.$AW$1]+[.AX22]*[.$AX$1]+[.AY22]*[.$AY$1]+[.AZ22]*[.$AZ$1]+[.BA22]*[.$BA$1]+[.BB22]*[.$BB$1]+[.BC22]*[.$BC$1]+[.BD22]*[.$BD$1]+[.BE22]*[.$BE$1]+[.BF22]*[.$BF$1]+[.BG22]*[.$BG$1]+[.BH22]*[.$BH$1]+[.BI22]*[.$BI$1]+[.BJ22]*[.$BJ$1]+[.BK22]*[.$BK$1]+[.BL22]*[.$BL$1]+[.BM22]*[.$BM$1]+[.BN22]*[.$BN$1]+[.BO22]*[.$BO$1]+[.BP22]*[.$BP$1]+[.BQ22]*[.$BQ$1]+[.BR22]*[.$BR$1]+[.BS22]*[.$BS$1]+[.BT22]*[.$BT$1]+[.BU22]*[.$BU$1]+[.BV22]*[.$BV$1]+[.BW22]*[.$BW$1]+[.BX22]*[.$BX$1]+[.BY22]*[.$BY$1]+[.BZ22]*[.$BZ$1]+[.CA22]*[.$CA$1]+[.CB22]*[.$CB$1]+[.CC22]*[.$CC$1])/COUNT([.B22:.CC22]);0)" office:value-type="float" office:value="0" calcext:value-type="float">
            <text:p>0</text:p>
          </table:table-cell>
          <table:table-cell table:formula="of:=IF([.CE22]&lt;&gt;[.CD22];&quot;X&quot;;&quot;&quot;)">
            <text:p/>
          </table:table-cell>
          <table:table-cell table:number-columns-repeated="108"/>
          <table:table-cell table:formula="of:=IF([.GJ22]&lt;&gt;[.GI22];&quot;X&quot;;&quot;&quot;)">
            <text:p/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formula="of:=ROUND((SUM([.B23:.CC23])/COUNT([.A23:.CC23]));0)" office:value-type="float" office:value="0" calcext:value-type="float">
            <text:p>0</text:p>
          </table:table-cell>
          <table:table-cell table:formula="of:=ROUND(([.B23]*[.$B$1]+[.C23]*[.$C$1]+[.D23]*[.$D$1]+[.E23]*[.$E$1]+[.F23]*[.$F$1]+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+[.AM23]*[.$AM$1]+[.AN23]*[.$AN$1]+[.AO23]*[.$AO$1]+[.AP23]*[.$AP$1]+[.AQ23]*[.$AQ$1]+[.AR23]*[.$AR$1]+[.AS23]*[.$AS$1]+[.AT23]*[.$AT$1]+[.AU23]*[.$AU$1]+[.AV23]*[.$AV$1]+[.AW23]*[.$AW$1]+[.AX23]*[.$AX$1]+[.AY23]*[.$AY$1]+[.AZ23]*[.$AZ$1]+[.BA23]*[.$BA$1]+[.BB23]*[.$BB$1]+[.BC23]*[.$BC$1]+[.BD23]*[.$BD$1]+[.BE23]*[.$BE$1]+[.BF23]*[.$BF$1]+[.BG23]*[.$BG$1]+[.BH23]*[.$BH$1]+[.BI23]*[.$BI$1]+[.BJ23]*[.$BJ$1]+[.BK23]*[.$BK$1]+[.BL23]*[.$BL$1]+[.BM23]*[.$BM$1]+[.BN23]*[.$BN$1]+[.BO23]*[.$BO$1]+[.BP23]*[.$BP$1]+[.BQ23]*[.$BQ$1]+[.BR23]*[.$BR$1]+[.BS23]*[.$BS$1]+[.BT23]*[.$BT$1]+[.BU23]*[.$BU$1]+[.BV23]*[.$BV$1]+[.BW23]*[.$BW$1]+[.BX23]*[.$BX$1]+[.BY23]*[.$BY$1]+[.BZ23]*[.$BZ$1]+[.CA23]*[.$CA$1]+[.CB23]*[.$CB$1]+[.CC23]*[.$CC$1])/COUNT([.B23:.CC23]);0)" office:value-type="float" office:value="0" calcext:value-type="float">
            <text:p>0</text:p>
          </table:table-cell>
          <table:table-cell table:formula="of:=IF([.CE23]&lt;&gt;[.CD23];&quot;X&quot;;&quot;&quot;)">
            <text:p/>
          </table:table-cell>
          <table:table-cell table:number-columns-repeated="108"/>
          <table:table-cell table:formula="of:=IF([.GJ23]&lt;&gt;[.GI2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4:.CC24])/COUNT([.A24:.CC24]));0)" office:value-type="float" office:value="0" calcext:value-type="float">
            <text:p>0</text:p>
          </table:table-cell>
          <table:table-cell table:formula="of:=ROUND(([.B24]*[.$B$1]+[.C24]*[.$C$1]+[.D24]*[.$D$1]+[.E24]*[.$E$1]+[.F24]*[.$F$1]+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+[.AM24]*[.$AM$1]+[.AN24]*[.$AN$1]+[.AO24]*[.$AO$1]+[.AP24]*[.$AP$1]+[.AQ24]*[.$AQ$1]+[.AR24]*[.$AR$1]+[.AS24]*[.$AS$1]+[.AT24]*[.$AT$1]+[.AU24]*[.$AU$1]+[.AV24]*[.$AV$1]+[.AW24]*[.$AW$1]+[.AX24]*[.$AX$1]+[.AY24]*[.$AY$1]+[.AZ24]*[.$AZ$1]+[.BA24]*[.$BA$1]+[.BB24]*[.$BB$1]+[.BC24]*[.$BC$1]+[.BD24]*[.$BD$1]+[.BE24]*[.$BE$1]+[.BF24]*[.$BF$1]+[.BG24]*[.$BG$1]+[.BH24]*[.$BH$1]+[.BI24]*[.$BI$1]+[.BJ24]*[.$BJ$1]+[.BK24]*[.$BK$1]+[.BL24]*[.$BL$1]+[.BM24]*[.$BM$1]+[.BN24]*[.$BN$1]+[.BO24]*[.$BO$1]+[.BP24]*[.$BP$1]+[.BQ24]*[.$BQ$1]+[.BR24]*[.$BR$1]+[.BS24]*[.$BS$1]+[.BT24]*[.$BT$1]+[.BU24]*[.$BU$1]+[.BV24]*[.$BV$1]+[.BW24]*[.$BW$1]+[.BX24]*[.$BX$1]+[.BY24]*[.$BY$1]+[.BZ24]*[.$BZ$1]+[.CA24]*[.$CA$1]+[.CB24]*[.$CB$1]+[.CC24]*[.$CC$1])/COUNT([.B24:.CC24]);0)" office:value-type="float" office:value="0" calcext:value-type="float">
            <text:p>0</text:p>
          </table:table-cell>
          <table:table-cell table:formula="of:=IF([.CE24]&lt;&gt;[.CD24];&quot;X&quot;;&quot;&quot;)">
            <text:p/>
          </table:table-cell>
          <table:table-cell table:number-columns-repeated="108"/>
          <table:table-cell table:formula="of:=IF([.GJ24]&lt;&gt;[.GI24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5:.CC25])/COUNT([.A25:.CC25]));0)" office:value-type="float" office:value="0" calcext:value-type="float">
            <text:p>0</text:p>
          </table:table-cell>
          <table:table-cell table:formula="of:=ROUND(([.B25]*[.$B$1]+[.C25]*[.$C$1]+[.D25]*[.$D$1]+[.E25]*[.$E$1]+[.F25]*[.$F$1]+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+[.AM25]*[.$AM$1]+[.AN25]*[.$AN$1]+[.AO25]*[.$AO$1]+[.AP25]*[.$AP$1]+[.AQ25]*[.$AQ$1]+[.AR25]*[.$AR$1]+[.AS25]*[.$AS$1]+[.AT25]*[.$AT$1]+[.AU25]*[.$AU$1]+[.AV25]*[.$AV$1]+[.AW25]*[.$AW$1]+[.AX25]*[.$AX$1]+[.AY25]*[.$AY$1]+[.AZ25]*[.$AZ$1]+[.BA25]*[.$BA$1]+[.BB25]*[.$BB$1]+[.BC25]*[.$BC$1]+[.BD25]*[.$BD$1]+[.BE25]*[.$BE$1]+[.BF25]*[.$BF$1]+[.BG25]*[.$BG$1]+[.BH25]*[.$BH$1]+[.BI25]*[.$BI$1]+[.BJ25]*[.$BJ$1]+[.BK25]*[.$BK$1]+[.BL25]*[.$BL$1]+[.BM25]*[.$BM$1]+[.BN25]*[.$BN$1]+[.BO25]*[.$BO$1]+[.BP25]*[.$BP$1]+[.BQ25]*[.$BQ$1]+[.BR25]*[.$BR$1]+[.BS25]*[.$BS$1]+[.BT25]*[.$BT$1]+[.BU25]*[.$BU$1]+[.BV25]*[.$BV$1]+[.BW25]*[.$BW$1]+[.BX25]*[.$BX$1]+[.BY25]*[.$BY$1]+[.BZ25]*[.$BZ$1]+[.CA25]*[.$CA$1]+[.CB25]*[.$CB$1]+[.CC25]*[.$CC$1])/COUNT([.B25:.CC25]);0)" office:value-type="float" office:value="0" calcext:value-type="float">
            <text:p>0</text:p>
          </table:table-cell>
          <table:table-cell table:formula="of:=IF([.CE25]&lt;&gt;[.CD25];&quot;X&quot;;&quot;&quot;)">
            <text:p/>
          </table:table-cell>
          <table:table-cell table:number-columns-repeated="108"/>
          <table:table-cell table:formula="of:=IF([.GJ25]&lt;&gt;[.GI25];&quot;X&quot;;&quot;&quot;)">
            <text:p/>
          </table:table-cell>
        </table:table-row>
        <table:table-row table:style-name="ro1">
          <table:table-cell table:number-columns-repeated="5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26:.CC26])/COUNT([.A26:.CC26]));0)" office:value-type="float" office:value="1" calcext:value-type="float">
            <text:p>1</text:p>
          </table:table-cell>
          <table:table-cell table:formula="of:=ROUND(([.B26]*[.$B$1]+[.C26]*[.$C$1]+[.D26]*[.$D$1]+[.E26]*[.$E$1]+[.F26]*[.$F$1]+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+[.AM26]*[.$AM$1]+[.AN26]*[.$AN$1]+[.AO26]*[.$AO$1]+[.AP26]*[.$AP$1]+[.AQ26]*[.$AQ$1]+[.AR26]*[.$AR$1]+[.AS26]*[.$AS$1]+[.AT26]*[.$AT$1]+[.AU26]*[.$AU$1]+[.AV26]*[.$AV$1]+[.AW26]*[.$AW$1]+[.AX26]*[.$AX$1]+[.AY26]*[.$AY$1]+[.AZ26]*[.$AZ$1]+[.BA26]*[.$BA$1]+[.BB26]*[.$BB$1]+[.BC26]*[.$BC$1]+[.BD26]*[.$BD$1]+[.BE26]*[.$BE$1]+[.BF26]*[.$BF$1]+[.BG26]*[.$BG$1]+[.BH26]*[.$BH$1]+[.BI26]*[.$BI$1]+[.BJ26]*[.$BJ$1]+[.BK26]*[.$BK$1]+[.BL26]*[.$BL$1]+[.BM26]*[.$BM$1]+[.BN26]*[.$BN$1]+[.BO26]*[.$BO$1]+[.BP26]*[.$BP$1]+[.BQ26]*[.$BQ$1]+[.BR26]*[.$BR$1]+[.BS26]*[.$BS$1]+[.BT26]*[.$BT$1]+[.BU26]*[.$BU$1]+[.BV26]*[.$BV$1]+[.BW26]*[.$BW$1]+[.BX26]*[.$BX$1]+[.BY26]*[.$BY$1]+[.BZ26]*[.$BZ$1]+[.CA26]*[.$CA$1]+[.CB26]*[.$CB$1]+[.CC26]*[.$CC$1])/COUNT([.B26:.CC26]);0)" office:value-type="float" office:value="1" calcext:value-type="float">
            <text:p>1</text:p>
          </table:table-cell>
          <table:table-cell table:formula="of:=IF([.CE26]&lt;&gt;[.CD26];&quot;X&quot;;&quot;&quot;)">
            <text:p/>
          </table:table-cell>
          <table:table-cell table:number-columns-repeated="108"/>
          <table:table-cell table:formula="of:=IF([.GJ26]&lt;&gt;[.GI26];&quot;X&quot;;&quot;&quot;)">
            <text:p/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formula="of:=ROUND((SUM([.B27:.CC27])/COUNT([.A27:.CC27]));0)" office:value-type="float" office:value="0" calcext:value-type="float">
            <text:p>0</text:p>
          </table:table-cell>
          <table:table-cell table:formula="of:=ROUND(([.B27]*[.$B$1]+[.C27]*[.$C$1]+[.D27]*[.$D$1]+[.E27]*[.$E$1]+[.F27]*[.$F$1]+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+[.AM27]*[.$AM$1]+[.AN27]*[.$AN$1]+[.AO27]*[.$AO$1]+[.AP27]*[.$AP$1]+[.AQ27]*[.$AQ$1]+[.AR27]*[.$AR$1]+[.AS27]*[.$AS$1]+[.AT27]*[.$AT$1]+[.AU27]*[.$AU$1]+[.AV27]*[.$AV$1]+[.AW27]*[.$AW$1]+[.AX27]*[.$AX$1]+[.AY27]*[.$AY$1]+[.AZ27]*[.$AZ$1]+[.BA27]*[.$BA$1]+[.BB27]*[.$BB$1]+[.BC27]*[.$BC$1]+[.BD27]*[.$BD$1]+[.BE27]*[.$BE$1]+[.BF27]*[.$BF$1]+[.BG27]*[.$BG$1]+[.BH27]*[.$BH$1]+[.BI27]*[.$BI$1]+[.BJ27]*[.$BJ$1]+[.BK27]*[.$BK$1]+[.BL27]*[.$BL$1]+[.BM27]*[.$BM$1]+[.BN27]*[.$BN$1]+[.BO27]*[.$BO$1]+[.BP27]*[.$BP$1]+[.BQ27]*[.$BQ$1]+[.BR27]*[.$BR$1]+[.BS27]*[.$BS$1]+[.BT27]*[.$BT$1]+[.BU27]*[.$BU$1]+[.BV27]*[.$BV$1]+[.BW27]*[.$BW$1]+[.BX27]*[.$BX$1]+[.BY27]*[.$BY$1]+[.BZ27]*[.$BZ$1]+[.CA27]*[.$CA$1]+[.CB27]*[.$CB$1]+[.CC27]*[.$CC$1])/COUNT([.B27:.CC27]);0)" office:value-type="float" office:value="0" calcext:value-type="float">
            <text:p>0</text:p>
          </table:table-cell>
          <table:table-cell table:formula="of:=IF([.CE27]&lt;&gt;[.CD27];&quot;X&quot;;&quot;&quot;)">
            <text:p/>
          </table:table-cell>
          <table:table-cell table:number-columns-repeated="108"/>
          <table:table-cell table:formula="of:=IF([.GJ27]&lt;&gt;[.GI27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28:.CC28])/COUNT([.A28:.CC28]));0)" office:value-type="float" office:value="1" calcext:value-type="float">
            <text:p>1</text:p>
          </table:table-cell>
          <table:table-cell table:formula="of:=ROUND(([.B28]*[.$B$1]+[.C28]*[.$C$1]+[.D28]*[.$D$1]+[.E28]*[.$E$1]+[.F28]*[.$F$1]+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+[.AM28]*[.$AM$1]+[.AN28]*[.$AN$1]+[.AO28]*[.$AO$1]+[.AP28]*[.$AP$1]+[.AQ28]*[.$AQ$1]+[.AR28]*[.$AR$1]+[.AS28]*[.$AS$1]+[.AT28]*[.$AT$1]+[.AU28]*[.$AU$1]+[.AV28]*[.$AV$1]+[.AW28]*[.$AW$1]+[.AX28]*[.$AX$1]+[.AY28]*[.$AY$1]+[.AZ28]*[.$AZ$1]+[.BA28]*[.$BA$1]+[.BB28]*[.$BB$1]+[.BC28]*[.$BC$1]+[.BD28]*[.$BD$1]+[.BE28]*[.$BE$1]+[.BF28]*[.$BF$1]+[.BG28]*[.$BG$1]+[.BH28]*[.$BH$1]+[.BI28]*[.$BI$1]+[.BJ28]*[.$BJ$1]+[.BK28]*[.$BK$1]+[.BL28]*[.$BL$1]+[.BM28]*[.$BM$1]+[.BN28]*[.$BN$1]+[.BO28]*[.$BO$1]+[.BP28]*[.$BP$1]+[.BQ28]*[.$BQ$1]+[.BR28]*[.$BR$1]+[.BS28]*[.$BS$1]+[.BT28]*[.$BT$1]+[.BU28]*[.$BU$1]+[.BV28]*[.$BV$1]+[.BW28]*[.$BW$1]+[.BX28]*[.$BX$1]+[.BY28]*[.$BY$1]+[.BZ28]*[.$BZ$1]+[.CA28]*[.$CA$1]+[.CB28]*[.$CB$1]+[.CC28]*[.$CC$1])/COUNT([.B28:.CC28]);0)" office:value-type="float" office:value="1" calcext:value-type="float">
            <text:p>1</text:p>
          </table:table-cell>
          <table:table-cell table:formula="of:=IF([.CE28]&lt;&gt;[.CD28];&quot;X&quot;;&quot;&quot;)">
            <text:p/>
          </table:table-cell>
          <table:table-cell table:number-columns-repeated="108"/>
          <table:table-cell table:formula="of:=IF([.GJ28]&lt;&gt;[.GI28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29:.CC29])/COUNT([.A29:.CC29]));0)" office:value-type="float" office:value="1" calcext:value-type="float">
            <text:p>1</text:p>
          </table:table-cell>
          <table:table-cell table:formula="of:=ROUND(([.B29]*[.$B$1]+[.C29]*[.$C$1]+[.D29]*[.$D$1]+[.E29]*[.$E$1]+[.F29]*[.$F$1]+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+[.AM29]*[.$AM$1]+[.AN29]*[.$AN$1]+[.AO29]*[.$AO$1]+[.AP29]*[.$AP$1]+[.AQ29]*[.$AQ$1]+[.AR29]*[.$AR$1]+[.AS29]*[.$AS$1]+[.AT29]*[.$AT$1]+[.AU29]*[.$AU$1]+[.AV29]*[.$AV$1]+[.AW29]*[.$AW$1]+[.AX29]*[.$AX$1]+[.AY29]*[.$AY$1]+[.AZ29]*[.$AZ$1]+[.BA29]*[.$BA$1]+[.BB29]*[.$BB$1]+[.BC29]*[.$BC$1]+[.BD29]*[.$BD$1]+[.BE29]*[.$BE$1]+[.BF29]*[.$BF$1]+[.BG29]*[.$BG$1]+[.BH29]*[.$BH$1]+[.BI29]*[.$BI$1]+[.BJ29]*[.$BJ$1]+[.BK29]*[.$BK$1]+[.BL29]*[.$BL$1]+[.BM29]*[.$BM$1]+[.BN29]*[.$BN$1]+[.BO29]*[.$BO$1]+[.BP29]*[.$BP$1]+[.BQ29]*[.$BQ$1]+[.BR29]*[.$BR$1]+[.BS29]*[.$BS$1]+[.BT29]*[.$BT$1]+[.BU29]*[.$BU$1]+[.BV29]*[.$BV$1]+[.BW29]*[.$BW$1]+[.BX29]*[.$BX$1]+[.BY29]*[.$BY$1]+[.BZ29]*[.$BZ$1]+[.CA29]*[.$CA$1]+[.CB29]*[.$CB$1]+[.CC29]*[.$CC$1])/COUNT([.B29:.CC29]);0)" office:value-type="float" office:value="1" calcext:value-type="float">
            <text:p>1</text:p>
          </table:table-cell>
          <table:table-cell table:formula="of:=IF([.CE29]&lt;&gt;[.CD29];&quot;X&quot;;&quot;&quot;)">
            <text:p/>
          </table:table-cell>
          <table:table-cell table:number-columns-repeated="108"/>
          <table:table-cell table:formula="of:=IF([.GJ29]&lt;&gt;[.GI29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30:.CC30])/COUNT([.A30:.CC30]));0)" office:value-type="float" office:value="1" calcext:value-type="float">
            <text:p>1</text:p>
          </table:table-cell>
          <table:table-cell table:formula="of:=ROUND(([.B30]*[.$B$1]+[.C30]*[.$C$1]+[.D30]*[.$D$1]+[.E30]*[.$E$1]+[.F30]*[.$F$1]+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+[.AM30]*[.$AM$1]+[.AN30]*[.$AN$1]+[.AO30]*[.$AO$1]+[.AP30]*[.$AP$1]+[.AQ30]*[.$AQ$1]+[.AR30]*[.$AR$1]+[.AS30]*[.$AS$1]+[.AT30]*[.$AT$1]+[.AU30]*[.$AU$1]+[.AV30]*[.$AV$1]+[.AW30]*[.$AW$1]+[.AX30]*[.$AX$1]+[.AY30]*[.$AY$1]+[.AZ30]*[.$AZ$1]+[.BA30]*[.$BA$1]+[.BB30]*[.$BB$1]+[.BC30]*[.$BC$1]+[.BD30]*[.$BD$1]+[.BE30]*[.$BE$1]+[.BF30]*[.$BF$1]+[.BG30]*[.$BG$1]+[.BH30]*[.$BH$1]+[.BI30]*[.$BI$1]+[.BJ30]*[.$BJ$1]+[.BK30]*[.$BK$1]+[.BL30]*[.$BL$1]+[.BM30]*[.$BM$1]+[.BN30]*[.$BN$1]+[.BO30]*[.$BO$1]+[.BP30]*[.$BP$1]+[.BQ30]*[.$BQ$1]+[.BR30]*[.$BR$1]+[.BS30]*[.$BS$1]+[.BT30]*[.$BT$1]+[.BU30]*[.$BU$1]+[.BV30]*[.$BV$1]+[.BW30]*[.$BW$1]+[.BX30]*[.$BX$1]+[.BY30]*[.$BY$1]+[.BZ30]*[.$BZ$1]+[.CA30]*[.$CA$1]+[.CB30]*[.$CB$1]+[.CC30]*[.$CC$1])/COUNT([.B30:.CC30]);0)" office:value-type="float" office:value="1" calcext:value-type="float">
            <text:p>1</text:p>
          </table:table-cell>
          <table:table-cell table:formula="of:=IF([.CE30]&lt;&gt;[.CD30];&quot;X&quot;;&quot;&quot;)">
            <text:p/>
          </table:table-cell>
          <table:table-cell table:number-columns-repeated="108"/>
          <table:table-cell table:formula="of:=IF([.GJ30]&lt;&gt;[.GI30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31:.CC31])/COUNT([.A31:.CC31]));0)" office:value-type="float" office:value="1" calcext:value-type="float">
            <text:p>1</text:p>
          </table:table-cell>
          <table:table-cell table:formula="of:=ROUND(([.B31]*[.$B$1]+[.C31]*[.$C$1]+[.D31]*[.$D$1]+[.E31]*[.$E$1]+[.F31]*[.$F$1]+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+[.AM31]*[.$AM$1]+[.AN31]*[.$AN$1]+[.AO31]*[.$AO$1]+[.AP31]*[.$AP$1]+[.AQ31]*[.$AQ$1]+[.AR31]*[.$AR$1]+[.AS31]*[.$AS$1]+[.AT31]*[.$AT$1]+[.AU31]*[.$AU$1]+[.AV31]*[.$AV$1]+[.AW31]*[.$AW$1]+[.AX31]*[.$AX$1]+[.AY31]*[.$AY$1]+[.AZ31]*[.$AZ$1]+[.BA31]*[.$BA$1]+[.BB31]*[.$BB$1]+[.BC31]*[.$BC$1]+[.BD31]*[.$BD$1]+[.BE31]*[.$BE$1]+[.BF31]*[.$BF$1]+[.BG31]*[.$BG$1]+[.BH31]*[.$BH$1]+[.BI31]*[.$BI$1]+[.BJ31]*[.$BJ$1]+[.BK31]*[.$BK$1]+[.BL31]*[.$BL$1]+[.BM31]*[.$BM$1]+[.BN31]*[.$BN$1]+[.BO31]*[.$BO$1]+[.BP31]*[.$BP$1]+[.BQ31]*[.$BQ$1]+[.BR31]*[.$BR$1]+[.BS31]*[.$BS$1]+[.BT31]*[.$BT$1]+[.BU31]*[.$BU$1]+[.BV31]*[.$BV$1]+[.BW31]*[.$BW$1]+[.BX31]*[.$BX$1]+[.BY31]*[.$BY$1]+[.BZ31]*[.$BZ$1]+[.CA31]*[.$CA$1]+[.CB31]*[.$CB$1]+[.CC31]*[.$CC$1])/COUNT([.B31:.CC31]);0)" office:value-type="float" office:value="1" calcext:value-type="float">
            <text:p>1</text:p>
          </table:table-cell>
          <table:table-cell table:formula="of:=IF([.CE31]&lt;&gt;[.CD31];&quot;X&quot;;&quot;&quot;)">
            <text:p/>
          </table:table-cell>
          <table:table-cell table:number-columns-repeated="108"/>
          <table:table-cell table:formula="of:=IF([.GJ31]&lt;&gt;[.GI31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32:.CC32])/COUNT([.A32:.CC32]));0)" office:value-type="float" office:value="1" calcext:value-type="float">
            <text:p>1</text:p>
          </table:table-cell>
          <table:table-cell table:formula="of:=ROUND(([.B32]*[.$B$1]+[.C32]*[.$C$1]+[.D32]*[.$D$1]+[.E32]*[.$E$1]+[.F32]*[.$F$1]+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+[.AM32]*[.$AM$1]+[.AN32]*[.$AN$1]+[.AO32]*[.$AO$1]+[.AP32]*[.$AP$1]+[.AQ32]*[.$AQ$1]+[.AR32]*[.$AR$1]+[.AS32]*[.$AS$1]+[.AT32]*[.$AT$1]+[.AU32]*[.$AU$1]+[.AV32]*[.$AV$1]+[.AW32]*[.$AW$1]+[.AX32]*[.$AX$1]+[.AY32]*[.$AY$1]+[.AZ32]*[.$AZ$1]+[.BA32]*[.$BA$1]+[.BB32]*[.$BB$1]+[.BC32]*[.$BC$1]+[.BD32]*[.$BD$1]+[.BE32]*[.$BE$1]+[.BF32]*[.$BF$1]+[.BG32]*[.$BG$1]+[.BH32]*[.$BH$1]+[.BI32]*[.$BI$1]+[.BJ32]*[.$BJ$1]+[.BK32]*[.$BK$1]+[.BL32]*[.$BL$1]+[.BM32]*[.$BM$1]+[.BN32]*[.$BN$1]+[.BO32]*[.$BO$1]+[.BP32]*[.$BP$1]+[.BQ32]*[.$BQ$1]+[.BR32]*[.$BR$1]+[.BS32]*[.$BS$1]+[.BT32]*[.$BT$1]+[.BU32]*[.$BU$1]+[.BV32]*[.$BV$1]+[.BW32]*[.$BW$1]+[.BX32]*[.$BX$1]+[.BY32]*[.$BY$1]+[.BZ32]*[.$BZ$1]+[.CA32]*[.$CA$1]+[.CB32]*[.$CB$1]+[.CC32]*[.$CC$1])/COUNT([.B32:.CC32]);0)" office:value-type="float" office:value="1" calcext:value-type="float">
            <text:p>1</text:p>
          </table:table-cell>
          <table:table-cell table:formula="of:=IF([.CE32]&lt;&gt;[.CD32];&quot;X&quot;;&quot;&quot;)">
            <text:p/>
          </table:table-cell>
          <table:table-cell table:number-columns-repeated="108"/>
          <table:table-cell table:formula="of:=IF([.GJ32]&lt;&gt;[.GI32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33:.CC33])/COUNT([.A33:.CC33]));0)" office:value-type="float" office:value="1" calcext:value-type="float">
            <text:p>1</text:p>
          </table:table-cell>
          <table:table-cell table:formula="of:=ROUND(([.B33]*[.$B$1]+[.C33]*[.$C$1]+[.D33]*[.$D$1]+[.E33]*[.$E$1]+[.F33]*[.$F$1]+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+[.AM33]*[.$AM$1]+[.AN33]*[.$AN$1]+[.AO33]*[.$AO$1]+[.AP33]*[.$AP$1]+[.AQ33]*[.$AQ$1]+[.AR33]*[.$AR$1]+[.AS33]*[.$AS$1]+[.AT33]*[.$AT$1]+[.AU33]*[.$AU$1]+[.AV33]*[.$AV$1]+[.AW33]*[.$AW$1]+[.AX33]*[.$AX$1]+[.AY33]*[.$AY$1]+[.AZ33]*[.$AZ$1]+[.BA33]*[.$BA$1]+[.BB33]*[.$BB$1]+[.BC33]*[.$BC$1]+[.BD33]*[.$BD$1]+[.BE33]*[.$BE$1]+[.BF33]*[.$BF$1]+[.BG33]*[.$BG$1]+[.BH33]*[.$BH$1]+[.BI33]*[.$BI$1]+[.BJ33]*[.$BJ$1]+[.BK33]*[.$BK$1]+[.BL33]*[.$BL$1]+[.BM33]*[.$BM$1]+[.BN33]*[.$BN$1]+[.BO33]*[.$BO$1]+[.BP33]*[.$BP$1]+[.BQ33]*[.$BQ$1]+[.BR33]*[.$BR$1]+[.BS33]*[.$BS$1]+[.BT33]*[.$BT$1]+[.BU33]*[.$BU$1]+[.BV33]*[.$BV$1]+[.BW33]*[.$BW$1]+[.BX33]*[.$BX$1]+[.BY33]*[.$BY$1]+[.BZ33]*[.$BZ$1]+[.CA33]*[.$CA$1]+[.CB33]*[.$CB$1]+[.CC33]*[.$CC$1])/COUNT([.B33:.CC33]);0)" office:value-type="float" office:value="1" calcext:value-type="float">
            <text:p>1</text:p>
          </table:table-cell>
          <table:table-cell table:formula="of:=IF([.CE33]&lt;&gt;[.CD33];&quot;X&quot;;&quot;&quot;)">
            <text:p/>
          </table:table-cell>
          <table:table-cell table:number-columns-repeated="108"/>
          <table:table-cell table:formula="of:=IF([.GJ33]&lt;&gt;[.GI3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4:.CC34])/COUNT([.A34:.CC34]));0)" office:value-type="float" office:value="0" calcext:value-type="float">
            <text:p>0</text:p>
          </table:table-cell>
          <table:table-cell table:formula="of:=ROUND(([.B34]*[.$B$1]+[.C34]*[.$C$1]+[.D34]*[.$D$1]+[.E34]*[.$E$1]+[.F34]*[.$F$1]+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+[.AM34]*[.$AM$1]+[.AN34]*[.$AN$1]+[.AO34]*[.$AO$1]+[.AP34]*[.$AP$1]+[.AQ34]*[.$AQ$1]+[.AR34]*[.$AR$1]+[.AS34]*[.$AS$1]+[.AT34]*[.$AT$1]+[.AU34]*[.$AU$1]+[.AV34]*[.$AV$1]+[.AW34]*[.$AW$1]+[.AX34]*[.$AX$1]+[.AY34]*[.$AY$1]+[.AZ34]*[.$AZ$1]+[.BA34]*[.$BA$1]+[.BB34]*[.$BB$1]+[.BC34]*[.$BC$1]+[.BD34]*[.$BD$1]+[.BE34]*[.$BE$1]+[.BF34]*[.$BF$1]+[.BG34]*[.$BG$1]+[.BH34]*[.$BH$1]+[.BI34]*[.$BI$1]+[.BJ34]*[.$BJ$1]+[.BK34]*[.$BK$1]+[.BL34]*[.$BL$1]+[.BM34]*[.$BM$1]+[.BN34]*[.$BN$1]+[.BO34]*[.$BO$1]+[.BP34]*[.$BP$1]+[.BQ34]*[.$BQ$1]+[.BR34]*[.$BR$1]+[.BS34]*[.$BS$1]+[.BT34]*[.$BT$1]+[.BU34]*[.$BU$1]+[.BV34]*[.$BV$1]+[.BW34]*[.$BW$1]+[.BX34]*[.$BX$1]+[.BY34]*[.$BY$1]+[.BZ34]*[.$BZ$1]+[.CA34]*[.$CA$1]+[.CB34]*[.$CB$1]+[.CC34]*[.$CC$1])/COUNT([.B34:.CC34]);0)" office:value-type="float" office:value="0" calcext:value-type="float">
            <text:p>0</text:p>
          </table:table-cell>
          <table:table-cell table:formula="of:=IF([.CE34]&lt;&gt;[.CD34];&quot;X&quot;;&quot;&quot;)">
            <text:p/>
          </table:table-cell>
          <table:table-cell table:number-columns-repeated="108"/>
          <table:table-cell table:formula="of:=IF([.GJ34]&lt;&gt;[.GI34];&quot;X&quot;;&quot;&quot;)">
            <text:p/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35:.CC35])/COUNT([.A35:.CC35]));0)" office:value-type="float" office:value="0" calcext:value-type="float">
            <text:p>0</text:p>
          </table:table-cell>
          <table:table-cell table:formula="of:=ROUND(([.B35]*[.$B$1]+[.C35]*[.$C$1]+[.D35]*[.$D$1]+[.E35]*[.$E$1]+[.F35]*[.$F$1]+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+[.AM35]*[.$AM$1]+[.AN35]*[.$AN$1]+[.AO35]*[.$AO$1]+[.AP35]*[.$AP$1]+[.AQ35]*[.$AQ$1]+[.AR35]*[.$AR$1]+[.AS35]*[.$AS$1]+[.AT35]*[.$AT$1]+[.AU35]*[.$AU$1]+[.AV35]*[.$AV$1]+[.AW35]*[.$AW$1]+[.AX35]*[.$AX$1]+[.AY35]*[.$AY$1]+[.AZ35]*[.$AZ$1]+[.BA35]*[.$BA$1]+[.BB35]*[.$BB$1]+[.BC35]*[.$BC$1]+[.BD35]*[.$BD$1]+[.BE35]*[.$BE$1]+[.BF35]*[.$BF$1]+[.BG35]*[.$BG$1]+[.BH35]*[.$BH$1]+[.BI35]*[.$BI$1]+[.BJ35]*[.$BJ$1]+[.BK35]*[.$BK$1]+[.BL35]*[.$BL$1]+[.BM35]*[.$BM$1]+[.BN35]*[.$BN$1]+[.BO35]*[.$BO$1]+[.BP35]*[.$BP$1]+[.BQ35]*[.$BQ$1]+[.BR35]*[.$BR$1]+[.BS35]*[.$BS$1]+[.BT35]*[.$BT$1]+[.BU35]*[.$BU$1]+[.BV35]*[.$BV$1]+[.BW35]*[.$BW$1]+[.BX35]*[.$BX$1]+[.BY35]*[.$BY$1]+[.BZ35]*[.$BZ$1]+[.CA35]*[.$CA$1]+[.CB35]*[.$CB$1]+[.CC35]*[.$CC$1])/COUNT([.B35:.CC35]);0)" office:value-type="float" office:value="0" calcext:value-type="float">
            <text:p>0</text:p>
          </table:table-cell>
          <table:table-cell table:formula="of:=IF([.CE35]&lt;&gt;[.CD35];&quot;X&quot;;&quot;&quot;)">
            <text:p/>
          </table:table-cell>
          <table:table-cell table:number-columns-repeated="108"/>
          <table:table-cell table:formula="of:=IF([.GJ35]&lt;&gt;[.GI35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6:.CC36])/COUNT([.A36:.CC36]));0)" office:value-type="float" office:value="0" calcext:value-type="float">
            <text:p>0</text:p>
          </table:table-cell>
          <table:table-cell table:formula="of:=ROUND(([.B36]*[.$B$1]+[.C36]*[.$C$1]+[.D36]*[.$D$1]+[.E36]*[.$E$1]+[.F36]*[.$F$1]+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+[.AM36]*[.$AM$1]+[.AN36]*[.$AN$1]+[.AO36]*[.$AO$1]+[.AP36]*[.$AP$1]+[.AQ36]*[.$AQ$1]+[.AR36]*[.$AR$1]+[.AS36]*[.$AS$1]+[.AT36]*[.$AT$1]+[.AU36]*[.$AU$1]+[.AV36]*[.$AV$1]+[.AW36]*[.$AW$1]+[.AX36]*[.$AX$1]+[.AY36]*[.$AY$1]+[.AZ36]*[.$AZ$1]+[.BA36]*[.$BA$1]+[.BB36]*[.$BB$1]+[.BC36]*[.$BC$1]+[.BD36]*[.$BD$1]+[.BE36]*[.$BE$1]+[.BF36]*[.$BF$1]+[.BG36]*[.$BG$1]+[.BH36]*[.$BH$1]+[.BI36]*[.$BI$1]+[.BJ36]*[.$BJ$1]+[.BK36]*[.$BK$1]+[.BL36]*[.$BL$1]+[.BM36]*[.$BM$1]+[.BN36]*[.$BN$1]+[.BO36]*[.$BO$1]+[.BP36]*[.$BP$1]+[.BQ36]*[.$BQ$1]+[.BR36]*[.$BR$1]+[.BS36]*[.$BS$1]+[.BT36]*[.$BT$1]+[.BU36]*[.$BU$1]+[.BV36]*[.$BV$1]+[.BW36]*[.$BW$1]+[.BX36]*[.$BX$1]+[.BY36]*[.$BY$1]+[.BZ36]*[.$BZ$1]+[.CA36]*[.$CA$1]+[.CB36]*[.$CB$1]+[.CC36]*[.$CC$1])/COUNT([.B36:.CC36]);0)" office:value-type="float" office:value="0" calcext:value-type="float">
            <text:p>0</text:p>
          </table:table-cell>
          <table:table-cell table:formula="of:=IF([.CE36]&lt;&gt;[.CD36];&quot;X&quot;;&quot;&quot;)">
            <text:p/>
          </table:table-cell>
          <table:table-cell table:number-columns-repeated="108"/>
          <table:table-cell table:formula="of:=IF([.GJ36]&lt;&gt;[.GI36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7:.CC37])/COUNT([.A37:.CC37]));0)" office:value-type="float" office:value="0" calcext:value-type="float">
            <text:p>0</text:p>
          </table:table-cell>
          <table:table-cell table:formula="of:=ROUND(([.B37]*[.$B$1]+[.C37]*[.$C$1]+[.D37]*[.$D$1]+[.E37]*[.$E$1]+[.F37]*[.$F$1]+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+[.AM37]*[.$AM$1]+[.AN37]*[.$AN$1]+[.AO37]*[.$AO$1]+[.AP37]*[.$AP$1]+[.AQ37]*[.$AQ$1]+[.AR37]*[.$AR$1]+[.AS37]*[.$AS$1]+[.AT37]*[.$AT$1]+[.AU37]*[.$AU$1]+[.AV37]*[.$AV$1]+[.AW37]*[.$AW$1]+[.AX37]*[.$AX$1]+[.AY37]*[.$AY$1]+[.AZ37]*[.$AZ$1]+[.BA37]*[.$BA$1]+[.BB37]*[.$BB$1]+[.BC37]*[.$BC$1]+[.BD37]*[.$BD$1]+[.BE37]*[.$BE$1]+[.BF37]*[.$BF$1]+[.BG37]*[.$BG$1]+[.BH37]*[.$BH$1]+[.BI37]*[.$BI$1]+[.BJ37]*[.$BJ$1]+[.BK37]*[.$BK$1]+[.BL37]*[.$BL$1]+[.BM37]*[.$BM$1]+[.BN37]*[.$BN$1]+[.BO37]*[.$BO$1]+[.BP37]*[.$BP$1]+[.BQ37]*[.$BQ$1]+[.BR37]*[.$BR$1]+[.BS37]*[.$BS$1]+[.BT37]*[.$BT$1]+[.BU37]*[.$BU$1]+[.BV37]*[.$BV$1]+[.BW37]*[.$BW$1]+[.BX37]*[.$BX$1]+[.BY37]*[.$BY$1]+[.BZ37]*[.$BZ$1]+[.CA37]*[.$CA$1]+[.CB37]*[.$CB$1]+[.CC37]*[.$CC$1])/COUNT([.B37:.CC37]);0)" office:value-type="float" office:value="0" calcext:value-type="float">
            <text:p>0</text:p>
          </table:table-cell>
          <table:table-cell table:formula="of:=IF([.CE37]&lt;&gt;[.CD37];&quot;X&quot;;&quot;&quot;)">
            <text:p/>
          </table:table-cell>
          <table:table-cell table:number-columns-repeated="108"/>
          <table:table-cell table:formula="of:=IF([.GJ37]&lt;&gt;[.GI37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8:.CC38])/COUNT([.A38:.CC38]));0)" office:value-type="float" office:value="0" calcext:value-type="float">
            <text:p>0</text:p>
          </table:table-cell>
          <table:table-cell table:formula="of:=ROUND(([.B38]*[.$B$1]+[.C38]*[.$C$1]+[.D38]*[.$D$1]+[.E38]*[.$E$1]+[.F38]*[.$F$1]+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+[.AM38]*[.$AM$1]+[.AN38]*[.$AN$1]+[.AO38]*[.$AO$1]+[.AP38]*[.$AP$1]+[.AQ38]*[.$AQ$1]+[.AR38]*[.$AR$1]+[.AS38]*[.$AS$1]+[.AT38]*[.$AT$1]+[.AU38]*[.$AU$1]+[.AV38]*[.$AV$1]+[.AW38]*[.$AW$1]+[.AX38]*[.$AX$1]+[.AY38]*[.$AY$1]+[.AZ38]*[.$AZ$1]+[.BA38]*[.$BA$1]+[.BB38]*[.$BB$1]+[.BC38]*[.$BC$1]+[.BD38]*[.$BD$1]+[.BE38]*[.$BE$1]+[.BF38]*[.$BF$1]+[.BG38]*[.$BG$1]+[.BH38]*[.$BH$1]+[.BI38]*[.$BI$1]+[.BJ38]*[.$BJ$1]+[.BK38]*[.$BK$1]+[.BL38]*[.$BL$1]+[.BM38]*[.$BM$1]+[.BN38]*[.$BN$1]+[.BO38]*[.$BO$1]+[.BP38]*[.$BP$1]+[.BQ38]*[.$BQ$1]+[.BR38]*[.$BR$1]+[.BS38]*[.$BS$1]+[.BT38]*[.$BT$1]+[.BU38]*[.$BU$1]+[.BV38]*[.$BV$1]+[.BW38]*[.$BW$1]+[.BX38]*[.$BX$1]+[.BY38]*[.$BY$1]+[.BZ38]*[.$BZ$1]+[.CA38]*[.$CA$1]+[.CB38]*[.$CB$1]+[.CC38]*[.$CC$1])/COUNT([.B38:.CC38]);0)" office:value-type="float" office:value="0" calcext:value-type="float">
            <text:p>0</text:p>
          </table:table-cell>
          <table:table-cell table:formula="of:=IF([.CE38]&lt;&gt;[.CD38];&quot;X&quot;;&quot;&quot;)">
            <text:p/>
          </table:table-cell>
          <table:table-cell table:number-columns-repeated="108"/>
          <table:table-cell table:formula="of:=IF([.GJ38]&lt;&gt;[.GI38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39:.CC39])/COUNT([.A39:.CC39]));0)" office:value-type="float" office:value="0" calcext:value-type="float">
            <text:p>0</text:p>
          </table:table-cell>
          <table:table-cell table:formula="of:=ROUND(([.B39]*[.$B$1]+[.C39]*[.$C$1]+[.D39]*[.$D$1]+[.E39]*[.$E$1]+[.F39]*[.$F$1]+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+[.AM39]*[.$AM$1]+[.AN39]*[.$AN$1]+[.AO39]*[.$AO$1]+[.AP39]*[.$AP$1]+[.AQ39]*[.$AQ$1]+[.AR39]*[.$AR$1]+[.AS39]*[.$AS$1]+[.AT39]*[.$AT$1]+[.AU39]*[.$AU$1]+[.AV39]*[.$AV$1]+[.AW39]*[.$AW$1]+[.AX39]*[.$AX$1]+[.AY39]*[.$AY$1]+[.AZ39]*[.$AZ$1]+[.BA39]*[.$BA$1]+[.BB39]*[.$BB$1]+[.BC39]*[.$BC$1]+[.BD39]*[.$BD$1]+[.BE39]*[.$BE$1]+[.BF39]*[.$BF$1]+[.BG39]*[.$BG$1]+[.BH39]*[.$BH$1]+[.BI39]*[.$BI$1]+[.BJ39]*[.$BJ$1]+[.BK39]*[.$BK$1]+[.BL39]*[.$BL$1]+[.BM39]*[.$BM$1]+[.BN39]*[.$BN$1]+[.BO39]*[.$BO$1]+[.BP39]*[.$BP$1]+[.BQ39]*[.$BQ$1]+[.BR39]*[.$BR$1]+[.BS39]*[.$BS$1]+[.BT39]*[.$BT$1]+[.BU39]*[.$BU$1]+[.BV39]*[.$BV$1]+[.BW39]*[.$BW$1]+[.BX39]*[.$BX$1]+[.BY39]*[.$BY$1]+[.BZ39]*[.$BZ$1]+[.CA39]*[.$CA$1]+[.CB39]*[.$CB$1]+[.CC39]*[.$CC$1])/COUNT([.B39:.CC39]);0)" office:value-type="float" office:value="0" calcext:value-type="float">
            <text:p>0</text:p>
          </table:table-cell>
          <table:table-cell table:formula="of:=IF([.CE39]&lt;&gt;[.CD39];&quot;X&quot;;&quot;&quot;)">
            <text:p/>
          </table:table-cell>
          <table:table-cell table:number-columns-repeated="108"/>
          <table:table-cell table:formula="of:=IF([.GJ39]&lt;&gt;[.GI3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40:.CC40])/COUNT([.A40:.CC40]));0)" office:value-type="float" office:value="0" calcext:value-type="float">
            <text:p>0</text:p>
          </table:table-cell>
          <table:table-cell table:formula="of:=ROUND(([.B40]*[.$B$1]+[.C40]*[.$C$1]+[.D40]*[.$D$1]+[.E40]*[.$E$1]+[.F40]*[.$F$1]+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+[.AM40]*[.$AM$1]+[.AN40]*[.$AN$1]+[.AO40]*[.$AO$1]+[.AP40]*[.$AP$1]+[.AQ40]*[.$AQ$1]+[.AR40]*[.$AR$1]+[.AS40]*[.$AS$1]+[.AT40]*[.$AT$1]+[.AU40]*[.$AU$1]+[.AV40]*[.$AV$1]+[.AW40]*[.$AW$1]+[.AX40]*[.$AX$1]+[.AY40]*[.$AY$1]+[.AZ40]*[.$AZ$1]+[.BA40]*[.$BA$1]+[.BB40]*[.$BB$1]+[.BC40]*[.$BC$1]+[.BD40]*[.$BD$1]+[.BE40]*[.$BE$1]+[.BF40]*[.$BF$1]+[.BG40]*[.$BG$1]+[.BH40]*[.$BH$1]+[.BI40]*[.$BI$1]+[.BJ40]*[.$BJ$1]+[.BK40]*[.$BK$1]+[.BL40]*[.$BL$1]+[.BM40]*[.$BM$1]+[.BN40]*[.$BN$1]+[.BO40]*[.$BO$1]+[.BP40]*[.$BP$1]+[.BQ40]*[.$BQ$1]+[.BR40]*[.$BR$1]+[.BS40]*[.$BS$1]+[.BT40]*[.$BT$1]+[.BU40]*[.$BU$1]+[.BV40]*[.$BV$1]+[.BW40]*[.$BW$1]+[.BX40]*[.$BX$1]+[.BY40]*[.$BY$1]+[.BZ40]*[.$BZ$1]+[.CA40]*[.$CA$1]+[.CB40]*[.$CB$1]+[.CC40]*[.$CC$1])/COUNT([.B40:.CC40]);0)" office:value-type="float" office:value="0" calcext:value-type="float">
            <text:p>0</text:p>
          </table:table-cell>
          <table:table-cell table:formula="of:=IF([.CE40]&lt;&gt;[.CD40];&quot;X&quot;;&quot;&quot;)">
            <text:p/>
          </table:table-cell>
          <table:table-cell table:number-columns-repeated="108"/>
          <table:table-cell table:formula="of:=IF([.GJ40]&lt;&gt;[.GI40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41:.CC41])/COUNT([.A41:.CC41]));0)" office:value-type="float" office:value="0" calcext:value-type="float">
            <text:p>0</text:p>
          </table:table-cell>
          <table:table-cell table:formula="of:=ROUND(([.B41]*[.$B$1]+[.C41]*[.$C$1]+[.D41]*[.$D$1]+[.E41]*[.$E$1]+[.F41]*[.$F$1]+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+[.AM41]*[.$AM$1]+[.AN41]*[.$AN$1]+[.AO41]*[.$AO$1]+[.AP41]*[.$AP$1]+[.AQ41]*[.$AQ$1]+[.AR41]*[.$AR$1]+[.AS41]*[.$AS$1]+[.AT41]*[.$AT$1]+[.AU41]*[.$AU$1]+[.AV41]*[.$AV$1]+[.AW41]*[.$AW$1]+[.AX41]*[.$AX$1]+[.AY41]*[.$AY$1]+[.AZ41]*[.$AZ$1]+[.BA41]*[.$BA$1]+[.BB41]*[.$BB$1]+[.BC41]*[.$BC$1]+[.BD41]*[.$BD$1]+[.BE41]*[.$BE$1]+[.BF41]*[.$BF$1]+[.BG41]*[.$BG$1]+[.BH41]*[.$BH$1]+[.BI41]*[.$BI$1]+[.BJ41]*[.$BJ$1]+[.BK41]*[.$BK$1]+[.BL41]*[.$BL$1]+[.BM41]*[.$BM$1]+[.BN41]*[.$BN$1]+[.BO41]*[.$BO$1]+[.BP41]*[.$BP$1]+[.BQ41]*[.$BQ$1]+[.BR41]*[.$BR$1]+[.BS41]*[.$BS$1]+[.BT41]*[.$BT$1]+[.BU41]*[.$BU$1]+[.BV41]*[.$BV$1]+[.BW41]*[.$BW$1]+[.BX41]*[.$BX$1]+[.BY41]*[.$BY$1]+[.BZ41]*[.$BZ$1]+[.CA41]*[.$CA$1]+[.CB41]*[.$CB$1]+[.CC41]*[.$CC$1])/COUNT([.B41:.CC41]);0)" office:value-type="float" office:value="0" calcext:value-type="float">
            <text:p>0</text:p>
          </table:table-cell>
          <table:table-cell table:formula="of:=IF([.CE41]&lt;&gt;[.CD41];&quot;X&quot;;&quot;&quot;)">
            <text:p/>
          </table:table-cell>
          <table:table-cell table:number-columns-repeated="108"/>
          <table:table-cell table:formula="of:=IF([.GJ41]&lt;&gt;[.GI41];&quot;X&quot;;&quot;&quot;)">
            <text:p/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42:.CC42])/COUNT([.A42:.CC42]));0)" office:value-type="float" office:value="0" calcext:value-type="float">
            <text:p>0</text:p>
          </table:table-cell>
          <table:table-cell table:formula="of:=ROUND(([.B42]*[.$B$1]+[.C42]*[.$C$1]+[.D42]*[.$D$1]+[.E42]*[.$E$1]+[.F42]*[.$F$1]+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+[.AM42]*[.$AM$1]+[.AN42]*[.$AN$1]+[.AO42]*[.$AO$1]+[.AP42]*[.$AP$1]+[.AQ42]*[.$AQ$1]+[.AR42]*[.$AR$1]+[.AS42]*[.$AS$1]+[.AT42]*[.$AT$1]+[.AU42]*[.$AU$1]+[.AV42]*[.$AV$1]+[.AW42]*[.$AW$1]+[.AX42]*[.$AX$1]+[.AY42]*[.$AY$1]+[.AZ42]*[.$AZ$1]+[.BA42]*[.$BA$1]+[.BB42]*[.$BB$1]+[.BC42]*[.$BC$1]+[.BD42]*[.$BD$1]+[.BE42]*[.$BE$1]+[.BF42]*[.$BF$1]+[.BG42]*[.$BG$1]+[.BH42]*[.$BH$1]+[.BI42]*[.$BI$1]+[.BJ42]*[.$BJ$1]+[.BK42]*[.$BK$1]+[.BL42]*[.$BL$1]+[.BM42]*[.$BM$1]+[.BN42]*[.$BN$1]+[.BO42]*[.$BO$1]+[.BP42]*[.$BP$1]+[.BQ42]*[.$BQ$1]+[.BR42]*[.$BR$1]+[.BS42]*[.$BS$1]+[.BT42]*[.$BT$1]+[.BU42]*[.$BU$1]+[.BV42]*[.$BV$1]+[.BW42]*[.$BW$1]+[.BX42]*[.$BX$1]+[.BY42]*[.$BY$1]+[.BZ42]*[.$BZ$1]+[.CA42]*[.$CA$1]+[.CB42]*[.$CB$1]+[.CC42]*[.$CC$1])/COUNT([.B42:.CC42]);0)" office:value-type="float" office:value="0" calcext:value-type="float">
            <text:p>0</text:p>
          </table:table-cell>
          <table:table-cell table:formula="of:=IF([.CE42]&lt;&gt;[.CD42];&quot;X&quot;;&quot;&quot;)">
            <text:p/>
          </table:table-cell>
          <table:table-cell table:number-columns-repeated="108"/>
          <table:table-cell table:formula="of:=IF([.GJ42]&lt;&gt;[.GI42]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formula="of:=ROUND((SUM([.B43:.CC43])/COUNT([.A43:.CC43]));0)" office:value-type="float" office:value="0" calcext:value-type="float">
            <text:p>0</text:p>
          </table:table-cell>
          <table:table-cell table:formula="of:=ROUND(([.B43]*[.$B$1]+[.C43]*[.$C$1]+[.D43]*[.$D$1]+[.E43]*[.$E$1]+[.F43]*[.$F$1]+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+[.AM43]*[.$AM$1]+[.AN43]*[.$AN$1]+[.AO43]*[.$AO$1]+[.AP43]*[.$AP$1]+[.AQ43]*[.$AQ$1]+[.AR43]*[.$AR$1]+[.AS43]*[.$AS$1]+[.AT43]*[.$AT$1]+[.AU43]*[.$AU$1]+[.AV43]*[.$AV$1]+[.AW43]*[.$AW$1]+[.AX43]*[.$AX$1]+[.AY43]*[.$AY$1]+[.AZ43]*[.$AZ$1]+[.BA43]*[.$BA$1]+[.BB43]*[.$BB$1]+[.BC43]*[.$BC$1]+[.BD43]*[.$BD$1]+[.BE43]*[.$BE$1]+[.BF43]*[.$BF$1]+[.BG43]*[.$BG$1]+[.BH43]*[.$BH$1]+[.BI43]*[.$BI$1]+[.BJ43]*[.$BJ$1]+[.BK43]*[.$BK$1]+[.BL43]*[.$BL$1]+[.BM43]*[.$BM$1]+[.BN43]*[.$BN$1]+[.BO43]*[.$BO$1]+[.BP43]*[.$BP$1]+[.BQ43]*[.$BQ$1]+[.BR43]*[.$BR$1]+[.BS43]*[.$BS$1]+[.BT43]*[.$BT$1]+[.BU43]*[.$BU$1]+[.BV43]*[.$BV$1]+[.BW43]*[.$BW$1]+[.BX43]*[.$BX$1]+[.BY43]*[.$BY$1]+[.BZ43]*[.$BZ$1]+[.CA43]*[.$CA$1]+[.CB43]*[.$CB$1]+[.CC43]*[.$CC$1])/COUNT([.B43:.CC43]);0)" office:value-type="float" office:value="0" calcext:value-type="float">
            <text:p>0</text:p>
          </table:table-cell>
          <table:table-cell table:formula="of:=IF([.CE43]&lt;&gt;[.CD43];&quot;X&quot;;&quot;&quot;)">
            <text:p/>
          </table:table-cell>
          <table:table-cell table:number-columns-repeated="108"/>
          <table:table-cell table:formula="of:=IF([.GJ43]&lt;&gt;[.GI4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44:.CC44])/COUNT([.A44:.CC44]));0)" office:value-type="float" office:value="0" calcext:value-type="float">
            <text:p>0</text:p>
          </table:table-cell>
          <table:table-cell table:formula="of:=ROUND(([.B44]*[.$B$1]+[.C44]*[.$C$1]+[.D44]*[.$D$1]+[.E44]*[.$E$1]+[.F44]*[.$F$1]+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+[.AM44]*[.$AM$1]+[.AN44]*[.$AN$1]+[.AO44]*[.$AO$1]+[.AP44]*[.$AP$1]+[.AQ44]*[.$AQ$1]+[.AR44]*[.$AR$1]+[.AS44]*[.$AS$1]+[.AT44]*[.$AT$1]+[.AU44]*[.$AU$1]+[.AV44]*[.$AV$1]+[.AW44]*[.$AW$1]+[.AX44]*[.$AX$1]+[.AY44]*[.$AY$1]+[.AZ44]*[.$AZ$1]+[.BA44]*[.$BA$1]+[.BB44]*[.$BB$1]+[.BC44]*[.$BC$1]+[.BD44]*[.$BD$1]+[.BE44]*[.$BE$1]+[.BF44]*[.$BF$1]+[.BG44]*[.$BG$1]+[.BH44]*[.$BH$1]+[.BI44]*[.$BI$1]+[.BJ44]*[.$BJ$1]+[.BK44]*[.$BK$1]+[.BL44]*[.$BL$1]+[.BM44]*[.$BM$1]+[.BN44]*[.$BN$1]+[.BO44]*[.$BO$1]+[.BP44]*[.$BP$1]+[.BQ44]*[.$BQ$1]+[.BR44]*[.$BR$1]+[.BS44]*[.$BS$1]+[.BT44]*[.$BT$1]+[.BU44]*[.$BU$1]+[.BV44]*[.$BV$1]+[.BW44]*[.$BW$1]+[.BX44]*[.$BX$1]+[.BY44]*[.$BY$1]+[.BZ44]*[.$BZ$1]+[.CA44]*[.$CA$1]+[.CB44]*[.$CB$1]+[.CC44]*[.$CC$1])/COUNT([.B44:.CC44]);0)" office:value-type="float" office:value="0" calcext:value-type="float">
            <text:p>0</text:p>
          </table:table-cell>
          <table:table-cell table:formula="of:=IF([.CE44]&lt;&gt;[.CD44];&quot;X&quot;;&quot;&quot;)">
            <text:p/>
          </table:table-cell>
          <table:table-cell table:number-columns-repeated="108"/>
          <table:table-cell table:formula="of:=IF([.GJ44]&lt;&gt;[.GI44];&quot;X&quot;;&quot;&quot;)">
            <text:p/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45:.CC45])/COUNT([.A45:.CC45]));0)" office:value-type="float" office:value="0" calcext:value-type="float">
            <text:p>0</text:p>
          </table:table-cell>
          <table:table-cell table:formula="of:=ROUND(([.B45]*[.$B$1]+[.C45]*[.$C$1]+[.D45]*[.$D$1]+[.E45]*[.$E$1]+[.F45]*[.$F$1]+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+[.AM45]*[.$AM$1]+[.AN45]*[.$AN$1]+[.AO45]*[.$AO$1]+[.AP45]*[.$AP$1]+[.AQ45]*[.$AQ$1]+[.AR45]*[.$AR$1]+[.AS45]*[.$AS$1]+[.AT45]*[.$AT$1]+[.AU45]*[.$AU$1]+[.AV45]*[.$AV$1]+[.AW45]*[.$AW$1]+[.AX45]*[.$AX$1]+[.AY45]*[.$AY$1]+[.AZ45]*[.$AZ$1]+[.BA45]*[.$BA$1]+[.BB45]*[.$BB$1]+[.BC45]*[.$BC$1]+[.BD45]*[.$BD$1]+[.BE45]*[.$BE$1]+[.BF45]*[.$BF$1]+[.BG45]*[.$BG$1]+[.BH45]*[.$BH$1]+[.BI45]*[.$BI$1]+[.BJ45]*[.$BJ$1]+[.BK45]*[.$BK$1]+[.BL45]*[.$BL$1]+[.BM45]*[.$BM$1]+[.BN45]*[.$BN$1]+[.BO45]*[.$BO$1]+[.BP45]*[.$BP$1]+[.BQ45]*[.$BQ$1]+[.BR45]*[.$BR$1]+[.BS45]*[.$BS$1]+[.BT45]*[.$BT$1]+[.BU45]*[.$BU$1]+[.BV45]*[.$BV$1]+[.BW45]*[.$BW$1]+[.BX45]*[.$BX$1]+[.BY45]*[.$BY$1]+[.BZ45]*[.$BZ$1]+[.CA45]*[.$CA$1]+[.CB45]*[.$CB$1]+[.CC45]*[.$CC$1])/COUNT([.B45:.CC45]);0)" office:value-type="float" office:value="0" calcext:value-type="float">
            <text:p>0</text:p>
          </table:table-cell>
          <table:table-cell table:formula="of:=IF([.CE45]&lt;&gt;[.CD45];&quot;X&quot;;&quot;&quot;)">
            <text:p/>
          </table:table-cell>
          <table:table-cell table:number-columns-repeated="108"/>
          <table:table-cell table:formula="of:=IF([.GJ45]&lt;&gt;[.GI45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46:.CC46])/COUNT([.A46:.CC46]));0)" office:value-type="float" office:value="1" calcext:value-type="float">
            <text:p>1</text:p>
          </table:table-cell>
          <table:table-cell table:formula="of:=ROUND(([.B46]*[.$B$1]+[.C46]*[.$C$1]+[.D46]*[.$D$1]+[.E46]*[.$E$1]+[.F46]*[.$F$1]+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+[.AM46]*[.$AM$1]+[.AN46]*[.$AN$1]+[.AO46]*[.$AO$1]+[.AP46]*[.$AP$1]+[.AQ46]*[.$AQ$1]+[.AR46]*[.$AR$1]+[.AS46]*[.$AS$1]+[.AT46]*[.$AT$1]+[.AU46]*[.$AU$1]+[.AV46]*[.$AV$1]+[.AW46]*[.$AW$1]+[.AX46]*[.$AX$1]+[.AY46]*[.$AY$1]+[.AZ46]*[.$AZ$1]+[.BA46]*[.$BA$1]+[.BB46]*[.$BB$1]+[.BC46]*[.$BC$1]+[.BD46]*[.$BD$1]+[.BE46]*[.$BE$1]+[.BF46]*[.$BF$1]+[.BG46]*[.$BG$1]+[.BH46]*[.$BH$1]+[.BI46]*[.$BI$1]+[.BJ46]*[.$BJ$1]+[.BK46]*[.$BK$1]+[.BL46]*[.$BL$1]+[.BM46]*[.$BM$1]+[.BN46]*[.$BN$1]+[.BO46]*[.$BO$1]+[.BP46]*[.$BP$1]+[.BQ46]*[.$BQ$1]+[.BR46]*[.$BR$1]+[.BS46]*[.$BS$1]+[.BT46]*[.$BT$1]+[.BU46]*[.$BU$1]+[.BV46]*[.$BV$1]+[.BW46]*[.$BW$1]+[.BX46]*[.$BX$1]+[.BY46]*[.$BY$1]+[.BZ46]*[.$BZ$1]+[.CA46]*[.$CA$1]+[.CB46]*[.$CB$1]+[.CC46]*[.$CC$1])/COUNT([.B46:.CC46]);0)" office:value-type="float" office:value="1" calcext:value-type="float">
            <text:p>1</text:p>
          </table:table-cell>
          <table:table-cell table:formula="of:=IF([.CE46]&lt;&gt;[.CD46];&quot;X&quot;;&quot;&quot;)">
            <text:p/>
          </table:table-cell>
          <table:table-cell table:number-columns-repeated="108"/>
          <table:table-cell table:formula="of:=IF([.GJ46]&lt;&gt;[.GI46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47:.CC47])/COUNT([.A47:.CC47]));0)" office:value-type="float" office:value="1" calcext:value-type="float">
            <text:p>1</text:p>
          </table:table-cell>
          <table:table-cell table:formula="of:=ROUND(([.B47]*[.$B$1]+[.C47]*[.$C$1]+[.D47]*[.$D$1]+[.E47]*[.$E$1]+[.F47]*[.$F$1]+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+[.AM47]*[.$AM$1]+[.AN47]*[.$AN$1]+[.AO47]*[.$AO$1]+[.AP47]*[.$AP$1]+[.AQ47]*[.$AQ$1]+[.AR47]*[.$AR$1]+[.AS47]*[.$AS$1]+[.AT47]*[.$AT$1]+[.AU47]*[.$AU$1]+[.AV47]*[.$AV$1]+[.AW47]*[.$AW$1]+[.AX47]*[.$AX$1]+[.AY47]*[.$AY$1]+[.AZ47]*[.$AZ$1]+[.BA47]*[.$BA$1]+[.BB47]*[.$BB$1]+[.BC47]*[.$BC$1]+[.BD47]*[.$BD$1]+[.BE47]*[.$BE$1]+[.BF47]*[.$BF$1]+[.BG47]*[.$BG$1]+[.BH47]*[.$BH$1]+[.BI47]*[.$BI$1]+[.BJ47]*[.$BJ$1]+[.BK47]*[.$BK$1]+[.BL47]*[.$BL$1]+[.BM47]*[.$BM$1]+[.BN47]*[.$BN$1]+[.BO47]*[.$BO$1]+[.BP47]*[.$BP$1]+[.BQ47]*[.$BQ$1]+[.BR47]*[.$BR$1]+[.BS47]*[.$BS$1]+[.BT47]*[.$BT$1]+[.BU47]*[.$BU$1]+[.BV47]*[.$BV$1]+[.BW47]*[.$BW$1]+[.BX47]*[.$BX$1]+[.BY47]*[.$BY$1]+[.BZ47]*[.$BZ$1]+[.CA47]*[.$CA$1]+[.CB47]*[.$CB$1]+[.CC47]*[.$CC$1])/COUNT([.B47:.CC47]);0)" office:value-type="float" office:value="1" calcext:value-type="float">
            <text:p>1</text:p>
          </table:table-cell>
          <table:table-cell table:formula="of:=IF([.CE47]&lt;&gt;[.CD47];&quot;X&quot;;&quot;&quot;)">
            <text:p/>
          </table:table-cell>
          <table:table-cell table:number-columns-repeated="108"/>
          <table:table-cell table:formula="of:=IF([.GJ47]&lt;&gt;[.GI47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48:.CC48])/COUNT([.A48:.CC48]));0)" office:value-type="float" office:value="1" calcext:value-type="float">
            <text:p>1</text:p>
          </table:table-cell>
          <table:table-cell table:formula="of:=ROUND(([.B48]*[.$B$1]+[.C48]*[.$C$1]+[.D48]*[.$D$1]+[.E48]*[.$E$1]+[.F48]*[.$F$1]+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+[.AM48]*[.$AM$1]+[.AN48]*[.$AN$1]+[.AO48]*[.$AO$1]+[.AP48]*[.$AP$1]+[.AQ48]*[.$AQ$1]+[.AR48]*[.$AR$1]+[.AS48]*[.$AS$1]+[.AT48]*[.$AT$1]+[.AU48]*[.$AU$1]+[.AV48]*[.$AV$1]+[.AW48]*[.$AW$1]+[.AX48]*[.$AX$1]+[.AY48]*[.$AY$1]+[.AZ48]*[.$AZ$1]+[.BA48]*[.$BA$1]+[.BB48]*[.$BB$1]+[.BC48]*[.$BC$1]+[.BD48]*[.$BD$1]+[.BE48]*[.$BE$1]+[.BF48]*[.$BF$1]+[.BG48]*[.$BG$1]+[.BH48]*[.$BH$1]+[.BI48]*[.$BI$1]+[.BJ48]*[.$BJ$1]+[.BK48]*[.$BK$1]+[.BL48]*[.$BL$1]+[.BM48]*[.$BM$1]+[.BN48]*[.$BN$1]+[.BO48]*[.$BO$1]+[.BP48]*[.$BP$1]+[.BQ48]*[.$BQ$1]+[.BR48]*[.$BR$1]+[.BS48]*[.$BS$1]+[.BT48]*[.$BT$1]+[.BU48]*[.$BU$1]+[.BV48]*[.$BV$1]+[.BW48]*[.$BW$1]+[.BX48]*[.$BX$1]+[.BY48]*[.$BY$1]+[.BZ48]*[.$BZ$1]+[.CA48]*[.$CA$1]+[.CB48]*[.$CB$1]+[.CC48]*[.$CC$1])/COUNT([.B48:.CC48]);0)" office:value-type="float" office:value="1" calcext:value-type="float">
            <text:p>1</text:p>
          </table:table-cell>
          <table:table-cell table:formula="of:=IF([.CE48]&lt;&gt;[.CD48];&quot;X&quot;;&quot;&quot;)">
            <text:p/>
          </table:table-cell>
          <table:table-cell table:number-columns-repeated="108"/>
          <table:table-cell table:formula="of:=IF([.GJ48]&lt;&gt;[.GI48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49:.CC49])/COUNT([.A49:.CC49]));0)" office:value-type="float" office:value="1" calcext:value-type="float">
            <text:p>1</text:p>
          </table:table-cell>
          <table:table-cell table:formula="of:=ROUND(([.B49]*[.$B$1]+[.C49]*[.$C$1]+[.D49]*[.$D$1]+[.E49]*[.$E$1]+[.F49]*[.$F$1]+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+[.AM49]*[.$AM$1]+[.AN49]*[.$AN$1]+[.AO49]*[.$AO$1]+[.AP49]*[.$AP$1]+[.AQ49]*[.$AQ$1]+[.AR49]*[.$AR$1]+[.AS49]*[.$AS$1]+[.AT49]*[.$AT$1]+[.AU49]*[.$AU$1]+[.AV49]*[.$AV$1]+[.AW49]*[.$AW$1]+[.AX49]*[.$AX$1]+[.AY49]*[.$AY$1]+[.AZ49]*[.$AZ$1]+[.BA49]*[.$BA$1]+[.BB49]*[.$BB$1]+[.BC49]*[.$BC$1]+[.BD49]*[.$BD$1]+[.BE49]*[.$BE$1]+[.BF49]*[.$BF$1]+[.BG49]*[.$BG$1]+[.BH49]*[.$BH$1]+[.BI49]*[.$BI$1]+[.BJ49]*[.$BJ$1]+[.BK49]*[.$BK$1]+[.BL49]*[.$BL$1]+[.BM49]*[.$BM$1]+[.BN49]*[.$BN$1]+[.BO49]*[.$BO$1]+[.BP49]*[.$BP$1]+[.BQ49]*[.$BQ$1]+[.BR49]*[.$BR$1]+[.BS49]*[.$BS$1]+[.BT49]*[.$BT$1]+[.BU49]*[.$BU$1]+[.BV49]*[.$BV$1]+[.BW49]*[.$BW$1]+[.BX49]*[.$BX$1]+[.BY49]*[.$BY$1]+[.BZ49]*[.$BZ$1]+[.CA49]*[.$CA$1]+[.CB49]*[.$CB$1]+[.CC49]*[.$CC$1])/COUNT([.B49:.CC49]);0)" office:value-type="float" office:value="1" calcext:value-type="float">
            <text:p>1</text:p>
          </table:table-cell>
          <table:table-cell table:formula="of:=IF([.CE49]&lt;&gt;[.CD49];&quot;X&quot;;&quot;&quot;)">
            <text:p/>
          </table:table-cell>
          <table:table-cell table:number-columns-repeated="108"/>
          <table:table-cell table:formula="of:=IF([.GJ49]&lt;&gt;[.GI4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0:.CC50])/COUNT([.A50:.CC50]));0)" office:value-type="float" office:value="0" calcext:value-type="float">
            <text:p>0</text:p>
          </table:table-cell>
          <table:table-cell table:formula="of:=ROUND(([.B50]*[.$B$1]+[.C50]*[.$C$1]+[.D50]*[.$D$1]+[.E50]*[.$E$1]+[.F50]*[.$F$1]+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+[.AM50]*[.$AM$1]+[.AN50]*[.$AN$1]+[.AO50]*[.$AO$1]+[.AP50]*[.$AP$1]+[.AQ50]*[.$AQ$1]+[.AR50]*[.$AR$1]+[.AS50]*[.$AS$1]+[.AT50]*[.$AT$1]+[.AU50]*[.$AU$1]+[.AV50]*[.$AV$1]+[.AW50]*[.$AW$1]+[.AX50]*[.$AX$1]+[.AY50]*[.$AY$1]+[.AZ50]*[.$AZ$1]+[.BA50]*[.$BA$1]+[.BB50]*[.$BB$1]+[.BC50]*[.$BC$1]+[.BD50]*[.$BD$1]+[.BE50]*[.$BE$1]+[.BF50]*[.$BF$1]+[.BG50]*[.$BG$1]+[.BH50]*[.$BH$1]+[.BI50]*[.$BI$1]+[.BJ50]*[.$BJ$1]+[.BK50]*[.$BK$1]+[.BL50]*[.$BL$1]+[.BM50]*[.$BM$1]+[.BN50]*[.$BN$1]+[.BO50]*[.$BO$1]+[.BP50]*[.$BP$1]+[.BQ50]*[.$BQ$1]+[.BR50]*[.$BR$1]+[.BS50]*[.$BS$1]+[.BT50]*[.$BT$1]+[.BU50]*[.$BU$1]+[.BV50]*[.$BV$1]+[.BW50]*[.$BW$1]+[.BX50]*[.$BX$1]+[.BY50]*[.$BY$1]+[.BZ50]*[.$BZ$1]+[.CA50]*[.$CA$1]+[.CB50]*[.$CB$1]+[.CC50]*[.$CC$1])/COUNT([.B50:.CC50]);0)" office:value-type="float" office:value="0" calcext:value-type="float">
            <text:p>0</text:p>
          </table:table-cell>
          <table:table-cell table:formula="of:=IF([.CE50]&lt;&gt;[.CD50];&quot;X&quot;;&quot;&quot;)">
            <text:p/>
          </table:table-cell>
          <table:table-cell table:number-columns-repeated="108"/>
          <table:table-cell table:formula="of:=IF([.GJ50]&lt;&gt;[.GI50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1:.CC51])/COUNT([.A51:.CC51]));0)" office:value-type="float" office:value="0" calcext:value-type="float">
            <text:p>0</text:p>
          </table:table-cell>
          <table:table-cell table:formula="of:=ROUND(([.B51]*[.$B$1]+[.C51]*[.$C$1]+[.D51]*[.$D$1]+[.E51]*[.$E$1]+[.F51]*[.$F$1]+[.G51]*[.$G$1]+[.H51]*[.$H$1]+[.I51]*[.$I$1]+[.J51]*[.$J$1]+[.K51]*[.$K$1]+[.L51]*[.$L$1]+[.M51]*[.$M$1]+[.N51]*[.$N$1]+[.O51]*[.$O$1]+[.P51]*[.$P$1]+[.Q51]*[.$Q$1]+[.R51]*[.$R$1]+[.S51]*[.$S$1]+[.T51]*[.$T$1]+[.U51]*[.$U$1]+[.V51]*[.$V$1]+[.W51]*[.$W$1]+[.X51]*[.$X$1]+[.Y51]*[.$Y$1]+[.Z51]*[.$Z$1]+[.AA51]*[.$AA$1]+[.AB51]*[.$AB$1]+[.AC51]*[.$AC$1]+[.AD51]*[.$AD$1]+[.AE51]*[.$AE$1]+[.AF51]*[.$AF$1]+[.AG51]*[.$AG$1]+[.AH51]*[.$AH$1]+[.AI51]*[.$AI$1]+[.AJ51]*[.$AJ$1]+[.AK51]*[.$AK$1]+[.AL51]*[.$AL$1]+[.AM51]*[.$AM$1]+[.AN51]*[.$AN$1]+[.AO51]*[.$AO$1]+[.AP51]*[.$AP$1]+[.AQ51]*[.$AQ$1]+[.AR51]*[.$AR$1]+[.AS51]*[.$AS$1]+[.AT51]*[.$AT$1]+[.AU51]*[.$AU$1]+[.AV51]*[.$AV$1]+[.AW51]*[.$AW$1]+[.AX51]*[.$AX$1]+[.AY51]*[.$AY$1]+[.AZ51]*[.$AZ$1]+[.BA51]*[.$BA$1]+[.BB51]*[.$BB$1]+[.BC51]*[.$BC$1]+[.BD51]*[.$BD$1]+[.BE51]*[.$BE$1]+[.BF51]*[.$BF$1]+[.BG51]*[.$BG$1]+[.BH51]*[.$BH$1]+[.BI51]*[.$BI$1]+[.BJ51]*[.$BJ$1]+[.BK51]*[.$BK$1]+[.BL51]*[.$BL$1]+[.BM51]*[.$BM$1]+[.BN51]*[.$BN$1]+[.BO51]*[.$BO$1]+[.BP51]*[.$BP$1]+[.BQ51]*[.$BQ$1]+[.BR51]*[.$BR$1]+[.BS51]*[.$BS$1]+[.BT51]*[.$BT$1]+[.BU51]*[.$BU$1]+[.BV51]*[.$BV$1]+[.BW51]*[.$BW$1]+[.BX51]*[.$BX$1]+[.BY51]*[.$BY$1]+[.BZ51]*[.$BZ$1]+[.CA51]*[.$CA$1]+[.CB51]*[.$CB$1]+[.CC51]*[.$CC$1])/COUNT([.B51:.CC51]);0)" office:value-type="float" office:value="0" calcext:value-type="float">
            <text:p>0</text:p>
          </table:table-cell>
          <table:table-cell table:formula="of:=IF([.CE51]&lt;&gt;[.CD51];&quot;X&quot;;&quot;&quot;)">
            <text:p/>
          </table:table-cell>
          <table:table-cell table:number-columns-repeated="108"/>
          <table:table-cell table:formula="of:=IF([.GJ51]&lt;&gt;[.GI51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52:.CC52])/COUNT([.A52:.CC52]));0)" office:value-type="float" office:value="1" calcext:value-type="float">
            <text:p>1</text:p>
          </table:table-cell>
          <table:table-cell table:formula="of:=ROUND(([.B52]*[.$B$1]+[.C52]*[.$C$1]+[.D52]*[.$D$1]+[.E52]*[.$E$1]+[.F52]*[.$F$1]+[.G52]*[.$G$1]+[.H52]*[.$H$1]+[.I52]*[.$I$1]+[.J52]*[.$J$1]+[.K52]*[.$K$1]+[.L52]*[.$L$1]+[.M52]*[.$M$1]+[.N52]*[.$N$1]+[.O52]*[.$O$1]+[.P52]*[.$P$1]+[.Q52]*[.$Q$1]+[.R52]*[.$R$1]+[.S52]*[.$S$1]+[.T52]*[.$T$1]+[.U52]*[.$U$1]+[.V52]*[.$V$1]+[.W52]*[.$W$1]+[.X52]*[.$X$1]+[.Y52]*[.$Y$1]+[.Z52]*[.$Z$1]+[.AA52]*[.$AA$1]+[.AB52]*[.$AB$1]+[.AC52]*[.$AC$1]+[.AD52]*[.$AD$1]+[.AE52]*[.$AE$1]+[.AF52]*[.$AF$1]+[.AG52]*[.$AG$1]+[.AH52]*[.$AH$1]+[.AI52]*[.$AI$1]+[.AJ52]*[.$AJ$1]+[.AK52]*[.$AK$1]+[.AL52]*[.$AL$1]+[.AM52]*[.$AM$1]+[.AN52]*[.$AN$1]+[.AO52]*[.$AO$1]+[.AP52]*[.$AP$1]+[.AQ52]*[.$AQ$1]+[.AR52]*[.$AR$1]+[.AS52]*[.$AS$1]+[.AT52]*[.$AT$1]+[.AU52]*[.$AU$1]+[.AV52]*[.$AV$1]+[.AW52]*[.$AW$1]+[.AX52]*[.$AX$1]+[.AY52]*[.$AY$1]+[.AZ52]*[.$AZ$1]+[.BA52]*[.$BA$1]+[.BB52]*[.$BB$1]+[.BC52]*[.$BC$1]+[.BD52]*[.$BD$1]+[.BE52]*[.$BE$1]+[.BF52]*[.$BF$1]+[.BG52]*[.$BG$1]+[.BH52]*[.$BH$1]+[.BI52]*[.$BI$1]+[.BJ52]*[.$BJ$1]+[.BK52]*[.$BK$1]+[.BL52]*[.$BL$1]+[.BM52]*[.$BM$1]+[.BN52]*[.$BN$1]+[.BO52]*[.$BO$1]+[.BP52]*[.$BP$1]+[.BQ52]*[.$BQ$1]+[.BR52]*[.$BR$1]+[.BS52]*[.$BS$1]+[.BT52]*[.$BT$1]+[.BU52]*[.$BU$1]+[.BV52]*[.$BV$1]+[.BW52]*[.$BW$1]+[.BX52]*[.$BX$1]+[.BY52]*[.$BY$1]+[.BZ52]*[.$BZ$1]+[.CA52]*[.$CA$1]+[.CB52]*[.$CB$1]+[.CC52]*[.$CC$1])/COUNT([.B52:.CC52]);0)" office:value-type="float" office:value="1" calcext:value-type="float">
            <text:p>1</text:p>
          </table:table-cell>
          <table:table-cell table:formula="of:=IF([.CE52]&lt;&gt;[.CD52];&quot;X&quot;;&quot;&quot;)">
            <text:p/>
          </table:table-cell>
          <table:table-cell table:number-columns-repeated="108"/>
          <table:table-cell table:formula="of:=IF([.GJ52]&lt;&gt;[.GI52];&quot;X&quot;;&quot;&quot;)">
            <text:p/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53:.CC53])/COUNT([.A53:.CC53]));0)" office:value-type="float" office:value="1" calcext:value-type="float">
            <text:p>1</text:p>
          </table:table-cell>
          <table:table-cell table:formula="of:=ROUND(([.B53]*[.$B$1]+[.C53]*[.$C$1]+[.D53]*[.$D$1]+[.E53]*[.$E$1]+[.F53]*[.$F$1]+[.G53]*[.$G$1]+[.H53]*[.$H$1]+[.I53]*[.$I$1]+[.J53]*[.$J$1]+[.K53]*[.$K$1]+[.L53]*[.$L$1]+[.M53]*[.$M$1]+[.N53]*[.$N$1]+[.O53]*[.$O$1]+[.P53]*[.$P$1]+[.Q53]*[.$Q$1]+[.R53]*[.$R$1]+[.S53]*[.$S$1]+[.T53]*[.$T$1]+[.U53]*[.$U$1]+[.V53]*[.$V$1]+[.W53]*[.$W$1]+[.X53]*[.$X$1]+[.Y53]*[.$Y$1]+[.Z53]*[.$Z$1]+[.AA53]*[.$AA$1]+[.AB53]*[.$AB$1]+[.AC53]*[.$AC$1]+[.AD53]*[.$AD$1]+[.AE53]*[.$AE$1]+[.AF53]*[.$AF$1]+[.AG53]*[.$AG$1]+[.AH53]*[.$AH$1]+[.AI53]*[.$AI$1]+[.AJ53]*[.$AJ$1]+[.AK53]*[.$AK$1]+[.AL53]*[.$AL$1]+[.AM53]*[.$AM$1]+[.AN53]*[.$AN$1]+[.AO53]*[.$AO$1]+[.AP53]*[.$AP$1]+[.AQ53]*[.$AQ$1]+[.AR53]*[.$AR$1]+[.AS53]*[.$AS$1]+[.AT53]*[.$AT$1]+[.AU53]*[.$AU$1]+[.AV53]*[.$AV$1]+[.AW53]*[.$AW$1]+[.AX53]*[.$AX$1]+[.AY53]*[.$AY$1]+[.AZ53]*[.$AZ$1]+[.BA53]*[.$BA$1]+[.BB53]*[.$BB$1]+[.BC53]*[.$BC$1]+[.BD53]*[.$BD$1]+[.BE53]*[.$BE$1]+[.BF53]*[.$BF$1]+[.BG53]*[.$BG$1]+[.BH53]*[.$BH$1]+[.BI53]*[.$BI$1]+[.BJ53]*[.$BJ$1]+[.BK53]*[.$BK$1]+[.BL53]*[.$BL$1]+[.BM53]*[.$BM$1]+[.BN53]*[.$BN$1]+[.BO53]*[.$BO$1]+[.BP53]*[.$BP$1]+[.BQ53]*[.$BQ$1]+[.BR53]*[.$BR$1]+[.BS53]*[.$BS$1]+[.BT53]*[.$BT$1]+[.BU53]*[.$BU$1]+[.BV53]*[.$BV$1]+[.BW53]*[.$BW$1]+[.BX53]*[.$BX$1]+[.BY53]*[.$BY$1]+[.BZ53]*[.$BZ$1]+[.CA53]*[.$CA$1]+[.CB53]*[.$CB$1]+[.CC53]*[.$CC$1])/COUNT([.B53:.CC53]);0)" office:value-type="float" office:value="1" calcext:value-type="float">
            <text:p>1</text:p>
          </table:table-cell>
          <table:table-cell table:formula="of:=IF([.CE53]&lt;&gt;[.CD53];&quot;X&quot;;&quot;&quot;)">
            <text:p/>
          </table:table-cell>
          <table:table-cell table:number-columns-repeated="108"/>
          <table:table-cell table:formula="of:=IF([.GJ53]&lt;&gt;[.GI53];&quot;X&quot;;&quot;&quot;)">
            <text:p/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ROUND((SUM([.B54:.CC54])/COUNT([.A54:.CC54]));0)" office:value-type="float" office:value="1" calcext:value-type="float">
            <text:p>1</text:p>
          </table:table-cell>
          <table:table-cell table:formula="of:=ROUND(([.B54]*[.$B$1]+[.C54]*[.$C$1]+[.D54]*[.$D$1]+[.E54]*[.$E$1]+[.F54]*[.$F$1]+[.G54]*[.$G$1]+[.H54]*[.$H$1]+[.I54]*[.$I$1]+[.J54]*[.$J$1]+[.K54]*[.$K$1]+[.L54]*[.$L$1]+[.M54]*[.$M$1]+[.N54]*[.$N$1]+[.O54]*[.$O$1]+[.P54]*[.$P$1]+[.Q54]*[.$Q$1]+[.R54]*[.$R$1]+[.S54]*[.$S$1]+[.T54]*[.$T$1]+[.U54]*[.$U$1]+[.V54]*[.$V$1]+[.W54]*[.$W$1]+[.X54]*[.$X$1]+[.Y54]*[.$Y$1]+[.Z54]*[.$Z$1]+[.AA54]*[.$AA$1]+[.AB54]*[.$AB$1]+[.AC54]*[.$AC$1]+[.AD54]*[.$AD$1]+[.AE54]*[.$AE$1]+[.AF54]*[.$AF$1]+[.AG54]*[.$AG$1]+[.AH54]*[.$AH$1]+[.AI54]*[.$AI$1]+[.AJ54]*[.$AJ$1]+[.AK54]*[.$AK$1]+[.AL54]*[.$AL$1]+[.AM54]*[.$AM$1]+[.AN54]*[.$AN$1]+[.AO54]*[.$AO$1]+[.AP54]*[.$AP$1]+[.AQ54]*[.$AQ$1]+[.AR54]*[.$AR$1]+[.AS54]*[.$AS$1]+[.AT54]*[.$AT$1]+[.AU54]*[.$AU$1]+[.AV54]*[.$AV$1]+[.AW54]*[.$AW$1]+[.AX54]*[.$AX$1]+[.AY54]*[.$AY$1]+[.AZ54]*[.$AZ$1]+[.BA54]*[.$BA$1]+[.BB54]*[.$BB$1]+[.BC54]*[.$BC$1]+[.BD54]*[.$BD$1]+[.BE54]*[.$BE$1]+[.BF54]*[.$BF$1]+[.BG54]*[.$BG$1]+[.BH54]*[.$BH$1]+[.BI54]*[.$BI$1]+[.BJ54]*[.$BJ$1]+[.BK54]*[.$BK$1]+[.BL54]*[.$BL$1]+[.BM54]*[.$BM$1]+[.BN54]*[.$BN$1]+[.BO54]*[.$BO$1]+[.BP54]*[.$BP$1]+[.BQ54]*[.$BQ$1]+[.BR54]*[.$BR$1]+[.BS54]*[.$BS$1]+[.BT54]*[.$BT$1]+[.BU54]*[.$BU$1]+[.BV54]*[.$BV$1]+[.BW54]*[.$BW$1]+[.BX54]*[.$BX$1]+[.BY54]*[.$BY$1]+[.BZ54]*[.$BZ$1]+[.CA54]*[.$CA$1]+[.CB54]*[.$CB$1]+[.CC54]*[.$CC$1])/COUNT([.B54:.CC54]);0)" office:value-type="float" office:value="0" calcext:value-type="float">
            <text:p>0</text:p>
          </table:table-cell>
          <table:table-cell table:formula="of:=IF([.CE54]&lt;&gt;[.CD54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GJ54]&lt;&gt;[.GI54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5:.CC55])/COUNT([.A55:.CC55]));0)" office:value-type="float" office:value="0" calcext:value-type="float">
            <text:p>0</text:p>
          </table:table-cell>
          <table:table-cell table:formula="of:=ROUND(([.B55]*[.$B$1]+[.C55]*[.$C$1]+[.D55]*[.$D$1]+[.E55]*[.$E$1]+[.F55]*[.$F$1]+[.G55]*[.$G$1]+[.H55]*[.$H$1]+[.I55]*[.$I$1]+[.J55]*[.$J$1]+[.K55]*[.$K$1]+[.L55]*[.$L$1]+[.M55]*[.$M$1]+[.N55]*[.$N$1]+[.O55]*[.$O$1]+[.P55]*[.$P$1]+[.Q55]*[.$Q$1]+[.R55]*[.$R$1]+[.S55]*[.$S$1]+[.T55]*[.$T$1]+[.U55]*[.$U$1]+[.V55]*[.$V$1]+[.W55]*[.$W$1]+[.X55]*[.$X$1]+[.Y55]*[.$Y$1]+[.Z55]*[.$Z$1]+[.AA55]*[.$AA$1]+[.AB55]*[.$AB$1]+[.AC55]*[.$AC$1]+[.AD55]*[.$AD$1]+[.AE55]*[.$AE$1]+[.AF55]*[.$AF$1]+[.AG55]*[.$AG$1]+[.AH55]*[.$AH$1]+[.AI55]*[.$AI$1]+[.AJ55]*[.$AJ$1]+[.AK55]*[.$AK$1]+[.AL55]*[.$AL$1]+[.AM55]*[.$AM$1]+[.AN55]*[.$AN$1]+[.AO55]*[.$AO$1]+[.AP55]*[.$AP$1]+[.AQ55]*[.$AQ$1]+[.AR55]*[.$AR$1]+[.AS55]*[.$AS$1]+[.AT55]*[.$AT$1]+[.AU55]*[.$AU$1]+[.AV55]*[.$AV$1]+[.AW55]*[.$AW$1]+[.AX55]*[.$AX$1]+[.AY55]*[.$AY$1]+[.AZ55]*[.$AZ$1]+[.BA55]*[.$BA$1]+[.BB55]*[.$BB$1]+[.BC55]*[.$BC$1]+[.BD55]*[.$BD$1]+[.BE55]*[.$BE$1]+[.BF55]*[.$BF$1]+[.BG55]*[.$BG$1]+[.BH55]*[.$BH$1]+[.BI55]*[.$BI$1]+[.BJ55]*[.$BJ$1]+[.BK55]*[.$BK$1]+[.BL55]*[.$BL$1]+[.BM55]*[.$BM$1]+[.BN55]*[.$BN$1]+[.BO55]*[.$BO$1]+[.BP55]*[.$BP$1]+[.BQ55]*[.$BQ$1]+[.BR55]*[.$BR$1]+[.BS55]*[.$BS$1]+[.BT55]*[.$BT$1]+[.BU55]*[.$BU$1]+[.BV55]*[.$BV$1]+[.BW55]*[.$BW$1]+[.BX55]*[.$BX$1]+[.BY55]*[.$BY$1]+[.BZ55]*[.$BZ$1]+[.CA55]*[.$CA$1]+[.CB55]*[.$CB$1]+[.CC55]*[.$CC$1])/COUNT([.B55:.CC55]);0)" office:value-type="float" office:value="0" calcext:value-type="float">
            <text:p>0</text:p>
          </table:table-cell>
          <table:table-cell table:formula="of:=IF([.CE55]&lt;&gt;[.CD55];&quot;X&quot;;&quot;&quot;)">
            <text:p/>
          </table:table-cell>
          <table:table-cell table:number-columns-repeated="108"/>
          <table:table-cell table:formula="of:=IF([.GJ55]&lt;&gt;[.GI55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6:.CC56])/COUNT([.A56:.CC56]));0)" office:value-type="float" office:value="0" calcext:value-type="float">
            <text:p>0</text:p>
          </table:table-cell>
          <table:table-cell table:formula="of:=ROUND(([.B56]*[.$B$1]+[.C56]*[.$C$1]+[.D56]*[.$D$1]+[.E56]*[.$E$1]+[.F56]*[.$F$1]+[.G56]*[.$G$1]+[.H56]*[.$H$1]+[.I56]*[.$I$1]+[.J56]*[.$J$1]+[.K56]*[.$K$1]+[.L56]*[.$L$1]+[.M56]*[.$M$1]+[.N56]*[.$N$1]+[.O56]*[.$O$1]+[.P56]*[.$P$1]+[.Q56]*[.$Q$1]+[.R56]*[.$R$1]+[.S56]*[.$S$1]+[.T56]*[.$T$1]+[.U56]*[.$U$1]+[.V56]*[.$V$1]+[.W56]*[.$W$1]+[.X56]*[.$X$1]+[.Y56]*[.$Y$1]+[.Z56]*[.$Z$1]+[.AA56]*[.$AA$1]+[.AB56]*[.$AB$1]+[.AC56]*[.$AC$1]+[.AD56]*[.$AD$1]+[.AE56]*[.$AE$1]+[.AF56]*[.$AF$1]+[.AG56]*[.$AG$1]+[.AH56]*[.$AH$1]+[.AI56]*[.$AI$1]+[.AJ56]*[.$AJ$1]+[.AK56]*[.$AK$1]+[.AL56]*[.$AL$1]+[.AM56]*[.$AM$1]+[.AN56]*[.$AN$1]+[.AO56]*[.$AO$1]+[.AP56]*[.$AP$1]+[.AQ56]*[.$AQ$1]+[.AR56]*[.$AR$1]+[.AS56]*[.$AS$1]+[.AT56]*[.$AT$1]+[.AU56]*[.$AU$1]+[.AV56]*[.$AV$1]+[.AW56]*[.$AW$1]+[.AX56]*[.$AX$1]+[.AY56]*[.$AY$1]+[.AZ56]*[.$AZ$1]+[.BA56]*[.$BA$1]+[.BB56]*[.$BB$1]+[.BC56]*[.$BC$1]+[.BD56]*[.$BD$1]+[.BE56]*[.$BE$1]+[.BF56]*[.$BF$1]+[.BG56]*[.$BG$1]+[.BH56]*[.$BH$1]+[.BI56]*[.$BI$1]+[.BJ56]*[.$BJ$1]+[.BK56]*[.$BK$1]+[.BL56]*[.$BL$1]+[.BM56]*[.$BM$1]+[.BN56]*[.$BN$1]+[.BO56]*[.$BO$1]+[.BP56]*[.$BP$1]+[.BQ56]*[.$BQ$1]+[.BR56]*[.$BR$1]+[.BS56]*[.$BS$1]+[.BT56]*[.$BT$1]+[.BU56]*[.$BU$1]+[.BV56]*[.$BV$1]+[.BW56]*[.$BW$1]+[.BX56]*[.$BX$1]+[.BY56]*[.$BY$1]+[.BZ56]*[.$BZ$1]+[.CA56]*[.$CA$1]+[.CB56]*[.$CB$1]+[.CC56]*[.$CC$1])/COUNT([.B56:.CC56]);0)" office:value-type="float" office:value="0" calcext:value-type="float">
            <text:p>0</text:p>
          </table:table-cell>
          <table:table-cell table:formula="of:=IF([.CE56]&lt;&gt;[.CD56];&quot;X&quot;;&quot;&quot;)">
            <text:p/>
          </table:table-cell>
          <table:table-cell table:number-columns-repeated="108"/>
          <table:table-cell table:formula="of:=IF([.GJ56]&lt;&gt;[.GI56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57:.CC57])/COUNT([.A57:.CC57]));0)" office:value-type="float" office:value="0" calcext:value-type="float">
            <text:p>0</text:p>
          </table:table-cell>
          <table:table-cell table:formula="of:=ROUND(([.B57]*[.$B$1]+[.C57]*[.$C$1]+[.D57]*[.$D$1]+[.E57]*[.$E$1]+[.F57]*[.$F$1]+[.G57]*[.$G$1]+[.H57]*[.$H$1]+[.I57]*[.$I$1]+[.J57]*[.$J$1]+[.K57]*[.$K$1]+[.L57]*[.$L$1]+[.M57]*[.$M$1]+[.N57]*[.$N$1]+[.O57]*[.$O$1]+[.P57]*[.$P$1]+[.Q57]*[.$Q$1]+[.R57]*[.$R$1]+[.S57]*[.$S$1]+[.T57]*[.$T$1]+[.U57]*[.$U$1]+[.V57]*[.$V$1]+[.W57]*[.$W$1]+[.X57]*[.$X$1]+[.Y57]*[.$Y$1]+[.Z57]*[.$Z$1]+[.AA57]*[.$AA$1]+[.AB57]*[.$AB$1]+[.AC57]*[.$AC$1]+[.AD57]*[.$AD$1]+[.AE57]*[.$AE$1]+[.AF57]*[.$AF$1]+[.AG57]*[.$AG$1]+[.AH57]*[.$AH$1]+[.AI57]*[.$AI$1]+[.AJ57]*[.$AJ$1]+[.AK57]*[.$AK$1]+[.AL57]*[.$AL$1]+[.AM57]*[.$AM$1]+[.AN57]*[.$AN$1]+[.AO57]*[.$AO$1]+[.AP57]*[.$AP$1]+[.AQ57]*[.$AQ$1]+[.AR57]*[.$AR$1]+[.AS57]*[.$AS$1]+[.AT57]*[.$AT$1]+[.AU57]*[.$AU$1]+[.AV57]*[.$AV$1]+[.AW57]*[.$AW$1]+[.AX57]*[.$AX$1]+[.AY57]*[.$AY$1]+[.AZ57]*[.$AZ$1]+[.BA57]*[.$BA$1]+[.BB57]*[.$BB$1]+[.BC57]*[.$BC$1]+[.BD57]*[.$BD$1]+[.BE57]*[.$BE$1]+[.BF57]*[.$BF$1]+[.BG57]*[.$BG$1]+[.BH57]*[.$BH$1]+[.BI57]*[.$BI$1]+[.BJ57]*[.$BJ$1]+[.BK57]*[.$BK$1]+[.BL57]*[.$BL$1]+[.BM57]*[.$BM$1]+[.BN57]*[.$BN$1]+[.BO57]*[.$BO$1]+[.BP57]*[.$BP$1]+[.BQ57]*[.$BQ$1]+[.BR57]*[.$BR$1]+[.BS57]*[.$BS$1]+[.BT57]*[.$BT$1]+[.BU57]*[.$BU$1]+[.BV57]*[.$BV$1]+[.BW57]*[.$BW$1]+[.BX57]*[.$BX$1]+[.BY57]*[.$BY$1]+[.BZ57]*[.$BZ$1]+[.CA57]*[.$CA$1]+[.CB57]*[.$CB$1]+[.CC57]*[.$CC$1])/COUNT([.B57:.CC57]);0)" office:value-type="float" office:value="0" calcext:value-type="float">
            <text:p>0</text:p>
          </table:table-cell>
          <table:table-cell table:formula="of:=IF([.CE57]&lt;&gt;[.CD57];&quot;X&quot;;&quot;&quot;)">
            <text:p/>
          </table:table-cell>
          <table:table-cell table:number-columns-repeated="108"/>
          <table:table-cell table:formula="of:=IF([.GJ57]&lt;&gt;[.GI57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58:.CC58])/COUNT([.A58:.CC58]));0)" office:value-type="float" office:value="1" calcext:value-type="float">
            <text:p>1</text:p>
          </table:table-cell>
          <table:table-cell table:formula="of:=ROUND(([.B58]*[.$B$1]+[.C58]*[.$C$1]+[.D58]*[.$D$1]+[.E58]*[.$E$1]+[.F58]*[.$F$1]+[.G58]*[.$G$1]+[.H58]*[.$H$1]+[.I58]*[.$I$1]+[.J58]*[.$J$1]+[.K58]*[.$K$1]+[.L58]*[.$L$1]+[.M58]*[.$M$1]+[.N58]*[.$N$1]+[.O58]*[.$O$1]+[.P58]*[.$P$1]+[.Q58]*[.$Q$1]+[.R58]*[.$R$1]+[.S58]*[.$S$1]+[.T58]*[.$T$1]+[.U58]*[.$U$1]+[.V58]*[.$V$1]+[.W58]*[.$W$1]+[.X58]*[.$X$1]+[.Y58]*[.$Y$1]+[.Z58]*[.$Z$1]+[.AA58]*[.$AA$1]+[.AB58]*[.$AB$1]+[.AC58]*[.$AC$1]+[.AD58]*[.$AD$1]+[.AE58]*[.$AE$1]+[.AF58]*[.$AF$1]+[.AG58]*[.$AG$1]+[.AH58]*[.$AH$1]+[.AI58]*[.$AI$1]+[.AJ58]*[.$AJ$1]+[.AK58]*[.$AK$1]+[.AL58]*[.$AL$1]+[.AM58]*[.$AM$1]+[.AN58]*[.$AN$1]+[.AO58]*[.$AO$1]+[.AP58]*[.$AP$1]+[.AQ58]*[.$AQ$1]+[.AR58]*[.$AR$1]+[.AS58]*[.$AS$1]+[.AT58]*[.$AT$1]+[.AU58]*[.$AU$1]+[.AV58]*[.$AV$1]+[.AW58]*[.$AW$1]+[.AX58]*[.$AX$1]+[.AY58]*[.$AY$1]+[.AZ58]*[.$AZ$1]+[.BA58]*[.$BA$1]+[.BB58]*[.$BB$1]+[.BC58]*[.$BC$1]+[.BD58]*[.$BD$1]+[.BE58]*[.$BE$1]+[.BF58]*[.$BF$1]+[.BG58]*[.$BG$1]+[.BH58]*[.$BH$1]+[.BI58]*[.$BI$1]+[.BJ58]*[.$BJ$1]+[.BK58]*[.$BK$1]+[.BL58]*[.$BL$1]+[.BM58]*[.$BM$1]+[.BN58]*[.$BN$1]+[.BO58]*[.$BO$1]+[.BP58]*[.$BP$1]+[.BQ58]*[.$BQ$1]+[.BR58]*[.$BR$1]+[.BS58]*[.$BS$1]+[.BT58]*[.$BT$1]+[.BU58]*[.$BU$1]+[.BV58]*[.$BV$1]+[.BW58]*[.$BW$1]+[.BX58]*[.$BX$1]+[.BY58]*[.$BY$1]+[.BZ58]*[.$BZ$1]+[.CA58]*[.$CA$1]+[.CB58]*[.$CB$1]+[.CC58]*[.$CC$1])/COUNT([.B58:.CC58]);0)" office:value-type="float" office:value="1" calcext:value-type="float">
            <text:p>1</text:p>
          </table:table-cell>
          <table:table-cell table:formula="of:=IF([.CE58]&lt;&gt;[.CD58];&quot;X&quot;;&quot;&quot;)">
            <text:p/>
          </table:table-cell>
          <table:table-cell table:number-columns-repeated="108"/>
          <table:table-cell table:formula="of:=IF([.GJ58]&lt;&gt;[.GI58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59:.CC59])/COUNT([.A59:.CC59]));0)" office:value-type="float" office:value="1" calcext:value-type="float">
            <text:p>1</text:p>
          </table:table-cell>
          <table:table-cell table:formula="of:=ROUND(([.B59]*[.$B$1]+[.C59]*[.$C$1]+[.D59]*[.$D$1]+[.E59]*[.$E$1]+[.F59]*[.$F$1]+[.G59]*[.$G$1]+[.H59]*[.$H$1]+[.I59]*[.$I$1]+[.J59]*[.$J$1]+[.K59]*[.$K$1]+[.L59]*[.$L$1]+[.M59]*[.$M$1]+[.N59]*[.$N$1]+[.O59]*[.$O$1]+[.P59]*[.$P$1]+[.Q59]*[.$Q$1]+[.R59]*[.$R$1]+[.S59]*[.$S$1]+[.T59]*[.$T$1]+[.U59]*[.$U$1]+[.V59]*[.$V$1]+[.W59]*[.$W$1]+[.X59]*[.$X$1]+[.Y59]*[.$Y$1]+[.Z59]*[.$Z$1]+[.AA59]*[.$AA$1]+[.AB59]*[.$AB$1]+[.AC59]*[.$AC$1]+[.AD59]*[.$AD$1]+[.AE59]*[.$AE$1]+[.AF59]*[.$AF$1]+[.AG59]*[.$AG$1]+[.AH59]*[.$AH$1]+[.AI59]*[.$AI$1]+[.AJ59]*[.$AJ$1]+[.AK59]*[.$AK$1]+[.AL59]*[.$AL$1]+[.AM59]*[.$AM$1]+[.AN59]*[.$AN$1]+[.AO59]*[.$AO$1]+[.AP59]*[.$AP$1]+[.AQ59]*[.$AQ$1]+[.AR59]*[.$AR$1]+[.AS59]*[.$AS$1]+[.AT59]*[.$AT$1]+[.AU59]*[.$AU$1]+[.AV59]*[.$AV$1]+[.AW59]*[.$AW$1]+[.AX59]*[.$AX$1]+[.AY59]*[.$AY$1]+[.AZ59]*[.$AZ$1]+[.BA59]*[.$BA$1]+[.BB59]*[.$BB$1]+[.BC59]*[.$BC$1]+[.BD59]*[.$BD$1]+[.BE59]*[.$BE$1]+[.BF59]*[.$BF$1]+[.BG59]*[.$BG$1]+[.BH59]*[.$BH$1]+[.BI59]*[.$BI$1]+[.BJ59]*[.$BJ$1]+[.BK59]*[.$BK$1]+[.BL59]*[.$BL$1]+[.BM59]*[.$BM$1]+[.BN59]*[.$BN$1]+[.BO59]*[.$BO$1]+[.BP59]*[.$BP$1]+[.BQ59]*[.$BQ$1]+[.BR59]*[.$BR$1]+[.BS59]*[.$BS$1]+[.BT59]*[.$BT$1]+[.BU59]*[.$BU$1]+[.BV59]*[.$BV$1]+[.BW59]*[.$BW$1]+[.BX59]*[.$BX$1]+[.BY59]*[.$BY$1]+[.BZ59]*[.$BZ$1]+[.CA59]*[.$CA$1]+[.CB59]*[.$CB$1]+[.CC59]*[.$CC$1])/COUNT([.B59:.CC59]);0)" office:value-type="float" office:value="1" calcext:value-type="float">
            <text:p>1</text:p>
          </table:table-cell>
          <table:table-cell table:formula="of:=IF([.CE59]&lt;&gt;[.CD59];&quot;X&quot;;&quot;&quot;)">
            <text:p/>
          </table:table-cell>
          <table:table-cell table:number-columns-repeated="108"/>
          <table:table-cell table:formula="of:=IF([.GJ59]&lt;&gt;[.GI59];&quot;X&quot;;&quot;&quot;)">
            <text:p/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formula="of:=ROUND((SUM([.B60:.CC60])/COUNT([.A60:.CC60]));0)" office:value-type="float" office:value="1" calcext:value-type="float">
            <text:p>1</text:p>
          </table:table-cell>
          <table:table-cell table:formula="of:=ROUND(([.B60]*[.$B$1]+[.C60]*[.$C$1]+[.D60]*[.$D$1]+[.E60]*[.$E$1]+[.F60]*[.$F$1]+[.G60]*[.$G$1]+[.H60]*[.$H$1]+[.I60]*[.$I$1]+[.J60]*[.$J$1]+[.K60]*[.$K$1]+[.L60]*[.$L$1]+[.M60]*[.$M$1]+[.N60]*[.$N$1]+[.O60]*[.$O$1]+[.P60]*[.$P$1]+[.Q60]*[.$Q$1]+[.R60]*[.$R$1]+[.S60]*[.$S$1]+[.T60]*[.$T$1]+[.U60]*[.$U$1]+[.V60]*[.$V$1]+[.W60]*[.$W$1]+[.X60]*[.$X$1]+[.Y60]*[.$Y$1]+[.Z60]*[.$Z$1]+[.AA60]*[.$AA$1]+[.AB60]*[.$AB$1]+[.AC60]*[.$AC$1]+[.AD60]*[.$AD$1]+[.AE60]*[.$AE$1]+[.AF60]*[.$AF$1]+[.AG60]*[.$AG$1]+[.AH60]*[.$AH$1]+[.AI60]*[.$AI$1]+[.AJ60]*[.$AJ$1]+[.AK60]*[.$AK$1]+[.AL60]*[.$AL$1]+[.AM60]*[.$AM$1]+[.AN60]*[.$AN$1]+[.AO60]*[.$AO$1]+[.AP60]*[.$AP$1]+[.AQ60]*[.$AQ$1]+[.AR60]*[.$AR$1]+[.AS60]*[.$AS$1]+[.AT60]*[.$AT$1]+[.AU60]*[.$AU$1]+[.AV60]*[.$AV$1]+[.AW60]*[.$AW$1]+[.AX60]*[.$AX$1]+[.AY60]*[.$AY$1]+[.AZ60]*[.$AZ$1]+[.BA60]*[.$BA$1]+[.BB60]*[.$BB$1]+[.BC60]*[.$BC$1]+[.BD60]*[.$BD$1]+[.BE60]*[.$BE$1]+[.BF60]*[.$BF$1]+[.BG60]*[.$BG$1]+[.BH60]*[.$BH$1]+[.BI60]*[.$BI$1]+[.BJ60]*[.$BJ$1]+[.BK60]*[.$BK$1]+[.BL60]*[.$BL$1]+[.BM60]*[.$BM$1]+[.BN60]*[.$BN$1]+[.BO60]*[.$BO$1]+[.BP60]*[.$BP$1]+[.BQ60]*[.$BQ$1]+[.BR60]*[.$BR$1]+[.BS60]*[.$BS$1]+[.BT60]*[.$BT$1]+[.BU60]*[.$BU$1]+[.BV60]*[.$BV$1]+[.BW60]*[.$BW$1]+[.BX60]*[.$BX$1]+[.BY60]*[.$BY$1]+[.BZ60]*[.$BZ$1]+[.CA60]*[.$CA$1]+[.CB60]*[.$CB$1]+[.CC60]*[.$CC$1])/COUNT([.B60:.CC60]);0)" office:value-type="float" office:value="1" calcext:value-type="float">
            <text:p>1</text:p>
          </table:table-cell>
          <table:table-cell table:formula="of:=IF([.CE60]&lt;&gt;[.CD60];&quot;X&quot;;&quot;&quot;)">
            <text:p/>
          </table:table-cell>
          <table:table-cell table:number-columns-repeated="108"/>
          <table:table-cell table:formula="of:=IF([.GJ60]&lt;&gt;[.GI60];&quot;X&quot;;&quot;&quot;)">
            <text:p/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61:.CC61])/COUNT([.A61:.CC61]));0)" office:value-type="float" office:value="0" calcext:value-type="float">
            <text:p>0</text:p>
          </table:table-cell>
          <table:table-cell table:formula="of:=ROUND(([.B61]*[.$B$1]+[.C61]*[.$C$1]+[.D61]*[.$D$1]+[.E61]*[.$E$1]+[.F61]*[.$F$1]+[.G61]*[.$G$1]+[.H61]*[.$H$1]+[.I61]*[.$I$1]+[.J61]*[.$J$1]+[.K61]*[.$K$1]+[.L61]*[.$L$1]+[.M61]*[.$M$1]+[.N61]*[.$N$1]+[.O61]*[.$O$1]+[.P61]*[.$P$1]+[.Q61]*[.$Q$1]+[.R61]*[.$R$1]+[.S61]*[.$S$1]+[.T61]*[.$T$1]+[.U61]*[.$U$1]+[.V61]*[.$V$1]+[.W61]*[.$W$1]+[.X61]*[.$X$1]+[.Y61]*[.$Y$1]+[.Z61]*[.$Z$1]+[.AA61]*[.$AA$1]+[.AB61]*[.$AB$1]+[.AC61]*[.$AC$1]+[.AD61]*[.$AD$1]+[.AE61]*[.$AE$1]+[.AF61]*[.$AF$1]+[.AG61]*[.$AG$1]+[.AH61]*[.$AH$1]+[.AI61]*[.$AI$1]+[.AJ61]*[.$AJ$1]+[.AK61]*[.$AK$1]+[.AL61]*[.$AL$1]+[.AM61]*[.$AM$1]+[.AN61]*[.$AN$1]+[.AO61]*[.$AO$1]+[.AP61]*[.$AP$1]+[.AQ61]*[.$AQ$1]+[.AR61]*[.$AR$1]+[.AS61]*[.$AS$1]+[.AT61]*[.$AT$1]+[.AU61]*[.$AU$1]+[.AV61]*[.$AV$1]+[.AW61]*[.$AW$1]+[.AX61]*[.$AX$1]+[.AY61]*[.$AY$1]+[.AZ61]*[.$AZ$1]+[.BA61]*[.$BA$1]+[.BB61]*[.$BB$1]+[.BC61]*[.$BC$1]+[.BD61]*[.$BD$1]+[.BE61]*[.$BE$1]+[.BF61]*[.$BF$1]+[.BG61]*[.$BG$1]+[.BH61]*[.$BH$1]+[.BI61]*[.$BI$1]+[.BJ61]*[.$BJ$1]+[.BK61]*[.$BK$1]+[.BL61]*[.$BL$1]+[.BM61]*[.$BM$1]+[.BN61]*[.$BN$1]+[.BO61]*[.$BO$1]+[.BP61]*[.$BP$1]+[.BQ61]*[.$BQ$1]+[.BR61]*[.$BR$1]+[.BS61]*[.$BS$1]+[.BT61]*[.$BT$1]+[.BU61]*[.$BU$1]+[.BV61]*[.$BV$1]+[.BW61]*[.$BW$1]+[.BX61]*[.$BX$1]+[.BY61]*[.$BY$1]+[.BZ61]*[.$BZ$1]+[.CA61]*[.$CA$1]+[.CB61]*[.$CB$1]+[.CC61]*[.$CC$1])/COUNT([.B61:.CC61]);0)" office:value-type="float" office:value="0" calcext:value-type="float">
            <text:p>0</text:p>
          </table:table-cell>
          <table:table-cell table:formula="of:=IF([.CE61]&lt;&gt;[.CD61];&quot;X&quot;;&quot;&quot;)">
            <text:p/>
          </table:table-cell>
          <table:table-cell table:number-columns-repeated="108"/>
          <table:table-cell table:formula="of:=IF([.GJ61]&lt;&gt;[.GI61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2:.CC62])/COUNT([.A62:.CC62]));0)" office:value-type="float" office:value="0" calcext:value-type="float">
            <text:p>0</text:p>
          </table:table-cell>
          <table:table-cell table:formula="of:=ROUND(([.B62]*[.$B$1]+[.C62]*[.$C$1]+[.D62]*[.$D$1]+[.E62]*[.$E$1]+[.F62]*[.$F$1]+[.G62]*[.$G$1]+[.H62]*[.$H$1]+[.I62]*[.$I$1]+[.J62]*[.$J$1]+[.K62]*[.$K$1]+[.L62]*[.$L$1]+[.M62]*[.$M$1]+[.N62]*[.$N$1]+[.O62]*[.$O$1]+[.P62]*[.$P$1]+[.Q62]*[.$Q$1]+[.R62]*[.$R$1]+[.S62]*[.$S$1]+[.T62]*[.$T$1]+[.U62]*[.$U$1]+[.V62]*[.$V$1]+[.W62]*[.$W$1]+[.X62]*[.$X$1]+[.Y62]*[.$Y$1]+[.Z62]*[.$Z$1]+[.AA62]*[.$AA$1]+[.AB62]*[.$AB$1]+[.AC62]*[.$AC$1]+[.AD62]*[.$AD$1]+[.AE62]*[.$AE$1]+[.AF62]*[.$AF$1]+[.AG62]*[.$AG$1]+[.AH62]*[.$AH$1]+[.AI62]*[.$AI$1]+[.AJ62]*[.$AJ$1]+[.AK62]*[.$AK$1]+[.AL62]*[.$AL$1]+[.AM62]*[.$AM$1]+[.AN62]*[.$AN$1]+[.AO62]*[.$AO$1]+[.AP62]*[.$AP$1]+[.AQ62]*[.$AQ$1]+[.AR62]*[.$AR$1]+[.AS62]*[.$AS$1]+[.AT62]*[.$AT$1]+[.AU62]*[.$AU$1]+[.AV62]*[.$AV$1]+[.AW62]*[.$AW$1]+[.AX62]*[.$AX$1]+[.AY62]*[.$AY$1]+[.AZ62]*[.$AZ$1]+[.BA62]*[.$BA$1]+[.BB62]*[.$BB$1]+[.BC62]*[.$BC$1]+[.BD62]*[.$BD$1]+[.BE62]*[.$BE$1]+[.BF62]*[.$BF$1]+[.BG62]*[.$BG$1]+[.BH62]*[.$BH$1]+[.BI62]*[.$BI$1]+[.BJ62]*[.$BJ$1]+[.BK62]*[.$BK$1]+[.BL62]*[.$BL$1]+[.BM62]*[.$BM$1]+[.BN62]*[.$BN$1]+[.BO62]*[.$BO$1]+[.BP62]*[.$BP$1]+[.BQ62]*[.$BQ$1]+[.BR62]*[.$BR$1]+[.BS62]*[.$BS$1]+[.BT62]*[.$BT$1]+[.BU62]*[.$BU$1]+[.BV62]*[.$BV$1]+[.BW62]*[.$BW$1]+[.BX62]*[.$BX$1]+[.BY62]*[.$BY$1]+[.BZ62]*[.$BZ$1]+[.CA62]*[.$CA$1]+[.CB62]*[.$CB$1]+[.CC62]*[.$CC$1])/COUNT([.B62:.CC62]);0)" office:value-type="float" office:value="0" calcext:value-type="float">
            <text:p>0</text:p>
          </table:table-cell>
          <table:table-cell table:formula="of:=IF([.CE62]&lt;&gt;[.CD62];&quot;X&quot;;&quot;&quot;)">
            <text:p/>
          </table:table-cell>
          <table:table-cell table:number-columns-repeated="108"/>
          <table:table-cell table:formula="of:=IF([.GJ62]&lt;&gt;[.GI62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3:.CC63])/COUNT([.A63:.CC63]));0)" office:value-type="float" office:value="0" calcext:value-type="float">
            <text:p>0</text:p>
          </table:table-cell>
          <table:table-cell table:formula="of:=ROUND(([.B63]*[.$B$1]+[.C63]*[.$C$1]+[.D63]*[.$D$1]+[.E63]*[.$E$1]+[.F63]*[.$F$1]+[.G63]*[.$G$1]+[.H63]*[.$H$1]+[.I63]*[.$I$1]+[.J63]*[.$J$1]+[.K63]*[.$K$1]+[.L63]*[.$L$1]+[.M63]*[.$M$1]+[.N63]*[.$N$1]+[.O63]*[.$O$1]+[.P63]*[.$P$1]+[.Q63]*[.$Q$1]+[.R63]*[.$R$1]+[.S63]*[.$S$1]+[.T63]*[.$T$1]+[.U63]*[.$U$1]+[.V63]*[.$V$1]+[.W63]*[.$W$1]+[.X63]*[.$X$1]+[.Y63]*[.$Y$1]+[.Z63]*[.$Z$1]+[.AA63]*[.$AA$1]+[.AB63]*[.$AB$1]+[.AC63]*[.$AC$1]+[.AD63]*[.$AD$1]+[.AE63]*[.$AE$1]+[.AF63]*[.$AF$1]+[.AG63]*[.$AG$1]+[.AH63]*[.$AH$1]+[.AI63]*[.$AI$1]+[.AJ63]*[.$AJ$1]+[.AK63]*[.$AK$1]+[.AL63]*[.$AL$1]+[.AM63]*[.$AM$1]+[.AN63]*[.$AN$1]+[.AO63]*[.$AO$1]+[.AP63]*[.$AP$1]+[.AQ63]*[.$AQ$1]+[.AR63]*[.$AR$1]+[.AS63]*[.$AS$1]+[.AT63]*[.$AT$1]+[.AU63]*[.$AU$1]+[.AV63]*[.$AV$1]+[.AW63]*[.$AW$1]+[.AX63]*[.$AX$1]+[.AY63]*[.$AY$1]+[.AZ63]*[.$AZ$1]+[.BA63]*[.$BA$1]+[.BB63]*[.$BB$1]+[.BC63]*[.$BC$1]+[.BD63]*[.$BD$1]+[.BE63]*[.$BE$1]+[.BF63]*[.$BF$1]+[.BG63]*[.$BG$1]+[.BH63]*[.$BH$1]+[.BI63]*[.$BI$1]+[.BJ63]*[.$BJ$1]+[.BK63]*[.$BK$1]+[.BL63]*[.$BL$1]+[.BM63]*[.$BM$1]+[.BN63]*[.$BN$1]+[.BO63]*[.$BO$1]+[.BP63]*[.$BP$1]+[.BQ63]*[.$BQ$1]+[.BR63]*[.$BR$1]+[.BS63]*[.$BS$1]+[.BT63]*[.$BT$1]+[.BU63]*[.$BU$1]+[.BV63]*[.$BV$1]+[.BW63]*[.$BW$1]+[.BX63]*[.$BX$1]+[.BY63]*[.$BY$1]+[.BZ63]*[.$BZ$1]+[.CA63]*[.$CA$1]+[.CB63]*[.$CB$1]+[.CC63]*[.$CC$1])/COUNT([.B63:.CC63]);0)" office:value-type="float" office:value="0" calcext:value-type="float">
            <text:p>0</text:p>
          </table:table-cell>
          <table:table-cell table:formula="of:=IF([.CE63]&lt;&gt;[.CD63];&quot;X&quot;;&quot;&quot;)">
            <text:p/>
          </table:table-cell>
          <table:table-cell table:number-columns-repeated="108"/>
          <table:table-cell table:formula="of:=IF([.GJ63]&lt;&gt;[.GI6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4:.CC64])/COUNT([.A64:.CC64]));0)" office:value-type="float" office:value="0" calcext:value-type="float">
            <text:p>0</text:p>
          </table:table-cell>
          <table:table-cell table:formula="of:=ROUND(([.B64]*[.$B$1]+[.C64]*[.$C$1]+[.D64]*[.$D$1]+[.E64]*[.$E$1]+[.F64]*[.$F$1]+[.G64]*[.$G$1]+[.H64]*[.$H$1]+[.I64]*[.$I$1]+[.J64]*[.$J$1]+[.K64]*[.$K$1]+[.L64]*[.$L$1]+[.M64]*[.$M$1]+[.N64]*[.$N$1]+[.O64]*[.$O$1]+[.P64]*[.$P$1]+[.Q64]*[.$Q$1]+[.R64]*[.$R$1]+[.S64]*[.$S$1]+[.T64]*[.$T$1]+[.U64]*[.$U$1]+[.V64]*[.$V$1]+[.W64]*[.$W$1]+[.X64]*[.$X$1]+[.Y64]*[.$Y$1]+[.Z64]*[.$Z$1]+[.AA64]*[.$AA$1]+[.AB64]*[.$AB$1]+[.AC64]*[.$AC$1]+[.AD64]*[.$AD$1]+[.AE64]*[.$AE$1]+[.AF64]*[.$AF$1]+[.AG64]*[.$AG$1]+[.AH64]*[.$AH$1]+[.AI64]*[.$AI$1]+[.AJ64]*[.$AJ$1]+[.AK64]*[.$AK$1]+[.AL64]*[.$AL$1]+[.AM64]*[.$AM$1]+[.AN64]*[.$AN$1]+[.AO64]*[.$AO$1]+[.AP64]*[.$AP$1]+[.AQ64]*[.$AQ$1]+[.AR64]*[.$AR$1]+[.AS64]*[.$AS$1]+[.AT64]*[.$AT$1]+[.AU64]*[.$AU$1]+[.AV64]*[.$AV$1]+[.AW64]*[.$AW$1]+[.AX64]*[.$AX$1]+[.AY64]*[.$AY$1]+[.AZ64]*[.$AZ$1]+[.BA64]*[.$BA$1]+[.BB64]*[.$BB$1]+[.BC64]*[.$BC$1]+[.BD64]*[.$BD$1]+[.BE64]*[.$BE$1]+[.BF64]*[.$BF$1]+[.BG64]*[.$BG$1]+[.BH64]*[.$BH$1]+[.BI64]*[.$BI$1]+[.BJ64]*[.$BJ$1]+[.BK64]*[.$BK$1]+[.BL64]*[.$BL$1]+[.BM64]*[.$BM$1]+[.BN64]*[.$BN$1]+[.BO64]*[.$BO$1]+[.BP64]*[.$BP$1]+[.BQ64]*[.$BQ$1]+[.BR64]*[.$BR$1]+[.BS64]*[.$BS$1]+[.BT64]*[.$BT$1]+[.BU64]*[.$BU$1]+[.BV64]*[.$BV$1]+[.BW64]*[.$BW$1]+[.BX64]*[.$BX$1]+[.BY64]*[.$BY$1]+[.BZ64]*[.$BZ$1]+[.CA64]*[.$CA$1]+[.CB64]*[.$CB$1]+[.CC64]*[.$CC$1])/COUNT([.B64:.CC64]);0)" office:value-type="float" office:value="0" calcext:value-type="float">
            <text:p>0</text:p>
          </table:table-cell>
          <table:table-cell table:formula="of:=IF([.CE64]&lt;&gt;[.CD64];&quot;X&quot;;&quot;&quot;)">
            <text:p/>
          </table:table-cell>
          <table:table-cell table:number-columns-repeated="108"/>
          <table:table-cell table:formula="of:=IF([.GJ64]&lt;&gt;[.GI64];&quot;X&quot;;&quot;&quot;)">
            <text:p/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65:.CC65])/COUNT([.A65:.CC65]));0)" office:value-type="float" office:value="1" calcext:value-type="float">
            <text:p>1</text:p>
          </table:table-cell>
          <table:table-cell table:formula="of:=ROUND(([.B65]*[.$B$1]+[.C65]*[.$C$1]+[.D65]*[.$D$1]+[.E65]*[.$E$1]+[.F65]*[.$F$1]+[.G65]*[.$G$1]+[.H65]*[.$H$1]+[.I65]*[.$I$1]+[.J65]*[.$J$1]+[.K65]*[.$K$1]+[.L65]*[.$L$1]+[.M65]*[.$M$1]+[.N65]*[.$N$1]+[.O65]*[.$O$1]+[.P65]*[.$P$1]+[.Q65]*[.$Q$1]+[.R65]*[.$R$1]+[.S65]*[.$S$1]+[.T65]*[.$T$1]+[.U65]*[.$U$1]+[.V65]*[.$V$1]+[.W65]*[.$W$1]+[.X65]*[.$X$1]+[.Y65]*[.$Y$1]+[.Z65]*[.$Z$1]+[.AA65]*[.$AA$1]+[.AB65]*[.$AB$1]+[.AC65]*[.$AC$1]+[.AD65]*[.$AD$1]+[.AE65]*[.$AE$1]+[.AF65]*[.$AF$1]+[.AG65]*[.$AG$1]+[.AH65]*[.$AH$1]+[.AI65]*[.$AI$1]+[.AJ65]*[.$AJ$1]+[.AK65]*[.$AK$1]+[.AL65]*[.$AL$1]+[.AM65]*[.$AM$1]+[.AN65]*[.$AN$1]+[.AO65]*[.$AO$1]+[.AP65]*[.$AP$1]+[.AQ65]*[.$AQ$1]+[.AR65]*[.$AR$1]+[.AS65]*[.$AS$1]+[.AT65]*[.$AT$1]+[.AU65]*[.$AU$1]+[.AV65]*[.$AV$1]+[.AW65]*[.$AW$1]+[.AX65]*[.$AX$1]+[.AY65]*[.$AY$1]+[.AZ65]*[.$AZ$1]+[.BA65]*[.$BA$1]+[.BB65]*[.$BB$1]+[.BC65]*[.$BC$1]+[.BD65]*[.$BD$1]+[.BE65]*[.$BE$1]+[.BF65]*[.$BF$1]+[.BG65]*[.$BG$1]+[.BH65]*[.$BH$1]+[.BI65]*[.$BI$1]+[.BJ65]*[.$BJ$1]+[.BK65]*[.$BK$1]+[.BL65]*[.$BL$1]+[.BM65]*[.$BM$1]+[.BN65]*[.$BN$1]+[.BO65]*[.$BO$1]+[.BP65]*[.$BP$1]+[.BQ65]*[.$BQ$1]+[.BR65]*[.$BR$1]+[.BS65]*[.$BS$1]+[.BT65]*[.$BT$1]+[.BU65]*[.$BU$1]+[.BV65]*[.$BV$1]+[.BW65]*[.$BW$1]+[.BX65]*[.$BX$1]+[.BY65]*[.$BY$1]+[.BZ65]*[.$BZ$1]+[.CA65]*[.$CA$1]+[.CB65]*[.$CB$1]+[.CC65]*[.$CC$1])/COUNT([.B65:.CC65]);0)" office:value-type="float" office:value="0" calcext:value-type="float">
            <text:p>0</text:p>
          </table:table-cell>
          <table:table-cell table:formula="of:=IF([.CE65]&lt;&gt;[.CD65];&quot;X&quot;;&quot;&quot;)" office:value-type="string" office:string-value="X" calcext:value-type="string">
            <text:p>X</text:p>
          </table:table-cell>
          <table:table-cell table:number-columns-repeated="108"/>
          <table:table-cell table:formula="of:=IF([.GJ65]&lt;&gt;[.GI65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6:.CC66])/COUNT([.A66:.CC66]));0)" office:value-type="float" office:value="0" calcext:value-type="float">
            <text:p>0</text:p>
          </table:table-cell>
          <table:table-cell table:formula="of:=ROUND(([.B66]*[.$B$1]+[.C66]*[.$C$1]+[.D66]*[.$D$1]+[.E66]*[.$E$1]+[.F66]*[.$F$1]+[.G66]*[.$G$1]+[.H66]*[.$H$1]+[.I66]*[.$I$1]+[.J66]*[.$J$1]+[.K66]*[.$K$1]+[.L66]*[.$L$1]+[.M66]*[.$M$1]+[.N66]*[.$N$1]+[.O66]*[.$O$1]+[.P66]*[.$P$1]+[.Q66]*[.$Q$1]+[.R66]*[.$R$1]+[.S66]*[.$S$1]+[.T66]*[.$T$1]+[.U66]*[.$U$1]+[.V66]*[.$V$1]+[.W66]*[.$W$1]+[.X66]*[.$X$1]+[.Y66]*[.$Y$1]+[.Z66]*[.$Z$1]+[.AA66]*[.$AA$1]+[.AB66]*[.$AB$1]+[.AC66]*[.$AC$1]+[.AD66]*[.$AD$1]+[.AE66]*[.$AE$1]+[.AF66]*[.$AF$1]+[.AG66]*[.$AG$1]+[.AH66]*[.$AH$1]+[.AI66]*[.$AI$1]+[.AJ66]*[.$AJ$1]+[.AK66]*[.$AK$1]+[.AL66]*[.$AL$1]+[.AM66]*[.$AM$1]+[.AN66]*[.$AN$1]+[.AO66]*[.$AO$1]+[.AP66]*[.$AP$1]+[.AQ66]*[.$AQ$1]+[.AR66]*[.$AR$1]+[.AS66]*[.$AS$1]+[.AT66]*[.$AT$1]+[.AU66]*[.$AU$1]+[.AV66]*[.$AV$1]+[.AW66]*[.$AW$1]+[.AX66]*[.$AX$1]+[.AY66]*[.$AY$1]+[.AZ66]*[.$AZ$1]+[.BA66]*[.$BA$1]+[.BB66]*[.$BB$1]+[.BC66]*[.$BC$1]+[.BD66]*[.$BD$1]+[.BE66]*[.$BE$1]+[.BF66]*[.$BF$1]+[.BG66]*[.$BG$1]+[.BH66]*[.$BH$1]+[.BI66]*[.$BI$1]+[.BJ66]*[.$BJ$1]+[.BK66]*[.$BK$1]+[.BL66]*[.$BL$1]+[.BM66]*[.$BM$1]+[.BN66]*[.$BN$1]+[.BO66]*[.$BO$1]+[.BP66]*[.$BP$1]+[.BQ66]*[.$BQ$1]+[.BR66]*[.$BR$1]+[.BS66]*[.$BS$1]+[.BT66]*[.$BT$1]+[.BU66]*[.$BU$1]+[.BV66]*[.$BV$1]+[.BW66]*[.$BW$1]+[.BX66]*[.$BX$1]+[.BY66]*[.$BY$1]+[.BZ66]*[.$BZ$1]+[.CA66]*[.$CA$1]+[.CB66]*[.$CB$1]+[.CC66]*[.$CC$1])/COUNT([.B66:.CC66]);0)" office:value-type="float" office:value="0" calcext:value-type="float">
            <text:p>0</text:p>
          </table:table-cell>
          <table:table-cell table:formula="of:=IF([.CE66]&lt;&gt;[.CD66];&quot;X&quot;;&quot;&quot;)">
            <text:p/>
          </table:table-cell>
          <table:table-cell table:number-columns-repeated="108"/>
          <table:table-cell table:formula="of:=IF([.GJ66]&lt;&gt;[.GI66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7:.CC67])/COUNT([.A67:.CC67]));0)" office:value-type="float" office:value="0" calcext:value-type="float">
            <text:p>0</text:p>
          </table:table-cell>
          <table:table-cell table:formula="of:=ROUND(([.B67]*[.$B$1]+[.C67]*[.$C$1]+[.D67]*[.$D$1]+[.E67]*[.$E$1]+[.F67]*[.$F$1]+[.G67]*[.$G$1]+[.H67]*[.$H$1]+[.I67]*[.$I$1]+[.J67]*[.$J$1]+[.K67]*[.$K$1]+[.L67]*[.$L$1]+[.M67]*[.$M$1]+[.N67]*[.$N$1]+[.O67]*[.$O$1]+[.P67]*[.$P$1]+[.Q67]*[.$Q$1]+[.R67]*[.$R$1]+[.S67]*[.$S$1]+[.T67]*[.$T$1]+[.U67]*[.$U$1]+[.V67]*[.$V$1]+[.W67]*[.$W$1]+[.X67]*[.$X$1]+[.Y67]*[.$Y$1]+[.Z67]*[.$Z$1]+[.AA67]*[.$AA$1]+[.AB67]*[.$AB$1]+[.AC67]*[.$AC$1]+[.AD67]*[.$AD$1]+[.AE67]*[.$AE$1]+[.AF67]*[.$AF$1]+[.AG67]*[.$AG$1]+[.AH67]*[.$AH$1]+[.AI67]*[.$AI$1]+[.AJ67]*[.$AJ$1]+[.AK67]*[.$AK$1]+[.AL67]*[.$AL$1]+[.AM67]*[.$AM$1]+[.AN67]*[.$AN$1]+[.AO67]*[.$AO$1]+[.AP67]*[.$AP$1]+[.AQ67]*[.$AQ$1]+[.AR67]*[.$AR$1]+[.AS67]*[.$AS$1]+[.AT67]*[.$AT$1]+[.AU67]*[.$AU$1]+[.AV67]*[.$AV$1]+[.AW67]*[.$AW$1]+[.AX67]*[.$AX$1]+[.AY67]*[.$AY$1]+[.AZ67]*[.$AZ$1]+[.BA67]*[.$BA$1]+[.BB67]*[.$BB$1]+[.BC67]*[.$BC$1]+[.BD67]*[.$BD$1]+[.BE67]*[.$BE$1]+[.BF67]*[.$BF$1]+[.BG67]*[.$BG$1]+[.BH67]*[.$BH$1]+[.BI67]*[.$BI$1]+[.BJ67]*[.$BJ$1]+[.BK67]*[.$BK$1]+[.BL67]*[.$BL$1]+[.BM67]*[.$BM$1]+[.BN67]*[.$BN$1]+[.BO67]*[.$BO$1]+[.BP67]*[.$BP$1]+[.BQ67]*[.$BQ$1]+[.BR67]*[.$BR$1]+[.BS67]*[.$BS$1]+[.BT67]*[.$BT$1]+[.BU67]*[.$BU$1]+[.BV67]*[.$BV$1]+[.BW67]*[.$BW$1]+[.BX67]*[.$BX$1]+[.BY67]*[.$BY$1]+[.BZ67]*[.$BZ$1]+[.CA67]*[.$CA$1]+[.CB67]*[.$CB$1]+[.CC67]*[.$CC$1])/COUNT([.B67:.CC67]);0)" office:value-type="float" office:value="0" calcext:value-type="float">
            <text:p>0</text:p>
          </table:table-cell>
          <table:table-cell table:formula="of:=IF([.CE67]&lt;&gt;[.CD67];&quot;X&quot;;&quot;&quot;)">
            <text:p/>
          </table:table-cell>
          <table:table-cell table:number-columns-repeated="108"/>
          <table:table-cell table:formula="of:=IF([.GJ67]&lt;&gt;[.GI67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8:.CC68])/COUNT([.A68:.CC68]));0)" office:value-type="float" office:value="0" calcext:value-type="float">
            <text:p>0</text:p>
          </table:table-cell>
          <table:table-cell table:formula="of:=ROUND(([.B68]*[.$B$1]+[.C68]*[.$C$1]+[.D68]*[.$D$1]+[.E68]*[.$E$1]+[.F68]*[.$F$1]+[.G68]*[.$G$1]+[.H68]*[.$H$1]+[.I68]*[.$I$1]+[.J68]*[.$J$1]+[.K68]*[.$K$1]+[.L68]*[.$L$1]+[.M68]*[.$M$1]+[.N68]*[.$N$1]+[.O68]*[.$O$1]+[.P68]*[.$P$1]+[.Q68]*[.$Q$1]+[.R68]*[.$R$1]+[.S68]*[.$S$1]+[.T68]*[.$T$1]+[.U68]*[.$U$1]+[.V68]*[.$V$1]+[.W68]*[.$W$1]+[.X68]*[.$X$1]+[.Y68]*[.$Y$1]+[.Z68]*[.$Z$1]+[.AA68]*[.$AA$1]+[.AB68]*[.$AB$1]+[.AC68]*[.$AC$1]+[.AD68]*[.$AD$1]+[.AE68]*[.$AE$1]+[.AF68]*[.$AF$1]+[.AG68]*[.$AG$1]+[.AH68]*[.$AH$1]+[.AI68]*[.$AI$1]+[.AJ68]*[.$AJ$1]+[.AK68]*[.$AK$1]+[.AL68]*[.$AL$1]+[.AM68]*[.$AM$1]+[.AN68]*[.$AN$1]+[.AO68]*[.$AO$1]+[.AP68]*[.$AP$1]+[.AQ68]*[.$AQ$1]+[.AR68]*[.$AR$1]+[.AS68]*[.$AS$1]+[.AT68]*[.$AT$1]+[.AU68]*[.$AU$1]+[.AV68]*[.$AV$1]+[.AW68]*[.$AW$1]+[.AX68]*[.$AX$1]+[.AY68]*[.$AY$1]+[.AZ68]*[.$AZ$1]+[.BA68]*[.$BA$1]+[.BB68]*[.$BB$1]+[.BC68]*[.$BC$1]+[.BD68]*[.$BD$1]+[.BE68]*[.$BE$1]+[.BF68]*[.$BF$1]+[.BG68]*[.$BG$1]+[.BH68]*[.$BH$1]+[.BI68]*[.$BI$1]+[.BJ68]*[.$BJ$1]+[.BK68]*[.$BK$1]+[.BL68]*[.$BL$1]+[.BM68]*[.$BM$1]+[.BN68]*[.$BN$1]+[.BO68]*[.$BO$1]+[.BP68]*[.$BP$1]+[.BQ68]*[.$BQ$1]+[.BR68]*[.$BR$1]+[.BS68]*[.$BS$1]+[.BT68]*[.$BT$1]+[.BU68]*[.$BU$1]+[.BV68]*[.$BV$1]+[.BW68]*[.$BW$1]+[.BX68]*[.$BX$1]+[.BY68]*[.$BY$1]+[.BZ68]*[.$BZ$1]+[.CA68]*[.$CA$1]+[.CB68]*[.$CB$1]+[.CC68]*[.$CC$1])/COUNT([.B68:.CC68]);0)" office:value-type="float" office:value="0" calcext:value-type="float">
            <text:p>0</text:p>
          </table:table-cell>
          <table:table-cell table:formula="of:=IF([.CE68]&lt;&gt;[.CD68];&quot;X&quot;;&quot;&quot;)">
            <text:p/>
          </table:table-cell>
          <table:table-cell table:number-columns-repeated="108"/>
          <table:table-cell table:formula="of:=IF([.GJ68]&lt;&gt;[.GI68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69:.CC69])/COUNT([.A69:.CC69]));0)" office:value-type="float" office:value="0" calcext:value-type="float">
            <text:p>0</text:p>
          </table:table-cell>
          <table:table-cell table:formula="of:=ROUND(([.B69]*[.$B$1]+[.C69]*[.$C$1]+[.D69]*[.$D$1]+[.E69]*[.$E$1]+[.F69]*[.$F$1]+[.G69]*[.$G$1]+[.H69]*[.$H$1]+[.I69]*[.$I$1]+[.J69]*[.$J$1]+[.K69]*[.$K$1]+[.L69]*[.$L$1]+[.M69]*[.$M$1]+[.N69]*[.$N$1]+[.O69]*[.$O$1]+[.P69]*[.$P$1]+[.Q69]*[.$Q$1]+[.R69]*[.$R$1]+[.S69]*[.$S$1]+[.T69]*[.$T$1]+[.U69]*[.$U$1]+[.V69]*[.$V$1]+[.W69]*[.$W$1]+[.X69]*[.$X$1]+[.Y69]*[.$Y$1]+[.Z69]*[.$Z$1]+[.AA69]*[.$AA$1]+[.AB69]*[.$AB$1]+[.AC69]*[.$AC$1]+[.AD69]*[.$AD$1]+[.AE69]*[.$AE$1]+[.AF69]*[.$AF$1]+[.AG69]*[.$AG$1]+[.AH69]*[.$AH$1]+[.AI69]*[.$AI$1]+[.AJ69]*[.$AJ$1]+[.AK69]*[.$AK$1]+[.AL69]*[.$AL$1]+[.AM69]*[.$AM$1]+[.AN69]*[.$AN$1]+[.AO69]*[.$AO$1]+[.AP69]*[.$AP$1]+[.AQ69]*[.$AQ$1]+[.AR69]*[.$AR$1]+[.AS69]*[.$AS$1]+[.AT69]*[.$AT$1]+[.AU69]*[.$AU$1]+[.AV69]*[.$AV$1]+[.AW69]*[.$AW$1]+[.AX69]*[.$AX$1]+[.AY69]*[.$AY$1]+[.AZ69]*[.$AZ$1]+[.BA69]*[.$BA$1]+[.BB69]*[.$BB$1]+[.BC69]*[.$BC$1]+[.BD69]*[.$BD$1]+[.BE69]*[.$BE$1]+[.BF69]*[.$BF$1]+[.BG69]*[.$BG$1]+[.BH69]*[.$BH$1]+[.BI69]*[.$BI$1]+[.BJ69]*[.$BJ$1]+[.BK69]*[.$BK$1]+[.BL69]*[.$BL$1]+[.BM69]*[.$BM$1]+[.BN69]*[.$BN$1]+[.BO69]*[.$BO$1]+[.BP69]*[.$BP$1]+[.BQ69]*[.$BQ$1]+[.BR69]*[.$BR$1]+[.BS69]*[.$BS$1]+[.BT69]*[.$BT$1]+[.BU69]*[.$BU$1]+[.BV69]*[.$BV$1]+[.BW69]*[.$BW$1]+[.BX69]*[.$BX$1]+[.BY69]*[.$BY$1]+[.BZ69]*[.$BZ$1]+[.CA69]*[.$CA$1]+[.CB69]*[.$CB$1]+[.CC69]*[.$CC$1])/COUNT([.B69:.CC69]);0)" office:value-type="float" office:value="0" calcext:value-type="float">
            <text:p>0</text:p>
          </table:table-cell>
          <table:table-cell table:formula="of:=IF([.CE69]&lt;&gt;[.CD69];&quot;X&quot;;&quot;&quot;)">
            <text:p/>
          </table:table-cell>
          <table:table-cell table:number-columns-repeated="108"/>
          <table:table-cell table:formula="of:=IF([.GJ69]&lt;&gt;[.GI6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0:.CC70])/COUNT([.A70:.CC70]));0)" office:value-type="float" office:value="0" calcext:value-type="float">
            <text:p>0</text:p>
          </table:table-cell>
          <table:table-cell table:formula="of:=ROUND(([.B70]*[.$B$1]+[.C70]*[.$C$1]+[.D70]*[.$D$1]+[.E70]*[.$E$1]+[.F70]*[.$F$1]+[.G70]*[.$G$1]+[.H70]*[.$H$1]+[.I70]*[.$I$1]+[.J70]*[.$J$1]+[.K70]*[.$K$1]+[.L70]*[.$L$1]+[.M70]*[.$M$1]+[.N70]*[.$N$1]+[.O70]*[.$O$1]+[.P70]*[.$P$1]+[.Q70]*[.$Q$1]+[.R70]*[.$R$1]+[.S70]*[.$S$1]+[.T70]*[.$T$1]+[.U70]*[.$U$1]+[.V70]*[.$V$1]+[.W70]*[.$W$1]+[.X70]*[.$X$1]+[.Y70]*[.$Y$1]+[.Z70]*[.$Z$1]+[.AA70]*[.$AA$1]+[.AB70]*[.$AB$1]+[.AC70]*[.$AC$1]+[.AD70]*[.$AD$1]+[.AE70]*[.$AE$1]+[.AF70]*[.$AF$1]+[.AG70]*[.$AG$1]+[.AH70]*[.$AH$1]+[.AI70]*[.$AI$1]+[.AJ70]*[.$AJ$1]+[.AK70]*[.$AK$1]+[.AL70]*[.$AL$1]+[.AM70]*[.$AM$1]+[.AN70]*[.$AN$1]+[.AO70]*[.$AO$1]+[.AP70]*[.$AP$1]+[.AQ70]*[.$AQ$1]+[.AR70]*[.$AR$1]+[.AS70]*[.$AS$1]+[.AT70]*[.$AT$1]+[.AU70]*[.$AU$1]+[.AV70]*[.$AV$1]+[.AW70]*[.$AW$1]+[.AX70]*[.$AX$1]+[.AY70]*[.$AY$1]+[.AZ70]*[.$AZ$1]+[.BA70]*[.$BA$1]+[.BB70]*[.$BB$1]+[.BC70]*[.$BC$1]+[.BD70]*[.$BD$1]+[.BE70]*[.$BE$1]+[.BF70]*[.$BF$1]+[.BG70]*[.$BG$1]+[.BH70]*[.$BH$1]+[.BI70]*[.$BI$1]+[.BJ70]*[.$BJ$1]+[.BK70]*[.$BK$1]+[.BL70]*[.$BL$1]+[.BM70]*[.$BM$1]+[.BN70]*[.$BN$1]+[.BO70]*[.$BO$1]+[.BP70]*[.$BP$1]+[.BQ70]*[.$BQ$1]+[.BR70]*[.$BR$1]+[.BS70]*[.$BS$1]+[.BT70]*[.$BT$1]+[.BU70]*[.$BU$1]+[.BV70]*[.$BV$1]+[.BW70]*[.$BW$1]+[.BX70]*[.$BX$1]+[.BY70]*[.$BY$1]+[.BZ70]*[.$BZ$1]+[.CA70]*[.$CA$1]+[.CB70]*[.$CB$1]+[.CC70]*[.$CC$1])/COUNT([.B70:.CC70]);0)" office:value-type="float" office:value="0" calcext:value-type="float">
            <text:p>0</text:p>
          </table:table-cell>
          <table:table-cell table:formula="of:=IF([.CE70]&lt;&gt;[.CD70];&quot;X&quot;;&quot;&quot;)">
            <text:p/>
          </table:table-cell>
          <table:table-cell table:number-columns-repeated="108"/>
          <table:table-cell table:formula="of:=IF([.GJ70]&lt;&gt;[.GI70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1:.CC71])/COUNT([.A71:.CC71]));0)" office:value-type="float" office:value="0" calcext:value-type="float">
            <text:p>0</text:p>
          </table:table-cell>
          <table:table-cell table:formula="of:=ROUND(([.B71]*[.$B$1]+[.C71]*[.$C$1]+[.D71]*[.$D$1]+[.E71]*[.$E$1]+[.F71]*[.$F$1]+[.G71]*[.$G$1]+[.H71]*[.$H$1]+[.I71]*[.$I$1]+[.J71]*[.$J$1]+[.K71]*[.$K$1]+[.L71]*[.$L$1]+[.M71]*[.$M$1]+[.N71]*[.$N$1]+[.O71]*[.$O$1]+[.P71]*[.$P$1]+[.Q71]*[.$Q$1]+[.R71]*[.$R$1]+[.S71]*[.$S$1]+[.T71]*[.$T$1]+[.U71]*[.$U$1]+[.V71]*[.$V$1]+[.W71]*[.$W$1]+[.X71]*[.$X$1]+[.Y71]*[.$Y$1]+[.Z71]*[.$Z$1]+[.AA71]*[.$AA$1]+[.AB71]*[.$AB$1]+[.AC71]*[.$AC$1]+[.AD71]*[.$AD$1]+[.AE71]*[.$AE$1]+[.AF71]*[.$AF$1]+[.AG71]*[.$AG$1]+[.AH71]*[.$AH$1]+[.AI71]*[.$AI$1]+[.AJ71]*[.$AJ$1]+[.AK71]*[.$AK$1]+[.AL71]*[.$AL$1]+[.AM71]*[.$AM$1]+[.AN71]*[.$AN$1]+[.AO71]*[.$AO$1]+[.AP71]*[.$AP$1]+[.AQ71]*[.$AQ$1]+[.AR71]*[.$AR$1]+[.AS71]*[.$AS$1]+[.AT71]*[.$AT$1]+[.AU71]*[.$AU$1]+[.AV71]*[.$AV$1]+[.AW71]*[.$AW$1]+[.AX71]*[.$AX$1]+[.AY71]*[.$AY$1]+[.AZ71]*[.$AZ$1]+[.BA71]*[.$BA$1]+[.BB71]*[.$BB$1]+[.BC71]*[.$BC$1]+[.BD71]*[.$BD$1]+[.BE71]*[.$BE$1]+[.BF71]*[.$BF$1]+[.BG71]*[.$BG$1]+[.BH71]*[.$BH$1]+[.BI71]*[.$BI$1]+[.BJ71]*[.$BJ$1]+[.BK71]*[.$BK$1]+[.BL71]*[.$BL$1]+[.BM71]*[.$BM$1]+[.BN71]*[.$BN$1]+[.BO71]*[.$BO$1]+[.BP71]*[.$BP$1]+[.BQ71]*[.$BQ$1]+[.BR71]*[.$BR$1]+[.BS71]*[.$BS$1]+[.BT71]*[.$BT$1]+[.BU71]*[.$BU$1]+[.BV71]*[.$BV$1]+[.BW71]*[.$BW$1]+[.BX71]*[.$BX$1]+[.BY71]*[.$BY$1]+[.BZ71]*[.$BZ$1]+[.CA71]*[.$CA$1]+[.CB71]*[.$CB$1]+[.CC71]*[.$CC$1])/COUNT([.B71:.CC71]);0)" office:value-type="float" office:value="0" calcext:value-type="float">
            <text:p>0</text:p>
          </table:table-cell>
          <table:table-cell table:formula="of:=IF([.CE71]&lt;&gt;[.CD71];&quot;X&quot;;&quot;&quot;)">
            <text:p/>
          </table:table-cell>
          <table:table-cell table:number-columns-repeated="108"/>
          <table:table-cell table:formula="of:=IF([.GJ71]&lt;&gt;[.GI71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2:.CC72])/COUNT([.A72:.CC72]));0)" office:value-type="float" office:value="0" calcext:value-type="float">
            <text:p>0</text:p>
          </table:table-cell>
          <table:table-cell table:formula="of:=ROUND(([.B72]*[.$B$1]+[.C72]*[.$C$1]+[.D72]*[.$D$1]+[.E72]*[.$E$1]+[.F72]*[.$F$1]+[.G72]*[.$G$1]+[.H72]*[.$H$1]+[.I72]*[.$I$1]+[.J72]*[.$J$1]+[.K72]*[.$K$1]+[.L72]*[.$L$1]+[.M72]*[.$M$1]+[.N72]*[.$N$1]+[.O72]*[.$O$1]+[.P72]*[.$P$1]+[.Q72]*[.$Q$1]+[.R72]*[.$R$1]+[.S72]*[.$S$1]+[.T72]*[.$T$1]+[.U72]*[.$U$1]+[.V72]*[.$V$1]+[.W72]*[.$W$1]+[.X72]*[.$X$1]+[.Y72]*[.$Y$1]+[.Z72]*[.$Z$1]+[.AA72]*[.$AA$1]+[.AB72]*[.$AB$1]+[.AC72]*[.$AC$1]+[.AD72]*[.$AD$1]+[.AE72]*[.$AE$1]+[.AF72]*[.$AF$1]+[.AG72]*[.$AG$1]+[.AH72]*[.$AH$1]+[.AI72]*[.$AI$1]+[.AJ72]*[.$AJ$1]+[.AK72]*[.$AK$1]+[.AL72]*[.$AL$1]+[.AM72]*[.$AM$1]+[.AN72]*[.$AN$1]+[.AO72]*[.$AO$1]+[.AP72]*[.$AP$1]+[.AQ72]*[.$AQ$1]+[.AR72]*[.$AR$1]+[.AS72]*[.$AS$1]+[.AT72]*[.$AT$1]+[.AU72]*[.$AU$1]+[.AV72]*[.$AV$1]+[.AW72]*[.$AW$1]+[.AX72]*[.$AX$1]+[.AY72]*[.$AY$1]+[.AZ72]*[.$AZ$1]+[.BA72]*[.$BA$1]+[.BB72]*[.$BB$1]+[.BC72]*[.$BC$1]+[.BD72]*[.$BD$1]+[.BE72]*[.$BE$1]+[.BF72]*[.$BF$1]+[.BG72]*[.$BG$1]+[.BH72]*[.$BH$1]+[.BI72]*[.$BI$1]+[.BJ72]*[.$BJ$1]+[.BK72]*[.$BK$1]+[.BL72]*[.$BL$1]+[.BM72]*[.$BM$1]+[.BN72]*[.$BN$1]+[.BO72]*[.$BO$1]+[.BP72]*[.$BP$1]+[.BQ72]*[.$BQ$1]+[.BR72]*[.$BR$1]+[.BS72]*[.$BS$1]+[.BT72]*[.$BT$1]+[.BU72]*[.$BU$1]+[.BV72]*[.$BV$1]+[.BW72]*[.$BW$1]+[.BX72]*[.$BX$1]+[.BY72]*[.$BY$1]+[.BZ72]*[.$BZ$1]+[.CA72]*[.$CA$1]+[.CB72]*[.$CB$1]+[.CC72]*[.$CC$1])/COUNT([.B72:.CC72]);0)" office:value-type="float" office:value="0" calcext:value-type="float">
            <text:p>0</text:p>
          </table:table-cell>
          <table:table-cell table:formula="of:=IF([.CE72]&lt;&gt;[.CD72];&quot;X&quot;;&quot;&quot;)">
            <text:p/>
          </table:table-cell>
          <table:table-cell table:number-columns-repeated="108"/>
          <table:table-cell table:formula="of:=IF([.GJ72]&lt;&gt;[.GI72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73:.CC73])/COUNT([.A73:.CC73]));0)" office:value-type="float" office:value="1" calcext:value-type="float">
            <text:p>1</text:p>
          </table:table-cell>
          <table:table-cell table:formula="of:=ROUND(([.B73]*[.$B$1]+[.C73]*[.$C$1]+[.D73]*[.$D$1]+[.E73]*[.$E$1]+[.F73]*[.$F$1]+[.G73]*[.$G$1]+[.H73]*[.$H$1]+[.I73]*[.$I$1]+[.J73]*[.$J$1]+[.K73]*[.$K$1]+[.L73]*[.$L$1]+[.M73]*[.$M$1]+[.N73]*[.$N$1]+[.O73]*[.$O$1]+[.P73]*[.$P$1]+[.Q73]*[.$Q$1]+[.R73]*[.$R$1]+[.S73]*[.$S$1]+[.T73]*[.$T$1]+[.U73]*[.$U$1]+[.V73]*[.$V$1]+[.W73]*[.$W$1]+[.X73]*[.$X$1]+[.Y73]*[.$Y$1]+[.Z73]*[.$Z$1]+[.AA73]*[.$AA$1]+[.AB73]*[.$AB$1]+[.AC73]*[.$AC$1]+[.AD73]*[.$AD$1]+[.AE73]*[.$AE$1]+[.AF73]*[.$AF$1]+[.AG73]*[.$AG$1]+[.AH73]*[.$AH$1]+[.AI73]*[.$AI$1]+[.AJ73]*[.$AJ$1]+[.AK73]*[.$AK$1]+[.AL73]*[.$AL$1]+[.AM73]*[.$AM$1]+[.AN73]*[.$AN$1]+[.AO73]*[.$AO$1]+[.AP73]*[.$AP$1]+[.AQ73]*[.$AQ$1]+[.AR73]*[.$AR$1]+[.AS73]*[.$AS$1]+[.AT73]*[.$AT$1]+[.AU73]*[.$AU$1]+[.AV73]*[.$AV$1]+[.AW73]*[.$AW$1]+[.AX73]*[.$AX$1]+[.AY73]*[.$AY$1]+[.AZ73]*[.$AZ$1]+[.BA73]*[.$BA$1]+[.BB73]*[.$BB$1]+[.BC73]*[.$BC$1]+[.BD73]*[.$BD$1]+[.BE73]*[.$BE$1]+[.BF73]*[.$BF$1]+[.BG73]*[.$BG$1]+[.BH73]*[.$BH$1]+[.BI73]*[.$BI$1]+[.BJ73]*[.$BJ$1]+[.BK73]*[.$BK$1]+[.BL73]*[.$BL$1]+[.BM73]*[.$BM$1]+[.BN73]*[.$BN$1]+[.BO73]*[.$BO$1]+[.BP73]*[.$BP$1]+[.BQ73]*[.$BQ$1]+[.BR73]*[.$BR$1]+[.BS73]*[.$BS$1]+[.BT73]*[.$BT$1]+[.BU73]*[.$BU$1]+[.BV73]*[.$BV$1]+[.BW73]*[.$BW$1]+[.BX73]*[.$BX$1]+[.BY73]*[.$BY$1]+[.BZ73]*[.$BZ$1]+[.CA73]*[.$CA$1]+[.CB73]*[.$CB$1]+[.CC73]*[.$CC$1])/COUNT([.B73:.CC73]);0)" office:value-type="float" office:value="1" calcext:value-type="float">
            <text:p>1</text:p>
          </table:table-cell>
          <table:table-cell table:formula="of:=IF([.CE73]&lt;&gt;[.CD73];&quot;X&quot;;&quot;&quot;)">
            <text:p/>
          </table:table-cell>
          <table:table-cell table:number-columns-repeated="108"/>
          <table:table-cell table:formula="of:=IF([.GJ73]&lt;&gt;[.GI73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4:.CC74])/COUNT([.A74:.CC74]));0)" office:value-type="float" office:value="0" calcext:value-type="float">
            <text:p>0</text:p>
          </table:table-cell>
          <table:table-cell table:formula="of:=ROUND(([.B74]*[.$B$1]+[.C74]*[.$C$1]+[.D74]*[.$D$1]+[.E74]*[.$E$1]+[.F74]*[.$F$1]+[.G74]*[.$G$1]+[.H74]*[.$H$1]+[.I74]*[.$I$1]+[.J74]*[.$J$1]+[.K74]*[.$K$1]+[.L74]*[.$L$1]+[.M74]*[.$M$1]+[.N74]*[.$N$1]+[.O74]*[.$O$1]+[.P74]*[.$P$1]+[.Q74]*[.$Q$1]+[.R74]*[.$R$1]+[.S74]*[.$S$1]+[.T74]*[.$T$1]+[.U74]*[.$U$1]+[.V74]*[.$V$1]+[.W74]*[.$W$1]+[.X74]*[.$X$1]+[.Y74]*[.$Y$1]+[.Z74]*[.$Z$1]+[.AA74]*[.$AA$1]+[.AB74]*[.$AB$1]+[.AC74]*[.$AC$1]+[.AD74]*[.$AD$1]+[.AE74]*[.$AE$1]+[.AF74]*[.$AF$1]+[.AG74]*[.$AG$1]+[.AH74]*[.$AH$1]+[.AI74]*[.$AI$1]+[.AJ74]*[.$AJ$1]+[.AK74]*[.$AK$1]+[.AL74]*[.$AL$1]+[.AM74]*[.$AM$1]+[.AN74]*[.$AN$1]+[.AO74]*[.$AO$1]+[.AP74]*[.$AP$1]+[.AQ74]*[.$AQ$1]+[.AR74]*[.$AR$1]+[.AS74]*[.$AS$1]+[.AT74]*[.$AT$1]+[.AU74]*[.$AU$1]+[.AV74]*[.$AV$1]+[.AW74]*[.$AW$1]+[.AX74]*[.$AX$1]+[.AY74]*[.$AY$1]+[.AZ74]*[.$AZ$1]+[.BA74]*[.$BA$1]+[.BB74]*[.$BB$1]+[.BC74]*[.$BC$1]+[.BD74]*[.$BD$1]+[.BE74]*[.$BE$1]+[.BF74]*[.$BF$1]+[.BG74]*[.$BG$1]+[.BH74]*[.$BH$1]+[.BI74]*[.$BI$1]+[.BJ74]*[.$BJ$1]+[.BK74]*[.$BK$1]+[.BL74]*[.$BL$1]+[.BM74]*[.$BM$1]+[.BN74]*[.$BN$1]+[.BO74]*[.$BO$1]+[.BP74]*[.$BP$1]+[.BQ74]*[.$BQ$1]+[.BR74]*[.$BR$1]+[.BS74]*[.$BS$1]+[.BT74]*[.$BT$1]+[.BU74]*[.$BU$1]+[.BV74]*[.$BV$1]+[.BW74]*[.$BW$1]+[.BX74]*[.$BX$1]+[.BY74]*[.$BY$1]+[.BZ74]*[.$BZ$1]+[.CA74]*[.$CA$1]+[.CB74]*[.$CB$1]+[.CC74]*[.$CC$1])/COUNT([.B74:.CC74]);0)" office:value-type="float" office:value="0" calcext:value-type="float">
            <text:p>0</text:p>
          </table:table-cell>
          <table:table-cell table:formula="of:=IF([.CE74]&lt;&gt;[.CD74];&quot;X&quot;;&quot;&quot;)">
            <text:p/>
          </table:table-cell>
          <table:table-cell table:number-columns-repeated="108"/>
          <table:table-cell table:formula="of:=IF([.GJ74]&lt;&gt;[.GI74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5:.CC75])/COUNT([.A75:.CC75]));0)" office:value-type="float" office:value="0" calcext:value-type="float">
            <text:p>0</text:p>
          </table:table-cell>
          <table:table-cell table:formula="of:=ROUND(([.B75]*[.$B$1]+[.C75]*[.$C$1]+[.D75]*[.$D$1]+[.E75]*[.$E$1]+[.F75]*[.$F$1]+[.G75]*[.$G$1]+[.H75]*[.$H$1]+[.I75]*[.$I$1]+[.J75]*[.$J$1]+[.K75]*[.$K$1]+[.L75]*[.$L$1]+[.M75]*[.$M$1]+[.N75]*[.$N$1]+[.O75]*[.$O$1]+[.P75]*[.$P$1]+[.Q75]*[.$Q$1]+[.R75]*[.$R$1]+[.S75]*[.$S$1]+[.T75]*[.$T$1]+[.U75]*[.$U$1]+[.V75]*[.$V$1]+[.W75]*[.$W$1]+[.X75]*[.$X$1]+[.Y75]*[.$Y$1]+[.Z75]*[.$Z$1]+[.AA75]*[.$AA$1]+[.AB75]*[.$AB$1]+[.AC75]*[.$AC$1]+[.AD75]*[.$AD$1]+[.AE75]*[.$AE$1]+[.AF75]*[.$AF$1]+[.AG75]*[.$AG$1]+[.AH75]*[.$AH$1]+[.AI75]*[.$AI$1]+[.AJ75]*[.$AJ$1]+[.AK75]*[.$AK$1]+[.AL75]*[.$AL$1]+[.AM75]*[.$AM$1]+[.AN75]*[.$AN$1]+[.AO75]*[.$AO$1]+[.AP75]*[.$AP$1]+[.AQ75]*[.$AQ$1]+[.AR75]*[.$AR$1]+[.AS75]*[.$AS$1]+[.AT75]*[.$AT$1]+[.AU75]*[.$AU$1]+[.AV75]*[.$AV$1]+[.AW75]*[.$AW$1]+[.AX75]*[.$AX$1]+[.AY75]*[.$AY$1]+[.AZ75]*[.$AZ$1]+[.BA75]*[.$BA$1]+[.BB75]*[.$BB$1]+[.BC75]*[.$BC$1]+[.BD75]*[.$BD$1]+[.BE75]*[.$BE$1]+[.BF75]*[.$BF$1]+[.BG75]*[.$BG$1]+[.BH75]*[.$BH$1]+[.BI75]*[.$BI$1]+[.BJ75]*[.$BJ$1]+[.BK75]*[.$BK$1]+[.BL75]*[.$BL$1]+[.BM75]*[.$BM$1]+[.BN75]*[.$BN$1]+[.BO75]*[.$BO$1]+[.BP75]*[.$BP$1]+[.BQ75]*[.$BQ$1]+[.BR75]*[.$BR$1]+[.BS75]*[.$BS$1]+[.BT75]*[.$BT$1]+[.BU75]*[.$BU$1]+[.BV75]*[.$BV$1]+[.BW75]*[.$BW$1]+[.BX75]*[.$BX$1]+[.BY75]*[.$BY$1]+[.BZ75]*[.$BZ$1]+[.CA75]*[.$CA$1]+[.CB75]*[.$CB$1]+[.CC75]*[.$CC$1])/COUNT([.B75:.CC75]);0)" office:value-type="float" office:value="0" calcext:value-type="float">
            <text:p>0</text:p>
          </table:table-cell>
          <table:table-cell table:formula="of:=IF([.CE75]&lt;&gt;[.CD75];&quot;X&quot;;&quot;&quot;)">
            <text:p/>
          </table:table-cell>
          <table:table-cell table:number-columns-repeated="108"/>
          <table:table-cell table:formula="of:=IF([.GJ75]&lt;&gt;[.GI75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6:.CC76])/COUNT([.A76:.CC76]));0)" office:value-type="float" office:value="0" calcext:value-type="float">
            <text:p>0</text:p>
          </table:table-cell>
          <table:table-cell table:formula="of:=ROUND(([.B76]*[.$B$1]+[.C76]*[.$C$1]+[.D76]*[.$D$1]+[.E76]*[.$E$1]+[.F76]*[.$F$1]+[.G76]*[.$G$1]+[.H76]*[.$H$1]+[.I76]*[.$I$1]+[.J76]*[.$J$1]+[.K76]*[.$K$1]+[.L76]*[.$L$1]+[.M76]*[.$M$1]+[.N76]*[.$N$1]+[.O76]*[.$O$1]+[.P76]*[.$P$1]+[.Q76]*[.$Q$1]+[.R76]*[.$R$1]+[.S76]*[.$S$1]+[.T76]*[.$T$1]+[.U76]*[.$U$1]+[.V76]*[.$V$1]+[.W76]*[.$W$1]+[.X76]*[.$X$1]+[.Y76]*[.$Y$1]+[.Z76]*[.$Z$1]+[.AA76]*[.$AA$1]+[.AB76]*[.$AB$1]+[.AC76]*[.$AC$1]+[.AD76]*[.$AD$1]+[.AE76]*[.$AE$1]+[.AF76]*[.$AF$1]+[.AG76]*[.$AG$1]+[.AH76]*[.$AH$1]+[.AI76]*[.$AI$1]+[.AJ76]*[.$AJ$1]+[.AK76]*[.$AK$1]+[.AL76]*[.$AL$1]+[.AM76]*[.$AM$1]+[.AN76]*[.$AN$1]+[.AO76]*[.$AO$1]+[.AP76]*[.$AP$1]+[.AQ76]*[.$AQ$1]+[.AR76]*[.$AR$1]+[.AS76]*[.$AS$1]+[.AT76]*[.$AT$1]+[.AU76]*[.$AU$1]+[.AV76]*[.$AV$1]+[.AW76]*[.$AW$1]+[.AX76]*[.$AX$1]+[.AY76]*[.$AY$1]+[.AZ76]*[.$AZ$1]+[.BA76]*[.$BA$1]+[.BB76]*[.$BB$1]+[.BC76]*[.$BC$1]+[.BD76]*[.$BD$1]+[.BE76]*[.$BE$1]+[.BF76]*[.$BF$1]+[.BG76]*[.$BG$1]+[.BH76]*[.$BH$1]+[.BI76]*[.$BI$1]+[.BJ76]*[.$BJ$1]+[.BK76]*[.$BK$1]+[.BL76]*[.$BL$1]+[.BM76]*[.$BM$1]+[.BN76]*[.$BN$1]+[.BO76]*[.$BO$1]+[.BP76]*[.$BP$1]+[.BQ76]*[.$BQ$1]+[.BR76]*[.$BR$1]+[.BS76]*[.$BS$1]+[.BT76]*[.$BT$1]+[.BU76]*[.$BU$1]+[.BV76]*[.$BV$1]+[.BW76]*[.$BW$1]+[.BX76]*[.$BX$1]+[.BY76]*[.$BY$1]+[.BZ76]*[.$BZ$1]+[.CA76]*[.$CA$1]+[.CB76]*[.$CB$1]+[.CC76]*[.$CC$1])/COUNT([.B76:.CC76]);0)" office:value-type="float" office:value="0" calcext:value-type="float">
            <text:p>0</text:p>
          </table:table-cell>
          <table:table-cell table:formula="of:=IF([.CE76]&lt;&gt;[.CD76];&quot;X&quot;;&quot;&quot;)">
            <text:p/>
          </table:table-cell>
          <table:table-cell table:number-columns-repeated="108"/>
          <table:table-cell table:formula="of:=IF([.GJ76]&lt;&gt;[.GI76]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formula="of:=ROUND((SUM([.B77:.CC77])/COUNT([.A77:.CC77]));0)" office:value-type="float" office:value="0" calcext:value-type="float">
            <text:p>0</text:p>
          </table:table-cell>
          <table:table-cell table:formula="of:=ROUND(([.B77]*[.$B$1]+[.C77]*[.$C$1]+[.D77]*[.$D$1]+[.E77]*[.$E$1]+[.F77]*[.$F$1]+[.G77]*[.$G$1]+[.H77]*[.$H$1]+[.I77]*[.$I$1]+[.J77]*[.$J$1]+[.K77]*[.$K$1]+[.L77]*[.$L$1]+[.M77]*[.$M$1]+[.N77]*[.$N$1]+[.O77]*[.$O$1]+[.P77]*[.$P$1]+[.Q77]*[.$Q$1]+[.R77]*[.$R$1]+[.S77]*[.$S$1]+[.T77]*[.$T$1]+[.U77]*[.$U$1]+[.V77]*[.$V$1]+[.W77]*[.$W$1]+[.X77]*[.$X$1]+[.Y77]*[.$Y$1]+[.Z77]*[.$Z$1]+[.AA77]*[.$AA$1]+[.AB77]*[.$AB$1]+[.AC77]*[.$AC$1]+[.AD77]*[.$AD$1]+[.AE77]*[.$AE$1]+[.AF77]*[.$AF$1]+[.AG77]*[.$AG$1]+[.AH77]*[.$AH$1]+[.AI77]*[.$AI$1]+[.AJ77]*[.$AJ$1]+[.AK77]*[.$AK$1]+[.AL77]*[.$AL$1]+[.AM77]*[.$AM$1]+[.AN77]*[.$AN$1]+[.AO77]*[.$AO$1]+[.AP77]*[.$AP$1]+[.AQ77]*[.$AQ$1]+[.AR77]*[.$AR$1]+[.AS77]*[.$AS$1]+[.AT77]*[.$AT$1]+[.AU77]*[.$AU$1]+[.AV77]*[.$AV$1]+[.AW77]*[.$AW$1]+[.AX77]*[.$AX$1]+[.AY77]*[.$AY$1]+[.AZ77]*[.$AZ$1]+[.BA77]*[.$BA$1]+[.BB77]*[.$BB$1]+[.BC77]*[.$BC$1]+[.BD77]*[.$BD$1]+[.BE77]*[.$BE$1]+[.BF77]*[.$BF$1]+[.BG77]*[.$BG$1]+[.BH77]*[.$BH$1]+[.BI77]*[.$BI$1]+[.BJ77]*[.$BJ$1]+[.BK77]*[.$BK$1]+[.BL77]*[.$BL$1]+[.BM77]*[.$BM$1]+[.BN77]*[.$BN$1]+[.BO77]*[.$BO$1]+[.BP77]*[.$BP$1]+[.BQ77]*[.$BQ$1]+[.BR77]*[.$BR$1]+[.BS77]*[.$BS$1]+[.BT77]*[.$BT$1]+[.BU77]*[.$BU$1]+[.BV77]*[.$BV$1]+[.BW77]*[.$BW$1]+[.BX77]*[.$BX$1]+[.BY77]*[.$BY$1]+[.BZ77]*[.$BZ$1]+[.CA77]*[.$CA$1]+[.CB77]*[.$CB$1]+[.CC77]*[.$CC$1])/COUNT([.B77:.CC77]);0)" office:value-type="float" office:value="0" calcext:value-type="float">
            <text:p>0</text:p>
          </table:table-cell>
          <table:table-cell table:formula="of:=IF([.CE77]&lt;&gt;[.CD77];&quot;X&quot;;&quot;&quot;)">
            <text:p/>
          </table:table-cell>
          <table:table-cell table:number-columns-repeated="108"/>
          <table:table-cell table:formula="of:=IF([.GJ77]&lt;&gt;[.GI77];&quot;X&quot;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formula="of:=ROUND((SUM([.B78:.CC78])/COUNT([.A78:.CC78]));0)" office:value-type="float" office:value="1" calcext:value-type="float">
            <text:p>1</text:p>
          </table:table-cell>
          <table:table-cell table:formula="of:=ROUND(([.B78]*[.$B$1]+[.C78]*[.$C$1]+[.D78]*[.$D$1]+[.E78]*[.$E$1]+[.F78]*[.$F$1]+[.G78]*[.$G$1]+[.H78]*[.$H$1]+[.I78]*[.$I$1]+[.J78]*[.$J$1]+[.K78]*[.$K$1]+[.L78]*[.$L$1]+[.M78]*[.$M$1]+[.N78]*[.$N$1]+[.O78]*[.$O$1]+[.P78]*[.$P$1]+[.Q78]*[.$Q$1]+[.R78]*[.$R$1]+[.S78]*[.$S$1]+[.T78]*[.$T$1]+[.U78]*[.$U$1]+[.V78]*[.$V$1]+[.W78]*[.$W$1]+[.X78]*[.$X$1]+[.Y78]*[.$Y$1]+[.Z78]*[.$Z$1]+[.AA78]*[.$AA$1]+[.AB78]*[.$AB$1]+[.AC78]*[.$AC$1]+[.AD78]*[.$AD$1]+[.AE78]*[.$AE$1]+[.AF78]*[.$AF$1]+[.AG78]*[.$AG$1]+[.AH78]*[.$AH$1]+[.AI78]*[.$AI$1]+[.AJ78]*[.$AJ$1]+[.AK78]*[.$AK$1]+[.AL78]*[.$AL$1]+[.AM78]*[.$AM$1]+[.AN78]*[.$AN$1]+[.AO78]*[.$AO$1]+[.AP78]*[.$AP$1]+[.AQ78]*[.$AQ$1]+[.AR78]*[.$AR$1]+[.AS78]*[.$AS$1]+[.AT78]*[.$AT$1]+[.AU78]*[.$AU$1]+[.AV78]*[.$AV$1]+[.AW78]*[.$AW$1]+[.AX78]*[.$AX$1]+[.AY78]*[.$AY$1]+[.AZ78]*[.$AZ$1]+[.BA78]*[.$BA$1]+[.BB78]*[.$BB$1]+[.BC78]*[.$BC$1]+[.BD78]*[.$BD$1]+[.BE78]*[.$BE$1]+[.BF78]*[.$BF$1]+[.BG78]*[.$BG$1]+[.BH78]*[.$BH$1]+[.BI78]*[.$BI$1]+[.BJ78]*[.$BJ$1]+[.BK78]*[.$BK$1]+[.BL78]*[.$BL$1]+[.BM78]*[.$BM$1]+[.BN78]*[.$BN$1]+[.BO78]*[.$BO$1]+[.BP78]*[.$BP$1]+[.BQ78]*[.$BQ$1]+[.BR78]*[.$BR$1]+[.BS78]*[.$BS$1]+[.BT78]*[.$BT$1]+[.BU78]*[.$BU$1]+[.BV78]*[.$BV$1]+[.BW78]*[.$BW$1]+[.BX78]*[.$BX$1]+[.BY78]*[.$BY$1]+[.BZ78]*[.$BZ$1]+[.CA78]*[.$CA$1]+[.CB78]*[.$CB$1]+[.CC78]*[.$CC$1])/COUNT([.B78:.CC78]);0)" office:value-type="float" office:value="1" calcext:value-type="float">
            <text:p>1</text:p>
          </table:table-cell>
          <table:table-cell table:formula="of:=IF([.CE78]&lt;&gt;[.CD78];&quot;X&quot;;&quot;&quot;)">
            <text:p/>
          </table:table-cell>
          <table:table-cell table:number-columns-repeated="108"/>
          <table:table-cell table:formula="of:=IF([.GJ78]&lt;&gt;[.GI78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79:.CC79])/COUNT([.A79:.CC79]));0)" office:value-type="float" office:value="0" calcext:value-type="float">
            <text:p>0</text:p>
          </table:table-cell>
          <table:table-cell table:formula="of:=ROUND(([.B79]*[.$B$1]+[.C79]*[.$C$1]+[.D79]*[.$D$1]+[.E79]*[.$E$1]+[.F79]*[.$F$1]+[.G79]*[.$G$1]+[.H79]*[.$H$1]+[.I79]*[.$I$1]+[.J79]*[.$J$1]+[.K79]*[.$K$1]+[.L79]*[.$L$1]+[.M79]*[.$M$1]+[.N79]*[.$N$1]+[.O79]*[.$O$1]+[.P79]*[.$P$1]+[.Q79]*[.$Q$1]+[.R79]*[.$R$1]+[.S79]*[.$S$1]+[.T79]*[.$T$1]+[.U79]*[.$U$1]+[.V79]*[.$V$1]+[.W79]*[.$W$1]+[.X79]*[.$X$1]+[.Y79]*[.$Y$1]+[.Z79]*[.$Z$1]+[.AA79]*[.$AA$1]+[.AB79]*[.$AB$1]+[.AC79]*[.$AC$1]+[.AD79]*[.$AD$1]+[.AE79]*[.$AE$1]+[.AF79]*[.$AF$1]+[.AG79]*[.$AG$1]+[.AH79]*[.$AH$1]+[.AI79]*[.$AI$1]+[.AJ79]*[.$AJ$1]+[.AK79]*[.$AK$1]+[.AL79]*[.$AL$1]+[.AM79]*[.$AM$1]+[.AN79]*[.$AN$1]+[.AO79]*[.$AO$1]+[.AP79]*[.$AP$1]+[.AQ79]*[.$AQ$1]+[.AR79]*[.$AR$1]+[.AS79]*[.$AS$1]+[.AT79]*[.$AT$1]+[.AU79]*[.$AU$1]+[.AV79]*[.$AV$1]+[.AW79]*[.$AW$1]+[.AX79]*[.$AX$1]+[.AY79]*[.$AY$1]+[.AZ79]*[.$AZ$1]+[.BA79]*[.$BA$1]+[.BB79]*[.$BB$1]+[.BC79]*[.$BC$1]+[.BD79]*[.$BD$1]+[.BE79]*[.$BE$1]+[.BF79]*[.$BF$1]+[.BG79]*[.$BG$1]+[.BH79]*[.$BH$1]+[.BI79]*[.$BI$1]+[.BJ79]*[.$BJ$1]+[.BK79]*[.$BK$1]+[.BL79]*[.$BL$1]+[.BM79]*[.$BM$1]+[.BN79]*[.$BN$1]+[.BO79]*[.$BO$1]+[.BP79]*[.$BP$1]+[.BQ79]*[.$BQ$1]+[.BR79]*[.$BR$1]+[.BS79]*[.$BS$1]+[.BT79]*[.$BT$1]+[.BU79]*[.$BU$1]+[.BV79]*[.$BV$1]+[.BW79]*[.$BW$1]+[.BX79]*[.$BX$1]+[.BY79]*[.$BY$1]+[.BZ79]*[.$BZ$1]+[.CA79]*[.$CA$1]+[.CB79]*[.$CB$1]+[.CC79]*[.$CC$1])/COUNT([.B79:.CC79]);0)" office:value-type="float" office:value="0" calcext:value-type="float">
            <text:p>0</text:p>
          </table:table-cell>
          <table:table-cell table:formula="of:=IF([.CE79]&lt;&gt;[.CD79];&quot;X&quot;;&quot;&quot;)">
            <text:p/>
          </table:table-cell>
          <table:table-cell table:number-columns-repeated="108"/>
          <table:table-cell table:formula="of:=IF([.GJ79]&lt;&gt;[.GI7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80:.CC80])/COUNT([.A80:.CC80]));0)" office:value-type="float" office:value="0" calcext:value-type="float">
            <text:p>0</text:p>
          </table:table-cell>
          <table:table-cell table:formula="of:=ROUND(([.B80]*[.$B$1]+[.C80]*[.$C$1]+[.D80]*[.$D$1]+[.E80]*[.$E$1]+[.F80]*[.$F$1]+[.G80]*[.$G$1]+[.H80]*[.$H$1]+[.I80]*[.$I$1]+[.J80]*[.$J$1]+[.K80]*[.$K$1]+[.L80]*[.$L$1]+[.M80]*[.$M$1]+[.N80]*[.$N$1]+[.O80]*[.$O$1]+[.P80]*[.$P$1]+[.Q80]*[.$Q$1]+[.R80]*[.$R$1]+[.S80]*[.$S$1]+[.T80]*[.$T$1]+[.U80]*[.$U$1]+[.V80]*[.$V$1]+[.W80]*[.$W$1]+[.X80]*[.$X$1]+[.Y80]*[.$Y$1]+[.Z80]*[.$Z$1]+[.AA80]*[.$AA$1]+[.AB80]*[.$AB$1]+[.AC80]*[.$AC$1]+[.AD80]*[.$AD$1]+[.AE80]*[.$AE$1]+[.AF80]*[.$AF$1]+[.AG80]*[.$AG$1]+[.AH80]*[.$AH$1]+[.AI80]*[.$AI$1]+[.AJ80]*[.$AJ$1]+[.AK80]*[.$AK$1]+[.AL80]*[.$AL$1]+[.AM80]*[.$AM$1]+[.AN80]*[.$AN$1]+[.AO80]*[.$AO$1]+[.AP80]*[.$AP$1]+[.AQ80]*[.$AQ$1]+[.AR80]*[.$AR$1]+[.AS80]*[.$AS$1]+[.AT80]*[.$AT$1]+[.AU80]*[.$AU$1]+[.AV80]*[.$AV$1]+[.AW80]*[.$AW$1]+[.AX80]*[.$AX$1]+[.AY80]*[.$AY$1]+[.AZ80]*[.$AZ$1]+[.BA80]*[.$BA$1]+[.BB80]*[.$BB$1]+[.BC80]*[.$BC$1]+[.BD80]*[.$BD$1]+[.BE80]*[.$BE$1]+[.BF80]*[.$BF$1]+[.BG80]*[.$BG$1]+[.BH80]*[.$BH$1]+[.BI80]*[.$BI$1]+[.BJ80]*[.$BJ$1]+[.BK80]*[.$BK$1]+[.BL80]*[.$BL$1]+[.BM80]*[.$BM$1]+[.BN80]*[.$BN$1]+[.BO80]*[.$BO$1]+[.BP80]*[.$BP$1]+[.BQ80]*[.$BQ$1]+[.BR80]*[.$BR$1]+[.BS80]*[.$BS$1]+[.BT80]*[.$BT$1]+[.BU80]*[.$BU$1]+[.BV80]*[.$BV$1]+[.BW80]*[.$BW$1]+[.BX80]*[.$BX$1]+[.BY80]*[.$BY$1]+[.BZ80]*[.$BZ$1]+[.CA80]*[.$CA$1]+[.CB80]*[.$CB$1]+[.CC80]*[.$CC$1])/COUNT([.B80:.CC80]);0)" office:value-type="float" office:value="0" calcext:value-type="float">
            <text:p>0</text:p>
          </table:table-cell>
          <table:table-cell table:formula="of:=IF([.CE80]&lt;&gt;[.CD80];&quot;X&quot;;&quot;&quot;)">
            <text:p/>
          </table:table-cell>
          <table:table-cell table:number-columns-repeated="108"/>
          <table:table-cell table:formula="of:=IF([.GJ80]&lt;&gt;[.GI80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81:.CC81])/COUNT([.A81:.CC81]));0)" office:value-type="float" office:value="0" calcext:value-type="float">
            <text:p>0</text:p>
          </table:table-cell>
          <table:table-cell table:formula="of:=ROUND(([.B81]*[.$B$1]+[.C81]*[.$C$1]+[.D81]*[.$D$1]+[.E81]*[.$E$1]+[.F81]*[.$F$1]+[.G81]*[.$G$1]+[.H81]*[.$H$1]+[.I81]*[.$I$1]+[.J81]*[.$J$1]+[.K81]*[.$K$1]+[.L81]*[.$L$1]+[.M81]*[.$M$1]+[.N81]*[.$N$1]+[.O81]*[.$O$1]+[.P81]*[.$P$1]+[.Q81]*[.$Q$1]+[.R81]*[.$R$1]+[.S81]*[.$S$1]+[.T81]*[.$T$1]+[.U81]*[.$U$1]+[.V81]*[.$V$1]+[.W81]*[.$W$1]+[.X81]*[.$X$1]+[.Y81]*[.$Y$1]+[.Z81]*[.$Z$1]+[.AA81]*[.$AA$1]+[.AB81]*[.$AB$1]+[.AC81]*[.$AC$1]+[.AD81]*[.$AD$1]+[.AE81]*[.$AE$1]+[.AF81]*[.$AF$1]+[.AG81]*[.$AG$1]+[.AH81]*[.$AH$1]+[.AI81]*[.$AI$1]+[.AJ81]*[.$AJ$1]+[.AK81]*[.$AK$1]+[.AL81]*[.$AL$1]+[.AM81]*[.$AM$1]+[.AN81]*[.$AN$1]+[.AO81]*[.$AO$1]+[.AP81]*[.$AP$1]+[.AQ81]*[.$AQ$1]+[.AR81]*[.$AR$1]+[.AS81]*[.$AS$1]+[.AT81]*[.$AT$1]+[.AU81]*[.$AU$1]+[.AV81]*[.$AV$1]+[.AW81]*[.$AW$1]+[.AX81]*[.$AX$1]+[.AY81]*[.$AY$1]+[.AZ81]*[.$AZ$1]+[.BA81]*[.$BA$1]+[.BB81]*[.$BB$1]+[.BC81]*[.$BC$1]+[.BD81]*[.$BD$1]+[.BE81]*[.$BE$1]+[.BF81]*[.$BF$1]+[.BG81]*[.$BG$1]+[.BH81]*[.$BH$1]+[.BI81]*[.$BI$1]+[.BJ81]*[.$BJ$1]+[.BK81]*[.$BK$1]+[.BL81]*[.$BL$1]+[.BM81]*[.$BM$1]+[.BN81]*[.$BN$1]+[.BO81]*[.$BO$1]+[.BP81]*[.$BP$1]+[.BQ81]*[.$BQ$1]+[.BR81]*[.$BR$1]+[.BS81]*[.$BS$1]+[.BT81]*[.$BT$1]+[.BU81]*[.$BU$1]+[.BV81]*[.$BV$1]+[.BW81]*[.$BW$1]+[.BX81]*[.$BX$1]+[.BY81]*[.$BY$1]+[.BZ81]*[.$BZ$1]+[.CA81]*[.$CA$1]+[.CB81]*[.$CB$1]+[.CC81]*[.$CC$1])/COUNT([.B81:.CC81]);0)" office:value-type="float" office:value="0" calcext:value-type="float">
            <text:p>0</text:p>
          </table:table-cell>
          <table:table-cell table:formula="of:=IF([.CE81]&lt;&gt;[.CD81];&quot;X&quot;;&quot;&quot;)">
            <text:p/>
          </table:table-cell>
          <table:table-cell table:number-columns-repeated="108"/>
          <table:table-cell table:formula="of:=IF([.GJ81]&lt;&gt;[.GI81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82:.CC82])/COUNT([.A82:.CC82]));0)" office:value-type="float" office:value="0" calcext:value-type="float">
            <text:p>0</text:p>
          </table:table-cell>
          <table:table-cell table:formula="of:=ROUND(([.B82]*[.$B$1]+[.C82]*[.$C$1]+[.D82]*[.$D$1]+[.E82]*[.$E$1]+[.F82]*[.$F$1]+[.G82]*[.$G$1]+[.H82]*[.$H$1]+[.I82]*[.$I$1]+[.J82]*[.$J$1]+[.K82]*[.$K$1]+[.L82]*[.$L$1]+[.M82]*[.$M$1]+[.N82]*[.$N$1]+[.O82]*[.$O$1]+[.P82]*[.$P$1]+[.Q82]*[.$Q$1]+[.R82]*[.$R$1]+[.S82]*[.$S$1]+[.T82]*[.$T$1]+[.U82]*[.$U$1]+[.V82]*[.$V$1]+[.W82]*[.$W$1]+[.X82]*[.$X$1]+[.Y82]*[.$Y$1]+[.Z82]*[.$Z$1]+[.AA82]*[.$AA$1]+[.AB82]*[.$AB$1]+[.AC82]*[.$AC$1]+[.AD82]*[.$AD$1]+[.AE82]*[.$AE$1]+[.AF82]*[.$AF$1]+[.AG82]*[.$AG$1]+[.AH82]*[.$AH$1]+[.AI82]*[.$AI$1]+[.AJ82]*[.$AJ$1]+[.AK82]*[.$AK$1]+[.AL82]*[.$AL$1]+[.AM82]*[.$AM$1]+[.AN82]*[.$AN$1]+[.AO82]*[.$AO$1]+[.AP82]*[.$AP$1]+[.AQ82]*[.$AQ$1]+[.AR82]*[.$AR$1]+[.AS82]*[.$AS$1]+[.AT82]*[.$AT$1]+[.AU82]*[.$AU$1]+[.AV82]*[.$AV$1]+[.AW82]*[.$AW$1]+[.AX82]*[.$AX$1]+[.AY82]*[.$AY$1]+[.AZ82]*[.$AZ$1]+[.BA82]*[.$BA$1]+[.BB82]*[.$BB$1]+[.BC82]*[.$BC$1]+[.BD82]*[.$BD$1]+[.BE82]*[.$BE$1]+[.BF82]*[.$BF$1]+[.BG82]*[.$BG$1]+[.BH82]*[.$BH$1]+[.BI82]*[.$BI$1]+[.BJ82]*[.$BJ$1]+[.BK82]*[.$BK$1]+[.BL82]*[.$BL$1]+[.BM82]*[.$BM$1]+[.BN82]*[.$BN$1]+[.BO82]*[.$BO$1]+[.BP82]*[.$BP$1]+[.BQ82]*[.$BQ$1]+[.BR82]*[.$BR$1]+[.BS82]*[.$BS$1]+[.BT82]*[.$BT$1]+[.BU82]*[.$BU$1]+[.BV82]*[.$BV$1]+[.BW82]*[.$BW$1]+[.BX82]*[.$BX$1]+[.BY82]*[.$BY$1]+[.BZ82]*[.$BZ$1]+[.CA82]*[.$CA$1]+[.CB82]*[.$CB$1]+[.CC82]*[.$CC$1])/COUNT([.B82:.CC82]);0)" office:value-type="float" office:value="0" calcext:value-type="float">
            <text:p>0</text:p>
          </table:table-cell>
          <table:table-cell table:formula="of:=IF([.CE82]&lt;&gt;[.CD82];&quot;X&quot;;&quot;&quot;)">
            <text:p/>
          </table:table-cell>
          <table:table-cell table:number-columns-repeated="108"/>
          <table:table-cell table:formula="of:=IF([.GJ82]&lt;&gt;[.GI82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83:.CC83])/COUNT([.A83:.CC83]));0)" office:value-type="float" office:value="0" calcext:value-type="float">
            <text:p>0</text:p>
          </table:table-cell>
          <table:table-cell table:formula="of:=ROUND(([.B83]*[.$B$1]+[.C83]*[.$C$1]+[.D83]*[.$D$1]+[.E83]*[.$E$1]+[.F83]*[.$F$1]+[.G83]*[.$G$1]+[.H83]*[.$H$1]+[.I83]*[.$I$1]+[.J83]*[.$J$1]+[.K83]*[.$K$1]+[.L83]*[.$L$1]+[.M83]*[.$M$1]+[.N83]*[.$N$1]+[.O83]*[.$O$1]+[.P83]*[.$P$1]+[.Q83]*[.$Q$1]+[.R83]*[.$R$1]+[.S83]*[.$S$1]+[.T83]*[.$T$1]+[.U83]*[.$U$1]+[.V83]*[.$V$1]+[.W83]*[.$W$1]+[.X83]*[.$X$1]+[.Y83]*[.$Y$1]+[.Z83]*[.$Z$1]+[.AA83]*[.$AA$1]+[.AB83]*[.$AB$1]+[.AC83]*[.$AC$1]+[.AD83]*[.$AD$1]+[.AE83]*[.$AE$1]+[.AF83]*[.$AF$1]+[.AG83]*[.$AG$1]+[.AH83]*[.$AH$1]+[.AI83]*[.$AI$1]+[.AJ83]*[.$AJ$1]+[.AK83]*[.$AK$1]+[.AL83]*[.$AL$1]+[.AM83]*[.$AM$1]+[.AN83]*[.$AN$1]+[.AO83]*[.$AO$1]+[.AP83]*[.$AP$1]+[.AQ83]*[.$AQ$1]+[.AR83]*[.$AR$1]+[.AS83]*[.$AS$1]+[.AT83]*[.$AT$1]+[.AU83]*[.$AU$1]+[.AV83]*[.$AV$1]+[.AW83]*[.$AW$1]+[.AX83]*[.$AX$1]+[.AY83]*[.$AY$1]+[.AZ83]*[.$AZ$1]+[.BA83]*[.$BA$1]+[.BB83]*[.$BB$1]+[.BC83]*[.$BC$1]+[.BD83]*[.$BD$1]+[.BE83]*[.$BE$1]+[.BF83]*[.$BF$1]+[.BG83]*[.$BG$1]+[.BH83]*[.$BH$1]+[.BI83]*[.$BI$1]+[.BJ83]*[.$BJ$1]+[.BK83]*[.$BK$1]+[.BL83]*[.$BL$1]+[.BM83]*[.$BM$1]+[.BN83]*[.$BN$1]+[.BO83]*[.$BO$1]+[.BP83]*[.$BP$1]+[.BQ83]*[.$BQ$1]+[.BR83]*[.$BR$1]+[.BS83]*[.$BS$1]+[.BT83]*[.$BT$1]+[.BU83]*[.$BU$1]+[.BV83]*[.$BV$1]+[.BW83]*[.$BW$1]+[.BX83]*[.$BX$1]+[.BY83]*[.$BY$1]+[.BZ83]*[.$BZ$1]+[.CA83]*[.$CA$1]+[.CB83]*[.$CB$1]+[.CC83]*[.$CC$1])/COUNT([.B83:.CC83]);0)" office:value-type="float" office:value="0" calcext:value-type="float">
            <text:p>0</text:p>
          </table:table-cell>
          <table:table-cell table:formula="of:=IF([.CE83]&lt;&gt;[.CD83];&quot;X&quot;;&quot;&quot;)">
            <text:p/>
          </table:table-cell>
          <table:table-cell table:number-columns-repeated="108"/>
          <table:table-cell table:formula="of:=IF([.GJ83]&lt;&gt;[.GI83];&quot;X&quot;;&quot;&quot;)">
            <text:p/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84:.CC84])/COUNT([.A84:.CC84]));0)" office:value-type="float" office:value="0" calcext:value-type="float">
            <text:p>0</text:p>
          </table:table-cell>
          <table:table-cell table:formula="of:=ROUND(([.B84]*[.$B$1]+[.C84]*[.$C$1]+[.D84]*[.$D$1]+[.E84]*[.$E$1]+[.F84]*[.$F$1]+[.G84]*[.$G$1]+[.H84]*[.$H$1]+[.I84]*[.$I$1]+[.J84]*[.$J$1]+[.K84]*[.$K$1]+[.L84]*[.$L$1]+[.M84]*[.$M$1]+[.N84]*[.$N$1]+[.O84]*[.$O$1]+[.P84]*[.$P$1]+[.Q84]*[.$Q$1]+[.R84]*[.$R$1]+[.S84]*[.$S$1]+[.T84]*[.$T$1]+[.U84]*[.$U$1]+[.V84]*[.$V$1]+[.W84]*[.$W$1]+[.X84]*[.$X$1]+[.Y84]*[.$Y$1]+[.Z84]*[.$Z$1]+[.AA84]*[.$AA$1]+[.AB84]*[.$AB$1]+[.AC84]*[.$AC$1]+[.AD84]*[.$AD$1]+[.AE84]*[.$AE$1]+[.AF84]*[.$AF$1]+[.AG84]*[.$AG$1]+[.AH84]*[.$AH$1]+[.AI84]*[.$AI$1]+[.AJ84]*[.$AJ$1]+[.AK84]*[.$AK$1]+[.AL84]*[.$AL$1]+[.AM84]*[.$AM$1]+[.AN84]*[.$AN$1]+[.AO84]*[.$AO$1]+[.AP84]*[.$AP$1]+[.AQ84]*[.$AQ$1]+[.AR84]*[.$AR$1]+[.AS84]*[.$AS$1]+[.AT84]*[.$AT$1]+[.AU84]*[.$AU$1]+[.AV84]*[.$AV$1]+[.AW84]*[.$AW$1]+[.AX84]*[.$AX$1]+[.AY84]*[.$AY$1]+[.AZ84]*[.$AZ$1]+[.BA84]*[.$BA$1]+[.BB84]*[.$BB$1]+[.BC84]*[.$BC$1]+[.BD84]*[.$BD$1]+[.BE84]*[.$BE$1]+[.BF84]*[.$BF$1]+[.BG84]*[.$BG$1]+[.BH84]*[.$BH$1]+[.BI84]*[.$BI$1]+[.BJ84]*[.$BJ$1]+[.BK84]*[.$BK$1]+[.BL84]*[.$BL$1]+[.BM84]*[.$BM$1]+[.BN84]*[.$BN$1]+[.BO84]*[.$BO$1]+[.BP84]*[.$BP$1]+[.BQ84]*[.$BQ$1]+[.BR84]*[.$BR$1]+[.BS84]*[.$BS$1]+[.BT84]*[.$BT$1]+[.BU84]*[.$BU$1]+[.BV84]*[.$BV$1]+[.BW84]*[.$BW$1]+[.BX84]*[.$BX$1]+[.BY84]*[.$BY$1]+[.BZ84]*[.$BZ$1]+[.CA84]*[.$CA$1]+[.CB84]*[.$CB$1]+[.CC84]*[.$CC$1])/COUNT([.B84:.CC84]);0)" office:value-type="float" office:value="0" calcext:value-type="float">
            <text:p>0</text:p>
          </table:table-cell>
          <table:table-cell table:formula="of:=IF([.CE84]&lt;&gt;[.CD84];&quot;X&quot;;&quot;&quot;)">
            <text:p/>
          </table:table-cell>
          <table:table-cell table:number-columns-repeated="108"/>
          <table:table-cell table:formula="of:=IF([.GJ84]&lt;&gt;[.GI84];&quot;X&quot;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formula="of:=ROUND((SUM([.B85:.CC85])/COUNT([.A85:.CC85]));0)" office:value-type="float" office:value="0" calcext:value-type="float">
            <text:p>0</text:p>
          </table:table-cell>
          <table:table-cell table:formula="of:=ROUND(([.B85]*[.$B$1]+[.C85]*[.$C$1]+[.D85]*[.$D$1]+[.E85]*[.$E$1]+[.F85]*[.$F$1]+[.G85]*[.$G$1]+[.H85]*[.$H$1]+[.I85]*[.$I$1]+[.J85]*[.$J$1]+[.K85]*[.$K$1]+[.L85]*[.$L$1]+[.M85]*[.$M$1]+[.N85]*[.$N$1]+[.O85]*[.$O$1]+[.P85]*[.$P$1]+[.Q85]*[.$Q$1]+[.R85]*[.$R$1]+[.S85]*[.$S$1]+[.T85]*[.$T$1]+[.U85]*[.$U$1]+[.V85]*[.$V$1]+[.W85]*[.$W$1]+[.X85]*[.$X$1]+[.Y85]*[.$Y$1]+[.Z85]*[.$Z$1]+[.AA85]*[.$AA$1]+[.AB85]*[.$AB$1]+[.AC85]*[.$AC$1]+[.AD85]*[.$AD$1]+[.AE85]*[.$AE$1]+[.AF85]*[.$AF$1]+[.AG85]*[.$AG$1]+[.AH85]*[.$AH$1]+[.AI85]*[.$AI$1]+[.AJ85]*[.$AJ$1]+[.AK85]*[.$AK$1]+[.AL85]*[.$AL$1]+[.AM85]*[.$AM$1]+[.AN85]*[.$AN$1]+[.AO85]*[.$AO$1]+[.AP85]*[.$AP$1]+[.AQ85]*[.$AQ$1]+[.AR85]*[.$AR$1]+[.AS85]*[.$AS$1]+[.AT85]*[.$AT$1]+[.AU85]*[.$AU$1]+[.AV85]*[.$AV$1]+[.AW85]*[.$AW$1]+[.AX85]*[.$AX$1]+[.AY85]*[.$AY$1]+[.AZ85]*[.$AZ$1]+[.BA85]*[.$BA$1]+[.BB85]*[.$BB$1]+[.BC85]*[.$BC$1]+[.BD85]*[.$BD$1]+[.BE85]*[.$BE$1]+[.BF85]*[.$BF$1]+[.BG85]*[.$BG$1]+[.BH85]*[.$BH$1]+[.BI85]*[.$BI$1]+[.BJ85]*[.$BJ$1]+[.BK85]*[.$BK$1]+[.BL85]*[.$BL$1]+[.BM85]*[.$BM$1]+[.BN85]*[.$BN$1]+[.BO85]*[.$BO$1]+[.BP85]*[.$BP$1]+[.BQ85]*[.$BQ$1]+[.BR85]*[.$BR$1]+[.BS85]*[.$BS$1]+[.BT85]*[.$BT$1]+[.BU85]*[.$BU$1]+[.BV85]*[.$BV$1]+[.BW85]*[.$BW$1]+[.BX85]*[.$BX$1]+[.BY85]*[.$BY$1]+[.BZ85]*[.$BZ$1]+[.CA85]*[.$CA$1]+[.CB85]*[.$CB$1]+[.CC85]*[.$CC$1])/COUNT([.B85:.CC85]);0)" office:value-type="float" office:value="0" calcext:value-type="float">
            <text:p>0</text:p>
          </table:table-cell>
          <table:table-cell table:formula="of:=IF([.CE85]&lt;&gt;[.CD85];&quot;X&quot;;&quot;&quot;)">
            <text:p/>
          </table:table-cell>
          <table:table-cell table:number-columns-repeated="108"/>
          <table:table-cell table:formula="of:=IF([.GJ85]&lt;&gt;[.GI85];&quot;X&quot;;&quot;&quot;)">
            <text:p/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86:.CC86])/COUNT([.A86:.CC86]));0)" office:value-type="float" office:value="0" calcext:value-type="float">
            <text:p>0</text:p>
          </table:table-cell>
          <table:table-cell table:formula="of:=ROUND(([.B86]*[.$B$1]+[.C86]*[.$C$1]+[.D86]*[.$D$1]+[.E86]*[.$E$1]+[.F86]*[.$F$1]+[.G86]*[.$G$1]+[.H86]*[.$H$1]+[.I86]*[.$I$1]+[.J86]*[.$J$1]+[.K86]*[.$K$1]+[.L86]*[.$L$1]+[.M86]*[.$M$1]+[.N86]*[.$N$1]+[.O86]*[.$O$1]+[.P86]*[.$P$1]+[.Q86]*[.$Q$1]+[.R86]*[.$R$1]+[.S86]*[.$S$1]+[.T86]*[.$T$1]+[.U86]*[.$U$1]+[.V86]*[.$V$1]+[.W86]*[.$W$1]+[.X86]*[.$X$1]+[.Y86]*[.$Y$1]+[.Z86]*[.$Z$1]+[.AA86]*[.$AA$1]+[.AB86]*[.$AB$1]+[.AC86]*[.$AC$1]+[.AD86]*[.$AD$1]+[.AE86]*[.$AE$1]+[.AF86]*[.$AF$1]+[.AG86]*[.$AG$1]+[.AH86]*[.$AH$1]+[.AI86]*[.$AI$1]+[.AJ86]*[.$AJ$1]+[.AK86]*[.$AK$1]+[.AL86]*[.$AL$1]+[.AM86]*[.$AM$1]+[.AN86]*[.$AN$1]+[.AO86]*[.$AO$1]+[.AP86]*[.$AP$1]+[.AQ86]*[.$AQ$1]+[.AR86]*[.$AR$1]+[.AS86]*[.$AS$1]+[.AT86]*[.$AT$1]+[.AU86]*[.$AU$1]+[.AV86]*[.$AV$1]+[.AW86]*[.$AW$1]+[.AX86]*[.$AX$1]+[.AY86]*[.$AY$1]+[.AZ86]*[.$AZ$1]+[.BA86]*[.$BA$1]+[.BB86]*[.$BB$1]+[.BC86]*[.$BC$1]+[.BD86]*[.$BD$1]+[.BE86]*[.$BE$1]+[.BF86]*[.$BF$1]+[.BG86]*[.$BG$1]+[.BH86]*[.$BH$1]+[.BI86]*[.$BI$1]+[.BJ86]*[.$BJ$1]+[.BK86]*[.$BK$1]+[.BL86]*[.$BL$1]+[.BM86]*[.$BM$1]+[.BN86]*[.$BN$1]+[.BO86]*[.$BO$1]+[.BP86]*[.$BP$1]+[.BQ86]*[.$BQ$1]+[.BR86]*[.$BR$1]+[.BS86]*[.$BS$1]+[.BT86]*[.$BT$1]+[.BU86]*[.$BU$1]+[.BV86]*[.$BV$1]+[.BW86]*[.$BW$1]+[.BX86]*[.$BX$1]+[.BY86]*[.$BY$1]+[.BZ86]*[.$BZ$1]+[.CA86]*[.$CA$1]+[.CB86]*[.$CB$1]+[.CC86]*[.$CC$1])/COUNT([.B86:.CC86]);0)" office:value-type="float" office:value="0" calcext:value-type="float">
            <text:p>0</text:p>
          </table:table-cell>
          <table:table-cell table:formula="of:=IF([.CE86]&lt;&gt;[.CD86];&quot;X&quot;;&quot;&quot;)">
            <text:p/>
          </table:table-cell>
          <table:table-cell table:number-columns-repeated="108"/>
          <table:table-cell table:formula="of:=IF([.GJ86]&lt;&gt;[.GI86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87:.CC87])/COUNT([.A87:.CC87]));0)" office:value-type="float" office:value="1" calcext:value-type="float">
            <text:p>1</text:p>
          </table:table-cell>
          <table:table-cell table:formula="of:=ROUND(([.B87]*[.$B$1]+[.C87]*[.$C$1]+[.D87]*[.$D$1]+[.E87]*[.$E$1]+[.F87]*[.$F$1]+[.G87]*[.$G$1]+[.H87]*[.$H$1]+[.I87]*[.$I$1]+[.J87]*[.$J$1]+[.K87]*[.$K$1]+[.L87]*[.$L$1]+[.M87]*[.$M$1]+[.N87]*[.$N$1]+[.O87]*[.$O$1]+[.P87]*[.$P$1]+[.Q87]*[.$Q$1]+[.R87]*[.$R$1]+[.S87]*[.$S$1]+[.T87]*[.$T$1]+[.U87]*[.$U$1]+[.V87]*[.$V$1]+[.W87]*[.$W$1]+[.X87]*[.$X$1]+[.Y87]*[.$Y$1]+[.Z87]*[.$Z$1]+[.AA87]*[.$AA$1]+[.AB87]*[.$AB$1]+[.AC87]*[.$AC$1]+[.AD87]*[.$AD$1]+[.AE87]*[.$AE$1]+[.AF87]*[.$AF$1]+[.AG87]*[.$AG$1]+[.AH87]*[.$AH$1]+[.AI87]*[.$AI$1]+[.AJ87]*[.$AJ$1]+[.AK87]*[.$AK$1]+[.AL87]*[.$AL$1]+[.AM87]*[.$AM$1]+[.AN87]*[.$AN$1]+[.AO87]*[.$AO$1]+[.AP87]*[.$AP$1]+[.AQ87]*[.$AQ$1]+[.AR87]*[.$AR$1]+[.AS87]*[.$AS$1]+[.AT87]*[.$AT$1]+[.AU87]*[.$AU$1]+[.AV87]*[.$AV$1]+[.AW87]*[.$AW$1]+[.AX87]*[.$AX$1]+[.AY87]*[.$AY$1]+[.AZ87]*[.$AZ$1]+[.BA87]*[.$BA$1]+[.BB87]*[.$BB$1]+[.BC87]*[.$BC$1]+[.BD87]*[.$BD$1]+[.BE87]*[.$BE$1]+[.BF87]*[.$BF$1]+[.BG87]*[.$BG$1]+[.BH87]*[.$BH$1]+[.BI87]*[.$BI$1]+[.BJ87]*[.$BJ$1]+[.BK87]*[.$BK$1]+[.BL87]*[.$BL$1]+[.BM87]*[.$BM$1]+[.BN87]*[.$BN$1]+[.BO87]*[.$BO$1]+[.BP87]*[.$BP$1]+[.BQ87]*[.$BQ$1]+[.BR87]*[.$BR$1]+[.BS87]*[.$BS$1]+[.BT87]*[.$BT$1]+[.BU87]*[.$BU$1]+[.BV87]*[.$BV$1]+[.BW87]*[.$BW$1]+[.BX87]*[.$BX$1]+[.BY87]*[.$BY$1]+[.BZ87]*[.$BZ$1]+[.CA87]*[.$CA$1]+[.CB87]*[.$CB$1]+[.CC87]*[.$CC$1])/COUNT([.B87:.CC87]);0)" office:value-type="float" office:value="1" calcext:value-type="float">
            <text:p>1</text:p>
          </table:table-cell>
          <table:table-cell table:formula="of:=IF([.CE87]&lt;&gt;[.CD87];&quot;X&quot;;&quot;&quot;)">
            <text:p/>
          </table:table-cell>
          <table:table-cell table:number-columns-repeated="108"/>
          <table:table-cell table:formula="of:=IF([.GJ87]&lt;&gt;[.GI87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88:.CC88])/COUNT([.A88:.CC88]));0)" office:value-type="float" office:value="1" calcext:value-type="float">
            <text:p>1</text:p>
          </table:table-cell>
          <table:table-cell table:formula="of:=ROUND(([.B88]*[.$B$1]+[.C88]*[.$C$1]+[.D88]*[.$D$1]+[.E88]*[.$E$1]+[.F88]*[.$F$1]+[.G88]*[.$G$1]+[.H88]*[.$H$1]+[.I88]*[.$I$1]+[.J88]*[.$J$1]+[.K88]*[.$K$1]+[.L88]*[.$L$1]+[.M88]*[.$M$1]+[.N88]*[.$N$1]+[.O88]*[.$O$1]+[.P88]*[.$P$1]+[.Q88]*[.$Q$1]+[.R88]*[.$R$1]+[.S88]*[.$S$1]+[.T88]*[.$T$1]+[.U88]*[.$U$1]+[.V88]*[.$V$1]+[.W88]*[.$W$1]+[.X88]*[.$X$1]+[.Y88]*[.$Y$1]+[.Z88]*[.$Z$1]+[.AA88]*[.$AA$1]+[.AB88]*[.$AB$1]+[.AC88]*[.$AC$1]+[.AD88]*[.$AD$1]+[.AE88]*[.$AE$1]+[.AF88]*[.$AF$1]+[.AG88]*[.$AG$1]+[.AH88]*[.$AH$1]+[.AI88]*[.$AI$1]+[.AJ88]*[.$AJ$1]+[.AK88]*[.$AK$1]+[.AL88]*[.$AL$1]+[.AM88]*[.$AM$1]+[.AN88]*[.$AN$1]+[.AO88]*[.$AO$1]+[.AP88]*[.$AP$1]+[.AQ88]*[.$AQ$1]+[.AR88]*[.$AR$1]+[.AS88]*[.$AS$1]+[.AT88]*[.$AT$1]+[.AU88]*[.$AU$1]+[.AV88]*[.$AV$1]+[.AW88]*[.$AW$1]+[.AX88]*[.$AX$1]+[.AY88]*[.$AY$1]+[.AZ88]*[.$AZ$1]+[.BA88]*[.$BA$1]+[.BB88]*[.$BB$1]+[.BC88]*[.$BC$1]+[.BD88]*[.$BD$1]+[.BE88]*[.$BE$1]+[.BF88]*[.$BF$1]+[.BG88]*[.$BG$1]+[.BH88]*[.$BH$1]+[.BI88]*[.$BI$1]+[.BJ88]*[.$BJ$1]+[.BK88]*[.$BK$1]+[.BL88]*[.$BL$1]+[.BM88]*[.$BM$1]+[.BN88]*[.$BN$1]+[.BO88]*[.$BO$1]+[.BP88]*[.$BP$1]+[.BQ88]*[.$BQ$1]+[.BR88]*[.$BR$1]+[.BS88]*[.$BS$1]+[.BT88]*[.$BT$1]+[.BU88]*[.$BU$1]+[.BV88]*[.$BV$1]+[.BW88]*[.$BW$1]+[.BX88]*[.$BX$1]+[.BY88]*[.$BY$1]+[.BZ88]*[.$BZ$1]+[.CA88]*[.$CA$1]+[.CB88]*[.$CB$1]+[.CC88]*[.$CC$1])/COUNT([.B88:.CC88]);0)" office:value-type="float" office:value="1" calcext:value-type="float">
            <text:p>1</text:p>
          </table:table-cell>
          <table:table-cell table:formula="of:=IF([.CE88]&lt;&gt;[.CD88];&quot;X&quot;;&quot;&quot;)">
            <text:p/>
          </table:table-cell>
          <table:table-cell table:number-columns-repeated="108"/>
          <table:table-cell table:formula="of:=IF([.GJ88]&lt;&gt;[.GI88];&quot;X&quot;;&quot;&quot;)">
            <text:p/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89:.CC89])/COUNT([.A89:.CC89]));0)" office:value-type="float" office:value="1" calcext:value-type="float">
            <text:p>1</text:p>
          </table:table-cell>
          <table:table-cell table:formula="of:=ROUND(([.B89]*[.$B$1]+[.C89]*[.$C$1]+[.D89]*[.$D$1]+[.E89]*[.$E$1]+[.F89]*[.$F$1]+[.G89]*[.$G$1]+[.H89]*[.$H$1]+[.I89]*[.$I$1]+[.J89]*[.$J$1]+[.K89]*[.$K$1]+[.L89]*[.$L$1]+[.M89]*[.$M$1]+[.N89]*[.$N$1]+[.O89]*[.$O$1]+[.P89]*[.$P$1]+[.Q89]*[.$Q$1]+[.R89]*[.$R$1]+[.S89]*[.$S$1]+[.T89]*[.$T$1]+[.U89]*[.$U$1]+[.V89]*[.$V$1]+[.W89]*[.$W$1]+[.X89]*[.$X$1]+[.Y89]*[.$Y$1]+[.Z89]*[.$Z$1]+[.AA89]*[.$AA$1]+[.AB89]*[.$AB$1]+[.AC89]*[.$AC$1]+[.AD89]*[.$AD$1]+[.AE89]*[.$AE$1]+[.AF89]*[.$AF$1]+[.AG89]*[.$AG$1]+[.AH89]*[.$AH$1]+[.AI89]*[.$AI$1]+[.AJ89]*[.$AJ$1]+[.AK89]*[.$AK$1]+[.AL89]*[.$AL$1]+[.AM89]*[.$AM$1]+[.AN89]*[.$AN$1]+[.AO89]*[.$AO$1]+[.AP89]*[.$AP$1]+[.AQ89]*[.$AQ$1]+[.AR89]*[.$AR$1]+[.AS89]*[.$AS$1]+[.AT89]*[.$AT$1]+[.AU89]*[.$AU$1]+[.AV89]*[.$AV$1]+[.AW89]*[.$AW$1]+[.AX89]*[.$AX$1]+[.AY89]*[.$AY$1]+[.AZ89]*[.$AZ$1]+[.BA89]*[.$BA$1]+[.BB89]*[.$BB$1]+[.BC89]*[.$BC$1]+[.BD89]*[.$BD$1]+[.BE89]*[.$BE$1]+[.BF89]*[.$BF$1]+[.BG89]*[.$BG$1]+[.BH89]*[.$BH$1]+[.BI89]*[.$BI$1]+[.BJ89]*[.$BJ$1]+[.BK89]*[.$BK$1]+[.BL89]*[.$BL$1]+[.BM89]*[.$BM$1]+[.BN89]*[.$BN$1]+[.BO89]*[.$BO$1]+[.BP89]*[.$BP$1]+[.BQ89]*[.$BQ$1]+[.BR89]*[.$BR$1]+[.BS89]*[.$BS$1]+[.BT89]*[.$BT$1]+[.BU89]*[.$BU$1]+[.BV89]*[.$BV$1]+[.BW89]*[.$BW$1]+[.BX89]*[.$BX$1]+[.BY89]*[.$BY$1]+[.BZ89]*[.$BZ$1]+[.CA89]*[.$CA$1]+[.CB89]*[.$CB$1]+[.CC89]*[.$CC$1])/COUNT([.B89:.CC89]);0)" office:value-type="float" office:value="1" calcext:value-type="float">
            <text:p>1</text:p>
          </table:table-cell>
          <table:table-cell table:formula="of:=IF([.CE89]&lt;&gt;[.CD89];&quot;X&quot;;&quot;&quot;)">
            <text:p/>
          </table:table-cell>
          <table:table-cell table:number-columns-repeated="108"/>
          <table:table-cell table:formula="of:=IF([.GJ89]&lt;&gt;[.GI89];&quot;X&quot;;&quot;&quot;)">
            <text:p/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0:.CC90])/COUNT([.A90:.CC90]));0)" office:value-type="float" office:value="0" calcext:value-type="float">
            <text:p>0</text:p>
          </table:table-cell>
          <table:table-cell table:formula="of:=ROUND(([.B90]*[.$B$1]+[.C90]*[.$C$1]+[.D90]*[.$D$1]+[.E90]*[.$E$1]+[.F90]*[.$F$1]+[.G90]*[.$G$1]+[.H90]*[.$H$1]+[.I90]*[.$I$1]+[.J90]*[.$J$1]+[.K90]*[.$K$1]+[.L90]*[.$L$1]+[.M90]*[.$M$1]+[.N90]*[.$N$1]+[.O90]*[.$O$1]+[.P90]*[.$P$1]+[.Q90]*[.$Q$1]+[.R90]*[.$R$1]+[.S90]*[.$S$1]+[.T90]*[.$T$1]+[.U90]*[.$U$1]+[.V90]*[.$V$1]+[.W90]*[.$W$1]+[.X90]*[.$X$1]+[.Y90]*[.$Y$1]+[.Z90]*[.$Z$1]+[.AA90]*[.$AA$1]+[.AB90]*[.$AB$1]+[.AC90]*[.$AC$1]+[.AD90]*[.$AD$1]+[.AE90]*[.$AE$1]+[.AF90]*[.$AF$1]+[.AG90]*[.$AG$1]+[.AH90]*[.$AH$1]+[.AI90]*[.$AI$1]+[.AJ90]*[.$AJ$1]+[.AK90]*[.$AK$1]+[.AL90]*[.$AL$1]+[.AM90]*[.$AM$1]+[.AN90]*[.$AN$1]+[.AO90]*[.$AO$1]+[.AP90]*[.$AP$1]+[.AQ90]*[.$AQ$1]+[.AR90]*[.$AR$1]+[.AS90]*[.$AS$1]+[.AT90]*[.$AT$1]+[.AU90]*[.$AU$1]+[.AV90]*[.$AV$1]+[.AW90]*[.$AW$1]+[.AX90]*[.$AX$1]+[.AY90]*[.$AY$1]+[.AZ90]*[.$AZ$1]+[.BA90]*[.$BA$1]+[.BB90]*[.$BB$1]+[.BC90]*[.$BC$1]+[.BD90]*[.$BD$1]+[.BE90]*[.$BE$1]+[.BF90]*[.$BF$1]+[.BG90]*[.$BG$1]+[.BH90]*[.$BH$1]+[.BI90]*[.$BI$1]+[.BJ90]*[.$BJ$1]+[.BK90]*[.$BK$1]+[.BL90]*[.$BL$1]+[.BM90]*[.$BM$1]+[.BN90]*[.$BN$1]+[.BO90]*[.$BO$1]+[.BP90]*[.$BP$1]+[.BQ90]*[.$BQ$1]+[.BR90]*[.$BR$1]+[.BS90]*[.$BS$1]+[.BT90]*[.$BT$1]+[.BU90]*[.$BU$1]+[.BV90]*[.$BV$1]+[.BW90]*[.$BW$1]+[.BX90]*[.$BX$1]+[.BY90]*[.$BY$1]+[.BZ90]*[.$BZ$1]+[.CA90]*[.$CA$1]+[.CB90]*[.$CB$1]+[.CC90]*[.$CC$1])/COUNT([.B90:.CC90]);0)" office:value-type="float" office:value="0" calcext:value-type="float">
            <text:p>0</text:p>
          </table:table-cell>
          <table:table-cell table:formula="of:=IF([.CE90]&lt;&gt;[.CD9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1:.CC91])/COUNT([.A91:.CC91]));0)" office:value-type="float" office:value="0" calcext:value-type="float">
            <text:p>0</text:p>
          </table:table-cell>
          <table:table-cell table:formula="of:=ROUND(([.B91]*[.$B$1]+[.C91]*[.$C$1]+[.D91]*[.$D$1]+[.E91]*[.$E$1]+[.F91]*[.$F$1]+[.G91]*[.$G$1]+[.H91]*[.$H$1]+[.I91]*[.$I$1]+[.J91]*[.$J$1]+[.K91]*[.$K$1]+[.L91]*[.$L$1]+[.M91]*[.$M$1]+[.N91]*[.$N$1]+[.O91]*[.$O$1]+[.P91]*[.$P$1]+[.Q91]*[.$Q$1]+[.R91]*[.$R$1]+[.S91]*[.$S$1]+[.T91]*[.$T$1]+[.U91]*[.$U$1]+[.V91]*[.$V$1]+[.W91]*[.$W$1]+[.X91]*[.$X$1]+[.Y91]*[.$Y$1]+[.Z91]*[.$Z$1]+[.AA91]*[.$AA$1]+[.AB91]*[.$AB$1]+[.AC91]*[.$AC$1]+[.AD91]*[.$AD$1]+[.AE91]*[.$AE$1]+[.AF91]*[.$AF$1]+[.AG91]*[.$AG$1]+[.AH91]*[.$AH$1]+[.AI91]*[.$AI$1]+[.AJ91]*[.$AJ$1]+[.AK91]*[.$AK$1]+[.AL91]*[.$AL$1]+[.AM91]*[.$AM$1]+[.AN91]*[.$AN$1]+[.AO91]*[.$AO$1]+[.AP91]*[.$AP$1]+[.AQ91]*[.$AQ$1]+[.AR91]*[.$AR$1]+[.AS91]*[.$AS$1]+[.AT91]*[.$AT$1]+[.AU91]*[.$AU$1]+[.AV91]*[.$AV$1]+[.AW91]*[.$AW$1]+[.AX91]*[.$AX$1]+[.AY91]*[.$AY$1]+[.AZ91]*[.$AZ$1]+[.BA91]*[.$BA$1]+[.BB91]*[.$BB$1]+[.BC91]*[.$BC$1]+[.BD91]*[.$BD$1]+[.BE91]*[.$BE$1]+[.BF91]*[.$BF$1]+[.BG91]*[.$BG$1]+[.BH91]*[.$BH$1]+[.BI91]*[.$BI$1]+[.BJ91]*[.$BJ$1]+[.BK91]*[.$BK$1]+[.BL91]*[.$BL$1]+[.BM91]*[.$BM$1]+[.BN91]*[.$BN$1]+[.BO91]*[.$BO$1]+[.BP91]*[.$BP$1]+[.BQ91]*[.$BQ$1]+[.BR91]*[.$BR$1]+[.BS91]*[.$BS$1]+[.BT91]*[.$BT$1]+[.BU91]*[.$BU$1]+[.BV91]*[.$BV$1]+[.BW91]*[.$BW$1]+[.BX91]*[.$BX$1]+[.BY91]*[.$BY$1]+[.BZ91]*[.$BZ$1]+[.CA91]*[.$CA$1]+[.CB91]*[.$CB$1]+[.CC91]*[.$CC$1])/COUNT([.B91:.CC91]);0)" office:value-type="float" office:value="0" calcext:value-type="float">
            <text:p>0</text:p>
          </table:table-cell>
          <table:table-cell table:formula="of:=IF([.CE91]&lt;&gt;[.CD9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2:.CC92])/COUNT([.A92:.CC92]));0)" office:value-type="float" office:value="0" calcext:value-type="float">
            <text:p>0</text:p>
          </table:table-cell>
          <table:table-cell table:formula="of:=ROUND(([.B92]*[.$B$1]+[.C92]*[.$C$1]+[.D92]*[.$D$1]+[.E92]*[.$E$1]+[.F92]*[.$F$1]+[.G92]*[.$G$1]+[.H92]*[.$H$1]+[.I92]*[.$I$1]+[.J92]*[.$J$1]+[.K92]*[.$K$1]+[.L92]*[.$L$1]+[.M92]*[.$M$1]+[.N92]*[.$N$1]+[.O92]*[.$O$1]+[.P92]*[.$P$1]+[.Q92]*[.$Q$1]+[.R92]*[.$R$1]+[.S92]*[.$S$1]+[.T92]*[.$T$1]+[.U92]*[.$U$1]+[.V92]*[.$V$1]+[.W92]*[.$W$1]+[.X92]*[.$X$1]+[.Y92]*[.$Y$1]+[.Z92]*[.$Z$1]+[.AA92]*[.$AA$1]+[.AB92]*[.$AB$1]+[.AC92]*[.$AC$1]+[.AD92]*[.$AD$1]+[.AE92]*[.$AE$1]+[.AF92]*[.$AF$1]+[.AG92]*[.$AG$1]+[.AH92]*[.$AH$1]+[.AI92]*[.$AI$1]+[.AJ92]*[.$AJ$1]+[.AK92]*[.$AK$1]+[.AL92]*[.$AL$1]+[.AM92]*[.$AM$1]+[.AN92]*[.$AN$1]+[.AO92]*[.$AO$1]+[.AP92]*[.$AP$1]+[.AQ92]*[.$AQ$1]+[.AR92]*[.$AR$1]+[.AS92]*[.$AS$1]+[.AT92]*[.$AT$1]+[.AU92]*[.$AU$1]+[.AV92]*[.$AV$1]+[.AW92]*[.$AW$1]+[.AX92]*[.$AX$1]+[.AY92]*[.$AY$1]+[.AZ92]*[.$AZ$1]+[.BA92]*[.$BA$1]+[.BB92]*[.$BB$1]+[.BC92]*[.$BC$1]+[.BD92]*[.$BD$1]+[.BE92]*[.$BE$1]+[.BF92]*[.$BF$1]+[.BG92]*[.$BG$1]+[.BH92]*[.$BH$1]+[.BI92]*[.$BI$1]+[.BJ92]*[.$BJ$1]+[.BK92]*[.$BK$1]+[.BL92]*[.$BL$1]+[.BM92]*[.$BM$1]+[.BN92]*[.$BN$1]+[.BO92]*[.$BO$1]+[.BP92]*[.$BP$1]+[.BQ92]*[.$BQ$1]+[.BR92]*[.$BR$1]+[.BS92]*[.$BS$1]+[.BT92]*[.$BT$1]+[.BU92]*[.$BU$1]+[.BV92]*[.$BV$1]+[.BW92]*[.$BW$1]+[.BX92]*[.$BX$1]+[.BY92]*[.$BY$1]+[.BZ92]*[.$BZ$1]+[.CA92]*[.$CA$1]+[.CB92]*[.$CB$1]+[.CC92]*[.$CC$1])/COUNT([.B92:.CC92]);0)" office:value-type="float" office:value="0" calcext:value-type="float">
            <text:p>0</text:p>
          </table:table-cell>
          <table:table-cell table:formula="of:=IF([.CE92]&lt;&gt;[.CD9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3:.CC93])/COUNT([.A93:.CC93]));0)" office:value-type="float" office:value="0" calcext:value-type="float">
            <text:p>0</text:p>
          </table:table-cell>
          <table:table-cell table:formula="of:=ROUND(([.B93]*[.$B$1]+[.C93]*[.$C$1]+[.D93]*[.$D$1]+[.E93]*[.$E$1]+[.F93]*[.$F$1]+[.G93]*[.$G$1]+[.H93]*[.$H$1]+[.I93]*[.$I$1]+[.J93]*[.$J$1]+[.K93]*[.$K$1]+[.L93]*[.$L$1]+[.M93]*[.$M$1]+[.N93]*[.$N$1]+[.O93]*[.$O$1]+[.P93]*[.$P$1]+[.Q93]*[.$Q$1]+[.R93]*[.$R$1]+[.S93]*[.$S$1]+[.T93]*[.$T$1]+[.U93]*[.$U$1]+[.V93]*[.$V$1]+[.W93]*[.$W$1]+[.X93]*[.$X$1]+[.Y93]*[.$Y$1]+[.Z93]*[.$Z$1]+[.AA93]*[.$AA$1]+[.AB93]*[.$AB$1]+[.AC93]*[.$AC$1]+[.AD93]*[.$AD$1]+[.AE93]*[.$AE$1]+[.AF93]*[.$AF$1]+[.AG93]*[.$AG$1]+[.AH93]*[.$AH$1]+[.AI93]*[.$AI$1]+[.AJ93]*[.$AJ$1]+[.AK93]*[.$AK$1]+[.AL93]*[.$AL$1]+[.AM93]*[.$AM$1]+[.AN93]*[.$AN$1]+[.AO93]*[.$AO$1]+[.AP93]*[.$AP$1]+[.AQ93]*[.$AQ$1]+[.AR93]*[.$AR$1]+[.AS93]*[.$AS$1]+[.AT93]*[.$AT$1]+[.AU93]*[.$AU$1]+[.AV93]*[.$AV$1]+[.AW93]*[.$AW$1]+[.AX93]*[.$AX$1]+[.AY93]*[.$AY$1]+[.AZ93]*[.$AZ$1]+[.BA93]*[.$BA$1]+[.BB93]*[.$BB$1]+[.BC93]*[.$BC$1]+[.BD93]*[.$BD$1]+[.BE93]*[.$BE$1]+[.BF93]*[.$BF$1]+[.BG93]*[.$BG$1]+[.BH93]*[.$BH$1]+[.BI93]*[.$BI$1]+[.BJ93]*[.$BJ$1]+[.BK93]*[.$BK$1]+[.BL93]*[.$BL$1]+[.BM93]*[.$BM$1]+[.BN93]*[.$BN$1]+[.BO93]*[.$BO$1]+[.BP93]*[.$BP$1]+[.BQ93]*[.$BQ$1]+[.BR93]*[.$BR$1]+[.BS93]*[.$BS$1]+[.BT93]*[.$BT$1]+[.BU93]*[.$BU$1]+[.BV93]*[.$BV$1]+[.BW93]*[.$BW$1]+[.BX93]*[.$BX$1]+[.BY93]*[.$BY$1]+[.BZ93]*[.$BZ$1]+[.CA93]*[.$CA$1]+[.CB93]*[.$CB$1]+[.CC93]*[.$CC$1])/COUNT([.B93:.CC93]);0)" office:value-type="float" office:value="0" calcext:value-type="float">
            <text:p>0</text:p>
          </table:table-cell>
          <table:table-cell table:formula="of:=IF([.CE93]&lt;&gt;[.CD9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94:.CC94])/COUNT([.A94:.CC94]));0)" office:value-type="float" office:value="1" calcext:value-type="float">
            <text:p>1</text:p>
          </table:table-cell>
          <table:table-cell table:formula="of:=ROUND(([.B94]*[.$B$1]+[.C94]*[.$C$1]+[.D94]*[.$D$1]+[.E94]*[.$E$1]+[.F94]*[.$F$1]+[.G94]*[.$G$1]+[.H94]*[.$H$1]+[.I94]*[.$I$1]+[.J94]*[.$J$1]+[.K94]*[.$K$1]+[.L94]*[.$L$1]+[.M94]*[.$M$1]+[.N94]*[.$N$1]+[.O94]*[.$O$1]+[.P94]*[.$P$1]+[.Q94]*[.$Q$1]+[.R94]*[.$R$1]+[.S94]*[.$S$1]+[.T94]*[.$T$1]+[.U94]*[.$U$1]+[.V94]*[.$V$1]+[.W94]*[.$W$1]+[.X94]*[.$X$1]+[.Y94]*[.$Y$1]+[.Z94]*[.$Z$1]+[.AA94]*[.$AA$1]+[.AB94]*[.$AB$1]+[.AC94]*[.$AC$1]+[.AD94]*[.$AD$1]+[.AE94]*[.$AE$1]+[.AF94]*[.$AF$1]+[.AG94]*[.$AG$1]+[.AH94]*[.$AH$1]+[.AI94]*[.$AI$1]+[.AJ94]*[.$AJ$1]+[.AK94]*[.$AK$1]+[.AL94]*[.$AL$1]+[.AM94]*[.$AM$1]+[.AN94]*[.$AN$1]+[.AO94]*[.$AO$1]+[.AP94]*[.$AP$1]+[.AQ94]*[.$AQ$1]+[.AR94]*[.$AR$1]+[.AS94]*[.$AS$1]+[.AT94]*[.$AT$1]+[.AU94]*[.$AU$1]+[.AV94]*[.$AV$1]+[.AW94]*[.$AW$1]+[.AX94]*[.$AX$1]+[.AY94]*[.$AY$1]+[.AZ94]*[.$AZ$1]+[.BA94]*[.$BA$1]+[.BB94]*[.$BB$1]+[.BC94]*[.$BC$1]+[.BD94]*[.$BD$1]+[.BE94]*[.$BE$1]+[.BF94]*[.$BF$1]+[.BG94]*[.$BG$1]+[.BH94]*[.$BH$1]+[.BI94]*[.$BI$1]+[.BJ94]*[.$BJ$1]+[.BK94]*[.$BK$1]+[.BL94]*[.$BL$1]+[.BM94]*[.$BM$1]+[.BN94]*[.$BN$1]+[.BO94]*[.$BO$1]+[.BP94]*[.$BP$1]+[.BQ94]*[.$BQ$1]+[.BR94]*[.$BR$1]+[.BS94]*[.$BS$1]+[.BT94]*[.$BT$1]+[.BU94]*[.$BU$1]+[.BV94]*[.$BV$1]+[.BW94]*[.$BW$1]+[.BX94]*[.$BX$1]+[.BY94]*[.$BY$1]+[.BZ94]*[.$BZ$1]+[.CA94]*[.$CA$1]+[.CB94]*[.$CB$1]+[.CC94]*[.$CC$1])/COUNT([.B94:.CC94]);0)" office:value-type="float" office:value="1" calcext:value-type="float">
            <text:p>1</text:p>
          </table:table-cell>
          <table:table-cell table:formula="of:=IF([.CE94]&lt;&gt;[.CD9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95:.CC95])/COUNT([.A95:.CC95]));0)" office:value-type="float" office:value="1" calcext:value-type="float">
            <text:p>1</text:p>
          </table:table-cell>
          <table:table-cell table:formula="of:=ROUND(([.B95]*[.$B$1]+[.C95]*[.$C$1]+[.D95]*[.$D$1]+[.E95]*[.$E$1]+[.F95]*[.$F$1]+[.G95]*[.$G$1]+[.H95]*[.$H$1]+[.I95]*[.$I$1]+[.J95]*[.$J$1]+[.K95]*[.$K$1]+[.L95]*[.$L$1]+[.M95]*[.$M$1]+[.N95]*[.$N$1]+[.O95]*[.$O$1]+[.P95]*[.$P$1]+[.Q95]*[.$Q$1]+[.R95]*[.$R$1]+[.S95]*[.$S$1]+[.T95]*[.$T$1]+[.U95]*[.$U$1]+[.V95]*[.$V$1]+[.W95]*[.$W$1]+[.X95]*[.$X$1]+[.Y95]*[.$Y$1]+[.Z95]*[.$Z$1]+[.AA95]*[.$AA$1]+[.AB95]*[.$AB$1]+[.AC95]*[.$AC$1]+[.AD95]*[.$AD$1]+[.AE95]*[.$AE$1]+[.AF95]*[.$AF$1]+[.AG95]*[.$AG$1]+[.AH95]*[.$AH$1]+[.AI95]*[.$AI$1]+[.AJ95]*[.$AJ$1]+[.AK95]*[.$AK$1]+[.AL95]*[.$AL$1]+[.AM95]*[.$AM$1]+[.AN95]*[.$AN$1]+[.AO95]*[.$AO$1]+[.AP95]*[.$AP$1]+[.AQ95]*[.$AQ$1]+[.AR95]*[.$AR$1]+[.AS95]*[.$AS$1]+[.AT95]*[.$AT$1]+[.AU95]*[.$AU$1]+[.AV95]*[.$AV$1]+[.AW95]*[.$AW$1]+[.AX95]*[.$AX$1]+[.AY95]*[.$AY$1]+[.AZ95]*[.$AZ$1]+[.BA95]*[.$BA$1]+[.BB95]*[.$BB$1]+[.BC95]*[.$BC$1]+[.BD95]*[.$BD$1]+[.BE95]*[.$BE$1]+[.BF95]*[.$BF$1]+[.BG95]*[.$BG$1]+[.BH95]*[.$BH$1]+[.BI95]*[.$BI$1]+[.BJ95]*[.$BJ$1]+[.BK95]*[.$BK$1]+[.BL95]*[.$BL$1]+[.BM95]*[.$BM$1]+[.BN95]*[.$BN$1]+[.BO95]*[.$BO$1]+[.BP95]*[.$BP$1]+[.BQ95]*[.$BQ$1]+[.BR95]*[.$BR$1]+[.BS95]*[.$BS$1]+[.BT95]*[.$BT$1]+[.BU95]*[.$BU$1]+[.BV95]*[.$BV$1]+[.BW95]*[.$BW$1]+[.BX95]*[.$BX$1]+[.BY95]*[.$BY$1]+[.BZ95]*[.$BZ$1]+[.CA95]*[.$CA$1]+[.CB95]*[.$CB$1]+[.CC95]*[.$CC$1])/COUNT([.B95:.CC95]);0)" office:value-type="float" office:value="1" calcext:value-type="float">
            <text:p>1</text:p>
          </table:table-cell>
          <table:table-cell table:formula="of:=IF([.CE95]&lt;&gt;[.CD9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96:.CC96])/COUNT([.A96:.CC96]));0)" office:value-type="float" office:value="0" calcext:value-type="float">
            <text:p>0</text:p>
          </table:table-cell>
          <table:table-cell table:formula="of:=ROUND(([.B96]*[.$B$1]+[.C96]*[.$C$1]+[.D96]*[.$D$1]+[.E96]*[.$E$1]+[.F96]*[.$F$1]+[.G96]*[.$G$1]+[.H96]*[.$H$1]+[.I96]*[.$I$1]+[.J96]*[.$J$1]+[.K96]*[.$K$1]+[.L96]*[.$L$1]+[.M96]*[.$M$1]+[.N96]*[.$N$1]+[.O96]*[.$O$1]+[.P96]*[.$P$1]+[.Q96]*[.$Q$1]+[.R96]*[.$R$1]+[.S96]*[.$S$1]+[.T96]*[.$T$1]+[.U96]*[.$U$1]+[.V96]*[.$V$1]+[.W96]*[.$W$1]+[.X96]*[.$X$1]+[.Y96]*[.$Y$1]+[.Z96]*[.$Z$1]+[.AA96]*[.$AA$1]+[.AB96]*[.$AB$1]+[.AC96]*[.$AC$1]+[.AD96]*[.$AD$1]+[.AE96]*[.$AE$1]+[.AF96]*[.$AF$1]+[.AG96]*[.$AG$1]+[.AH96]*[.$AH$1]+[.AI96]*[.$AI$1]+[.AJ96]*[.$AJ$1]+[.AK96]*[.$AK$1]+[.AL96]*[.$AL$1]+[.AM96]*[.$AM$1]+[.AN96]*[.$AN$1]+[.AO96]*[.$AO$1]+[.AP96]*[.$AP$1]+[.AQ96]*[.$AQ$1]+[.AR96]*[.$AR$1]+[.AS96]*[.$AS$1]+[.AT96]*[.$AT$1]+[.AU96]*[.$AU$1]+[.AV96]*[.$AV$1]+[.AW96]*[.$AW$1]+[.AX96]*[.$AX$1]+[.AY96]*[.$AY$1]+[.AZ96]*[.$AZ$1]+[.BA96]*[.$BA$1]+[.BB96]*[.$BB$1]+[.BC96]*[.$BC$1]+[.BD96]*[.$BD$1]+[.BE96]*[.$BE$1]+[.BF96]*[.$BF$1]+[.BG96]*[.$BG$1]+[.BH96]*[.$BH$1]+[.BI96]*[.$BI$1]+[.BJ96]*[.$BJ$1]+[.BK96]*[.$BK$1]+[.BL96]*[.$BL$1]+[.BM96]*[.$BM$1]+[.BN96]*[.$BN$1]+[.BO96]*[.$BO$1]+[.BP96]*[.$BP$1]+[.BQ96]*[.$BQ$1]+[.BR96]*[.$BR$1]+[.BS96]*[.$BS$1]+[.BT96]*[.$BT$1]+[.BU96]*[.$BU$1]+[.BV96]*[.$BV$1]+[.BW96]*[.$BW$1]+[.BX96]*[.$BX$1]+[.BY96]*[.$BY$1]+[.BZ96]*[.$BZ$1]+[.CA96]*[.$CA$1]+[.CB96]*[.$CB$1]+[.CC96]*[.$CC$1])/COUNT([.B96:.CC96]);0)" office:value-type="float" office:value="0" calcext:value-type="float">
            <text:p>0</text:p>
          </table:table-cell>
          <table:table-cell table:formula="of:=IF([.CE96]&lt;&gt;[.CD9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97:.CC97])/COUNT([.A97:.CC97]));0)" office:value-type="float" office:value="1" calcext:value-type="float">
            <text:p>1</text:p>
          </table:table-cell>
          <table:table-cell table:formula="of:=ROUND(([.B97]*[.$B$1]+[.C97]*[.$C$1]+[.D97]*[.$D$1]+[.E97]*[.$E$1]+[.F97]*[.$F$1]+[.G97]*[.$G$1]+[.H97]*[.$H$1]+[.I97]*[.$I$1]+[.J97]*[.$J$1]+[.K97]*[.$K$1]+[.L97]*[.$L$1]+[.M97]*[.$M$1]+[.N97]*[.$N$1]+[.O97]*[.$O$1]+[.P97]*[.$P$1]+[.Q97]*[.$Q$1]+[.R97]*[.$R$1]+[.S97]*[.$S$1]+[.T97]*[.$T$1]+[.U97]*[.$U$1]+[.V97]*[.$V$1]+[.W97]*[.$W$1]+[.X97]*[.$X$1]+[.Y97]*[.$Y$1]+[.Z97]*[.$Z$1]+[.AA97]*[.$AA$1]+[.AB97]*[.$AB$1]+[.AC97]*[.$AC$1]+[.AD97]*[.$AD$1]+[.AE97]*[.$AE$1]+[.AF97]*[.$AF$1]+[.AG97]*[.$AG$1]+[.AH97]*[.$AH$1]+[.AI97]*[.$AI$1]+[.AJ97]*[.$AJ$1]+[.AK97]*[.$AK$1]+[.AL97]*[.$AL$1]+[.AM97]*[.$AM$1]+[.AN97]*[.$AN$1]+[.AO97]*[.$AO$1]+[.AP97]*[.$AP$1]+[.AQ97]*[.$AQ$1]+[.AR97]*[.$AR$1]+[.AS97]*[.$AS$1]+[.AT97]*[.$AT$1]+[.AU97]*[.$AU$1]+[.AV97]*[.$AV$1]+[.AW97]*[.$AW$1]+[.AX97]*[.$AX$1]+[.AY97]*[.$AY$1]+[.AZ97]*[.$AZ$1]+[.BA97]*[.$BA$1]+[.BB97]*[.$BB$1]+[.BC97]*[.$BC$1]+[.BD97]*[.$BD$1]+[.BE97]*[.$BE$1]+[.BF97]*[.$BF$1]+[.BG97]*[.$BG$1]+[.BH97]*[.$BH$1]+[.BI97]*[.$BI$1]+[.BJ97]*[.$BJ$1]+[.BK97]*[.$BK$1]+[.BL97]*[.$BL$1]+[.BM97]*[.$BM$1]+[.BN97]*[.$BN$1]+[.BO97]*[.$BO$1]+[.BP97]*[.$BP$1]+[.BQ97]*[.$BQ$1]+[.BR97]*[.$BR$1]+[.BS97]*[.$BS$1]+[.BT97]*[.$BT$1]+[.BU97]*[.$BU$1]+[.BV97]*[.$BV$1]+[.BW97]*[.$BW$1]+[.BX97]*[.$BX$1]+[.BY97]*[.$BY$1]+[.BZ97]*[.$BZ$1]+[.CA97]*[.$CA$1]+[.CB97]*[.$CB$1]+[.CC97]*[.$CC$1])/COUNT([.B97:.CC97]);0)" office:value-type="float" office:value="0" calcext:value-type="float">
            <text:p>0</text:p>
          </table:table-cell>
          <table:table-cell table:formula="of:=IF([.CE97]&lt;&gt;[.CD97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98:.CC98])/COUNT([.A98:.CC98]));0)" office:value-type="float" office:value="1" calcext:value-type="float">
            <text:p>1</text:p>
          </table:table-cell>
          <table:table-cell table:formula="of:=ROUND(([.B98]*[.$B$1]+[.C98]*[.$C$1]+[.D98]*[.$D$1]+[.E98]*[.$E$1]+[.F98]*[.$F$1]+[.G98]*[.$G$1]+[.H98]*[.$H$1]+[.I98]*[.$I$1]+[.J98]*[.$J$1]+[.K98]*[.$K$1]+[.L98]*[.$L$1]+[.M98]*[.$M$1]+[.N98]*[.$N$1]+[.O98]*[.$O$1]+[.P98]*[.$P$1]+[.Q98]*[.$Q$1]+[.R98]*[.$R$1]+[.S98]*[.$S$1]+[.T98]*[.$T$1]+[.U98]*[.$U$1]+[.V98]*[.$V$1]+[.W98]*[.$W$1]+[.X98]*[.$X$1]+[.Y98]*[.$Y$1]+[.Z98]*[.$Z$1]+[.AA98]*[.$AA$1]+[.AB98]*[.$AB$1]+[.AC98]*[.$AC$1]+[.AD98]*[.$AD$1]+[.AE98]*[.$AE$1]+[.AF98]*[.$AF$1]+[.AG98]*[.$AG$1]+[.AH98]*[.$AH$1]+[.AI98]*[.$AI$1]+[.AJ98]*[.$AJ$1]+[.AK98]*[.$AK$1]+[.AL98]*[.$AL$1]+[.AM98]*[.$AM$1]+[.AN98]*[.$AN$1]+[.AO98]*[.$AO$1]+[.AP98]*[.$AP$1]+[.AQ98]*[.$AQ$1]+[.AR98]*[.$AR$1]+[.AS98]*[.$AS$1]+[.AT98]*[.$AT$1]+[.AU98]*[.$AU$1]+[.AV98]*[.$AV$1]+[.AW98]*[.$AW$1]+[.AX98]*[.$AX$1]+[.AY98]*[.$AY$1]+[.AZ98]*[.$AZ$1]+[.BA98]*[.$BA$1]+[.BB98]*[.$BB$1]+[.BC98]*[.$BC$1]+[.BD98]*[.$BD$1]+[.BE98]*[.$BE$1]+[.BF98]*[.$BF$1]+[.BG98]*[.$BG$1]+[.BH98]*[.$BH$1]+[.BI98]*[.$BI$1]+[.BJ98]*[.$BJ$1]+[.BK98]*[.$BK$1]+[.BL98]*[.$BL$1]+[.BM98]*[.$BM$1]+[.BN98]*[.$BN$1]+[.BO98]*[.$BO$1]+[.BP98]*[.$BP$1]+[.BQ98]*[.$BQ$1]+[.BR98]*[.$BR$1]+[.BS98]*[.$BS$1]+[.BT98]*[.$BT$1]+[.BU98]*[.$BU$1]+[.BV98]*[.$BV$1]+[.BW98]*[.$BW$1]+[.BX98]*[.$BX$1]+[.BY98]*[.$BY$1]+[.BZ98]*[.$BZ$1]+[.CA98]*[.$CA$1]+[.CB98]*[.$CB$1]+[.CC98]*[.$CC$1])/COUNT([.B98:.CC98]);0)" office:value-type="float" office:value="1" calcext:value-type="float">
            <text:p>1</text:p>
          </table:table-cell>
          <table:table-cell table:formula="of:=IF([.CE98]&lt;&gt;[.CD9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99:.CC99])/COUNT([.A99:.CC99]));0)" office:value-type="float" office:value="1" calcext:value-type="float">
            <text:p>1</text:p>
          </table:table-cell>
          <table:table-cell table:formula="of:=ROUND(([.B99]*[.$B$1]+[.C99]*[.$C$1]+[.D99]*[.$D$1]+[.E99]*[.$E$1]+[.F99]*[.$F$1]+[.G99]*[.$G$1]+[.H99]*[.$H$1]+[.I99]*[.$I$1]+[.J99]*[.$J$1]+[.K99]*[.$K$1]+[.L99]*[.$L$1]+[.M99]*[.$M$1]+[.N99]*[.$N$1]+[.O99]*[.$O$1]+[.P99]*[.$P$1]+[.Q99]*[.$Q$1]+[.R99]*[.$R$1]+[.S99]*[.$S$1]+[.T99]*[.$T$1]+[.U99]*[.$U$1]+[.V99]*[.$V$1]+[.W99]*[.$W$1]+[.X99]*[.$X$1]+[.Y99]*[.$Y$1]+[.Z99]*[.$Z$1]+[.AA99]*[.$AA$1]+[.AB99]*[.$AB$1]+[.AC99]*[.$AC$1]+[.AD99]*[.$AD$1]+[.AE99]*[.$AE$1]+[.AF99]*[.$AF$1]+[.AG99]*[.$AG$1]+[.AH99]*[.$AH$1]+[.AI99]*[.$AI$1]+[.AJ99]*[.$AJ$1]+[.AK99]*[.$AK$1]+[.AL99]*[.$AL$1]+[.AM99]*[.$AM$1]+[.AN99]*[.$AN$1]+[.AO99]*[.$AO$1]+[.AP99]*[.$AP$1]+[.AQ99]*[.$AQ$1]+[.AR99]*[.$AR$1]+[.AS99]*[.$AS$1]+[.AT99]*[.$AT$1]+[.AU99]*[.$AU$1]+[.AV99]*[.$AV$1]+[.AW99]*[.$AW$1]+[.AX99]*[.$AX$1]+[.AY99]*[.$AY$1]+[.AZ99]*[.$AZ$1]+[.BA99]*[.$BA$1]+[.BB99]*[.$BB$1]+[.BC99]*[.$BC$1]+[.BD99]*[.$BD$1]+[.BE99]*[.$BE$1]+[.BF99]*[.$BF$1]+[.BG99]*[.$BG$1]+[.BH99]*[.$BH$1]+[.BI99]*[.$BI$1]+[.BJ99]*[.$BJ$1]+[.BK99]*[.$BK$1]+[.BL99]*[.$BL$1]+[.BM99]*[.$BM$1]+[.BN99]*[.$BN$1]+[.BO99]*[.$BO$1]+[.BP99]*[.$BP$1]+[.BQ99]*[.$BQ$1]+[.BR99]*[.$BR$1]+[.BS99]*[.$BS$1]+[.BT99]*[.$BT$1]+[.BU99]*[.$BU$1]+[.BV99]*[.$BV$1]+[.BW99]*[.$BW$1]+[.BX99]*[.$BX$1]+[.BY99]*[.$BY$1]+[.BZ99]*[.$BZ$1]+[.CA99]*[.$CA$1]+[.CB99]*[.$CB$1]+[.CC99]*[.$CC$1])/COUNT([.B99:.CC99]);0)" office:value-type="float" office:value="1" calcext:value-type="float">
            <text:p>1</text:p>
          </table:table-cell>
          <table:table-cell table:formula="of:=IF([.CE99]&lt;&gt;[.CD9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0:.CC100])/COUNT([.A100:.CC100]));0)" office:value-type="float" office:value="0" calcext:value-type="float">
            <text:p>0</text:p>
          </table:table-cell>
          <table:table-cell table:formula="of:=ROUND(([.B100]*[.$B$1]+[.C100]*[.$C$1]+[.D100]*[.$D$1]+[.E100]*[.$E$1]+[.F100]*[.$F$1]+[.G100]*[.$G$1]+[.H100]*[.$H$1]+[.I100]*[.$I$1]+[.J100]*[.$J$1]+[.K100]*[.$K$1]+[.L100]*[.$L$1]+[.M100]*[.$M$1]+[.N100]*[.$N$1]+[.O100]*[.$O$1]+[.P100]*[.$P$1]+[.Q100]*[.$Q$1]+[.R100]*[.$R$1]+[.S100]*[.$S$1]+[.T100]*[.$T$1]+[.U100]*[.$U$1]+[.V100]*[.$V$1]+[.W100]*[.$W$1]+[.X100]*[.$X$1]+[.Y100]*[.$Y$1]+[.Z100]*[.$Z$1]+[.AA100]*[.$AA$1]+[.AB100]*[.$AB$1]+[.AC100]*[.$AC$1]+[.AD100]*[.$AD$1]+[.AE100]*[.$AE$1]+[.AF100]*[.$AF$1]+[.AG100]*[.$AG$1]+[.AH100]*[.$AH$1]+[.AI100]*[.$AI$1]+[.AJ100]*[.$AJ$1]+[.AK100]*[.$AK$1]+[.AL100]*[.$AL$1]+[.AM100]*[.$AM$1]+[.AN100]*[.$AN$1]+[.AO100]*[.$AO$1]+[.AP100]*[.$AP$1]+[.AQ100]*[.$AQ$1]+[.AR100]*[.$AR$1]+[.AS100]*[.$AS$1]+[.AT100]*[.$AT$1]+[.AU100]*[.$AU$1]+[.AV100]*[.$AV$1]+[.AW100]*[.$AW$1]+[.AX100]*[.$AX$1]+[.AY100]*[.$AY$1]+[.AZ100]*[.$AZ$1]+[.BA100]*[.$BA$1]+[.BB100]*[.$BB$1]+[.BC100]*[.$BC$1]+[.BD100]*[.$BD$1]+[.BE100]*[.$BE$1]+[.BF100]*[.$BF$1]+[.BG100]*[.$BG$1]+[.BH100]*[.$BH$1]+[.BI100]*[.$BI$1]+[.BJ100]*[.$BJ$1]+[.BK100]*[.$BK$1]+[.BL100]*[.$BL$1]+[.BM100]*[.$BM$1]+[.BN100]*[.$BN$1]+[.BO100]*[.$BO$1]+[.BP100]*[.$BP$1]+[.BQ100]*[.$BQ$1]+[.BR100]*[.$BR$1]+[.BS100]*[.$BS$1]+[.BT100]*[.$BT$1]+[.BU100]*[.$BU$1]+[.BV100]*[.$BV$1]+[.BW100]*[.$BW$1]+[.BX100]*[.$BX$1]+[.BY100]*[.$BY$1]+[.BZ100]*[.$BZ$1]+[.CA100]*[.$CA$1]+[.CB100]*[.$CB$1]+[.CC100]*[.$CC$1])/COUNT([.B100:.CC100]);0)" office:value-type="float" office:value="0" calcext:value-type="float">
            <text:p>0</text:p>
          </table:table-cell>
          <table:table-cell table:formula="of:=IF([.CE100]&lt;&gt;[.CD10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1:.CC101])/COUNT([.A101:.CC101]));0)" office:value-type="float" office:value="0" calcext:value-type="float">
            <text:p>0</text:p>
          </table:table-cell>
          <table:table-cell table:formula="of:=ROUND(([.B101]*[.$B$1]+[.C101]*[.$C$1]+[.D101]*[.$D$1]+[.E101]*[.$E$1]+[.F101]*[.$F$1]+[.G101]*[.$G$1]+[.H101]*[.$H$1]+[.I101]*[.$I$1]+[.J101]*[.$J$1]+[.K101]*[.$K$1]+[.L101]*[.$L$1]+[.M101]*[.$M$1]+[.N101]*[.$N$1]+[.O101]*[.$O$1]+[.P101]*[.$P$1]+[.Q101]*[.$Q$1]+[.R101]*[.$R$1]+[.S101]*[.$S$1]+[.T101]*[.$T$1]+[.U101]*[.$U$1]+[.V101]*[.$V$1]+[.W101]*[.$W$1]+[.X101]*[.$X$1]+[.Y101]*[.$Y$1]+[.Z101]*[.$Z$1]+[.AA101]*[.$AA$1]+[.AB101]*[.$AB$1]+[.AC101]*[.$AC$1]+[.AD101]*[.$AD$1]+[.AE101]*[.$AE$1]+[.AF101]*[.$AF$1]+[.AG101]*[.$AG$1]+[.AH101]*[.$AH$1]+[.AI101]*[.$AI$1]+[.AJ101]*[.$AJ$1]+[.AK101]*[.$AK$1]+[.AL101]*[.$AL$1]+[.AM101]*[.$AM$1]+[.AN101]*[.$AN$1]+[.AO101]*[.$AO$1]+[.AP101]*[.$AP$1]+[.AQ101]*[.$AQ$1]+[.AR101]*[.$AR$1]+[.AS101]*[.$AS$1]+[.AT101]*[.$AT$1]+[.AU101]*[.$AU$1]+[.AV101]*[.$AV$1]+[.AW101]*[.$AW$1]+[.AX101]*[.$AX$1]+[.AY101]*[.$AY$1]+[.AZ101]*[.$AZ$1]+[.BA101]*[.$BA$1]+[.BB101]*[.$BB$1]+[.BC101]*[.$BC$1]+[.BD101]*[.$BD$1]+[.BE101]*[.$BE$1]+[.BF101]*[.$BF$1]+[.BG101]*[.$BG$1]+[.BH101]*[.$BH$1]+[.BI101]*[.$BI$1]+[.BJ101]*[.$BJ$1]+[.BK101]*[.$BK$1]+[.BL101]*[.$BL$1]+[.BM101]*[.$BM$1]+[.BN101]*[.$BN$1]+[.BO101]*[.$BO$1]+[.BP101]*[.$BP$1]+[.BQ101]*[.$BQ$1]+[.BR101]*[.$BR$1]+[.BS101]*[.$BS$1]+[.BT101]*[.$BT$1]+[.BU101]*[.$BU$1]+[.BV101]*[.$BV$1]+[.BW101]*[.$BW$1]+[.BX101]*[.$BX$1]+[.BY101]*[.$BY$1]+[.BZ101]*[.$BZ$1]+[.CA101]*[.$CA$1]+[.CB101]*[.$CB$1]+[.CC101]*[.$CC$1])/COUNT([.B101:.CC101]);0)" office:value-type="float" office:value="0" calcext:value-type="float">
            <text:p>0</text:p>
          </table:table-cell>
          <table:table-cell table:formula="of:=IF([.CE101]&lt;&gt;[.CD10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2:.CC102])/COUNT([.A102:.CC102]));0)" office:value-type="float" office:value="0" calcext:value-type="float">
            <text:p>0</text:p>
          </table:table-cell>
          <table:table-cell table:formula="of:=ROUND(([.B102]*[.$B$1]+[.C102]*[.$C$1]+[.D102]*[.$D$1]+[.E102]*[.$E$1]+[.F102]*[.$F$1]+[.G102]*[.$G$1]+[.H102]*[.$H$1]+[.I102]*[.$I$1]+[.J102]*[.$J$1]+[.K102]*[.$K$1]+[.L102]*[.$L$1]+[.M102]*[.$M$1]+[.N102]*[.$N$1]+[.O102]*[.$O$1]+[.P102]*[.$P$1]+[.Q102]*[.$Q$1]+[.R102]*[.$R$1]+[.S102]*[.$S$1]+[.T102]*[.$T$1]+[.U102]*[.$U$1]+[.V102]*[.$V$1]+[.W102]*[.$W$1]+[.X102]*[.$X$1]+[.Y102]*[.$Y$1]+[.Z102]*[.$Z$1]+[.AA102]*[.$AA$1]+[.AB102]*[.$AB$1]+[.AC102]*[.$AC$1]+[.AD102]*[.$AD$1]+[.AE102]*[.$AE$1]+[.AF102]*[.$AF$1]+[.AG102]*[.$AG$1]+[.AH102]*[.$AH$1]+[.AI102]*[.$AI$1]+[.AJ102]*[.$AJ$1]+[.AK102]*[.$AK$1]+[.AL102]*[.$AL$1]+[.AM102]*[.$AM$1]+[.AN102]*[.$AN$1]+[.AO102]*[.$AO$1]+[.AP102]*[.$AP$1]+[.AQ102]*[.$AQ$1]+[.AR102]*[.$AR$1]+[.AS102]*[.$AS$1]+[.AT102]*[.$AT$1]+[.AU102]*[.$AU$1]+[.AV102]*[.$AV$1]+[.AW102]*[.$AW$1]+[.AX102]*[.$AX$1]+[.AY102]*[.$AY$1]+[.AZ102]*[.$AZ$1]+[.BA102]*[.$BA$1]+[.BB102]*[.$BB$1]+[.BC102]*[.$BC$1]+[.BD102]*[.$BD$1]+[.BE102]*[.$BE$1]+[.BF102]*[.$BF$1]+[.BG102]*[.$BG$1]+[.BH102]*[.$BH$1]+[.BI102]*[.$BI$1]+[.BJ102]*[.$BJ$1]+[.BK102]*[.$BK$1]+[.BL102]*[.$BL$1]+[.BM102]*[.$BM$1]+[.BN102]*[.$BN$1]+[.BO102]*[.$BO$1]+[.BP102]*[.$BP$1]+[.BQ102]*[.$BQ$1]+[.BR102]*[.$BR$1]+[.BS102]*[.$BS$1]+[.BT102]*[.$BT$1]+[.BU102]*[.$BU$1]+[.BV102]*[.$BV$1]+[.BW102]*[.$BW$1]+[.BX102]*[.$BX$1]+[.BY102]*[.$BY$1]+[.BZ102]*[.$BZ$1]+[.CA102]*[.$CA$1]+[.CB102]*[.$CB$1]+[.CC102]*[.$CC$1])/COUNT([.B102:.CC102]);0)" office:value-type="float" office:value="0" calcext:value-type="float">
            <text:p>0</text:p>
          </table:table-cell>
          <table:table-cell table:formula="of:=IF([.CE102]&lt;&gt;[.CD10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3:.CC103])/COUNT([.A103:.CC103]));0)" office:value-type="float" office:value="0" calcext:value-type="float">
            <text:p>0</text:p>
          </table:table-cell>
          <table:table-cell table:formula="of:=ROUND(([.B103]*[.$B$1]+[.C103]*[.$C$1]+[.D103]*[.$D$1]+[.E103]*[.$E$1]+[.F103]*[.$F$1]+[.G103]*[.$G$1]+[.H103]*[.$H$1]+[.I103]*[.$I$1]+[.J103]*[.$J$1]+[.K103]*[.$K$1]+[.L103]*[.$L$1]+[.M103]*[.$M$1]+[.N103]*[.$N$1]+[.O103]*[.$O$1]+[.P103]*[.$P$1]+[.Q103]*[.$Q$1]+[.R103]*[.$R$1]+[.S103]*[.$S$1]+[.T103]*[.$T$1]+[.U103]*[.$U$1]+[.V103]*[.$V$1]+[.W103]*[.$W$1]+[.X103]*[.$X$1]+[.Y103]*[.$Y$1]+[.Z103]*[.$Z$1]+[.AA103]*[.$AA$1]+[.AB103]*[.$AB$1]+[.AC103]*[.$AC$1]+[.AD103]*[.$AD$1]+[.AE103]*[.$AE$1]+[.AF103]*[.$AF$1]+[.AG103]*[.$AG$1]+[.AH103]*[.$AH$1]+[.AI103]*[.$AI$1]+[.AJ103]*[.$AJ$1]+[.AK103]*[.$AK$1]+[.AL103]*[.$AL$1]+[.AM103]*[.$AM$1]+[.AN103]*[.$AN$1]+[.AO103]*[.$AO$1]+[.AP103]*[.$AP$1]+[.AQ103]*[.$AQ$1]+[.AR103]*[.$AR$1]+[.AS103]*[.$AS$1]+[.AT103]*[.$AT$1]+[.AU103]*[.$AU$1]+[.AV103]*[.$AV$1]+[.AW103]*[.$AW$1]+[.AX103]*[.$AX$1]+[.AY103]*[.$AY$1]+[.AZ103]*[.$AZ$1]+[.BA103]*[.$BA$1]+[.BB103]*[.$BB$1]+[.BC103]*[.$BC$1]+[.BD103]*[.$BD$1]+[.BE103]*[.$BE$1]+[.BF103]*[.$BF$1]+[.BG103]*[.$BG$1]+[.BH103]*[.$BH$1]+[.BI103]*[.$BI$1]+[.BJ103]*[.$BJ$1]+[.BK103]*[.$BK$1]+[.BL103]*[.$BL$1]+[.BM103]*[.$BM$1]+[.BN103]*[.$BN$1]+[.BO103]*[.$BO$1]+[.BP103]*[.$BP$1]+[.BQ103]*[.$BQ$1]+[.BR103]*[.$BR$1]+[.BS103]*[.$BS$1]+[.BT103]*[.$BT$1]+[.BU103]*[.$BU$1]+[.BV103]*[.$BV$1]+[.BW103]*[.$BW$1]+[.BX103]*[.$BX$1]+[.BY103]*[.$BY$1]+[.BZ103]*[.$BZ$1]+[.CA103]*[.$CA$1]+[.CB103]*[.$CB$1]+[.CC103]*[.$CC$1])/COUNT([.B103:.CC103]);0)" office:value-type="float" office:value="0" calcext:value-type="float">
            <text:p>0</text:p>
          </table:table-cell>
          <table:table-cell table:formula="of:=IF([.CE103]&lt;&gt;[.CD10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04:.CC104])/COUNT([.A104:.CC104]));0)" office:value-type="float" office:value="0" calcext:value-type="float">
            <text:p>0</text:p>
          </table:table-cell>
          <table:table-cell table:formula="of:=ROUND(([.B104]*[.$B$1]+[.C104]*[.$C$1]+[.D104]*[.$D$1]+[.E104]*[.$E$1]+[.F104]*[.$F$1]+[.G104]*[.$G$1]+[.H104]*[.$H$1]+[.I104]*[.$I$1]+[.J104]*[.$J$1]+[.K104]*[.$K$1]+[.L104]*[.$L$1]+[.M104]*[.$M$1]+[.N104]*[.$N$1]+[.O104]*[.$O$1]+[.P104]*[.$P$1]+[.Q104]*[.$Q$1]+[.R104]*[.$R$1]+[.S104]*[.$S$1]+[.T104]*[.$T$1]+[.U104]*[.$U$1]+[.V104]*[.$V$1]+[.W104]*[.$W$1]+[.X104]*[.$X$1]+[.Y104]*[.$Y$1]+[.Z104]*[.$Z$1]+[.AA104]*[.$AA$1]+[.AB104]*[.$AB$1]+[.AC104]*[.$AC$1]+[.AD104]*[.$AD$1]+[.AE104]*[.$AE$1]+[.AF104]*[.$AF$1]+[.AG104]*[.$AG$1]+[.AH104]*[.$AH$1]+[.AI104]*[.$AI$1]+[.AJ104]*[.$AJ$1]+[.AK104]*[.$AK$1]+[.AL104]*[.$AL$1]+[.AM104]*[.$AM$1]+[.AN104]*[.$AN$1]+[.AO104]*[.$AO$1]+[.AP104]*[.$AP$1]+[.AQ104]*[.$AQ$1]+[.AR104]*[.$AR$1]+[.AS104]*[.$AS$1]+[.AT104]*[.$AT$1]+[.AU104]*[.$AU$1]+[.AV104]*[.$AV$1]+[.AW104]*[.$AW$1]+[.AX104]*[.$AX$1]+[.AY104]*[.$AY$1]+[.AZ104]*[.$AZ$1]+[.BA104]*[.$BA$1]+[.BB104]*[.$BB$1]+[.BC104]*[.$BC$1]+[.BD104]*[.$BD$1]+[.BE104]*[.$BE$1]+[.BF104]*[.$BF$1]+[.BG104]*[.$BG$1]+[.BH104]*[.$BH$1]+[.BI104]*[.$BI$1]+[.BJ104]*[.$BJ$1]+[.BK104]*[.$BK$1]+[.BL104]*[.$BL$1]+[.BM104]*[.$BM$1]+[.BN104]*[.$BN$1]+[.BO104]*[.$BO$1]+[.BP104]*[.$BP$1]+[.BQ104]*[.$BQ$1]+[.BR104]*[.$BR$1]+[.BS104]*[.$BS$1]+[.BT104]*[.$BT$1]+[.BU104]*[.$BU$1]+[.BV104]*[.$BV$1]+[.BW104]*[.$BW$1]+[.BX104]*[.$BX$1]+[.BY104]*[.$BY$1]+[.BZ104]*[.$BZ$1]+[.CA104]*[.$CA$1]+[.CB104]*[.$CB$1]+[.CC104]*[.$CC$1])/COUNT([.B104:.CC104]);0)" office:value-type="float" office:value="0" calcext:value-type="float">
            <text:p>0</text:p>
          </table:table-cell>
          <table:table-cell table:formula="of:=IF([.CE104]&lt;&gt;[.CD10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formula="of:=ROUND((SUM([.B105:.CC105])/COUNT([.A105:.CC105]));0)" office:value-type="float" office:value="0" calcext:value-type="float">
            <text:p>0</text:p>
          </table:table-cell>
          <table:table-cell table:formula="of:=ROUND(([.B105]*[.$B$1]+[.C105]*[.$C$1]+[.D105]*[.$D$1]+[.E105]*[.$E$1]+[.F105]*[.$F$1]+[.G105]*[.$G$1]+[.H105]*[.$H$1]+[.I105]*[.$I$1]+[.J105]*[.$J$1]+[.K105]*[.$K$1]+[.L105]*[.$L$1]+[.M105]*[.$M$1]+[.N105]*[.$N$1]+[.O105]*[.$O$1]+[.P105]*[.$P$1]+[.Q105]*[.$Q$1]+[.R105]*[.$R$1]+[.S105]*[.$S$1]+[.T105]*[.$T$1]+[.U105]*[.$U$1]+[.V105]*[.$V$1]+[.W105]*[.$W$1]+[.X105]*[.$X$1]+[.Y105]*[.$Y$1]+[.Z105]*[.$Z$1]+[.AA105]*[.$AA$1]+[.AB105]*[.$AB$1]+[.AC105]*[.$AC$1]+[.AD105]*[.$AD$1]+[.AE105]*[.$AE$1]+[.AF105]*[.$AF$1]+[.AG105]*[.$AG$1]+[.AH105]*[.$AH$1]+[.AI105]*[.$AI$1]+[.AJ105]*[.$AJ$1]+[.AK105]*[.$AK$1]+[.AL105]*[.$AL$1]+[.AM105]*[.$AM$1]+[.AN105]*[.$AN$1]+[.AO105]*[.$AO$1]+[.AP105]*[.$AP$1]+[.AQ105]*[.$AQ$1]+[.AR105]*[.$AR$1]+[.AS105]*[.$AS$1]+[.AT105]*[.$AT$1]+[.AU105]*[.$AU$1]+[.AV105]*[.$AV$1]+[.AW105]*[.$AW$1]+[.AX105]*[.$AX$1]+[.AY105]*[.$AY$1]+[.AZ105]*[.$AZ$1]+[.BA105]*[.$BA$1]+[.BB105]*[.$BB$1]+[.BC105]*[.$BC$1]+[.BD105]*[.$BD$1]+[.BE105]*[.$BE$1]+[.BF105]*[.$BF$1]+[.BG105]*[.$BG$1]+[.BH105]*[.$BH$1]+[.BI105]*[.$BI$1]+[.BJ105]*[.$BJ$1]+[.BK105]*[.$BK$1]+[.BL105]*[.$BL$1]+[.BM105]*[.$BM$1]+[.BN105]*[.$BN$1]+[.BO105]*[.$BO$1]+[.BP105]*[.$BP$1]+[.BQ105]*[.$BQ$1]+[.BR105]*[.$BR$1]+[.BS105]*[.$BS$1]+[.BT105]*[.$BT$1]+[.BU105]*[.$BU$1]+[.BV105]*[.$BV$1]+[.BW105]*[.$BW$1]+[.BX105]*[.$BX$1]+[.BY105]*[.$BY$1]+[.BZ105]*[.$BZ$1]+[.CA105]*[.$CA$1]+[.CB105]*[.$CB$1]+[.CC105]*[.$CC$1])/COUNT([.B105:.CC105]);0)" office:value-type="float" office:value="0" calcext:value-type="float">
            <text:p>0</text:p>
          </table:table-cell>
          <table:table-cell table:formula="of:=IF([.CE105]&lt;&gt;[.CD10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6:.CC106])/COUNT([.A106:.CC106]));0)" office:value-type="float" office:value="0" calcext:value-type="float">
            <text:p>0</text:p>
          </table:table-cell>
          <table:table-cell table:formula="of:=ROUND(([.B106]*[.$B$1]+[.C106]*[.$C$1]+[.D106]*[.$D$1]+[.E106]*[.$E$1]+[.F106]*[.$F$1]+[.G106]*[.$G$1]+[.H106]*[.$H$1]+[.I106]*[.$I$1]+[.J106]*[.$J$1]+[.K106]*[.$K$1]+[.L106]*[.$L$1]+[.M106]*[.$M$1]+[.N106]*[.$N$1]+[.O106]*[.$O$1]+[.P106]*[.$P$1]+[.Q106]*[.$Q$1]+[.R106]*[.$R$1]+[.S106]*[.$S$1]+[.T106]*[.$T$1]+[.U106]*[.$U$1]+[.V106]*[.$V$1]+[.W106]*[.$W$1]+[.X106]*[.$X$1]+[.Y106]*[.$Y$1]+[.Z106]*[.$Z$1]+[.AA106]*[.$AA$1]+[.AB106]*[.$AB$1]+[.AC106]*[.$AC$1]+[.AD106]*[.$AD$1]+[.AE106]*[.$AE$1]+[.AF106]*[.$AF$1]+[.AG106]*[.$AG$1]+[.AH106]*[.$AH$1]+[.AI106]*[.$AI$1]+[.AJ106]*[.$AJ$1]+[.AK106]*[.$AK$1]+[.AL106]*[.$AL$1]+[.AM106]*[.$AM$1]+[.AN106]*[.$AN$1]+[.AO106]*[.$AO$1]+[.AP106]*[.$AP$1]+[.AQ106]*[.$AQ$1]+[.AR106]*[.$AR$1]+[.AS106]*[.$AS$1]+[.AT106]*[.$AT$1]+[.AU106]*[.$AU$1]+[.AV106]*[.$AV$1]+[.AW106]*[.$AW$1]+[.AX106]*[.$AX$1]+[.AY106]*[.$AY$1]+[.AZ106]*[.$AZ$1]+[.BA106]*[.$BA$1]+[.BB106]*[.$BB$1]+[.BC106]*[.$BC$1]+[.BD106]*[.$BD$1]+[.BE106]*[.$BE$1]+[.BF106]*[.$BF$1]+[.BG106]*[.$BG$1]+[.BH106]*[.$BH$1]+[.BI106]*[.$BI$1]+[.BJ106]*[.$BJ$1]+[.BK106]*[.$BK$1]+[.BL106]*[.$BL$1]+[.BM106]*[.$BM$1]+[.BN106]*[.$BN$1]+[.BO106]*[.$BO$1]+[.BP106]*[.$BP$1]+[.BQ106]*[.$BQ$1]+[.BR106]*[.$BR$1]+[.BS106]*[.$BS$1]+[.BT106]*[.$BT$1]+[.BU106]*[.$BU$1]+[.BV106]*[.$BV$1]+[.BW106]*[.$BW$1]+[.BX106]*[.$BX$1]+[.BY106]*[.$BY$1]+[.BZ106]*[.$BZ$1]+[.CA106]*[.$CA$1]+[.CB106]*[.$CB$1]+[.CC106]*[.$CC$1])/COUNT([.B106:.CC106]);0)" office:value-type="float" office:value="0" calcext:value-type="float">
            <text:p>0</text:p>
          </table:table-cell>
          <table:table-cell table:formula="of:=IF([.CE106]&lt;&gt;[.CD10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07:.CC107])/COUNT([.A107:.CC107]));0)" office:value-type="float" office:value="0" calcext:value-type="float">
            <text:p>0</text:p>
          </table:table-cell>
          <table:table-cell table:formula="of:=ROUND(([.B107]*[.$B$1]+[.C107]*[.$C$1]+[.D107]*[.$D$1]+[.E107]*[.$E$1]+[.F107]*[.$F$1]+[.G107]*[.$G$1]+[.H107]*[.$H$1]+[.I107]*[.$I$1]+[.J107]*[.$J$1]+[.K107]*[.$K$1]+[.L107]*[.$L$1]+[.M107]*[.$M$1]+[.N107]*[.$N$1]+[.O107]*[.$O$1]+[.P107]*[.$P$1]+[.Q107]*[.$Q$1]+[.R107]*[.$R$1]+[.S107]*[.$S$1]+[.T107]*[.$T$1]+[.U107]*[.$U$1]+[.V107]*[.$V$1]+[.W107]*[.$W$1]+[.X107]*[.$X$1]+[.Y107]*[.$Y$1]+[.Z107]*[.$Z$1]+[.AA107]*[.$AA$1]+[.AB107]*[.$AB$1]+[.AC107]*[.$AC$1]+[.AD107]*[.$AD$1]+[.AE107]*[.$AE$1]+[.AF107]*[.$AF$1]+[.AG107]*[.$AG$1]+[.AH107]*[.$AH$1]+[.AI107]*[.$AI$1]+[.AJ107]*[.$AJ$1]+[.AK107]*[.$AK$1]+[.AL107]*[.$AL$1]+[.AM107]*[.$AM$1]+[.AN107]*[.$AN$1]+[.AO107]*[.$AO$1]+[.AP107]*[.$AP$1]+[.AQ107]*[.$AQ$1]+[.AR107]*[.$AR$1]+[.AS107]*[.$AS$1]+[.AT107]*[.$AT$1]+[.AU107]*[.$AU$1]+[.AV107]*[.$AV$1]+[.AW107]*[.$AW$1]+[.AX107]*[.$AX$1]+[.AY107]*[.$AY$1]+[.AZ107]*[.$AZ$1]+[.BA107]*[.$BA$1]+[.BB107]*[.$BB$1]+[.BC107]*[.$BC$1]+[.BD107]*[.$BD$1]+[.BE107]*[.$BE$1]+[.BF107]*[.$BF$1]+[.BG107]*[.$BG$1]+[.BH107]*[.$BH$1]+[.BI107]*[.$BI$1]+[.BJ107]*[.$BJ$1]+[.BK107]*[.$BK$1]+[.BL107]*[.$BL$1]+[.BM107]*[.$BM$1]+[.BN107]*[.$BN$1]+[.BO107]*[.$BO$1]+[.BP107]*[.$BP$1]+[.BQ107]*[.$BQ$1]+[.BR107]*[.$BR$1]+[.BS107]*[.$BS$1]+[.BT107]*[.$BT$1]+[.BU107]*[.$BU$1]+[.BV107]*[.$BV$1]+[.BW107]*[.$BW$1]+[.BX107]*[.$BX$1]+[.BY107]*[.$BY$1]+[.BZ107]*[.$BZ$1]+[.CA107]*[.$CA$1]+[.CB107]*[.$CB$1]+[.CC107]*[.$CC$1])/COUNT([.B107:.CC107]);0)" office:value-type="float" office:value="0" calcext:value-type="float">
            <text:p>0</text:p>
          </table:table-cell>
          <table:table-cell table:formula="of:=IF([.CE107]&lt;&gt;[.CD107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formula="of:=ROUND((SUM([.B108:.CC108])/COUNT([.A108:.CC108]));0)" office:value-type="float" office:value="1" calcext:value-type="float">
            <text:p>1</text:p>
          </table:table-cell>
          <table:table-cell table:formula="of:=ROUND(([.B108]*[.$B$1]+[.C108]*[.$C$1]+[.D108]*[.$D$1]+[.E108]*[.$E$1]+[.F108]*[.$F$1]+[.G108]*[.$G$1]+[.H108]*[.$H$1]+[.I108]*[.$I$1]+[.J108]*[.$J$1]+[.K108]*[.$K$1]+[.L108]*[.$L$1]+[.M108]*[.$M$1]+[.N108]*[.$N$1]+[.O108]*[.$O$1]+[.P108]*[.$P$1]+[.Q108]*[.$Q$1]+[.R108]*[.$R$1]+[.S108]*[.$S$1]+[.T108]*[.$T$1]+[.U108]*[.$U$1]+[.V108]*[.$V$1]+[.W108]*[.$W$1]+[.X108]*[.$X$1]+[.Y108]*[.$Y$1]+[.Z108]*[.$Z$1]+[.AA108]*[.$AA$1]+[.AB108]*[.$AB$1]+[.AC108]*[.$AC$1]+[.AD108]*[.$AD$1]+[.AE108]*[.$AE$1]+[.AF108]*[.$AF$1]+[.AG108]*[.$AG$1]+[.AH108]*[.$AH$1]+[.AI108]*[.$AI$1]+[.AJ108]*[.$AJ$1]+[.AK108]*[.$AK$1]+[.AL108]*[.$AL$1]+[.AM108]*[.$AM$1]+[.AN108]*[.$AN$1]+[.AO108]*[.$AO$1]+[.AP108]*[.$AP$1]+[.AQ108]*[.$AQ$1]+[.AR108]*[.$AR$1]+[.AS108]*[.$AS$1]+[.AT108]*[.$AT$1]+[.AU108]*[.$AU$1]+[.AV108]*[.$AV$1]+[.AW108]*[.$AW$1]+[.AX108]*[.$AX$1]+[.AY108]*[.$AY$1]+[.AZ108]*[.$AZ$1]+[.BA108]*[.$BA$1]+[.BB108]*[.$BB$1]+[.BC108]*[.$BC$1]+[.BD108]*[.$BD$1]+[.BE108]*[.$BE$1]+[.BF108]*[.$BF$1]+[.BG108]*[.$BG$1]+[.BH108]*[.$BH$1]+[.BI108]*[.$BI$1]+[.BJ108]*[.$BJ$1]+[.BK108]*[.$BK$1]+[.BL108]*[.$BL$1]+[.BM108]*[.$BM$1]+[.BN108]*[.$BN$1]+[.BO108]*[.$BO$1]+[.BP108]*[.$BP$1]+[.BQ108]*[.$BQ$1]+[.BR108]*[.$BR$1]+[.BS108]*[.$BS$1]+[.BT108]*[.$BT$1]+[.BU108]*[.$BU$1]+[.BV108]*[.$BV$1]+[.BW108]*[.$BW$1]+[.BX108]*[.$BX$1]+[.BY108]*[.$BY$1]+[.BZ108]*[.$BZ$1]+[.CA108]*[.$CA$1]+[.CB108]*[.$CB$1]+[.CC108]*[.$CC$1])/COUNT([.B108:.CC108]);0)" office:value-type="float" office:value="1" calcext:value-type="float">
            <text:p>1</text:p>
          </table:table-cell>
          <table:table-cell table:formula="of:=IF([.CE108]&lt;&gt;[.CD10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09:.CC109])/COUNT([.A109:.CC109]));0)" office:value-type="float" office:value="1" calcext:value-type="float">
            <text:p>1</text:p>
          </table:table-cell>
          <table:table-cell table:formula="of:=ROUND(([.B109]*[.$B$1]+[.C109]*[.$C$1]+[.D109]*[.$D$1]+[.E109]*[.$E$1]+[.F109]*[.$F$1]+[.G109]*[.$G$1]+[.H109]*[.$H$1]+[.I109]*[.$I$1]+[.J109]*[.$J$1]+[.K109]*[.$K$1]+[.L109]*[.$L$1]+[.M109]*[.$M$1]+[.N109]*[.$N$1]+[.O109]*[.$O$1]+[.P109]*[.$P$1]+[.Q109]*[.$Q$1]+[.R109]*[.$R$1]+[.S109]*[.$S$1]+[.T109]*[.$T$1]+[.U109]*[.$U$1]+[.V109]*[.$V$1]+[.W109]*[.$W$1]+[.X109]*[.$X$1]+[.Y109]*[.$Y$1]+[.Z109]*[.$Z$1]+[.AA109]*[.$AA$1]+[.AB109]*[.$AB$1]+[.AC109]*[.$AC$1]+[.AD109]*[.$AD$1]+[.AE109]*[.$AE$1]+[.AF109]*[.$AF$1]+[.AG109]*[.$AG$1]+[.AH109]*[.$AH$1]+[.AI109]*[.$AI$1]+[.AJ109]*[.$AJ$1]+[.AK109]*[.$AK$1]+[.AL109]*[.$AL$1]+[.AM109]*[.$AM$1]+[.AN109]*[.$AN$1]+[.AO109]*[.$AO$1]+[.AP109]*[.$AP$1]+[.AQ109]*[.$AQ$1]+[.AR109]*[.$AR$1]+[.AS109]*[.$AS$1]+[.AT109]*[.$AT$1]+[.AU109]*[.$AU$1]+[.AV109]*[.$AV$1]+[.AW109]*[.$AW$1]+[.AX109]*[.$AX$1]+[.AY109]*[.$AY$1]+[.AZ109]*[.$AZ$1]+[.BA109]*[.$BA$1]+[.BB109]*[.$BB$1]+[.BC109]*[.$BC$1]+[.BD109]*[.$BD$1]+[.BE109]*[.$BE$1]+[.BF109]*[.$BF$1]+[.BG109]*[.$BG$1]+[.BH109]*[.$BH$1]+[.BI109]*[.$BI$1]+[.BJ109]*[.$BJ$1]+[.BK109]*[.$BK$1]+[.BL109]*[.$BL$1]+[.BM109]*[.$BM$1]+[.BN109]*[.$BN$1]+[.BO109]*[.$BO$1]+[.BP109]*[.$BP$1]+[.BQ109]*[.$BQ$1]+[.BR109]*[.$BR$1]+[.BS109]*[.$BS$1]+[.BT109]*[.$BT$1]+[.BU109]*[.$BU$1]+[.BV109]*[.$BV$1]+[.BW109]*[.$BW$1]+[.BX109]*[.$BX$1]+[.BY109]*[.$BY$1]+[.BZ109]*[.$BZ$1]+[.CA109]*[.$CA$1]+[.CB109]*[.$CB$1]+[.CC109]*[.$CC$1])/COUNT([.B109:.CC109]);0)" office:value-type="float" office:value="1" calcext:value-type="float">
            <text:p>1</text:p>
          </table:table-cell>
          <table:table-cell table:formula="of:=IF([.CE109]&lt;&gt;[.CD10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3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formula="of:=ROUND((SUM([.B110:.CC110])/COUNT([.A110:.CC110]));0)" office:value-type="float" office:value="1" calcext:value-type="float">
            <text:p>1</text:p>
          </table:table-cell>
          <table:table-cell table:formula="of:=ROUND(([.B110]*[.$B$1]+[.C110]*[.$C$1]+[.D110]*[.$D$1]+[.E110]*[.$E$1]+[.F110]*[.$F$1]+[.G110]*[.$G$1]+[.H110]*[.$H$1]+[.I110]*[.$I$1]+[.J110]*[.$J$1]+[.K110]*[.$K$1]+[.L110]*[.$L$1]+[.M110]*[.$M$1]+[.N110]*[.$N$1]+[.O110]*[.$O$1]+[.P110]*[.$P$1]+[.Q110]*[.$Q$1]+[.R110]*[.$R$1]+[.S110]*[.$S$1]+[.T110]*[.$T$1]+[.U110]*[.$U$1]+[.V110]*[.$V$1]+[.W110]*[.$W$1]+[.X110]*[.$X$1]+[.Y110]*[.$Y$1]+[.Z110]*[.$Z$1]+[.AA110]*[.$AA$1]+[.AB110]*[.$AB$1]+[.AC110]*[.$AC$1]+[.AD110]*[.$AD$1]+[.AE110]*[.$AE$1]+[.AF110]*[.$AF$1]+[.AG110]*[.$AG$1]+[.AH110]*[.$AH$1]+[.AI110]*[.$AI$1]+[.AJ110]*[.$AJ$1]+[.AK110]*[.$AK$1]+[.AL110]*[.$AL$1]+[.AM110]*[.$AM$1]+[.AN110]*[.$AN$1]+[.AO110]*[.$AO$1]+[.AP110]*[.$AP$1]+[.AQ110]*[.$AQ$1]+[.AR110]*[.$AR$1]+[.AS110]*[.$AS$1]+[.AT110]*[.$AT$1]+[.AU110]*[.$AU$1]+[.AV110]*[.$AV$1]+[.AW110]*[.$AW$1]+[.AX110]*[.$AX$1]+[.AY110]*[.$AY$1]+[.AZ110]*[.$AZ$1]+[.BA110]*[.$BA$1]+[.BB110]*[.$BB$1]+[.BC110]*[.$BC$1]+[.BD110]*[.$BD$1]+[.BE110]*[.$BE$1]+[.BF110]*[.$BF$1]+[.BG110]*[.$BG$1]+[.BH110]*[.$BH$1]+[.BI110]*[.$BI$1]+[.BJ110]*[.$BJ$1]+[.BK110]*[.$BK$1]+[.BL110]*[.$BL$1]+[.BM110]*[.$BM$1]+[.BN110]*[.$BN$1]+[.BO110]*[.$BO$1]+[.BP110]*[.$BP$1]+[.BQ110]*[.$BQ$1]+[.BR110]*[.$BR$1]+[.BS110]*[.$BS$1]+[.BT110]*[.$BT$1]+[.BU110]*[.$BU$1]+[.BV110]*[.$BV$1]+[.BW110]*[.$BW$1]+[.BX110]*[.$BX$1]+[.BY110]*[.$BY$1]+[.BZ110]*[.$BZ$1]+[.CA110]*[.$CA$1]+[.CB110]*[.$CB$1]+[.CC110]*[.$CC$1])/COUNT([.B110:.CC110]);0)" office:value-type="float" office:value="0" calcext:value-type="float">
            <text:p>0</text:p>
          </table:table-cell>
          <table:table-cell table:formula="of:=IF([.CE110]&lt;&gt;[.CD110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formula="of:=ROUND((SUM([.B111:.CC111])/COUNT([.A111:.CC111]));0)" office:value-type="float" office:value="1" calcext:value-type="float">
            <text:p>1</text:p>
          </table:table-cell>
          <table:table-cell table:formula="of:=ROUND(([.B111]*[.$B$1]+[.C111]*[.$C$1]+[.D111]*[.$D$1]+[.E111]*[.$E$1]+[.F111]*[.$F$1]+[.G111]*[.$G$1]+[.H111]*[.$H$1]+[.I111]*[.$I$1]+[.J111]*[.$J$1]+[.K111]*[.$K$1]+[.L111]*[.$L$1]+[.M111]*[.$M$1]+[.N111]*[.$N$1]+[.O111]*[.$O$1]+[.P111]*[.$P$1]+[.Q111]*[.$Q$1]+[.R111]*[.$R$1]+[.S111]*[.$S$1]+[.T111]*[.$T$1]+[.U111]*[.$U$1]+[.V111]*[.$V$1]+[.W111]*[.$W$1]+[.X111]*[.$X$1]+[.Y111]*[.$Y$1]+[.Z111]*[.$Z$1]+[.AA111]*[.$AA$1]+[.AB111]*[.$AB$1]+[.AC111]*[.$AC$1]+[.AD111]*[.$AD$1]+[.AE111]*[.$AE$1]+[.AF111]*[.$AF$1]+[.AG111]*[.$AG$1]+[.AH111]*[.$AH$1]+[.AI111]*[.$AI$1]+[.AJ111]*[.$AJ$1]+[.AK111]*[.$AK$1]+[.AL111]*[.$AL$1]+[.AM111]*[.$AM$1]+[.AN111]*[.$AN$1]+[.AO111]*[.$AO$1]+[.AP111]*[.$AP$1]+[.AQ111]*[.$AQ$1]+[.AR111]*[.$AR$1]+[.AS111]*[.$AS$1]+[.AT111]*[.$AT$1]+[.AU111]*[.$AU$1]+[.AV111]*[.$AV$1]+[.AW111]*[.$AW$1]+[.AX111]*[.$AX$1]+[.AY111]*[.$AY$1]+[.AZ111]*[.$AZ$1]+[.BA111]*[.$BA$1]+[.BB111]*[.$BB$1]+[.BC111]*[.$BC$1]+[.BD111]*[.$BD$1]+[.BE111]*[.$BE$1]+[.BF111]*[.$BF$1]+[.BG111]*[.$BG$1]+[.BH111]*[.$BH$1]+[.BI111]*[.$BI$1]+[.BJ111]*[.$BJ$1]+[.BK111]*[.$BK$1]+[.BL111]*[.$BL$1]+[.BM111]*[.$BM$1]+[.BN111]*[.$BN$1]+[.BO111]*[.$BO$1]+[.BP111]*[.$BP$1]+[.BQ111]*[.$BQ$1]+[.BR111]*[.$BR$1]+[.BS111]*[.$BS$1]+[.BT111]*[.$BT$1]+[.BU111]*[.$BU$1]+[.BV111]*[.$BV$1]+[.BW111]*[.$BW$1]+[.BX111]*[.$BX$1]+[.BY111]*[.$BY$1]+[.BZ111]*[.$BZ$1]+[.CA111]*[.$CA$1]+[.CB111]*[.$CB$1]+[.CC111]*[.$CC$1])/COUNT([.B111:.CC111]);0)" office:value-type="float" office:value="1" calcext:value-type="float">
            <text:p>1</text:p>
          </table:table-cell>
          <table:table-cell table:formula="of:=IF([.CE111]&lt;&gt;[.CD11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12:.CC112])/COUNT([.A112:.CC112]));0)" office:value-type="float" office:value="1" calcext:value-type="float">
            <text:p>1</text:p>
          </table:table-cell>
          <table:table-cell table:formula="of:=ROUND(([.B112]*[.$B$1]+[.C112]*[.$C$1]+[.D112]*[.$D$1]+[.E112]*[.$E$1]+[.F112]*[.$F$1]+[.G112]*[.$G$1]+[.H112]*[.$H$1]+[.I112]*[.$I$1]+[.J112]*[.$J$1]+[.K112]*[.$K$1]+[.L112]*[.$L$1]+[.M112]*[.$M$1]+[.N112]*[.$N$1]+[.O112]*[.$O$1]+[.P112]*[.$P$1]+[.Q112]*[.$Q$1]+[.R112]*[.$R$1]+[.S112]*[.$S$1]+[.T112]*[.$T$1]+[.U112]*[.$U$1]+[.V112]*[.$V$1]+[.W112]*[.$W$1]+[.X112]*[.$X$1]+[.Y112]*[.$Y$1]+[.Z112]*[.$Z$1]+[.AA112]*[.$AA$1]+[.AB112]*[.$AB$1]+[.AC112]*[.$AC$1]+[.AD112]*[.$AD$1]+[.AE112]*[.$AE$1]+[.AF112]*[.$AF$1]+[.AG112]*[.$AG$1]+[.AH112]*[.$AH$1]+[.AI112]*[.$AI$1]+[.AJ112]*[.$AJ$1]+[.AK112]*[.$AK$1]+[.AL112]*[.$AL$1]+[.AM112]*[.$AM$1]+[.AN112]*[.$AN$1]+[.AO112]*[.$AO$1]+[.AP112]*[.$AP$1]+[.AQ112]*[.$AQ$1]+[.AR112]*[.$AR$1]+[.AS112]*[.$AS$1]+[.AT112]*[.$AT$1]+[.AU112]*[.$AU$1]+[.AV112]*[.$AV$1]+[.AW112]*[.$AW$1]+[.AX112]*[.$AX$1]+[.AY112]*[.$AY$1]+[.AZ112]*[.$AZ$1]+[.BA112]*[.$BA$1]+[.BB112]*[.$BB$1]+[.BC112]*[.$BC$1]+[.BD112]*[.$BD$1]+[.BE112]*[.$BE$1]+[.BF112]*[.$BF$1]+[.BG112]*[.$BG$1]+[.BH112]*[.$BH$1]+[.BI112]*[.$BI$1]+[.BJ112]*[.$BJ$1]+[.BK112]*[.$BK$1]+[.BL112]*[.$BL$1]+[.BM112]*[.$BM$1]+[.BN112]*[.$BN$1]+[.BO112]*[.$BO$1]+[.BP112]*[.$BP$1]+[.BQ112]*[.$BQ$1]+[.BR112]*[.$BR$1]+[.BS112]*[.$BS$1]+[.BT112]*[.$BT$1]+[.BU112]*[.$BU$1]+[.BV112]*[.$BV$1]+[.BW112]*[.$BW$1]+[.BX112]*[.$BX$1]+[.BY112]*[.$BY$1]+[.BZ112]*[.$BZ$1]+[.CA112]*[.$CA$1]+[.CB112]*[.$CB$1]+[.CC112]*[.$CC$1])/COUNT([.B112:.CC112]);0)" office:value-type="float" office:value="1" calcext:value-type="float">
            <text:p>1</text:p>
          </table:table-cell>
          <table:table-cell table:formula="of:=IF([.CE112]&lt;&gt;[.CD11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3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formula="of:=ROUND((SUM([.B113:.CC113])/COUNT([.A113:.CC113]));0)" office:value-type="float" office:value="1" calcext:value-type="float">
            <text:p>1</text:p>
          </table:table-cell>
          <table:table-cell table:formula="of:=ROUND(([.B113]*[.$B$1]+[.C113]*[.$C$1]+[.D113]*[.$D$1]+[.E113]*[.$E$1]+[.F113]*[.$F$1]+[.G113]*[.$G$1]+[.H113]*[.$H$1]+[.I113]*[.$I$1]+[.J113]*[.$J$1]+[.K113]*[.$K$1]+[.L113]*[.$L$1]+[.M113]*[.$M$1]+[.N113]*[.$N$1]+[.O113]*[.$O$1]+[.P113]*[.$P$1]+[.Q113]*[.$Q$1]+[.R113]*[.$R$1]+[.S113]*[.$S$1]+[.T113]*[.$T$1]+[.U113]*[.$U$1]+[.V113]*[.$V$1]+[.W113]*[.$W$1]+[.X113]*[.$X$1]+[.Y113]*[.$Y$1]+[.Z113]*[.$Z$1]+[.AA113]*[.$AA$1]+[.AB113]*[.$AB$1]+[.AC113]*[.$AC$1]+[.AD113]*[.$AD$1]+[.AE113]*[.$AE$1]+[.AF113]*[.$AF$1]+[.AG113]*[.$AG$1]+[.AH113]*[.$AH$1]+[.AI113]*[.$AI$1]+[.AJ113]*[.$AJ$1]+[.AK113]*[.$AK$1]+[.AL113]*[.$AL$1]+[.AM113]*[.$AM$1]+[.AN113]*[.$AN$1]+[.AO113]*[.$AO$1]+[.AP113]*[.$AP$1]+[.AQ113]*[.$AQ$1]+[.AR113]*[.$AR$1]+[.AS113]*[.$AS$1]+[.AT113]*[.$AT$1]+[.AU113]*[.$AU$1]+[.AV113]*[.$AV$1]+[.AW113]*[.$AW$1]+[.AX113]*[.$AX$1]+[.AY113]*[.$AY$1]+[.AZ113]*[.$AZ$1]+[.BA113]*[.$BA$1]+[.BB113]*[.$BB$1]+[.BC113]*[.$BC$1]+[.BD113]*[.$BD$1]+[.BE113]*[.$BE$1]+[.BF113]*[.$BF$1]+[.BG113]*[.$BG$1]+[.BH113]*[.$BH$1]+[.BI113]*[.$BI$1]+[.BJ113]*[.$BJ$1]+[.BK113]*[.$BK$1]+[.BL113]*[.$BL$1]+[.BM113]*[.$BM$1]+[.BN113]*[.$BN$1]+[.BO113]*[.$BO$1]+[.BP113]*[.$BP$1]+[.BQ113]*[.$BQ$1]+[.BR113]*[.$BR$1]+[.BS113]*[.$BS$1]+[.BT113]*[.$BT$1]+[.BU113]*[.$BU$1]+[.BV113]*[.$BV$1]+[.BW113]*[.$BW$1]+[.BX113]*[.$BX$1]+[.BY113]*[.$BY$1]+[.BZ113]*[.$BZ$1]+[.CA113]*[.$CA$1]+[.CB113]*[.$CB$1]+[.CC113]*[.$CC$1])/COUNT([.B113:.CC113]);0)" office:value-type="float" office:value="1" calcext:value-type="float">
            <text:p>1</text:p>
          </table:table-cell>
          <table:table-cell table:formula="of:=IF([.CE113]&lt;&gt;[.CD11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  <table:table-cell table:formula="of:=ROUND((SUM([.B114:.CC114])/COUNT([.A114:.CC114]));0)" office:value-type="float" office:value="1" calcext:value-type="float">
            <text:p>1</text:p>
          </table:table-cell>
          <table:table-cell table:formula="of:=ROUND(([.B114]*[.$B$1]+[.C114]*[.$C$1]+[.D114]*[.$D$1]+[.E114]*[.$E$1]+[.F114]*[.$F$1]+[.G114]*[.$G$1]+[.H114]*[.$H$1]+[.I114]*[.$I$1]+[.J114]*[.$J$1]+[.K114]*[.$K$1]+[.L114]*[.$L$1]+[.M114]*[.$M$1]+[.N114]*[.$N$1]+[.O114]*[.$O$1]+[.P114]*[.$P$1]+[.Q114]*[.$Q$1]+[.R114]*[.$R$1]+[.S114]*[.$S$1]+[.T114]*[.$T$1]+[.U114]*[.$U$1]+[.V114]*[.$V$1]+[.W114]*[.$W$1]+[.X114]*[.$X$1]+[.Y114]*[.$Y$1]+[.Z114]*[.$Z$1]+[.AA114]*[.$AA$1]+[.AB114]*[.$AB$1]+[.AC114]*[.$AC$1]+[.AD114]*[.$AD$1]+[.AE114]*[.$AE$1]+[.AF114]*[.$AF$1]+[.AG114]*[.$AG$1]+[.AH114]*[.$AH$1]+[.AI114]*[.$AI$1]+[.AJ114]*[.$AJ$1]+[.AK114]*[.$AK$1]+[.AL114]*[.$AL$1]+[.AM114]*[.$AM$1]+[.AN114]*[.$AN$1]+[.AO114]*[.$AO$1]+[.AP114]*[.$AP$1]+[.AQ114]*[.$AQ$1]+[.AR114]*[.$AR$1]+[.AS114]*[.$AS$1]+[.AT114]*[.$AT$1]+[.AU114]*[.$AU$1]+[.AV114]*[.$AV$1]+[.AW114]*[.$AW$1]+[.AX114]*[.$AX$1]+[.AY114]*[.$AY$1]+[.AZ114]*[.$AZ$1]+[.BA114]*[.$BA$1]+[.BB114]*[.$BB$1]+[.BC114]*[.$BC$1]+[.BD114]*[.$BD$1]+[.BE114]*[.$BE$1]+[.BF114]*[.$BF$1]+[.BG114]*[.$BG$1]+[.BH114]*[.$BH$1]+[.BI114]*[.$BI$1]+[.BJ114]*[.$BJ$1]+[.BK114]*[.$BK$1]+[.BL114]*[.$BL$1]+[.BM114]*[.$BM$1]+[.BN114]*[.$BN$1]+[.BO114]*[.$BO$1]+[.BP114]*[.$BP$1]+[.BQ114]*[.$BQ$1]+[.BR114]*[.$BR$1]+[.BS114]*[.$BS$1]+[.BT114]*[.$BT$1]+[.BU114]*[.$BU$1]+[.BV114]*[.$BV$1]+[.BW114]*[.$BW$1]+[.BX114]*[.$BX$1]+[.BY114]*[.$BY$1]+[.BZ114]*[.$BZ$1]+[.CA114]*[.$CA$1]+[.CB114]*[.$CB$1]+[.CC114]*[.$CC$1])/COUNT([.B114:.CC114]);0)" office:value-type="float" office:value="1" calcext:value-type="float">
            <text:p>1</text:p>
          </table:table-cell>
          <table:table-cell table:formula="of:=IF([.CE114]&lt;&gt;[.CD11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formula="of:=ROUND((SUM([.B115:.CC115])/COUNT([.A115:.CC115]));0)" office:value-type="float" office:value="1" calcext:value-type="float">
            <text:p>1</text:p>
          </table:table-cell>
          <table:table-cell table:formula="of:=ROUND(([.B115]*[.$B$1]+[.C115]*[.$C$1]+[.D115]*[.$D$1]+[.E115]*[.$E$1]+[.F115]*[.$F$1]+[.G115]*[.$G$1]+[.H115]*[.$H$1]+[.I115]*[.$I$1]+[.J115]*[.$J$1]+[.K115]*[.$K$1]+[.L115]*[.$L$1]+[.M115]*[.$M$1]+[.N115]*[.$N$1]+[.O115]*[.$O$1]+[.P115]*[.$P$1]+[.Q115]*[.$Q$1]+[.R115]*[.$R$1]+[.S115]*[.$S$1]+[.T115]*[.$T$1]+[.U115]*[.$U$1]+[.V115]*[.$V$1]+[.W115]*[.$W$1]+[.X115]*[.$X$1]+[.Y115]*[.$Y$1]+[.Z115]*[.$Z$1]+[.AA115]*[.$AA$1]+[.AB115]*[.$AB$1]+[.AC115]*[.$AC$1]+[.AD115]*[.$AD$1]+[.AE115]*[.$AE$1]+[.AF115]*[.$AF$1]+[.AG115]*[.$AG$1]+[.AH115]*[.$AH$1]+[.AI115]*[.$AI$1]+[.AJ115]*[.$AJ$1]+[.AK115]*[.$AK$1]+[.AL115]*[.$AL$1]+[.AM115]*[.$AM$1]+[.AN115]*[.$AN$1]+[.AO115]*[.$AO$1]+[.AP115]*[.$AP$1]+[.AQ115]*[.$AQ$1]+[.AR115]*[.$AR$1]+[.AS115]*[.$AS$1]+[.AT115]*[.$AT$1]+[.AU115]*[.$AU$1]+[.AV115]*[.$AV$1]+[.AW115]*[.$AW$1]+[.AX115]*[.$AX$1]+[.AY115]*[.$AY$1]+[.AZ115]*[.$AZ$1]+[.BA115]*[.$BA$1]+[.BB115]*[.$BB$1]+[.BC115]*[.$BC$1]+[.BD115]*[.$BD$1]+[.BE115]*[.$BE$1]+[.BF115]*[.$BF$1]+[.BG115]*[.$BG$1]+[.BH115]*[.$BH$1]+[.BI115]*[.$BI$1]+[.BJ115]*[.$BJ$1]+[.BK115]*[.$BK$1]+[.BL115]*[.$BL$1]+[.BM115]*[.$BM$1]+[.BN115]*[.$BN$1]+[.BO115]*[.$BO$1]+[.BP115]*[.$BP$1]+[.BQ115]*[.$BQ$1]+[.BR115]*[.$BR$1]+[.BS115]*[.$BS$1]+[.BT115]*[.$BT$1]+[.BU115]*[.$BU$1]+[.BV115]*[.$BV$1]+[.BW115]*[.$BW$1]+[.BX115]*[.$BX$1]+[.BY115]*[.$BY$1]+[.BZ115]*[.$BZ$1]+[.CA115]*[.$CA$1]+[.CB115]*[.$CB$1]+[.CC115]*[.$CC$1])/COUNT([.B115:.CC115]);0)" office:value-type="float" office:value="1" calcext:value-type="float">
            <text:p>1</text:p>
          </table:table-cell>
          <table:table-cell table:formula="of:=IF([.CE115]&lt;&gt;[.CD11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16:.CC116])/COUNT([.A116:.CC116]));0)" office:value-type="float" office:value="0" calcext:value-type="float">
            <text:p>0</text:p>
          </table:table-cell>
          <table:table-cell table:formula="of:=ROUND(([.B116]*[.$B$1]+[.C116]*[.$C$1]+[.D116]*[.$D$1]+[.E116]*[.$E$1]+[.F116]*[.$F$1]+[.G116]*[.$G$1]+[.H116]*[.$H$1]+[.I116]*[.$I$1]+[.J116]*[.$J$1]+[.K116]*[.$K$1]+[.L116]*[.$L$1]+[.M116]*[.$M$1]+[.N116]*[.$N$1]+[.O116]*[.$O$1]+[.P116]*[.$P$1]+[.Q116]*[.$Q$1]+[.R116]*[.$R$1]+[.S116]*[.$S$1]+[.T116]*[.$T$1]+[.U116]*[.$U$1]+[.V116]*[.$V$1]+[.W116]*[.$W$1]+[.X116]*[.$X$1]+[.Y116]*[.$Y$1]+[.Z116]*[.$Z$1]+[.AA116]*[.$AA$1]+[.AB116]*[.$AB$1]+[.AC116]*[.$AC$1]+[.AD116]*[.$AD$1]+[.AE116]*[.$AE$1]+[.AF116]*[.$AF$1]+[.AG116]*[.$AG$1]+[.AH116]*[.$AH$1]+[.AI116]*[.$AI$1]+[.AJ116]*[.$AJ$1]+[.AK116]*[.$AK$1]+[.AL116]*[.$AL$1]+[.AM116]*[.$AM$1]+[.AN116]*[.$AN$1]+[.AO116]*[.$AO$1]+[.AP116]*[.$AP$1]+[.AQ116]*[.$AQ$1]+[.AR116]*[.$AR$1]+[.AS116]*[.$AS$1]+[.AT116]*[.$AT$1]+[.AU116]*[.$AU$1]+[.AV116]*[.$AV$1]+[.AW116]*[.$AW$1]+[.AX116]*[.$AX$1]+[.AY116]*[.$AY$1]+[.AZ116]*[.$AZ$1]+[.BA116]*[.$BA$1]+[.BB116]*[.$BB$1]+[.BC116]*[.$BC$1]+[.BD116]*[.$BD$1]+[.BE116]*[.$BE$1]+[.BF116]*[.$BF$1]+[.BG116]*[.$BG$1]+[.BH116]*[.$BH$1]+[.BI116]*[.$BI$1]+[.BJ116]*[.$BJ$1]+[.BK116]*[.$BK$1]+[.BL116]*[.$BL$1]+[.BM116]*[.$BM$1]+[.BN116]*[.$BN$1]+[.BO116]*[.$BO$1]+[.BP116]*[.$BP$1]+[.BQ116]*[.$BQ$1]+[.BR116]*[.$BR$1]+[.BS116]*[.$BS$1]+[.BT116]*[.$BT$1]+[.BU116]*[.$BU$1]+[.BV116]*[.$BV$1]+[.BW116]*[.$BW$1]+[.BX116]*[.$BX$1]+[.BY116]*[.$BY$1]+[.BZ116]*[.$BZ$1]+[.CA116]*[.$CA$1]+[.CB116]*[.$CB$1]+[.CC116]*[.$CC$1])/COUNT([.B116:.CC116]);0)" office:value-type="float" office:value="0" calcext:value-type="float">
            <text:p>0</text:p>
          </table:table-cell>
          <table:table-cell table:formula="of:=IF([.CE116]&lt;&gt;[.CD11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17:.CC117])/COUNT([.A117:.CC117]));0)" office:value-type="float" office:value="0" calcext:value-type="float">
            <text:p>0</text:p>
          </table:table-cell>
          <table:table-cell table:formula="of:=ROUND(([.B117]*[.$B$1]+[.C117]*[.$C$1]+[.D117]*[.$D$1]+[.E117]*[.$E$1]+[.F117]*[.$F$1]+[.G117]*[.$G$1]+[.H117]*[.$H$1]+[.I117]*[.$I$1]+[.J117]*[.$J$1]+[.K117]*[.$K$1]+[.L117]*[.$L$1]+[.M117]*[.$M$1]+[.N117]*[.$N$1]+[.O117]*[.$O$1]+[.P117]*[.$P$1]+[.Q117]*[.$Q$1]+[.R117]*[.$R$1]+[.S117]*[.$S$1]+[.T117]*[.$T$1]+[.U117]*[.$U$1]+[.V117]*[.$V$1]+[.W117]*[.$W$1]+[.X117]*[.$X$1]+[.Y117]*[.$Y$1]+[.Z117]*[.$Z$1]+[.AA117]*[.$AA$1]+[.AB117]*[.$AB$1]+[.AC117]*[.$AC$1]+[.AD117]*[.$AD$1]+[.AE117]*[.$AE$1]+[.AF117]*[.$AF$1]+[.AG117]*[.$AG$1]+[.AH117]*[.$AH$1]+[.AI117]*[.$AI$1]+[.AJ117]*[.$AJ$1]+[.AK117]*[.$AK$1]+[.AL117]*[.$AL$1]+[.AM117]*[.$AM$1]+[.AN117]*[.$AN$1]+[.AO117]*[.$AO$1]+[.AP117]*[.$AP$1]+[.AQ117]*[.$AQ$1]+[.AR117]*[.$AR$1]+[.AS117]*[.$AS$1]+[.AT117]*[.$AT$1]+[.AU117]*[.$AU$1]+[.AV117]*[.$AV$1]+[.AW117]*[.$AW$1]+[.AX117]*[.$AX$1]+[.AY117]*[.$AY$1]+[.AZ117]*[.$AZ$1]+[.BA117]*[.$BA$1]+[.BB117]*[.$BB$1]+[.BC117]*[.$BC$1]+[.BD117]*[.$BD$1]+[.BE117]*[.$BE$1]+[.BF117]*[.$BF$1]+[.BG117]*[.$BG$1]+[.BH117]*[.$BH$1]+[.BI117]*[.$BI$1]+[.BJ117]*[.$BJ$1]+[.BK117]*[.$BK$1]+[.BL117]*[.$BL$1]+[.BM117]*[.$BM$1]+[.BN117]*[.$BN$1]+[.BO117]*[.$BO$1]+[.BP117]*[.$BP$1]+[.BQ117]*[.$BQ$1]+[.BR117]*[.$BR$1]+[.BS117]*[.$BS$1]+[.BT117]*[.$BT$1]+[.BU117]*[.$BU$1]+[.BV117]*[.$BV$1]+[.BW117]*[.$BW$1]+[.BX117]*[.$BX$1]+[.BY117]*[.$BY$1]+[.BZ117]*[.$BZ$1]+[.CA117]*[.$CA$1]+[.CB117]*[.$CB$1]+[.CC117]*[.$CC$1])/COUNT([.B117:.CC117]);0)" office:value-type="float" office:value="0" calcext:value-type="float">
            <text:p>0</text:p>
          </table:table-cell>
          <table:table-cell table:formula="of:=IF([.CE117]&lt;&gt;[.CD11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18:.CC118])/COUNT([.A118:.CC118]));0)" office:value-type="float" office:value="0" calcext:value-type="float">
            <text:p>0</text:p>
          </table:table-cell>
          <table:table-cell table:formula="of:=ROUND(([.B118]*[.$B$1]+[.C118]*[.$C$1]+[.D118]*[.$D$1]+[.E118]*[.$E$1]+[.F118]*[.$F$1]+[.G118]*[.$G$1]+[.H118]*[.$H$1]+[.I118]*[.$I$1]+[.J118]*[.$J$1]+[.K118]*[.$K$1]+[.L118]*[.$L$1]+[.M118]*[.$M$1]+[.N118]*[.$N$1]+[.O118]*[.$O$1]+[.P118]*[.$P$1]+[.Q118]*[.$Q$1]+[.R118]*[.$R$1]+[.S118]*[.$S$1]+[.T118]*[.$T$1]+[.U118]*[.$U$1]+[.V118]*[.$V$1]+[.W118]*[.$W$1]+[.X118]*[.$X$1]+[.Y118]*[.$Y$1]+[.Z118]*[.$Z$1]+[.AA118]*[.$AA$1]+[.AB118]*[.$AB$1]+[.AC118]*[.$AC$1]+[.AD118]*[.$AD$1]+[.AE118]*[.$AE$1]+[.AF118]*[.$AF$1]+[.AG118]*[.$AG$1]+[.AH118]*[.$AH$1]+[.AI118]*[.$AI$1]+[.AJ118]*[.$AJ$1]+[.AK118]*[.$AK$1]+[.AL118]*[.$AL$1]+[.AM118]*[.$AM$1]+[.AN118]*[.$AN$1]+[.AO118]*[.$AO$1]+[.AP118]*[.$AP$1]+[.AQ118]*[.$AQ$1]+[.AR118]*[.$AR$1]+[.AS118]*[.$AS$1]+[.AT118]*[.$AT$1]+[.AU118]*[.$AU$1]+[.AV118]*[.$AV$1]+[.AW118]*[.$AW$1]+[.AX118]*[.$AX$1]+[.AY118]*[.$AY$1]+[.AZ118]*[.$AZ$1]+[.BA118]*[.$BA$1]+[.BB118]*[.$BB$1]+[.BC118]*[.$BC$1]+[.BD118]*[.$BD$1]+[.BE118]*[.$BE$1]+[.BF118]*[.$BF$1]+[.BG118]*[.$BG$1]+[.BH118]*[.$BH$1]+[.BI118]*[.$BI$1]+[.BJ118]*[.$BJ$1]+[.BK118]*[.$BK$1]+[.BL118]*[.$BL$1]+[.BM118]*[.$BM$1]+[.BN118]*[.$BN$1]+[.BO118]*[.$BO$1]+[.BP118]*[.$BP$1]+[.BQ118]*[.$BQ$1]+[.BR118]*[.$BR$1]+[.BS118]*[.$BS$1]+[.BT118]*[.$BT$1]+[.BU118]*[.$BU$1]+[.BV118]*[.$BV$1]+[.BW118]*[.$BW$1]+[.BX118]*[.$BX$1]+[.BY118]*[.$BY$1]+[.BZ118]*[.$BZ$1]+[.CA118]*[.$CA$1]+[.CB118]*[.$CB$1]+[.CC118]*[.$CC$1])/COUNT([.B118:.CC118]);0)" office:value-type="float" office:value="0" calcext:value-type="float">
            <text:p>0</text:p>
          </table:table-cell>
          <table:table-cell table:formula="of:=IF([.CE118]&lt;&gt;[.CD11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19:.CC119])/COUNT([.A119:.CC119]));0)" office:value-type="float" office:value="0" calcext:value-type="float">
            <text:p>0</text:p>
          </table:table-cell>
          <table:table-cell table:formula="of:=ROUND(([.B119]*[.$B$1]+[.C119]*[.$C$1]+[.D119]*[.$D$1]+[.E119]*[.$E$1]+[.F119]*[.$F$1]+[.G119]*[.$G$1]+[.H119]*[.$H$1]+[.I119]*[.$I$1]+[.J119]*[.$J$1]+[.K119]*[.$K$1]+[.L119]*[.$L$1]+[.M119]*[.$M$1]+[.N119]*[.$N$1]+[.O119]*[.$O$1]+[.P119]*[.$P$1]+[.Q119]*[.$Q$1]+[.R119]*[.$R$1]+[.S119]*[.$S$1]+[.T119]*[.$T$1]+[.U119]*[.$U$1]+[.V119]*[.$V$1]+[.W119]*[.$W$1]+[.X119]*[.$X$1]+[.Y119]*[.$Y$1]+[.Z119]*[.$Z$1]+[.AA119]*[.$AA$1]+[.AB119]*[.$AB$1]+[.AC119]*[.$AC$1]+[.AD119]*[.$AD$1]+[.AE119]*[.$AE$1]+[.AF119]*[.$AF$1]+[.AG119]*[.$AG$1]+[.AH119]*[.$AH$1]+[.AI119]*[.$AI$1]+[.AJ119]*[.$AJ$1]+[.AK119]*[.$AK$1]+[.AL119]*[.$AL$1]+[.AM119]*[.$AM$1]+[.AN119]*[.$AN$1]+[.AO119]*[.$AO$1]+[.AP119]*[.$AP$1]+[.AQ119]*[.$AQ$1]+[.AR119]*[.$AR$1]+[.AS119]*[.$AS$1]+[.AT119]*[.$AT$1]+[.AU119]*[.$AU$1]+[.AV119]*[.$AV$1]+[.AW119]*[.$AW$1]+[.AX119]*[.$AX$1]+[.AY119]*[.$AY$1]+[.AZ119]*[.$AZ$1]+[.BA119]*[.$BA$1]+[.BB119]*[.$BB$1]+[.BC119]*[.$BC$1]+[.BD119]*[.$BD$1]+[.BE119]*[.$BE$1]+[.BF119]*[.$BF$1]+[.BG119]*[.$BG$1]+[.BH119]*[.$BH$1]+[.BI119]*[.$BI$1]+[.BJ119]*[.$BJ$1]+[.BK119]*[.$BK$1]+[.BL119]*[.$BL$1]+[.BM119]*[.$BM$1]+[.BN119]*[.$BN$1]+[.BO119]*[.$BO$1]+[.BP119]*[.$BP$1]+[.BQ119]*[.$BQ$1]+[.BR119]*[.$BR$1]+[.BS119]*[.$BS$1]+[.BT119]*[.$BT$1]+[.BU119]*[.$BU$1]+[.BV119]*[.$BV$1]+[.BW119]*[.$BW$1]+[.BX119]*[.$BX$1]+[.BY119]*[.$BY$1]+[.BZ119]*[.$BZ$1]+[.CA119]*[.$CA$1]+[.CB119]*[.$CB$1]+[.CC119]*[.$CC$1])/COUNT([.B119:.CC119]);0)" office:value-type="float" office:value="0" calcext:value-type="float">
            <text:p>0</text:p>
          </table:table-cell>
          <table:table-cell table:formula="of:=IF([.CE119]&lt;&gt;[.CD11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20:.CC120])/COUNT([.A120:.CC120]));0)" office:value-type="float" office:value="0" calcext:value-type="float">
            <text:p>0</text:p>
          </table:table-cell>
          <table:table-cell table:formula="of:=ROUND(([.B120]*[.$B$1]+[.C120]*[.$C$1]+[.D120]*[.$D$1]+[.E120]*[.$E$1]+[.F120]*[.$F$1]+[.G120]*[.$G$1]+[.H120]*[.$H$1]+[.I120]*[.$I$1]+[.J120]*[.$J$1]+[.K120]*[.$K$1]+[.L120]*[.$L$1]+[.M120]*[.$M$1]+[.N120]*[.$N$1]+[.O120]*[.$O$1]+[.P120]*[.$P$1]+[.Q120]*[.$Q$1]+[.R120]*[.$R$1]+[.S120]*[.$S$1]+[.T120]*[.$T$1]+[.U120]*[.$U$1]+[.V120]*[.$V$1]+[.W120]*[.$W$1]+[.X120]*[.$X$1]+[.Y120]*[.$Y$1]+[.Z120]*[.$Z$1]+[.AA120]*[.$AA$1]+[.AB120]*[.$AB$1]+[.AC120]*[.$AC$1]+[.AD120]*[.$AD$1]+[.AE120]*[.$AE$1]+[.AF120]*[.$AF$1]+[.AG120]*[.$AG$1]+[.AH120]*[.$AH$1]+[.AI120]*[.$AI$1]+[.AJ120]*[.$AJ$1]+[.AK120]*[.$AK$1]+[.AL120]*[.$AL$1]+[.AM120]*[.$AM$1]+[.AN120]*[.$AN$1]+[.AO120]*[.$AO$1]+[.AP120]*[.$AP$1]+[.AQ120]*[.$AQ$1]+[.AR120]*[.$AR$1]+[.AS120]*[.$AS$1]+[.AT120]*[.$AT$1]+[.AU120]*[.$AU$1]+[.AV120]*[.$AV$1]+[.AW120]*[.$AW$1]+[.AX120]*[.$AX$1]+[.AY120]*[.$AY$1]+[.AZ120]*[.$AZ$1]+[.BA120]*[.$BA$1]+[.BB120]*[.$BB$1]+[.BC120]*[.$BC$1]+[.BD120]*[.$BD$1]+[.BE120]*[.$BE$1]+[.BF120]*[.$BF$1]+[.BG120]*[.$BG$1]+[.BH120]*[.$BH$1]+[.BI120]*[.$BI$1]+[.BJ120]*[.$BJ$1]+[.BK120]*[.$BK$1]+[.BL120]*[.$BL$1]+[.BM120]*[.$BM$1]+[.BN120]*[.$BN$1]+[.BO120]*[.$BO$1]+[.BP120]*[.$BP$1]+[.BQ120]*[.$BQ$1]+[.BR120]*[.$BR$1]+[.BS120]*[.$BS$1]+[.BT120]*[.$BT$1]+[.BU120]*[.$BU$1]+[.BV120]*[.$BV$1]+[.BW120]*[.$BW$1]+[.BX120]*[.$BX$1]+[.BY120]*[.$BY$1]+[.BZ120]*[.$BZ$1]+[.CA120]*[.$CA$1]+[.CB120]*[.$CB$1]+[.CC120]*[.$CC$1])/COUNT([.B120:.CC120]);0)" office:value-type="float" office:value="0" calcext:value-type="float">
            <text:p>0</text:p>
          </table:table-cell>
          <table:table-cell table:formula="of:=IF([.CE120]&lt;&gt;[.CD12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21:.CC121])/COUNT([.A121:.CC121]));0)" office:value-type="float" office:value="0" calcext:value-type="float">
            <text:p>0</text:p>
          </table:table-cell>
          <table:table-cell table:formula="of:=ROUND(([.B121]*[.$B$1]+[.C121]*[.$C$1]+[.D121]*[.$D$1]+[.E121]*[.$E$1]+[.F121]*[.$F$1]+[.G121]*[.$G$1]+[.H121]*[.$H$1]+[.I121]*[.$I$1]+[.J121]*[.$J$1]+[.K121]*[.$K$1]+[.L121]*[.$L$1]+[.M121]*[.$M$1]+[.N121]*[.$N$1]+[.O121]*[.$O$1]+[.P121]*[.$P$1]+[.Q121]*[.$Q$1]+[.R121]*[.$R$1]+[.S121]*[.$S$1]+[.T121]*[.$T$1]+[.U121]*[.$U$1]+[.V121]*[.$V$1]+[.W121]*[.$W$1]+[.X121]*[.$X$1]+[.Y121]*[.$Y$1]+[.Z121]*[.$Z$1]+[.AA121]*[.$AA$1]+[.AB121]*[.$AB$1]+[.AC121]*[.$AC$1]+[.AD121]*[.$AD$1]+[.AE121]*[.$AE$1]+[.AF121]*[.$AF$1]+[.AG121]*[.$AG$1]+[.AH121]*[.$AH$1]+[.AI121]*[.$AI$1]+[.AJ121]*[.$AJ$1]+[.AK121]*[.$AK$1]+[.AL121]*[.$AL$1]+[.AM121]*[.$AM$1]+[.AN121]*[.$AN$1]+[.AO121]*[.$AO$1]+[.AP121]*[.$AP$1]+[.AQ121]*[.$AQ$1]+[.AR121]*[.$AR$1]+[.AS121]*[.$AS$1]+[.AT121]*[.$AT$1]+[.AU121]*[.$AU$1]+[.AV121]*[.$AV$1]+[.AW121]*[.$AW$1]+[.AX121]*[.$AX$1]+[.AY121]*[.$AY$1]+[.AZ121]*[.$AZ$1]+[.BA121]*[.$BA$1]+[.BB121]*[.$BB$1]+[.BC121]*[.$BC$1]+[.BD121]*[.$BD$1]+[.BE121]*[.$BE$1]+[.BF121]*[.$BF$1]+[.BG121]*[.$BG$1]+[.BH121]*[.$BH$1]+[.BI121]*[.$BI$1]+[.BJ121]*[.$BJ$1]+[.BK121]*[.$BK$1]+[.BL121]*[.$BL$1]+[.BM121]*[.$BM$1]+[.BN121]*[.$BN$1]+[.BO121]*[.$BO$1]+[.BP121]*[.$BP$1]+[.BQ121]*[.$BQ$1]+[.BR121]*[.$BR$1]+[.BS121]*[.$BS$1]+[.BT121]*[.$BT$1]+[.BU121]*[.$BU$1]+[.BV121]*[.$BV$1]+[.BW121]*[.$BW$1]+[.BX121]*[.$BX$1]+[.BY121]*[.$BY$1]+[.BZ121]*[.$BZ$1]+[.CA121]*[.$CA$1]+[.CB121]*[.$CB$1]+[.CC121]*[.$CC$1])/COUNT([.B121:.CC121]);0)" office:value-type="float" office:value="0" calcext:value-type="float">
            <text:p>0</text:p>
          </table:table-cell>
          <table:table-cell table:formula="of:=IF([.CE121]&lt;&gt;[.CD12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ROUND((SUM([.B122:.CC122])/COUNT([.A122:.CC122]));0)" office:value-type="float" office:value="0" calcext:value-type="float">
            <text:p>0</text:p>
          </table:table-cell>
          <table:table-cell table:formula="of:=ROUND(([.B122]*[.$B$1]+[.C122]*[.$C$1]+[.D122]*[.$D$1]+[.E122]*[.$E$1]+[.F122]*[.$F$1]+[.G122]*[.$G$1]+[.H122]*[.$H$1]+[.I122]*[.$I$1]+[.J122]*[.$J$1]+[.K122]*[.$K$1]+[.L122]*[.$L$1]+[.M122]*[.$M$1]+[.N122]*[.$N$1]+[.O122]*[.$O$1]+[.P122]*[.$P$1]+[.Q122]*[.$Q$1]+[.R122]*[.$R$1]+[.S122]*[.$S$1]+[.T122]*[.$T$1]+[.U122]*[.$U$1]+[.V122]*[.$V$1]+[.W122]*[.$W$1]+[.X122]*[.$X$1]+[.Y122]*[.$Y$1]+[.Z122]*[.$Z$1]+[.AA122]*[.$AA$1]+[.AB122]*[.$AB$1]+[.AC122]*[.$AC$1]+[.AD122]*[.$AD$1]+[.AE122]*[.$AE$1]+[.AF122]*[.$AF$1]+[.AG122]*[.$AG$1]+[.AH122]*[.$AH$1]+[.AI122]*[.$AI$1]+[.AJ122]*[.$AJ$1]+[.AK122]*[.$AK$1]+[.AL122]*[.$AL$1]+[.AM122]*[.$AM$1]+[.AN122]*[.$AN$1]+[.AO122]*[.$AO$1]+[.AP122]*[.$AP$1]+[.AQ122]*[.$AQ$1]+[.AR122]*[.$AR$1]+[.AS122]*[.$AS$1]+[.AT122]*[.$AT$1]+[.AU122]*[.$AU$1]+[.AV122]*[.$AV$1]+[.AW122]*[.$AW$1]+[.AX122]*[.$AX$1]+[.AY122]*[.$AY$1]+[.AZ122]*[.$AZ$1]+[.BA122]*[.$BA$1]+[.BB122]*[.$BB$1]+[.BC122]*[.$BC$1]+[.BD122]*[.$BD$1]+[.BE122]*[.$BE$1]+[.BF122]*[.$BF$1]+[.BG122]*[.$BG$1]+[.BH122]*[.$BH$1]+[.BI122]*[.$BI$1]+[.BJ122]*[.$BJ$1]+[.BK122]*[.$BK$1]+[.BL122]*[.$BL$1]+[.BM122]*[.$BM$1]+[.BN122]*[.$BN$1]+[.BO122]*[.$BO$1]+[.BP122]*[.$BP$1]+[.BQ122]*[.$BQ$1]+[.BR122]*[.$BR$1]+[.BS122]*[.$BS$1]+[.BT122]*[.$BT$1]+[.BU122]*[.$BU$1]+[.BV122]*[.$BV$1]+[.BW122]*[.$BW$1]+[.BX122]*[.$BX$1]+[.BY122]*[.$BY$1]+[.BZ122]*[.$BZ$1]+[.CA122]*[.$CA$1]+[.CB122]*[.$CB$1]+[.CC122]*[.$CC$1])/COUNT([.B122:.CC122]);0)" office:value-type="float" office:value="0" calcext:value-type="float">
            <text:p>0</text:p>
          </table:table-cell>
          <table:table-cell table:formula="of:=IF([.CE122]&lt;&gt;[.CD12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23:.CC123])/COUNT([.A123:.CC123]));0)" office:value-type="float" office:value="0" calcext:value-type="float">
            <text:p>0</text:p>
          </table:table-cell>
          <table:table-cell table:formula="of:=ROUND(([.B123]*[.$B$1]+[.C123]*[.$C$1]+[.D123]*[.$D$1]+[.E123]*[.$E$1]+[.F123]*[.$F$1]+[.G123]*[.$G$1]+[.H123]*[.$H$1]+[.I123]*[.$I$1]+[.J123]*[.$J$1]+[.K123]*[.$K$1]+[.L123]*[.$L$1]+[.M123]*[.$M$1]+[.N123]*[.$N$1]+[.O123]*[.$O$1]+[.P123]*[.$P$1]+[.Q123]*[.$Q$1]+[.R123]*[.$R$1]+[.S123]*[.$S$1]+[.T123]*[.$T$1]+[.U123]*[.$U$1]+[.V123]*[.$V$1]+[.W123]*[.$W$1]+[.X123]*[.$X$1]+[.Y123]*[.$Y$1]+[.Z123]*[.$Z$1]+[.AA123]*[.$AA$1]+[.AB123]*[.$AB$1]+[.AC123]*[.$AC$1]+[.AD123]*[.$AD$1]+[.AE123]*[.$AE$1]+[.AF123]*[.$AF$1]+[.AG123]*[.$AG$1]+[.AH123]*[.$AH$1]+[.AI123]*[.$AI$1]+[.AJ123]*[.$AJ$1]+[.AK123]*[.$AK$1]+[.AL123]*[.$AL$1]+[.AM123]*[.$AM$1]+[.AN123]*[.$AN$1]+[.AO123]*[.$AO$1]+[.AP123]*[.$AP$1]+[.AQ123]*[.$AQ$1]+[.AR123]*[.$AR$1]+[.AS123]*[.$AS$1]+[.AT123]*[.$AT$1]+[.AU123]*[.$AU$1]+[.AV123]*[.$AV$1]+[.AW123]*[.$AW$1]+[.AX123]*[.$AX$1]+[.AY123]*[.$AY$1]+[.AZ123]*[.$AZ$1]+[.BA123]*[.$BA$1]+[.BB123]*[.$BB$1]+[.BC123]*[.$BC$1]+[.BD123]*[.$BD$1]+[.BE123]*[.$BE$1]+[.BF123]*[.$BF$1]+[.BG123]*[.$BG$1]+[.BH123]*[.$BH$1]+[.BI123]*[.$BI$1]+[.BJ123]*[.$BJ$1]+[.BK123]*[.$BK$1]+[.BL123]*[.$BL$1]+[.BM123]*[.$BM$1]+[.BN123]*[.$BN$1]+[.BO123]*[.$BO$1]+[.BP123]*[.$BP$1]+[.BQ123]*[.$BQ$1]+[.BR123]*[.$BR$1]+[.BS123]*[.$BS$1]+[.BT123]*[.$BT$1]+[.BU123]*[.$BU$1]+[.BV123]*[.$BV$1]+[.BW123]*[.$BW$1]+[.BX123]*[.$BX$1]+[.BY123]*[.$BY$1]+[.BZ123]*[.$BZ$1]+[.CA123]*[.$CA$1]+[.CB123]*[.$CB$1]+[.CC123]*[.$CC$1])/COUNT([.B123:.CC123]);0)" office:value-type="float" office:value="0" calcext:value-type="float">
            <text:p>0</text:p>
          </table:table-cell>
          <table:table-cell table:formula="of:=IF([.CE123]&lt;&gt;[.CD123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formula="of:=ROUND((SUM([.B124:.CC124])/COUNT([.A124:.CC124]));0)" office:value-type="float" office:value="1" calcext:value-type="float">
            <text:p>1</text:p>
          </table:table-cell>
          <table:table-cell table:formula="of:=ROUND(([.B124]*[.$B$1]+[.C124]*[.$C$1]+[.D124]*[.$D$1]+[.E124]*[.$E$1]+[.F124]*[.$F$1]+[.G124]*[.$G$1]+[.H124]*[.$H$1]+[.I124]*[.$I$1]+[.J124]*[.$J$1]+[.K124]*[.$K$1]+[.L124]*[.$L$1]+[.M124]*[.$M$1]+[.N124]*[.$N$1]+[.O124]*[.$O$1]+[.P124]*[.$P$1]+[.Q124]*[.$Q$1]+[.R124]*[.$R$1]+[.S124]*[.$S$1]+[.T124]*[.$T$1]+[.U124]*[.$U$1]+[.V124]*[.$V$1]+[.W124]*[.$W$1]+[.X124]*[.$X$1]+[.Y124]*[.$Y$1]+[.Z124]*[.$Z$1]+[.AA124]*[.$AA$1]+[.AB124]*[.$AB$1]+[.AC124]*[.$AC$1]+[.AD124]*[.$AD$1]+[.AE124]*[.$AE$1]+[.AF124]*[.$AF$1]+[.AG124]*[.$AG$1]+[.AH124]*[.$AH$1]+[.AI124]*[.$AI$1]+[.AJ124]*[.$AJ$1]+[.AK124]*[.$AK$1]+[.AL124]*[.$AL$1]+[.AM124]*[.$AM$1]+[.AN124]*[.$AN$1]+[.AO124]*[.$AO$1]+[.AP124]*[.$AP$1]+[.AQ124]*[.$AQ$1]+[.AR124]*[.$AR$1]+[.AS124]*[.$AS$1]+[.AT124]*[.$AT$1]+[.AU124]*[.$AU$1]+[.AV124]*[.$AV$1]+[.AW124]*[.$AW$1]+[.AX124]*[.$AX$1]+[.AY124]*[.$AY$1]+[.AZ124]*[.$AZ$1]+[.BA124]*[.$BA$1]+[.BB124]*[.$BB$1]+[.BC124]*[.$BC$1]+[.BD124]*[.$BD$1]+[.BE124]*[.$BE$1]+[.BF124]*[.$BF$1]+[.BG124]*[.$BG$1]+[.BH124]*[.$BH$1]+[.BI124]*[.$BI$1]+[.BJ124]*[.$BJ$1]+[.BK124]*[.$BK$1]+[.BL124]*[.$BL$1]+[.BM124]*[.$BM$1]+[.BN124]*[.$BN$1]+[.BO124]*[.$BO$1]+[.BP124]*[.$BP$1]+[.BQ124]*[.$BQ$1]+[.BR124]*[.$BR$1]+[.BS124]*[.$BS$1]+[.BT124]*[.$BT$1]+[.BU124]*[.$BU$1]+[.BV124]*[.$BV$1]+[.BW124]*[.$BW$1]+[.BX124]*[.$BX$1]+[.BY124]*[.$BY$1]+[.BZ124]*[.$BZ$1]+[.CA124]*[.$CA$1]+[.CB124]*[.$CB$1]+[.CC124]*[.$CC$1])/COUNT([.B124:.CC124]);0)" office:value-type="float" office:value="1" calcext:value-type="float">
            <text:p>1</text:p>
          </table:table-cell>
          <table:table-cell table:formula="of:=IF([.CE124]&lt;&gt;[.CD12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25:.CC125])/COUNT([.A125:.CC125]));0)" office:value-type="float" office:value="1" calcext:value-type="float">
            <text:p>1</text:p>
          </table:table-cell>
          <table:table-cell table:formula="of:=ROUND(([.B125]*[.$B$1]+[.C125]*[.$C$1]+[.D125]*[.$D$1]+[.E125]*[.$E$1]+[.F125]*[.$F$1]+[.G125]*[.$G$1]+[.H125]*[.$H$1]+[.I125]*[.$I$1]+[.J125]*[.$J$1]+[.K125]*[.$K$1]+[.L125]*[.$L$1]+[.M125]*[.$M$1]+[.N125]*[.$N$1]+[.O125]*[.$O$1]+[.P125]*[.$P$1]+[.Q125]*[.$Q$1]+[.R125]*[.$R$1]+[.S125]*[.$S$1]+[.T125]*[.$T$1]+[.U125]*[.$U$1]+[.V125]*[.$V$1]+[.W125]*[.$W$1]+[.X125]*[.$X$1]+[.Y125]*[.$Y$1]+[.Z125]*[.$Z$1]+[.AA125]*[.$AA$1]+[.AB125]*[.$AB$1]+[.AC125]*[.$AC$1]+[.AD125]*[.$AD$1]+[.AE125]*[.$AE$1]+[.AF125]*[.$AF$1]+[.AG125]*[.$AG$1]+[.AH125]*[.$AH$1]+[.AI125]*[.$AI$1]+[.AJ125]*[.$AJ$1]+[.AK125]*[.$AK$1]+[.AL125]*[.$AL$1]+[.AM125]*[.$AM$1]+[.AN125]*[.$AN$1]+[.AO125]*[.$AO$1]+[.AP125]*[.$AP$1]+[.AQ125]*[.$AQ$1]+[.AR125]*[.$AR$1]+[.AS125]*[.$AS$1]+[.AT125]*[.$AT$1]+[.AU125]*[.$AU$1]+[.AV125]*[.$AV$1]+[.AW125]*[.$AW$1]+[.AX125]*[.$AX$1]+[.AY125]*[.$AY$1]+[.AZ125]*[.$AZ$1]+[.BA125]*[.$BA$1]+[.BB125]*[.$BB$1]+[.BC125]*[.$BC$1]+[.BD125]*[.$BD$1]+[.BE125]*[.$BE$1]+[.BF125]*[.$BF$1]+[.BG125]*[.$BG$1]+[.BH125]*[.$BH$1]+[.BI125]*[.$BI$1]+[.BJ125]*[.$BJ$1]+[.BK125]*[.$BK$1]+[.BL125]*[.$BL$1]+[.BM125]*[.$BM$1]+[.BN125]*[.$BN$1]+[.BO125]*[.$BO$1]+[.BP125]*[.$BP$1]+[.BQ125]*[.$BQ$1]+[.BR125]*[.$BR$1]+[.BS125]*[.$BS$1]+[.BT125]*[.$BT$1]+[.BU125]*[.$BU$1]+[.BV125]*[.$BV$1]+[.BW125]*[.$BW$1]+[.BX125]*[.$BX$1]+[.BY125]*[.$BY$1]+[.BZ125]*[.$BZ$1]+[.CA125]*[.$CA$1]+[.CB125]*[.$CB$1]+[.CC125]*[.$CC$1])/COUNT([.B125:.CC125]);0)" office:value-type="float" office:value="1" calcext:value-type="float">
            <text:p>1</text:p>
          </table:table-cell>
          <table:table-cell table:formula="of:=IF([.CE125]&lt;&gt;[.CD125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ROUND((SUM([.B126:.CC126])/COUNT([.A126:.CC126]));0)" office:value-type="float" office:value="0" calcext:value-type="float">
            <text:p>0</text:p>
          </table:table-cell>
          <table:table-cell table:formula="of:=ROUND(([.B126]*[.$B$1]+[.C126]*[.$C$1]+[.D126]*[.$D$1]+[.E126]*[.$E$1]+[.F126]*[.$F$1]+[.G126]*[.$G$1]+[.H126]*[.$H$1]+[.I126]*[.$I$1]+[.J126]*[.$J$1]+[.K126]*[.$K$1]+[.L126]*[.$L$1]+[.M126]*[.$M$1]+[.N126]*[.$N$1]+[.O126]*[.$O$1]+[.P126]*[.$P$1]+[.Q126]*[.$Q$1]+[.R126]*[.$R$1]+[.S126]*[.$S$1]+[.T126]*[.$T$1]+[.U126]*[.$U$1]+[.V126]*[.$V$1]+[.W126]*[.$W$1]+[.X126]*[.$X$1]+[.Y126]*[.$Y$1]+[.Z126]*[.$Z$1]+[.AA126]*[.$AA$1]+[.AB126]*[.$AB$1]+[.AC126]*[.$AC$1]+[.AD126]*[.$AD$1]+[.AE126]*[.$AE$1]+[.AF126]*[.$AF$1]+[.AG126]*[.$AG$1]+[.AH126]*[.$AH$1]+[.AI126]*[.$AI$1]+[.AJ126]*[.$AJ$1]+[.AK126]*[.$AK$1]+[.AL126]*[.$AL$1]+[.AM126]*[.$AM$1]+[.AN126]*[.$AN$1]+[.AO126]*[.$AO$1]+[.AP126]*[.$AP$1]+[.AQ126]*[.$AQ$1]+[.AR126]*[.$AR$1]+[.AS126]*[.$AS$1]+[.AT126]*[.$AT$1]+[.AU126]*[.$AU$1]+[.AV126]*[.$AV$1]+[.AW126]*[.$AW$1]+[.AX126]*[.$AX$1]+[.AY126]*[.$AY$1]+[.AZ126]*[.$AZ$1]+[.BA126]*[.$BA$1]+[.BB126]*[.$BB$1]+[.BC126]*[.$BC$1]+[.BD126]*[.$BD$1]+[.BE126]*[.$BE$1]+[.BF126]*[.$BF$1]+[.BG126]*[.$BG$1]+[.BH126]*[.$BH$1]+[.BI126]*[.$BI$1]+[.BJ126]*[.$BJ$1]+[.BK126]*[.$BK$1]+[.BL126]*[.$BL$1]+[.BM126]*[.$BM$1]+[.BN126]*[.$BN$1]+[.BO126]*[.$BO$1]+[.BP126]*[.$BP$1]+[.BQ126]*[.$BQ$1]+[.BR126]*[.$BR$1]+[.BS126]*[.$BS$1]+[.BT126]*[.$BT$1]+[.BU126]*[.$BU$1]+[.BV126]*[.$BV$1]+[.BW126]*[.$BW$1]+[.BX126]*[.$BX$1]+[.BY126]*[.$BY$1]+[.BZ126]*[.$BZ$1]+[.CA126]*[.$CA$1]+[.CB126]*[.$CB$1]+[.CC126]*[.$CC$1])/COUNT([.B126:.CC126]);0)" office:value-type="float" office:value="0" calcext:value-type="float">
            <text:p>0</text:p>
          </table:table-cell>
          <table:table-cell table:formula="of:=IF([.CE126]&lt;&gt;[.CD12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27:.CC127])/COUNT([.A127:.CC127]));0)" office:value-type="float" office:value="0" calcext:value-type="float">
            <text:p>0</text:p>
          </table:table-cell>
          <table:table-cell table:formula="of:=ROUND(([.B127]*[.$B$1]+[.C127]*[.$C$1]+[.D127]*[.$D$1]+[.E127]*[.$E$1]+[.F127]*[.$F$1]+[.G127]*[.$G$1]+[.H127]*[.$H$1]+[.I127]*[.$I$1]+[.J127]*[.$J$1]+[.K127]*[.$K$1]+[.L127]*[.$L$1]+[.M127]*[.$M$1]+[.N127]*[.$N$1]+[.O127]*[.$O$1]+[.P127]*[.$P$1]+[.Q127]*[.$Q$1]+[.R127]*[.$R$1]+[.S127]*[.$S$1]+[.T127]*[.$T$1]+[.U127]*[.$U$1]+[.V127]*[.$V$1]+[.W127]*[.$W$1]+[.X127]*[.$X$1]+[.Y127]*[.$Y$1]+[.Z127]*[.$Z$1]+[.AA127]*[.$AA$1]+[.AB127]*[.$AB$1]+[.AC127]*[.$AC$1]+[.AD127]*[.$AD$1]+[.AE127]*[.$AE$1]+[.AF127]*[.$AF$1]+[.AG127]*[.$AG$1]+[.AH127]*[.$AH$1]+[.AI127]*[.$AI$1]+[.AJ127]*[.$AJ$1]+[.AK127]*[.$AK$1]+[.AL127]*[.$AL$1]+[.AM127]*[.$AM$1]+[.AN127]*[.$AN$1]+[.AO127]*[.$AO$1]+[.AP127]*[.$AP$1]+[.AQ127]*[.$AQ$1]+[.AR127]*[.$AR$1]+[.AS127]*[.$AS$1]+[.AT127]*[.$AT$1]+[.AU127]*[.$AU$1]+[.AV127]*[.$AV$1]+[.AW127]*[.$AW$1]+[.AX127]*[.$AX$1]+[.AY127]*[.$AY$1]+[.AZ127]*[.$AZ$1]+[.BA127]*[.$BA$1]+[.BB127]*[.$BB$1]+[.BC127]*[.$BC$1]+[.BD127]*[.$BD$1]+[.BE127]*[.$BE$1]+[.BF127]*[.$BF$1]+[.BG127]*[.$BG$1]+[.BH127]*[.$BH$1]+[.BI127]*[.$BI$1]+[.BJ127]*[.$BJ$1]+[.BK127]*[.$BK$1]+[.BL127]*[.$BL$1]+[.BM127]*[.$BM$1]+[.BN127]*[.$BN$1]+[.BO127]*[.$BO$1]+[.BP127]*[.$BP$1]+[.BQ127]*[.$BQ$1]+[.BR127]*[.$BR$1]+[.BS127]*[.$BS$1]+[.BT127]*[.$BT$1]+[.BU127]*[.$BU$1]+[.BV127]*[.$BV$1]+[.BW127]*[.$BW$1]+[.BX127]*[.$BX$1]+[.BY127]*[.$BY$1]+[.BZ127]*[.$BZ$1]+[.CA127]*[.$CA$1]+[.CB127]*[.$CB$1]+[.CC127]*[.$CC$1])/COUNT([.B127:.CC127]);0)" office:value-type="float" office:value="0" calcext:value-type="float">
            <text:p>0</text:p>
          </table:table-cell>
          <table:table-cell table:formula="of:=IF([.CE127]&lt;&gt;[.CD12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28:.CC128])/COUNT([.A128:.CC128]));0)" office:value-type="float" office:value="1" calcext:value-type="float">
            <text:p>1</text:p>
          </table:table-cell>
          <table:table-cell table:formula="of:=ROUND(([.B128]*[.$B$1]+[.C128]*[.$C$1]+[.D128]*[.$D$1]+[.E128]*[.$E$1]+[.F128]*[.$F$1]+[.G128]*[.$G$1]+[.H128]*[.$H$1]+[.I128]*[.$I$1]+[.J128]*[.$J$1]+[.K128]*[.$K$1]+[.L128]*[.$L$1]+[.M128]*[.$M$1]+[.N128]*[.$N$1]+[.O128]*[.$O$1]+[.P128]*[.$P$1]+[.Q128]*[.$Q$1]+[.R128]*[.$R$1]+[.S128]*[.$S$1]+[.T128]*[.$T$1]+[.U128]*[.$U$1]+[.V128]*[.$V$1]+[.W128]*[.$W$1]+[.X128]*[.$X$1]+[.Y128]*[.$Y$1]+[.Z128]*[.$Z$1]+[.AA128]*[.$AA$1]+[.AB128]*[.$AB$1]+[.AC128]*[.$AC$1]+[.AD128]*[.$AD$1]+[.AE128]*[.$AE$1]+[.AF128]*[.$AF$1]+[.AG128]*[.$AG$1]+[.AH128]*[.$AH$1]+[.AI128]*[.$AI$1]+[.AJ128]*[.$AJ$1]+[.AK128]*[.$AK$1]+[.AL128]*[.$AL$1]+[.AM128]*[.$AM$1]+[.AN128]*[.$AN$1]+[.AO128]*[.$AO$1]+[.AP128]*[.$AP$1]+[.AQ128]*[.$AQ$1]+[.AR128]*[.$AR$1]+[.AS128]*[.$AS$1]+[.AT128]*[.$AT$1]+[.AU128]*[.$AU$1]+[.AV128]*[.$AV$1]+[.AW128]*[.$AW$1]+[.AX128]*[.$AX$1]+[.AY128]*[.$AY$1]+[.AZ128]*[.$AZ$1]+[.BA128]*[.$BA$1]+[.BB128]*[.$BB$1]+[.BC128]*[.$BC$1]+[.BD128]*[.$BD$1]+[.BE128]*[.$BE$1]+[.BF128]*[.$BF$1]+[.BG128]*[.$BG$1]+[.BH128]*[.$BH$1]+[.BI128]*[.$BI$1]+[.BJ128]*[.$BJ$1]+[.BK128]*[.$BK$1]+[.BL128]*[.$BL$1]+[.BM128]*[.$BM$1]+[.BN128]*[.$BN$1]+[.BO128]*[.$BO$1]+[.BP128]*[.$BP$1]+[.BQ128]*[.$BQ$1]+[.BR128]*[.$BR$1]+[.BS128]*[.$BS$1]+[.BT128]*[.$BT$1]+[.BU128]*[.$BU$1]+[.BV128]*[.$BV$1]+[.BW128]*[.$BW$1]+[.BX128]*[.$BX$1]+[.BY128]*[.$BY$1]+[.BZ128]*[.$BZ$1]+[.CA128]*[.$CA$1]+[.CB128]*[.$CB$1]+[.CC128]*[.$CC$1])/COUNT([.B128:.CC128]);0)" office:value-type="float" office:value="1" calcext:value-type="float">
            <text:p>1</text:p>
          </table:table-cell>
          <table:table-cell table:formula="of:=IF([.CE128]&lt;&gt;[.CD12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29:.CC129])/COUNT([.A129:.CC129]));0)" office:value-type="float" office:value="1" calcext:value-type="float">
            <text:p>1</text:p>
          </table:table-cell>
          <table:table-cell table:formula="of:=ROUND(([.B129]*[.$B$1]+[.C129]*[.$C$1]+[.D129]*[.$D$1]+[.E129]*[.$E$1]+[.F129]*[.$F$1]+[.G129]*[.$G$1]+[.H129]*[.$H$1]+[.I129]*[.$I$1]+[.J129]*[.$J$1]+[.K129]*[.$K$1]+[.L129]*[.$L$1]+[.M129]*[.$M$1]+[.N129]*[.$N$1]+[.O129]*[.$O$1]+[.P129]*[.$P$1]+[.Q129]*[.$Q$1]+[.R129]*[.$R$1]+[.S129]*[.$S$1]+[.T129]*[.$T$1]+[.U129]*[.$U$1]+[.V129]*[.$V$1]+[.W129]*[.$W$1]+[.X129]*[.$X$1]+[.Y129]*[.$Y$1]+[.Z129]*[.$Z$1]+[.AA129]*[.$AA$1]+[.AB129]*[.$AB$1]+[.AC129]*[.$AC$1]+[.AD129]*[.$AD$1]+[.AE129]*[.$AE$1]+[.AF129]*[.$AF$1]+[.AG129]*[.$AG$1]+[.AH129]*[.$AH$1]+[.AI129]*[.$AI$1]+[.AJ129]*[.$AJ$1]+[.AK129]*[.$AK$1]+[.AL129]*[.$AL$1]+[.AM129]*[.$AM$1]+[.AN129]*[.$AN$1]+[.AO129]*[.$AO$1]+[.AP129]*[.$AP$1]+[.AQ129]*[.$AQ$1]+[.AR129]*[.$AR$1]+[.AS129]*[.$AS$1]+[.AT129]*[.$AT$1]+[.AU129]*[.$AU$1]+[.AV129]*[.$AV$1]+[.AW129]*[.$AW$1]+[.AX129]*[.$AX$1]+[.AY129]*[.$AY$1]+[.AZ129]*[.$AZ$1]+[.BA129]*[.$BA$1]+[.BB129]*[.$BB$1]+[.BC129]*[.$BC$1]+[.BD129]*[.$BD$1]+[.BE129]*[.$BE$1]+[.BF129]*[.$BF$1]+[.BG129]*[.$BG$1]+[.BH129]*[.$BH$1]+[.BI129]*[.$BI$1]+[.BJ129]*[.$BJ$1]+[.BK129]*[.$BK$1]+[.BL129]*[.$BL$1]+[.BM129]*[.$BM$1]+[.BN129]*[.$BN$1]+[.BO129]*[.$BO$1]+[.BP129]*[.$BP$1]+[.BQ129]*[.$BQ$1]+[.BR129]*[.$BR$1]+[.BS129]*[.$BS$1]+[.BT129]*[.$BT$1]+[.BU129]*[.$BU$1]+[.BV129]*[.$BV$1]+[.BW129]*[.$BW$1]+[.BX129]*[.$BX$1]+[.BY129]*[.$BY$1]+[.BZ129]*[.$BZ$1]+[.CA129]*[.$CA$1]+[.CB129]*[.$CB$1]+[.CC129]*[.$CC$1])/COUNT([.B129:.CC129]);0)" office:value-type="float" office:value="1" calcext:value-type="float">
            <text:p>1</text:p>
          </table:table-cell>
          <table:table-cell table:formula="of:=IF([.CE129]&lt;&gt;[.CD12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30:.CC130])/COUNT([.A130:.CC130]));0)" office:value-type="float" office:value="1" calcext:value-type="float">
            <text:p>1</text:p>
          </table:table-cell>
          <table:table-cell table:formula="of:=ROUND(([.B130]*[.$B$1]+[.C130]*[.$C$1]+[.D130]*[.$D$1]+[.E130]*[.$E$1]+[.F130]*[.$F$1]+[.G130]*[.$G$1]+[.H130]*[.$H$1]+[.I130]*[.$I$1]+[.J130]*[.$J$1]+[.K130]*[.$K$1]+[.L130]*[.$L$1]+[.M130]*[.$M$1]+[.N130]*[.$N$1]+[.O130]*[.$O$1]+[.P130]*[.$P$1]+[.Q130]*[.$Q$1]+[.R130]*[.$R$1]+[.S130]*[.$S$1]+[.T130]*[.$T$1]+[.U130]*[.$U$1]+[.V130]*[.$V$1]+[.W130]*[.$W$1]+[.X130]*[.$X$1]+[.Y130]*[.$Y$1]+[.Z130]*[.$Z$1]+[.AA130]*[.$AA$1]+[.AB130]*[.$AB$1]+[.AC130]*[.$AC$1]+[.AD130]*[.$AD$1]+[.AE130]*[.$AE$1]+[.AF130]*[.$AF$1]+[.AG130]*[.$AG$1]+[.AH130]*[.$AH$1]+[.AI130]*[.$AI$1]+[.AJ130]*[.$AJ$1]+[.AK130]*[.$AK$1]+[.AL130]*[.$AL$1]+[.AM130]*[.$AM$1]+[.AN130]*[.$AN$1]+[.AO130]*[.$AO$1]+[.AP130]*[.$AP$1]+[.AQ130]*[.$AQ$1]+[.AR130]*[.$AR$1]+[.AS130]*[.$AS$1]+[.AT130]*[.$AT$1]+[.AU130]*[.$AU$1]+[.AV130]*[.$AV$1]+[.AW130]*[.$AW$1]+[.AX130]*[.$AX$1]+[.AY130]*[.$AY$1]+[.AZ130]*[.$AZ$1]+[.BA130]*[.$BA$1]+[.BB130]*[.$BB$1]+[.BC130]*[.$BC$1]+[.BD130]*[.$BD$1]+[.BE130]*[.$BE$1]+[.BF130]*[.$BF$1]+[.BG130]*[.$BG$1]+[.BH130]*[.$BH$1]+[.BI130]*[.$BI$1]+[.BJ130]*[.$BJ$1]+[.BK130]*[.$BK$1]+[.BL130]*[.$BL$1]+[.BM130]*[.$BM$1]+[.BN130]*[.$BN$1]+[.BO130]*[.$BO$1]+[.BP130]*[.$BP$1]+[.BQ130]*[.$BQ$1]+[.BR130]*[.$BR$1]+[.BS130]*[.$BS$1]+[.BT130]*[.$BT$1]+[.BU130]*[.$BU$1]+[.BV130]*[.$BV$1]+[.BW130]*[.$BW$1]+[.BX130]*[.$BX$1]+[.BY130]*[.$BY$1]+[.BZ130]*[.$BZ$1]+[.CA130]*[.$CA$1]+[.CB130]*[.$CB$1]+[.CC130]*[.$CC$1])/COUNT([.B130:.CC130]);0)" office:value-type="float" office:value="1" calcext:value-type="float">
            <text:p>1</text:p>
          </table:table-cell>
          <table:table-cell table:formula="of:=IF([.CE130]&lt;&gt;[.CD13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31:.CC131])/COUNT([.A131:.CC131]));0)" office:value-type="float" office:value="1" calcext:value-type="float">
            <text:p>1</text:p>
          </table:table-cell>
          <table:table-cell table:formula="of:=ROUND(([.B131]*[.$B$1]+[.C131]*[.$C$1]+[.D131]*[.$D$1]+[.E131]*[.$E$1]+[.F131]*[.$F$1]+[.G131]*[.$G$1]+[.H131]*[.$H$1]+[.I131]*[.$I$1]+[.J131]*[.$J$1]+[.K131]*[.$K$1]+[.L131]*[.$L$1]+[.M131]*[.$M$1]+[.N131]*[.$N$1]+[.O131]*[.$O$1]+[.P131]*[.$P$1]+[.Q131]*[.$Q$1]+[.R131]*[.$R$1]+[.S131]*[.$S$1]+[.T131]*[.$T$1]+[.U131]*[.$U$1]+[.V131]*[.$V$1]+[.W131]*[.$W$1]+[.X131]*[.$X$1]+[.Y131]*[.$Y$1]+[.Z131]*[.$Z$1]+[.AA131]*[.$AA$1]+[.AB131]*[.$AB$1]+[.AC131]*[.$AC$1]+[.AD131]*[.$AD$1]+[.AE131]*[.$AE$1]+[.AF131]*[.$AF$1]+[.AG131]*[.$AG$1]+[.AH131]*[.$AH$1]+[.AI131]*[.$AI$1]+[.AJ131]*[.$AJ$1]+[.AK131]*[.$AK$1]+[.AL131]*[.$AL$1]+[.AM131]*[.$AM$1]+[.AN131]*[.$AN$1]+[.AO131]*[.$AO$1]+[.AP131]*[.$AP$1]+[.AQ131]*[.$AQ$1]+[.AR131]*[.$AR$1]+[.AS131]*[.$AS$1]+[.AT131]*[.$AT$1]+[.AU131]*[.$AU$1]+[.AV131]*[.$AV$1]+[.AW131]*[.$AW$1]+[.AX131]*[.$AX$1]+[.AY131]*[.$AY$1]+[.AZ131]*[.$AZ$1]+[.BA131]*[.$BA$1]+[.BB131]*[.$BB$1]+[.BC131]*[.$BC$1]+[.BD131]*[.$BD$1]+[.BE131]*[.$BE$1]+[.BF131]*[.$BF$1]+[.BG131]*[.$BG$1]+[.BH131]*[.$BH$1]+[.BI131]*[.$BI$1]+[.BJ131]*[.$BJ$1]+[.BK131]*[.$BK$1]+[.BL131]*[.$BL$1]+[.BM131]*[.$BM$1]+[.BN131]*[.$BN$1]+[.BO131]*[.$BO$1]+[.BP131]*[.$BP$1]+[.BQ131]*[.$BQ$1]+[.BR131]*[.$BR$1]+[.BS131]*[.$BS$1]+[.BT131]*[.$BT$1]+[.BU131]*[.$BU$1]+[.BV131]*[.$BV$1]+[.BW131]*[.$BW$1]+[.BX131]*[.$BX$1]+[.BY131]*[.$BY$1]+[.BZ131]*[.$BZ$1]+[.CA131]*[.$CA$1]+[.CB131]*[.$CB$1]+[.CC131]*[.$CC$1])/COUNT([.B131:.CC131]);0)" office:value-type="float" office:value="1" calcext:value-type="float">
            <text:p>1</text:p>
          </table:table-cell>
          <table:table-cell table:formula="of:=IF([.CE131]&lt;&gt;[.CD13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2:.CC132])/COUNT([.A132:.CC132]));0)" office:value-type="float" office:value="0" calcext:value-type="float">
            <text:p>0</text:p>
          </table:table-cell>
          <table:table-cell table:formula="of:=ROUND(([.B132]*[.$B$1]+[.C132]*[.$C$1]+[.D132]*[.$D$1]+[.E132]*[.$E$1]+[.F132]*[.$F$1]+[.G132]*[.$G$1]+[.H132]*[.$H$1]+[.I132]*[.$I$1]+[.J132]*[.$J$1]+[.K132]*[.$K$1]+[.L132]*[.$L$1]+[.M132]*[.$M$1]+[.N132]*[.$N$1]+[.O132]*[.$O$1]+[.P132]*[.$P$1]+[.Q132]*[.$Q$1]+[.R132]*[.$R$1]+[.S132]*[.$S$1]+[.T132]*[.$T$1]+[.U132]*[.$U$1]+[.V132]*[.$V$1]+[.W132]*[.$W$1]+[.X132]*[.$X$1]+[.Y132]*[.$Y$1]+[.Z132]*[.$Z$1]+[.AA132]*[.$AA$1]+[.AB132]*[.$AB$1]+[.AC132]*[.$AC$1]+[.AD132]*[.$AD$1]+[.AE132]*[.$AE$1]+[.AF132]*[.$AF$1]+[.AG132]*[.$AG$1]+[.AH132]*[.$AH$1]+[.AI132]*[.$AI$1]+[.AJ132]*[.$AJ$1]+[.AK132]*[.$AK$1]+[.AL132]*[.$AL$1]+[.AM132]*[.$AM$1]+[.AN132]*[.$AN$1]+[.AO132]*[.$AO$1]+[.AP132]*[.$AP$1]+[.AQ132]*[.$AQ$1]+[.AR132]*[.$AR$1]+[.AS132]*[.$AS$1]+[.AT132]*[.$AT$1]+[.AU132]*[.$AU$1]+[.AV132]*[.$AV$1]+[.AW132]*[.$AW$1]+[.AX132]*[.$AX$1]+[.AY132]*[.$AY$1]+[.AZ132]*[.$AZ$1]+[.BA132]*[.$BA$1]+[.BB132]*[.$BB$1]+[.BC132]*[.$BC$1]+[.BD132]*[.$BD$1]+[.BE132]*[.$BE$1]+[.BF132]*[.$BF$1]+[.BG132]*[.$BG$1]+[.BH132]*[.$BH$1]+[.BI132]*[.$BI$1]+[.BJ132]*[.$BJ$1]+[.BK132]*[.$BK$1]+[.BL132]*[.$BL$1]+[.BM132]*[.$BM$1]+[.BN132]*[.$BN$1]+[.BO132]*[.$BO$1]+[.BP132]*[.$BP$1]+[.BQ132]*[.$BQ$1]+[.BR132]*[.$BR$1]+[.BS132]*[.$BS$1]+[.BT132]*[.$BT$1]+[.BU132]*[.$BU$1]+[.BV132]*[.$BV$1]+[.BW132]*[.$BW$1]+[.BX132]*[.$BX$1]+[.BY132]*[.$BY$1]+[.BZ132]*[.$BZ$1]+[.CA132]*[.$CA$1]+[.CB132]*[.$CB$1]+[.CC132]*[.$CC$1])/COUNT([.B132:.CC132]);0)" office:value-type="float" office:value="0" calcext:value-type="float">
            <text:p>0</text:p>
          </table:table-cell>
          <table:table-cell table:formula="of:=IF([.CE132]&lt;&gt;[.CD13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3:.CC133])/COUNT([.A133:.CC133]));0)" office:value-type="float" office:value="0" calcext:value-type="float">
            <text:p>0</text:p>
          </table:table-cell>
          <table:table-cell table:formula="of:=ROUND(([.B133]*[.$B$1]+[.C133]*[.$C$1]+[.D133]*[.$D$1]+[.E133]*[.$E$1]+[.F133]*[.$F$1]+[.G133]*[.$G$1]+[.H133]*[.$H$1]+[.I133]*[.$I$1]+[.J133]*[.$J$1]+[.K133]*[.$K$1]+[.L133]*[.$L$1]+[.M133]*[.$M$1]+[.N133]*[.$N$1]+[.O133]*[.$O$1]+[.P133]*[.$P$1]+[.Q133]*[.$Q$1]+[.R133]*[.$R$1]+[.S133]*[.$S$1]+[.T133]*[.$T$1]+[.U133]*[.$U$1]+[.V133]*[.$V$1]+[.W133]*[.$W$1]+[.X133]*[.$X$1]+[.Y133]*[.$Y$1]+[.Z133]*[.$Z$1]+[.AA133]*[.$AA$1]+[.AB133]*[.$AB$1]+[.AC133]*[.$AC$1]+[.AD133]*[.$AD$1]+[.AE133]*[.$AE$1]+[.AF133]*[.$AF$1]+[.AG133]*[.$AG$1]+[.AH133]*[.$AH$1]+[.AI133]*[.$AI$1]+[.AJ133]*[.$AJ$1]+[.AK133]*[.$AK$1]+[.AL133]*[.$AL$1]+[.AM133]*[.$AM$1]+[.AN133]*[.$AN$1]+[.AO133]*[.$AO$1]+[.AP133]*[.$AP$1]+[.AQ133]*[.$AQ$1]+[.AR133]*[.$AR$1]+[.AS133]*[.$AS$1]+[.AT133]*[.$AT$1]+[.AU133]*[.$AU$1]+[.AV133]*[.$AV$1]+[.AW133]*[.$AW$1]+[.AX133]*[.$AX$1]+[.AY133]*[.$AY$1]+[.AZ133]*[.$AZ$1]+[.BA133]*[.$BA$1]+[.BB133]*[.$BB$1]+[.BC133]*[.$BC$1]+[.BD133]*[.$BD$1]+[.BE133]*[.$BE$1]+[.BF133]*[.$BF$1]+[.BG133]*[.$BG$1]+[.BH133]*[.$BH$1]+[.BI133]*[.$BI$1]+[.BJ133]*[.$BJ$1]+[.BK133]*[.$BK$1]+[.BL133]*[.$BL$1]+[.BM133]*[.$BM$1]+[.BN133]*[.$BN$1]+[.BO133]*[.$BO$1]+[.BP133]*[.$BP$1]+[.BQ133]*[.$BQ$1]+[.BR133]*[.$BR$1]+[.BS133]*[.$BS$1]+[.BT133]*[.$BT$1]+[.BU133]*[.$BU$1]+[.BV133]*[.$BV$1]+[.BW133]*[.$BW$1]+[.BX133]*[.$BX$1]+[.BY133]*[.$BY$1]+[.BZ133]*[.$BZ$1]+[.CA133]*[.$CA$1]+[.CB133]*[.$CB$1]+[.CC133]*[.$CC$1])/COUNT([.B133:.CC133]);0)" office:value-type="float" office:value="0" calcext:value-type="float">
            <text:p>0</text:p>
          </table:table-cell>
          <table:table-cell table:formula="of:=IF([.CE133]&lt;&gt;[.CD13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4:.CC134])/COUNT([.A134:.CC134]));0)" office:value-type="float" office:value="0" calcext:value-type="float">
            <text:p>0</text:p>
          </table:table-cell>
          <table:table-cell table:formula="of:=ROUND(([.B134]*[.$B$1]+[.C134]*[.$C$1]+[.D134]*[.$D$1]+[.E134]*[.$E$1]+[.F134]*[.$F$1]+[.G134]*[.$G$1]+[.H134]*[.$H$1]+[.I134]*[.$I$1]+[.J134]*[.$J$1]+[.K134]*[.$K$1]+[.L134]*[.$L$1]+[.M134]*[.$M$1]+[.N134]*[.$N$1]+[.O134]*[.$O$1]+[.P134]*[.$P$1]+[.Q134]*[.$Q$1]+[.R134]*[.$R$1]+[.S134]*[.$S$1]+[.T134]*[.$T$1]+[.U134]*[.$U$1]+[.V134]*[.$V$1]+[.W134]*[.$W$1]+[.X134]*[.$X$1]+[.Y134]*[.$Y$1]+[.Z134]*[.$Z$1]+[.AA134]*[.$AA$1]+[.AB134]*[.$AB$1]+[.AC134]*[.$AC$1]+[.AD134]*[.$AD$1]+[.AE134]*[.$AE$1]+[.AF134]*[.$AF$1]+[.AG134]*[.$AG$1]+[.AH134]*[.$AH$1]+[.AI134]*[.$AI$1]+[.AJ134]*[.$AJ$1]+[.AK134]*[.$AK$1]+[.AL134]*[.$AL$1]+[.AM134]*[.$AM$1]+[.AN134]*[.$AN$1]+[.AO134]*[.$AO$1]+[.AP134]*[.$AP$1]+[.AQ134]*[.$AQ$1]+[.AR134]*[.$AR$1]+[.AS134]*[.$AS$1]+[.AT134]*[.$AT$1]+[.AU134]*[.$AU$1]+[.AV134]*[.$AV$1]+[.AW134]*[.$AW$1]+[.AX134]*[.$AX$1]+[.AY134]*[.$AY$1]+[.AZ134]*[.$AZ$1]+[.BA134]*[.$BA$1]+[.BB134]*[.$BB$1]+[.BC134]*[.$BC$1]+[.BD134]*[.$BD$1]+[.BE134]*[.$BE$1]+[.BF134]*[.$BF$1]+[.BG134]*[.$BG$1]+[.BH134]*[.$BH$1]+[.BI134]*[.$BI$1]+[.BJ134]*[.$BJ$1]+[.BK134]*[.$BK$1]+[.BL134]*[.$BL$1]+[.BM134]*[.$BM$1]+[.BN134]*[.$BN$1]+[.BO134]*[.$BO$1]+[.BP134]*[.$BP$1]+[.BQ134]*[.$BQ$1]+[.BR134]*[.$BR$1]+[.BS134]*[.$BS$1]+[.BT134]*[.$BT$1]+[.BU134]*[.$BU$1]+[.BV134]*[.$BV$1]+[.BW134]*[.$BW$1]+[.BX134]*[.$BX$1]+[.BY134]*[.$BY$1]+[.BZ134]*[.$BZ$1]+[.CA134]*[.$CA$1]+[.CB134]*[.$CB$1]+[.CC134]*[.$CC$1])/COUNT([.B134:.CC134]);0)" office:value-type="float" office:value="0" calcext:value-type="float">
            <text:p>0</text:p>
          </table:table-cell>
          <table:table-cell table:formula="of:=IF([.CE134]&lt;&gt;[.CD13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5:.CC135])/COUNT([.A135:.CC135]));0)" office:value-type="float" office:value="0" calcext:value-type="float">
            <text:p>0</text:p>
          </table:table-cell>
          <table:table-cell table:formula="of:=ROUND(([.B135]*[.$B$1]+[.C135]*[.$C$1]+[.D135]*[.$D$1]+[.E135]*[.$E$1]+[.F135]*[.$F$1]+[.G135]*[.$G$1]+[.H135]*[.$H$1]+[.I135]*[.$I$1]+[.J135]*[.$J$1]+[.K135]*[.$K$1]+[.L135]*[.$L$1]+[.M135]*[.$M$1]+[.N135]*[.$N$1]+[.O135]*[.$O$1]+[.P135]*[.$P$1]+[.Q135]*[.$Q$1]+[.R135]*[.$R$1]+[.S135]*[.$S$1]+[.T135]*[.$T$1]+[.U135]*[.$U$1]+[.V135]*[.$V$1]+[.W135]*[.$W$1]+[.X135]*[.$X$1]+[.Y135]*[.$Y$1]+[.Z135]*[.$Z$1]+[.AA135]*[.$AA$1]+[.AB135]*[.$AB$1]+[.AC135]*[.$AC$1]+[.AD135]*[.$AD$1]+[.AE135]*[.$AE$1]+[.AF135]*[.$AF$1]+[.AG135]*[.$AG$1]+[.AH135]*[.$AH$1]+[.AI135]*[.$AI$1]+[.AJ135]*[.$AJ$1]+[.AK135]*[.$AK$1]+[.AL135]*[.$AL$1]+[.AM135]*[.$AM$1]+[.AN135]*[.$AN$1]+[.AO135]*[.$AO$1]+[.AP135]*[.$AP$1]+[.AQ135]*[.$AQ$1]+[.AR135]*[.$AR$1]+[.AS135]*[.$AS$1]+[.AT135]*[.$AT$1]+[.AU135]*[.$AU$1]+[.AV135]*[.$AV$1]+[.AW135]*[.$AW$1]+[.AX135]*[.$AX$1]+[.AY135]*[.$AY$1]+[.AZ135]*[.$AZ$1]+[.BA135]*[.$BA$1]+[.BB135]*[.$BB$1]+[.BC135]*[.$BC$1]+[.BD135]*[.$BD$1]+[.BE135]*[.$BE$1]+[.BF135]*[.$BF$1]+[.BG135]*[.$BG$1]+[.BH135]*[.$BH$1]+[.BI135]*[.$BI$1]+[.BJ135]*[.$BJ$1]+[.BK135]*[.$BK$1]+[.BL135]*[.$BL$1]+[.BM135]*[.$BM$1]+[.BN135]*[.$BN$1]+[.BO135]*[.$BO$1]+[.BP135]*[.$BP$1]+[.BQ135]*[.$BQ$1]+[.BR135]*[.$BR$1]+[.BS135]*[.$BS$1]+[.BT135]*[.$BT$1]+[.BU135]*[.$BU$1]+[.BV135]*[.$BV$1]+[.BW135]*[.$BW$1]+[.BX135]*[.$BX$1]+[.BY135]*[.$BY$1]+[.BZ135]*[.$BZ$1]+[.CA135]*[.$CA$1]+[.CB135]*[.$CB$1]+[.CC135]*[.$CC$1])/COUNT([.B135:.CC135]);0)" office:value-type="float" office:value="0" calcext:value-type="float">
            <text:p>0</text:p>
          </table:table-cell>
          <table:table-cell table:formula="of:=IF([.CE135]&lt;&gt;[.CD13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6:.CC136])/COUNT([.A136:.CC136]));0)" office:value-type="float" office:value="0" calcext:value-type="float">
            <text:p>0</text:p>
          </table:table-cell>
          <table:table-cell table:formula="of:=ROUND(([.B136]*[.$B$1]+[.C136]*[.$C$1]+[.D136]*[.$D$1]+[.E136]*[.$E$1]+[.F136]*[.$F$1]+[.G136]*[.$G$1]+[.H136]*[.$H$1]+[.I136]*[.$I$1]+[.J136]*[.$J$1]+[.K136]*[.$K$1]+[.L136]*[.$L$1]+[.M136]*[.$M$1]+[.N136]*[.$N$1]+[.O136]*[.$O$1]+[.P136]*[.$P$1]+[.Q136]*[.$Q$1]+[.R136]*[.$R$1]+[.S136]*[.$S$1]+[.T136]*[.$T$1]+[.U136]*[.$U$1]+[.V136]*[.$V$1]+[.W136]*[.$W$1]+[.X136]*[.$X$1]+[.Y136]*[.$Y$1]+[.Z136]*[.$Z$1]+[.AA136]*[.$AA$1]+[.AB136]*[.$AB$1]+[.AC136]*[.$AC$1]+[.AD136]*[.$AD$1]+[.AE136]*[.$AE$1]+[.AF136]*[.$AF$1]+[.AG136]*[.$AG$1]+[.AH136]*[.$AH$1]+[.AI136]*[.$AI$1]+[.AJ136]*[.$AJ$1]+[.AK136]*[.$AK$1]+[.AL136]*[.$AL$1]+[.AM136]*[.$AM$1]+[.AN136]*[.$AN$1]+[.AO136]*[.$AO$1]+[.AP136]*[.$AP$1]+[.AQ136]*[.$AQ$1]+[.AR136]*[.$AR$1]+[.AS136]*[.$AS$1]+[.AT136]*[.$AT$1]+[.AU136]*[.$AU$1]+[.AV136]*[.$AV$1]+[.AW136]*[.$AW$1]+[.AX136]*[.$AX$1]+[.AY136]*[.$AY$1]+[.AZ136]*[.$AZ$1]+[.BA136]*[.$BA$1]+[.BB136]*[.$BB$1]+[.BC136]*[.$BC$1]+[.BD136]*[.$BD$1]+[.BE136]*[.$BE$1]+[.BF136]*[.$BF$1]+[.BG136]*[.$BG$1]+[.BH136]*[.$BH$1]+[.BI136]*[.$BI$1]+[.BJ136]*[.$BJ$1]+[.BK136]*[.$BK$1]+[.BL136]*[.$BL$1]+[.BM136]*[.$BM$1]+[.BN136]*[.$BN$1]+[.BO136]*[.$BO$1]+[.BP136]*[.$BP$1]+[.BQ136]*[.$BQ$1]+[.BR136]*[.$BR$1]+[.BS136]*[.$BS$1]+[.BT136]*[.$BT$1]+[.BU136]*[.$BU$1]+[.BV136]*[.$BV$1]+[.BW136]*[.$BW$1]+[.BX136]*[.$BX$1]+[.BY136]*[.$BY$1]+[.BZ136]*[.$BZ$1]+[.CA136]*[.$CA$1]+[.CB136]*[.$CB$1]+[.CC136]*[.$CC$1])/COUNT([.B136:.CC136]);0)" office:value-type="float" office:value="0" calcext:value-type="float">
            <text:p>0</text:p>
          </table:table-cell>
          <table:table-cell table:formula="of:=IF([.CE136]&lt;&gt;[.CD13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7:.CC137])/COUNT([.A137:.CC137]));0)" office:value-type="float" office:value="0" calcext:value-type="float">
            <text:p>0</text:p>
          </table:table-cell>
          <table:table-cell table:formula="of:=ROUND(([.B137]*[.$B$1]+[.C137]*[.$C$1]+[.D137]*[.$D$1]+[.E137]*[.$E$1]+[.F137]*[.$F$1]+[.G137]*[.$G$1]+[.H137]*[.$H$1]+[.I137]*[.$I$1]+[.J137]*[.$J$1]+[.K137]*[.$K$1]+[.L137]*[.$L$1]+[.M137]*[.$M$1]+[.N137]*[.$N$1]+[.O137]*[.$O$1]+[.P137]*[.$P$1]+[.Q137]*[.$Q$1]+[.R137]*[.$R$1]+[.S137]*[.$S$1]+[.T137]*[.$T$1]+[.U137]*[.$U$1]+[.V137]*[.$V$1]+[.W137]*[.$W$1]+[.X137]*[.$X$1]+[.Y137]*[.$Y$1]+[.Z137]*[.$Z$1]+[.AA137]*[.$AA$1]+[.AB137]*[.$AB$1]+[.AC137]*[.$AC$1]+[.AD137]*[.$AD$1]+[.AE137]*[.$AE$1]+[.AF137]*[.$AF$1]+[.AG137]*[.$AG$1]+[.AH137]*[.$AH$1]+[.AI137]*[.$AI$1]+[.AJ137]*[.$AJ$1]+[.AK137]*[.$AK$1]+[.AL137]*[.$AL$1]+[.AM137]*[.$AM$1]+[.AN137]*[.$AN$1]+[.AO137]*[.$AO$1]+[.AP137]*[.$AP$1]+[.AQ137]*[.$AQ$1]+[.AR137]*[.$AR$1]+[.AS137]*[.$AS$1]+[.AT137]*[.$AT$1]+[.AU137]*[.$AU$1]+[.AV137]*[.$AV$1]+[.AW137]*[.$AW$1]+[.AX137]*[.$AX$1]+[.AY137]*[.$AY$1]+[.AZ137]*[.$AZ$1]+[.BA137]*[.$BA$1]+[.BB137]*[.$BB$1]+[.BC137]*[.$BC$1]+[.BD137]*[.$BD$1]+[.BE137]*[.$BE$1]+[.BF137]*[.$BF$1]+[.BG137]*[.$BG$1]+[.BH137]*[.$BH$1]+[.BI137]*[.$BI$1]+[.BJ137]*[.$BJ$1]+[.BK137]*[.$BK$1]+[.BL137]*[.$BL$1]+[.BM137]*[.$BM$1]+[.BN137]*[.$BN$1]+[.BO137]*[.$BO$1]+[.BP137]*[.$BP$1]+[.BQ137]*[.$BQ$1]+[.BR137]*[.$BR$1]+[.BS137]*[.$BS$1]+[.BT137]*[.$BT$1]+[.BU137]*[.$BU$1]+[.BV137]*[.$BV$1]+[.BW137]*[.$BW$1]+[.BX137]*[.$BX$1]+[.BY137]*[.$BY$1]+[.BZ137]*[.$BZ$1]+[.CA137]*[.$CA$1]+[.CB137]*[.$CB$1]+[.CC137]*[.$CC$1])/COUNT([.B137:.CC137]);0)" office:value-type="float" office:value="0" calcext:value-type="float">
            <text:p>0</text:p>
          </table:table-cell>
          <table:table-cell table:formula="of:=IF([.CE137]&lt;&gt;[.CD13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8:.CC138])/COUNT([.A138:.CC138]));0)" office:value-type="float" office:value="0" calcext:value-type="float">
            <text:p>0</text:p>
          </table:table-cell>
          <table:table-cell table:formula="of:=ROUND(([.B138]*[.$B$1]+[.C138]*[.$C$1]+[.D138]*[.$D$1]+[.E138]*[.$E$1]+[.F138]*[.$F$1]+[.G138]*[.$G$1]+[.H138]*[.$H$1]+[.I138]*[.$I$1]+[.J138]*[.$J$1]+[.K138]*[.$K$1]+[.L138]*[.$L$1]+[.M138]*[.$M$1]+[.N138]*[.$N$1]+[.O138]*[.$O$1]+[.P138]*[.$P$1]+[.Q138]*[.$Q$1]+[.R138]*[.$R$1]+[.S138]*[.$S$1]+[.T138]*[.$T$1]+[.U138]*[.$U$1]+[.V138]*[.$V$1]+[.W138]*[.$W$1]+[.X138]*[.$X$1]+[.Y138]*[.$Y$1]+[.Z138]*[.$Z$1]+[.AA138]*[.$AA$1]+[.AB138]*[.$AB$1]+[.AC138]*[.$AC$1]+[.AD138]*[.$AD$1]+[.AE138]*[.$AE$1]+[.AF138]*[.$AF$1]+[.AG138]*[.$AG$1]+[.AH138]*[.$AH$1]+[.AI138]*[.$AI$1]+[.AJ138]*[.$AJ$1]+[.AK138]*[.$AK$1]+[.AL138]*[.$AL$1]+[.AM138]*[.$AM$1]+[.AN138]*[.$AN$1]+[.AO138]*[.$AO$1]+[.AP138]*[.$AP$1]+[.AQ138]*[.$AQ$1]+[.AR138]*[.$AR$1]+[.AS138]*[.$AS$1]+[.AT138]*[.$AT$1]+[.AU138]*[.$AU$1]+[.AV138]*[.$AV$1]+[.AW138]*[.$AW$1]+[.AX138]*[.$AX$1]+[.AY138]*[.$AY$1]+[.AZ138]*[.$AZ$1]+[.BA138]*[.$BA$1]+[.BB138]*[.$BB$1]+[.BC138]*[.$BC$1]+[.BD138]*[.$BD$1]+[.BE138]*[.$BE$1]+[.BF138]*[.$BF$1]+[.BG138]*[.$BG$1]+[.BH138]*[.$BH$1]+[.BI138]*[.$BI$1]+[.BJ138]*[.$BJ$1]+[.BK138]*[.$BK$1]+[.BL138]*[.$BL$1]+[.BM138]*[.$BM$1]+[.BN138]*[.$BN$1]+[.BO138]*[.$BO$1]+[.BP138]*[.$BP$1]+[.BQ138]*[.$BQ$1]+[.BR138]*[.$BR$1]+[.BS138]*[.$BS$1]+[.BT138]*[.$BT$1]+[.BU138]*[.$BU$1]+[.BV138]*[.$BV$1]+[.BW138]*[.$BW$1]+[.BX138]*[.$BX$1]+[.BY138]*[.$BY$1]+[.BZ138]*[.$BZ$1]+[.CA138]*[.$CA$1]+[.CB138]*[.$CB$1]+[.CC138]*[.$CC$1])/COUNT([.B138:.CC138]);0)" office:value-type="float" office:value="0" calcext:value-type="float">
            <text:p>0</text:p>
          </table:table-cell>
          <table:table-cell table:formula="of:=IF([.CE138]&lt;&gt;[.CD13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39:.CC139])/COUNT([.A139:.CC139]));0)" office:value-type="float" office:value="0" calcext:value-type="float">
            <text:p>0</text:p>
          </table:table-cell>
          <table:table-cell table:formula="of:=ROUND(([.B139]*[.$B$1]+[.C139]*[.$C$1]+[.D139]*[.$D$1]+[.E139]*[.$E$1]+[.F139]*[.$F$1]+[.G139]*[.$G$1]+[.H139]*[.$H$1]+[.I139]*[.$I$1]+[.J139]*[.$J$1]+[.K139]*[.$K$1]+[.L139]*[.$L$1]+[.M139]*[.$M$1]+[.N139]*[.$N$1]+[.O139]*[.$O$1]+[.P139]*[.$P$1]+[.Q139]*[.$Q$1]+[.R139]*[.$R$1]+[.S139]*[.$S$1]+[.T139]*[.$T$1]+[.U139]*[.$U$1]+[.V139]*[.$V$1]+[.W139]*[.$W$1]+[.X139]*[.$X$1]+[.Y139]*[.$Y$1]+[.Z139]*[.$Z$1]+[.AA139]*[.$AA$1]+[.AB139]*[.$AB$1]+[.AC139]*[.$AC$1]+[.AD139]*[.$AD$1]+[.AE139]*[.$AE$1]+[.AF139]*[.$AF$1]+[.AG139]*[.$AG$1]+[.AH139]*[.$AH$1]+[.AI139]*[.$AI$1]+[.AJ139]*[.$AJ$1]+[.AK139]*[.$AK$1]+[.AL139]*[.$AL$1]+[.AM139]*[.$AM$1]+[.AN139]*[.$AN$1]+[.AO139]*[.$AO$1]+[.AP139]*[.$AP$1]+[.AQ139]*[.$AQ$1]+[.AR139]*[.$AR$1]+[.AS139]*[.$AS$1]+[.AT139]*[.$AT$1]+[.AU139]*[.$AU$1]+[.AV139]*[.$AV$1]+[.AW139]*[.$AW$1]+[.AX139]*[.$AX$1]+[.AY139]*[.$AY$1]+[.AZ139]*[.$AZ$1]+[.BA139]*[.$BA$1]+[.BB139]*[.$BB$1]+[.BC139]*[.$BC$1]+[.BD139]*[.$BD$1]+[.BE139]*[.$BE$1]+[.BF139]*[.$BF$1]+[.BG139]*[.$BG$1]+[.BH139]*[.$BH$1]+[.BI139]*[.$BI$1]+[.BJ139]*[.$BJ$1]+[.BK139]*[.$BK$1]+[.BL139]*[.$BL$1]+[.BM139]*[.$BM$1]+[.BN139]*[.$BN$1]+[.BO139]*[.$BO$1]+[.BP139]*[.$BP$1]+[.BQ139]*[.$BQ$1]+[.BR139]*[.$BR$1]+[.BS139]*[.$BS$1]+[.BT139]*[.$BT$1]+[.BU139]*[.$BU$1]+[.BV139]*[.$BV$1]+[.BW139]*[.$BW$1]+[.BX139]*[.$BX$1]+[.BY139]*[.$BY$1]+[.BZ139]*[.$BZ$1]+[.CA139]*[.$CA$1]+[.CB139]*[.$CB$1]+[.CC139]*[.$CC$1])/COUNT([.B139:.CC139]);0)" office:value-type="float" office:value="0" calcext:value-type="float">
            <text:p>0</text:p>
          </table:table-cell>
          <table:table-cell table:formula="of:=IF([.CE139]&lt;&gt;[.CD139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ROUND((SUM([.B140:.CC140])/COUNT([.A140:.CC140]));0)" office:value-type="float" office:value="1" calcext:value-type="float">
            <text:p>1</text:p>
          </table:table-cell>
          <table:table-cell table:formula="of:=ROUND(([.B140]*[.$B$1]+[.C140]*[.$C$1]+[.D140]*[.$D$1]+[.E140]*[.$E$1]+[.F140]*[.$F$1]+[.G140]*[.$G$1]+[.H140]*[.$H$1]+[.I140]*[.$I$1]+[.J140]*[.$J$1]+[.K140]*[.$K$1]+[.L140]*[.$L$1]+[.M140]*[.$M$1]+[.N140]*[.$N$1]+[.O140]*[.$O$1]+[.P140]*[.$P$1]+[.Q140]*[.$Q$1]+[.R140]*[.$R$1]+[.S140]*[.$S$1]+[.T140]*[.$T$1]+[.U140]*[.$U$1]+[.V140]*[.$V$1]+[.W140]*[.$W$1]+[.X140]*[.$X$1]+[.Y140]*[.$Y$1]+[.Z140]*[.$Z$1]+[.AA140]*[.$AA$1]+[.AB140]*[.$AB$1]+[.AC140]*[.$AC$1]+[.AD140]*[.$AD$1]+[.AE140]*[.$AE$1]+[.AF140]*[.$AF$1]+[.AG140]*[.$AG$1]+[.AH140]*[.$AH$1]+[.AI140]*[.$AI$1]+[.AJ140]*[.$AJ$1]+[.AK140]*[.$AK$1]+[.AL140]*[.$AL$1]+[.AM140]*[.$AM$1]+[.AN140]*[.$AN$1]+[.AO140]*[.$AO$1]+[.AP140]*[.$AP$1]+[.AQ140]*[.$AQ$1]+[.AR140]*[.$AR$1]+[.AS140]*[.$AS$1]+[.AT140]*[.$AT$1]+[.AU140]*[.$AU$1]+[.AV140]*[.$AV$1]+[.AW140]*[.$AW$1]+[.AX140]*[.$AX$1]+[.AY140]*[.$AY$1]+[.AZ140]*[.$AZ$1]+[.BA140]*[.$BA$1]+[.BB140]*[.$BB$1]+[.BC140]*[.$BC$1]+[.BD140]*[.$BD$1]+[.BE140]*[.$BE$1]+[.BF140]*[.$BF$1]+[.BG140]*[.$BG$1]+[.BH140]*[.$BH$1]+[.BI140]*[.$BI$1]+[.BJ140]*[.$BJ$1]+[.BK140]*[.$BK$1]+[.BL140]*[.$BL$1]+[.BM140]*[.$BM$1]+[.BN140]*[.$BN$1]+[.BO140]*[.$BO$1]+[.BP140]*[.$BP$1]+[.BQ140]*[.$BQ$1]+[.BR140]*[.$BR$1]+[.BS140]*[.$BS$1]+[.BT140]*[.$BT$1]+[.BU140]*[.$BU$1]+[.BV140]*[.$BV$1]+[.BW140]*[.$BW$1]+[.BX140]*[.$BX$1]+[.BY140]*[.$BY$1]+[.BZ140]*[.$BZ$1]+[.CA140]*[.$CA$1]+[.CB140]*[.$CB$1]+[.CC140]*[.$CC$1])/COUNT([.B140:.CC140]);0)" office:value-type="float" office:value="0" calcext:value-type="float">
            <text:p>0</text:p>
          </table:table-cell>
          <table:table-cell table:formula="of:=IF([.CE140]&lt;&gt;[.CD140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41:.CC141])/COUNT([.A141:.CC141]));0)" office:value-type="float" office:value="1" calcext:value-type="float">
            <text:p>1</text:p>
          </table:table-cell>
          <table:table-cell table:formula="of:=ROUND(([.B141]*[.$B$1]+[.C141]*[.$C$1]+[.D141]*[.$D$1]+[.E141]*[.$E$1]+[.F141]*[.$F$1]+[.G141]*[.$G$1]+[.H141]*[.$H$1]+[.I141]*[.$I$1]+[.J141]*[.$J$1]+[.K141]*[.$K$1]+[.L141]*[.$L$1]+[.M141]*[.$M$1]+[.N141]*[.$N$1]+[.O141]*[.$O$1]+[.P141]*[.$P$1]+[.Q141]*[.$Q$1]+[.R141]*[.$R$1]+[.S141]*[.$S$1]+[.T141]*[.$T$1]+[.U141]*[.$U$1]+[.V141]*[.$V$1]+[.W141]*[.$W$1]+[.X141]*[.$X$1]+[.Y141]*[.$Y$1]+[.Z141]*[.$Z$1]+[.AA141]*[.$AA$1]+[.AB141]*[.$AB$1]+[.AC141]*[.$AC$1]+[.AD141]*[.$AD$1]+[.AE141]*[.$AE$1]+[.AF141]*[.$AF$1]+[.AG141]*[.$AG$1]+[.AH141]*[.$AH$1]+[.AI141]*[.$AI$1]+[.AJ141]*[.$AJ$1]+[.AK141]*[.$AK$1]+[.AL141]*[.$AL$1]+[.AM141]*[.$AM$1]+[.AN141]*[.$AN$1]+[.AO141]*[.$AO$1]+[.AP141]*[.$AP$1]+[.AQ141]*[.$AQ$1]+[.AR141]*[.$AR$1]+[.AS141]*[.$AS$1]+[.AT141]*[.$AT$1]+[.AU141]*[.$AU$1]+[.AV141]*[.$AV$1]+[.AW141]*[.$AW$1]+[.AX141]*[.$AX$1]+[.AY141]*[.$AY$1]+[.AZ141]*[.$AZ$1]+[.BA141]*[.$BA$1]+[.BB141]*[.$BB$1]+[.BC141]*[.$BC$1]+[.BD141]*[.$BD$1]+[.BE141]*[.$BE$1]+[.BF141]*[.$BF$1]+[.BG141]*[.$BG$1]+[.BH141]*[.$BH$1]+[.BI141]*[.$BI$1]+[.BJ141]*[.$BJ$1]+[.BK141]*[.$BK$1]+[.BL141]*[.$BL$1]+[.BM141]*[.$BM$1]+[.BN141]*[.$BN$1]+[.BO141]*[.$BO$1]+[.BP141]*[.$BP$1]+[.BQ141]*[.$BQ$1]+[.BR141]*[.$BR$1]+[.BS141]*[.$BS$1]+[.BT141]*[.$BT$1]+[.BU141]*[.$BU$1]+[.BV141]*[.$BV$1]+[.BW141]*[.$BW$1]+[.BX141]*[.$BX$1]+[.BY141]*[.$BY$1]+[.BZ141]*[.$BZ$1]+[.CA141]*[.$CA$1]+[.CB141]*[.$CB$1]+[.CC141]*[.$CC$1])/COUNT([.B141:.CC141]);0)" office:value-type="float" office:value="1" calcext:value-type="float">
            <text:p>1</text:p>
          </table:table-cell>
          <table:table-cell table:formula="of:=IF([.CE141]&lt;&gt;[.CD141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42:.CC142])/COUNT([.A142:.CC142]));0)" office:value-type="float" office:value="1" calcext:value-type="float">
            <text:p>1</text:p>
          </table:table-cell>
          <table:table-cell table:formula="of:=ROUND(([.B142]*[.$B$1]+[.C142]*[.$C$1]+[.D142]*[.$D$1]+[.E142]*[.$E$1]+[.F142]*[.$F$1]+[.G142]*[.$G$1]+[.H142]*[.$H$1]+[.I142]*[.$I$1]+[.J142]*[.$J$1]+[.K142]*[.$K$1]+[.L142]*[.$L$1]+[.M142]*[.$M$1]+[.N142]*[.$N$1]+[.O142]*[.$O$1]+[.P142]*[.$P$1]+[.Q142]*[.$Q$1]+[.R142]*[.$R$1]+[.S142]*[.$S$1]+[.T142]*[.$T$1]+[.U142]*[.$U$1]+[.V142]*[.$V$1]+[.W142]*[.$W$1]+[.X142]*[.$X$1]+[.Y142]*[.$Y$1]+[.Z142]*[.$Z$1]+[.AA142]*[.$AA$1]+[.AB142]*[.$AB$1]+[.AC142]*[.$AC$1]+[.AD142]*[.$AD$1]+[.AE142]*[.$AE$1]+[.AF142]*[.$AF$1]+[.AG142]*[.$AG$1]+[.AH142]*[.$AH$1]+[.AI142]*[.$AI$1]+[.AJ142]*[.$AJ$1]+[.AK142]*[.$AK$1]+[.AL142]*[.$AL$1]+[.AM142]*[.$AM$1]+[.AN142]*[.$AN$1]+[.AO142]*[.$AO$1]+[.AP142]*[.$AP$1]+[.AQ142]*[.$AQ$1]+[.AR142]*[.$AR$1]+[.AS142]*[.$AS$1]+[.AT142]*[.$AT$1]+[.AU142]*[.$AU$1]+[.AV142]*[.$AV$1]+[.AW142]*[.$AW$1]+[.AX142]*[.$AX$1]+[.AY142]*[.$AY$1]+[.AZ142]*[.$AZ$1]+[.BA142]*[.$BA$1]+[.BB142]*[.$BB$1]+[.BC142]*[.$BC$1]+[.BD142]*[.$BD$1]+[.BE142]*[.$BE$1]+[.BF142]*[.$BF$1]+[.BG142]*[.$BG$1]+[.BH142]*[.$BH$1]+[.BI142]*[.$BI$1]+[.BJ142]*[.$BJ$1]+[.BK142]*[.$BK$1]+[.BL142]*[.$BL$1]+[.BM142]*[.$BM$1]+[.BN142]*[.$BN$1]+[.BO142]*[.$BO$1]+[.BP142]*[.$BP$1]+[.BQ142]*[.$BQ$1]+[.BR142]*[.$BR$1]+[.BS142]*[.$BS$1]+[.BT142]*[.$BT$1]+[.BU142]*[.$BU$1]+[.BV142]*[.$BV$1]+[.BW142]*[.$BW$1]+[.BX142]*[.$BX$1]+[.BY142]*[.$BY$1]+[.BZ142]*[.$BZ$1]+[.CA142]*[.$CA$1]+[.CB142]*[.$CB$1]+[.CC142]*[.$CC$1])/COUNT([.B142:.CC142]);0)" office:value-type="float" office:value="0" calcext:value-type="float">
            <text:p>0</text:p>
          </table:table-cell>
          <table:table-cell table:formula="of:=IF([.CE142]&lt;&gt;[.CD142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ROUND((SUM([.B143:.CC143])/COUNT([.A143:.CC143]));0)" office:value-type="float" office:value="1" calcext:value-type="float">
            <text:p>1</text:p>
          </table:table-cell>
          <table:table-cell table:formula="of:=ROUND(([.B143]*[.$B$1]+[.C143]*[.$C$1]+[.D143]*[.$D$1]+[.E143]*[.$E$1]+[.F143]*[.$F$1]+[.G143]*[.$G$1]+[.H143]*[.$H$1]+[.I143]*[.$I$1]+[.J143]*[.$J$1]+[.K143]*[.$K$1]+[.L143]*[.$L$1]+[.M143]*[.$M$1]+[.N143]*[.$N$1]+[.O143]*[.$O$1]+[.P143]*[.$P$1]+[.Q143]*[.$Q$1]+[.R143]*[.$R$1]+[.S143]*[.$S$1]+[.T143]*[.$T$1]+[.U143]*[.$U$1]+[.V143]*[.$V$1]+[.W143]*[.$W$1]+[.X143]*[.$X$1]+[.Y143]*[.$Y$1]+[.Z143]*[.$Z$1]+[.AA143]*[.$AA$1]+[.AB143]*[.$AB$1]+[.AC143]*[.$AC$1]+[.AD143]*[.$AD$1]+[.AE143]*[.$AE$1]+[.AF143]*[.$AF$1]+[.AG143]*[.$AG$1]+[.AH143]*[.$AH$1]+[.AI143]*[.$AI$1]+[.AJ143]*[.$AJ$1]+[.AK143]*[.$AK$1]+[.AL143]*[.$AL$1]+[.AM143]*[.$AM$1]+[.AN143]*[.$AN$1]+[.AO143]*[.$AO$1]+[.AP143]*[.$AP$1]+[.AQ143]*[.$AQ$1]+[.AR143]*[.$AR$1]+[.AS143]*[.$AS$1]+[.AT143]*[.$AT$1]+[.AU143]*[.$AU$1]+[.AV143]*[.$AV$1]+[.AW143]*[.$AW$1]+[.AX143]*[.$AX$1]+[.AY143]*[.$AY$1]+[.AZ143]*[.$AZ$1]+[.BA143]*[.$BA$1]+[.BB143]*[.$BB$1]+[.BC143]*[.$BC$1]+[.BD143]*[.$BD$1]+[.BE143]*[.$BE$1]+[.BF143]*[.$BF$1]+[.BG143]*[.$BG$1]+[.BH143]*[.$BH$1]+[.BI143]*[.$BI$1]+[.BJ143]*[.$BJ$1]+[.BK143]*[.$BK$1]+[.BL143]*[.$BL$1]+[.BM143]*[.$BM$1]+[.BN143]*[.$BN$1]+[.BO143]*[.$BO$1]+[.BP143]*[.$BP$1]+[.BQ143]*[.$BQ$1]+[.BR143]*[.$BR$1]+[.BS143]*[.$BS$1]+[.BT143]*[.$BT$1]+[.BU143]*[.$BU$1]+[.BV143]*[.$BV$1]+[.BW143]*[.$BW$1]+[.BX143]*[.$BX$1]+[.BY143]*[.$BY$1]+[.BZ143]*[.$BZ$1]+[.CA143]*[.$CA$1]+[.CB143]*[.$CB$1]+[.CC143]*[.$CC$1])/COUNT([.B143:.CC143]);0)" office:value-type="float" office:value="1" calcext:value-type="float">
            <text:p>1</text:p>
          </table:table-cell>
          <table:table-cell table:formula="of:=IF([.CE143]&lt;&gt;[.CD14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4:.CC144])/COUNT([.A144:.CC144]));0)" office:value-type="float" office:value="1" calcext:value-type="float">
            <text:p>1</text:p>
          </table:table-cell>
          <table:table-cell table:formula="of:=ROUND(([.B144]*[.$B$1]+[.C144]*[.$C$1]+[.D144]*[.$D$1]+[.E144]*[.$E$1]+[.F144]*[.$F$1]+[.G144]*[.$G$1]+[.H144]*[.$H$1]+[.I144]*[.$I$1]+[.J144]*[.$J$1]+[.K144]*[.$K$1]+[.L144]*[.$L$1]+[.M144]*[.$M$1]+[.N144]*[.$N$1]+[.O144]*[.$O$1]+[.P144]*[.$P$1]+[.Q144]*[.$Q$1]+[.R144]*[.$R$1]+[.S144]*[.$S$1]+[.T144]*[.$T$1]+[.U144]*[.$U$1]+[.V144]*[.$V$1]+[.W144]*[.$W$1]+[.X144]*[.$X$1]+[.Y144]*[.$Y$1]+[.Z144]*[.$Z$1]+[.AA144]*[.$AA$1]+[.AB144]*[.$AB$1]+[.AC144]*[.$AC$1]+[.AD144]*[.$AD$1]+[.AE144]*[.$AE$1]+[.AF144]*[.$AF$1]+[.AG144]*[.$AG$1]+[.AH144]*[.$AH$1]+[.AI144]*[.$AI$1]+[.AJ144]*[.$AJ$1]+[.AK144]*[.$AK$1]+[.AL144]*[.$AL$1]+[.AM144]*[.$AM$1]+[.AN144]*[.$AN$1]+[.AO144]*[.$AO$1]+[.AP144]*[.$AP$1]+[.AQ144]*[.$AQ$1]+[.AR144]*[.$AR$1]+[.AS144]*[.$AS$1]+[.AT144]*[.$AT$1]+[.AU144]*[.$AU$1]+[.AV144]*[.$AV$1]+[.AW144]*[.$AW$1]+[.AX144]*[.$AX$1]+[.AY144]*[.$AY$1]+[.AZ144]*[.$AZ$1]+[.BA144]*[.$BA$1]+[.BB144]*[.$BB$1]+[.BC144]*[.$BC$1]+[.BD144]*[.$BD$1]+[.BE144]*[.$BE$1]+[.BF144]*[.$BF$1]+[.BG144]*[.$BG$1]+[.BH144]*[.$BH$1]+[.BI144]*[.$BI$1]+[.BJ144]*[.$BJ$1]+[.BK144]*[.$BK$1]+[.BL144]*[.$BL$1]+[.BM144]*[.$BM$1]+[.BN144]*[.$BN$1]+[.BO144]*[.$BO$1]+[.BP144]*[.$BP$1]+[.BQ144]*[.$BQ$1]+[.BR144]*[.$BR$1]+[.BS144]*[.$BS$1]+[.BT144]*[.$BT$1]+[.BU144]*[.$BU$1]+[.BV144]*[.$BV$1]+[.BW144]*[.$BW$1]+[.BX144]*[.$BX$1]+[.BY144]*[.$BY$1]+[.BZ144]*[.$BZ$1]+[.CA144]*[.$CA$1]+[.CB144]*[.$CB$1]+[.CC144]*[.$CC$1])/COUNT([.B144:.CC144]);0)" office:value-type="float" office:value="1" calcext:value-type="float">
            <text:p>1</text:p>
          </table:table-cell>
          <table:table-cell table:formula="of:=IF([.CE144]&lt;&gt;[.CD14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5:.CC145])/COUNT([.A145:.CC145]));0)" office:value-type="float" office:value="1" calcext:value-type="float">
            <text:p>1</text:p>
          </table:table-cell>
          <table:table-cell table:formula="of:=ROUND(([.B145]*[.$B$1]+[.C145]*[.$C$1]+[.D145]*[.$D$1]+[.E145]*[.$E$1]+[.F145]*[.$F$1]+[.G145]*[.$G$1]+[.H145]*[.$H$1]+[.I145]*[.$I$1]+[.J145]*[.$J$1]+[.K145]*[.$K$1]+[.L145]*[.$L$1]+[.M145]*[.$M$1]+[.N145]*[.$N$1]+[.O145]*[.$O$1]+[.P145]*[.$P$1]+[.Q145]*[.$Q$1]+[.R145]*[.$R$1]+[.S145]*[.$S$1]+[.T145]*[.$T$1]+[.U145]*[.$U$1]+[.V145]*[.$V$1]+[.W145]*[.$W$1]+[.X145]*[.$X$1]+[.Y145]*[.$Y$1]+[.Z145]*[.$Z$1]+[.AA145]*[.$AA$1]+[.AB145]*[.$AB$1]+[.AC145]*[.$AC$1]+[.AD145]*[.$AD$1]+[.AE145]*[.$AE$1]+[.AF145]*[.$AF$1]+[.AG145]*[.$AG$1]+[.AH145]*[.$AH$1]+[.AI145]*[.$AI$1]+[.AJ145]*[.$AJ$1]+[.AK145]*[.$AK$1]+[.AL145]*[.$AL$1]+[.AM145]*[.$AM$1]+[.AN145]*[.$AN$1]+[.AO145]*[.$AO$1]+[.AP145]*[.$AP$1]+[.AQ145]*[.$AQ$1]+[.AR145]*[.$AR$1]+[.AS145]*[.$AS$1]+[.AT145]*[.$AT$1]+[.AU145]*[.$AU$1]+[.AV145]*[.$AV$1]+[.AW145]*[.$AW$1]+[.AX145]*[.$AX$1]+[.AY145]*[.$AY$1]+[.AZ145]*[.$AZ$1]+[.BA145]*[.$BA$1]+[.BB145]*[.$BB$1]+[.BC145]*[.$BC$1]+[.BD145]*[.$BD$1]+[.BE145]*[.$BE$1]+[.BF145]*[.$BF$1]+[.BG145]*[.$BG$1]+[.BH145]*[.$BH$1]+[.BI145]*[.$BI$1]+[.BJ145]*[.$BJ$1]+[.BK145]*[.$BK$1]+[.BL145]*[.$BL$1]+[.BM145]*[.$BM$1]+[.BN145]*[.$BN$1]+[.BO145]*[.$BO$1]+[.BP145]*[.$BP$1]+[.BQ145]*[.$BQ$1]+[.BR145]*[.$BR$1]+[.BS145]*[.$BS$1]+[.BT145]*[.$BT$1]+[.BU145]*[.$BU$1]+[.BV145]*[.$BV$1]+[.BW145]*[.$BW$1]+[.BX145]*[.$BX$1]+[.BY145]*[.$BY$1]+[.BZ145]*[.$BZ$1]+[.CA145]*[.$CA$1]+[.CB145]*[.$CB$1]+[.CC145]*[.$CC$1])/COUNT([.B145:.CC145]);0)" office:value-type="float" office:value="1" calcext:value-type="float">
            <text:p>1</text:p>
          </table:table-cell>
          <table:table-cell table:formula="of:=IF([.CE145]&lt;&gt;[.CD14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6:.CC146])/COUNT([.A146:.CC146]));0)" office:value-type="float" office:value="1" calcext:value-type="float">
            <text:p>1</text:p>
          </table:table-cell>
          <table:table-cell table:formula="of:=ROUND(([.B146]*[.$B$1]+[.C146]*[.$C$1]+[.D146]*[.$D$1]+[.E146]*[.$E$1]+[.F146]*[.$F$1]+[.G146]*[.$G$1]+[.H146]*[.$H$1]+[.I146]*[.$I$1]+[.J146]*[.$J$1]+[.K146]*[.$K$1]+[.L146]*[.$L$1]+[.M146]*[.$M$1]+[.N146]*[.$N$1]+[.O146]*[.$O$1]+[.P146]*[.$P$1]+[.Q146]*[.$Q$1]+[.R146]*[.$R$1]+[.S146]*[.$S$1]+[.T146]*[.$T$1]+[.U146]*[.$U$1]+[.V146]*[.$V$1]+[.W146]*[.$W$1]+[.X146]*[.$X$1]+[.Y146]*[.$Y$1]+[.Z146]*[.$Z$1]+[.AA146]*[.$AA$1]+[.AB146]*[.$AB$1]+[.AC146]*[.$AC$1]+[.AD146]*[.$AD$1]+[.AE146]*[.$AE$1]+[.AF146]*[.$AF$1]+[.AG146]*[.$AG$1]+[.AH146]*[.$AH$1]+[.AI146]*[.$AI$1]+[.AJ146]*[.$AJ$1]+[.AK146]*[.$AK$1]+[.AL146]*[.$AL$1]+[.AM146]*[.$AM$1]+[.AN146]*[.$AN$1]+[.AO146]*[.$AO$1]+[.AP146]*[.$AP$1]+[.AQ146]*[.$AQ$1]+[.AR146]*[.$AR$1]+[.AS146]*[.$AS$1]+[.AT146]*[.$AT$1]+[.AU146]*[.$AU$1]+[.AV146]*[.$AV$1]+[.AW146]*[.$AW$1]+[.AX146]*[.$AX$1]+[.AY146]*[.$AY$1]+[.AZ146]*[.$AZ$1]+[.BA146]*[.$BA$1]+[.BB146]*[.$BB$1]+[.BC146]*[.$BC$1]+[.BD146]*[.$BD$1]+[.BE146]*[.$BE$1]+[.BF146]*[.$BF$1]+[.BG146]*[.$BG$1]+[.BH146]*[.$BH$1]+[.BI146]*[.$BI$1]+[.BJ146]*[.$BJ$1]+[.BK146]*[.$BK$1]+[.BL146]*[.$BL$1]+[.BM146]*[.$BM$1]+[.BN146]*[.$BN$1]+[.BO146]*[.$BO$1]+[.BP146]*[.$BP$1]+[.BQ146]*[.$BQ$1]+[.BR146]*[.$BR$1]+[.BS146]*[.$BS$1]+[.BT146]*[.$BT$1]+[.BU146]*[.$BU$1]+[.BV146]*[.$BV$1]+[.BW146]*[.$BW$1]+[.BX146]*[.$BX$1]+[.BY146]*[.$BY$1]+[.BZ146]*[.$BZ$1]+[.CA146]*[.$CA$1]+[.CB146]*[.$CB$1]+[.CC146]*[.$CC$1])/COUNT([.B146:.CC146]);0)" office:value-type="float" office:value="1" calcext:value-type="float">
            <text:p>1</text:p>
          </table:table-cell>
          <table:table-cell table:formula="of:=IF([.CE146]&lt;&gt;[.CD14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7:.CC147])/COUNT([.A147:.CC147]));0)" office:value-type="float" office:value="1" calcext:value-type="float">
            <text:p>1</text:p>
          </table:table-cell>
          <table:table-cell table:formula="of:=ROUND(([.B147]*[.$B$1]+[.C147]*[.$C$1]+[.D147]*[.$D$1]+[.E147]*[.$E$1]+[.F147]*[.$F$1]+[.G147]*[.$G$1]+[.H147]*[.$H$1]+[.I147]*[.$I$1]+[.J147]*[.$J$1]+[.K147]*[.$K$1]+[.L147]*[.$L$1]+[.M147]*[.$M$1]+[.N147]*[.$N$1]+[.O147]*[.$O$1]+[.P147]*[.$P$1]+[.Q147]*[.$Q$1]+[.R147]*[.$R$1]+[.S147]*[.$S$1]+[.T147]*[.$T$1]+[.U147]*[.$U$1]+[.V147]*[.$V$1]+[.W147]*[.$W$1]+[.X147]*[.$X$1]+[.Y147]*[.$Y$1]+[.Z147]*[.$Z$1]+[.AA147]*[.$AA$1]+[.AB147]*[.$AB$1]+[.AC147]*[.$AC$1]+[.AD147]*[.$AD$1]+[.AE147]*[.$AE$1]+[.AF147]*[.$AF$1]+[.AG147]*[.$AG$1]+[.AH147]*[.$AH$1]+[.AI147]*[.$AI$1]+[.AJ147]*[.$AJ$1]+[.AK147]*[.$AK$1]+[.AL147]*[.$AL$1]+[.AM147]*[.$AM$1]+[.AN147]*[.$AN$1]+[.AO147]*[.$AO$1]+[.AP147]*[.$AP$1]+[.AQ147]*[.$AQ$1]+[.AR147]*[.$AR$1]+[.AS147]*[.$AS$1]+[.AT147]*[.$AT$1]+[.AU147]*[.$AU$1]+[.AV147]*[.$AV$1]+[.AW147]*[.$AW$1]+[.AX147]*[.$AX$1]+[.AY147]*[.$AY$1]+[.AZ147]*[.$AZ$1]+[.BA147]*[.$BA$1]+[.BB147]*[.$BB$1]+[.BC147]*[.$BC$1]+[.BD147]*[.$BD$1]+[.BE147]*[.$BE$1]+[.BF147]*[.$BF$1]+[.BG147]*[.$BG$1]+[.BH147]*[.$BH$1]+[.BI147]*[.$BI$1]+[.BJ147]*[.$BJ$1]+[.BK147]*[.$BK$1]+[.BL147]*[.$BL$1]+[.BM147]*[.$BM$1]+[.BN147]*[.$BN$1]+[.BO147]*[.$BO$1]+[.BP147]*[.$BP$1]+[.BQ147]*[.$BQ$1]+[.BR147]*[.$BR$1]+[.BS147]*[.$BS$1]+[.BT147]*[.$BT$1]+[.BU147]*[.$BU$1]+[.BV147]*[.$BV$1]+[.BW147]*[.$BW$1]+[.BX147]*[.$BX$1]+[.BY147]*[.$BY$1]+[.BZ147]*[.$BZ$1]+[.CA147]*[.$CA$1]+[.CB147]*[.$CB$1]+[.CC147]*[.$CC$1])/COUNT([.B147:.CC147]);0)" office:value-type="float" office:value="1" calcext:value-type="float">
            <text:p>1</text:p>
          </table:table-cell>
          <table:table-cell table:formula="of:=IF([.CE147]&lt;&gt;[.CD14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48:.CC148])/COUNT([.A148:.CC148]));0)" office:value-type="float" office:value="1" calcext:value-type="float">
            <text:p>1</text:p>
          </table:table-cell>
          <table:table-cell table:formula="of:=ROUND(([.B148]*[.$B$1]+[.C148]*[.$C$1]+[.D148]*[.$D$1]+[.E148]*[.$E$1]+[.F148]*[.$F$1]+[.G148]*[.$G$1]+[.H148]*[.$H$1]+[.I148]*[.$I$1]+[.J148]*[.$J$1]+[.K148]*[.$K$1]+[.L148]*[.$L$1]+[.M148]*[.$M$1]+[.N148]*[.$N$1]+[.O148]*[.$O$1]+[.P148]*[.$P$1]+[.Q148]*[.$Q$1]+[.R148]*[.$R$1]+[.S148]*[.$S$1]+[.T148]*[.$T$1]+[.U148]*[.$U$1]+[.V148]*[.$V$1]+[.W148]*[.$W$1]+[.X148]*[.$X$1]+[.Y148]*[.$Y$1]+[.Z148]*[.$Z$1]+[.AA148]*[.$AA$1]+[.AB148]*[.$AB$1]+[.AC148]*[.$AC$1]+[.AD148]*[.$AD$1]+[.AE148]*[.$AE$1]+[.AF148]*[.$AF$1]+[.AG148]*[.$AG$1]+[.AH148]*[.$AH$1]+[.AI148]*[.$AI$1]+[.AJ148]*[.$AJ$1]+[.AK148]*[.$AK$1]+[.AL148]*[.$AL$1]+[.AM148]*[.$AM$1]+[.AN148]*[.$AN$1]+[.AO148]*[.$AO$1]+[.AP148]*[.$AP$1]+[.AQ148]*[.$AQ$1]+[.AR148]*[.$AR$1]+[.AS148]*[.$AS$1]+[.AT148]*[.$AT$1]+[.AU148]*[.$AU$1]+[.AV148]*[.$AV$1]+[.AW148]*[.$AW$1]+[.AX148]*[.$AX$1]+[.AY148]*[.$AY$1]+[.AZ148]*[.$AZ$1]+[.BA148]*[.$BA$1]+[.BB148]*[.$BB$1]+[.BC148]*[.$BC$1]+[.BD148]*[.$BD$1]+[.BE148]*[.$BE$1]+[.BF148]*[.$BF$1]+[.BG148]*[.$BG$1]+[.BH148]*[.$BH$1]+[.BI148]*[.$BI$1]+[.BJ148]*[.$BJ$1]+[.BK148]*[.$BK$1]+[.BL148]*[.$BL$1]+[.BM148]*[.$BM$1]+[.BN148]*[.$BN$1]+[.BO148]*[.$BO$1]+[.BP148]*[.$BP$1]+[.BQ148]*[.$BQ$1]+[.BR148]*[.$BR$1]+[.BS148]*[.$BS$1]+[.BT148]*[.$BT$1]+[.BU148]*[.$BU$1]+[.BV148]*[.$BV$1]+[.BW148]*[.$BW$1]+[.BX148]*[.$BX$1]+[.BY148]*[.$BY$1]+[.BZ148]*[.$BZ$1]+[.CA148]*[.$CA$1]+[.CB148]*[.$CB$1]+[.CC148]*[.$CC$1])/COUNT([.B148:.CC148]);0)" office:value-type="float" office:value="1" calcext:value-type="float">
            <text:p>1</text:p>
          </table:table-cell>
          <table:table-cell table:formula="of:=IF([.CE148]&lt;&gt;[.CD148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formula="of:=ROUND((SUM([.B149:.CC149])/COUNT([.A149:.CC149]));0)" office:value-type="float" office:value="0" calcext:value-type="float">
            <text:p>0</text:p>
          </table:table-cell>
          <table:table-cell table:formula="of:=ROUND(([.B149]*[.$B$1]+[.C149]*[.$C$1]+[.D149]*[.$D$1]+[.E149]*[.$E$1]+[.F149]*[.$F$1]+[.G149]*[.$G$1]+[.H149]*[.$H$1]+[.I149]*[.$I$1]+[.J149]*[.$J$1]+[.K149]*[.$K$1]+[.L149]*[.$L$1]+[.M149]*[.$M$1]+[.N149]*[.$N$1]+[.O149]*[.$O$1]+[.P149]*[.$P$1]+[.Q149]*[.$Q$1]+[.R149]*[.$R$1]+[.S149]*[.$S$1]+[.T149]*[.$T$1]+[.U149]*[.$U$1]+[.V149]*[.$V$1]+[.W149]*[.$W$1]+[.X149]*[.$X$1]+[.Y149]*[.$Y$1]+[.Z149]*[.$Z$1]+[.AA149]*[.$AA$1]+[.AB149]*[.$AB$1]+[.AC149]*[.$AC$1]+[.AD149]*[.$AD$1]+[.AE149]*[.$AE$1]+[.AF149]*[.$AF$1]+[.AG149]*[.$AG$1]+[.AH149]*[.$AH$1]+[.AI149]*[.$AI$1]+[.AJ149]*[.$AJ$1]+[.AK149]*[.$AK$1]+[.AL149]*[.$AL$1]+[.AM149]*[.$AM$1]+[.AN149]*[.$AN$1]+[.AO149]*[.$AO$1]+[.AP149]*[.$AP$1]+[.AQ149]*[.$AQ$1]+[.AR149]*[.$AR$1]+[.AS149]*[.$AS$1]+[.AT149]*[.$AT$1]+[.AU149]*[.$AU$1]+[.AV149]*[.$AV$1]+[.AW149]*[.$AW$1]+[.AX149]*[.$AX$1]+[.AY149]*[.$AY$1]+[.AZ149]*[.$AZ$1]+[.BA149]*[.$BA$1]+[.BB149]*[.$BB$1]+[.BC149]*[.$BC$1]+[.BD149]*[.$BD$1]+[.BE149]*[.$BE$1]+[.BF149]*[.$BF$1]+[.BG149]*[.$BG$1]+[.BH149]*[.$BH$1]+[.BI149]*[.$BI$1]+[.BJ149]*[.$BJ$1]+[.BK149]*[.$BK$1]+[.BL149]*[.$BL$1]+[.BM149]*[.$BM$1]+[.BN149]*[.$BN$1]+[.BO149]*[.$BO$1]+[.BP149]*[.$BP$1]+[.BQ149]*[.$BQ$1]+[.BR149]*[.$BR$1]+[.BS149]*[.$BS$1]+[.BT149]*[.$BT$1]+[.BU149]*[.$BU$1]+[.BV149]*[.$BV$1]+[.BW149]*[.$BW$1]+[.BX149]*[.$BX$1]+[.BY149]*[.$BY$1]+[.BZ149]*[.$BZ$1]+[.CA149]*[.$CA$1]+[.CB149]*[.$CB$1]+[.CC149]*[.$CC$1])/COUNT([.B149:.CC149]);0)" office:value-type="float" office:value="0" calcext:value-type="float">
            <text:p>0</text:p>
          </table:table-cell>
          <table:table-cell table:formula="of:=IF([.CE149]&lt;&gt;[.CD14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50:.CC150])/COUNT([.A150:.CC150]));0)" office:value-type="float" office:value="1" calcext:value-type="float">
            <text:p>1</text:p>
          </table:table-cell>
          <table:table-cell table:formula="of:=ROUND(([.B150]*[.$B$1]+[.C150]*[.$C$1]+[.D150]*[.$D$1]+[.E150]*[.$E$1]+[.F150]*[.$F$1]+[.G150]*[.$G$1]+[.H150]*[.$H$1]+[.I150]*[.$I$1]+[.J150]*[.$J$1]+[.K150]*[.$K$1]+[.L150]*[.$L$1]+[.M150]*[.$M$1]+[.N150]*[.$N$1]+[.O150]*[.$O$1]+[.P150]*[.$P$1]+[.Q150]*[.$Q$1]+[.R150]*[.$R$1]+[.S150]*[.$S$1]+[.T150]*[.$T$1]+[.U150]*[.$U$1]+[.V150]*[.$V$1]+[.W150]*[.$W$1]+[.X150]*[.$X$1]+[.Y150]*[.$Y$1]+[.Z150]*[.$Z$1]+[.AA150]*[.$AA$1]+[.AB150]*[.$AB$1]+[.AC150]*[.$AC$1]+[.AD150]*[.$AD$1]+[.AE150]*[.$AE$1]+[.AF150]*[.$AF$1]+[.AG150]*[.$AG$1]+[.AH150]*[.$AH$1]+[.AI150]*[.$AI$1]+[.AJ150]*[.$AJ$1]+[.AK150]*[.$AK$1]+[.AL150]*[.$AL$1]+[.AM150]*[.$AM$1]+[.AN150]*[.$AN$1]+[.AO150]*[.$AO$1]+[.AP150]*[.$AP$1]+[.AQ150]*[.$AQ$1]+[.AR150]*[.$AR$1]+[.AS150]*[.$AS$1]+[.AT150]*[.$AT$1]+[.AU150]*[.$AU$1]+[.AV150]*[.$AV$1]+[.AW150]*[.$AW$1]+[.AX150]*[.$AX$1]+[.AY150]*[.$AY$1]+[.AZ150]*[.$AZ$1]+[.BA150]*[.$BA$1]+[.BB150]*[.$BB$1]+[.BC150]*[.$BC$1]+[.BD150]*[.$BD$1]+[.BE150]*[.$BE$1]+[.BF150]*[.$BF$1]+[.BG150]*[.$BG$1]+[.BH150]*[.$BH$1]+[.BI150]*[.$BI$1]+[.BJ150]*[.$BJ$1]+[.BK150]*[.$BK$1]+[.BL150]*[.$BL$1]+[.BM150]*[.$BM$1]+[.BN150]*[.$BN$1]+[.BO150]*[.$BO$1]+[.BP150]*[.$BP$1]+[.BQ150]*[.$BQ$1]+[.BR150]*[.$BR$1]+[.BS150]*[.$BS$1]+[.BT150]*[.$BT$1]+[.BU150]*[.$BU$1]+[.BV150]*[.$BV$1]+[.BW150]*[.$BW$1]+[.BX150]*[.$BX$1]+[.BY150]*[.$BY$1]+[.BZ150]*[.$BZ$1]+[.CA150]*[.$CA$1]+[.CB150]*[.$CB$1]+[.CC150]*[.$CC$1])/COUNT([.B150:.CC150]);0)" office:value-type="float" office:value="1" calcext:value-type="float">
            <text:p>1</text:p>
          </table:table-cell>
          <table:table-cell table:formula="of:=IF([.CE150]&lt;&gt;[.CD15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51:.CC151])/COUNT([.A151:.CC151]));0)" office:value-type="float" office:value="1" calcext:value-type="float">
            <text:p>1</text:p>
          </table:table-cell>
          <table:table-cell table:formula="of:=ROUND(([.B151]*[.$B$1]+[.C151]*[.$C$1]+[.D151]*[.$D$1]+[.E151]*[.$E$1]+[.F151]*[.$F$1]+[.G151]*[.$G$1]+[.H151]*[.$H$1]+[.I151]*[.$I$1]+[.J151]*[.$J$1]+[.K151]*[.$K$1]+[.L151]*[.$L$1]+[.M151]*[.$M$1]+[.N151]*[.$N$1]+[.O151]*[.$O$1]+[.P151]*[.$P$1]+[.Q151]*[.$Q$1]+[.R151]*[.$R$1]+[.S151]*[.$S$1]+[.T151]*[.$T$1]+[.U151]*[.$U$1]+[.V151]*[.$V$1]+[.W151]*[.$W$1]+[.X151]*[.$X$1]+[.Y151]*[.$Y$1]+[.Z151]*[.$Z$1]+[.AA151]*[.$AA$1]+[.AB151]*[.$AB$1]+[.AC151]*[.$AC$1]+[.AD151]*[.$AD$1]+[.AE151]*[.$AE$1]+[.AF151]*[.$AF$1]+[.AG151]*[.$AG$1]+[.AH151]*[.$AH$1]+[.AI151]*[.$AI$1]+[.AJ151]*[.$AJ$1]+[.AK151]*[.$AK$1]+[.AL151]*[.$AL$1]+[.AM151]*[.$AM$1]+[.AN151]*[.$AN$1]+[.AO151]*[.$AO$1]+[.AP151]*[.$AP$1]+[.AQ151]*[.$AQ$1]+[.AR151]*[.$AR$1]+[.AS151]*[.$AS$1]+[.AT151]*[.$AT$1]+[.AU151]*[.$AU$1]+[.AV151]*[.$AV$1]+[.AW151]*[.$AW$1]+[.AX151]*[.$AX$1]+[.AY151]*[.$AY$1]+[.AZ151]*[.$AZ$1]+[.BA151]*[.$BA$1]+[.BB151]*[.$BB$1]+[.BC151]*[.$BC$1]+[.BD151]*[.$BD$1]+[.BE151]*[.$BE$1]+[.BF151]*[.$BF$1]+[.BG151]*[.$BG$1]+[.BH151]*[.$BH$1]+[.BI151]*[.$BI$1]+[.BJ151]*[.$BJ$1]+[.BK151]*[.$BK$1]+[.BL151]*[.$BL$1]+[.BM151]*[.$BM$1]+[.BN151]*[.$BN$1]+[.BO151]*[.$BO$1]+[.BP151]*[.$BP$1]+[.BQ151]*[.$BQ$1]+[.BR151]*[.$BR$1]+[.BS151]*[.$BS$1]+[.BT151]*[.$BT$1]+[.BU151]*[.$BU$1]+[.BV151]*[.$BV$1]+[.BW151]*[.$BW$1]+[.BX151]*[.$BX$1]+[.BY151]*[.$BY$1]+[.BZ151]*[.$BZ$1]+[.CA151]*[.$CA$1]+[.CB151]*[.$CB$1]+[.CC151]*[.$CC$1])/COUNT([.B151:.CC151]);0)" office:value-type="float" office:value="1" calcext:value-type="float">
            <text:p>1</text:p>
          </table:table-cell>
          <table:table-cell table:formula="of:=IF([.CE151]&lt;&gt;[.CD15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52:.CC152])/COUNT([.A152:.CC152]));0)" office:value-type="float" office:value="1" calcext:value-type="float">
            <text:p>1</text:p>
          </table:table-cell>
          <table:table-cell table:formula="of:=ROUND(([.B152]*[.$B$1]+[.C152]*[.$C$1]+[.D152]*[.$D$1]+[.E152]*[.$E$1]+[.F152]*[.$F$1]+[.G152]*[.$G$1]+[.H152]*[.$H$1]+[.I152]*[.$I$1]+[.J152]*[.$J$1]+[.K152]*[.$K$1]+[.L152]*[.$L$1]+[.M152]*[.$M$1]+[.N152]*[.$N$1]+[.O152]*[.$O$1]+[.P152]*[.$P$1]+[.Q152]*[.$Q$1]+[.R152]*[.$R$1]+[.S152]*[.$S$1]+[.T152]*[.$T$1]+[.U152]*[.$U$1]+[.V152]*[.$V$1]+[.W152]*[.$W$1]+[.X152]*[.$X$1]+[.Y152]*[.$Y$1]+[.Z152]*[.$Z$1]+[.AA152]*[.$AA$1]+[.AB152]*[.$AB$1]+[.AC152]*[.$AC$1]+[.AD152]*[.$AD$1]+[.AE152]*[.$AE$1]+[.AF152]*[.$AF$1]+[.AG152]*[.$AG$1]+[.AH152]*[.$AH$1]+[.AI152]*[.$AI$1]+[.AJ152]*[.$AJ$1]+[.AK152]*[.$AK$1]+[.AL152]*[.$AL$1]+[.AM152]*[.$AM$1]+[.AN152]*[.$AN$1]+[.AO152]*[.$AO$1]+[.AP152]*[.$AP$1]+[.AQ152]*[.$AQ$1]+[.AR152]*[.$AR$1]+[.AS152]*[.$AS$1]+[.AT152]*[.$AT$1]+[.AU152]*[.$AU$1]+[.AV152]*[.$AV$1]+[.AW152]*[.$AW$1]+[.AX152]*[.$AX$1]+[.AY152]*[.$AY$1]+[.AZ152]*[.$AZ$1]+[.BA152]*[.$BA$1]+[.BB152]*[.$BB$1]+[.BC152]*[.$BC$1]+[.BD152]*[.$BD$1]+[.BE152]*[.$BE$1]+[.BF152]*[.$BF$1]+[.BG152]*[.$BG$1]+[.BH152]*[.$BH$1]+[.BI152]*[.$BI$1]+[.BJ152]*[.$BJ$1]+[.BK152]*[.$BK$1]+[.BL152]*[.$BL$1]+[.BM152]*[.$BM$1]+[.BN152]*[.$BN$1]+[.BO152]*[.$BO$1]+[.BP152]*[.$BP$1]+[.BQ152]*[.$BQ$1]+[.BR152]*[.$BR$1]+[.BS152]*[.$BS$1]+[.BT152]*[.$BT$1]+[.BU152]*[.$BU$1]+[.BV152]*[.$BV$1]+[.BW152]*[.$BW$1]+[.BX152]*[.$BX$1]+[.BY152]*[.$BY$1]+[.BZ152]*[.$BZ$1]+[.CA152]*[.$CA$1]+[.CB152]*[.$CB$1]+[.CC152]*[.$CC$1])/COUNT([.B152:.CC152]);0)" office:value-type="float" office:value="1" calcext:value-type="float">
            <text:p>1</text:p>
          </table:table-cell>
          <table:table-cell table:formula="of:=IF([.CE152]&lt;&gt;[.CD152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53:.CC153])/COUNT([.A153:.CC153]));0)" office:value-type="float" office:value="0" calcext:value-type="float">
            <text:p>0</text:p>
          </table:table-cell>
          <table:table-cell table:formula="of:=ROUND(([.B153]*[.$B$1]+[.C153]*[.$C$1]+[.D153]*[.$D$1]+[.E153]*[.$E$1]+[.F153]*[.$F$1]+[.G153]*[.$G$1]+[.H153]*[.$H$1]+[.I153]*[.$I$1]+[.J153]*[.$J$1]+[.K153]*[.$K$1]+[.L153]*[.$L$1]+[.M153]*[.$M$1]+[.N153]*[.$N$1]+[.O153]*[.$O$1]+[.P153]*[.$P$1]+[.Q153]*[.$Q$1]+[.R153]*[.$R$1]+[.S153]*[.$S$1]+[.T153]*[.$T$1]+[.U153]*[.$U$1]+[.V153]*[.$V$1]+[.W153]*[.$W$1]+[.X153]*[.$X$1]+[.Y153]*[.$Y$1]+[.Z153]*[.$Z$1]+[.AA153]*[.$AA$1]+[.AB153]*[.$AB$1]+[.AC153]*[.$AC$1]+[.AD153]*[.$AD$1]+[.AE153]*[.$AE$1]+[.AF153]*[.$AF$1]+[.AG153]*[.$AG$1]+[.AH153]*[.$AH$1]+[.AI153]*[.$AI$1]+[.AJ153]*[.$AJ$1]+[.AK153]*[.$AK$1]+[.AL153]*[.$AL$1]+[.AM153]*[.$AM$1]+[.AN153]*[.$AN$1]+[.AO153]*[.$AO$1]+[.AP153]*[.$AP$1]+[.AQ153]*[.$AQ$1]+[.AR153]*[.$AR$1]+[.AS153]*[.$AS$1]+[.AT153]*[.$AT$1]+[.AU153]*[.$AU$1]+[.AV153]*[.$AV$1]+[.AW153]*[.$AW$1]+[.AX153]*[.$AX$1]+[.AY153]*[.$AY$1]+[.AZ153]*[.$AZ$1]+[.BA153]*[.$BA$1]+[.BB153]*[.$BB$1]+[.BC153]*[.$BC$1]+[.BD153]*[.$BD$1]+[.BE153]*[.$BE$1]+[.BF153]*[.$BF$1]+[.BG153]*[.$BG$1]+[.BH153]*[.$BH$1]+[.BI153]*[.$BI$1]+[.BJ153]*[.$BJ$1]+[.BK153]*[.$BK$1]+[.BL153]*[.$BL$1]+[.BM153]*[.$BM$1]+[.BN153]*[.$BN$1]+[.BO153]*[.$BO$1]+[.BP153]*[.$BP$1]+[.BQ153]*[.$BQ$1]+[.BR153]*[.$BR$1]+[.BS153]*[.$BS$1]+[.BT153]*[.$BT$1]+[.BU153]*[.$BU$1]+[.BV153]*[.$BV$1]+[.BW153]*[.$BW$1]+[.BX153]*[.$BX$1]+[.BY153]*[.$BY$1]+[.BZ153]*[.$BZ$1]+[.CA153]*[.$CA$1]+[.CB153]*[.$CB$1]+[.CC153]*[.$CC$1])/COUNT([.B153:.CC153]);0)" office:value-type="float" office:value="0" calcext:value-type="float">
            <text:p>0</text:p>
          </table:table-cell>
          <table:table-cell table:formula="of:=IF([.CE153]&lt;&gt;[.CD153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formula="of:=ROUND((SUM([.B154:.CC154])/COUNT([.A154:.CC154]));0)" office:value-type="float" office:value="1" calcext:value-type="float">
            <text:p>1</text:p>
          </table:table-cell>
          <table:table-cell table:formula="of:=ROUND(([.B154]*[.$B$1]+[.C154]*[.$C$1]+[.D154]*[.$D$1]+[.E154]*[.$E$1]+[.F154]*[.$F$1]+[.G154]*[.$G$1]+[.H154]*[.$H$1]+[.I154]*[.$I$1]+[.J154]*[.$J$1]+[.K154]*[.$K$1]+[.L154]*[.$L$1]+[.M154]*[.$M$1]+[.N154]*[.$N$1]+[.O154]*[.$O$1]+[.P154]*[.$P$1]+[.Q154]*[.$Q$1]+[.R154]*[.$R$1]+[.S154]*[.$S$1]+[.T154]*[.$T$1]+[.U154]*[.$U$1]+[.V154]*[.$V$1]+[.W154]*[.$W$1]+[.X154]*[.$X$1]+[.Y154]*[.$Y$1]+[.Z154]*[.$Z$1]+[.AA154]*[.$AA$1]+[.AB154]*[.$AB$1]+[.AC154]*[.$AC$1]+[.AD154]*[.$AD$1]+[.AE154]*[.$AE$1]+[.AF154]*[.$AF$1]+[.AG154]*[.$AG$1]+[.AH154]*[.$AH$1]+[.AI154]*[.$AI$1]+[.AJ154]*[.$AJ$1]+[.AK154]*[.$AK$1]+[.AL154]*[.$AL$1]+[.AM154]*[.$AM$1]+[.AN154]*[.$AN$1]+[.AO154]*[.$AO$1]+[.AP154]*[.$AP$1]+[.AQ154]*[.$AQ$1]+[.AR154]*[.$AR$1]+[.AS154]*[.$AS$1]+[.AT154]*[.$AT$1]+[.AU154]*[.$AU$1]+[.AV154]*[.$AV$1]+[.AW154]*[.$AW$1]+[.AX154]*[.$AX$1]+[.AY154]*[.$AY$1]+[.AZ154]*[.$AZ$1]+[.BA154]*[.$BA$1]+[.BB154]*[.$BB$1]+[.BC154]*[.$BC$1]+[.BD154]*[.$BD$1]+[.BE154]*[.$BE$1]+[.BF154]*[.$BF$1]+[.BG154]*[.$BG$1]+[.BH154]*[.$BH$1]+[.BI154]*[.$BI$1]+[.BJ154]*[.$BJ$1]+[.BK154]*[.$BK$1]+[.BL154]*[.$BL$1]+[.BM154]*[.$BM$1]+[.BN154]*[.$BN$1]+[.BO154]*[.$BO$1]+[.BP154]*[.$BP$1]+[.BQ154]*[.$BQ$1]+[.BR154]*[.$BR$1]+[.BS154]*[.$BS$1]+[.BT154]*[.$BT$1]+[.BU154]*[.$BU$1]+[.BV154]*[.$BV$1]+[.BW154]*[.$BW$1]+[.BX154]*[.$BX$1]+[.BY154]*[.$BY$1]+[.BZ154]*[.$BZ$1]+[.CA154]*[.$CA$1]+[.CB154]*[.$CB$1]+[.CC154]*[.$CC$1])/COUNT([.B154:.CC154]);0)" office:value-type="float" office:value="1" calcext:value-type="float">
            <text:p>1</text:p>
          </table:table-cell>
          <table:table-cell table:formula="of:=IF([.CE154]&lt;&gt;[.CD15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55:.CC155])/COUNT([.A155:.CC155]));0)" office:value-type="float" office:value="1" calcext:value-type="float">
            <text:p>1</text:p>
          </table:table-cell>
          <table:table-cell table:formula="of:=ROUND(([.B155]*[.$B$1]+[.C155]*[.$C$1]+[.D155]*[.$D$1]+[.E155]*[.$E$1]+[.F155]*[.$F$1]+[.G155]*[.$G$1]+[.H155]*[.$H$1]+[.I155]*[.$I$1]+[.J155]*[.$J$1]+[.K155]*[.$K$1]+[.L155]*[.$L$1]+[.M155]*[.$M$1]+[.N155]*[.$N$1]+[.O155]*[.$O$1]+[.P155]*[.$P$1]+[.Q155]*[.$Q$1]+[.R155]*[.$R$1]+[.S155]*[.$S$1]+[.T155]*[.$T$1]+[.U155]*[.$U$1]+[.V155]*[.$V$1]+[.W155]*[.$W$1]+[.X155]*[.$X$1]+[.Y155]*[.$Y$1]+[.Z155]*[.$Z$1]+[.AA155]*[.$AA$1]+[.AB155]*[.$AB$1]+[.AC155]*[.$AC$1]+[.AD155]*[.$AD$1]+[.AE155]*[.$AE$1]+[.AF155]*[.$AF$1]+[.AG155]*[.$AG$1]+[.AH155]*[.$AH$1]+[.AI155]*[.$AI$1]+[.AJ155]*[.$AJ$1]+[.AK155]*[.$AK$1]+[.AL155]*[.$AL$1]+[.AM155]*[.$AM$1]+[.AN155]*[.$AN$1]+[.AO155]*[.$AO$1]+[.AP155]*[.$AP$1]+[.AQ155]*[.$AQ$1]+[.AR155]*[.$AR$1]+[.AS155]*[.$AS$1]+[.AT155]*[.$AT$1]+[.AU155]*[.$AU$1]+[.AV155]*[.$AV$1]+[.AW155]*[.$AW$1]+[.AX155]*[.$AX$1]+[.AY155]*[.$AY$1]+[.AZ155]*[.$AZ$1]+[.BA155]*[.$BA$1]+[.BB155]*[.$BB$1]+[.BC155]*[.$BC$1]+[.BD155]*[.$BD$1]+[.BE155]*[.$BE$1]+[.BF155]*[.$BF$1]+[.BG155]*[.$BG$1]+[.BH155]*[.$BH$1]+[.BI155]*[.$BI$1]+[.BJ155]*[.$BJ$1]+[.BK155]*[.$BK$1]+[.BL155]*[.$BL$1]+[.BM155]*[.$BM$1]+[.BN155]*[.$BN$1]+[.BO155]*[.$BO$1]+[.BP155]*[.$BP$1]+[.BQ155]*[.$BQ$1]+[.BR155]*[.$BR$1]+[.BS155]*[.$BS$1]+[.BT155]*[.$BT$1]+[.BU155]*[.$BU$1]+[.BV155]*[.$BV$1]+[.BW155]*[.$BW$1]+[.BX155]*[.$BX$1]+[.BY155]*[.$BY$1]+[.BZ155]*[.$BZ$1]+[.CA155]*[.$CA$1]+[.CB155]*[.$CB$1]+[.CC155]*[.$CC$1])/COUNT([.B155:.CC155]);0)" office:value-type="float" office:value="1" calcext:value-type="float">
            <text:p>1</text:p>
          </table:table-cell>
          <table:table-cell table:formula="of:=IF([.CE155]&lt;&gt;[.CD15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56:.CC156])/COUNT([.A156:.CC156]));0)" office:value-type="float" office:value="0" calcext:value-type="float">
            <text:p>0</text:p>
          </table:table-cell>
          <table:table-cell table:formula="of:=ROUND(([.B156]*[.$B$1]+[.C156]*[.$C$1]+[.D156]*[.$D$1]+[.E156]*[.$E$1]+[.F156]*[.$F$1]+[.G156]*[.$G$1]+[.H156]*[.$H$1]+[.I156]*[.$I$1]+[.J156]*[.$J$1]+[.K156]*[.$K$1]+[.L156]*[.$L$1]+[.M156]*[.$M$1]+[.N156]*[.$N$1]+[.O156]*[.$O$1]+[.P156]*[.$P$1]+[.Q156]*[.$Q$1]+[.R156]*[.$R$1]+[.S156]*[.$S$1]+[.T156]*[.$T$1]+[.U156]*[.$U$1]+[.V156]*[.$V$1]+[.W156]*[.$W$1]+[.X156]*[.$X$1]+[.Y156]*[.$Y$1]+[.Z156]*[.$Z$1]+[.AA156]*[.$AA$1]+[.AB156]*[.$AB$1]+[.AC156]*[.$AC$1]+[.AD156]*[.$AD$1]+[.AE156]*[.$AE$1]+[.AF156]*[.$AF$1]+[.AG156]*[.$AG$1]+[.AH156]*[.$AH$1]+[.AI156]*[.$AI$1]+[.AJ156]*[.$AJ$1]+[.AK156]*[.$AK$1]+[.AL156]*[.$AL$1]+[.AM156]*[.$AM$1]+[.AN156]*[.$AN$1]+[.AO156]*[.$AO$1]+[.AP156]*[.$AP$1]+[.AQ156]*[.$AQ$1]+[.AR156]*[.$AR$1]+[.AS156]*[.$AS$1]+[.AT156]*[.$AT$1]+[.AU156]*[.$AU$1]+[.AV156]*[.$AV$1]+[.AW156]*[.$AW$1]+[.AX156]*[.$AX$1]+[.AY156]*[.$AY$1]+[.AZ156]*[.$AZ$1]+[.BA156]*[.$BA$1]+[.BB156]*[.$BB$1]+[.BC156]*[.$BC$1]+[.BD156]*[.$BD$1]+[.BE156]*[.$BE$1]+[.BF156]*[.$BF$1]+[.BG156]*[.$BG$1]+[.BH156]*[.$BH$1]+[.BI156]*[.$BI$1]+[.BJ156]*[.$BJ$1]+[.BK156]*[.$BK$1]+[.BL156]*[.$BL$1]+[.BM156]*[.$BM$1]+[.BN156]*[.$BN$1]+[.BO156]*[.$BO$1]+[.BP156]*[.$BP$1]+[.BQ156]*[.$BQ$1]+[.BR156]*[.$BR$1]+[.BS156]*[.$BS$1]+[.BT156]*[.$BT$1]+[.BU156]*[.$BU$1]+[.BV156]*[.$BV$1]+[.BW156]*[.$BW$1]+[.BX156]*[.$BX$1]+[.BY156]*[.$BY$1]+[.BZ156]*[.$BZ$1]+[.CA156]*[.$CA$1]+[.CB156]*[.$CB$1]+[.CC156]*[.$CC$1])/COUNT([.B156:.CC156]);0)" office:value-type="float" office:value="0" calcext:value-type="float">
            <text:p>0</text:p>
          </table:table-cell>
          <table:table-cell table:formula="of:=IF([.CE156]&lt;&gt;[.CD15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57:.CC157])/COUNT([.A157:.CC157]));0)" office:value-type="float" office:value="0" calcext:value-type="float">
            <text:p>0</text:p>
          </table:table-cell>
          <table:table-cell table:formula="of:=ROUND(([.B157]*[.$B$1]+[.C157]*[.$C$1]+[.D157]*[.$D$1]+[.E157]*[.$E$1]+[.F157]*[.$F$1]+[.G157]*[.$G$1]+[.H157]*[.$H$1]+[.I157]*[.$I$1]+[.J157]*[.$J$1]+[.K157]*[.$K$1]+[.L157]*[.$L$1]+[.M157]*[.$M$1]+[.N157]*[.$N$1]+[.O157]*[.$O$1]+[.P157]*[.$P$1]+[.Q157]*[.$Q$1]+[.R157]*[.$R$1]+[.S157]*[.$S$1]+[.T157]*[.$T$1]+[.U157]*[.$U$1]+[.V157]*[.$V$1]+[.W157]*[.$W$1]+[.X157]*[.$X$1]+[.Y157]*[.$Y$1]+[.Z157]*[.$Z$1]+[.AA157]*[.$AA$1]+[.AB157]*[.$AB$1]+[.AC157]*[.$AC$1]+[.AD157]*[.$AD$1]+[.AE157]*[.$AE$1]+[.AF157]*[.$AF$1]+[.AG157]*[.$AG$1]+[.AH157]*[.$AH$1]+[.AI157]*[.$AI$1]+[.AJ157]*[.$AJ$1]+[.AK157]*[.$AK$1]+[.AL157]*[.$AL$1]+[.AM157]*[.$AM$1]+[.AN157]*[.$AN$1]+[.AO157]*[.$AO$1]+[.AP157]*[.$AP$1]+[.AQ157]*[.$AQ$1]+[.AR157]*[.$AR$1]+[.AS157]*[.$AS$1]+[.AT157]*[.$AT$1]+[.AU157]*[.$AU$1]+[.AV157]*[.$AV$1]+[.AW157]*[.$AW$1]+[.AX157]*[.$AX$1]+[.AY157]*[.$AY$1]+[.AZ157]*[.$AZ$1]+[.BA157]*[.$BA$1]+[.BB157]*[.$BB$1]+[.BC157]*[.$BC$1]+[.BD157]*[.$BD$1]+[.BE157]*[.$BE$1]+[.BF157]*[.$BF$1]+[.BG157]*[.$BG$1]+[.BH157]*[.$BH$1]+[.BI157]*[.$BI$1]+[.BJ157]*[.$BJ$1]+[.BK157]*[.$BK$1]+[.BL157]*[.$BL$1]+[.BM157]*[.$BM$1]+[.BN157]*[.$BN$1]+[.BO157]*[.$BO$1]+[.BP157]*[.$BP$1]+[.BQ157]*[.$BQ$1]+[.BR157]*[.$BR$1]+[.BS157]*[.$BS$1]+[.BT157]*[.$BT$1]+[.BU157]*[.$BU$1]+[.BV157]*[.$BV$1]+[.BW157]*[.$BW$1]+[.BX157]*[.$BX$1]+[.BY157]*[.$BY$1]+[.BZ157]*[.$BZ$1]+[.CA157]*[.$CA$1]+[.CB157]*[.$CB$1]+[.CC157]*[.$CC$1])/COUNT([.B157:.CC157]);0)" office:value-type="float" office:value="0" calcext:value-type="float">
            <text:p>0</text:p>
          </table:table-cell>
          <table:table-cell table:formula="of:=IF([.CE157]&lt;&gt;[.CD15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58:.CC158])/COUNT([.A158:.CC158]));0)" office:value-type="float" office:value="0" calcext:value-type="float">
            <text:p>0</text:p>
          </table:table-cell>
          <table:table-cell table:formula="of:=ROUND(([.B158]*[.$B$1]+[.C158]*[.$C$1]+[.D158]*[.$D$1]+[.E158]*[.$E$1]+[.F158]*[.$F$1]+[.G158]*[.$G$1]+[.H158]*[.$H$1]+[.I158]*[.$I$1]+[.J158]*[.$J$1]+[.K158]*[.$K$1]+[.L158]*[.$L$1]+[.M158]*[.$M$1]+[.N158]*[.$N$1]+[.O158]*[.$O$1]+[.P158]*[.$P$1]+[.Q158]*[.$Q$1]+[.R158]*[.$R$1]+[.S158]*[.$S$1]+[.T158]*[.$T$1]+[.U158]*[.$U$1]+[.V158]*[.$V$1]+[.W158]*[.$W$1]+[.X158]*[.$X$1]+[.Y158]*[.$Y$1]+[.Z158]*[.$Z$1]+[.AA158]*[.$AA$1]+[.AB158]*[.$AB$1]+[.AC158]*[.$AC$1]+[.AD158]*[.$AD$1]+[.AE158]*[.$AE$1]+[.AF158]*[.$AF$1]+[.AG158]*[.$AG$1]+[.AH158]*[.$AH$1]+[.AI158]*[.$AI$1]+[.AJ158]*[.$AJ$1]+[.AK158]*[.$AK$1]+[.AL158]*[.$AL$1]+[.AM158]*[.$AM$1]+[.AN158]*[.$AN$1]+[.AO158]*[.$AO$1]+[.AP158]*[.$AP$1]+[.AQ158]*[.$AQ$1]+[.AR158]*[.$AR$1]+[.AS158]*[.$AS$1]+[.AT158]*[.$AT$1]+[.AU158]*[.$AU$1]+[.AV158]*[.$AV$1]+[.AW158]*[.$AW$1]+[.AX158]*[.$AX$1]+[.AY158]*[.$AY$1]+[.AZ158]*[.$AZ$1]+[.BA158]*[.$BA$1]+[.BB158]*[.$BB$1]+[.BC158]*[.$BC$1]+[.BD158]*[.$BD$1]+[.BE158]*[.$BE$1]+[.BF158]*[.$BF$1]+[.BG158]*[.$BG$1]+[.BH158]*[.$BH$1]+[.BI158]*[.$BI$1]+[.BJ158]*[.$BJ$1]+[.BK158]*[.$BK$1]+[.BL158]*[.$BL$1]+[.BM158]*[.$BM$1]+[.BN158]*[.$BN$1]+[.BO158]*[.$BO$1]+[.BP158]*[.$BP$1]+[.BQ158]*[.$BQ$1]+[.BR158]*[.$BR$1]+[.BS158]*[.$BS$1]+[.BT158]*[.$BT$1]+[.BU158]*[.$BU$1]+[.BV158]*[.$BV$1]+[.BW158]*[.$BW$1]+[.BX158]*[.$BX$1]+[.BY158]*[.$BY$1]+[.BZ158]*[.$BZ$1]+[.CA158]*[.$CA$1]+[.CB158]*[.$CB$1]+[.CC158]*[.$CC$1])/COUNT([.B158:.CC158]);0)" office:value-type="float" office:value="0" calcext:value-type="float">
            <text:p>0</text:p>
          </table:table-cell>
          <table:table-cell table:formula="of:=IF([.CE158]&lt;&gt;[.CD15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59:.CC159])/COUNT([.A159:.CC159]));0)" office:value-type="float" office:value="0" calcext:value-type="float">
            <text:p>0</text:p>
          </table:table-cell>
          <table:table-cell table:formula="of:=ROUND(([.B159]*[.$B$1]+[.C159]*[.$C$1]+[.D159]*[.$D$1]+[.E159]*[.$E$1]+[.F159]*[.$F$1]+[.G159]*[.$G$1]+[.H159]*[.$H$1]+[.I159]*[.$I$1]+[.J159]*[.$J$1]+[.K159]*[.$K$1]+[.L159]*[.$L$1]+[.M159]*[.$M$1]+[.N159]*[.$N$1]+[.O159]*[.$O$1]+[.P159]*[.$P$1]+[.Q159]*[.$Q$1]+[.R159]*[.$R$1]+[.S159]*[.$S$1]+[.T159]*[.$T$1]+[.U159]*[.$U$1]+[.V159]*[.$V$1]+[.W159]*[.$W$1]+[.X159]*[.$X$1]+[.Y159]*[.$Y$1]+[.Z159]*[.$Z$1]+[.AA159]*[.$AA$1]+[.AB159]*[.$AB$1]+[.AC159]*[.$AC$1]+[.AD159]*[.$AD$1]+[.AE159]*[.$AE$1]+[.AF159]*[.$AF$1]+[.AG159]*[.$AG$1]+[.AH159]*[.$AH$1]+[.AI159]*[.$AI$1]+[.AJ159]*[.$AJ$1]+[.AK159]*[.$AK$1]+[.AL159]*[.$AL$1]+[.AM159]*[.$AM$1]+[.AN159]*[.$AN$1]+[.AO159]*[.$AO$1]+[.AP159]*[.$AP$1]+[.AQ159]*[.$AQ$1]+[.AR159]*[.$AR$1]+[.AS159]*[.$AS$1]+[.AT159]*[.$AT$1]+[.AU159]*[.$AU$1]+[.AV159]*[.$AV$1]+[.AW159]*[.$AW$1]+[.AX159]*[.$AX$1]+[.AY159]*[.$AY$1]+[.AZ159]*[.$AZ$1]+[.BA159]*[.$BA$1]+[.BB159]*[.$BB$1]+[.BC159]*[.$BC$1]+[.BD159]*[.$BD$1]+[.BE159]*[.$BE$1]+[.BF159]*[.$BF$1]+[.BG159]*[.$BG$1]+[.BH159]*[.$BH$1]+[.BI159]*[.$BI$1]+[.BJ159]*[.$BJ$1]+[.BK159]*[.$BK$1]+[.BL159]*[.$BL$1]+[.BM159]*[.$BM$1]+[.BN159]*[.$BN$1]+[.BO159]*[.$BO$1]+[.BP159]*[.$BP$1]+[.BQ159]*[.$BQ$1]+[.BR159]*[.$BR$1]+[.BS159]*[.$BS$1]+[.BT159]*[.$BT$1]+[.BU159]*[.$BU$1]+[.BV159]*[.$BV$1]+[.BW159]*[.$BW$1]+[.BX159]*[.$BX$1]+[.BY159]*[.$BY$1]+[.BZ159]*[.$BZ$1]+[.CA159]*[.$CA$1]+[.CB159]*[.$CB$1]+[.CC159]*[.$CC$1])/COUNT([.B159:.CC159]);0)" office:value-type="float" office:value="0" calcext:value-type="float">
            <text:p>0</text:p>
          </table:table-cell>
          <table:table-cell table:formula="of:=IF([.CE159]&lt;&gt;[.CD15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0:.CC160])/COUNT([.A160:.CC160]));0)" office:value-type="float" office:value="0" calcext:value-type="float">
            <text:p>0</text:p>
          </table:table-cell>
          <table:table-cell table:formula="of:=ROUND(([.B160]*[.$B$1]+[.C160]*[.$C$1]+[.D160]*[.$D$1]+[.E160]*[.$E$1]+[.F160]*[.$F$1]+[.G160]*[.$G$1]+[.H160]*[.$H$1]+[.I160]*[.$I$1]+[.J160]*[.$J$1]+[.K160]*[.$K$1]+[.L160]*[.$L$1]+[.M160]*[.$M$1]+[.N160]*[.$N$1]+[.O160]*[.$O$1]+[.P160]*[.$P$1]+[.Q160]*[.$Q$1]+[.R160]*[.$R$1]+[.S160]*[.$S$1]+[.T160]*[.$T$1]+[.U160]*[.$U$1]+[.V160]*[.$V$1]+[.W160]*[.$W$1]+[.X160]*[.$X$1]+[.Y160]*[.$Y$1]+[.Z160]*[.$Z$1]+[.AA160]*[.$AA$1]+[.AB160]*[.$AB$1]+[.AC160]*[.$AC$1]+[.AD160]*[.$AD$1]+[.AE160]*[.$AE$1]+[.AF160]*[.$AF$1]+[.AG160]*[.$AG$1]+[.AH160]*[.$AH$1]+[.AI160]*[.$AI$1]+[.AJ160]*[.$AJ$1]+[.AK160]*[.$AK$1]+[.AL160]*[.$AL$1]+[.AM160]*[.$AM$1]+[.AN160]*[.$AN$1]+[.AO160]*[.$AO$1]+[.AP160]*[.$AP$1]+[.AQ160]*[.$AQ$1]+[.AR160]*[.$AR$1]+[.AS160]*[.$AS$1]+[.AT160]*[.$AT$1]+[.AU160]*[.$AU$1]+[.AV160]*[.$AV$1]+[.AW160]*[.$AW$1]+[.AX160]*[.$AX$1]+[.AY160]*[.$AY$1]+[.AZ160]*[.$AZ$1]+[.BA160]*[.$BA$1]+[.BB160]*[.$BB$1]+[.BC160]*[.$BC$1]+[.BD160]*[.$BD$1]+[.BE160]*[.$BE$1]+[.BF160]*[.$BF$1]+[.BG160]*[.$BG$1]+[.BH160]*[.$BH$1]+[.BI160]*[.$BI$1]+[.BJ160]*[.$BJ$1]+[.BK160]*[.$BK$1]+[.BL160]*[.$BL$1]+[.BM160]*[.$BM$1]+[.BN160]*[.$BN$1]+[.BO160]*[.$BO$1]+[.BP160]*[.$BP$1]+[.BQ160]*[.$BQ$1]+[.BR160]*[.$BR$1]+[.BS160]*[.$BS$1]+[.BT160]*[.$BT$1]+[.BU160]*[.$BU$1]+[.BV160]*[.$BV$1]+[.BW160]*[.$BW$1]+[.BX160]*[.$BX$1]+[.BY160]*[.$BY$1]+[.BZ160]*[.$BZ$1]+[.CA160]*[.$CA$1]+[.CB160]*[.$CB$1]+[.CC160]*[.$CC$1])/COUNT([.B160:.CC160]);0)" office:value-type="float" office:value="0" calcext:value-type="float">
            <text:p>0</text:p>
          </table:table-cell>
          <table:table-cell table:formula="of:=IF([.CE160]&lt;&gt;[.CD16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1:.CC161])/COUNT([.A161:.CC161]));0)" office:value-type="float" office:value="0" calcext:value-type="float">
            <text:p>0</text:p>
          </table:table-cell>
          <table:table-cell table:formula="of:=ROUND(([.B161]*[.$B$1]+[.C161]*[.$C$1]+[.D161]*[.$D$1]+[.E161]*[.$E$1]+[.F161]*[.$F$1]+[.G161]*[.$G$1]+[.H161]*[.$H$1]+[.I161]*[.$I$1]+[.J161]*[.$J$1]+[.K161]*[.$K$1]+[.L161]*[.$L$1]+[.M161]*[.$M$1]+[.N161]*[.$N$1]+[.O161]*[.$O$1]+[.P161]*[.$P$1]+[.Q161]*[.$Q$1]+[.R161]*[.$R$1]+[.S161]*[.$S$1]+[.T161]*[.$T$1]+[.U161]*[.$U$1]+[.V161]*[.$V$1]+[.W161]*[.$W$1]+[.X161]*[.$X$1]+[.Y161]*[.$Y$1]+[.Z161]*[.$Z$1]+[.AA161]*[.$AA$1]+[.AB161]*[.$AB$1]+[.AC161]*[.$AC$1]+[.AD161]*[.$AD$1]+[.AE161]*[.$AE$1]+[.AF161]*[.$AF$1]+[.AG161]*[.$AG$1]+[.AH161]*[.$AH$1]+[.AI161]*[.$AI$1]+[.AJ161]*[.$AJ$1]+[.AK161]*[.$AK$1]+[.AL161]*[.$AL$1]+[.AM161]*[.$AM$1]+[.AN161]*[.$AN$1]+[.AO161]*[.$AO$1]+[.AP161]*[.$AP$1]+[.AQ161]*[.$AQ$1]+[.AR161]*[.$AR$1]+[.AS161]*[.$AS$1]+[.AT161]*[.$AT$1]+[.AU161]*[.$AU$1]+[.AV161]*[.$AV$1]+[.AW161]*[.$AW$1]+[.AX161]*[.$AX$1]+[.AY161]*[.$AY$1]+[.AZ161]*[.$AZ$1]+[.BA161]*[.$BA$1]+[.BB161]*[.$BB$1]+[.BC161]*[.$BC$1]+[.BD161]*[.$BD$1]+[.BE161]*[.$BE$1]+[.BF161]*[.$BF$1]+[.BG161]*[.$BG$1]+[.BH161]*[.$BH$1]+[.BI161]*[.$BI$1]+[.BJ161]*[.$BJ$1]+[.BK161]*[.$BK$1]+[.BL161]*[.$BL$1]+[.BM161]*[.$BM$1]+[.BN161]*[.$BN$1]+[.BO161]*[.$BO$1]+[.BP161]*[.$BP$1]+[.BQ161]*[.$BQ$1]+[.BR161]*[.$BR$1]+[.BS161]*[.$BS$1]+[.BT161]*[.$BT$1]+[.BU161]*[.$BU$1]+[.BV161]*[.$BV$1]+[.BW161]*[.$BW$1]+[.BX161]*[.$BX$1]+[.BY161]*[.$BY$1]+[.BZ161]*[.$BZ$1]+[.CA161]*[.$CA$1]+[.CB161]*[.$CB$1]+[.CC161]*[.$CC$1])/COUNT([.B161:.CC161]);0)" office:value-type="float" office:value="0" calcext:value-type="float">
            <text:p>0</text:p>
          </table:table-cell>
          <table:table-cell table:formula="of:=IF([.CE161]&lt;&gt;[.CD16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2:.CC162])/COUNT([.A162:.CC162]));0)" office:value-type="float" office:value="0" calcext:value-type="float">
            <text:p>0</text:p>
          </table:table-cell>
          <table:table-cell table:formula="of:=ROUND(([.B162]*[.$B$1]+[.C162]*[.$C$1]+[.D162]*[.$D$1]+[.E162]*[.$E$1]+[.F162]*[.$F$1]+[.G162]*[.$G$1]+[.H162]*[.$H$1]+[.I162]*[.$I$1]+[.J162]*[.$J$1]+[.K162]*[.$K$1]+[.L162]*[.$L$1]+[.M162]*[.$M$1]+[.N162]*[.$N$1]+[.O162]*[.$O$1]+[.P162]*[.$P$1]+[.Q162]*[.$Q$1]+[.R162]*[.$R$1]+[.S162]*[.$S$1]+[.T162]*[.$T$1]+[.U162]*[.$U$1]+[.V162]*[.$V$1]+[.W162]*[.$W$1]+[.X162]*[.$X$1]+[.Y162]*[.$Y$1]+[.Z162]*[.$Z$1]+[.AA162]*[.$AA$1]+[.AB162]*[.$AB$1]+[.AC162]*[.$AC$1]+[.AD162]*[.$AD$1]+[.AE162]*[.$AE$1]+[.AF162]*[.$AF$1]+[.AG162]*[.$AG$1]+[.AH162]*[.$AH$1]+[.AI162]*[.$AI$1]+[.AJ162]*[.$AJ$1]+[.AK162]*[.$AK$1]+[.AL162]*[.$AL$1]+[.AM162]*[.$AM$1]+[.AN162]*[.$AN$1]+[.AO162]*[.$AO$1]+[.AP162]*[.$AP$1]+[.AQ162]*[.$AQ$1]+[.AR162]*[.$AR$1]+[.AS162]*[.$AS$1]+[.AT162]*[.$AT$1]+[.AU162]*[.$AU$1]+[.AV162]*[.$AV$1]+[.AW162]*[.$AW$1]+[.AX162]*[.$AX$1]+[.AY162]*[.$AY$1]+[.AZ162]*[.$AZ$1]+[.BA162]*[.$BA$1]+[.BB162]*[.$BB$1]+[.BC162]*[.$BC$1]+[.BD162]*[.$BD$1]+[.BE162]*[.$BE$1]+[.BF162]*[.$BF$1]+[.BG162]*[.$BG$1]+[.BH162]*[.$BH$1]+[.BI162]*[.$BI$1]+[.BJ162]*[.$BJ$1]+[.BK162]*[.$BK$1]+[.BL162]*[.$BL$1]+[.BM162]*[.$BM$1]+[.BN162]*[.$BN$1]+[.BO162]*[.$BO$1]+[.BP162]*[.$BP$1]+[.BQ162]*[.$BQ$1]+[.BR162]*[.$BR$1]+[.BS162]*[.$BS$1]+[.BT162]*[.$BT$1]+[.BU162]*[.$BU$1]+[.BV162]*[.$BV$1]+[.BW162]*[.$BW$1]+[.BX162]*[.$BX$1]+[.BY162]*[.$BY$1]+[.BZ162]*[.$BZ$1]+[.CA162]*[.$CA$1]+[.CB162]*[.$CB$1]+[.CC162]*[.$CC$1])/COUNT([.B162:.CC162]);0)" office:value-type="float" office:value="0" calcext:value-type="float">
            <text:p>0</text:p>
          </table:table-cell>
          <table:table-cell table:formula="of:=IF([.CE162]&lt;&gt;[.CD16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3:.CC163])/COUNT([.A163:.CC163]));0)" office:value-type="float" office:value="0" calcext:value-type="float">
            <text:p>0</text:p>
          </table:table-cell>
          <table:table-cell table:formula="of:=ROUND(([.B163]*[.$B$1]+[.C163]*[.$C$1]+[.D163]*[.$D$1]+[.E163]*[.$E$1]+[.F163]*[.$F$1]+[.G163]*[.$G$1]+[.H163]*[.$H$1]+[.I163]*[.$I$1]+[.J163]*[.$J$1]+[.K163]*[.$K$1]+[.L163]*[.$L$1]+[.M163]*[.$M$1]+[.N163]*[.$N$1]+[.O163]*[.$O$1]+[.P163]*[.$P$1]+[.Q163]*[.$Q$1]+[.R163]*[.$R$1]+[.S163]*[.$S$1]+[.T163]*[.$T$1]+[.U163]*[.$U$1]+[.V163]*[.$V$1]+[.W163]*[.$W$1]+[.X163]*[.$X$1]+[.Y163]*[.$Y$1]+[.Z163]*[.$Z$1]+[.AA163]*[.$AA$1]+[.AB163]*[.$AB$1]+[.AC163]*[.$AC$1]+[.AD163]*[.$AD$1]+[.AE163]*[.$AE$1]+[.AF163]*[.$AF$1]+[.AG163]*[.$AG$1]+[.AH163]*[.$AH$1]+[.AI163]*[.$AI$1]+[.AJ163]*[.$AJ$1]+[.AK163]*[.$AK$1]+[.AL163]*[.$AL$1]+[.AM163]*[.$AM$1]+[.AN163]*[.$AN$1]+[.AO163]*[.$AO$1]+[.AP163]*[.$AP$1]+[.AQ163]*[.$AQ$1]+[.AR163]*[.$AR$1]+[.AS163]*[.$AS$1]+[.AT163]*[.$AT$1]+[.AU163]*[.$AU$1]+[.AV163]*[.$AV$1]+[.AW163]*[.$AW$1]+[.AX163]*[.$AX$1]+[.AY163]*[.$AY$1]+[.AZ163]*[.$AZ$1]+[.BA163]*[.$BA$1]+[.BB163]*[.$BB$1]+[.BC163]*[.$BC$1]+[.BD163]*[.$BD$1]+[.BE163]*[.$BE$1]+[.BF163]*[.$BF$1]+[.BG163]*[.$BG$1]+[.BH163]*[.$BH$1]+[.BI163]*[.$BI$1]+[.BJ163]*[.$BJ$1]+[.BK163]*[.$BK$1]+[.BL163]*[.$BL$1]+[.BM163]*[.$BM$1]+[.BN163]*[.$BN$1]+[.BO163]*[.$BO$1]+[.BP163]*[.$BP$1]+[.BQ163]*[.$BQ$1]+[.BR163]*[.$BR$1]+[.BS163]*[.$BS$1]+[.BT163]*[.$BT$1]+[.BU163]*[.$BU$1]+[.BV163]*[.$BV$1]+[.BW163]*[.$BW$1]+[.BX163]*[.$BX$1]+[.BY163]*[.$BY$1]+[.BZ163]*[.$BZ$1]+[.CA163]*[.$CA$1]+[.CB163]*[.$CB$1]+[.CC163]*[.$CC$1])/COUNT([.B163:.CC163]);0)" office:value-type="float" office:value="0" calcext:value-type="float">
            <text:p>0</text:p>
          </table:table-cell>
          <table:table-cell table:formula="of:=IF([.CE163]&lt;&gt;[.CD16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64:.CC164])/COUNT([.A164:.CC164]));0)" office:value-type="float" office:value="1" calcext:value-type="float">
            <text:p>1</text:p>
          </table:table-cell>
          <table:table-cell table:formula="of:=ROUND(([.B164]*[.$B$1]+[.C164]*[.$C$1]+[.D164]*[.$D$1]+[.E164]*[.$E$1]+[.F164]*[.$F$1]+[.G164]*[.$G$1]+[.H164]*[.$H$1]+[.I164]*[.$I$1]+[.J164]*[.$J$1]+[.K164]*[.$K$1]+[.L164]*[.$L$1]+[.M164]*[.$M$1]+[.N164]*[.$N$1]+[.O164]*[.$O$1]+[.P164]*[.$P$1]+[.Q164]*[.$Q$1]+[.R164]*[.$R$1]+[.S164]*[.$S$1]+[.T164]*[.$T$1]+[.U164]*[.$U$1]+[.V164]*[.$V$1]+[.W164]*[.$W$1]+[.X164]*[.$X$1]+[.Y164]*[.$Y$1]+[.Z164]*[.$Z$1]+[.AA164]*[.$AA$1]+[.AB164]*[.$AB$1]+[.AC164]*[.$AC$1]+[.AD164]*[.$AD$1]+[.AE164]*[.$AE$1]+[.AF164]*[.$AF$1]+[.AG164]*[.$AG$1]+[.AH164]*[.$AH$1]+[.AI164]*[.$AI$1]+[.AJ164]*[.$AJ$1]+[.AK164]*[.$AK$1]+[.AL164]*[.$AL$1]+[.AM164]*[.$AM$1]+[.AN164]*[.$AN$1]+[.AO164]*[.$AO$1]+[.AP164]*[.$AP$1]+[.AQ164]*[.$AQ$1]+[.AR164]*[.$AR$1]+[.AS164]*[.$AS$1]+[.AT164]*[.$AT$1]+[.AU164]*[.$AU$1]+[.AV164]*[.$AV$1]+[.AW164]*[.$AW$1]+[.AX164]*[.$AX$1]+[.AY164]*[.$AY$1]+[.AZ164]*[.$AZ$1]+[.BA164]*[.$BA$1]+[.BB164]*[.$BB$1]+[.BC164]*[.$BC$1]+[.BD164]*[.$BD$1]+[.BE164]*[.$BE$1]+[.BF164]*[.$BF$1]+[.BG164]*[.$BG$1]+[.BH164]*[.$BH$1]+[.BI164]*[.$BI$1]+[.BJ164]*[.$BJ$1]+[.BK164]*[.$BK$1]+[.BL164]*[.$BL$1]+[.BM164]*[.$BM$1]+[.BN164]*[.$BN$1]+[.BO164]*[.$BO$1]+[.BP164]*[.$BP$1]+[.BQ164]*[.$BQ$1]+[.BR164]*[.$BR$1]+[.BS164]*[.$BS$1]+[.BT164]*[.$BT$1]+[.BU164]*[.$BU$1]+[.BV164]*[.$BV$1]+[.BW164]*[.$BW$1]+[.BX164]*[.$BX$1]+[.BY164]*[.$BY$1]+[.BZ164]*[.$BZ$1]+[.CA164]*[.$CA$1]+[.CB164]*[.$CB$1]+[.CC164]*[.$CC$1])/COUNT([.B164:.CC164]);0)" office:value-type="float" office:value="1" calcext:value-type="float">
            <text:p>1</text:p>
          </table:table-cell>
          <table:table-cell table:formula="of:=IF([.CE164]&lt;&gt;[.CD16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5:.CC165])/COUNT([.A165:.CC165]));0)" office:value-type="float" office:value="0" calcext:value-type="float">
            <text:p>0</text:p>
          </table:table-cell>
          <table:table-cell table:formula="of:=ROUND(([.B165]*[.$B$1]+[.C165]*[.$C$1]+[.D165]*[.$D$1]+[.E165]*[.$E$1]+[.F165]*[.$F$1]+[.G165]*[.$G$1]+[.H165]*[.$H$1]+[.I165]*[.$I$1]+[.J165]*[.$J$1]+[.K165]*[.$K$1]+[.L165]*[.$L$1]+[.M165]*[.$M$1]+[.N165]*[.$N$1]+[.O165]*[.$O$1]+[.P165]*[.$P$1]+[.Q165]*[.$Q$1]+[.R165]*[.$R$1]+[.S165]*[.$S$1]+[.T165]*[.$T$1]+[.U165]*[.$U$1]+[.V165]*[.$V$1]+[.W165]*[.$W$1]+[.X165]*[.$X$1]+[.Y165]*[.$Y$1]+[.Z165]*[.$Z$1]+[.AA165]*[.$AA$1]+[.AB165]*[.$AB$1]+[.AC165]*[.$AC$1]+[.AD165]*[.$AD$1]+[.AE165]*[.$AE$1]+[.AF165]*[.$AF$1]+[.AG165]*[.$AG$1]+[.AH165]*[.$AH$1]+[.AI165]*[.$AI$1]+[.AJ165]*[.$AJ$1]+[.AK165]*[.$AK$1]+[.AL165]*[.$AL$1]+[.AM165]*[.$AM$1]+[.AN165]*[.$AN$1]+[.AO165]*[.$AO$1]+[.AP165]*[.$AP$1]+[.AQ165]*[.$AQ$1]+[.AR165]*[.$AR$1]+[.AS165]*[.$AS$1]+[.AT165]*[.$AT$1]+[.AU165]*[.$AU$1]+[.AV165]*[.$AV$1]+[.AW165]*[.$AW$1]+[.AX165]*[.$AX$1]+[.AY165]*[.$AY$1]+[.AZ165]*[.$AZ$1]+[.BA165]*[.$BA$1]+[.BB165]*[.$BB$1]+[.BC165]*[.$BC$1]+[.BD165]*[.$BD$1]+[.BE165]*[.$BE$1]+[.BF165]*[.$BF$1]+[.BG165]*[.$BG$1]+[.BH165]*[.$BH$1]+[.BI165]*[.$BI$1]+[.BJ165]*[.$BJ$1]+[.BK165]*[.$BK$1]+[.BL165]*[.$BL$1]+[.BM165]*[.$BM$1]+[.BN165]*[.$BN$1]+[.BO165]*[.$BO$1]+[.BP165]*[.$BP$1]+[.BQ165]*[.$BQ$1]+[.BR165]*[.$BR$1]+[.BS165]*[.$BS$1]+[.BT165]*[.$BT$1]+[.BU165]*[.$BU$1]+[.BV165]*[.$BV$1]+[.BW165]*[.$BW$1]+[.BX165]*[.$BX$1]+[.BY165]*[.$BY$1]+[.BZ165]*[.$BZ$1]+[.CA165]*[.$CA$1]+[.CB165]*[.$CB$1]+[.CC165]*[.$CC$1])/COUNT([.B165:.CC165]);0)" office:value-type="float" office:value="0" calcext:value-type="float">
            <text:p>0</text:p>
          </table:table-cell>
          <table:table-cell table:formula="of:=IF([.CE165]&lt;&gt;[.CD16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66:.CC166])/COUNT([.A166:.CC166]));0)" office:value-type="float" office:value="0" calcext:value-type="float">
            <text:p>0</text:p>
          </table:table-cell>
          <table:table-cell table:formula="of:=ROUND(([.B166]*[.$B$1]+[.C166]*[.$C$1]+[.D166]*[.$D$1]+[.E166]*[.$E$1]+[.F166]*[.$F$1]+[.G166]*[.$G$1]+[.H166]*[.$H$1]+[.I166]*[.$I$1]+[.J166]*[.$J$1]+[.K166]*[.$K$1]+[.L166]*[.$L$1]+[.M166]*[.$M$1]+[.N166]*[.$N$1]+[.O166]*[.$O$1]+[.P166]*[.$P$1]+[.Q166]*[.$Q$1]+[.R166]*[.$R$1]+[.S166]*[.$S$1]+[.T166]*[.$T$1]+[.U166]*[.$U$1]+[.V166]*[.$V$1]+[.W166]*[.$W$1]+[.X166]*[.$X$1]+[.Y166]*[.$Y$1]+[.Z166]*[.$Z$1]+[.AA166]*[.$AA$1]+[.AB166]*[.$AB$1]+[.AC166]*[.$AC$1]+[.AD166]*[.$AD$1]+[.AE166]*[.$AE$1]+[.AF166]*[.$AF$1]+[.AG166]*[.$AG$1]+[.AH166]*[.$AH$1]+[.AI166]*[.$AI$1]+[.AJ166]*[.$AJ$1]+[.AK166]*[.$AK$1]+[.AL166]*[.$AL$1]+[.AM166]*[.$AM$1]+[.AN166]*[.$AN$1]+[.AO166]*[.$AO$1]+[.AP166]*[.$AP$1]+[.AQ166]*[.$AQ$1]+[.AR166]*[.$AR$1]+[.AS166]*[.$AS$1]+[.AT166]*[.$AT$1]+[.AU166]*[.$AU$1]+[.AV166]*[.$AV$1]+[.AW166]*[.$AW$1]+[.AX166]*[.$AX$1]+[.AY166]*[.$AY$1]+[.AZ166]*[.$AZ$1]+[.BA166]*[.$BA$1]+[.BB166]*[.$BB$1]+[.BC166]*[.$BC$1]+[.BD166]*[.$BD$1]+[.BE166]*[.$BE$1]+[.BF166]*[.$BF$1]+[.BG166]*[.$BG$1]+[.BH166]*[.$BH$1]+[.BI166]*[.$BI$1]+[.BJ166]*[.$BJ$1]+[.BK166]*[.$BK$1]+[.BL166]*[.$BL$1]+[.BM166]*[.$BM$1]+[.BN166]*[.$BN$1]+[.BO166]*[.$BO$1]+[.BP166]*[.$BP$1]+[.BQ166]*[.$BQ$1]+[.BR166]*[.$BR$1]+[.BS166]*[.$BS$1]+[.BT166]*[.$BT$1]+[.BU166]*[.$BU$1]+[.BV166]*[.$BV$1]+[.BW166]*[.$BW$1]+[.BX166]*[.$BX$1]+[.BY166]*[.$BY$1]+[.BZ166]*[.$BZ$1]+[.CA166]*[.$CA$1]+[.CB166]*[.$CB$1]+[.CC166]*[.$CC$1])/COUNT([.B166:.CC166]);0)" office:value-type="float" office:value="0" calcext:value-type="float">
            <text:p>0</text:p>
          </table:table-cell>
          <table:table-cell table:formula="of:=IF([.CE166]&lt;&gt;[.CD166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formula="of:=ROUND((SUM([.B167:.CC167])/COUNT([.A167:.CC167]));0)" office:value-type="float" office:value="0" calcext:value-type="float">
            <text:p>0</text:p>
          </table:table-cell>
          <table:table-cell table:formula="of:=ROUND(([.B167]*[.$B$1]+[.C167]*[.$C$1]+[.D167]*[.$D$1]+[.E167]*[.$E$1]+[.F167]*[.$F$1]+[.G167]*[.$G$1]+[.H167]*[.$H$1]+[.I167]*[.$I$1]+[.J167]*[.$J$1]+[.K167]*[.$K$1]+[.L167]*[.$L$1]+[.M167]*[.$M$1]+[.N167]*[.$N$1]+[.O167]*[.$O$1]+[.P167]*[.$P$1]+[.Q167]*[.$Q$1]+[.R167]*[.$R$1]+[.S167]*[.$S$1]+[.T167]*[.$T$1]+[.U167]*[.$U$1]+[.V167]*[.$V$1]+[.W167]*[.$W$1]+[.X167]*[.$X$1]+[.Y167]*[.$Y$1]+[.Z167]*[.$Z$1]+[.AA167]*[.$AA$1]+[.AB167]*[.$AB$1]+[.AC167]*[.$AC$1]+[.AD167]*[.$AD$1]+[.AE167]*[.$AE$1]+[.AF167]*[.$AF$1]+[.AG167]*[.$AG$1]+[.AH167]*[.$AH$1]+[.AI167]*[.$AI$1]+[.AJ167]*[.$AJ$1]+[.AK167]*[.$AK$1]+[.AL167]*[.$AL$1]+[.AM167]*[.$AM$1]+[.AN167]*[.$AN$1]+[.AO167]*[.$AO$1]+[.AP167]*[.$AP$1]+[.AQ167]*[.$AQ$1]+[.AR167]*[.$AR$1]+[.AS167]*[.$AS$1]+[.AT167]*[.$AT$1]+[.AU167]*[.$AU$1]+[.AV167]*[.$AV$1]+[.AW167]*[.$AW$1]+[.AX167]*[.$AX$1]+[.AY167]*[.$AY$1]+[.AZ167]*[.$AZ$1]+[.BA167]*[.$BA$1]+[.BB167]*[.$BB$1]+[.BC167]*[.$BC$1]+[.BD167]*[.$BD$1]+[.BE167]*[.$BE$1]+[.BF167]*[.$BF$1]+[.BG167]*[.$BG$1]+[.BH167]*[.$BH$1]+[.BI167]*[.$BI$1]+[.BJ167]*[.$BJ$1]+[.BK167]*[.$BK$1]+[.BL167]*[.$BL$1]+[.BM167]*[.$BM$1]+[.BN167]*[.$BN$1]+[.BO167]*[.$BO$1]+[.BP167]*[.$BP$1]+[.BQ167]*[.$BQ$1]+[.BR167]*[.$BR$1]+[.BS167]*[.$BS$1]+[.BT167]*[.$BT$1]+[.BU167]*[.$BU$1]+[.BV167]*[.$BV$1]+[.BW167]*[.$BW$1]+[.BX167]*[.$BX$1]+[.BY167]*[.$BY$1]+[.BZ167]*[.$BZ$1]+[.CA167]*[.$CA$1]+[.CB167]*[.$CB$1]+[.CC167]*[.$CC$1])/COUNT([.B167:.CC167]);0)" office:value-type="float" office:value="0" calcext:value-type="float">
            <text:p>0</text:p>
          </table:table-cell>
          <table:table-cell table:formula="of:=IF([.CE167]&lt;&gt;[.CD16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68:.CC168])/COUNT([.A168:.CC168]));0)" office:value-type="float" office:value="0" calcext:value-type="float">
            <text:p>0</text:p>
          </table:table-cell>
          <table:table-cell table:formula="of:=ROUND(([.B168]*[.$B$1]+[.C168]*[.$C$1]+[.D168]*[.$D$1]+[.E168]*[.$E$1]+[.F168]*[.$F$1]+[.G168]*[.$G$1]+[.H168]*[.$H$1]+[.I168]*[.$I$1]+[.J168]*[.$J$1]+[.K168]*[.$K$1]+[.L168]*[.$L$1]+[.M168]*[.$M$1]+[.N168]*[.$N$1]+[.O168]*[.$O$1]+[.P168]*[.$P$1]+[.Q168]*[.$Q$1]+[.R168]*[.$R$1]+[.S168]*[.$S$1]+[.T168]*[.$T$1]+[.U168]*[.$U$1]+[.V168]*[.$V$1]+[.W168]*[.$W$1]+[.X168]*[.$X$1]+[.Y168]*[.$Y$1]+[.Z168]*[.$Z$1]+[.AA168]*[.$AA$1]+[.AB168]*[.$AB$1]+[.AC168]*[.$AC$1]+[.AD168]*[.$AD$1]+[.AE168]*[.$AE$1]+[.AF168]*[.$AF$1]+[.AG168]*[.$AG$1]+[.AH168]*[.$AH$1]+[.AI168]*[.$AI$1]+[.AJ168]*[.$AJ$1]+[.AK168]*[.$AK$1]+[.AL168]*[.$AL$1]+[.AM168]*[.$AM$1]+[.AN168]*[.$AN$1]+[.AO168]*[.$AO$1]+[.AP168]*[.$AP$1]+[.AQ168]*[.$AQ$1]+[.AR168]*[.$AR$1]+[.AS168]*[.$AS$1]+[.AT168]*[.$AT$1]+[.AU168]*[.$AU$1]+[.AV168]*[.$AV$1]+[.AW168]*[.$AW$1]+[.AX168]*[.$AX$1]+[.AY168]*[.$AY$1]+[.AZ168]*[.$AZ$1]+[.BA168]*[.$BA$1]+[.BB168]*[.$BB$1]+[.BC168]*[.$BC$1]+[.BD168]*[.$BD$1]+[.BE168]*[.$BE$1]+[.BF168]*[.$BF$1]+[.BG168]*[.$BG$1]+[.BH168]*[.$BH$1]+[.BI168]*[.$BI$1]+[.BJ168]*[.$BJ$1]+[.BK168]*[.$BK$1]+[.BL168]*[.$BL$1]+[.BM168]*[.$BM$1]+[.BN168]*[.$BN$1]+[.BO168]*[.$BO$1]+[.BP168]*[.$BP$1]+[.BQ168]*[.$BQ$1]+[.BR168]*[.$BR$1]+[.BS168]*[.$BS$1]+[.BT168]*[.$BT$1]+[.BU168]*[.$BU$1]+[.BV168]*[.$BV$1]+[.BW168]*[.$BW$1]+[.BX168]*[.$BX$1]+[.BY168]*[.$BY$1]+[.BZ168]*[.$BZ$1]+[.CA168]*[.$CA$1]+[.CB168]*[.$CB$1]+[.CC168]*[.$CC$1])/COUNT([.B168:.CC168]);0)" office:value-type="float" office:value="0" calcext:value-type="float">
            <text:p>0</text:p>
          </table:table-cell>
          <table:table-cell table:formula="of:=IF([.CE168]&lt;&gt;[.CD16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69:.CC169])/COUNT([.A169:.CC169]));0)" office:value-type="float" office:value="1" calcext:value-type="float">
            <text:p>1</text:p>
          </table:table-cell>
          <table:table-cell table:formula="of:=ROUND(([.B169]*[.$B$1]+[.C169]*[.$C$1]+[.D169]*[.$D$1]+[.E169]*[.$E$1]+[.F169]*[.$F$1]+[.G169]*[.$G$1]+[.H169]*[.$H$1]+[.I169]*[.$I$1]+[.J169]*[.$J$1]+[.K169]*[.$K$1]+[.L169]*[.$L$1]+[.M169]*[.$M$1]+[.N169]*[.$N$1]+[.O169]*[.$O$1]+[.P169]*[.$P$1]+[.Q169]*[.$Q$1]+[.R169]*[.$R$1]+[.S169]*[.$S$1]+[.T169]*[.$T$1]+[.U169]*[.$U$1]+[.V169]*[.$V$1]+[.W169]*[.$W$1]+[.X169]*[.$X$1]+[.Y169]*[.$Y$1]+[.Z169]*[.$Z$1]+[.AA169]*[.$AA$1]+[.AB169]*[.$AB$1]+[.AC169]*[.$AC$1]+[.AD169]*[.$AD$1]+[.AE169]*[.$AE$1]+[.AF169]*[.$AF$1]+[.AG169]*[.$AG$1]+[.AH169]*[.$AH$1]+[.AI169]*[.$AI$1]+[.AJ169]*[.$AJ$1]+[.AK169]*[.$AK$1]+[.AL169]*[.$AL$1]+[.AM169]*[.$AM$1]+[.AN169]*[.$AN$1]+[.AO169]*[.$AO$1]+[.AP169]*[.$AP$1]+[.AQ169]*[.$AQ$1]+[.AR169]*[.$AR$1]+[.AS169]*[.$AS$1]+[.AT169]*[.$AT$1]+[.AU169]*[.$AU$1]+[.AV169]*[.$AV$1]+[.AW169]*[.$AW$1]+[.AX169]*[.$AX$1]+[.AY169]*[.$AY$1]+[.AZ169]*[.$AZ$1]+[.BA169]*[.$BA$1]+[.BB169]*[.$BB$1]+[.BC169]*[.$BC$1]+[.BD169]*[.$BD$1]+[.BE169]*[.$BE$1]+[.BF169]*[.$BF$1]+[.BG169]*[.$BG$1]+[.BH169]*[.$BH$1]+[.BI169]*[.$BI$1]+[.BJ169]*[.$BJ$1]+[.BK169]*[.$BK$1]+[.BL169]*[.$BL$1]+[.BM169]*[.$BM$1]+[.BN169]*[.$BN$1]+[.BO169]*[.$BO$1]+[.BP169]*[.$BP$1]+[.BQ169]*[.$BQ$1]+[.BR169]*[.$BR$1]+[.BS169]*[.$BS$1]+[.BT169]*[.$BT$1]+[.BU169]*[.$BU$1]+[.BV169]*[.$BV$1]+[.BW169]*[.$BW$1]+[.BX169]*[.$BX$1]+[.BY169]*[.$BY$1]+[.BZ169]*[.$BZ$1]+[.CA169]*[.$CA$1]+[.CB169]*[.$CB$1]+[.CC169]*[.$CC$1])/COUNT([.B169:.CC169]);0)" office:value-type="float" office:value="1" calcext:value-type="float">
            <text:p>1</text:p>
          </table:table-cell>
          <table:table-cell table:formula="of:=IF([.CE169]&lt;&gt;[.CD16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70:.CC170])/COUNT([.A170:.CC170]));0)" office:value-type="float" office:value="0" calcext:value-type="float">
            <text:p>0</text:p>
          </table:table-cell>
          <table:table-cell table:formula="of:=ROUND(([.B170]*[.$B$1]+[.C170]*[.$C$1]+[.D170]*[.$D$1]+[.E170]*[.$E$1]+[.F170]*[.$F$1]+[.G170]*[.$G$1]+[.H170]*[.$H$1]+[.I170]*[.$I$1]+[.J170]*[.$J$1]+[.K170]*[.$K$1]+[.L170]*[.$L$1]+[.M170]*[.$M$1]+[.N170]*[.$N$1]+[.O170]*[.$O$1]+[.P170]*[.$P$1]+[.Q170]*[.$Q$1]+[.R170]*[.$R$1]+[.S170]*[.$S$1]+[.T170]*[.$T$1]+[.U170]*[.$U$1]+[.V170]*[.$V$1]+[.W170]*[.$W$1]+[.X170]*[.$X$1]+[.Y170]*[.$Y$1]+[.Z170]*[.$Z$1]+[.AA170]*[.$AA$1]+[.AB170]*[.$AB$1]+[.AC170]*[.$AC$1]+[.AD170]*[.$AD$1]+[.AE170]*[.$AE$1]+[.AF170]*[.$AF$1]+[.AG170]*[.$AG$1]+[.AH170]*[.$AH$1]+[.AI170]*[.$AI$1]+[.AJ170]*[.$AJ$1]+[.AK170]*[.$AK$1]+[.AL170]*[.$AL$1]+[.AM170]*[.$AM$1]+[.AN170]*[.$AN$1]+[.AO170]*[.$AO$1]+[.AP170]*[.$AP$1]+[.AQ170]*[.$AQ$1]+[.AR170]*[.$AR$1]+[.AS170]*[.$AS$1]+[.AT170]*[.$AT$1]+[.AU170]*[.$AU$1]+[.AV170]*[.$AV$1]+[.AW170]*[.$AW$1]+[.AX170]*[.$AX$1]+[.AY170]*[.$AY$1]+[.AZ170]*[.$AZ$1]+[.BA170]*[.$BA$1]+[.BB170]*[.$BB$1]+[.BC170]*[.$BC$1]+[.BD170]*[.$BD$1]+[.BE170]*[.$BE$1]+[.BF170]*[.$BF$1]+[.BG170]*[.$BG$1]+[.BH170]*[.$BH$1]+[.BI170]*[.$BI$1]+[.BJ170]*[.$BJ$1]+[.BK170]*[.$BK$1]+[.BL170]*[.$BL$1]+[.BM170]*[.$BM$1]+[.BN170]*[.$BN$1]+[.BO170]*[.$BO$1]+[.BP170]*[.$BP$1]+[.BQ170]*[.$BQ$1]+[.BR170]*[.$BR$1]+[.BS170]*[.$BS$1]+[.BT170]*[.$BT$1]+[.BU170]*[.$BU$1]+[.BV170]*[.$BV$1]+[.BW170]*[.$BW$1]+[.BX170]*[.$BX$1]+[.BY170]*[.$BY$1]+[.BZ170]*[.$BZ$1]+[.CA170]*[.$CA$1]+[.CB170]*[.$CB$1]+[.CC170]*[.$CC$1])/COUNT([.B170:.CC170]);0)" office:value-type="float" office:value="0" calcext:value-type="float">
            <text:p>0</text:p>
          </table:table-cell>
          <table:table-cell table:formula="of:=IF([.CE170]&lt;&gt;[.CD17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71:.CC171])/COUNT([.A171:.CC171]));0)" office:value-type="float" office:value="0" calcext:value-type="float">
            <text:p>0</text:p>
          </table:table-cell>
          <table:table-cell table:formula="of:=ROUND(([.B171]*[.$B$1]+[.C171]*[.$C$1]+[.D171]*[.$D$1]+[.E171]*[.$E$1]+[.F171]*[.$F$1]+[.G171]*[.$G$1]+[.H171]*[.$H$1]+[.I171]*[.$I$1]+[.J171]*[.$J$1]+[.K171]*[.$K$1]+[.L171]*[.$L$1]+[.M171]*[.$M$1]+[.N171]*[.$N$1]+[.O171]*[.$O$1]+[.P171]*[.$P$1]+[.Q171]*[.$Q$1]+[.R171]*[.$R$1]+[.S171]*[.$S$1]+[.T171]*[.$T$1]+[.U171]*[.$U$1]+[.V171]*[.$V$1]+[.W171]*[.$W$1]+[.X171]*[.$X$1]+[.Y171]*[.$Y$1]+[.Z171]*[.$Z$1]+[.AA171]*[.$AA$1]+[.AB171]*[.$AB$1]+[.AC171]*[.$AC$1]+[.AD171]*[.$AD$1]+[.AE171]*[.$AE$1]+[.AF171]*[.$AF$1]+[.AG171]*[.$AG$1]+[.AH171]*[.$AH$1]+[.AI171]*[.$AI$1]+[.AJ171]*[.$AJ$1]+[.AK171]*[.$AK$1]+[.AL171]*[.$AL$1]+[.AM171]*[.$AM$1]+[.AN171]*[.$AN$1]+[.AO171]*[.$AO$1]+[.AP171]*[.$AP$1]+[.AQ171]*[.$AQ$1]+[.AR171]*[.$AR$1]+[.AS171]*[.$AS$1]+[.AT171]*[.$AT$1]+[.AU171]*[.$AU$1]+[.AV171]*[.$AV$1]+[.AW171]*[.$AW$1]+[.AX171]*[.$AX$1]+[.AY171]*[.$AY$1]+[.AZ171]*[.$AZ$1]+[.BA171]*[.$BA$1]+[.BB171]*[.$BB$1]+[.BC171]*[.$BC$1]+[.BD171]*[.$BD$1]+[.BE171]*[.$BE$1]+[.BF171]*[.$BF$1]+[.BG171]*[.$BG$1]+[.BH171]*[.$BH$1]+[.BI171]*[.$BI$1]+[.BJ171]*[.$BJ$1]+[.BK171]*[.$BK$1]+[.BL171]*[.$BL$1]+[.BM171]*[.$BM$1]+[.BN171]*[.$BN$1]+[.BO171]*[.$BO$1]+[.BP171]*[.$BP$1]+[.BQ171]*[.$BQ$1]+[.BR171]*[.$BR$1]+[.BS171]*[.$BS$1]+[.BT171]*[.$BT$1]+[.BU171]*[.$BU$1]+[.BV171]*[.$BV$1]+[.BW171]*[.$BW$1]+[.BX171]*[.$BX$1]+[.BY171]*[.$BY$1]+[.BZ171]*[.$BZ$1]+[.CA171]*[.$CA$1]+[.CB171]*[.$CB$1]+[.CC171]*[.$CC$1])/COUNT([.B171:.CC171]);0)" office:value-type="float" office:value="0" calcext:value-type="float">
            <text:p>0</text:p>
          </table:table-cell>
          <table:table-cell table:formula="of:=IF([.CE171]&lt;&gt;[.CD17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72:.CC172])/COUNT([.A172:.CC172]));0)" office:value-type="float" office:value="0" calcext:value-type="float">
            <text:p>0</text:p>
          </table:table-cell>
          <table:table-cell table:formula="of:=ROUND(([.B172]*[.$B$1]+[.C172]*[.$C$1]+[.D172]*[.$D$1]+[.E172]*[.$E$1]+[.F172]*[.$F$1]+[.G172]*[.$G$1]+[.H172]*[.$H$1]+[.I172]*[.$I$1]+[.J172]*[.$J$1]+[.K172]*[.$K$1]+[.L172]*[.$L$1]+[.M172]*[.$M$1]+[.N172]*[.$N$1]+[.O172]*[.$O$1]+[.P172]*[.$P$1]+[.Q172]*[.$Q$1]+[.R172]*[.$R$1]+[.S172]*[.$S$1]+[.T172]*[.$T$1]+[.U172]*[.$U$1]+[.V172]*[.$V$1]+[.W172]*[.$W$1]+[.X172]*[.$X$1]+[.Y172]*[.$Y$1]+[.Z172]*[.$Z$1]+[.AA172]*[.$AA$1]+[.AB172]*[.$AB$1]+[.AC172]*[.$AC$1]+[.AD172]*[.$AD$1]+[.AE172]*[.$AE$1]+[.AF172]*[.$AF$1]+[.AG172]*[.$AG$1]+[.AH172]*[.$AH$1]+[.AI172]*[.$AI$1]+[.AJ172]*[.$AJ$1]+[.AK172]*[.$AK$1]+[.AL172]*[.$AL$1]+[.AM172]*[.$AM$1]+[.AN172]*[.$AN$1]+[.AO172]*[.$AO$1]+[.AP172]*[.$AP$1]+[.AQ172]*[.$AQ$1]+[.AR172]*[.$AR$1]+[.AS172]*[.$AS$1]+[.AT172]*[.$AT$1]+[.AU172]*[.$AU$1]+[.AV172]*[.$AV$1]+[.AW172]*[.$AW$1]+[.AX172]*[.$AX$1]+[.AY172]*[.$AY$1]+[.AZ172]*[.$AZ$1]+[.BA172]*[.$BA$1]+[.BB172]*[.$BB$1]+[.BC172]*[.$BC$1]+[.BD172]*[.$BD$1]+[.BE172]*[.$BE$1]+[.BF172]*[.$BF$1]+[.BG172]*[.$BG$1]+[.BH172]*[.$BH$1]+[.BI172]*[.$BI$1]+[.BJ172]*[.$BJ$1]+[.BK172]*[.$BK$1]+[.BL172]*[.$BL$1]+[.BM172]*[.$BM$1]+[.BN172]*[.$BN$1]+[.BO172]*[.$BO$1]+[.BP172]*[.$BP$1]+[.BQ172]*[.$BQ$1]+[.BR172]*[.$BR$1]+[.BS172]*[.$BS$1]+[.BT172]*[.$BT$1]+[.BU172]*[.$BU$1]+[.BV172]*[.$BV$1]+[.BW172]*[.$BW$1]+[.BX172]*[.$BX$1]+[.BY172]*[.$BY$1]+[.BZ172]*[.$BZ$1]+[.CA172]*[.$CA$1]+[.CB172]*[.$CB$1]+[.CC172]*[.$CC$1])/COUNT([.B172:.CC172]);0)" office:value-type="float" office:value="0" calcext:value-type="float">
            <text:p>0</text:p>
          </table:table-cell>
          <table:table-cell table:formula="of:=IF([.CE172]&lt;&gt;[.CD17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3:.CC173])/COUNT([.A173:.CC173]));0)" office:value-type="float" office:value="1" calcext:value-type="float">
            <text:p>1</text:p>
          </table:table-cell>
          <table:table-cell table:formula="of:=ROUND(([.B173]*[.$B$1]+[.C173]*[.$C$1]+[.D173]*[.$D$1]+[.E173]*[.$E$1]+[.F173]*[.$F$1]+[.G173]*[.$G$1]+[.H173]*[.$H$1]+[.I173]*[.$I$1]+[.J173]*[.$J$1]+[.K173]*[.$K$1]+[.L173]*[.$L$1]+[.M173]*[.$M$1]+[.N173]*[.$N$1]+[.O173]*[.$O$1]+[.P173]*[.$P$1]+[.Q173]*[.$Q$1]+[.R173]*[.$R$1]+[.S173]*[.$S$1]+[.T173]*[.$T$1]+[.U173]*[.$U$1]+[.V173]*[.$V$1]+[.W173]*[.$W$1]+[.X173]*[.$X$1]+[.Y173]*[.$Y$1]+[.Z173]*[.$Z$1]+[.AA173]*[.$AA$1]+[.AB173]*[.$AB$1]+[.AC173]*[.$AC$1]+[.AD173]*[.$AD$1]+[.AE173]*[.$AE$1]+[.AF173]*[.$AF$1]+[.AG173]*[.$AG$1]+[.AH173]*[.$AH$1]+[.AI173]*[.$AI$1]+[.AJ173]*[.$AJ$1]+[.AK173]*[.$AK$1]+[.AL173]*[.$AL$1]+[.AM173]*[.$AM$1]+[.AN173]*[.$AN$1]+[.AO173]*[.$AO$1]+[.AP173]*[.$AP$1]+[.AQ173]*[.$AQ$1]+[.AR173]*[.$AR$1]+[.AS173]*[.$AS$1]+[.AT173]*[.$AT$1]+[.AU173]*[.$AU$1]+[.AV173]*[.$AV$1]+[.AW173]*[.$AW$1]+[.AX173]*[.$AX$1]+[.AY173]*[.$AY$1]+[.AZ173]*[.$AZ$1]+[.BA173]*[.$BA$1]+[.BB173]*[.$BB$1]+[.BC173]*[.$BC$1]+[.BD173]*[.$BD$1]+[.BE173]*[.$BE$1]+[.BF173]*[.$BF$1]+[.BG173]*[.$BG$1]+[.BH173]*[.$BH$1]+[.BI173]*[.$BI$1]+[.BJ173]*[.$BJ$1]+[.BK173]*[.$BK$1]+[.BL173]*[.$BL$1]+[.BM173]*[.$BM$1]+[.BN173]*[.$BN$1]+[.BO173]*[.$BO$1]+[.BP173]*[.$BP$1]+[.BQ173]*[.$BQ$1]+[.BR173]*[.$BR$1]+[.BS173]*[.$BS$1]+[.BT173]*[.$BT$1]+[.BU173]*[.$BU$1]+[.BV173]*[.$BV$1]+[.BW173]*[.$BW$1]+[.BX173]*[.$BX$1]+[.BY173]*[.$BY$1]+[.BZ173]*[.$BZ$1]+[.CA173]*[.$CA$1]+[.CB173]*[.$CB$1]+[.CC173]*[.$CC$1])/COUNT([.B173:.CC173]);0)" office:value-type="float" office:value="1" calcext:value-type="float">
            <text:p>1</text:p>
          </table:table-cell>
          <table:table-cell table:formula="of:=IF([.CE173]&lt;&gt;[.CD17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4:.CC174])/COUNT([.A174:.CC174]));0)" office:value-type="float" office:value="1" calcext:value-type="float">
            <text:p>1</text:p>
          </table:table-cell>
          <table:table-cell table:formula="of:=ROUND(([.B174]*[.$B$1]+[.C174]*[.$C$1]+[.D174]*[.$D$1]+[.E174]*[.$E$1]+[.F174]*[.$F$1]+[.G174]*[.$G$1]+[.H174]*[.$H$1]+[.I174]*[.$I$1]+[.J174]*[.$J$1]+[.K174]*[.$K$1]+[.L174]*[.$L$1]+[.M174]*[.$M$1]+[.N174]*[.$N$1]+[.O174]*[.$O$1]+[.P174]*[.$P$1]+[.Q174]*[.$Q$1]+[.R174]*[.$R$1]+[.S174]*[.$S$1]+[.T174]*[.$T$1]+[.U174]*[.$U$1]+[.V174]*[.$V$1]+[.W174]*[.$W$1]+[.X174]*[.$X$1]+[.Y174]*[.$Y$1]+[.Z174]*[.$Z$1]+[.AA174]*[.$AA$1]+[.AB174]*[.$AB$1]+[.AC174]*[.$AC$1]+[.AD174]*[.$AD$1]+[.AE174]*[.$AE$1]+[.AF174]*[.$AF$1]+[.AG174]*[.$AG$1]+[.AH174]*[.$AH$1]+[.AI174]*[.$AI$1]+[.AJ174]*[.$AJ$1]+[.AK174]*[.$AK$1]+[.AL174]*[.$AL$1]+[.AM174]*[.$AM$1]+[.AN174]*[.$AN$1]+[.AO174]*[.$AO$1]+[.AP174]*[.$AP$1]+[.AQ174]*[.$AQ$1]+[.AR174]*[.$AR$1]+[.AS174]*[.$AS$1]+[.AT174]*[.$AT$1]+[.AU174]*[.$AU$1]+[.AV174]*[.$AV$1]+[.AW174]*[.$AW$1]+[.AX174]*[.$AX$1]+[.AY174]*[.$AY$1]+[.AZ174]*[.$AZ$1]+[.BA174]*[.$BA$1]+[.BB174]*[.$BB$1]+[.BC174]*[.$BC$1]+[.BD174]*[.$BD$1]+[.BE174]*[.$BE$1]+[.BF174]*[.$BF$1]+[.BG174]*[.$BG$1]+[.BH174]*[.$BH$1]+[.BI174]*[.$BI$1]+[.BJ174]*[.$BJ$1]+[.BK174]*[.$BK$1]+[.BL174]*[.$BL$1]+[.BM174]*[.$BM$1]+[.BN174]*[.$BN$1]+[.BO174]*[.$BO$1]+[.BP174]*[.$BP$1]+[.BQ174]*[.$BQ$1]+[.BR174]*[.$BR$1]+[.BS174]*[.$BS$1]+[.BT174]*[.$BT$1]+[.BU174]*[.$BU$1]+[.BV174]*[.$BV$1]+[.BW174]*[.$BW$1]+[.BX174]*[.$BX$1]+[.BY174]*[.$BY$1]+[.BZ174]*[.$BZ$1]+[.CA174]*[.$CA$1]+[.CB174]*[.$CB$1]+[.CC174]*[.$CC$1])/COUNT([.B174:.CC174]);0)" office:value-type="float" office:value="1" calcext:value-type="float">
            <text:p>1</text:p>
          </table:table-cell>
          <table:table-cell table:formula="of:=IF([.CE174]&lt;&gt;[.CD17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5:.CC175])/COUNT([.A175:.CC175]));0)" office:value-type="float" office:value="1" calcext:value-type="float">
            <text:p>1</text:p>
          </table:table-cell>
          <table:table-cell table:formula="of:=ROUND(([.B175]*[.$B$1]+[.C175]*[.$C$1]+[.D175]*[.$D$1]+[.E175]*[.$E$1]+[.F175]*[.$F$1]+[.G175]*[.$G$1]+[.H175]*[.$H$1]+[.I175]*[.$I$1]+[.J175]*[.$J$1]+[.K175]*[.$K$1]+[.L175]*[.$L$1]+[.M175]*[.$M$1]+[.N175]*[.$N$1]+[.O175]*[.$O$1]+[.P175]*[.$P$1]+[.Q175]*[.$Q$1]+[.R175]*[.$R$1]+[.S175]*[.$S$1]+[.T175]*[.$T$1]+[.U175]*[.$U$1]+[.V175]*[.$V$1]+[.W175]*[.$W$1]+[.X175]*[.$X$1]+[.Y175]*[.$Y$1]+[.Z175]*[.$Z$1]+[.AA175]*[.$AA$1]+[.AB175]*[.$AB$1]+[.AC175]*[.$AC$1]+[.AD175]*[.$AD$1]+[.AE175]*[.$AE$1]+[.AF175]*[.$AF$1]+[.AG175]*[.$AG$1]+[.AH175]*[.$AH$1]+[.AI175]*[.$AI$1]+[.AJ175]*[.$AJ$1]+[.AK175]*[.$AK$1]+[.AL175]*[.$AL$1]+[.AM175]*[.$AM$1]+[.AN175]*[.$AN$1]+[.AO175]*[.$AO$1]+[.AP175]*[.$AP$1]+[.AQ175]*[.$AQ$1]+[.AR175]*[.$AR$1]+[.AS175]*[.$AS$1]+[.AT175]*[.$AT$1]+[.AU175]*[.$AU$1]+[.AV175]*[.$AV$1]+[.AW175]*[.$AW$1]+[.AX175]*[.$AX$1]+[.AY175]*[.$AY$1]+[.AZ175]*[.$AZ$1]+[.BA175]*[.$BA$1]+[.BB175]*[.$BB$1]+[.BC175]*[.$BC$1]+[.BD175]*[.$BD$1]+[.BE175]*[.$BE$1]+[.BF175]*[.$BF$1]+[.BG175]*[.$BG$1]+[.BH175]*[.$BH$1]+[.BI175]*[.$BI$1]+[.BJ175]*[.$BJ$1]+[.BK175]*[.$BK$1]+[.BL175]*[.$BL$1]+[.BM175]*[.$BM$1]+[.BN175]*[.$BN$1]+[.BO175]*[.$BO$1]+[.BP175]*[.$BP$1]+[.BQ175]*[.$BQ$1]+[.BR175]*[.$BR$1]+[.BS175]*[.$BS$1]+[.BT175]*[.$BT$1]+[.BU175]*[.$BU$1]+[.BV175]*[.$BV$1]+[.BW175]*[.$BW$1]+[.BX175]*[.$BX$1]+[.BY175]*[.$BY$1]+[.BZ175]*[.$BZ$1]+[.CA175]*[.$CA$1]+[.CB175]*[.$CB$1]+[.CC175]*[.$CC$1])/COUNT([.B175:.CC175]);0)" office:value-type="float" office:value="1" calcext:value-type="float">
            <text:p>1</text:p>
          </table:table-cell>
          <table:table-cell table:formula="of:=IF([.CE175]&lt;&gt;[.CD175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6:.CC176])/COUNT([.A176:.CC176]));0)" office:value-type="float" office:value="1" calcext:value-type="float">
            <text:p>1</text:p>
          </table:table-cell>
          <table:table-cell table:formula="of:=ROUND(([.B176]*[.$B$1]+[.C176]*[.$C$1]+[.D176]*[.$D$1]+[.E176]*[.$E$1]+[.F176]*[.$F$1]+[.G176]*[.$G$1]+[.H176]*[.$H$1]+[.I176]*[.$I$1]+[.J176]*[.$J$1]+[.K176]*[.$K$1]+[.L176]*[.$L$1]+[.M176]*[.$M$1]+[.N176]*[.$N$1]+[.O176]*[.$O$1]+[.P176]*[.$P$1]+[.Q176]*[.$Q$1]+[.R176]*[.$R$1]+[.S176]*[.$S$1]+[.T176]*[.$T$1]+[.U176]*[.$U$1]+[.V176]*[.$V$1]+[.W176]*[.$W$1]+[.X176]*[.$X$1]+[.Y176]*[.$Y$1]+[.Z176]*[.$Z$1]+[.AA176]*[.$AA$1]+[.AB176]*[.$AB$1]+[.AC176]*[.$AC$1]+[.AD176]*[.$AD$1]+[.AE176]*[.$AE$1]+[.AF176]*[.$AF$1]+[.AG176]*[.$AG$1]+[.AH176]*[.$AH$1]+[.AI176]*[.$AI$1]+[.AJ176]*[.$AJ$1]+[.AK176]*[.$AK$1]+[.AL176]*[.$AL$1]+[.AM176]*[.$AM$1]+[.AN176]*[.$AN$1]+[.AO176]*[.$AO$1]+[.AP176]*[.$AP$1]+[.AQ176]*[.$AQ$1]+[.AR176]*[.$AR$1]+[.AS176]*[.$AS$1]+[.AT176]*[.$AT$1]+[.AU176]*[.$AU$1]+[.AV176]*[.$AV$1]+[.AW176]*[.$AW$1]+[.AX176]*[.$AX$1]+[.AY176]*[.$AY$1]+[.AZ176]*[.$AZ$1]+[.BA176]*[.$BA$1]+[.BB176]*[.$BB$1]+[.BC176]*[.$BC$1]+[.BD176]*[.$BD$1]+[.BE176]*[.$BE$1]+[.BF176]*[.$BF$1]+[.BG176]*[.$BG$1]+[.BH176]*[.$BH$1]+[.BI176]*[.$BI$1]+[.BJ176]*[.$BJ$1]+[.BK176]*[.$BK$1]+[.BL176]*[.$BL$1]+[.BM176]*[.$BM$1]+[.BN176]*[.$BN$1]+[.BO176]*[.$BO$1]+[.BP176]*[.$BP$1]+[.BQ176]*[.$BQ$1]+[.BR176]*[.$BR$1]+[.BS176]*[.$BS$1]+[.BT176]*[.$BT$1]+[.BU176]*[.$BU$1]+[.BV176]*[.$BV$1]+[.BW176]*[.$BW$1]+[.BX176]*[.$BX$1]+[.BY176]*[.$BY$1]+[.BZ176]*[.$BZ$1]+[.CA176]*[.$CA$1]+[.CB176]*[.$CB$1]+[.CC176]*[.$CC$1])/COUNT([.B176:.CC176]);0)" office:value-type="float" office:value="1" calcext:value-type="float">
            <text:p>1</text:p>
          </table:table-cell>
          <table:table-cell table:formula="of:=IF([.CE176]&lt;&gt;[.CD17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7:.CC177])/COUNT([.A177:.CC177]));0)" office:value-type="float" office:value="1" calcext:value-type="float">
            <text:p>1</text:p>
          </table:table-cell>
          <table:table-cell table:formula="of:=ROUND(([.B177]*[.$B$1]+[.C177]*[.$C$1]+[.D177]*[.$D$1]+[.E177]*[.$E$1]+[.F177]*[.$F$1]+[.G177]*[.$G$1]+[.H177]*[.$H$1]+[.I177]*[.$I$1]+[.J177]*[.$J$1]+[.K177]*[.$K$1]+[.L177]*[.$L$1]+[.M177]*[.$M$1]+[.N177]*[.$N$1]+[.O177]*[.$O$1]+[.P177]*[.$P$1]+[.Q177]*[.$Q$1]+[.R177]*[.$R$1]+[.S177]*[.$S$1]+[.T177]*[.$T$1]+[.U177]*[.$U$1]+[.V177]*[.$V$1]+[.W177]*[.$W$1]+[.X177]*[.$X$1]+[.Y177]*[.$Y$1]+[.Z177]*[.$Z$1]+[.AA177]*[.$AA$1]+[.AB177]*[.$AB$1]+[.AC177]*[.$AC$1]+[.AD177]*[.$AD$1]+[.AE177]*[.$AE$1]+[.AF177]*[.$AF$1]+[.AG177]*[.$AG$1]+[.AH177]*[.$AH$1]+[.AI177]*[.$AI$1]+[.AJ177]*[.$AJ$1]+[.AK177]*[.$AK$1]+[.AL177]*[.$AL$1]+[.AM177]*[.$AM$1]+[.AN177]*[.$AN$1]+[.AO177]*[.$AO$1]+[.AP177]*[.$AP$1]+[.AQ177]*[.$AQ$1]+[.AR177]*[.$AR$1]+[.AS177]*[.$AS$1]+[.AT177]*[.$AT$1]+[.AU177]*[.$AU$1]+[.AV177]*[.$AV$1]+[.AW177]*[.$AW$1]+[.AX177]*[.$AX$1]+[.AY177]*[.$AY$1]+[.AZ177]*[.$AZ$1]+[.BA177]*[.$BA$1]+[.BB177]*[.$BB$1]+[.BC177]*[.$BC$1]+[.BD177]*[.$BD$1]+[.BE177]*[.$BE$1]+[.BF177]*[.$BF$1]+[.BG177]*[.$BG$1]+[.BH177]*[.$BH$1]+[.BI177]*[.$BI$1]+[.BJ177]*[.$BJ$1]+[.BK177]*[.$BK$1]+[.BL177]*[.$BL$1]+[.BM177]*[.$BM$1]+[.BN177]*[.$BN$1]+[.BO177]*[.$BO$1]+[.BP177]*[.$BP$1]+[.BQ177]*[.$BQ$1]+[.BR177]*[.$BR$1]+[.BS177]*[.$BS$1]+[.BT177]*[.$BT$1]+[.BU177]*[.$BU$1]+[.BV177]*[.$BV$1]+[.BW177]*[.$BW$1]+[.BX177]*[.$BX$1]+[.BY177]*[.$BY$1]+[.BZ177]*[.$BZ$1]+[.CA177]*[.$CA$1]+[.CB177]*[.$CB$1]+[.CC177]*[.$CC$1])/COUNT([.B177:.CC177]);0)" office:value-type="float" office:value="1" calcext:value-type="float">
            <text:p>1</text:p>
          </table:table-cell>
          <table:table-cell table:formula="of:=IF([.CE177]&lt;&gt;[.CD17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8:.CC178])/COUNT([.A178:.CC178]));0)" office:value-type="float" office:value="1" calcext:value-type="float">
            <text:p>1</text:p>
          </table:table-cell>
          <table:table-cell table:formula="of:=ROUND(([.B178]*[.$B$1]+[.C178]*[.$C$1]+[.D178]*[.$D$1]+[.E178]*[.$E$1]+[.F178]*[.$F$1]+[.G178]*[.$G$1]+[.H178]*[.$H$1]+[.I178]*[.$I$1]+[.J178]*[.$J$1]+[.K178]*[.$K$1]+[.L178]*[.$L$1]+[.M178]*[.$M$1]+[.N178]*[.$N$1]+[.O178]*[.$O$1]+[.P178]*[.$P$1]+[.Q178]*[.$Q$1]+[.R178]*[.$R$1]+[.S178]*[.$S$1]+[.T178]*[.$T$1]+[.U178]*[.$U$1]+[.V178]*[.$V$1]+[.W178]*[.$W$1]+[.X178]*[.$X$1]+[.Y178]*[.$Y$1]+[.Z178]*[.$Z$1]+[.AA178]*[.$AA$1]+[.AB178]*[.$AB$1]+[.AC178]*[.$AC$1]+[.AD178]*[.$AD$1]+[.AE178]*[.$AE$1]+[.AF178]*[.$AF$1]+[.AG178]*[.$AG$1]+[.AH178]*[.$AH$1]+[.AI178]*[.$AI$1]+[.AJ178]*[.$AJ$1]+[.AK178]*[.$AK$1]+[.AL178]*[.$AL$1]+[.AM178]*[.$AM$1]+[.AN178]*[.$AN$1]+[.AO178]*[.$AO$1]+[.AP178]*[.$AP$1]+[.AQ178]*[.$AQ$1]+[.AR178]*[.$AR$1]+[.AS178]*[.$AS$1]+[.AT178]*[.$AT$1]+[.AU178]*[.$AU$1]+[.AV178]*[.$AV$1]+[.AW178]*[.$AW$1]+[.AX178]*[.$AX$1]+[.AY178]*[.$AY$1]+[.AZ178]*[.$AZ$1]+[.BA178]*[.$BA$1]+[.BB178]*[.$BB$1]+[.BC178]*[.$BC$1]+[.BD178]*[.$BD$1]+[.BE178]*[.$BE$1]+[.BF178]*[.$BF$1]+[.BG178]*[.$BG$1]+[.BH178]*[.$BH$1]+[.BI178]*[.$BI$1]+[.BJ178]*[.$BJ$1]+[.BK178]*[.$BK$1]+[.BL178]*[.$BL$1]+[.BM178]*[.$BM$1]+[.BN178]*[.$BN$1]+[.BO178]*[.$BO$1]+[.BP178]*[.$BP$1]+[.BQ178]*[.$BQ$1]+[.BR178]*[.$BR$1]+[.BS178]*[.$BS$1]+[.BT178]*[.$BT$1]+[.BU178]*[.$BU$1]+[.BV178]*[.$BV$1]+[.BW178]*[.$BW$1]+[.BX178]*[.$BX$1]+[.BY178]*[.$BY$1]+[.BZ178]*[.$BZ$1]+[.CA178]*[.$CA$1]+[.CB178]*[.$CB$1]+[.CC178]*[.$CC$1])/COUNT([.B178:.CC178]);0)" office:value-type="float" office:value="1" calcext:value-type="float">
            <text:p>1</text:p>
          </table:table-cell>
          <table:table-cell table:formula="of:=IF([.CE178]&lt;&gt;[.CD17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79:.CC179])/COUNT([.A179:.CC179]));0)" office:value-type="float" office:value="1" calcext:value-type="float">
            <text:p>1</text:p>
          </table:table-cell>
          <table:table-cell table:formula="of:=ROUND(([.B179]*[.$B$1]+[.C179]*[.$C$1]+[.D179]*[.$D$1]+[.E179]*[.$E$1]+[.F179]*[.$F$1]+[.G179]*[.$G$1]+[.H179]*[.$H$1]+[.I179]*[.$I$1]+[.J179]*[.$J$1]+[.K179]*[.$K$1]+[.L179]*[.$L$1]+[.M179]*[.$M$1]+[.N179]*[.$N$1]+[.O179]*[.$O$1]+[.P179]*[.$P$1]+[.Q179]*[.$Q$1]+[.R179]*[.$R$1]+[.S179]*[.$S$1]+[.T179]*[.$T$1]+[.U179]*[.$U$1]+[.V179]*[.$V$1]+[.W179]*[.$W$1]+[.X179]*[.$X$1]+[.Y179]*[.$Y$1]+[.Z179]*[.$Z$1]+[.AA179]*[.$AA$1]+[.AB179]*[.$AB$1]+[.AC179]*[.$AC$1]+[.AD179]*[.$AD$1]+[.AE179]*[.$AE$1]+[.AF179]*[.$AF$1]+[.AG179]*[.$AG$1]+[.AH179]*[.$AH$1]+[.AI179]*[.$AI$1]+[.AJ179]*[.$AJ$1]+[.AK179]*[.$AK$1]+[.AL179]*[.$AL$1]+[.AM179]*[.$AM$1]+[.AN179]*[.$AN$1]+[.AO179]*[.$AO$1]+[.AP179]*[.$AP$1]+[.AQ179]*[.$AQ$1]+[.AR179]*[.$AR$1]+[.AS179]*[.$AS$1]+[.AT179]*[.$AT$1]+[.AU179]*[.$AU$1]+[.AV179]*[.$AV$1]+[.AW179]*[.$AW$1]+[.AX179]*[.$AX$1]+[.AY179]*[.$AY$1]+[.AZ179]*[.$AZ$1]+[.BA179]*[.$BA$1]+[.BB179]*[.$BB$1]+[.BC179]*[.$BC$1]+[.BD179]*[.$BD$1]+[.BE179]*[.$BE$1]+[.BF179]*[.$BF$1]+[.BG179]*[.$BG$1]+[.BH179]*[.$BH$1]+[.BI179]*[.$BI$1]+[.BJ179]*[.$BJ$1]+[.BK179]*[.$BK$1]+[.BL179]*[.$BL$1]+[.BM179]*[.$BM$1]+[.BN179]*[.$BN$1]+[.BO179]*[.$BO$1]+[.BP179]*[.$BP$1]+[.BQ179]*[.$BQ$1]+[.BR179]*[.$BR$1]+[.BS179]*[.$BS$1]+[.BT179]*[.$BT$1]+[.BU179]*[.$BU$1]+[.BV179]*[.$BV$1]+[.BW179]*[.$BW$1]+[.BX179]*[.$BX$1]+[.BY179]*[.$BY$1]+[.BZ179]*[.$BZ$1]+[.CA179]*[.$CA$1]+[.CB179]*[.$CB$1]+[.CC179]*[.$CC$1])/COUNT([.B179:.CC179]);0)" office:value-type="float" office:value="1" calcext:value-type="float">
            <text:p>1</text:p>
          </table:table-cell>
          <table:table-cell table:formula="of:=IF([.CE179]&lt;&gt;[.CD17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80:.CC180])/COUNT([.A180:.CC180]));0)" office:value-type="float" office:value="1" calcext:value-type="float">
            <text:p>1</text:p>
          </table:table-cell>
          <table:table-cell table:formula="of:=ROUND(([.B180]*[.$B$1]+[.C180]*[.$C$1]+[.D180]*[.$D$1]+[.E180]*[.$E$1]+[.F180]*[.$F$1]+[.G180]*[.$G$1]+[.H180]*[.$H$1]+[.I180]*[.$I$1]+[.J180]*[.$J$1]+[.K180]*[.$K$1]+[.L180]*[.$L$1]+[.M180]*[.$M$1]+[.N180]*[.$N$1]+[.O180]*[.$O$1]+[.P180]*[.$P$1]+[.Q180]*[.$Q$1]+[.R180]*[.$R$1]+[.S180]*[.$S$1]+[.T180]*[.$T$1]+[.U180]*[.$U$1]+[.V180]*[.$V$1]+[.W180]*[.$W$1]+[.X180]*[.$X$1]+[.Y180]*[.$Y$1]+[.Z180]*[.$Z$1]+[.AA180]*[.$AA$1]+[.AB180]*[.$AB$1]+[.AC180]*[.$AC$1]+[.AD180]*[.$AD$1]+[.AE180]*[.$AE$1]+[.AF180]*[.$AF$1]+[.AG180]*[.$AG$1]+[.AH180]*[.$AH$1]+[.AI180]*[.$AI$1]+[.AJ180]*[.$AJ$1]+[.AK180]*[.$AK$1]+[.AL180]*[.$AL$1]+[.AM180]*[.$AM$1]+[.AN180]*[.$AN$1]+[.AO180]*[.$AO$1]+[.AP180]*[.$AP$1]+[.AQ180]*[.$AQ$1]+[.AR180]*[.$AR$1]+[.AS180]*[.$AS$1]+[.AT180]*[.$AT$1]+[.AU180]*[.$AU$1]+[.AV180]*[.$AV$1]+[.AW180]*[.$AW$1]+[.AX180]*[.$AX$1]+[.AY180]*[.$AY$1]+[.AZ180]*[.$AZ$1]+[.BA180]*[.$BA$1]+[.BB180]*[.$BB$1]+[.BC180]*[.$BC$1]+[.BD180]*[.$BD$1]+[.BE180]*[.$BE$1]+[.BF180]*[.$BF$1]+[.BG180]*[.$BG$1]+[.BH180]*[.$BH$1]+[.BI180]*[.$BI$1]+[.BJ180]*[.$BJ$1]+[.BK180]*[.$BK$1]+[.BL180]*[.$BL$1]+[.BM180]*[.$BM$1]+[.BN180]*[.$BN$1]+[.BO180]*[.$BO$1]+[.BP180]*[.$BP$1]+[.BQ180]*[.$BQ$1]+[.BR180]*[.$BR$1]+[.BS180]*[.$BS$1]+[.BT180]*[.$BT$1]+[.BU180]*[.$BU$1]+[.BV180]*[.$BV$1]+[.BW180]*[.$BW$1]+[.BX180]*[.$BX$1]+[.BY180]*[.$BY$1]+[.BZ180]*[.$BZ$1]+[.CA180]*[.$CA$1]+[.CB180]*[.$CB$1]+[.CC180]*[.$CC$1])/COUNT([.B180:.CC180]);0)" office:value-type="float" office:value="1" calcext:value-type="float">
            <text:p>1</text:p>
          </table:table-cell>
          <table:table-cell table:formula="of:=IF([.CE180]&lt;&gt;[.CD18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formula="of:=ROUND((SUM([.B181:.CC181])/COUNT([.A181:.CC181]));0)" office:value-type="float" office:value="1" calcext:value-type="float">
            <text:p>1</text:p>
          </table:table-cell>
          <table:table-cell table:formula="of:=ROUND(([.B181]*[.$B$1]+[.C181]*[.$C$1]+[.D181]*[.$D$1]+[.E181]*[.$E$1]+[.F181]*[.$F$1]+[.G181]*[.$G$1]+[.H181]*[.$H$1]+[.I181]*[.$I$1]+[.J181]*[.$J$1]+[.K181]*[.$K$1]+[.L181]*[.$L$1]+[.M181]*[.$M$1]+[.N181]*[.$N$1]+[.O181]*[.$O$1]+[.P181]*[.$P$1]+[.Q181]*[.$Q$1]+[.R181]*[.$R$1]+[.S181]*[.$S$1]+[.T181]*[.$T$1]+[.U181]*[.$U$1]+[.V181]*[.$V$1]+[.W181]*[.$W$1]+[.X181]*[.$X$1]+[.Y181]*[.$Y$1]+[.Z181]*[.$Z$1]+[.AA181]*[.$AA$1]+[.AB181]*[.$AB$1]+[.AC181]*[.$AC$1]+[.AD181]*[.$AD$1]+[.AE181]*[.$AE$1]+[.AF181]*[.$AF$1]+[.AG181]*[.$AG$1]+[.AH181]*[.$AH$1]+[.AI181]*[.$AI$1]+[.AJ181]*[.$AJ$1]+[.AK181]*[.$AK$1]+[.AL181]*[.$AL$1]+[.AM181]*[.$AM$1]+[.AN181]*[.$AN$1]+[.AO181]*[.$AO$1]+[.AP181]*[.$AP$1]+[.AQ181]*[.$AQ$1]+[.AR181]*[.$AR$1]+[.AS181]*[.$AS$1]+[.AT181]*[.$AT$1]+[.AU181]*[.$AU$1]+[.AV181]*[.$AV$1]+[.AW181]*[.$AW$1]+[.AX181]*[.$AX$1]+[.AY181]*[.$AY$1]+[.AZ181]*[.$AZ$1]+[.BA181]*[.$BA$1]+[.BB181]*[.$BB$1]+[.BC181]*[.$BC$1]+[.BD181]*[.$BD$1]+[.BE181]*[.$BE$1]+[.BF181]*[.$BF$1]+[.BG181]*[.$BG$1]+[.BH181]*[.$BH$1]+[.BI181]*[.$BI$1]+[.BJ181]*[.$BJ$1]+[.BK181]*[.$BK$1]+[.BL181]*[.$BL$1]+[.BM181]*[.$BM$1]+[.BN181]*[.$BN$1]+[.BO181]*[.$BO$1]+[.BP181]*[.$BP$1]+[.BQ181]*[.$BQ$1]+[.BR181]*[.$BR$1]+[.BS181]*[.$BS$1]+[.BT181]*[.$BT$1]+[.BU181]*[.$BU$1]+[.BV181]*[.$BV$1]+[.BW181]*[.$BW$1]+[.BX181]*[.$BX$1]+[.BY181]*[.$BY$1]+[.BZ181]*[.$BZ$1]+[.CA181]*[.$CA$1]+[.CB181]*[.$CB$1]+[.CC181]*[.$CC$1])/COUNT([.B181:.CC181]);0)" office:value-type="float" office:value="1" calcext:value-type="float">
            <text:p>1</text:p>
          </table:table-cell>
          <table:table-cell table:formula="of:=IF([.CE181]&lt;&gt;[.CD18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82:.CC182])/COUNT([.A182:.CC182]));0)" office:value-type="float" office:value="0" calcext:value-type="float">
            <text:p>0</text:p>
          </table:table-cell>
          <table:table-cell table:formula="of:=ROUND(([.B182]*[.$B$1]+[.C182]*[.$C$1]+[.D182]*[.$D$1]+[.E182]*[.$E$1]+[.F182]*[.$F$1]+[.G182]*[.$G$1]+[.H182]*[.$H$1]+[.I182]*[.$I$1]+[.J182]*[.$J$1]+[.K182]*[.$K$1]+[.L182]*[.$L$1]+[.M182]*[.$M$1]+[.N182]*[.$N$1]+[.O182]*[.$O$1]+[.P182]*[.$P$1]+[.Q182]*[.$Q$1]+[.R182]*[.$R$1]+[.S182]*[.$S$1]+[.T182]*[.$T$1]+[.U182]*[.$U$1]+[.V182]*[.$V$1]+[.W182]*[.$W$1]+[.X182]*[.$X$1]+[.Y182]*[.$Y$1]+[.Z182]*[.$Z$1]+[.AA182]*[.$AA$1]+[.AB182]*[.$AB$1]+[.AC182]*[.$AC$1]+[.AD182]*[.$AD$1]+[.AE182]*[.$AE$1]+[.AF182]*[.$AF$1]+[.AG182]*[.$AG$1]+[.AH182]*[.$AH$1]+[.AI182]*[.$AI$1]+[.AJ182]*[.$AJ$1]+[.AK182]*[.$AK$1]+[.AL182]*[.$AL$1]+[.AM182]*[.$AM$1]+[.AN182]*[.$AN$1]+[.AO182]*[.$AO$1]+[.AP182]*[.$AP$1]+[.AQ182]*[.$AQ$1]+[.AR182]*[.$AR$1]+[.AS182]*[.$AS$1]+[.AT182]*[.$AT$1]+[.AU182]*[.$AU$1]+[.AV182]*[.$AV$1]+[.AW182]*[.$AW$1]+[.AX182]*[.$AX$1]+[.AY182]*[.$AY$1]+[.AZ182]*[.$AZ$1]+[.BA182]*[.$BA$1]+[.BB182]*[.$BB$1]+[.BC182]*[.$BC$1]+[.BD182]*[.$BD$1]+[.BE182]*[.$BE$1]+[.BF182]*[.$BF$1]+[.BG182]*[.$BG$1]+[.BH182]*[.$BH$1]+[.BI182]*[.$BI$1]+[.BJ182]*[.$BJ$1]+[.BK182]*[.$BK$1]+[.BL182]*[.$BL$1]+[.BM182]*[.$BM$1]+[.BN182]*[.$BN$1]+[.BO182]*[.$BO$1]+[.BP182]*[.$BP$1]+[.BQ182]*[.$BQ$1]+[.BR182]*[.$BR$1]+[.BS182]*[.$BS$1]+[.BT182]*[.$BT$1]+[.BU182]*[.$BU$1]+[.BV182]*[.$BV$1]+[.BW182]*[.$BW$1]+[.BX182]*[.$BX$1]+[.BY182]*[.$BY$1]+[.BZ182]*[.$BZ$1]+[.CA182]*[.$CA$1]+[.CB182]*[.$CB$1]+[.CC182]*[.$CC$1])/COUNT([.B182:.CC182]);0)" office:value-type="float" office:value="0" calcext:value-type="float">
            <text:p>0</text:p>
          </table:table-cell>
          <table:table-cell table:formula="of:=IF([.CE182]&lt;&gt;[.CD18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83:.CC183])/COUNT([.A183:.CC183]));0)" office:value-type="float" office:value="0" calcext:value-type="float">
            <text:p>0</text:p>
          </table:table-cell>
          <table:table-cell table:formula="of:=ROUND(([.B183]*[.$B$1]+[.C183]*[.$C$1]+[.D183]*[.$D$1]+[.E183]*[.$E$1]+[.F183]*[.$F$1]+[.G183]*[.$G$1]+[.H183]*[.$H$1]+[.I183]*[.$I$1]+[.J183]*[.$J$1]+[.K183]*[.$K$1]+[.L183]*[.$L$1]+[.M183]*[.$M$1]+[.N183]*[.$N$1]+[.O183]*[.$O$1]+[.P183]*[.$P$1]+[.Q183]*[.$Q$1]+[.R183]*[.$R$1]+[.S183]*[.$S$1]+[.T183]*[.$T$1]+[.U183]*[.$U$1]+[.V183]*[.$V$1]+[.W183]*[.$W$1]+[.X183]*[.$X$1]+[.Y183]*[.$Y$1]+[.Z183]*[.$Z$1]+[.AA183]*[.$AA$1]+[.AB183]*[.$AB$1]+[.AC183]*[.$AC$1]+[.AD183]*[.$AD$1]+[.AE183]*[.$AE$1]+[.AF183]*[.$AF$1]+[.AG183]*[.$AG$1]+[.AH183]*[.$AH$1]+[.AI183]*[.$AI$1]+[.AJ183]*[.$AJ$1]+[.AK183]*[.$AK$1]+[.AL183]*[.$AL$1]+[.AM183]*[.$AM$1]+[.AN183]*[.$AN$1]+[.AO183]*[.$AO$1]+[.AP183]*[.$AP$1]+[.AQ183]*[.$AQ$1]+[.AR183]*[.$AR$1]+[.AS183]*[.$AS$1]+[.AT183]*[.$AT$1]+[.AU183]*[.$AU$1]+[.AV183]*[.$AV$1]+[.AW183]*[.$AW$1]+[.AX183]*[.$AX$1]+[.AY183]*[.$AY$1]+[.AZ183]*[.$AZ$1]+[.BA183]*[.$BA$1]+[.BB183]*[.$BB$1]+[.BC183]*[.$BC$1]+[.BD183]*[.$BD$1]+[.BE183]*[.$BE$1]+[.BF183]*[.$BF$1]+[.BG183]*[.$BG$1]+[.BH183]*[.$BH$1]+[.BI183]*[.$BI$1]+[.BJ183]*[.$BJ$1]+[.BK183]*[.$BK$1]+[.BL183]*[.$BL$1]+[.BM183]*[.$BM$1]+[.BN183]*[.$BN$1]+[.BO183]*[.$BO$1]+[.BP183]*[.$BP$1]+[.BQ183]*[.$BQ$1]+[.BR183]*[.$BR$1]+[.BS183]*[.$BS$1]+[.BT183]*[.$BT$1]+[.BU183]*[.$BU$1]+[.BV183]*[.$BV$1]+[.BW183]*[.$BW$1]+[.BX183]*[.$BX$1]+[.BY183]*[.$BY$1]+[.BZ183]*[.$BZ$1]+[.CA183]*[.$CA$1]+[.CB183]*[.$CB$1]+[.CC183]*[.$CC$1])/COUNT([.B183:.CC183]);0)" office:value-type="float" office:value="0" calcext:value-type="float">
            <text:p>0</text:p>
          </table:table-cell>
          <table:table-cell table:formula="of:=IF([.CE183]&lt;&gt;[.CD18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84:.CC184])/COUNT([.A184:.CC184]));0)" office:value-type="float" office:value="0" calcext:value-type="float">
            <text:p>0</text:p>
          </table:table-cell>
          <table:table-cell table:formula="of:=ROUND(([.B184]*[.$B$1]+[.C184]*[.$C$1]+[.D184]*[.$D$1]+[.E184]*[.$E$1]+[.F184]*[.$F$1]+[.G184]*[.$G$1]+[.H184]*[.$H$1]+[.I184]*[.$I$1]+[.J184]*[.$J$1]+[.K184]*[.$K$1]+[.L184]*[.$L$1]+[.M184]*[.$M$1]+[.N184]*[.$N$1]+[.O184]*[.$O$1]+[.P184]*[.$P$1]+[.Q184]*[.$Q$1]+[.R184]*[.$R$1]+[.S184]*[.$S$1]+[.T184]*[.$T$1]+[.U184]*[.$U$1]+[.V184]*[.$V$1]+[.W184]*[.$W$1]+[.X184]*[.$X$1]+[.Y184]*[.$Y$1]+[.Z184]*[.$Z$1]+[.AA184]*[.$AA$1]+[.AB184]*[.$AB$1]+[.AC184]*[.$AC$1]+[.AD184]*[.$AD$1]+[.AE184]*[.$AE$1]+[.AF184]*[.$AF$1]+[.AG184]*[.$AG$1]+[.AH184]*[.$AH$1]+[.AI184]*[.$AI$1]+[.AJ184]*[.$AJ$1]+[.AK184]*[.$AK$1]+[.AL184]*[.$AL$1]+[.AM184]*[.$AM$1]+[.AN184]*[.$AN$1]+[.AO184]*[.$AO$1]+[.AP184]*[.$AP$1]+[.AQ184]*[.$AQ$1]+[.AR184]*[.$AR$1]+[.AS184]*[.$AS$1]+[.AT184]*[.$AT$1]+[.AU184]*[.$AU$1]+[.AV184]*[.$AV$1]+[.AW184]*[.$AW$1]+[.AX184]*[.$AX$1]+[.AY184]*[.$AY$1]+[.AZ184]*[.$AZ$1]+[.BA184]*[.$BA$1]+[.BB184]*[.$BB$1]+[.BC184]*[.$BC$1]+[.BD184]*[.$BD$1]+[.BE184]*[.$BE$1]+[.BF184]*[.$BF$1]+[.BG184]*[.$BG$1]+[.BH184]*[.$BH$1]+[.BI184]*[.$BI$1]+[.BJ184]*[.$BJ$1]+[.BK184]*[.$BK$1]+[.BL184]*[.$BL$1]+[.BM184]*[.$BM$1]+[.BN184]*[.$BN$1]+[.BO184]*[.$BO$1]+[.BP184]*[.$BP$1]+[.BQ184]*[.$BQ$1]+[.BR184]*[.$BR$1]+[.BS184]*[.$BS$1]+[.BT184]*[.$BT$1]+[.BU184]*[.$BU$1]+[.BV184]*[.$BV$1]+[.BW184]*[.$BW$1]+[.BX184]*[.$BX$1]+[.BY184]*[.$BY$1]+[.BZ184]*[.$BZ$1]+[.CA184]*[.$CA$1]+[.CB184]*[.$CB$1]+[.CC184]*[.$CC$1])/COUNT([.B184:.CC184]);0)" office:value-type="float" office:value="0" calcext:value-type="float">
            <text:p>0</text:p>
          </table:table-cell>
          <table:table-cell table:formula="of:=IF([.CE184]&lt;&gt;[.CD18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  <table:table-cell table:formula="of:=ROUND((SUM([.B185:.CC185])/COUNT([.A185:.CC185]));0)" office:value-type="float" office:value="1" calcext:value-type="float">
            <text:p>1</text:p>
          </table:table-cell>
          <table:table-cell table:formula="of:=ROUND(([.B185]*[.$B$1]+[.C185]*[.$C$1]+[.D185]*[.$D$1]+[.E185]*[.$E$1]+[.F185]*[.$F$1]+[.G185]*[.$G$1]+[.H185]*[.$H$1]+[.I185]*[.$I$1]+[.J185]*[.$J$1]+[.K185]*[.$K$1]+[.L185]*[.$L$1]+[.M185]*[.$M$1]+[.N185]*[.$N$1]+[.O185]*[.$O$1]+[.P185]*[.$P$1]+[.Q185]*[.$Q$1]+[.R185]*[.$R$1]+[.S185]*[.$S$1]+[.T185]*[.$T$1]+[.U185]*[.$U$1]+[.V185]*[.$V$1]+[.W185]*[.$W$1]+[.X185]*[.$X$1]+[.Y185]*[.$Y$1]+[.Z185]*[.$Z$1]+[.AA185]*[.$AA$1]+[.AB185]*[.$AB$1]+[.AC185]*[.$AC$1]+[.AD185]*[.$AD$1]+[.AE185]*[.$AE$1]+[.AF185]*[.$AF$1]+[.AG185]*[.$AG$1]+[.AH185]*[.$AH$1]+[.AI185]*[.$AI$1]+[.AJ185]*[.$AJ$1]+[.AK185]*[.$AK$1]+[.AL185]*[.$AL$1]+[.AM185]*[.$AM$1]+[.AN185]*[.$AN$1]+[.AO185]*[.$AO$1]+[.AP185]*[.$AP$1]+[.AQ185]*[.$AQ$1]+[.AR185]*[.$AR$1]+[.AS185]*[.$AS$1]+[.AT185]*[.$AT$1]+[.AU185]*[.$AU$1]+[.AV185]*[.$AV$1]+[.AW185]*[.$AW$1]+[.AX185]*[.$AX$1]+[.AY185]*[.$AY$1]+[.AZ185]*[.$AZ$1]+[.BA185]*[.$BA$1]+[.BB185]*[.$BB$1]+[.BC185]*[.$BC$1]+[.BD185]*[.$BD$1]+[.BE185]*[.$BE$1]+[.BF185]*[.$BF$1]+[.BG185]*[.$BG$1]+[.BH185]*[.$BH$1]+[.BI185]*[.$BI$1]+[.BJ185]*[.$BJ$1]+[.BK185]*[.$BK$1]+[.BL185]*[.$BL$1]+[.BM185]*[.$BM$1]+[.BN185]*[.$BN$1]+[.BO185]*[.$BO$1]+[.BP185]*[.$BP$1]+[.BQ185]*[.$BQ$1]+[.BR185]*[.$BR$1]+[.BS185]*[.$BS$1]+[.BT185]*[.$BT$1]+[.BU185]*[.$BU$1]+[.BV185]*[.$BV$1]+[.BW185]*[.$BW$1]+[.BX185]*[.$BX$1]+[.BY185]*[.$BY$1]+[.BZ185]*[.$BZ$1]+[.CA185]*[.$CA$1]+[.CB185]*[.$CB$1]+[.CC185]*[.$CC$1])/COUNT([.B185:.CC185]);0)" office:value-type="float" office:value="1" calcext:value-type="float">
            <text:p>1</text:p>
          </table:table-cell>
          <table:table-cell table:formula="of:=IF([.CE185]&lt;&gt;[.CD185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86:.CC186])/COUNT([.A186:.CC186]));0)" office:value-type="float" office:value="0" calcext:value-type="float">
            <text:p>0</text:p>
          </table:table-cell>
          <table:table-cell table:formula="of:=ROUND(([.B186]*[.$B$1]+[.C186]*[.$C$1]+[.D186]*[.$D$1]+[.E186]*[.$E$1]+[.F186]*[.$F$1]+[.G186]*[.$G$1]+[.H186]*[.$H$1]+[.I186]*[.$I$1]+[.J186]*[.$J$1]+[.K186]*[.$K$1]+[.L186]*[.$L$1]+[.M186]*[.$M$1]+[.N186]*[.$N$1]+[.O186]*[.$O$1]+[.P186]*[.$P$1]+[.Q186]*[.$Q$1]+[.R186]*[.$R$1]+[.S186]*[.$S$1]+[.T186]*[.$T$1]+[.U186]*[.$U$1]+[.V186]*[.$V$1]+[.W186]*[.$W$1]+[.X186]*[.$X$1]+[.Y186]*[.$Y$1]+[.Z186]*[.$Z$1]+[.AA186]*[.$AA$1]+[.AB186]*[.$AB$1]+[.AC186]*[.$AC$1]+[.AD186]*[.$AD$1]+[.AE186]*[.$AE$1]+[.AF186]*[.$AF$1]+[.AG186]*[.$AG$1]+[.AH186]*[.$AH$1]+[.AI186]*[.$AI$1]+[.AJ186]*[.$AJ$1]+[.AK186]*[.$AK$1]+[.AL186]*[.$AL$1]+[.AM186]*[.$AM$1]+[.AN186]*[.$AN$1]+[.AO186]*[.$AO$1]+[.AP186]*[.$AP$1]+[.AQ186]*[.$AQ$1]+[.AR186]*[.$AR$1]+[.AS186]*[.$AS$1]+[.AT186]*[.$AT$1]+[.AU186]*[.$AU$1]+[.AV186]*[.$AV$1]+[.AW186]*[.$AW$1]+[.AX186]*[.$AX$1]+[.AY186]*[.$AY$1]+[.AZ186]*[.$AZ$1]+[.BA186]*[.$BA$1]+[.BB186]*[.$BB$1]+[.BC186]*[.$BC$1]+[.BD186]*[.$BD$1]+[.BE186]*[.$BE$1]+[.BF186]*[.$BF$1]+[.BG186]*[.$BG$1]+[.BH186]*[.$BH$1]+[.BI186]*[.$BI$1]+[.BJ186]*[.$BJ$1]+[.BK186]*[.$BK$1]+[.BL186]*[.$BL$1]+[.BM186]*[.$BM$1]+[.BN186]*[.$BN$1]+[.BO186]*[.$BO$1]+[.BP186]*[.$BP$1]+[.BQ186]*[.$BQ$1]+[.BR186]*[.$BR$1]+[.BS186]*[.$BS$1]+[.BT186]*[.$BT$1]+[.BU186]*[.$BU$1]+[.BV186]*[.$BV$1]+[.BW186]*[.$BW$1]+[.BX186]*[.$BX$1]+[.BY186]*[.$BY$1]+[.BZ186]*[.$BZ$1]+[.CA186]*[.$CA$1]+[.CB186]*[.$CB$1]+[.CC186]*[.$CC$1])/COUNT([.B186:.CC186]);0)" office:value-type="float" office:value="0" calcext:value-type="float">
            <text:p>0</text:p>
          </table:table-cell>
          <table:table-cell table:formula="of:=IF([.CE186]&lt;&gt;[.CD186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formula="of:=ROUND((SUM([.B187:.CC187])/COUNT([.A187:.CC187]));0)" office:value-type="float" office:value="1" calcext:value-type="float">
            <text:p>1</text:p>
          </table:table-cell>
          <table:table-cell table:formula="of:=ROUND(([.B187]*[.$B$1]+[.C187]*[.$C$1]+[.D187]*[.$D$1]+[.E187]*[.$E$1]+[.F187]*[.$F$1]+[.G187]*[.$G$1]+[.H187]*[.$H$1]+[.I187]*[.$I$1]+[.J187]*[.$J$1]+[.K187]*[.$K$1]+[.L187]*[.$L$1]+[.M187]*[.$M$1]+[.N187]*[.$N$1]+[.O187]*[.$O$1]+[.P187]*[.$P$1]+[.Q187]*[.$Q$1]+[.R187]*[.$R$1]+[.S187]*[.$S$1]+[.T187]*[.$T$1]+[.U187]*[.$U$1]+[.V187]*[.$V$1]+[.W187]*[.$W$1]+[.X187]*[.$X$1]+[.Y187]*[.$Y$1]+[.Z187]*[.$Z$1]+[.AA187]*[.$AA$1]+[.AB187]*[.$AB$1]+[.AC187]*[.$AC$1]+[.AD187]*[.$AD$1]+[.AE187]*[.$AE$1]+[.AF187]*[.$AF$1]+[.AG187]*[.$AG$1]+[.AH187]*[.$AH$1]+[.AI187]*[.$AI$1]+[.AJ187]*[.$AJ$1]+[.AK187]*[.$AK$1]+[.AL187]*[.$AL$1]+[.AM187]*[.$AM$1]+[.AN187]*[.$AN$1]+[.AO187]*[.$AO$1]+[.AP187]*[.$AP$1]+[.AQ187]*[.$AQ$1]+[.AR187]*[.$AR$1]+[.AS187]*[.$AS$1]+[.AT187]*[.$AT$1]+[.AU187]*[.$AU$1]+[.AV187]*[.$AV$1]+[.AW187]*[.$AW$1]+[.AX187]*[.$AX$1]+[.AY187]*[.$AY$1]+[.AZ187]*[.$AZ$1]+[.BA187]*[.$BA$1]+[.BB187]*[.$BB$1]+[.BC187]*[.$BC$1]+[.BD187]*[.$BD$1]+[.BE187]*[.$BE$1]+[.BF187]*[.$BF$1]+[.BG187]*[.$BG$1]+[.BH187]*[.$BH$1]+[.BI187]*[.$BI$1]+[.BJ187]*[.$BJ$1]+[.BK187]*[.$BK$1]+[.BL187]*[.$BL$1]+[.BM187]*[.$BM$1]+[.BN187]*[.$BN$1]+[.BO187]*[.$BO$1]+[.BP187]*[.$BP$1]+[.BQ187]*[.$BQ$1]+[.BR187]*[.$BR$1]+[.BS187]*[.$BS$1]+[.BT187]*[.$BT$1]+[.BU187]*[.$BU$1]+[.BV187]*[.$BV$1]+[.BW187]*[.$BW$1]+[.BX187]*[.$BX$1]+[.BY187]*[.$BY$1]+[.BZ187]*[.$BZ$1]+[.CA187]*[.$CA$1]+[.CB187]*[.$CB$1]+[.CC187]*[.$CC$1])/COUNT([.B187:.CC187]);0)" office:value-type="float" office:value="1" calcext:value-type="float">
            <text:p>1</text:p>
          </table:table-cell>
          <table:table-cell table:formula="of:=IF([.CE187]&lt;&gt;[.CD187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ROUND((SUM([.B188:.CC188])/COUNT([.A188:.CC188]));0)" office:value-type="float" office:value="1" calcext:value-type="float">
            <text:p>1</text:p>
          </table:table-cell>
          <table:table-cell table:formula="of:=ROUND(([.B188]*[.$B$1]+[.C188]*[.$C$1]+[.D188]*[.$D$1]+[.E188]*[.$E$1]+[.F188]*[.$F$1]+[.G188]*[.$G$1]+[.H188]*[.$H$1]+[.I188]*[.$I$1]+[.J188]*[.$J$1]+[.K188]*[.$K$1]+[.L188]*[.$L$1]+[.M188]*[.$M$1]+[.N188]*[.$N$1]+[.O188]*[.$O$1]+[.P188]*[.$P$1]+[.Q188]*[.$Q$1]+[.R188]*[.$R$1]+[.S188]*[.$S$1]+[.T188]*[.$T$1]+[.U188]*[.$U$1]+[.V188]*[.$V$1]+[.W188]*[.$W$1]+[.X188]*[.$X$1]+[.Y188]*[.$Y$1]+[.Z188]*[.$Z$1]+[.AA188]*[.$AA$1]+[.AB188]*[.$AB$1]+[.AC188]*[.$AC$1]+[.AD188]*[.$AD$1]+[.AE188]*[.$AE$1]+[.AF188]*[.$AF$1]+[.AG188]*[.$AG$1]+[.AH188]*[.$AH$1]+[.AI188]*[.$AI$1]+[.AJ188]*[.$AJ$1]+[.AK188]*[.$AK$1]+[.AL188]*[.$AL$1]+[.AM188]*[.$AM$1]+[.AN188]*[.$AN$1]+[.AO188]*[.$AO$1]+[.AP188]*[.$AP$1]+[.AQ188]*[.$AQ$1]+[.AR188]*[.$AR$1]+[.AS188]*[.$AS$1]+[.AT188]*[.$AT$1]+[.AU188]*[.$AU$1]+[.AV188]*[.$AV$1]+[.AW188]*[.$AW$1]+[.AX188]*[.$AX$1]+[.AY188]*[.$AY$1]+[.AZ188]*[.$AZ$1]+[.BA188]*[.$BA$1]+[.BB188]*[.$BB$1]+[.BC188]*[.$BC$1]+[.BD188]*[.$BD$1]+[.BE188]*[.$BE$1]+[.BF188]*[.$BF$1]+[.BG188]*[.$BG$1]+[.BH188]*[.$BH$1]+[.BI188]*[.$BI$1]+[.BJ188]*[.$BJ$1]+[.BK188]*[.$BK$1]+[.BL188]*[.$BL$1]+[.BM188]*[.$BM$1]+[.BN188]*[.$BN$1]+[.BO188]*[.$BO$1]+[.BP188]*[.$BP$1]+[.BQ188]*[.$BQ$1]+[.BR188]*[.$BR$1]+[.BS188]*[.$BS$1]+[.BT188]*[.$BT$1]+[.BU188]*[.$BU$1]+[.BV188]*[.$BV$1]+[.BW188]*[.$BW$1]+[.BX188]*[.$BX$1]+[.BY188]*[.$BY$1]+[.BZ188]*[.$BZ$1]+[.CA188]*[.$CA$1]+[.CB188]*[.$CB$1]+[.CC188]*[.$CC$1])/COUNT([.B188:.CC188]);0)" office:value-type="float" office:value="1" calcext:value-type="float">
            <text:p>1</text:p>
          </table:table-cell>
          <table:table-cell table:formula="of:=IF([.CE188]&lt;&gt;[.CD18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5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ROUND((SUM([.B189:.CC189])/COUNT([.A189:.CC189]));0)" office:value-type="float" office:value="1" calcext:value-type="float">
            <text:p>1</text:p>
          </table:table-cell>
          <table:table-cell table:formula="of:=ROUND(([.B189]*[.$B$1]+[.C189]*[.$C$1]+[.D189]*[.$D$1]+[.E189]*[.$E$1]+[.F189]*[.$F$1]+[.G189]*[.$G$1]+[.H189]*[.$H$1]+[.I189]*[.$I$1]+[.J189]*[.$J$1]+[.K189]*[.$K$1]+[.L189]*[.$L$1]+[.M189]*[.$M$1]+[.N189]*[.$N$1]+[.O189]*[.$O$1]+[.P189]*[.$P$1]+[.Q189]*[.$Q$1]+[.R189]*[.$R$1]+[.S189]*[.$S$1]+[.T189]*[.$T$1]+[.U189]*[.$U$1]+[.V189]*[.$V$1]+[.W189]*[.$W$1]+[.X189]*[.$X$1]+[.Y189]*[.$Y$1]+[.Z189]*[.$Z$1]+[.AA189]*[.$AA$1]+[.AB189]*[.$AB$1]+[.AC189]*[.$AC$1]+[.AD189]*[.$AD$1]+[.AE189]*[.$AE$1]+[.AF189]*[.$AF$1]+[.AG189]*[.$AG$1]+[.AH189]*[.$AH$1]+[.AI189]*[.$AI$1]+[.AJ189]*[.$AJ$1]+[.AK189]*[.$AK$1]+[.AL189]*[.$AL$1]+[.AM189]*[.$AM$1]+[.AN189]*[.$AN$1]+[.AO189]*[.$AO$1]+[.AP189]*[.$AP$1]+[.AQ189]*[.$AQ$1]+[.AR189]*[.$AR$1]+[.AS189]*[.$AS$1]+[.AT189]*[.$AT$1]+[.AU189]*[.$AU$1]+[.AV189]*[.$AV$1]+[.AW189]*[.$AW$1]+[.AX189]*[.$AX$1]+[.AY189]*[.$AY$1]+[.AZ189]*[.$AZ$1]+[.BA189]*[.$BA$1]+[.BB189]*[.$BB$1]+[.BC189]*[.$BC$1]+[.BD189]*[.$BD$1]+[.BE189]*[.$BE$1]+[.BF189]*[.$BF$1]+[.BG189]*[.$BG$1]+[.BH189]*[.$BH$1]+[.BI189]*[.$BI$1]+[.BJ189]*[.$BJ$1]+[.BK189]*[.$BK$1]+[.BL189]*[.$BL$1]+[.BM189]*[.$BM$1]+[.BN189]*[.$BN$1]+[.BO189]*[.$BO$1]+[.BP189]*[.$BP$1]+[.BQ189]*[.$BQ$1]+[.BR189]*[.$BR$1]+[.BS189]*[.$BS$1]+[.BT189]*[.$BT$1]+[.BU189]*[.$BU$1]+[.BV189]*[.$BV$1]+[.BW189]*[.$BW$1]+[.BX189]*[.$BX$1]+[.BY189]*[.$BY$1]+[.BZ189]*[.$BZ$1]+[.CA189]*[.$CA$1]+[.CB189]*[.$CB$1]+[.CC189]*[.$CC$1])/COUNT([.B189:.CC189]);0)" office:value-type="float" office:value="1" calcext:value-type="float">
            <text:p>1</text:p>
          </table:table-cell>
          <table:table-cell table:formula="of:=IF([.CE189]&lt;&gt;[.CD18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0:.CC190])/COUNT([.A190:.CC190]));0)" office:value-type="float" office:value="0" calcext:value-type="float">
            <text:p>0</text:p>
          </table:table-cell>
          <table:table-cell table:formula="of:=ROUND(([.B190]*[.$B$1]+[.C190]*[.$C$1]+[.D190]*[.$D$1]+[.E190]*[.$E$1]+[.F190]*[.$F$1]+[.G190]*[.$G$1]+[.H190]*[.$H$1]+[.I190]*[.$I$1]+[.J190]*[.$J$1]+[.K190]*[.$K$1]+[.L190]*[.$L$1]+[.M190]*[.$M$1]+[.N190]*[.$N$1]+[.O190]*[.$O$1]+[.P190]*[.$P$1]+[.Q190]*[.$Q$1]+[.R190]*[.$R$1]+[.S190]*[.$S$1]+[.T190]*[.$T$1]+[.U190]*[.$U$1]+[.V190]*[.$V$1]+[.W190]*[.$W$1]+[.X190]*[.$X$1]+[.Y190]*[.$Y$1]+[.Z190]*[.$Z$1]+[.AA190]*[.$AA$1]+[.AB190]*[.$AB$1]+[.AC190]*[.$AC$1]+[.AD190]*[.$AD$1]+[.AE190]*[.$AE$1]+[.AF190]*[.$AF$1]+[.AG190]*[.$AG$1]+[.AH190]*[.$AH$1]+[.AI190]*[.$AI$1]+[.AJ190]*[.$AJ$1]+[.AK190]*[.$AK$1]+[.AL190]*[.$AL$1]+[.AM190]*[.$AM$1]+[.AN190]*[.$AN$1]+[.AO190]*[.$AO$1]+[.AP190]*[.$AP$1]+[.AQ190]*[.$AQ$1]+[.AR190]*[.$AR$1]+[.AS190]*[.$AS$1]+[.AT190]*[.$AT$1]+[.AU190]*[.$AU$1]+[.AV190]*[.$AV$1]+[.AW190]*[.$AW$1]+[.AX190]*[.$AX$1]+[.AY190]*[.$AY$1]+[.AZ190]*[.$AZ$1]+[.BA190]*[.$BA$1]+[.BB190]*[.$BB$1]+[.BC190]*[.$BC$1]+[.BD190]*[.$BD$1]+[.BE190]*[.$BE$1]+[.BF190]*[.$BF$1]+[.BG190]*[.$BG$1]+[.BH190]*[.$BH$1]+[.BI190]*[.$BI$1]+[.BJ190]*[.$BJ$1]+[.BK190]*[.$BK$1]+[.BL190]*[.$BL$1]+[.BM190]*[.$BM$1]+[.BN190]*[.$BN$1]+[.BO190]*[.$BO$1]+[.BP190]*[.$BP$1]+[.BQ190]*[.$BQ$1]+[.BR190]*[.$BR$1]+[.BS190]*[.$BS$1]+[.BT190]*[.$BT$1]+[.BU190]*[.$BU$1]+[.BV190]*[.$BV$1]+[.BW190]*[.$BW$1]+[.BX190]*[.$BX$1]+[.BY190]*[.$BY$1]+[.BZ190]*[.$BZ$1]+[.CA190]*[.$CA$1]+[.CB190]*[.$CB$1]+[.CC190]*[.$CC$1])/COUNT([.B190:.CC190]);0)" office:value-type="float" office:value="0" calcext:value-type="float">
            <text:p>0</text:p>
          </table:table-cell>
          <table:table-cell table:formula="of:=IF([.CE190]&lt;&gt;[.CD190];&quot;X&quot;;&quot;&quot;)">
            <text:p/>
          </table:table-cell>
          <table:table-cell table:number-columns-repeated="1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ROUND((SUM([.B191:.CC191])/COUNT([.A191:.CC191]));0)" office:value-type="float" office:value="1" calcext:value-type="float">
            <text:p>1</text:p>
          </table:table-cell>
          <table:table-cell table:formula="of:=ROUND(([.B191]*[.$B$1]+[.C191]*[.$C$1]+[.D191]*[.$D$1]+[.E191]*[.$E$1]+[.F191]*[.$F$1]+[.G191]*[.$G$1]+[.H191]*[.$H$1]+[.I191]*[.$I$1]+[.J191]*[.$J$1]+[.K191]*[.$K$1]+[.L191]*[.$L$1]+[.M191]*[.$M$1]+[.N191]*[.$N$1]+[.O191]*[.$O$1]+[.P191]*[.$P$1]+[.Q191]*[.$Q$1]+[.R191]*[.$R$1]+[.S191]*[.$S$1]+[.T191]*[.$T$1]+[.U191]*[.$U$1]+[.V191]*[.$V$1]+[.W191]*[.$W$1]+[.X191]*[.$X$1]+[.Y191]*[.$Y$1]+[.Z191]*[.$Z$1]+[.AA191]*[.$AA$1]+[.AB191]*[.$AB$1]+[.AC191]*[.$AC$1]+[.AD191]*[.$AD$1]+[.AE191]*[.$AE$1]+[.AF191]*[.$AF$1]+[.AG191]*[.$AG$1]+[.AH191]*[.$AH$1]+[.AI191]*[.$AI$1]+[.AJ191]*[.$AJ$1]+[.AK191]*[.$AK$1]+[.AL191]*[.$AL$1]+[.AM191]*[.$AM$1]+[.AN191]*[.$AN$1]+[.AO191]*[.$AO$1]+[.AP191]*[.$AP$1]+[.AQ191]*[.$AQ$1]+[.AR191]*[.$AR$1]+[.AS191]*[.$AS$1]+[.AT191]*[.$AT$1]+[.AU191]*[.$AU$1]+[.AV191]*[.$AV$1]+[.AW191]*[.$AW$1]+[.AX191]*[.$AX$1]+[.AY191]*[.$AY$1]+[.AZ191]*[.$AZ$1]+[.BA191]*[.$BA$1]+[.BB191]*[.$BB$1]+[.BC191]*[.$BC$1]+[.BD191]*[.$BD$1]+[.BE191]*[.$BE$1]+[.BF191]*[.$BF$1]+[.BG191]*[.$BG$1]+[.BH191]*[.$BH$1]+[.BI191]*[.$BI$1]+[.BJ191]*[.$BJ$1]+[.BK191]*[.$BK$1]+[.BL191]*[.$BL$1]+[.BM191]*[.$BM$1]+[.BN191]*[.$BN$1]+[.BO191]*[.$BO$1]+[.BP191]*[.$BP$1]+[.BQ191]*[.$BQ$1]+[.BR191]*[.$BR$1]+[.BS191]*[.$BS$1]+[.BT191]*[.$BT$1]+[.BU191]*[.$BU$1]+[.BV191]*[.$BV$1]+[.BW191]*[.$BW$1]+[.BX191]*[.$BX$1]+[.BY191]*[.$BY$1]+[.BZ191]*[.$BZ$1]+[.CA191]*[.$CA$1]+[.CB191]*[.$CB$1]+[.CC191]*[.$CC$1])/COUNT([.B191:.CC191]);0)" office:value-type="float" office:value="0" calcext:value-type="float">
            <text:p>0</text:p>
          </table:table-cell>
          <table:table-cell table:formula="of:=IF([.CE191]&lt;&gt;[.CD191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2:.CC192])/COUNT([.A192:.CC192]));0)" office:value-type="float" office:value="0" calcext:value-type="float">
            <text:p>0</text:p>
          </table:table-cell>
          <table:table-cell table:formula="of:=ROUND(([.B192]*[.$B$1]+[.C192]*[.$C$1]+[.D192]*[.$D$1]+[.E192]*[.$E$1]+[.F192]*[.$F$1]+[.G192]*[.$G$1]+[.H192]*[.$H$1]+[.I192]*[.$I$1]+[.J192]*[.$J$1]+[.K192]*[.$K$1]+[.L192]*[.$L$1]+[.M192]*[.$M$1]+[.N192]*[.$N$1]+[.O192]*[.$O$1]+[.P192]*[.$P$1]+[.Q192]*[.$Q$1]+[.R192]*[.$R$1]+[.S192]*[.$S$1]+[.T192]*[.$T$1]+[.U192]*[.$U$1]+[.V192]*[.$V$1]+[.W192]*[.$W$1]+[.X192]*[.$X$1]+[.Y192]*[.$Y$1]+[.Z192]*[.$Z$1]+[.AA192]*[.$AA$1]+[.AB192]*[.$AB$1]+[.AC192]*[.$AC$1]+[.AD192]*[.$AD$1]+[.AE192]*[.$AE$1]+[.AF192]*[.$AF$1]+[.AG192]*[.$AG$1]+[.AH192]*[.$AH$1]+[.AI192]*[.$AI$1]+[.AJ192]*[.$AJ$1]+[.AK192]*[.$AK$1]+[.AL192]*[.$AL$1]+[.AM192]*[.$AM$1]+[.AN192]*[.$AN$1]+[.AO192]*[.$AO$1]+[.AP192]*[.$AP$1]+[.AQ192]*[.$AQ$1]+[.AR192]*[.$AR$1]+[.AS192]*[.$AS$1]+[.AT192]*[.$AT$1]+[.AU192]*[.$AU$1]+[.AV192]*[.$AV$1]+[.AW192]*[.$AW$1]+[.AX192]*[.$AX$1]+[.AY192]*[.$AY$1]+[.AZ192]*[.$AZ$1]+[.BA192]*[.$BA$1]+[.BB192]*[.$BB$1]+[.BC192]*[.$BC$1]+[.BD192]*[.$BD$1]+[.BE192]*[.$BE$1]+[.BF192]*[.$BF$1]+[.BG192]*[.$BG$1]+[.BH192]*[.$BH$1]+[.BI192]*[.$BI$1]+[.BJ192]*[.$BJ$1]+[.BK192]*[.$BK$1]+[.BL192]*[.$BL$1]+[.BM192]*[.$BM$1]+[.BN192]*[.$BN$1]+[.BO192]*[.$BO$1]+[.BP192]*[.$BP$1]+[.BQ192]*[.$BQ$1]+[.BR192]*[.$BR$1]+[.BS192]*[.$BS$1]+[.BT192]*[.$BT$1]+[.BU192]*[.$BU$1]+[.BV192]*[.$BV$1]+[.BW192]*[.$BW$1]+[.BX192]*[.$BX$1]+[.BY192]*[.$BY$1]+[.BZ192]*[.$BZ$1]+[.CA192]*[.$CA$1]+[.CB192]*[.$CB$1]+[.CC192]*[.$CC$1])/COUNT([.B192:.CC192]);0)" office:value-type="float" office:value="0" calcext:value-type="float">
            <text:p>0</text:p>
          </table:table-cell>
          <table:table-cell table:formula="of:=IF([.CE192]&lt;&gt;[.CD19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3:.CC193])/COUNT([.A193:.CC193]));0)" office:value-type="float" office:value="0" calcext:value-type="float">
            <text:p>0</text:p>
          </table:table-cell>
          <table:table-cell table:formula="of:=ROUND(([.B193]*[.$B$1]+[.C193]*[.$C$1]+[.D193]*[.$D$1]+[.E193]*[.$E$1]+[.F193]*[.$F$1]+[.G193]*[.$G$1]+[.H193]*[.$H$1]+[.I193]*[.$I$1]+[.J193]*[.$J$1]+[.K193]*[.$K$1]+[.L193]*[.$L$1]+[.M193]*[.$M$1]+[.N193]*[.$N$1]+[.O193]*[.$O$1]+[.P193]*[.$P$1]+[.Q193]*[.$Q$1]+[.R193]*[.$R$1]+[.S193]*[.$S$1]+[.T193]*[.$T$1]+[.U193]*[.$U$1]+[.V193]*[.$V$1]+[.W193]*[.$W$1]+[.X193]*[.$X$1]+[.Y193]*[.$Y$1]+[.Z193]*[.$Z$1]+[.AA193]*[.$AA$1]+[.AB193]*[.$AB$1]+[.AC193]*[.$AC$1]+[.AD193]*[.$AD$1]+[.AE193]*[.$AE$1]+[.AF193]*[.$AF$1]+[.AG193]*[.$AG$1]+[.AH193]*[.$AH$1]+[.AI193]*[.$AI$1]+[.AJ193]*[.$AJ$1]+[.AK193]*[.$AK$1]+[.AL193]*[.$AL$1]+[.AM193]*[.$AM$1]+[.AN193]*[.$AN$1]+[.AO193]*[.$AO$1]+[.AP193]*[.$AP$1]+[.AQ193]*[.$AQ$1]+[.AR193]*[.$AR$1]+[.AS193]*[.$AS$1]+[.AT193]*[.$AT$1]+[.AU193]*[.$AU$1]+[.AV193]*[.$AV$1]+[.AW193]*[.$AW$1]+[.AX193]*[.$AX$1]+[.AY193]*[.$AY$1]+[.AZ193]*[.$AZ$1]+[.BA193]*[.$BA$1]+[.BB193]*[.$BB$1]+[.BC193]*[.$BC$1]+[.BD193]*[.$BD$1]+[.BE193]*[.$BE$1]+[.BF193]*[.$BF$1]+[.BG193]*[.$BG$1]+[.BH193]*[.$BH$1]+[.BI193]*[.$BI$1]+[.BJ193]*[.$BJ$1]+[.BK193]*[.$BK$1]+[.BL193]*[.$BL$1]+[.BM193]*[.$BM$1]+[.BN193]*[.$BN$1]+[.BO193]*[.$BO$1]+[.BP193]*[.$BP$1]+[.BQ193]*[.$BQ$1]+[.BR193]*[.$BR$1]+[.BS193]*[.$BS$1]+[.BT193]*[.$BT$1]+[.BU193]*[.$BU$1]+[.BV193]*[.$BV$1]+[.BW193]*[.$BW$1]+[.BX193]*[.$BX$1]+[.BY193]*[.$BY$1]+[.BZ193]*[.$BZ$1]+[.CA193]*[.$CA$1]+[.CB193]*[.$CB$1]+[.CC193]*[.$CC$1])/COUNT([.B193:.CC193]);0)" office:value-type="float" office:value="0" calcext:value-type="float">
            <text:p>0</text:p>
          </table:table-cell>
          <table:table-cell table:formula="of:=IF([.CE193]&lt;&gt;[.CD19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4:.CC194])/COUNT([.A194:.CC194]));0)" office:value-type="float" office:value="0" calcext:value-type="float">
            <text:p>0</text:p>
          </table:table-cell>
          <table:table-cell table:formula="of:=ROUND(([.B194]*[.$B$1]+[.C194]*[.$C$1]+[.D194]*[.$D$1]+[.E194]*[.$E$1]+[.F194]*[.$F$1]+[.G194]*[.$G$1]+[.H194]*[.$H$1]+[.I194]*[.$I$1]+[.J194]*[.$J$1]+[.K194]*[.$K$1]+[.L194]*[.$L$1]+[.M194]*[.$M$1]+[.N194]*[.$N$1]+[.O194]*[.$O$1]+[.P194]*[.$P$1]+[.Q194]*[.$Q$1]+[.R194]*[.$R$1]+[.S194]*[.$S$1]+[.T194]*[.$T$1]+[.U194]*[.$U$1]+[.V194]*[.$V$1]+[.W194]*[.$W$1]+[.X194]*[.$X$1]+[.Y194]*[.$Y$1]+[.Z194]*[.$Z$1]+[.AA194]*[.$AA$1]+[.AB194]*[.$AB$1]+[.AC194]*[.$AC$1]+[.AD194]*[.$AD$1]+[.AE194]*[.$AE$1]+[.AF194]*[.$AF$1]+[.AG194]*[.$AG$1]+[.AH194]*[.$AH$1]+[.AI194]*[.$AI$1]+[.AJ194]*[.$AJ$1]+[.AK194]*[.$AK$1]+[.AL194]*[.$AL$1]+[.AM194]*[.$AM$1]+[.AN194]*[.$AN$1]+[.AO194]*[.$AO$1]+[.AP194]*[.$AP$1]+[.AQ194]*[.$AQ$1]+[.AR194]*[.$AR$1]+[.AS194]*[.$AS$1]+[.AT194]*[.$AT$1]+[.AU194]*[.$AU$1]+[.AV194]*[.$AV$1]+[.AW194]*[.$AW$1]+[.AX194]*[.$AX$1]+[.AY194]*[.$AY$1]+[.AZ194]*[.$AZ$1]+[.BA194]*[.$BA$1]+[.BB194]*[.$BB$1]+[.BC194]*[.$BC$1]+[.BD194]*[.$BD$1]+[.BE194]*[.$BE$1]+[.BF194]*[.$BF$1]+[.BG194]*[.$BG$1]+[.BH194]*[.$BH$1]+[.BI194]*[.$BI$1]+[.BJ194]*[.$BJ$1]+[.BK194]*[.$BK$1]+[.BL194]*[.$BL$1]+[.BM194]*[.$BM$1]+[.BN194]*[.$BN$1]+[.BO194]*[.$BO$1]+[.BP194]*[.$BP$1]+[.BQ194]*[.$BQ$1]+[.BR194]*[.$BR$1]+[.BS194]*[.$BS$1]+[.BT194]*[.$BT$1]+[.BU194]*[.$BU$1]+[.BV194]*[.$BV$1]+[.BW194]*[.$BW$1]+[.BX194]*[.$BX$1]+[.BY194]*[.$BY$1]+[.BZ194]*[.$BZ$1]+[.CA194]*[.$CA$1]+[.CB194]*[.$CB$1]+[.CC194]*[.$CC$1])/COUNT([.B194:.CC194]);0)" office:value-type="float" office:value="0" calcext:value-type="float">
            <text:p>0</text:p>
          </table:table-cell>
          <table:table-cell table:formula="of:=IF([.CE194]&lt;&gt;[.CD19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ROUND((SUM([.B195:.CC195])/COUNT([.A195:.CC195]));0)" office:value-type="float" office:value="1" calcext:value-type="float">
            <text:p>1</text:p>
          </table:table-cell>
          <table:table-cell table:formula="of:=ROUND(([.B195]*[.$B$1]+[.C195]*[.$C$1]+[.D195]*[.$D$1]+[.E195]*[.$E$1]+[.F195]*[.$F$1]+[.G195]*[.$G$1]+[.H195]*[.$H$1]+[.I195]*[.$I$1]+[.J195]*[.$J$1]+[.K195]*[.$K$1]+[.L195]*[.$L$1]+[.M195]*[.$M$1]+[.N195]*[.$N$1]+[.O195]*[.$O$1]+[.P195]*[.$P$1]+[.Q195]*[.$Q$1]+[.R195]*[.$R$1]+[.S195]*[.$S$1]+[.T195]*[.$T$1]+[.U195]*[.$U$1]+[.V195]*[.$V$1]+[.W195]*[.$W$1]+[.X195]*[.$X$1]+[.Y195]*[.$Y$1]+[.Z195]*[.$Z$1]+[.AA195]*[.$AA$1]+[.AB195]*[.$AB$1]+[.AC195]*[.$AC$1]+[.AD195]*[.$AD$1]+[.AE195]*[.$AE$1]+[.AF195]*[.$AF$1]+[.AG195]*[.$AG$1]+[.AH195]*[.$AH$1]+[.AI195]*[.$AI$1]+[.AJ195]*[.$AJ$1]+[.AK195]*[.$AK$1]+[.AL195]*[.$AL$1]+[.AM195]*[.$AM$1]+[.AN195]*[.$AN$1]+[.AO195]*[.$AO$1]+[.AP195]*[.$AP$1]+[.AQ195]*[.$AQ$1]+[.AR195]*[.$AR$1]+[.AS195]*[.$AS$1]+[.AT195]*[.$AT$1]+[.AU195]*[.$AU$1]+[.AV195]*[.$AV$1]+[.AW195]*[.$AW$1]+[.AX195]*[.$AX$1]+[.AY195]*[.$AY$1]+[.AZ195]*[.$AZ$1]+[.BA195]*[.$BA$1]+[.BB195]*[.$BB$1]+[.BC195]*[.$BC$1]+[.BD195]*[.$BD$1]+[.BE195]*[.$BE$1]+[.BF195]*[.$BF$1]+[.BG195]*[.$BG$1]+[.BH195]*[.$BH$1]+[.BI195]*[.$BI$1]+[.BJ195]*[.$BJ$1]+[.BK195]*[.$BK$1]+[.BL195]*[.$BL$1]+[.BM195]*[.$BM$1]+[.BN195]*[.$BN$1]+[.BO195]*[.$BO$1]+[.BP195]*[.$BP$1]+[.BQ195]*[.$BQ$1]+[.BR195]*[.$BR$1]+[.BS195]*[.$BS$1]+[.BT195]*[.$BT$1]+[.BU195]*[.$BU$1]+[.BV195]*[.$BV$1]+[.BW195]*[.$BW$1]+[.BX195]*[.$BX$1]+[.BY195]*[.$BY$1]+[.BZ195]*[.$BZ$1]+[.CA195]*[.$CA$1]+[.CB195]*[.$CB$1]+[.CC195]*[.$CC$1])/COUNT([.B195:.CC195]);0)" office:value-type="float" office:value="0" calcext:value-type="float">
            <text:p>0</text:p>
          </table:table-cell>
          <table:table-cell table:formula="of:=IF([.CE195]&lt;&gt;[.CD195];&quot;X&quot;;&quot;&quot;)" office:value-type="string" office:string-value="X" calcext:value-type="string">
            <text:p>X</text:p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6:.CC196])/COUNT([.A196:.CC196]));0)" office:value-type="float" office:value="0" calcext:value-type="float">
            <text:p>0</text:p>
          </table:table-cell>
          <table:table-cell table:formula="of:=ROUND(([.B196]*[.$B$1]+[.C196]*[.$C$1]+[.D196]*[.$D$1]+[.E196]*[.$E$1]+[.F196]*[.$F$1]+[.G196]*[.$G$1]+[.H196]*[.$H$1]+[.I196]*[.$I$1]+[.J196]*[.$J$1]+[.K196]*[.$K$1]+[.L196]*[.$L$1]+[.M196]*[.$M$1]+[.N196]*[.$N$1]+[.O196]*[.$O$1]+[.P196]*[.$P$1]+[.Q196]*[.$Q$1]+[.R196]*[.$R$1]+[.S196]*[.$S$1]+[.T196]*[.$T$1]+[.U196]*[.$U$1]+[.V196]*[.$V$1]+[.W196]*[.$W$1]+[.X196]*[.$X$1]+[.Y196]*[.$Y$1]+[.Z196]*[.$Z$1]+[.AA196]*[.$AA$1]+[.AB196]*[.$AB$1]+[.AC196]*[.$AC$1]+[.AD196]*[.$AD$1]+[.AE196]*[.$AE$1]+[.AF196]*[.$AF$1]+[.AG196]*[.$AG$1]+[.AH196]*[.$AH$1]+[.AI196]*[.$AI$1]+[.AJ196]*[.$AJ$1]+[.AK196]*[.$AK$1]+[.AL196]*[.$AL$1]+[.AM196]*[.$AM$1]+[.AN196]*[.$AN$1]+[.AO196]*[.$AO$1]+[.AP196]*[.$AP$1]+[.AQ196]*[.$AQ$1]+[.AR196]*[.$AR$1]+[.AS196]*[.$AS$1]+[.AT196]*[.$AT$1]+[.AU196]*[.$AU$1]+[.AV196]*[.$AV$1]+[.AW196]*[.$AW$1]+[.AX196]*[.$AX$1]+[.AY196]*[.$AY$1]+[.AZ196]*[.$AZ$1]+[.BA196]*[.$BA$1]+[.BB196]*[.$BB$1]+[.BC196]*[.$BC$1]+[.BD196]*[.$BD$1]+[.BE196]*[.$BE$1]+[.BF196]*[.$BF$1]+[.BG196]*[.$BG$1]+[.BH196]*[.$BH$1]+[.BI196]*[.$BI$1]+[.BJ196]*[.$BJ$1]+[.BK196]*[.$BK$1]+[.BL196]*[.$BL$1]+[.BM196]*[.$BM$1]+[.BN196]*[.$BN$1]+[.BO196]*[.$BO$1]+[.BP196]*[.$BP$1]+[.BQ196]*[.$BQ$1]+[.BR196]*[.$BR$1]+[.BS196]*[.$BS$1]+[.BT196]*[.$BT$1]+[.BU196]*[.$BU$1]+[.BV196]*[.$BV$1]+[.BW196]*[.$BW$1]+[.BX196]*[.$BX$1]+[.BY196]*[.$BY$1]+[.BZ196]*[.$BZ$1]+[.CA196]*[.$CA$1]+[.CB196]*[.$CB$1]+[.CC196]*[.$CC$1])/COUNT([.B196:.CC196]);0)" office:value-type="float" office:value="0" calcext:value-type="float">
            <text:p>0</text:p>
          </table:table-cell>
          <table:table-cell table:formula="of:=IF([.CE196]&lt;&gt;[.CD196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7:.CC197])/COUNT([.A197:.CC197]));0)" office:value-type="float" office:value="0" calcext:value-type="float">
            <text:p>0</text:p>
          </table:table-cell>
          <table:table-cell table:formula="of:=ROUND(([.B197]*[.$B$1]+[.C197]*[.$C$1]+[.D197]*[.$D$1]+[.E197]*[.$E$1]+[.F197]*[.$F$1]+[.G197]*[.$G$1]+[.H197]*[.$H$1]+[.I197]*[.$I$1]+[.J197]*[.$J$1]+[.K197]*[.$K$1]+[.L197]*[.$L$1]+[.M197]*[.$M$1]+[.N197]*[.$N$1]+[.O197]*[.$O$1]+[.P197]*[.$P$1]+[.Q197]*[.$Q$1]+[.R197]*[.$R$1]+[.S197]*[.$S$1]+[.T197]*[.$T$1]+[.U197]*[.$U$1]+[.V197]*[.$V$1]+[.W197]*[.$W$1]+[.X197]*[.$X$1]+[.Y197]*[.$Y$1]+[.Z197]*[.$Z$1]+[.AA197]*[.$AA$1]+[.AB197]*[.$AB$1]+[.AC197]*[.$AC$1]+[.AD197]*[.$AD$1]+[.AE197]*[.$AE$1]+[.AF197]*[.$AF$1]+[.AG197]*[.$AG$1]+[.AH197]*[.$AH$1]+[.AI197]*[.$AI$1]+[.AJ197]*[.$AJ$1]+[.AK197]*[.$AK$1]+[.AL197]*[.$AL$1]+[.AM197]*[.$AM$1]+[.AN197]*[.$AN$1]+[.AO197]*[.$AO$1]+[.AP197]*[.$AP$1]+[.AQ197]*[.$AQ$1]+[.AR197]*[.$AR$1]+[.AS197]*[.$AS$1]+[.AT197]*[.$AT$1]+[.AU197]*[.$AU$1]+[.AV197]*[.$AV$1]+[.AW197]*[.$AW$1]+[.AX197]*[.$AX$1]+[.AY197]*[.$AY$1]+[.AZ197]*[.$AZ$1]+[.BA197]*[.$BA$1]+[.BB197]*[.$BB$1]+[.BC197]*[.$BC$1]+[.BD197]*[.$BD$1]+[.BE197]*[.$BE$1]+[.BF197]*[.$BF$1]+[.BG197]*[.$BG$1]+[.BH197]*[.$BH$1]+[.BI197]*[.$BI$1]+[.BJ197]*[.$BJ$1]+[.BK197]*[.$BK$1]+[.BL197]*[.$BL$1]+[.BM197]*[.$BM$1]+[.BN197]*[.$BN$1]+[.BO197]*[.$BO$1]+[.BP197]*[.$BP$1]+[.BQ197]*[.$BQ$1]+[.BR197]*[.$BR$1]+[.BS197]*[.$BS$1]+[.BT197]*[.$BT$1]+[.BU197]*[.$BU$1]+[.BV197]*[.$BV$1]+[.BW197]*[.$BW$1]+[.BX197]*[.$BX$1]+[.BY197]*[.$BY$1]+[.BZ197]*[.$BZ$1]+[.CA197]*[.$CA$1]+[.CB197]*[.$CB$1]+[.CC197]*[.$CC$1])/COUNT([.B197:.CC197]);0)" office:value-type="float" office:value="0" calcext:value-type="float">
            <text:p>0</text:p>
          </table:table-cell>
          <table:table-cell table:formula="of:=IF([.CE197]&lt;&gt;[.CD197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8:.CC198])/COUNT([.A198:.CC198]));0)" office:value-type="float" office:value="0" calcext:value-type="float">
            <text:p>0</text:p>
          </table:table-cell>
          <table:table-cell table:formula="of:=ROUND(([.B198]*[.$B$1]+[.C198]*[.$C$1]+[.D198]*[.$D$1]+[.E198]*[.$E$1]+[.F198]*[.$F$1]+[.G198]*[.$G$1]+[.H198]*[.$H$1]+[.I198]*[.$I$1]+[.J198]*[.$J$1]+[.K198]*[.$K$1]+[.L198]*[.$L$1]+[.M198]*[.$M$1]+[.N198]*[.$N$1]+[.O198]*[.$O$1]+[.P198]*[.$P$1]+[.Q198]*[.$Q$1]+[.R198]*[.$R$1]+[.S198]*[.$S$1]+[.T198]*[.$T$1]+[.U198]*[.$U$1]+[.V198]*[.$V$1]+[.W198]*[.$W$1]+[.X198]*[.$X$1]+[.Y198]*[.$Y$1]+[.Z198]*[.$Z$1]+[.AA198]*[.$AA$1]+[.AB198]*[.$AB$1]+[.AC198]*[.$AC$1]+[.AD198]*[.$AD$1]+[.AE198]*[.$AE$1]+[.AF198]*[.$AF$1]+[.AG198]*[.$AG$1]+[.AH198]*[.$AH$1]+[.AI198]*[.$AI$1]+[.AJ198]*[.$AJ$1]+[.AK198]*[.$AK$1]+[.AL198]*[.$AL$1]+[.AM198]*[.$AM$1]+[.AN198]*[.$AN$1]+[.AO198]*[.$AO$1]+[.AP198]*[.$AP$1]+[.AQ198]*[.$AQ$1]+[.AR198]*[.$AR$1]+[.AS198]*[.$AS$1]+[.AT198]*[.$AT$1]+[.AU198]*[.$AU$1]+[.AV198]*[.$AV$1]+[.AW198]*[.$AW$1]+[.AX198]*[.$AX$1]+[.AY198]*[.$AY$1]+[.AZ198]*[.$AZ$1]+[.BA198]*[.$BA$1]+[.BB198]*[.$BB$1]+[.BC198]*[.$BC$1]+[.BD198]*[.$BD$1]+[.BE198]*[.$BE$1]+[.BF198]*[.$BF$1]+[.BG198]*[.$BG$1]+[.BH198]*[.$BH$1]+[.BI198]*[.$BI$1]+[.BJ198]*[.$BJ$1]+[.BK198]*[.$BK$1]+[.BL198]*[.$BL$1]+[.BM198]*[.$BM$1]+[.BN198]*[.$BN$1]+[.BO198]*[.$BO$1]+[.BP198]*[.$BP$1]+[.BQ198]*[.$BQ$1]+[.BR198]*[.$BR$1]+[.BS198]*[.$BS$1]+[.BT198]*[.$BT$1]+[.BU198]*[.$BU$1]+[.BV198]*[.$BV$1]+[.BW198]*[.$BW$1]+[.BX198]*[.$BX$1]+[.BY198]*[.$BY$1]+[.BZ198]*[.$BZ$1]+[.CA198]*[.$CA$1]+[.CB198]*[.$CB$1]+[.CC198]*[.$CC$1])/COUNT([.B198:.CC198]);0)" office:value-type="float" office:value="0" calcext:value-type="float">
            <text:p>0</text:p>
          </table:table-cell>
          <table:table-cell table:formula="of:=IF([.CE198]&lt;&gt;[.CD198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199:.CC199])/COUNT([.A199:.CC199]));0)" office:value-type="float" office:value="0" calcext:value-type="float">
            <text:p>0</text:p>
          </table:table-cell>
          <table:table-cell table:formula="of:=ROUND(([.B199]*[.$B$1]+[.C199]*[.$C$1]+[.D199]*[.$D$1]+[.E199]*[.$E$1]+[.F199]*[.$F$1]+[.G199]*[.$G$1]+[.H199]*[.$H$1]+[.I199]*[.$I$1]+[.J199]*[.$J$1]+[.K199]*[.$K$1]+[.L199]*[.$L$1]+[.M199]*[.$M$1]+[.N199]*[.$N$1]+[.O199]*[.$O$1]+[.P199]*[.$P$1]+[.Q199]*[.$Q$1]+[.R199]*[.$R$1]+[.S199]*[.$S$1]+[.T199]*[.$T$1]+[.U199]*[.$U$1]+[.V199]*[.$V$1]+[.W199]*[.$W$1]+[.X199]*[.$X$1]+[.Y199]*[.$Y$1]+[.Z199]*[.$Z$1]+[.AA199]*[.$AA$1]+[.AB199]*[.$AB$1]+[.AC199]*[.$AC$1]+[.AD199]*[.$AD$1]+[.AE199]*[.$AE$1]+[.AF199]*[.$AF$1]+[.AG199]*[.$AG$1]+[.AH199]*[.$AH$1]+[.AI199]*[.$AI$1]+[.AJ199]*[.$AJ$1]+[.AK199]*[.$AK$1]+[.AL199]*[.$AL$1]+[.AM199]*[.$AM$1]+[.AN199]*[.$AN$1]+[.AO199]*[.$AO$1]+[.AP199]*[.$AP$1]+[.AQ199]*[.$AQ$1]+[.AR199]*[.$AR$1]+[.AS199]*[.$AS$1]+[.AT199]*[.$AT$1]+[.AU199]*[.$AU$1]+[.AV199]*[.$AV$1]+[.AW199]*[.$AW$1]+[.AX199]*[.$AX$1]+[.AY199]*[.$AY$1]+[.AZ199]*[.$AZ$1]+[.BA199]*[.$BA$1]+[.BB199]*[.$BB$1]+[.BC199]*[.$BC$1]+[.BD199]*[.$BD$1]+[.BE199]*[.$BE$1]+[.BF199]*[.$BF$1]+[.BG199]*[.$BG$1]+[.BH199]*[.$BH$1]+[.BI199]*[.$BI$1]+[.BJ199]*[.$BJ$1]+[.BK199]*[.$BK$1]+[.BL199]*[.$BL$1]+[.BM199]*[.$BM$1]+[.BN199]*[.$BN$1]+[.BO199]*[.$BO$1]+[.BP199]*[.$BP$1]+[.BQ199]*[.$BQ$1]+[.BR199]*[.$BR$1]+[.BS199]*[.$BS$1]+[.BT199]*[.$BT$1]+[.BU199]*[.$BU$1]+[.BV199]*[.$BV$1]+[.BW199]*[.$BW$1]+[.BX199]*[.$BX$1]+[.BY199]*[.$BY$1]+[.BZ199]*[.$BZ$1]+[.CA199]*[.$CA$1]+[.CB199]*[.$CB$1]+[.CC199]*[.$CC$1])/COUNT([.B199:.CC199]);0)" office:value-type="float" office:value="0" calcext:value-type="float">
            <text:p>0</text:p>
          </table:table-cell>
          <table:table-cell table:formula="of:=IF([.CE199]&lt;&gt;[.CD199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0:.CC200])/COUNT([.A200:.CC200]));0)" office:value-type="float" office:value="0" calcext:value-type="float">
            <text:p>0</text:p>
          </table:table-cell>
          <table:table-cell table:formula="of:=ROUND(([.B200]*[.$B$1]+[.C200]*[.$C$1]+[.D200]*[.$D$1]+[.E200]*[.$E$1]+[.F200]*[.$F$1]+[.G200]*[.$G$1]+[.H200]*[.$H$1]+[.I200]*[.$I$1]+[.J200]*[.$J$1]+[.K200]*[.$K$1]+[.L200]*[.$L$1]+[.M200]*[.$M$1]+[.N200]*[.$N$1]+[.O200]*[.$O$1]+[.P200]*[.$P$1]+[.Q200]*[.$Q$1]+[.R200]*[.$R$1]+[.S200]*[.$S$1]+[.T200]*[.$T$1]+[.U200]*[.$U$1]+[.V200]*[.$V$1]+[.W200]*[.$W$1]+[.X200]*[.$X$1]+[.Y200]*[.$Y$1]+[.Z200]*[.$Z$1]+[.AA200]*[.$AA$1]+[.AB200]*[.$AB$1]+[.AC200]*[.$AC$1]+[.AD200]*[.$AD$1]+[.AE200]*[.$AE$1]+[.AF200]*[.$AF$1]+[.AG200]*[.$AG$1]+[.AH200]*[.$AH$1]+[.AI200]*[.$AI$1]+[.AJ200]*[.$AJ$1]+[.AK200]*[.$AK$1]+[.AL200]*[.$AL$1]+[.AM200]*[.$AM$1]+[.AN200]*[.$AN$1]+[.AO200]*[.$AO$1]+[.AP200]*[.$AP$1]+[.AQ200]*[.$AQ$1]+[.AR200]*[.$AR$1]+[.AS200]*[.$AS$1]+[.AT200]*[.$AT$1]+[.AU200]*[.$AU$1]+[.AV200]*[.$AV$1]+[.AW200]*[.$AW$1]+[.AX200]*[.$AX$1]+[.AY200]*[.$AY$1]+[.AZ200]*[.$AZ$1]+[.BA200]*[.$BA$1]+[.BB200]*[.$BB$1]+[.BC200]*[.$BC$1]+[.BD200]*[.$BD$1]+[.BE200]*[.$BE$1]+[.BF200]*[.$BF$1]+[.BG200]*[.$BG$1]+[.BH200]*[.$BH$1]+[.BI200]*[.$BI$1]+[.BJ200]*[.$BJ$1]+[.BK200]*[.$BK$1]+[.BL200]*[.$BL$1]+[.BM200]*[.$BM$1]+[.BN200]*[.$BN$1]+[.BO200]*[.$BO$1]+[.BP200]*[.$BP$1]+[.BQ200]*[.$BQ$1]+[.BR200]*[.$BR$1]+[.BS200]*[.$BS$1]+[.BT200]*[.$BT$1]+[.BU200]*[.$BU$1]+[.BV200]*[.$BV$1]+[.BW200]*[.$BW$1]+[.BX200]*[.$BX$1]+[.BY200]*[.$BY$1]+[.BZ200]*[.$BZ$1]+[.CA200]*[.$CA$1]+[.CB200]*[.$CB$1]+[.CC200]*[.$CC$1])/COUNT([.B200:.CC200]);0)" office:value-type="float" office:value="0" calcext:value-type="float">
            <text:p>0</text:p>
          </table:table-cell>
          <table:table-cell table:formula="of:=IF([.CE200]&lt;&gt;[.CD200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1:.CC201])/COUNT([.A201:.CC201]));0)" office:value-type="float" office:value="0" calcext:value-type="float">
            <text:p>0</text:p>
          </table:table-cell>
          <table:table-cell table:formula="of:=ROUND(([.B201]*[.$B$1]+[.C201]*[.$C$1]+[.D201]*[.$D$1]+[.E201]*[.$E$1]+[.F201]*[.$F$1]+[.G201]*[.$G$1]+[.H201]*[.$H$1]+[.I201]*[.$I$1]+[.J201]*[.$J$1]+[.K201]*[.$K$1]+[.L201]*[.$L$1]+[.M201]*[.$M$1]+[.N201]*[.$N$1]+[.O201]*[.$O$1]+[.P201]*[.$P$1]+[.Q201]*[.$Q$1]+[.R201]*[.$R$1]+[.S201]*[.$S$1]+[.T201]*[.$T$1]+[.U201]*[.$U$1]+[.V201]*[.$V$1]+[.W201]*[.$W$1]+[.X201]*[.$X$1]+[.Y201]*[.$Y$1]+[.Z201]*[.$Z$1]+[.AA201]*[.$AA$1]+[.AB201]*[.$AB$1]+[.AC201]*[.$AC$1]+[.AD201]*[.$AD$1]+[.AE201]*[.$AE$1]+[.AF201]*[.$AF$1]+[.AG201]*[.$AG$1]+[.AH201]*[.$AH$1]+[.AI201]*[.$AI$1]+[.AJ201]*[.$AJ$1]+[.AK201]*[.$AK$1]+[.AL201]*[.$AL$1]+[.AM201]*[.$AM$1]+[.AN201]*[.$AN$1]+[.AO201]*[.$AO$1]+[.AP201]*[.$AP$1]+[.AQ201]*[.$AQ$1]+[.AR201]*[.$AR$1]+[.AS201]*[.$AS$1]+[.AT201]*[.$AT$1]+[.AU201]*[.$AU$1]+[.AV201]*[.$AV$1]+[.AW201]*[.$AW$1]+[.AX201]*[.$AX$1]+[.AY201]*[.$AY$1]+[.AZ201]*[.$AZ$1]+[.BA201]*[.$BA$1]+[.BB201]*[.$BB$1]+[.BC201]*[.$BC$1]+[.BD201]*[.$BD$1]+[.BE201]*[.$BE$1]+[.BF201]*[.$BF$1]+[.BG201]*[.$BG$1]+[.BH201]*[.$BH$1]+[.BI201]*[.$BI$1]+[.BJ201]*[.$BJ$1]+[.BK201]*[.$BK$1]+[.BL201]*[.$BL$1]+[.BM201]*[.$BM$1]+[.BN201]*[.$BN$1]+[.BO201]*[.$BO$1]+[.BP201]*[.$BP$1]+[.BQ201]*[.$BQ$1]+[.BR201]*[.$BR$1]+[.BS201]*[.$BS$1]+[.BT201]*[.$BT$1]+[.BU201]*[.$BU$1]+[.BV201]*[.$BV$1]+[.BW201]*[.$BW$1]+[.BX201]*[.$BX$1]+[.BY201]*[.$BY$1]+[.BZ201]*[.$BZ$1]+[.CA201]*[.$CA$1]+[.CB201]*[.$CB$1]+[.CC201]*[.$CC$1])/COUNT([.B201:.CC201]);0)" office:value-type="float" office:value="0" calcext:value-type="float">
            <text:p>0</text:p>
          </table:table-cell>
          <table:table-cell table:formula="of:=IF([.CE201]&lt;&gt;[.CD201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2:.CC202])/COUNT([.A202:.CC202]));0)" office:value-type="float" office:value="0" calcext:value-type="float">
            <text:p>0</text:p>
          </table:table-cell>
          <table:table-cell table:formula="of:=ROUND(([.B202]*[.$B$1]+[.C202]*[.$C$1]+[.D202]*[.$D$1]+[.E202]*[.$E$1]+[.F202]*[.$F$1]+[.G202]*[.$G$1]+[.H202]*[.$H$1]+[.I202]*[.$I$1]+[.J202]*[.$J$1]+[.K202]*[.$K$1]+[.L202]*[.$L$1]+[.M202]*[.$M$1]+[.N202]*[.$N$1]+[.O202]*[.$O$1]+[.P202]*[.$P$1]+[.Q202]*[.$Q$1]+[.R202]*[.$R$1]+[.S202]*[.$S$1]+[.T202]*[.$T$1]+[.U202]*[.$U$1]+[.V202]*[.$V$1]+[.W202]*[.$W$1]+[.X202]*[.$X$1]+[.Y202]*[.$Y$1]+[.Z202]*[.$Z$1]+[.AA202]*[.$AA$1]+[.AB202]*[.$AB$1]+[.AC202]*[.$AC$1]+[.AD202]*[.$AD$1]+[.AE202]*[.$AE$1]+[.AF202]*[.$AF$1]+[.AG202]*[.$AG$1]+[.AH202]*[.$AH$1]+[.AI202]*[.$AI$1]+[.AJ202]*[.$AJ$1]+[.AK202]*[.$AK$1]+[.AL202]*[.$AL$1]+[.AM202]*[.$AM$1]+[.AN202]*[.$AN$1]+[.AO202]*[.$AO$1]+[.AP202]*[.$AP$1]+[.AQ202]*[.$AQ$1]+[.AR202]*[.$AR$1]+[.AS202]*[.$AS$1]+[.AT202]*[.$AT$1]+[.AU202]*[.$AU$1]+[.AV202]*[.$AV$1]+[.AW202]*[.$AW$1]+[.AX202]*[.$AX$1]+[.AY202]*[.$AY$1]+[.AZ202]*[.$AZ$1]+[.BA202]*[.$BA$1]+[.BB202]*[.$BB$1]+[.BC202]*[.$BC$1]+[.BD202]*[.$BD$1]+[.BE202]*[.$BE$1]+[.BF202]*[.$BF$1]+[.BG202]*[.$BG$1]+[.BH202]*[.$BH$1]+[.BI202]*[.$BI$1]+[.BJ202]*[.$BJ$1]+[.BK202]*[.$BK$1]+[.BL202]*[.$BL$1]+[.BM202]*[.$BM$1]+[.BN202]*[.$BN$1]+[.BO202]*[.$BO$1]+[.BP202]*[.$BP$1]+[.BQ202]*[.$BQ$1]+[.BR202]*[.$BR$1]+[.BS202]*[.$BS$1]+[.BT202]*[.$BT$1]+[.BU202]*[.$BU$1]+[.BV202]*[.$BV$1]+[.BW202]*[.$BW$1]+[.BX202]*[.$BX$1]+[.BY202]*[.$BY$1]+[.BZ202]*[.$BZ$1]+[.CA202]*[.$CA$1]+[.CB202]*[.$CB$1]+[.CC202]*[.$CC$1])/COUNT([.B202:.CC202]);0)" office:value-type="float" office:value="0" calcext:value-type="float">
            <text:p>0</text:p>
          </table:table-cell>
          <table:table-cell table:formula="of:=IF([.CE202]&lt;&gt;[.CD202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3:.CC203])/COUNT([.A203:.CC203]));0)" office:value-type="float" office:value="0" calcext:value-type="float">
            <text:p>0</text:p>
          </table:table-cell>
          <table:table-cell table:formula="of:=ROUND(([.B203]*[.$B$1]+[.C203]*[.$C$1]+[.D203]*[.$D$1]+[.E203]*[.$E$1]+[.F203]*[.$F$1]+[.G203]*[.$G$1]+[.H203]*[.$H$1]+[.I203]*[.$I$1]+[.J203]*[.$J$1]+[.K203]*[.$K$1]+[.L203]*[.$L$1]+[.M203]*[.$M$1]+[.N203]*[.$N$1]+[.O203]*[.$O$1]+[.P203]*[.$P$1]+[.Q203]*[.$Q$1]+[.R203]*[.$R$1]+[.S203]*[.$S$1]+[.T203]*[.$T$1]+[.U203]*[.$U$1]+[.V203]*[.$V$1]+[.W203]*[.$W$1]+[.X203]*[.$X$1]+[.Y203]*[.$Y$1]+[.Z203]*[.$Z$1]+[.AA203]*[.$AA$1]+[.AB203]*[.$AB$1]+[.AC203]*[.$AC$1]+[.AD203]*[.$AD$1]+[.AE203]*[.$AE$1]+[.AF203]*[.$AF$1]+[.AG203]*[.$AG$1]+[.AH203]*[.$AH$1]+[.AI203]*[.$AI$1]+[.AJ203]*[.$AJ$1]+[.AK203]*[.$AK$1]+[.AL203]*[.$AL$1]+[.AM203]*[.$AM$1]+[.AN203]*[.$AN$1]+[.AO203]*[.$AO$1]+[.AP203]*[.$AP$1]+[.AQ203]*[.$AQ$1]+[.AR203]*[.$AR$1]+[.AS203]*[.$AS$1]+[.AT203]*[.$AT$1]+[.AU203]*[.$AU$1]+[.AV203]*[.$AV$1]+[.AW203]*[.$AW$1]+[.AX203]*[.$AX$1]+[.AY203]*[.$AY$1]+[.AZ203]*[.$AZ$1]+[.BA203]*[.$BA$1]+[.BB203]*[.$BB$1]+[.BC203]*[.$BC$1]+[.BD203]*[.$BD$1]+[.BE203]*[.$BE$1]+[.BF203]*[.$BF$1]+[.BG203]*[.$BG$1]+[.BH203]*[.$BH$1]+[.BI203]*[.$BI$1]+[.BJ203]*[.$BJ$1]+[.BK203]*[.$BK$1]+[.BL203]*[.$BL$1]+[.BM203]*[.$BM$1]+[.BN203]*[.$BN$1]+[.BO203]*[.$BO$1]+[.BP203]*[.$BP$1]+[.BQ203]*[.$BQ$1]+[.BR203]*[.$BR$1]+[.BS203]*[.$BS$1]+[.BT203]*[.$BT$1]+[.BU203]*[.$BU$1]+[.BV203]*[.$BV$1]+[.BW203]*[.$BW$1]+[.BX203]*[.$BX$1]+[.BY203]*[.$BY$1]+[.BZ203]*[.$BZ$1]+[.CA203]*[.$CA$1]+[.CB203]*[.$CB$1]+[.CC203]*[.$CC$1])/COUNT([.B203:.CC203]);0)" office:value-type="float" office:value="0" calcext:value-type="float">
            <text:p>0</text:p>
          </table:table-cell>
          <table:table-cell table:formula="of:=IF([.CE203]&lt;&gt;[.CD203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204:.CC204])/COUNT([.A204:.CC204]));0)" office:value-type="float" office:value="0" calcext:value-type="float">
            <text:p>0</text:p>
          </table:table-cell>
          <table:table-cell table:formula="of:=ROUND(([.B204]*[.$B$1]+[.C204]*[.$C$1]+[.D204]*[.$D$1]+[.E204]*[.$E$1]+[.F204]*[.$F$1]+[.G204]*[.$G$1]+[.H204]*[.$H$1]+[.I204]*[.$I$1]+[.J204]*[.$J$1]+[.K204]*[.$K$1]+[.L204]*[.$L$1]+[.M204]*[.$M$1]+[.N204]*[.$N$1]+[.O204]*[.$O$1]+[.P204]*[.$P$1]+[.Q204]*[.$Q$1]+[.R204]*[.$R$1]+[.S204]*[.$S$1]+[.T204]*[.$T$1]+[.U204]*[.$U$1]+[.V204]*[.$V$1]+[.W204]*[.$W$1]+[.X204]*[.$X$1]+[.Y204]*[.$Y$1]+[.Z204]*[.$Z$1]+[.AA204]*[.$AA$1]+[.AB204]*[.$AB$1]+[.AC204]*[.$AC$1]+[.AD204]*[.$AD$1]+[.AE204]*[.$AE$1]+[.AF204]*[.$AF$1]+[.AG204]*[.$AG$1]+[.AH204]*[.$AH$1]+[.AI204]*[.$AI$1]+[.AJ204]*[.$AJ$1]+[.AK204]*[.$AK$1]+[.AL204]*[.$AL$1]+[.AM204]*[.$AM$1]+[.AN204]*[.$AN$1]+[.AO204]*[.$AO$1]+[.AP204]*[.$AP$1]+[.AQ204]*[.$AQ$1]+[.AR204]*[.$AR$1]+[.AS204]*[.$AS$1]+[.AT204]*[.$AT$1]+[.AU204]*[.$AU$1]+[.AV204]*[.$AV$1]+[.AW204]*[.$AW$1]+[.AX204]*[.$AX$1]+[.AY204]*[.$AY$1]+[.AZ204]*[.$AZ$1]+[.BA204]*[.$BA$1]+[.BB204]*[.$BB$1]+[.BC204]*[.$BC$1]+[.BD204]*[.$BD$1]+[.BE204]*[.$BE$1]+[.BF204]*[.$BF$1]+[.BG204]*[.$BG$1]+[.BH204]*[.$BH$1]+[.BI204]*[.$BI$1]+[.BJ204]*[.$BJ$1]+[.BK204]*[.$BK$1]+[.BL204]*[.$BL$1]+[.BM204]*[.$BM$1]+[.BN204]*[.$BN$1]+[.BO204]*[.$BO$1]+[.BP204]*[.$BP$1]+[.BQ204]*[.$BQ$1]+[.BR204]*[.$BR$1]+[.BS204]*[.$BS$1]+[.BT204]*[.$BT$1]+[.BU204]*[.$BU$1]+[.BV204]*[.$BV$1]+[.BW204]*[.$BW$1]+[.BX204]*[.$BX$1]+[.BY204]*[.$BY$1]+[.BZ204]*[.$BZ$1]+[.CA204]*[.$CA$1]+[.CB204]*[.$CB$1]+[.CC204]*[.$CC$1])/COUNT([.B204:.CC204]);0)" office:value-type="float" office:value="0" calcext:value-type="float">
            <text:p>0</text:p>
          </table:table-cell>
          <table:table-cell table:formula="of:=IF([.CE204]&lt;&gt;[.CD204];&quot;X&quot;;&quot;&quot;)">
            <text:p/>
          </table:table-cell>
          <table:table-cell table:number-columns-repeated="109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formula="of:=ROUND((SUM([.B205:.CC205])/COUNT([.A205:.CC205]));0)" office:value-type="float" office:value="0" calcext:value-type="float">
            <text:p>0</text:p>
          </table:table-cell>
          <table:table-cell table:formula="of:=ROUND(([.B205]*[.$B$1]+[.C205]*[.$C$1]+[.D205]*[.$D$1]+[.E205]*[.$E$1]+[.F205]*[.$F$1]+[.G205]*[.$G$1]+[.H205]*[.$H$1]+[.I205]*[.$I$1]+[.J205]*[.$J$1]+[.K205]*[.$K$1]+[.L205]*[.$L$1]+[.M205]*[.$M$1]+[.N205]*[.$N$1]+[.O205]*[.$O$1]+[.P205]*[.$P$1]+[.Q205]*[.$Q$1]+[.R205]*[.$R$1]+[.S205]*[.$S$1]+[.T205]*[.$T$1]+[.U205]*[.$U$1]+[.V205]*[.$V$1]+[.W205]*[.$W$1]+[.X205]*[.$X$1]+[.Y205]*[.$Y$1]+[.Z205]*[.$Z$1]+[.AA205]*[.$AA$1]+[.AB205]*[.$AB$1]+[.AC205]*[.$AC$1]+[.AD205]*[.$AD$1]+[.AE205]*[.$AE$1]+[.AF205]*[.$AF$1]+[.AG205]*[.$AG$1]+[.AH205]*[.$AH$1]+[.AI205]*[.$AI$1]+[.AJ205]*[.$AJ$1]+[.AK205]*[.$AK$1]+[.AL205]*[.$AL$1]+[.AM205]*[.$AM$1]+[.AN205]*[.$AN$1]+[.AO205]*[.$AO$1]+[.AP205]*[.$AP$1]+[.AQ205]*[.$AQ$1]+[.AR205]*[.$AR$1]+[.AS205]*[.$AS$1]+[.AT205]*[.$AT$1]+[.AU205]*[.$AU$1]+[.AV205]*[.$AV$1]+[.AW205]*[.$AW$1]+[.AX205]*[.$AX$1]+[.AY205]*[.$AY$1]+[.AZ205]*[.$AZ$1]+[.BA205]*[.$BA$1]+[.BB205]*[.$BB$1]+[.BC205]*[.$BC$1]+[.BD205]*[.$BD$1]+[.BE205]*[.$BE$1]+[.BF205]*[.$BF$1]+[.BG205]*[.$BG$1]+[.BH205]*[.$BH$1]+[.BI205]*[.$BI$1]+[.BJ205]*[.$BJ$1]+[.BK205]*[.$BK$1]+[.BL205]*[.$BL$1]+[.BM205]*[.$BM$1]+[.BN205]*[.$BN$1]+[.BO205]*[.$BO$1]+[.BP205]*[.$BP$1]+[.BQ205]*[.$BQ$1]+[.BR205]*[.$BR$1]+[.BS205]*[.$BS$1]+[.BT205]*[.$BT$1]+[.BU205]*[.$BU$1]+[.BV205]*[.$BV$1]+[.BW205]*[.$BW$1]+[.BX205]*[.$BX$1]+[.BY205]*[.$BY$1]+[.BZ205]*[.$BZ$1]+[.CA205]*[.$CA$1]+[.CB205]*[.$CB$1]+[.CC205]*[.$CC$1])/COUNT([.B205:.CC205]);0)" office:value-type="float" office:value="0" calcext:value-type="float">
            <text:p>0</text:p>
          </table:table-cell>
          <table:table-cell table:formula="of:=IF([.CE205]&lt;&gt;[.CD205];&quot;X&quot;;&quot;&quot;)">
            <text:p/>
          </table:table-cell>
          <table:table-cell table:number-columns-repeated="10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6:34:27.5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8T12:35:12.868000000</meta:creation-date>
    <dc:date>2020-01-24T17:26:22.205000000</dc:date>
    <meta:editing-duration>P1DT2M55S</meta:editing-duration>
    <meta:editing-cycles>8</meta:editing-cycles>
    <meta:generator>LibreOffice/6.3.3.2$Windows_X86_64 LibreOffice_project/a64200df03143b798afd1ec74a12ab50359878ed</meta:generator>
    <meta:document-statistic meta:table-count="4" meta:cell-count="58225" meta:object-count="0"/>
  </office:meta>
</office:document-meta>
</file>